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Cambria" style:font-family-asian="Cambria" style:font-family-complex="Cambria" fo:background-color="transparent" fo:color="#000000"/>
    </style:style>
    <style:style style:name="T2" style:family="text">
      <style:text-properties fo:font-size="14.00pt" fo:font-weight="normal" fo:font-family="Cambria" style:font-family-asian="Cambria" style:font-family-complex="Cambria" fo:background-color="transparent" fo:color="#000000" fo:font-style="italic"/>
    </style:style>
    <style:style style:name="T3" style:family="text">
      <style:text-properties fo:font-size="12.00pt" fo:font-weight="normal" fo:font-family="Verdana" style:font-family-asian="Verdana" style:font-family-complex="Verdana"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Verdana" style:font-family-asian="Verdana" style:font-family-complex="Verdana"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Verdana" style:font-family-asian="Verdana" style:font-family-complex="Verdana" fo:background-color="transparent"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Verdana" style:font-family-asian="Verdana" style:font-family-complex="Verdana" fo:background-color="transparent" fo:color="#000000"/>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Verdana" style:font-family-asian="Verdana" style:font-family-complex="Verdana"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Verdana" style:font-family-asian="Verdana" style:font-family-complex="Verdana"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Verdana" style:font-family-asian="Verdana" style:font-family-complex="Verdana" fo:background-color="transparent"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Verdana" style:font-family-asian="Verdana" style:font-family-complex="Verdana"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Verdana" style:font-family-asian="Verdana" style:font-family-complex="Verdana" fo:background-color="transparent" fo:color="#000000"/>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Verdana" style:font-family-asian="Verdana" style:font-family-complex="Verdana" fo:background-color="transparent" fo:color="#000000"/>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Verdana" style:font-family-asian="Verdana" style:font-family-complex="Verdana" fo:background-color="transparent" fo:color="#000000"/>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Verdana" style:font-family-asian="Verdana" style:font-family-complex="Verdana" fo:background-color="transparent" fo:color="#000000"/>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Verdana" style:font-family-asian="Verdana" style:font-family-complex="Verdana"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Verdana" style:font-family-asian="Verdana" style:font-family-complex="Verdana" fo:background-color="transparent" fo:color="#00000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Verdana" style:font-family-asian="Verdana" style:font-family-complex="Verdana"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Verdana" style:font-family-asian="Verdana" style:font-family-complex="Verdana"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6.00pt" fo:font-weight="bold" fo:font-family="Cambria" style:font-family-asian="Cambria" style:font-family-complex="Cambria"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3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7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7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7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7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8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8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8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8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8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8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8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8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8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9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9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9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9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9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9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9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9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9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20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4.00pt" fo:font-weight="bold" fo:font-family="Cambria" style:font-family-asian="Cambria" style:font-family-complex="Cambria" fo:background-color="transparent" fo:color="#000000"/>
    </style:style>
    <style:style style:name="T205" style:family="text">
      <style:text-properties fo:font-size="14.00pt" fo:font-weight="bold" fo:font-family="Cambria" style:font-family-asian="Cambria" style:font-family-complex="Cambria" fo:background-color="transparent" fo:color="#000000" fo:font-style="italic"/>
    </style:style>
    <style:style style:name="T206" style:family="text">
      <style:text-properties fo:font-size="12.00pt" fo:font-weight="normal" fo:font-family="Verdana" style:font-family-asian="Verdana" style:font-family-complex="Verdana" fo:background-color="transparent" fo:color="#000000"/>
    </style:style>
    <style:style style:name="T207" style:family="text">
      <style:text-properties fo:font-size="14.00pt" fo:font-weight="bold" fo:font-family="Cambria" style:font-family-asian="Cambria" style:font-family-complex="Cambria" fo:background-color="transparent" fo:color="#000000" fo:font-style="italic"/>
    </style:style>
    <style:style style:name="T208" style:family="text">
      <style:text-properties fo:font-size="12.00pt" fo:font-weight="normal" fo:font-family="Verdana" style:font-family-asian="Verdana" style:font-family-complex="Verdana" fo:background-color="transparent" fo:color="#000000"/>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4.00pt" fo:font-weight="bold" fo:font-family="Cambria" style:font-family-asian="Cambria" style:font-family-complex="Cambria" fo:background-color="transparent" fo:color="#000000"/>
    </style:style>
    <style:style style:name="T211" style:family="text">
      <style:text-properties fo:font-size="14.00pt" fo:font-weight="bold" fo:font-family="Cambria" style:font-family-asian="Cambria" style:font-family-complex="Cambria" fo:background-color="transparent" fo:color="#000000" fo:font-style="italic"/>
    </style:style>
    <style:style style:name="T212" style:family="text">
      <style:text-properties fo:font-size="12.00pt" fo:font-weight="normal" fo:font-family="Verdana" style:font-family-asian="Verdana" style:font-family-complex="Verdana"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4.00pt" fo:font-weight="bold" fo:font-family="Cambria" style:font-family-asian="Cambria" style:font-family-complex="Cambria" fo:background-color="transparent" fo:color="#000000" fo:font-style="italic"/>
    </style:style>
    <style:style style:name="T215" style:family="text">
      <style:text-properties fo:font-size="11.00pt" fo:font-weight="normal" fo:font-family="Calibri" style:font-family-asian="Calibri" style:font-family-complex="Calibri" fo:background-color="transparent" style:use-window-font-color="true"/>
    </style:style>
    <style:style style:name="T216" style:family="text">
      <style:text-properties fo:font-size="12.00pt" fo:font-weight="normal" fo:font-family="Verdana" style:font-family-asian="Verdana" style:font-family-complex="Verdana" fo:background-color="transparent" fo:color="#000000"/>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2.00pt" fo:font-weight="normal" fo:font-family="Verdana" style:font-family-asian="Verdana" style:font-family-complex="Verdana"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4.00pt" fo:font-weight="bold" fo:font-family="Cambria" style:font-family-asian="Cambria" style:font-family-complex="Cambria" fo:background-color="transparent" fo:color="#000000" fo:font-style="italic"/>
    </style:style>
    <style:style style:name="T221" style:family="text">
      <style:text-properties fo:font-size="11.00pt" fo:font-weight="normal" fo:font-family="Calibri" style:font-family-asian="Calibri" style:font-family-complex="Calibri" fo:background-color="transparent" style:use-window-font-color="true"/>
    </style:style>
    <style:style style:name="T222" style:family="text">
      <style:text-properties fo:font-size="12.00pt" fo:font-weight="normal" fo:font-family="Verdana" style:font-family-asian="Verdana" style:font-family-complex="Verdana" fo:background-color="transparent" fo:color="#000000"/>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2.00pt" fo:font-weight="normal" fo:font-family="Verdana" style:font-family-asian="Verdana" style:font-family-complex="Verdana" fo:background-color="transparent" fo:color="#000000"/>
    </style:style>
    <style:style style:name="T225" style:family="text">
      <style:text-properties fo:font-size="14.00pt" fo:font-weight="bold" fo:font-family="Cambria" style:font-family-asian="Cambria" style:font-family-complex="Cambria" fo:background-color="transparent" fo:color="#000000" fo:font-style="italic"/>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2.00pt" fo:font-weight="normal" fo:font-family="Verdana" style:font-family-asian="Verdana" style:font-family-complex="Verdana"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2.00pt" fo:font-weight="normal" fo:font-family="Verdana" style:font-family-asian="Verdana" style:font-family-complex="Verdana" fo:background-color="transparent" fo:color="#000000"/>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2.00pt" fo:font-weight="normal" fo:font-family="Verdana" style:font-family-asian="Verdana" style:font-family-complex="Verdana" fo:background-color="transparent" fo:color="#000000"/>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2.00pt" fo:font-weight="normal" fo:font-family="Verdana" style:font-family-asian="Verdana" style:font-family-complex="Verdana" fo:background-color="transparent" fo:color="#000000"/>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2.00pt" fo:font-weight="normal" fo:font-family="Verdana" style:font-family-asian="Verdana" style:font-family-complex="Verdana"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4.00pt" fo:font-weight="bold" fo:font-family="Cambria" style:font-family-asian="Cambria" style:font-family-complex="Cambria" fo:background-color="transparent" fo:color="#000000" fo:font-style="italic"/>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2.00pt" fo:font-weight="normal" fo:font-family="Verdana" style:font-family-asian="Verdana" style:font-family-complex="Verdana" fo:background-color="transparent" fo:color="#000000"/>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2.00pt" fo:font-weight="normal" fo:font-family="Verdana" style:font-family-asian="Verdana" style:font-family-complex="Verdana"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2.00pt" fo:font-weight="normal" fo:font-family="Verdana" style:font-family-asian="Verdana" style:font-family-complex="Verdana" fo:background-color="transparent" fo:color="#000000"/>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2.00pt" fo:font-weight="normal" fo:font-family="Verdana" style:font-family-asian="Verdana" style:font-family-complex="Verdana" fo:background-color="transparent" fo:color="#000000"/>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2.00pt" fo:font-weight="normal" fo:font-family="Verdana" style:font-family-asian="Verdana" style:font-family-complex="Verdana"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2.00pt" fo:font-weight="normal" fo:font-family="Verdana" style:font-family-asian="Verdana" style:font-family-complex="Verdana" fo:background-color="transparent" fo:color="#000000"/>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4.00pt" fo:font-weight="bold" fo:font-family="Cambria" style:font-family-asian="Cambria" style:font-family-complex="Cambria" fo:background-color="transparent" fo:color="#000000" fo:font-style="italic"/>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2.00pt" fo:font-weight="normal" fo:font-family="Verdana" style:font-family-asian="Verdana" style:font-family-complex="Verdana"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4.00pt" fo:font-weight="bold" fo:font-family="Cambria" style:font-family-asian="Cambria" style:font-family-complex="Cambria" fo:background-color="transparent" fo:color="#000000" fo:font-style="italic"/>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2.00pt" fo:font-weight="normal" fo:font-family="Verdana" style:font-family-asian="Verdana" style:font-family-complex="Verdana" fo:background-color="transparent" fo:color="#000000"/>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2.00pt" fo:font-weight="normal" fo:font-family="Verdana" style:font-family-asian="Verdana" style:font-family-complex="Verdana" fo:background-color="transparent" fo:color="#000000"/>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2.00pt" fo:font-weight="normal" fo:font-family="Verdana" style:font-family-asian="Verdana" style:font-family-complex="Verdana"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4.00pt" fo:font-weight="bold" fo:font-family="Cambria" style:font-family-asian="Cambria" style:font-family-complex="Cambria" fo:background-color="transparent" fo:color="#000000"/>
    </style:style>
    <style:style style:name="T264" style:family="text">
      <style:text-properties fo:font-size="12.00pt" fo:font-weight="normal" fo:font-family="Verdana" style:font-family-asian="Verdana" style:font-family-complex="Verdana"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4.00pt" fo:font-weight="bold" fo:font-family="Cambria" style:font-family-asian="Cambria" style:font-family-complex="Cambria" fo:background-color="transparent" fo:color="#000000" fo:font-style="italic"/>
    </style:style>
    <style:style style:name="T267" style:family="text">
      <style:text-properties fo:font-size="12.00pt" fo:font-weight="normal" fo:font-family="Verdana" style:font-family-asian="Verdana" style:font-family-complex="Verdana" fo:background-color="transparent" fo:color="#000000"/>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4.00pt" fo:font-weight="bold" fo:font-family="Cambria" style:font-family-asian="Cambria" style:font-family-complex="Cambria" fo:background-color="transparent" fo:color="#000000"/>
    </style:style>
    <style:style style:name="T270" style:family="text">
      <style:text-properties fo:font-size="14.00pt" fo:font-weight="bold" fo:font-family="Cambria" style:font-family-asian="Cambria" style:font-family-complex="Cambria" fo:background-color="transparent" fo:color="#000000" fo:font-style="italic"/>
    </style:style>
    <style:style style:name="T27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fo:font-style="italic"/>
    </style:style>
    <style:style style:name="T272" style:family="text">
      <style:text-properties fo:font-size="12.00pt" fo:font-weight="normal" fo:font-family="Verdana" style:font-family-asian="Verdana" style:font-family-complex="Verdana" fo:background-color="transparent" fo:color="#000000"/>
    </style:style>
    <style:style style:name="T27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fo:font-style="italic"/>
    </style:style>
    <style:style style:name="T274" style:family="text">
      <style:text-properties fo:font-size="12.00pt" fo:font-weight="normal" fo:font-family="Verdana" style:font-family-asian="Verdana" style:font-family-complex="Verdana"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2.00pt" fo:font-weight="normal" fo:font-family="Verdana" style:font-family-asian="Verdana" style:font-family-complex="Verdana"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4.00pt" fo:font-weight="bold" fo:font-family="Cambria" style:font-family-asian="Cambria" style:font-family-complex="Cambria" fo:background-color="transparent" fo:color="#000000"/>
    </style:style>
    <style:style style:name="T279" style:family="text">
      <style:text-properties fo:font-size="12.00pt" fo:font-weight="normal" fo:font-family="Verdana" style:font-family-asian="Verdana" style:font-family-complex="Verdana" fo:background-color="transparent" fo:color="#000000"/>
    </style:style>
    <style:style style:name="T280" style:family="text">
      <style:text-properties fo:font-size="14.00pt" fo:font-weight="bold" fo:font-family="Cambria" style:font-family-asian="Cambria" style:font-family-complex="Cambria" fo:background-color="transparent" fo:color="#000000" fo:font-style="italic"/>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4.00pt" fo:font-weight="bold" fo:font-family="Cambria" style:font-family-asian="Cambria" style:font-family-complex="Cambria" fo:background-color="transparent" fo:color="#000000" fo:font-style="italic"/>
    </style:style>
    <style:style style:name="T283" style:family="text">
      <style:text-properties fo:font-size="12.00pt" fo:font-weight="normal" fo:font-family="Verdana" style:font-family-asian="Verdana" style:font-family-complex="Verdana" fo:background-color="transparent" fo:color="#000000"/>
    </style:style>
    <style:style style:name="T284" style:family="text">
      <style:text-properties fo:font-size="14.00pt" fo:font-weight="bold" fo:font-family="Cambria" style:font-family-asian="Cambria" style:font-family-complex="Cambria" fo:background-color="transparent" fo:color="#000000" fo:font-style="italic"/>
    </style:style>
    <style:style style:name="T285" style:family="text">
      <style:text-properties fo:font-size="12.00pt" fo:font-weight="normal" fo:font-family="Verdana" style:font-family-asian="Verdana" style:font-family-complex="Verdana" fo:background-color="transparent" fo:color="#000000"/>
    </style:style>
    <style:style style:name="T286" style:family="text">
      <style:text-properties fo:font-size="14.00pt" fo:font-weight="bold" fo:font-family="Cambria" style:font-family-asian="Cambria" style:font-family-complex="Cambria" fo:background-color="transparent" fo:color="#000000" fo:font-style="italic"/>
    </style:style>
    <style:style style:name="T287" style:family="text">
      <style:text-properties fo:font-size="11.00pt" fo:font-weight="normal" fo:font-family="Calibri" style:font-family-asian="Calibri" style:font-family-complex="Calibri" fo:background-color="transparent" style:use-window-font-color="true"/>
    </style:style>
    <style:style style:name="T288" style:family="text">
      <style:text-properties fo:font-size="14.00pt" fo:font-weight="bold" fo:font-family="Cambria" style:font-family-asian="Cambria" style:font-family-complex="Cambria" fo:background-color="transparent" fo:color="#000000"/>
    </style:style>
    <style:style style:name="T289" style:family="text">
      <style:text-properties fo:font-size="12.00pt" fo:font-weight="bold" style:text-underline-mode="continuous" style:text-underline-type="single" style:text-underline-style="solid" style:text-underline-width="normal" fo:font-family="Verdana" style:font-family-asian="Verdana" style:font-family-complex="Verdana" fo:background-color="transparent" fo:color="#000000"/>
    </style:style>
    <style:style style:name="T290" style:family="text">
      <style:text-properties fo:font-size="12.00pt" fo:font-weight="bold" fo:font-family="Verdana" style:font-family-asian="Verdana" style:font-family-complex="Verdana" fo:background-color="transparent" fo:color="#000000"/>
    </style:style>
    <style:style style:name="T291" style:family="text">
      <style:text-properties fo:font-size="10.50pt" fo:font-weight="normal" fo:font-family="Consolas" style:font-family-asian="Consolas" style:font-family-complex="Consolas" fo:background-color="transparent" fo:color="#0000ff"/>
    </style:style>
    <style:style style:name="T292" style:family="text">
      <style:text-properties fo:font-size="10.50pt" fo:font-weight="normal" fo:font-family="Consolas" style:font-family-asian="Consolas" style:font-family-complex="Consolas" fo:background-color="transparent" style:use-window-font-color="true"/>
    </style:style>
    <style:style style:name="T293" style:family="text">
      <style:text-properties fo:font-size="10.50pt" fo:font-weight="normal" fo:font-family="Consolas" style:font-family-asian="Consolas" style:font-family-complex="Consolas" fo:background-color="transparent" fo:color="#0000ff"/>
    </style:style>
    <style:style style:name="T294" style:family="text">
      <style:text-properties fo:font-size="10.50pt" fo:font-weight="normal" fo:font-family="Consolas" style:font-family-asian="Consolas" style:font-family-complex="Consolas" fo:background-color="transparent" style:use-window-font-color="true"/>
    </style:style>
    <style:style style:name="T295" style:family="text">
      <style:text-properties fo:font-size="10.50pt" fo:font-weight="normal" fo:font-family="Consolas" style:font-family-asian="Consolas" style:font-family-complex="Consolas" fo:background-color="transparent" fo:color="#0000ff"/>
    </style:style>
    <style:style style:name="T296" style:family="text">
      <style:text-properties fo:font-size="10.50pt" fo:font-weight="normal" fo:font-family="Consolas" style:font-family-asian="Consolas" style:font-family-complex="Consolas" fo:background-color="transparent" style:use-window-font-color="true"/>
    </style:style>
    <style:style style:name="T297" style:family="text">
      <style:text-properties fo:font-size="10.50pt" fo:font-weight="normal" fo:font-family="Consolas" style:font-family-asian="Consolas" style:font-family-complex="Consolas" fo:background-color="transparent" fo:color="#0000ff"/>
    </style:style>
    <style:style style:name="T298" style:family="text">
      <style:text-properties fo:font-size="10.50pt" fo:font-weight="normal" fo:font-family="Consolas" style:font-family-asian="Consolas" style:font-family-complex="Consolas" fo:background-color="transparent" style:use-window-font-color="true"/>
    </style:style>
    <style:style style:name="T299" style:family="text">
      <style:text-properties fo:font-size="10.50pt" fo:font-weight="normal" fo:font-family="Consolas" style:font-family-asian="Consolas" style:font-family-complex="Consolas" fo:background-color="transparent" fo:color="#0000ff"/>
    </style:style>
    <style:style style:name="T300" style:family="text">
      <style:text-properties fo:font-size="10.50pt" fo:font-weight="normal" fo:font-family="Consolas" style:font-family-asian="Consolas" style:font-family-complex="Consolas" fo:background-color="transparent" style:use-window-font-color="true"/>
    </style:style>
    <style:style style:name="T301" style:family="text">
      <style:text-properties fo:font-size="10.50pt" fo:font-weight="normal" fo:font-family="Consolas" style:font-family-asian="Consolas" style:font-family-complex="Consolas" fo:background-color="transparent" fo:color="#0000ff"/>
    </style:style>
    <style:style style:name="T302" style:family="text">
      <style:text-properties fo:font-size="10.50pt" fo:font-weight="normal" fo:font-family="Consolas" style:font-family-asian="Consolas" style:font-family-complex="Consolas" fo:background-color="transparent" style:use-window-font-color="true"/>
    </style:style>
    <style:style style:name="T303" style:family="text">
      <style:text-properties fo:font-size="10.50pt" fo:font-weight="normal" fo:font-family="Consolas" style:font-family-asian="Consolas" style:font-family-complex="Consolas" fo:background-color="transparent" fo:color="#0000ff"/>
    </style:style>
    <style:style style:name="T304" style:family="text">
      <style:text-properties fo:font-size="10.50pt" fo:font-weight="normal" fo:font-family="Consolas" style:font-family-asian="Consolas" style:font-family-complex="Consolas" fo:background-color="transparent" style:use-window-font-color="true"/>
    </style:style>
    <style:style style:name="T305" style:family="text">
      <style:text-properties fo:font-size="10.50pt" fo:font-weight="normal" fo:font-family="Consolas" style:font-family-asian="Consolas" style:font-family-complex="Consolas" fo:background-color="transparent" fo:color="#0000ff"/>
    </style:style>
    <style:style style:name="T306" style:family="text">
      <style:text-properties fo:font-size="10.50pt" fo:font-weight="normal" fo:font-family="Consolas" style:font-family-asian="Consolas" style:font-family-complex="Consolas" fo:background-color="transparent" style:use-window-font-color="true"/>
    </style:style>
    <style:style style:name="T307" style:family="text">
      <style:text-properties fo:font-size="10.50pt" fo:font-weight="normal" fo:font-family="Consolas" style:font-family-asian="Consolas" style:font-family-complex="Consolas" fo:background-color="transparent" fo:color="#2b91af"/>
    </style:style>
    <style:style style:name="T308" style:family="text">
      <style:text-properties fo:font-size="10.50pt" fo:font-weight="normal" fo:font-family="Consolas" style:font-family-asian="Consolas" style:font-family-complex="Consolas" fo:background-color="transparent" style:use-window-font-color="true"/>
    </style:style>
    <style:style style:name="T309" style:family="text">
      <style:text-properties fo:font-size="10.50pt" fo:font-weight="normal" fo:font-family="Consolas" style:font-family-asian="Consolas" style:font-family-complex="Consolas" fo:background-color="transparent" fo:color="#0000ff"/>
    </style:style>
    <style:style style:name="T310" style:family="text">
      <style:text-properties fo:font-size="10.50pt" fo:font-weight="normal" fo:font-family="Consolas" style:font-family-asian="Consolas" style:font-family-complex="Consolas" fo:background-color="transparent" style:use-window-font-color="true"/>
    </style:style>
    <style:style style:name="T311" style:family="text">
      <style:text-properties fo:font-size="10.50pt" fo:font-weight="normal" fo:font-family="Consolas" style:font-family-asian="Consolas" style:font-family-complex="Consolas" fo:background-color="transparent" fo:color="#0000ff"/>
    </style:style>
    <style:style style:name="T312" style:family="text">
      <style:text-properties fo:font-size="10.50pt" fo:font-weight="normal" fo:font-family="Consolas" style:font-family-asian="Consolas" style:font-family-complex="Consolas" fo:background-color="transparent" style:use-window-font-color="true"/>
    </style:style>
    <style:style style:name="T313" style:family="text">
      <style:text-properties fo:font-size="10.50pt" fo:font-weight="normal" fo:font-family="Consolas" style:font-family-asian="Consolas" style:font-family-complex="Consolas" fo:background-color="transparent" fo:color="#0000ff"/>
    </style:style>
    <style:style style:name="T314" style:family="text">
      <style:text-properties fo:font-size="10.50pt" fo:font-weight="normal" fo:font-family="Consolas" style:font-family-asian="Consolas" style:font-family-complex="Consolas" fo:background-color="transparent" style:use-window-font-color="true"/>
    </style:style>
    <style:style style:name="T315" style:family="text">
      <style:text-properties fo:font-size="10.50pt" fo:font-weight="normal" fo:font-family="Consolas" style:font-family-asian="Consolas" style:font-family-complex="Consolas" fo:background-color="transparent" fo:color="#2b91af"/>
    </style:style>
    <style:style style:name="T316" style:family="text">
      <style:text-properties fo:font-size="10.50pt" fo:font-weight="normal" fo:font-family="Consolas" style:font-family-asian="Consolas" style:font-family-complex="Consolas" fo:background-color="transparent" style:use-window-font-color="true"/>
    </style:style>
    <style:style style:name="T317" style:family="text">
      <style:text-properties fo:font-size="10.50pt" fo:font-weight="normal" fo:font-family="Consolas" style:font-family-asian="Consolas" style:font-family-complex="Consolas" fo:background-color="transparent" fo:color="#0000ff"/>
    </style:style>
    <style:style style:name="T318" style:family="text">
      <style:text-properties fo:font-size="10.50pt" fo:font-weight="normal" fo:font-family="Consolas" style:font-family-asian="Consolas" style:font-family-complex="Consolas" fo:background-color="transparent" style:use-window-font-color="true"/>
    </style:style>
    <style:style style:name="T319" style:family="text">
      <style:text-properties fo:font-size="10.50pt" fo:font-weight="normal" fo:font-family="Consolas" style:font-family-asian="Consolas" style:font-family-complex="Consolas" fo:background-color="transparent" fo:color="#2b91af"/>
    </style:style>
    <style:style style:name="T320" style:family="text">
      <style:text-properties fo:font-size="10.50pt" fo:font-weight="normal" fo:font-family="Consolas" style:font-family-asian="Consolas" style:font-family-complex="Consolas" fo:background-color="transparent" style:use-window-font-color="true"/>
    </style:style>
    <style:style style:name="T321" style:family="text">
      <style:text-properties fo:font-size="10.50pt" fo:font-weight="normal" fo:font-family="Consolas" style:font-family-asian="Consolas" style:font-family-complex="Consolas" fo:background-color="transparent" fo:color="#0000ff"/>
    </style:style>
    <style:style style:name="T322" style:family="text">
      <style:text-properties fo:font-size="10.50pt" fo:font-weight="normal" fo:font-family="Consolas" style:font-family-asian="Consolas" style:font-family-complex="Consolas" fo:background-color="transparent" style:use-window-font-color="true"/>
    </style:style>
    <style:style style:name="T323" style:family="text">
      <style:text-properties fo:font-size="10.50pt" fo:font-weight="normal" fo:font-family="Consolas" style:font-family-asian="Consolas" style:font-family-complex="Consolas" fo:background-color="transparent" fo:color="#2b91af"/>
    </style:style>
    <style:style style:name="T324" style:family="text">
      <style:text-properties fo:font-size="10.50pt" fo:font-weight="normal" fo:font-family="Consolas" style:font-family-asian="Consolas" style:font-family-complex="Consolas" fo:background-color="transparent" style:use-window-font-color="true"/>
    </style:style>
    <style:style style:name="T325" style:family="text">
      <style:text-properties fo:font-size="10.50pt" fo:font-weight="normal" fo:font-family="Consolas" style:font-family-asian="Consolas" style:font-family-complex="Consolas" fo:background-color="transparent" fo:color="#0000ff"/>
    </style:style>
    <style:style style:name="T326" style:family="text">
      <style:text-properties fo:font-size="10.50pt" fo:font-weight="normal" fo:font-family="Consolas" style:font-family-asian="Consolas" style:font-family-complex="Consolas" fo:background-color="transparent" style:use-window-font-color="true"/>
    </style:style>
    <style:style style:name="T327" style:family="text">
      <style:text-properties fo:font-size="10.50pt" fo:font-weight="normal" fo:font-family="Consolas" style:font-family-asian="Consolas" style:font-family-complex="Consolas" fo:background-color="transparent" fo:color="#0000ff"/>
    </style:style>
    <style:style style:name="T328" style:family="text">
      <style:text-properties fo:font-size="10.50pt" fo:font-weight="normal" fo:font-family="Consolas" style:font-family-asian="Consolas" style:font-family-complex="Consolas" fo:background-color="transparent" style:use-window-font-color="true"/>
    </style:style>
    <style:style style:name="T329" style:family="text">
      <style:text-properties fo:font-size="10.50pt" fo:font-weight="normal" fo:font-family="Consolas" style:font-family-asian="Consolas" style:font-family-complex="Consolas" fo:background-color="transparent" fo:color="#0000ff"/>
    </style:style>
    <style:style style:name="T330" style:family="text">
      <style:text-properties fo:font-size="10.50pt" fo:font-weight="normal" fo:font-family="Consolas" style:font-family-asian="Consolas" style:font-family-complex="Consolas" fo:background-color="transparent" style:use-window-font-color="true"/>
    </style:style>
    <style:style style:name="T331" style:family="text">
      <style:text-properties fo:font-size="10.50pt" fo:font-weight="normal" fo:font-family="Consolas" style:font-family-asian="Consolas" style:font-family-complex="Consolas" fo:background-color="transparent" fo:color="#008000"/>
    </style:style>
    <style:style style:name="T332" style:family="text">
      <style:text-properties fo:font-size="10.50pt" fo:font-weight="normal" fo:font-family="Consolas" style:font-family-asian="Consolas" style:font-family-complex="Consolas" fo:background-color="transparent" style:use-window-font-color="true"/>
    </style:style>
    <style:style style:name="T333" style:family="text">
      <style:text-properties fo:font-size="10.50pt" fo:font-weight="normal" fo:font-family="Consolas" style:font-family-asian="Consolas" style:font-family-complex="Consolas" fo:background-color="transparent" fo:color="#0000ff"/>
    </style:style>
    <style:style style:name="T334" style:family="text">
      <style:text-properties fo:font-size="10.50pt" fo:font-weight="normal" fo:font-family="Consolas" style:font-family-asian="Consolas" style:font-family-complex="Consolas" fo:background-color="transparent" style:use-window-font-color="true"/>
    </style:style>
    <style:style style:name="T335" style:family="text">
      <style:text-properties fo:font-size="10.50pt" fo:font-weight="normal" fo:font-family="Consolas" style:font-family-asian="Consolas" style:font-family-complex="Consolas" fo:background-color="transparent" fo:color="#2b91af"/>
    </style:style>
    <style:style style:name="T336" style:family="text">
      <style:text-properties fo:font-size="10.50pt" fo:font-weight="normal" fo:font-family="Consolas" style:font-family-asian="Consolas" style:font-family-complex="Consolas" fo:background-color="transparent" style:use-window-font-color="true"/>
    </style:style>
    <style:style style:name="T337" style:family="text">
      <style:text-properties fo:font-size="10.50pt" fo:font-weight="normal" fo:font-family="Consolas" style:font-family-asian="Consolas" style:font-family-complex="Consolas" fo:background-color="transparent" fo:color="#0000ff"/>
    </style:style>
    <style:style style:name="T338" style:family="text">
      <style:text-properties fo:font-size="10.50pt" fo:font-weight="normal" fo:font-family="Consolas" style:font-family-asian="Consolas" style:font-family-complex="Consolas" fo:background-color="transparent" style:use-window-font-color="true"/>
    </style:style>
    <style:style style:name="T339" style:family="text">
      <style:text-properties fo:font-size="10.50pt" fo:font-weight="normal" fo:font-family="Consolas" style:font-family-asian="Consolas" style:font-family-complex="Consolas" fo:background-color="transparent" fo:color="#0000ff"/>
    </style:style>
    <style:style style:name="T340" style:family="text">
      <style:text-properties fo:font-size="10.50pt" fo:font-weight="normal" fo:font-family="Consolas" style:font-family-asian="Consolas" style:font-family-complex="Consolas" fo:background-color="transparent" style:use-window-font-color="true"/>
    </style:style>
    <style:style style:name="T341" style:family="text">
      <style:text-properties fo:font-size="10.50pt" fo:font-weight="normal" fo:font-family="Consolas" style:font-family-asian="Consolas" style:font-family-complex="Consolas" fo:background-color="transparent" fo:color="#008000"/>
    </style:style>
    <style:style style:name="T342" style:family="text">
      <style:text-properties fo:font-size="10.50pt" fo:font-weight="normal" fo:font-family="Consolas" style:font-family-asian="Consolas" style:font-family-complex="Consolas" fo:background-color="transparent" style:use-window-font-color="true"/>
    </style:style>
    <style:style style:name="T343" style:family="text">
      <style:text-properties fo:font-size="10.50pt" fo:font-weight="normal" fo:font-family="Consolas" style:font-family-asian="Consolas" style:font-family-complex="Consolas" fo:background-color="transparent" fo:color="#0000ff"/>
    </style:style>
    <style:style style:name="T344" style:family="text">
      <style:text-properties fo:font-size="10.50pt" fo:font-weight="normal" fo:font-family="Consolas" style:font-family-asian="Consolas" style:font-family-complex="Consolas" fo:background-color="transparent" style:use-window-font-color="true"/>
    </style:style>
    <style:style style:name="T345" style:family="text">
      <style:text-properties fo:font-size="10.50pt" fo:font-weight="normal" fo:font-family="Consolas" style:font-family-asian="Consolas" style:font-family-complex="Consolas" fo:background-color="transparent" fo:color="#2b91af"/>
    </style:style>
    <style:style style:name="T346" style:family="text">
      <style:text-properties fo:font-size="10.50pt" fo:font-weight="normal" fo:font-family="Consolas" style:font-family-asian="Consolas" style:font-family-complex="Consolas" fo:background-color="transparent" style:use-window-font-color="true"/>
    </style:style>
    <style:style style:name="T347" style:family="text">
      <style:text-properties fo:font-size="10.50pt" fo:font-weight="normal" fo:font-family="Consolas" style:font-family-asian="Consolas" style:font-family-complex="Consolas" fo:background-color="transparent" fo:color="#0000ff"/>
    </style:style>
    <style:style style:name="T348" style:family="text">
      <style:text-properties fo:font-size="10.50pt" fo:font-weight="normal" fo:font-family="Consolas" style:font-family-asian="Consolas" style:font-family-complex="Consolas" fo:background-color="transparent" style:use-window-font-color="true"/>
    </style:style>
    <style:style style:name="T349" style:family="text">
      <style:text-properties fo:font-size="10.50pt" fo:font-weight="normal" fo:font-family="Consolas" style:font-family-asian="Consolas" style:font-family-complex="Consolas" fo:background-color="transparent" fo:color="#0000ff"/>
    </style:style>
    <style:style style:name="T350" style:family="text">
      <style:text-properties fo:font-size="10.50pt" fo:font-weight="normal" fo:font-family="Consolas" style:font-family-asian="Consolas" style:font-family-complex="Consolas" fo:background-color="transparent" style:use-window-font-color="true"/>
    </style:style>
    <style:style style:name="T351" style:family="text">
      <style:text-properties fo:font-size="10.50pt" fo:font-weight="normal" fo:font-family="Consolas" style:font-family-asian="Consolas" style:font-family-complex="Consolas" fo:background-color="transparent" fo:color="#0000ff"/>
    </style:style>
    <style:style style:name="T352" style:family="text">
      <style:text-properties fo:font-size="10.50pt" fo:font-weight="normal" fo:font-family="Consolas" style:font-family-asian="Consolas" style:font-family-complex="Consolas" fo:background-color="transparent" style:use-window-font-color="true"/>
    </style:style>
    <style:style style:name="T353" style:family="text">
      <style:text-properties fo:font-size="10.50pt" fo:font-weight="normal" fo:font-family="Consolas" style:font-family-asian="Consolas" style:font-family-complex="Consolas" fo:background-color="transparent" fo:color="#0000ff"/>
    </style:style>
    <style:style style:name="T354" style:family="text">
      <style:text-properties fo:font-size="10.50pt" fo:font-weight="normal" fo:font-family="Consolas" style:font-family-asian="Consolas" style:font-family-complex="Consolas" fo:background-color="transparent" style:use-window-font-color="true"/>
    </style:style>
    <style:style style:name="T355" style:family="text">
      <style:text-properties fo:font-size="10.50pt" fo:font-weight="normal" fo:font-family="Consolas" style:font-family-asian="Consolas" style:font-family-complex="Consolas" fo:background-color="transparent" fo:color="#008000"/>
    </style:style>
    <style:style style:name="T356" style:family="text">
      <style:text-properties fo:font-size="10.50pt" fo:font-weight="normal" fo:font-family="Consolas" style:font-family-asian="Consolas" style:font-family-complex="Consolas" fo:background-color="transparent" style:use-window-font-color="true"/>
    </style:style>
    <style:style style:name="T357" style:family="text">
      <style:text-properties fo:font-size="10.50pt" fo:font-weight="normal" fo:font-family="Consolas" style:font-family-asian="Consolas" style:font-family-complex="Consolas" fo:background-color="transparent" fo:color="#0000ff"/>
    </style:style>
    <style:style style:name="T358" style:family="text">
      <style:text-properties fo:font-size="10.50pt" fo:font-weight="normal" fo:font-family="Consolas" style:font-family-asian="Consolas" style:font-family-complex="Consolas" fo:background-color="transparent" style:use-window-font-color="true"/>
    </style:style>
    <style:style style:name="T359" style:family="text">
      <style:text-properties fo:font-size="10.50pt" fo:font-weight="normal" fo:font-family="Consolas" style:font-family-asian="Consolas" style:font-family-complex="Consolas" fo:background-color="transparent" fo:color="#2b91af"/>
    </style:style>
    <style:style style:name="T360" style:family="text">
      <style:text-properties fo:font-size="10.50pt" fo:font-weight="normal" fo:font-family="Consolas" style:font-family-asian="Consolas" style:font-family-complex="Consolas" fo:background-color="transparent" style:use-window-font-color="true"/>
    </style:style>
    <style:style style:name="T361" style:family="text">
      <style:text-properties fo:font-size="10.50pt" fo:font-weight="normal" fo:font-family="Consolas" style:font-family-asian="Consolas" style:font-family-complex="Consolas" fo:background-color="transparent" fo:color="#0000ff"/>
    </style:style>
    <style:style style:name="T362" style:family="text">
      <style:text-properties fo:font-size="10.50pt" fo:font-weight="normal" fo:font-family="Consolas" style:font-family-asian="Consolas" style:font-family-complex="Consolas" fo:background-color="transparent" style:use-window-font-color="true"/>
    </style:style>
    <style:style style:name="T363" style:family="text">
      <style:text-properties fo:font-size="10.50pt" fo:font-weight="normal" fo:font-family="Consolas" style:font-family-asian="Consolas" style:font-family-complex="Consolas" fo:background-color="transparent" fo:color="#0000ff"/>
    </style:style>
    <style:style style:name="T364" style:family="text">
      <style:text-properties fo:font-size="10.50pt" fo:font-weight="normal" fo:font-family="Consolas" style:font-family-asian="Consolas" style:font-family-complex="Consolas" fo:background-color="transparent" style:use-window-font-color="true"/>
    </style:style>
    <style:style style:name="T365" style:family="text">
      <style:text-properties fo:font-size="10.50pt" fo:font-weight="normal" fo:font-family="Consolas" style:font-family-asian="Consolas" style:font-family-complex="Consolas" fo:background-color="transparent" fo:color="#0000ff"/>
    </style:style>
    <style:style style:name="T366" style:family="text">
      <style:text-properties fo:font-size="10.50pt" fo:font-weight="normal" fo:font-family="Consolas" style:font-family-asian="Consolas" style:font-family-complex="Consolas" fo:background-color="transparent" style:use-window-font-color="true"/>
    </style:style>
    <style:style style:name="T367" style:family="text">
      <style:text-properties fo:font-size="10.50pt" fo:font-weight="normal" fo:font-family="Consolas" style:font-family-asian="Consolas" style:font-family-complex="Consolas" fo:background-color="transparent" fo:color="#0000ff"/>
    </style:style>
    <style:style style:name="T368" style:family="text">
      <style:text-properties fo:font-size="10.50pt" fo:font-weight="normal" fo:font-family="Consolas" style:font-family-asian="Consolas" style:font-family-complex="Consolas" fo:background-color="transparent" style:use-window-font-color="true"/>
    </style:style>
    <style:style style:name="T369" style:family="text">
      <style:text-properties fo:font-size="10.50pt" fo:font-weight="normal" fo:font-family="Consolas" style:font-family-asian="Consolas" style:font-family-complex="Consolas" fo:background-color="transparent" fo:color="#0000ff"/>
    </style:style>
    <style:style style:name="T370" style:family="text">
      <style:text-properties fo:font-size="10.50pt" fo:font-weight="normal" fo:font-family="Consolas" style:font-family-asian="Consolas" style:font-family-complex="Consolas" fo:background-color="transparent" style:use-window-font-color="true"/>
    </style:style>
    <style:style style:name="T371" style:family="text">
      <style:text-properties fo:font-size="10.50pt" fo:font-weight="normal" fo:font-family="Consolas" style:font-family-asian="Consolas" style:font-family-complex="Consolas" fo:background-color="transparent" fo:color="#0000ff"/>
    </style:style>
    <style:style style:name="T372" style:family="text">
      <style:text-properties fo:font-size="10.50pt" fo:font-weight="normal" fo:font-family="Consolas" style:font-family-asian="Consolas" style:font-family-complex="Consolas" fo:background-color="transparent" style:use-window-font-color="true"/>
    </style:style>
    <style:style style:name="T373" style:family="text">
      <style:text-properties fo:font-size="10.50pt" fo:font-weight="normal" fo:font-family="Consolas" style:font-family-asian="Consolas" style:font-family-complex="Consolas" fo:background-color="transparent" fo:color="#008000"/>
    </style:style>
    <style:style style:name="T374" style:family="text">
      <style:text-properties fo:font-size="10.50pt" fo:font-weight="normal" fo:font-family="Consolas" style:font-family-asian="Consolas" style:font-family-complex="Consolas" fo:background-color="transparent" style:use-window-font-color="true"/>
    </style:style>
    <style:style style:name="T375" style:family="text">
      <style:text-properties fo:font-size="10.50pt" fo:font-weight="normal" fo:font-family="Consolas" style:font-family-asian="Consolas" style:font-family-complex="Consolas" fo:background-color="transparent" fo:color="#0000ff"/>
    </style:style>
    <style:style style:name="T376" style:family="text">
      <style:text-properties fo:font-size="10.50pt" fo:font-weight="normal" fo:font-family="Consolas" style:font-family-asian="Consolas" style:font-family-complex="Consolas" fo:background-color="transparent" style:use-window-font-color="true"/>
    </style:style>
    <style:style style:name="T377" style:family="text">
      <style:text-properties fo:font-size="10.50pt" fo:font-weight="normal" fo:font-family="Consolas" style:font-family-asian="Consolas" style:font-family-complex="Consolas" fo:background-color="transparent" fo:color="#0000ff"/>
    </style:style>
    <style:style style:name="T378" style:family="text">
      <style:text-properties fo:font-size="10.50pt" fo:font-weight="normal" fo:font-family="Consolas" style:font-family-asian="Consolas" style:font-family-complex="Consolas" fo:background-color="transparent" style:use-window-font-color="true"/>
    </style:style>
    <style:style style:name="T379" style:family="text">
      <style:text-properties fo:font-size="10.50pt" fo:font-weight="normal" fo:font-family="Consolas" style:font-family-asian="Consolas" style:font-family-complex="Consolas" fo:background-color="transparent" fo:color="#0000ff"/>
    </style:style>
    <style:style style:name="T380" style:family="text">
      <style:text-properties fo:font-size="10.50pt" fo:font-weight="normal" fo:font-family="Consolas" style:font-family-asian="Consolas" style:font-family-complex="Consolas" fo:background-color="transparent" style:use-window-font-color="true"/>
    </style:style>
    <style:style style:name="T381" style:family="text">
      <style:text-properties fo:font-size="10.50pt" fo:font-weight="normal" fo:font-family="Consolas" style:font-family-asian="Consolas" style:font-family-complex="Consolas" fo:background-color="transparent" fo:color="#0000ff"/>
    </style:style>
    <style:style style:name="T382" style:family="text">
      <style:text-properties fo:font-size="10.50pt" fo:font-weight="normal" fo:font-family="Consolas" style:font-family-asian="Consolas" style:font-family-complex="Consolas" fo:background-color="transparent" style:use-window-font-color="true"/>
    </style:style>
    <style:style style:name="T383" style:family="text">
      <style:text-properties fo:font-size="10.50pt" fo:font-weight="normal" fo:font-family="Consolas" style:font-family-asian="Consolas" style:font-family-complex="Consolas" fo:background-color="transparent" fo:color="#0000ff"/>
    </style:style>
    <style:style style:name="T384" style:family="text">
      <style:text-properties fo:font-size="10.50pt" fo:font-weight="normal" fo:font-family="Consolas" style:font-family-asian="Consolas" style:font-family-complex="Consolas" fo:background-color="transparent" style:use-window-font-color="true"/>
    </style:style>
    <style:style style:name="T385" style:family="text">
      <style:text-properties fo:font-size="10.50pt" fo:font-weight="normal" fo:font-family="Consolas" style:font-family-asian="Consolas" style:font-family-complex="Consolas" fo:background-color="transparent" fo:color="#0000ff"/>
    </style:style>
    <style:style style:name="T386" style:family="text">
      <style:text-properties fo:font-size="10.50pt" fo:font-weight="normal" fo:font-family="Consolas" style:font-family-asian="Consolas" style:font-family-complex="Consolas" fo:background-color="transparent" style:use-window-font-color="true"/>
    </style:style>
    <style:style style:name="T387" style:family="text">
      <style:text-properties fo:font-size="10.50pt" fo:font-weight="normal" fo:font-family="Consolas" style:font-family-asian="Consolas" style:font-family-complex="Consolas" fo:background-color="transparent" fo:color="#0000ff"/>
    </style:style>
    <style:style style:name="T388" style:family="text">
      <style:text-properties fo:font-size="10.50pt" fo:font-weight="normal" fo:font-family="Consolas" style:font-family-asian="Consolas" style:font-family-complex="Consolas" fo:background-color="transparent" style:use-window-font-color="true"/>
    </style:style>
    <style:style style:name="T389" style:family="text">
      <style:text-properties fo:font-size="10.50pt" fo:font-weight="normal" fo:font-family="Consolas" style:font-family-asian="Consolas" style:font-family-complex="Consolas" fo:background-color="transparent" fo:color="#0000ff"/>
    </style:style>
    <style:style style:name="T390" style:family="text">
      <style:text-properties fo:font-size="10.50pt" fo:font-weight="normal" fo:font-family="Consolas" style:font-family-asian="Consolas" style:font-family-complex="Consolas" fo:background-color="transparent" style:use-window-font-color="true"/>
    </style:style>
    <style:style style:name="T391" style:family="text">
      <style:text-properties fo:font-size="12.00pt" fo:font-weight="normal" fo:font-family="Verdana" style:font-family-asian="Verdana" style:font-family-complex="Verdana" fo:background-color="transparent" fo:color="#000000"/>
    </style:style>
    <style:style style:name="T392" style:family="text">
      <style:text-properties fo:font-size="12.00pt" fo:font-weight="bold" fo:font-family="Verdana" style:font-family-asian="Verdana" style:font-family-complex="Verdana" fo:background-color="transparent" fo:color="#000000"/>
    </style:style>
    <style:style style:name="T393" style:family="text">
      <style:text-properties fo:font-size="10.50pt" fo:font-weight="normal" fo:font-family="Consolas" style:font-family-asian="Consolas" style:font-family-complex="Consolas" fo:background-color="transparent" fo:color="#0000ff"/>
    </style:style>
    <style:style style:name="T394" style:family="text">
      <style:text-properties fo:font-size="10.50pt" fo:font-weight="normal" fo:font-family="Consolas" style:font-family-asian="Consolas" style:font-family-complex="Consolas" fo:background-color="transparent" style:use-window-font-color="true"/>
    </style:style>
    <style:style style:name="T395" style:family="text">
      <style:text-properties fo:font-size="10.50pt" fo:font-weight="normal" fo:font-family="Consolas" style:font-family-asian="Consolas" style:font-family-complex="Consolas" fo:background-color="transparent" fo:color="#0000ff"/>
    </style:style>
    <style:style style:name="T396" style:family="text">
      <style:text-properties fo:font-size="10.50pt" fo:font-weight="normal" fo:font-family="Consolas" style:font-family-asian="Consolas" style:font-family-complex="Consolas" fo:background-color="transparent" style:use-window-font-color="true"/>
    </style:style>
    <style:style style:name="T397" style:family="text">
      <style:text-properties fo:font-size="10.50pt" fo:font-weight="normal" fo:font-family="Consolas" style:font-family-asian="Consolas" style:font-family-complex="Consolas" fo:background-color="transparent" fo:color="#0000ff"/>
    </style:style>
    <style:style style:name="T398" style:family="text">
      <style:text-properties fo:font-size="10.50pt" fo:font-weight="normal" fo:font-family="Consolas" style:font-family-asian="Consolas" style:font-family-complex="Consolas" fo:background-color="transparent" style:use-window-font-color="true"/>
    </style:style>
    <style:style style:name="T399" style:family="text">
      <style:text-properties fo:font-size="10.50pt" fo:font-weight="normal" fo:font-family="Consolas" style:font-family-asian="Consolas" style:font-family-complex="Consolas" fo:background-color="transparent" fo:color="#0000ff"/>
    </style:style>
    <style:style style:name="T400" style:family="text">
      <style:text-properties fo:font-size="10.50pt" fo:font-weight="normal" fo:font-family="Consolas" style:font-family-asian="Consolas" style:font-family-complex="Consolas" fo:background-color="transparent" style:use-window-font-color="true"/>
    </style:style>
    <style:style style:name="T401" style:family="text">
      <style:text-properties fo:font-size="10.50pt" fo:font-weight="normal" fo:font-family="Consolas" style:font-family-asian="Consolas" style:font-family-complex="Consolas" fo:background-color="transparent" fo:color="#0000ff"/>
    </style:style>
    <style:style style:name="T402" style:family="text">
      <style:text-properties fo:font-size="10.50pt" fo:font-weight="normal" fo:font-family="Consolas" style:font-family-asian="Consolas" style:font-family-complex="Consolas" fo:background-color="transparent" style:use-window-font-color="true"/>
    </style:style>
    <style:style style:name="T403" style:family="text">
      <style:text-properties fo:font-size="10.50pt" fo:font-weight="normal" fo:font-family="Consolas" style:font-family-asian="Consolas" style:font-family-complex="Consolas" fo:background-color="transparent" fo:color="#0000ff"/>
    </style:style>
    <style:style style:name="T404" style:family="text">
      <style:text-properties fo:font-size="10.50pt" fo:font-weight="normal" fo:font-family="Consolas" style:font-family-asian="Consolas" style:font-family-complex="Consolas" fo:background-color="transparent" style:use-window-font-color="true"/>
    </style:style>
    <style:style style:name="T405" style:family="text">
      <style:text-properties fo:font-size="10.50pt" fo:font-weight="normal" fo:font-family="Consolas" style:font-family-asian="Consolas" style:font-family-complex="Consolas" fo:background-color="transparent" fo:color="#0000ff"/>
    </style:style>
    <style:style style:name="T406" style:family="text">
      <style:text-properties fo:font-size="10.50pt" fo:font-weight="normal" fo:font-family="Consolas" style:font-family-asian="Consolas" style:font-family-complex="Consolas" fo:background-color="transparent" style:use-window-font-color="true"/>
    </style:style>
    <style:style style:name="T407" style:family="text">
      <style:text-properties fo:font-size="10.50pt" fo:font-weight="normal" fo:font-family="Consolas" style:font-family-asian="Consolas" style:font-family-complex="Consolas" fo:background-color="transparent" fo:color="#2b91af"/>
    </style:style>
    <style:style style:name="T408" style:family="text">
      <style:text-properties fo:font-size="10.50pt" fo:font-weight="normal" fo:font-family="Consolas" style:font-family-asian="Consolas" style:font-family-complex="Consolas" fo:background-color="transparent" style:use-window-font-color="true"/>
    </style:style>
    <style:style style:name="T409" style:family="text">
      <style:text-properties fo:font-size="10.50pt" fo:font-weight="normal" fo:font-family="Consolas" style:font-family-asian="Consolas" style:font-family-complex="Consolas" fo:background-color="transparent" fo:color="#0000ff"/>
    </style:style>
    <style:style style:name="T410" style:family="text">
      <style:text-properties fo:font-size="10.50pt" fo:font-weight="normal" fo:font-family="Consolas" style:font-family-asian="Consolas" style:font-family-complex="Consolas" fo:background-color="transparent" style:use-window-font-color="true"/>
    </style:style>
    <style:style style:name="T411" style:family="text">
      <style:text-properties fo:font-size="10.50pt" fo:font-weight="normal" fo:font-family="Consolas" style:font-family-asian="Consolas" style:font-family-complex="Consolas" fo:background-color="transparent" fo:color="#0000ff"/>
    </style:style>
    <style:style style:name="T412" style:family="text">
      <style:text-properties fo:font-size="10.50pt" fo:font-weight="normal" fo:font-family="Consolas" style:font-family-asian="Consolas" style:font-family-complex="Consolas" fo:background-color="transparent" style:use-window-font-color="true"/>
    </style:style>
    <style:style style:name="T413" style:family="text">
      <style:text-properties fo:font-size="10.50pt" fo:font-weight="normal" fo:font-family="Consolas" style:font-family-asian="Consolas" style:font-family-complex="Consolas" fo:background-color="transparent" fo:color="#0000ff"/>
    </style:style>
    <style:style style:name="T414" style:family="text">
      <style:text-properties fo:font-size="10.50pt" fo:font-weight="normal" fo:font-family="Consolas" style:font-family-asian="Consolas" style:font-family-complex="Consolas" fo:background-color="transparent" style:use-window-font-color="true"/>
    </style:style>
    <style:style style:name="T415" style:family="text">
      <style:text-properties fo:font-size="10.50pt" fo:font-weight="normal" fo:font-family="Consolas" style:font-family-asian="Consolas" style:font-family-complex="Consolas" fo:background-color="transparent" fo:color="#0000ff"/>
    </style:style>
    <style:style style:name="T416" style:family="text">
      <style:text-properties fo:font-size="10.50pt" fo:font-weight="normal" fo:font-family="Consolas" style:font-family-asian="Consolas" style:font-family-complex="Consolas" fo:background-color="transparent" style:use-window-font-color="true"/>
    </style:style>
    <style:style style:name="T417" style:family="text">
      <style:text-properties fo:font-size="10.50pt" fo:font-weight="normal" fo:font-family="Consolas" style:font-family-asian="Consolas" style:font-family-complex="Consolas" fo:background-color="transparent" fo:color="#0000ff"/>
    </style:style>
    <style:style style:name="T418" style:family="text">
      <style:text-properties fo:font-size="10.50pt" fo:font-weight="normal" fo:font-family="Consolas" style:font-family-asian="Consolas" style:font-family-complex="Consolas" fo:background-color="transparent" style:use-window-font-color="true"/>
    </style:style>
    <style:style style:name="T419" style:family="text">
      <style:text-properties fo:font-size="10.50pt" fo:font-weight="normal" fo:font-family="Consolas" style:font-family-asian="Consolas" style:font-family-complex="Consolas" fo:background-color="transparent" fo:color="#0000ff"/>
    </style:style>
    <style:style style:name="T420" style:family="text">
      <style:text-properties fo:font-size="10.50pt" fo:font-weight="normal" fo:font-family="Consolas" style:font-family-asian="Consolas" style:font-family-complex="Consolas" fo:background-color="transparent" style:use-window-font-color="true"/>
    </style:style>
    <style:style style:name="T421" style:family="text">
      <style:text-properties fo:font-size="10.50pt" fo:font-weight="normal" fo:font-family="Consolas" style:font-family-asian="Consolas" style:font-family-complex="Consolas" fo:background-color="transparent" fo:color="#0000ff"/>
    </style:style>
    <style:style style:name="T422" style:family="text">
      <style:text-properties fo:font-size="10.50pt" fo:font-weight="normal" fo:font-family="Consolas" style:font-family-asian="Consolas" style:font-family-complex="Consolas" fo:background-color="transparent" style:use-window-font-color="true"/>
    </style:style>
    <style:style style:name="T423" style:family="text">
      <style:text-properties fo:font-size="10.50pt" fo:font-weight="normal" fo:font-family="Consolas" style:font-family-asian="Consolas" style:font-family-complex="Consolas" fo:background-color="transparent" fo:color="#0000ff"/>
    </style:style>
    <style:style style:name="T424" style:family="text">
      <style:text-properties fo:font-size="10.50pt" fo:font-weight="normal" fo:font-family="Consolas" style:font-family-asian="Consolas" style:font-family-complex="Consolas" fo:background-color="transparent" style:use-window-font-color="true"/>
    </style:style>
    <style:style style:name="T425" style:family="text">
      <style:text-properties fo:font-size="10.50pt" fo:font-weight="normal" fo:font-family="Consolas" style:font-family-asian="Consolas" style:font-family-complex="Consolas" fo:background-color="transparent" fo:color="#0000ff"/>
    </style:style>
    <style:style style:name="T426" style:family="text">
      <style:text-properties fo:font-size="10.50pt" fo:font-weight="normal" fo:font-family="Consolas" style:font-family-asian="Consolas" style:font-family-complex="Consolas" fo:background-color="transparent" style:use-window-font-color="true"/>
    </style:style>
    <style:style style:name="T427" style:family="text">
      <style:text-properties fo:font-size="10.50pt" fo:font-weight="normal" fo:font-family="Consolas" style:font-family-asian="Consolas" style:font-family-complex="Consolas" fo:background-color="transparent" fo:color="#0000ff"/>
    </style:style>
    <style:style style:name="T428" style:family="text">
      <style:text-properties fo:font-size="10.50pt" fo:font-weight="normal" fo:font-family="Consolas" style:font-family-asian="Consolas" style:font-family-complex="Consolas" fo:background-color="transparent" style:use-window-font-color="true"/>
    </style:style>
    <style:style style:name="T429" style:family="text">
      <style:text-properties fo:font-size="10.50pt" fo:font-weight="normal" fo:font-family="Consolas" style:font-family-asian="Consolas" style:font-family-complex="Consolas" fo:background-color="transparent" fo:color="#0000ff"/>
    </style:style>
    <style:style style:name="T430" style:family="text">
      <style:text-properties fo:font-size="10.50pt" fo:font-weight="normal" fo:font-family="Consolas" style:font-family-asian="Consolas" style:font-family-complex="Consolas" fo:background-color="transparent" style:use-window-font-color="true"/>
    </style:style>
    <style:style style:name="T431" style:family="text">
      <style:text-properties fo:font-size="10.50pt" fo:font-weight="normal" fo:font-family="Consolas" style:font-family-asian="Consolas" style:font-family-complex="Consolas" fo:background-color="transparent" fo:color="#0000ff"/>
    </style:style>
    <style:style style:name="T432" style:family="text">
      <style:text-properties fo:font-size="10.50pt" fo:font-weight="normal" fo:font-family="Consolas" style:font-family-asian="Consolas" style:font-family-complex="Consolas" fo:background-color="transparent" style:use-window-font-color="true"/>
    </style:style>
    <style:style style:name="T433" style:family="text">
      <style:text-properties fo:font-size="10.50pt" fo:font-weight="normal" fo:font-family="Consolas" style:font-family-asian="Consolas" style:font-family-complex="Consolas" fo:background-color="transparent" fo:color="#0000ff"/>
    </style:style>
    <style:style style:name="T434" style:family="text">
      <style:text-properties fo:font-size="10.50pt" fo:font-weight="normal" fo:font-family="Consolas" style:font-family-asian="Consolas" style:font-family-complex="Consolas" fo:background-color="transparent" style:use-window-font-color="true"/>
    </style:style>
    <style:style style:name="T435" style:family="text">
      <style:text-properties fo:font-size="10.50pt" fo:font-weight="normal" fo:font-family="Consolas" style:font-family-asian="Consolas" style:font-family-complex="Consolas" fo:background-color="transparent" fo:color="#0000ff"/>
    </style:style>
    <style:style style:name="T436" style:family="text">
      <style:text-properties fo:font-size="10.50pt" fo:font-weight="normal" fo:font-family="Consolas" style:font-family-asian="Consolas" style:font-family-complex="Consolas" fo:background-color="transparent" style:use-window-font-color="true"/>
    </style:style>
    <style:style style:name="T437" style:family="text">
      <style:text-properties fo:font-size="10.50pt" fo:font-weight="normal" fo:font-family="Consolas" style:font-family-asian="Consolas" style:font-family-complex="Consolas" fo:background-color="transparent" fo:color="#0000ff"/>
    </style:style>
    <style:style style:name="T438" style:family="text">
      <style:text-properties fo:font-size="10.50pt" fo:font-weight="normal" fo:font-family="Consolas" style:font-family-asian="Consolas" style:font-family-complex="Consolas" fo:background-color="transparent" style:use-window-font-color="true"/>
    </style:style>
    <style:style style:name="T439" style:family="text">
      <style:text-properties fo:font-size="10.50pt" fo:font-weight="normal" fo:font-family="Consolas" style:font-family-asian="Consolas" style:font-family-complex="Consolas" fo:background-color="transparent" fo:color="#008000"/>
    </style:style>
    <style:style style:name="T440" style:family="text">
      <style:text-properties fo:font-size="10.50pt" fo:font-weight="normal" fo:font-family="Consolas" style:font-family-asian="Consolas" style:font-family-complex="Consolas" fo:background-color="transparent" style:use-window-font-color="true"/>
    </style:style>
    <style:style style:name="T441" style:family="text">
      <style:text-properties fo:font-size="10.50pt" fo:font-weight="normal" fo:font-family="Consolas" style:font-family-asian="Consolas" style:font-family-complex="Consolas" fo:background-color="transparent" fo:color="#0000ff"/>
    </style:style>
    <style:style style:name="T442" style:family="text">
      <style:text-properties fo:font-size="10.50pt" fo:font-weight="normal" fo:font-family="Consolas" style:font-family-asian="Consolas" style:font-family-complex="Consolas" fo:background-color="transparent" style:use-window-font-color="true"/>
    </style:style>
    <style:style style:name="T443" style:family="text">
      <style:text-properties fo:font-size="10.50pt" fo:font-weight="normal" fo:font-family="Consolas" style:font-family-asian="Consolas" style:font-family-complex="Consolas" fo:background-color="transparent" fo:color="#0000ff"/>
    </style:style>
    <style:style style:name="T444" style:family="text">
      <style:text-properties fo:font-size="10.50pt" fo:font-weight="normal" fo:font-family="Consolas" style:font-family-asian="Consolas" style:font-family-complex="Consolas" fo:background-color="transparent" style:use-window-font-color="true"/>
    </style:style>
    <style:style style:name="T445" style:family="text">
      <style:text-properties fo:font-size="10.50pt" fo:font-weight="normal" fo:font-family="Consolas" style:font-family-asian="Consolas" style:font-family-complex="Consolas" fo:background-color="transparent" fo:color="#2b91af"/>
    </style:style>
    <style:style style:name="T446" style:family="text">
      <style:text-properties fo:font-size="10.50pt" fo:font-weight="normal" fo:font-family="Consolas" style:font-family-asian="Consolas" style:font-family-complex="Consolas" fo:background-color="transparent" style:use-window-font-color="true"/>
    </style:style>
    <style:style style:name="T447" style:family="text">
      <style:text-properties fo:font-size="10.50pt" fo:font-weight="normal" fo:font-family="Consolas" style:font-family-asian="Consolas" style:font-family-complex="Consolas" fo:background-color="transparent" fo:color="#2b91af"/>
    </style:style>
    <style:style style:name="T448" style:family="text">
      <style:text-properties fo:font-size="10.50pt" fo:font-weight="normal" fo:font-family="Consolas" style:font-family-asian="Consolas" style:font-family-complex="Consolas" fo:background-color="transparent" style:use-window-font-color="true"/>
    </style:style>
    <style:style style:name="T449" style:family="text">
      <style:text-properties fo:font-size="10.50pt" fo:font-weight="normal" fo:font-family="Consolas" style:font-family-asian="Consolas" style:font-family-complex="Consolas" fo:background-color="transparent" fo:color="#2b91af"/>
    </style:style>
    <style:style style:name="T450" style:family="text">
      <style:text-properties fo:font-size="10.50pt" fo:font-weight="normal" fo:font-family="Consolas" style:font-family-asian="Consolas" style:font-family-complex="Consolas" fo:background-color="transparent" style:use-window-font-color="true"/>
    </style:style>
    <style:style style:name="T451" style:family="text">
      <style:text-properties fo:font-size="10.50pt" fo:font-weight="normal" fo:font-family="Consolas" style:font-family-asian="Consolas" style:font-family-complex="Consolas" fo:background-color="transparent" fo:color="#2b91af"/>
    </style:style>
    <style:style style:name="T452" style:family="text">
      <style:text-properties fo:font-size="10.50pt" fo:font-weight="normal" fo:font-family="Consolas" style:font-family-asian="Consolas" style:font-family-complex="Consolas" fo:background-color="transparent" style:use-window-font-color="true"/>
    </style:style>
    <style:style style:name="T453" style:family="text">
      <style:text-properties fo:font-size="10.50pt" fo:font-weight="normal" fo:font-family="Consolas" style:font-family-asian="Consolas" style:font-family-complex="Consolas" fo:background-color="transparent" fo:color="#0000ff"/>
    </style:style>
    <style:style style:name="T454" style:family="text">
      <style:text-properties fo:font-size="10.50pt" fo:font-weight="normal" fo:font-family="Consolas" style:font-family-asian="Consolas" style:font-family-complex="Consolas" fo:background-color="transparent" style:use-window-font-color="true"/>
    </style:style>
    <style:style style:name="T455" style:family="text">
      <style:text-properties fo:font-size="10.50pt" fo:font-weight="normal" fo:font-family="Consolas" style:font-family-asian="Consolas" style:font-family-complex="Consolas" fo:background-color="transparent" fo:color="#2b91af"/>
    </style:style>
    <style:style style:name="T456" style:family="text">
      <style:text-properties fo:font-size="10.50pt" fo:font-weight="normal" fo:font-family="Consolas" style:font-family-asian="Consolas" style:font-family-complex="Consolas" fo:background-color="transparent" style:use-window-font-color="true"/>
    </style:style>
    <style:style style:name="T457" style:family="text">
      <style:text-properties fo:font-size="10.50pt" fo:font-weight="normal" fo:font-family="Consolas" style:font-family-asian="Consolas" style:font-family-complex="Consolas" fo:background-color="transparent" fo:color="#0000ff"/>
    </style:style>
    <style:style style:name="T458" style:family="text">
      <style:text-properties fo:font-size="10.50pt" fo:font-weight="normal" fo:font-family="Consolas" style:font-family-asian="Consolas" style:font-family-complex="Consolas" fo:background-color="transparent" style:use-window-font-color="true"/>
    </style:style>
    <style:style style:name="T459" style:family="text">
      <style:text-properties fo:font-size="10.50pt" fo:font-weight="normal" fo:font-family="Consolas" style:font-family-asian="Consolas" style:font-family-complex="Consolas" fo:background-color="transparent" fo:color="#008000"/>
    </style:style>
    <style:style style:name="T460" style:family="text">
      <style:text-properties fo:font-size="10.50pt" fo:font-weight="normal" fo:font-family="Consolas" style:font-family-asian="Consolas" style:font-family-complex="Consolas" fo:background-color="transparent" style:use-window-font-color="true"/>
    </style:style>
    <style:style style:name="T461" style:family="text">
      <style:text-properties fo:font-size="10.50pt" fo:font-weight="normal" fo:font-family="Consolas" style:font-family-asian="Consolas" style:font-family-complex="Consolas" fo:background-color="transparent" fo:color="#0000ff"/>
    </style:style>
    <style:style style:name="T462" style:family="text">
      <style:text-properties fo:font-size="10.50pt" fo:font-weight="normal" fo:font-family="Consolas" style:font-family-asian="Consolas" style:font-family-complex="Consolas" fo:background-color="transparent" style:use-window-font-color="true"/>
    </style:style>
    <style:style style:name="T463" style:family="text">
      <style:text-properties fo:font-size="10.50pt" fo:font-weight="normal" fo:font-family="Consolas" style:font-family-asian="Consolas" style:font-family-complex="Consolas" fo:background-color="transparent" fo:color="#0000ff"/>
    </style:style>
    <style:style style:name="T464" style:family="text">
      <style:text-properties fo:font-size="10.50pt" fo:font-weight="normal" fo:font-family="Consolas" style:font-family-asian="Consolas" style:font-family-complex="Consolas" fo:background-color="transparent" style:use-window-font-color="true"/>
    </style:style>
    <style:style style:name="T465" style:family="text">
      <style:text-properties fo:font-size="10.50pt" fo:font-weight="normal" fo:font-family="Consolas" style:font-family-asian="Consolas" style:font-family-complex="Consolas" fo:background-color="transparent" fo:color="#2b91af"/>
    </style:style>
    <style:style style:name="T466" style:family="text">
      <style:text-properties fo:font-size="10.50pt" fo:font-weight="normal" fo:font-family="Consolas" style:font-family-asian="Consolas" style:font-family-complex="Consolas" fo:background-color="transparent" style:use-window-font-color="true"/>
    </style:style>
    <style:style style:name="T467" style:family="text">
      <style:text-properties fo:font-size="10.50pt" fo:font-weight="normal" fo:font-family="Consolas" style:font-family-asian="Consolas" style:font-family-complex="Consolas" fo:background-color="transparent" fo:color="#2b91af"/>
    </style:style>
    <style:style style:name="T468" style:family="text">
      <style:text-properties fo:font-size="10.50pt" fo:font-weight="normal" fo:font-family="Consolas" style:font-family-asian="Consolas" style:font-family-complex="Consolas" fo:background-color="transparent" style:use-window-font-color="true"/>
    </style:style>
    <style:style style:name="T469" style:family="text">
      <style:text-properties fo:font-size="10.50pt" fo:font-weight="normal" fo:font-family="Consolas" style:font-family-asian="Consolas" style:font-family-complex="Consolas" fo:background-color="transparent" fo:color="#2b91af"/>
    </style:style>
    <style:style style:name="T470" style:family="text">
      <style:text-properties fo:font-size="10.50pt" fo:font-weight="normal" fo:font-family="Consolas" style:font-family-asian="Consolas" style:font-family-complex="Consolas" fo:background-color="transparent" style:use-window-font-color="true"/>
    </style:style>
    <style:style style:name="T471" style:family="text">
      <style:text-properties fo:font-size="10.50pt" fo:font-weight="normal" fo:font-family="Consolas" style:font-family-asian="Consolas" style:font-family-complex="Consolas" fo:background-color="transparent" fo:color="#0000ff"/>
    </style:style>
    <style:style style:name="T472" style:family="text">
      <style:text-properties fo:font-size="10.50pt" fo:font-weight="normal" fo:font-family="Consolas" style:font-family-asian="Consolas" style:font-family-complex="Consolas" fo:background-color="transparent" style:use-window-font-color="true"/>
    </style:style>
    <style:style style:name="T473" style:family="text">
      <style:text-properties fo:font-size="10.50pt" fo:font-weight="normal" fo:font-family="Consolas" style:font-family-asian="Consolas" style:font-family-complex="Consolas" fo:background-color="transparent" fo:color="#0000ff"/>
    </style:style>
    <style:style style:name="T474" style:family="text">
      <style:text-properties fo:font-size="10.50pt" fo:font-weight="normal" fo:font-family="Consolas" style:font-family-asian="Consolas" style:font-family-complex="Consolas" fo:background-color="transparent" style:use-window-font-color="true"/>
    </style:style>
    <style:style style:name="T475" style:family="text">
      <style:text-properties fo:font-size="10.50pt" fo:font-weight="normal" fo:font-family="Consolas" style:font-family-asian="Consolas" style:font-family-complex="Consolas" fo:background-color="transparent" fo:color="#2b91af"/>
    </style:style>
    <style:style style:name="T476" style:family="text">
      <style:text-properties fo:font-size="10.50pt" fo:font-weight="normal" fo:font-family="Consolas" style:font-family-asian="Consolas" style:font-family-complex="Consolas" fo:background-color="transparent" style:use-window-font-color="true"/>
    </style:style>
    <style:style style:name="T477" style:family="text">
      <style:text-properties fo:font-size="10.50pt" fo:font-weight="normal" fo:font-family="Consolas" style:font-family-asian="Consolas" style:font-family-complex="Consolas" fo:background-color="transparent" fo:color="#0000ff"/>
    </style:style>
    <style:style style:name="T478" style:family="text">
      <style:text-properties fo:font-size="10.50pt" fo:font-weight="normal" fo:font-family="Consolas" style:font-family-asian="Consolas" style:font-family-complex="Consolas" fo:background-color="transparent" style:use-window-font-color="true"/>
    </style:style>
    <style:style style:name="T479" style:family="text">
      <style:text-properties fo:font-size="10.50pt" fo:font-weight="normal" fo:font-family="Consolas" style:font-family-asian="Consolas" style:font-family-complex="Consolas" fo:background-color="transparent" fo:color="#2b91af"/>
    </style:style>
    <style:style style:name="T480" style:family="text">
      <style:text-properties fo:font-size="10.50pt" fo:font-weight="normal" fo:font-family="Consolas" style:font-family-asian="Consolas" style:font-family-complex="Consolas" fo:background-color="transparent" style:use-window-font-color="true"/>
    </style:style>
    <style:style style:name="T481" style:family="text">
      <style:text-properties fo:font-size="10.50pt" fo:font-weight="normal" fo:font-family="Consolas" style:font-family-asian="Consolas" style:font-family-complex="Consolas" fo:background-color="transparent" fo:color="#0000ff"/>
    </style:style>
    <style:style style:name="T482" style:family="text">
      <style:text-properties fo:font-size="10.50pt" fo:font-weight="normal" fo:font-family="Consolas" style:font-family-asian="Consolas" style:font-family-complex="Consolas" fo:background-color="transparent" style:use-window-font-color="true"/>
    </style:style>
    <style:style style:name="T483" style:family="text">
      <style:text-properties fo:font-size="10.50pt" fo:font-weight="normal" fo:font-family="Consolas" style:font-family-asian="Consolas" style:font-family-complex="Consolas" fo:background-color="transparent" fo:color="#008000"/>
    </style:style>
    <style:style style:name="T484" style:family="text">
      <style:text-properties fo:font-size="10.50pt" fo:font-weight="normal" fo:font-family="Consolas" style:font-family-asian="Consolas" style:font-family-complex="Consolas" fo:background-color="transparent" style:use-window-font-color="true"/>
    </style:style>
    <style:style style:name="T485" style:family="text">
      <style:text-properties fo:font-size="10.50pt" fo:font-weight="normal" fo:font-family="Consolas" style:font-family-asian="Consolas" style:font-family-complex="Consolas" fo:background-color="transparent" fo:color="#0000ff"/>
    </style:style>
    <style:style style:name="T486" style:family="text">
      <style:text-properties fo:font-size="10.50pt" fo:font-weight="normal" fo:font-family="Consolas" style:font-family-asian="Consolas" style:font-family-complex="Consolas" fo:background-color="transparent" style:use-window-font-color="true"/>
    </style:style>
    <style:style style:name="T487" style:family="text">
      <style:text-properties fo:font-size="10.50pt" fo:font-weight="normal" fo:font-family="Consolas" style:font-family-asian="Consolas" style:font-family-complex="Consolas" fo:background-color="transparent" fo:color="#0000ff"/>
    </style:style>
    <style:style style:name="T488" style:family="text">
      <style:text-properties fo:font-size="10.50pt" fo:font-weight="normal" fo:font-family="Consolas" style:font-family-asian="Consolas" style:font-family-complex="Consolas" fo:background-color="transparent" style:use-window-font-color="true"/>
    </style:style>
    <style:style style:name="T489" style:family="text">
      <style:text-properties fo:font-size="10.50pt" fo:font-weight="normal" fo:font-family="Consolas" style:font-family-asian="Consolas" style:font-family-complex="Consolas" fo:background-color="transparent" fo:color="#2b91af"/>
    </style:style>
    <style:style style:name="T490" style:family="text">
      <style:text-properties fo:font-size="10.50pt" fo:font-weight="normal" fo:font-family="Consolas" style:font-family-asian="Consolas" style:font-family-complex="Consolas" fo:background-color="transparent" style:use-window-font-color="true"/>
    </style:style>
    <style:style style:name="T491" style:family="text">
      <style:text-properties fo:font-size="10.50pt" fo:font-weight="normal" fo:font-family="Consolas" style:font-family-asian="Consolas" style:font-family-complex="Consolas" fo:background-color="transparent" fo:color="#2b91af"/>
    </style:style>
    <style:style style:name="T492" style:family="text">
      <style:text-properties fo:font-size="10.50pt" fo:font-weight="normal" fo:font-family="Consolas" style:font-family-asian="Consolas" style:font-family-complex="Consolas" fo:background-color="transparent" style:use-window-font-color="true"/>
    </style:style>
    <style:style style:name="T493" style:family="text">
      <style:text-properties fo:font-size="10.50pt" fo:font-weight="normal" fo:font-family="Consolas" style:font-family-asian="Consolas" style:font-family-complex="Consolas" fo:background-color="transparent" fo:color="#2b91af"/>
    </style:style>
    <style:style style:name="T494" style:family="text">
      <style:text-properties fo:font-size="10.50pt" fo:font-weight="normal" fo:font-family="Consolas" style:font-family-asian="Consolas" style:font-family-complex="Consolas" fo:background-color="transparent" style:use-window-font-color="true"/>
    </style:style>
    <style:style style:name="T495" style:family="text">
      <style:text-properties fo:font-size="10.50pt" fo:font-weight="normal" fo:font-family="Consolas" style:font-family-asian="Consolas" style:font-family-complex="Consolas" fo:background-color="transparent" fo:color="#0000ff"/>
    </style:style>
    <style:style style:name="T496" style:family="text">
      <style:text-properties fo:font-size="10.50pt" fo:font-weight="normal" fo:font-family="Consolas" style:font-family-asian="Consolas" style:font-family-complex="Consolas" fo:background-color="transparent" style:use-window-font-color="true"/>
    </style:style>
    <style:style style:name="T497" style:family="text">
      <style:text-properties fo:font-size="10.50pt" fo:font-weight="normal" fo:font-family="Consolas" style:font-family-asian="Consolas" style:font-family-complex="Consolas" fo:background-color="transparent" fo:color="#0000ff"/>
    </style:style>
    <style:style style:name="T498" style:family="text">
      <style:text-properties fo:font-size="10.50pt" fo:font-weight="normal" fo:font-family="Consolas" style:font-family-asian="Consolas" style:font-family-complex="Consolas" fo:background-color="transparent" style:use-window-font-color="true"/>
    </style:style>
    <style:style style:name="T499" style:family="text">
      <style:text-properties fo:font-size="10.50pt" fo:font-weight="normal" fo:font-family="Consolas" style:font-family-asian="Consolas" style:font-family-complex="Consolas" fo:background-color="transparent" fo:color="#2b91af"/>
    </style:style>
    <style:style style:name="T500" style:family="text">
      <style:text-properties fo:font-size="10.50pt" fo:font-weight="normal" fo:font-family="Consolas" style:font-family-asian="Consolas" style:font-family-complex="Consolas" fo:background-color="transparent" style:use-window-font-color="true"/>
    </style:style>
    <style:style style:name="T501" style:family="text">
      <style:text-properties fo:font-size="10.50pt" fo:font-weight="normal" fo:font-family="Consolas" style:font-family-asian="Consolas" style:font-family-complex="Consolas" fo:background-color="transparent" fo:color="#0000ff"/>
    </style:style>
    <style:style style:name="T502" style:family="text">
      <style:text-properties fo:font-size="10.50pt" fo:font-weight="normal" fo:font-family="Consolas" style:font-family-asian="Consolas" style:font-family-complex="Consolas" fo:background-color="transparent" style:use-window-font-color="true"/>
    </style:style>
    <style:style style:name="T503" style:family="text">
      <style:text-properties fo:font-size="10.50pt" fo:font-weight="normal" fo:font-family="Consolas" style:font-family-asian="Consolas" style:font-family-complex="Consolas" fo:background-color="transparent" fo:color="#2b91af"/>
    </style:style>
    <style:style style:name="T504" style:family="text">
      <style:text-properties fo:font-size="10.50pt" fo:font-weight="normal" fo:font-family="Consolas" style:font-family-asian="Consolas" style:font-family-complex="Consolas" fo:background-color="transparent" style:use-window-font-color="true"/>
    </style:style>
    <style:style style:name="T505" style:family="text">
      <style:text-properties fo:font-size="10.50pt" fo:font-weight="normal" fo:font-family="Consolas" style:font-family-asian="Consolas" style:font-family-complex="Consolas" fo:background-color="transparent" fo:color="#0000ff"/>
    </style:style>
    <style:style style:name="T506" style:family="text">
      <style:text-properties fo:font-size="10.50pt" fo:font-weight="normal" fo:font-family="Consolas" style:font-family-asian="Consolas" style:font-family-complex="Consolas" fo:background-color="transparent" style:use-window-font-color="true"/>
    </style:style>
    <style:style style:name="T507" style:family="text">
      <style:text-properties fo:font-size="10.50pt" fo:font-weight="normal" fo:font-family="Consolas" style:font-family-asian="Consolas" style:font-family-complex="Consolas" fo:background-color="transparent" fo:color="#008000"/>
    </style:style>
    <style:style style:name="T508" style:family="text">
      <style:text-properties fo:font-size="10.50pt" fo:font-weight="normal" fo:font-family="Consolas" style:font-family-asian="Consolas" style:font-family-complex="Consolas" fo:background-color="transparent" style:use-window-font-color="true"/>
    </style:style>
    <style:style style:name="T509" style:family="text">
      <style:text-properties fo:font-size="10.50pt" fo:font-weight="normal" fo:font-family="Consolas" style:font-family-asian="Consolas" style:font-family-complex="Consolas" fo:background-color="transparent" fo:color="#0000ff"/>
    </style:style>
    <style:style style:name="T510" style:family="text">
      <style:text-properties fo:font-size="10.50pt" fo:font-weight="normal" fo:font-family="Consolas" style:font-family-asian="Consolas" style:font-family-complex="Consolas" fo:background-color="transparent" style:use-window-font-color="true"/>
    </style:style>
    <style:style style:name="T511" style:family="text">
      <style:text-properties fo:font-size="10.50pt" fo:font-weight="normal" fo:font-family="Consolas" style:font-family-asian="Consolas" style:font-family-complex="Consolas" fo:background-color="transparent" fo:color="#0000ff"/>
    </style:style>
    <style:style style:name="T512" style:family="text">
      <style:text-properties fo:font-size="10.50pt" fo:font-weight="normal" fo:font-family="Consolas" style:font-family-asian="Consolas" style:font-family-complex="Consolas" fo:background-color="transparent" style:use-window-font-color="true"/>
    </style:style>
    <style:style style:name="T513" style:family="text">
      <style:text-properties fo:font-size="10.50pt" fo:font-weight="normal" fo:font-family="Consolas" style:font-family-asian="Consolas" style:font-family-complex="Consolas" fo:background-color="transparent" fo:color="#2b91af"/>
    </style:style>
    <style:style style:name="T514" style:family="text">
      <style:text-properties fo:font-size="10.50pt" fo:font-weight="normal" fo:font-family="Consolas" style:font-family-asian="Consolas" style:font-family-complex="Consolas" fo:background-color="transparent" style:use-window-font-color="true"/>
    </style:style>
    <style:style style:name="T515" style:family="text">
      <style:text-properties fo:font-size="10.50pt" fo:font-weight="normal" fo:font-family="Consolas" style:font-family-asian="Consolas" style:font-family-complex="Consolas" fo:background-color="transparent" fo:color="#2b91af"/>
    </style:style>
    <style:style style:name="T516" style:family="text">
      <style:text-properties fo:font-size="10.50pt" fo:font-weight="normal" fo:font-family="Consolas" style:font-family-asian="Consolas" style:font-family-complex="Consolas" fo:background-color="transparent" style:use-window-font-color="true"/>
    </style:style>
    <style:style style:name="T517" style:family="text">
      <style:text-properties fo:font-size="10.50pt" fo:font-weight="normal" fo:font-family="Consolas" style:font-family-asian="Consolas" style:font-family-complex="Consolas" fo:background-color="transparent" fo:color="#2b91af"/>
    </style:style>
    <style:style style:name="T518" style:family="text">
      <style:text-properties fo:font-size="10.50pt" fo:font-weight="normal" fo:font-family="Consolas" style:font-family-asian="Consolas" style:font-family-complex="Consolas" fo:background-color="transparent" style:use-window-font-color="true"/>
    </style:style>
    <style:style style:name="T519" style:family="text">
      <style:text-properties fo:font-size="10.50pt" fo:font-weight="normal" fo:font-family="Consolas" style:font-family-asian="Consolas" style:font-family-complex="Consolas" fo:background-color="transparent" fo:color="#0000ff"/>
    </style:style>
    <style:style style:name="T520" style:family="text">
      <style:text-properties fo:font-size="10.50pt" fo:font-weight="normal" fo:font-family="Consolas" style:font-family-asian="Consolas" style:font-family-complex="Consolas" fo:background-color="transparent" style:use-window-font-color="true"/>
    </style:style>
    <style:style style:name="T521" style:family="text">
      <style:text-properties fo:font-size="10.50pt" fo:font-weight="normal" fo:font-family="Consolas" style:font-family-asian="Consolas" style:font-family-complex="Consolas" fo:background-color="transparent" fo:color="#0000ff"/>
    </style:style>
    <style:style style:name="T522" style:family="text">
      <style:text-properties fo:font-size="10.50pt" fo:font-weight="normal" fo:font-family="Consolas" style:font-family-asian="Consolas" style:font-family-complex="Consolas" fo:background-color="transparent" style:use-window-font-color="true"/>
    </style:style>
    <style:style style:name="T523" style:family="text">
      <style:text-properties fo:font-size="10.50pt" fo:font-weight="normal" fo:font-family="Consolas" style:font-family-asian="Consolas" style:font-family-complex="Consolas" fo:background-color="transparent" fo:color="#2b91af"/>
    </style:style>
    <style:style style:name="T524" style:family="text">
      <style:text-properties fo:font-size="10.50pt" fo:font-weight="normal" fo:font-family="Consolas" style:font-family-asian="Consolas" style:font-family-complex="Consolas" fo:background-color="transparent" style:use-window-font-color="true"/>
    </style:style>
    <style:style style:name="T525" style:family="text">
      <style:text-properties fo:font-size="10.50pt" fo:font-weight="normal" fo:font-family="Consolas" style:font-family-asian="Consolas" style:font-family-complex="Consolas" fo:background-color="transparent" fo:color="#0000ff"/>
    </style:style>
    <style:style style:name="T526" style:family="text">
      <style:text-properties fo:font-size="10.50pt" fo:font-weight="normal" fo:font-family="Consolas" style:font-family-asian="Consolas" style:font-family-complex="Consolas" fo:background-color="transparent" style:use-window-font-color="true"/>
    </style:style>
    <style:style style:name="T527" style:family="text">
      <style:text-properties fo:font-size="10.50pt" fo:font-weight="normal" fo:font-family="Consolas" style:font-family-asian="Consolas" style:font-family-complex="Consolas" fo:background-color="transparent" fo:color="#2b91af"/>
    </style:style>
    <style:style style:name="T528" style:family="text">
      <style:text-properties fo:font-size="10.50pt" fo:font-weight="normal" fo:font-family="Consolas" style:font-family-asian="Consolas" style:font-family-complex="Consolas" fo:background-color="transparent" style:use-window-font-color="true"/>
    </style:style>
    <style:style style:name="T529" style:family="text">
      <style:text-properties fo:font-size="10.50pt" fo:font-weight="normal" fo:font-family="Consolas" style:font-family-asian="Consolas" style:font-family-complex="Consolas" fo:background-color="transparent" fo:color="#0000ff"/>
    </style:style>
    <style:style style:name="T530" style:family="text">
      <style:text-properties fo:font-size="10.50pt" fo:font-weight="normal" fo:font-family="Consolas" style:font-family-asian="Consolas" style:font-family-complex="Consolas" fo:background-color="transparent" style:use-window-font-color="true"/>
    </style:style>
    <style:style style:name="T531" style:family="text">
      <style:text-properties fo:font-size="10.50pt" fo:font-weight="normal" fo:font-family="Consolas" style:font-family-asian="Consolas" style:font-family-complex="Consolas" fo:background-color="transparent" fo:color="#008000"/>
    </style:style>
    <style:style style:name="T532" style:family="text">
      <style:text-properties fo:font-size="10.50pt" fo:font-weight="normal" fo:font-family="Consolas" style:font-family-asian="Consolas" style:font-family-complex="Consolas" fo:background-color="transparent" style:use-window-font-color="true"/>
    </style:style>
    <style:style style:name="T533" style:family="text">
      <style:text-properties fo:font-size="10.50pt" fo:font-weight="normal" fo:font-family="Consolas" style:font-family-asian="Consolas" style:font-family-complex="Consolas" fo:background-color="transparent" fo:color="#0000ff"/>
    </style:style>
    <style:style style:name="T534" style:family="text">
      <style:text-properties fo:font-size="10.50pt" fo:font-weight="normal" fo:font-family="Consolas" style:font-family-asian="Consolas" style:font-family-complex="Consolas" fo:background-color="transparent" style:use-window-font-color="true"/>
    </style:style>
    <style:style style:name="T535" style:family="text">
      <style:text-properties fo:font-size="10.50pt" fo:font-weight="normal" fo:font-family="Consolas" style:font-family-asian="Consolas" style:font-family-complex="Consolas" fo:background-color="transparent" fo:color="#0000ff"/>
    </style:style>
    <style:style style:name="T536" style:family="text">
      <style:text-properties fo:font-size="10.50pt" fo:font-weight="normal" fo:font-family="Consolas" style:font-family-asian="Consolas" style:font-family-complex="Consolas" fo:background-color="transparent" style:use-window-font-color="true"/>
    </style:style>
    <style:style style:name="T537" style:family="text">
      <style:text-properties fo:font-size="10.50pt" fo:font-weight="normal" fo:font-family="Consolas" style:font-family-asian="Consolas" style:font-family-complex="Consolas" fo:background-color="transparent" fo:color="#2b91af"/>
    </style:style>
    <style:style style:name="T538" style:family="text">
      <style:text-properties fo:font-size="10.50pt" fo:font-weight="normal" fo:font-family="Consolas" style:font-family-asian="Consolas" style:font-family-complex="Consolas" fo:background-color="transparent" style:use-window-font-color="true"/>
    </style:style>
    <style:style style:name="T539" style:family="text">
      <style:text-properties fo:font-size="10.50pt" fo:font-weight="normal" fo:font-family="Consolas" style:font-family-asian="Consolas" style:font-family-complex="Consolas" fo:background-color="transparent" fo:color="#2b91af"/>
    </style:style>
    <style:style style:name="T540" style:family="text">
      <style:text-properties fo:font-size="10.50pt" fo:font-weight="normal" fo:font-family="Consolas" style:font-family-asian="Consolas" style:font-family-complex="Consolas" fo:background-color="transparent" style:use-window-font-color="true"/>
    </style:style>
    <style:style style:name="T541" style:family="text">
      <style:text-properties fo:font-size="10.50pt" fo:font-weight="normal" fo:font-family="Consolas" style:font-family-asian="Consolas" style:font-family-complex="Consolas" fo:background-color="transparent" fo:color="#2b91af"/>
    </style:style>
    <style:style style:name="T542" style:family="text">
      <style:text-properties fo:font-size="10.50pt" fo:font-weight="normal" fo:font-family="Consolas" style:font-family-asian="Consolas" style:font-family-complex="Consolas" fo:background-color="transparent" style:use-window-font-color="true"/>
    </style:style>
    <style:style style:name="T543" style:family="text">
      <style:text-properties fo:font-size="10.50pt" fo:font-weight="normal" fo:font-family="Consolas" style:font-family-asian="Consolas" style:font-family-complex="Consolas" fo:background-color="transparent" fo:color="#2b91af"/>
    </style:style>
    <style:style style:name="T544" style:family="text">
      <style:text-properties fo:font-size="10.50pt" fo:font-weight="normal" fo:font-family="Consolas" style:font-family-asian="Consolas" style:font-family-complex="Consolas" fo:background-color="transparent" style:use-window-font-color="true"/>
    </style:style>
    <style:style style:name="T545" style:family="text">
      <style:text-properties fo:font-size="10.50pt" fo:font-weight="normal" fo:font-family="Consolas" style:font-family-asian="Consolas" style:font-family-complex="Consolas" fo:background-color="transparent" fo:color="#0000ff"/>
    </style:style>
    <style:style style:name="T546" style:family="text">
      <style:text-properties fo:font-size="10.50pt" fo:font-weight="normal" fo:font-family="Consolas" style:font-family-asian="Consolas" style:font-family-complex="Consolas" fo:background-color="transparent" style:use-window-font-color="true"/>
    </style:style>
    <style:style style:name="T547" style:family="text">
      <style:text-properties fo:font-size="10.50pt" fo:font-weight="normal" fo:font-family="Consolas" style:font-family-asian="Consolas" style:font-family-complex="Consolas" fo:background-color="transparent" fo:color="#2b91af"/>
    </style:style>
    <style:style style:name="T548" style:family="text">
      <style:text-properties fo:font-size="10.50pt" fo:font-weight="normal" fo:font-family="Consolas" style:font-family-asian="Consolas" style:font-family-complex="Consolas" fo:background-color="transparent" style:use-window-font-color="true"/>
    </style:style>
    <style:style style:name="T549" style:family="text">
      <style:text-properties fo:font-size="10.50pt" fo:font-weight="normal" fo:font-family="Consolas" style:font-family-asian="Consolas" style:font-family-complex="Consolas" fo:background-color="transparent" fo:color="#0000ff"/>
    </style:style>
    <style:style style:name="T550" style:family="text">
      <style:text-properties fo:font-size="10.50pt" fo:font-weight="normal" fo:font-family="Consolas" style:font-family-asian="Consolas" style:font-family-complex="Consolas" fo:background-color="transparent" style:use-window-font-color="true"/>
    </style:style>
    <style:style style:name="T551" style:family="text">
      <style:text-properties fo:font-size="12.00pt" fo:font-weight="normal" fo:font-family="Verdana" style:font-family-asian="Verdana" style:font-family-complex="Verdana" fo:background-color="transparent" fo:color="#000000"/>
    </style:style>
    <style:style style:name="T552" style:family="text">
      <style:text-properties fo:font-size="12.00pt" fo:font-weight="bold" fo:font-family="Verdana" style:font-family-asian="Verdana" style:font-family-complex="Verdana" fo:background-color="transparent" fo:color="#000000"/>
    </style:style>
    <style:style style:name="T553" style:family="text">
      <style:text-properties fo:font-size="10.50pt" fo:font-weight="normal" fo:font-family="Consolas" style:font-family-asian="Consolas" style:font-family-complex="Consolas" fo:background-color="transparent" fo:color="#0000ff"/>
    </style:style>
    <style:style style:name="T554" style:family="text">
      <style:text-properties fo:font-size="10.50pt" fo:font-weight="normal" fo:font-family="Consolas" style:font-family-asian="Consolas" style:font-family-complex="Consolas" fo:background-color="transparent" style:use-window-font-color="true"/>
    </style:style>
    <style:style style:name="T555" style:family="text">
      <style:text-properties fo:font-size="10.50pt" fo:font-weight="normal" fo:font-family="Consolas" style:font-family-asian="Consolas" style:font-family-complex="Consolas" fo:background-color="transparent" fo:color="#0000ff"/>
    </style:style>
    <style:style style:name="T556" style:family="text">
      <style:text-properties fo:font-size="10.50pt" fo:font-weight="normal" fo:font-family="Consolas" style:font-family-asian="Consolas" style:font-family-complex="Consolas" fo:background-color="transparent" style:use-window-font-color="true"/>
    </style:style>
    <style:style style:name="T557" style:family="text">
      <style:text-properties fo:font-size="10.50pt" fo:font-weight="normal" fo:font-family="Consolas" style:font-family-asian="Consolas" style:font-family-complex="Consolas" fo:background-color="transparent" fo:color="#0000ff"/>
    </style:style>
    <style:style style:name="T558" style:family="text">
      <style:text-properties fo:font-size="10.50pt" fo:font-weight="normal" fo:font-family="Consolas" style:font-family-asian="Consolas" style:font-family-complex="Consolas" fo:background-color="transparent" style:use-window-font-color="true"/>
    </style:style>
    <style:style style:name="T559" style:family="text">
      <style:text-properties fo:font-size="10.50pt" fo:font-weight="normal" fo:font-family="Consolas" style:font-family-asian="Consolas" style:font-family-complex="Consolas" fo:background-color="transparent" fo:color="#0000ff"/>
    </style:style>
    <style:style style:name="T560" style:family="text">
      <style:text-properties fo:font-size="10.50pt" fo:font-weight="normal" fo:font-family="Consolas" style:font-family-asian="Consolas" style:font-family-complex="Consolas" fo:background-color="transparent" style:use-window-font-color="true"/>
    </style:style>
    <style:style style:name="T561" style:family="text">
      <style:text-properties fo:font-size="10.50pt" fo:font-weight="normal" fo:font-family="Consolas" style:font-family-asian="Consolas" style:font-family-complex="Consolas" fo:background-color="transparent" fo:color="#0000ff"/>
    </style:style>
    <style:style style:name="T562" style:family="text">
      <style:text-properties fo:font-size="10.50pt" fo:font-weight="normal" fo:font-family="Consolas" style:font-family-asian="Consolas" style:font-family-complex="Consolas" fo:background-color="transparent" style:use-window-font-color="true"/>
    </style:style>
    <style:style style:name="T563" style:family="text">
      <style:text-properties fo:font-size="10.50pt" fo:font-weight="normal" fo:font-family="Consolas" style:font-family-asian="Consolas" style:font-family-complex="Consolas" fo:background-color="transparent" fo:color="#0000ff"/>
    </style:style>
    <style:style style:name="T564" style:family="text">
      <style:text-properties fo:font-size="10.50pt" fo:font-weight="normal" fo:font-family="Consolas" style:font-family-asian="Consolas" style:font-family-complex="Consolas" fo:background-color="transparent" style:use-window-font-color="true"/>
    </style:style>
    <style:style style:name="T565" style:family="text">
      <style:text-properties fo:font-size="10.50pt" fo:font-weight="normal" fo:font-family="Consolas" style:font-family-asian="Consolas" style:font-family-complex="Consolas" fo:background-color="transparent" fo:color="#0000ff"/>
    </style:style>
    <style:style style:name="T566" style:family="text">
      <style:text-properties fo:font-size="10.50pt" fo:font-weight="normal" fo:font-family="Consolas" style:font-family-asian="Consolas" style:font-family-complex="Consolas" fo:background-color="transparent" style:use-window-font-color="true"/>
    </style:style>
    <style:style style:name="T567" style:family="text">
      <style:text-properties fo:font-size="10.50pt" fo:font-weight="normal" fo:font-family="Consolas" style:font-family-asian="Consolas" style:font-family-complex="Consolas" fo:background-color="transparent" fo:color="#2b91af"/>
    </style:style>
    <style:style style:name="T568" style:family="text">
      <style:text-properties fo:font-size="10.50pt" fo:font-weight="normal" fo:font-family="Consolas" style:font-family-asian="Consolas" style:font-family-complex="Consolas" fo:background-color="transparent" style:use-window-font-color="true"/>
    </style:style>
    <style:style style:name="T569" style:family="text">
      <style:text-properties fo:font-size="10.50pt" fo:font-weight="normal" fo:font-family="Consolas" style:font-family-asian="Consolas" style:font-family-complex="Consolas" fo:background-color="transparent" fo:color="#2b91af"/>
    </style:style>
    <style:style style:name="T570" style:family="text">
      <style:text-properties fo:font-size="10.50pt" fo:font-weight="normal" fo:font-family="Consolas" style:font-family-asian="Consolas" style:font-family-complex="Consolas" fo:background-color="transparent" style:use-window-font-color="true"/>
    </style:style>
    <style:style style:name="T571" style:family="text">
      <style:text-properties fo:font-size="10.50pt" fo:font-weight="normal" fo:font-family="Consolas" style:font-family-asian="Consolas" style:font-family-complex="Consolas" fo:background-color="transparent" fo:color="#0000ff"/>
    </style:style>
    <style:style style:name="T572" style:family="text">
      <style:text-properties fo:font-size="10.50pt" fo:font-weight="normal" fo:font-family="Consolas" style:font-family-asian="Consolas" style:font-family-complex="Consolas" fo:background-color="transparent" style:use-window-font-color="true"/>
    </style:style>
    <style:style style:name="T573" style:family="text">
      <style:text-properties fo:font-size="10.50pt" fo:font-weight="normal" fo:font-family="Consolas" style:font-family-asian="Consolas" style:font-family-complex="Consolas" fo:background-color="transparent" fo:color="#0000ff"/>
    </style:style>
    <style:style style:name="T574" style:family="text">
      <style:text-properties fo:font-size="10.50pt" fo:font-weight="normal" fo:font-family="Consolas" style:font-family-asian="Consolas" style:font-family-complex="Consolas" fo:background-color="transparent" style:use-window-font-color="true"/>
    </style:style>
    <style:style style:name="T575" style:family="text">
      <style:text-properties fo:font-size="10.50pt" fo:font-weight="normal" fo:font-family="Consolas" style:font-family-asian="Consolas" style:font-family-complex="Consolas" fo:background-color="transparent" fo:color="#0000ff"/>
    </style:style>
    <style:style style:name="T576" style:family="text">
      <style:text-properties fo:font-size="10.50pt" fo:font-weight="normal" fo:font-family="Consolas" style:font-family-asian="Consolas" style:font-family-complex="Consolas" fo:background-color="transparent" style:use-window-font-color="true"/>
    </style:style>
    <style:style style:name="T577" style:family="text">
      <style:text-properties fo:font-size="10.50pt" fo:font-weight="normal" fo:font-family="Consolas" style:font-family-asian="Consolas" style:font-family-complex="Consolas" fo:background-color="transparent" fo:color="#0000ff"/>
    </style:style>
    <style:style style:name="T578" style:family="text">
      <style:text-properties fo:font-size="10.50pt" fo:font-weight="normal" fo:font-family="Consolas" style:font-family-asian="Consolas" style:font-family-complex="Consolas" fo:background-color="transparent" style:use-window-font-color="true"/>
    </style:style>
    <style:style style:name="T579" style:family="text">
      <style:text-properties fo:font-size="10.50pt" fo:font-weight="normal" fo:font-family="Consolas" style:font-family-asian="Consolas" style:font-family-complex="Consolas" fo:background-color="transparent" fo:color="#0000ff"/>
    </style:style>
    <style:style style:name="T580" style:family="text">
      <style:text-properties fo:font-size="10.50pt" fo:font-weight="normal" fo:font-family="Consolas" style:font-family-asian="Consolas" style:font-family-complex="Consolas" fo:background-color="transparent" style:use-window-font-color="true"/>
    </style:style>
    <style:style style:name="T581" style:family="text">
      <style:text-properties fo:font-size="10.50pt" fo:font-weight="normal" fo:font-family="Consolas" style:font-family-asian="Consolas" style:font-family-complex="Consolas" fo:background-color="transparent" fo:color="#0000ff"/>
    </style:style>
    <style:style style:name="T582" style:family="text">
      <style:text-properties fo:font-size="10.50pt" fo:font-weight="normal" fo:font-family="Consolas" style:font-family-asian="Consolas" style:font-family-complex="Consolas" fo:background-color="transparent" style:use-window-font-color="true"/>
    </style:style>
    <style:style style:name="T583" style:family="text">
      <style:text-properties fo:font-size="10.50pt" fo:font-weight="normal" fo:font-family="Consolas" style:font-family-asian="Consolas" style:font-family-complex="Consolas" fo:background-color="transparent" fo:color="#0000ff"/>
    </style:style>
    <style:style style:name="T584" style:family="text">
      <style:text-properties fo:font-size="10.50pt" fo:font-weight="normal" fo:font-family="Consolas" style:font-family-asian="Consolas" style:font-family-complex="Consolas" fo:background-color="transparent" style:use-window-font-color="true"/>
    </style:style>
    <style:style style:name="T585" style:family="text">
      <style:text-properties fo:font-size="10.50pt" fo:font-weight="normal" fo:font-family="Consolas" style:font-family-asian="Consolas" style:font-family-complex="Consolas" fo:background-color="transparent" fo:color="#2b91af"/>
    </style:style>
    <style:style style:name="T586" style:family="text">
      <style:text-properties fo:font-size="10.50pt" fo:font-weight="normal" fo:font-family="Consolas" style:font-family-asian="Consolas" style:font-family-complex="Consolas" fo:background-color="transparent" style:use-window-font-color="true"/>
    </style:style>
    <style:style style:name="T587" style:family="text">
      <style:text-properties fo:font-size="10.50pt" fo:font-weight="normal" fo:font-family="Consolas" style:font-family-asian="Consolas" style:font-family-complex="Consolas" fo:background-color="transparent" fo:color="#008000"/>
    </style:style>
    <style:style style:name="T588" style:family="text">
      <style:text-properties fo:font-size="10.50pt" fo:font-weight="normal" fo:font-family="Consolas" style:font-family-asian="Consolas" style:font-family-complex="Consolas" fo:background-color="transparent" style:use-window-font-color="true"/>
    </style:style>
    <style:style style:name="T589" style:family="text">
      <style:text-properties fo:font-size="10.50pt" fo:font-weight="normal" fo:font-family="Consolas" style:font-family-asian="Consolas" style:font-family-complex="Consolas" fo:background-color="transparent" fo:color="#0000ff"/>
    </style:style>
    <style:style style:name="T590" style:family="text">
      <style:text-properties fo:font-size="10.50pt" fo:font-weight="normal" fo:font-family="Consolas" style:font-family-asian="Consolas" style:font-family-complex="Consolas" fo:background-color="transparent" style:use-window-font-color="true"/>
    </style:style>
    <style:style style:name="T591" style:family="text">
      <style:text-properties fo:font-size="10.50pt" fo:font-weight="normal" fo:font-family="Consolas" style:font-family-asian="Consolas" style:font-family-complex="Consolas" fo:background-color="transparent" fo:color="#2b91af"/>
    </style:style>
    <style:style style:name="T592" style:family="text">
      <style:text-properties fo:font-size="10.50pt" fo:font-weight="normal" fo:font-family="Consolas" style:font-family-asian="Consolas" style:font-family-complex="Consolas" fo:background-color="transparent" style:use-window-font-color="true"/>
    </style:style>
    <style:style style:name="T593" style:family="text">
      <style:text-properties fo:font-size="10.50pt" fo:font-weight="normal" fo:font-family="Consolas" style:font-family-asian="Consolas" style:font-family-complex="Consolas" fo:background-color="transparent" fo:color="#2b91af"/>
    </style:style>
    <style:style style:name="T594" style:family="text">
      <style:text-properties fo:font-size="10.50pt" fo:font-weight="normal" fo:font-family="Consolas" style:font-family-asian="Consolas" style:font-family-complex="Consolas" fo:background-color="transparent" style:use-window-font-color="true"/>
    </style:style>
    <style:style style:name="T595" style:family="text">
      <style:text-properties fo:font-size="10.50pt" fo:font-weight="normal" fo:font-family="Consolas" style:font-family-asian="Consolas" style:font-family-complex="Consolas" fo:background-color="transparent" fo:color="#2b91af"/>
    </style:style>
    <style:style style:name="T596" style:family="text">
      <style:text-properties fo:font-size="10.50pt" fo:font-weight="normal" fo:font-family="Consolas" style:font-family-asian="Consolas" style:font-family-complex="Consolas" fo:background-color="transparent" style:use-window-font-color="true"/>
    </style:style>
    <style:style style:name="T597" style:family="text">
      <style:text-properties fo:font-size="10.50pt" fo:font-weight="normal" fo:font-family="Consolas" style:font-family-asian="Consolas" style:font-family-complex="Consolas" fo:background-color="transparent" fo:color="#0000ff"/>
    </style:style>
    <style:style style:name="T598" style:family="text">
      <style:text-properties fo:font-size="10.50pt" fo:font-weight="normal" fo:font-family="Consolas" style:font-family-asian="Consolas" style:font-family-complex="Consolas" fo:background-color="transparent" style:use-window-font-color="true"/>
    </style:style>
    <style:style style:name="T599" style:family="text">
      <style:text-properties fo:font-size="10.50pt" fo:font-weight="normal" fo:font-family="Consolas" style:font-family-asian="Consolas" style:font-family-complex="Consolas" fo:background-color="transparent" fo:color="#0000ff"/>
    </style:style>
    <style:style style:name="T600" style:family="text">
      <style:text-properties fo:font-size="10.50pt" fo:font-weight="normal" fo:font-family="Consolas" style:font-family-asian="Consolas" style:font-family-complex="Consolas" fo:background-color="transparent" style:use-window-font-color="true"/>
    </style:style>
    <style:style style:name="T601" style:family="text">
      <style:text-properties fo:font-size="10.50pt" fo:font-weight="normal" fo:font-family="Consolas" style:font-family-asian="Consolas" style:font-family-complex="Consolas" fo:background-color="transparent" fo:color="#008000"/>
    </style:style>
    <style:style style:name="T602" style:family="text">
      <style:text-properties fo:font-size="10.50pt" fo:font-weight="normal" fo:font-family="Consolas" style:font-family-asian="Consolas" style:font-family-complex="Consolas" fo:background-color="transparent" style:use-window-font-color="true"/>
    </style:style>
    <style:style style:name="T603" style:family="text">
      <style:text-properties fo:font-size="10.50pt" fo:font-weight="normal" fo:font-family="Consolas" style:font-family-asian="Consolas" style:font-family-complex="Consolas" fo:background-color="transparent" fo:color="#0000ff"/>
    </style:style>
    <style:style style:name="T604" style:family="text">
      <style:text-properties fo:font-size="10.50pt" fo:font-weight="normal" fo:font-family="Consolas" style:font-family-asian="Consolas" style:font-family-complex="Consolas" fo:background-color="transparent" style:use-window-font-color="true"/>
    </style:style>
    <style:style style:name="T605" style:family="text">
      <style:text-properties fo:font-size="10.50pt" fo:font-weight="normal" fo:font-family="Consolas" style:font-family-asian="Consolas" style:font-family-complex="Consolas" fo:background-color="transparent" fo:color="#0000ff"/>
    </style:style>
    <style:style style:name="T606" style:family="text">
      <style:text-properties fo:font-size="10.50pt" fo:font-weight="normal" fo:font-family="Consolas" style:font-family-asian="Consolas" style:font-family-complex="Consolas" fo:background-color="transparent" style:use-window-font-color="true"/>
    </style:style>
    <style:style style:name="T607" style:family="text">
      <style:text-properties fo:font-size="10.50pt" fo:font-weight="normal" fo:font-family="Consolas" style:font-family-asian="Consolas" style:font-family-complex="Consolas" fo:background-color="transparent" fo:color="#0000ff"/>
    </style:style>
    <style:style style:name="T608" style:family="text">
      <style:text-properties fo:font-size="10.50pt" fo:font-weight="normal" fo:font-family="Consolas" style:font-family-asian="Consolas" style:font-family-complex="Consolas" fo:background-color="transparent" style:use-window-font-color="true"/>
    </style:style>
    <style:style style:name="T609" style:family="text">
      <style:text-properties fo:font-size="10.50pt" fo:font-weight="normal" fo:font-family="Consolas" style:font-family-asian="Consolas" style:font-family-complex="Consolas" fo:background-color="transparent" fo:color="#2b91af"/>
    </style:style>
    <style:style style:name="T610" style:family="text">
      <style:text-properties fo:font-size="10.50pt" fo:font-weight="normal" fo:font-family="Consolas" style:font-family-asian="Consolas" style:font-family-complex="Consolas" fo:background-color="transparent" style:use-window-font-color="true"/>
    </style:style>
    <style:style style:name="T611" style:family="text">
      <style:text-properties fo:font-size="10.50pt" fo:font-weight="normal" fo:font-family="Consolas" style:font-family-asian="Consolas" style:font-family-complex="Consolas" fo:background-color="transparent" fo:color="#2b91af"/>
    </style:style>
    <style:style style:name="T612" style:family="text">
      <style:text-properties fo:font-size="10.50pt" fo:font-weight="normal" fo:font-family="Consolas" style:font-family-asian="Consolas" style:font-family-complex="Consolas" fo:background-color="transparent" style:use-window-font-color="true"/>
    </style:style>
    <style:style style:name="T613" style:family="text">
      <style:text-properties fo:font-size="10.50pt" fo:font-weight="normal" fo:font-family="Consolas" style:font-family-asian="Consolas" style:font-family-complex="Consolas" fo:background-color="transparent" fo:color="#0000ff"/>
    </style:style>
    <style:style style:name="T614" style:family="text">
      <style:text-properties fo:font-size="10.50pt" fo:font-weight="normal" fo:font-family="Consolas" style:font-family-asian="Consolas" style:font-family-complex="Consolas" fo:background-color="transparent" style:use-window-font-color="true"/>
    </style:style>
    <style:style style:name="T615" style:family="text">
      <style:text-properties fo:font-size="10.50pt" fo:font-weight="normal" fo:font-family="Consolas" style:font-family-asian="Consolas" style:font-family-complex="Consolas" fo:background-color="transparent" fo:color="#008000"/>
    </style:style>
    <style:style style:name="T616" style:family="text">
      <style:text-properties fo:font-size="10.50pt" fo:font-weight="normal" fo:font-family="Consolas" style:font-family-asian="Consolas" style:font-family-complex="Consolas" fo:background-color="transparent" style:use-window-font-color="true"/>
    </style:style>
    <style:style style:name="T617" style:family="text">
      <style:text-properties fo:font-size="10.50pt" fo:font-weight="normal" fo:font-family="Consolas" style:font-family-asian="Consolas" style:font-family-complex="Consolas" fo:background-color="transparent" fo:color="#0000ff"/>
    </style:style>
    <style:style style:name="T618" style:family="text">
      <style:text-properties fo:font-size="10.50pt" fo:font-weight="normal" fo:font-family="Consolas" style:font-family-asian="Consolas" style:font-family-complex="Consolas" fo:background-color="transparent" style:use-window-font-color="true"/>
    </style:style>
    <style:style style:name="T619" style:family="text">
      <style:text-properties fo:font-size="10.50pt" fo:font-weight="normal" fo:font-family="Consolas" style:font-family-asian="Consolas" style:font-family-complex="Consolas" fo:background-color="transparent" fo:color="#0000ff"/>
    </style:style>
    <style:style style:name="T620" style:family="text">
      <style:text-properties fo:font-size="10.50pt" fo:font-weight="normal" fo:font-family="Consolas" style:font-family-asian="Consolas" style:font-family-complex="Consolas" fo:background-color="transparent" style:use-window-font-color="true"/>
    </style:style>
    <style:style style:name="T621" style:family="text">
      <style:text-properties fo:font-size="10.50pt" fo:font-weight="normal" fo:font-family="Consolas" style:font-family-asian="Consolas" style:font-family-complex="Consolas" fo:background-color="transparent" fo:color="#0000ff"/>
    </style:style>
    <style:style style:name="T622" style:family="text">
      <style:text-properties fo:font-size="10.50pt" fo:font-weight="normal" fo:font-family="Consolas" style:font-family-asian="Consolas" style:font-family-complex="Consolas" fo:background-color="transparent" style:use-window-font-color="true"/>
    </style:style>
    <style:style style:name="T623" style:family="text">
      <style:text-properties fo:font-size="10.50pt" fo:font-weight="normal" fo:font-family="Consolas" style:font-family-asian="Consolas" style:font-family-complex="Consolas" fo:background-color="transparent" fo:color="#2b91af"/>
    </style:style>
    <style:style style:name="T624" style:family="text">
      <style:text-properties fo:font-size="10.50pt" fo:font-weight="normal" fo:font-family="Consolas" style:font-family-asian="Consolas" style:font-family-complex="Consolas" fo:background-color="transparent" style:use-window-font-color="true"/>
    </style:style>
    <style:style style:name="T625" style:family="text">
      <style:text-properties fo:font-size="10.50pt" fo:font-weight="normal" fo:font-family="Consolas" style:font-family-asian="Consolas" style:font-family-complex="Consolas" fo:background-color="transparent" fo:color="#2b91af"/>
    </style:style>
    <style:style style:name="T626" style:family="text">
      <style:text-properties fo:font-size="10.50pt" fo:font-weight="normal" fo:font-family="Consolas" style:font-family-asian="Consolas" style:font-family-complex="Consolas" fo:background-color="transparent" style:use-window-font-color="true"/>
    </style:style>
    <style:style style:name="T627" style:family="text">
      <style:text-properties fo:font-size="10.50pt" fo:font-weight="normal" fo:font-family="Consolas" style:font-family-asian="Consolas" style:font-family-complex="Consolas" fo:background-color="transparent" fo:color="#0000ff"/>
    </style:style>
    <style:style style:name="T628" style:family="text">
      <style:text-properties fo:font-size="10.50pt" fo:font-weight="normal" fo:font-family="Consolas" style:font-family-asian="Consolas" style:font-family-complex="Consolas" fo:background-color="transparent" style:use-window-font-color="true"/>
    </style:style>
    <style:style style:name="T629" style:family="text">
      <style:text-properties fo:font-size="10.50pt" fo:font-weight="normal" fo:font-family="Consolas" style:font-family-asian="Consolas" style:font-family-complex="Consolas" fo:background-color="transparent" fo:color="#008000"/>
    </style:style>
    <style:style style:name="T630" style:family="text">
      <style:text-properties fo:font-size="10.50pt" fo:font-weight="normal" fo:font-family="Consolas" style:font-family-asian="Consolas" style:font-family-complex="Consolas" fo:background-color="transparent" style:use-window-font-color="true"/>
    </style:style>
    <style:style style:name="T631" style:family="text">
      <style:text-properties fo:font-size="10.50pt" fo:font-weight="normal" fo:font-family="Consolas" style:font-family-asian="Consolas" style:font-family-complex="Consolas" fo:background-color="transparent" fo:color="#0000ff"/>
    </style:style>
    <style:style style:name="T632" style:family="text">
      <style:text-properties fo:font-size="10.50pt" fo:font-weight="normal" fo:font-family="Consolas" style:font-family-asian="Consolas" style:font-family-complex="Consolas" fo:background-color="transparent" style:use-window-font-color="true"/>
    </style:style>
    <style:style style:name="T633" style:family="text">
      <style:text-properties fo:font-size="10.50pt" fo:font-weight="normal" fo:font-family="Consolas" style:font-family-asian="Consolas" style:font-family-complex="Consolas" fo:background-color="transparent" fo:color="#0000ff"/>
    </style:style>
    <style:style style:name="T634" style:family="text">
      <style:text-properties fo:font-size="10.50pt" fo:font-weight="normal" fo:font-family="Consolas" style:font-family-asian="Consolas" style:font-family-complex="Consolas" fo:background-color="transparent" style:use-window-font-color="true"/>
    </style:style>
    <style:style style:name="T635" style:family="text">
      <style:text-properties fo:font-size="10.50pt" fo:font-weight="normal" fo:font-family="Consolas" style:font-family-asian="Consolas" style:font-family-complex="Consolas" fo:background-color="transparent" fo:color="#2b91af"/>
    </style:style>
    <style:style style:name="T636" style:family="text">
      <style:text-properties fo:font-size="10.50pt" fo:font-weight="normal" fo:font-family="Consolas" style:font-family-asian="Consolas" style:font-family-complex="Consolas" fo:background-color="transparent" style:use-window-font-color="true"/>
    </style:style>
    <style:style style:name="T637" style:family="text">
      <style:text-properties fo:font-size="10.50pt" fo:font-weight="normal" fo:font-family="Consolas" style:font-family-asian="Consolas" style:font-family-complex="Consolas" fo:background-color="transparent" fo:color="#0000ff"/>
    </style:style>
    <style:style style:name="T638" style:family="text">
      <style:text-properties fo:font-size="10.50pt" fo:font-weight="normal" fo:font-family="Consolas" style:font-family-asian="Consolas" style:font-family-complex="Consolas" fo:background-color="transparent" style:use-window-font-color="true"/>
    </style:style>
    <style:style style:name="T639" style:family="text">
      <style:text-properties fo:font-size="10.50pt" fo:font-weight="normal" fo:font-family="Consolas" style:font-family-asian="Consolas" style:font-family-complex="Consolas" fo:background-color="transparent" fo:color="#008000"/>
    </style:style>
    <style:style style:name="T640" style:family="text">
      <style:text-properties fo:font-size="10.50pt" fo:font-weight="normal" fo:font-family="Consolas" style:font-family-asian="Consolas" style:font-family-complex="Consolas" fo:background-color="transparent" style:use-window-font-color="true"/>
    </style:style>
    <style:style style:name="T641" style:family="text">
      <style:text-properties fo:font-size="10.50pt" fo:font-weight="normal" fo:font-family="Consolas" style:font-family-asian="Consolas" style:font-family-complex="Consolas" fo:background-color="transparent" fo:color="#0000ff"/>
    </style:style>
    <style:style style:name="T642" style:family="text">
      <style:text-properties fo:font-size="10.50pt" fo:font-weight="normal" fo:font-family="Consolas" style:font-family-asian="Consolas" style:font-family-complex="Consolas" fo:background-color="transparent" style:use-window-font-color="true"/>
    </style:style>
    <style:style style:name="T643" style:family="text">
      <style:text-properties fo:font-size="10.50pt" fo:font-weight="normal" fo:font-family="Consolas" style:font-family-asian="Consolas" style:font-family-complex="Consolas" fo:background-color="transparent" fo:color="#0000ff"/>
    </style:style>
    <style:style style:name="T644" style:family="text">
      <style:text-properties fo:font-size="10.50pt" fo:font-weight="normal" fo:font-family="Consolas" style:font-family-asian="Consolas" style:font-family-complex="Consolas" fo:background-color="transparent" style:use-window-font-color="true"/>
    </style:style>
    <style:style style:name="T645" style:family="text">
      <style:text-properties fo:font-size="10.50pt" fo:font-weight="normal" fo:font-family="Consolas" style:font-family-asian="Consolas" style:font-family-complex="Consolas" fo:background-color="transparent" fo:color="#0000ff"/>
    </style:style>
    <style:style style:name="T646" style:family="text">
      <style:text-properties fo:font-size="10.50pt" fo:font-weight="normal" fo:font-family="Consolas" style:font-family-asian="Consolas" style:font-family-complex="Consolas" fo:background-color="transparent" style:use-window-font-color="true"/>
    </style:style>
    <style:style style:name="T647" style:family="text">
      <style:text-properties fo:font-size="10.50pt" fo:font-weight="normal" fo:font-family="Consolas" style:font-family-asian="Consolas" style:font-family-complex="Consolas" fo:background-color="transparent" fo:color="#2b91af"/>
    </style:style>
    <style:style style:name="T648" style:family="text">
      <style:text-properties fo:font-size="10.50pt" fo:font-weight="normal" fo:font-family="Consolas" style:font-family-asian="Consolas" style:font-family-complex="Consolas" fo:background-color="transparent" style:use-window-font-color="true"/>
    </style:style>
    <style:style style:name="T649" style:family="text">
      <style:text-properties fo:font-size="10.50pt" fo:font-weight="normal" fo:font-family="Consolas" style:font-family-asian="Consolas" style:font-family-complex="Consolas" fo:background-color="transparent" fo:color="#2b91af"/>
    </style:style>
    <style:style style:name="T650" style:family="text">
      <style:text-properties fo:font-size="10.50pt" fo:font-weight="normal" fo:font-family="Consolas" style:font-family-asian="Consolas" style:font-family-complex="Consolas" fo:background-color="transparent" style:use-window-font-color="true"/>
    </style:style>
    <style:style style:name="T651" style:family="text">
      <style:text-properties fo:font-size="10.50pt" fo:font-weight="normal" fo:font-family="Consolas" style:font-family-asian="Consolas" style:font-family-complex="Consolas" fo:background-color="transparent" fo:color="#0000ff"/>
    </style:style>
    <style:style style:name="T652" style:family="text">
      <style:text-properties fo:font-size="10.50pt" fo:font-weight="normal" fo:font-family="Consolas" style:font-family-asian="Consolas" style:font-family-complex="Consolas" fo:background-color="transparent" style:use-window-font-color="true"/>
    </style:style>
    <style:style style:name="T653" style:family="text">
      <style:text-properties fo:font-size="10.50pt" fo:font-weight="normal" fo:font-family="Consolas" style:font-family-asian="Consolas" style:font-family-complex="Consolas" fo:background-color="transparent" fo:color="#2b91af"/>
    </style:style>
    <style:style style:name="T654" style:family="text">
      <style:text-properties fo:font-size="10.50pt" fo:font-weight="normal" fo:font-family="Consolas" style:font-family-asian="Consolas" style:font-family-complex="Consolas" fo:background-color="transparent" style:use-window-font-color="true"/>
    </style:style>
    <style:style style:name="T655" style:family="text">
      <style:text-properties fo:font-size="12.00pt" fo:font-weight="normal" fo:font-family="Verdana" style:font-family-asian="Verdana" style:font-family-complex="Verdana" fo:background-color="transparent" fo:color="#000000"/>
    </style:style>
    <style:style style:name="T656" style:family="text">
      <style:text-properties fo:font-size="12.00pt" fo:font-weight="bold" fo:font-family="Verdana" style:font-family-asian="Verdana" style:font-family-complex="Verdana" fo:background-color="transparent" fo:color="#000000"/>
    </style:style>
    <style:style style:name="T657" style:family="text">
      <style:text-properties fo:font-size="10.50pt" fo:font-weight="normal" fo:font-family="Consolas" style:font-family-asian="Consolas" style:font-family-complex="Consolas" fo:background-color="transparent" fo:color="#0000ff"/>
    </style:style>
    <style:style style:name="T658" style:family="text">
      <style:text-properties fo:font-size="10.50pt" fo:font-weight="normal" fo:font-family="Consolas" style:font-family-asian="Consolas" style:font-family-complex="Consolas" fo:background-color="transparent" style:use-window-font-color="true"/>
    </style:style>
    <style:style style:name="T659" style:family="text">
      <style:text-properties fo:font-size="10.50pt" fo:font-weight="normal" fo:font-family="Consolas" style:font-family-asian="Consolas" style:font-family-complex="Consolas" fo:background-color="transparent" fo:color="#0000ff"/>
    </style:style>
    <style:style style:name="T660" style:family="text">
      <style:text-properties fo:font-size="10.50pt" fo:font-weight="normal" fo:font-family="Consolas" style:font-family-asian="Consolas" style:font-family-complex="Consolas" fo:background-color="transparent" style:use-window-font-color="true"/>
    </style:style>
    <style:style style:name="T661" style:family="text">
      <style:text-properties fo:font-size="10.50pt" fo:font-weight="normal" fo:font-family="Consolas" style:font-family-asian="Consolas" style:font-family-complex="Consolas" fo:background-color="transparent" fo:color="#0000ff"/>
    </style:style>
    <style:style style:name="T662" style:family="text">
      <style:text-properties fo:font-size="10.50pt" fo:font-weight="normal" fo:font-family="Consolas" style:font-family-asian="Consolas" style:font-family-complex="Consolas" fo:background-color="transparent" style:use-window-font-color="true"/>
    </style:style>
    <style:style style:name="T663" style:family="text">
      <style:text-properties fo:font-size="10.50pt" fo:font-weight="normal" fo:font-family="Consolas" style:font-family-asian="Consolas" style:font-family-complex="Consolas" fo:background-color="transparent" fo:color="#0000ff"/>
    </style:style>
    <style:style style:name="T664" style:family="text">
      <style:text-properties fo:font-size="10.50pt" fo:font-weight="normal" fo:font-family="Consolas" style:font-family-asian="Consolas" style:font-family-complex="Consolas" fo:background-color="transparent" style:use-window-font-color="true"/>
    </style:style>
    <style:style style:name="T665" style:family="text">
      <style:text-properties fo:font-size="10.50pt" fo:font-weight="normal" fo:font-family="Consolas" style:font-family-asian="Consolas" style:font-family-complex="Consolas" fo:background-color="transparent" fo:color="#0000ff"/>
    </style:style>
    <style:style style:name="T666" style:family="text">
      <style:text-properties fo:font-size="10.50pt" fo:font-weight="normal" fo:font-family="Consolas" style:font-family-asian="Consolas" style:font-family-complex="Consolas" fo:background-color="transparent" style:use-window-font-color="true"/>
    </style:style>
    <style:style style:name="T667" style:family="text">
      <style:text-properties fo:font-size="10.50pt" fo:font-weight="normal" fo:font-family="Consolas" style:font-family-asian="Consolas" style:font-family-complex="Consolas" fo:background-color="transparent" fo:color="#0000ff"/>
    </style:style>
    <style:style style:name="T668" style:family="text">
      <style:text-properties fo:font-size="10.50pt" fo:font-weight="normal" fo:font-family="Consolas" style:font-family-asian="Consolas" style:font-family-complex="Consolas" fo:background-color="transparent" style:use-window-font-color="true"/>
    </style:style>
    <style:style style:name="T669" style:family="text">
      <style:text-properties fo:font-size="10.50pt" fo:font-weight="normal" fo:font-family="Consolas" style:font-family-asian="Consolas" style:font-family-complex="Consolas" fo:background-color="transparent" fo:color="#0000ff"/>
    </style:style>
    <style:style style:name="T670" style:family="text">
      <style:text-properties fo:font-size="10.50pt" fo:font-weight="normal" fo:font-family="Consolas" style:font-family-asian="Consolas" style:font-family-complex="Consolas" fo:background-color="transparent" style:use-window-font-color="true"/>
    </style:style>
    <style:style style:name="T671" style:family="text">
      <style:text-properties fo:font-size="10.50pt" fo:font-weight="normal" fo:font-family="Consolas" style:font-family-asian="Consolas" style:font-family-complex="Consolas" fo:background-color="transparent" fo:color="#2b91af"/>
    </style:style>
    <style:style style:name="T672" style:family="text">
      <style:text-properties fo:font-size="10.50pt" fo:font-weight="normal" fo:font-family="Consolas" style:font-family-asian="Consolas" style:font-family-complex="Consolas" fo:background-color="transparent" style:use-window-font-color="true"/>
    </style:style>
    <style:style style:name="T673" style:family="text">
      <style:text-properties fo:font-size="10.50pt" fo:font-weight="normal" fo:font-family="Consolas" style:font-family-asian="Consolas" style:font-family-complex="Consolas" fo:background-color="transparent" fo:color="#2b91af"/>
    </style:style>
    <style:style style:name="T674" style:family="text">
      <style:text-properties fo:font-size="10.50pt" fo:font-weight="normal" fo:font-family="Consolas" style:font-family-asian="Consolas" style:font-family-complex="Consolas" fo:background-color="transparent" style:use-window-font-color="true"/>
    </style:style>
    <style:style style:name="T675" style:family="text">
      <style:text-properties fo:font-size="10.50pt" fo:font-weight="normal" fo:font-family="Consolas" style:font-family-asian="Consolas" style:font-family-complex="Consolas" fo:background-color="transparent" fo:color="#0000ff"/>
    </style:style>
    <style:style style:name="T676" style:family="text">
      <style:text-properties fo:font-size="10.50pt" fo:font-weight="normal" fo:font-family="Consolas" style:font-family-asian="Consolas" style:font-family-complex="Consolas" fo:background-color="transparent" style:use-window-font-color="true"/>
    </style:style>
    <style:style style:name="T677" style:family="text">
      <style:text-properties fo:font-size="10.50pt" fo:font-weight="normal" fo:font-family="Consolas" style:font-family-asian="Consolas" style:font-family-complex="Consolas" fo:background-color="transparent" fo:color="#0000ff"/>
    </style:style>
    <style:style style:name="T678" style:family="text">
      <style:text-properties fo:font-size="10.50pt" fo:font-weight="normal" fo:font-family="Consolas" style:font-family-asian="Consolas" style:font-family-complex="Consolas" fo:background-color="transparent" style:use-window-font-color="true"/>
    </style:style>
    <style:style style:name="T679" style:family="text">
      <style:text-properties fo:font-size="10.50pt" fo:font-weight="normal" fo:font-family="Consolas" style:font-family-asian="Consolas" style:font-family-complex="Consolas" fo:background-color="transparent" fo:color="#0000ff"/>
    </style:style>
    <style:style style:name="T680" style:family="text">
      <style:text-properties fo:font-size="10.50pt" fo:font-weight="normal" fo:font-family="Consolas" style:font-family-asian="Consolas" style:font-family-complex="Consolas" fo:background-color="transparent" style:use-window-font-color="true"/>
    </style:style>
    <style:style style:name="T681" style:family="text">
      <style:text-properties fo:font-size="10.50pt" fo:font-weight="normal" fo:font-family="Consolas" style:font-family-asian="Consolas" style:font-family-complex="Consolas" fo:background-color="transparent" fo:color="#0000ff"/>
    </style:style>
    <style:style style:name="T682" style:family="text">
      <style:text-properties fo:font-size="10.50pt" fo:font-weight="normal" fo:font-family="Consolas" style:font-family-asian="Consolas" style:font-family-complex="Consolas" fo:background-color="transparent" style:use-window-font-color="true"/>
    </style:style>
    <style:style style:name="T683" style:family="text">
      <style:text-properties fo:font-size="10.50pt" fo:font-weight="normal" fo:font-family="Consolas" style:font-family-asian="Consolas" style:font-family-complex="Consolas" fo:background-color="transparent" fo:color="#0000ff"/>
    </style:style>
    <style:style style:name="T684" style:family="text">
      <style:text-properties fo:font-size="10.50pt" fo:font-weight="normal" fo:font-family="Consolas" style:font-family-asian="Consolas" style:font-family-complex="Consolas" fo:background-color="transparent" style:use-window-font-color="true"/>
    </style:style>
    <style:style style:name="T685" style:family="text">
      <style:text-properties fo:font-size="10.50pt" fo:font-weight="normal" fo:font-family="Consolas" style:font-family-asian="Consolas" style:font-family-complex="Consolas" fo:background-color="transparent" fo:color="#0000ff"/>
    </style:style>
    <style:style style:name="T686" style:family="text">
      <style:text-properties fo:font-size="10.50pt" fo:font-weight="normal" fo:font-family="Consolas" style:font-family-asian="Consolas" style:font-family-complex="Consolas" fo:background-color="transparent" style:use-window-font-color="true"/>
    </style:style>
    <style:style style:name="T687" style:family="text">
      <style:text-properties fo:font-size="10.50pt" fo:font-weight="normal" fo:font-family="Consolas" style:font-family-asian="Consolas" style:font-family-complex="Consolas" fo:background-color="transparent" fo:color="#008000"/>
    </style:style>
    <style:style style:name="T688" style:family="text">
      <style:text-properties fo:font-size="10.50pt" fo:font-weight="normal" fo:font-family="Consolas" style:font-family-asian="Consolas" style:font-family-complex="Consolas" fo:background-color="transparent" style:use-window-font-color="true"/>
    </style:style>
    <style:style style:name="T689" style:family="text">
      <style:text-properties fo:font-size="10.50pt" fo:font-weight="normal" fo:font-family="Consolas" style:font-family-asian="Consolas" style:font-family-complex="Consolas" fo:background-color="transparent" fo:color="#0000ff"/>
    </style:style>
    <style:style style:name="T690" style:family="text">
      <style:text-properties fo:font-size="10.50pt" fo:font-weight="normal" fo:font-family="Consolas" style:font-family-asian="Consolas" style:font-family-complex="Consolas" fo:background-color="transparent" style:use-window-font-color="true"/>
    </style:style>
    <style:style style:name="T691" style:family="text">
      <style:text-properties fo:font-size="10.50pt" fo:font-weight="normal" fo:font-family="Consolas" style:font-family-asian="Consolas" style:font-family-complex="Consolas" fo:background-color="transparent" fo:color="#2b91af"/>
    </style:style>
    <style:style style:name="T692" style:family="text">
      <style:text-properties fo:font-size="10.50pt" fo:font-weight="normal" fo:font-family="Consolas" style:font-family-asian="Consolas" style:font-family-complex="Consolas" fo:background-color="transparent" style:use-window-font-color="true"/>
    </style:style>
    <style:style style:name="T693" style:family="text">
      <style:text-properties fo:font-size="10.50pt" fo:font-weight="normal" fo:font-family="Consolas" style:font-family-asian="Consolas" style:font-family-complex="Consolas" fo:background-color="transparent" fo:color="#2b91af"/>
    </style:style>
    <style:style style:name="T694" style:family="text">
      <style:text-properties fo:font-size="10.50pt" fo:font-weight="normal" fo:font-family="Consolas" style:font-family-asian="Consolas" style:font-family-complex="Consolas" fo:background-color="transparent" style:use-window-font-color="true"/>
    </style:style>
    <style:style style:name="T695" style:family="text">
      <style:text-properties fo:font-size="10.50pt" fo:font-weight="normal" fo:font-family="Consolas" style:font-family-asian="Consolas" style:font-family-complex="Consolas" fo:background-color="transparent" fo:color="#2b91af"/>
    </style:style>
    <style:style style:name="T696" style:family="text">
      <style:text-properties fo:font-size="10.50pt" fo:font-weight="normal" fo:font-family="Consolas" style:font-family-asian="Consolas" style:font-family-complex="Consolas" fo:background-color="transparent" style:use-window-font-color="true"/>
    </style:style>
    <style:style style:name="T697" style:family="text">
      <style:text-properties fo:font-size="10.50pt" fo:font-weight="normal" fo:font-family="Consolas" style:font-family-asian="Consolas" style:font-family-complex="Consolas" fo:background-color="transparent" fo:color="#0000ff"/>
    </style:style>
    <style:style style:name="T698" style:family="text">
      <style:text-properties fo:font-size="10.50pt" fo:font-weight="normal" fo:font-family="Consolas" style:font-family-asian="Consolas" style:font-family-complex="Consolas" fo:background-color="transparent" style:use-window-font-color="true"/>
    </style:style>
    <style:style style:name="T699" style:family="text">
      <style:text-properties fo:font-size="10.50pt" fo:font-weight="normal" fo:font-family="Consolas" style:font-family-asian="Consolas" style:font-family-complex="Consolas" fo:background-color="transparent" fo:color="#008000"/>
    </style:style>
    <style:style style:name="T700" style:family="text">
      <style:text-properties fo:font-size="10.50pt" fo:font-weight="normal" fo:font-family="Consolas" style:font-family-asian="Consolas" style:font-family-complex="Consolas" fo:background-color="transparent" style:use-window-font-color="true"/>
    </style:style>
    <style:style style:name="T701" style:family="text">
      <style:text-properties fo:font-size="10.50pt" fo:font-weight="normal" fo:font-family="Consolas" style:font-family-asian="Consolas" style:font-family-complex="Consolas" fo:background-color="transparent" fo:color="#0000ff"/>
    </style:style>
    <style:style style:name="T702" style:family="text">
      <style:text-properties fo:font-size="10.50pt" fo:font-weight="normal" fo:font-family="Consolas" style:font-family-asian="Consolas" style:font-family-complex="Consolas" fo:background-color="transparent" style:use-window-font-color="true"/>
    </style:style>
    <style:style style:name="T703" style:family="text">
      <style:text-properties fo:font-size="10.50pt" fo:font-weight="normal" fo:font-family="Consolas" style:font-family-asian="Consolas" style:font-family-complex="Consolas" fo:background-color="transparent" fo:color="#0000ff"/>
    </style:style>
    <style:style style:name="T704" style:family="text">
      <style:text-properties fo:font-size="10.50pt" fo:font-weight="normal" fo:font-family="Consolas" style:font-family-asian="Consolas" style:font-family-complex="Consolas" fo:background-color="transparent" style:use-window-font-color="true"/>
    </style:style>
    <style:style style:name="T705" style:family="text">
      <style:text-properties fo:font-size="10.50pt" fo:font-weight="normal" fo:font-family="Consolas" style:font-family-asian="Consolas" style:font-family-complex="Consolas" fo:background-color="transparent" fo:color="#0000ff"/>
    </style:style>
    <style:style style:name="T706" style:family="text">
      <style:text-properties fo:font-size="10.50pt" fo:font-weight="normal" fo:font-family="Consolas" style:font-family-asian="Consolas" style:font-family-complex="Consolas" fo:background-color="transparent" style:use-window-font-color="true"/>
    </style:style>
    <style:style style:name="T707" style:family="text">
      <style:text-properties fo:font-size="10.50pt" fo:font-weight="normal" fo:font-family="Consolas" style:font-family-asian="Consolas" style:font-family-complex="Consolas" fo:background-color="transparent" fo:color="#2b91af"/>
    </style:style>
    <style:style style:name="T708" style:family="text">
      <style:text-properties fo:font-size="10.50pt" fo:font-weight="normal" fo:font-family="Consolas" style:font-family-asian="Consolas" style:font-family-complex="Consolas" fo:background-color="transparent" style:use-window-font-color="true"/>
    </style:style>
    <style:style style:name="T709" style:family="text">
      <style:text-properties fo:font-size="10.50pt" fo:font-weight="normal" fo:font-family="Consolas" style:font-family-asian="Consolas" style:font-family-complex="Consolas" fo:background-color="transparent" fo:color="#2b91af"/>
    </style:style>
    <style:style style:name="T710" style:family="text">
      <style:text-properties fo:font-size="10.50pt" fo:font-weight="normal" fo:font-family="Consolas" style:font-family-asian="Consolas" style:font-family-complex="Consolas" fo:background-color="transparent" style:use-window-font-color="true"/>
    </style:style>
    <style:style style:name="T711" style:family="text">
      <style:text-properties fo:font-size="10.50pt" fo:font-weight="normal" fo:font-family="Consolas" style:font-family-asian="Consolas" style:font-family-complex="Consolas" fo:background-color="transparent" fo:color="#0000ff"/>
    </style:style>
    <style:style style:name="T712" style:family="text">
      <style:text-properties fo:font-size="10.50pt" fo:font-weight="normal" fo:font-family="Consolas" style:font-family-asian="Consolas" style:font-family-complex="Consolas" fo:background-color="transparent" style:use-window-font-color="true"/>
    </style:style>
    <style:style style:name="T713" style:family="text">
      <style:text-properties fo:font-size="10.50pt" fo:font-weight="normal" fo:font-family="Consolas" style:font-family-asian="Consolas" style:font-family-complex="Consolas" fo:background-color="transparent" fo:color="#008000"/>
    </style:style>
    <style:style style:name="T714" style:family="text">
      <style:text-properties fo:font-size="10.50pt" fo:font-weight="normal" fo:font-family="Consolas" style:font-family-asian="Consolas" style:font-family-complex="Consolas" fo:background-color="transparent" style:use-window-font-color="true"/>
    </style:style>
    <style:style style:name="T715" style:family="text">
      <style:text-properties fo:font-size="10.50pt" fo:font-weight="normal" fo:font-family="Consolas" style:font-family-asian="Consolas" style:font-family-complex="Consolas" fo:background-color="transparent" fo:color="#0000ff"/>
    </style:style>
    <style:style style:name="T716" style:family="text">
      <style:text-properties fo:font-size="10.50pt" fo:font-weight="normal" fo:font-family="Consolas" style:font-family-asian="Consolas" style:font-family-complex="Consolas" fo:background-color="transparent" style:use-window-font-color="true"/>
    </style:style>
    <style:style style:name="T717" style:family="text">
      <style:text-properties fo:font-size="10.50pt" fo:font-weight="normal" fo:font-family="Consolas" style:font-family-asian="Consolas" style:font-family-complex="Consolas" fo:background-color="transparent" fo:color="#0000ff"/>
    </style:style>
    <style:style style:name="T718" style:family="text">
      <style:text-properties fo:font-size="10.50pt" fo:font-weight="normal" fo:font-family="Consolas" style:font-family-asian="Consolas" style:font-family-complex="Consolas" fo:background-color="transparent" style:use-window-font-color="true"/>
    </style:style>
    <style:style style:name="T719" style:family="text">
      <style:text-properties fo:font-size="10.50pt" fo:font-weight="normal" fo:font-family="Consolas" style:font-family-asian="Consolas" style:font-family-complex="Consolas" fo:background-color="transparent" fo:color="#0000ff"/>
    </style:style>
    <style:style style:name="T720" style:family="text">
      <style:text-properties fo:font-size="10.50pt" fo:font-weight="normal" fo:font-family="Consolas" style:font-family-asian="Consolas" style:font-family-complex="Consolas" fo:background-color="transparent" style:use-window-font-color="true"/>
    </style:style>
    <style:style style:name="T721" style:family="text">
      <style:text-properties fo:font-size="10.50pt" fo:font-weight="normal" fo:font-family="Consolas" style:font-family-asian="Consolas" style:font-family-complex="Consolas" fo:background-color="transparent" fo:color="#2b91af"/>
    </style:style>
    <style:style style:name="T722" style:family="text">
      <style:text-properties fo:font-size="10.50pt" fo:font-weight="normal" fo:font-family="Consolas" style:font-family-asian="Consolas" style:font-family-complex="Consolas" fo:background-color="transparent" style:use-window-font-color="true"/>
    </style:style>
    <style:style style:name="T723" style:family="text">
      <style:text-properties fo:font-size="10.50pt" fo:font-weight="normal" fo:font-family="Consolas" style:font-family-asian="Consolas" style:font-family-complex="Consolas" fo:background-color="transparent" fo:color="#2b91af"/>
    </style:style>
    <style:style style:name="T724" style:family="text">
      <style:text-properties fo:font-size="10.50pt" fo:font-weight="normal" fo:font-family="Consolas" style:font-family-asian="Consolas" style:font-family-complex="Consolas" fo:background-color="transparent" style:use-window-font-color="true"/>
    </style:style>
    <style:style style:name="T725" style:family="text">
      <style:text-properties fo:font-size="10.50pt" fo:font-weight="normal" fo:font-family="Consolas" style:font-family-asian="Consolas" style:font-family-complex="Consolas" fo:background-color="transparent" fo:color="#008000"/>
    </style:style>
    <style:style style:name="T726" style:family="text">
      <style:text-properties fo:font-size="10.50pt" fo:font-weight="normal" fo:font-family="Consolas" style:font-family-asian="Consolas" style:font-family-complex="Consolas" fo:background-color="transparent" style:use-window-font-color="true"/>
    </style:style>
    <style:style style:name="T727" style:family="text">
      <style:text-properties fo:font-size="10.50pt" fo:font-weight="normal" fo:font-family="Consolas" style:font-family-asian="Consolas" style:font-family-complex="Consolas" fo:background-color="transparent" fo:color="#008000"/>
    </style:style>
    <style:style style:name="T728" style:family="text">
      <style:text-properties fo:font-size="10.50pt" fo:font-weight="normal" fo:font-family="Consolas" style:font-family-asian="Consolas" style:font-family-complex="Consolas" fo:background-color="transparent" style:use-window-font-color="true"/>
    </style:style>
    <style:style style:name="T729" style:family="text">
      <style:text-properties fo:font-size="10.50pt" fo:font-weight="normal" fo:font-family="Consolas" style:font-family-asian="Consolas" style:font-family-complex="Consolas" fo:background-color="transparent" fo:color="#0000ff"/>
    </style:style>
    <style:style style:name="T730" style:family="text">
      <style:text-properties fo:font-size="10.50pt" fo:font-weight="normal" fo:font-family="Consolas" style:font-family-asian="Consolas" style:font-family-complex="Consolas" fo:background-color="transparent" style:use-window-font-color="true"/>
    </style:style>
    <style:style style:name="T731" style:family="text">
      <style:text-properties fo:font-size="10.50pt" fo:font-weight="normal" fo:font-family="Consolas" style:font-family-asian="Consolas" style:font-family-complex="Consolas" fo:background-color="transparent" fo:color="#0000ff"/>
    </style:style>
    <style:style style:name="T732" style:family="text">
      <style:text-properties fo:font-size="10.50pt" fo:font-weight="normal" fo:font-family="Consolas" style:font-family-asian="Consolas" style:font-family-complex="Consolas" fo:background-color="transparent" style:use-window-font-color="true"/>
    </style:style>
    <style:style style:name="T733" style:family="text">
      <style:text-properties fo:font-size="10.50pt" fo:font-weight="normal" fo:font-family="Consolas" style:font-family-asian="Consolas" style:font-family-complex="Consolas" fo:background-color="transparent" fo:color="#0000ff"/>
    </style:style>
    <style:style style:name="T734" style:family="text">
      <style:text-properties fo:font-size="10.50pt" fo:font-weight="normal" fo:font-family="Consolas" style:font-family-asian="Consolas" style:font-family-complex="Consolas" fo:background-color="transparent" style:use-window-font-color="true"/>
    </style:style>
    <style:style style:name="T735" style:family="text">
      <style:text-properties fo:font-size="10.50pt" fo:font-weight="normal" fo:font-family="Consolas" style:font-family-asian="Consolas" style:font-family-complex="Consolas" fo:background-color="transparent" fo:color="#2b91af"/>
    </style:style>
    <style:style style:name="T736" style:family="text">
      <style:text-properties fo:font-size="10.50pt" fo:font-weight="normal" fo:font-family="Consolas" style:font-family-asian="Consolas" style:font-family-complex="Consolas" fo:background-color="transparent" style:use-window-font-color="true"/>
    </style:style>
    <style:style style:name="T737" style:family="text">
      <style:text-properties fo:font-size="10.50pt" fo:font-weight="normal" fo:font-family="Consolas" style:font-family-asian="Consolas" style:font-family-complex="Consolas" fo:background-color="transparent" fo:color="#2b91af"/>
    </style:style>
    <style:style style:name="T738" style:family="text">
      <style:text-properties fo:font-size="10.50pt" fo:font-weight="normal" fo:font-family="Consolas" style:font-family-asian="Consolas" style:font-family-complex="Consolas" fo:background-color="transparent" style:use-window-font-color="true"/>
    </style:style>
    <style:style style:name="T739" style:family="text">
      <style:text-properties fo:font-size="10.50pt" fo:font-weight="normal" fo:font-family="Consolas" style:font-family-asian="Consolas" style:font-family-complex="Consolas" fo:background-color="transparent" fo:color="#0000ff"/>
    </style:style>
    <style:style style:name="T740" style:family="text">
      <style:text-properties fo:font-size="10.50pt" fo:font-weight="normal" fo:font-family="Consolas" style:font-family-asian="Consolas" style:font-family-complex="Consolas" fo:background-color="transparent" style:use-window-font-color="true"/>
    </style:style>
    <style:style style:name="T741" style:family="text">
      <style:text-properties fo:font-size="10.50pt" fo:font-weight="normal" fo:font-family="Consolas" style:font-family-asian="Consolas" style:font-family-complex="Consolas" fo:background-color="transparent" fo:color="#2b91af"/>
    </style:style>
    <style:style style:name="T742" style:family="text">
      <style:text-properties fo:font-size="10.50pt" fo:font-weight="normal" fo:font-family="Consolas" style:font-family-asian="Consolas" style:font-family-complex="Consolas" fo:background-color="transparent" style:use-window-font-color="true"/>
    </style:style>
    <style:style style:name="T743" style:family="text">
      <style:text-properties fo:font-size="12.00pt" fo:font-weight="normal" fo:font-family="Verdana" style:font-family-asian="Verdana" style:font-family-complex="Verdana" fo:background-color="transparent" fo:color="#000000"/>
    </style:style>
    <style:style style:name="T744" style:family="text">
      <style:text-properties fo:font-size="12.00pt" fo:font-weight="bold" fo:font-family="Verdana" style:font-family-asian="Verdana" style:font-family-complex="Verdana" fo:background-color="transparent" fo:color="#000000"/>
    </style:style>
    <style:style style:name="T745" style:family="text">
      <style:text-properties fo:font-size="10.50pt" fo:font-weight="normal" fo:font-family="Consolas" style:font-family-asian="Consolas" style:font-family-complex="Consolas" fo:background-color="transparent" fo:color="#0000ff"/>
    </style:style>
    <style:style style:name="T746" style:family="text">
      <style:text-properties fo:font-size="10.50pt" fo:font-weight="normal" fo:font-family="Consolas" style:font-family-asian="Consolas" style:font-family-complex="Consolas" fo:background-color="transparent" style:use-window-font-color="true"/>
    </style:style>
    <style:style style:name="T747" style:family="text">
      <style:text-properties fo:font-size="10.50pt" fo:font-weight="normal" fo:font-family="Consolas" style:font-family-asian="Consolas" style:font-family-complex="Consolas" fo:background-color="transparent" fo:color="#0000ff"/>
    </style:style>
    <style:style style:name="T748" style:family="text">
      <style:text-properties fo:font-size="10.50pt" fo:font-weight="normal" fo:font-family="Consolas" style:font-family-asian="Consolas" style:font-family-complex="Consolas" fo:background-color="transparent" style:use-window-font-color="true"/>
    </style:style>
    <style:style style:name="T749" style:family="text">
      <style:text-properties fo:font-size="10.50pt" fo:font-weight="normal" fo:font-family="Consolas" style:font-family-asian="Consolas" style:font-family-complex="Consolas" fo:background-color="transparent" fo:color="#0000ff"/>
    </style:style>
    <style:style style:name="T750" style:family="text">
      <style:text-properties fo:font-size="10.50pt" fo:font-weight="normal" fo:font-family="Consolas" style:font-family-asian="Consolas" style:font-family-complex="Consolas" fo:background-color="transparent" style:use-window-font-color="true"/>
    </style:style>
    <style:style style:name="T751" style:family="text">
      <style:text-properties fo:font-size="10.50pt" fo:font-weight="normal" fo:font-family="Consolas" style:font-family-asian="Consolas" style:font-family-complex="Consolas" fo:background-color="transparent" fo:color="#0000ff"/>
    </style:style>
    <style:style style:name="T752" style:family="text">
      <style:text-properties fo:font-size="10.50pt" fo:font-weight="normal" fo:font-family="Consolas" style:font-family-asian="Consolas" style:font-family-complex="Consolas" fo:background-color="transparent" style:use-window-font-color="true"/>
    </style:style>
    <style:style style:name="T753" style:family="text">
      <style:text-properties fo:font-size="10.50pt" fo:font-weight="normal" fo:font-family="Consolas" style:font-family-asian="Consolas" style:font-family-complex="Consolas" fo:background-color="transparent" fo:color="#0000ff"/>
    </style:style>
    <style:style style:name="T754" style:family="text">
      <style:text-properties fo:font-size="10.50pt" fo:font-weight="normal" fo:font-family="Consolas" style:font-family-asian="Consolas" style:font-family-complex="Consolas" fo:background-color="transparent" style:use-window-font-color="true"/>
    </style:style>
    <style:style style:name="T755" style:family="text">
      <style:text-properties fo:font-size="10.50pt" fo:font-weight="normal" fo:font-family="Consolas" style:font-family-asian="Consolas" style:font-family-complex="Consolas" fo:background-color="transparent" fo:color="#0000ff"/>
    </style:style>
    <style:style style:name="T756" style:family="text">
      <style:text-properties fo:font-size="10.50pt" fo:font-weight="normal" fo:font-family="Consolas" style:font-family-asian="Consolas" style:font-family-complex="Consolas" fo:background-color="transparent" style:use-window-font-color="true"/>
    </style:style>
    <style:style style:name="T757" style:family="text">
      <style:text-properties fo:font-size="10.50pt" fo:font-weight="normal" fo:font-family="Consolas" style:font-family-asian="Consolas" style:font-family-complex="Consolas" fo:background-color="transparent" fo:color="#0000ff"/>
    </style:style>
    <style:style style:name="T758" style:family="text">
      <style:text-properties fo:font-size="10.50pt" fo:font-weight="normal" fo:font-family="Consolas" style:font-family-asian="Consolas" style:font-family-complex="Consolas" fo:background-color="transparent" style:use-window-font-color="true"/>
    </style:style>
    <style:style style:name="T759" style:family="text">
      <style:text-properties fo:font-size="10.50pt" fo:font-weight="normal" fo:font-family="Consolas" style:font-family-asian="Consolas" style:font-family-complex="Consolas" fo:background-color="transparent" fo:color="#2b91af"/>
    </style:style>
    <style:style style:name="T760" style:family="text">
      <style:text-properties fo:font-size="10.50pt" fo:font-weight="normal" fo:font-family="Consolas" style:font-family-asian="Consolas" style:font-family-complex="Consolas" fo:background-color="transparent" style:use-window-font-color="true"/>
    </style:style>
    <style:style style:name="T761" style:family="text">
      <style:text-properties fo:font-size="10.50pt" fo:font-weight="normal" fo:font-family="Consolas" style:font-family-asian="Consolas" style:font-family-complex="Consolas" fo:background-color="transparent" fo:color="#0000ff"/>
    </style:style>
    <style:style style:name="T762" style:family="text">
      <style:text-properties fo:font-size="10.50pt" fo:font-weight="normal" fo:font-family="Consolas" style:font-family-asian="Consolas" style:font-family-complex="Consolas" fo:background-color="transparent" style:use-window-font-color="true"/>
    </style:style>
    <style:style style:name="T763" style:family="text">
      <style:text-properties fo:font-size="10.50pt" fo:font-weight="normal" fo:font-family="Consolas" style:font-family-asian="Consolas" style:font-family-complex="Consolas" fo:background-color="transparent" fo:color="#0000ff"/>
    </style:style>
    <style:style style:name="T764" style:family="text">
      <style:text-properties fo:font-size="10.50pt" fo:font-weight="normal" fo:font-family="Consolas" style:font-family-asian="Consolas" style:font-family-complex="Consolas" fo:background-color="transparent" style:use-window-font-color="true"/>
    </style:style>
    <style:style style:name="T765" style:family="text">
      <style:text-properties fo:font-size="10.50pt" fo:font-weight="normal" fo:font-family="Consolas" style:font-family-asian="Consolas" style:font-family-complex="Consolas" fo:background-color="transparent" fo:color="#2b91af"/>
    </style:style>
    <style:style style:name="T766" style:family="text">
      <style:text-properties fo:font-size="10.50pt" fo:font-weight="normal" fo:font-family="Consolas" style:font-family-asian="Consolas" style:font-family-complex="Consolas" fo:background-color="transparent" style:use-window-font-color="true"/>
    </style:style>
    <style:style style:name="T767" style:family="text">
      <style:text-properties fo:font-size="10.50pt" fo:font-weight="normal" fo:font-family="Consolas" style:font-family-asian="Consolas" style:font-family-complex="Consolas" fo:background-color="transparent" fo:color="#0000ff"/>
    </style:style>
    <style:style style:name="T768" style:family="text">
      <style:text-properties fo:font-size="10.50pt" fo:font-weight="normal" fo:font-family="Consolas" style:font-family-asian="Consolas" style:font-family-complex="Consolas" fo:background-color="transparent" style:use-window-font-color="true"/>
    </style:style>
    <style:style style:name="T769" style:family="text">
      <style:text-properties fo:font-size="10.50pt" fo:font-weight="normal" fo:font-family="Consolas" style:font-family-asian="Consolas" style:font-family-complex="Consolas" fo:background-color="transparent" fo:color="#2b91af"/>
    </style:style>
    <style:style style:name="T770" style:family="text">
      <style:text-properties fo:font-size="10.50pt" fo:font-weight="normal" fo:font-family="Consolas" style:font-family-asian="Consolas" style:font-family-complex="Consolas" fo:background-color="transparent" style:use-window-font-color="true"/>
    </style:style>
    <style:style style:name="T771" style:family="text">
      <style:text-properties fo:font-size="10.50pt" fo:font-weight="normal" fo:font-family="Consolas" style:font-family-asian="Consolas" style:font-family-complex="Consolas" fo:background-color="transparent" fo:color="#0000ff"/>
    </style:style>
    <style:style style:name="T772" style:family="text">
      <style:text-properties fo:font-size="10.50pt" fo:font-weight="normal" fo:font-family="Consolas" style:font-family-asian="Consolas" style:font-family-complex="Consolas" fo:background-color="transparent" style:use-window-font-color="true"/>
    </style:style>
    <style:style style:name="T773" style:family="text">
      <style:text-properties fo:font-size="10.50pt" fo:font-weight="normal" fo:font-family="Consolas" style:font-family-asian="Consolas" style:font-family-complex="Consolas" fo:background-color="transparent" fo:color="#0000ff"/>
    </style:style>
    <style:style style:name="T774" style:family="text">
      <style:text-properties fo:font-size="10.50pt" fo:font-weight="normal" fo:font-family="Consolas" style:font-family-asian="Consolas" style:font-family-complex="Consolas" fo:background-color="transparent" style:use-window-font-color="true"/>
    </style:style>
    <style:style style:name="T775" style:family="text">
      <style:text-properties fo:font-size="10.50pt" fo:font-weight="normal" fo:font-family="Consolas" style:font-family-asian="Consolas" style:font-family-complex="Consolas" fo:background-color="transparent" fo:color="#2b91af"/>
    </style:style>
    <style:style style:name="T776" style:family="text">
      <style:text-properties fo:font-size="10.50pt" fo:font-weight="normal" fo:font-family="Consolas" style:font-family-asian="Consolas" style:font-family-complex="Consolas" fo:background-color="transparent" style:use-window-font-color="true"/>
    </style:style>
    <style:style style:name="T777" style:family="text">
      <style:text-properties fo:font-size="10.50pt" fo:font-weight="normal" fo:font-family="Consolas" style:font-family-asian="Consolas" style:font-family-complex="Consolas" fo:background-color="transparent" fo:color="#0000ff"/>
    </style:style>
    <style:style style:name="T778" style:family="text">
      <style:text-properties fo:font-size="10.50pt" fo:font-weight="normal" fo:font-family="Consolas" style:font-family-asian="Consolas" style:font-family-complex="Consolas" fo:background-color="transparent" style:use-window-font-color="true"/>
    </style:style>
    <style:style style:name="T779" style:family="text">
      <style:text-properties fo:font-size="10.50pt" fo:font-weight="normal" fo:font-family="Consolas" style:font-family-asian="Consolas" style:font-family-complex="Consolas" fo:background-color="transparent" fo:color="#2b91af"/>
    </style:style>
    <style:style style:name="T780" style:family="text">
      <style:text-properties fo:font-size="10.50pt" fo:font-weight="normal" fo:font-family="Consolas" style:font-family-asian="Consolas" style:font-family-complex="Consolas" fo:background-color="transparent" style:use-window-font-color="true"/>
    </style:style>
    <style:style style:name="T781" style:family="text">
      <style:text-properties fo:font-size="10.50pt" fo:font-weight="normal" fo:font-family="Consolas" style:font-family-asian="Consolas" style:font-family-complex="Consolas" fo:background-color="transparent" fo:color="#0000ff"/>
    </style:style>
    <style:style style:name="T782" style:family="text">
      <style:text-properties fo:font-size="10.50pt" fo:font-weight="normal" fo:font-family="Consolas" style:font-family-asian="Consolas" style:font-family-complex="Consolas" fo:background-color="transparent" style:use-window-font-color="true"/>
    </style:style>
    <style:style style:name="T783" style:family="text">
      <style:text-properties fo:font-size="10.50pt" fo:font-weight="normal" fo:font-family="Consolas" style:font-family-asian="Consolas" style:font-family-complex="Consolas" fo:background-color="transparent" fo:color="#0000ff"/>
    </style:style>
    <style:style style:name="T784" style:family="text">
      <style:text-properties fo:font-size="10.50pt" fo:font-weight="normal" fo:font-family="Consolas" style:font-family-asian="Consolas" style:font-family-complex="Consolas" fo:background-color="transparent" style:use-window-font-color="true"/>
    </style:style>
    <style:style style:name="T785" style:family="text">
      <style:text-properties fo:font-size="10.50pt" fo:font-weight="normal" fo:font-family="Consolas" style:font-family-asian="Consolas" style:font-family-complex="Consolas" fo:background-color="transparent" fo:color="#2b91af"/>
    </style:style>
    <style:style style:name="T786" style:family="text">
      <style:text-properties fo:font-size="10.50pt" fo:font-weight="normal" fo:font-family="Consolas" style:font-family-asian="Consolas" style:font-family-complex="Consolas" fo:background-color="transparent" style:use-window-font-color="true"/>
    </style:style>
    <style:style style:name="T787" style:family="text">
      <style:text-properties fo:font-size="10.50pt" fo:font-weight="normal" fo:font-family="Consolas" style:font-family-asian="Consolas" style:font-family-complex="Consolas" fo:background-color="transparent" fo:color="#0000ff"/>
    </style:style>
    <style:style style:name="T788" style:family="text">
      <style:text-properties fo:font-size="10.50pt" fo:font-weight="normal" fo:font-family="Consolas" style:font-family-asian="Consolas" style:font-family-complex="Consolas" fo:background-color="transparent" style:use-window-font-color="true"/>
    </style:style>
    <style:style style:name="T789" style:family="text">
      <style:text-properties fo:font-size="10.50pt" fo:font-weight="normal" fo:font-family="Consolas" style:font-family-asian="Consolas" style:font-family-complex="Consolas" fo:background-color="transparent" fo:color="#2b91af"/>
    </style:style>
    <style:style style:name="T790" style:family="text">
      <style:text-properties fo:font-size="10.50pt" fo:font-weight="normal" fo:font-family="Consolas" style:font-family-asian="Consolas" style:font-family-complex="Consolas" fo:background-color="transparent" style:use-window-font-color="true"/>
    </style:style>
    <style:style style:name="T791" style:family="text">
      <style:text-properties fo:font-size="10.50pt" fo:font-weight="normal" fo:font-family="Consolas" style:font-family-asian="Consolas" style:font-family-complex="Consolas" fo:background-color="transparent" fo:color="#0000ff"/>
    </style:style>
    <style:style style:name="T792" style:family="text">
      <style:text-properties fo:font-size="10.50pt" fo:font-weight="normal" fo:font-family="Consolas" style:font-family-asian="Consolas" style:font-family-complex="Consolas" fo:background-color="transparent" style:use-window-font-color="true"/>
    </style:style>
    <style:style style:name="T793" style:family="text">
      <style:text-properties fo:font-size="10.50pt" fo:font-weight="normal" fo:font-family="Consolas" style:font-family-asian="Consolas" style:font-family-complex="Consolas" fo:background-color="transparent" fo:color="#0000ff"/>
    </style:style>
    <style:style style:name="T794" style:family="text">
      <style:text-properties fo:font-size="10.50pt" fo:font-weight="normal" fo:font-family="Consolas" style:font-family-asian="Consolas" style:font-family-complex="Consolas" fo:background-color="transparent" style:use-window-font-color="true"/>
    </style:style>
    <style:style style:name="T795" style:family="text">
      <style:text-properties fo:font-size="10.50pt" fo:font-weight="normal" fo:font-family="Consolas" style:font-family-asian="Consolas" style:font-family-complex="Consolas" fo:background-color="transparent" fo:color="#2b91af"/>
    </style:style>
    <style:style style:name="T796" style:family="text">
      <style:text-properties fo:font-size="10.50pt" fo:font-weight="normal" fo:font-family="Consolas" style:font-family-asian="Consolas" style:font-family-complex="Consolas" fo:background-color="transparent" style:use-window-font-color="true"/>
    </style:style>
    <style:style style:name="T797" style:family="text">
      <style:text-properties fo:font-size="10.50pt" fo:font-weight="normal" fo:font-family="Consolas" style:font-family-asian="Consolas" style:font-family-complex="Consolas" fo:background-color="transparent" fo:color="#0000ff"/>
    </style:style>
    <style:style style:name="T798" style:family="text">
      <style:text-properties fo:font-size="10.50pt" fo:font-weight="normal" fo:font-family="Consolas" style:font-family-asian="Consolas" style:font-family-complex="Consolas" fo:background-color="transparent" style:use-window-font-color="true"/>
    </style:style>
    <style:style style:name="T799" style:family="text">
      <style:text-properties fo:font-size="10.50pt" fo:font-weight="normal" fo:font-family="Consolas" style:font-family-asian="Consolas" style:font-family-complex="Consolas" fo:background-color="transparent" fo:color="#2b91af"/>
    </style:style>
    <style:style style:name="T800" style:family="text">
      <style:text-properties fo:font-size="10.50pt" fo:font-weight="normal" fo:font-family="Consolas" style:font-family-asian="Consolas" style:font-family-complex="Consolas" fo:background-color="transparent" style:use-window-font-color="true"/>
    </style:style>
    <style:style style:name="T801" style:family="text">
      <style:text-properties fo:font-size="10.50pt" fo:font-weight="normal" fo:font-family="Consolas" style:font-family-asian="Consolas" style:font-family-complex="Consolas" fo:background-color="transparent" fo:color="#0000ff"/>
    </style:style>
    <style:style style:name="T802" style:family="text">
      <style:text-properties fo:font-size="10.50pt" fo:font-weight="normal" fo:font-family="Consolas" style:font-family-asian="Consolas" style:font-family-complex="Consolas" fo:background-color="transparent" style:use-window-font-color="true"/>
    </style:style>
    <style:style style:name="T803" style:family="text">
      <style:text-properties fo:font-size="10.50pt" fo:font-weight="normal" fo:font-family="Consolas" style:font-family-asian="Consolas" style:font-family-complex="Consolas" fo:background-color="transparent" fo:color="#0000ff"/>
    </style:style>
    <style:style style:name="T804" style:family="text">
      <style:text-properties fo:font-size="10.50pt" fo:font-weight="normal" fo:font-family="Consolas" style:font-family-asian="Consolas" style:font-family-complex="Consolas" fo:background-color="transparent" style:use-window-font-color="true"/>
    </style:style>
    <style:style style:name="T805" style:family="text">
      <style:text-properties fo:font-size="10.50pt" fo:font-weight="normal" fo:font-family="Consolas" style:font-family-asian="Consolas" style:font-family-complex="Consolas" fo:background-color="transparent" fo:color="#2b91af"/>
    </style:style>
    <style:style style:name="T806" style:family="text">
      <style:text-properties fo:font-size="10.50pt" fo:font-weight="normal" fo:font-family="Consolas" style:font-family-asian="Consolas" style:font-family-complex="Consolas" fo:background-color="transparent" style:use-window-font-color="true"/>
    </style:style>
    <style:style style:name="T807" style:family="text">
      <style:text-properties fo:font-size="10.50pt" fo:font-weight="normal" fo:font-family="Consolas" style:font-family-asian="Consolas" style:font-family-complex="Consolas" fo:background-color="transparent" fo:color="#0000ff"/>
    </style:style>
    <style:style style:name="T808" style:family="text">
      <style:text-properties fo:font-size="10.50pt" fo:font-weight="normal" fo:font-family="Consolas" style:font-family-asian="Consolas" style:font-family-complex="Consolas" fo:background-color="transparent" style:use-window-font-color="true"/>
    </style:style>
    <style:style style:name="T809" style:family="text">
      <style:text-properties fo:font-size="10.50pt" fo:font-weight="normal" fo:font-family="Consolas" style:font-family-asian="Consolas" style:font-family-complex="Consolas" fo:background-color="transparent" fo:color="#2b91af"/>
    </style:style>
    <style:style style:name="T810" style:family="text">
      <style:text-properties fo:font-size="10.50pt" fo:font-weight="normal" fo:font-family="Consolas" style:font-family-asian="Consolas" style:font-family-complex="Consolas" fo:background-color="transparent" style:use-window-font-color="true"/>
    </style:style>
    <style:style style:name="T811" style:family="text">
      <style:text-properties fo:font-size="10.50pt" fo:font-weight="normal" fo:font-family="Consolas" style:font-family-asian="Consolas" style:font-family-complex="Consolas" fo:background-color="transparent" fo:color="#0000ff"/>
    </style:style>
    <style:style style:name="T812" style:family="text">
      <style:text-properties fo:font-size="10.50pt" fo:font-weight="normal" fo:font-family="Consolas" style:font-family-asian="Consolas" style:font-family-complex="Consolas" fo:background-color="transparent" style:use-window-font-color="true"/>
    </style:style>
    <style:style style:name="T813" style:family="text">
      <style:text-properties fo:font-size="10.50pt" fo:font-weight="normal" fo:font-family="Consolas" style:font-family-asian="Consolas" style:font-family-complex="Consolas" fo:background-color="transparent" fo:color="#0000ff"/>
    </style:style>
    <style:style style:name="T814" style:family="text">
      <style:text-properties fo:font-size="10.50pt" fo:font-weight="normal" fo:font-family="Consolas" style:font-family-asian="Consolas" style:font-family-complex="Consolas" fo:background-color="transparent" style:use-window-font-color="true"/>
    </style:style>
    <style:style style:name="T815" style:family="text">
      <style:text-properties fo:font-size="10.50pt" fo:font-weight="normal" fo:font-family="Consolas" style:font-family-asian="Consolas" style:font-family-complex="Consolas" fo:background-color="transparent" fo:color="#2b91af"/>
    </style:style>
    <style:style style:name="T816" style:family="text">
      <style:text-properties fo:font-size="10.50pt" fo:font-weight="normal" fo:font-family="Consolas" style:font-family-asian="Consolas" style:font-family-complex="Consolas" fo:background-color="transparent" style:use-window-font-color="true"/>
    </style:style>
    <style:style style:name="T817" style:family="text">
      <style:text-properties fo:font-size="10.50pt" fo:font-weight="normal" fo:font-family="Consolas" style:font-family-asian="Consolas" style:font-family-complex="Consolas" fo:background-color="transparent" fo:color="#0000ff"/>
    </style:style>
    <style:style style:name="T818" style:family="text">
      <style:text-properties fo:font-size="10.50pt" fo:font-weight="normal" fo:font-family="Consolas" style:font-family-asian="Consolas" style:font-family-complex="Consolas" fo:background-color="transparent" style:use-window-font-color="true"/>
    </style:style>
    <style:style style:name="T819" style:family="text">
      <style:text-properties fo:font-size="10.50pt" fo:font-weight="normal" fo:font-family="Consolas" style:font-family-asian="Consolas" style:font-family-complex="Consolas" fo:background-color="transparent" fo:color="#2b91af"/>
    </style:style>
    <style:style style:name="T820" style:family="text">
      <style:text-properties fo:font-size="10.50pt" fo:font-weight="normal" fo:font-family="Consolas" style:font-family-asian="Consolas" style:font-family-complex="Consolas" fo:background-color="transparent" style:use-window-font-color="true"/>
    </style:style>
    <style:style style:name="T821" style:family="text">
      <style:text-properties fo:font-size="10.50pt" fo:font-weight="normal" fo:font-family="Consolas" style:font-family-asian="Consolas" style:font-family-complex="Consolas" fo:background-color="transparent" fo:color="#0000ff"/>
    </style:style>
    <style:style style:name="T822" style:family="text">
      <style:text-properties fo:font-size="10.50pt" fo:font-weight="normal" fo:font-family="Consolas" style:font-family-asian="Consolas" style:font-family-complex="Consolas" fo:background-color="transparent" style:use-window-font-color="true"/>
    </style:style>
    <style:style style:name="T823" style:family="text">
      <style:text-properties fo:font-size="10.50pt" fo:font-weight="normal" fo:font-family="Consolas" style:font-family-asian="Consolas" style:font-family-complex="Consolas" fo:background-color="transparent" fo:color="#0000ff"/>
    </style:style>
    <style:style style:name="T824" style:family="text">
      <style:text-properties fo:font-size="10.50pt" fo:font-weight="normal" fo:font-family="Consolas" style:font-family-asian="Consolas" style:font-family-complex="Consolas" fo:background-color="transparent" style:use-window-font-color="true"/>
    </style:style>
    <style:style style:name="T825" style:family="text">
      <style:text-properties fo:font-size="10.50pt" fo:font-weight="normal" fo:font-family="Consolas" style:font-family-asian="Consolas" style:font-family-complex="Consolas" fo:background-color="transparent" fo:color="#2b91af"/>
    </style:style>
    <style:style style:name="T826" style:family="text">
      <style:text-properties fo:font-size="10.50pt" fo:font-weight="normal" fo:font-family="Consolas" style:font-family-asian="Consolas" style:font-family-complex="Consolas" fo:background-color="transparent" style:use-window-font-color="true"/>
    </style:style>
    <style:style style:name="T827" style:family="text">
      <style:text-properties fo:font-size="10.50pt" fo:font-weight="normal" fo:font-family="Consolas" style:font-family-asian="Consolas" style:font-family-complex="Consolas" fo:background-color="transparent" fo:color="#0000ff"/>
    </style:style>
    <style:style style:name="T828" style:family="text">
      <style:text-properties fo:font-size="10.50pt" fo:font-weight="normal" fo:font-family="Consolas" style:font-family-asian="Consolas" style:font-family-complex="Consolas" fo:background-color="transparent" style:use-window-font-color="true"/>
    </style:style>
    <style:style style:name="T829" style:family="text">
      <style:text-properties fo:font-size="10.50pt" fo:font-weight="normal" fo:font-family="Consolas" style:font-family-asian="Consolas" style:font-family-complex="Consolas" fo:background-color="transparent" fo:color="#2b91af"/>
    </style:style>
    <style:style style:name="T830" style:family="text">
      <style:text-properties fo:font-size="10.50pt" fo:font-weight="normal" fo:font-family="Consolas" style:font-family-asian="Consolas" style:font-family-complex="Consolas" fo:background-color="transparent" style:use-window-font-color="true"/>
    </style:style>
    <style:style style:name="T831" style:family="text">
      <style:text-properties fo:font-size="10.50pt" fo:font-weight="normal" fo:font-family="Consolas" style:font-family-asian="Consolas" style:font-family-complex="Consolas" fo:background-color="transparent" fo:color="#0000ff"/>
    </style:style>
    <style:style style:name="T832" style:family="text">
      <style:text-properties fo:font-size="10.50pt" fo:font-weight="normal" fo:font-family="Consolas" style:font-family-asian="Consolas" style:font-family-complex="Consolas" fo:background-color="transparent" style:use-window-font-color="true"/>
    </style:style>
    <style:style style:name="T833" style:family="text">
      <style:text-properties fo:font-size="10.50pt" fo:font-weight="normal" fo:font-family="Consolas" style:font-family-asian="Consolas" style:font-family-complex="Consolas" fo:background-color="transparent" fo:color="#0000ff"/>
    </style:style>
    <style:style style:name="T834" style:family="text">
      <style:text-properties fo:font-size="10.50pt" fo:font-weight="normal" fo:font-family="Consolas" style:font-family-asian="Consolas" style:font-family-complex="Consolas" fo:background-color="transparent" style:use-window-font-color="true"/>
    </style:style>
    <style:style style:name="T835" style:family="text">
      <style:text-properties fo:font-size="10.50pt" fo:font-weight="normal" fo:font-family="Consolas" style:font-family-asian="Consolas" style:font-family-complex="Consolas" fo:background-color="transparent" fo:color="#2b91af"/>
    </style:style>
    <style:style style:name="T836" style:family="text">
      <style:text-properties fo:font-size="10.50pt" fo:font-weight="normal" fo:font-family="Consolas" style:font-family-asian="Consolas" style:font-family-complex="Consolas" fo:background-color="transparent" style:use-window-font-color="true"/>
    </style:style>
    <style:style style:name="T837" style:family="text">
      <style:text-properties fo:font-size="10.50pt" fo:font-weight="normal" fo:font-family="Consolas" style:font-family-asian="Consolas" style:font-family-complex="Consolas" fo:background-color="transparent" fo:color="#0000ff"/>
    </style:style>
    <style:style style:name="T838" style:family="text">
      <style:text-properties fo:font-size="10.50pt" fo:font-weight="normal" fo:font-family="Consolas" style:font-family-asian="Consolas" style:font-family-complex="Consolas" fo:background-color="transparent" style:use-window-font-color="true"/>
    </style:style>
    <style:style style:name="T839" style:family="text">
      <style:text-properties fo:font-size="10.50pt" fo:font-weight="normal" fo:font-family="Consolas" style:font-family-asian="Consolas" style:font-family-complex="Consolas" fo:background-color="transparent" fo:color="#2b91af"/>
    </style:style>
    <style:style style:name="T840" style:family="text">
      <style:text-properties fo:font-size="10.50pt" fo:font-weight="normal" fo:font-family="Consolas" style:font-family-asian="Consolas" style:font-family-complex="Consolas" fo:background-color="transparent" style:use-window-font-color="true"/>
    </style:style>
    <style:style style:name="T841" style:family="text">
      <style:text-properties fo:font-size="10.50pt" fo:font-weight="normal" fo:font-family="Consolas" style:font-family-asian="Consolas" style:font-family-complex="Consolas" fo:background-color="transparent" fo:color="#008000"/>
    </style:style>
    <style:style style:name="T842" style:family="text">
      <style:text-properties fo:font-size="10.50pt" fo:font-weight="normal" fo:font-family="Consolas" style:font-family-asian="Consolas" style:font-family-complex="Consolas" fo:background-color="transparent" style:use-window-font-color="true"/>
    </style:style>
    <style:style style:name="T843" style:family="text">
      <style:text-properties fo:font-size="10.50pt" fo:font-weight="normal" fo:font-family="Consolas" style:font-family-asian="Consolas" style:font-family-complex="Consolas" fo:background-color="transparent" fo:color="#0000ff"/>
    </style:style>
    <style:style style:name="T844" style:family="text">
      <style:text-properties fo:font-size="10.50pt" fo:font-weight="normal" fo:font-family="Consolas" style:font-family-asian="Consolas" style:font-family-complex="Consolas" fo:background-color="transparent" style:use-window-font-color="true"/>
    </style:style>
    <style:style style:name="T845" style:family="text">
      <style:text-properties fo:font-size="10.50pt" fo:font-weight="normal" fo:font-family="Consolas" style:font-family-asian="Consolas" style:font-family-complex="Consolas" fo:background-color="transparent" fo:color="#0000ff"/>
    </style:style>
    <style:style style:name="T846" style:family="text">
      <style:text-properties fo:font-size="10.50pt" fo:font-weight="normal" fo:font-family="Consolas" style:font-family-asian="Consolas" style:font-family-complex="Consolas" fo:background-color="transparent" style:use-window-font-color="true"/>
    </style:style>
    <style:style style:name="T847" style:family="text">
      <style:text-properties fo:font-size="10.50pt" fo:font-weight="normal" fo:font-family="Consolas" style:font-family-asian="Consolas" style:font-family-complex="Consolas" fo:background-color="transparent" fo:color="#2b91af"/>
    </style:style>
    <style:style style:name="T848" style:family="text">
      <style:text-properties fo:font-size="10.50pt" fo:font-weight="normal" fo:font-family="Consolas" style:font-family-asian="Consolas" style:font-family-complex="Consolas" fo:background-color="transparent" style:use-window-font-color="true"/>
    </style:style>
    <style:style style:name="T849" style:family="text">
      <style:text-properties fo:font-size="10.50pt" fo:font-weight="normal" fo:font-family="Consolas" style:font-family-asian="Consolas" style:font-family-complex="Consolas" fo:background-color="transparent" fo:color="#0000ff"/>
    </style:style>
    <style:style style:name="T850" style:family="text">
      <style:text-properties fo:font-size="10.50pt" fo:font-weight="normal" fo:font-family="Consolas" style:font-family-asian="Consolas" style:font-family-complex="Consolas" fo:background-color="transparent" style:use-window-font-color="true"/>
    </style:style>
    <style:style style:name="T851" style:family="text">
      <style:text-properties fo:font-size="10.50pt" fo:font-weight="normal" fo:font-family="Consolas" style:font-family-asian="Consolas" style:font-family-complex="Consolas" fo:background-color="transparent" fo:color="#0000ff"/>
    </style:style>
    <style:style style:name="T852" style:family="text">
      <style:text-properties fo:font-size="10.50pt" fo:font-weight="normal" fo:font-family="Consolas" style:font-family-asian="Consolas" style:font-family-complex="Consolas" fo:background-color="transparent" style:use-window-font-color="true"/>
    </style:style>
    <style:style style:name="T853" style:family="text">
      <style:text-properties fo:font-size="10.50pt" fo:font-weight="normal" fo:font-family="Consolas" style:font-family-asian="Consolas" style:font-family-complex="Consolas" fo:background-color="transparent" fo:color="#0000ff"/>
    </style:style>
    <style:style style:name="T854" style:family="text">
      <style:text-properties fo:font-size="10.50pt" fo:font-weight="normal" fo:font-family="Consolas" style:font-family-asian="Consolas" style:font-family-complex="Consolas" fo:background-color="transparent" style:use-window-font-color="true"/>
    </style:style>
    <style:style style:name="T855" style:family="text">
      <style:text-properties fo:font-size="10.50pt" fo:font-weight="normal" fo:font-family="Consolas" style:font-family-asian="Consolas" style:font-family-complex="Consolas" fo:background-color="transparent" fo:color="#0000ff"/>
    </style:style>
    <style:style style:name="T856" style:family="text">
      <style:text-properties fo:font-size="10.50pt" fo:font-weight="normal" fo:font-family="Consolas" style:font-family-asian="Consolas" style:font-family-complex="Consolas" fo:background-color="transparent" style:use-window-font-color="true"/>
    </style:style>
    <style:style style:name="T857" style:family="text">
      <style:text-properties fo:font-size="10.50pt" fo:font-weight="normal" fo:font-family="Consolas" style:font-family-asian="Consolas" style:font-family-complex="Consolas" fo:background-color="transparent" fo:color="#008000"/>
    </style:style>
    <style:style style:name="T858" style:family="text">
      <style:text-properties fo:font-size="10.50pt" fo:font-weight="normal" fo:font-family="Consolas" style:font-family-asian="Consolas" style:font-family-complex="Consolas" fo:background-color="transparent" style:use-window-font-color="true"/>
    </style:style>
    <style:style style:name="T859" style:family="text">
      <style:text-properties fo:font-size="10.50pt" fo:font-weight="normal" fo:font-family="Consolas" style:font-family-asian="Consolas" style:font-family-complex="Consolas" fo:background-color="transparent" fo:color="#0000ff"/>
    </style:style>
    <style:style style:name="T860" style:family="text">
      <style:text-properties fo:font-size="10.50pt" fo:font-weight="normal" fo:font-family="Consolas" style:font-family-asian="Consolas" style:font-family-complex="Consolas" fo:background-color="transparent" style:use-window-font-color="true"/>
    </style:style>
    <style:style style:name="T861" style:family="text">
      <style:text-properties fo:font-size="10.50pt" fo:font-weight="normal" fo:font-family="Consolas" style:font-family-asian="Consolas" style:font-family-complex="Consolas" fo:background-color="transparent" fo:color="#0000ff"/>
    </style:style>
    <style:style style:name="T862" style:family="text">
      <style:text-properties fo:font-size="10.50pt" fo:font-weight="normal" fo:font-family="Consolas" style:font-family-asian="Consolas" style:font-family-complex="Consolas" fo:background-color="transparent" style:use-window-font-color="true"/>
    </style:style>
    <style:style style:name="T863" style:family="text">
      <style:text-properties fo:font-size="10.50pt" fo:font-weight="normal" fo:font-family="Consolas" style:font-family-asian="Consolas" style:font-family-complex="Consolas" fo:background-color="transparent" fo:color="#0000ff"/>
    </style:style>
    <style:style style:name="T864" style:family="text">
      <style:text-properties fo:font-size="10.50pt" fo:font-weight="normal" fo:font-family="Consolas" style:font-family-asian="Consolas" style:font-family-complex="Consolas" fo:background-color="transparent" style:use-window-font-color="true"/>
    </style:style>
    <style:style style:name="T865" style:family="text">
      <style:text-properties fo:font-size="10.50pt" fo:font-weight="normal" fo:font-family="Consolas" style:font-family-asian="Consolas" style:font-family-complex="Consolas" fo:background-color="transparent" fo:color="#0000ff"/>
    </style:style>
    <style:style style:name="T866" style:family="text">
      <style:text-properties fo:font-size="10.50pt" fo:font-weight="normal" fo:font-family="Consolas" style:font-family-asian="Consolas" style:font-family-complex="Consolas" fo:background-color="transparent" style:use-window-font-color="true"/>
    </style:style>
    <style:style style:name="T867" style:family="text">
      <style:text-properties fo:font-size="10.50pt" fo:font-weight="normal" fo:font-family="Consolas" style:font-family-asian="Consolas" style:font-family-complex="Consolas" fo:background-color="transparent" fo:color="#0000ff"/>
    </style:style>
    <style:style style:name="T868" style:family="text">
      <style:text-properties fo:font-size="10.50pt" fo:font-weight="normal" fo:font-family="Consolas" style:font-family-asian="Consolas" style:font-family-complex="Consolas" fo:background-color="transparent" style:use-window-font-color="true"/>
    </style:style>
    <style:style style:name="T869" style:family="text">
      <style:text-properties fo:font-size="10.50pt" fo:font-weight="normal" fo:font-family="Consolas" style:font-family-asian="Consolas" style:font-family-complex="Consolas" fo:background-color="transparent" fo:color="#008000"/>
    </style:style>
    <style:style style:name="T870" style:family="text">
      <style:text-properties fo:font-size="10.50pt" fo:font-weight="normal" fo:font-family="Consolas" style:font-family-asian="Consolas" style:font-family-complex="Consolas" fo:background-color="transparent" style:use-window-font-color="true"/>
    </style:style>
    <style:style style:name="T871" style:family="text">
      <style:text-properties fo:font-size="10.50pt" fo:font-weight="normal" fo:font-family="Consolas" style:font-family-asian="Consolas" style:font-family-complex="Consolas" fo:background-color="transparent" fo:color="#0000ff"/>
    </style:style>
    <style:style style:name="T872" style:family="text">
      <style:text-properties fo:font-size="10.50pt" fo:font-weight="normal" fo:font-family="Consolas" style:font-family-asian="Consolas" style:font-family-complex="Consolas" fo:background-color="transparent" style:use-window-font-color="true"/>
    </style:style>
    <style:style style:name="T873" style:family="text">
      <style:text-properties fo:font-size="10.50pt" fo:font-weight="normal" fo:font-family="Consolas" style:font-family-asian="Consolas" style:font-family-complex="Consolas" fo:background-color="transparent" fo:color="#2b91af"/>
    </style:style>
    <style:style style:name="T874" style:family="text">
      <style:text-properties fo:font-size="10.50pt" fo:font-weight="normal" fo:font-family="Consolas" style:font-family-asian="Consolas" style:font-family-complex="Consolas" fo:background-color="transparent" style:use-window-font-color="true"/>
    </style:style>
    <style:style style:name="T875" style:family="text">
      <style:text-properties fo:font-size="10.50pt" fo:font-weight="normal" fo:font-family="Consolas" style:font-family-asian="Consolas" style:font-family-complex="Consolas" fo:background-color="transparent" fo:color="#2b91af"/>
    </style:style>
    <style:style style:name="T876" style:family="text">
      <style:text-properties fo:font-size="10.50pt" fo:font-weight="normal" fo:font-family="Consolas" style:font-family-asian="Consolas" style:font-family-complex="Consolas" fo:background-color="transparent" style:use-window-font-color="true"/>
    </style:style>
    <style:style style:name="T877" style:family="text">
      <style:text-properties fo:font-size="10.50pt" fo:font-weight="normal" fo:font-family="Consolas" style:font-family-asian="Consolas" style:font-family-complex="Consolas" fo:background-color="transparent" fo:color="#0000ff"/>
    </style:style>
    <style:style style:name="T878" style:family="text">
      <style:text-properties fo:font-size="10.50pt" fo:font-weight="normal" fo:font-family="Consolas" style:font-family-asian="Consolas" style:font-family-complex="Consolas" fo:background-color="transparent" style:use-window-font-color="true"/>
    </style:style>
    <style:style style:name="T879" style:family="text">
      <style:text-properties fo:font-size="10.50pt" fo:font-weight="normal" fo:font-family="Consolas" style:font-family-asian="Consolas" style:font-family-complex="Consolas" fo:background-color="transparent" fo:color="#0000ff"/>
    </style:style>
    <style:style style:name="T880" style:family="text">
      <style:text-properties fo:font-size="10.50pt" fo:font-weight="normal" fo:font-family="Consolas" style:font-family-asian="Consolas" style:font-family-complex="Consolas" fo:background-color="transparent" style:use-window-font-color="true"/>
    </style:style>
    <style:style style:name="T881" style:family="text">
      <style:text-properties fo:font-size="10.50pt" fo:font-weight="normal" fo:font-family="Consolas" style:font-family-asian="Consolas" style:font-family-complex="Consolas" fo:background-color="transparent" fo:color="#0000ff"/>
    </style:style>
    <style:style style:name="T882" style:family="text">
      <style:text-properties fo:font-size="10.50pt" fo:font-weight="normal" fo:font-family="Consolas" style:font-family-asian="Consolas" style:font-family-complex="Consolas" fo:background-color="transparent" style:use-window-font-color="true"/>
    </style:style>
    <style:style style:name="T883" style:family="text">
      <style:text-properties fo:font-size="10.50pt" fo:font-weight="normal" fo:font-family="Consolas" style:font-family-asian="Consolas" style:font-family-complex="Consolas" fo:background-color="transparent" fo:color="#0000ff"/>
    </style:style>
    <style:style style:name="T884" style:family="text">
      <style:text-properties fo:font-size="10.50pt" fo:font-weight="normal" fo:font-family="Consolas" style:font-family-asian="Consolas" style:font-family-complex="Consolas" fo:background-color="transparent" style:use-window-font-color="true"/>
    </style:style>
    <style:style style:name="T885" style:family="text">
      <style:text-properties fo:font-size="10.50pt" fo:font-weight="normal" fo:font-family="Consolas" style:font-family-asian="Consolas" style:font-family-complex="Consolas" fo:background-color="transparent" fo:color="#2b91af"/>
    </style:style>
    <style:style style:name="T886" style:family="text">
      <style:text-properties fo:font-size="10.50pt" fo:font-weight="normal" fo:font-family="Consolas" style:font-family-asian="Consolas" style:font-family-complex="Consolas" fo:background-color="transparent" style:use-window-font-color="true"/>
    </style:style>
    <style:style style:name="T887" style:family="text">
      <style:text-properties fo:font-size="10.50pt" fo:font-weight="normal" fo:font-family="Consolas" style:font-family-asian="Consolas" style:font-family-complex="Consolas" fo:background-color="transparent" fo:color="#0000ff"/>
    </style:style>
    <style:style style:name="T888" style:family="text">
      <style:text-properties fo:font-size="10.50pt" fo:font-weight="normal" fo:font-family="Consolas" style:font-family-asian="Consolas" style:font-family-complex="Consolas" fo:background-color="transparent" style:use-window-font-color="true"/>
    </style:style>
    <style:style style:name="T889" style:family="text">
      <style:text-properties fo:font-size="10.50pt" fo:font-weight="normal" fo:font-family="Consolas" style:font-family-asian="Consolas" style:font-family-complex="Consolas" fo:background-color="transparent" fo:color="#2b91af"/>
    </style:style>
    <style:style style:name="T890" style:family="text">
      <style:text-properties fo:font-size="10.50pt" fo:font-weight="normal" fo:font-family="Consolas" style:font-family-asian="Consolas" style:font-family-complex="Consolas" fo:background-color="transparent" style:use-window-font-color="true"/>
    </style:style>
    <style:style style:name="T891" style:family="text">
      <style:text-properties fo:font-size="10.50pt" fo:font-weight="normal" fo:font-family="Consolas" style:font-family-asian="Consolas" style:font-family-complex="Consolas" fo:background-color="transparent" fo:color="#2b91af"/>
    </style:style>
    <style:style style:name="T892" style:family="text">
      <style:text-properties fo:font-size="10.50pt" fo:font-weight="normal" fo:font-family="Consolas" style:font-family-asian="Consolas" style:font-family-complex="Consolas" fo:background-color="transparent" style:use-window-font-color="true"/>
    </style:style>
    <style:style style:name="T893" style:family="text">
      <style:text-properties fo:font-size="10.50pt" fo:font-weight="normal" fo:font-family="Consolas" style:font-family-asian="Consolas" style:font-family-complex="Consolas" fo:background-color="transparent" fo:color="#0000ff"/>
    </style:style>
    <style:style style:name="T894" style:family="text">
      <style:text-properties fo:font-size="10.50pt" fo:font-weight="normal" fo:font-family="Consolas" style:font-family-asian="Consolas" style:font-family-complex="Consolas" fo:background-color="transparent" style:use-window-font-color="true"/>
    </style:style>
    <style:style style:name="T895" style:family="text">
      <style:text-properties fo:font-size="10.50pt" fo:font-weight="normal" fo:font-family="Consolas" style:font-family-asian="Consolas" style:font-family-complex="Consolas" fo:background-color="transparent" fo:color="#0000ff"/>
    </style:style>
    <style:style style:name="T896" style:family="text">
      <style:text-properties fo:font-size="10.50pt" fo:font-weight="normal" fo:font-family="Consolas" style:font-family-asian="Consolas" style:font-family-complex="Consolas" fo:background-color="transparent" style:use-window-font-color="true"/>
    </style:style>
    <style:style style:name="T897" style:family="text">
      <style:text-properties fo:font-size="10.50pt" fo:font-weight="normal" fo:font-family="Consolas" style:font-family-asian="Consolas" style:font-family-complex="Consolas" fo:background-color="transparent" fo:color="#0000ff"/>
    </style:style>
    <style:style style:name="T898" style:family="text">
      <style:text-properties fo:font-size="10.50pt" fo:font-weight="normal" fo:font-family="Consolas" style:font-family-asian="Consolas" style:font-family-complex="Consolas" fo:background-color="transparent" style:use-window-font-color="true"/>
    </style:style>
    <style:style style:name="T899" style:family="text">
      <style:text-properties fo:font-size="10.50pt" fo:font-weight="normal" fo:font-family="Consolas" style:font-family-asian="Consolas" style:font-family-complex="Consolas" fo:background-color="transparent" fo:color="#008000"/>
    </style:style>
    <style:style style:name="T900" style:family="text">
      <style:text-properties fo:font-size="10.50pt" fo:font-weight="normal" fo:font-family="Consolas" style:font-family-asian="Consolas" style:font-family-complex="Consolas" fo:background-color="transparent" style:use-window-font-color="true"/>
    </style:style>
    <style:style style:name="T901" style:family="text">
      <style:text-properties fo:font-size="10.50pt" fo:font-weight="normal" fo:font-family="Consolas" style:font-family-asian="Consolas" style:font-family-complex="Consolas" fo:background-color="transparent" fo:color="#0000ff"/>
    </style:style>
    <style:style style:name="T902" style:family="text">
      <style:text-properties fo:font-size="10.50pt" fo:font-weight="normal" fo:font-family="Consolas" style:font-family-asian="Consolas" style:font-family-complex="Consolas" fo:background-color="transparent" style:use-window-font-color="true"/>
    </style:style>
    <style:style style:name="T903" style:family="text">
      <style:text-properties fo:font-size="10.50pt" fo:font-weight="normal" fo:font-family="Consolas" style:font-family-asian="Consolas" style:font-family-complex="Consolas" fo:background-color="transparent" fo:color="#2b91af"/>
    </style:style>
    <style:style style:name="T904" style:family="text">
      <style:text-properties fo:font-size="10.50pt" fo:font-weight="normal" fo:font-family="Consolas" style:font-family-asian="Consolas" style:font-family-complex="Consolas" fo:background-color="transparent" style:use-window-font-color="true"/>
    </style:style>
    <style:style style:name="T905" style:family="text">
      <style:text-properties fo:font-size="10.50pt" fo:font-weight="normal" fo:font-family="Consolas" style:font-family-asian="Consolas" style:font-family-complex="Consolas" fo:background-color="transparent" fo:color="#2b91af"/>
    </style:style>
    <style:style style:name="T906" style:family="text">
      <style:text-properties fo:font-size="10.50pt" fo:font-weight="normal" fo:font-family="Consolas" style:font-family-asian="Consolas" style:font-family-complex="Consolas" fo:background-color="transparent" style:use-window-font-color="true"/>
    </style:style>
    <style:style style:name="T907" style:family="text">
      <style:text-properties fo:font-size="10.50pt" fo:font-weight="normal" fo:font-family="Consolas" style:font-family-asian="Consolas" style:font-family-complex="Consolas" fo:background-color="transparent" fo:color="#0000ff"/>
    </style:style>
    <style:style style:name="T908" style:family="text">
      <style:text-properties fo:font-size="10.50pt" fo:font-weight="normal" fo:font-family="Consolas" style:font-family-asian="Consolas" style:font-family-complex="Consolas" fo:background-color="transparent" style:use-window-font-color="true"/>
    </style:style>
    <style:style style:name="T909" style:family="text">
      <style:text-properties fo:font-size="10.50pt" fo:font-weight="normal" fo:font-family="Consolas" style:font-family-asian="Consolas" style:font-family-complex="Consolas" fo:background-color="transparent" fo:color="#0000ff"/>
    </style:style>
    <style:style style:name="T910" style:family="text">
      <style:text-properties fo:font-size="10.50pt" fo:font-weight="normal" fo:font-family="Consolas" style:font-family-asian="Consolas" style:font-family-complex="Consolas" fo:background-color="transparent" style:use-window-font-color="true"/>
    </style:style>
    <style:style style:name="T911" style:family="text">
      <style:text-properties fo:font-size="10.50pt" fo:font-weight="normal" fo:font-family="Consolas" style:font-family-asian="Consolas" style:font-family-complex="Consolas" fo:background-color="transparent" fo:color="#2b91af"/>
    </style:style>
    <style:style style:name="T912" style:family="text">
      <style:text-properties fo:font-size="10.50pt" fo:font-weight="normal" fo:font-family="Consolas" style:font-family-asian="Consolas" style:font-family-complex="Consolas" fo:background-color="transparent" style:use-window-font-color="true"/>
    </style:style>
    <style:style style:name="T913" style:family="text">
      <style:text-properties fo:font-size="10.50pt" fo:font-weight="normal" fo:font-family="Consolas" style:font-family-asian="Consolas" style:font-family-complex="Consolas" fo:background-color="transparent" fo:color="#0000ff"/>
    </style:style>
    <style:style style:name="T914" style:family="text">
      <style:text-properties fo:font-size="10.50pt" fo:font-weight="normal" fo:font-family="Consolas" style:font-family-asian="Consolas" style:font-family-complex="Consolas" fo:background-color="transparent" style:use-window-font-color="true"/>
    </style:style>
    <style:style style:name="T915" style:family="text">
      <style:text-properties fo:font-size="10.50pt" fo:font-weight="normal" fo:font-family="Consolas" style:font-family-asian="Consolas" style:font-family-complex="Consolas" fo:background-color="transparent" fo:color="#0000ff"/>
    </style:style>
    <style:style style:name="T916" style:family="text">
      <style:text-properties fo:font-size="10.50pt" fo:font-weight="normal" fo:font-family="Consolas" style:font-family-asian="Consolas" style:font-family-complex="Consolas" fo:background-color="transparent" style:use-window-font-color="true"/>
    </style:style>
    <style:style style:name="T917" style:family="text">
      <style:text-properties fo:font-size="10.50pt" fo:font-weight="normal" fo:font-family="Consolas" style:font-family-asian="Consolas" style:font-family-complex="Consolas" fo:background-color="transparent" fo:color="#0000ff"/>
    </style:style>
    <style:style style:name="T918" style:family="text">
      <style:text-properties fo:font-size="10.50pt" fo:font-weight="normal" fo:font-family="Consolas" style:font-family-asian="Consolas" style:font-family-complex="Consolas" fo:background-color="transparent" style:use-window-font-color="true"/>
    </style:style>
    <style:style style:name="T919" style:family="text">
      <style:text-properties fo:font-size="10.50pt" fo:font-weight="normal" fo:font-family="Consolas" style:font-family-asian="Consolas" style:font-family-complex="Consolas" fo:background-color="transparent" fo:color="#0000ff"/>
    </style:style>
    <style:style style:name="T920" style:family="text">
      <style:text-properties fo:font-size="10.50pt" fo:font-weight="normal" fo:font-family="Consolas" style:font-family-asian="Consolas" style:font-family-complex="Consolas" fo:background-color="transparent" style:use-window-font-color="true"/>
    </style:style>
    <style:style style:name="T921" style:family="text">
      <style:text-properties fo:font-size="12.00pt" fo:font-weight="bold" fo:font-family="Verdana" style:font-family-asian="Verdana" style:font-family-complex="Verdana" fo:background-color="transparent" fo:color="#000000"/>
    </style:style>
    <style:style style:name="T922" style:family="text">
      <style:text-properties fo:font-size="10.50pt" fo:font-weight="normal" fo:font-family="Consolas" style:font-family-asian="Consolas" style:font-family-complex="Consolas" fo:background-color="transparent" fo:color="#0000ff"/>
    </style:style>
    <style:style style:name="T923" style:family="text">
      <style:text-properties fo:font-size="10.50pt" fo:font-weight="normal" fo:font-family="Consolas" style:font-family-asian="Consolas" style:font-family-complex="Consolas" fo:background-color="transparent" style:use-window-font-color="true"/>
    </style:style>
    <style:style style:name="T924" style:family="text">
      <style:text-properties fo:font-size="10.50pt" fo:font-weight="normal" fo:font-family="Consolas" style:font-family-asian="Consolas" style:font-family-complex="Consolas" fo:background-color="transparent" fo:color="#0000ff"/>
    </style:style>
    <style:style style:name="T925" style:family="text">
      <style:text-properties fo:font-size="10.50pt" fo:font-weight="normal" fo:font-family="Consolas" style:font-family-asian="Consolas" style:font-family-complex="Consolas" fo:background-color="transparent" style:use-window-font-color="true"/>
    </style:style>
    <style:style style:name="T926" style:family="text">
      <style:text-properties fo:font-size="10.50pt" fo:font-weight="normal" fo:font-family="Consolas" style:font-family-asian="Consolas" style:font-family-complex="Consolas" fo:background-color="transparent" fo:color="#0000ff"/>
    </style:style>
    <style:style style:name="T927" style:family="text">
      <style:text-properties fo:font-size="10.50pt" fo:font-weight="normal" fo:font-family="Consolas" style:font-family-asian="Consolas" style:font-family-complex="Consolas" fo:background-color="transparent" style:use-window-font-color="true"/>
    </style:style>
    <style:style style:name="T928" style:family="text">
      <style:text-properties fo:font-size="10.50pt" fo:font-weight="normal" fo:font-family="Consolas" style:font-family-asian="Consolas" style:font-family-complex="Consolas" fo:background-color="transparent" fo:color="#0000ff"/>
    </style:style>
    <style:style style:name="T929" style:family="text">
      <style:text-properties fo:font-size="10.50pt" fo:font-weight="normal" fo:font-family="Consolas" style:font-family-asian="Consolas" style:font-family-complex="Consolas" fo:background-color="transparent" style:use-window-font-color="true"/>
    </style:style>
    <style:style style:name="T930" style:family="text">
      <style:text-properties fo:font-size="10.50pt" fo:font-weight="normal" fo:font-family="Consolas" style:font-family-asian="Consolas" style:font-family-complex="Consolas" fo:background-color="transparent" fo:color="#0000ff"/>
    </style:style>
    <style:style style:name="T931" style:family="text">
      <style:text-properties fo:font-size="10.50pt" fo:font-weight="normal" fo:font-family="Consolas" style:font-family-asian="Consolas" style:font-family-complex="Consolas" fo:background-color="transparent" style:use-window-font-color="true"/>
    </style:style>
    <style:style style:name="T932" style:family="text">
      <style:text-properties fo:font-size="10.50pt" fo:font-weight="normal" fo:font-family="Consolas" style:font-family-asian="Consolas" style:font-family-complex="Consolas" fo:background-color="transparent" fo:color="#0000ff"/>
    </style:style>
    <style:style style:name="T933" style:family="text">
      <style:text-properties fo:font-size="10.50pt" fo:font-weight="normal" fo:font-family="Consolas" style:font-family-asian="Consolas" style:font-family-complex="Consolas" fo:background-color="transparent" style:use-window-font-color="true"/>
    </style:style>
    <style:style style:name="T934" style:family="text">
      <style:text-properties fo:font-size="10.50pt" fo:font-weight="normal" fo:font-family="Consolas" style:font-family-asian="Consolas" style:font-family-complex="Consolas" fo:background-color="transparent" fo:color="#0000ff"/>
    </style:style>
    <style:style style:name="T935" style:family="text">
      <style:text-properties fo:font-size="10.50pt" fo:font-weight="normal" fo:font-family="Consolas" style:font-family-asian="Consolas" style:font-family-complex="Consolas" fo:background-color="transparent" style:use-window-font-color="true"/>
    </style:style>
    <style:style style:name="T936" style:family="text">
      <style:text-properties fo:font-size="10.50pt" fo:font-weight="normal" fo:font-family="Consolas" style:font-family-asian="Consolas" style:font-family-complex="Consolas" fo:background-color="transparent" fo:color="#2b91af"/>
    </style:style>
    <style:style style:name="T937" style:family="text">
      <style:text-properties fo:font-size="10.50pt" fo:font-weight="normal" fo:font-family="Consolas" style:font-family-asian="Consolas" style:font-family-complex="Consolas" fo:background-color="transparent" style:use-window-font-color="true"/>
    </style:style>
    <style:style style:name="T938" style:family="text">
      <style:text-properties fo:font-size="10.50pt" fo:font-weight="normal" fo:font-family="Consolas" style:font-family-asian="Consolas" style:font-family-complex="Consolas" fo:background-color="transparent" fo:color="#2b91af"/>
    </style:style>
    <style:style style:name="T939" style:family="text">
      <style:text-properties fo:font-size="10.50pt" fo:font-weight="normal" fo:font-family="Consolas" style:font-family-asian="Consolas" style:font-family-complex="Consolas" fo:background-color="transparent" style:use-window-font-color="true"/>
    </style:style>
    <style:style style:name="T940" style:family="text">
      <style:text-properties fo:font-size="10.50pt" fo:font-weight="normal" fo:font-family="Consolas" style:font-family-asian="Consolas" style:font-family-complex="Consolas" fo:background-color="transparent" fo:color="#008000"/>
    </style:style>
    <style:style style:name="T941" style:family="text">
      <style:text-properties fo:font-size="10.50pt" fo:font-weight="normal" fo:font-family="Consolas" style:font-family-asian="Consolas" style:font-family-complex="Consolas" fo:background-color="transparent" style:use-window-font-color="true"/>
    </style:style>
    <style:style style:name="T942" style:family="text">
      <style:text-properties fo:font-size="10.50pt" fo:font-weight="normal" fo:font-family="Consolas" style:font-family-asian="Consolas" style:font-family-complex="Consolas" fo:background-color="transparent" fo:color="#0000ff"/>
    </style:style>
    <style:style style:name="T943" style:family="text">
      <style:text-properties fo:font-size="10.50pt" fo:font-weight="normal" fo:font-family="Consolas" style:font-family-asian="Consolas" style:font-family-complex="Consolas" fo:background-color="transparent" style:use-window-font-color="true"/>
    </style:style>
    <style:style style:name="T944" style:family="text">
      <style:text-properties fo:font-size="10.50pt" fo:font-weight="normal" fo:font-family="Consolas" style:font-family-asian="Consolas" style:font-family-complex="Consolas" fo:background-color="transparent" fo:color="#2b91af"/>
    </style:style>
    <style:style style:name="T945" style:family="text">
      <style:text-properties fo:font-size="10.50pt" fo:font-weight="normal" fo:font-family="Consolas" style:font-family-asian="Consolas" style:font-family-complex="Consolas" fo:background-color="transparent" style:use-window-font-color="true"/>
    </style:style>
    <style:style style:name="T946" style:family="text">
      <style:text-properties fo:font-size="10.50pt" fo:font-weight="normal" fo:font-family="Consolas" style:font-family-asian="Consolas" style:font-family-complex="Consolas" fo:background-color="transparent" fo:color="#2b91af"/>
    </style:style>
    <style:style style:name="T947" style:family="text">
      <style:text-properties fo:font-size="10.50pt" fo:font-weight="normal" fo:font-family="Consolas" style:font-family-asian="Consolas" style:font-family-complex="Consolas" fo:background-color="transparent" style:use-window-font-color="true"/>
    </style:style>
    <style:style style:name="T948" style:family="text">
      <style:text-properties fo:font-size="10.50pt" fo:font-weight="normal" fo:font-family="Consolas" style:font-family-asian="Consolas" style:font-family-complex="Consolas" fo:background-color="transparent" fo:color="#0000ff"/>
    </style:style>
    <style:style style:name="T949" style:family="text">
      <style:text-properties fo:font-size="10.50pt" fo:font-weight="normal" fo:font-family="Consolas" style:font-family-asian="Consolas" style:font-family-complex="Consolas" fo:background-color="transparent" style:use-window-font-color="true"/>
    </style:style>
    <style:style style:name="T950" style:family="text">
      <style:text-properties fo:font-size="10.50pt" fo:font-weight="normal" fo:font-family="Consolas" style:font-family-asian="Consolas" style:font-family-complex="Consolas" fo:background-color="transparent" fo:color="#0000ff"/>
    </style:style>
    <style:style style:name="T951" style:family="text">
      <style:text-properties fo:font-size="10.50pt" fo:font-weight="normal" fo:font-family="Consolas" style:font-family-asian="Consolas" style:font-family-complex="Consolas" fo:background-color="transparent" style:use-window-font-color="true"/>
    </style:style>
    <style:style style:name="T952" style:family="text">
      <style:text-properties fo:font-size="10.50pt" fo:font-weight="normal" fo:font-family="Consolas" style:font-family-asian="Consolas" style:font-family-complex="Consolas" fo:background-color="transparent" fo:color="#0000ff"/>
    </style:style>
    <style:style style:name="T953" style:family="text">
      <style:text-properties fo:font-size="10.50pt" fo:font-weight="normal" fo:font-family="Consolas" style:font-family-asian="Consolas" style:font-family-complex="Consolas" fo:background-color="transparent" style:use-window-font-color="true"/>
    </style:style>
    <style:style style:name="T954" style:family="text">
      <style:text-properties fo:font-size="10.50pt" fo:font-weight="normal" fo:font-family="Consolas" style:font-family-asian="Consolas" style:font-family-complex="Consolas" fo:background-color="transparent" fo:color="#0000ff"/>
    </style:style>
    <style:style style:name="T955" style:family="text">
      <style:text-properties fo:font-size="10.50pt" fo:font-weight="normal" fo:font-family="Consolas" style:font-family-asian="Consolas" style:font-family-complex="Consolas" fo:background-color="transparent" style:use-window-font-color="true"/>
    </style:style>
    <style:style style:name="T956" style:family="text">
      <style:text-properties fo:font-size="10.50pt" fo:font-weight="normal" fo:font-family="Consolas" style:font-family-asian="Consolas" style:font-family-complex="Consolas" fo:background-color="transparent" fo:color="#0000ff"/>
    </style:style>
    <style:style style:name="T957" style:family="text">
      <style:text-properties fo:font-size="10.50pt" fo:font-weight="normal" fo:font-family="Consolas" style:font-family-asian="Consolas" style:font-family-complex="Consolas" fo:background-color="transparent" style:use-window-font-color="true"/>
    </style:style>
    <style:style style:name="T958" style:family="text">
      <style:text-properties fo:font-size="10.50pt" fo:font-weight="normal" fo:font-family="Consolas" style:font-family-asian="Consolas" style:font-family-complex="Consolas" fo:background-color="transparent" fo:color="#008000"/>
    </style:style>
    <style:style style:name="T959" style:family="text">
      <style:text-properties fo:font-size="10.50pt" fo:font-weight="normal" fo:font-family="Consolas" style:font-family-asian="Consolas" style:font-family-complex="Consolas" fo:background-color="transparent" style:use-window-font-color="true"/>
    </style:style>
    <style:style style:name="T960" style:family="text">
      <style:text-properties fo:font-size="10.50pt" fo:font-weight="normal" fo:font-family="Consolas" style:font-family-asian="Consolas" style:font-family-complex="Consolas" fo:background-color="transparent" fo:color="#0000ff"/>
    </style:style>
    <style:style style:name="T961" style:family="text">
      <style:text-properties fo:font-size="10.50pt" fo:font-weight="normal" fo:font-family="Consolas" style:font-family-asian="Consolas" style:font-family-complex="Consolas" fo:background-color="transparent" style:use-window-font-color="true"/>
    </style:style>
    <style:style style:name="T962" style:family="text">
      <style:text-properties fo:font-size="10.50pt" fo:font-weight="normal" fo:font-family="Consolas" style:font-family-asian="Consolas" style:font-family-complex="Consolas" fo:background-color="transparent" fo:color="#0000ff"/>
    </style:style>
    <style:style style:name="T963" style:family="text">
      <style:text-properties fo:font-size="10.50pt" fo:font-weight="normal" fo:font-family="Consolas" style:font-family-asian="Consolas" style:font-family-complex="Consolas" fo:background-color="transparent" style:use-window-font-color="true"/>
    </style:style>
    <style:style style:name="T964" style:family="text">
      <style:text-properties fo:font-size="10.50pt" fo:font-weight="normal" fo:font-family="Consolas" style:font-family-asian="Consolas" style:font-family-complex="Consolas" fo:background-color="transparent" fo:color="#2b91af"/>
    </style:style>
    <style:style style:name="T965" style:family="text">
      <style:text-properties fo:font-size="10.50pt" fo:font-weight="normal" fo:font-family="Consolas" style:font-family-asian="Consolas" style:font-family-complex="Consolas" fo:background-color="transparent" style:use-window-font-color="true"/>
    </style:style>
    <style:style style:name="T966" style:family="text">
      <style:text-properties fo:font-size="10.50pt" fo:font-weight="normal" fo:font-family="Consolas" style:font-family-asian="Consolas" style:font-family-complex="Consolas" fo:background-color="transparent" fo:color="#2b91af"/>
    </style:style>
    <style:style style:name="T967" style:family="text">
      <style:text-properties fo:font-size="10.50pt" fo:font-weight="normal" fo:font-family="Consolas" style:font-family-asian="Consolas" style:font-family-complex="Consolas" fo:background-color="transparent" style:use-window-font-color="true"/>
    </style:style>
    <style:style style:name="T968" style:family="text">
      <style:text-properties fo:font-size="10.50pt" fo:font-weight="normal" fo:font-family="Consolas" style:font-family-asian="Consolas" style:font-family-complex="Consolas" fo:background-color="transparent" fo:color="#0000ff"/>
    </style:style>
    <style:style style:name="T969" style:family="text">
      <style:text-properties fo:font-size="10.50pt" fo:font-weight="normal" fo:font-family="Consolas" style:font-family-asian="Consolas" style:font-family-complex="Consolas" fo:background-color="transparent" style:use-window-font-color="true"/>
    </style:style>
    <style:style style:name="T970" style:family="text">
      <style:text-properties fo:font-size="10.50pt" fo:font-weight="normal" fo:font-family="Consolas" style:font-family-asian="Consolas" style:font-family-complex="Consolas" fo:background-color="transparent" fo:color="#2b91af"/>
    </style:style>
    <style:style style:name="T971" style:family="text">
      <style:text-properties fo:font-size="10.50pt" fo:font-weight="normal" fo:font-family="Consolas" style:font-family-asian="Consolas" style:font-family-complex="Consolas" fo:background-color="transparent" style:use-window-font-color="true"/>
    </style:style>
    <style:style style:name="T972" style:family="text">
      <style:text-properties fo:font-size="10.50pt" fo:font-weight="normal" fo:font-family="Consolas" style:font-family-asian="Consolas" style:font-family-complex="Consolas" fo:background-color="transparent" fo:color="#0000ff"/>
    </style:style>
    <style:style style:name="T973" style:family="text">
      <style:text-properties fo:font-size="10.50pt" fo:font-weight="normal" fo:font-family="Consolas" style:font-family-asian="Consolas" style:font-family-complex="Consolas" fo:background-color="transparent" style:use-window-font-color="true"/>
    </style:style>
    <style:style style:name="T974" style:family="text">
      <style:text-properties fo:font-size="10.50pt" fo:font-weight="normal" fo:font-family="Consolas" style:font-family-asian="Consolas" style:font-family-complex="Consolas" fo:background-color="transparent" fo:color="#0000ff"/>
    </style:style>
    <style:style style:name="T975" style:family="text">
      <style:text-properties fo:font-size="10.50pt" fo:font-weight="normal" fo:font-family="Consolas" style:font-family-asian="Consolas" style:font-family-complex="Consolas" fo:background-color="transparent" style:use-window-font-color="true"/>
    </style:style>
    <style:style style:name="T976" style:family="text">
      <style:text-properties fo:font-size="10.50pt" fo:font-weight="normal" fo:font-family="Consolas" style:font-family-asian="Consolas" style:font-family-complex="Consolas" fo:background-color="transparent" fo:color="#0000ff"/>
    </style:style>
    <style:style style:name="T977" style:family="text">
      <style:text-properties fo:font-size="10.50pt" fo:font-weight="normal" fo:font-family="Consolas" style:font-family-asian="Consolas" style:font-family-complex="Consolas" fo:background-color="transparent" style:use-window-font-color="true"/>
    </style:style>
    <style:style style:name="T978" style:family="text">
      <style:text-properties fo:font-size="10.50pt" fo:font-weight="normal" fo:font-family="Consolas" style:font-family-asian="Consolas" style:font-family-complex="Consolas" fo:background-color="transparent" fo:color="#008000"/>
    </style:style>
    <style:style style:name="T979" style:family="text">
      <style:text-properties fo:font-size="10.50pt" fo:font-weight="normal" fo:font-family="Consolas" style:font-family-asian="Consolas" style:font-family-complex="Consolas" fo:background-color="transparent" style:use-window-font-color="true"/>
    </style:style>
    <style:style style:name="T980" style:family="text">
      <style:text-properties fo:font-size="10.50pt" fo:font-weight="normal" fo:font-family="Consolas" style:font-family-asian="Consolas" style:font-family-complex="Consolas" fo:background-color="transparent" fo:color="#0000ff"/>
    </style:style>
    <style:style style:name="T981" style:family="text">
      <style:text-properties fo:font-size="10.50pt" fo:font-weight="normal" fo:font-family="Consolas" style:font-family-asian="Consolas" style:font-family-complex="Consolas" fo:background-color="transparent" style:use-window-font-color="true"/>
    </style:style>
    <style:style style:name="T982" style:family="text">
      <style:text-properties fo:font-size="10.50pt" fo:font-weight="normal" fo:font-family="Consolas" style:font-family-asian="Consolas" style:font-family-complex="Consolas" fo:background-color="transparent" fo:color="#0000ff"/>
    </style:style>
    <style:style style:name="T983" style:family="text">
      <style:text-properties fo:font-size="10.50pt" fo:font-weight="normal" fo:font-family="Consolas" style:font-family-asian="Consolas" style:font-family-complex="Consolas" fo:background-color="transparent" style:use-window-font-color="true"/>
    </style:style>
    <style:style style:name="T984" style:family="text">
      <style:text-properties fo:font-size="10.50pt" fo:font-weight="normal" fo:font-family="Consolas" style:font-family-asian="Consolas" style:font-family-complex="Consolas" fo:background-color="transparent" fo:color="#0000ff"/>
    </style:style>
    <style:style style:name="T985" style:family="text">
      <style:text-properties fo:font-size="10.50pt" fo:font-weight="normal" fo:font-family="Consolas" style:font-family-asian="Consolas" style:font-family-complex="Consolas" fo:background-color="transparent" style:use-window-font-color="true"/>
    </style:style>
    <style:style style:name="T986" style:family="text">
      <style:text-properties fo:font-size="10.50pt" fo:font-weight="normal" fo:font-family="Consolas" style:font-family-asian="Consolas" style:font-family-complex="Consolas" fo:background-color="transparent" fo:color="#0000ff"/>
    </style:style>
    <style:style style:name="T987" style:family="text">
      <style:text-properties fo:font-size="10.50pt" fo:font-weight="normal" fo:font-family="Consolas" style:font-family-asian="Consolas" style:font-family-complex="Consolas" fo:background-color="transparent" style:use-window-font-color="true"/>
    </style:style>
    <style:style style:name="T988" style:family="text">
      <style:text-properties fo:font-size="10.50pt" fo:font-weight="normal" fo:font-family="Consolas" style:font-family-asian="Consolas" style:font-family-complex="Consolas" fo:background-color="transparent" fo:color="#0000ff"/>
    </style:style>
    <style:style style:name="T989" style:family="text">
      <style:text-properties fo:font-size="10.50pt" fo:font-weight="normal" fo:font-family="Consolas" style:font-family-asian="Consolas" style:font-family-complex="Consolas" fo:background-color="transparent" style:use-window-font-color="true"/>
    </style:style>
    <style:style style:name="T990" style:family="text">
      <style:text-properties fo:font-size="10.50pt" fo:font-weight="normal" fo:font-family="Consolas" style:font-family-asian="Consolas" style:font-family-complex="Consolas" fo:background-color="transparent" fo:color="#0000ff"/>
    </style:style>
    <style:style style:name="T991" style:family="text">
      <style:text-properties fo:font-size="10.50pt" fo:font-weight="normal" fo:font-family="Consolas" style:font-family-asian="Consolas" style:font-family-complex="Consolas" fo:background-color="transparent" style:use-window-font-color="true"/>
    </style:style>
    <style:style style:name="T992" style:family="text">
      <style:text-properties fo:font-size="10.50pt" fo:font-weight="normal" fo:font-family="Consolas" style:font-family-asian="Consolas" style:font-family-complex="Consolas" fo:background-color="transparent" fo:color="#2b91af"/>
    </style:style>
    <style:style style:name="T993" style:family="text">
      <style:text-properties fo:font-size="10.50pt" fo:font-weight="normal" fo:font-family="Consolas" style:font-family-asian="Consolas" style:font-family-complex="Consolas" fo:background-color="transparent" style:use-window-font-color="true"/>
    </style:style>
    <style:style style:name="T994" style:family="text">
      <style:text-properties fo:font-size="10.50pt" fo:font-weight="normal" fo:font-family="Consolas" style:font-family-asian="Consolas" style:font-family-complex="Consolas" fo:background-color="transparent" fo:color="#2b91af"/>
    </style:style>
    <style:style style:name="T995" style:family="text">
      <style:text-properties fo:font-size="10.50pt" fo:font-weight="normal" fo:font-family="Consolas" style:font-family-asian="Consolas" style:font-family-complex="Consolas" fo:background-color="transparent" style:use-window-font-color="true"/>
    </style:style>
    <style:style style:name="T996" style:family="text">
      <style:text-properties fo:font-size="10.50pt" fo:font-weight="normal" fo:font-family="Consolas" style:font-family-asian="Consolas" style:font-family-complex="Consolas" fo:background-color="transparent" fo:color="#0000ff"/>
    </style:style>
    <style:style style:name="T997" style:family="text">
      <style:text-properties fo:font-size="10.50pt" fo:font-weight="normal" fo:font-family="Consolas" style:font-family-asian="Consolas" style:font-family-complex="Consolas" fo:background-color="transparent" style:use-window-font-color="true"/>
    </style:style>
    <style:style style:name="T998" style:family="text">
      <style:text-properties fo:font-size="10.50pt" fo:font-weight="normal" fo:font-family="Consolas" style:font-family-asian="Consolas" style:font-family-complex="Consolas" fo:background-color="transparent" fo:color="#0000ff"/>
    </style:style>
    <style:style style:name="T999" style:family="text">
      <style:text-properties fo:font-size="10.50pt" fo:font-weight="normal" fo:font-family="Consolas" style:font-family-asian="Consolas" style:font-family-complex="Consolas" fo:background-color="transparent" style:use-window-font-color="true"/>
    </style:style>
    <style:style style:name="T1000" style:family="text">
      <style:text-properties fo:font-size="10.50pt" fo:font-weight="normal" fo:font-family="Consolas" style:font-family-asian="Consolas" style:font-family-complex="Consolas" fo:background-color="transparent" fo:color="#0000ff"/>
    </style:style>
    <style:style style:name="T1001" style:family="text">
      <style:text-properties fo:font-size="10.50pt" fo:font-weight="normal" fo:font-family="Consolas" style:font-family-asian="Consolas" style:font-family-complex="Consolas" fo:background-color="transparent" style:use-window-font-color="true"/>
    </style:style>
    <style:style style:name="T1002" style:family="text">
      <style:text-properties fo:font-size="12.00pt" fo:font-weight="normal" fo:font-family="Verdana" style:font-family-asian="Verdana" style:font-family-complex="Verdana" fo:background-color="transparent" fo:color="#000000"/>
    </style:style>
    <style:style style:name="T1003" style:family="text">
      <style:text-properties fo:font-size="12.00pt" fo:font-weight="bold" fo:font-family="Verdana" style:font-family-asian="Verdana" style:font-family-complex="Verdana" fo:background-color="transparent" fo:color="#000000"/>
    </style:style>
    <style:style style:name="T1004" style:family="text">
      <style:text-properties fo:font-size="10.50pt" fo:font-weight="normal" fo:font-family="Consolas" style:font-family-asian="Consolas" style:font-family-complex="Consolas" fo:background-color="transparent" fo:color="#0000ff"/>
    </style:style>
    <style:style style:name="T1005" style:family="text">
      <style:text-properties fo:font-size="10.50pt" fo:font-weight="normal" fo:font-family="Consolas" style:font-family-asian="Consolas" style:font-family-complex="Consolas" fo:background-color="transparent" style:use-window-font-color="true"/>
    </style:style>
    <style:style style:name="T1006" style:family="text">
      <style:text-properties fo:font-size="10.50pt" fo:font-weight="normal" fo:font-family="Consolas" style:font-family-asian="Consolas" style:font-family-complex="Consolas" fo:background-color="transparent" fo:color="#0000ff"/>
    </style:style>
    <style:style style:name="T1007" style:family="text">
      <style:text-properties fo:font-size="10.50pt" fo:font-weight="normal" fo:font-family="Consolas" style:font-family-asian="Consolas" style:font-family-complex="Consolas" fo:background-color="transparent" style:use-window-font-color="true"/>
    </style:style>
    <style:style style:name="T1008" style:family="text">
      <style:text-properties fo:font-size="10.50pt" fo:font-weight="normal" fo:font-family="Consolas" style:font-family-asian="Consolas" style:font-family-complex="Consolas" fo:background-color="transparent" fo:color="#0000ff"/>
    </style:style>
    <style:style style:name="T1009" style:family="text">
      <style:text-properties fo:font-size="10.50pt" fo:font-weight="normal" fo:font-family="Consolas" style:font-family-asian="Consolas" style:font-family-complex="Consolas" fo:background-color="transparent" style:use-window-font-color="true"/>
    </style:style>
    <style:style style:name="T1010" style:family="text">
      <style:text-properties fo:font-size="10.50pt" fo:font-weight="normal" fo:font-family="Consolas" style:font-family-asian="Consolas" style:font-family-complex="Consolas" fo:background-color="transparent" fo:color="#0000ff"/>
    </style:style>
    <style:style style:name="T1011" style:family="text">
      <style:text-properties fo:font-size="10.50pt" fo:font-weight="normal" fo:font-family="Consolas" style:font-family-asian="Consolas" style:font-family-complex="Consolas" fo:background-color="transparent" style:use-window-font-color="true"/>
    </style:style>
    <style:style style:name="T1012" style:family="text">
      <style:text-properties fo:font-size="10.50pt" fo:font-weight="normal" fo:font-family="Consolas" style:font-family-asian="Consolas" style:font-family-complex="Consolas" fo:background-color="transparent" fo:color="#0000ff"/>
    </style:style>
    <style:style style:name="T1013" style:family="text">
      <style:text-properties fo:font-size="10.50pt" fo:font-weight="normal" fo:font-family="Consolas" style:font-family-asian="Consolas" style:font-family-complex="Consolas" fo:background-color="transparent" style:use-window-font-color="true"/>
    </style:style>
    <style:style style:name="T1014" style:family="text">
      <style:text-properties fo:font-size="10.50pt" fo:font-weight="normal" fo:font-family="Consolas" style:font-family-asian="Consolas" style:font-family-complex="Consolas" fo:background-color="transparent" fo:color="#0000ff"/>
    </style:style>
    <style:style style:name="T1015" style:family="text">
      <style:text-properties fo:font-size="10.50pt" fo:font-weight="normal" fo:font-family="Consolas" style:font-family-asian="Consolas" style:font-family-complex="Consolas" fo:background-color="transparent" style:use-window-font-color="true"/>
    </style:style>
    <style:style style:name="T1016" style:family="text">
      <style:text-properties fo:font-size="10.50pt" fo:font-weight="normal" fo:font-family="Consolas" style:font-family-asian="Consolas" style:font-family-complex="Consolas" fo:background-color="transparent" fo:color="#0000ff"/>
    </style:style>
    <style:style style:name="T1017" style:family="text">
      <style:text-properties fo:font-size="10.50pt" fo:font-weight="normal" fo:font-family="Consolas" style:font-family-asian="Consolas" style:font-family-complex="Consolas" fo:background-color="transparent" style:use-window-font-color="true"/>
    </style:style>
    <style:style style:name="T1018" style:family="text">
      <style:text-properties fo:font-size="10.50pt" fo:font-weight="normal" fo:font-family="Consolas" style:font-family-asian="Consolas" style:font-family-complex="Consolas" fo:background-color="transparent" fo:color="#2b91af"/>
    </style:style>
    <style:style style:name="T1019" style:family="text">
      <style:text-properties fo:font-size="10.50pt" fo:font-weight="normal" fo:font-family="Consolas" style:font-family-asian="Consolas" style:font-family-complex="Consolas" fo:background-color="transparent" style:use-window-font-color="true"/>
    </style:style>
    <style:style style:name="T1020" style:family="text">
      <style:text-properties fo:font-size="10.50pt" fo:font-weight="normal" fo:font-family="Consolas" style:font-family-asian="Consolas" style:font-family-complex="Consolas" fo:background-color="transparent" fo:color="#0000ff"/>
    </style:style>
    <style:style style:name="T1021" style:family="text">
      <style:text-properties fo:font-size="10.50pt" fo:font-weight="normal" fo:font-family="Consolas" style:font-family-asian="Consolas" style:font-family-complex="Consolas" fo:background-color="transparent" style:use-window-font-color="true"/>
    </style:style>
    <style:style style:name="T1022" style:family="text">
      <style:text-properties fo:font-size="10.50pt" fo:font-weight="normal" fo:font-family="Consolas" style:font-family-asian="Consolas" style:font-family-complex="Consolas" fo:background-color="transparent" fo:color="#2b91af"/>
    </style:style>
    <style:style style:name="T1023" style:family="text">
      <style:text-properties fo:font-size="10.50pt" fo:font-weight="normal" fo:font-family="Consolas" style:font-family-asian="Consolas" style:font-family-complex="Consolas" fo:background-color="transparent" style:use-window-font-color="true"/>
    </style:style>
    <style:style style:name="T1024" style:family="text">
      <style:text-properties fo:font-size="10.50pt" fo:font-weight="normal" fo:font-family="Consolas" style:font-family-asian="Consolas" style:font-family-complex="Consolas" fo:background-color="transparent" fo:color="#2b91af"/>
    </style:style>
    <style:style style:name="T1025" style:family="text">
      <style:text-properties fo:font-size="10.50pt" fo:font-weight="normal" fo:font-family="Consolas" style:font-family-asian="Consolas" style:font-family-complex="Consolas" fo:background-color="transparent" style:use-window-font-color="true"/>
    </style:style>
    <style:style style:name="T1026" style:family="text">
      <style:text-properties fo:font-size="10.50pt" fo:font-weight="normal" fo:font-family="Consolas" style:font-family-asian="Consolas" style:font-family-complex="Consolas" fo:background-color="transparent" fo:color="#0000ff"/>
    </style:style>
    <style:style style:name="T1027" style:family="text">
      <style:text-properties fo:font-size="10.50pt" fo:font-weight="normal" fo:font-family="Consolas" style:font-family-asian="Consolas" style:font-family-complex="Consolas" fo:background-color="transparent" style:use-window-font-color="true"/>
    </style:style>
    <style:style style:name="T1028" style:family="text">
      <style:text-properties fo:font-size="10.50pt" fo:font-weight="normal" fo:font-family="Consolas" style:font-family-asian="Consolas" style:font-family-complex="Consolas" fo:background-color="transparent" fo:color="#2b91af"/>
    </style:style>
    <style:style style:name="T1029" style:family="text">
      <style:text-properties fo:font-size="10.50pt" fo:font-weight="normal" fo:font-family="Consolas" style:font-family-asian="Consolas" style:font-family-complex="Consolas" fo:background-color="transparent" style:use-window-font-color="true"/>
    </style:style>
    <style:style style:name="T1030" style:family="text">
      <style:text-properties fo:font-size="10.50pt" fo:font-weight="normal" fo:font-family="Consolas" style:font-family-asian="Consolas" style:font-family-complex="Consolas" fo:background-color="transparent" fo:color="#2b91af"/>
    </style:style>
    <style:style style:name="T1031" style:family="text">
      <style:text-properties fo:font-size="10.50pt" fo:font-weight="normal" fo:font-family="Consolas" style:font-family-asian="Consolas" style:font-family-complex="Consolas" fo:background-color="transparent" style:use-window-font-color="true"/>
    </style:style>
    <style:style style:name="T1032" style:family="text">
      <style:text-properties fo:font-size="12.00pt" fo:font-weight="normal" fo:font-family="Verdana" style:font-family-asian="Verdana" style:font-family-complex="Verdana" fo:background-color="transparent" fo:color="#000000"/>
    </style:style>
    <style:style style:name="T1033" style:family="text">
      <style:text-properties fo:font-size="12.00pt" fo:font-weight="bold" fo:font-family="Verdana" style:font-family-asian="Verdana" style:font-family-complex="Verdana" fo:background-color="transparent" fo:color="#000000"/>
    </style:style>
    <style:style style:name="T1034" style:family="text">
      <style:text-properties fo:font-size="10.50pt" fo:font-weight="normal" fo:font-family="Consolas" style:font-family-asian="Consolas" style:font-family-complex="Consolas" fo:background-color="transparent" fo:color="#0000ff"/>
    </style:style>
    <style:style style:name="T1035" style:family="text">
      <style:text-properties fo:font-size="10.50pt" fo:font-weight="normal" fo:font-family="Consolas" style:font-family-asian="Consolas" style:font-family-complex="Consolas" fo:background-color="transparent" style:use-window-font-color="true"/>
    </style:style>
    <style:style style:name="T1036" style:family="text">
      <style:text-properties fo:font-size="10.50pt" fo:font-weight="normal" fo:font-family="Consolas" style:font-family-asian="Consolas" style:font-family-complex="Consolas" fo:background-color="transparent" fo:color="#0000ff"/>
    </style:style>
    <style:style style:name="T1037" style:family="text">
      <style:text-properties fo:font-size="10.50pt" fo:font-weight="normal" fo:font-family="Consolas" style:font-family-asian="Consolas" style:font-family-complex="Consolas" fo:background-color="transparent" style:use-window-font-color="true"/>
    </style:style>
    <style:style style:name="T1038" style:family="text">
      <style:text-properties fo:font-size="10.50pt" fo:font-weight="normal" fo:font-family="Consolas" style:font-family-asian="Consolas" style:font-family-complex="Consolas" fo:background-color="transparent" fo:color="#0000ff"/>
    </style:style>
    <style:style style:name="T1039" style:family="text">
      <style:text-properties fo:font-size="10.50pt" fo:font-weight="normal" fo:font-family="Consolas" style:font-family-asian="Consolas" style:font-family-complex="Consolas" fo:background-color="transparent" style:use-window-font-color="true"/>
    </style:style>
    <style:style style:name="T1040" style:family="text">
      <style:text-properties fo:font-size="10.50pt" fo:font-weight="normal" fo:font-family="Consolas" style:font-family-asian="Consolas" style:font-family-complex="Consolas" fo:background-color="transparent" fo:color="#0000ff"/>
    </style:style>
    <style:style style:name="T1041" style:family="text">
      <style:text-properties fo:font-size="10.50pt" fo:font-weight="normal" fo:font-family="Consolas" style:font-family-asian="Consolas" style:font-family-complex="Consolas" fo:background-color="transparent" style:use-window-font-color="true"/>
    </style:style>
    <style:style style:name="T1042" style:family="text">
      <style:text-properties fo:font-size="10.50pt" fo:font-weight="normal" fo:font-family="Consolas" style:font-family-asian="Consolas" style:font-family-complex="Consolas" fo:background-color="transparent" fo:color="#0000ff"/>
    </style:style>
    <style:style style:name="T1043" style:family="text">
      <style:text-properties fo:font-size="10.50pt" fo:font-weight="normal" fo:font-family="Consolas" style:font-family-asian="Consolas" style:font-family-complex="Consolas" fo:background-color="transparent" style:use-window-font-color="true"/>
    </style:style>
    <style:style style:name="T1044" style:family="text">
      <style:text-properties fo:font-size="10.50pt" fo:font-weight="normal" fo:font-family="Consolas" style:font-family-asian="Consolas" style:font-family-complex="Consolas" fo:background-color="transparent" fo:color="#0000ff"/>
    </style:style>
    <style:style style:name="T1045" style:family="text">
      <style:text-properties fo:font-size="10.50pt" fo:font-weight="normal" fo:font-family="Consolas" style:font-family-asian="Consolas" style:font-family-complex="Consolas" fo:background-color="transparent" style:use-window-font-color="true"/>
    </style:style>
    <style:style style:name="T1046" style:family="text">
      <style:text-properties fo:font-size="10.50pt" fo:font-weight="normal" fo:font-family="Consolas" style:font-family-asian="Consolas" style:font-family-complex="Consolas" fo:background-color="transparent" fo:color="#0000ff"/>
    </style:style>
    <style:style style:name="T1047" style:family="text">
      <style:text-properties fo:font-size="10.50pt" fo:font-weight="normal" fo:font-family="Consolas" style:font-family-asian="Consolas" style:font-family-complex="Consolas" fo:background-color="transparent" style:use-window-font-color="true"/>
    </style:style>
    <style:style style:name="T1048" style:family="text">
      <style:text-properties fo:font-size="10.50pt" fo:font-weight="normal" fo:font-family="Consolas" style:font-family-asian="Consolas" style:font-family-complex="Consolas" fo:background-color="transparent" fo:color="#2b91af"/>
    </style:style>
    <style:style style:name="T1049" style:family="text">
      <style:text-properties fo:font-size="10.50pt" fo:font-weight="normal" fo:font-family="Consolas" style:font-family-asian="Consolas" style:font-family-complex="Consolas" fo:background-color="transparent" style:use-window-font-color="true"/>
    </style:style>
    <style:style style:name="T1050" style:family="text">
      <style:text-properties fo:font-size="10.50pt" fo:font-weight="normal" fo:font-family="Consolas" style:font-family-asian="Consolas" style:font-family-complex="Consolas" fo:background-color="transparent" fo:color="#0000ff"/>
    </style:style>
    <style:style style:name="T1051" style:family="text">
      <style:text-properties fo:font-size="10.50pt" fo:font-weight="normal" fo:font-family="Consolas" style:font-family-asian="Consolas" style:font-family-complex="Consolas" fo:background-color="transparent" style:use-window-font-color="true"/>
    </style:style>
    <style:style style:name="T1052" style:family="text">
      <style:text-properties fo:font-size="10.50pt" fo:font-weight="normal" fo:font-family="Consolas" style:font-family-asian="Consolas" style:font-family-complex="Consolas" fo:background-color="transparent" fo:color="#2b91af"/>
    </style:style>
    <style:style style:name="T1053" style:family="text">
      <style:text-properties fo:font-size="10.50pt" fo:font-weight="normal" fo:font-family="Consolas" style:font-family-asian="Consolas" style:font-family-complex="Consolas" fo:background-color="transparent" style:use-window-font-color="true"/>
    </style:style>
    <style:style style:name="T1054" style:family="text">
      <style:text-properties fo:font-size="10.50pt" fo:font-weight="normal" fo:font-family="Consolas" style:font-family-asian="Consolas" style:font-family-complex="Consolas" fo:background-color="transparent" fo:color="#0000ff"/>
    </style:style>
    <style:style style:name="T1055" style:family="text">
      <style:text-properties fo:font-size="10.50pt" fo:font-weight="normal" fo:font-family="Consolas" style:font-family-asian="Consolas" style:font-family-complex="Consolas" fo:background-color="transparent" style:use-window-font-color="true"/>
    </style:style>
    <style:style style:name="T1056" style:family="text">
      <style:text-properties fo:font-size="10.50pt" fo:font-weight="normal" fo:font-family="Consolas" style:font-family-asian="Consolas" style:font-family-complex="Consolas" fo:background-color="transparent" fo:color="#2b91af"/>
    </style:style>
    <style:style style:name="T1057" style:family="text">
      <style:text-properties fo:font-size="10.50pt" fo:font-weight="normal" fo:font-family="Consolas" style:font-family-asian="Consolas" style:font-family-complex="Consolas" fo:background-color="transparent" style:use-window-font-color="true"/>
    </style:style>
    <style:style style:name="T1058" style:family="text">
      <style:text-properties fo:font-size="10.50pt" fo:font-weight="normal" fo:font-family="Consolas" style:font-family-asian="Consolas" style:font-family-complex="Consolas" fo:background-color="transparent" fo:color="#0000ff"/>
    </style:style>
    <style:style style:name="T1059" style:family="text">
      <style:text-properties fo:font-size="10.50pt" fo:font-weight="normal" fo:font-family="Consolas" style:font-family-asian="Consolas" style:font-family-complex="Consolas" fo:background-color="transparent" style:use-window-font-color="true"/>
    </style:style>
    <style:style style:name="T1060" style:family="text">
      <style:text-properties fo:font-size="10.50pt" fo:font-weight="normal" fo:font-family="Consolas" style:font-family-asian="Consolas" style:font-family-complex="Consolas" fo:background-color="transparent" fo:color="#2b91af"/>
    </style:style>
    <style:style style:name="T1061" style:family="text">
      <style:text-properties fo:font-size="10.50pt" fo:font-weight="normal" fo:font-family="Consolas" style:font-family-asian="Consolas" style:font-family-complex="Consolas" fo:background-color="transparent" style:use-window-font-color="true"/>
    </style:style>
    <style:style style:name="T1062" style:family="text">
      <style:text-properties fo:font-size="10.50pt" fo:font-weight="normal" fo:font-family="Consolas" style:font-family-asian="Consolas" style:font-family-complex="Consolas" fo:background-color="transparent" fo:color="#0000ff"/>
    </style:style>
    <style:style style:name="T1063" style:family="text">
      <style:text-properties fo:font-size="10.50pt" fo:font-weight="normal" fo:font-family="Consolas" style:font-family-asian="Consolas" style:font-family-complex="Consolas" fo:background-color="transparent" style:use-window-font-color="true"/>
    </style:style>
    <style:style style:name="T1064" style:family="text">
      <style:text-properties fo:font-size="10.50pt" fo:font-weight="normal" fo:font-family="Consolas" style:font-family-asian="Consolas" style:font-family-complex="Consolas" fo:background-color="transparent" fo:color="#2b91af"/>
    </style:style>
    <style:style style:name="T1065" style:family="text">
      <style:text-properties fo:font-size="10.50pt" fo:font-weight="normal" fo:font-family="Consolas" style:font-family-asian="Consolas" style:font-family-complex="Consolas" fo:background-color="transparent" style:use-window-font-color="true"/>
    </style:style>
    <style:style style:name="T1066" style:family="text">
      <style:text-properties fo:font-size="10.50pt" fo:font-weight="normal" fo:font-family="Consolas" style:font-family-asian="Consolas" style:font-family-complex="Consolas" fo:background-color="transparent" fo:color="#0000ff"/>
    </style:style>
    <style:style style:name="T1067" style:family="text">
      <style:text-properties fo:font-size="10.50pt" fo:font-weight="normal" fo:font-family="Consolas" style:font-family-asian="Consolas" style:font-family-complex="Consolas" fo:background-color="transparent" style:use-window-font-color="true"/>
    </style:style>
    <style:style style:name="T1068" style:family="text">
      <style:text-properties fo:font-size="10.50pt" fo:font-weight="normal" fo:font-family="Consolas" style:font-family-asian="Consolas" style:font-family-complex="Consolas" fo:background-color="transparent" fo:color="#2b91af"/>
    </style:style>
    <style:style style:name="T1069" style:family="text">
      <style:text-properties fo:font-size="10.50pt" fo:font-weight="normal" fo:font-family="Consolas" style:font-family-asian="Consolas" style:font-family-complex="Consolas" fo:background-color="transparent" style:use-window-font-color="true"/>
    </style:style>
    <style:style style:name="T1070" style:family="text">
      <style:text-properties fo:font-size="10.50pt" fo:font-weight="normal" fo:font-family="Consolas" style:font-family-asian="Consolas" style:font-family-complex="Consolas" fo:background-color="transparent" fo:color="#0000ff"/>
    </style:style>
    <style:style style:name="T1071" style:family="text">
      <style:text-properties fo:font-size="10.50pt" fo:font-weight="normal" fo:font-family="Consolas" style:font-family-asian="Consolas" style:font-family-complex="Consolas" fo:background-color="transparent" style:use-window-font-color="true"/>
    </style:style>
    <style:style style:name="T1072" style:family="text">
      <style:text-properties fo:font-size="10.50pt" fo:font-weight="normal" fo:font-family="Consolas" style:font-family-asian="Consolas" style:font-family-complex="Consolas" fo:background-color="transparent" fo:color="#2b91af"/>
    </style:style>
    <style:style style:name="T1073" style:family="text">
      <style:text-properties fo:font-size="10.50pt" fo:font-weight="normal" fo:font-family="Consolas" style:font-family-asian="Consolas" style:font-family-complex="Consolas" fo:background-color="transparent" style:use-window-font-color="true"/>
    </style:style>
    <style:style style:name="T1074" style:family="text">
      <style:text-properties fo:font-size="10.50pt" fo:font-weight="normal" fo:font-family="Consolas" style:font-family-asian="Consolas" style:font-family-complex="Consolas" fo:background-color="transparent" fo:color="#0000ff"/>
    </style:style>
    <style:style style:name="T1075" style:family="text">
      <style:text-properties fo:font-size="10.50pt" fo:font-weight="normal" fo:font-family="Consolas" style:font-family-asian="Consolas" style:font-family-complex="Consolas" fo:background-color="transparent" style:use-window-font-color="true"/>
    </style:style>
    <style:style style:name="T1076" style:family="text">
      <style:text-properties fo:font-size="10.50pt" fo:font-weight="normal" fo:font-family="Consolas" style:font-family-asian="Consolas" style:font-family-complex="Consolas" fo:background-color="transparent" fo:color="#2b91af"/>
    </style:style>
    <style:style style:name="T1077" style:family="text">
      <style:text-properties fo:font-size="10.50pt" fo:font-weight="normal" fo:font-family="Consolas" style:font-family-asian="Consolas" style:font-family-complex="Consolas" fo:background-color="transparent" style:use-window-font-color="true"/>
    </style:style>
    <style:style style:name="T1078" style:family="text">
      <style:text-properties fo:font-size="10.50pt" fo:font-weight="normal" fo:font-family="Consolas" style:font-family-asian="Consolas" style:font-family-complex="Consolas" fo:background-color="transparent" fo:color="#0000ff"/>
    </style:style>
    <style:style style:name="T1079" style:family="text">
      <style:text-properties fo:font-size="10.50pt" fo:font-weight="normal" fo:font-family="Consolas" style:font-family-asian="Consolas" style:font-family-complex="Consolas" fo:background-color="transparent" style:use-window-font-color="true"/>
    </style:style>
    <style:style style:name="T1080" style:family="text">
      <style:text-properties fo:font-size="10.50pt" fo:font-weight="normal" fo:font-family="Consolas" style:font-family-asian="Consolas" style:font-family-complex="Consolas" fo:background-color="transparent" fo:color="#2b91af"/>
    </style:style>
    <style:style style:name="T1081" style:family="text">
      <style:text-properties fo:font-size="10.50pt" fo:font-weight="normal" fo:font-family="Consolas" style:font-family-asian="Consolas" style:font-family-complex="Consolas" fo:background-color="transparent" style:use-window-font-color="true"/>
    </style:style>
    <style:style style:name="T1082" style:family="text">
      <style:text-properties fo:font-size="12.00pt" fo:font-weight="normal" fo:font-family="Verdana" style:font-family-asian="Verdana" style:font-family-complex="Verdana" fo:background-color="transparent" fo:color="#000000"/>
    </style:style>
    <style:style style:name="T1083" style:family="text">
      <style:text-properties fo:font-size="12.00pt" fo:font-weight="bold" fo:font-family="Verdana" style:font-family-asian="Verdana" style:font-family-complex="Verdana" fo:background-color="transparent" fo:color="#000000"/>
    </style:style>
    <style:style style:name="T1084" style:family="text">
      <style:text-properties fo:font-size="10.50pt" fo:font-weight="normal" fo:font-family="Consolas" style:font-family-asian="Consolas" style:font-family-complex="Consolas" fo:background-color="transparent" fo:color="#0000ff"/>
    </style:style>
    <style:style style:name="T1085" style:family="text">
      <style:text-properties fo:font-size="10.50pt" fo:font-weight="normal" fo:font-family="Consolas" style:font-family-asian="Consolas" style:font-family-complex="Consolas" fo:background-color="transparent" style:use-window-font-color="true"/>
    </style:style>
    <style:style style:name="T1086" style:family="text">
      <style:text-properties fo:font-size="10.50pt" fo:font-weight="normal" fo:font-family="Consolas" style:font-family-asian="Consolas" style:font-family-complex="Consolas" fo:background-color="transparent" fo:color="#0000ff"/>
    </style:style>
    <style:style style:name="T1087" style:family="text">
      <style:text-properties fo:font-size="10.50pt" fo:font-weight="normal" fo:font-family="Consolas" style:font-family-asian="Consolas" style:font-family-complex="Consolas" fo:background-color="transparent" style:use-window-font-color="true"/>
    </style:style>
    <style:style style:name="T1088" style:family="text">
      <style:text-properties fo:font-size="10.50pt" fo:font-weight="normal" fo:font-family="Consolas" style:font-family-asian="Consolas" style:font-family-complex="Consolas" fo:background-color="transparent" fo:color="#0000ff"/>
    </style:style>
    <style:style style:name="T1089" style:family="text">
      <style:text-properties fo:font-size="10.50pt" fo:font-weight="normal" fo:font-family="Consolas" style:font-family-asian="Consolas" style:font-family-complex="Consolas" fo:background-color="transparent" style:use-window-font-color="true"/>
    </style:style>
    <style:style style:name="T1090" style:family="text">
      <style:text-properties fo:font-size="10.50pt" fo:font-weight="normal" fo:font-family="Consolas" style:font-family-asian="Consolas" style:font-family-complex="Consolas" fo:background-color="transparent" fo:color="#0000ff"/>
    </style:style>
    <style:style style:name="T1091" style:family="text">
      <style:text-properties fo:font-size="10.50pt" fo:font-weight="normal" fo:font-family="Consolas" style:font-family-asian="Consolas" style:font-family-complex="Consolas" fo:background-color="transparent" style:use-window-font-color="true"/>
    </style:style>
    <style:style style:name="T1092" style:family="text">
      <style:text-properties fo:font-size="10.50pt" fo:font-weight="normal" fo:font-family="Consolas" style:font-family-asian="Consolas" style:font-family-complex="Consolas" fo:background-color="transparent" fo:color="#0000ff"/>
    </style:style>
    <style:style style:name="T1093" style:family="text">
      <style:text-properties fo:font-size="10.50pt" fo:font-weight="normal" fo:font-family="Consolas" style:font-family-asian="Consolas" style:font-family-complex="Consolas" fo:background-color="transparent" style:use-window-font-color="true"/>
    </style:style>
    <style:style style:name="T1094" style:family="text">
      <style:text-properties fo:font-size="10.50pt" fo:font-weight="normal" fo:font-family="Consolas" style:font-family-asian="Consolas" style:font-family-complex="Consolas" fo:background-color="transparent" fo:color="#0000ff"/>
    </style:style>
    <style:style style:name="T1095" style:family="text">
      <style:text-properties fo:font-size="10.50pt" fo:font-weight="normal" fo:font-family="Consolas" style:font-family-asian="Consolas" style:font-family-complex="Consolas" fo:background-color="transparent" style:use-window-font-color="true"/>
    </style:style>
    <style:style style:name="T1096" style:family="text">
      <style:text-properties fo:font-size="10.50pt" fo:font-weight="normal" fo:font-family="Consolas" style:font-family-asian="Consolas" style:font-family-complex="Consolas" fo:background-color="transparent" fo:color="#0000ff"/>
    </style:style>
    <style:style style:name="T1097" style:family="text">
      <style:text-properties fo:font-size="10.50pt" fo:font-weight="normal" fo:font-family="Consolas" style:font-family-asian="Consolas" style:font-family-complex="Consolas" fo:background-color="transparent" style:use-window-font-color="true"/>
    </style:style>
    <style:style style:name="T1098" style:family="text">
      <style:text-properties fo:font-size="10.50pt" fo:font-weight="normal" fo:font-family="Consolas" style:font-family-asian="Consolas" style:font-family-complex="Consolas" fo:background-color="transparent" fo:color="#2b91af"/>
    </style:style>
    <style:style style:name="T1099" style:family="text">
      <style:text-properties fo:font-size="10.50pt" fo:font-weight="normal" fo:font-family="Consolas" style:font-family-asian="Consolas" style:font-family-complex="Consolas" fo:background-color="transparent" style:use-window-font-color="true"/>
    </style:style>
    <style:style style:name="T1100" style:family="text">
      <style:text-properties fo:font-size="10.50pt" fo:font-weight="normal" fo:font-family="Consolas" style:font-family-asian="Consolas" style:font-family-complex="Consolas" fo:background-color="transparent" fo:color="#0000ff"/>
    </style:style>
    <style:style style:name="T1101" style:family="text">
      <style:text-properties fo:font-size="10.50pt" fo:font-weight="normal" fo:font-family="Consolas" style:font-family-asian="Consolas" style:font-family-complex="Consolas" fo:background-color="transparent" style:use-window-font-color="true"/>
    </style:style>
    <style:style style:name="T1102" style:family="text">
      <style:text-properties fo:font-size="10.50pt" fo:font-weight="normal" fo:font-family="Consolas" style:font-family-asian="Consolas" style:font-family-complex="Consolas" fo:background-color="transparent" fo:color="#2b91af"/>
    </style:style>
    <style:style style:name="T1103" style:family="text">
      <style:text-properties fo:font-size="10.50pt" fo:font-weight="normal" fo:font-family="Consolas" style:font-family-asian="Consolas" style:font-family-complex="Consolas" fo:background-color="transparent" style:use-window-font-color="true"/>
    </style:style>
    <style:style style:name="T1104" style:family="text">
      <style:text-properties fo:font-size="10.50pt" fo:font-weight="normal" fo:font-family="Consolas" style:font-family-asian="Consolas" style:font-family-complex="Consolas" fo:background-color="transparent" fo:color="#0000ff"/>
    </style:style>
    <style:style style:name="T1105" style:family="text">
      <style:text-properties fo:font-size="10.50pt" fo:font-weight="normal" fo:font-family="Consolas" style:font-family-asian="Consolas" style:font-family-complex="Consolas" fo:background-color="transparent" style:use-window-font-color="true"/>
    </style:style>
    <style:style style:name="T1106" style:family="text">
      <style:text-properties fo:font-size="10.50pt" fo:font-weight="normal" fo:font-family="Consolas" style:font-family-asian="Consolas" style:font-family-complex="Consolas" fo:background-color="transparent" fo:color="#2b91af"/>
    </style:style>
    <style:style style:name="T1107" style:family="text">
      <style:text-properties fo:font-size="10.50pt" fo:font-weight="normal" fo:font-family="Consolas" style:font-family-asian="Consolas" style:font-family-complex="Consolas" fo:background-color="transparent" style:use-window-font-color="true"/>
    </style:style>
    <style:style style:name="T1108" style:family="text">
      <style:text-properties fo:font-size="10.50pt" fo:font-weight="normal" fo:font-family="Consolas" style:font-family-asian="Consolas" style:font-family-complex="Consolas" fo:background-color="transparent" fo:color="#0000ff"/>
    </style:style>
    <style:style style:name="T1109" style:family="text">
      <style:text-properties fo:font-size="10.50pt" fo:font-weight="normal" fo:font-family="Consolas" style:font-family-asian="Consolas" style:font-family-complex="Consolas" fo:background-color="transparent" style:use-window-font-color="true"/>
    </style:style>
    <style:style style:name="T1110" style:family="text">
      <style:text-properties fo:font-size="10.50pt" fo:font-weight="normal" fo:font-family="Consolas" style:font-family-asian="Consolas" style:font-family-complex="Consolas" fo:background-color="transparent" fo:color="#2b91af"/>
    </style:style>
    <style:style style:name="T1111" style:family="text">
      <style:text-properties fo:font-size="10.50pt" fo:font-weight="normal" fo:font-family="Consolas" style:font-family-asian="Consolas" style:font-family-complex="Consolas" fo:background-color="transparent" style:use-window-font-color="true"/>
    </style:style>
    <style:style style:name="T1112" style:family="text">
      <style:text-properties fo:font-size="10.50pt" fo:font-weight="normal" fo:font-family="Consolas" style:font-family-asian="Consolas" style:font-family-complex="Consolas" fo:background-color="transparent" fo:color="#0000ff"/>
    </style:style>
    <style:style style:name="T1113" style:family="text">
      <style:text-properties fo:font-size="10.50pt" fo:font-weight="normal" fo:font-family="Consolas" style:font-family-asian="Consolas" style:font-family-complex="Consolas" fo:background-color="transparent" style:use-window-font-color="true"/>
    </style:style>
    <style:style style:name="T1114" style:family="text">
      <style:text-properties fo:font-size="10.50pt" fo:font-weight="normal" fo:font-family="Consolas" style:font-family-asian="Consolas" style:font-family-complex="Consolas" fo:background-color="transparent" fo:color="#2b91af"/>
    </style:style>
    <style:style style:name="T1115" style:family="text">
      <style:text-properties fo:font-size="10.50pt" fo:font-weight="normal" fo:font-family="Consolas" style:font-family-asian="Consolas" style:font-family-complex="Consolas" fo:background-color="transparent" style:use-window-font-color="true"/>
    </style:style>
    <style:style style:name="T1116" style:family="text">
      <style:text-properties fo:font-size="10.50pt" fo:font-weight="normal" fo:font-family="Consolas" style:font-family-asian="Consolas" style:font-family-complex="Consolas" fo:background-color="transparent" fo:color="#0000ff"/>
    </style:style>
    <style:style style:name="T1117" style:family="text">
      <style:text-properties fo:font-size="10.50pt" fo:font-weight="normal" fo:font-family="Consolas" style:font-family-asian="Consolas" style:font-family-complex="Consolas" fo:background-color="transparent" style:use-window-font-color="true"/>
    </style:style>
    <style:style style:name="T1118" style:family="text">
      <style:text-properties fo:font-size="10.50pt" fo:font-weight="normal" fo:font-family="Consolas" style:font-family-asian="Consolas" style:font-family-complex="Consolas" fo:background-color="transparent" fo:color="#2b91af"/>
    </style:style>
    <style:style style:name="T1119" style:family="text">
      <style:text-properties fo:font-size="10.50pt" fo:font-weight="normal" fo:font-family="Consolas" style:font-family-asian="Consolas" style:font-family-complex="Consolas" fo:background-color="transparent" style:use-window-font-color="true"/>
    </style:style>
    <style:style style:name="T1120" style:family="text">
      <style:text-properties fo:font-size="10.50pt" fo:font-weight="normal" fo:font-family="Consolas" style:font-family-asian="Consolas" style:font-family-complex="Consolas" fo:background-color="transparent" fo:color="#0000ff"/>
    </style:style>
    <style:style style:name="T1121" style:family="text">
      <style:text-properties fo:font-size="10.50pt" fo:font-weight="normal" fo:font-family="Consolas" style:font-family-asian="Consolas" style:font-family-complex="Consolas" fo:background-color="transparent" style:use-window-font-color="true"/>
    </style:style>
    <style:style style:name="T1122" style:family="text">
      <style:text-properties fo:font-size="10.50pt" fo:font-weight="normal" fo:font-family="Consolas" style:font-family-asian="Consolas" style:font-family-complex="Consolas" fo:background-color="transparent" fo:color="#2b91af"/>
    </style:style>
    <style:style style:name="T1123" style:family="text">
      <style:text-properties fo:font-size="10.50pt" fo:font-weight="normal" fo:font-family="Consolas" style:font-family-asian="Consolas" style:font-family-complex="Consolas" fo:background-color="transparent" style:use-window-font-color="true"/>
    </style:style>
    <style:style style:name="T1124" style:family="text">
      <style:text-properties fo:font-size="10.50pt" fo:font-weight="normal" fo:font-family="Consolas" style:font-family-asian="Consolas" style:font-family-complex="Consolas" fo:background-color="transparent" fo:color="#0000ff"/>
    </style:style>
    <style:style style:name="T1125" style:family="text">
      <style:text-properties fo:font-size="10.50pt" fo:font-weight="normal" fo:font-family="Consolas" style:font-family-asian="Consolas" style:font-family-complex="Consolas" fo:background-color="transparent" style:use-window-font-color="true"/>
    </style:style>
    <style:style style:name="T1126" style:family="text">
      <style:text-properties fo:font-size="10.50pt" fo:font-weight="normal" fo:font-family="Consolas" style:font-family-asian="Consolas" style:font-family-complex="Consolas" fo:background-color="transparent" fo:color="#2b91af"/>
    </style:style>
    <style:style style:name="T1127" style:family="text">
      <style:text-properties fo:font-size="10.50pt" fo:font-weight="normal" fo:font-family="Consolas" style:font-family-asian="Consolas" style:font-family-complex="Consolas" fo:background-color="transparent" style:use-window-font-color="true"/>
    </style:style>
    <style:style style:name="T1128" style:family="text">
      <style:text-properties fo:font-size="12.00pt" fo:font-weight="normal" fo:font-family="Verdana" style:font-family-asian="Verdana" style:font-family-complex="Verdana" fo:background-color="transparent" fo:color="#000000"/>
    </style:style>
    <style:style style:name="T1129" style:family="text">
      <style:text-properties fo:font-size="12.00pt" fo:font-weight="bold" fo:font-family="Verdana" style:font-family-asian="Verdana" style:font-family-complex="Verdana" fo:background-color="transparent" fo:color="#000000"/>
    </style:style>
    <style:style style:name="T1130" style:family="text">
      <style:text-properties fo:font-size="10.50pt" fo:font-weight="normal" fo:font-family="Consolas" style:font-family-asian="Consolas" style:font-family-complex="Consolas" fo:background-color="transparent" fo:color="#0000ff"/>
    </style:style>
    <style:style style:name="T1131" style:family="text">
      <style:text-properties fo:font-size="10.50pt" fo:font-weight="normal" fo:font-family="Consolas" style:font-family-asian="Consolas" style:font-family-complex="Consolas" fo:background-color="transparent" style:use-window-font-color="true"/>
    </style:style>
    <style:style style:name="T1132" style:family="text">
      <style:text-properties fo:font-size="10.50pt" fo:font-weight="normal" fo:font-family="Consolas" style:font-family-asian="Consolas" style:font-family-complex="Consolas" fo:background-color="transparent" fo:color="#0000ff"/>
    </style:style>
    <style:style style:name="T1133" style:family="text">
      <style:text-properties fo:font-size="10.50pt" fo:font-weight="normal" fo:font-family="Consolas" style:font-family-asian="Consolas" style:font-family-complex="Consolas" fo:background-color="transparent" style:use-window-font-color="true"/>
    </style:style>
    <style:style style:name="T1134" style:family="text">
      <style:text-properties fo:font-size="10.50pt" fo:font-weight="normal" fo:font-family="Consolas" style:font-family-asian="Consolas" style:font-family-complex="Consolas" fo:background-color="transparent" fo:color="#0000ff"/>
    </style:style>
    <style:style style:name="T1135" style:family="text">
      <style:text-properties fo:font-size="10.50pt" fo:font-weight="normal" fo:font-family="Consolas" style:font-family-asian="Consolas" style:font-family-complex="Consolas" fo:background-color="transparent" style:use-window-font-color="true"/>
    </style:style>
    <style:style style:name="T1136" style:family="text">
      <style:text-properties fo:font-size="10.50pt" fo:font-weight="normal" fo:font-family="Consolas" style:font-family-asian="Consolas" style:font-family-complex="Consolas" fo:background-color="transparent" fo:color="#0000ff"/>
    </style:style>
    <style:style style:name="T1137" style:family="text">
      <style:text-properties fo:font-size="10.50pt" fo:font-weight="normal" fo:font-family="Consolas" style:font-family-asian="Consolas" style:font-family-complex="Consolas" fo:background-color="transparent" style:use-window-font-color="true"/>
    </style:style>
    <style:style style:name="T1138" style:family="text">
      <style:text-properties fo:font-size="10.50pt" fo:font-weight="normal" fo:font-family="Consolas" style:font-family-asian="Consolas" style:font-family-complex="Consolas" fo:background-color="transparent" fo:color="#0000ff"/>
    </style:style>
    <style:style style:name="T1139" style:family="text">
      <style:text-properties fo:font-size="10.50pt" fo:font-weight="normal" fo:font-family="Consolas" style:font-family-asian="Consolas" style:font-family-complex="Consolas" fo:background-color="transparent" style:use-window-font-color="true"/>
    </style:style>
    <style:style style:name="T1140" style:family="text">
      <style:text-properties fo:font-size="10.50pt" fo:font-weight="normal" fo:font-family="Consolas" style:font-family-asian="Consolas" style:font-family-complex="Consolas" fo:background-color="transparent" fo:color="#0000ff"/>
    </style:style>
    <style:style style:name="T1141" style:family="text">
      <style:text-properties fo:font-size="10.50pt" fo:font-weight="normal" fo:font-family="Consolas" style:font-family-asian="Consolas" style:font-family-complex="Consolas" fo:background-color="transparent" style:use-window-font-color="true"/>
    </style:style>
    <style:style style:name="T1142" style:family="text">
      <style:text-properties fo:font-size="10.50pt" fo:font-weight="normal" fo:font-family="Consolas" style:font-family-asian="Consolas" style:font-family-complex="Consolas" fo:background-color="transparent" fo:color="#0000ff"/>
    </style:style>
    <style:style style:name="T1143" style:family="text">
      <style:text-properties fo:font-size="10.50pt" fo:font-weight="normal" fo:font-family="Consolas" style:font-family-asian="Consolas" style:font-family-complex="Consolas" fo:background-color="transparent" style:use-window-font-color="true"/>
    </style:style>
    <style:style style:name="T1144" style:family="text">
      <style:text-properties fo:font-size="10.50pt" fo:font-weight="normal" fo:font-family="Consolas" style:font-family-asian="Consolas" style:font-family-complex="Consolas" fo:background-color="transparent" fo:color="#0000ff"/>
    </style:style>
    <style:style style:name="T1145" style:family="text">
      <style:text-properties fo:font-size="10.50pt" fo:font-weight="normal" fo:font-family="Consolas" style:font-family-asian="Consolas" style:font-family-complex="Consolas" fo:background-color="transparent" style:use-window-font-color="true"/>
    </style:style>
    <style:style style:name="T1146" style:family="text">
      <style:text-properties fo:font-size="10.50pt" fo:font-weight="normal" fo:font-family="Consolas" style:font-family-asian="Consolas" style:font-family-complex="Consolas" fo:background-color="transparent" fo:color="#2b91af"/>
    </style:style>
    <style:style style:name="T1147" style:family="text">
      <style:text-properties fo:font-size="10.50pt" fo:font-weight="normal" fo:font-family="Consolas" style:font-family-asian="Consolas" style:font-family-complex="Consolas" fo:background-color="transparent" style:use-window-font-color="true"/>
    </style:style>
    <style:style style:name="T1148" style:family="text">
      <style:text-properties fo:font-size="10.50pt" fo:font-weight="normal" fo:font-family="Consolas" style:font-family-asian="Consolas" style:font-family-complex="Consolas" fo:background-color="transparent" fo:color="#2b91af"/>
    </style:style>
    <style:style style:name="T1149" style:family="text">
      <style:text-properties fo:font-size="10.50pt" fo:font-weight="normal" fo:font-family="Consolas" style:font-family-asian="Consolas" style:font-family-complex="Consolas" fo:background-color="transparent" style:use-window-font-color="true"/>
    </style:style>
    <style:style style:name="T1150" style:family="text">
      <style:text-properties fo:font-size="10.50pt" fo:font-weight="normal" fo:font-family="Consolas" style:font-family-asian="Consolas" style:font-family-complex="Consolas" fo:background-color="transparent" fo:color="#0000ff"/>
    </style:style>
    <style:style style:name="T1151" style:family="text">
      <style:text-properties fo:font-size="10.50pt" fo:font-weight="normal" fo:font-family="Consolas" style:font-family-asian="Consolas" style:font-family-complex="Consolas" fo:background-color="transparent" style:use-window-font-color="true"/>
    </style:style>
    <style:style style:name="T1152" style:family="text">
      <style:text-properties fo:font-size="10.50pt" fo:font-weight="normal" fo:font-family="Consolas" style:font-family-asian="Consolas" style:font-family-complex="Consolas" fo:background-color="transparent" fo:color="#2b91af"/>
    </style:style>
    <style:style style:name="T1153" style:family="text">
      <style:text-properties fo:font-size="10.50pt" fo:font-weight="normal" fo:font-family="Consolas" style:font-family-asian="Consolas" style:font-family-complex="Consolas" fo:background-color="transparent" style:use-window-font-color="true"/>
    </style:style>
    <style:style style:name="T1154" style:family="text">
      <style:text-properties fo:font-size="10.50pt" fo:font-weight="normal" fo:font-family="Consolas" style:font-family-asian="Consolas" style:font-family-complex="Consolas" fo:background-color="transparent" fo:color="#0000ff"/>
    </style:style>
    <style:style style:name="T1155" style:family="text">
      <style:text-properties fo:font-size="10.50pt" fo:font-weight="normal" fo:font-family="Consolas" style:font-family-asian="Consolas" style:font-family-complex="Consolas" fo:background-color="transparent" style:use-window-font-color="true"/>
    </style:style>
    <style:style style:name="T1156" style:family="text">
      <style:text-properties fo:font-size="10.50pt" fo:font-weight="normal" fo:font-family="Consolas" style:font-family-asian="Consolas" style:font-family-complex="Consolas" fo:background-color="transparent" fo:color="#2b91af"/>
    </style:style>
    <style:style style:name="T1157" style:family="text">
      <style:text-properties fo:font-size="10.50pt" fo:font-weight="normal" fo:font-family="Consolas" style:font-family-asian="Consolas" style:font-family-complex="Consolas" fo:background-color="transparent" style:use-window-font-color="true"/>
    </style:style>
    <style:style style:name="T1158" style:family="text">
      <style:text-properties fo:font-size="10.50pt" fo:font-weight="normal" fo:font-family="Consolas" style:font-family-asian="Consolas" style:font-family-complex="Consolas" fo:background-color="transparent" fo:color="#0000ff"/>
    </style:style>
    <style:style style:name="T1159" style:family="text">
      <style:text-properties fo:font-size="10.50pt" fo:font-weight="normal" fo:font-family="Consolas" style:font-family-asian="Consolas" style:font-family-complex="Consolas" fo:background-color="transparent" style:use-window-font-color="true"/>
    </style:style>
    <style:style style:name="T1160" style:family="text">
      <style:text-properties fo:font-size="10.50pt" fo:font-weight="normal" fo:font-family="Consolas" style:font-family-asian="Consolas" style:font-family-complex="Consolas" fo:background-color="transparent" fo:color="#2b91af"/>
    </style:style>
    <style:style style:name="T1161" style:family="text">
      <style:text-properties fo:font-size="10.50pt" fo:font-weight="normal" fo:font-family="Consolas" style:font-family-asian="Consolas" style:font-family-complex="Consolas" fo:background-color="transparent" style:use-window-font-color="true"/>
    </style:style>
    <style:style style:name="T1162" style:family="text">
      <style:text-properties fo:font-size="10.50pt" fo:font-weight="normal" fo:font-family="Consolas" style:font-family-asian="Consolas" style:font-family-complex="Consolas" fo:background-color="transparent" fo:color="#2b91af"/>
    </style:style>
    <style:style style:name="T1163" style:family="text">
      <style:text-properties fo:font-size="10.50pt" fo:font-weight="normal" fo:font-family="Consolas" style:font-family-asian="Consolas" style:font-family-complex="Consolas" fo:background-color="transparent" style:use-window-font-color="true"/>
    </style:style>
    <style:style style:name="T1164" style:family="text">
      <style:text-properties fo:font-size="10.50pt" fo:font-weight="normal" fo:font-family="Consolas" style:font-family-asian="Consolas" style:font-family-complex="Consolas" fo:background-color="transparent" fo:color="#008000"/>
    </style:style>
    <style:style style:name="T1165" style:family="text">
      <style:text-properties fo:font-size="10.50pt" fo:font-weight="normal" fo:font-family="Consolas" style:font-family-asian="Consolas" style:font-family-complex="Consolas" fo:background-color="transparent" style:use-window-font-color="true"/>
    </style:style>
    <style:style style:name="T1166" style:family="text">
      <style:text-properties fo:font-size="10.50pt" fo:font-weight="normal" fo:font-family="Consolas" style:font-family-asian="Consolas" style:font-family-complex="Consolas" fo:background-color="transparent" fo:color="#008000"/>
    </style:style>
    <style:style style:name="T1167" style:family="text">
      <style:text-properties fo:font-size="10.50pt" fo:font-weight="normal" fo:font-family="Consolas" style:font-family-asian="Consolas" style:font-family-complex="Consolas" fo:background-color="transparent" style:use-window-font-color="true"/>
    </style:style>
    <style:style style:name="T1168" style:family="text">
      <style:text-properties fo:font-size="10.50pt" fo:font-weight="normal" fo:font-family="Consolas" style:font-family-asian="Consolas" style:font-family-complex="Consolas" fo:background-color="transparent" fo:color="#008000"/>
    </style:style>
    <style:style style:name="T1169" style:family="text">
      <style:text-properties fo:font-size="10.50pt" fo:font-weight="normal" fo:font-family="Consolas" style:font-family-asian="Consolas" style:font-family-complex="Consolas" fo:background-color="transparent" style:use-window-font-color="true"/>
    </style:style>
    <style:style style:name="T1170" style:family="text">
      <style:text-properties fo:font-size="10.50pt" fo:font-weight="normal" fo:font-family="Consolas" style:font-family-asian="Consolas" style:font-family-complex="Consolas" fo:background-color="transparent" fo:color="#008000"/>
    </style:style>
    <style:style style:name="T1171" style:family="text">
      <style:text-properties fo:font-size="10.50pt" fo:font-weight="normal" fo:font-family="Consolas" style:font-family-asian="Consolas" style:font-family-complex="Consolas" fo:background-color="transparent" style:use-window-font-color="true"/>
    </style:style>
    <style:style style:name="T1172" style:family="text">
      <style:text-properties fo:font-size="10.50pt" fo:font-weight="normal" fo:font-family="Consolas" style:font-family-asian="Consolas" style:font-family-complex="Consolas" fo:background-color="transparent" fo:color="#0000ff"/>
    </style:style>
    <style:style style:name="T1173" style:family="text">
      <style:text-properties fo:font-size="10.50pt" fo:font-weight="normal" fo:font-family="Consolas" style:font-family-asian="Consolas" style:font-family-complex="Consolas" fo:background-color="transparent" style:use-window-font-color="true"/>
    </style:style>
    <style:style style:name="T1174" style:family="text">
      <style:text-properties fo:font-size="10.50pt" fo:font-weight="normal" fo:font-family="Consolas" style:font-family-asian="Consolas" style:font-family-complex="Consolas" fo:background-color="transparent" fo:color="#0000ff"/>
    </style:style>
    <style:style style:name="T1175" style:family="text">
      <style:text-properties fo:font-size="10.50pt" fo:font-weight="normal" fo:font-family="Consolas" style:font-family-asian="Consolas" style:font-family-complex="Consolas" fo:background-color="transparent" style:use-window-font-color="true"/>
    </style:style>
    <style:style style:name="T1176" style:family="text">
      <style:text-properties fo:font-size="10.50pt" fo:font-weight="normal" fo:font-family="Consolas" style:font-family-asian="Consolas" style:font-family-complex="Consolas" fo:background-color="transparent" fo:color="#0000ff"/>
    </style:style>
    <style:style style:name="T1177" style:family="text">
      <style:text-properties fo:font-size="10.50pt" fo:font-weight="normal" fo:font-family="Consolas" style:font-family-asian="Consolas" style:font-family-complex="Consolas" fo:background-color="transparent" style:use-window-font-color="true"/>
    </style:style>
    <style:style style:name="T1178" style:family="text">
      <style:text-properties fo:font-size="10.50pt" fo:font-weight="normal" fo:font-family="Consolas" style:font-family-asian="Consolas" style:font-family-complex="Consolas" fo:background-color="transparent" fo:color="#2b91af"/>
    </style:style>
    <style:style style:name="T1179" style:family="text">
      <style:text-properties fo:font-size="10.50pt" fo:font-weight="normal" fo:font-family="Consolas" style:font-family-asian="Consolas" style:font-family-complex="Consolas" fo:background-color="transparent" style:use-window-font-color="true"/>
    </style:style>
    <style:style style:name="T1180" style:family="text">
      <style:text-properties fo:font-size="10.50pt" fo:font-weight="normal" fo:font-family="Consolas" style:font-family-asian="Consolas" style:font-family-complex="Consolas" fo:background-color="transparent" fo:color="#2b91af"/>
    </style:style>
    <style:style style:name="T1181" style:family="text">
      <style:text-properties fo:font-size="10.50pt" fo:font-weight="normal" fo:font-family="Consolas" style:font-family-asian="Consolas" style:font-family-complex="Consolas" fo:background-color="transparent" style:use-window-font-color="true"/>
    </style:style>
    <style:style style:name="T1182" style:family="text">
      <style:text-properties fo:font-size="10.50pt" fo:font-weight="normal" fo:font-family="Consolas" style:font-family-asian="Consolas" style:font-family-complex="Consolas" fo:background-color="transparent" fo:color="#008000"/>
    </style:style>
    <style:style style:name="T1183" style:family="text">
      <style:text-properties fo:font-size="10.50pt" fo:font-weight="normal" fo:font-family="Consolas" style:font-family-asian="Consolas" style:font-family-complex="Consolas" fo:background-color="transparent" style:use-window-font-color="true"/>
    </style:style>
    <style:style style:name="T1184" style:family="text">
      <style:text-properties fo:font-size="10.50pt" fo:font-weight="normal" fo:font-family="Consolas" style:font-family-asian="Consolas" style:font-family-complex="Consolas" fo:background-color="transparent" fo:color="#0000ff"/>
    </style:style>
    <style:style style:name="T1185" style:family="text">
      <style:text-properties fo:font-size="10.50pt" fo:font-weight="normal" fo:font-family="Consolas" style:font-family-asian="Consolas" style:font-family-complex="Consolas" fo:background-color="transparent" style:use-window-font-color="true"/>
    </style:style>
    <style:style style:name="T1186" style:family="text">
      <style:text-properties fo:font-size="10.50pt" fo:font-weight="normal" fo:font-family="Consolas" style:font-family-asian="Consolas" style:font-family-complex="Consolas" fo:background-color="transparent" fo:color="#0000ff"/>
    </style:style>
    <style:style style:name="T1187" style:family="text">
      <style:text-properties fo:font-size="10.50pt" fo:font-weight="normal" fo:font-family="Consolas" style:font-family-asian="Consolas" style:font-family-complex="Consolas" fo:background-color="transparent" style:use-window-font-color="true"/>
    </style:style>
    <style:style style:name="T1188" style:family="text">
      <style:text-properties fo:font-size="10.50pt" fo:font-weight="normal" fo:font-family="Consolas" style:font-family-asian="Consolas" style:font-family-complex="Consolas" fo:background-color="transparent" fo:color="#0000ff"/>
    </style:style>
    <style:style style:name="T1189" style:family="text">
      <style:text-properties fo:font-size="10.50pt" fo:font-weight="normal" fo:font-family="Consolas" style:font-family-asian="Consolas" style:font-family-complex="Consolas" fo:background-color="transparent" style:use-window-font-color="true"/>
    </style:style>
    <style:style style:name="T1190" style:family="text">
      <style:text-properties fo:font-size="10.50pt" fo:font-weight="normal" fo:font-family="Consolas" style:font-family-asian="Consolas" style:font-family-complex="Consolas" fo:background-color="transparent" fo:color="#0000ff"/>
    </style:style>
    <style:style style:name="T1191" style:family="text">
      <style:text-properties fo:font-size="10.50pt" fo:font-weight="normal" fo:font-family="Consolas" style:font-family-asian="Consolas" style:font-family-complex="Consolas" fo:background-color="transparent" style:use-window-font-color="true"/>
    </style:style>
    <style:style style:name="T1192" style:family="text">
      <style:text-properties fo:font-size="10.50pt" fo:font-weight="normal" fo:font-family="Consolas" style:font-family-asian="Consolas" style:font-family-complex="Consolas" fo:background-color="transparent" fo:color="#2b91af"/>
    </style:style>
    <style:style style:name="T1193" style:family="text">
      <style:text-properties fo:font-size="10.50pt" fo:font-weight="normal" fo:font-family="Consolas" style:font-family-asian="Consolas" style:font-family-complex="Consolas" fo:background-color="transparent" style:use-window-font-color="true"/>
    </style:style>
    <style:style style:name="T1194" style:family="text">
      <style:text-properties fo:font-size="10.50pt" fo:font-weight="normal" fo:font-family="Consolas" style:font-family-asian="Consolas" style:font-family-complex="Consolas" fo:background-color="transparent" fo:color="#0000ff"/>
    </style:style>
    <style:style style:name="T1195" style:family="text">
      <style:text-properties fo:font-size="10.50pt" fo:font-weight="normal" fo:font-family="Consolas" style:font-family-asian="Consolas" style:font-family-complex="Consolas" fo:background-color="transparent" style:use-window-font-color="true"/>
    </style:style>
    <style:style style:name="T1196" style:family="text">
      <style:text-properties fo:font-size="10.50pt" fo:font-weight="normal" fo:font-family="Consolas" style:font-family-asian="Consolas" style:font-family-complex="Consolas" fo:background-color="transparent" fo:color="#0000ff"/>
    </style:style>
    <style:style style:name="T1197" style:family="text">
      <style:text-properties fo:font-size="10.50pt" fo:font-weight="normal" fo:font-family="Consolas" style:font-family-asian="Consolas" style:font-family-complex="Consolas" fo:background-color="transparent" style:use-window-font-color="true"/>
    </style:style>
    <style:style style:name="T1198" style:family="text">
      <style:text-properties fo:font-size="10.50pt" fo:font-weight="normal" fo:font-family="Consolas" style:font-family-asian="Consolas" style:font-family-complex="Consolas" fo:background-color="transparent" fo:color="#2b91af"/>
    </style:style>
    <style:style style:name="T1199" style:family="text">
      <style:text-properties fo:font-size="10.50pt" fo:font-weight="normal" fo:font-family="Consolas" style:font-family-asian="Consolas" style:font-family-complex="Consolas" fo:background-color="transparent" style:use-window-font-color="true"/>
    </style:style>
    <style:style style:name="T1200" style:family="text">
      <style:text-properties fo:font-size="10.50pt" fo:font-weight="normal" fo:font-family="Consolas" style:font-family-asian="Consolas" style:font-family-complex="Consolas" fo:background-color="transparent" fo:color="#008000"/>
    </style:style>
    <style:style style:name="T1201" style:family="text">
      <style:text-properties fo:font-size="10.50pt" fo:font-weight="normal" fo:font-family="Consolas" style:font-family-asian="Consolas" style:font-family-complex="Consolas" fo:background-color="transparent" style:use-window-font-color="true"/>
    </style:style>
    <style:style style:name="T1202" style:family="text">
      <style:text-properties fo:font-size="10.50pt" fo:font-weight="normal" fo:font-family="Consolas" style:font-family-asian="Consolas" style:font-family-complex="Consolas" fo:background-color="transparent" fo:color="#0000ff"/>
    </style:style>
    <style:style style:name="T1203" style:family="text">
      <style:text-properties fo:font-size="10.50pt" fo:font-weight="normal" fo:font-family="Consolas" style:font-family-asian="Consolas" style:font-family-complex="Consolas" fo:background-color="transparent" style:use-window-font-color="true"/>
    </style:style>
    <style:style style:name="T1204" style:family="text">
      <style:text-properties fo:font-size="10.50pt" fo:font-weight="normal" fo:font-family="Consolas" style:font-family-asian="Consolas" style:font-family-complex="Consolas" fo:background-color="transparent" fo:color="#0000ff"/>
    </style:style>
    <style:style style:name="T1205" style:family="text">
      <style:text-properties fo:font-size="10.50pt" fo:font-weight="normal" fo:font-family="Consolas" style:font-family-asian="Consolas" style:font-family-complex="Consolas" fo:background-color="transparent" style:use-window-font-color="true"/>
    </style:style>
    <style:style style:name="T1206" style:family="text">
      <style:text-properties fo:font-size="10.50pt" fo:font-weight="normal" fo:font-family="Consolas" style:font-family-asian="Consolas" style:font-family-complex="Consolas" fo:background-color="transparent" fo:color="#2b91af"/>
    </style:style>
    <style:style style:name="T1207" style:family="text">
      <style:text-properties fo:font-size="10.50pt" fo:font-weight="normal" fo:font-family="Consolas" style:font-family-asian="Consolas" style:font-family-complex="Consolas" fo:background-color="transparent" style:use-window-font-color="true"/>
    </style:style>
    <style:style style:name="T1208" style:family="text">
      <style:text-properties fo:font-size="10.50pt" fo:font-weight="normal" fo:font-family="Consolas" style:font-family-asian="Consolas" style:font-family-complex="Consolas" fo:background-color="transparent" fo:color="#008000"/>
    </style:style>
    <style:style style:name="T1209" style:family="text">
      <style:text-properties fo:font-size="10.50pt" fo:font-weight="normal" fo:font-family="Consolas" style:font-family-asian="Consolas" style:font-family-complex="Consolas" fo:background-color="transparent" style:use-window-font-color="true"/>
    </style:style>
    <style:style style:name="T1210" style:family="text">
      <style:text-properties fo:font-size="10.50pt" fo:font-weight="normal" fo:font-family="Consolas" style:font-family-asian="Consolas" style:font-family-complex="Consolas" fo:background-color="transparent" fo:color="#0000ff"/>
    </style:style>
    <style:style style:name="T1211" style:family="text">
      <style:text-properties fo:font-size="10.50pt" fo:font-weight="normal" fo:font-family="Consolas" style:font-family-asian="Consolas" style:font-family-complex="Consolas" fo:background-color="transparent" style:use-window-font-color="true"/>
    </style:style>
    <style:style style:name="T1212" style:family="text">
      <style:text-properties fo:font-size="10.50pt" fo:font-weight="normal" fo:font-family="Consolas" style:font-family-asian="Consolas" style:font-family-complex="Consolas" fo:background-color="transparent" fo:color="#0000ff"/>
    </style:style>
    <style:style style:name="T1213" style:family="text">
      <style:text-properties fo:font-size="10.50pt" fo:font-weight="normal" fo:font-family="Consolas" style:font-family-asian="Consolas" style:font-family-complex="Consolas" fo:background-color="transparent" style:use-window-font-color="true"/>
    </style:style>
    <style:style style:name="T1214" style:family="text">
      <style:text-properties fo:font-size="10.50pt" fo:font-weight="normal" fo:font-family="Consolas" style:font-family-asian="Consolas" style:font-family-complex="Consolas" fo:background-color="transparent" fo:color="#2b91af"/>
    </style:style>
    <style:style style:name="T1215" style:family="text">
      <style:text-properties fo:font-size="10.50pt" fo:font-weight="normal" fo:font-family="Consolas" style:font-family-asian="Consolas" style:font-family-complex="Consolas" fo:background-color="transparent" style:use-window-font-color="true"/>
    </style:style>
    <style:style style:name="T1216" style:family="text">
      <style:text-properties fo:font-size="10.50pt" fo:font-weight="normal" fo:font-family="Consolas" style:font-family-asian="Consolas" style:font-family-complex="Consolas" fo:background-color="transparent" fo:color="#0000ff"/>
    </style:style>
    <style:style style:name="T1217" style:family="text">
      <style:text-properties fo:font-size="10.50pt" fo:font-weight="normal" fo:font-family="Consolas" style:font-family-asian="Consolas" style:font-family-complex="Consolas" fo:background-color="transparent" style:use-window-font-color="true"/>
    </style:style>
    <style:style style:name="T1218" style:family="text">
      <style:text-properties fo:font-size="10.50pt" fo:font-weight="normal" fo:font-family="Consolas" style:font-family-asian="Consolas" style:font-family-complex="Consolas" fo:background-color="transparent" fo:color="#2b91af"/>
    </style:style>
    <style:style style:name="T1219" style:family="text">
      <style:text-properties fo:font-size="10.50pt" fo:font-weight="normal" fo:font-family="Consolas" style:font-family-asian="Consolas" style:font-family-complex="Consolas" fo:background-color="transparent" style:use-window-font-color="true"/>
    </style:style>
    <style:style style:name="T1220" style:family="text">
      <style:text-properties fo:font-size="10.50pt" fo:font-weight="normal" fo:font-family="Consolas" style:font-family-asian="Consolas" style:font-family-complex="Consolas" fo:background-color="transparent" fo:color="#0000ff"/>
    </style:style>
    <style:style style:name="T1221" style:family="text">
      <style:text-properties fo:font-size="10.50pt" fo:font-weight="normal" fo:font-family="Consolas" style:font-family-asian="Consolas" style:font-family-complex="Consolas" fo:background-color="transparent" style:use-window-font-color="true"/>
    </style:style>
    <style:style style:name="T1222" style:family="text">
      <style:text-properties fo:font-size="10.50pt" fo:font-weight="normal" fo:font-family="Consolas" style:font-family-asian="Consolas" style:font-family-complex="Consolas" fo:background-color="transparent" fo:color="#008000"/>
    </style:style>
    <style:style style:name="T1223" style:family="text">
      <style:text-properties fo:font-size="10.50pt" fo:font-weight="normal" fo:font-family="Consolas" style:font-family-asian="Consolas" style:font-family-complex="Consolas" fo:background-color="transparent" style:use-window-font-color="true"/>
    </style:style>
    <style:style style:name="T1224" style:family="text">
      <style:text-properties fo:font-size="10.50pt" fo:font-weight="normal" fo:font-family="Consolas" style:font-family-asian="Consolas" style:font-family-complex="Consolas" fo:background-color="transparent" fo:color="#0000ff"/>
    </style:style>
    <style:style style:name="T1225" style:family="text">
      <style:text-properties fo:font-size="10.50pt" fo:font-weight="normal" fo:font-family="Consolas" style:font-family-asian="Consolas" style:font-family-complex="Consolas" fo:background-color="transparent" style:use-window-font-color="true"/>
    </style:style>
    <style:style style:name="T1226" style:family="text">
      <style:text-properties fo:font-size="10.50pt" fo:font-weight="normal" fo:font-family="Consolas" style:font-family-asian="Consolas" style:font-family-complex="Consolas" fo:background-color="transparent" fo:color="#0000ff"/>
    </style:style>
    <style:style style:name="T1227" style:family="text">
      <style:text-properties fo:font-size="10.50pt" fo:font-weight="normal" fo:font-family="Consolas" style:font-family-asian="Consolas" style:font-family-complex="Consolas" fo:background-color="transparent" style:use-window-font-color="true"/>
    </style:style>
    <style:style style:name="T1228" style:family="text">
      <style:text-properties fo:font-size="10.50pt" fo:font-weight="normal" fo:font-family="Consolas" style:font-family-asian="Consolas" style:font-family-complex="Consolas" fo:background-color="transparent" fo:color="#2b91af"/>
    </style:style>
    <style:style style:name="T1229" style:family="text">
      <style:text-properties fo:font-size="10.50pt" fo:font-weight="normal" fo:font-family="Consolas" style:font-family-asian="Consolas" style:font-family-complex="Consolas" fo:background-color="transparent" style:use-window-font-color="true"/>
    </style:style>
    <style:style style:name="T1230" style:family="text">
      <style:text-properties fo:font-size="10.50pt" fo:font-weight="normal" fo:font-family="Consolas" style:font-family-asian="Consolas" style:font-family-complex="Consolas" fo:background-color="transparent" fo:color="#0000ff"/>
    </style:style>
    <style:style style:name="T1231" style:family="text">
      <style:text-properties fo:font-size="10.50pt" fo:font-weight="normal" fo:font-family="Consolas" style:font-family-asian="Consolas" style:font-family-complex="Consolas" fo:background-color="transparent" style:use-window-font-color="true"/>
    </style:style>
    <style:style style:name="T1232" style:family="text">
      <style:text-properties fo:font-size="10.50pt" fo:font-weight="normal" fo:font-family="Consolas" style:font-family-asian="Consolas" style:font-family-complex="Consolas" fo:background-color="transparent" fo:color="#2b91af"/>
    </style:style>
    <style:style style:name="T1233" style:family="text">
      <style:text-properties fo:font-size="10.50pt" fo:font-weight="normal" fo:font-family="Consolas" style:font-family-asian="Consolas" style:font-family-complex="Consolas" fo:background-color="transparent" style:use-window-font-color="true"/>
    </style:style>
    <style:style style:name="T1234" style:family="text">
      <style:text-properties fo:font-size="10.50pt" fo:font-weight="normal" fo:font-family="Consolas" style:font-family-asian="Consolas" style:font-family-complex="Consolas" fo:background-color="transparent" fo:color="#0000ff"/>
    </style:style>
    <style:style style:name="T1235" style:family="text">
      <style:text-properties fo:font-size="10.50pt" fo:font-weight="normal" fo:font-family="Consolas" style:font-family-asian="Consolas" style:font-family-complex="Consolas" fo:background-color="transparent" style:use-window-font-color="true"/>
    </style:style>
    <style:style style:name="T1236" style:family="text">
      <style:text-properties fo:font-size="10.50pt" fo:font-weight="normal" fo:font-family="Consolas" style:font-family-asian="Consolas" style:font-family-complex="Consolas" fo:background-color="transparent" fo:color="#008000"/>
    </style:style>
    <style:style style:name="T1237" style:family="text">
      <style:text-properties fo:font-size="10.50pt" fo:font-weight="normal" fo:font-family="Consolas" style:font-family-asian="Consolas" style:font-family-complex="Consolas" fo:background-color="transparent" style:use-window-font-color="true"/>
    </style:style>
    <style:style style:name="T1238" style:family="text">
      <style:text-properties fo:font-size="10.50pt" fo:font-weight="normal" fo:font-family="Consolas" style:font-family-asian="Consolas" style:font-family-complex="Consolas" fo:background-color="transparent" fo:color="#0000ff"/>
    </style:style>
    <style:style style:name="T1239" style:family="text">
      <style:text-properties fo:font-size="10.50pt" fo:font-weight="normal" fo:font-family="Consolas" style:font-family-asian="Consolas" style:font-family-complex="Consolas" fo:background-color="transparent" style:use-window-font-color="true"/>
    </style:style>
    <style:style style:name="T1240" style:family="text">
      <style:text-properties fo:font-size="10.50pt" fo:font-weight="normal" fo:font-family="Consolas" style:font-family-asian="Consolas" style:font-family-complex="Consolas" fo:background-color="transparent" fo:color="#0000ff"/>
    </style:style>
    <style:style style:name="T1241" style:family="text">
      <style:text-properties fo:font-size="10.50pt" fo:font-weight="normal" fo:font-family="Consolas" style:font-family-asian="Consolas" style:font-family-complex="Consolas" fo:background-color="transparent" style:use-window-font-color="true"/>
    </style:style>
    <style:style style:name="T1242" style:family="text">
      <style:text-properties fo:font-size="10.50pt" fo:font-weight="normal" fo:font-family="Consolas" style:font-family-asian="Consolas" style:font-family-complex="Consolas" fo:background-color="transparent" fo:color="#2b91af"/>
    </style:style>
    <style:style style:name="T1243" style:family="text">
      <style:text-properties fo:font-size="10.50pt" fo:font-weight="normal" fo:font-family="Consolas" style:font-family-asian="Consolas" style:font-family-complex="Consolas" fo:background-color="transparent" style:use-window-font-color="true"/>
    </style:style>
    <style:style style:name="T1244" style:family="text">
      <style:text-properties fo:font-size="10.50pt" fo:font-weight="normal" fo:font-family="Consolas" style:font-family-asian="Consolas" style:font-family-complex="Consolas" fo:background-color="transparent" fo:color="#0000ff"/>
    </style:style>
    <style:style style:name="T1245" style:family="text">
      <style:text-properties fo:font-size="10.50pt" fo:font-weight="normal" fo:font-family="Consolas" style:font-family-asian="Consolas" style:font-family-complex="Consolas" fo:background-color="transparent" style:use-window-font-color="true"/>
    </style:style>
    <style:style style:name="T1246" style:family="text">
      <style:text-properties fo:font-size="10.50pt" fo:font-weight="normal" fo:font-family="Consolas" style:font-family-asian="Consolas" style:font-family-complex="Consolas" fo:background-color="transparent" fo:color="#2b91af"/>
    </style:style>
    <style:style style:name="T1247" style:family="text">
      <style:text-properties fo:font-size="10.50pt" fo:font-weight="normal" fo:font-family="Consolas" style:font-family-asian="Consolas" style:font-family-complex="Consolas" fo:background-color="transparent" style:use-window-font-color="true"/>
    </style:style>
    <style:style style:name="T1248" style:family="text">
      <style:text-properties fo:font-size="10.50pt" fo:font-weight="normal" fo:font-family="Consolas" style:font-family-asian="Consolas" style:font-family-complex="Consolas" fo:background-color="transparent" fo:color="#0000ff"/>
    </style:style>
    <style:style style:name="T1249" style:family="text">
      <style:text-properties fo:font-size="10.50pt" fo:font-weight="normal" fo:font-family="Consolas" style:font-family-asian="Consolas" style:font-family-complex="Consolas" fo:background-color="transparent" style:use-window-font-color="true"/>
    </style:style>
    <style:style style:name="T1250" style:family="text">
      <style:text-properties fo:font-size="10.50pt" fo:font-weight="normal" fo:font-family="Consolas" style:font-family-asian="Consolas" style:font-family-complex="Consolas" fo:background-color="transparent" fo:color="#008000"/>
    </style:style>
    <style:style style:name="T1251" style:family="text">
      <style:text-properties fo:font-size="10.50pt" fo:font-weight="normal" fo:font-family="Consolas" style:font-family-asian="Consolas" style:font-family-complex="Consolas" fo:background-color="transparent" style:use-window-font-color="true"/>
    </style:style>
    <style:style style:name="T1252" style:family="text">
      <style:text-properties fo:font-size="10.50pt" fo:font-weight="normal" fo:font-family="Consolas" style:font-family-asian="Consolas" style:font-family-complex="Consolas" fo:background-color="transparent" fo:color="#0000ff"/>
    </style:style>
    <style:style style:name="T1253" style:family="text">
      <style:text-properties fo:font-size="10.50pt" fo:font-weight="normal" fo:font-family="Consolas" style:font-family-asian="Consolas" style:font-family-complex="Consolas" fo:background-color="transparent" style:use-window-font-color="true"/>
    </style:style>
    <style:style style:name="T1254" style:family="text">
      <style:text-properties fo:font-size="10.50pt" fo:font-weight="normal" fo:font-family="Consolas" style:font-family-asian="Consolas" style:font-family-complex="Consolas" fo:background-color="transparent" fo:color="#0000ff"/>
    </style:style>
    <style:style style:name="T1255" style:family="text">
      <style:text-properties fo:font-size="10.50pt" fo:font-weight="normal" fo:font-family="Consolas" style:font-family-asian="Consolas" style:font-family-complex="Consolas" fo:background-color="transparent" style:use-window-font-color="true"/>
    </style:style>
    <style:style style:name="T1256" style:family="text">
      <style:text-properties fo:font-size="10.50pt" fo:font-weight="normal" fo:font-family="Consolas" style:font-family-asian="Consolas" style:font-family-complex="Consolas" fo:background-color="transparent" fo:color="#2b91af"/>
    </style:style>
    <style:style style:name="T1257" style:family="text">
      <style:text-properties fo:font-size="10.50pt" fo:font-weight="normal" fo:font-family="Consolas" style:font-family-asian="Consolas" style:font-family-complex="Consolas" fo:background-color="transparent" style:use-window-font-color="true"/>
    </style:style>
    <style:style style:name="T1258" style:family="text">
      <style:text-properties fo:font-size="10.50pt" fo:font-weight="normal" fo:font-family="Consolas" style:font-family-asian="Consolas" style:font-family-complex="Consolas" fo:background-color="transparent" fo:color="#0000ff"/>
    </style:style>
    <style:style style:name="T1259" style:family="text">
      <style:text-properties fo:font-size="10.50pt" fo:font-weight="normal" fo:font-family="Consolas" style:font-family-asian="Consolas" style:font-family-complex="Consolas" fo:background-color="transparent" style:use-window-font-color="true"/>
    </style:style>
    <style:style style:name="T1260" style:family="text">
      <style:text-properties fo:font-size="10.50pt" fo:font-weight="normal" fo:font-family="Consolas" style:font-family-asian="Consolas" style:font-family-complex="Consolas" fo:background-color="transparent" fo:color="#2b91af"/>
    </style:style>
    <style:style style:name="T1261" style:family="text">
      <style:text-properties fo:font-size="10.50pt" fo:font-weight="normal" fo:font-family="Consolas" style:font-family-asian="Consolas" style:font-family-complex="Consolas" fo:background-color="transparent" style:use-window-font-color="true"/>
    </style:style>
    <style:style style:name="T1262" style:family="text">
      <style:text-properties fo:font-size="10.50pt" fo:font-weight="normal" fo:font-family="Consolas" style:font-family-asian="Consolas" style:font-family-complex="Consolas" fo:background-color="transparent" fo:color="#0000ff"/>
    </style:style>
    <style:style style:name="T1263" style:family="text">
      <style:text-properties fo:font-size="10.50pt" fo:font-weight="normal" fo:font-family="Consolas" style:font-family-asian="Consolas" style:font-family-complex="Consolas" fo:background-color="transparent" style:use-window-font-color="true"/>
    </style:style>
    <style:style style:name="T1264" style:family="text">
      <style:text-properties fo:font-size="10.50pt" fo:font-weight="normal" fo:font-family="Consolas" style:font-family-asian="Consolas" style:font-family-complex="Consolas" fo:background-color="transparent" fo:color="#008000"/>
    </style:style>
    <style:style style:name="T1265" style:family="text">
      <style:text-properties fo:font-size="10.50pt" fo:font-weight="normal" fo:font-family="Consolas" style:font-family-asian="Consolas" style:font-family-complex="Consolas" fo:background-color="transparent" style:use-window-font-color="true"/>
    </style:style>
    <style:style style:name="T1266" style:family="text">
      <style:text-properties fo:font-size="10.50pt" fo:font-weight="normal" fo:font-family="Consolas" style:font-family-asian="Consolas" style:font-family-complex="Consolas" fo:background-color="transparent" fo:color="#0000ff"/>
    </style:style>
    <style:style style:name="T1267" style:family="text">
      <style:text-properties fo:font-size="10.50pt" fo:font-weight="normal" fo:font-family="Consolas" style:font-family-asian="Consolas" style:font-family-complex="Consolas" fo:background-color="transparent" style:use-window-font-color="true"/>
    </style:style>
    <style:style style:name="T1268" style:family="text">
      <style:text-properties fo:font-size="10.50pt" fo:font-weight="normal" fo:font-family="Consolas" style:font-family-asian="Consolas" style:font-family-complex="Consolas" fo:background-color="transparent" fo:color="#0000ff"/>
    </style:style>
    <style:style style:name="T1269" style:family="text">
      <style:text-properties fo:font-size="10.50pt" fo:font-weight="normal" fo:font-family="Consolas" style:font-family-asian="Consolas" style:font-family-complex="Consolas" fo:background-color="transparent" style:use-window-font-color="true"/>
    </style:style>
    <style:style style:name="T1270" style:family="text">
      <style:text-properties fo:font-size="10.50pt" fo:font-weight="normal" fo:font-family="Consolas" style:font-family-asian="Consolas" style:font-family-complex="Consolas" fo:background-color="transparent" fo:color="#2b91af"/>
    </style:style>
    <style:style style:name="T1271" style:family="text">
      <style:text-properties fo:font-size="10.50pt" fo:font-weight="normal" fo:font-family="Consolas" style:font-family-asian="Consolas" style:font-family-complex="Consolas" fo:background-color="transparent" style:use-window-font-color="true"/>
    </style:style>
    <style:style style:name="T1272" style:family="text">
      <style:text-properties fo:font-size="10.50pt" fo:font-weight="normal" fo:font-family="Consolas" style:font-family-asian="Consolas" style:font-family-complex="Consolas" fo:background-color="transparent" fo:color="#0000ff"/>
    </style:style>
    <style:style style:name="T1273" style:family="text">
      <style:text-properties fo:font-size="10.50pt" fo:font-weight="normal" fo:font-family="Consolas" style:font-family-asian="Consolas" style:font-family-complex="Consolas" fo:background-color="transparent" style:use-window-font-color="true"/>
    </style:style>
    <style:style style:name="T1274" style:family="text">
      <style:text-properties fo:font-size="10.50pt" fo:font-weight="normal" fo:font-family="Consolas" style:font-family-asian="Consolas" style:font-family-complex="Consolas" fo:background-color="transparent" fo:color="#2b91af"/>
    </style:style>
    <style:style style:name="T1275" style:family="text">
      <style:text-properties fo:font-size="10.50pt" fo:font-weight="normal" fo:font-family="Consolas" style:font-family-asian="Consolas" style:font-family-complex="Consolas" fo:background-color="transparent" style:use-window-font-color="true"/>
    </style:style>
    <style:style style:name="T1276" style:family="text">
      <style:text-properties fo:font-size="10.50pt" fo:font-weight="normal" fo:font-family="Consolas" style:font-family-asian="Consolas" style:font-family-complex="Consolas" fo:background-color="transparent" fo:color="#0000ff"/>
    </style:style>
    <style:style style:name="T1277" style:family="text">
      <style:text-properties fo:font-size="10.50pt" fo:font-weight="normal" fo:font-family="Consolas" style:font-family-asian="Consolas" style:font-family-complex="Consolas" fo:background-color="transparent" style:use-window-font-color="true"/>
    </style:style>
    <style:style style:name="T1278" style:family="text">
      <style:text-properties fo:font-size="10.50pt" fo:font-weight="normal" fo:font-family="Consolas" style:font-family-asian="Consolas" style:font-family-complex="Consolas" fo:background-color="transparent" fo:color="#008000"/>
    </style:style>
    <style:style style:name="T1279" style:family="text">
      <style:text-properties fo:font-size="10.50pt" fo:font-weight="normal" fo:font-family="Consolas" style:font-family-asian="Consolas" style:font-family-complex="Consolas" fo:background-color="transparent" style:use-window-font-color="true"/>
    </style:style>
    <style:style style:name="T1280" style:family="text">
      <style:text-properties fo:font-size="10.50pt" fo:font-weight="normal" fo:font-family="Consolas" style:font-family-asian="Consolas" style:font-family-complex="Consolas" fo:background-color="transparent" fo:color="#0000ff"/>
    </style:style>
    <style:style style:name="T1281" style:family="text">
      <style:text-properties fo:font-size="10.50pt" fo:font-weight="normal" fo:font-family="Consolas" style:font-family-asian="Consolas" style:font-family-complex="Consolas" fo:background-color="transparent" style:use-window-font-color="true"/>
    </style:style>
    <style:style style:name="T1282" style:family="text">
      <style:text-properties fo:font-size="10.50pt" fo:font-weight="normal" fo:font-family="Consolas" style:font-family-asian="Consolas" style:font-family-complex="Consolas" fo:background-color="transparent" fo:color="#0000ff"/>
    </style:style>
    <style:style style:name="T1283" style:family="text">
      <style:text-properties fo:font-size="10.50pt" fo:font-weight="normal" fo:font-family="Consolas" style:font-family-asian="Consolas" style:font-family-complex="Consolas" fo:background-color="transparent" style:use-window-font-color="true"/>
    </style:style>
    <style:style style:name="T1284" style:family="text">
      <style:text-properties fo:font-size="10.50pt" fo:font-weight="normal" fo:font-family="Consolas" style:font-family-asian="Consolas" style:font-family-complex="Consolas" fo:background-color="transparent" fo:color="#2b91af"/>
    </style:style>
    <style:style style:name="T1285" style:family="text">
      <style:text-properties fo:font-size="10.50pt" fo:font-weight="normal" fo:font-family="Consolas" style:font-family-asian="Consolas" style:font-family-complex="Consolas" fo:background-color="transparent" style:use-window-font-color="true"/>
    </style:style>
    <style:style style:name="T1286" style:family="text">
      <style:text-properties fo:font-size="10.50pt" fo:font-weight="normal" fo:font-family="Consolas" style:font-family-asian="Consolas" style:font-family-complex="Consolas" fo:background-color="transparent" fo:color="#0000ff"/>
    </style:style>
    <style:style style:name="T1287" style:family="text">
      <style:text-properties fo:font-size="10.50pt" fo:font-weight="normal" fo:font-family="Consolas" style:font-family-asian="Consolas" style:font-family-complex="Consolas" fo:background-color="transparent" style:use-window-font-color="true"/>
    </style:style>
    <style:style style:name="T1288" style:family="text">
      <style:text-properties fo:font-size="10.50pt" fo:font-weight="normal" fo:font-family="Consolas" style:font-family-asian="Consolas" style:font-family-complex="Consolas" fo:background-color="transparent" fo:color="#2b91af"/>
    </style:style>
    <style:style style:name="T1289" style:family="text">
      <style:text-properties fo:font-size="10.50pt" fo:font-weight="normal" fo:font-family="Consolas" style:font-family-asian="Consolas" style:font-family-complex="Consolas" fo:background-color="transparent" style:use-window-font-color="true"/>
    </style:style>
    <style:style style:name="T1290" style:family="text">
      <style:text-properties fo:font-size="10.50pt" fo:font-weight="normal" fo:font-family="Consolas" style:font-family-asian="Consolas" style:font-family-complex="Consolas" fo:background-color="transparent" fo:color="#0000ff"/>
    </style:style>
    <style:style style:name="T1291" style:family="text">
      <style:text-properties fo:font-size="10.50pt" fo:font-weight="normal" fo:font-family="Consolas" style:font-family-asian="Consolas" style:font-family-complex="Consolas" fo:background-color="transparent" style:use-window-font-color="true"/>
    </style:style>
    <style:style style:name="T1292" style:family="text">
      <style:text-properties fo:font-size="10.50pt" fo:font-weight="normal" fo:font-family="Consolas" style:font-family-asian="Consolas" style:font-family-complex="Consolas" fo:background-color="transparent" fo:color="#0000ff"/>
    </style:style>
    <style:style style:name="T1293" style:family="text">
      <style:text-properties fo:font-size="10.50pt" fo:font-weight="normal" fo:font-family="Consolas" style:font-family-asian="Consolas" style:font-family-complex="Consolas" fo:background-color="transparent" style:use-window-font-color="true"/>
    </style:style>
    <style:style style:name="T1294" style:family="text">
      <style:text-properties fo:font-size="10.50pt" fo:font-weight="normal" fo:font-family="Consolas" style:font-family-asian="Consolas" style:font-family-complex="Consolas" fo:background-color="transparent" fo:color="#0000ff"/>
    </style:style>
    <style:style style:name="T1295" style:family="text">
      <style:text-properties fo:font-size="10.50pt" fo:font-weight="normal" fo:font-family="Consolas" style:font-family-asian="Consolas" style:font-family-complex="Consolas" fo:background-color="transparent" style:use-window-font-color="true"/>
    </style:style>
    <style:style style:name="T1296" style:family="text">
      <style:text-properties fo:font-size="10.50pt" fo:font-weight="normal" fo:font-family="Consolas" style:font-family-asian="Consolas" style:font-family-complex="Consolas" fo:background-color="transparent" fo:color="#2b91af"/>
    </style:style>
    <style:style style:name="T1297" style:family="text">
      <style:text-properties fo:font-size="10.50pt" fo:font-weight="normal" fo:font-family="Consolas" style:font-family-asian="Consolas" style:font-family-complex="Consolas" fo:background-color="transparent" style:use-window-font-color="true"/>
    </style:style>
    <style:style style:name="T1298" style:family="text">
      <style:text-properties fo:font-size="10.50pt" fo:font-weight="normal" fo:font-family="Consolas" style:font-family-asian="Consolas" style:font-family-complex="Consolas" fo:background-color="transparent" fo:color="#0000ff"/>
    </style:style>
    <style:style style:name="T1299" style:family="text">
      <style:text-properties fo:font-size="10.50pt" fo:font-weight="normal" fo:font-family="Consolas" style:font-family-asian="Consolas" style:font-family-complex="Consolas" fo:background-color="transparent" style:use-window-font-color="true"/>
    </style:style>
    <style:style style:name="T1300" style:family="text">
      <style:text-properties fo:font-size="10.50pt" fo:font-weight="normal" fo:font-family="Consolas" style:font-family-asian="Consolas" style:font-family-complex="Consolas" fo:background-color="transparent" fo:color="#2b91af"/>
    </style:style>
    <style:style style:name="T1301" style:family="text">
      <style:text-properties fo:font-size="10.50pt" fo:font-weight="normal" fo:font-family="Consolas" style:font-family-asian="Consolas" style:font-family-complex="Consolas" fo:background-color="transparent" style:use-window-font-color="true"/>
    </style:style>
    <style:style style:name="T1302" style:family="text">
      <style:text-properties fo:font-size="10.50pt" fo:font-weight="normal" fo:font-family="Consolas" style:font-family-asian="Consolas" style:font-family-complex="Consolas" fo:background-color="transparent" fo:color="#0000ff"/>
    </style:style>
    <style:style style:name="T1303" style:family="text">
      <style:text-properties fo:font-size="10.50pt" fo:font-weight="normal" fo:font-family="Consolas" style:font-family-asian="Consolas" style:font-family-complex="Consolas" fo:background-color="transparent" style:use-window-font-color="true"/>
    </style:style>
    <style:style style:name="T1304" style:family="text">
      <style:text-properties fo:font-size="10.50pt" fo:font-weight="normal" fo:font-family="Consolas" style:font-family-asian="Consolas" style:font-family-complex="Consolas" fo:background-color="transparent" fo:color="#008000"/>
    </style:style>
    <style:style style:name="T1305" style:family="text">
      <style:text-properties fo:font-size="10.50pt" fo:font-weight="normal" fo:font-family="Consolas" style:font-family-asian="Consolas" style:font-family-complex="Consolas" fo:background-color="transparent" style:use-window-font-color="true"/>
    </style:style>
    <style:style style:name="T1306" style:family="text">
      <style:text-properties fo:font-size="10.50pt" fo:font-weight="normal" fo:font-family="Consolas" style:font-family-asian="Consolas" style:font-family-complex="Consolas" fo:background-color="transparent" fo:color="#0000ff"/>
    </style:style>
    <style:style style:name="T1307" style:family="text">
      <style:text-properties fo:font-size="10.50pt" fo:font-weight="normal" fo:font-family="Consolas" style:font-family-asian="Consolas" style:font-family-complex="Consolas" fo:background-color="transparent" style:use-window-font-color="true"/>
    </style:style>
    <style:style style:name="T1308" style:family="text">
      <style:text-properties fo:font-size="10.50pt" fo:font-weight="normal" fo:font-family="Consolas" style:font-family-asian="Consolas" style:font-family-complex="Consolas" fo:background-color="transparent" fo:color="#0000ff"/>
    </style:style>
    <style:style style:name="T1309" style:family="text">
      <style:text-properties fo:font-size="10.50pt" fo:font-weight="normal" fo:font-family="Consolas" style:font-family-asian="Consolas" style:font-family-complex="Consolas" fo:background-color="transparent" style:use-window-font-color="true"/>
    </style:style>
    <style:style style:name="T1310" style:family="text">
      <style:text-properties fo:font-size="10.50pt" fo:font-weight="normal" fo:font-family="Consolas" style:font-family-asian="Consolas" style:font-family-complex="Consolas" fo:background-color="transparent" fo:color="#008000"/>
    </style:style>
    <style:style style:name="T1311" style:family="text">
      <style:text-properties fo:font-size="10.50pt" fo:font-weight="normal" fo:font-family="Consolas" style:font-family-asian="Consolas" style:font-family-complex="Consolas" fo:background-color="transparent" style:use-window-font-color="true"/>
    </style:style>
    <style:style style:name="T1312" style:family="text">
      <style:text-properties fo:font-size="10.50pt" fo:font-weight="normal" fo:font-family="Consolas" style:font-family-asian="Consolas" style:font-family-complex="Consolas" fo:background-color="transparent" fo:color="#008000"/>
    </style:style>
    <style:style style:name="T1313" style:family="text">
      <style:text-properties fo:font-size="10.50pt" fo:font-weight="normal" fo:font-family="Consolas" style:font-family-asian="Consolas" style:font-family-complex="Consolas" fo:background-color="transparent" style:use-window-font-color="true"/>
    </style:style>
    <style:style style:name="T1314" style:family="text">
      <style:text-properties fo:font-size="10.50pt" fo:font-weight="normal" fo:font-family="Consolas" style:font-family-asian="Consolas" style:font-family-complex="Consolas" fo:background-color="transparent" fo:color="#0000ff"/>
    </style:style>
    <style:style style:name="T1315" style:family="text">
      <style:text-properties fo:font-size="10.50pt" fo:font-weight="normal" fo:font-family="Consolas" style:font-family-asian="Consolas" style:font-family-complex="Consolas" fo:background-color="transparent" style:use-window-font-color="true"/>
    </style:style>
    <style:style style:name="T1316" style:family="text">
      <style:text-properties fo:font-size="10.50pt" fo:font-weight="normal" fo:font-family="Consolas" style:font-family-asian="Consolas" style:font-family-complex="Consolas" fo:background-color="transparent" fo:color="#0000ff"/>
    </style:style>
    <style:style style:name="T1317" style:family="text">
      <style:text-properties fo:font-size="10.50pt" fo:font-weight="normal" fo:font-family="Consolas" style:font-family-asian="Consolas" style:font-family-complex="Consolas" fo:background-color="transparent" style:use-window-font-color="true"/>
    </style:style>
    <style:style style:name="T1318" style:family="text">
      <style:text-properties fo:font-size="10.50pt" fo:font-weight="normal" fo:font-family="Consolas" style:font-family-asian="Consolas" style:font-family-complex="Consolas" fo:background-color="transparent" fo:color="#2b91af"/>
    </style:style>
    <style:style style:name="T1319" style:family="text">
      <style:text-properties fo:font-size="10.50pt" fo:font-weight="normal" fo:font-family="Consolas" style:font-family-asian="Consolas" style:font-family-complex="Consolas" fo:background-color="transparent" style:use-window-font-color="true"/>
    </style:style>
    <style:style style:name="T1320" style:family="text">
      <style:text-properties fo:font-size="10.50pt" fo:font-weight="normal" fo:font-family="Consolas" style:font-family-asian="Consolas" style:font-family-complex="Consolas" fo:background-color="transparent" fo:color="#2b91af"/>
    </style:style>
    <style:style style:name="T1321" style:family="text">
      <style:text-properties fo:font-size="10.50pt" fo:font-weight="normal" fo:font-family="Consolas" style:font-family-asian="Consolas" style:font-family-complex="Consolas" fo:background-color="transparent" style:use-window-font-color="true"/>
    </style:style>
    <style:style style:name="T1322" style:family="text">
      <style:text-properties fo:font-size="10.50pt" fo:font-weight="normal" fo:font-family="Consolas" style:font-family-asian="Consolas" style:font-family-complex="Consolas" fo:background-color="transparent" fo:color="#2b91af"/>
    </style:style>
    <style:style style:name="T1323" style:family="text">
      <style:text-properties fo:font-size="10.50pt" fo:font-weight="normal" fo:font-family="Consolas" style:font-family-asian="Consolas" style:font-family-complex="Consolas" fo:background-color="transparent" style:use-window-font-color="true"/>
    </style:style>
    <style:style style:name="T1324" style:family="text">
      <style:text-properties fo:font-size="10.50pt" fo:font-weight="normal" fo:font-family="Consolas" style:font-family-asian="Consolas" style:font-family-complex="Consolas" fo:background-color="transparent" fo:color="#2b91af"/>
    </style:style>
    <style:style style:name="T1325" style:family="text">
      <style:text-properties fo:font-size="10.50pt" fo:font-weight="normal" fo:font-family="Consolas" style:font-family-asian="Consolas" style:font-family-complex="Consolas" fo:background-color="transparent" style:use-window-font-color="true"/>
    </style:style>
    <style:style style:name="T1326" style:family="text">
      <style:text-properties fo:font-size="10.50pt" fo:font-weight="normal" fo:font-family="Consolas" style:font-family-asian="Consolas" style:font-family-complex="Consolas" fo:background-color="transparent" fo:color="#2b91af"/>
    </style:style>
    <style:style style:name="T1327" style:family="text">
      <style:text-properties fo:font-size="10.50pt" fo:font-weight="normal" fo:font-family="Consolas" style:font-family-asian="Consolas" style:font-family-complex="Consolas" fo:background-color="transparent" style:use-window-font-color="true"/>
    </style:style>
    <style:style style:name="T1328" style:family="text">
      <style:text-properties fo:font-size="10.50pt" fo:font-weight="normal" fo:font-family="Consolas" style:font-family-asian="Consolas" style:font-family-complex="Consolas" fo:background-color="transparent" fo:color="#2b91af"/>
    </style:style>
    <style:style style:name="T1329" style:family="text">
      <style:text-properties fo:font-size="10.50pt" fo:font-weight="normal" fo:font-family="Consolas" style:font-family-asian="Consolas" style:font-family-complex="Consolas" fo:background-color="transparent" style:use-window-font-color="true"/>
    </style:style>
    <style:style style:name="T1330" style:family="text">
      <style:text-properties fo:font-size="10.50pt" fo:font-weight="normal" fo:font-family="Consolas" style:font-family-asian="Consolas" style:font-family-complex="Consolas" fo:background-color="transparent" fo:color="#2b91af"/>
    </style:style>
    <style:style style:name="T1331" style:family="text">
      <style:text-properties fo:font-size="10.50pt" fo:font-weight="normal" fo:font-family="Consolas" style:font-family-asian="Consolas" style:font-family-complex="Consolas" fo:background-color="transparent" style:use-window-font-color="true"/>
    </style:style>
    <style:style style:name="T1332" style:family="text">
      <style:text-properties fo:font-size="10.50pt" fo:font-weight="normal" fo:font-family="Consolas" style:font-family-asian="Consolas" style:font-family-complex="Consolas" fo:background-color="transparent" fo:color="#2b91af"/>
    </style:style>
    <style:style style:name="T1333" style:family="text">
      <style:text-properties fo:font-size="10.50pt" fo:font-weight="normal" fo:font-family="Consolas" style:font-family-asian="Consolas" style:font-family-complex="Consolas" fo:background-color="transparent" style:use-window-font-color="true"/>
    </style:style>
    <style:style style:name="T1334" style:family="text">
      <style:text-properties fo:font-size="10.50pt" fo:font-weight="normal" fo:font-family="Consolas" style:font-family-asian="Consolas" style:font-family-complex="Consolas" fo:background-color="transparent" fo:color="#2b91af"/>
    </style:style>
    <style:style style:name="T1335" style:family="text">
      <style:text-properties fo:font-size="10.50pt" fo:font-weight="normal" fo:font-family="Consolas" style:font-family-asian="Consolas" style:font-family-complex="Consolas" fo:background-color="transparent" style:use-window-font-color="true"/>
    </style:style>
    <style:style style:name="T1336" style:family="text">
      <style:text-properties fo:font-size="10.50pt" fo:font-weight="normal" fo:font-family="Consolas" style:font-family-asian="Consolas" style:font-family-complex="Consolas" fo:background-color="transparent" fo:color="#2b91af"/>
    </style:style>
    <style:style style:name="T1337" style:family="text">
      <style:text-properties fo:font-size="10.50pt" fo:font-weight="normal" fo:font-family="Consolas" style:font-family-asian="Consolas" style:font-family-complex="Consolas" fo:background-color="transparent" style:use-window-font-color="true"/>
    </style:style>
    <style:style style:name="T1338" style:family="text">
      <style:text-properties fo:font-size="10.50pt" fo:font-weight="normal" fo:font-family="Consolas" style:font-family-asian="Consolas" style:font-family-complex="Consolas" fo:background-color="transparent" fo:color="#2b91af"/>
    </style:style>
    <style:style style:name="T1339" style:family="text">
      <style:text-properties fo:font-size="10.50pt" fo:font-weight="normal" fo:font-family="Consolas" style:font-family-asian="Consolas" style:font-family-complex="Consolas" fo:background-color="transparent" style:use-window-font-color="true"/>
    </style:style>
    <style:style style:name="T1340" style:family="text">
      <style:text-properties fo:font-size="10.50pt" fo:font-weight="normal" fo:font-family="Consolas" style:font-family-asian="Consolas" style:font-family-complex="Consolas" fo:background-color="transparent" fo:color="#2b91af"/>
    </style:style>
    <style:style style:name="T1341" style:family="text">
      <style:text-properties fo:font-size="10.50pt" fo:font-weight="normal" fo:font-family="Consolas" style:font-family-asian="Consolas" style:font-family-complex="Consolas" fo:background-color="transparent" style:use-window-font-color="true"/>
    </style:style>
    <style:style style:name="T1342" style:family="text">
      <style:text-properties fo:font-size="10.50pt" fo:font-weight="normal" fo:font-family="Consolas" style:font-family-asian="Consolas" style:font-family-complex="Consolas" fo:background-color="transparent" fo:color="#2b91af"/>
    </style:style>
    <style:style style:name="T1343" style:family="text">
      <style:text-properties fo:font-size="10.50pt" fo:font-weight="normal" fo:font-family="Consolas" style:font-family-asian="Consolas" style:font-family-complex="Consolas" fo:background-color="transparent" style:use-window-font-color="true"/>
    </style:style>
    <style:style style:name="T1344" style:family="text">
      <style:text-properties fo:font-size="10.50pt" fo:font-weight="normal" fo:font-family="Consolas" style:font-family-asian="Consolas" style:font-family-complex="Consolas" fo:background-color="transparent" fo:color="#2b91af"/>
    </style:style>
    <style:style style:name="T1345" style:family="text">
      <style:text-properties fo:font-size="10.50pt" fo:font-weight="normal" fo:font-family="Consolas" style:font-family-asian="Consolas" style:font-family-complex="Consolas" fo:background-color="transparent" style:use-window-font-color="true"/>
    </style:style>
    <style:style style:name="T1346" style:family="text">
      <style:text-properties fo:font-size="10.50pt" fo:font-weight="normal" fo:font-family="Consolas" style:font-family-asian="Consolas" style:font-family-complex="Consolas" fo:background-color="transparent" fo:color="#2b91af"/>
    </style:style>
    <style:style style:name="T1347" style:family="text">
      <style:text-properties fo:font-size="10.50pt" fo:font-weight="normal" fo:font-family="Consolas" style:font-family-asian="Consolas" style:font-family-complex="Consolas" fo:background-color="transparent" style:use-window-font-color="true"/>
    </style:style>
    <style:style style:name="T1348" style:family="text">
      <style:text-properties fo:font-size="10.50pt" fo:font-weight="normal" fo:font-family="Consolas" style:font-family-asian="Consolas" style:font-family-complex="Consolas" fo:background-color="transparent" fo:color="#008000"/>
    </style:style>
    <style:style style:name="T1349" style:family="text">
      <style:text-properties fo:font-size="10.50pt" fo:font-weight="normal" fo:font-family="Consolas" style:font-family-asian="Consolas" style:font-family-complex="Consolas" fo:background-color="transparent" style:use-window-font-color="true"/>
    </style:style>
    <style:style style:name="T1350" style:family="text">
      <style:text-properties fo:font-size="10.50pt" fo:font-weight="normal" fo:font-family="Consolas" style:font-family-asian="Consolas" style:font-family-complex="Consolas" fo:background-color="transparent" fo:color="#008000"/>
    </style:style>
    <style:style style:name="T1351" style:family="text">
      <style:text-properties fo:font-size="10.50pt" fo:font-weight="normal" fo:font-family="Consolas" style:font-family-asian="Consolas" style:font-family-complex="Consolas" fo:background-color="transparent" style:use-window-font-color="true"/>
    </style:style>
    <style:style style:name="T1352" style:family="text">
      <style:text-properties fo:font-size="10.50pt" fo:font-weight="normal" fo:font-family="Consolas" style:font-family-asian="Consolas" style:font-family-complex="Consolas" fo:background-color="transparent" fo:color="#0000ff"/>
    </style:style>
    <style:style style:name="T1353" style:family="text">
      <style:text-properties fo:font-size="10.50pt" fo:font-weight="normal" fo:font-family="Consolas" style:font-family-asian="Consolas" style:font-family-complex="Consolas" fo:background-color="transparent" style:use-window-font-color="true"/>
    </style:style>
    <style:style style:name="T1354" style:family="text">
      <style:text-properties fo:font-size="10.50pt" fo:font-weight="normal" fo:font-family="Consolas" style:font-family-asian="Consolas" style:font-family-complex="Consolas" fo:background-color="transparent" fo:color="#0000ff"/>
    </style:style>
    <style:style style:name="T1355" style:family="text">
      <style:text-properties fo:font-size="10.50pt" fo:font-weight="normal" fo:font-family="Consolas" style:font-family-asian="Consolas" style:font-family-complex="Consolas" fo:background-color="transparent" style:use-window-font-color="true"/>
    </style:style>
    <style:style style:name="T1356" style:family="text">
      <style:text-properties fo:font-size="10.50pt" fo:font-weight="normal" fo:font-family="Consolas" style:font-family-asian="Consolas" style:font-family-complex="Consolas" fo:background-color="transparent" fo:color="#0000ff"/>
    </style:style>
    <style:style style:name="T1357" style:family="text">
      <style:text-properties fo:font-size="10.50pt" fo:font-weight="normal" fo:font-family="Consolas" style:font-family-asian="Consolas" style:font-family-complex="Consolas" fo:background-color="transparent" style:use-window-font-color="true"/>
    </style:style>
    <style:style style:name="T1358" style:family="text">
      <style:text-properties fo:font-size="10.50pt" fo:font-weight="normal" fo:font-family="Consolas" style:font-family-asian="Consolas" style:font-family-complex="Consolas" fo:background-color="transparent" fo:color="#008000"/>
    </style:style>
    <style:style style:name="T1359" style:family="text">
      <style:text-properties fo:font-size="10.50pt" fo:font-weight="normal" fo:font-family="Consolas" style:font-family-asian="Consolas" style:font-family-complex="Consolas" fo:background-color="transparent" style:use-window-font-color="true"/>
    </style:style>
    <style:style style:name="T1360" style:family="text">
      <style:text-properties fo:font-size="10.50pt" fo:font-weight="normal" fo:font-family="Consolas" style:font-family-asian="Consolas" style:font-family-complex="Consolas" fo:background-color="transparent" fo:color="#0000ff"/>
    </style:style>
    <style:style style:name="T1361" style:family="text">
      <style:text-properties fo:font-size="10.50pt" fo:font-weight="normal" fo:font-family="Consolas" style:font-family-asian="Consolas" style:font-family-complex="Consolas" fo:background-color="transparent" style:use-window-font-color="true"/>
    </style:style>
    <style:style style:name="T1362" style:family="text">
      <style:text-properties fo:font-size="10.50pt" fo:font-weight="normal" fo:font-family="Consolas" style:font-family-asian="Consolas" style:font-family-complex="Consolas" fo:background-color="transparent" fo:color="#0000ff"/>
    </style:style>
    <style:style style:name="T1363" style:family="text">
      <style:text-properties fo:font-size="10.50pt" fo:font-weight="normal" fo:font-family="Consolas" style:font-family-asian="Consolas" style:font-family-complex="Consolas" fo:background-color="transparent" style:use-window-font-color="true"/>
    </style:style>
    <style:style style:name="T1364" style:family="text">
      <style:text-properties fo:font-size="10.50pt" fo:font-weight="normal" fo:font-family="Consolas" style:font-family-asian="Consolas" style:font-family-complex="Consolas" fo:background-color="transparent" fo:color="#2b91af"/>
    </style:style>
    <style:style style:name="T1365" style:family="text">
      <style:text-properties fo:font-size="10.50pt" fo:font-weight="normal" fo:font-family="Consolas" style:font-family-asian="Consolas" style:font-family-complex="Consolas" fo:background-color="transparent" style:use-window-font-color="true"/>
    </style:style>
    <style:style style:name="T1366" style:family="text">
      <style:text-properties fo:font-size="10.50pt" fo:font-weight="normal" fo:font-family="Consolas" style:font-family-asian="Consolas" style:font-family-complex="Consolas" fo:background-color="transparent" fo:color="#2b91af"/>
    </style:style>
    <style:style style:name="T1367" style:family="text">
      <style:text-properties fo:font-size="10.50pt" fo:font-weight="normal" fo:font-family="Consolas" style:font-family-asian="Consolas" style:font-family-complex="Consolas" fo:background-color="transparent" style:use-window-font-color="true"/>
    </style:style>
    <style:style style:name="T1368" style:family="text">
      <style:text-properties fo:font-size="10.50pt" fo:font-weight="normal" fo:font-family="Consolas" style:font-family-asian="Consolas" style:font-family-complex="Consolas" fo:background-color="transparent" fo:color="#2b91af"/>
    </style:style>
    <style:style style:name="T1369" style:family="text">
      <style:text-properties fo:font-size="10.50pt" fo:font-weight="normal" fo:font-family="Consolas" style:font-family-asian="Consolas" style:font-family-complex="Consolas" fo:background-color="transparent" style:use-window-font-color="true"/>
    </style:style>
    <style:style style:name="T1370" style:family="text">
      <style:text-properties fo:font-size="10.50pt" fo:font-weight="normal" fo:font-family="Consolas" style:font-family-asian="Consolas" style:font-family-complex="Consolas" fo:background-color="transparent" fo:color="#0000ff"/>
    </style:style>
    <style:style style:name="T1371" style:family="text">
      <style:text-properties fo:font-size="10.50pt" fo:font-weight="normal" fo:font-family="Consolas" style:font-family-asian="Consolas" style:font-family-complex="Consolas" fo:background-color="transparent" style:use-window-font-color="true"/>
    </style:style>
    <style:style style:name="T1372" style:family="text">
      <style:text-properties fo:font-size="10.50pt" fo:font-weight="normal" fo:font-family="Consolas" style:font-family-asian="Consolas" style:font-family-complex="Consolas" fo:background-color="transparent" fo:color="#008000"/>
    </style:style>
    <style:style style:name="T1373" style:family="text">
      <style:text-properties fo:font-size="10.50pt" fo:font-weight="normal" fo:font-family="Consolas" style:font-family-asian="Consolas" style:font-family-complex="Consolas" fo:background-color="transparent" style:use-window-font-color="true"/>
    </style:style>
    <style:style style:name="T1374" style:family="text">
      <style:text-properties fo:font-size="10.50pt" fo:font-weight="normal" fo:font-family="Consolas" style:font-family-asian="Consolas" style:font-family-complex="Consolas" fo:background-color="transparent" fo:color="#0000ff"/>
    </style:style>
    <style:style style:name="T1375" style:family="text">
      <style:text-properties fo:font-size="10.50pt" fo:font-weight="normal" fo:font-family="Consolas" style:font-family-asian="Consolas" style:font-family-complex="Consolas" fo:background-color="transparent" style:use-window-font-color="true"/>
    </style:style>
    <style:style style:name="T1376" style:family="text">
      <style:text-properties fo:font-size="10.50pt" fo:font-weight="normal" fo:font-family="Consolas" style:font-family-asian="Consolas" style:font-family-complex="Consolas" fo:background-color="transparent" fo:color="#0000ff"/>
    </style:style>
    <style:style style:name="T1377" style:family="text">
      <style:text-properties fo:font-size="10.50pt" fo:font-weight="normal" fo:font-family="Consolas" style:font-family-asian="Consolas" style:font-family-complex="Consolas" fo:background-color="transparent" style:use-window-font-color="true"/>
    </style:style>
    <style:style style:name="T1378" style:family="text">
      <style:text-properties fo:font-size="10.50pt" fo:font-weight="normal" fo:font-family="Consolas" style:font-family-asian="Consolas" style:font-family-complex="Consolas" fo:background-color="transparent" fo:color="#2b91af"/>
    </style:style>
    <style:style style:name="T1379" style:family="text">
      <style:text-properties fo:font-size="10.50pt" fo:font-weight="normal" fo:font-family="Consolas" style:font-family-asian="Consolas" style:font-family-complex="Consolas" fo:background-color="transparent" style:use-window-font-color="true"/>
    </style:style>
    <style:style style:name="T1380" style:family="text">
      <style:text-properties fo:font-size="10.50pt" fo:font-weight="normal" fo:font-family="Consolas" style:font-family-asian="Consolas" style:font-family-complex="Consolas" fo:background-color="transparent" fo:color="#2b91af"/>
    </style:style>
    <style:style style:name="T1381" style:family="text">
      <style:text-properties fo:font-size="10.50pt" fo:font-weight="normal" fo:font-family="Consolas" style:font-family-asian="Consolas" style:font-family-complex="Consolas" fo:background-color="transparent" style:use-window-font-color="true"/>
    </style:style>
    <style:style style:name="T1382" style:family="text">
      <style:text-properties fo:font-size="10.50pt" fo:font-weight="normal" fo:font-family="Consolas" style:font-family-asian="Consolas" style:font-family-complex="Consolas" fo:background-color="transparent" fo:color="#2b91af"/>
    </style:style>
    <style:style style:name="T1383" style:family="text">
      <style:text-properties fo:font-size="10.50pt" fo:font-weight="normal" fo:font-family="Consolas" style:font-family-asian="Consolas" style:font-family-complex="Consolas" fo:background-color="transparent" style:use-window-font-color="true"/>
    </style:style>
    <style:style style:name="T1384" style:family="text">
      <style:text-properties fo:font-size="10.50pt" fo:font-weight="normal" fo:font-family="Consolas" style:font-family-asian="Consolas" style:font-family-complex="Consolas" fo:background-color="transparent" fo:color="#0000ff"/>
    </style:style>
    <style:style style:name="T1385" style:family="text">
      <style:text-properties fo:font-size="10.50pt" fo:font-weight="normal" fo:font-family="Consolas" style:font-family-asian="Consolas" style:font-family-complex="Consolas" fo:background-color="transparent" style:use-window-font-color="true"/>
    </style:style>
    <style:style style:name="T1386" style:family="text">
      <style:text-properties fo:font-size="10.50pt" fo:font-weight="normal" fo:font-family="Consolas" style:font-family-asian="Consolas" style:font-family-complex="Consolas" fo:background-color="transparent" fo:color="#008000"/>
    </style:style>
    <style:style style:name="T1387" style:family="text">
      <style:text-properties fo:font-size="10.50pt" fo:font-weight="normal" fo:font-family="Consolas" style:font-family-asian="Consolas" style:font-family-complex="Consolas" fo:background-color="transparent" style:use-window-font-color="true"/>
    </style:style>
    <style:style style:name="T1388" style:family="text">
      <style:text-properties fo:font-size="10.50pt" fo:font-weight="normal" fo:font-family="Consolas" style:font-family-asian="Consolas" style:font-family-complex="Consolas" fo:background-color="transparent" fo:color="#0000ff"/>
    </style:style>
    <style:style style:name="T1389" style:family="text">
      <style:text-properties fo:font-size="10.50pt" fo:font-weight="normal" fo:font-family="Consolas" style:font-family-asian="Consolas" style:font-family-complex="Consolas" fo:background-color="transparent" style:use-window-font-color="true"/>
    </style:style>
    <style:style style:name="T1390" style:family="text">
      <style:text-properties fo:font-size="10.50pt" fo:font-weight="normal" fo:font-family="Consolas" style:font-family-asian="Consolas" style:font-family-complex="Consolas" fo:background-color="transparent" fo:color="#0000ff"/>
    </style:style>
    <style:style style:name="T1391" style:family="text">
      <style:text-properties fo:font-size="10.50pt" fo:font-weight="normal" fo:font-family="Consolas" style:font-family-asian="Consolas" style:font-family-complex="Consolas" fo:background-color="transparent" style:use-window-font-color="true"/>
    </style:style>
    <style:style style:name="T1392" style:family="text">
      <style:text-properties fo:font-size="10.50pt" fo:font-weight="normal" fo:font-family="Consolas" style:font-family-asian="Consolas" style:font-family-complex="Consolas" fo:background-color="transparent" fo:color="#2b91af"/>
    </style:style>
    <style:style style:name="T1393" style:family="text">
      <style:text-properties fo:font-size="10.50pt" fo:font-weight="normal" fo:font-family="Consolas" style:font-family-asian="Consolas" style:font-family-complex="Consolas" fo:background-color="transparent" style:use-window-font-color="true"/>
    </style:style>
    <style:style style:name="T1394" style:family="text">
      <style:text-properties fo:font-size="10.50pt" fo:font-weight="normal" fo:font-family="Consolas" style:font-family-asian="Consolas" style:font-family-complex="Consolas" fo:background-color="transparent" fo:color="#2b91af"/>
    </style:style>
    <style:style style:name="T1395" style:family="text">
      <style:text-properties fo:font-size="10.50pt" fo:font-weight="normal" fo:font-family="Consolas" style:font-family-asian="Consolas" style:font-family-complex="Consolas" fo:background-color="transparent" style:use-window-font-color="true"/>
    </style:style>
    <style:style style:name="T1396" style:family="text">
      <style:text-properties fo:font-size="10.50pt" fo:font-weight="normal" fo:font-family="Consolas" style:font-family-asian="Consolas" style:font-family-complex="Consolas" fo:background-color="transparent" fo:color="#2b91af"/>
    </style:style>
    <style:style style:name="T1397" style:family="text">
      <style:text-properties fo:font-size="10.50pt" fo:font-weight="normal" fo:font-family="Consolas" style:font-family-asian="Consolas" style:font-family-complex="Consolas" fo:background-color="transparent" style:use-window-font-color="true"/>
    </style:style>
    <style:style style:name="T1398" style:family="text">
      <style:text-properties fo:font-size="10.50pt" fo:font-weight="normal" fo:font-family="Consolas" style:font-family-asian="Consolas" style:font-family-complex="Consolas" fo:background-color="transparent" fo:color="#0000ff"/>
    </style:style>
    <style:style style:name="T1399" style:family="text">
      <style:text-properties fo:font-size="10.50pt" fo:font-weight="normal" fo:font-family="Consolas" style:font-family-asian="Consolas" style:font-family-complex="Consolas" fo:background-color="transparent" style:use-window-font-color="true"/>
    </style:style>
    <style:style style:name="T1400" style:family="text">
      <style:text-properties fo:font-size="10.50pt" fo:font-weight="normal" fo:font-family="Consolas" style:font-family-asian="Consolas" style:font-family-complex="Consolas" fo:background-color="transparent" fo:color="#008000"/>
    </style:style>
    <style:style style:name="T1401" style:family="text">
      <style:text-properties fo:font-size="10.50pt" fo:font-weight="normal" fo:font-family="Consolas" style:font-family-asian="Consolas" style:font-family-complex="Consolas" fo:background-color="transparent" style:use-window-font-color="true"/>
    </style:style>
    <style:style style:name="T1402" style:family="text">
      <style:text-properties fo:font-size="10.50pt" fo:font-weight="normal" fo:font-family="Consolas" style:font-family-asian="Consolas" style:font-family-complex="Consolas" fo:background-color="transparent" fo:color="#0000ff"/>
    </style:style>
    <style:style style:name="T1403" style:family="text">
      <style:text-properties fo:font-size="10.50pt" fo:font-weight="normal" fo:font-family="Consolas" style:font-family-asian="Consolas" style:font-family-complex="Consolas" fo:background-color="transparent" style:use-window-font-color="true"/>
    </style:style>
    <style:style style:name="T1404" style:family="text">
      <style:text-properties fo:font-size="10.50pt" fo:font-weight="normal" fo:font-family="Consolas" style:font-family-asian="Consolas" style:font-family-complex="Consolas" fo:background-color="transparent" fo:color="#0000ff"/>
    </style:style>
    <style:style style:name="T1405" style:family="text">
      <style:text-properties fo:font-size="10.50pt" fo:font-weight="normal" fo:font-family="Consolas" style:font-family-asian="Consolas" style:font-family-complex="Consolas" fo:background-color="transparent" style:use-window-font-color="true"/>
    </style:style>
    <style:style style:name="T1406" style:family="text">
      <style:text-properties fo:font-size="10.50pt" fo:font-weight="normal" fo:font-family="Consolas" style:font-family-asian="Consolas" style:font-family-complex="Consolas" fo:background-color="transparent" fo:color="#2b91af"/>
    </style:style>
    <style:style style:name="T1407" style:family="text">
      <style:text-properties fo:font-size="10.50pt" fo:font-weight="normal" fo:font-family="Consolas" style:font-family-asian="Consolas" style:font-family-complex="Consolas" fo:background-color="transparent" style:use-window-font-color="true"/>
    </style:style>
    <style:style style:name="T1408" style:family="text">
      <style:text-properties fo:font-size="10.50pt" fo:font-weight="normal" fo:font-family="Consolas" style:font-family-asian="Consolas" style:font-family-complex="Consolas" fo:background-color="transparent" fo:color="#2b91af"/>
    </style:style>
    <style:style style:name="T1409" style:family="text">
      <style:text-properties fo:font-size="10.50pt" fo:font-weight="normal" fo:font-family="Consolas" style:font-family-asian="Consolas" style:font-family-complex="Consolas" fo:background-color="transparent" style:use-window-font-color="true"/>
    </style:style>
    <style:style style:name="T1410" style:family="text">
      <style:text-properties fo:font-size="10.50pt" fo:font-weight="normal" fo:font-family="Consolas" style:font-family-asian="Consolas" style:font-family-complex="Consolas" fo:background-color="transparent" fo:color="#2b91af"/>
    </style:style>
    <style:style style:name="T1411" style:family="text">
      <style:text-properties fo:font-size="10.50pt" fo:font-weight="normal" fo:font-family="Consolas" style:font-family-asian="Consolas" style:font-family-complex="Consolas" fo:background-color="transparent" style:use-window-font-color="true"/>
    </style:style>
    <style:style style:name="T1412" style:family="text">
      <style:text-properties fo:font-size="10.50pt" fo:font-weight="normal" fo:font-family="Consolas" style:font-family-asian="Consolas" style:font-family-complex="Consolas" fo:background-color="transparent" fo:color="#0000ff"/>
    </style:style>
    <style:style style:name="T1413" style:family="text">
      <style:text-properties fo:font-size="10.50pt" fo:font-weight="normal" fo:font-family="Consolas" style:font-family-asian="Consolas" style:font-family-complex="Consolas" fo:background-color="transparent" style:use-window-font-color="true"/>
    </style:style>
    <style:style style:name="T1414" style:family="text">
      <style:text-properties fo:font-size="10.50pt" fo:font-weight="normal" fo:font-family="Consolas" style:font-family-asian="Consolas" style:font-family-complex="Consolas" fo:background-color="transparent" fo:color="#008000"/>
    </style:style>
    <style:style style:name="T1415" style:family="text">
      <style:text-properties fo:font-size="10.50pt" fo:font-weight="normal" fo:font-family="Consolas" style:font-family-asian="Consolas" style:font-family-complex="Consolas" fo:background-color="transparent" style:use-window-font-color="true"/>
    </style:style>
    <style:style style:name="T1416" style:family="text">
      <style:text-properties fo:font-size="10.50pt" fo:font-weight="normal" fo:font-family="Consolas" style:font-family-asian="Consolas" style:font-family-complex="Consolas" fo:background-color="transparent" fo:color="#0000ff"/>
    </style:style>
    <style:style style:name="T1417" style:family="text">
      <style:text-properties fo:font-size="10.50pt" fo:font-weight="normal" fo:font-family="Consolas" style:font-family-asian="Consolas" style:font-family-complex="Consolas" fo:background-color="transparent" style:use-window-font-color="true"/>
    </style:style>
    <style:style style:name="T1418" style:family="text">
      <style:text-properties fo:font-size="10.50pt" fo:font-weight="normal" fo:font-family="Consolas" style:font-family-asian="Consolas" style:font-family-complex="Consolas" fo:background-color="transparent" fo:color="#0000ff"/>
    </style:style>
    <style:style style:name="T1419" style:family="text">
      <style:text-properties fo:font-size="10.50pt" fo:font-weight="normal" fo:font-family="Consolas" style:font-family-asian="Consolas" style:font-family-complex="Consolas" fo:background-color="transparent" style:use-window-font-color="true"/>
    </style:style>
    <style:style style:name="T1420" style:family="text">
      <style:text-properties fo:font-size="10.50pt" fo:font-weight="normal" fo:font-family="Consolas" style:font-family-asian="Consolas" style:font-family-complex="Consolas" fo:background-color="transparent" fo:color="#2b91af"/>
    </style:style>
    <style:style style:name="T1421" style:family="text">
      <style:text-properties fo:font-size="10.50pt" fo:font-weight="normal" fo:font-family="Consolas" style:font-family-asian="Consolas" style:font-family-complex="Consolas" fo:background-color="transparent" style:use-window-font-color="true"/>
    </style:style>
    <style:style style:name="T1422" style:family="text">
      <style:text-properties fo:font-size="10.50pt" fo:font-weight="normal" fo:font-family="Consolas" style:font-family-asian="Consolas" style:font-family-complex="Consolas" fo:background-color="transparent" fo:color="#2b91af"/>
    </style:style>
    <style:style style:name="T1423" style:family="text">
      <style:text-properties fo:font-size="10.50pt" fo:font-weight="normal" fo:font-family="Consolas" style:font-family-asian="Consolas" style:font-family-complex="Consolas" fo:background-color="transparent" style:use-window-font-color="true"/>
    </style:style>
    <style:style style:name="T1424" style:family="text">
      <style:text-properties fo:font-size="10.50pt" fo:font-weight="normal" fo:font-family="Consolas" style:font-family-asian="Consolas" style:font-family-complex="Consolas" fo:background-color="transparent" fo:color="#2b91af"/>
    </style:style>
    <style:style style:name="T1425" style:family="text">
      <style:text-properties fo:font-size="10.50pt" fo:font-weight="normal" fo:font-family="Consolas" style:font-family-asian="Consolas" style:font-family-complex="Consolas" fo:background-color="transparent" style:use-window-font-color="true"/>
    </style:style>
    <style:style style:name="T1426" style:family="text">
      <style:text-properties fo:font-size="10.50pt" fo:font-weight="normal" fo:font-family="Consolas" style:font-family-asian="Consolas" style:font-family-complex="Consolas" fo:background-color="transparent" fo:color="#0000ff"/>
    </style:style>
    <style:style style:name="T1427" style:family="text">
      <style:text-properties fo:font-size="10.50pt" fo:font-weight="normal" fo:font-family="Consolas" style:font-family-asian="Consolas" style:font-family-complex="Consolas" fo:background-color="transparent" style:use-window-font-color="true"/>
    </style:style>
    <style:style style:name="T1428" style:family="text">
      <style:text-properties fo:font-size="10.50pt" fo:font-weight="normal" fo:font-family="Consolas" style:font-family-asian="Consolas" style:font-family-complex="Consolas" fo:background-color="transparent" fo:color="#008000"/>
    </style:style>
    <style:style style:name="T1429" style:family="text">
      <style:text-properties fo:font-size="10.50pt" fo:font-weight="normal" fo:font-family="Consolas" style:font-family-asian="Consolas" style:font-family-complex="Consolas" fo:background-color="transparent" style:use-window-font-color="true"/>
    </style:style>
    <style:style style:name="T1430" style:family="text">
      <style:text-properties fo:font-size="10.50pt" fo:font-weight="normal" fo:font-family="Consolas" style:font-family-asian="Consolas" style:font-family-complex="Consolas" fo:background-color="transparent" fo:color="#0000ff"/>
    </style:style>
    <style:style style:name="T1431" style:family="text">
      <style:text-properties fo:font-size="10.50pt" fo:font-weight="normal" fo:font-family="Consolas" style:font-family-asian="Consolas" style:font-family-complex="Consolas" fo:background-color="transparent" style:use-window-font-color="true"/>
    </style:style>
    <style:style style:name="T1432" style:family="text">
      <style:text-properties fo:font-size="10.50pt" fo:font-weight="normal" fo:font-family="Consolas" style:font-family-asian="Consolas" style:font-family-complex="Consolas" fo:background-color="transparent" fo:color="#0000ff"/>
    </style:style>
    <style:style style:name="T1433" style:family="text">
      <style:text-properties fo:font-size="10.50pt" fo:font-weight="normal" fo:font-family="Consolas" style:font-family-asian="Consolas" style:font-family-complex="Consolas" fo:background-color="transparent" style:use-window-font-color="true"/>
    </style:style>
    <style:style style:name="T1434" style:family="text">
      <style:text-properties fo:font-size="10.50pt" fo:font-weight="normal" fo:font-family="Consolas" style:font-family-asian="Consolas" style:font-family-complex="Consolas" fo:background-color="transparent" fo:color="#2b91af"/>
    </style:style>
    <style:style style:name="T1435" style:family="text">
      <style:text-properties fo:font-size="10.50pt" fo:font-weight="normal" fo:font-family="Consolas" style:font-family-asian="Consolas" style:font-family-complex="Consolas" fo:background-color="transparent" style:use-window-font-color="true"/>
    </style:style>
    <style:style style:name="T1436" style:family="text">
      <style:text-properties fo:font-size="10.50pt" fo:font-weight="normal" fo:font-family="Consolas" style:font-family-asian="Consolas" style:font-family-complex="Consolas" fo:background-color="transparent" fo:color="#0000ff"/>
    </style:style>
    <style:style style:name="T1437" style:family="text">
      <style:text-properties fo:font-size="10.50pt" fo:font-weight="normal" fo:font-family="Consolas" style:font-family-asian="Consolas" style:font-family-complex="Consolas" fo:background-color="transparent" style:use-window-font-color="true"/>
    </style:style>
    <style:style style:name="T1438" style:family="text">
      <style:text-properties fo:font-size="10.50pt" fo:font-weight="normal" fo:font-family="Consolas" style:font-family-asian="Consolas" style:font-family-complex="Consolas" fo:background-color="transparent" fo:color="#0000ff"/>
    </style:style>
    <style:style style:name="T1439" style:family="text">
      <style:text-properties fo:font-size="10.50pt" fo:font-weight="normal" fo:font-family="Consolas" style:font-family-asian="Consolas" style:font-family-complex="Consolas" fo:background-color="transparent" style:use-window-font-color="true"/>
    </style:style>
    <style:style style:name="T1440" style:family="text">
      <style:text-properties fo:font-size="10.50pt" fo:font-weight="normal" fo:font-family="Consolas" style:font-family-asian="Consolas" style:font-family-complex="Consolas" fo:background-color="transparent" fo:color="#0000ff"/>
    </style:style>
    <style:style style:name="T1441" style:family="text">
      <style:text-properties fo:font-size="10.50pt" fo:font-weight="normal" fo:font-family="Consolas" style:font-family-asian="Consolas" style:font-family-complex="Consolas" fo:background-color="transparent" style:use-window-font-color="true"/>
    </style:style>
    <style:style style:name="T1442" style:family="text">
      <style:text-properties fo:font-size="10.50pt" fo:font-weight="normal" fo:font-family="Consolas" style:font-family-asian="Consolas" style:font-family-complex="Consolas" fo:background-color="transparent" fo:color="#2b91af"/>
    </style:style>
    <style:style style:name="T1443" style:family="text">
      <style:text-properties fo:font-size="10.50pt" fo:font-weight="normal" fo:font-family="Consolas" style:font-family-asian="Consolas" style:font-family-complex="Consolas" fo:background-color="transparent" style:use-window-font-color="true"/>
    </style:style>
    <style:style style:name="T1444" style:family="text">
      <style:text-properties fo:font-size="10.50pt" fo:font-weight="normal" fo:font-family="Consolas" style:font-family-asian="Consolas" style:font-family-complex="Consolas" fo:background-color="transparent" fo:color="#0000ff"/>
    </style:style>
    <style:style style:name="T1445" style:family="text">
      <style:text-properties fo:font-size="10.50pt" fo:font-weight="normal" fo:font-family="Consolas" style:font-family-asian="Consolas" style:font-family-complex="Consolas" fo:background-color="transparent" style:use-window-font-color="true"/>
    </style:style>
    <style:style style:name="T1446" style:family="text">
      <style:text-properties fo:font-size="10.50pt" fo:font-weight="normal" fo:font-family="Consolas" style:font-family-asian="Consolas" style:font-family-complex="Consolas" fo:background-color="transparent" fo:color="#0000ff"/>
    </style:style>
    <style:style style:name="T1447" style:family="text">
      <style:text-properties fo:font-size="10.50pt" fo:font-weight="normal" fo:font-family="Consolas" style:font-family-asian="Consolas" style:font-family-complex="Consolas" fo:background-color="transparent" style:use-window-font-color="true"/>
    </style:style>
    <style:style style:name="T1448" style:family="text">
      <style:text-properties fo:font-size="10.50pt" fo:font-weight="normal" fo:font-family="Consolas" style:font-family-asian="Consolas" style:font-family-complex="Consolas" fo:background-color="transparent" fo:color="#0000ff"/>
    </style:style>
    <style:style style:name="T1449" style:family="text">
      <style:text-properties fo:font-size="10.50pt" fo:font-weight="normal" fo:font-family="Consolas" style:font-family-asian="Consolas" style:font-family-complex="Consolas" fo:background-color="transparent" style:use-window-font-color="true"/>
    </style:style>
    <style:style style:name="T1450" style:family="text">
      <style:text-properties fo:font-size="10.50pt" fo:font-weight="normal" fo:font-family="Consolas" style:font-family-asian="Consolas" style:font-family-complex="Consolas" fo:background-color="transparent" fo:color="#2b91af"/>
    </style:style>
    <style:style style:name="T1451" style:family="text">
      <style:text-properties fo:font-size="10.50pt" fo:font-weight="normal" fo:font-family="Consolas" style:font-family-asian="Consolas" style:font-family-complex="Consolas" fo:background-color="transparent" style:use-window-font-color="true"/>
    </style:style>
    <style:style style:name="T1452" style:family="text">
      <style:text-properties fo:font-size="10.50pt" fo:font-weight="normal" fo:font-family="Consolas" style:font-family-asian="Consolas" style:font-family-complex="Consolas" fo:background-color="transparent" fo:color="#0000ff"/>
    </style:style>
    <style:style style:name="T1453" style:family="text">
      <style:text-properties fo:font-size="10.50pt" fo:font-weight="normal" fo:font-family="Consolas" style:font-family-asian="Consolas" style:font-family-complex="Consolas" fo:background-color="transparent" style:use-window-font-color="true"/>
    </style:style>
    <style:style style:name="T1454" style:family="text">
      <style:text-properties fo:font-size="10.50pt" fo:font-weight="normal" fo:font-family="Consolas" style:font-family-asian="Consolas" style:font-family-complex="Consolas" fo:background-color="transparent" fo:color="#0000ff"/>
    </style:style>
    <style:style style:name="T1455" style:family="text">
      <style:text-properties fo:font-size="10.50pt" fo:font-weight="normal" fo:font-family="Consolas" style:font-family-asian="Consolas" style:font-family-complex="Consolas" fo:background-color="transparent" style:use-window-font-color="true"/>
    </style:style>
    <style:style style:name="T1456" style:family="text">
      <style:text-properties fo:font-size="10.50pt" fo:font-weight="normal" fo:font-family="Consolas" style:font-family-asian="Consolas" style:font-family-complex="Consolas" fo:background-color="transparent" fo:color="#0000ff"/>
    </style:style>
    <style:style style:name="T1457" style:family="text">
      <style:text-properties fo:font-size="10.50pt" fo:font-weight="normal" fo:font-family="Consolas" style:font-family-asian="Consolas" style:font-family-complex="Consolas" fo:background-color="transparent" style:use-window-font-color="true"/>
    </style:style>
    <style:style style:name="T1458" style:family="text">
      <style:text-properties fo:font-size="10.50pt" fo:font-weight="normal" fo:font-family="Consolas" style:font-family-asian="Consolas" style:font-family-complex="Consolas" fo:background-color="transparent" fo:color="#0000ff"/>
    </style:style>
    <style:style style:name="T1459" style:family="text">
      <style:text-properties fo:font-size="10.50pt" fo:font-weight="normal" fo:font-family="Consolas" style:font-family-asian="Consolas" style:font-family-complex="Consolas" fo:background-color="transparent" style:use-window-font-color="true"/>
    </style:style>
    <style:style style:name="T1460" style:family="text">
      <style:text-properties fo:font-size="10.50pt" fo:font-weight="normal" fo:font-family="Consolas" style:font-family-asian="Consolas" style:font-family-complex="Consolas" fo:background-color="transparent" fo:color="#0000ff"/>
    </style:style>
    <style:style style:name="T1461" style:family="text">
      <style:text-properties fo:font-size="10.50pt" fo:font-weight="normal" fo:font-family="Consolas" style:font-family-asian="Consolas" style:font-family-complex="Consolas" fo:background-color="transparent" style:use-window-font-color="true"/>
    </style:style>
    <style:style style:name="T1462" style:family="text">
      <style:text-properties fo:font-size="10.50pt" fo:font-weight="normal" fo:font-family="Consolas" style:font-family-asian="Consolas" style:font-family-complex="Consolas" fo:background-color="transparent" fo:color="#2b91af"/>
    </style:style>
    <style:style style:name="T1463" style:family="text">
      <style:text-properties fo:font-size="10.50pt" fo:font-weight="normal" fo:font-family="Consolas" style:font-family-asian="Consolas" style:font-family-complex="Consolas" fo:background-color="transparent" style:use-window-font-color="true"/>
    </style:style>
    <style:style style:name="T1464" style:family="text">
      <style:text-properties fo:font-size="10.50pt" fo:font-weight="normal" fo:font-family="Consolas" style:font-family-asian="Consolas" style:font-family-complex="Consolas" fo:background-color="transparent" fo:color="#2b91af"/>
    </style:style>
    <style:style style:name="T1465" style:family="text">
      <style:text-properties fo:font-size="10.50pt" fo:font-weight="normal" fo:font-family="Consolas" style:font-family-asian="Consolas" style:font-family-complex="Consolas" fo:background-color="transparent" style:use-window-font-color="true"/>
    </style:style>
    <style:style style:name="T1466" style:family="text">
      <style:text-properties fo:font-size="10.50pt" fo:font-weight="normal" fo:font-family="Consolas" style:font-family-asian="Consolas" style:font-family-complex="Consolas" fo:background-color="transparent" fo:color="#2b91af"/>
    </style:style>
    <style:style style:name="T1467" style:family="text">
      <style:text-properties fo:font-size="10.50pt" fo:font-weight="normal" fo:font-family="Consolas" style:font-family-asian="Consolas" style:font-family-complex="Consolas" fo:background-color="transparent" style:use-window-font-color="true"/>
    </style:style>
    <style:style style:name="T1468" style:family="text">
      <style:text-properties fo:font-size="10.50pt" fo:font-weight="normal" fo:font-family="Consolas" style:font-family-asian="Consolas" style:font-family-complex="Consolas" fo:background-color="transparent" fo:color="#2b91af"/>
    </style:style>
    <style:style style:name="T1469" style:family="text">
      <style:text-properties fo:font-size="10.50pt" fo:font-weight="normal" fo:font-family="Consolas" style:font-family-asian="Consolas" style:font-family-complex="Consolas" fo:background-color="transparent" style:use-window-font-color="true"/>
    </style:style>
    <style:style style:name="T1470" style:family="text">
      <style:text-properties fo:font-size="10.50pt" fo:font-weight="normal" fo:font-family="Consolas" style:font-family-asian="Consolas" style:font-family-complex="Consolas" fo:background-color="transparent" fo:color="#2b91af"/>
    </style:style>
    <style:style style:name="T1471" style:family="text">
      <style:text-properties fo:font-size="10.50pt" fo:font-weight="normal" fo:font-family="Consolas" style:font-family-asian="Consolas" style:font-family-complex="Consolas" fo:background-color="transparent" style:use-window-font-color="true"/>
    </style:style>
    <style:style style:name="T1472" style:family="text">
      <style:text-properties fo:font-size="10.50pt" fo:font-weight="normal" fo:font-family="Consolas" style:font-family-asian="Consolas" style:font-family-complex="Consolas" fo:background-color="transparent" fo:color="#0000ff"/>
    </style:style>
    <style:style style:name="T1473" style:family="text">
      <style:text-properties fo:font-size="10.50pt" fo:font-weight="normal" fo:font-family="Consolas" style:font-family-asian="Consolas" style:font-family-complex="Consolas" fo:background-color="transparent" style:use-window-font-color="true"/>
    </style:style>
    <style:style style:name="T1474" style:family="text">
      <style:text-properties fo:font-size="10.50pt" fo:font-weight="normal" fo:font-family="Consolas" style:font-family-asian="Consolas" style:font-family-complex="Consolas" fo:background-color="transparent" fo:color="#008000"/>
    </style:style>
    <style:style style:name="T1475" style:family="text">
      <style:text-properties fo:font-size="10.50pt" fo:font-weight="normal" fo:font-family="Consolas" style:font-family-asian="Consolas" style:font-family-complex="Consolas" fo:background-color="transparent" style:use-window-font-color="true"/>
    </style:style>
    <style:style style:name="T1476" style:family="text">
      <style:text-properties fo:font-size="10.50pt" fo:font-weight="normal" fo:font-family="Consolas" style:font-family-asian="Consolas" style:font-family-complex="Consolas" fo:background-color="transparent" fo:color="#0000ff"/>
    </style:style>
    <style:style style:name="T1477" style:family="text">
      <style:text-properties fo:font-size="10.50pt" fo:font-weight="normal" fo:font-family="Consolas" style:font-family-asian="Consolas" style:font-family-complex="Consolas" fo:background-color="transparent" style:use-window-font-color="true"/>
    </style:style>
    <style:style style:name="T1478" style:family="text">
      <style:text-properties fo:font-size="10.50pt" fo:font-weight="normal" fo:font-family="Consolas" style:font-family-asian="Consolas" style:font-family-complex="Consolas" fo:background-color="transparent" fo:color="#0000ff"/>
    </style:style>
    <style:style style:name="T1479" style:family="text">
      <style:text-properties fo:font-size="10.50pt" fo:font-weight="normal" fo:font-family="Consolas" style:font-family-asian="Consolas" style:font-family-complex="Consolas" fo:background-color="transparent" style:use-window-font-color="true"/>
    </style:style>
    <style:style style:name="T1480" style:family="text">
      <style:text-properties fo:font-size="10.50pt" fo:font-weight="normal" fo:font-family="Consolas" style:font-family-asian="Consolas" style:font-family-complex="Consolas" fo:background-color="transparent" fo:color="#0000ff"/>
    </style:style>
    <style:style style:name="T1481" style:family="text">
      <style:text-properties fo:font-size="10.50pt" fo:font-weight="normal" fo:font-family="Consolas" style:font-family-asian="Consolas" style:font-family-complex="Consolas" fo:background-color="transparent" style:use-window-font-color="true"/>
    </style:style>
    <style:style style:name="T1482" style:family="text">
      <style:text-properties fo:font-size="10.50pt" fo:font-weight="normal" fo:font-family="Consolas" style:font-family-asian="Consolas" style:font-family-complex="Consolas" fo:background-color="transparent" fo:color="#0000ff"/>
    </style:style>
    <style:style style:name="T1483" style:family="text">
      <style:text-properties fo:font-size="10.50pt" fo:font-weight="normal" fo:font-family="Consolas" style:font-family-asian="Consolas" style:font-family-complex="Consolas" fo:background-color="transparent" style:use-window-font-color="true"/>
    </style:style>
    <style:style style:name="T1484" style:family="text">
      <style:text-properties fo:font-size="10.50pt" fo:font-weight="normal" fo:font-family="Consolas" style:font-family-asian="Consolas" style:font-family-complex="Consolas" fo:background-color="transparent" fo:color="#008000"/>
    </style:style>
    <style:style style:name="T1485" style:family="text">
      <style:text-properties fo:font-size="10.50pt" fo:font-weight="normal" fo:font-family="Consolas" style:font-family-asian="Consolas" style:font-family-complex="Consolas" fo:background-color="transparent" fo:color="#008000"/>
    </style:style>
    <style:style style:name="T1486" style:family="text">
      <style:text-properties fo:font-size="10.50pt" fo:font-weight="normal" fo:font-family="Consolas" style:font-family-asian="Consolas" style:font-family-complex="Consolas" fo:background-color="transparent" fo:color="#008000"/>
    </style:style>
    <style:style style:name="T1487" style:family="text">
      <style:text-properties fo:font-size="10.50pt" fo:font-weight="normal" fo:font-family="Consolas" style:font-family-asian="Consolas" style:font-family-complex="Consolas" fo:background-color="transparent" style:use-window-font-color="true"/>
    </style:style>
    <style:style style:name="T1488" style:family="text">
      <style:text-properties fo:font-size="10.50pt" fo:font-weight="normal" fo:font-family="Consolas" style:font-family-asian="Consolas" style:font-family-complex="Consolas" fo:background-color="transparent" fo:color="#0000ff"/>
    </style:style>
    <style:style style:name="T1489" style:family="text">
      <style:text-properties fo:font-size="10.50pt" fo:font-weight="normal" fo:font-family="Consolas" style:font-family-asian="Consolas" style:font-family-complex="Consolas" fo:background-color="transparent" style:use-window-font-color="true"/>
    </style:style>
    <style:style style:name="T1490" style:family="text">
      <style:text-properties fo:font-size="10.50pt" fo:font-weight="normal" fo:font-family="Consolas" style:font-family-asian="Consolas" style:font-family-complex="Consolas" fo:background-color="transparent" fo:color="#2b91af"/>
    </style:style>
    <style:style style:name="T1491" style:family="text">
      <style:text-properties fo:font-size="10.50pt" fo:font-weight="normal" fo:font-family="Consolas" style:font-family-asian="Consolas" style:font-family-complex="Consolas" fo:background-color="transparent" style:use-window-font-color="true"/>
    </style:style>
    <style:style style:name="T1492" style:family="text">
      <style:text-properties fo:font-size="10.50pt" fo:font-weight="normal" fo:font-family="Consolas" style:font-family-asian="Consolas" style:font-family-complex="Consolas" fo:background-color="transparent" fo:color="#0000ff"/>
    </style:style>
    <style:style style:name="T1493" style:family="text">
      <style:text-properties fo:font-size="10.50pt" fo:font-weight="normal" fo:font-family="Consolas" style:font-family-asian="Consolas" style:font-family-complex="Consolas" fo:background-color="transparent" style:use-window-font-color="true"/>
    </style:style>
    <style:style style:name="T1494" style:family="text">
      <style:text-properties fo:font-size="10.50pt" fo:font-weight="normal" fo:font-family="Consolas" style:font-family-asian="Consolas" style:font-family-complex="Consolas" fo:background-color="transparent" fo:color="#0000ff"/>
    </style:style>
    <style:style style:name="T1495" style:family="text">
      <style:text-properties fo:font-size="10.50pt" fo:font-weight="normal" fo:font-family="Consolas" style:font-family-asian="Consolas" style:font-family-complex="Consolas" fo:background-color="transparent" style:use-window-font-color="true"/>
    </style:style>
    <style:style style:name="T1496" style:family="text">
      <style:text-properties fo:font-size="10.50pt" fo:font-weight="normal" fo:font-family="Consolas" style:font-family-asian="Consolas" style:font-family-complex="Consolas" fo:background-color="transparent" fo:color="#0000ff"/>
    </style:style>
    <style:style style:name="T1497" style:family="text">
      <style:text-properties fo:font-size="10.50pt" fo:font-weight="normal" fo:font-family="Consolas" style:font-family-asian="Consolas" style:font-family-complex="Consolas" fo:background-color="transparent" style:use-window-font-color="true"/>
    </style:style>
    <style:style style:name="T1498" style:family="text">
      <style:text-properties fo:font-size="10.50pt" fo:font-weight="normal" fo:font-family="Consolas" style:font-family-asian="Consolas" style:font-family-complex="Consolas" fo:background-color="transparent" fo:color="#0000ff"/>
    </style:style>
    <style:style style:name="T1499" style:family="text">
      <style:text-properties fo:font-size="10.50pt" fo:font-weight="normal" fo:font-family="Consolas" style:font-family-asian="Consolas" style:font-family-complex="Consolas" fo:background-color="transparent" style:use-window-font-color="true"/>
    </style:style>
    <style:style style:name="T1500" style:family="text">
      <style:text-properties fo:font-size="10.50pt" fo:font-weight="normal" fo:font-family="Consolas" style:font-family-asian="Consolas" style:font-family-complex="Consolas" fo:background-color="transparent" fo:color="#0000ff"/>
    </style:style>
    <style:style style:name="T1501" style:family="text">
      <style:text-properties fo:font-size="10.50pt" fo:font-weight="normal" fo:font-family="Consolas" style:font-family-asian="Consolas" style:font-family-complex="Consolas" fo:background-color="transparent" style:use-window-font-color="true"/>
    </style:style>
    <style:style style:name="T1502" style:family="text">
      <style:text-properties fo:font-size="10.50pt" fo:font-weight="normal" fo:font-family="Consolas" style:font-family-asian="Consolas" style:font-family-complex="Consolas" fo:background-color="transparent" fo:color="#0000ff"/>
    </style:style>
    <style:style style:name="T1503" style:family="text">
      <style:text-properties fo:font-size="10.50pt" fo:font-weight="normal" fo:font-family="Consolas" style:font-family-asian="Consolas" style:font-family-complex="Consolas" fo:background-color="transparent" style:use-window-font-color="true"/>
    </style:style>
    <style:style style:name="T1504" style:family="text">
      <style:text-properties fo:font-size="12.00pt" fo:font-weight="normal" fo:font-family="Verdana" style:font-family-asian="Verdana" style:font-family-complex="Verdana" fo:background-color="transparent" fo:color="#000000"/>
    </style:style>
    <style:style style:name="T1505" style:family="text">
      <style:text-properties fo:font-size="12.00pt" fo:font-weight="bold" fo:font-family="Verdana" style:font-family-asian="Verdana" style:font-family-complex="Verdana" fo:background-color="transparent" fo:color="#000000"/>
    </style:style>
    <style:style style:name="T1506" style:family="text">
      <style:text-properties fo:font-size="10.50pt" fo:font-weight="normal" fo:font-family="Consolas" style:font-family-asian="Consolas" style:font-family-complex="Consolas" fo:background-color="transparent" fo:color="#0000ff"/>
    </style:style>
    <style:style style:name="T1507" style:family="text">
      <style:text-properties fo:font-size="10.50pt" fo:font-weight="normal" fo:font-family="Consolas" style:font-family-asian="Consolas" style:font-family-complex="Consolas" fo:background-color="transparent" style:use-window-font-color="true"/>
    </style:style>
    <style:style style:name="T1508" style:family="text">
      <style:text-properties fo:font-size="10.50pt" fo:font-weight="normal" fo:font-family="Consolas" style:font-family-asian="Consolas" style:font-family-complex="Consolas" fo:background-color="transparent" fo:color="#0000ff"/>
    </style:style>
    <style:style style:name="T1509" style:family="text">
      <style:text-properties fo:font-size="10.50pt" fo:font-weight="normal" fo:font-family="Consolas" style:font-family-asian="Consolas" style:font-family-complex="Consolas" fo:background-color="transparent" style:use-window-font-color="true"/>
    </style:style>
    <style:style style:name="T1510" style:family="text">
      <style:text-properties fo:font-size="10.50pt" fo:font-weight="normal" fo:font-family="Consolas" style:font-family-asian="Consolas" style:font-family-complex="Consolas" fo:background-color="transparent" fo:color="#0000ff"/>
    </style:style>
    <style:style style:name="T1511" style:family="text">
      <style:text-properties fo:font-size="10.50pt" fo:font-weight="normal" fo:font-family="Consolas" style:font-family-asian="Consolas" style:font-family-complex="Consolas" fo:background-color="transparent" style:use-window-font-color="true"/>
    </style:style>
    <style:style style:name="T1512" style:family="text">
      <style:text-properties fo:font-size="10.50pt" fo:font-weight="normal" fo:font-family="Consolas" style:font-family-asian="Consolas" style:font-family-complex="Consolas" fo:background-color="transparent" fo:color="#0000ff"/>
    </style:style>
    <style:style style:name="T1513" style:family="text">
      <style:text-properties fo:font-size="10.50pt" fo:font-weight="normal" fo:font-family="Consolas" style:font-family-asian="Consolas" style:font-family-complex="Consolas" fo:background-color="transparent" style:use-window-font-color="true"/>
    </style:style>
    <style:style style:name="T1514" style:family="text">
      <style:text-properties fo:font-size="10.50pt" fo:font-weight="normal" fo:font-family="Consolas" style:font-family-asian="Consolas" style:font-family-complex="Consolas" fo:background-color="transparent" fo:color="#0000ff"/>
    </style:style>
    <style:style style:name="T1515" style:family="text">
      <style:text-properties fo:font-size="10.50pt" fo:font-weight="normal" fo:font-family="Consolas" style:font-family-asian="Consolas" style:font-family-complex="Consolas" fo:background-color="transparent" style:use-window-font-color="true"/>
    </style:style>
    <style:style style:name="T1516" style:family="text">
      <style:text-properties fo:font-size="10.50pt" fo:font-weight="normal" fo:font-family="Consolas" style:font-family-asian="Consolas" style:font-family-complex="Consolas" fo:background-color="transparent" fo:color="#0000ff"/>
    </style:style>
    <style:style style:name="T1517" style:family="text">
      <style:text-properties fo:font-size="10.50pt" fo:font-weight="normal" fo:font-family="Consolas" style:font-family-asian="Consolas" style:font-family-complex="Consolas" fo:background-color="transparent" style:use-window-font-color="true"/>
    </style:style>
    <style:style style:name="T1518" style:family="text">
      <style:text-properties fo:font-size="10.50pt" fo:font-weight="normal" fo:font-family="Consolas" style:font-family-asian="Consolas" style:font-family-complex="Consolas" fo:background-color="transparent" fo:color="#0000ff"/>
    </style:style>
    <style:style style:name="T1519" style:family="text">
      <style:text-properties fo:font-size="10.50pt" fo:font-weight="normal" fo:font-family="Consolas" style:font-family-asian="Consolas" style:font-family-complex="Consolas" fo:background-color="transparent" style:use-window-font-color="true"/>
    </style:style>
    <style:style style:name="T1520" style:family="text">
      <style:text-properties fo:font-size="10.50pt" fo:font-weight="normal" fo:font-family="Consolas" style:font-family-asian="Consolas" style:font-family-complex="Consolas" fo:background-color="transparent" fo:color="#2b91af"/>
    </style:style>
    <style:style style:name="T1521" style:family="text">
      <style:text-properties fo:font-size="10.50pt" fo:font-weight="normal" fo:font-family="Consolas" style:font-family-asian="Consolas" style:font-family-complex="Consolas" fo:background-color="transparent" style:use-window-font-color="true"/>
    </style:style>
    <style:style style:name="T1522" style:family="text">
      <style:text-properties fo:font-size="10.50pt" fo:font-weight="normal" fo:font-family="Consolas" style:font-family-asian="Consolas" style:font-family-complex="Consolas" fo:background-color="transparent" fo:color="#0000ff"/>
    </style:style>
    <style:style style:name="T1523" style:family="text">
      <style:text-properties fo:font-size="10.50pt" fo:font-weight="normal" fo:font-family="Consolas" style:font-family-asian="Consolas" style:font-family-complex="Consolas" fo:background-color="transparent" style:use-window-font-color="true"/>
    </style:style>
    <style:style style:name="T1524" style:family="text">
      <style:text-properties fo:font-size="10.50pt" fo:font-weight="normal" fo:font-family="Consolas" style:font-family-asian="Consolas" style:font-family-complex="Consolas" fo:background-color="transparent" fo:color="#0000ff"/>
    </style:style>
    <style:style style:name="T1525" style:family="text">
      <style:text-properties fo:font-size="10.50pt" fo:font-weight="normal" fo:font-family="Consolas" style:font-family-asian="Consolas" style:font-family-complex="Consolas" fo:background-color="transparent" style:use-window-font-color="true"/>
    </style:style>
    <style:style style:name="T1526" style:family="text">
      <style:text-properties fo:font-size="10.50pt" fo:font-weight="normal" fo:font-family="Consolas" style:font-family-asian="Consolas" style:font-family-complex="Consolas" fo:background-color="transparent" fo:color="#0000ff"/>
    </style:style>
    <style:style style:name="T1527" style:family="text">
      <style:text-properties fo:font-size="10.50pt" fo:font-weight="normal" fo:font-family="Consolas" style:font-family-asian="Consolas" style:font-family-complex="Consolas" fo:background-color="transparent" style:use-window-font-color="true"/>
    </style:style>
    <style:style style:name="T1528" style:family="text">
      <style:text-properties fo:font-size="10.50pt" fo:font-weight="normal" fo:font-family="Consolas" style:font-family-asian="Consolas" style:font-family-complex="Consolas" fo:background-color="transparent" fo:color="#0000ff"/>
    </style:style>
    <style:style style:name="T1529" style:family="text">
      <style:text-properties fo:font-size="10.50pt" fo:font-weight="normal" fo:font-family="Consolas" style:font-family-asian="Consolas" style:font-family-complex="Consolas" fo:background-color="transparent" style:use-window-font-color="true"/>
    </style:style>
    <style:style style:name="T1530" style:family="text">
      <style:text-properties fo:font-size="10.50pt" fo:font-weight="normal" fo:font-family="Consolas" style:font-family-asian="Consolas" style:font-family-complex="Consolas" fo:background-color="transparent" fo:color="#0000ff"/>
    </style:style>
    <style:style style:name="T1531" style:family="text">
      <style:text-properties fo:font-size="10.50pt" fo:font-weight="normal" fo:font-family="Consolas" style:font-family-asian="Consolas" style:font-family-complex="Consolas" fo:background-color="transparent" style:use-window-font-color="true"/>
    </style:style>
    <style:style style:name="T1532" style:family="text">
      <style:text-properties fo:font-size="10.50pt" fo:font-weight="normal" fo:font-family="Consolas" style:font-family-asian="Consolas" style:font-family-complex="Consolas" fo:background-color="transparent" fo:color="#0000ff"/>
    </style:style>
    <style:style style:name="T1533" style:family="text">
      <style:text-properties fo:font-size="10.50pt" fo:font-weight="normal" fo:font-family="Consolas" style:font-family-asian="Consolas" style:font-family-complex="Consolas" fo:background-color="transparent" style:use-window-font-color="true"/>
    </style:style>
    <style:style style:name="T1534" style:family="text">
      <style:text-properties fo:font-size="10.50pt" fo:font-weight="normal" fo:font-family="Consolas" style:font-family-asian="Consolas" style:font-family-complex="Consolas" fo:background-color="transparent" fo:color="#0000ff"/>
    </style:style>
    <style:style style:name="T1535" style:family="text">
      <style:text-properties fo:font-size="10.50pt" fo:font-weight="normal" fo:font-family="Consolas" style:font-family-asian="Consolas" style:font-family-complex="Consolas" fo:background-color="transparent" style:use-window-font-color="true"/>
    </style:style>
    <style:style style:name="T1536" style:family="text">
      <style:text-properties fo:font-size="10.50pt" fo:font-weight="normal" fo:font-family="Consolas" style:font-family-asian="Consolas" style:font-family-complex="Consolas" fo:background-color="transparent" fo:color="#0000ff"/>
    </style:style>
    <style:style style:name="T1537" style:family="text">
      <style:text-properties fo:font-size="10.50pt" fo:font-weight="normal" fo:font-family="Consolas" style:font-family-asian="Consolas" style:font-family-complex="Consolas" fo:background-color="transparent" style:use-window-font-color="true"/>
    </style:style>
    <style:style style:name="T1538" style:family="text">
      <style:text-properties fo:font-size="10.50pt" fo:font-weight="normal" fo:font-family="Consolas" style:font-family-asian="Consolas" style:font-family-complex="Consolas" fo:background-color="transparent" fo:color="#008000"/>
    </style:style>
    <style:style style:name="T1539" style:family="text">
      <style:text-properties fo:font-size="10.50pt" fo:font-weight="normal" fo:font-family="Consolas" style:font-family-asian="Consolas" style:font-family-complex="Consolas" fo:background-color="transparent" style:use-window-font-color="true"/>
    </style:style>
    <style:style style:name="T1540" style:family="text">
      <style:text-properties fo:font-size="10.50pt" fo:font-weight="normal" fo:font-family="Consolas" style:font-family-asian="Consolas" style:font-family-complex="Consolas" fo:background-color="transparent" fo:color="#008000"/>
    </style:style>
    <style:style style:name="T1541" style:family="text">
      <style:text-properties fo:font-size="10.50pt" fo:font-weight="normal" fo:font-family="Consolas" style:font-family-asian="Consolas" style:font-family-complex="Consolas" fo:background-color="transparent" style:use-window-font-color="true"/>
    </style:style>
    <style:style style:name="T1542" style:family="text">
      <style:text-properties fo:font-size="10.50pt" fo:font-weight="normal" fo:font-family="Consolas" style:font-family-asian="Consolas" style:font-family-complex="Consolas" fo:background-color="transparent" fo:color="#008000"/>
    </style:style>
    <style:style style:name="T1543" style:family="text">
      <style:text-properties fo:font-size="10.50pt" fo:font-weight="normal" fo:font-family="Consolas" style:font-family-asian="Consolas" style:font-family-complex="Consolas" fo:background-color="transparent" style:use-window-font-color="true"/>
    </style:style>
    <style:style style:name="T1544" style:family="text">
      <style:text-properties fo:font-size="10.50pt" fo:font-weight="normal" fo:font-family="Consolas" style:font-family-asian="Consolas" style:font-family-complex="Consolas" fo:background-color="transparent" fo:color="#0000ff"/>
    </style:style>
    <style:style style:name="T1545" style:family="text">
      <style:text-properties fo:font-size="10.50pt" fo:font-weight="normal" fo:font-family="Consolas" style:font-family-asian="Consolas" style:font-family-complex="Consolas" fo:background-color="transparent" style:use-window-font-color="true"/>
    </style:style>
    <style:style style:name="T1546" style:family="text">
      <style:text-properties fo:font-size="10.50pt" fo:font-weight="normal" fo:font-family="Consolas" style:font-family-asian="Consolas" style:font-family-complex="Consolas" fo:background-color="transparent" fo:color="#0000ff"/>
    </style:style>
    <style:style style:name="T1547" style:family="text">
      <style:text-properties fo:font-size="10.50pt" fo:font-weight="normal" fo:font-family="Consolas" style:font-family-asian="Consolas" style:font-family-complex="Consolas" fo:background-color="transparent" style:use-window-font-color="true"/>
    </style:style>
    <style:style style:name="T1548" style:family="text">
      <style:text-properties fo:font-size="10.50pt" fo:font-weight="normal" fo:font-family="Consolas" style:font-family-asian="Consolas" style:font-family-complex="Consolas" fo:background-color="transparent" fo:color="#008000"/>
    </style:style>
    <style:style style:name="T1549" style:family="text">
      <style:text-properties fo:font-size="10.50pt" fo:font-weight="normal" fo:font-family="Consolas" style:font-family-asian="Consolas" style:font-family-complex="Consolas" fo:background-color="transparent" style:use-window-font-color="true"/>
    </style:style>
    <style:style style:name="T1550" style:family="text">
      <style:text-properties fo:font-size="10.50pt" fo:font-weight="normal" fo:font-family="Consolas" style:font-family-asian="Consolas" style:font-family-complex="Consolas" fo:background-color="transparent" fo:color="#0000ff"/>
    </style:style>
    <style:style style:name="T1551" style:family="text">
      <style:text-properties fo:font-size="10.50pt" fo:font-weight="normal" fo:font-family="Consolas" style:font-family-asian="Consolas" style:font-family-complex="Consolas" fo:background-color="transparent" style:use-window-font-color="true"/>
    </style:style>
    <style:style style:name="T1552" style:family="text">
      <style:text-properties fo:font-size="10.50pt" fo:font-weight="normal" fo:font-family="Consolas" style:font-family-asian="Consolas" style:font-family-complex="Consolas" fo:background-color="transparent" fo:color="#0000ff"/>
    </style:style>
    <style:style style:name="T1553" style:family="text">
      <style:text-properties fo:font-size="10.50pt" fo:font-weight="normal" fo:font-family="Consolas" style:font-family-asian="Consolas" style:font-family-complex="Consolas" fo:background-color="transparent" style:use-window-font-color="true"/>
    </style:style>
    <style:style style:name="T1554" style:family="text">
      <style:text-properties fo:font-size="10.50pt" fo:font-weight="normal" fo:font-family="Consolas" style:font-family-asian="Consolas" style:font-family-complex="Consolas" fo:background-color="transparent" fo:color="#0000ff"/>
    </style:style>
    <style:style style:name="T1555" style:family="text">
      <style:text-properties fo:font-size="10.50pt" fo:font-weight="normal" fo:font-family="Consolas" style:font-family-asian="Consolas" style:font-family-complex="Consolas" fo:background-color="transparent" style:use-window-font-color="true"/>
    </style:style>
    <style:style style:name="T1556" style:family="text">
      <style:text-properties fo:font-size="10.50pt" fo:font-weight="normal" fo:font-family="Consolas" style:font-family-asian="Consolas" style:font-family-complex="Consolas" fo:background-color="transparent" fo:color="#0000ff"/>
    </style:style>
    <style:style style:name="T1557" style:family="text">
      <style:text-properties fo:font-size="10.50pt" fo:font-weight="normal" fo:font-family="Consolas" style:font-family-asian="Consolas" style:font-family-complex="Consolas" fo:background-color="transparent" style:use-window-font-color="true"/>
    </style:style>
    <style:style style:name="T1558" style:family="text">
      <style:text-properties fo:font-size="10.50pt" fo:font-weight="normal" fo:font-family="Consolas" style:font-family-asian="Consolas" style:font-family-complex="Consolas" fo:background-color="transparent" fo:color="#0000ff"/>
    </style:style>
    <style:style style:name="T1559" style:family="text">
      <style:text-properties fo:font-size="10.50pt" fo:font-weight="normal" fo:font-family="Consolas" style:font-family-asian="Consolas" style:font-family-complex="Consolas" fo:background-color="transparent" style:use-window-font-color="true"/>
    </style:style>
    <style:style style:name="T1560" style:family="text">
      <style:text-properties fo:font-size="10.50pt" fo:font-weight="normal" fo:font-family="Consolas" style:font-family-asian="Consolas" style:font-family-complex="Consolas" fo:background-color="transparent" fo:color="#008000"/>
    </style:style>
    <style:style style:name="T1561" style:family="text">
      <style:text-properties fo:font-size="10.50pt" fo:font-weight="normal" fo:font-family="Consolas" style:font-family-asian="Consolas" style:font-family-complex="Consolas" fo:background-color="transparent" style:use-window-font-color="true"/>
    </style:style>
    <style:style style:name="T1562" style:family="text">
      <style:text-properties fo:font-size="10.50pt" fo:font-weight="normal" fo:font-family="Consolas" style:font-family-asian="Consolas" style:font-family-complex="Consolas" fo:background-color="transparent" fo:color="#0000ff"/>
    </style:style>
    <style:style style:name="T1563" style:family="text">
      <style:text-properties fo:font-size="10.50pt" fo:font-weight="normal" fo:font-family="Consolas" style:font-family-asian="Consolas" style:font-family-complex="Consolas" fo:background-color="transparent" style:use-window-font-color="true"/>
    </style:style>
    <style:style style:name="T1564" style:family="text">
      <style:text-properties fo:font-size="10.50pt" fo:font-weight="normal" fo:font-family="Consolas" style:font-family-asian="Consolas" style:font-family-complex="Consolas" fo:background-color="transparent" fo:color="#0000ff"/>
    </style:style>
    <style:style style:name="T1565" style:family="text">
      <style:text-properties fo:font-size="10.50pt" fo:font-weight="normal" fo:font-family="Consolas" style:font-family-asian="Consolas" style:font-family-complex="Consolas" fo:background-color="transparent" style:use-window-font-color="true"/>
    </style:style>
    <style:style style:name="T1566" style:family="text">
      <style:text-properties fo:font-size="10.50pt" fo:font-weight="normal" fo:font-family="Consolas" style:font-family-asian="Consolas" style:font-family-complex="Consolas" fo:background-color="transparent" fo:color="#0000ff"/>
    </style:style>
    <style:style style:name="T1567" style:family="text">
      <style:text-properties fo:font-size="10.50pt" fo:font-weight="normal" fo:font-family="Consolas" style:font-family-asian="Consolas" style:font-family-complex="Consolas" fo:background-color="transparent" style:use-window-font-color="true"/>
    </style:style>
    <style:style style:name="T1568" style:family="text">
      <style:text-properties fo:font-size="10.50pt" fo:font-weight="normal" fo:font-family="Consolas" style:font-family-asian="Consolas" style:font-family-complex="Consolas" fo:background-color="transparent" fo:color="#0000ff"/>
    </style:style>
    <style:style style:name="T1569" style:family="text">
      <style:text-properties fo:font-size="10.50pt" fo:font-weight="normal" fo:font-family="Consolas" style:font-family-asian="Consolas" style:font-family-complex="Consolas" fo:background-color="transparent" style:use-window-font-color="true"/>
    </style:style>
    <style:style style:name="T1570" style:family="text">
      <style:text-properties fo:font-size="10.50pt" fo:font-weight="normal" fo:font-family="Consolas" style:font-family-asian="Consolas" style:font-family-complex="Consolas" fo:background-color="transparent" fo:color="#0000ff"/>
    </style:style>
    <style:style style:name="T1571" style:family="text">
      <style:text-properties fo:font-size="10.50pt" fo:font-weight="normal" fo:font-family="Consolas" style:font-family-asian="Consolas" style:font-family-complex="Consolas" fo:background-color="transparent" style:use-window-font-color="true"/>
    </style:style>
    <style:style style:name="T1572" style:family="text">
      <style:text-properties fo:font-size="10.50pt" fo:font-weight="normal" fo:font-family="Consolas" style:font-family-asian="Consolas" style:font-family-complex="Consolas" fo:background-color="transparent" fo:color="#2b91af"/>
    </style:style>
    <style:style style:name="T1573" style:family="text">
      <style:text-properties fo:font-size="10.50pt" fo:font-weight="normal" fo:font-family="Consolas" style:font-family-asian="Consolas" style:font-family-complex="Consolas" fo:background-color="transparent" style:use-window-font-color="true"/>
    </style:style>
    <style:style style:name="T1574" style:family="text">
      <style:text-properties fo:font-size="10.50pt" fo:font-weight="normal" fo:font-family="Consolas" style:font-family-asian="Consolas" style:font-family-complex="Consolas" fo:background-color="transparent" fo:color="#008000"/>
    </style:style>
    <style:style style:name="T1575" style:family="text">
      <style:text-properties fo:font-size="10.50pt" fo:font-weight="normal" fo:font-family="Consolas" style:font-family-asian="Consolas" style:font-family-complex="Consolas" fo:background-color="transparent" style:use-window-font-color="true"/>
    </style:style>
    <style:style style:name="T1576" style:family="text">
      <style:text-properties fo:font-size="10.50pt" fo:font-weight="normal" fo:font-family="Consolas" style:font-family-asian="Consolas" style:font-family-complex="Consolas" fo:background-color="transparent" fo:color="#0000ff"/>
    </style:style>
    <style:style style:name="T1577" style:family="text">
      <style:text-properties fo:font-size="10.50pt" fo:font-weight="normal" fo:font-family="Consolas" style:font-family-asian="Consolas" style:font-family-complex="Consolas" fo:background-color="transparent" style:use-window-font-color="true"/>
    </style:style>
    <style:style style:name="T1578" style:family="text">
      <style:text-properties fo:font-size="10.50pt" fo:font-weight="normal" fo:font-family="Consolas" style:font-family-asian="Consolas" style:font-family-complex="Consolas" fo:background-color="transparent" fo:color="#0000ff"/>
    </style:style>
    <style:style style:name="T1579" style:family="text">
      <style:text-properties fo:font-size="10.50pt" fo:font-weight="normal" fo:font-family="Consolas" style:font-family-asian="Consolas" style:font-family-complex="Consolas" fo:background-color="transparent" style:use-window-font-color="true"/>
    </style:style>
    <style:style style:name="T1580" style:family="text">
      <style:text-properties fo:font-size="10.50pt" fo:font-weight="normal" fo:font-family="Consolas" style:font-family-asian="Consolas" style:font-family-complex="Consolas" fo:background-color="transparent" fo:color="#2b91af"/>
    </style:style>
    <style:style style:name="T1581" style:family="text">
      <style:text-properties fo:font-size="10.50pt" fo:font-weight="normal" fo:font-family="Consolas" style:font-family-asian="Consolas" style:font-family-complex="Consolas" fo:background-color="transparent" style:use-window-font-color="true"/>
    </style:style>
    <style:style style:name="T1582" style:family="text">
      <style:text-properties fo:font-size="10.50pt" fo:font-weight="normal" fo:font-family="Consolas" style:font-family-asian="Consolas" style:font-family-complex="Consolas" fo:background-color="transparent" fo:color="#0000ff"/>
    </style:style>
    <style:style style:name="T1583" style:family="text">
      <style:text-properties fo:font-size="10.50pt" fo:font-weight="normal" fo:font-family="Consolas" style:font-family-asian="Consolas" style:font-family-complex="Consolas" fo:background-color="transparent" style:use-window-font-color="true"/>
    </style:style>
    <style:style style:name="T1584" style:family="text">
      <style:text-properties fo:font-size="10.50pt" fo:font-weight="normal" fo:font-family="Consolas" style:font-family-asian="Consolas" style:font-family-complex="Consolas" fo:background-color="transparent" fo:color="#0000ff"/>
    </style:style>
    <style:style style:name="T1585" style:family="text">
      <style:text-properties fo:font-size="10.50pt" fo:font-weight="normal" fo:font-family="Consolas" style:font-family-asian="Consolas" style:font-family-complex="Consolas" fo:background-color="transparent" style:use-window-font-color="true"/>
    </style:style>
    <style:style style:name="T1586" style:family="text">
      <style:text-properties fo:font-size="10.50pt" fo:font-weight="normal" fo:font-family="Consolas" style:font-family-asian="Consolas" style:font-family-complex="Consolas" fo:background-color="transparent" fo:color="#0000ff"/>
    </style:style>
    <style:style style:name="T1587" style:family="text">
      <style:text-properties fo:font-size="10.50pt" fo:font-weight="normal" fo:font-family="Consolas" style:font-family-asian="Consolas" style:font-family-complex="Consolas" fo:background-color="transparent" style:use-window-font-color="true"/>
    </style:style>
    <style:style style:name="T1588" style:family="text">
      <style:text-properties fo:font-size="10.50pt" fo:font-weight="normal" fo:font-family="Consolas" style:font-family-asian="Consolas" style:font-family-complex="Consolas" fo:background-color="transparent" fo:color="#0000ff"/>
    </style:style>
    <style:style style:name="T1589" style:family="text">
      <style:text-properties fo:font-size="10.50pt" fo:font-weight="normal" fo:font-family="Consolas" style:font-family-asian="Consolas" style:font-family-complex="Consolas" fo:background-color="transparent" style:use-window-font-color="true"/>
    </style:style>
    <style:style style:name="T1590" style:family="text">
      <style:text-properties fo:font-size="10.50pt" fo:font-weight="normal" fo:font-family="Consolas" style:font-family-asian="Consolas" style:font-family-complex="Consolas" fo:background-color="transparent" fo:color="#2b91af"/>
    </style:style>
    <style:style style:name="T1591" style:family="text">
      <style:text-properties fo:font-size="10.50pt" fo:font-weight="normal" fo:font-family="Consolas" style:font-family-asian="Consolas" style:font-family-complex="Consolas" fo:background-color="transparent" style:use-window-font-color="true"/>
    </style:style>
    <style:style style:name="T1592" style:family="text">
      <style:text-properties fo:font-size="10.50pt" fo:font-weight="normal" fo:font-family="Consolas" style:font-family-asian="Consolas" style:font-family-complex="Consolas" fo:background-color="transparent" fo:color="#008000"/>
    </style:style>
    <style:style style:name="T1593" style:family="text">
      <style:text-properties fo:font-size="10.50pt" fo:font-weight="normal" fo:font-family="Consolas" style:font-family-asian="Consolas" style:font-family-complex="Consolas" fo:background-color="transparent" style:use-window-font-color="true"/>
    </style:style>
    <style:style style:name="T1594" style:family="text">
      <style:text-properties fo:font-size="10.50pt" fo:font-weight="normal" fo:font-family="Consolas" style:font-family-asian="Consolas" style:font-family-complex="Consolas" fo:background-color="transparent" fo:color="#008000"/>
    </style:style>
    <style:style style:name="T1595" style:family="text">
      <style:text-properties fo:font-size="10.50pt" fo:font-weight="normal" fo:font-family="Consolas" style:font-family-asian="Consolas" style:font-family-complex="Consolas" fo:background-color="transparent" style:use-window-font-color="true"/>
    </style:style>
    <style:style style:name="T1596" style:family="text">
      <style:text-properties fo:font-size="10.50pt" fo:font-weight="normal" fo:font-family="Consolas" style:font-family-asian="Consolas" style:font-family-complex="Consolas" fo:background-color="transparent" fo:color="#0000ff"/>
    </style:style>
    <style:style style:name="T1597" style:family="text">
      <style:text-properties fo:font-size="10.50pt" fo:font-weight="normal" fo:font-family="Consolas" style:font-family-asian="Consolas" style:font-family-complex="Consolas" fo:background-color="transparent" style:use-window-font-color="true"/>
    </style:style>
    <style:style style:name="T1598" style:family="text">
      <style:text-properties fo:font-size="10.50pt" fo:font-weight="normal" fo:font-family="Consolas" style:font-family-asian="Consolas" style:font-family-complex="Consolas" fo:background-color="transparent" fo:color="#0000ff"/>
    </style:style>
    <style:style style:name="T1599" style:family="text">
      <style:text-properties fo:font-size="10.50pt" fo:font-weight="normal" fo:font-family="Consolas" style:font-family-asian="Consolas" style:font-family-complex="Consolas" fo:background-color="transparent" style:use-window-font-color="true"/>
    </style:style>
    <style:style style:name="T1600" style:family="text">
      <style:text-properties fo:font-size="10.50pt" fo:font-weight="normal" fo:font-family="Consolas" style:font-family-asian="Consolas" style:font-family-complex="Consolas" fo:background-color="transparent" fo:color="#0000ff"/>
    </style:style>
    <style:style style:name="T1601" style:family="text">
      <style:text-properties fo:font-size="10.50pt" fo:font-weight="normal" fo:font-family="Consolas" style:font-family-asian="Consolas" style:font-family-complex="Consolas" fo:background-color="transparent" style:use-window-font-color="true"/>
    </style:style>
    <style:style style:name="T1602" style:family="text">
      <style:text-properties fo:font-size="10.50pt" fo:font-weight="normal" fo:font-family="Consolas" style:font-family-asian="Consolas" style:font-family-complex="Consolas" fo:background-color="transparent" fo:color="#0000ff"/>
    </style:style>
    <style:style style:name="T1603" style:family="text">
      <style:text-properties fo:font-size="10.50pt" fo:font-weight="normal" fo:font-family="Consolas" style:font-family-asian="Consolas" style:font-family-complex="Consolas" fo:background-color="transparent" style:use-window-font-color="true"/>
    </style:style>
    <style:style style:name="T1604" style:family="text">
      <style:text-properties fo:font-size="10.50pt" fo:font-weight="normal" fo:font-family="Consolas" style:font-family-asian="Consolas" style:font-family-complex="Consolas" fo:background-color="transparent" fo:color="#0000ff"/>
    </style:style>
    <style:style style:name="T1605" style:family="text">
      <style:text-properties fo:font-size="10.50pt" fo:font-weight="normal" fo:font-family="Consolas" style:font-family-asian="Consolas" style:font-family-complex="Consolas" fo:background-color="transparent" style:use-window-font-color="true"/>
    </style:style>
    <style:style style:name="T1606" style:family="text">
      <style:text-properties fo:font-size="10.50pt" fo:font-weight="normal" fo:font-family="Consolas" style:font-family-asian="Consolas" style:font-family-complex="Consolas" fo:background-color="transparent" fo:color="#2b91af"/>
    </style:style>
    <style:style style:name="T1607" style:family="text">
      <style:text-properties fo:font-size="10.50pt" fo:font-weight="normal" fo:font-family="Consolas" style:font-family-asian="Consolas" style:font-family-complex="Consolas" fo:background-color="transparent" style:use-window-font-color="true"/>
    </style:style>
    <style:style style:name="T1608" style:family="text">
      <style:text-properties fo:font-size="12.00pt" fo:font-weight="normal" fo:font-family="Verdana" style:font-family-asian="Verdana" style:font-family-complex="Verdana" fo:background-color="transparent" fo:color="#000000"/>
    </style:style>
    <style:style style:name="T1609" style:family="text">
      <style:text-properties fo:font-size="12.00pt" fo:font-weight="bold" fo:font-family="Verdana" style:font-family-asian="Verdana" style:font-family-complex="Verdana" fo:background-color="transparent" fo:color="#000000"/>
    </style:style>
    <style:style style:name="T1610" style:family="text">
      <style:text-properties fo:font-size="10.50pt" fo:font-weight="normal" fo:font-family="Consolas" style:font-family-asian="Consolas" style:font-family-complex="Consolas" fo:background-color="transparent" fo:color="#0000ff"/>
    </style:style>
    <style:style style:name="T1611" style:family="text">
      <style:text-properties fo:font-size="10.50pt" fo:font-weight="normal" fo:font-family="Consolas" style:font-family-asian="Consolas" style:font-family-complex="Consolas" fo:background-color="transparent" style:use-window-font-color="true"/>
    </style:style>
    <style:style style:name="T1612" style:family="text">
      <style:text-properties fo:font-size="10.50pt" fo:font-weight="normal" fo:font-family="Consolas" style:font-family-asian="Consolas" style:font-family-complex="Consolas" fo:background-color="transparent" fo:color="#0000ff"/>
    </style:style>
    <style:style style:name="T1613" style:family="text">
      <style:text-properties fo:font-size="10.50pt" fo:font-weight="normal" fo:font-family="Consolas" style:font-family-asian="Consolas" style:font-family-complex="Consolas" fo:background-color="transparent" style:use-window-font-color="true"/>
    </style:style>
    <style:style style:name="T1614" style:family="text">
      <style:text-properties fo:font-size="10.50pt" fo:font-weight="normal" fo:font-family="Consolas" style:font-family-asian="Consolas" style:font-family-complex="Consolas" fo:background-color="transparent" fo:color="#0000ff"/>
    </style:style>
    <style:style style:name="T1615" style:family="text">
      <style:text-properties fo:font-size="10.50pt" fo:font-weight="normal" fo:font-family="Consolas" style:font-family-asian="Consolas" style:font-family-complex="Consolas" fo:background-color="transparent" style:use-window-font-color="true"/>
    </style:style>
    <style:style style:name="T1616" style:family="text">
      <style:text-properties fo:font-size="10.50pt" fo:font-weight="normal" fo:font-family="Consolas" style:font-family-asian="Consolas" style:font-family-complex="Consolas" fo:background-color="transparent" fo:color="#0000ff"/>
    </style:style>
    <style:style style:name="T1617" style:family="text">
      <style:text-properties fo:font-size="10.50pt" fo:font-weight="normal" fo:font-family="Consolas" style:font-family-asian="Consolas" style:font-family-complex="Consolas" fo:background-color="transparent" style:use-window-font-color="true"/>
    </style:style>
    <style:style style:name="T1618" style:family="text">
      <style:text-properties fo:font-size="10.50pt" fo:font-weight="normal" fo:font-family="Consolas" style:font-family-asian="Consolas" style:font-family-complex="Consolas" fo:background-color="transparent" fo:color="#0000ff"/>
    </style:style>
    <style:style style:name="T1619" style:family="text">
      <style:text-properties fo:font-size="10.50pt" fo:font-weight="normal" fo:font-family="Consolas" style:font-family-asian="Consolas" style:font-family-complex="Consolas" fo:background-color="transparent" style:use-window-font-color="true"/>
    </style:style>
    <style:style style:name="T1620" style:family="text">
      <style:text-properties fo:font-size="10.50pt" fo:font-weight="normal" fo:font-family="Consolas" style:font-family-asian="Consolas" style:font-family-complex="Consolas" fo:background-color="transparent" fo:color="#0000ff"/>
    </style:style>
    <style:style style:name="T1621" style:family="text">
      <style:text-properties fo:font-size="10.50pt" fo:font-weight="normal" fo:font-family="Consolas" style:font-family-asian="Consolas" style:font-family-complex="Consolas" fo:background-color="transparent" style:use-window-font-color="true"/>
    </style:style>
    <style:style style:name="T1622" style:family="text">
      <style:text-properties fo:font-size="10.50pt" fo:font-weight="normal" fo:font-family="Consolas" style:font-family-asian="Consolas" style:font-family-complex="Consolas" fo:background-color="transparent" fo:color="#0000ff"/>
    </style:style>
    <style:style style:name="T1623" style:family="text">
      <style:text-properties fo:font-size="10.50pt" fo:font-weight="normal" fo:font-family="Consolas" style:font-family-asian="Consolas" style:font-family-complex="Consolas" fo:background-color="transparent" style:use-window-font-color="true"/>
    </style:style>
    <style:style style:name="T1624" style:family="text">
      <style:text-properties fo:font-size="10.50pt" fo:font-weight="normal" fo:font-family="Consolas" style:font-family-asian="Consolas" style:font-family-complex="Consolas" fo:background-color="transparent" fo:color="#0000ff"/>
    </style:style>
    <style:style style:name="T1625" style:family="text">
      <style:text-properties fo:font-size="10.50pt" fo:font-weight="normal" fo:font-family="Consolas" style:font-family-asian="Consolas" style:font-family-complex="Consolas" fo:background-color="transparent" style:use-window-font-color="true"/>
    </style:style>
    <style:style style:name="T1626" style:family="text">
      <style:text-properties fo:font-size="10.50pt" fo:font-weight="normal" fo:font-family="Consolas" style:font-family-asian="Consolas" style:font-family-complex="Consolas" fo:background-color="transparent" fo:color="#2b91af"/>
    </style:style>
    <style:style style:name="T1627" style:family="text">
      <style:text-properties fo:font-size="10.50pt" fo:font-weight="normal" fo:font-family="Consolas" style:font-family-asian="Consolas" style:font-family-complex="Consolas" fo:background-color="transparent" style:use-window-font-color="true"/>
    </style:style>
    <style:style style:name="T1628" style:family="text">
      <style:text-properties fo:font-size="10.50pt" fo:font-weight="normal" fo:font-family="Consolas" style:font-family-asian="Consolas" style:font-family-complex="Consolas" fo:background-color="transparent" fo:color="#2b91af"/>
    </style:style>
    <style:style style:name="T1629" style:family="text">
      <style:text-properties fo:font-size="10.50pt" fo:font-weight="normal" fo:font-family="Consolas" style:font-family-asian="Consolas" style:font-family-complex="Consolas" fo:background-color="transparent" style:use-window-font-color="true"/>
    </style:style>
    <style:style style:name="T1630" style:family="text">
      <style:text-properties fo:font-size="10.50pt" fo:font-weight="normal" fo:font-family="Consolas" style:font-family-asian="Consolas" style:font-family-complex="Consolas" fo:background-color="transparent" fo:color="#0000ff"/>
    </style:style>
    <style:style style:name="T1631" style:family="text">
      <style:text-properties fo:font-size="10.50pt" fo:font-weight="normal" fo:font-family="Consolas" style:font-family-asian="Consolas" style:font-family-complex="Consolas" fo:background-color="transparent" style:use-window-font-color="true"/>
    </style:style>
    <style:style style:name="T1632" style:family="text">
      <style:text-properties fo:font-size="10.50pt" fo:font-weight="normal" fo:font-family="Consolas" style:font-family-asian="Consolas" style:font-family-complex="Consolas" fo:background-color="transparent" fo:color="#0000ff"/>
    </style:style>
    <style:style style:name="T1633" style:family="text">
      <style:text-properties fo:font-size="10.50pt" fo:font-weight="normal" fo:font-family="Consolas" style:font-family-asian="Consolas" style:font-family-complex="Consolas" fo:background-color="transparent" style:use-window-font-color="true"/>
    </style:style>
    <style:style style:name="T1634" style:family="text">
      <style:text-properties fo:font-size="10.50pt" fo:font-weight="normal" fo:font-family="Consolas" style:font-family-asian="Consolas" style:font-family-complex="Consolas" fo:background-color="transparent" fo:color="#0000ff"/>
    </style:style>
    <style:style style:name="T1635" style:family="text">
      <style:text-properties fo:font-size="10.50pt" fo:font-weight="normal" fo:font-family="Consolas" style:font-family-asian="Consolas" style:font-family-complex="Consolas" fo:background-color="transparent" style:use-window-font-color="true"/>
    </style:style>
    <style:style style:name="T1636" style:family="text">
      <style:text-properties fo:font-size="10.50pt" fo:font-weight="normal" fo:font-family="Consolas" style:font-family-asian="Consolas" style:font-family-complex="Consolas" fo:background-color="transparent" fo:color="#0000ff"/>
    </style:style>
    <style:style style:name="T1637" style:family="text">
      <style:text-properties fo:font-size="10.50pt" fo:font-weight="normal" fo:font-family="Consolas" style:font-family-asian="Consolas" style:font-family-complex="Consolas" fo:background-color="transparent" style:use-window-font-color="true"/>
    </style:style>
    <style:style style:name="T1638" style:family="text">
      <style:text-properties fo:font-size="10.50pt" fo:font-weight="normal" fo:font-family="Consolas" style:font-family-asian="Consolas" style:font-family-complex="Consolas" fo:background-color="transparent" fo:color="#0000ff"/>
    </style:style>
    <style:style style:name="T1639" style:family="text">
      <style:text-properties fo:font-size="10.50pt" fo:font-weight="normal" fo:font-family="Consolas" style:font-family-asian="Consolas" style:font-family-complex="Consolas" fo:background-color="transparent" style:use-window-font-color="true"/>
    </style:style>
    <style:style style:name="T1640" style:family="text">
      <style:text-properties fo:font-size="10.50pt" fo:font-weight="normal" fo:font-family="Consolas" style:font-family-asian="Consolas" style:font-family-complex="Consolas" fo:background-color="transparent" fo:color="#0000ff"/>
    </style:style>
    <style:style style:name="T1641" style:family="text">
      <style:text-properties fo:font-size="10.50pt" fo:font-weight="normal" fo:font-family="Consolas" style:font-family-asian="Consolas" style:font-family-complex="Consolas" fo:background-color="transparent" style:use-window-font-color="true"/>
    </style:style>
    <style:style style:name="T1642" style:family="text">
      <style:text-properties fo:font-size="10.50pt" fo:font-weight="normal" fo:font-family="Consolas" style:font-family-asian="Consolas" style:font-family-complex="Consolas" fo:background-color="transparent" fo:color="#0000ff"/>
    </style:style>
    <style:style style:name="T1643" style:family="text">
      <style:text-properties fo:font-size="10.50pt" fo:font-weight="normal" fo:font-family="Consolas" style:font-family-asian="Consolas" style:font-family-complex="Consolas" fo:background-color="transparent" style:use-window-font-color="true"/>
    </style:style>
    <style:style style:name="T1644" style:family="text">
      <style:text-properties fo:font-size="10.50pt" fo:font-weight="normal" fo:font-family="Consolas" style:font-family-asian="Consolas" style:font-family-complex="Consolas" fo:background-color="transparent" fo:color="#0000ff"/>
    </style:style>
    <style:style style:name="T1645" style:family="text">
      <style:text-properties fo:font-size="10.50pt" fo:font-weight="normal" fo:font-family="Consolas" style:font-family-asian="Consolas" style:font-family-complex="Consolas" fo:background-color="transparent" style:use-window-font-color="true"/>
    </style:style>
    <style:style style:name="T1646" style:family="text">
      <style:text-properties fo:font-size="12.00pt" fo:font-weight="normal" fo:font-family="Verdana" style:font-family-asian="Verdana" style:font-family-complex="Verdana" fo:background-color="transparent" fo:color="#000000"/>
    </style:style>
    <style:style style:name="T1647" style:family="text">
      <style:text-properties fo:font-size="12.00pt" fo:font-weight="bold" fo:font-family="Verdana" style:font-family-asian="Verdana" style:font-family-complex="Verdana" fo:background-color="transparent" fo:color="#000000"/>
    </style:style>
    <style:style style:name="T1648" style:family="text">
      <style:text-properties fo:font-size="10.50pt" fo:font-weight="normal" fo:font-family="Consolas" style:font-family-asian="Consolas" style:font-family-complex="Consolas" fo:background-color="transparent" fo:color="#0000ff"/>
    </style:style>
    <style:style style:name="T1649" style:family="text">
      <style:text-properties fo:font-size="10.50pt" fo:font-weight="normal" fo:font-family="Consolas" style:font-family-asian="Consolas" style:font-family-complex="Consolas" fo:background-color="transparent" style:use-window-font-color="true"/>
    </style:style>
    <style:style style:name="T1650" style:family="text">
      <style:text-properties fo:font-size="10.50pt" fo:font-weight="normal" fo:font-family="Consolas" style:font-family-asian="Consolas" style:font-family-complex="Consolas" fo:background-color="transparent" fo:color="#0000ff"/>
    </style:style>
    <style:style style:name="T1651" style:family="text">
      <style:text-properties fo:font-size="10.50pt" fo:font-weight="normal" fo:font-family="Consolas" style:font-family-asian="Consolas" style:font-family-complex="Consolas" fo:background-color="transparent" style:use-window-font-color="true"/>
    </style:style>
    <style:style style:name="T1652" style:family="text">
      <style:text-properties fo:font-size="10.50pt" fo:font-weight="normal" fo:font-family="Consolas" style:font-family-asian="Consolas" style:font-family-complex="Consolas" fo:background-color="transparent" fo:color="#0000ff"/>
    </style:style>
    <style:style style:name="T1653" style:family="text">
      <style:text-properties fo:font-size="10.50pt" fo:font-weight="normal" fo:font-family="Consolas" style:font-family-asian="Consolas" style:font-family-complex="Consolas" fo:background-color="transparent" style:use-window-font-color="true"/>
    </style:style>
    <style:style style:name="T1654" style:family="text">
      <style:text-properties fo:font-size="10.50pt" fo:font-weight="normal" fo:font-family="Consolas" style:font-family-asian="Consolas" style:font-family-complex="Consolas" fo:background-color="transparent" fo:color="#0000ff"/>
    </style:style>
    <style:style style:name="T1655" style:family="text">
      <style:text-properties fo:font-size="10.50pt" fo:font-weight="normal" fo:font-family="Consolas" style:font-family-asian="Consolas" style:font-family-complex="Consolas" fo:background-color="transparent" style:use-window-font-color="true"/>
    </style:style>
    <style:style style:name="T1656" style:family="text">
      <style:text-properties fo:font-size="10.50pt" fo:font-weight="normal" fo:font-family="Consolas" style:font-family-asian="Consolas" style:font-family-complex="Consolas" fo:background-color="transparent" fo:color="#0000ff"/>
    </style:style>
    <style:style style:name="T1657" style:family="text">
      <style:text-properties fo:font-size="10.50pt" fo:font-weight="normal" fo:font-family="Consolas" style:font-family-asian="Consolas" style:font-family-complex="Consolas" fo:background-color="transparent" style:use-window-font-color="true"/>
    </style:style>
    <style:style style:name="T1658" style:family="text">
      <style:text-properties fo:font-size="10.50pt" fo:font-weight="normal" fo:font-family="Consolas" style:font-family-asian="Consolas" style:font-family-complex="Consolas" fo:background-color="transparent" fo:color="#0000ff"/>
    </style:style>
    <style:style style:name="T1659" style:family="text">
      <style:text-properties fo:font-size="10.50pt" fo:font-weight="normal" fo:font-family="Consolas" style:font-family-asian="Consolas" style:font-family-complex="Consolas" fo:background-color="transparent" style:use-window-font-color="true"/>
    </style:style>
    <style:style style:name="T1660" style:family="text">
      <style:text-properties fo:font-size="10.50pt" fo:font-weight="normal" fo:font-family="Consolas" style:font-family-asian="Consolas" style:font-family-complex="Consolas" fo:background-color="transparent" fo:color="#0000ff"/>
    </style:style>
    <style:style style:name="T1661" style:family="text">
      <style:text-properties fo:font-size="10.50pt" fo:font-weight="normal" fo:font-family="Consolas" style:font-family-asian="Consolas" style:font-family-complex="Consolas" fo:background-color="transparent" style:use-window-font-color="true"/>
    </style:style>
    <style:style style:name="T1662" style:family="text">
      <style:text-properties fo:font-size="10.50pt" fo:font-weight="normal" fo:font-family="Consolas" style:font-family-asian="Consolas" style:font-family-complex="Consolas" fo:background-color="transparent" fo:color="#2b91af"/>
    </style:style>
    <style:style style:name="T1663" style:family="text">
      <style:text-properties fo:font-size="10.50pt" fo:font-weight="normal" fo:font-family="Consolas" style:font-family-asian="Consolas" style:font-family-complex="Consolas" fo:background-color="transparent" style:use-window-font-color="true"/>
    </style:style>
    <style:style style:name="T1664" style:family="text">
      <style:text-properties fo:font-size="10.50pt" fo:font-weight="normal" fo:font-family="Consolas" style:font-family-asian="Consolas" style:font-family-complex="Consolas" fo:background-color="transparent" fo:color="#2b91af"/>
    </style:style>
    <style:style style:name="T1665" style:family="text">
      <style:text-properties fo:font-size="10.50pt" fo:font-weight="normal" fo:font-family="Consolas" style:font-family-asian="Consolas" style:font-family-complex="Consolas" fo:background-color="transparent" style:use-window-font-color="true"/>
    </style:style>
    <style:style style:name="T1666" style:family="text">
      <style:text-properties fo:font-size="10.50pt" fo:font-weight="normal" fo:font-family="Consolas" style:font-family-asian="Consolas" style:font-family-complex="Consolas" fo:background-color="transparent" fo:color="#0000ff"/>
    </style:style>
    <style:style style:name="T1667" style:family="text">
      <style:text-properties fo:font-size="10.50pt" fo:font-weight="normal" fo:font-family="Consolas" style:font-family-asian="Consolas" style:font-family-complex="Consolas" fo:background-color="transparent" style:use-window-font-color="true"/>
    </style:style>
    <style:style style:name="T1668" style:family="text">
      <style:text-properties fo:font-size="10.50pt" fo:font-weight="normal" fo:font-family="Consolas" style:font-family-asian="Consolas" style:font-family-complex="Consolas" fo:background-color="transparent" fo:color="#0000ff"/>
    </style:style>
    <style:style style:name="T1669" style:family="text">
      <style:text-properties fo:font-size="10.50pt" fo:font-weight="normal" fo:font-family="Consolas" style:font-family-asian="Consolas" style:font-family-complex="Consolas" fo:background-color="transparent" style:use-window-font-color="true"/>
    </style:style>
    <style:style style:name="T1670" style:family="text">
      <style:text-properties fo:font-size="10.50pt" fo:font-weight="normal" fo:font-family="Consolas" style:font-family-asian="Consolas" style:font-family-complex="Consolas" fo:background-color="transparent" fo:color="#008000"/>
    </style:style>
    <style:style style:name="T1671" style:family="text">
      <style:text-properties fo:font-size="10.50pt" fo:font-weight="normal" fo:font-family="Consolas" style:font-family-asian="Consolas" style:font-family-complex="Consolas" fo:background-color="transparent" style:use-window-font-color="true"/>
    </style:style>
    <style:style style:name="T1672" style:family="text">
      <style:text-properties fo:font-size="10.50pt" fo:font-weight="normal" fo:font-family="Consolas" style:font-family-asian="Consolas" style:font-family-complex="Consolas" fo:background-color="transparent" fo:color="#008000"/>
    </style:style>
    <style:style style:name="T1673" style:family="text">
      <style:text-properties fo:font-size="10.50pt" fo:font-weight="normal" fo:font-family="Consolas" style:font-family-asian="Consolas" style:font-family-complex="Consolas" fo:background-color="transparent" fo:color="#008000"/>
    </style:style>
    <style:style style:name="T1674" style:family="text">
      <style:text-properties fo:font-size="10.50pt" fo:font-weight="normal" fo:font-family="Consolas" style:font-family-asian="Consolas" style:font-family-complex="Consolas" fo:background-color="transparent" fo:color="#008000"/>
    </style:style>
    <style:style style:name="T1675" style:family="text">
      <style:text-properties fo:font-size="10.50pt" fo:font-weight="normal" fo:font-family="Consolas" style:font-family-asian="Consolas" style:font-family-complex="Consolas" fo:background-color="transparent" style:use-window-font-color="true"/>
    </style:style>
    <style:style style:name="T1676" style:family="text">
      <style:text-properties fo:font-size="10.50pt" fo:font-weight="normal" fo:font-family="Consolas" style:font-family-asian="Consolas" style:font-family-complex="Consolas" fo:background-color="transparent" fo:color="#008000"/>
    </style:style>
    <style:style style:name="T1677" style:family="text">
      <style:text-properties fo:font-size="10.50pt" fo:font-weight="normal" fo:font-family="Consolas" style:font-family-asian="Consolas" style:font-family-complex="Consolas" fo:background-color="transparent" style:use-window-font-color="true"/>
    </style:style>
    <style:style style:name="T1678" style:family="text">
      <style:text-properties fo:font-size="10.50pt" fo:font-weight="normal" fo:font-family="Consolas" style:font-family-asian="Consolas" style:font-family-complex="Consolas" fo:background-color="transparent" fo:color="#008000"/>
    </style:style>
    <style:style style:name="T1679" style:family="text">
      <style:text-properties fo:font-size="10.50pt" fo:font-weight="normal" fo:font-family="Consolas" style:font-family-asian="Consolas" style:font-family-complex="Consolas" fo:background-color="transparent" style:use-window-font-color="true"/>
    </style:style>
    <style:style style:name="T1680" style:family="text">
      <style:text-properties fo:font-size="10.50pt" fo:font-weight="normal" fo:font-family="Consolas" style:font-family-asian="Consolas" style:font-family-complex="Consolas" fo:background-color="transparent" fo:color="#0000ff"/>
    </style:style>
    <style:style style:name="T1681" style:family="text">
      <style:text-properties fo:font-size="10.50pt" fo:font-weight="normal" fo:font-family="Consolas" style:font-family-asian="Consolas" style:font-family-complex="Consolas" fo:background-color="transparent" style:use-window-font-color="true"/>
    </style:style>
    <style:style style:name="T1682" style:family="text">
      <style:text-properties fo:font-size="10.50pt" fo:font-weight="normal" fo:font-family="Consolas" style:font-family-asian="Consolas" style:font-family-complex="Consolas" fo:background-color="transparent" fo:color="#2b91af"/>
    </style:style>
    <style:style style:name="T1683" style:family="text">
      <style:text-properties fo:font-size="10.50pt" fo:font-weight="normal" fo:font-family="Consolas" style:font-family-asian="Consolas" style:font-family-complex="Consolas" fo:background-color="transparent" style:use-window-font-color="true"/>
    </style:style>
    <style:style style:name="T1684" style:family="text">
      <style:text-properties fo:font-size="10.50pt" fo:font-weight="normal" fo:font-family="Consolas" style:font-family-asian="Consolas" style:font-family-complex="Consolas" fo:background-color="transparent" fo:color="#2b91af"/>
    </style:style>
    <style:style style:name="T1685" style:family="text">
      <style:text-properties fo:font-size="10.50pt" fo:font-weight="normal" fo:font-family="Consolas" style:font-family-asian="Consolas" style:font-family-complex="Consolas" fo:background-color="transparent" style:use-window-font-color="true"/>
    </style:style>
    <style:style style:name="T1686" style:family="text">
      <style:text-properties fo:font-size="10.50pt" fo:font-weight="normal" fo:font-family="Consolas" style:font-family-asian="Consolas" style:font-family-complex="Consolas" fo:background-color="transparent" fo:color="#0000ff"/>
    </style:style>
    <style:style style:name="T1687" style:family="text">
      <style:text-properties fo:font-size="10.50pt" fo:font-weight="normal" fo:font-family="Consolas" style:font-family-asian="Consolas" style:font-family-complex="Consolas" fo:background-color="transparent" style:use-window-font-color="true"/>
    </style:style>
    <style:style style:name="T1688" style:family="text">
      <style:text-properties fo:font-size="10.50pt" fo:font-weight="normal" fo:font-family="Consolas" style:font-family-asian="Consolas" style:font-family-complex="Consolas" fo:background-color="transparent" fo:color="#0000ff"/>
    </style:style>
    <style:style style:name="T1689" style:family="text">
      <style:text-properties fo:font-size="10.50pt" fo:font-weight="normal" fo:font-family="Consolas" style:font-family-asian="Consolas" style:font-family-complex="Consolas" fo:background-color="transparent" style:use-window-font-color="true"/>
    </style:style>
    <style:style style:name="T1690" style:family="text">
      <style:text-properties fo:font-size="10.50pt" fo:font-weight="normal" fo:font-family="Consolas" style:font-family-asian="Consolas" style:font-family-complex="Consolas" fo:background-color="transparent" fo:color="#0000ff"/>
    </style:style>
    <style:style style:name="T1691" style:family="text">
      <style:text-properties fo:font-size="10.50pt" fo:font-weight="normal" fo:font-family="Consolas" style:font-family-asian="Consolas" style:font-family-complex="Consolas" fo:background-color="transparent" style:use-window-font-color="true"/>
    </style:style>
    <style:style style:name="T1692" style:family="text">
      <style:text-properties fo:font-size="10.50pt" fo:font-weight="normal" fo:font-family="Consolas" style:font-family-asian="Consolas" style:font-family-complex="Consolas" fo:background-color="transparent" fo:color="#0000ff"/>
    </style:style>
    <style:style style:name="T1693" style:family="text">
      <style:text-properties fo:font-size="10.50pt" fo:font-weight="normal" fo:font-family="Consolas" style:font-family-asian="Consolas" style:font-family-complex="Consolas" fo:background-color="transparent" style:use-window-font-color="true"/>
    </style:style>
    <style:style style:name="T1694" style:family="text">
      <style:text-properties fo:font-size="10.50pt" fo:font-weight="normal" fo:font-family="Consolas" style:font-family-asian="Consolas" style:font-family-complex="Consolas" fo:background-color="transparent" fo:color="#0000ff"/>
    </style:style>
    <style:style style:name="T1695" style:family="text">
      <style:text-properties fo:font-size="10.50pt" fo:font-weight="normal" fo:font-family="Consolas" style:font-family-asian="Consolas" style:font-family-complex="Consolas" fo:background-color="transparent" style:use-window-font-color="true"/>
    </style:style>
    <style:style style:name="T1696" style:family="text">
      <style:text-properties fo:font-size="10.50pt" fo:font-weight="normal" fo:font-family="Consolas" style:font-family-asian="Consolas" style:font-family-complex="Consolas" fo:background-color="transparent" fo:color="#0000ff"/>
    </style:style>
    <style:style style:name="T1697" style:family="text">
      <style:text-properties fo:font-size="10.50pt" fo:font-weight="normal" fo:font-family="Consolas" style:font-family-asian="Consolas" style:font-family-complex="Consolas" fo:background-color="transparent" style:use-window-font-color="true"/>
    </style:style>
    <style:style style:name="T1698" style:family="text">
      <style:text-properties fo:font-size="10.50pt" fo:font-weight="normal" fo:font-family="Consolas" style:font-family-asian="Consolas" style:font-family-complex="Consolas" fo:background-color="transparent" fo:color="#0000ff"/>
    </style:style>
    <style:style style:name="T1699" style:family="text">
      <style:text-properties fo:font-size="10.50pt" fo:font-weight="normal" fo:font-family="Consolas" style:font-family-asian="Consolas" style:font-family-complex="Consolas" fo:background-color="transparent" style:use-window-font-color="true"/>
    </style:style>
    <style:style style:name="T1700" style:family="text">
      <style:text-properties fo:font-size="10.50pt" fo:font-weight="normal" fo:font-family="Consolas" style:font-family-asian="Consolas" style:font-family-complex="Consolas" fo:background-color="transparent" fo:color="#0000ff"/>
    </style:style>
    <style:style style:name="T1701" style:family="text">
      <style:text-properties fo:font-size="10.50pt" fo:font-weight="normal" fo:font-family="Consolas" style:font-family-asian="Consolas" style:font-family-complex="Consolas" fo:background-color="transparent" style:use-window-font-color="true"/>
    </style:style>
    <style:style style:name="T1702" style:family="text">
      <style:text-properties fo:font-size="10.50pt" fo:font-weight="normal" fo:font-family="Consolas" style:font-family-asian="Consolas" style:font-family-complex="Consolas" fo:background-color="transparent" fo:color="#0000ff"/>
    </style:style>
    <style:style style:name="T1703" style:family="text">
      <style:text-properties fo:font-size="10.50pt" fo:font-weight="normal" fo:font-family="Consolas" style:font-family-asian="Consolas" style:font-family-complex="Consolas" fo:background-color="transparent" style:use-window-font-color="true"/>
    </style:style>
    <style:style style:name="T1704" style:family="text">
      <style:text-properties fo:font-size="10.50pt" fo:font-weight="normal" fo:font-family="Consolas" style:font-family-asian="Consolas" style:font-family-complex="Consolas" fo:background-color="transparent" fo:color="#0000ff"/>
    </style:style>
    <style:style style:name="T1705" style:family="text">
      <style:text-properties fo:font-size="10.50pt" fo:font-weight="normal" fo:font-family="Consolas" style:font-family-asian="Consolas" style:font-family-complex="Consolas" fo:background-color="transparent" style:use-window-font-color="true"/>
    </style:style>
    <style:style style:name="T1706" style:family="text">
      <style:text-properties fo:font-size="10.50pt" fo:font-weight="normal" fo:font-family="Consolas" style:font-family-asian="Consolas" style:font-family-complex="Consolas" fo:background-color="transparent" fo:color="#008000"/>
    </style:style>
    <style:style style:name="T1707" style:family="text">
      <style:text-properties fo:font-size="10.50pt" fo:font-weight="normal" fo:font-family="Consolas" style:font-family-asian="Consolas" style:font-family-complex="Consolas" fo:background-color="transparent" style:use-window-font-color="true"/>
    </style:style>
    <style:style style:name="T1708" style:family="text">
      <style:text-properties fo:font-size="10.50pt" fo:font-weight="normal" fo:font-family="Consolas" style:font-family-asian="Consolas" style:font-family-complex="Consolas" fo:background-color="transparent" fo:color="#0000ff"/>
    </style:style>
    <style:style style:name="T1709" style:family="text">
      <style:text-properties fo:font-size="10.50pt" fo:font-weight="normal" fo:font-family="Consolas" style:font-family-asian="Consolas" style:font-family-complex="Consolas" fo:background-color="transparent" style:use-window-font-color="true"/>
    </style:style>
    <style:style style:name="T1710" style:family="text">
      <style:text-properties fo:font-size="10.50pt" fo:font-weight="normal" fo:font-family="Consolas" style:font-family-asian="Consolas" style:font-family-complex="Consolas" fo:background-color="transparent" fo:color="#0000ff"/>
    </style:style>
    <style:style style:name="T1711" style:family="text">
      <style:text-properties fo:font-size="10.50pt" fo:font-weight="normal" fo:font-family="Consolas" style:font-family-asian="Consolas" style:font-family-complex="Consolas" fo:background-color="transparent" style:use-window-font-color="true"/>
    </style:style>
    <style:style style:name="T1712" style:family="text">
      <style:text-properties fo:font-size="10.50pt" fo:font-weight="normal" fo:font-family="Consolas" style:font-family-asian="Consolas" style:font-family-complex="Consolas" fo:background-color="transparent" fo:color="#0000ff"/>
    </style:style>
    <style:style style:name="T1713" style:family="text">
      <style:text-properties fo:font-size="10.50pt" fo:font-weight="normal" fo:font-family="Consolas" style:font-family-asian="Consolas" style:font-family-complex="Consolas" fo:background-color="transparent" style:use-window-font-color="true"/>
    </style:style>
    <style:style style:name="T1714" style:family="text">
      <style:text-properties fo:font-size="10.50pt" fo:font-weight="normal" fo:font-family="Consolas" style:font-family-asian="Consolas" style:font-family-complex="Consolas" fo:background-color="transparent" fo:color="#0000ff"/>
    </style:style>
    <style:style style:name="T1715" style:family="text">
      <style:text-properties fo:font-size="10.50pt" fo:font-weight="normal" fo:font-family="Consolas" style:font-family-asian="Consolas" style:font-family-complex="Consolas" fo:background-color="transparent" style:use-window-font-color="true"/>
    </style:style>
    <style:style style:name="T1716" style:family="text">
      <style:text-properties fo:font-size="10.50pt" fo:font-weight="normal" fo:font-family="Consolas" style:font-family-asian="Consolas" style:font-family-complex="Consolas" fo:background-color="transparent" fo:color="#0000ff"/>
    </style:style>
    <style:style style:name="T1717" style:family="text">
      <style:text-properties fo:font-size="10.50pt" fo:font-weight="normal" fo:font-family="Consolas" style:font-family-asian="Consolas" style:font-family-complex="Consolas" fo:background-color="transparent" style:use-window-font-color="true"/>
    </style:style>
    <style:style style:name="T1718" style:family="text">
      <style:text-properties fo:font-size="10.50pt" fo:font-weight="normal" fo:font-family="Consolas" style:font-family-asian="Consolas" style:font-family-complex="Consolas" fo:background-color="transparent" fo:color="#0000ff"/>
    </style:style>
    <style:style style:name="T1719" style:family="text">
      <style:text-properties fo:font-size="10.50pt" fo:font-weight="normal" fo:font-family="Consolas" style:font-family-asian="Consolas" style:font-family-complex="Consolas" fo:background-color="transparent" style:use-window-font-color="true"/>
    </style:style>
    <style:style style:name="T1720" style:family="text">
      <style:text-properties fo:font-size="10.50pt" fo:font-weight="normal" fo:font-family="Consolas" style:font-family-asian="Consolas" style:font-family-complex="Consolas" fo:background-color="transparent" fo:color="#008000"/>
    </style:style>
    <style:style style:name="T1721" style:family="text">
      <style:text-properties fo:font-size="10.50pt" fo:font-weight="normal" fo:font-family="Consolas" style:font-family-asian="Consolas" style:font-family-complex="Consolas" fo:background-color="transparent" style:use-window-font-color="true"/>
    </style:style>
    <style:style style:name="T1722" style:family="text">
      <style:text-properties fo:font-size="10.50pt" fo:font-weight="normal" fo:font-family="Consolas" style:font-family-asian="Consolas" style:font-family-complex="Consolas" fo:background-color="transparent" fo:color="#0000ff"/>
    </style:style>
    <style:style style:name="T1723" style:family="text">
      <style:text-properties fo:font-size="10.50pt" fo:font-weight="normal" fo:font-family="Consolas" style:font-family-asian="Consolas" style:font-family-complex="Consolas" fo:background-color="transparent" style:use-window-font-color="true"/>
    </style:style>
    <style:style style:name="T1724" style:family="text">
      <style:text-properties fo:font-size="10.50pt" fo:font-weight="normal" fo:font-family="Consolas" style:font-family-asian="Consolas" style:font-family-complex="Consolas" fo:background-color="transparent" fo:color="#0000ff"/>
    </style:style>
    <style:style style:name="T1725" style:family="text">
      <style:text-properties fo:font-size="10.50pt" fo:font-weight="normal" fo:font-family="Consolas" style:font-family-asian="Consolas" style:font-family-complex="Consolas" fo:background-color="transparent" style:use-window-font-color="true"/>
    </style:style>
    <style:style style:name="T1726" style:family="text">
      <style:text-properties fo:font-size="10.50pt" fo:font-weight="normal" fo:font-family="Consolas" style:font-family-asian="Consolas" style:font-family-complex="Consolas" fo:background-color="transparent" fo:color="#008000"/>
    </style:style>
    <style:style style:name="T1727" style:family="text">
      <style:text-properties fo:font-size="10.50pt" fo:font-weight="normal" fo:font-family="Consolas" style:font-family-asian="Consolas" style:font-family-complex="Consolas" fo:background-color="transparent" style:use-window-font-color="true"/>
    </style:style>
    <style:style style:name="T1728" style:family="text">
      <style:text-properties fo:font-size="10.50pt" fo:font-weight="normal" fo:font-family="Consolas" style:font-family-asian="Consolas" style:font-family-complex="Consolas" fo:background-color="transparent" fo:color="#0000ff"/>
    </style:style>
    <style:style style:name="T1729" style:family="text">
      <style:text-properties fo:font-size="10.50pt" fo:font-weight="normal" fo:font-family="Consolas" style:font-family-asian="Consolas" style:font-family-complex="Consolas" fo:background-color="transparent" style:use-window-font-color="true"/>
    </style:style>
    <style:style style:name="T1730" style:family="text">
      <style:text-properties fo:font-size="10.50pt" fo:font-weight="normal" fo:font-family="Consolas" style:font-family-asian="Consolas" style:font-family-complex="Consolas" fo:background-color="transparent" fo:color="#0000ff"/>
    </style:style>
    <style:style style:name="T1731" style:family="text">
      <style:text-properties fo:font-size="10.50pt" fo:font-weight="normal" fo:font-family="Consolas" style:font-family-asian="Consolas" style:font-family-complex="Consolas" fo:background-color="transparent" style:use-window-font-color="true"/>
    </style:style>
    <style:style style:name="T1732" style:family="text">
      <style:text-properties fo:font-size="10.50pt" fo:font-weight="normal" fo:font-family="Consolas" style:font-family-asian="Consolas" style:font-family-complex="Consolas" fo:background-color="transparent" fo:color="#2b91af"/>
    </style:style>
    <style:style style:name="T1733" style:family="text">
      <style:text-properties fo:font-size="10.50pt" fo:font-weight="normal" fo:font-family="Consolas" style:font-family-asian="Consolas" style:font-family-complex="Consolas" fo:background-color="transparent" style:use-window-font-color="true"/>
    </style:style>
    <style:style style:name="T1734" style:family="text">
      <style:text-properties fo:font-size="10.50pt" fo:font-weight="normal" fo:font-family="Consolas" style:font-family-asian="Consolas" style:font-family-complex="Consolas" fo:background-color="transparent" fo:color="#2b91af"/>
    </style:style>
    <style:style style:name="T1735" style:family="text">
      <style:text-properties fo:font-size="10.50pt" fo:font-weight="normal" fo:font-family="Consolas" style:font-family-asian="Consolas" style:font-family-complex="Consolas" fo:background-color="transparent" style:use-window-font-color="true"/>
    </style:style>
    <style:style style:name="T1736" style:family="text">
      <style:text-properties fo:font-size="10.50pt" fo:font-weight="normal" fo:font-family="Consolas" style:font-family-asian="Consolas" style:font-family-complex="Consolas" fo:background-color="transparent" fo:color="#0000ff"/>
    </style:style>
    <style:style style:name="T1737" style:family="text">
      <style:text-properties fo:font-size="10.50pt" fo:font-weight="normal" fo:font-family="Consolas" style:font-family-asian="Consolas" style:font-family-complex="Consolas" fo:background-color="transparent" style:use-window-font-color="true"/>
    </style:style>
    <style:style style:name="T1738" style:family="text">
      <style:text-properties fo:font-size="10.50pt" fo:font-weight="normal" fo:font-family="Consolas" style:font-family-asian="Consolas" style:font-family-complex="Consolas" fo:background-color="transparent" fo:color="#0000ff"/>
    </style:style>
    <style:style style:name="T1739" style:family="text">
      <style:text-properties fo:font-size="10.50pt" fo:font-weight="normal" fo:font-family="Consolas" style:font-family-asian="Consolas" style:font-family-complex="Consolas" fo:background-color="transparent" style:use-window-font-color="true"/>
    </style:style>
    <style:style style:name="T1740" style:family="text">
      <style:text-properties fo:font-size="10.50pt" fo:font-weight="normal" fo:font-family="Consolas" style:font-family-asian="Consolas" style:font-family-complex="Consolas" fo:background-color="transparent" fo:color="#0000ff"/>
    </style:style>
    <style:style style:name="T1741" style:family="text">
      <style:text-properties fo:font-size="10.50pt" fo:font-weight="normal" fo:font-family="Consolas" style:font-family-asian="Consolas" style:font-family-complex="Consolas" fo:background-color="transparent" style:use-window-font-color="true"/>
    </style:style>
    <style:style style:name="T1742" style:family="text">
      <style:text-properties fo:font-size="10.50pt" fo:font-weight="normal" fo:font-family="Consolas" style:font-family-asian="Consolas" style:font-family-complex="Consolas" fo:background-color="transparent" fo:color="#0000ff"/>
    </style:style>
    <style:style style:name="T1743" style:family="text">
      <style:text-properties fo:font-size="10.50pt" fo:font-weight="normal" fo:font-family="Consolas" style:font-family-asian="Consolas" style:font-family-complex="Consolas" fo:background-color="transparent" style:use-window-font-color="true"/>
    </style:style>
    <style:style style:name="T1744" style:family="text">
      <style:text-properties fo:font-size="10.50pt" fo:font-weight="normal" fo:font-family="Consolas" style:font-family-asian="Consolas" style:font-family-complex="Consolas" fo:background-color="transparent" fo:color="#2b91af"/>
    </style:style>
    <style:style style:name="T1745" style:family="text">
      <style:text-properties fo:font-size="10.50pt" fo:font-weight="normal" fo:font-family="Consolas" style:font-family-asian="Consolas" style:font-family-complex="Consolas" fo:background-color="transparent" style:use-window-font-color="true"/>
    </style:style>
    <style:style style:name="T1746" style:family="text">
      <style:text-properties fo:font-size="10.50pt" fo:font-weight="normal" fo:font-family="Consolas" style:font-family-asian="Consolas" style:font-family-complex="Consolas" fo:background-color="transparent" fo:color="#0000ff"/>
    </style:style>
    <style:style style:name="T1747" style:family="text">
      <style:text-properties fo:font-size="10.50pt" fo:font-weight="normal" fo:font-family="Consolas" style:font-family-asian="Consolas" style:font-family-complex="Consolas" fo:background-color="transparent" style:use-window-font-color="true"/>
    </style:style>
    <style:style style:name="T1748" style:family="text">
      <style:text-properties fo:font-size="10.50pt" fo:font-weight="normal" fo:font-family="Consolas" style:font-family-asian="Consolas" style:font-family-complex="Consolas" fo:background-color="transparent" fo:color="#2b91af"/>
    </style:style>
    <style:style style:name="T1749" style:family="text">
      <style:text-properties fo:font-size="10.50pt" fo:font-weight="normal" fo:font-family="Consolas" style:font-family-asian="Consolas" style:font-family-complex="Consolas" fo:background-color="transparent" style:use-window-font-color="true"/>
    </style:style>
    <style:style style:name="T1750" style:family="text">
      <style:text-properties fo:font-size="10.50pt" fo:font-weight="normal" fo:font-family="Consolas" style:font-family-asian="Consolas" style:font-family-complex="Consolas" fo:background-color="transparent" fo:color="#2b91af"/>
    </style:style>
    <style:style style:name="T1751" style:family="text">
      <style:text-properties fo:font-size="10.50pt" fo:font-weight="normal" fo:font-family="Consolas" style:font-family-asian="Consolas" style:font-family-complex="Consolas" fo:background-color="transparent" style:use-window-font-color="true"/>
    </style:style>
    <style:style style:name="T1752" style:family="text">
      <style:text-properties fo:font-size="10.50pt" fo:font-weight="normal" fo:font-family="Consolas" style:font-family-asian="Consolas" style:font-family-complex="Consolas" fo:background-color="transparent" fo:color="#0000ff"/>
    </style:style>
    <style:style style:name="T1753" style:family="text">
      <style:text-properties fo:font-size="10.50pt" fo:font-weight="normal" fo:font-family="Consolas" style:font-family-asian="Consolas" style:font-family-complex="Consolas" fo:background-color="transparent" style:use-window-font-color="true"/>
    </style:style>
    <style:style style:name="T1754" style:family="text">
      <style:text-properties fo:font-size="10.50pt" fo:font-weight="normal" fo:font-family="Consolas" style:font-family-asian="Consolas" style:font-family-complex="Consolas" fo:background-color="transparent" fo:color="#008000"/>
    </style:style>
    <style:style style:name="T1755" style:family="text">
      <style:text-properties fo:font-size="10.50pt" fo:font-weight="normal" fo:font-family="Consolas" style:font-family-asian="Consolas" style:font-family-complex="Consolas" fo:background-color="transparent" style:use-window-font-color="true"/>
    </style:style>
    <style:style style:name="T1756" style:family="text">
      <style:text-properties fo:font-size="10.50pt" fo:font-weight="normal" fo:font-family="Consolas" style:font-family-asian="Consolas" style:font-family-complex="Consolas" fo:background-color="transparent" fo:color="#0000ff"/>
    </style:style>
    <style:style style:name="T1757" style:family="text">
      <style:text-properties fo:font-size="10.50pt" fo:font-weight="normal" fo:font-family="Consolas" style:font-family-asian="Consolas" style:font-family-complex="Consolas" fo:background-color="transparent" style:use-window-font-color="true"/>
    </style:style>
    <style:style style:name="T1758" style:family="text">
      <style:text-properties fo:font-size="10.50pt" fo:font-weight="normal" fo:font-family="Consolas" style:font-family-asian="Consolas" style:font-family-complex="Consolas" fo:background-color="transparent" fo:color="#0000ff"/>
    </style:style>
    <style:style style:name="T1759" style:family="text">
      <style:text-properties fo:font-size="10.50pt" fo:font-weight="normal" fo:font-family="Consolas" style:font-family-asian="Consolas" style:font-family-complex="Consolas" fo:background-color="transparent" style:use-window-font-color="true"/>
    </style:style>
    <style:style style:name="T1760" style:family="text">
      <style:text-properties fo:font-size="10.50pt" fo:font-weight="normal" fo:font-family="Consolas" style:font-family-asian="Consolas" style:font-family-complex="Consolas" fo:background-color="transparent" fo:color="#2b91af"/>
    </style:style>
    <style:style style:name="T1761" style:family="text">
      <style:text-properties fo:font-size="10.50pt" fo:font-weight="normal" fo:font-family="Consolas" style:font-family-asian="Consolas" style:font-family-complex="Consolas" fo:background-color="transparent" style:use-window-font-color="true"/>
    </style:style>
    <style:style style:name="T1762" style:family="text">
      <style:text-properties fo:font-size="10.50pt" fo:font-weight="normal" fo:font-family="Consolas" style:font-family-asian="Consolas" style:font-family-complex="Consolas" fo:background-color="transparent" fo:color="#2b91af"/>
    </style:style>
    <style:style style:name="T1763" style:family="text">
      <style:text-properties fo:font-size="10.50pt" fo:font-weight="normal" fo:font-family="Consolas" style:font-family-asian="Consolas" style:font-family-complex="Consolas" fo:background-color="transparent" style:use-window-font-color="true"/>
    </style:style>
    <style:style style:name="T1764" style:family="text">
      <style:text-properties fo:font-size="10.50pt" fo:font-weight="normal" fo:font-family="Consolas" style:font-family-asian="Consolas" style:font-family-complex="Consolas" fo:background-color="transparent" fo:color="#2b91af"/>
    </style:style>
    <style:style style:name="T1765" style:family="text">
      <style:text-properties fo:font-size="10.50pt" fo:font-weight="normal" fo:font-family="Consolas" style:font-family-asian="Consolas" style:font-family-complex="Consolas" fo:background-color="transparent" style:use-window-font-color="true"/>
    </style:style>
    <style:style style:name="T1766" style:family="text">
      <style:text-properties fo:font-size="10.50pt" fo:font-weight="normal" fo:font-family="Consolas" style:font-family-asian="Consolas" style:font-family-complex="Consolas" fo:background-color="transparent" fo:color="#0000ff"/>
    </style:style>
    <style:style style:name="T1767" style:family="text">
      <style:text-properties fo:font-size="10.50pt" fo:font-weight="normal" fo:font-family="Consolas" style:font-family-asian="Consolas" style:font-family-complex="Consolas" fo:background-color="transparent" style:use-window-font-color="true"/>
    </style:style>
    <style:style style:name="T1768" style:family="text">
      <style:text-properties fo:font-size="10.50pt" fo:font-weight="normal" fo:font-family="Consolas" style:font-family-asian="Consolas" style:font-family-complex="Consolas" fo:background-color="transparent" fo:color="#2b91af"/>
    </style:style>
    <style:style style:name="T1769" style:family="text">
      <style:text-properties fo:font-size="10.50pt" fo:font-weight="normal" fo:font-family="Consolas" style:font-family-asian="Consolas" style:font-family-complex="Consolas" fo:background-color="transparent" style:use-window-font-color="true"/>
    </style:style>
    <style:style style:name="T1770" style:family="text">
      <style:text-properties fo:font-size="10.50pt" fo:font-weight="normal" fo:font-family="Consolas" style:font-family-asian="Consolas" style:font-family-complex="Consolas" fo:background-color="transparent" fo:color="#0000ff"/>
    </style:style>
    <style:style style:name="T1771" style:family="text">
      <style:text-properties fo:font-size="10.50pt" fo:font-weight="normal" fo:font-family="Consolas" style:font-family-asian="Consolas" style:font-family-complex="Consolas" fo:background-color="transparent" style:use-window-font-color="true"/>
    </style:style>
    <style:style style:name="T1772" style:family="text">
      <style:text-properties fo:font-size="10.50pt" fo:font-weight="normal" fo:font-family="Consolas" style:font-family-asian="Consolas" style:font-family-complex="Consolas" fo:background-color="transparent" fo:color="#0000ff"/>
    </style:style>
    <style:style style:name="T1773" style:family="text">
      <style:text-properties fo:font-size="10.50pt" fo:font-weight="normal" fo:font-family="Consolas" style:font-family-asian="Consolas" style:font-family-complex="Consolas" fo:background-color="transparent" style:use-window-font-color="true"/>
    </style:style>
    <style:style style:name="T1774" style:family="text">
      <style:text-properties fo:font-size="12.00pt" fo:font-weight="normal" fo:font-family="Verdana" style:font-family-asian="Verdana" style:font-family-complex="Verdana" fo:background-color="transparent" fo:color="#000000"/>
    </style:style>
    <style:style style:name="T1775" style:family="text">
      <style:text-properties fo:font-size="12.00pt" fo:font-weight="bold" fo:font-family="Verdana" style:font-family-asian="Verdana" style:font-family-complex="Verdana" fo:background-color="transparent" fo:color="#000000"/>
    </style:style>
    <style:style style:name="T1776" style:family="text">
      <style:text-properties fo:font-size="10.50pt" fo:font-weight="normal" fo:font-family="Consolas" style:font-family-asian="Consolas" style:font-family-complex="Consolas" fo:background-color="transparent" fo:color="#0000ff"/>
    </style:style>
    <style:style style:name="T1777" style:family="text">
      <style:text-properties fo:font-size="10.50pt" fo:font-weight="normal" fo:font-family="Consolas" style:font-family-asian="Consolas" style:font-family-complex="Consolas" fo:background-color="transparent" style:use-window-font-color="true"/>
    </style:style>
    <style:style style:name="T1778" style:family="text">
      <style:text-properties fo:font-size="10.50pt" fo:font-weight="normal" fo:font-family="Consolas" style:font-family-asian="Consolas" style:font-family-complex="Consolas" fo:background-color="transparent" fo:color="#0000ff"/>
    </style:style>
    <style:style style:name="T1779" style:family="text">
      <style:text-properties fo:font-size="10.50pt" fo:font-weight="normal" fo:font-family="Consolas" style:font-family-asian="Consolas" style:font-family-complex="Consolas" fo:background-color="transparent" style:use-window-font-color="true"/>
    </style:style>
    <style:style style:name="T1780" style:family="text">
      <style:text-properties fo:font-size="10.50pt" fo:font-weight="normal" fo:font-family="Consolas" style:font-family-asian="Consolas" style:font-family-complex="Consolas" fo:background-color="transparent" fo:color="#0000ff"/>
    </style:style>
    <style:style style:name="T1781" style:family="text">
      <style:text-properties fo:font-size="10.50pt" fo:font-weight="normal" fo:font-family="Consolas" style:font-family-asian="Consolas" style:font-family-complex="Consolas" fo:background-color="transparent" style:use-window-font-color="true"/>
    </style:style>
    <style:style style:name="T1782" style:family="text">
      <style:text-properties fo:font-size="10.50pt" fo:font-weight="normal" fo:font-family="Consolas" style:font-family-asian="Consolas" style:font-family-complex="Consolas" fo:background-color="transparent" fo:color="#0000ff"/>
    </style:style>
    <style:style style:name="T1783" style:family="text">
      <style:text-properties fo:font-size="10.50pt" fo:font-weight="normal" fo:font-family="Consolas" style:font-family-asian="Consolas" style:font-family-complex="Consolas" fo:background-color="transparent" style:use-window-font-color="true"/>
    </style:style>
    <style:style style:name="T1784" style:family="text">
      <style:text-properties fo:font-size="10.50pt" fo:font-weight="normal" fo:font-family="Consolas" style:font-family-asian="Consolas" style:font-family-complex="Consolas" fo:background-color="transparent" fo:color="#0000ff"/>
    </style:style>
    <style:style style:name="T1785" style:family="text">
      <style:text-properties fo:font-size="10.50pt" fo:font-weight="normal" fo:font-family="Consolas" style:font-family-asian="Consolas" style:font-family-complex="Consolas" fo:background-color="transparent" style:use-window-font-color="true"/>
    </style:style>
    <style:style style:name="T1786" style:family="text">
      <style:text-properties fo:font-size="10.50pt" fo:font-weight="normal" fo:font-family="Consolas" style:font-family-asian="Consolas" style:font-family-complex="Consolas" fo:background-color="transparent" fo:color="#0000ff"/>
    </style:style>
    <style:style style:name="T1787" style:family="text">
      <style:text-properties fo:font-size="10.50pt" fo:font-weight="normal" fo:font-family="Consolas" style:font-family-asian="Consolas" style:font-family-complex="Consolas" fo:background-color="transparent" style:use-window-font-color="true"/>
    </style:style>
    <style:style style:name="T1788" style:family="text">
      <style:text-properties fo:font-size="10.50pt" fo:font-weight="normal" fo:font-family="Consolas" style:font-family-asian="Consolas" style:font-family-complex="Consolas" fo:background-color="transparent" fo:color="#0000ff"/>
    </style:style>
    <style:style style:name="T1789" style:family="text">
      <style:text-properties fo:font-size="10.50pt" fo:font-weight="normal" fo:font-family="Consolas" style:font-family-asian="Consolas" style:font-family-complex="Consolas" fo:background-color="transparent" style:use-window-font-color="true"/>
    </style:style>
    <style:style style:name="T1790" style:family="text">
      <style:text-properties fo:font-size="10.50pt" fo:font-weight="normal" fo:font-family="Consolas" style:font-family-asian="Consolas" style:font-family-complex="Consolas" fo:background-color="transparent" fo:color="#2b91af"/>
    </style:style>
    <style:style style:name="T1791" style:family="text">
      <style:text-properties fo:font-size="10.50pt" fo:font-weight="normal" fo:font-family="Consolas" style:font-family-asian="Consolas" style:font-family-complex="Consolas" fo:background-color="transparent" style:use-window-font-color="true"/>
    </style:style>
    <style:style style:name="T1792" style:family="text">
      <style:text-properties fo:font-size="10.50pt" fo:font-weight="normal" fo:font-family="Consolas" style:font-family-asian="Consolas" style:font-family-complex="Consolas" fo:background-color="transparent" fo:color="#2b91af"/>
    </style:style>
    <style:style style:name="T1793" style:family="text">
      <style:text-properties fo:font-size="10.50pt" fo:font-weight="normal" fo:font-family="Consolas" style:font-family-asian="Consolas" style:font-family-complex="Consolas" fo:background-color="transparent" style:use-window-font-color="true"/>
    </style:style>
    <style:style style:name="T1794" style:family="text">
      <style:text-properties fo:font-size="10.50pt" fo:font-weight="normal" fo:font-family="Consolas" style:font-family-asian="Consolas" style:font-family-complex="Consolas" fo:background-color="transparent" fo:color="#008000"/>
    </style:style>
    <style:style style:name="T1795" style:family="text">
      <style:text-properties fo:font-size="10.50pt" fo:font-weight="normal" fo:font-family="Consolas" style:font-family-asian="Consolas" style:font-family-complex="Consolas" fo:background-color="transparent" style:use-window-font-color="true"/>
    </style:style>
    <style:style style:name="T1796" style:family="text">
      <style:text-properties fo:font-size="10.50pt" fo:font-weight="normal" fo:font-family="Consolas" style:font-family-asian="Consolas" style:font-family-complex="Consolas" fo:background-color="transparent" fo:color="#0000ff"/>
    </style:style>
    <style:style style:name="T1797" style:family="text">
      <style:text-properties fo:font-size="10.50pt" fo:font-weight="normal" fo:font-family="Consolas" style:font-family-asian="Consolas" style:font-family-complex="Consolas" fo:background-color="transparent" style:use-window-font-color="true"/>
    </style:style>
    <style:style style:name="T1798" style:family="text">
      <style:text-properties fo:font-size="10.50pt" fo:font-weight="normal" fo:font-family="Consolas" style:font-family-asian="Consolas" style:font-family-complex="Consolas" fo:background-color="transparent" fo:color="#2b91af"/>
    </style:style>
    <style:style style:name="T1799" style:family="text">
      <style:text-properties fo:font-size="10.50pt" fo:font-weight="normal" fo:font-family="Consolas" style:font-family-asian="Consolas" style:font-family-complex="Consolas" fo:background-color="transparent" style:use-window-font-color="true"/>
    </style:style>
    <style:style style:name="T1800" style:family="text">
      <style:text-properties fo:font-size="10.50pt" fo:font-weight="normal" fo:font-family="Consolas" style:font-family-asian="Consolas" style:font-family-complex="Consolas" fo:background-color="transparent" fo:color="#2b91af"/>
    </style:style>
    <style:style style:name="T1801" style:family="text">
      <style:text-properties fo:font-size="10.50pt" fo:font-weight="normal" fo:font-family="Consolas" style:font-family-asian="Consolas" style:font-family-complex="Consolas" fo:background-color="transparent" style:use-window-font-color="true"/>
    </style:style>
    <style:style style:name="T1802" style:family="text">
      <style:text-properties fo:font-size="10.50pt" fo:font-weight="normal" fo:font-family="Consolas" style:font-family-asian="Consolas" style:font-family-complex="Consolas" fo:background-color="transparent" fo:color="#0000ff"/>
    </style:style>
    <style:style style:name="T1803" style:family="text">
      <style:text-properties fo:font-size="10.50pt" fo:font-weight="normal" fo:font-family="Consolas" style:font-family-asian="Consolas" style:font-family-complex="Consolas" fo:background-color="transparent" style:use-window-font-color="true"/>
    </style:style>
    <style:style style:name="T1804" style:family="text">
      <style:text-properties fo:font-size="10.50pt" fo:font-weight="normal" fo:font-family="Consolas" style:font-family-asian="Consolas" style:font-family-complex="Consolas" fo:background-color="transparent" fo:color="#0000ff"/>
    </style:style>
    <style:style style:name="T1805" style:family="text">
      <style:text-properties fo:font-size="10.50pt" fo:font-weight="normal" fo:font-family="Consolas" style:font-family-asian="Consolas" style:font-family-complex="Consolas" fo:background-color="transparent" style:use-window-font-color="true"/>
    </style:style>
    <style:style style:name="T1806" style:family="text">
      <style:text-properties fo:font-size="10.50pt" fo:font-weight="normal" fo:font-family="Consolas" style:font-family-asian="Consolas" style:font-family-complex="Consolas" fo:background-color="transparent" fo:color="#0000ff"/>
    </style:style>
    <style:style style:name="T1807" style:family="text">
      <style:text-properties fo:font-size="10.50pt" fo:font-weight="normal" fo:font-family="Consolas" style:font-family-asian="Consolas" style:font-family-complex="Consolas" fo:background-color="transparent" style:use-window-font-color="true"/>
    </style:style>
    <style:style style:name="T1808" style:family="text">
      <style:text-properties fo:font-size="10.50pt" fo:font-weight="normal" fo:font-family="Consolas" style:font-family-asian="Consolas" style:font-family-complex="Consolas" fo:background-color="transparent" fo:color="#0000ff"/>
    </style:style>
    <style:style style:name="T1809" style:family="text">
      <style:text-properties fo:font-size="10.50pt" fo:font-weight="normal" fo:font-family="Consolas" style:font-family-asian="Consolas" style:font-family-complex="Consolas" fo:background-color="transparent" style:use-window-font-color="true"/>
    </style:style>
    <style:style style:name="T1810" style:family="text">
      <style:text-properties fo:font-size="10.50pt" fo:font-weight="normal" fo:font-family="Consolas" style:font-family-asian="Consolas" style:font-family-complex="Consolas" fo:background-color="transparent" fo:color="#0000ff"/>
    </style:style>
    <style:style style:name="T1811" style:family="text">
      <style:text-properties fo:font-size="10.50pt" fo:font-weight="normal" fo:font-family="Consolas" style:font-family-asian="Consolas" style:font-family-complex="Consolas" fo:background-color="transparent" style:use-window-font-color="true"/>
    </style:style>
    <style:style style:name="T1812" style:family="text">
      <style:text-properties fo:font-size="10.50pt" fo:font-weight="normal" fo:font-family="Consolas" style:font-family-asian="Consolas" style:font-family-complex="Consolas" fo:background-color="transparent" fo:color="#0000ff"/>
    </style:style>
    <style:style style:name="T1813" style:family="text">
      <style:text-properties fo:font-size="10.50pt" fo:font-weight="normal" fo:font-family="Consolas" style:font-family-asian="Consolas" style:font-family-complex="Consolas" fo:background-color="transparent" style:use-window-font-color="true"/>
    </style:style>
    <style:style style:name="T1814" style:family="text">
      <style:text-properties fo:font-size="10.50pt" fo:font-weight="normal" fo:font-family="Consolas" style:font-family-asian="Consolas" style:font-family-complex="Consolas" fo:background-color="transparent" fo:color="#008000"/>
    </style:style>
    <style:style style:name="T1815" style:family="text">
      <style:text-properties fo:font-size="10.50pt" fo:font-weight="normal" fo:font-family="Consolas" style:font-family-asian="Consolas" style:font-family-complex="Consolas" fo:background-color="transparent" fo:color="#008000"/>
    </style:style>
    <style:style style:name="T1816" style:family="text">
      <style:text-properties fo:font-size="10.50pt" fo:font-weight="normal" fo:font-family="Consolas" style:font-family-asian="Consolas" style:font-family-complex="Consolas" fo:background-color="transparent" fo:color="#008000"/>
    </style:style>
    <style:style style:name="T1817" style:family="text">
      <style:text-properties fo:font-size="10.50pt" fo:font-weight="normal" fo:font-family="Consolas" style:font-family-asian="Consolas" style:font-family-complex="Consolas" fo:background-color="transparent" style:use-window-font-color="true"/>
    </style:style>
    <style:style style:name="T1818" style:family="text">
      <style:text-properties fo:font-size="10.50pt" fo:font-weight="normal" fo:font-family="Consolas" style:font-family-asian="Consolas" style:font-family-complex="Consolas" fo:background-color="transparent" fo:color="#0000ff"/>
    </style:style>
    <style:style style:name="T1819" style:family="text">
      <style:text-properties fo:font-size="10.50pt" fo:font-weight="normal" fo:font-family="Consolas" style:font-family-asian="Consolas" style:font-family-complex="Consolas" fo:background-color="transparent" style:use-window-font-color="true"/>
    </style:style>
    <style:style style:name="T1820" style:family="text">
      <style:text-properties fo:font-size="10.50pt" fo:font-weight="normal" fo:font-family="Consolas" style:font-family-asian="Consolas" style:font-family-complex="Consolas" fo:background-color="transparent" fo:color="#0000ff"/>
    </style:style>
    <style:style style:name="T1821" style:family="text">
      <style:text-properties fo:font-size="10.50pt" fo:font-weight="normal" fo:font-family="Consolas" style:font-family-asian="Consolas" style:font-family-complex="Consolas" fo:background-color="transparent" style:use-window-font-color="true"/>
    </style:style>
    <style:style style:name="T1822" style:family="text">
      <style:text-properties fo:font-size="10.50pt" fo:font-weight="normal" fo:font-family="Consolas" style:font-family-asian="Consolas" style:font-family-complex="Consolas" fo:background-color="transparent" fo:color="#0000ff"/>
    </style:style>
    <style:style style:name="T1823" style:family="text">
      <style:text-properties fo:font-size="10.50pt" fo:font-weight="normal" fo:font-family="Consolas" style:font-family-asian="Consolas" style:font-family-complex="Consolas" fo:background-color="transparent" style:use-window-font-color="true"/>
    </style:style>
    <style:style style:name="T1824" style:family="text">
      <style:text-properties fo:font-size="10.50pt" fo:font-weight="normal" fo:font-family="Consolas" style:font-family-asian="Consolas" style:font-family-complex="Consolas" fo:background-color="transparent" fo:color="#0000ff"/>
    </style:style>
    <style:style style:name="T1825" style:family="text">
      <style:text-properties fo:font-size="10.50pt" fo:font-weight="normal" fo:font-family="Consolas" style:font-family-asian="Consolas" style:font-family-complex="Consolas" fo:background-color="transparent" style:use-window-font-color="true"/>
    </style:style>
    <style:style style:name="T1826" style:family="text">
      <style:text-properties fo:font-size="10.50pt" fo:font-weight="normal" fo:font-family="Consolas" style:font-family-asian="Consolas" style:font-family-complex="Consolas" fo:background-color="transparent" fo:color="#0000ff"/>
    </style:style>
    <style:style style:name="T1827" style:family="text">
      <style:text-properties fo:font-size="10.50pt" fo:font-weight="normal" fo:font-family="Consolas" style:font-family-asian="Consolas" style:font-family-complex="Consolas" fo:background-color="transparent" style:use-window-font-color="true"/>
    </style:style>
    <style:style style:name="T1828" style:family="text">
      <style:text-properties fo:font-size="10.50pt" fo:font-weight="normal" fo:font-family="Consolas" style:font-family-asian="Consolas" style:font-family-complex="Consolas" fo:background-color="transparent" fo:color="#0000ff"/>
    </style:style>
    <style:style style:name="T1829" style:family="text">
      <style:text-properties fo:font-size="10.50pt" fo:font-weight="normal" fo:font-family="Consolas" style:font-family-asian="Consolas" style:font-family-complex="Consolas" fo:background-color="transparent" style:use-window-font-color="true"/>
    </style:style>
    <style:style style:name="T1830" style:family="text">
      <style:text-properties fo:font-size="10.50pt" fo:font-weight="normal" fo:font-family="Consolas" style:font-family-asian="Consolas" style:font-family-complex="Consolas" fo:background-color="transparent" fo:color="#0000ff"/>
    </style:style>
    <style:style style:name="T1831" style:family="text">
      <style:text-properties fo:font-size="10.50pt" fo:font-weight="normal" fo:font-family="Consolas" style:font-family-asian="Consolas" style:font-family-complex="Consolas" fo:background-color="transparent" style:use-window-font-color="true"/>
    </style:style>
    <style:style style:name="T1832" style:family="text">
      <style:text-properties fo:font-size="10.50pt" fo:font-weight="normal" fo:font-family="Consolas" style:font-family-asian="Consolas" style:font-family-complex="Consolas" fo:background-color="transparent" fo:color="#0000ff"/>
    </style:style>
    <style:style style:name="T1833" style:family="text">
      <style:text-properties fo:font-size="10.50pt" fo:font-weight="normal" fo:font-family="Consolas" style:font-family-asian="Consolas" style:font-family-complex="Consolas" fo:background-color="transparent" style:use-window-font-color="true"/>
    </style:style>
    <style:style style:name="T1834" style:family="text">
      <style:text-properties fo:font-size="10.50pt" fo:font-weight="normal" fo:font-family="Consolas" style:font-family-asian="Consolas" style:font-family-complex="Consolas" fo:background-color="transparent" fo:color="#0000ff"/>
    </style:style>
    <style:style style:name="T1835" style:family="text">
      <style:text-properties fo:font-size="10.50pt" fo:font-weight="normal" fo:font-family="Consolas" style:font-family-asian="Consolas" style:font-family-complex="Consolas" fo:background-color="transparent" style:use-window-font-color="true"/>
    </style:style>
    <style:style style:name="T1836" style:family="text">
      <style:text-properties fo:font-size="10.50pt" fo:font-weight="normal" fo:font-family="Consolas" style:font-family-asian="Consolas" style:font-family-complex="Consolas" fo:background-color="transparent" fo:color="#0000ff"/>
    </style:style>
    <style:style style:name="T1837" style:family="text">
      <style:text-properties fo:font-size="10.50pt" fo:font-weight="normal" fo:font-family="Consolas" style:font-family-asian="Consolas" style:font-family-complex="Consolas" fo:background-color="transparent" style:use-window-font-color="true"/>
    </style:style>
    <style:style style:name="T1838" style:family="text">
      <style:text-properties fo:font-size="10.50pt" fo:font-weight="normal" fo:font-family="Consolas" style:font-family-asian="Consolas" style:font-family-complex="Consolas" fo:background-color="transparent" fo:color="#2b91af"/>
    </style:style>
    <style:style style:name="T1839" style:family="text">
      <style:text-properties fo:font-size="10.50pt" fo:font-weight="normal" fo:font-family="Consolas" style:font-family-asian="Consolas" style:font-family-complex="Consolas" fo:background-color="transparent" style:use-window-font-color="true"/>
    </style:style>
    <style:style style:name="T1840" style:family="text">
      <style:text-properties fo:font-size="10.50pt" fo:font-weight="normal" fo:font-family="Consolas" style:font-family-asian="Consolas" style:font-family-complex="Consolas" fo:background-color="transparent" fo:color="#2b91af"/>
    </style:style>
    <style:style style:name="T1841" style:family="text">
      <style:text-properties fo:font-size="10.50pt" fo:font-weight="normal" fo:font-family="Consolas" style:font-family-asian="Consolas" style:font-family-complex="Consolas" fo:background-color="transparent" style:use-window-font-color="true"/>
    </style:style>
    <style:style style:name="T1842" style:family="text">
      <style:text-properties fo:font-size="10.50pt" fo:font-weight="normal" fo:font-family="Consolas" style:font-family-asian="Consolas" style:font-family-complex="Consolas" fo:background-color="transparent" fo:color="#0000ff"/>
    </style:style>
    <style:style style:name="T1843" style:family="text">
      <style:text-properties fo:font-size="10.50pt" fo:font-weight="normal" fo:font-family="Consolas" style:font-family-asian="Consolas" style:font-family-complex="Consolas" fo:background-color="transparent" style:use-window-font-color="true"/>
    </style:style>
    <style:style style:name="T1844" style:family="text">
      <style:text-properties fo:font-size="10.50pt" fo:font-weight="normal" fo:font-family="Consolas" style:font-family-asian="Consolas" style:font-family-complex="Consolas" fo:background-color="transparent" fo:color="#0000ff"/>
    </style:style>
    <style:style style:name="T1845" style:family="text">
      <style:text-properties fo:font-size="10.50pt" fo:font-weight="normal" fo:font-family="Consolas" style:font-family-asian="Consolas" style:font-family-complex="Consolas" fo:background-color="transparent" style:use-window-font-color="true"/>
    </style:style>
    <style:style style:name="T1846" style:family="text">
      <style:text-properties fo:font-size="10.50pt" fo:font-weight="normal" fo:font-family="Consolas" style:font-family-asian="Consolas" style:font-family-complex="Consolas" fo:background-color="transparent" fo:color="#008000"/>
    </style:style>
    <style:style style:name="T1847" style:family="text">
      <style:text-properties fo:font-size="10.50pt" fo:font-weight="normal" fo:font-family="Consolas" style:font-family-asian="Consolas" style:font-family-complex="Consolas" fo:background-color="transparent" style:use-window-font-color="true"/>
    </style:style>
    <style:style style:name="T1848" style:family="text">
      <style:text-properties fo:font-size="10.50pt" fo:font-weight="normal" fo:font-family="Consolas" style:font-family-asian="Consolas" style:font-family-complex="Consolas" fo:background-color="transparent" fo:color="#008000"/>
    </style:style>
    <style:style style:name="T1849" style:family="text">
      <style:text-properties fo:font-size="10.50pt" fo:font-weight="normal" fo:font-family="Consolas" style:font-family-asian="Consolas" style:font-family-complex="Consolas" fo:background-color="transparent" style:use-window-font-color="true"/>
    </style:style>
    <style:style style:name="T1850" style:family="text">
      <style:text-properties fo:font-size="10.50pt" fo:font-weight="normal" fo:font-family="Consolas" style:font-family-asian="Consolas" style:font-family-complex="Consolas" fo:background-color="transparent" fo:color="#0000ff"/>
    </style:style>
    <style:style style:name="T1851" style:family="text">
      <style:text-properties fo:font-size="10.50pt" fo:font-weight="normal" fo:font-family="Consolas" style:font-family-asian="Consolas" style:font-family-complex="Consolas" fo:background-color="transparent" style:use-window-font-color="true"/>
    </style:style>
    <style:style style:name="T1852" style:family="text">
      <style:text-properties fo:font-size="10.50pt" fo:font-weight="normal" fo:font-family="Consolas" style:font-family-asian="Consolas" style:font-family-complex="Consolas" fo:background-color="transparent" fo:color="#0000ff"/>
    </style:style>
    <style:style style:name="T1853" style:family="text">
      <style:text-properties fo:font-size="10.50pt" fo:font-weight="normal" fo:font-family="Consolas" style:font-family-asian="Consolas" style:font-family-complex="Consolas" fo:background-color="transparent" style:use-window-font-color="true"/>
    </style:style>
    <style:style style:name="T1854" style:family="text">
      <style:text-properties fo:font-size="10.50pt" fo:font-weight="normal" fo:font-family="Consolas" style:font-family-asian="Consolas" style:font-family-complex="Consolas" fo:background-color="transparent" fo:color="#2b91af"/>
    </style:style>
    <style:style style:name="T1855" style:family="text">
      <style:text-properties fo:font-size="10.50pt" fo:font-weight="normal" fo:font-family="Consolas" style:font-family-asian="Consolas" style:font-family-complex="Consolas" fo:background-color="transparent" style:use-window-font-color="true"/>
    </style:style>
    <style:style style:name="T1856" style:family="text">
      <style:text-properties fo:font-size="10.50pt" fo:font-weight="normal" fo:font-family="Consolas" style:font-family-asian="Consolas" style:font-family-complex="Consolas" fo:background-color="transparent" fo:color="#2b91af"/>
    </style:style>
    <style:style style:name="T1857" style:family="text">
      <style:text-properties fo:font-size="10.50pt" fo:font-weight="normal" fo:font-family="Consolas" style:font-family-asian="Consolas" style:font-family-complex="Consolas" fo:background-color="transparent" style:use-window-font-color="true"/>
    </style:style>
    <style:style style:name="T1858" style:family="text">
      <style:text-properties fo:font-size="10.50pt" fo:font-weight="normal" fo:font-family="Consolas" style:font-family-asian="Consolas" style:font-family-complex="Consolas" fo:background-color="transparent" fo:color="#0000ff"/>
    </style:style>
    <style:style style:name="T1859" style:family="text">
      <style:text-properties fo:font-size="10.50pt" fo:font-weight="normal" fo:font-family="Consolas" style:font-family-asian="Consolas" style:font-family-complex="Consolas" fo:background-color="transparent" style:use-window-font-color="true"/>
    </style:style>
    <style:style style:name="T1860" style:family="text">
      <style:text-properties fo:font-size="10.50pt" fo:font-weight="normal" fo:font-family="Consolas" style:font-family-asian="Consolas" style:font-family-complex="Consolas" fo:background-color="transparent" fo:color="#2b91af"/>
    </style:style>
    <style:style style:name="T1861" style:family="text">
      <style:text-properties fo:font-size="10.50pt" fo:font-weight="normal" fo:font-family="Consolas" style:font-family-asian="Consolas" style:font-family-complex="Consolas" fo:background-color="transparent" style:use-window-font-color="true"/>
    </style:style>
    <style:style style:name="T1862" style:family="text">
      <style:text-properties fo:font-size="10.50pt" fo:font-weight="normal" fo:font-family="Consolas" style:font-family-asian="Consolas" style:font-family-complex="Consolas" fo:background-color="transparent" fo:color="#0000ff"/>
    </style:style>
    <style:style style:name="T1863" style:family="text">
      <style:text-properties fo:font-size="10.50pt" fo:font-weight="normal" fo:font-family="Consolas" style:font-family-asian="Consolas" style:font-family-complex="Consolas" fo:background-color="transparent" style:use-window-font-color="true"/>
    </style:style>
    <style:style style:name="T1864" style:family="text">
      <style:text-properties fo:font-size="10.50pt" fo:font-weight="normal" fo:font-family="Consolas" style:font-family-asian="Consolas" style:font-family-complex="Consolas" fo:background-color="transparent" fo:color="#0000ff"/>
    </style:style>
    <style:style style:name="T1865" style:family="text">
      <style:text-properties fo:font-size="10.50pt" fo:font-weight="normal" fo:font-family="Consolas" style:font-family-asian="Consolas" style:font-family-complex="Consolas" fo:background-color="transparent" style:use-window-font-color="true"/>
    </style:style>
    <style:style style:name="T1866" style:family="text">
      <style:text-properties fo:font-size="10.50pt" fo:font-weight="normal" fo:font-family="Consolas" style:font-family-asian="Consolas" style:font-family-complex="Consolas" fo:background-color="transparent" fo:color="#0000ff"/>
    </style:style>
    <style:style style:name="T1867" style:family="text">
      <style:text-properties fo:font-size="10.50pt" fo:font-weight="normal" fo:font-family="Consolas" style:font-family-asian="Consolas" style:font-family-complex="Consolas" fo:background-color="transparent" style:use-window-font-color="true"/>
    </style:style>
    <style:style style:name="T1868" style:family="text">
      <style:text-properties fo:font-size="10.50pt" fo:font-weight="normal" fo:font-family="Consolas" style:font-family-asian="Consolas" style:font-family-complex="Consolas" fo:background-color="transparent" fo:color="#008000"/>
    </style:style>
    <style:style style:name="T1869" style:family="text">
      <style:text-properties fo:font-size="10.50pt" fo:font-weight="normal" fo:font-family="Consolas" style:font-family-asian="Consolas" style:font-family-complex="Consolas" fo:background-color="transparent" style:use-window-font-color="true"/>
    </style:style>
    <style:style style:name="T1870" style:family="text">
      <style:text-properties fo:font-size="12.00pt" fo:font-weight="normal" fo:font-family="Verdana" style:font-family-asian="Verdana" style:font-family-complex="Verdana" fo:background-color="transparent" fo:color="#000000"/>
    </style:style>
    <style:style style:name="T1871" style:family="text">
      <style:text-properties fo:font-size="12.00pt" fo:font-weight="bold" fo:font-family="Verdana" style:font-family-asian="Verdana" style:font-family-complex="Verdana" fo:background-color="transparent" fo:color="#000000"/>
    </style:style>
    <style:style style:name="T1872" style:family="text">
      <style:text-properties fo:font-size="10.50pt" fo:font-weight="normal" fo:font-family="Consolas" style:font-family-asian="Consolas" style:font-family-complex="Consolas" fo:background-color="transparent" fo:color="#0000ff"/>
    </style:style>
    <style:style style:name="T1873" style:family="text">
      <style:text-properties fo:font-size="10.50pt" fo:font-weight="normal" fo:font-family="Consolas" style:font-family-asian="Consolas" style:font-family-complex="Consolas" fo:background-color="transparent" style:use-window-font-color="true"/>
    </style:style>
    <style:style style:name="T1874" style:family="text">
      <style:text-properties fo:font-size="10.50pt" fo:font-weight="normal" fo:font-family="Consolas" style:font-family-asian="Consolas" style:font-family-complex="Consolas" fo:background-color="transparent" fo:color="#0000ff"/>
    </style:style>
    <style:style style:name="T1875" style:family="text">
      <style:text-properties fo:font-size="10.50pt" fo:font-weight="normal" fo:font-family="Consolas" style:font-family-asian="Consolas" style:font-family-complex="Consolas" fo:background-color="transparent" style:use-window-font-color="true"/>
    </style:style>
    <style:style style:name="T1876" style:family="text">
      <style:text-properties fo:font-size="10.50pt" fo:font-weight="normal" fo:font-family="Consolas" style:font-family-asian="Consolas" style:font-family-complex="Consolas" fo:background-color="transparent" fo:color="#0000ff"/>
    </style:style>
    <style:style style:name="T1877" style:family="text">
      <style:text-properties fo:font-size="10.50pt" fo:font-weight="normal" fo:font-family="Consolas" style:font-family-asian="Consolas" style:font-family-complex="Consolas" fo:background-color="transparent" style:use-window-font-color="true"/>
    </style:style>
    <style:style style:name="T1878" style:family="text">
      <style:text-properties fo:font-size="10.50pt" fo:font-weight="normal" fo:font-family="Consolas" style:font-family-asian="Consolas" style:font-family-complex="Consolas" fo:background-color="transparent" fo:color="#0000ff"/>
    </style:style>
    <style:style style:name="T1879" style:family="text">
      <style:text-properties fo:font-size="10.50pt" fo:font-weight="normal" fo:font-family="Consolas" style:font-family-asian="Consolas" style:font-family-complex="Consolas" fo:background-color="transparent" style:use-window-font-color="true"/>
    </style:style>
    <style:style style:name="T1880" style:family="text">
      <style:text-properties fo:font-size="10.50pt" fo:font-weight="normal" fo:font-family="Consolas" style:font-family-asian="Consolas" style:font-family-complex="Consolas" fo:background-color="transparent" fo:color="#0000ff"/>
    </style:style>
    <style:style style:name="T1881" style:family="text">
      <style:text-properties fo:font-size="10.50pt" fo:font-weight="normal" fo:font-family="Consolas" style:font-family-asian="Consolas" style:font-family-complex="Consolas" fo:background-color="transparent" style:use-window-font-color="true"/>
    </style:style>
    <style:style style:name="T1882" style:family="text">
      <style:text-properties fo:font-size="10.50pt" fo:font-weight="normal" fo:font-family="Consolas" style:font-family-asian="Consolas" style:font-family-complex="Consolas" fo:background-color="transparent" fo:color="#0000ff"/>
    </style:style>
    <style:style style:name="T1883" style:family="text">
      <style:text-properties fo:font-size="10.50pt" fo:font-weight="normal" fo:font-family="Consolas" style:font-family-asian="Consolas" style:font-family-complex="Consolas" fo:background-color="transparent" style:use-window-font-color="true"/>
    </style:style>
    <style:style style:name="T1884" style:family="text">
      <style:text-properties fo:font-size="10.50pt" fo:font-weight="normal" fo:font-family="Consolas" style:font-family-asian="Consolas" style:font-family-complex="Consolas" fo:background-color="transparent" fo:color="#0000ff"/>
    </style:style>
    <style:style style:name="T1885" style:family="text">
      <style:text-properties fo:font-size="10.50pt" fo:font-weight="normal" fo:font-family="Consolas" style:font-family-asian="Consolas" style:font-family-complex="Consolas" fo:background-color="transparent" style:use-window-font-color="true"/>
    </style:style>
    <style:style style:name="T1886" style:family="text">
      <style:text-properties fo:font-size="10.50pt" fo:font-weight="normal" fo:font-family="Consolas" style:font-family-asian="Consolas" style:font-family-complex="Consolas" fo:background-color="transparent" fo:color="#0000ff"/>
    </style:style>
    <style:style style:name="T1887" style:family="text">
      <style:text-properties fo:font-size="10.50pt" fo:font-weight="normal" fo:font-family="Consolas" style:font-family-asian="Consolas" style:font-family-complex="Consolas" fo:background-color="transparent" style:use-window-font-color="true"/>
    </style:style>
    <style:style style:name="T1888" style:family="text">
      <style:text-properties fo:font-size="10.50pt" fo:font-weight="normal" fo:font-family="Consolas" style:font-family-asian="Consolas" style:font-family-complex="Consolas" fo:background-color="transparent" fo:color="#2b91af"/>
    </style:style>
    <style:style style:name="T1889" style:family="text">
      <style:text-properties fo:font-size="10.50pt" fo:font-weight="normal" fo:font-family="Consolas" style:font-family-asian="Consolas" style:font-family-complex="Consolas" fo:background-color="transparent" style:use-window-font-color="true"/>
    </style:style>
    <style:style style:name="T1890" style:family="text">
      <style:text-properties fo:font-size="10.50pt" fo:font-weight="normal" fo:font-family="Consolas" style:font-family-asian="Consolas" style:font-family-complex="Consolas" fo:background-color="transparent" fo:color="#0000ff"/>
    </style:style>
    <style:style style:name="T1891" style:family="text">
      <style:text-properties fo:font-size="10.50pt" fo:font-weight="normal" fo:font-family="Consolas" style:font-family-asian="Consolas" style:font-family-complex="Consolas" fo:background-color="transparent" style:use-window-font-color="true"/>
    </style:style>
    <style:style style:name="T1892" style:family="text">
      <style:text-properties fo:font-size="10.50pt" fo:font-weight="normal" fo:font-family="Consolas" style:font-family-asian="Consolas" style:font-family-complex="Consolas" fo:background-color="transparent" fo:color="#0000ff"/>
    </style:style>
    <style:style style:name="T1893" style:family="text">
      <style:text-properties fo:font-size="10.50pt" fo:font-weight="normal" fo:font-family="Consolas" style:font-family-asian="Consolas" style:font-family-complex="Consolas" fo:background-color="transparent" style:use-window-font-color="true"/>
    </style:style>
    <style:style style:name="T1894" style:family="text">
      <style:text-properties fo:font-size="10.50pt" fo:font-weight="normal" fo:font-family="Consolas" style:font-family-asian="Consolas" style:font-family-complex="Consolas" fo:background-color="transparent" fo:color="#2b91af"/>
    </style:style>
    <style:style style:name="T1895" style:family="text">
      <style:text-properties fo:font-size="10.50pt" fo:font-weight="normal" fo:font-family="Consolas" style:font-family-asian="Consolas" style:font-family-complex="Consolas" fo:background-color="transparent" style:use-window-font-color="true"/>
    </style:style>
    <style:style style:name="T1896" style:family="text">
      <style:text-properties fo:font-size="10.50pt" fo:font-weight="normal" fo:font-family="Consolas" style:font-family-asian="Consolas" style:font-family-complex="Consolas" fo:background-color="transparent" fo:color="#2b91af"/>
    </style:style>
    <style:style style:name="T1897" style:family="text">
      <style:text-properties fo:font-size="10.50pt" fo:font-weight="normal" fo:font-family="Consolas" style:font-family-asian="Consolas" style:font-family-complex="Consolas" fo:background-color="transparent" style:use-window-font-color="true"/>
    </style:style>
    <style:style style:name="T1898" style:family="text">
      <style:text-properties fo:font-size="10.50pt" fo:font-weight="normal" fo:font-family="Consolas" style:font-family-asian="Consolas" style:font-family-complex="Consolas" fo:background-color="transparent" fo:color="#0000ff"/>
    </style:style>
    <style:style style:name="T1899" style:family="text">
      <style:text-properties fo:font-size="10.50pt" fo:font-weight="normal" fo:font-family="Consolas" style:font-family-asian="Consolas" style:font-family-complex="Consolas" fo:background-color="transparent" style:use-window-font-color="true"/>
    </style:style>
    <style:style style:name="T1900" style:family="text">
      <style:text-properties fo:font-size="10.50pt" fo:font-weight="normal" fo:font-family="Consolas" style:font-family-asian="Consolas" style:font-family-complex="Consolas" fo:background-color="transparent" fo:color="#2b91af"/>
    </style:style>
    <style:style style:name="T1901" style:family="text">
      <style:text-properties fo:font-size="10.50pt" fo:font-weight="normal" fo:font-family="Consolas" style:font-family-asian="Consolas" style:font-family-complex="Consolas" fo:background-color="transparent" style:use-window-font-color="true"/>
    </style:style>
    <style:style style:name="T1902" style:family="text">
      <style:text-properties fo:font-size="10.50pt" fo:font-weight="normal" fo:font-family="Consolas" style:font-family-asian="Consolas" style:font-family-complex="Consolas" fo:background-color="transparent" fo:color="#0000ff"/>
    </style:style>
    <style:style style:name="T1903" style:family="text">
      <style:text-properties fo:font-size="10.50pt" fo:font-weight="normal" fo:font-family="Consolas" style:font-family-asian="Consolas" style:font-family-complex="Consolas" fo:background-color="transparent" style:use-window-font-color="true"/>
    </style:style>
    <style:style style:name="T1904" style:family="text">
      <style:text-properties fo:font-size="10.50pt" fo:font-weight="normal" fo:font-family="Consolas" style:font-family-asian="Consolas" style:font-family-complex="Consolas" fo:background-color="transparent" fo:color="#2b91af"/>
    </style:style>
    <style:style style:name="T1905" style:family="text">
      <style:text-properties fo:font-size="10.50pt" fo:font-weight="normal" fo:font-family="Consolas" style:font-family-asian="Consolas" style:font-family-complex="Consolas" fo:background-color="transparent" style:use-window-font-color="true"/>
    </style:style>
    <style:style style:name="T1906" style:family="text">
      <style:text-properties fo:font-size="10.50pt" fo:font-weight="normal" fo:font-family="Consolas" style:font-family-asian="Consolas" style:font-family-complex="Consolas" fo:background-color="transparent" fo:color="#2b91af"/>
    </style:style>
    <style:style style:name="T1907" style:family="text">
      <style:text-properties fo:font-size="10.50pt" fo:font-weight="normal" fo:font-family="Consolas" style:font-family-asian="Consolas" style:font-family-complex="Consolas" fo:background-color="transparent" style:use-window-font-color="true"/>
    </style:style>
    <style:style style:name="T1908" style:family="text">
      <style:text-properties fo:font-size="10.50pt" fo:font-weight="normal" fo:font-family="Consolas" style:font-family-asian="Consolas" style:font-family-complex="Consolas" fo:background-color="transparent" fo:color="#008000"/>
    </style:style>
    <style:style style:name="T1909" style:family="text">
      <style:text-properties fo:font-size="10.50pt" fo:font-weight="normal" fo:font-family="Consolas" style:font-family-asian="Consolas" style:font-family-complex="Consolas" fo:background-color="transparent" style:use-window-font-color="true"/>
    </style:style>
    <style:style style:name="T1910" style:family="text">
      <style:text-properties fo:font-size="10.50pt" fo:font-weight="normal" fo:font-family="Consolas" style:font-family-asian="Consolas" style:font-family-complex="Consolas" fo:background-color="transparent" fo:color="#008000"/>
    </style:style>
    <style:style style:name="T1911" style:family="text">
      <style:text-properties fo:font-size="10.50pt" fo:font-weight="normal" fo:font-family="Consolas" style:font-family-asian="Consolas" style:font-family-complex="Consolas" fo:background-color="transparent" style:use-window-font-color="true"/>
    </style:style>
    <style:style style:name="T1912" style:family="text">
      <style:text-properties fo:font-size="10.50pt" fo:font-weight="normal" fo:font-family="Consolas" style:font-family-asian="Consolas" style:font-family-complex="Consolas" fo:background-color="transparent" fo:color="#008000"/>
    </style:style>
    <style:style style:name="T1913" style:family="text">
      <style:text-properties fo:font-size="10.50pt" fo:font-weight="normal" fo:font-family="Consolas" style:font-family-asian="Consolas" style:font-family-complex="Consolas" fo:background-color="transparent" style:use-window-font-color="true"/>
    </style:style>
    <style:style style:name="T1914" style:family="text">
      <style:text-properties fo:font-size="10.50pt" fo:font-weight="normal" fo:font-family="Consolas" style:font-family-asian="Consolas" style:font-family-complex="Consolas" fo:background-color="transparent" fo:color="#008000"/>
    </style:style>
    <style:style style:name="T1915" style:family="text">
      <style:text-properties fo:font-size="10.50pt" fo:font-weight="normal" fo:font-family="Consolas" style:font-family-asian="Consolas" style:font-family-complex="Consolas" fo:background-color="transparent" style:use-window-font-color="true"/>
    </style:style>
    <style:style style:name="T1916" style:family="text">
      <style:text-properties fo:font-size="10.50pt" fo:font-weight="normal" fo:font-family="Consolas" style:font-family-asian="Consolas" style:font-family-complex="Consolas" fo:background-color="transparent" fo:color="#008000"/>
    </style:style>
    <style:style style:name="T1917" style:family="text">
      <style:text-properties fo:font-size="10.50pt" fo:font-weight="normal" fo:font-family="Consolas" style:font-family-asian="Consolas" style:font-family-complex="Consolas" fo:background-color="transparent" style:use-window-font-color="true"/>
    </style:style>
    <style:style style:name="T1918" style:family="text">
      <style:text-properties fo:font-size="10.50pt" fo:font-weight="normal" fo:font-family="Consolas" style:font-family-asian="Consolas" style:font-family-complex="Consolas" fo:background-color="transparent" fo:color="#008000"/>
    </style:style>
    <style:style style:name="T1919" style:family="text">
      <style:text-properties fo:font-size="10.50pt" fo:font-weight="normal" fo:font-family="Consolas" style:font-family-asian="Consolas" style:font-family-complex="Consolas" fo:background-color="transparent" style:use-window-font-color="true"/>
    </style:style>
    <style:style style:name="T1920" style:family="text">
      <style:text-properties fo:font-size="10.50pt" fo:font-weight="normal" fo:font-family="Consolas" style:font-family-asian="Consolas" style:font-family-complex="Consolas" fo:background-color="transparent" fo:color="#0000ff"/>
    </style:style>
    <style:style style:name="T1921" style:family="text">
      <style:text-properties fo:font-size="10.50pt" fo:font-weight="normal" fo:font-family="Consolas" style:font-family-asian="Consolas" style:font-family-complex="Consolas" fo:background-color="transparent" style:use-window-font-color="true"/>
    </style:style>
    <style:style style:name="T1922" style:family="text">
      <style:text-properties fo:font-size="10.50pt" fo:font-weight="normal" fo:font-family="Consolas" style:font-family-asian="Consolas" style:font-family-complex="Consolas" fo:background-color="transparent" fo:color="#0000ff"/>
    </style:style>
    <style:style style:name="T1923" style:family="text">
      <style:text-properties fo:font-size="10.50pt" fo:font-weight="normal" fo:font-family="Consolas" style:font-family-asian="Consolas" style:font-family-complex="Consolas" fo:background-color="transparent" style:use-window-font-color="true"/>
    </style:style>
    <style:style style:name="T1924" style:family="text">
      <style:text-properties fo:font-size="10.50pt" fo:font-weight="normal" fo:font-family="Consolas" style:font-family-asian="Consolas" style:font-family-complex="Consolas" fo:background-color="transparent" fo:color="#0000ff"/>
    </style:style>
    <style:style style:name="T1925" style:family="text">
      <style:text-properties fo:font-size="10.50pt" fo:font-weight="normal" fo:font-family="Consolas" style:font-family-asian="Consolas" style:font-family-complex="Consolas" fo:background-color="transparent" style:use-window-font-color="true"/>
    </style:style>
    <style:style style:name="T1926" style:family="text">
      <style:text-properties fo:font-size="10.50pt" fo:font-weight="normal" fo:font-family="Consolas" style:font-family-asian="Consolas" style:font-family-complex="Consolas" fo:background-color="transparent" fo:color="#2b91af"/>
    </style:style>
    <style:style style:name="T1927" style:family="text">
      <style:text-properties fo:font-size="10.50pt" fo:font-weight="normal" fo:font-family="Consolas" style:font-family-asian="Consolas" style:font-family-complex="Consolas" fo:background-color="transparent" style:use-window-font-color="true"/>
    </style:style>
    <style:style style:name="T1928" style:family="text">
      <style:text-properties fo:font-size="10.50pt" fo:font-weight="normal" fo:font-family="Consolas" style:font-family-asian="Consolas" style:font-family-complex="Consolas" fo:background-color="transparent" fo:color="#2b91af"/>
    </style:style>
    <style:style style:name="T1929" style:family="text">
      <style:text-properties fo:font-size="10.50pt" fo:font-weight="normal" fo:font-family="Consolas" style:font-family-asian="Consolas" style:font-family-complex="Consolas" fo:background-color="transparent" style:use-window-font-color="true"/>
    </style:style>
    <style:style style:name="T1930" style:family="text">
      <style:text-properties fo:font-size="10.50pt" fo:font-weight="normal" fo:font-family="Consolas" style:font-family-asian="Consolas" style:font-family-complex="Consolas" fo:background-color="transparent" fo:color="#2b91af"/>
    </style:style>
    <style:style style:name="T1931" style:family="text">
      <style:text-properties fo:font-size="10.50pt" fo:font-weight="normal" fo:font-family="Consolas" style:font-family-asian="Consolas" style:font-family-complex="Consolas" fo:background-color="transparent" style:use-window-font-color="true"/>
    </style:style>
    <style:style style:name="T1932" style:family="text">
      <style:text-properties fo:font-size="10.50pt" fo:font-weight="normal" fo:font-family="Consolas" style:font-family-asian="Consolas" style:font-family-complex="Consolas" fo:background-color="transparent" fo:color="#0000ff"/>
    </style:style>
    <style:style style:name="T1933" style:family="text">
      <style:text-properties fo:font-size="10.50pt" fo:font-weight="normal" fo:font-family="Consolas" style:font-family-asian="Consolas" style:font-family-complex="Consolas" fo:background-color="transparent" style:use-window-font-color="true"/>
    </style:style>
    <style:style style:name="T1934" style:family="text">
      <style:text-properties fo:font-size="10.50pt" fo:font-weight="normal" fo:font-family="Consolas" style:font-family-asian="Consolas" style:font-family-complex="Consolas" fo:background-color="transparent" fo:color="#0000ff"/>
    </style:style>
    <style:style style:name="T1935" style:family="text">
      <style:text-properties fo:font-size="10.50pt" fo:font-weight="normal" fo:font-family="Consolas" style:font-family-asian="Consolas" style:font-family-complex="Consolas" fo:background-color="transparent" style:use-window-font-color="true"/>
    </style:style>
    <style:style style:name="T1936" style:family="text">
      <style:text-properties fo:font-size="10.50pt" fo:font-weight="normal" fo:font-family="Consolas" style:font-family-asian="Consolas" style:font-family-complex="Consolas" fo:background-color="transparent" fo:color="#0000ff"/>
    </style:style>
    <style:style style:name="T1937" style:family="text">
      <style:text-properties fo:font-size="10.50pt" fo:font-weight="normal" fo:font-family="Consolas" style:font-family-asian="Consolas" style:font-family-complex="Consolas" fo:background-color="transparent" style:use-window-font-color="true"/>
    </style:style>
    <style:style style:name="T1938" style:family="text">
      <style:text-properties fo:font-size="10.50pt" fo:font-weight="normal" fo:font-family="Consolas" style:font-family-asian="Consolas" style:font-family-complex="Consolas" fo:background-color="transparent" fo:color="#2b91af"/>
    </style:style>
    <style:style style:name="T1939" style:family="text">
      <style:text-properties fo:font-size="10.50pt" fo:font-weight="normal" fo:font-family="Consolas" style:font-family-asian="Consolas" style:font-family-complex="Consolas" fo:background-color="transparent" style:use-window-font-color="true"/>
    </style:style>
    <style:style style:name="T1940" style:family="text">
      <style:text-properties fo:font-size="10.50pt" fo:font-weight="normal" fo:font-family="Consolas" style:font-family-asian="Consolas" style:font-family-complex="Consolas" fo:background-color="transparent" fo:color="#0000ff"/>
    </style:style>
    <style:style style:name="T1941" style:family="text">
      <style:text-properties fo:font-size="10.50pt" fo:font-weight="normal" fo:font-family="Consolas" style:font-family-asian="Consolas" style:font-family-complex="Consolas" fo:background-color="transparent" style:use-window-font-color="true"/>
    </style:style>
    <style:style style:name="T1942" style:family="text">
      <style:text-properties fo:font-size="10.50pt" fo:font-weight="normal" fo:font-family="Consolas" style:font-family-asian="Consolas" style:font-family-complex="Consolas" fo:background-color="transparent" fo:color="#0000ff"/>
    </style:style>
    <style:style style:name="T1943" style:family="text">
      <style:text-properties fo:font-size="10.50pt" fo:font-weight="normal" fo:font-family="Consolas" style:font-family-asian="Consolas" style:font-family-complex="Consolas" fo:background-color="transparent" style:use-window-font-color="true"/>
    </style:style>
    <style:style style:name="T1944" style:family="text">
      <style:text-properties fo:font-size="10.50pt" fo:font-weight="normal" fo:font-family="Consolas" style:font-family-asian="Consolas" style:font-family-complex="Consolas" fo:background-color="transparent" fo:color="#008000"/>
    </style:style>
    <style:style style:name="T1945" style:family="text">
      <style:text-properties fo:font-size="10.50pt" fo:font-weight="normal" fo:font-family="Consolas" style:font-family-asian="Consolas" style:font-family-complex="Consolas" fo:background-color="transparent" style:use-window-font-color="true"/>
    </style:style>
    <style:style style:name="T1946" style:family="text">
      <style:text-properties fo:font-size="10.50pt" fo:font-weight="normal" fo:font-family="Consolas" style:font-family-asian="Consolas" style:font-family-complex="Consolas" fo:background-color="transparent" fo:color="#0000ff"/>
    </style:style>
    <style:style style:name="T1947" style:family="text">
      <style:text-properties fo:font-size="10.50pt" fo:font-weight="normal" fo:font-family="Consolas" style:font-family-asian="Consolas" style:font-family-complex="Consolas" fo:background-color="transparent" style:use-window-font-color="true"/>
    </style:style>
    <style:style style:name="T1948" style:family="text">
      <style:text-properties fo:font-size="10.50pt" fo:font-weight="normal" fo:font-family="Consolas" style:font-family-asian="Consolas" style:font-family-complex="Consolas" fo:background-color="transparent" fo:color="#2b91af"/>
    </style:style>
    <style:style style:name="T1949" style:family="text">
      <style:text-properties fo:font-size="10.50pt" fo:font-weight="normal" fo:font-family="Consolas" style:font-family-asian="Consolas" style:font-family-complex="Consolas" fo:background-color="transparent" style:use-window-font-color="true"/>
    </style:style>
    <style:style style:name="T1950" style:family="text">
      <style:text-properties fo:font-size="10.50pt" fo:font-weight="normal" fo:font-family="Consolas" style:font-family-asian="Consolas" style:font-family-complex="Consolas" fo:background-color="transparent" fo:color="#2b91af"/>
    </style:style>
    <style:style style:name="T1951" style:family="text">
      <style:text-properties fo:font-size="10.50pt" fo:font-weight="normal" fo:font-family="Consolas" style:font-family-asian="Consolas" style:font-family-complex="Consolas" fo:background-color="transparent" style:use-window-font-color="true"/>
    </style:style>
    <style:style style:name="T1952" style:family="text">
      <style:text-properties fo:font-size="10.50pt" fo:font-weight="normal" fo:font-family="Consolas" style:font-family-asian="Consolas" style:font-family-complex="Consolas" fo:background-color="transparent" fo:color="#0000ff"/>
    </style:style>
    <style:style style:name="T1953" style:family="text">
      <style:text-properties fo:font-size="10.50pt" fo:font-weight="normal" fo:font-family="Consolas" style:font-family-asian="Consolas" style:font-family-complex="Consolas" fo:background-color="transparent" style:use-window-font-color="true"/>
    </style:style>
    <style:style style:name="T1954" style:family="text">
      <style:text-properties fo:font-size="10.50pt" fo:font-weight="normal" fo:font-family="Consolas" style:font-family-asian="Consolas" style:font-family-complex="Consolas" fo:background-color="transparent" fo:color="#2b91af"/>
    </style:style>
    <style:style style:name="T1955" style:family="text">
      <style:text-properties fo:font-size="10.50pt" fo:font-weight="normal" fo:font-family="Consolas" style:font-family-asian="Consolas" style:font-family-complex="Consolas" fo:background-color="transparent" style:use-window-font-color="true"/>
    </style:style>
    <style:style style:name="T1956" style:family="text">
      <style:text-properties fo:font-size="10.50pt" fo:font-weight="normal" fo:font-family="Consolas" style:font-family-asian="Consolas" style:font-family-complex="Consolas" fo:background-color="transparent" fo:color="#2b91af"/>
    </style:style>
    <style:style style:name="T1957" style:family="text">
      <style:text-properties fo:font-size="10.50pt" fo:font-weight="normal" fo:font-family="Consolas" style:font-family-asian="Consolas" style:font-family-complex="Consolas" fo:background-color="transparent" style:use-window-font-color="true"/>
    </style:style>
    <style:style style:name="T1958" style:family="text">
      <style:text-properties fo:font-size="10.50pt" fo:font-weight="normal" fo:font-family="Consolas" style:font-family-asian="Consolas" style:font-family-complex="Consolas" fo:background-color="transparent" fo:color="#2b91af"/>
    </style:style>
    <style:style style:name="T1959" style:family="text">
      <style:text-properties fo:font-size="10.50pt" fo:font-weight="normal" fo:font-family="Consolas" style:font-family-asian="Consolas" style:font-family-complex="Consolas" fo:background-color="transparent" style:use-window-font-color="true"/>
    </style:style>
    <style:style style:name="T1960" style:family="text">
      <style:text-properties fo:font-size="10.50pt" fo:font-weight="normal" fo:font-family="Consolas" style:font-family-asian="Consolas" style:font-family-complex="Consolas" fo:background-color="transparent" fo:color="#2b91af"/>
    </style:style>
    <style:style style:name="T1961" style:family="text">
      <style:text-properties fo:font-size="10.50pt" fo:font-weight="normal" fo:font-family="Consolas" style:font-family-asian="Consolas" style:font-family-complex="Consolas" fo:background-color="transparent" style:use-window-font-color="true"/>
    </style:style>
    <style:style style:name="T1962" style:family="text">
      <style:text-properties fo:font-size="10.50pt" fo:font-weight="normal" fo:font-family="Consolas" style:font-family-asian="Consolas" style:font-family-complex="Consolas" fo:background-color="transparent" fo:color="#0000ff"/>
    </style:style>
    <style:style style:name="T1963" style:family="text">
      <style:text-properties fo:font-size="10.50pt" fo:font-weight="normal" fo:font-family="Consolas" style:font-family-asian="Consolas" style:font-family-complex="Consolas" fo:background-color="transparent" style:use-window-font-color="true"/>
    </style:style>
    <style:style style:name="T1964" style:family="text">
      <style:text-properties fo:font-size="10.50pt" fo:font-weight="normal" fo:font-family="Consolas" style:font-family-asian="Consolas" style:font-family-complex="Consolas" fo:background-color="transparent" fo:color="#2b91af"/>
    </style:style>
    <style:style style:name="T1965" style:family="text">
      <style:text-properties fo:font-size="10.50pt" fo:font-weight="normal" fo:font-family="Consolas" style:font-family-asian="Consolas" style:font-family-complex="Consolas" fo:background-color="transparent" style:use-window-font-color="true"/>
    </style:style>
    <style:style style:name="T1966" style:family="text">
      <style:text-properties fo:font-size="10.50pt" fo:font-weight="normal" fo:font-family="Consolas" style:font-family-asian="Consolas" style:font-family-complex="Consolas" fo:background-color="transparent" fo:color="#2b91af"/>
    </style:style>
    <style:style style:name="T1967" style:family="text">
      <style:text-properties fo:font-size="10.50pt" fo:font-weight="normal" fo:font-family="Consolas" style:font-family-asian="Consolas" style:font-family-complex="Consolas" fo:background-color="transparent" style:use-window-font-color="true"/>
    </style:style>
    <style:style style:name="T1968" style:family="text">
      <style:text-properties fo:font-size="10.50pt" fo:font-weight="normal" fo:font-family="Consolas" style:font-family-asian="Consolas" style:font-family-complex="Consolas" fo:background-color="transparent" fo:color="#2b91af"/>
    </style:style>
    <style:style style:name="T1969" style:family="text">
      <style:text-properties fo:font-size="10.50pt" fo:font-weight="normal" fo:font-family="Consolas" style:font-family-asian="Consolas" style:font-family-complex="Consolas" fo:background-color="transparent" style:use-window-font-color="true"/>
    </style:style>
    <style:style style:name="T1970" style:family="text">
      <style:text-properties fo:font-size="10.50pt" fo:font-weight="normal" fo:font-family="Consolas" style:font-family-asian="Consolas" style:font-family-complex="Consolas" fo:background-color="transparent" fo:color="#0000ff"/>
    </style:style>
    <style:style style:name="T1971" style:family="text">
      <style:text-properties fo:font-size="10.50pt" fo:font-weight="normal" fo:font-family="Consolas" style:font-family-asian="Consolas" style:font-family-complex="Consolas" fo:background-color="transparent" style:use-window-font-color="true"/>
    </style:style>
    <style:style style:name="T1972" style:family="text">
      <style:text-properties fo:font-size="10.50pt" fo:font-weight="normal" fo:font-family="Consolas" style:font-family-asian="Consolas" style:font-family-complex="Consolas" fo:background-color="transparent" fo:color="#0000ff"/>
    </style:style>
    <style:style style:name="T1973" style:family="text">
      <style:text-properties fo:font-size="10.50pt" fo:font-weight="normal" fo:font-family="Consolas" style:font-family-asian="Consolas" style:font-family-complex="Consolas" fo:background-color="transparent" style:use-window-font-color="true"/>
    </style:style>
    <style:style style:name="T1974" style:family="text">
      <style:text-properties fo:font-size="10.50pt" fo:font-weight="normal" fo:font-family="Consolas" style:font-family-asian="Consolas" style:font-family-complex="Consolas" fo:background-color="transparent" fo:color="#0000ff"/>
    </style:style>
    <style:style style:name="T1975" style:family="text">
      <style:text-properties fo:font-size="10.50pt" fo:font-weight="normal" fo:font-family="Consolas" style:font-family-asian="Consolas" style:font-family-complex="Consolas" fo:background-color="transparent" style:use-window-font-color="true"/>
    </style:style>
    <style:style style:name="T1976" style:family="text">
      <style:text-properties fo:font-size="10.50pt" fo:font-weight="normal" fo:font-family="Consolas" style:font-family-asian="Consolas" style:font-family-complex="Consolas" fo:background-color="transparent" fo:color="#2b91af"/>
    </style:style>
    <style:style style:name="T1977" style:family="text">
      <style:text-properties fo:font-size="10.50pt" fo:font-weight="normal" fo:font-family="Consolas" style:font-family-asian="Consolas" style:font-family-complex="Consolas" fo:background-color="transparent" style:use-window-font-color="true"/>
    </style:style>
    <style:style style:name="T1978" style:family="text">
      <style:text-properties fo:font-size="10.50pt" fo:font-weight="normal" fo:font-family="Consolas" style:font-family-asian="Consolas" style:font-family-complex="Consolas" fo:background-color="transparent" fo:color="#0000ff"/>
    </style:style>
    <style:style style:name="T1979" style:family="text">
      <style:text-properties fo:font-size="10.50pt" fo:font-weight="normal" fo:font-family="Consolas" style:font-family-asian="Consolas" style:font-family-complex="Consolas" fo:background-color="transparent" style:use-window-font-color="true"/>
    </style:style>
    <style:style style:name="T1980" style:family="text">
      <style:text-properties fo:font-size="10.50pt" fo:font-weight="normal" fo:font-family="Consolas" style:font-family-asian="Consolas" style:font-family-complex="Consolas" fo:background-color="transparent" fo:color="#2b91af"/>
    </style:style>
    <style:style style:name="T1981" style:family="text">
      <style:text-properties fo:font-size="10.50pt" fo:font-weight="normal" fo:font-family="Consolas" style:font-family-asian="Consolas" style:font-family-complex="Consolas" fo:background-color="transparent" style:use-window-font-color="true"/>
    </style:style>
    <style:style style:name="T1982" style:family="text">
      <style:text-properties fo:font-size="10.50pt" fo:font-weight="normal" fo:font-family="Consolas" style:font-family-asian="Consolas" style:font-family-complex="Consolas" fo:background-color="transparent" fo:color="#0000ff"/>
    </style:style>
    <style:style style:name="T1983" style:family="text">
      <style:text-properties fo:font-size="10.50pt" fo:font-weight="normal" fo:font-family="Consolas" style:font-family-asian="Consolas" style:font-family-complex="Consolas" fo:background-color="transparent" style:use-window-font-color="true"/>
    </style:style>
    <style:style style:name="T1984" style:family="text">
      <style:text-properties fo:font-size="10.50pt" fo:font-weight="normal" fo:font-family="Consolas" style:font-family-asian="Consolas" style:font-family-complex="Consolas" fo:background-color="transparent" fo:color="#0000ff"/>
    </style:style>
    <style:style style:name="T1985" style:family="text">
      <style:text-properties fo:font-size="10.50pt" fo:font-weight="normal" fo:font-family="Consolas" style:font-family-asian="Consolas" style:font-family-complex="Consolas" fo:background-color="transparent" style:use-window-font-color="true"/>
    </style:style>
    <style:style style:name="T1986" style:family="text">
      <style:text-properties fo:font-size="10.50pt" fo:font-weight="normal" fo:font-family="Consolas" style:font-family-asian="Consolas" style:font-family-complex="Consolas" fo:background-color="transparent" fo:color="#2b91af"/>
    </style:style>
    <style:style style:name="T1987" style:family="text">
      <style:text-properties fo:font-size="10.50pt" fo:font-weight="normal" fo:font-family="Consolas" style:font-family-asian="Consolas" style:font-family-complex="Consolas" fo:background-color="transparent" style:use-window-font-color="true"/>
    </style:style>
    <style:style style:name="T1988" style:family="text">
      <style:text-properties fo:font-size="10.50pt" fo:font-weight="normal" fo:font-family="Consolas" style:font-family-asian="Consolas" style:font-family-complex="Consolas" fo:background-color="transparent" fo:color="#0000ff"/>
    </style:style>
    <style:style style:name="T1989" style:family="text">
      <style:text-properties fo:font-size="10.50pt" fo:font-weight="normal" fo:font-family="Consolas" style:font-family-asian="Consolas" style:font-family-complex="Consolas" fo:background-color="transparent" style:use-window-font-color="true"/>
    </style:style>
    <style:style style:name="T1990" style:family="text">
      <style:text-properties fo:font-size="10.50pt" fo:font-weight="normal" fo:font-family="Consolas" style:font-family-asian="Consolas" style:font-family-complex="Consolas" fo:background-color="transparent" fo:color="#008000"/>
    </style:style>
    <style:style style:name="T1991" style:family="text">
      <style:text-properties fo:font-size="10.50pt" fo:font-weight="normal" fo:font-family="Consolas" style:font-family-asian="Consolas" style:font-family-complex="Consolas" fo:background-color="transparent" style:use-window-font-color="true"/>
    </style:style>
    <style:style style:name="T1992" style:family="text">
      <style:text-properties fo:font-size="10.50pt" fo:font-weight="normal" fo:font-family="Consolas" style:font-family-asian="Consolas" style:font-family-complex="Consolas" fo:background-color="transparent" fo:color="#008000"/>
    </style:style>
    <style:style style:name="T1993" style:family="text">
      <style:text-properties fo:font-size="10.50pt" fo:font-weight="normal" fo:font-family="Consolas" style:font-family-asian="Consolas" style:font-family-complex="Consolas" fo:background-color="transparent" style:use-window-font-color="true"/>
    </style:style>
    <style:style style:name="T1994" style:family="text">
      <style:text-properties fo:font-size="10.50pt" fo:font-weight="normal" fo:font-family="Consolas" style:font-family-asian="Consolas" style:font-family-complex="Consolas" fo:background-color="transparent" fo:color="#008000"/>
    </style:style>
    <style:style style:name="T1995" style:family="text">
      <style:text-properties fo:font-size="10.50pt" fo:font-weight="normal" fo:font-family="Consolas" style:font-family-asian="Consolas" style:font-family-complex="Consolas" fo:background-color="transparent" style:use-window-font-color="true"/>
    </style:style>
    <style:style style:name="T1996" style:family="text">
      <style:text-properties fo:font-size="10.50pt" fo:font-weight="normal" fo:font-family="Consolas" style:font-family-asian="Consolas" style:font-family-complex="Consolas" fo:background-color="transparent" fo:color="#008000"/>
    </style:style>
    <style:style style:name="T1997" style:family="text">
      <style:text-properties fo:font-size="10.50pt" fo:font-weight="normal" fo:font-family="Consolas" style:font-family-asian="Consolas" style:font-family-complex="Consolas" fo:background-color="transparent" style:use-window-font-color="true"/>
    </style:style>
    <style:style style:name="T1998" style:family="text">
      <style:text-properties fo:font-size="10.50pt" fo:font-weight="normal" fo:font-family="Consolas" style:font-family-asian="Consolas" style:font-family-complex="Consolas" fo:background-color="transparent" fo:color="#0000ff"/>
    </style:style>
    <style:style style:name="T1999" style:family="text">
      <style:text-properties fo:font-size="10.50pt" fo:font-weight="normal" fo:font-family="Consolas" style:font-family-asian="Consolas" style:font-family-complex="Consolas" fo:background-color="transparent" style:use-window-font-color="true"/>
    </style:style>
    <style:style style:name="T2000" style:family="text">
      <style:text-properties fo:font-size="10.50pt" fo:font-weight="normal" fo:font-family="Consolas" style:font-family-asian="Consolas" style:font-family-complex="Consolas" fo:background-color="transparent" fo:color="#0000ff"/>
    </style:style>
    <style:style style:name="T2001" style:family="text">
      <style:text-properties fo:font-size="10.50pt" fo:font-weight="normal" fo:font-family="Consolas" style:font-family-asian="Consolas" style:font-family-complex="Consolas" fo:background-color="transparent" style:use-window-font-color="true"/>
    </style:style>
    <style:style style:name="T2002" style:family="text">
      <style:text-properties fo:font-size="10.50pt" fo:font-weight="normal" fo:font-family="Consolas" style:font-family-asian="Consolas" style:font-family-complex="Consolas" fo:background-color="transparent" fo:color="#0000ff"/>
    </style:style>
    <style:style style:name="T2003" style:family="text">
      <style:text-properties fo:font-size="10.50pt" fo:font-weight="normal" fo:font-family="Consolas" style:font-family-asian="Consolas" style:font-family-complex="Consolas" fo:background-color="transparent" style:use-window-font-color="true"/>
    </style:style>
    <style:style style:name="T2004" style:family="text">
      <style:text-properties fo:font-size="10.50pt" fo:font-weight="normal" fo:font-family="Consolas" style:font-family-asian="Consolas" style:font-family-complex="Consolas" fo:background-color="transparent" fo:color="#0000ff"/>
    </style:style>
    <style:style style:name="T2005" style:family="text">
      <style:text-properties fo:font-size="10.50pt" fo:font-weight="normal" fo:font-family="Consolas" style:font-family-asian="Consolas" style:font-family-complex="Consolas" fo:background-color="transparent" style:use-window-font-color="true"/>
    </style:style>
    <style:style style:name="T2006" style:family="text">
      <style:text-properties fo:font-size="10.50pt" fo:font-weight="normal" fo:font-family="Consolas" style:font-family-asian="Consolas" style:font-family-complex="Consolas" fo:background-color="transparent" fo:color="#2b91af"/>
    </style:style>
    <style:style style:name="T2007" style:family="text">
      <style:text-properties fo:font-size="10.50pt" fo:font-weight="normal" fo:font-family="Consolas" style:font-family-asian="Consolas" style:font-family-complex="Consolas" fo:background-color="transparent" style:use-window-font-color="true"/>
    </style:style>
    <style:style style:name="T2008" style:family="text">
      <style:text-properties fo:font-size="10.50pt" fo:font-weight="normal" fo:font-family="Consolas" style:font-family-asian="Consolas" style:font-family-complex="Consolas" fo:background-color="transparent" fo:color="#2b91af"/>
    </style:style>
    <style:style style:name="T2009" style:family="text">
      <style:text-properties fo:font-size="10.50pt" fo:font-weight="normal" fo:font-family="Consolas" style:font-family-asian="Consolas" style:font-family-complex="Consolas" fo:background-color="transparent" style:use-window-font-color="true"/>
    </style:style>
    <style:style style:name="T2010" style:family="text">
      <style:text-properties fo:font-size="10.50pt" fo:font-weight="normal" fo:font-family="Consolas" style:font-family-asian="Consolas" style:font-family-complex="Consolas" fo:background-color="transparent" fo:color="#0000ff"/>
    </style:style>
    <style:style style:name="T2011" style:family="text">
      <style:text-properties fo:font-size="10.50pt" fo:font-weight="normal" fo:font-family="Consolas" style:font-family-asian="Consolas" style:font-family-complex="Consolas" fo:background-color="transparent" style:use-window-font-color="true"/>
    </style:style>
    <style:style style:name="T2012" style:family="text">
      <style:text-properties fo:font-size="10.50pt" fo:font-weight="normal" fo:font-family="Consolas" style:font-family-asian="Consolas" style:font-family-complex="Consolas" fo:background-color="transparent" fo:color="#0000ff"/>
    </style:style>
    <style:style style:name="T2013" style:family="text">
      <style:text-properties fo:font-size="10.50pt" fo:font-weight="normal" fo:font-family="Consolas" style:font-family-asian="Consolas" style:font-family-complex="Consolas" fo:background-color="transparent" style:use-window-font-color="true"/>
    </style:style>
    <style:style style:name="T2014" style:family="text">
      <style:text-properties fo:font-size="10.50pt" fo:font-weight="normal" fo:font-family="Consolas" style:font-family-asian="Consolas" style:font-family-complex="Consolas" fo:background-color="transparent" fo:color="#2b91af"/>
    </style:style>
    <style:style style:name="T2015" style:family="text">
      <style:text-properties fo:font-size="10.50pt" fo:font-weight="normal" fo:font-family="Consolas" style:font-family-asian="Consolas" style:font-family-complex="Consolas" fo:background-color="transparent" style:use-window-font-color="true"/>
    </style:style>
    <style:style style:name="T2016" style:family="text">
      <style:text-properties fo:font-size="10.50pt" fo:font-weight="normal" fo:font-family="Consolas" style:font-family-asian="Consolas" style:font-family-complex="Consolas" fo:background-color="transparent" fo:color="#2b91af"/>
    </style:style>
    <style:style style:name="T2017" style:family="text">
      <style:text-properties fo:font-size="10.50pt" fo:font-weight="normal" fo:font-family="Consolas" style:font-family-asian="Consolas" style:font-family-complex="Consolas" fo:background-color="transparent" style:use-window-font-color="true"/>
    </style:style>
    <style:style style:name="T2018" style:family="text">
      <style:text-properties fo:font-size="10.50pt" fo:font-weight="normal" fo:font-family="Consolas" style:font-family-asian="Consolas" style:font-family-complex="Consolas" fo:background-color="transparent" fo:color="#2b91af"/>
    </style:style>
    <style:style style:name="T2019" style:family="text">
      <style:text-properties fo:font-size="10.50pt" fo:font-weight="normal" fo:font-family="Consolas" style:font-family-asian="Consolas" style:font-family-complex="Consolas" fo:background-color="transparent" style:use-window-font-color="true"/>
    </style:style>
    <style:style style:name="T2020" style:family="text">
      <style:text-properties fo:font-size="10.50pt" fo:font-weight="normal" fo:font-family="Consolas" style:font-family-asian="Consolas" style:font-family-complex="Consolas" fo:background-color="transparent" fo:color="#2b91af"/>
    </style:style>
    <style:style style:name="T2021" style:family="text">
      <style:text-properties fo:font-size="10.50pt" fo:font-weight="normal" fo:font-family="Consolas" style:font-family-asian="Consolas" style:font-family-complex="Consolas" fo:background-color="transparent" style:use-window-font-color="true"/>
    </style:style>
    <style:style style:name="T2022" style:family="text">
      <style:text-properties fo:font-size="10.50pt" fo:font-weight="normal" fo:font-family="Consolas" style:font-family-asian="Consolas" style:font-family-complex="Consolas" fo:background-color="transparent" fo:color="#0000ff"/>
    </style:style>
    <style:style style:name="T2023" style:family="text">
      <style:text-properties fo:font-size="10.50pt" fo:font-weight="normal" fo:font-family="Consolas" style:font-family-asian="Consolas" style:font-family-complex="Consolas" fo:background-color="transparent" style:use-window-font-color="true"/>
    </style:style>
    <style:style style:name="T2024" style:family="text">
      <style:text-properties fo:font-size="10.50pt" fo:font-weight="normal" fo:font-family="Consolas" style:font-family-asian="Consolas" style:font-family-complex="Consolas" fo:background-color="transparent" fo:color="#2b91af"/>
    </style:style>
    <style:style style:name="T2025" style:family="text">
      <style:text-properties fo:font-size="10.50pt" fo:font-weight="normal" fo:font-family="Consolas" style:font-family-asian="Consolas" style:font-family-complex="Consolas" fo:background-color="transparent" style:use-window-font-color="true"/>
    </style:style>
    <style:style style:name="T2026" style:family="text">
      <style:text-properties fo:font-size="10.50pt" fo:font-weight="normal" fo:font-family="Consolas" style:font-family-asian="Consolas" style:font-family-complex="Consolas" fo:background-color="transparent" fo:color="#0000ff"/>
    </style:style>
    <style:style style:name="T2027" style:family="text">
      <style:text-properties fo:font-size="10.50pt" fo:font-weight="normal" fo:font-family="Consolas" style:font-family-asian="Consolas" style:font-family-complex="Consolas" fo:background-color="transparent" style:use-window-font-color="true"/>
    </style:style>
    <style:style style:name="T2028" style:family="text">
      <style:text-properties fo:font-size="10.50pt" fo:font-weight="normal" fo:font-family="Consolas" style:font-family-asian="Consolas" style:font-family-complex="Consolas" fo:background-color="transparent" fo:color="#0000ff"/>
    </style:style>
    <style:style style:name="T2029" style:family="text">
      <style:text-properties fo:font-size="10.50pt" fo:font-weight="normal" fo:font-family="Consolas" style:font-family-asian="Consolas" style:font-family-complex="Consolas" fo:background-color="transparent" style:use-window-font-color="true"/>
    </style:style>
    <style:style style:name="T2030" style:family="text">
      <style:text-properties fo:font-size="10.50pt" fo:font-weight="normal" fo:font-family="Consolas" style:font-family-asian="Consolas" style:font-family-complex="Consolas" fo:background-color="transparent" fo:color="#2b91af"/>
    </style:style>
    <style:style style:name="T2031" style:family="text">
      <style:text-properties fo:font-size="10.50pt" fo:font-weight="normal" fo:font-family="Consolas" style:font-family-asian="Consolas" style:font-family-complex="Consolas" fo:background-color="transparent" style:use-window-font-color="true"/>
    </style:style>
    <style:style style:name="T2032" style:family="text">
      <style:text-properties fo:font-size="10.50pt" fo:font-weight="normal" fo:font-family="Consolas" style:font-family-asian="Consolas" style:font-family-complex="Consolas" fo:background-color="transparent" fo:color="#2b91af"/>
    </style:style>
    <style:style style:name="T2033" style:family="text">
      <style:text-properties fo:font-size="10.50pt" fo:font-weight="normal" fo:font-family="Consolas" style:font-family-asian="Consolas" style:font-family-complex="Consolas" fo:background-color="transparent" style:use-window-font-color="true"/>
    </style:style>
    <style:style style:name="T2034" style:family="text">
      <style:text-properties fo:font-size="10.50pt" fo:font-weight="normal" fo:font-family="Consolas" style:font-family-asian="Consolas" style:font-family-complex="Consolas" fo:background-color="transparent" fo:color="#0000ff"/>
    </style:style>
    <style:style style:name="T2035" style:family="text">
      <style:text-properties fo:font-size="10.50pt" fo:font-weight="normal" fo:font-family="Consolas" style:font-family-asian="Consolas" style:font-family-complex="Consolas" fo:background-color="transparent" style:use-window-font-color="true"/>
    </style:style>
    <style:style style:name="T2036" style:family="text">
      <style:text-properties fo:font-size="10.50pt" fo:font-weight="normal" fo:font-family="Consolas" style:font-family-asian="Consolas" style:font-family-complex="Consolas" fo:background-color="transparent" fo:color="#0000ff"/>
    </style:style>
    <style:style style:name="T2037" style:family="text">
      <style:text-properties fo:font-size="10.50pt" fo:font-weight="normal" fo:font-family="Consolas" style:font-family-asian="Consolas" style:font-family-complex="Consolas" fo:background-color="transparent" style:use-window-font-color="true"/>
    </style:style>
    <style:style style:name="T2038" style:family="text">
      <style:text-properties fo:font-size="10.50pt" fo:font-weight="normal" fo:font-family="Consolas" style:font-family-asian="Consolas" style:font-family-complex="Consolas" fo:background-color="transparent" fo:color="#2b91af"/>
    </style:style>
    <style:style style:name="T2039" style:family="text">
      <style:text-properties fo:font-size="10.50pt" fo:font-weight="normal" fo:font-family="Consolas" style:font-family-asian="Consolas" style:font-family-complex="Consolas" fo:background-color="transparent" style:use-window-font-color="true"/>
    </style:style>
    <style:style style:name="T2040" style:family="text">
      <style:text-properties fo:font-size="10.50pt" fo:font-weight="normal" fo:font-family="Consolas" style:font-family-asian="Consolas" style:font-family-complex="Consolas" fo:background-color="transparent" fo:color="#0000ff"/>
    </style:style>
    <style:style style:name="T2041" style:family="text">
      <style:text-properties fo:font-size="10.50pt" fo:font-weight="normal" fo:font-family="Consolas" style:font-family-asian="Consolas" style:font-family-complex="Consolas" fo:background-color="transparent" style:use-window-font-color="true"/>
    </style:style>
    <style:style style:name="T2042" style:family="text">
      <style:text-properties fo:font-size="10.50pt" fo:font-weight="normal" fo:font-family="Consolas" style:font-family-asian="Consolas" style:font-family-complex="Consolas" fo:background-color="transparent" fo:color="#0000ff"/>
    </style:style>
    <style:style style:name="T2043" style:family="text">
      <style:text-properties fo:font-size="10.50pt" fo:font-weight="normal" fo:font-family="Consolas" style:font-family-asian="Consolas" style:font-family-complex="Consolas" fo:background-color="transparent" style:use-window-font-color="true"/>
    </style:style>
    <style:style style:name="T2044" style:family="text">
      <style:text-properties fo:font-size="10.50pt" fo:font-weight="normal" fo:font-family="Consolas" style:font-family-asian="Consolas" style:font-family-complex="Consolas" fo:background-color="transparent" fo:color="#2b91af"/>
    </style:style>
    <style:style style:name="T2045" style:family="text">
      <style:text-properties fo:font-size="10.50pt" fo:font-weight="normal" fo:font-family="Consolas" style:font-family-asian="Consolas" style:font-family-complex="Consolas" fo:background-color="transparent" style:use-window-font-color="true"/>
    </style:style>
    <style:style style:name="T2046" style:family="text">
      <style:text-properties fo:font-size="10.50pt" fo:font-weight="normal" fo:font-family="Consolas" style:font-family-asian="Consolas" style:font-family-complex="Consolas" fo:background-color="transparent" fo:color="#008000"/>
    </style:style>
    <style:style style:name="T2047" style:family="text">
      <style:text-properties fo:font-size="10.50pt" fo:font-weight="normal" fo:font-family="Consolas" style:font-family-asian="Consolas" style:font-family-complex="Consolas" fo:background-color="transparent" style:use-window-font-color="true"/>
    </style:style>
    <style:style style:name="T2048" style:family="text">
      <style:text-properties fo:font-size="10.50pt" fo:font-weight="normal" fo:font-family="Consolas" style:font-family-asian="Consolas" style:font-family-complex="Consolas" fo:background-color="transparent" fo:color="#0000ff"/>
    </style:style>
    <style:style style:name="T2049" style:family="text">
      <style:text-properties fo:font-size="10.50pt" fo:font-weight="normal" fo:font-family="Consolas" style:font-family-asian="Consolas" style:font-family-complex="Consolas" fo:background-color="transparent" style:use-window-font-color="true"/>
    </style:style>
    <style:style style:name="T2050" style:family="text">
      <style:text-properties fo:font-size="10.50pt" fo:font-weight="normal" fo:font-family="Consolas" style:font-family-asian="Consolas" style:font-family-complex="Consolas" fo:background-color="transparent" fo:color="#2b91af"/>
    </style:style>
    <style:style style:name="T2051" style:family="text">
      <style:text-properties fo:font-size="10.50pt" fo:font-weight="normal" fo:font-family="Consolas" style:font-family-asian="Consolas" style:font-family-complex="Consolas" fo:background-color="transparent" style:use-window-font-color="true"/>
    </style:style>
    <style:style style:name="T2052" style:family="text">
      <style:text-properties fo:font-size="10.50pt" fo:font-weight="normal" fo:font-family="Consolas" style:font-family-asian="Consolas" style:font-family-complex="Consolas" fo:background-color="transparent" fo:color="#2b91af"/>
    </style:style>
    <style:style style:name="T2053" style:family="text">
      <style:text-properties fo:font-size="10.50pt" fo:font-weight="normal" fo:font-family="Consolas" style:font-family-asian="Consolas" style:font-family-complex="Consolas" fo:background-color="transparent" style:use-window-font-color="true"/>
    </style:style>
    <style:style style:name="T2054" style:family="text">
      <style:text-properties fo:font-size="10.50pt" fo:font-weight="normal" fo:font-family="Consolas" style:font-family-asian="Consolas" style:font-family-complex="Consolas" fo:background-color="transparent" fo:color="#2b91af"/>
    </style:style>
    <style:style style:name="T2055" style:family="text">
      <style:text-properties fo:font-size="10.50pt" fo:font-weight="normal" fo:font-family="Consolas" style:font-family-asian="Consolas" style:font-family-complex="Consolas" fo:background-color="transparent" style:use-window-font-color="true"/>
    </style:style>
    <style:style style:name="T2056" style:family="text">
      <style:text-properties fo:font-size="10.50pt" fo:font-weight="normal" fo:font-family="Consolas" style:font-family-asian="Consolas" style:font-family-complex="Consolas" fo:background-color="transparent" fo:color="#2b91af"/>
    </style:style>
    <style:style style:name="T2057" style:family="text">
      <style:text-properties fo:font-size="10.50pt" fo:font-weight="normal" fo:font-family="Consolas" style:font-family-asian="Consolas" style:font-family-complex="Consolas" fo:background-color="transparent" style:use-window-font-color="true"/>
    </style:style>
    <style:style style:name="T2058" style:family="text">
      <style:text-properties fo:font-size="10.50pt" fo:font-weight="normal" fo:font-family="Consolas" style:font-family-asian="Consolas" style:font-family-complex="Consolas" fo:background-color="transparent" fo:color="#0000ff"/>
    </style:style>
    <style:style style:name="T2059" style:family="text">
      <style:text-properties fo:font-size="10.50pt" fo:font-weight="normal" fo:font-family="Consolas" style:font-family-asian="Consolas" style:font-family-complex="Consolas" fo:background-color="transparent" style:use-window-font-color="true"/>
    </style:style>
    <style:style style:name="T2060" style:family="text">
      <style:text-properties fo:font-size="10.50pt" fo:font-weight="normal" fo:font-family="Consolas" style:font-family-asian="Consolas" style:font-family-complex="Consolas" fo:background-color="transparent" fo:color="#2b91af"/>
    </style:style>
    <style:style style:name="T2061" style:family="text">
      <style:text-properties fo:font-size="10.50pt" fo:font-weight="normal" fo:font-family="Consolas" style:font-family-asian="Consolas" style:font-family-complex="Consolas" fo:background-color="transparent" style:use-window-font-color="true"/>
    </style:style>
    <style:style style:name="T2062" style:family="text">
      <style:text-properties fo:font-size="10.50pt" fo:font-weight="normal" fo:font-family="Consolas" style:font-family-asian="Consolas" style:font-family-complex="Consolas" fo:background-color="transparent" fo:color="#2b91af"/>
    </style:style>
    <style:style style:name="T2063" style:family="text">
      <style:text-properties fo:font-size="10.50pt" fo:font-weight="normal" fo:font-family="Consolas" style:font-family-asian="Consolas" style:font-family-complex="Consolas" fo:background-color="transparent" style:use-window-font-color="true"/>
    </style:style>
    <style:style style:name="T2064" style:family="text">
      <style:text-properties fo:font-size="10.50pt" fo:font-weight="normal" fo:font-family="Consolas" style:font-family-asian="Consolas" style:font-family-complex="Consolas" fo:background-color="transparent" fo:color="#0000ff"/>
    </style:style>
    <style:style style:name="T2065" style:family="text">
      <style:text-properties fo:font-size="10.50pt" fo:font-weight="normal" fo:font-family="Consolas" style:font-family-asian="Consolas" style:font-family-complex="Consolas" fo:background-color="transparent" style:use-window-font-color="true"/>
    </style:style>
    <style:style style:name="T2066" style:family="text">
      <style:text-properties fo:font-size="10.50pt" fo:font-weight="normal" fo:font-family="Consolas" style:font-family-asian="Consolas" style:font-family-complex="Consolas" fo:background-color="transparent" fo:color="#2b91af"/>
    </style:style>
    <style:style style:name="T2067" style:family="text">
      <style:text-properties fo:font-size="10.50pt" fo:font-weight="normal" fo:font-family="Consolas" style:font-family-asian="Consolas" style:font-family-complex="Consolas" fo:background-color="transparent" style:use-window-font-color="true"/>
    </style:style>
    <style:style style:name="T2068" style:family="text">
      <style:text-properties fo:font-size="10.50pt" fo:font-weight="normal" fo:font-family="Consolas" style:font-family-asian="Consolas" style:font-family-complex="Consolas" fo:background-color="transparent" fo:color="#0000ff"/>
    </style:style>
    <style:style style:name="T2069" style:family="text">
      <style:text-properties fo:font-size="10.50pt" fo:font-weight="normal" fo:font-family="Consolas" style:font-family-asian="Consolas" style:font-family-complex="Consolas" fo:background-color="transparent" style:use-window-font-color="true"/>
    </style:style>
    <style:style style:name="T2070" style:family="text">
      <style:text-properties fo:font-size="10.50pt" fo:font-weight="normal" fo:font-family="Consolas" style:font-family-asian="Consolas" style:font-family-complex="Consolas" fo:background-color="transparent" fo:color="#0000ff"/>
    </style:style>
    <style:style style:name="T2071" style:family="text">
      <style:text-properties fo:font-size="10.50pt" fo:font-weight="normal" fo:font-family="Consolas" style:font-family-asian="Consolas" style:font-family-complex="Consolas" fo:background-color="transparent" style:use-window-font-color="true"/>
    </style:style>
    <style:style style:name="T2072" style:family="text">
      <style:text-properties fo:font-size="10.50pt" fo:font-weight="normal" fo:font-family="Consolas" style:font-family-asian="Consolas" style:font-family-complex="Consolas" fo:background-color="transparent" fo:color="#008000"/>
    </style:style>
    <style:style style:name="T2073" style:family="text">
      <style:text-properties fo:font-size="10.50pt" fo:font-weight="normal" fo:font-family="Consolas" style:font-family-asian="Consolas" style:font-family-complex="Consolas" fo:background-color="transparent" style:use-window-font-color="true"/>
    </style:style>
    <style:style style:name="T2074" style:family="text">
      <style:text-properties fo:font-size="10.50pt" fo:font-weight="normal" fo:font-family="Consolas" style:font-family-asian="Consolas" style:font-family-complex="Consolas" fo:background-color="transparent" fo:color="#0000ff"/>
    </style:style>
    <style:style style:name="T2075" style:family="text">
      <style:text-properties fo:font-size="10.50pt" fo:font-weight="normal" fo:font-family="Consolas" style:font-family-asian="Consolas" style:font-family-complex="Consolas" fo:background-color="transparent" style:use-window-font-color="true"/>
    </style:style>
    <style:style style:name="T2076" style:family="text">
      <style:text-properties fo:font-size="10.50pt" fo:font-weight="normal" fo:font-family="Consolas" style:font-family-asian="Consolas" style:font-family-complex="Consolas" fo:background-color="transparent" fo:color="#0000ff"/>
    </style:style>
    <style:style style:name="T2077" style:family="text">
      <style:text-properties fo:font-size="10.50pt" fo:font-weight="normal" fo:font-family="Consolas" style:font-family-asian="Consolas" style:font-family-complex="Consolas" fo:background-color="transparent" style:use-window-font-color="true"/>
    </style:style>
    <style:style style:name="T2078" style:family="text">
      <style:text-properties fo:font-size="10.50pt" fo:font-weight="normal" fo:font-family="Consolas" style:font-family-asian="Consolas" style:font-family-complex="Consolas" fo:background-color="transparent" fo:color="#2b91af"/>
    </style:style>
    <style:style style:name="T2079" style:family="text">
      <style:text-properties fo:font-size="10.50pt" fo:font-weight="normal" fo:font-family="Consolas" style:font-family-asian="Consolas" style:font-family-complex="Consolas" fo:background-color="transparent" style:use-window-font-color="true"/>
    </style:style>
    <style:style style:name="T2080" style:family="text">
      <style:text-properties fo:font-size="10.50pt" fo:font-weight="normal" fo:font-family="Consolas" style:font-family-asian="Consolas" style:font-family-complex="Consolas" fo:background-color="transparent" fo:color="#0000ff"/>
    </style:style>
    <style:style style:name="T2081" style:family="text">
      <style:text-properties fo:font-size="10.50pt" fo:font-weight="normal" fo:font-family="Consolas" style:font-family-asian="Consolas" style:font-family-complex="Consolas" fo:background-color="transparent" style:use-window-font-color="true"/>
    </style:style>
    <style:style style:name="T2082" style:family="text">
      <style:text-properties fo:font-size="10.50pt" fo:font-weight="normal" fo:font-family="Consolas" style:font-family-asian="Consolas" style:font-family-complex="Consolas" fo:background-color="transparent" fo:color="#2b91af"/>
    </style:style>
    <style:style style:name="T2083" style:family="text">
      <style:text-properties fo:font-size="10.50pt" fo:font-weight="normal" fo:font-family="Consolas" style:font-family-asian="Consolas" style:font-family-complex="Consolas" fo:background-color="transparent" style:use-window-font-color="true"/>
    </style:style>
    <style:style style:name="T2084" style:family="text">
      <style:text-properties fo:font-size="10.50pt" fo:font-weight="normal" fo:font-family="Consolas" style:font-family-asian="Consolas" style:font-family-complex="Consolas" fo:background-color="transparent" fo:color="#0000ff"/>
    </style:style>
    <style:style style:name="T2085" style:family="text">
      <style:text-properties fo:font-size="10.50pt" fo:font-weight="normal" fo:font-family="Consolas" style:font-family-asian="Consolas" style:font-family-complex="Consolas" fo:background-color="transparent" style:use-window-font-color="true"/>
    </style:style>
    <style:style style:name="T2086" style:family="text">
      <style:text-properties fo:font-size="10.50pt" fo:font-weight="normal" fo:font-family="Consolas" style:font-family-asian="Consolas" style:font-family-complex="Consolas" fo:background-color="transparent" fo:color="#0000ff"/>
    </style:style>
    <style:style style:name="T2087" style:family="text">
      <style:text-properties fo:font-size="10.50pt" fo:font-weight="normal" fo:font-family="Consolas" style:font-family-asian="Consolas" style:font-family-complex="Consolas" fo:background-color="transparent" style:use-window-font-color="true"/>
    </style:style>
    <style:style style:name="T2088" style:family="text">
      <style:text-properties fo:font-size="10.50pt" fo:font-weight="normal" fo:font-family="Consolas" style:font-family-asian="Consolas" style:font-family-complex="Consolas" fo:background-color="transparent" fo:color="#0000ff"/>
    </style:style>
    <style:style style:name="T2089" style:family="text">
      <style:text-properties fo:font-size="10.50pt" fo:font-weight="normal" fo:font-family="Consolas" style:font-family-asian="Consolas" style:font-family-complex="Consolas" fo:background-color="transparent" style:use-window-font-color="true"/>
    </style:style>
    <style:style style:name="T2090" style:family="text">
      <style:text-properties fo:font-size="10.50pt" fo:font-weight="normal" fo:font-family="Consolas" style:font-family-asian="Consolas" style:font-family-complex="Consolas" fo:background-color="transparent" fo:color="#0000ff"/>
    </style:style>
    <style:style style:name="T2091" style:family="text">
      <style:text-properties fo:font-size="10.50pt" fo:font-weight="normal" fo:font-family="Consolas" style:font-family-asian="Consolas" style:font-family-complex="Consolas" fo:background-color="transparent" style:use-window-font-color="true"/>
    </style:style>
    <style:style style:name="T2092" style:family="text">
      <style:text-properties fo:font-size="10.50pt" fo:font-weight="normal" fo:font-family="Consolas" style:font-family-asian="Consolas" style:font-family-complex="Consolas" fo:background-color="transparent" fo:color="#0000ff"/>
    </style:style>
    <style:style style:name="T2093" style:family="text">
      <style:text-properties fo:font-size="10.50pt" fo:font-weight="normal" fo:font-family="Consolas" style:font-family-asian="Consolas" style:font-family-complex="Consolas" fo:background-color="transparent" style:use-window-font-color="true"/>
    </style:style>
    <style:style style:name="T2094" style:family="text">
      <style:text-properties fo:font-size="10.50pt" fo:font-weight="normal" fo:font-family="Consolas" style:font-family-asian="Consolas" style:font-family-complex="Consolas" fo:background-color="transparent" fo:color="#0000ff"/>
    </style:style>
    <style:style style:name="T2095" style:family="text">
      <style:text-properties fo:font-size="10.50pt" fo:font-weight="normal" fo:font-family="Consolas" style:font-family-asian="Consolas" style:font-family-complex="Consolas" fo:background-color="transparent" style:use-window-font-color="true"/>
    </style:style>
    <style:style style:name="T2096" style:family="text">
      <style:text-properties fo:font-size="10.50pt" fo:font-weight="normal" fo:font-family="Consolas" style:font-family-asian="Consolas" style:font-family-complex="Consolas" fo:background-color="transparent" fo:color="#008000"/>
    </style:style>
    <style:style style:name="T2097" style:family="text">
      <style:text-properties fo:font-size="10.50pt" fo:font-weight="normal" fo:font-family="Consolas" style:font-family-asian="Consolas" style:font-family-complex="Consolas" fo:background-color="transparent" style:use-window-font-color="true"/>
    </style:style>
    <style:style style:name="T2098" style:family="text">
      <style:text-properties fo:font-size="10.50pt" fo:font-weight="normal" fo:font-family="Consolas" style:font-family-asian="Consolas" style:font-family-complex="Consolas" fo:background-color="transparent" fo:color="#0000ff"/>
    </style:style>
    <style:style style:name="T2099" style:family="text">
      <style:text-properties fo:font-size="10.50pt" fo:font-weight="normal" fo:font-family="Consolas" style:font-family-asian="Consolas" style:font-family-complex="Consolas" fo:background-color="transparent" style:use-window-font-color="true"/>
    </style:style>
    <style:style style:name="T2100" style:family="text">
      <style:text-properties fo:font-size="10.50pt" fo:font-weight="normal" fo:font-family="Consolas" style:font-family-asian="Consolas" style:font-family-complex="Consolas" fo:background-color="transparent" fo:color="#0000ff"/>
    </style:style>
    <style:style style:name="T2101" style:family="text">
      <style:text-properties fo:font-size="10.50pt" fo:font-weight="normal" fo:font-family="Consolas" style:font-family-asian="Consolas" style:font-family-complex="Consolas" fo:background-color="transparent" style:use-window-font-color="true"/>
    </style:style>
    <style:style style:name="T2102" style:family="text">
      <style:text-properties fo:font-size="10.50pt" fo:font-weight="normal" fo:font-family="Consolas" style:font-family-asian="Consolas" style:font-family-complex="Consolas" fo:background-color="transparent" fo:color="#2b91af"/>
    </style:style>
    <style:style style:name="T2103" style:family="text">
      <style:text-properties fo:font-size="10.50pt" fo:font-weight="normal" fo:font-family="Consolas" style:font-family-asian="Consolas" style:font-family-complex="Consolas" fo:background-color="transparent" style:use-window-font-color="true"/>
    </style:style>
    <style:style style:name="T2104" style:family="text">
      <style:text-properties fo:font-size="10.50pt" fo:font-weight="normal" fo:font-family="Consolas" style:font-family-asian="Consolas" style:font-family-complex="Consolas" fo:background-color="transparent" fo:color="#2b91af"/>
    </style:style>
    <style:style style:name="T2105" style:family="text">
      <style:text-properties fo:font-size="10.50pt" fo:font-weight="normal" fo:font-family="Consolas" style:font-family-asian="Consolas" style:font-family-complex="Consolas" fo:background-color="transparent" style:use-window-font-color="true"/>
    </style:style>
    <style:style style:name="T2106" style:family="text">
      <style:text-properties fo:font-size="10.50pt" fo:font-weight="normal" fo:font-family="Consolas" style:font-family-asian="Consolas" style:font-family-complex="Consolas" fo:background-color="transparent" fo:color="#0000ff"/>
    </style:style>
    <style:style style:name="T2107" style:family="text">
      <style:text-properties fo:font-size="10.50pt" fo:font-weight="normal" fo:font-family="Consolas" style:font-family-asian="Consolas" style:font-family-complex="Consolas" fo:background-color="transparent" style:use-window-font-color="true"/>
    </style:style>
    <style:style style:name="T2108" style:family="text">
      <style:text-properties fo:font-size="10.50pt" fo:font-weight="normal" fo:font-family="Consolas" style:font-family-asian="Consolas" style:font-family-complex="Consolas" fo:background-color="transparent" fo:color="#2b91af"/>
    </style:style>
    <style:style style:name="T2109" style:family="text">
      <style:text-properties fo:font-size="10.50pt" fo:font-weight="normal" fo:font-family="Consolas" style:font-family-asian="Consolas" style:font-family-complex="Consolas" fo:background-color="transparent" style:use-window-font-color="true"/>
    </style:style>
    <style:style style:name="T2110" style:family="text">
      <style:text-properties fo:font-size="10.50pt" fo:font-weight="normal" fo:font-family="Consolas" style:font-family-asian="Consolas" style:font-family-complex="Consolas" fo:background-color="transparent" fo:color="#0000ff"/>
    </style:style>
    <style:style style:name="T2111" style:family="text">
      <style:text-properties fo:font-size="10.50pt" fo:font-weight="normal" fo:font-family="Consolas" style:font-family-asian="Consolas" style:font-family-complex="Consolas" fo:background-color="transparent" style:use-window-font-color="true"/>
    </style:style>
    <style:style style:name="T2112" style:family="text">
      <style:text-properties fo:font-size="10.50pt" fo:font-weight="normal" fo:font-family="Consolas" style:font-family-asian="Consolas" style:font-family-complex="Consolas" fo:background-color="transparent" fo:color="#0000ff"/>
    </style:style>
    <style:style style:name="T2113" style:family="text">
      <style:text-properties fo:font-size="10.50pt" fo:font-weight="normal" fo:font-family="Consolas" style:font-family-asian="Consolas" style:font-family-complex="Consolas" fo:background-color="transparent" style:use-window-font-color="true"/>
    </style:style>
    <style:style style:name="T2114" style:family="text">
      <style:text-properties fo:font-size="10.50pt" fo:font-weight="normal" fo:font-family="Consolas" style:font-family-asian="Consolas" style:font-family-complex="Consolas" fo:background-color="transparent" fo:color="#0000ff"/>
    </style:style>
    <style:style style:name="T2115" style:family="text">
      <style:text-properties fo:font-size="10.50pt" fo:font-weight="normal" fo:font-family="Consolas" style:font-family-asian="Consolas" style:font-family-complex="Consolas" fo:background-color="transparent" style:use-window-font-color="true"/>
    </style:style>
    <style:style style:name="T2116" style:family="text">
      <style:text-properties fo:font-size="10.50pt" fo:font-weight="normal" fo:font-family="Consolas" style:font-family-asian="Consolas" style:font-family-complex="Consolas" fo:background-color="transparent" fo:color="#008000"/>
    </style:style>
    <style:style style:name="T2117" style:family="text">
      <style:text-properties fo:font-size="10.50pt" fo:font-weight="normal" fo:font-family="Consolas" style:font-family-asian="Consolas" style:font-family-complex="Consolas" fo:background-color="transparent" style:use-window-font-color="true"/>
    </style:style>
    <style:style style:name="T2118" style:family="text">
      <style:text-properties fo:font-size="10.50pt" fo:font-weight="normal" fo:font-family="Consolas" style:font-family-asian="Consolas" style:font-family-complex="Consolas" fo:background-color="transparent" fo:color="#0000ff"/>
    </style:style>
    <style:style style:name="T2119" style:family="text">
      <style:text-properties fo:font-size="10.50pt" fo:font-weight="normal" fo:font-family="Consolas" style:font-family-asian="Consolas" style:font-family-complex="Consolas" fo:background-color="transparent" style:use-window-font-color="true"/>
    </style:style>
    <style:style style:name="T2120" style:family="text">
      <style:text-properties fo:font-size="10.50pt" fo:font-weight="normal" fo:font-family="Consolas" style:font-family-asian="Consolas" style:font-family-complex="Consolas" fo:background-color="transparent" fo:color="#0000ff"/>
    </style:style>
    <style:style style:name="T2121" style:family="text">
      <style:text-properties fo:font-size="10.50pt" fo:font-weight="normal" fo:font-family="Consolas" style:font-family-asian="Consolas" style:font-family-complex="Consolas" fo:background-color="transparent" style:use-window-font-color="true"/>
    </style:style>
    <style:style style:name="T2122" style:family="text">
      <style:text-properties fo:font-size="10.50pt" fo:font-weight="normal" fo:font-family="Consolas" style:font-family-asian="Consolas" style:font-family-complex="Consolas" fo:background-color="transparent" fo:color="#0000ff"/>
    </style:style>
    <style:style style:name="T2123" style:family="text">
      <style:text-properties fo:font-size="10.50pt" fo:font-weight="normal" fo:font-family="Consolas" style:font-family-asian="Consolas" style:font-family-complex="Consolas" fo:background-color="transparent" style:use-window-font-color="true"/>
    </style:style>
    <style:style style:name="T2124" style:family="text">
      <style:text-properties fo:font-size="10.50pt" fo:font-weight="normal" fo:font-family="Consolas" style:font-family-asian="Consolas" style:font-family-complex="Consolas" fo:background-color="transparent" fo:color="#2b91af"/>
    </style:style>
    <style:style style:name="T2125" style:family="text">
      <style:text-properties fo:font-size="10.50pt" fo:font-weight="normal" fo:font-family="Consolas" style:font-family-asian="Consolas" style:font-family-complex="Consolas" fo:background-color="transparent" style:use-window-font-color="true"/>
    </style:style>
    <style:style style:name="T2126" style:family="text">
      <style:text-properties fo:font-size="10.50pt" fo:font-weight="normal" fo:font-family="Consolas" style:font-family-asian="Consolas" style:font-family-complex="Consolas" fo:background-color="transparent" fo:color="#2b91af"/>
    </style:style>
    <style:style style:name="T2127" style:family="text">
      <style:text-properties fo:font-size="10.50pt" fo:font-weight="normal" fo:font-family="Consolas" style:font-family-asian="Consolas" style:font-family-complex="Consolas" fo:background-color="transparent" style:use-window-font-color="true"/>
    </style:style>
    <style:style style:name="T2128" style:family="text">
      <style:text-properties fo:font-size="10.50pt" fo:font-weight="normal" fo:font-family="Consolas" style:font-family-asian="Consolas" style:font-family-complex="Consolas" fo:background-color="transparent" fo:color="#008000"/>
    </style:style>
    <style:style style:name="T2129" style:family="text">
      <style:text-properties fo:font-size="10.50pt" fo:font-weight="normal" fo:font-family="Consolas" style:font-family-asian="Consolas" style:font-family-complex="Consolas" fo:background-color="transparent" style:use-window-font-color="true"/>
    </style:style>
    <style:style style:name="T2130" style:family="text">
      <style:text-properties fo:font-size="10.50pt" fo:font-weight="normal" fo:font-family="Consolas" style:font-family-asian="Consolas" style:font-family-complex="Consolas" fo:background-color="transparent" fo:color="#0000ff"/>
    </style:style>
    <style:style style:name="T2131" style:family="text">
      <style:text-properties fo:font-size="10.50pt" fo:font-weight="normal" fo:font-family="Consolas" style:font-family-asian="Consolas" style:font-family-complex="Consolas" fo:background-color="transparent" style:use-window-font-color="true"/>
    </style:style>
    <style:style style:name="T2132" style:family="text">
      <style:text-properties fo:font-size="10.50pt" fo:font-weight="normal" fo:font-family="Consolas" style:font-family-asian="Consolas" style:font-family-complex="Consolas" fo:background-color="transparent" fo:color="#0000ff"/>
    </style:style>
    <style:style style:name="T2133" style:family="text">
      <style:text-properties fo:font-size="10.50pt" fo:font-weight="normal" fo:font-family="Consolas" style:font-family-asian="Consolas" style:font-family-complex="Consolas" fo:background-color="transparent" style:use-window-font-color="true"/>
    </style:style>
    <style:style style:name="T2134" style:family="text">
      <style:text-properties fo:font-size="10.50pt" fo:font-weight="normal" fo:font-family="Consolas" style:font-family-asian="Consolas" style:font-family-complex="Consolas" fo:background-color="transparent" fo:color="#0000ff"/>
    </style:style>
    <style:style style:name="T2135" style:family="text">
      <style:text-properties fo:font-size="10.50pt" fo:font-weight="normal" fo:font-family="Consolas" style:font-family-asian="Consolas" style:font-family-complex="Consolas" fo:background-color="transparent" style:use-window-font-color="true"/>
    </style:style>
    <style:style style:name="T2136" style:family="text">
      <style:text-properties fo:font-size="10.50pt" fo:font-weight="normal" fo:font-family="Consolas" style:font-family-asian="Consolas" style:font-family-complex="Consolas" fo:background-color="transparent" fo:color="#2b91af"/>
    </style:style>
    <style:style style:name="T2137" style:family="text">
      <style:text-properties fo:font-size="10.50pt" fo:font-weight="normal" fo:font-family="Consolas" style:font-family-asian="Consolas" style:font-family-complex="Consolas" fo:background-color="transparent" style:use-window-font-color="true"/>
    </style:style>
    <style:style style:name="T2138" style:family="text">
      <style:text-properties fo:font-size="10.50pt" fo:font-weight="normal" fo:font-family="Consolas" style:font-family-asian="Consolas" style:font-family-complex="Consolas" fo:background-color="transparent" fo:color="#2b91af"/>
    </style:style>
    <style:style style:name="T2139" style:family="text">
      <style:text-properties fo:font-size="10.50pt" fo:font-weight="normal" fo:font-family="Consolas" style:font-family-asian="Consolas" style:font-family-complex="Consolas" fo:background-color="transparent" style:use-window-font-color="true"/>
    </style:style>
    <style:style style:name="T2140" style:family="text">
      <style:text-properties fo:font-size="10.50pt" fo:font-weight="normal" fo:font-family="Consolas" style:font-family-asian="Consolas" style:font-family-complex="Consolas" fo:background-color="transparent" fo:color="#008000"/>
    </style:style>
    <style:style style:name="T2141" style:family="text">
      <style:text-properties fo:font-size="10.50pt" fo:font-weight="normal" fo:font-family="Consolas" style:font-family-asian="Consolas" style:font-family-complex="Consolas" fo:background-color="transparent" style:use-window-font-color="true"/>
    </style:style>
    <style:style style:name="T2142" style:family="text">
      <style:text-properties fo:font-size="10.50pt" fo:font-weight="normal" fo:font-family="Consolas" style:font-family-asian="Consolas" style:font-family-complex="Consolas" fo:background-color="transparent" fo:color="#0000ff"/>
    </style:style>
    <style:style style:name="T2143" style:family="text">
      <style:text-properties fo:font-size="10.50pt" fo:font-weight="normal" fo:font-family="Consolas" style:font-family-asian="Consolas" style:font-family-complex="Consolas" fo:background-color="transparent" style:use-window-font-color="true"/>
    </style:style>
    <style:style style:name="T2144" style:family="text">
      <style:text-properties fo:font-size="10.50pt" fo:font-weight="normal" fo:font-family="Consolas" style:font-family-asian="Consolas" style:font-family-complex="Consolas" fo:background-color="transparent" fo:color="#2b91af"/>
    </style:style>
    <style:style style:name="T2145" style:family="text">
      <style:text-properties fo:font-size="10.50pt" fo:font-weight="normal" fo:font-family="Consolas" style:font-family-asian="Consolas" style:font-family-complex="Consolas" fo:background-color="transparent" style:use-window-font-color="true"/>
    </style:style>
    <style:style style:name="T2146" style:family="text">
      <style:text-properties fo:font-size="10.50pt" fo:font-weight="normal" fo:font-family="Consolas" style:font-family-asian="Consolas" style:font-family-complex="Consolas" fo:background-color="transparent" fo:color="#0000ff"/>
    </style:style>
    <style:style style:name="T2147" style:family="text">
      <style:text-properties fo:font-size="10.50pt" fo:font-weight="normal" fo:font-family="Consolas" style:font-family-asian="Consolas" style:font-family-complex="Consolas" fo:background-color="transparent" style:use-window-font-color="true"/>
    </style:style>
    <style:style style:name="T2148" style:family="text">
      <style:text-properties fo:font-size="10.50pt" fo:font-weight="normal" fo:font-family="Consolas" style:font-family-asian="Consolas" style:font-family-complex="Consolas" fo:background-color="transparent" fo:color="#2b91af"/>
    </style:style>
    <style:style style:name="T2149" style:family="text">
      <style:text-properties fo:font-size="10.50pt" fo:font-weight="normal" fo:font-family="Consolas" style:font-family-asian="Consolas" style:font-family-complex="Consolas" fo:background-color="transparent" style:use-window-font-color="true"/>
    </style:style>
    <style:style style:name="T2150" style:family="text">
      <style:text-properties fo:font-size="10.50pt" fo:font-weight="normal" fo:font-family="Consolas" style:font-family-asian="Consolas" style:font-family-complex="Consolas" fo:background-color="transparent" fo:color="#0000ff"/>
    </style:style>
    <style:style style:name="T2151" style:family="text">
      <style:text-properties fo:font-size="10.50pt" fo:font-weight="normal" fo:font-family="Consolas" style:font-family-asian="Consolas" style:font-family-complex="Consolas" fo:background-color="transparent" style:use-window-font-color="true"/>
    </style:style>
    <style:style style:name="T2152" style:family="text">
      <style:text-properties fo:font-size="10.50pt" fo:font-weight="normal" fo:font-family="Consolas" style:font-family-asian="Consolas" style:font-family-complex="Consolas" fo:background-color="transparent" fo:color="#0000ff"/>
    </style:style>
    <style:style style:name="T2153" style:family="text">
      <style:text-properties fo:font-size="10.50pt" fo:font-weight="normal" fo:font-family="Consolas" style:font-family-asian="Consolas" style:font-family-complex="Consolas" fo:background-color="transparent" style:use-window-font-color="true"/>
    </style:style>
    <style:style style:name="T2154" style:family="text">
      <style:text-properties fo:font-size="10.50pt" fo:font-weight="normal" fo:font-family="Consolas" style:font-family-asian="Consolas" style:font-family-complex="Consolas" fo:background-color="transparent" fo:color="#2b91af"/>
    </style:style>
    <style:style style:name="T2155" style:family="text">
      <style:text-properties fo:font-size="10.50pt" fo:font-weight="normal" fo:font-family="Consolas" style:font-family-asian="Consolas" style:font-family-complex="Consolas" fo:background-color="transparent" style:use-window-font-color="true"/>
    </style:style>
    <style:style style:name="T2156" style:family="text">
      <style:text-properties fo:font-size="10.50pt" fo:font-weight="normal" fo:font-family="Consolas" style:font-family-asian="Consolas" style:font-family-complex="Consolas" fo:background-color="transparent" fo:color="#2b91af"/>
    </style:style>
    <style:style style:name="T2157" style:family="text">
      <style:text-properties fo:font-size="10.50pt" fo:font-weight="normal" fo:font-family="Consolas" style:font-family-asian="Consolas" style:font-family-complex="Consolas" fo:background-color="transparent" style:use-window-font-color="true"/>
    </style:style>
    <style:style style:name="T2158" style:family="text">
      <style:text-properties fo:font-size="10.50pt" fo:font-weight="normal" fo:font-family="Consolas" style:font-family-asian="Consolas" style:font-family-complex="Consolas" fo:background-color="transparent" fo:color="#0000ff"/>
    </style:style>
    <style:style style:name="T2159" style:family="text">
      <style:text-properties fo:font-size="10.50pt" fo:font-weight="normal" fo:font-family="Consolas" style:font-family-asian="Consolas" style:font-family-complex="Consolas" fo:background-color="transparent" style:use-window-font-color="true"/>
    </style:style>
    <style:style style:name="T2160" style:family="text">
      <style:text-properties fo:font-size="10.50pt" fo:font-weight="normal" fo:font-family="Consolas" style:font-family-asian="Consolas" style:font-family-complex="Consolas" fo:background-color="transparent" fo:color="#0000ff"/>
    </style:style>
    <style:style style:name="T2161" style:family="text">
      <style:text-properties fo:font-size="10.50pt" fo:font-weight="normal" fo:font-family="Consolas" style:font-family-asian="Consolas" style:font-family-complex="Consolas" fo:background-color="transparent" style:use-window-font-color="true"/>
    </style:style>
    <style:style style:name="T2162" style:family="text">
      <style:text-properties fo:font-size="10.50pt" fo:font-weight="normal" fo:font-family="Consolas" style:font-family-asian="Consolas" style:font-family-complex="Consolas" fo:background-color="transparent" fo:color="#0000ff"/>
    </style:style>
    <style:style style:name="T2163" style:family="text">
      <style:text-properties fo:font-size="10.50pt" fo:font-weight="normal" fo:font-family="Consolas" style:font-family-asian="Consolas" style:font-family-complex="Consolas" fo:background-color="transparent" style:use-window-font-color="true"/>
    </style:style>
    <style:style style:name="T2164" style:family="text">
      <style:text-properties fo:font-size="10.50pt" fo:font-weight="normal" fo:font-family="Consolas" style:font-family-asian="Consolas" style:font-family-complex="Consolas" fo:background-color="transparent" fo:color="#0000ff"/>
    </style:style>
    <style:style style:name="T2165" style:family="text">
      <style:text-properties fo:font-size="10.50pt" fo:font-weight="normal" fo:font-family="Consolas" style:font-family-asian="Consolas" style:font-family-complex="Consolas" fo:background-color="transparent" style:use-window-font-color="true"/>
    </style:style>
    <style:style style:name="T2166" style:family="text">
      <style:text-properties fo:font-size="10.50pt" fo:font-weight="normal" fo:font-family="Consolas" style:font-family-asian="Consolas" style:font-family-complex="Consolas" fo:background-color="transparent" fo:color="#008000"/>
    </style:style>
    <style:style style:name="T2167" style:family="text">
      <style:text-properties fo:font-size="10.50pt" fo:font-weight="normal" fo:font-family="Consolas" style:font-family-asian="Consolas" style:font-family-complex="Consolas" fo:background-color="transparent" style:use-window-font-color="true"/>
    </style:style>
    <style:style style:name="T2168" style:family="text">
      <style:text-properties fo:font-size="10.50pt" fo:font-weight="normal" fo:font-family="Consolas" style:font-family-asian="Consolas" style:font-family-complex="Consolas" fo:background-color="transparent" fo:color="#0000ff"/>
    </style:style>
    <style:style style:name="T2169" style:family="text">
      <style:text-properties fo:font-size="10.50pt" fo:font-weight="normal" fo:font-family="Consolas" style:font-family-asian="Consolas" style:font-family-complex="Consolas" fo:background-color="transparent" style:use-window-font-color="true"/>
    </style:style>
    <style:style style:name="T2170" style:family="text">
      <style:text-properties fo:font-size="10.50pt" fo:font-weight="normal" fo:font-family="Consolas" style:font-family-asian="Consolas" style:font-family-complex="Consolas" fo:background-color="transparent" fo:color="#0000ff"/>
    </style:style>
    <style:style style:name="T2171" style:family="text">
      <style:text-properties fo:font-size="10.50pt" fo:font-weight="normal" fo:font-family="Consolas" style:font-family-asian="Consolas" style:font-family-complex="Consolas" fo:background-color="transparent" style:use-window-font-color="true"/>
    </style:style>
    <style:style style:name="T2172" style:family="text">
      <style:text-properties fo:font-size="10.50pt" fo:font-weight="normal" fo:font-family="Consolas" style:font-family-asian="Consolas" style:font-family-complex="Consolas" fo:background-color="transparent" fo:color="#0000ff"/>
    </style:style>
    <style:style style:name="T2173" style:family="text">
      <style:text-properties fo:font-size="10.50pt" fo:font-weight="normal" fo:font-family="Consolas" style:font-family-asian="Consolas" style:font-family-complex="Consolas" fo:background-color="transparent" style:use-window-font-color="true"/>
    </style:style>
    <style:style style:name="T2174" style:family="text">
      <style:text-properties fo:font-size="10.50pt" fo:font-weight="normal" fo:font-family="Consolas" style:font-family-asian="Consolas" style:font-family-complex="Consolas" fo:background-color="transparent" fo:color="#0000ff"/>
    </style:style>
    <style:style style:name="T2175" style:family="text">
      <style:text-properties fo:font-size="10.50pt" fo:font-weight="normal" fo:font-family="Consolas" style:font-family-asian="Consolas" style:font-family-complex="Consolas" fo:background-color="transparent" style:use-window-font-color="true"/>
    </style:style>
    <style:style style:name="T2176" style:family="text">
      <style:text-properties fo:font-size="10.50pt" fo:font-weight="normal" fo:font-family="Consolas" style:font-family-asian="Consolas" style:font-family-complex="Consolas" fo:background-color="transparent" fo:color="#008000"/>
    </style:style>
    <style:style style:name="T2177" style:family="text">
      <style:text-properties fo:font-size="10.50pt" fo:font-weight="normal" fo:font-family="Consolas" style:font-family-asian="Consolas" style:font-family-complex="Consolas" fo:background-color="transparent" fo:color="#008000"/>
    </style:style>
    <style:style style:name="T2178" style:family="text">
      <style:text-properties fo:font-size="10.50pt" fo:font-weight="normal" fo:font-family="Consolas" style:font-family-asian="Consolas" style:font-family-complex="Consolas" fo:background-color="transparent" fo:color="#008000"/>
    </style:style>
    <style:style style:name="T2179" style:family="text">
      <style:text-properties fo:font-size="10.50pt" fo:font-weight="normal" fo:font-family="Consolas" style:font-family-asian="Consolas" style:font-family-complex="Consolas" fo:background-color="transparent" fo:color="#008000"/>
    </style:style>
    <style:style style:name="T2180" style:family="text">
      <style:text-properties fo:font-size="10.50pt" fo:font-weight="normal" fo:font-family="Consolas" style:font-family-asian="Consolas" style:font-family-complex="Consolas" fo:background-color="transparent" fo:color="#008000"/>
    </style:style>
    <style:style style:name="T2181" style:family="text">
      <style:text-properties fo:font-size="10.50pt" fo:font-weight="normal" fo:font-family="Consolas" style:font-family-asian="Consolas" style:font-family-complex="Consolas" fo:background-color="transparent" style:use-window-font-color="true"/>
    </style:style>
    <style:style style:name="T2182" style:family="text">
      <style:text-properties fo:font-size="10.50pt" fo:font-weight="normal" fo:font-family="Consolas" style:font-family-asian="Consolas" style:font-family-complex="Consolas" fo:background-color="transparent" fo:color="#0000ff"/>
    </style:style>
    <style:style style:name="T2183" style:family="text">
      <style:text-properties fo:font-size="10.50pt" fo:font-weight="normal" fo:font-family="Consolas" style:font-family-asian="Consolas" style:font-family-complex="Consolas" fo:background-color="transparent" style:use-window-font-color="true"/>
    </style:style>
    <style:style style:name="T2184" style:family="text">
      <style:text-properties fo:font-size="10.50pt" fo:font-weight="normal" fo:font-family="Consolas" style:font-family-asian="Consolas" style:font-family-complex="Consolas" fo:background-color="transparent" fo:color="#0000ff"/>
    </style:style>
    <style:style style:name="T2185" style:family="text">
      <style:text-properties fo:font-size="10.50pt" fo:font-weight="normal" fo:font-family="Consolas" style:font-family-asian="Consolas" style:font-family-complex="Consolas" fo:background-color="transparent" style:use-window-font-color="true"/>
    </style:style>
    <style:style style:name="T2186" style:family="text">
      <style:text-properties fo:font-size="10.50pt" fo:font-weight="normal" fo:font-family="Consolas" style:font-family-asian="Consolas" style:font-family-complex="Consolas" fo:background-color="transparent" fo:color="#2b91af"/>
    </style:style>
    <style:style style:name="T2187" style:family="text">
      <style:text-properties fo:font-size="10.50pt" fo:font-weight="normal" fo:font-family="Consolas" style:font-family-asian="Consolas" style:font-family-complex="Consolas" fo:background-color="transparent" style:use-window-font-color="true"/>
    </style:style>
    <style:style style:name="T2188" style:family="text">
      <style:text-properties fo:font-size="10.50pt" fo:font-weight="normal" fo:font-family="Consolas" style:font-family-asian="Consolas" style:font-family-complex="Consolas" fo:background-color="transparent" fo:color="#0000ff"/>
    </style:style>
    <style:style style:name="T2189" style:family="text">
      <style:text-properties fo:font-size="10.50pt" fo:font-weight="normal" fo:font-family="Consolas" style:font-family-asian="Consolas" style:font-family-complex="Consolas" fo:background-color="transparent" style:use-window-font-color="true"/>
    </style:style>
    <style:style style:name="T2190" style:family="text">
      <style:text-properties fo:font-size="10.50pt" fo:font-weight="normal" fo:font-family="Consolas" style:font-family-asian="Consolas" style:font-family-complex="Consolas" fo:background-color="transparent" fo:color="#008000"/>
    </style:style>
    <style:style style:name="T2191" style:family="text">
      <style:text-properties fo:font-size="10.50pt" fo:font-weight="normal" fo:font-family="Consolas" style:font-family-asian="Consolas" style:font-family-complex="Consolas" fo:background-color="transparent" fo:color="#008000"/>
    </style:style>
    <style:style style:name="T2192" style:family="text">
      <style:text-properties fo:font-size="10.50pt" fo:font-weight="normal" fo:font-family="Consolas" style:font-family-asian="Consolas" style:font-family-complex="Consolas" fo:background-color="transparent" fo:color="#008000"/>
    </style:style>
    <style:style style:name="T2193" style:family="text">
      <style:text-properties fo:font-size="10.50pt" fo:font-weight="normal" fo:font-family="Consolas" style:font-family-asian="Consolas" style:font-family-complex="Consolas" fo:background-color="transparent" style:use-window-font-color="true"/>
    </style:style>
    <style:style style:name="T2194" style:family="text">
      <style:text-properties fo:font-size="10.50pt" fo:font-weight="normal" fo:font-family="Consolas" style:font-family-asian="Consolas" style:font-family-complex="Consolas" fo:background-color="transparent" fo:color="#0000ff"/>
    </style:style>
    <style:style style:name="T2195" style:family="text">
      <style:text-properties fo:font-size="10.50pt" fo:font-weight="normal" fo:font-family="Consolas" style:font-family-asian="Consolas" style:font-family-complex="Consolas" fo:background-color="transparent" style:use-window-font-color="true"/>
    </style:style>
    <style:style style:name="T2196" style:family="text">
      <style:text-properties fo:font-size="10.50pt" fo:font-weight="normal" fo:font-family="Consolas" style:font-family-asian="Consolas" style:font-family-complex="Consolas" fo:background-color="transparent" fo:color="#0000ff"/>
    </style:style>
    <style:style style:name="T2197" style:family="text">
      <style:text-properties fo:font-size="10.50pt" fo:font-weight="normal" fo:font-family="Consolas" style:font-family-asian="Consolas" style:font-family-complex="Consolas" fo:background-color="transparent" style:use-window-font-color="true"/>
    </style:style>
    <style:style style:name="T2198" style:family="text">
      <style:text-properties fo:font-size="10.50pt" fo:font-weight="normal" fo:font-family="Consolas" style:font-family-asian="Consolas" style:font-family-complex="Consolas" fo:background-color="transparent" fo:color="#2b91af"/>
    </style:style>
    <style:style style:name="T2199" style:family="text">
      <style:text-properties fo:font-size="10.50pt" fo:font-weight="normal" fo:font-family="Consolas" style:font-family-asian="Consolas" style:font-family-complex="Consolas" fo:background-color="transparent" style:use-window-font-color="true"/>
    </style:style>
    <style:style style:name="T2200" style:family="text">
      <style:text-properties fo:font-size="10.50pt" fo:font-weight="normal" fo:font-family="Consolas" style:font-family-asian="Consolas" style:font-family-complex="Consolas" fo:background-color="transparent" fo:color="#0000ff"/>
    </style:style>
    <style:style style:name="T2201" style:family="text">
      <style:text-properties fo:font-size="10.50pt" fo:font-weight="normal" fo:font-family="Consolas" style:font-family-asian="Consolas" style:font-family-complex="Consolas" fo:background-color="transparent" style:use-window-font-color="true"/>
    </style:style>
    <style:style style:name="T2202" style:family="text">
      <style:text-properties fo:font-size="10.50pt" fo:font-weight="normal" fo:font-family="Consolas" style:font-family-asian="Consolas" style:font-family-complex="Consolas" fo:background-color="transparent" fo:color="#2b91af"/>
    </style:style>
    <style:style style:name="T2203" style:family="text">
      <style:text-properties fo:font-size="10.50pt" fo:font-weight="normal" fo:font-family="Consolas" style:font-family-asian="Consolas" style:font-family-complex="Consolas" fo:background-color="transparent" style:use-window-font-color="true"/>
    </style:style>
    <style:style style:name="T2204" style:family="text">
      <style:text-properties fo:font-size="10.50pt" fo:font-weight="normal" fo:font-family="Consolas" style:font-family-asian="Consolas" style:font-family-complex="Consolas" fo:background-color="transparent" fo:color="#0000ff"/>
    </style:style>
    <style:style style:name="T2205" style:family="text">
      <style:text-properties fo:font-size="10.50pt" fo:font-weight="normal" fo:font-family="Consolas" style:font-family-asian="Consolas" style:font-family-complex="Consolas" fo:background-color="transparent" style:use-window-font-color="true"/>
    </style:style>
    <style:style style:name="T2206" style:family="text">
      <style:text-properties fo:font-size="10.50pt" fo:font-weight="normal" fo:font-family="Consolas" style:font-family-asian="Consolas" style:font-family-complex="Consolas" fo:background-color="transparent" fo:color="#0000ff"/>
    </style:style>
    <style:style style:name="T2207" style:family="text">
      <style:text-properties fo:font-size="10.50pt" fo:font-weight="normal" fo:font-family="Consolas" style:font-family-asian="Consolas" style:font-family-complex="Consolas" fo:background-color="transparent" style:use-window-font-color="true"/>
    </style:style>
    <style:style style:name="T2208" style:family="text">
      <style:text-properties fo:font-size="10.50pt" fo:font-weight="normal" fo:font-family="Consolas" style:font-family-asian="Consolas" style:font-family-complex="Consolas" fo:background-color="transparent" fo:color="#0000ff"/>
    </style:style>
    <style:style style:name="T2209" style:family="text">
      <style:text-properties fo:font-size="10.50pt" fo:font-weight="normal" fo:font-family="Consolas" style:font-family-asian="Consolas" style:font-family-complex="Consolas" fo:background-color="transparent" style:use-window-font-color="true"/>
    </style:style>
    <style:style style:name="T2210" style:family="text">
      <style:text-properties fo:font-size="10.50pt" fo:font-weight="normal" fo:font-family="Consolas" style:font-family-asian="Consolas" style:font-family-complex="Consolas" fo:background-color="transparent" fo:color="#0000ff"/>
    </style:style>
    <style:style style:name="T2211" style:family="text">
      <style:text-properties fo:font-size="10.50pt" fo:font-weight="normal" fo:font-family="Consolas" style:font-family-asian="Consolas" style:font-family-complex="Consolas" fo:background-color="transparent" style:use-window-font-color="true"/>
    </style:style>
    <style:style style:name="T2212" style:family="text">
      <style:text-properties fo:font-size="10.50pt" fo:font-weight="normal" fo:font-family="Consolas" style:font-family-asian="Consolas" style:font-family-complex="Consolas" fo:background-color="transparent" fo:color="#0000ff"/>
    </style:style>
    <style:style style:name="T2213" style:family="text">
      <style:text-properties fo:font-size="10.50pt" fo:font-weight="normal" fo:font-family="Consolas" style:font-family-asian="Consolas" style:font-family-complex="Consolas" fo:background-color="transparent" style:use-window-font-color="true"/>
    </style:style>
    <style:style style:name="T2214" style:family="text">
      <style:text-properties fo:font-size="10.50pt" fo:font-weight="normal" fo:font-family="Consolas" style:font-family-asian="Consolas" style:font-family-complex="Consolas" fo:background-color="transparent" fo:color="#008000"/>
    </style:style>
    <style:style style:name="T2215" style:family="text">
      <style:text-properties fo:font-size="10.50pt" fo:font-weight="normal" fo:font-family="Consolas" style:font-family-asian="Consolas" style:font-family-complex="Consolas" fo:background-color="transparent" style:use-window-font-color="true"/>
    </style:style>
    <style:style style:name="T2216" style:family="text">
      <style:text-properties fo:font-size="10.50pt" fo:font-weight="normal" fo:font-family="Consolas" style:font-family-asian="Consolas" style:font-family-complex="Consolas" fo:background-color="transparent" fo:color="#0000ff"/>
    </style:style>
    <style:style style:name="T2217" style:family="text">
      <style:text-properties fo:font-size="10.50pt" fo:font-weight="normal" fo:font-family="Consolas" style:font-family-asian="Consolas" style:font-family-complex="Consolas" fo:background-color="transparent" style:use-window-font-color="true"/>
    </style:style>
    <style:style style:name="T2218" style:family="text">
      <style:text-properties fo:font-size="10.50pt" fo:font-weight="normal" fo:font-family="Consolas" style:font-family-asian="Consolas" style:font-family-complex="Consolas" fo:background-color="transparent" fo:color="#0000ff"/>
    </style:style>
    <style:style style:name="T2219" style:family="text">
      <style:text-properties fo:font-size="10.50pt" fo:font-weight="normal" fo:font-family="Consolas" style:font-family-asian="Consolas" style:font-family-complex="Consolas" fo:background-color="transparent" style:use-window-font-color="true"/>
    </style:style>
    <style:style style:name="T2220" style:family="text">
      <style:text-properties fo:font-size="10.50pt" fo:font-weight="normal" fo:font-family="Consolas" style:font-family-asian="Consolas" style:font-family-complex="Consolas" fo:background-color="transparent" fo:color="#0000ff"/>
    </style:style>
    <style:style style:name="T2221" style:family="text">
      <style:text-properties fo:font-size="10.50pt" fo:font-weight="normal" fo:font-family="Consolas" style:font-family-asian="Consolas" style:font-family-complex="Consolas" fo:background-color="transparent" style:use-window-font-color="true"/>
    </style:style>
    <style:style style:name="T2222" style:family="text">
      <style:text-properties fo:font-size="10.50pt" fo:font-weight="normal" fo:font-family="Consolas" style:font-family-asian="Consolas" style:font-family-complex="Consolas" fo:background-color="transparent" fo:color="#0000ff"/>
    </style:style>
    <style:style style:name="T2223" style:family="text">
      <style:text-properties fo:font-size="10.50pt" fo:font-weight="normal" fo:font-family="Consolas" style:font-family-asian="Consolas" style:font-family-complex="Consolas" fo:background-color="transparent" style:use-window-font-color="true"/>
    </style:style>
    <style:style style:name="T2224" style:family="text">
      <style:text-properties fo:font-size="10.50pt" fo:font-weight="normal" fo:font-family="Consolas" style:font-family-asian="Consolas" style:font-family-complex="Consolas" fo:background-color="transparent" fo:color="#2b91af"/>
    </style:style>
    <style:style style:name="T2225" style:family="text">
      <style:text-properties fo:font-size="10.50pt" fo:font-weight="normal" fo:font-family="Consolas" style:font-family-asian="Consolas" style:font-family-complex="Consolas" fo:background-color="transparent" style:use-window-font-color="true"/>
    </style:style>
    <style:style style:name="T2226" style:family="text">
      <style:text-properties fo:font-size="10.50pt" fo:font-weight="normal" fo:font-family="Consolas" style:font-family-asian="Consolas" style:font-family-complex="Consolas" fo:background-color="transparent" fo:color="#2b91af"/>
    </style:style>
    <style:style style:name="T2227" style:family="text">
      <style:text-properties fo:font-size="10.50pt" fo:font-weight="normal" fo:font-family="Consolas" style:font-family-asian="Consolas" style:font-family-complex="Consolas" fo:background-color="transparent" style:use-window-font-color="true"/>
    </style:style>
    <style:style style:name="T2228" style:family="text">
      <style:text-properties fo:font-size="10.50pt" fo:font-weight="normal" fo:font-family="Consolas" style:font-family-asian="Consolas" style:font-family-complex="Consolas" fo:background-color="transparent" fo:color="#2b91af"/>
    </style:style>
    <style:style style:name="T2229" style:family="text">
      <style:text-properties fo:font-size="10.50pt" fo:font-weight="normal" fo:font-family="Consolas" style:font-family-asian="Consolas" style:font-family-complex="Consolas" fo:background-color="transparent" style:use-window-font-color="true"/>
    </style:style>
    <style:style style:name="T2230" style:family="text">
      <style:text-properties fo:font-size="10.50pt" fo:font-weight="normal" fo:font-family="Consolas" style:font-family-asian="Consolas" style:font-family-complex="Consolas" fo:background-color="transparent" fo:color="#0000ff"/>
    </style:style>
    <style:style style:name="T2231" style:family="text">
      <style:text-properties fo:font-size="10.50pt" fo:font-weight="normal" fo:font-family="Consolas" style:font-family-asian="Consolas" style:font-family-complex="Consolas" fo:background-color="transparent" style:use-window-font-color="true"/>
    </style:style>
    <style:style style:name="T2232" style:family="text">
      <style:text-properties fo:font-size="10.50pt" fo:font-weight="normal" fo:font-family="Consolas" style:font-family-asian="Consolas" style:font-family-complex="Consolas" fo:background-color="transparent" fo:color="#2b91af"/>
    </style:style>
    <style:style style:name="T2233" style:family="text">
      <style:text-properties fo:font-size="10.50pt" fo:font-weight="normal" fo:font-family="Consolas" style:font-family-asian="Consolas" style:font-family-complex="Consolas" fo:background-color="transparent" style:use-window-font-color="true"/>
    </style:style>
    <style:style style:name="T2234" style:family="text">
      <style:text-properties fo:font-size="10.50pt" fo:font-weight="normal" fo:font-family="Consolas" style:font-family-asian="Consolas" style:font-family-complex="Consolas" fo:background-color="transparent" fo:color="#0000ff"/>
    </style:style>
    <style:style style:name="T2235" style:family="text">
      <style:text-properties fo:font-size="10.50pt" fo:font-weight="normal" fo:font-family="Consolas" style:font-family-asian="Consolas" style:font-family-complex="Consolas" fo:background-color="transparent" style:use-window-font-color="true"/>
    </style:style>
    <style:style style:name="T2236" style:family="text">
      <style:text-properties fo:font-size="10.50pt" fo:font-weight="normal" fo:font-family="Consolas" style:font-family-asian="Consolas" style:font-family-complex="Consolas" fo:background-color="transparent" fo:color="#2b91af"/>
    </style:style>
    <style:style style:name="T2237" style:family="text">
      <style:text-properties fo:font-size="10.50pt" fo:font-weight="normal" fo:font-family="Consolas" style:font-family-asian="Consolas" style:font-family-complex="Consolas" fo:background-color="transparent" style:use-window-font-color="true"/>
    </style:style>
    <style:style style:name="T2238" style:family="text">
      <style:text-properties fo:font-size="10.50pt" fo:font-weight="normal" fo:font-family="Consolas" style:font-family-asian="Consolas" style:font-family-complex="Consolas" fo:background-color="transparent" fo:color="#0000ff"/>
    </style:style>
    <style:style style:name="T2239" style:family="text">
      <style:text-properties fo:font-size="10.50pt" fo:font-weight="normal" fo:font-family="Consolas" style:font-family-asian="Consolas" style:font-family-complex="Consolas" fo:background-color="transparent" style:use-window-font-color="true"/>
    </style:style>
    <style:style style:name="T2240" style:family="text">
      <style:text-properties fo:font-size="10.50pt" fo:font-weight="normal" fo:font-family="Consolas" style:font-family-asian="Consolas" style:font-family-complex="Consolas" fo:background-color="transparent" fo:color="#0000ff"/>
    </style:style>
    <style:style style:name="T2241" style:family="text">
      <style:text-properties fo:font-size="10.50pt" fo:font-weight="normal" fo:font-family="Consolas" style:font-family-asian="Consolas" style:font-family-complex="Consolas" fo:background-color="transparent" style:use-window-font-color="true"/>
    </style:style>
    <style:style style:name="T2242" style:family="text">
      <style:text-properties fo:font-size="10.50pt" fo:font-weight="normal" fo:font-family="Consolas" style:font-family-asian="Consolas" style:font-family-complex="Consolas" fo:background-color="transparent" fo:color="#2b91af"/>
    </style:style>
    <style:style style:name="T2243" style:family="text">
      <style:text-properties fo:font-size="10.50pt" fo:font-weight="normal" fo:font-family="Consolas" style:font-family-asian="Consolas" style:font-family-complex="Consolas" fo:background-color="transparent" style:use-window-font-color="true"/>
    </style:style>
    <style:style style:name="T2244" style:family="text">
      <style:text-properties fo:font-size="10.50pt" fo:font-weight="normal" fo:font-family="Consolas" style:font-family-asian="Consolas" style:font-family-complex="Consolas" fo:background-color="transparent" fo:color="#0000ff"/>
    </style:style>
    <style:style style:name="T2245" style:family="text">
      <style:text-properties fo:font-size="10.50pt" fo:font-weight="normal" fo:font-family="Consolas" style:font-family-asian="Consolas" style:font-family-complex="Consolas" fo:background-color="transparent" style:use-window-font-color="true"/>
    </style:style>
    <style:style style:name="T2246" style:family="text">
      <style:text-properties fo:font-size="10.50pt" fo:font-weight="normal" fo:font-family="Consolas" style:font-family-asian="Consolas" style:font-family-complex="Consolas" fo:background-color="transparent" fo:color="#2b91af"/>
    </style:style>
    <style:style style:name="T2247" style:family="text">
      <style:text-properties fo:font-size="10.50pt" fo:font-weight="normal" fo:font-family="Consolas" style:font-family-asian="Consolas" style:font-family-complex="Consolas" fo:background-color="transparent" style:use-window-font-color="true"/>
    </style:style>
    <style:style style:name="T2248" style:family="text">
      <style:text-properties fo:font-size="10.50pt" fo:font-weight="normal" fo:font-family="Consolas" style:font-family-asian="Consolas" style:font-family-complex="Consolas" fo:background-color="transparent" fo:color="#2b91af"/>
    </style:style>
    <style:style style:name="T2249" style:family="text">
      <style:text-properties fo:font-size="10.50pt" fo:font-weight="normal" fo:font-family="Consolas" style:font-family-asian="Consolas" style:font-family-complex="Consolas" fo:background-color="transparent" style:use-window-font-color="true"/>
    </style:style>
    <style:style style:name="T2250" style:family="text">
      <style:text-properties fo:font-size="10.50pt" fo:font-weight="normal" fo:font-family="Consolas" style:font-family-asian="Consolas" style:font-family-complex="Consolas" fo:background-color="transparent" fo:color="#0000ff"/>
    </style:style>
    <style:style style:name="T2251" style:family="text">
      <style:text-properties fo:font-size="10.50pt" fo:font-weight="normal" fo:font-family="Consolas" style:font-family-asian="Consolas" style:font-family-complex="Consolas" fo:background-color="transparent" style:use-window-font-color="true"/>
    </style:style>
    <style:style style:name="T2252" style:family="text">
      <style:text-properties fo:font-size="10.50pt" fo:font-weight="normal" fo:font-family="Consolas" style:font-family-asian="Consolas" style:font-family-complex="Consolas" fo:background-color="transparent" fo:color="#2b91af"/>
    </style:style>
    <style:style style:name="T2253" style:family="text">
      <style:text-properties fo:font-size="10.50pt" fo:font-weight="normal" fo:font-family="Consolas" style:font-family-asian="Consolas" style:font-family-complex="Consolas" fo:background-color="transparent" style:use-window-font-color="true"/>
    </style:style>
    <style:style style:name="T2254" style:family="text">
      <style:text-properties fo:font-size="10.50pt" fo:font-weight="normal" fo:font-family="Consolas" style:font-family-asian="Consolas" style:font-family-complex="Consolas" fo:background-color="transparent" fo:color="#2b91af"/>
    </style:style>
    <style:style style:name="T2255" style:family="text">
      <style:text-properties fo:font-size="10.50pt" fo:font-weight="normal" fo:font-family="Consolas" style:font-family-asian="Consolas" style:font-family-complex="Consolas" fo:background-color="transparent" style:use-window-font-color="true"/>
    </style:style>
    <style:style style:name="T2256" style:family="text">
      <style:text-properties fo:font-size="10.50pt" fo:font-weight="normal" fo:font-family="Consolas" style:font-family-asian="Consolas" style:font-family-complex="Consolas" fo:background-color="transparent" fo:color="#0000ff"/>
    </style:style>
    <style:style style:name="T2257" style:family="text">
      <style:text-properties fo:font-size="10.50pt" fo:font-weight="normal" fo:font-family="Consolas" style:font-family-asian="Consolas" style:font-family-complex="Consolas" fo:background-color="transparent" style:use-window-font-color="true"/>
    </style:style>
    <style:style style:name="T2258" style:family="text">
      <style:text-properties fo:font-size="12.00pt" fo:font-weight="normal" fo:font-family="Verdana" style:font-family-asian="Verdana" style:font-family-complex="Verdana" fo:background-color="transparent" fo:color="#000000"/>
    </style:style>
    <style:style style:name="T2259" style:family="text">
      <style:text-properties fo:font-size="12.00pt" fo:font-weight="bold" fo:font-family="Verdana" style:font-family-asian="Verdana" style:font-family-complex="Verdana" fo:background-color="transparent" fo:color="#000000"/>
    </style:style>
    <style:style style:name="T2260" style:family="text">
      <style:text-properties fo:font-size="12.00pt" fo:font-weight="normal" fo:font-family="Verdana" style:font-family-asian="Verdana" style:font-family-complex="Verdana" fo:background-color="transparent" fo:color="#000000"/>
    </style:style>
    <style:style style:name="T2261" style:family="text">
      <style:text-properties fo:font-size="10.50pt" fo:font-weight="normal" fo:font-family="Consolas" style:font-family-asian="Consolas" style:font-family-complex="Consolas" fo:background-color="transparent" fo:color="#0000ff"/>
    </style:style>
    <style:style style:name="T2262" style:family="text">
      <style:text-properties fo:font-size="10.50pt" fo:font-weight="normal" fo:font-family="Consolas" style:font-family-asian="Consolas" style:font-family-complex="Consolas" fo:background-color="transparent" style:use-window-font-color="true"/>
    </style:style>
    <style:style style:name="T2263" style:family="text">
      <style:text-properties fo:font-size="10.50pt" fo:font-weight="normal" fo:font-family="Consolas" style:font-family-asian="Consolas" style:font-family-complex="Consolas" fo:background-color="transparent" fo:color="#0000ff"/>
    </style:style>
    <style:style style:name="T2264" style:family="text">
      <style:text-properties fo:font-size="10.50pt" fo:font-weight="normal" fo:font-family="Consolas" style:font-family-asian="Consolas" style:font-family-complex="Consolas" fo:background-color="transparent" style:use-window-font-color="true"/>
    </style:style>
    <style:style style:name="T2265" style:family="text">
      <style:text-properties fo:font-size="10.50pt" fo:font-weight="normal" fo:font-family="Consolas" style:font-family-asian="Consolas" style:font-family-complex="Consolas" fo:background-color="transparent" fo:color="#0000ff"/>
    </style:style>
    <style:style style:name="T2266" style:family="text">
      <style:text-properties fo:font-size="10.50pt" fo:font-weight="normal" fo:font-family="Consolas" style:font-family-asian="Consolas" style:font-family-complex="Consolas" fo:background-color="transparent" style:use-window-font-color="true"/>
    </style:style>
    <style:style style:name="T2267" style:family="text">
      <style:text-properties fo:font-size="10.50pt" fo:font-weight="normal" fo:font-family="Consolas" style:font-family-asian="Consolas" style:font-family-complex="Consolas" fo:background-color="transparent" fo:color="#0000ff"/>
    </style:style>
    <style:style style:name="T2268" style:family="text">
      <style:text-properties fo:font-size="10.50pt" fo:font-weight="normal" fo:font-family="Consolas" style:font-family-asian="Consolas" style:font-family-complex="Consolas" fo:background-color="transparent" style:use-window-font-color="true"/>
    </style:style>
    <style:style style:name="T2269" style:family="text">
      <style:text-properties fo:font-size="10.50pt" fo:font-weight="normal" fo:font-family="Consolas" style:font-family-asian="Consolas" style:font-family-complex="Consolas" fo:background-color="transparent" fo:color="#0000ff"/>
    </style:style>
    <style:style style:name="T2270" style:family="text">
      <style:text-properties fo:font-size="10.50pt" fo:font-weight="normal" fo:font-family="Consolas" style:font-family-asian="Consolas" style:font-family-complex="Consolas" fo:background-color="transparent" style:use-window-font-color="true"/>
    </style:style>
    <style:style style:name="T2271" style:family="text">
      <style:text-properties fo:font-size="10.50pt" fo:font-weight="normal" fo:font-family="Consolas" style:font-family-asian="Consolas" style:font-family-complex="Consolas" fo:background-color="transparent" fo:color="#0000ff"/>
    </style:style>
    <style:style style:name="T2272" style:family="text">
      <style:text-properties fo:font-size="10.50pt" fo:font-weight="normal" fo:font-family="Consolas" style:font-family-asian="Consolas" style:font-family-complex="Consolas" fo:background-color="transparent" style:use-window-font-color="true"/>
    </style:style>
    <style:style style:name="T2273" style:family="text">
      <style:text-properties fo:font-size="10.50pt" fo:font-weight="normal" fo:font-family="Consolas" style:font-family-asian="Consolas" style:font-family-complex="Consolas" fo:background-color="transparent" fo:color="#0000ff"/>
    </style:style>
    <style:style style:name="T2274" style:family="text">
      <style:text-properties fo:font-size="10.50pt" fo:font-weight="normal" fo:font-family="Consolas" style:font-family-asian="Consolas" style:font-family-complex="Consolas" fo:background-color="transparent" style:use-window-font-color="true"/>
    </style:style>
    <style:style style:name="T2275" style:family="text">
      <style:text-properties fo:font-size="10.50pt" fo:font-weight="normal" fo:font-family="Consolas" style:font-family-asian="Consolas" style:font-family-complex="Consolas" fo:background-color="transparent" fo:color="#2b91af"/>
    </style:style>
    <style:style style:name="T2276" style:family="text">
      <style:text-properties fo:font-size="10.50pt" fo:font-weight="normal" fo:font-family="Consolas" style:font-family-asian="Consolas" style:font-family-complex="Consolas" fo:background-color="transparent" style:use-window-font-color="true"/>
    </style:style>
    <style:style style:name="T2277" style:family="text">
      <style:text-properties fo:font-size="10.50pt" fo:font-weight="normal" fo:font-family="Consolas" style:font-family-asian="Consolas" style:font-family-complex="Consolas" fo:background-color="transparent" fo:color="#0000ff"/>
    </style:style>
    <style:style style:name="T2278" style:family="text">
      <style:text-properties fo:font-size="10.50pt" fo:font-weight="normal" fo:font-family="Consolas" style:font-family-asian="Consolas" style:font-family-complex="Consolas" fo:background-color="transparent" style:use-window-font-color="true"/>
    </style:style>
    <style:style style:name="T2279" style:family="text">
      <style:text-properties fo:font-size="10.50pt" fo:font-weight="normal" fo:font-family="Consolas" style:font-family-asian="Consolas" style:font-family-complex="Consolas" fo:background-color="transparent" fo:color="#0000ff"/>
    </style:style>
    <style:style style:name="T2280" style:family="text">
      <style:text-properties fo:font-size="10.50pt" fo:font-weight="normal" fo:font-family="Consolas" style:font-family-asian="Consolas" style:font-family-complex="Consolas" fo:background-color="transparent" style:use-window-font-color="true"/>
    </style:style>
    <style:style style:name="T2281" style:family="text">
      <style:text-properties fo:font-size="10.50pt" fo:font-weight="normal" fo:font-family="Consolas" style:font-family-asian="Consolas" style:font-family-complex="Consolas" fo:background-color="transparent" fo:color="#2b91af"/>
    </style:style>
    <style:style style:name="T2282" style:family="text">
      <style:text-properties fo:font-size="10.50pt" fo:font-weight="normal" fo:font-family="Consolas" style:font-family-asian="Consolas" style:font-family-complex="Consolas" fo:background-color="transparent" style:use-window-font-color="true"/>
    </style:style>
    <style:style style:name="T2283" style:family="text">
      <style:text-properties fo:font-size="10.50pt" fo:font-weight="normal" fo:font-family="Consolas" style:font-family-asian="Consolas" style:font-family-complex="Consolas" fo:background-color="transparent" fo:color="#0000ff"/>
    </style:style>
    <style:style style:name="T2284" style:family="text">
      <style:text-properties fo:font-size="10.50pt" fo:font-weight="normal" fo:font-family="Consolas" style:font-family-asian="Consolas" style:font-family-complex="Consolas" fo:background-color="transparent" style:use-window-font-color="true"/>
    </style:style>
    <style:style style:name="T2285" style:family="text">
      <style:text-properties fo:font-size="10.50pt" fo:font-weight="normal" fo:font-family="Consolas" style:font-family-asian="Consolas" style:font-family-complex="Consolas" fo:background-color="transparent" fo:color="#2b91af"/>
    </style:style>
    <style:style style:name="T2286" style:family="text">
      <style:text-properties fo:font-size="10.50pt" fo:font-weight="normal" fo:font-family="Consolas" style:font-family-asian="Consolas" style:font-family-complex="Consolas" fo:background-color="transparent" style:use-window-font-color="true"/>
    </style:style>
    <style:style style:name="T2287" style:family="text">
      <style:text-properties fo:font-size="10.50pt" fo:font-weight="normal" fo:font-family="Consolas" style:font-family-asian="Consolas" style:font-family-complex="Consolas" fo:background-color="transparent" fo:color="#008000"/>
    </style:style>
    <style:style style:name="T2288" style:family="text">
      <style:text-properties fo:font-size="10.50pt" fo:font-weight="normal" fo:font-family="Consolas" style:font-family-asian="Consolas" style:font-family-complex="Consolas" fo:background-color="transparent" style:use-window-font-color="true"/>
    </style:style>
    <style:style style:name="T2289" style:family="text">
      <style:text-properties fo:font-size="10.50pt" fo:font-weight="normal" fo:font-family="Consolas" style:font-family-asian="Consolas" style:font-family-complex="Consolas" fo:background-color="transparent" fo:color="#0000ff"/>
    </style:style>
    <style:style style:name="T2290" style:family="text">
      <style:text-properties fo:font-size="10.50pt" fo:font-weight="normal" fo:font-family="Consolas" style:font-family-asian="Consolas" style:font-family-complex="Consolas" fo:background-color="transparent" style:use-window-font-color="true"/>
    </style:style>
    <style:style style:name="T2291" style:family="text">
      <style:text-properties fo:font-size="10.50pt" fo:font-weight="normal" fo:font-family="Consolas" style:font-family-asian="Consolas" style:font-family-complex="Consolas" fo:background-color="transparent" fo:color="#0000ff"/>
    </style:style>
    <style:style style:name="T2292" style:family="text">
      <style:text-properties fo:font-size="10.50pt" fo:font-weight="normal" fo:font-family="Consolas" style:font-family-asian="Consolas" style:font-family-complex="Consolas" fo:background-color="transparent" style:use-window-font-color="true"/>
    </style:style>
    <style:style style:name="T2293" style:family="text">
      <style:text-properties fo:font-size="10.50pt" fo:font-weight="normal" fo:font-family="Consolas" style:font-family-asian="Consolas" style:font-family-complex="Consolas" fo:background-color="transparent" fo:color="#2b91af"/>
    </style:style>
    <style:style style:name="T2294" style:family="text">
      <style:text-properties fo:font-size="10.50pt" fo:font-weight="normal" fo:font-family="Consolas" style:font-family-asian="Consolas" style:font-family-complex="Consolas" fo:background-color="transparent" style:use-window-font-color="true"/>
    </style:style>
    <style:style style:name="T2295" style:family="text">
      <style:text-properties fo:font-size="10.50pt" fo:font-weight="normal" fo:font-family="Consolas" style:font-family-asian="Consolas" style:font-family-complex="Consolas" fo:background-color="transparent" fo:color="#0000ff"/>
    </style:style>
    <style:style style:name="T2296" style:family="text">
      <style:text-properties fo:font-size="10.50pt" fo:font-weight="normal" fo:font-family="Consolas" style:font-family-asian="Consolas" style:font-family-complex="Consolas" fo:background-color="transparent" style:use-window-font-color="true"/>
    </style:style>
    <style:style style:name="T2297" style:family="text">
      <style:text-properties fo:font-size="10.50pt" fo:font-weight="normal" fo:font-family="Consolas" style:font-family-asian="Consolas" style:font-family-complex="Consolas" fo:background-color="transparent" fo:color="#2b91af"/>
    </style:style>
    <style:style style:name="T2298" style:family="text">
      <style:text-properties fo:font-size="10.50pt" fo:font-weight="normal" fo:font-family="Consolas" style:font-family-asian="Consolas" style:font-family-complex="Consolas" fo:background-color="transparent" style:use-window-font-color="true"/>
    </style:style>
    <style:style style:name="T2299" style:family="text">
      <style:text-properties fo:font-size="10.50pt" fo:font-weight="normal" fo:font-family="Consolas" style:font-family-asian="Consolas" style:font-family-complex="Consolas" fo:background-color="transparent" fo:color="#0000ff"/>
    </style:style>
    <style:style style:name="T2300" style:family="text">
      <style:text-properties fo:font-size="10.50pt" fo:font-weight="normal" fo:font-family="Consolas" style:font-family-asian="Consolas" style:font-family-complex="Consolas" fo:background-color="transparent" style:use-window-font-color="true"/>
    </style:style>
    <style:style style:name="T2301" style:family="text">
      <style:text-properties fo:font-size="10.50pt" fo:font-weight="normal" fo:font-family="Consolas" style:font-family-asian="Consolas" style:font-family-complex="Consolas" fo:background-color="transparent" fo:color="#2b91af"/>
    </style:style>
    <style:style style:name="T2302" style:family="text">
      <style:text-properties fo:font-size="10.50pt" fo:font-weight="normal" fo:font-family="Consolas" style:font-family-asian="Consolas" style:font-family-complex="Consolas" fo:background-color="transparent" style:use-window-font-color="true"/>
    </style:style>
    <style:style style:name="T2303" style:family="text">
      <style:text-properties fo:font-size="10.50pt" fo:font-weight="normal" fo:font-family="Consolas" style:font-family-asian="Consolas" style:font-family-complex="Consolas" fo:background-color="transparent" fo:color="#008000"/>
    </style:style>
    <style:style style:name="T2304" style:family="text">
      <style:text-properties fo:font-size="10.50pt" fo:font-weight="normal" fo:font-family="Consolas" style:font-family-asian="Consolas" style:font-family-complex="Consolas" fo:background-color="transparent" style:use-window-font-color="true"/>
    </style:style>
    <style:style style:name="T2305" style:family="text">
      <style:text-properties fo:font-size="10.50pt" fo:font-weight="normal" fo:font-family="Consolas" style:font-family-asian="Consolas" style:font-family-complex="Consolas" fo:background-color="transparent" fo:color="#0000ff"/>
    </style:style>
    <style:style style:name="T2306" style:family="text">
      <style:text-properties fo:font-size="10.50pt" fo:font-weight="normal" fo:font-family="Consolas" style:font-family-asian="Consolas" style:font-family-complex="Consolas" fo:background-color="transparent" style:use-window-font-color="true"/>
    </style:style>
    <style:style style:name="T2307" style:family="text">
      <style:text-properties fo:font-size="10.50pt" fo:font-weight="normal" fo:font-family="Consolas" style:font-family-asian="Consolas" style:font-family-complex="Consolas" fo:background-color="transparent" fo:color="#0000ff"/>
    </style:style>
    <style:style style:name="T2308" style:family="text">
      <style:text-properties fo:font-size="10.50pt" fo:font-weight="normal" fo:font-family="Consolas" style:font-family-asian="Consolas" style:font-family-complex="Consolas" fo:background-color="transparent" style:use-window-font-color="true"/>
    </style:style>
    <style:style style:name="T2309" style:family="text">
      <style:text-properties fo:font-size="10.50pt" fo:font-weight="normal" fo:font-family="Consolas" style:font-family-asian="Consolas" style:font-family-complex="Consolas" fo:background-color="transparent" fo:color="#2b91af"/>
    </style:style>
    <style:style style:name="T2310" style:family="text">
      <style:text-properties fo:font-size="10.50pt" fo:font-weight="normal" fo:font-family="Consolas" style:font-family-asian="Consolas" style:font-family-complex="Consolas" fo:background-color="transparent" style:use-window-font-color="true"/>
    </style:style>
    <style:style style:name="T2311" style:family="text">
      <style:text-properties fo:font-size="10.50pt" fo:font-weight="normal" fo:font-family="Consolas" style:font-family-asian="Consolas" style:font-family-complex="Consolas" fo:background-color="transparent" fo:color="#0000ff"/>
    </style:style>
    <style:style style:name="T2312" style:family="text">
      <style:text-properties fo:font-size="10.50pt" fo:font-weight="normal" fo:font-family="Consolas" style:font-family-asian="Consolas" style:font-family-complex="Consolas" fo:background-color="transparent" style:use-window-font-color="true"/>
    </style:style>
    <style:style style:name="T2313" style:family="text">
      <style:text-properties fo:font-size="10.50pt" fo:font-weight="normal" fo:font-family="Consolas" style:font-family-asian="Consolas" style:font-family-complex="Consolas" fo:background-color="transparent" fo:color="#0000ff"/>
    </style:style>
    <style:style style:name="T2314" style:family="text">
      <style:text-properties fo:font-size="10.50pt" fo:font-weight="normal" fo:font-family="Consolas" style:font-family-asian="Consolas" style:font-family-complex="Consolas" fo:background-color="transparent" style:use-window-font-color="true"/>
    </style:style>
    <style:style style:name="T2315" style:family="text">
      <style:text-properties fo:font-size="10.50pt" fo:font-weight="normal" fo:font-family="Consolas" style:font-family-asian="Consolas" style:font-family-complex="Consolas" fo:background-color="transparent" fo:color="#2b91af"/>
    </style:style>
    <style:style style:name="T2316" style:family="text">
      <style:text-properties fo:font-size="10.50pt" fo:font-weight="normal" fo:font-family="Consolas" style:font-family-asian="Consolas" style:font-family-complex="Consolas" fo:background-color="transparent" style:use-window-font-color="true"/>
    </style:style>
    <style:style style:name="T2317" style:family="text">
      <style:text-properties fo:font-size="10.50pt" fo:font-weight="normal" fo:font-family="Consolas" style:font-family-asian="Consolas" style:font-family-complex="Consolas" fo:background-color="transparent" fo:color="#0000ff"/>
    </style:style>
    <style:style style:name="T2318" style:family="text">
      <style:text-properties fo:font-size="10.50pt" fo:font-weight="normal" fo:font-family="Consolas" style:font-family-asian="Consolas" style:font-family-complex="Consolas" fo:background-color="transparent" style:use-window-font-color="true"/>
    </style:style>
    <style:style style:name="T2319" style:family="text">
      <style:text-properties fo:font-size="10.50pt" fo:font-weight="normal" fo:font-family="Consolas" style:font-family-asian="Consolas" style:font-family-complex="Consolas" fo:background-color="transparent" fo:color="#2b91af"/>
    </style:style>
    <style:style style:name="T2320" style:family="text">
      <style:text-properties fo:font-size="10.50pt" fo:font-weight="normal" fo:font-family="Consolas" style:font-family-asian="Consolas" style:font-family-complex="Consolas" fo:background-color="transparent" style:use-window-font-color="true"/>
    </style:style>
    <style:style style:name="T2321" style:family="text">
      <style:text-properties fo:font-size="10.50pt" fo:font-weight="normal" fo:font-family="Consolas" style:font-family-asian="Consolas" style:font-family-complex="Consolas" fo:background-color="transparent" fo:color="#008000"/>
    </style:style>
    <style:style style:name="T2322" style:family="text">
      <style:text-properties fo:font-size="10.50pt" fo:font-weight="normal" fo:font-family="Consolas" style:font-family-asian="Consolas" style:font-family-complex="Consolas" fo:background-color="transparent" style:use-window-font-color="true"/>
    </style:style>
    <style:style style:name="T2323" style:family="text">
      <style:text-properties fo:font-size="10.50pt" fo:font-weight="normal" fo:font-family="Consolas" style:font-family-asian="Consolas" style:font-family-complex="Consolas" fo:background-color="transparent" fo:color="#0000ff"/>
    </style:style>
    <style:style style:name="T2324" style:family="text">
      <style:text-properties fo:font-size="10.50pt" fo:font-weight="normal" fo:font-family="Consolas" style:font-family-asian="Consolas" style:font-family-complex="Consolas" fo:background-color="transparent" style:use-window-font-color="true"/>
    </style:style>
    <style:style style:name="T2325" style:family="text">
      <style:text-properties fo:font-size="10.50pt" fo:font-weight="normal" fo:font-family="Consolas" style:font-family-asian="Consolas" style:font-family-complex="Consolas" fo:background-color="transparent" fo:color="#0000ff"/>
    </style:style>
    <style:style style:name="T2326" style:family="text">
      <style:text-properties fo:font-size="10.50pt" fo:font-weight="normal" fo:font-family="Consolas" style:font-family-asian="Consolas" style:font-family-complex="Consolas" fo:background-color="transparent" style:use-window-font-color="true"/>
    </style:style>
    <style:style style:name="T2327" style:family="text">
      <style:text-properties fo:font-size="10.50pt" fo:font-weight="normal" fo:font-family="Consolas" style:font-family-asian="Consolas" style:font-family-complex="Consolas" fo:background-color="transparent" fo:color="#2b91af"/>
    </style:style>
    <style:style style:name="T2328" style:family="text">
      <style:text-properties fo:font-size="10.50pt" fo:font-weight="normal" fo:font-family="Consolas" style:font-family-asian="Consolas" style:font-family-complex="Consolas" fo:background-color="transparent" style:use-window-font-color="true"/>
    </style:style>
    <style:style style:name="T2329" style:family="text">
      <style:text-properties fo:font-size="10.50pt" fo:font-weight="normal" fo:font-family="Consolas" style:font-family-asian="Consolas" style:font-family-complex="Consolas" fo:background-color="transparent" fo:color="#0000ff"/>
    </style:style>
    <style:style style:name="T2330" style:family="text">
      <style:text-properties fo:font-size="10.50pt" fo:font-weight="normal" fo:font-family="Consolas" style:font-family-asian="Consolas" style:font-family-complex="Consolas" fo:background-color="transparent" style:use-window-font-color="true"/>
    </style:style>
    <style:style style:name="T2331" style:family="text">
      <style:text-properties fo:font-size="10.50pt" fo:font-weight="normal" fo:font-family="Consolas" style:font-family-asian="Consolas" style:font-family-complex="Consolas" fo:background-color="transparent" fo:color="#2b91af"/>
    </style:style>
    <style:style style:name="T2332" style:family="text">
      <style:text-properties fo:font-size="10.50pt" fo:font-weight="normal" fo:font-family="Consolas" style:font-family-asian="Consolas" style:font-family-complex="Consolas" fo:background-color="transparent" style:use-window-font-color="true"/>
    </style:style>
    <style:style style:name="T2333" style:family="text">
      <style:text-properties fo:font-size="10.50pt" fo:font-weight="normal" fo:font-family="Consolas" style:font-family-asian="Consolas" style:font-family-complex="Consolas" fo:background-color="transparent" fo:color="#2b91af"/>
    </style:style>
    <style:style style:name="T2334" style:family="text">
      <style:text-properties fo:font-size="10.50pt" fo:font-weight="normal" fo:font-family="Consolas" style:font-family-asian="Consolas" style:font-family-complex="Consolas" fo:background-color="transparent" style:use-window-font-color="true"/>
    </style:style>
    <style:style style:name="T2335" style:family="text">
      <style:text-properties fo:font-size="10.50pt" fo:font-weight="normal" fo:font-family="Consolas" style:font-family-asian="Consolas" style:font-family-complex="Consolas" fo:background-color="transparent" fo:color="#2b91af"/>
    </style:style>
    <style:style style:name="T2336" style:family="text">
      <style:text-properties fo:font-size="10.50pt" fo:font-weight="normal" fo:font-family="Consolas" style:font-family-asian="Consolas" style:font-family-complex="Consolas" fo:background-color="transparent" style:use-window-font-color="true"/>
    </style:style>
    <style:style style:name="T2337" style:family="text">
      <style:text-properties fo:font-size="10.50pt" fo:font-weight="normal" fo:font-family="Consolas" style:font-family-asian="Consolas" style:font-family-complex="Consolas" fo:background-color="transparent" fo:color="#008000"/>
    </style:style>
    <style:style style:name="T2338" style:family="text">
      <style:text-properties fo:font-size="10.50pt" fo:font-weight="normal" fo:font-family="Consolas" style:font-family-asian="Consolas" style:font-family-complex="Consolas" fo:background-color="transparent" style:use-window-font-color="true"/>
    </style:style>
    <style:style style:name="T2339" style:family="text">
      <style:text-properties fo:font-size="10.50pt" fo:font-weight="normal" fo:font-family="Consolas" style:font-family-asian="Consolas" style:font-family-complex="Consolas" fo:background-color="transparent" fo:color="#0000ff"/>
    </style:style>
    <style:style style:name="T2340" style:family="text">
      <style:text-properties fo:font-size="10.50pt" fo:font-weight="normal" fo:font-family="Consolas" style:font-family-asian="Consolas" style:font-family-complex="Consolas" fo:background-color="transparent" style:use-window-font-color="true"/>
    </style:style>
    <style:style style:name="T2341" style:family="text">
      <style:text-properties fo:font-size="10.50pt" fo:font-weight="normal" fo:font-family="Consolas" style:font-family-asian="Consolas" style:font-family-complex="Consolas" fo:background-color="transparent" fo:color="#0000ff"/>
    </style:style>
    <style:style style:name="T2342" style:family="text">
      <style:text-properties fo:font-size="10.50pt" fo:font-weight="normal" fo:font-family="Consolas" style:font-family-asian="Consolas" style:font-family-complex="Consolas" fo:background-color="transparent" style:use-window-font-color="true"/>
    </style:style>
    <style:style style:name="T2343" style:family="text">
      <style:text-properties fo:font-size="10.50pt" fo:font-weight="normal" fo:font-family="Consolas" style:font-family-asian="Consolas" style:font-family-complex="Consolas" fo:background-color="transparent" fo:color="#2b91af"/>
    </style:style>
    <style:style style:name="T2344" style:family="text">
      <style:text-properties fo:font-size="10.50pt" fo:font-weight="normal" fo:font-family="Consolas" style:font-family-asian="Consolas" style:font-family-complex="Consolas" fo:background-color="transparent" style:use-window-font-color="true"/>
    </style:style>
    <style:style style:name="T2345" style:family="text">
      <style:text-properties fo:font-size="10.50pt" fo:font-weight="normal" fo:font-family="Consolas" style:font-family-asian="Consolas" style:font-family-complex="Consolas" fo:background-color="transparent" fo:color="#0000ff"/>
    </style:style>
    <style:style style:name="T2346" style:family="text">
      <style:text-properties fo:font-size="10.50pt" fo:font-weight="normal" fo:font-family="Consolas" style:font-family-asian="Consolas" style:font-family-complex="Consolas" fo:background-color="transparent" style:use-window-font-color="true"/>
    </style:style>
    <style:style style:name="T2347" style:family="text">
      <style:text-properties fo:font-size="10.50pt" fo:font-weight="normal" fo:font-family="Consolas" style:font-family-asian="Consolas" style:font-family-complex="Consolas" fo:background-color="transparent" fo:color="#0000ff"/>
    </style:style>
    <style:style style:name="T2348" style:family="text">
      <style:text-properties fo:font-size="10.50pt" fo:font-weight="normal" fo:font-family="Consolas" style:font-family-asian="Consolas" style:font-family-complex="Consolas" fo:background-color="transparent" style:use-window-font-color="true"/>
    </style:style>
    <style:style style:name="T2349" style:family="text">
      <style:text-properties fo:font-size="10.50pt" fo:font-weight="normal" fo:font-family="Consolas" style:font-family-asian="Consolas" style:font-family-complex="Consolas" fo:background-color="transparent" fo:color="#2b91af"/>
    </style:style>
    <style:style style:name="T2350" style:family="text">
      <style:text-properties fo:font-size="10.50pt" fo:font-weight="normal" fo:font-family="Consolas" style:font-family-asian="Consolas" style:font-family-complex="Consolas" fo:background-color="transparent" style:use-window-font-color="true"/>
    </style:style>
    <style:style style:name="T2351" style:family="text">
      <style:text-properties fo:font-size="10.50pt" fo:font-weight="normal" fo:font-family="Consolas" style:font-family-asian="Consolas" style:font-family-complex="Consolas" fo:background-color="transparent" fo:color="#2b91af"/>
    </style:style>
    <style:style style:name="T2352" style:family="text">
      <style:text-properties fo:font-size="10.50pt" fo:font-weight="normal" fo:font-family="Consolas" style:font-family-asian="Consolas" style:font-family-complex="Consolas" fo:background-color="transparent" style:use-window-font-color="true"/>
    </style:style>
    <style:style style:name="T2353" style:family="text">
      <style:text-properties fo:font-size="10.50pt" fo:font-weight="normal" fo:font-family="Consolas" style:font-family-asian="Consolas" style:font-family-complex="Consolas" fo:background-color="transparent" fo:color="#0000ff"/>
    </style:style>
    <style:style style:name="T2354" style:family="text">
      <style:text-properties fo:font-size="10.50pt" fo:font-weight="normal" fo:font-family="Consolas" style:font-family-asian="Consolas" style:font-family-complex="Consolas" fo:background-color="transparent" style:use-window-font-color="true"/>
    </style:style>
    <style:style style:name="T2355" style:family="text">
      <style:text-properties fo:font-size="10.50pt" fo:font-weight="normal" fo:font-family="Consolas" style:font-family-asian="Consolas" style:font-family-complex="Consolas" fo:background-color="transparent" fo:color="#0000ff"/>
    </style:style>
    <style:style style:name="T2356" style:family="text">
      <style:text-properties fo:font-size="10.50pt" fo:font-weight="normal" fo:font-family="Consolas" style:font-family-asian="Consolas" style:font-family-complex="Consolas" fo:background-color="transparent" style:use-window-font-color="true"/>
    </style:style>
    <style:style style:name="T2357" style:family="text">
      <style:text-properties fo:font-size="10.50pt" fo:font-weight="normal" fo:font-family="Consolas" style:font-family-asian="Consolas" style:font-family-complex="Consolas" fo:background-color="transparent" fo:color="#2b91af"/>
    </style:style>
    <style:style style:name="T2358" style:family="text">
      <style:text-properties fo:font-size="10.50pt" fo:font-weight="normal" fo:font-family="Consolas" style:font-family-asian="Consolas" style:font-family-complex="Consolas" fo:background-color="transparent" style:use-window-font-color="true"/>
    </style:style>
    <style:style style:name="T2359" style:family="text">
      <style:text-properties fo:font-size="10.50pt" fo:font-weight="normal" fo:font-family="Consolas" style:font-family-asian="Consolas" style:font-family-complex="Consolas" fo:background-color="transparent" fo:color="#2b91af"/>
    </style:style>
    <style:style style:name="T2360" style:family="text">
      <style:text-properties fo:font-size="10.50pt" fo:font-weight="normal" fo:font-family="Consolas" style:font-family-asian="Consolas" style:font-family-complex="Consolas" fo:background-color="transparent" style:use-window-font-color="true"/>
    </style:style>
    <style:style style:name="T2361" style:family="text">
      <style:text-properties fo:font-size="10.50pt" fo:font-weight="normal" fo:font-family="Consolas" style:font-family-asian="Consolas" style:font-family-complex="Consolas" fo:background-color="transparent" fo:color="#2b91af"/>
    </style:style>
    <style:style style:name="T2362" style:family="text">
      <style:text-properties fo:font-size="10.50pt" fo:font-weight="normal" fo:font-family="Consolas" style:font-family-asian="Consolas" style:font-family-complex="Consolas" fo:background-color="transparent" style:use-window-font-color="true"/>
    </style:style>
    <style:style style:name="T2363" style:family="text">
      <style:text-properties fo:font-size="10.50pt" fo:font-weight="normal" fo:font-family="Consolas" style:font-family-asian="Consolas" style:font-family-complex="Consolas" fo:background-color="transparent" fo:color="#0000ff"/>
    </style:style>
    <style:style style:name="T2364" style:family="text">
      <style:text-properties fo:font-size="10.50pt" fo:font-weight="normal" fo:font-family="Consolas" style:font-family-asian="Consolas" style:font-family-complex="Consolas" fo:background-color="transparent" style:use-window-font-color="true"/>
    </style:style>
    <style:style style:name="T2365" style:family="text">
      <style:text-properties fo:font-size="10.50pt" fo:font-weight="normal" fo:font-family="Consolas" style:font-family-asian="Consolas" style:font-family-complex="Consolas" fo:background-color="transparent" fo:color="#2b91af"/>
    </style:style>
    <style:style style:name="T2366" style:family="text">
      <style:text-properties fo:font-size="10.50pt" fo:font-weight="normal" fo:font-family="Consolas" style:font-family-asian="Consolas" style:font-family-complex="Consolas" fo:background-color="transparent" style:use-window-font-color="true"/>
    </style:style>
    <style:style style:name="T2367" style:family="text">
      <style:text-properties fo:font-size="10.50pt" fo:font-weight="normal" fo:font-family="Consolas" style:font-family-asian="Consolas" style:font-family-complex="Consolas" fo:background-color="transparent" fo:color="#0000ff"/>
    </style:style>
    <style:style style:name="T2368" style:family="text">
      <style:text-properties fo:font-size="10.50pt" fo:font-weight="normal" fo:font-family="Consolas" style:font-family-asian="Consolas" style:font-family-complex="Consolas" fo:background-color="transparent" style:use-window-font-color="true"/>
    </style:style>
    <style:style style:name="T2369" style:family="text">
      <style:text-properties fo:font-size="10.50pt" fo:font-weight="normal" fo:font-family="Consolas" style:font-family-asian="Consolas" style:font-family-complex="Consolas" fo:background-color="transparent" fo:color="#008000"/>
    </style:style>
    <style:style style:name="T2370" style:family="text">
      <style:text-properties fo:font-size="10.50pt" fo:font-weight="normal" fo:font-family="Consolas" style:font-family-asian="Consolas" style:font-family-complex="Consolas" fo:background-color="transparent" style:use-window-font-color="true"/>
    </style:style>
    <style:style style:name="T2371" style:family="text">
      <style:text-properties fo:font-size="10.50pt" fo:font-weight="normal" fo:font-family="Consolas" style:font-family-asian="Consolas" style:font-family-complex="Consolas" fo:background-color="transparent" fo:color="#0000ff"/>
    </style:style>
    <style:style style:name="T2372" style:family="text">
      <style:text-properties fo:font-size="10.50pt" fo:font-weight="normal" fo:font-family="Consolas" style:font-family-asian="Consolas" style:font-family-complex="Consolas" fo:background-color="transparent" style:use-window-font-color="true"/>
    </style:style>
    <style:style style:name="T2373" style:family="text">
      <style:text-properties fo:font-size="10.50pt" fo:font-weight="normal" fo:font-family="Consolas" style:font-family-asian="Consolas" style:font-family-complex="Consolas" fo:background-color="transparent" fo:color="#0000ff"/>
    </style:style>
    <style:style style:name="T2374" style:family="text">
      <style:text-properties fo:font-size="10.50pt" fo:font-weight="normal" fo:font-family="Consolas" style:font-family-asian="Consolas" style:font-family-complex="Consolas" fo:background-color="transparent" style:use-window-font-color="true"/>
    </style:style>
    <style:style style:name="T2375" style:family="text">
      <style:text-properties fo:font-size="10.50pt" fo:font-weight="normal" fo:font-family="Consolas" style:font-family-asian="Consolas" style:font-family-complex="Consolas" fo:background-color="transparent" fo:color="#2b91af"/>
    </style:style>
    <style:style style:name="T2376" style:family="text">
      <style:text-properties fo:font-size="10.50pt" fo:font-weight="normal" fo:font-family="Consolas" style:font-family-asian="Consolas" style:font-family-complex="Consolas" fo:background-color="transparent" style:use-window-font-color="true"/>
    </style:style>
    <style:style style:name="T2377" style:family="text">
      <style:text-properties fo:font-size="10.50pt" fo:font-weight="normal" fo:font-family="Consolas" style:font-family-asian="Consolas" style:font-family-complex="Consolas" fo:background-color="transparent" fo:color="#2b91af"/>
    </style:style>
    <style:style style:name="T2378" style:family="text">
      <style:text-properties fo:font-size="10.50pt" fo:font-weight="normal" fo:font-family="Consolas" style:font-family-asian="Consolas" style:font-family-complex="Consolas" fo:background-color="transparent" style:use-window-font-color="true"/>
    </style:style>
    <style:style style:name="T2379" style:family="text">
      <style:text-properties fo:font-size="10.50pt" fo:font-weight="normal" fo:font-family="Consolas" style:font-family-asian="Consolas" style:font-family-complex="Consolas" fo:background-color="transparent" fo:color="#2b91af"/>
    </style:style>
    <style:style style:name="T2380" style:family="text">
      <style:text-properties fo:font-size="10.50pt" fo:font-weight="normal" fo:font-family="Consolas" style:font-family-asian="Consolas" style:font-family-complex="Consolas" fo:background-color="transparent" style:use-window-font-color="true"/>
    </style:style>
    <style:style style:name="T2381" style:family="text">
      <style:text-properties fo:font-size="10.50pt" fo:font-weight="normal" fo:font-family="Consolas" style:font-family-asian="Consolas" style:font-family-complex="Consolas" fo:background-color="transparent" fo:color="#0000ff"/>
    </style:style>
    <style:style style:name="T2382" style:family="text">
      <style:text-properties fo:font-size="10.50pt" fo:font-weight="normal" fo:font-family="Consolas" style:font-family-asian="Consolas" style:font-family-complex="Consolas" fo:background-color="transparent" style:use-window-font-color="true"/>
    </style:style>
    <style:style style:name="T2383" style:family="text">
      <style:text-properties fo:font-size="10.50pt" fo:font-weight="normal" fo:font-family="Consolas" style:font-family-asian="Consolas" style:font-family-complex="Consolas" fo:background-color="transparent" fo:color="#0000ff"/>
    </style:style>
    <style:style style:name="T2384" style:family="text">
      <style:text-properties fo:font-size="10.50pt" fo:font-weight="normal" fo:font-family="Consolas" style:font-family-asian="Consolas" style:font-family-complex="Consolas" fo:background-color="transparent" style:use-window-font-color="true"/>
    </style:style>
    <style:style style:name="T2385" style:family="text">
      <style:text-properties fo:font-size="10.50pt" fo:font-weight="normal" fo:font-family="Consolas" style:font-family-asian="Consolas" style:font-family-complex="Consolas" fo:background-color="transparent" fo:color="#2b91af"/>
    </style:style>
    <style:style style:name="T2386" style:family="text">
      <style:text-properties fo:font-size="10.50pt" fo:font-weight="normal" fo:font-family="Consolas" style:font-family-asian="Consolas" style:font-family-complex="Consolas" fo:background-color="transparent" style:use-window-font-color="true"/>
    </style:style>
    <style:style style:name="T2387" style:family="text">
      <style:text-properties fo:font-size="10.50pt" fo:font-weight="normal" fo:font-family="Consolas" style:font-family-asian="Consolas" style:font-family-complex="Consolas" fo:background-color="transparent" fo:color="#2b91af"/>
    </style:style>
    <style:style style:name="T2388" style:family="text">
      <style:text-properties fo:font-size="10.50pt" fo:font-weight="normal" fo:font-family="Consolas" style:font-family-asian="Consolas" style:font-family-complex="Consolas" fo:background-color="transparent" style:use-window-font-color="true"/>
    </style:style>
    <style:style style:name="T2389" style:family="text">
      <style:text-properties fo:font-size="10.50pt" fo:font-weight="normal" fo:font-family="Consolas" style:font-family-asian="Consolas" style:font-family-complex="Consolas" fo:background-color="transparent" fo:color="#2b91af"/>
    </style:style>
    <style:style style:name="T2390" style:family="text">
      <style:text-properties fo:font-size="10.50pt" fo:font-weight="normal" fo:font-family="Consolas" style:font-family-asian="Consolas" style:font-family-complex="Consolas" fo:background-color="transparent" style:use-window-font-color="true"/>
    </style:style>
    <style:style style:name="T2391" style:family="text">
      <style:text-properties fo:font-size="10.50pt" fo:font-weight="normal" fo:font-family="Consolas" style:font-family-asian="Consolas" style:font-family-complex="Consolas" fo:background-color="transparent" fo:color="#0000ff"/>
    </style:style>
    <style:style style:name="T2392" style:family="text">
      <style:text-properties fo:font-size="10.50pt" fo:font-weight="normal" fo:font-family="Consolas" style:font-family-asian="Consolas" style:font-family-complex="Consolas" fo:background-color="transparent" style:use-window-font-color="true"/>
    </style:style>
    <style:style style:name="T2393" style:family="text">
      <style:text-properties fo:font-size="10.50pt" fo:font-weight="normal" fo:font-family="Consolas" style:font-family-asian="Consolas" style:font-family-complex="Consolas" fo:background-color="transparent" fo:color="#2b91af"/>
    </style:style>
    <style:style style:name="T2394" style:family="text">
      <style:text-properties fo:font-size="10.50pt" fo:font-weight="normal" fo:font-family="Consolas" style:font-family-asian="Consolas" style:font-family-complex="Consolas" fo:background-color="transparent" style:use-window-font-color="true"/>
    </style:style>
    <style:style style:name="T2395" style:family="text">
      <style:text-properties fo:font-size="10.50pt" fo:font-weight="normal" fo:font-family="Consolas" style:font-family-asian="Consolas" style:font-family-complex="Consolas" fo:background-color="transparent" fo:color="#0000ff"/>
    </style:style>
    <style:style style:name="T2396" style:family="text">
      <style:text-properties fo:font-size="10.50pt" fo:font-weight="normal" fo:font-family="Consolas" style:font-family-asian="Consolas" style:font-family-complex="Consolas" fo:background-color="transparent" style:use-window-font-color="true"/>
    </style:style>
    <style:style style:name="T2397" style:family="text">
      <style:text-properties fo:font-size="10.50pt" fo:font-weight="normal" fo:font-family="Consolas" style:font-family-asian="Consolas" style:font-family-complex="Consolas" fo:background-color="transparent" fo:color="#008000"/>
    </style:style>
    <style:style style:name="T2398" style:family="text">
      <style:text-properties fo:font-size="10.50pt" fo:font-weight="normal" fo:font-family="Consolas" style:font-family-asian="Consolas" style:font-family-complex="Consolas" fo:background-color="transparent" style:use-window-font-color="true"/>
    </style:style>
    <style:style style:name="T2399" style:family="text">
      <style:text-properties fo:font-size="10.50pt" fo:font-weight="normal" fo:font-family="Consolas" style:font-family-asian="Consolas" style:font-family-complex="Consolas" fo:background-color="transparent" fo:color="#0000ff"/>
    </style:style>
    <style:style style:name="T2400" style:family="text">
      <style:text-properties fo:font-size="10.50pt" fo:font-weight="normal" fo:font-family="Consolas" style:font-family-asian="Consolas" style:font-family-complex="Consolas" fo:background-color="transparent" style:use-window-font-color="true"/>
    </style:style>
    <style:style style:name="T2401" style:family="text">
      <style:text-properties fo:font-size="10.50pt" fo:font-weight="normal" fo:font-family="Consolas" style:font-family-asian="Consolas" style:font-family-complex="Consolas" fo:background-color="transparent" fo:color="#0000ff"/>
    </style:style>
    <style:style style:name="T2402" style:family="text">
      <style:text-properties fo:font-size="10.50pt" fo:font-weight="normal" fo:font-family="Consolas" style:font-family-asian="Consolas" style:font-family-complex="Consolas" fo:background-color="transparent" style:use-window-font-color="true"/>
    </style:style>
    <style:style style:name="T2403" style:family="text">
      <style:text-properties fo:font-size="10.50pt" fo:font-weight="normal" fo:font-family="Consolas" style:font-family-asian="Consolas" style:font-family-complex="Consolas" fo:background-color="transparent" fo:color="#2b91af"/>
    </style:style>
    <style:style style:name="T2404" style:family="text">
      <style:text-properties fo:font-size="10.50pt" fo:font-weight="normal" fo:font-family="Consolas" style:font-family-asian="Consolas" style:font-family-complex="Consolas" fo:background-color="transparent" style:use-window-font-color="true"/>
    </style:style>
    <style:style style:name="T2405" style:family="text">
      <style:text-properties fo:font-size="10.50pt" fo:font-weight="normal" fo:font-family="Consolas" style:font-family-asian="Consolas" style:font-family-complex="Consolas" fo:background-color="transparent" fo:color="#0000ff"/>
    </style:style>
    <style:style style:name="T2406" style:family="text">
      <style:text-properties fo:font-size="10.50pt" fo:font-weight="normal" fo:font-family="Consolas" style:font-family-asian="Consolas" style:font-family-complex="Consolas" fo:background-color="transparent" style:use-window-font-color="true"/>
    </style:style>
    <style:style style:name="T2407" style:family="text">
      <style:text-properties fo:font-size="10.50pt" fo:font-weight="normal" fo:font-family="Consolas" style:font-family-asian="Consolas" style:font-family-complex="Consolas" fo:background-color="transparent" fo:color="#0000ff"/>
    </style:style>
    <style:style style:name="T2408" style:family="text">
      <style:text-properties fo:font-size="10.50pt" fo:font-weight="normal" fo:font-family="Consolas" style:font-family-asian="Consolas" style:font-family-complex="Consolas" fo:background-color="transparent" style:use-window-font-color="true"/>
    </style:style>
    <style:style style:name="T2409" style:family="text">
      <style:text-properties fo:font-size="10.50pt" fo:font-weight="normal" fo:font-family="Consolas" style:font-family-asian="Consolas" style:font-family-complex="Consolas" fo:background-color="transparent" fo:color="#2b91af"/>
    </style:style>
    <style:style style:name="T2410" style:family="text">
      <style:text-properties fo:font-size="10.50pt" fo:font-weight="normal" fo:font-family="Consolas" style:font-family-asian="Consolas" style:font-family-complex="Consolas" fo:background-color="transparent" style:use-window-font-color="true"/>
    </style:style>
    <style:style style:name="T2411" style:family="text">
      <style:text-properties fo:font-size="10.50pt" fo:font-weight="normal" fo:font-family="Consolas" style:font-family-asian="Consolas" style:font-family-complex="Consolas" fo:background-color="transparent" fo:color="#2b91af"/>
    </style:style>
    <style:style style:name="T2412" style:family="text">
      <style:text-properties fo:font-size="10.50pt" fo:font-weight="normal" fo:font-family="Consolas" style:font-family-asian="Consolas" style:font-family-complex="Consolas" fo:background-color="transparent" style:use-window-font-color="true"/>
    </style:style>
    <style:style style:name="T2413" style:family="text">
      <style:text-properties fo:font-size="10.50pt" fo:font-weight="normal" fo:font-family="Consolas" style:font-family-asian="Consolas" style:font-family-complex="Consolas" fo:background-color="transparent" fo:color="#0000ff"/>
    </style:style>
    <style:style style:name="T2414" style:family="text">
      <style:text-properties fo:font-size="10.50pt" fo:font-weight="normal" fo:font-family="Consolas" style:font-family-asian="Consolas" style:font-family-complex="Consolas" fo:background-color="transparent" style:use-window-font-color="true"/>
    </style:style>
    <style:style style:name="T2415" style:family="text">
      <style:text-properties fo:font-size="10.50pt" fo:font-weight="normal" fo:font-family="Consolas" style:font-family-asian="Consolas" style:font-family-complex="Consolas" fo:background-color="transparent" fo:color="#0000ff"/>
    </style:style>
    <style:style style:name="T2416" style:family="text">
      <style:text-properties fo:font-size="10.50pt" fo:font-weight="normal" fo:font-family="Consolas" style:font-family-asian="Consolas" style:font-family-complex="Consolas" fo:background-color="transparent" style:use-window-font-color="true"/>
    </style:style>
    <style:style style:name="T2417" style:family="text">
      <style:text-properties fo:font-size="10.50pt" fo:font-weight="normal" fo:font-family="Consolas" style:font-family-asian="Consolas" style:font-family-complex="Consolas" fo:background-color="transparent" fo:color="#2b91af"/>
    </style:style>
    <style:style style:name="T2418" style:family="text">
      <style:text-properties fo:font-size="10.50pt" fo:font-weight="normal" fo:font-family="Consolas" style:font-family-asian="Consolas" style:font-family-complex="Consolas" fo:background-color="transparent" style:use-window-font-color="true"/>
    </style:style>
    <style:style style:name="T2419" style:family="text">
      <style:text-properties fo:font-size="10.50pt" fo:font-weight="normal" fo:font-family="Consolas" style:font-family-asian="Consolas" style:font-family-complex="Consolas" fo:background-color="transparent" fo:color="#2b91af"/>
    </style:style>
    <style:style style:name="T2420" style:family="text">
      <style:text-properties fo:font-size="10.50pt" fo:font-weight="normal" fo:font-family="Consolas" style:font-family-asian="Consolas" style:font-family-complex="Consolas" fo:background-color="transparent" style:use-window-font-color="true"/>
    </style:style>
    <style:style style:name="T2421" style:family="text">
      <style:text-properties fo:font-size="10.50pt" fo:font-weight="normal" fo:font-family="Consolas" style:font-family-asian="Consolas" style:font-family-complex="Consolas" fo:background-color="transparent" fo:color="#2b91af"/>
    </style:style>
    <style:style style:name="T2422" style:family="text">
      <style:text-properties fo:font-size="10.50pt" fo:font-weight="normal" fo:font-family="Consolas" style:font-family-asian="Consolas" style:font-family-complex="Consolas" fo:background-color="transparent" style:use-window-font-color="true"/>
    </style:style>
    <style:style style:name="T2423" style:family="text">
      <style:text-properties fo:font-size="10.50pt" fo:font-weight="normal" fo:font-family="Consolas" style:font-family-asian="Consolas" style:font-family-complex="Consolas" fo:background-color="transparent" fo:color="#0000ff"/>
    </style:style>
    <style:style style:name="T2424" style:family="text">
      <style:text-properties fo:font-size="10.50pt" fo:font-weight="normal" fo:font-family="Consolas" style:font-family-asian="Consolas" style:font-family-complex="Consolas" fo:background-color="transparent" style:use-window-font-color="true"/>
    </style:style>
    <style:style style:name="T2425" style:family="text">
      <style:text-properties fo:font-size="10.50pt" fo:font-weight="normal" fo:font-family="Consolas" style:font-family-asian="Consolas" style:font-family-complex="Consolas" fo:background-color="transparent" fo:color="#2b91af"/>
    </style:style>
    <style:style style:name="T2426" style:family="text">
      <style:text-properties fo:font-size="10.50pt" fo:font-weight="normal" fo:font-family="Consolas" style:font-family-asian="Consolas" style:font-family-complex="Consolas" fo:background-color="transparent" style:use-window-font-color="true"/>
    </style:style>
    <style:style style:name="T2427" style:family="text">
      <style:text-properties fo:font-size="10.50pt" fo:font-weight="normal" fo:font-family="Consolas" style:font-family-asian="Consolas" style:font-family-complex="Consolas" fo:background-color="transparent" fo:color="#0000ff"/>
    </style:style>
    <style:style style:name="T2428" style:family="text">
      <style:text-properties fo:font-size="10.50pt" fo:font-weight="normal" fo:font-family="Consolas" style:font-family-asian="Consolas" style:font-family-complex="Consolas" fo:background-color="transparent" style:use-window-font-color="true"/>
    </style:style>
    <style:style style:name="T2429" style:family="text">
      <style:text-properties fo:font-size="10.50pt" fo:font-weight="normal" fo:font-family="Consolas" style:font-family-asian="Consolas" style:font-family-complex="Consolas" fo:background-color="transparent" fo:color="#008000"/>
    </style:style>
    <style:style style:name="T2430" style:family="text">
      <style:text-properties fo:font-size="10.50pt" fo:font-weight="normal" fo:font-family="Consolas" style:font-family-asian="Consolas" style:font-family-complex="Consolas" fo:background-color="transparent" style:use-window-font-color="true"/>
    </style:style>
    <style:style style:name="T2431" style:family="text">
      <style:text-properties fo:font-size="10.50pt" fo:font-weight="normal" fo:font-family="Consolas" style:font-family-asian="Consolas" style:font-family-complex="Consolas" fo:background-color="transparent" fo:color="#0000ff"/>
    </style:style>
    <style:style style:name="T2432" style:family="text">
      <style:text-properties fo:font-size="10.50pt" fo:font-weight="normal" fo:font-family="Consolas" style:font-family-asian="Consolas" style:font-family-complex="Consolas" fo:background-color="transparent" style:use-window-font-color="true"/>
    </style:style>
    <style:style style:name="T2433" style:family="text">
      <style:text-properties fo:font-size="10.50pt" fo:font-weight="normal" fo:font-family="Consolas" style:font-family-asian="Consolas" style:font-family-complex="Consolas" fo:background-color="transparent" fo:color="#0000ff"/>
    </style:style>
    <style:style style:name="T2434" style:family="text">
      <style:text-properties fo:font-size="10.50pt" fo:font-weight="normal" fo:font-family="Consolas" style:font-family-asian="Consolas" style:font-family-complex="Consolas" fo:background-color="transparent" style:use-window-font-color="true"/>
    </style:style>
    <style:style style:name="T2435" style:family="text">
      <style:text-properties fo:font-size="10.50pt" fo:font-weight="normal" fo:font-family="Consolas" style:font-family-asian="Consolas" style:font-family-complex="Consolas" fo:background-color="transparent" fo:color="#2b91af"/>
    </style:style>
    <style:style style:name="T2436" style:family="text">
      <style:text-properties fo:font-size="10.50pt" fo:font-weight="normal" fo:font-family="Consolas" style:font-family-asian="Consolas" style:font-family-complex="Consolas" fo:background-color="transparent" style:use-window-font-color="true"/>
    </style:style>
    <style:style style:name="T2437" style:family="text">
      <style:text-properties fo:font-size="10.50pt" fo:font-weight="normal" fo:font-family="Consolas" style:font-family-asian="Consolas" style:font-family-complex="Consolas" fo:background-color="transparent" fo:color="#0000ff"/>
    </style:style>
    <style:style style:name="T2438" style:family="text">
      <style:text-properties fo:font-size="10.50pt" fo:font-weight="normal" fo:font-family="Consolas" style:font-family-asian="Consolas" style:font-family-complex="Consolas" fo:background-color="transparent" style:use-window-font-color="true"/>
    </style:style>
    <style:style style:name="T2439" style:family="text">
      <style:text-properties fo:font-size="10.50pt" fo:font-weight="normal" fo:font-family="Consolas" style:font-family-asian="Consolas" style:font-family-complex="Consolas" fo:background-color="transparent" fo:color="#0000ff"/>
    </style:style>
    <style:style style:name="T2440" style:family="text">
      <style:text-properties fo:font-size="10.50pt" fo:font-weight="normal" fo:font-family="Consolas" style:font-family-asian="Consolas" style:font-family-complex="Consolas" fo:background-color="transparent" style:use-window-font-color="true"/>
    </style:style>
    <style:style style:name="T2441" style:family="text">
      <style:text-properties fo:font-size="10.50pt" fo:font-weight="normal" fo:font-family="Consolas" style:font-family-asian="Consolas" style:font-family-complex="Consolas" fo:background-color="transparent" fo:color="#2b91af"/>
    </style:style>
    <style:style style:name="T2442" style:family="text">
      <style:text-properties fo:font-size="10.50pt" fo:font-weight="normal" fo:font-family="Consolas" style:font-family-asian="Consolas" style:font-family-complex="Consolas" fo:background-color="transparent" style:use-window-font-color="true"/>
    </style:style>
    <style:style style:name="T2443" style:family="text">
      <style:text-properties fo:font-size="10.50pt" fo:font-weight="normal" fo:font-family="Consolas" style:font-family-asian="Consolas" style:font-family-complex="Consolas" fo:background-color="transparent" fo:color="#2b91af"/>
    </style:style>
    <style:style style:name="T2444" style:family="text">
      <style:text-properties fo:font-size="10.50pt" fo:font-weight="normal" fo:font-family="Consolas" style:font-family-asian="Consolas" style:font-family-complex="Consolas" fo:background-color="transparent" style:use-window-font-color="true"/>
    </style:style>
    <style:style style:name="T2445" style:family="text">
      <style:text-properties fo:font-size="10.50pt" fo:font-weight="normal" fo:font-family="Consolas" style:font-family-asian="Consolas" style:font-family-complex="Consolas" fo:background-color="transparent" fo:color="#0000ff"/>
    </style:style>
    <style:style style:name="T2446" style:family="text">
      <style:text-properties fo:font-size="10.50pt" fo:font-weight="normal" fo:font-family="Consolas" style:font-family-asian="Consolas" style:font-family-complex="Consolas" fo:background-color="transparent" style:use-window-font-color="true"/>
    </style:style>
    <style:style style:name="T2447" style:family="text">
      <style:text-properties fo:font-size="10.50pt" fo:font-weight="normal" fo:font-family="Consolas" style:font-family-asian="Consolas" style:font-family-complex="Consolas" fo:background-color="transparent" fo:color="#0000ff"/>
    </style:style>
    <style:style style:name="T2448" style:family="text">
      <style:text-properties fo:font-size="10.50pt" fo:font-weight="normal" fo:font-family="Consolas" style:font-family-asian="Consolas" style:font-family-complex="Consolas" fo:background-color="transparent" style:use-window-font-color="true"/>
    </style:style>
    <style:style style:name="T2449" style:family="text">
      <style:text-properties fo:font-size="10.50pt" fo:font-weight="normal" fo:font-family="Consolas" style:font-family-asian="Consolas" style:font-family-complex="Consolas" fo:background-color="transparent" fo:color="#2b91af"/>
    </style:style>
    <style:style style:name="T2450" style:family="text">
      <style:text-properties fo:font-size="10.50pt" fo:font-weight="normal" fo:font-family="Consolas" style:font-family-asian="Consolas" style:font-family-complex="Consolas" fo:background-color="transparent" style:use-window-font-color="true"/>
    </style:style>
    <style:style style:name="T2451" style:family="text">
      <style:text-properties fo:font-size="10.50pt" fo:font-weight="normal" fo:font-family="Consolas" style:font-family-asian="Consolas" style:font-family-complex="Consolas" fo:background-color="transparent" fo:color="#2b91af"/>
    </style:style>
    <style:style style:name="T2452" style:family="text">
      <style:text-properties fo:font-size="10.50pt" fo:font-weight="normal" fo:font-family="Consolas" style:font-family-asian="Consolas" style:font-family-complex="Consolas" fo:background-color="transparent" style:use-window-font-color="true"/>
    </style:style>
    <style:style style:name="T2453" style:family="text">
      <style:text-properties fo:font-size="10.50pt" fo:font-weight="normal" fo:font-family="Consolas" style:font-family-asian="Consolas" style:font-family-complex="Consolas" fo:background-color="transparent" fo:color="#2b91af"/>
    </style:style>
    <style:style style:name="T2454" style:family="text">
      <style:text-properties fo:font-size="10.50pt" fo:font-weight="normal" fo:font-family="Consolas" style:font-family-asian="Consolas" style:font-family-complex="Consolas" fo:background-color="transparent" style:use-window-font-color="true"/>
    </style:style>
    <style:style style:name="T2455" style:family="text">
      <style:text-properties fo:font-size="10.50pt" fo:font-weight="normal" fo:font-family="Consolas" style:font-family-asian="Consolas" style:font-family-complex="Consolas" fo:background-color="transparent" fo:color="#0000ff"/>
    </style:style>
    <style:style style:name="T2456" style:family="text">
      <style:text-properties fo:font-size="10.50pt" fo:font-weight="normal" fo:font-family="Consolas" style:font-family-asian="Consolas" style:font-family-complex="Consolas" fo:background-color="transparent" style:use-window-font-color="true"/>
    </style:style>
    <style:style style:name="T2457" style:family="text">
      <style:text-properties fo:font-size="10.50pt" fo:font-weight="normal" fo:font-family="Consolas" style:font-family-asian="Consolas" style:font-family-complex="Consolas" fo:background-color="transparent" fo:color="#2b91af"/>
    </style:style>
    <style:style style:name="T2458" style:family="text">
      <style:text-properties fo:font-size="10.50pt" fo:font-weight="normal" fo:font-family="Consolas" style:font-family-asian="Consolas" style:font-family-complex="Consolas" fo:background-color="transparent" style:use-window-font-color="true"/>
    </style:style>
    <style:style style:name="T2459" style:family="text">
      <style:text-properties fo:font-size="10.50pt" fo:font-weight="normal" fo:font-family="Consolas" style:font-family-asian="Consolas" style:font-family-complex="Consolas" fo:background-color="transparent" fo:color="#0000ff"/>
    </style:style>
    <style:style style:name="T2460" style:family="text">
      <style:text-properties fo:font-size="10.50pt" fo:font-weight="normal" fo:font-family="Consolas" style:font-family-asian="Consolas" style:font-family-complex="Consolas" fo:background-color="transparent" style:use-window-font-color="true"/>
    </style:style>
    <style:style style:name="T2461" style:family="text">
      <style:text-properties fo:font-size="10.50pt" fo:font-weight="normal" fo:font-family="Consolas" style:font-family-asian="Consolas" style:font-family-complex="Consolas" fo:background-color="transparent" fo:color="#008000"/>
    </style:style>
    <style:style style:name="T2462" style:family="text">
      <style:text-properties fo:font-size="10.50pt" fo:font-weight="normal" fo:font-family="Consolas" style:font-family-asian="Consolas" style:font-family-complex="Consolas" fo:background-color="transparent" style:use-window-font-color="true"/>
    </style:style>
    <style:style style:name="T2463" style:family="text">
      <style:text-properties fo:font-size="10.50pt" fo:font-weight="normal" fo:font-family="Consolas" style:font-family-asian="Consolas" style:font-family-complex="Consolas" fo:background-color="transparent" fo:color="#0000ff"/>
    </style:style>
    <style:style style:name="T2464" style:family="text">
      <style:text-properties fo:font-size="10.50pt" fo:font-weight="normal" fo:font-family="Consolas" style:font-family-asian="Consolas" style:font-family-complex="Consolas" fo:background-color="transparent" style:use-window-font-color="true"/>
    </style:style>
    <style:style style:name="T2465" style:family="text">
      <style:text-properties fo:font-size="10.50pt" fo:font-weight="normal" fo:font-family="Consolas" style:font-family-asian="Consolas" style:font-family-complex="Consolas" fo:background-color="transparent" fo:color="#0000ff"/>
    </style:style>
    <style:style style:name="T2466" style:family="text">
      <style:text-properties fo:font-size="10.50pt" fo:font-weight="normal" fo:font-family="Consolas" style:font-family-asian="Consolas" style:font-family-complex="Consolas" fo:background-color="transparent" style:use-window-font-color="true"/>
    </style:style>
    <style:style style:name="T2467" style:family="text">
      <style:text-properties fo:font-size="10.50pt" fo:font-weight="normal" fo:font-family="Consolas" style:font-family-asian="Consolas" style:font-family-complex="Consolas" fo:background-color="transparent" fo:color="#2b91af"/>
    </style:style>
    <style:style style:name="T2468" style:family="text">
      <style:text-properties fo:font-size="10.50pt" fo:font-weight="normal" fo:font-family="Consolas" style:font-family-asian="Consolas" style:font-family-complex="Consolas" fo:background-color="transparent" style:use-window-font-color="true"/>
    </style:style>
    <style:style style:name="T2469" style:family="text">
      <style:text-properties fo:font-size="10.50pt" fo:font-weight="normal" fo:font-family="Consolas" style:font-family-asian="Consolas" style:font-family-complex="Consolas" fo:background-color="transparent" fo:color="#2b91af"/>
    </style:style>
    <style:style style:name="T2470" style:family="text">
      <style:text-properties fo:font-size="10.50pt" fo:font-weight="normal" fo:font-family="Consolas" style:font-family-asian="Consolas" style:font-family-complex="Consolas" fo:background-color="transparent" style:use-window-font-color="true"/>
    </style:style>
    <style:style style:name="T2471" style:family="text">
      <style:text-properties fo:font-size="10.50pt" fo:font-weight="normal" fo:font-family="Consolas" style:font-family-asian="Consolas" style:font-family-complex="Consolas" fo:background-color="transparent" fo:color="#2b91af"/>
    </style:style>
    <style:style style:name="T2472" style:family="text">
      <style:text-properties fo:font-size="10.50pt" fo:font-weight="normal" fo:font-family="Consolas" style:font-family-asian="Consolas" style:font-family-complex="Consolas" fo:background-color="transparent" style:use-window-font-color="true"/>
    </style:style>
    <style:style style:name="T2473" style:family="text">
      <style:text-properties fo:font-size="10.50pt" fo:font-weight="normal" fo:font-family="Consolas" style:font-family-asian="Consolas" style:font-family-complex="Consolas" fo:background-color="transparent" fo:color="#0000ff"/>
    </style:style>
    <style:style style:name="T2474" style:family="text">
      <style:text-properties fo:font-size="10.50pt" fo:font-weight="normal" fo:font-family="Consolas" style:font-family-asian="Consolas" style:font-family-complex="Consolas" fo:background-color="transparent" style:use-window-font-color="true"/>
    </style:style>
    <style:style style:name="T2475" style:family="text">
      <style:text-properties fo:font-size="10.50pt" fo:font-weight="normal" fo:font-family="Consolas" style:font-family-asian="Consolas" style:font-family-complex="Consolas" fo:background-color="transparent" fo:color="#0000ff"/>
    </style:style>
    <style:style style:name="T2476" style:family="text">
      <style:text-properties fo:font-size="10.50pt" fo:font-weight="normal" fo:font-family="Consolas" style:font-family-asian="Consolas" style:font-family-complex="Consolas" fo:background-color="transparent" style:use-window-font-color="true"/>
    </style:style>
    <style:style style:name="T2477" style:family="text">
      <style:text-properties fo:font-size="10.50pt" fo:font-weight="normal" fo:font-family="Consolas" style:font-family-asian="Consolas" style:font-family-complex="Consolas" fo:background-color="transparent" fo:color="#2b91af"/>
    </style:style>
    <style:style style:name="T2478" style:family="text">
      <style:text-properties fo:font-size="10.50pt" fo:font-weight="normal" fo:font-family="Consolas" style:font-family-asian="Consolas" style:font-family-complex="Consolas" fo:background-color="transparent" style:use-window-font-color="true"/>
    </style:style>
    <style:style style:name="T2479" style:family="text">
      <style:text-properties fo:font-size="10.50pt" fo:font-weight="normal" fo:font-family="Consolas" style:font-family-asian="Consolas" style:font-family-complex="Consolas" fo:background-color="transparent" fo:color="#2b91af"/>
    </style:style>
    <style:style style:name="T2480" style:family="text">
      <style:text-properties fo:font-size="10.50pt" fo:font-weight="normal" fo:font-family="Consolas" style:font-family-asian="Consolas" style:font-family-complex="Consolas" fo:background-color="transparent" style:use-window-font-color="true"/>
    </style:style>
    <style:style style:name="T2481" style:family="text">
      <style:text-properties fo:font-size="10.50pt" fo:font-weight="normal" fo:font-family="Consolas" style:font-family-asian="Consolas" style:font-family-complex="Consolas" fo:background-color="transparent" fo:color="#2b91af"/>
    </style:style>
    <style:style style:name="T2482" style:family="text">
      <style:text-properties fo:font-size="10.50pt" fo:font-weight="normal" fo:font-family="Consolas" style:font-family-asian="Consolas" style:font-family-complex="Consolas" fo:background-color="transparent" style:use-window-font-color="true"/>
    </style:style>
    <style:style style:name="T2483" style:family="text">
      <style:text-properties fo:font-size="10.50pt" fo:font-weight="normal" fo:font-family="Consolas" style:font-family-asian="Consolas" style:font-family-complex="Consolas" fo:background-color="transparent" fo:color="#0000ff"/>
    </style:style>
    <style:style style:name="T2484" style:family="text">
      <style:text-properties fo:font-size="10.50pt" fo:font-weight="normal" fo:font-family="Consolas" style:font-family-asian="Consolas" style:font-family-complex="Consolas" fo:background-color="transparent" style:use-window-font-color="true"/>
    </style:style>
    <style:style style:name="T2485" style:family="text">
      <style:text-properties fo:font-size="10.50pt" fo:font-weight="normal" fo:font-family="Consolas" style:font-family-asian="Consolas" style:font-family-complex="Consolas" fo:background-color="transparent" fo:color="#2b91af"/>
    </style:style>
    <style:style style:name="T2486" style:family="text">
      <style:text-properties fo:font-size="10.50pt" fo:font-weight="normal" fo:font-family="Consolas" style:font-family-asian="Consolas" style:font-family-complex="Consolas" fo:background-color="transparent" style:use-window-font-color="true"/>
    </style:style>
    <style:style style:name="T2487" style:family="text">
      <style:text-properties fo:font-size="10.50pt" fo:font-weight="normal" fo:font-family="Consolas" style:font-family-asian="Consolas" style:font-family-complex="Consolas" fo:background-color="transparent" fo:color="#0000ff"/>
    </style:style>
    <style:style style:name="T2488" style:family="text">
      <style:text-properties fo:font-size="10.50pt" fo:font-weight="normal" fo:font-family="Consolas" style:font-family-asian="Consolas" style:font-family-complex="Consolas" fo:background-color="transparent" style:use-window-font-color="true"/>
    </style:style>
    <style:style style:name="T2489" style:family="text">
      <style:text-properties fo:font-size="12.00pt" fo:font-weight="normal" fo:font-family="Verdana" style:font-family-asian="Verdana" style:font-family-complex="Verdana" fo:background-color="transparent" fo:color="#000000"/>
    </style:style>
    <style:style style:name="T2490" style:family="text">
      <style:text-properties fo:font-size="12.00pt" fo:font-weight="bold" fo:font-family="Verdana" style:font-family-asian="Verdana" style:font-family-complex="Verdana" fo:background-color="transparent" fo:color="#000000"/>
    </style:style>
    <style:style style:name="T2491" style:family="text">
      <style:text-properties fo:font-size="10.50pt" fo:font-weight="normal" fo:font-family="Consolas" style:font-family-asian="Consolas" style:font-family-complex="Consolas" fo:background-color="transparent" fo:color="#0000ff"/>
    </style:style>
    <style:style style:name="T2492" style:family="text">
      <style:text-properties fo:font-size="10.50pt" fo:font-weight="normal" fo:font-family="Consolas" style:font-family-asian="Consolas" style:font-family-complex="Consolas" fo:background-color="transparent" style:use-window-font-color="true"/>
    </style:style>
    <style:style style:name="T2493" style:family="text">
      <style:text-properties fo:font-size="10.50pt" fo:font-weight="normal" fo:font-family="Consolas" style:font-family-asian="Consolas" style:font-family-complex="Consolas" fo:background-color="transparent" fo:color="#0000ff"/>
    </style:style>
    <style:style style:name="T2494" style:family="text">
      <style:text-properties fo:font-size="10.50pt" fo:font-weight="normal" fo:font-family="Consolas" style:font-family-asian="Consolas" style:font-family-complex="Consolas" fo:background-color="transparent" style:use-window-font-color="true"/>
    </style:style>
    <style:style style:name="T2495" style:family="text">
      <style:text-properties fo:font-size="10.50pt" fo:font-weight="normal" fo:font-family="Consolas" style:font-family-asian="Consolas" style:font-family-complex="Consolas" fo:background-color="transparent" fo:color="#0000ff"/>
    </style:style>
    <style:style style:name="T2496" style:family="text">
      <style:text-properties fo:font-size="10.50pt" fo:font-weight="normal" fo:font-family="Consolas" style:font-family-asian="Consolas" style:font-family-complex="Consolas" fo:background-color="transparent" style:use-window-font-color="true"/>
    </style:style>
    <style:style style:name="T2497" style:family="text">
      <style:text-properties fo:font-size="10.50pt" fo:font-weight="normal" fo:font-family="Consolas" style:font-family-asian="Consolas" style:font-family-complex="Consolas" fo:background-color="transparent" fo:color="#0000ff"/>
    </style:style>
    <style:style style:name="T2498" style:family="text">
      <style:text-properties fo:font-size="10.50pt" fo:font-weight="normal" fo:font-family="Consolas" style:font-family-asian="Consolas" style:font-family-complex="Consolas" fo:background-color="transparent" style:use-window-font-color="true"/>
    </style:style>
    <style:style style:name="T2499" style:family="text">
      <style:text-properties fo:font-size="10.50pt" fo:font-weight="normal" fo:font-family="Consolas" style:font-family-asian="Consolas" style:font-family-complex="Consolas" fo:background-color="transparent" fo:color="#0000ff"/>
    </style:style>
    <style:style style:name="T2500" style:family="text">
      <style:text-properties fo:font-size="10.50pt" fo:font-weight="normal" fo:font-family="Consolas" style:font-family-asian="Consolas" style:font-family-complex="Consolas" fo:background-color="transparent" style:use-window-font-color="true"/>
    </style:style>
    <style:style style:name="T2501" style:family="text">
      <style:text-properties fo:font-size="10.50pt" fo:font-weight="normal" fo:font-family="Consolas" style:font-family-asian="Consolas" style:font-family-complex="Consolas" fo:background-color="transparent" fo:color="#0000ff"/>
    </style:style>
    <style:style style:name="T2502" style:family="text">
      <style:text-properties fo:font-size="10.50pt" fo:font-weight="normal" fo:font-family="Consolas" style:font-family-asian="Consolas" style:font-family-complex="Consolas" fo:background-color="transparent" style:use-window-font-color="true"/>
    </style:style>
    <style:style style:name="T2503" style:family="text">
      <style:text-properties fo:font-size="10.50pt" fo:font-weight="normal" fo:font-family="Consolas" style:font-family-asian="Consolas" style:font-family-complex="Consolas" fo:background-color="transparent" fo:color="#0000ff"/>
    </style:style>
    <style:style style:name="T2504" style:family="text">
      <style:text-properties fo:font-size="10.50pt" fo:font-weight="normal" fo:font-family="Consolas" style:font-family-asian="Consolas" style:font-family-complex="Consolas" fo:background-color="transparent" style:use-window-font-color="true"/>
    </style:style>
    <style:style style:name="T2505" style:family="text">
      <style:text-properties fo:font-size="10.50pt" fo:font-weight="normal" fo:font-family="Consolas" style:font-family-asian="Consolas" style:font-family-complex="Consolas" fo:background-color="transparent" fo:color="#2b91af"/>
    </style:style>
    <style:style style:name="T2506" style:family="text">
      <style:text-properties fo:font-size="10.50pt" fo:font-weight="normal" fo:font-family="Consolas" style:font-family-asian="Consolas" style:font-family-complex="Consolas" fo:background-color="transparent" style:use-window-font-color="true"/>
    </style:style>
    <style:style style:name="T2507" style:family="text">
      <style:text-properties fo:font-size="10.50pt" fo:font-weight="normal" fo:font-family="Consolas" style:font-family-asian="Consolas" style:font-family-complex="Consolas" fo:background-color="transparent" fo:color="#0000ff"/>
    </style:style>
    <style:style style:name="T2508" style:family="text">
      <style:text-properties fo:font-size="10.50pt" fo:font-weight="normal" fo:font-family="Consolas" style:font-family-asian="Consolas" style:font-family-complex="Consolas" fo:background-color="transparent" style:use-window-font-color="true"/>
    </style:style>
    <style:style style:name="T2509" style:family="text">
      <style:text-properties fo:font-size="10.50pt" fo:font-weight="normal" fo:font-family="Consolas" style:font-family-asian="Consolas" style:font-family-complex="Consolas" fo:background-color="transparent" fo:color="#0000ff"/>
    </style:style>
    <style:style style:name="T2510" style:family="text">
      <style:text-properties fo:font-size="10.50pt" fo:font-weight="normal" fo:font-family="Consolas" style:font-family-asian="Consolas" style:font-family-complex="Consolas" fo:background-color="transparent" style:use-window-font-color="true"/>
    </style:style>
    <style:style style:name="T2511" style:family="text">
      <style:text-properties fo:font-size="10.50pt" fo:font-weight="normal" fo:font-family="Consolas" style:font-family-asian="Consolas" style:font-family-complex="Consolas" fo:background-color="transparent" fo:color="#0000ff"/>
    </style:style>
    <style:style style:name="T2512" style:family="text">
      <style:text-properties fo:font-size="10.50pt" fo:font-weight="normal" fo:font-family="Consolas" style:font-family-asian="Consolas" style:font-family-complex="Consolas" fo:background-color="transparent" style:use-window-font-color="true"/>
    </style:style>
    <style:style style:name="T2513" style:family="text">
      <style:text-properties fo:font-size="10.50pt" fo:font-weight="normal" fo:font-family="Consolas" style:font-family-asian="Consolas" style:font-family-complex="Consolas" fo:background-color="transparent" fo:color="#2b91af"/>
    </style:style>
    <style:style style:name="T2514" style:family="text">
      <style:text-properties fo:font-size="10.50pt" fo:font-weight="normal" fo:font-family="Consolas" style:font-family-asian="Consolas" style:font-family-complex="Consolas" fo:background-color="transparent" style:use-window-font-color="true"/>
    </style:style>
    <style:style style:name="T2515" style:family="text">
      <style:text-properties fo:font-size="10.50pt" fo:font-weight="normal" fo:font-family="Consolas" style:font-family-asian="Consolas" style:font-family-complex="Consolas" fo:background-color="transparent" fo:color="#008000"/>
    </style:style>
    <style:style style:name="T2516" style:family="text">
      <style:text-properties fo:font-size="10.50pt" fo:font-weight="normal" fo:font-family="Consolas" style:font-family-asian="Consolas" style:font-family-complex="Consolas" fo:background-color="transparent" style:use-window-font-color="true"/>
    </style:style>
    <style:style style:name="T2517" style:family="text">
      <style:text-properties fo:font-size="10.50pt" fo:font-weight="normal" fo:font-family="Consolas" style:font-family-asian="Consolas" style:font-family-complex="Consolas" fo:background-color="transparent" fo:color="#0000ff"/>
    </style:style>
    <style:style style:name="T2518" style:family="text">
      <style:text-properties fo:font-size="10.50pt" fo:font-weight="normal" fo:font-family="Consolas" style:font-family-asian="Consolas" style:font-family-complex="Consolas" fo:background-color="transparent" style:use-window-font-color="true"/>
    </style:style>
    <style:style style:name="T2519" style:family="text">
      <style:text-properties fo:font-size="10.50pt" fo:font-weight="normal" fo:font-family="Consolas" style:font-family-asian="Consolas" style:font-family-complex="Consolas" fo:background-color="transparent" fo:color="#0000ff"/>
    </style:style>
    <style:style style:name="T2520" style:family="text">
      <style:text-properties fo:font-size="10.50pt" fo:font-weight="normal" fo:font-family="Consolas" style:font-family-asian="Consolas" style:font-family-complex="Consolas" fo:background-color="transparent" style:use-window-font-color="true"/>
    </style:style>
    <style:style style:name="T2521" style:family="text">
      <style:text-properties fo:font-size="10.50pt" fo:font-weight="normal" fo:font-family="Consolas" style:font-family-asian="Consolas" style:font-family-complex="Consolas" fo:background-color="transparent" fo:color="#0000ff"/>
    </style:style>
    <style:style style:name="T2522" style:family="text">
      <style:text-properties fo:font-size="10.50pt" fo:font-weight="normal" fo:font-family="Consolas" style:font-family-asian="Consolas" style:font-family-complex="Consolas" fo:background-color="transparent" style:use-window-font-color="true"/>
    </style:style>
    <style:style style:name="T2523" style:family="text">
      <style:text-properties fo:font-size="10.50pt" fo:font-weight="normal" fo:font-family="Consolas" style:font-family-asian="Consolas" style:font-family-complex="Consolas" fo:background-color="transparent" fo:color="#008000"/>
    </style:style>
    <style:style style:name="T2524" style:family="text">
      <style:text-properties fo:font-size="10.50pt" fo:font-weight="normal" fo:font-family="Consolas" style:font-family-asian="Consolas" style:font-family-complex="Consolas" fo:background-color="transparent" style:use-window-font-color="true"/>
    </style:style>
    <style:style style:name="T2525" style:family="text">
      <style:text-properties fo:font-size="10.50pt" fo:font-weight="normal" fo:font-family="Consolas" style:font-family-asian="Consolas" style:font-family-complex="Consolas" fo:background-color="transparent" fo:color="#0000ff"/>
    </style:style>
    <style:style style:name="T2526" style:family="text">
      <style:text-properties fo:font-size="10.50pt" fo:font-weight="normal" fo:font-family="Consolas" style:font-family-asian="Consolas" style:font-family-complex="Consolas" fo:background-color="transparent" style:use-window-font-color="true"/>
    </style:style>
    <style:style style:name="T2527" style:family="text">
      <style:text-properties fo:font-size="10.50pt" fo:font-weight="normal" fo:font-family="Consolas" style:font-family-asian="Consolas" style:font-family-complex="Consolas" fo:background-color="transparent" fo:color="#0000ff"/>
    </style:style>
    <style:style style:name="T2528" style:family="text">
      <style:text-properties fo:font-size="10.50pt" fo:font-weight="normal" fo:font-family="Consolas" style:font-family-asian="Consolas" style:font-family-complex="Consolas" fo:background-color="transparent" style:use-window-font-color="true"/>
    </style:style>
    <style:style style:name="T2529" style:family="text">
      <style:text-properties fo:font-size="10.50pt" fo:font-weight="normal" fo:font-family="Consolas" style:font-family-asian="Consolas" style:font-family-complex="Consolas" fo:background-color="transparent" fo:color="#2b91af"/>
    </style:style>
    <style:style style:name="T2530" style:family="text">
      <style:text-properties fo:font-size="10.50pt" fo:font-weight="normal" fo:font-family="Consolas" style:font-family-asian="Consolas" style:font-family-complex="Consolas" fo:background-color="transparent" style:use-window-font-color="true"/>
    </style:style>
    <style:style style:name="T2531" style:family="text">
      <style:text-properties fo:font-size="10.50pt" fo:font-weight="normal" fo:font-family="Consolas" style:font-family-asian="Consolas" style:font-family-complex="Consolas" fo:background-color="transparent" fo:color="#0000ff"/>
    </style:style>
    <style:style style:name="T2532" style:family="text">
      <style:text-properties fo:font-size="10.50pt" fo:font-weight="normal" fo:font-family="Consolas" style:font-family-asian="Consolas" style:font-family-complex="Consolas" fo:background-color="transparent" style:use-window-font-color="true"/>
    </style:style>
    <style:style style:name="T2533" style:family="text">
      <style:text-properties fo:font-size="10.50pt" fo:font-weight="normal" fo:font-family="Consolas" style:font-family-asian="Consolas" style:font-family-complex="Consolas" fo:background-color="transparent" fo:color="#0000ff"/>
    </style:style>
    <style:style style:name="T2534" style:family="text">
      <style:text-properties fo:font-size="10.50pt" fo:font-weight="normal" fo:font-family="Consolas" style:font-family-asian="Consolas" style:font-family-complex="Consolas" fo:background-color="transparent" style:use-window-font-color="true"/>
    </style:style>
    <style:style style:name="T2535" style:family="text">
      <style:text-properties fo:font-size="10.50pt" fo:font-weight="normal" fo:font-family="Consolas" style:font-family-asian="Consolas" style:font-family-complex="Consolas" fo:background-color="transparent" fo:color="#008000"/>
    </style:style>
    <style:style style:name="T2536" style:family="text">
      <style:text-properties fo:font-size="10.50pt" fo:font-weight="normal" fo:font-family="Consolas" style:font-family-asian="Consolas" style:font-family-complex="Consolas" fo:background-color="transparent" style:use-window-font-color="true"/>
    </style:style>
    <style:style style:name="T2537" style:family="text">
      <style:text-properties fo:font-size="10.50pt" fo:font-weight="normal" fo:font-family="Consolas" style:font-family-asian="Consolas" style:font-family-complex="Consolas" fo:background-color="transparent" fo:color="#008000"/>
    </style:style>
    <style:style style:name="T2538" style:family="text">
      <style:text-properties fo:font-size="10.50pt" fo:font-weight="normal" fo:font-family="Consolas" style:font-family-asian="Consolas" style:font-family-complex="Consolas" fo:background-color="transparent" style:use-window-font-color="true"/>
    </style:style>
    <style:style style:name="T2539" style:family="text">
      <style:text-properties fo:font-size="10.50pt" fo:font-weight="normal" fo:font-family="Consolas" style:font-family-asian="Consolas" style:font-family-complex="Consolas" fo:background-color="transparent" fo:color="#0000ff"/>
    </style:style>
    <style:style style:name="T2540" style:family="text">
      <style:text-properties fo:font-size="10.50pt" fo:font-weight="normal" fo:font-family="Consolas" style:font-family-asian="Consolas" style:font-family-complex="Consolas" fo:background-color="transparent" style:use-window-font-color="true"/>
    </style:style>
    <style:style style:name="T2541" style:family="text">
      <style:text-properties fo:font-size="10.50pt" fo:font-weight="normal" fo:font-family="Consolas" style:font-family-asian="Consolas" style:font-family-complex="Consolas" fo:background-color="transparent" fo:color="#0000ff"/>
    </style:style>
    <style:style style:name="T2542" style:family="text">
      <style:text-properties fo:font-size="10.50pt" fo:font-weight="normal" fo:font-family="Consolas" style:font-family-asian="Consolas" style:font-family-complex="Consolas" fo:background-color="transparent" style:use-window-font-color="true"/>
    </style:style>
    <style:style style:name="T2543" style:family="text">
      <style:text-properties fo:font-size="10.50pt" fo:font-weight="normal" fo:font-family="Consolas" style:font-family-asian="Consolas" style:font-family-complex="Consolas" fo:background-color="transparent" fo:color="#008000"/>
    </style:style>
    <style:style style:name="T2544" style:family="text">
      <style:text-properties fo:font-size="10.50pt" fo:font-weight="normal" fo:font-family="Consolas" style:font-family-asian="Consolas" style:font-family-complex="Consolas" fo:background-color="transparent" style:use-window-font-color="true"/>
    </style:style>
    <style:style style:name="T2545" style:family="text">
      <style:text-properties fo:font-size="10.50pt" fo:font-weight="normal" fo:font-family="Consolas" style:font-family-asian="Consolas" style:font-family-complex="Consolas" fo:background-color="transparent" fo:color="#0000ff"/>
    </style:style>
    <style:style style:name="T2546" style:family="text">
      <style:text-properties fo:font-size="10.50pt" fo:font-weight="normal" fo:font-family="Consolas" style:font-family-asian="Consolas" style:font-family-complex="Consolas" fo:background-color="transparent" style:use-window-font-color="true"/>
    </style:style>
    <style:style style:name="T2547" style:family="text">
      <style:text-properties fo:font-size="10.50pt" fo:font-weight="normal" fo:font-family="Consolas" style:font-family-asian="Consolas" style:font-family-complex="Consolas" fo:background-color="transparent" fo:color="#2b91af"/>
    </style:style>
    <style:style style:name="T2548" style:family="text">
      <style:text-properties fo:font-size="10.50pt" fo:font-weight="normal" fo:font-family="Consolas" style:font-family-asian="Consolas" style:font-family-complex="Consolas" fo:background-color="transparent" style:use-window-font-color="true"/>
    </style:style>
    <style:style style:name="T2549" style:family="text">
      <style:text-properties fo:font-size="10.50pt" fo:font-weight="normal" fo:font-family="Consolas" style:font-family-asian="Consolas" style:font-family-complex="Consolas" fo:background-color="transparent" fo:color="#0000ff"/>
    </style:style>
    <style:style style:name="T2550" style:family="text">
      <style:text-properties fo:font-size="10.50pt" fo:font-weight="normal" fo:font-family="Consolas" style:font-family-asian="Consolas" style:font-family-complex="Consolas" fo:background-color="transparent" style:use-window-font-color="true"/>
    </style:style>
    <style:style style:name="T2551" style:family="text">
      <style:text-properties fo:font-size="10.50pt" fo:font-weight="normal" fo:font-family="Consolas" style:font-family-asian="Consolas" style:font-family-complex="Consolas" fo:background-color="transparent" fo:color="#0000ff"/>
    </style:style>
    <style:style style:name="T2552" style:family="text">
      <style:text-properties fo:font-size="10.50pt" fo:font-weight="normal" fo:font-family="Consolas" style:font-family-asian="Consolas" style:font-family-complex="Consolas" fo:background-color="transparent" style:use-window-font-color="true"/>
    </style:style>
    <style:style style:name="T2553" style:family="text">
      <style:text-properties fo:font-size="10.50pt" fo:font-weight="normal" fo:font-family="Consolas" style:font-family-asian="Consolas" style:font-family-complex="Consolas" fo:background-color="transparent" fo:color="#0000ff"/>
    </style:style>
    <style:style style:name="T2554" style:family="text">
      <style:text-properties fo:font-size="10.50pt" fo:font-weight="normal" fo:font-family="Consolas" style:font-family-asian="Consolas" style:font-family-complex="Consolas" fo:background-color="transparent" style:use-window-font-color="true"/>
    </style:style>
    <style:style style:name="T2555" style:family="text">
      <style:text-properties fo:font-size="10.50pt" fo:font-weight="normal" fo:font-family="Consolas" style:font-family-asian="Consolas" style:font-family-complex="Consolas" fo:background-color="transparent" fo:color="#0000ff"/>
    </style:style>
    <style:style style:name="T2556" style:family="text">
      <style:text-properties fo:font-size="10.50pt" fo:font-weight="normal" fo:font-family="Consolas" style:font-family-asian="Consolas" style:font-family-complex="Consolas" fo:background-color="transparent" style:use-window-font-color="true"/>
    </style:style>
    <style:style style:name="T2557" style:family="text">
      <style:text-properties fo:font-size="10.50pt" fo:font-weight="normal" fo:font-family="Consolas" style:font-family-asian="Consolas" style:font-family-complex="Consolas" fo:background-color="transparent" fo:color="#008000"/>
    </style:style>
    <style:style style:name="T2558" style:family="text">
      <style:text-properties fo:font-size="10.50pt" fo:font-weight="normal" fo:font-family="Consolas" style:font-family-asian="Consolas" style:font-family-complex="Consolas" fo:background-color="transparent" style:use-window-font-color="true"/>
    </style:style>
    <style:style style:name="T2559" style:family="text">
      <style:text-properties fo:font-size="10.50pt" fo:font-weight="normal" fo:font-family="Consolas" style:font-family-asian="Consolas" style:font-family-complex="Consolas" fo:background-color="transparent" fo:color="#0000ff"/>
    </style:style>
    <style:style style:name="T2560" style:family="text">
      <style:text-properties fo:font-size="10.50pt" fo:font-weight="normal" fo:font-family="Consolas" style:font-family-asian="Consolas" style:font-family-complex="Consolas" fo:background-color="transparent" style:use-window-font-color="true"/>
    </style:style>
    <style:style style:name="T2561" style:family="text">
      <style:text-properties fo:font-size="10.50pt" fo:font-weight="normal" fo:font-family="Consolas" style:font-family-asian="Consolas" style:font-family-complex="Consolas" fo:background-color="transparent" fo:color="#2b91af"/>
    </style:style>
    <style:style style:name="T2562" style:family="text">
      <style:text-properties fo:font-size="10.50pt" fo:font-weight="normal" fo:font-family="Consolas" style:font-family-asian="Consolas" style:font-family-complex="Consolas" fo:background-color="transparent" style:use-window-font-color="true"/>
    </style:style>
    <style:style style:name="T2563" style:family="text">
      <style:text-properties fo:font-size="10.50pt" fo:font-weight="normal" fo:font-family="Consolas" style:font-family-asian="Consolas" style:font-family-complex="Consolas" fo:background-color="transparent" fo:color="#0000ff"/>
    </style:style>
    <style:style style:name="T2564" style:family="text">
      <style:text-properties fo:font-size="10.50pt" fo:font-weight="normal" fo:font-family="Consolas" style:font-family-asian="Consolas" style:font-family-complex="Consolas" fo:background-color="transparent" style:use-window-font-color="true"/>
    </style:style>
    <style:style style:name="T2565" style:family="text">
      <style:text-properties fo:font-size="10.50pt" fo:font-weight="normal" fo:font-family="Consolas" style:font-family-asian="Consolas" style:font-family-complex="Consolas" fo:background-color="transparent" fo:color="#008000"/>
    </style:style>
    <style:style style:name="T2566" style:family="text">
      <style:text-properties fo:font-size="10.50pt" fo:font-weight="normal" fo:font-family="Consolas" style:font-family-asian="Consolas" style:font-family-complex="Consolas" fo:background-color="transparent" style:use-window-font-color="true"/>
    </style:style>
    <style:style style:name="T2567" style:family="text">
      <style:text-properties fo:font-size="12.00pt" fo:font-weight="normal" fo:font-family="Verdana" style:font-family-asian="Verdana" style:font-family-complex="Verdana" fo:background-color="transparent" fo:color="#000000"/>
    </style:style>
    <style:style style:name="T2568" style:family="text">
      <style:text-properties fo:font-size="12.00pt" fo:font-weight="bold" fo:font-family="Verdana" style:font-family-asian="Verdana" style:font-family-complex="Verdana" fo:background-color="transparent" fo:color="#000000"/>
    </style:style>
    <style:style style:name="T2569" style:family="text">
      <style:text-properties fo:font-size="10.50pt" fo:font-weight="normal" fo:font-family="Consolas" style:font-family-asian="Consolas" style:font-family-complex="Consolas" fo:background-color="transparent" fo:color="#0000ff"/>
    </style:style>
    <style:style style:name="T2570" style:family="text">
      <style:text-properties fo:font-size="10.50pt" fo:font-weight="normal" fo:font-family="Consolas" style:font-family-asian="Consolas" style:font-family-complex="Consolas" fo:background-color="transparent" style:use-window-font-color="true"/>
    </style:style>
    <style:style style:name="T2571" style:family="text">
      <style:text-properties fo:font-size="10.50pt" fo:font-weight="normal" fo:font-family="Consolas" style:font-family-asian="Consolas" style:font-family-complex="Consolas" fo:background-color="transparent" fo:color="#0000ff"/>
    </style:style>
    <style:style style:name="T2572" style:family="text">
      <style:text-properties fo:font-size="10.50pt" fo:font-weight="normal" fo:font-family="Consolas" style:font-family-asian="Consolas" style:font-family-complex="Consolas" fo:background-color="transparent" style:use-window-font-color="true"/>
    </style:style>
    <style:style style:name="T2573" style:family="text">
      <style:text-properties fo:font-size="10.50pt" fo:font-weight="normal" fo:font-family="Consolas" style:font-family-asian="Consolas" style:font-family-complex="Consolas" fo:background-color="transparent" fo:color="#0000ff"/>
    </style:style>
    <style:style style:name="T2574" style:family="text">
      <style:text-properties fo:font-size="10.50pt" fo:font-weight="normal" fo:font-family="Consolas" style:font-family-asian="Consolas" style:font-family-complex="Consolas" fo:background-color="transparent" style:use-window-font-color="true"/>
    </style:style>
    <style:style style:name="T2575" style:family="text">
      <style:text-properties fo:font-size="10.50pt" fo:font-weight="normal" fo:font-family="Consolas" style:font-family-asian="Consolas" style:font-family-complex="Consolas" fo:background-color="transparent" fo:color="#0000ff"/>
    </style:style>
    <style:style style:name="T2576" style:family="text">
      <style:text-properties fo:font-size="10.50pt" fo:font-weight="normal" fo:font-family="Consolas" style:font-family-asian="Consolas" style:font-family-complex="Consolas" fo:background-color="transparent" style:use-window-font-color="true"/>
    </style:style>
    <style:style style:name="T2577" style:family="text">
      <style:text-properties fo:font-size="10.50pt" fo:font-weight="normal" fo:font-family="Consolas" style:font-family-asian="Consolas" style:font-family-complex="Consolas" fo:background-color="transparent" fo:color="#0000ff"/>
    </style:style>
    <style:style style:name="T2578" style:family="text">
      <style:text-properties fo:font-size="10.50pt" fo:font-weight="normal" fo:font-family="Consolas" style:font-family-asian="Consolas" style:font-family-complex="Consolas" fo:background-color="transparent" style:use-window-font-color="true"/>
    </style:style>
    <style:style style:name="T2579" style:family="text">
      <style:text-properties fo:font-size="10.50pt" fo:font-weight="normal" fo:font-family="Consolas" style:font-family-asian="Consolas" style:font-family-complex="Consolas" fo:background-color="transparent" fo:color="#0000ff"/>
    </style:style>
    <style:style style:name="T2580" style:family="text">
      <style:text-properties fo:font-size="10.50pt" fo:font-weight="normal" fo:font-family="Consolas" style:font-family-asian="Consolas" style:font-family-complex="Consolas" fo:background-color="transparent" style:use-window-font-color="true"/>
    </style:style>
    <style:style style:name="T2581" style:family="text">
      <style:text-properties fo:font-size="10.50pt" fo:font-weight="normal" fo:font-family="Consolas" style:font-family-asian="Consolas" style:font-family-complex="Consolas" fo:background-color="transparent" fo:color="#0000ff"/>
    </style:style>
    <style:style style:name="T2582" style:family="text">
      <style:text-properties fo:font-size="10.50pt" fo:font-weight="normal" fo:font-family="Consolas" style:font-family-asian="Consolas" style:font-family-complex="Consolas" fo:background-color="transparent" style:use-window-font-color="true"/>
    </style:style>
    <style:style style:name="T2583" style:family="text">
      <style:text-properties fo:font-size="10.50pt" fo:font-weight="normal" fo:font-family="Consolas" style:font-family-asian="Consolas" style:font-family-complex="Consolas" fo:background-color="transparent" fo:color="#2b91af"/>
    </style:style>
    <style:style style:name="T2584" style:family="text">
      <style:text-properties fo:font-size="10.50pt" fo:font-weight="normal" fo:font-family="Consolas" style:font-family-asian="Consolas" style:font-family-complex="Consolas" fo:background-color="transparent" style:use-window-font-color="true"/>
    </style:style>
    <style:style style:name="T2585" style:family="text">
      <style:text-properties fo:font-size="10.50pt" fo:font-weight="normal" fo:font-family="Consolas" style:font-family-asian="Consolas" style:font-family-complex="Consolas" fo:background-color="transparent" fo:color="#2b91af"/>
    </style:style>
    <style:style style:name="T2586" style:family="text">
      <style:text-properties fo:font-size="10.50pt" fo:font-weight="normal" fo:font-family="Consolas" style:font-family-asian="Consolas" style:font-family-complex="Consolas" fo:background-color="transparent" style:use-window-font-color="true"/>
    </style:style>
    <style:style style:name="T2587" style:family="text">
      <style:text-properties fo:font-size="10.50pt" fo:font-weight="normal" fo:font-family="Consolas" style:font-family-asian="Consolas" style:font-family-complex="Consolas" fo:background-color="transparent" fo:color="#2b91af"/>
    </style:style>
    <style:style style:name="T2588" style:family="text">
      <style:text-properties fo:font-size="10.50pt" fo:font-weight="normal" fo:font-family="Consolas" style:font-family-asian="Consolas" style:font-family-complex="Consolas" fo:background-color="transparent" style:use-window-font-color="true"/>
    </style:style>
    <style:style style:name="T2589" style:family="text">
      <style:text-properties fo:font-size="10.50pt" fo:font-weight="normal" fo:font-family="Consolas" style:font-family-asian="Consolas" style:font-family-complex="Consolas" fo:background-color="transparent" fo:color="#0000ff"/>
    </style:style>
    <style:style style:name="T2590" style:family="text">
      <style:text-properties fo:font-size="10.50pt" fo:font-weight="normal" fo:font-family="Consolas" style:font-family-asian="Consolas" style:font-family-complex="Consolas" fo:background-color="transparent" style:use-window-font-color="true"/>
    </style:style>
    <style:style style:name="T2591" style:family="text">
      <style:text-properties fo:font-size="10.50pt" fo:font-weight="normal" fo:font-family="Consolas" style:font-family-asian="Consolas" style:font-family-complex="Consolas" fo:background-color="transparent" fo:color="#0000ff"/>
    </style:style>
    <style:style style:name="T2592" style:family="text">
      <style:text-properties fo:font-size="10.50pt" fo:font-weight="normal" fo:font-family="Consolas" style:font-family-asian="Consolas" style:font-family-complex="Consolas" fo:background-color="transparent" style:use-window-font-color="true"/>
    </style:style>
    <style:style style:name="T2593" style:family="text">
      <style:text-properties fo:font-size="10.50pt" fo:font-weight="normal" fo:font-family="Consolas" style:font-family-asian="Consolas" style:font-family-complex="Consolas" fo:background-color="transparent" fo:color="#0000ff"/>
    </style:style>
    <style:style style:name="T2594" style:family="text">
      <style:text-properties fo:font-size="10.50pt" fo:font-weight="normal" fo:font-family="Consolas" style:font-family-asian="Consolas" style:font-family-complex="Consolas" fo:background-color="transparent" style:use-window-font-color="true"/>
    </style:style>
    <style:style style:name="T2595" style:family="text">
      <style:text-properties fo:font-size="10.50pt" fo:font-weight="normal" fo:font-family="Consolas" style:font-family-asian="Consolas" style:font-family-complex="Consolas" fo:background-color="transparent" fo:color="#0000ff"/>
    </style:style>
    <style:style style:name="T2596" style:family="text">
      <style:text-properties fo:font-size="10.50pt" fo:font-weight="normal" fo:font-family="Consolas" style:font-family-asian="Consolas" style:font-family-complex="Consolas" fo:background-color="transparent" style:use-window-font-color="true"/>
    </style:style>
    <style:style style:name="T2597" style:family="text">
      <style:text-properties fo:font-size="10.50pt" fo:font-weight="normal" fo:font-family="Consolas" style:font-family-asian="Consolas" style:font-family-complex="Consolas" fo:background-color="transparent" fo:color="#2b91af"/>
    </style:style>
    <style:style style:name="T2598" style:family="text">
      <style:text-properties fo:font-size="10.50pt" fo:font-weight="normal" fo:font-family="Consolas" style:font-family-asian="Consolas" style:font-family-complex="Consolas" fo:background-color="transparent" style:use-window-font-color="true"/>
    </style:style>
    <style:style style:name="T2599" style:family="text">
      <style:text-properties fo:font-size="10.50pt" fo:font-weight="normal" fo:font-family="Consolas" style:font-family-asian="Consolas" style:font-family-complex="Consolas" fo:background-color="transparent" fo:color="#0000ff"/>
    </style:style>
    <style:style style:name="T2600" style:family="text">
      <style:text-properties fo:font-size="10.50pt" fo:font-weight="normal" fo:font-family="Consolas" style:font-family-asian="Consolas" style:font-family-complex="Consolas" fo:background-color="transparent" style:use-window-font-color="true"/>
    </style:style>
    <style:style style:name="T2601" style:family="text">
      <style:text-properties fo:font-size="10.50pt" fo:font-weight="normal" fo:font-family="Consolas" style:font-family-asian="Consolas" style:font-family-complex="Consolas" fo:background-color="transparent" fo:color="#2b91af"/>
    </style:style>
    <style:style style:name="T2602" style:family="text">
      <style:text-properties fo:font-size="10.50pt" fo:font-weight="normal" fo:font-family="Consolas" style:font-family-asian="Consolas" style:font-family-complex="Consolas" fo:background-color="transparent" style:use-window-font-color="true"/>
    </style:style>
    <style:style style:name="T2603" style:family="text">
      <style:text-properties fo:font-size="10.50pt" fo:font-weight="normal" fo:font-family="Consolas" style:font-family-asian="Consolas" style:font-family-complex="Consolas" fo:background-color="transparent" fo:color="#008000"/>
    </style:style>
    <style:style style:name="T2604" style:family="text">
      <style:text-properties fo:font-size="10.50pt" fo:font-weight="normal" fo:font-family="Consolas" style:font-family-asian="Consolas" style:font-family-complex="Consolas" fo:background-color="transparent" style:use-window-font-color="true"/>
    </style:style>
    <style:style style:name="T2605" style:family="text">
      <style:text-properties fo:font-size="10.50pt" fo:font-weight="normal" fo:font-family="Consolas" style:font-family-asian="Consolas" style:font-family-complex="Consolas" fo:background-color="transparent" fo:color="#0000ff"/>
    </style:style>
    <style:style style:name="T2606" style:family="text">
      <style:text-properties fo:font-size="10.50pt" fo:font-weight="normal" fo:font-family="Consolas" style:font-family-asian="Consolas" style:font-family-complex="Consolas" fo:background-color="transparent" style:use-window-font-color="true"/>
    </style:style>
    <style:style style:name="T2607" style:family="text">
      <style:text-properties fo:font-size="10.50pt" fo:font-weight="normal" fo:font-family="Consolas" style:font-family-asian="Consolas" style:font-family-complex="Consolas" fo:background-color="transparent" fo:color="#0000ff"/>
    </style:style>
    <style:style style:name="T2608" style:family="text">
      <style:text-properties fo:font-size="10.50pt" fo:font-weight="normal" fo:font-family="Consolas" style:font-family-asian="Consolas" style:font-family-complex="Consolas" fo:background-color="transparent" style:use-window-font-color="true"/>
    </style:style>
    <style:style style:name="T2609" style:family="text">
      <style:text-properties fo:font-size="10.50pt" fo:font-weight="normal" fo:font-family="Consolas" style:font-family-asian="Consolas" style:font-family-complex="Consolas" fo:background-color="transparent" fo:color="#0000ff"/>
    </style:style>
    <style:style style:name="T2610" style:family="text">
      <style:text-properties fo:font-size="10.50pt" fo:font-weight="normal" fo:font-family="Consolas" style:font-family-asian="Consolas" style:font-family-complex="Consolas" fo:background-color="transparent" style:use-window-font-color="true"/>
    </style:style>
    <style:style style:name="T2611" style:family="text">
      <style:text-properties fo:font-size="10.50pt" fo:font-weight="normal" fo:font-family="Consolas" style:font-family-asian="Consolas" style:font-family-complex="Consolas" fo:background-color="transparent" fo:color="#0000ff"/>
    </style:style>
    <style:style style:name="T2612" style:family="text">
      <style:text-properties fo:font-size="10.50pt" fo:font-weight="normal" fo:font-family="Consolas" style:font-family-asian="Consolas" style:font-family-complex="Consolas" fo:background-color="transparent" style:use-window-font-color="true"/>
    </style:style>
    <style:style style:name="T2613" style:family="text">
      <style:text-properties fo:font-size="10.50pt" fo:font-weight="normal" fo:font-family="Consolas" style:font-family-asian="Consolas" style:font-family-complex="Consolas" fo:background-color="transparent" fo:color="#0000ff"/>
    </style:style>
    <style:style style:name="T2614" style:family="text">
      <style:text-properties fo:font-size="10.50pt" fo:font-weight="normal" fo:font-family="Consolas" style:font-family-asian="Consolas" style:font-family-complex="Consolas" fo:background-color="transparent" style:use-window-font-color="true"/>
    </style:style>
    <style:style style:name="T2615" style:family="text">
      <style:text-properties fo:font-size="10.50pt" fo:font-weight="normal" fo:font-family="Consolas" style:font-family-asian="Consolas" style:font-family-complex="Consolas" fo:background-color="transparent" fo:color="#008000"/>
    </style:style>
    <style:style style:name="T2616" style:family="text">
      <style:text-properties fo:font-size="10.50pt" fo:font-weight="normal" fo:font-family="Consolas" style:font-family-asian="Consolas" style:font-family-complex="Consolas" fo:background-color="transparent" style:use-window-font-color="true"/>
    </style:style>
    <style:style style:name="T2617" style:family="text">
      <style:text-properties fo:font-size="10.50pt" fo:font-weight="normal" fo:font-family="Consolas" style:font-family-asian="Consolas" style:font-family-complex="Consolas" fo:background-color="transparent" fo:color="#0000ff"/>
    </style:style>
    <style:style style:name="T2618" style:family="text">
      <style:text-properties fo:font-size="10.50pt" fo:font-weight="normal" fo:font-family="Consolas" style:font-family-asian="Consolas" style:font-family-complex="Consolas" fo:background-color="transparent" style:use-window-font-color="true"/>
    </style:style>
    <style:style style:name="T2619" style:family="text">
      <style:text-properties fo:font-size="10.50pt" fo:font-weight="normal" fo:font-family="Consolas" style:font-family-asian="Consolas" style:font-family-complex="Consolas" fo:background-color="transparent" fo:color="#0000ff"/>
    </style:style>
    <style:style style:name="T2620" style:family="text">
      <style:text-properties fo:font-size="10.50pt" fo:font-weight="normal" fo:font-family="Consolas" style:font-family-asian="Consolas" style:font-family-complex="Consolas" fo:background-color="transparent" style:use-window-font-color="true"/>
    </style:style>
    <style:style style:name="T2621" style:family="text">
      <style:text-properties fo:font-size="10.50pt" fo:font-weight="normal" fo:font-family="Consolas" style:font-family-asian="Consolas" style:font-family-complex="Consolas" fo:background-color="transparent" fo:color="#2b91af"/>
    </style:style>
    <style:style style:name="T2622" style:family="text">
      <style:text-properties fo:font-size="10.50pt" fo:font-weight="normal" fo:font-family="Consolas" style:font-family-asian="Consolas" style:font-family-complex="Consolas" fo:background-color="transparent" style:use-window-font-color="true"/>
    </style:style>
    <style:style style:name="T2623" style:family="text">
      <style:text-properties fo:font-size="10.50pt" fo:font-weight="normal" fo:font-family="Consolas" style:font-family-asian="Consolas" style:font-family-complex="Consolas" fo:background-color="transparent" fo:color="#0000ff"/>
    </style:style>
    <style:style style:name="T2624" style:family="text">
      <style:text-properties fo:font-size="10.50pt" fo:font-weight="normal" fo:font-family="Consolas" style:font-family-asian="Consolas" style:font-family-complex="Consolas" fo:background-color="transparent" style:use-window-font-color="true"/>
    </style:style>
    <style:style style:name="T2625" style:family="text">
      <style:text-properties fo:font-size="10.50pt" fo:font-weight="normal" fo:font-family="Consolas" style:font-family-asian="Consolas" style:font-family-complex="Consolas" fo:background-color="transparent" fo:color="#0000ff"/>
    </style:style>
    <style:style style:name="T2626" style:family="text">
      <style:text-properties fo:font-size="10.50pt" fo:font-weight="normal" fo:font-family="Consolas" style:font-family-asian="Consolas" style:font-family-complex="Consolas" fo:background-color="transparent" style:use-window-font-color="true"/>
    </style:style>
    <style:style style:name="T2627" style:family="text">
      <style:text-properties fo:font-size="10.50pt" fo:font-weight="normal" fo:font-family="Consolas" style:font-family-asian="Consolas" style:font-family-complex="Consolas" fo:background-color="transparent" fo:color="#0000ff"/>
    </style:style>
    <style:style style:name="T2628" style:family="text">
      <style:text-properties fo:font-size="10.50pt" fo:font-weight="normal" fo:font-family="Consolas" style:font-family-asian="Consolas" style:font-family-complex="Consolas" fo:background-color="transparent" style:use-window-font-color="true"/>
    </style:style>
    <style:style style:name="T2629" style:family="text">
      <style:text-properties fo:font-size="10.50pt" fo:font-weight="normal" fo:font-family="Consolas" style:font-family-asian="Consolas" style:font-family-complex="Consolas" fo:background-color="transparent" fo:color="#0000ff"/>
    </style:style>
    <style:style style:name="T2630" style:family="text">
      <style:text-properties fo:font-size="10.50pt" fo:font-weight="normal" fo:font-family="Consolas" style:font-family-asian="Consolas" style:font-family-complex="Consolas" fo:background-color="transparent" style:use-window-font-color="true"/>
    </style:style>
    <style:style style:name="T2631" style:family="text">
      <style:text-properties fo:font-size="10.50pt" fo:font-weight="normal" fo:font-family="Consolas" style:font-family-asian="Consolas" style:font-family-complex="Consolas" fo:background-color="transparent" fo:color="#0000ff"/>
    </style:style>
    <style:style style:name="T2632" style:family="text">
      <style:text-properties fo:font-size="10.50pt" fo:font-weight="normal" fo:font-family="Consolas" style:font-family-asian="Consolas" style:font-family-complex="Consolas" fo:background-color="transparent" style:use-window-font-color="true"/>
    </style:style>
    <style:style style:name="T2633" style:family="text">
      <style:text-properties fo:font-size="10.50pt" fo:font-weight="normal" fo:font-family="Consolas" style:font-family-asian="Consolas" style:font-family-complex="Consolas" fo:background-color="transparent" fo:color="#0000ff"/>
    </style:style>
    <style:style style:name="T2634" style:family="text">
      <style:text-properties fo:font-size="10.50pt" fo:font-weight="normal" fo:font-family="Consolas" style:font-family-asian="Consolas" style:font-family-complex="Consolas" fo:background-color="transparent" style:use-window-font-color="true"/>
    </style:style>
    <style:style style:name="T2635" style:family="text">
      <style:text-properties fo:font-size="10.50pt" fo:font-weight="normal" fo:font-family="Consolas" style:font-family-asian="Consolas" style:font-family-complex="Consolas" fo:background-color="transparent" fo:color="#2b91af"/>
    </style:style>
    <style:style style:name="T2636" style:family="text">
      <style:text-properties fo:font-size="10.50pt" fo:font-weight="normal" fo:font-family="Consolas" style:font-family-asian="Consolas" style:font-family-complex="Consolas" fo:background-color="transparent" style:use-window-font-color="true"/>
    </style:style>
    <style:style style:name="T2637" style:family="text">
      <style:text-properties fo:font-size="10.50pt" fo:font-weight="normal" fo:font-family="Consolas" style:font-family-asian="Consolas" style:font-family-complex="Consolas" fo:background-color="transparent" fo:color="#0000ff"/>
    </style:style>
    <style:style style:name="T2638" style:family="text">
      <style:text-properties fo:font-size="10.50pt" fo:font-weight="normal" fo:font-family="Consolas" style:font-family-asian="Consolas" style:font-family-complex="Consolas" fo:background-color="transparent" style:use-window-font-color="true"/>
    </style:style>
    <style:style style:name="T2639" style:family="text">
      <style:text-properties fo:font-size="10.50pt" fo:font-weight="normal" fo:font-family="Consolas" style:font-family-asian="Consolas" style:font-family-complex="Consolas" fo:background-color="transparent" fo:color="#2b91af"/>
    </style:style>
    <style:style style:name="T2640" style:family="text">
      <style:text-properties fo:font-size="10.50pt" fo:font-weight="normal" fo:font-family="Consolas" style:font-family-asian="Consolas" style:font-family-complex="Consolas" fo:background-color="transparent" style:use-window-font-color="true"/>
    </style:style>
    <style:style style:name="T2641" style:family="text">
      <style:text-properties fo:font-size="10.50pt" fo:font-weight="normal" fo:font-family="Consolas" style:font-family-asian="Consolas" style:font-family-complex="Consolas" fo:background-color="transparent" fo:color="#0000ff"/>
    </style:style>
    <style:style style:name="T2642" style:family="text">
      <style:text-properties fo:font-size="10.50pt" fo:font-weight="normal" fo:font-family="Consolas" style:font-family-asian="Consolas" style:font-family-complex="Consolas" fo:background-color="transparent" style:use-window-font-color="true"/>
    </style:style>
    <style:style style:name="T2643" style:family="text">
      <style:text-properties fo:font-size="10.50pt" fo:font-weight="normal" fo:font-family="Consolas" style:font-family-asian="Consolas" style:font-family-complex="Consolas" fo:background-color="transparent" fo:color="#008000"/>
    </style:style>
    <style:style style:name="T2644" style:family="text">
      <style:text-properties fo:font-size="10.50pt" fo:font-weight="normal" fo:font-family="Consolas" style:font-family-asian="Consolas" style:font-family-complex="Consolas" fo:background-color="transparent" style:use-window-font-color="true"/>
    </style:style>
    <style:style style:name="T2645" style:family="text">
      <style:text-properties fo:font-size="10.50pt" fo:font-weight="normal" fo:font-family="Consolas" style:font-family-asian="Consolas" style:font-family-complex="Consolas" fo:background-color="transparent" fo:color="#0000ff"/>
    </style:style>
    <style:style style:name="T2646" style:family="text">
      <style:text-properties fo:font-size="10.50pt" fo:font-weight="normal" fo:font-family="Consolas" style:font-family-asian="Consolas" style:font-family-complex="Consolas" fo:background-color="transparent" style:use-window-font-color="true"/>
    </style:style>
    <style:style style:name="T2647" style:family="text">
      <style:text-properties fo:font-size="10.50pt" fo:font-weight="normal" fo:font-family="Consolas" style:font-family-asian="Consolas" style:font-family-complex="Consolas" fo:background-color="transparent" fo:color="#0000ff"/>
    </style:style>
    <style:style style:name="T2648" style:family="text">
      <style:text-properties fo:font-size="10.50pt" fo:font-weight="normal" fo:font-family="Consolas" style:font-family-asian="Consolas" style:font-family-complex="Consolas" fo:background-color="transparent" style:use-window-font-color="true"/>
    </style:style>
    <style:style style:name="T2649" style:family="text">
      <style:text-properties fo:font-size="10.50pt" fo:font-weight="normal" fo:font-family="Consolas" style:font-family-asian="Consolas" style:font-family-complex="Consolas" fo:background-color="transparent" fo:color="#0000ff"/>
    </style:style>
    <style:style style:name="T2650" style:family="text">
      <style:text-properties fo:font-size="10.50pt" fo:font-weight="normal" fo:font-family="Consolas" style:font-family-asian="Consolas" style:font-family-complex="Consolas" fo:background-color="transparent" style:use-window-font-color="true"/>
    </style:style>
    <style:style style:name="T2651" style:family="text">
      <style:text-properties fo:font-size="10.50pt" fo:font-weight="normal" fo:font-family="Consolas" style:font-family-asian="Consolas" style:font-family-complex="Consolas" fo:background-color="transparent" fo:color="#0000ff"/>
    </style:style>
    <style:style style:name="T2652" style:family="text">
      <style:text-properties fo:font-size="10.50pt" fo:font-weight="normal" fo:font-family="Consolas" style:font-family-asian="Consolas" style:font-family-complex="Consolas" fo:background-color="transparent" style:use-window-font-color="true"/>
    </style:style>
    <style:style style:name="T2653" style:family="text">
      <style:text-properties fo:font-size="10.50pt" fo:font-weight="normal" fo:font-family="Consolas" style:font-family-asian="Consolas" style:font-family-complex="Consolas" fo:background-color="transparent" fo:color="#008000"/>
    </style:style>
    <style:style style:name="T2654" style:family="text">
      <style:text-properties fo:font-size="10.50pt" fo:font-weight="normal" fo:font-family="Consolas" style:font-family-asian="Consolas" style:font-family-complex="Consolas" fo:background-color="transparent" style:use-window-font-color="true"/>
    </style:style>
    <style:style style:name="T2655" style:family="text">
      <style:text-properties fo:font-size="10.50pt" fo:font-weight="normal" fo:font-family="Consolas" style:font-family-asian="Consolas" style:font-family-complex="Consolas" fo:background-color="transparent" fo:color="#0000ff"/>
    </style:style>
    <style:style style:name="T2656" style:family="text">
      <style:text-properties fo:font-size="10.50pt" fo:font-weight="normal" fo:font-family="Consolas" style:font-family-asian="Consolas" style:font-family-complex="Consolas" fo:background-color="transparent" style:use-window-font-color="true"/>
    </style:style>
    <style:style style:name="T2657" style:family="text">
      <style:text-properties fo:font-size="10.50pt" fo:font-weight="normal" fo:font-family="Consolas" style:font-family-asian="Consolas" style:font-family-complex="Consolas" fo:background-color="transparent" fo:color="#0000ff"/>
    </style:style>
    <style:style style:name="T2658" style:family="text">
      <style:text-properties fo:font-size="10.50pt" fo:font-weight="normal" fo:font-family="Consolas" style:font-family-asian="Consolas" style:font-family-complex="Consolas" fo:background-color="transparent" style:use-window-font-color="true"/>
    </style:style>
    <style:style style:name="T2659" style:family="text">
      <style:text-properties fo:font-size="10.50pt" fo:font-weight="normal" fo:font-family="Consolas" style:font-family-asian="Consolas" style:font-family-complex="Consolas" fo:background-color="transparent" fo:color="#0000ff"/>
    </style:style>
    <style:style style:name="T2660" style:family="text">
      <style:text-properties fo:font-size="10.50pt" fo:font-weight="normal" fo:font-family="Consolas" style:font-family-asian="Consolas" style:font-family-complex="Consolas" fo:background-color="transparent" style:use-window-font-color="true"/>
    </style:style>
    <style:style style:name="T2661" style:family="text">
      <style:text-properties fo:font-size="10.50pt" fo:font-weight="normal" fo:font-family="Consolas" style:font-family-asian="Consolas" style:font-family-complex="Consolas" fo:background-color="transparent" fo:color="#0000ff"/>
    </style:style>
    <style:style style:name="T2662" style:family="text">
      <style:text-properties fo:font-size="10.50pt" fo:font-weight="normal" fo:font-family="Consolas" style:font-family-asian="Consolas" style:font-family-complex="Consolas" fo:background-color="transparent" style:use-window-font-color="true"/>
    </style:style>
    <style:style style:name="T2663" style:family="text">
      <style:text-properties fo:font-size="10.50pt" fo:font-weight="normal" fo:font-family="Consolas" style:font-family-asian="Consolas" style:font-family-complex="Consolas" fo:background-color="transparent" fo:color="#008000"/>
    </style:style>
    <style:style style:name="T2664" style:family="text">
      <style:text-properties fo:font-size="10.50pt" fo:font-weight="normal" fo:font-family="Consolas" style:font-family-asian="Consolas" style:font-family-complex="Consolas" fo:background-color="transparent" style:use-window-font-color="true"/>
    </style:style>
    <style:style style:name="T2665" style:family="text">
      <style:text-properties fo:font-size="10.50pt" fo:font-weight="normal" fo:font-family="Consolas" style:font-family-asian="Consolas" style:font-family-complex="Consolas" fo:background-color="transparent" fo:color="#008000"/>
    </style:style>
    <style:style style:name="T2666" style:family="text">
      <style:text-properties fo:font-size="10.50pt" fo:font-weight="normal" fo:font-family="Consolas" style:font-family-asian="Consolas" style:font-family-complex="Consolas" fo:background-color="transparent" style:use-window-font-color="true"/>
    </style:style>
    <style:style style:name="T2667" style:family="text">
      <style:text-properties fo:font-size="10.50pt" fo:font-weight="normal" fo:font-family="Consolas" style:font-family-asian="Consolas" style:font-family-complex="Consolas" fo:background-color="transparent" fo:color="#0000ff"/>
    </style:style>
    <style:style style:name="T2668" style:family="text">
      <style:text-properties fo:font-size="10.50pt" fo:font-weight="normal" fo:font-family="Consolas" style:font-family-asian="Consolas" style:font-family-complex="Consolas" fo:background-color="transparent" style:use-window-font-color="true"/>
    </style:style>
    <style:style style:name="T2669" style:family="text">
      <style:text-properties fo:font-size="10.50pt" fo:font-weight="normal" fo:font-family="Consolas" style:font-family-asian="Consolas" style:font-family-complex="Consolas" fo:background-color="transparent" fo:color="#2b91af"/>
    </style:style>
    <style:style style:name="T2670" style:family="text">
      <style:text-properties fo:font-size="10.50pt" fo:font-weight="normal" fo:font-family="Consolas" style:font-family-asian="Consolas" style:font-family-complex="Consolas" fo:background-color="transparent" style:use-window-font-color="true"/>
    </style:style>
    <style:style style:name="T2671" style:family="text">
      <style:text-properties fo:font-size="10.50pt" fo:font-weight="normal" fo:font-family="Consolas" style:font-family-asian="Consolas" style:font-family-complex="Consolas" fo:background-color="transparent" fo:color="#2b91af"/>
    </style:style>
    <style:style style:name="T2672" style:family="text">
      <style:text-properties fo:font-size="10.50pt" fo:font-weight="normal" fo:font-family="Consolas" style:font-family-asian="Consolas" style:font-family-complex="Consolas" fo:background-color="transparent" style:use-window-font-color="true"/>
    </style:style>
    <style:style style:name="T2673" style:family="text">
      <style:text-properties fo:font-size="10.50pt" fo:font-weight="normal" fo:font-family="Consolas" style:font-family-asian="Consolas" style:font-family-complex="Consolas" fo:background-color="transparent" fo:color="#2b91af"/>
    </style:style>
    <style:style style:name="T2674" style:family="text">
      <style:text-properties fo:font-size="10.50pt" fo:font-weight="normal" fo:font-family="Consolas" style:font-family-asian="Consolas" style:font-family-complex="Consolas" fo:background-color="transparent" style:use-window-font-color="true"/>
    </style:style>
    <style:style style:name="T2675" style:family="text">
      <style:text-properties fo:font-size="10.50pt" fo:font-weight="normal" fo:font-family="Consolas" style:font-family-asian="Consolas" style:font-family-complex="Consolas" fo:background-color="transparent" fo:color="#2b91af"/>
    </style:style>
    <style:style style:name="T2676" style:family="text">
      <style:text-properties fo:font-size="10.50pt" fo:font-weight="normal" fo:font-family="Consolas" style:font-family-asian="Consolas" style:font-family-complex="Consolas" fo:background-color="transparent" style:use-window-font-color="true"/>
    </style:style>
    <style:style style:name="T2677" style:family="text">
      <style:text-properties fo:font-size="10.50pt" fo:font-weight="normal" fo:font-family="Consolas" style:font-family-asian="Consolas" style:font-family-complex="Consolas" fo:background-color="transparent" fo:color="#0000ff"/>
    </style:style>
    <style:style style:name="T2678" style:family="text">
      <style:text-properties fo:font-size="10.50pt" fo:font-weight="normal" fo:font-family="Consolas" style:font-family-asian="Consolas" style:font-family-complex="Consolas" fo:background-color="transparent" style:use-window-font-color="true"/>
    </style:style>
    <style:style style:name="T2679" style:family="text">
      <style:text-properties fo:font-size="10.50pt" fo:font-weight="normal" fo:font-family="Consolas" style:font-family-asian="Consolas" style:font-family-complex="Consolas" fo:background-color="transparent" fo:color="#0000ff"/>
    </style:style>
    <style:style style:name="T2680" style:family="text">
      <style:text-properties fo:font-size="10.50pt" fo:font-weight="normal" fo:font-family="Consolas" style:font-family-asian="Consolas" style:font-family-complex="Consolas" fo:background-color="transparent" style:use-window-font-color="true"/>
    </style:style>
    <style:style style:name="T2681" style:family="text">
      <style:text-properties fo:font-size="10.50pt" fo:font-weight="normal" fo:font-family="Consolas" style:font-family-asian="Consolas" style:font-family-complex="Consolas" fo:background-color="transparent" fo:color="#2b91af"/>
    </style:style>
    <style:style style:name="T2682" style:family="text">
      <style:text-properties fo:font-size="10.50pt" fo:font-weight="normal" fo:font-family="Consolas" style:font-family-asian="Consolas" style:font-family-complex="Consolas" fo:background-color="transparent" style:use-window-font-color="true"/>
    </style:style>
    <style:style style:name="T2683" style:family="text">
      <style:text-properties fo:font-size="10.50pt" fo:font-weight="normal" fo:font-family="Consolas" style:font-family-asian="Consolas" style:font-family-complex="Consolas" fo:background-color="transparent" fo:color="#0000ff"/>
    </style:style>
    <style:style style:name="T2684" style:family="text">
      <style:text-properties fo:font-size="10.50pt" fo:font-weight="normal" fo:font-family="Consolas" style:font-family-asian="Consolas" style:font-family-complex="Consolas" fo:background-color="transparent" style:use-window-font-color="true"/>
    </style:style>
    <style:style style:name="T2685" style:family="text">
      <style:text-properties fo:font-size="10.50pt" fo:font-weight="normal" fo:font-family="Consolas" style:font-family-asian="Consolas" style:font-family-complex="Consolas" fo:background-color="transparent" fo:color="#0000ff"/>
    </style:style>
    <style:style style:name="T2686" style:family="text">
      <style:text-properties fo:font-size="10.50pt" fo:font-weight="normal" fo:font-family="Consolas" style:font-family-asian="Consolas" style:font-family-complex="Consolas" fo:background-color="transparent" style:use-window-font-color="true"/>
    </style:style>
    <style:style style:name="T2687" style:family="text">
      <style:text-properties fo:font-size="10.50pt" fo:font-weight="normal" fo:font-family="Consolas" style:font-family-asian="Consolas" style:font-family-complex="Consolas" fo:background-color="transparent" fo:color="#0000ff"/>
    </style:style>
    <style:style style:name="T2688" style:family="text">
      <style:text-properties fo:font-size="10.50pt" fo:font-weight="normal" fo:font-family="Consolas" style:font-family-asian="Consolas" style:font-family-complex="Consolas" fo:background-color="transparent" style:use-window-font-color="true"/>
    </style:style>
    <style:style style:name="T2689" style:family="text">
      <style:text-properties fo:font-size="10.50pt" fo:font-weight="normal" fo:font-family="Consolas" style:font-family-asian="Consolas" style:font-family-complex="Consolas" fo:background-color="transparent" fo:color="#008000"/>
    </style:style>
    <style:style style:name="T2690" style:family="text">
      <style:text-properties fo:font-size="10.50pt" fo:font-weight="normal" fo:font-family="Consolas" style:font-family-asian="Consolas" style:font-family-complex="Consolas" fo:background-color="transparent" style:use-window-font-color="true"/>
    </style:style>
    <style:style style:name="T2691" style:family="text">
      <style:text-properties fo:font-size="10.50pt" fo:font-weight="normal" fo:font-family="Consolas" style:font-family-asian="Consolas" style:font-family-complex="Consolas" fo:background-color="transparent" fo:color="#0000ff"/>
    </style:style>
    <style:style style:name="T2692" style:family="text">
      <style:text-properties fo:font-size="10.50pt" fo:font-weight="normal" fo:font-family="Consolas" style:font-family-asian="Consolas" style:font-family-complex="Consolas" fo:background-color="transparent" style:use-window-font-color="true"/>
    </style:style>
    <style:style style:name="T2693" style:family="text">
      <style:text-properties fo:font-size="10.50pt" fo:font-weight="normal" fo:font-family="Consolas" style:font-family-asian="Consolas" style:font-family-complex="Consolas" fo:background-color="transparent" fo:color="#2b91af"/>
    </style:style>
    <style:style style:name="T2694" style:family="text">
      <style:text-properties fo:font-size="10.50pt" fo:font-weight="normal" fo:font-family="Consolas" style:font-family-asian="Consolas" style:font-family-complex="Consolas" fo:background-color="transparent" style:use-window-font-color="true"/>
    </style:style>
    <style:style style:name="T2695" style:family="text">
      <style:text-properties fo:font-size="10.50pt" fo:font-weight="normal" fo:font-family="Consolas" style:font-family-asian="Consolas" style:font-family-complex="Consolas" fo:background-color="transparent" fo:color="#2b91af"/>
    </style:style>
    <style:style style:name="T2696" style:family="text">
      <style:text-properties fo:font-size="10.50pt" fo:font-weight="normal" fo:font-family="Consolas" style:font-family-asian="Consolas" style:font-family-complex="Consolas" fo:background-color="transparent" style:use-window-font-color="true"/>
    </style:style>
    <style:style style:name="T2697" style:family="text">
      <style:text-properties fo:font-size="10.50pt" fo:font-weight="normal" fo:font-family="Consolas" style:font-family-asian="Consolas" style:font-family-complex="Consolas" fo:background-color="transparent" fo:color="#0000ff"/>
    </style:style>
    <style:style style:name="T2698" style:family="text">
      <style:text-properties fo:font-size="10.50pt" fo:font-weight="normal" fo:font-family="Consolas" style:font-family-asian="Consolas" style:font-family-complex="Consolas" fo:background-color="transparent" style:use-window-font-color="true"/>
    </style:style>
    <style:style style:name="T2699" style:family="text">
      <style:text-properties fo:font-size="10.50pt" fo:font-weight="normal" fo:font-family="Consolas" style:font-family-asian="Consolas" style:font-family-complex="Consolas" fo:background-color="transparent" fo:color="#0000ff"/>
    </style:style>
    <style:style style:name="T2700" style:family="text">
      <style:text-properties fo:font-size="10.50pt" fo:font-weight="normal" fo:font-family="Consolas" style:font-family-asian="Consolas" style:font-family-complex="Consolas" fo:background-color="transparent" style:use-window-font-color="true"/>
    </style:style>
    <style:style style:name="T2701" style:family="text">
      <style:text-properties fo:font-size="10.50pt" fo:font-weight="normal" fo:font-family="Consolas" style:font-family-asian="Consolas" style:font-family-complex="Consolas" fo:background-color="transparent" fo:color="#0000ff"/>
    </style:style>
    <style:style style:name="T2702" style:family="text">
      <style:text-properties fo:font-size="10.50pt" fo:font-weight="normal" fo:font-family="Consolas" style:font-family-asian="Consolas" style:font-family-complex="Consolas" fo:background-color="transparent" style:use-window-font-color="true"/>
    </style:style>
    <style:style style:name="T2703" style:family="text">
      <style:text-properties fo:font-size="10.50pt" fo:font-weight="normal" fo:font-family="Consolas" style:font-family-asian="Consolas" style:font-family-complex="Consolas" fo:background-color="transparent" fo:color="#0000ff"/>
    </style:style>
    <style:style style:name="T2704" style:family="text">
      <style:text-properties fo:font-size="10.50pt" fo:font-weight="normal" fo:font-family="Consolas" style:font-family-asian="Consolas" style:font-family-complex="Consolas" fo:background-color="transparent" style:use-window-font-color="true"/>
    </style:style>
    <style:style style:name="T2705" style:family="text">
      <style:text-properties fo:font-size="10.50pt" fo:font-weight="normal" fo:font-family="Consolas" style:font-family-asian="Consolas" style:font-family-complex="Consolas" fo:background-color="transparent" fo:color="#2b91af"/>
    </style:style>
    <style:style style:name="T2706" style:family="text">
      <style:text-properties fo:font-size="10.50pt" fo:font-weight="normal" fo:font-family="Consolas" style:font-family-asian="Consolas" style:font-family-complex="Consolas" fo:background-color="transparent" style:use-window-font-color="true"/>
    </style:style>
    <style:style style:name="T2707" style:family="text">
      <style:text-properties fo:font-size="10.50pt" fo:font-weight="normal" fo:font-family="Consolas" style:font-family-asian="Consolas" style:font-family-complex="Consolas" fo:background-color="transparent" fo:color="#2b91af"/>
    </style:style>
    <style:style style:name="T2708" style:family="text">
      <style:text-properties fo:font-size="10.50pt" fo:font-weight="normal" fo:font-family="Consolas" style:font-family-asian="Consolas" style:font-family-complex="Consolas" fo:background-color="transparent" style:use-window-font-color="true"/>
    </style:style>
    <style:style style:name="T2709" style:family="text">
      <style:text-properties fo:font-size="10.50pt" fo:font-weight="normal" fo:font-family="Consolas" style:font-family-asian="Consolas" style:font-family-complex="Consolas" fo:background-color="transparent" fo:color="#0000ff"/>
    </style:style>
    <style:style style:name="T2710" style:family="text">
      <style:text-properties fo:font-size="10.50pt" fo:font-weight="normal" fo:font-family="Consolas" style:font-family-asian="Consolas" style:font-family-complex="Consolas" fo:background-color="transparent" style:use-window-font-color="true"/>
    </style:style>
    <style:style style:name="T2711" style:family="text">
      <style:text-properties fo:font-size="10.50pt" fo:font-weight="normal" fo:font-family="Consolas" style:font-family-asian="Consolas" style:font-family-complex="Consolas" fo:background-color="transparent" fo:color="#0000ff"/>
    </style:style>
    <style:style style:name="T2712" style:family="text">
      <style:text-properties fo:font-size="10.50pt" fo:font-weight="normal" fo:font-family="Consolas" style:font-family-asian="Consolas" style:font-family-complex="Consolas" fo:background-color="transparent" style:use-window-font-color="true"/>
    </style:style>
    <style:style style:name="T2713" style:family="text">
      <style:text-properties fo:font-size="10.50pt" fo:font-weight="normal" fo:font-family="Consolas" style:font-family-asian="Consolas" style:font-family-complex="Consolas" fo:background-color="transparent" fo:color="#008000"/>
    </style:style>
    <style:style style:name="T2714" style:family="text">
      <style:text-properties fo:font-size="10.50pt" fo:font-weight="normal" fo:font-family="Consolas" style:font-family-asian="Consolas" style:font-family-complex="Consolas" fo:background-color="transparent" style:use-window-font-color="true"/>
    </style:style>
    <style:style style:name="T2715" style:family="text">
      <style:text-properties fo:font-size="10.50pt" fo:font-weight="normal" fo:font-family="Consolas" style:font-family-asian="Consolas" style:font-family-complex="Consolas" fo:background-color="transparent" fo:color="#0000ff"/>
    </style:style>
    <style:style style:name="T2716" style:family="text">
      <style:text-properties fo:font-size="10.50pt" fo:font-weight="normal" fo:font-family="Consolas" style:font-family-asian="Consolas" style:font-family-complex="Consolas" fo:background-color="transparent" style:use-window-font-color="true"/>
    </style:style>
    <style:style style:name="T2717" style:family="text">
      <style:text-properties fo:font-size="10.50pt" fo:font-weight="normal" fo:font-family="Consolas" style:font-family-asian="Consolas" style:font-family-complex="Consolas" fo:background-color="transparent" fo:color="#2b91af"/>
    </style:style>
    <style:style style:name="T2718" style:family="text">
      <style:text-properties fo:font-size="10.50pt" fo:font-weight="normal" fo:font-family="Consolas" style:font-family-asian="Consolas" style:font-family-complex="Consolas" fo:background-color="transparent" style:use-window-font-color="true"/>
    </style:style>
    <style:style style:name="T2719" style:family="text">
      <style:text-properties fo:font-size="10.50pt" fo:font-weight="normal" fo:font-family="Consolas" style:font-family-asian="Consolas" style:font-family-complex="Consolas" fo:background-color="transparent" fo:color="#2b91af"/>
    </style:style>
    <style:style style:name="T2720" style:family="text">
      <style:text-properties fo:font-size="10.50pt" fo:font-weight="normal" fo:font-family="Consolas" style:font-family-asian="Consolas" style:font-family-complex="Consolas" fo:background-color="transparent" style:use-window-font-color="true"/>
    </style:style>
    <style:style style:name="T2721" style:family="text">
      <style:text-properties fo:font-size="10.50pt" fo:font-weight="normal" fo:font-family="Consolas" style:font-family-asian="Consolas" style:font-family-complex="Consolas" fo:background-color="transparent" fo:color="#0000ff"/>
    </style:style>
    <style:style style:name="T2722" style:family="text">
      <style:text-properties fo:font-size="10.50pt" fo:font-weight="normal" fo:font-family="Consolas" style:font-family-asian="Consolas" style:font-family-complex="Consolas" fo:background-color="transparent" style:use-window-font-color="true"/>
    </style:style>
    <style:style style:name="T2723" style:family="text">
      <style:text-properties fo:font-size="10.50pt" fo:font-weight="normal" fo:font-family="Consolas" style:font-family-asian="Consolas" style:font-family-complex="Consolas" fo:background-color="transparent" fo:color="#2b91af"/>
    </style:style>
    <style:style style:name="T2724" style:family="text">
      <style:text-properties fo:font-size="10.50pt" fo:font-weight="normal" fo:font-family="Consolas" style:font-family-asian="Consolas" style:font-family-complex="Consolas" fo:background-color="transparent" style:use-window-font-color="true"/>
    </style:style>
    <style:style style:name="T2725" style:family="text">
      <style:text-properties fo:font-size="10.50pt" fo:font-weight="normal" fo:font-family="Consolas" style:font-family-asian="Consolas" style:font-family-complex="Consolas" fo:background-color="transparent" fo:color="#2b91af"/>
    </style:style>
    <style:style style:name="T2726" style:family="text">
      <style:text-properties fo:font-size="10.50pt" fo:font-weight="normal" fo:font-family="Consolas" style:font-family-asian="Consolas" style:font-family-complex="Consolas" fo:background-color="transparent" style:use-window-font-color="true"/>
    </style:style>
    <style:style style:name="T2727" style:family="text">
      <style:text-properties fo:font-size="10.50pt" fo:font-weight="normal" fo:font-family="Consolas" style:font-family-asian="Consolas" style:font-family-complex="Consolas" fo:background-color="transparent" fo:color="#0000ff"/>
    </style:style>
    <style:style style:name="T2728" style:family="text">
      <style:text-properties fo:font-size="10.50pt" fo:font-weight="normal" fo:font-family="Consolas" style:font-family-asian="Consolas" style:font-family-complex="Consolas" fo:background-color="transparent" style:use-window-font-color="true"/>
    </style:style>
    <style:style style:name="T2729" style:family="text">
      <style:text-properties fo:font-size="10.50pt" fo:font-weight="normal" fo:font-family="Consolas" style:font-family-asian="Consolas" style:font-family-complex="Consolas" fo:background-color="transparent" fo:color="#2b91af"/>
    </style:style>
    <style:style style:name="T2730" style:family="text">
      <style:text-properties fo:font-size="10.50pt" fo:font-weight="normal" fo:font-family="Consolas" style:font-family-asian="Consolas" style:font-family-complex="Consolas" fo:background-color="transparent" style:use-window-font-color="true"/>
    </style:style>
    <style:style style:name="T2731" style:family="text">
      <style:text-properties fo:font-size="10.50pt" fo:font-weight="normal" fo:font-family="Consolas" style:font-family-asian="Consolas" style:font-family-complex="Consolas" fo:background-color="transparent" fo:color="#2b91af"/>
    </style:style>
    <style:style style:name="T2732" style:family="text">
      <style:text-properties fo:font-size="10.50pt" fo:font-weight="normal" fo:font-family="Consolas" style:font-family-asian="Consolas" style:font-family-complex="Consolas" fo:background-color="transparent" style:use-window-font-color="true"/>
    </style:style>
    <style:style style:name="T2733" style:family="text">
      <style:text-properties fo:font-size="10.50pt" fo:font-weight="normal" fo:font-family="Consolas" style:font-family-asian="Consolas" style:font-family-complex="Consolas" fo:background-color="transparent" fo:color="#0000ff"/>
    </style:style>
    <style:style style:name="T2734" style:family="text">
      <style:text-properties fo:font-size="10.50pt" fo:font-weight="normal" fo:font-family="Consolas" style:font-family-asian="Consolas" style:font-family-complex="Consolas" fo:background-color="transparent" style:use-window-font-color="true"/>
    </style:style>
    <style:style style:name="T2735" style:family="text">
      <style:text-properties fo:font-size="10.50pt" fo:font-weight="normal" fo:font-family="Consolas" style:font-family-asian="Consolas" style:font-family-complex="Consolas" fo:background-color="transparent" fo:color="#0000ff"/>
    </style:style>
    <style:style style:name="T2736" style:family="text">
      <style:text-properties fo:font-size="10.50pt" fo:font-weight="normal" fo:font-family="Consolas" style:font-family-asian="Consolas" style:font-family-complex="Consolas" fo:background-color="transparent" style:use-window-font-color="true"/>
    </style:style>
    <style:style style:name="T2737" style:family="text">
      <style:text-properties fo:font-size="10.50pt" fo:font-weight="normal" fo:font-family="Consolas" style:font-family-asian="Consolas" style:font-family-complex="Consolas" fo:background-color="transparent" fo:color="#0000ff"/>
    </style:style>
    <style:style style:name="T2738" style:family="text">
      <style:text-properties fo:font-size="10.50pt" fo:font-weight="normal" fo:font-family="Consolas" style:font-family-asian="Consolas" style:font-family-complex="Consolas" fo:background-color="transparent" style:use-window-font-color="true"/>
    </style:style>
    <style:style style:name="T2739" style:family="text">
      <style:text-properties fo:font-size="10.50pt" fo:font-weight="normal" fo:font-family="Consolas" style:font-family-asian="Consolas" style:font-family-complex="Consolas" fo:background-color="transparent" fo:color="#0000ff"/>
    </style:style>
    <style:style style:name="T2740" style:family="text">
      <style:text-properties fo:font-size="10.50pt" fo:font-weight="normal" fo:font-family="Consolas" style:font-family-asian="Consolas" style:font-family-complex="Consolas" fo:background-color="transparent" style:use-window-font-color="true"/>
    </style:style>
    <style:style style:name="T2741" style:family="text">
      <style:text-properties fo:font-size="10.50pt" fo:font-weight="normal" fo:font-family="Consolas" style:font-family-asian="Consolas" style:font-family-complex="Consolas" fo:background-color="transparent" fo:color="#0000ff"/>
    </style:style>
    <style:style style:name="T2742" style:family="text">
      <style:text-properties fo:font-size="10.50pt" fo:font-weight="normal" fo:font-family="Consolas" style:font-family-asian="Consolas" style:font-family-complex="Consolas" fo:background-color="transparent" style:use-window-font-color="true"/>
    </style:style>
    <style:style style:name="T2743" style:family="text">
      <style:text-properties fo:font-size="10.50pt" fo:font-weight="normal" fo:font-family="Consolas" style:font-family-asian="Consolas" style:font-family-complex="Consolas" fo:background-color="transparent" fo:color="#0000ff"/>
    </style:style>
    <style:style style:name="T2744" style:family="text">
      <style:text-properties fo:font-size="10.50pt" fo:font-weight="normal" fo:font-family="Consolas" style:font-family-asian="Consolas" style:font-family-complex="Consolas" fo:background-color="transparent" style:use-window-font-color="true"/>
    </style:style>
    <style:style style:name="T2745" style:family="text">
      <style:text-properties fo:font-size="10.50pt" fo:font-weight="normal" fo:font-family="Consolas" style:font-family-asian="Consolas" style:font-family-complex="Consolas" fo:background-color="transparent" fo:color="#0000ff"/>
    </style:style>
    <style:style style:name="T2746" style:family="text">
      <style:text-properties fo:font-size="10.50pt" fo:font-weight="normal" fo:font-family="Consolas" style:font-family-asian="Consolas" style:font-family-complex="Consolas" fo:background-color="transparent" style:use-window-font-color="true"/>
    </style:style>
    <style:style style:name="T2747" style:family="text">
      <style:text-properties fo:font-size="10.50pt" fo:font-weight="normal" fo:font-family="Consolas" style:font-family-asian="Consolas" style:font-family-complex="Consolas" fo:background-color="transparent" fo:color="#0000ff"/>
    </style:style>
    <style:style style:name="T2748" style:family="text">
      <style:text-properties fo:font-size="10.50pt" fo:font-weight="normal" fo:font-family="Consolas" style:font-family-asian="Consolas" style:font-family-complex="Consolas" fo:background-color="transparent" style:use-window-font-color="true"/>
    </style:style>
    <style:style style:name="T2749" style:family="text">
      <style:text-properties fo:font-size="10.50pt" fo:font-weight="normal" fo:font-family="Consolas" style:font-family-asian="Consolas" style:font-family-complex="Consolas" fo:background-color="transparent" fo:color="#0000ff"/>
    </style:style>
    <style:style style:name="T2750" style:family="text">
      <style:text-properties fo:font-size="10.50pt" fo:font-weight="normal" fo:font-family="Consolas" style:font-family-asian="Consolas" style:font-family-complex="Consolas" fo:background-color="transparent" style:use-window-font-color="true"/>
    </style:style>
    <style:style style:name="T2751" style:family="text">
      <style:text-properties fo:font-size="10.50pt" fo:font-weight="normal" fo:font-family="Consolas" style:font-family-asian="Consolas" style:font-family-complex="Consolas" fo:background-color="transparent" fo:color="#0000ff"/>
    </style:style>
    <style:style style:name="T2752" style:family="text">
      <style:text-properties fo:font-size="10.50pt" fo:font-weight="normal" fo:font-family="Consolas" style:font-family-asian="Consolas" style:font-family-complex="Consolas" fo:background-color="transparent" style:use-window-font-color="true"/>
    </style:style>
    <style:style style:name="T2753" style:family="text">
      <style:text-properties fo:font-size="10.50pt" fo:font-weight="normal" fo:font-family="Consolas" style:font-family-asian="Consolas" style:font-family-complex="Consolas" fo:background-color="transparent" fo:color="#0000ff"/>
    </style:style>
    <style:style style:name="T2754" style:family="text">
      <style:text-properties fo:font-size="10.50pt" fo:font-weight="normal" fo:font-family="Consolas" style:font-family-asian="Consolas" style:font-family-complex="Consolas" fo:background-color="transparent" style:use-window-font-color="true"/>
    </style:style>
    <style:style style:name="T2755" style:family="text">
      <style:text-properties fo:font-size="10.50pt" fo:font-weight="normal" fo:font-family="Consolas" style:font-family-asian="Consolas" style:font-family-complex="Consolas" fo:background-color="transparent" fo:color="#0000ff"/>
    </style:style>
    <style:style style:name="T2756" style:family="text">
      <style:text-properties fo:font-size="10.50pt" fo:font-weight="normal" fo:font-family="Consolas" style:font-family-asian="Consolas" style:font-family-complex="Consolas" fo:background-color="transparent" style:use-window-font-color="true"/>
    </style:style>
    <style:style style:name="T2757" style:family="text">
      <style:text-properties fo:font-size="10.50pt" fo:font-weight="normal" fo:font-family="Consolas" style:font-family-asian="Consolas" style:font-family-complex="Consolas" fo:background-color="transparent" fo:color="#2b91af"/>
    </style:style>
    <style:style style:name="T2758" style:family="text">
      <style:text-properties fo:font-size="10.50pt" fo:font-weight="normal" fo:font-family="Consolas" style:font-family-asian="Consolas" style:font-family-complex="Consolas" fo:background-color="transparent" style:use-window-font-color="true"/>
    </style:style>
    <style:style style:name="T2759" style:family="text">
      <style:text-properties fo:font-size="10.50pt" fo:font-weight="normal" fo:font-family="Consolas" style:font-family-asian="Consolas" style:font-family-complex="Consolas" fo:background-color="transparent" fo:color="#0000ff"/>
    </style:style>
    <style:style style:name="T2760" style:family="text">
      <style:text-properties fo:font-size="10.50pt" fo:font-weight="normal" fo:font-family="Consolas" style:font-family-asian="Consolas" style:font-family-complex="Consolas" fo:background-color="transparent" style:use-window-font-color="true"/>
    </style:style>
    <style:style style:name="T2761" style:family="text">
      <style:text-properties fo:font-size="12.00pt" fo:font-weight="normal" fo:font-family="Verdana" style:font-family-asian="Verdana" style:font-family-complex="Verdana" fo:background-color="transparent" fo:color="#000000"/>
    </style:style>
    <style:style style:name="T2762" style:family="text">
      <style:text-properties fo:font-size="12.00pt" fo:font-weight="bold" fo:font-family="Verdana" style:font-family-asian="Verdana" style:font-family-complex="Verdana" fo:background-color="transparent" fo:color="#000000"/>
    </style:style>
    <style:style style:name="T2763" style:family="text">
      <style:text-properties fo:font-size="10.50pt" fo:font-weight="normal" fo:font-family="Consolas" style:font-family-asian="Consolas" style:font-family-complex="Consolas" fo:background-color="transparent" fo:color="#0000ff"/>
    </style:style>
    <style:style style:name="T2764" style:family="text">
      <style:text-properties fo:font-size="10.50pt" fo:font-weight="normal" fo:font-family="Consolas" style:font-family-asian="Consolas" style:font-family-complex="Consolas" fo:background-color="transparent" style:use-window-font-color="true"/>
    </style:style>
    <style:style style:name="T2765" style:family="text">
      <style:text-properties fo:font-size="10.50pt" fo:font-weight="normal" fo:font-family="Consolas" style:font-family-asian="Consolas" style:font-family-complex="Consolas" fo:background-color="transparent" fo:color="#0000ff"/>
    </style:style>
    <style:style style:name="T2766" style:family="text">
      <style:text-properties fo:font-size="10.50pt" fo:font-weight="normal" fo:font-family="Consolas" style:font-family-asian="Consolas" style:font-family-complex="Consolas" fo:background-color="transparent" style:use-window-font-color="true"/>
    </style:style>
    <style:style style:name="T2767" style:family="text">
      <style:text-properties fo:font-size="10.50pt" fo:font-weight="normal" fo:font-family="Consolas" style:font-family-asian="Consolas" style:font-family-complex="Consolas" fo:background-color="transparent" fo:color="#0000ff"/>
    </style:style>
    <style:style style:name="T2768" style:family="text">
      <style:text-properties fo:font-size="10.50pt" fo:font-weight="normal" fo:font-family="Consolas" style:font-family-asian="Consolas" style:font-family-complex="Consolas" fo:background-color="transparent" style:use-window-font-color="true"/>
    </style:style>
    <style:style style:name="T2769" style:family="text">
      <style:text-properties fo:font-size="10.50pt" fo:font-weight="normal" fo:font-family="Consolas" style:font-family-asian="Consolas" style:font-family-complex="Consolas" fo:background-color="transparent" fo:color="#0000ff"/>
    </style:style>
    <style:style style:name="T2770" style:family="text">
      <style:text-properties fo:font-size="10.50pt" fo:font-weight="normal" fo:font-family="Consolas" style:font-family-asian="Consolas" style:font-family-complex="Consolas" fo:background-color="transparent" style:use-window-font-color="true"/>
    </style:style>
    <style:style style:name="T2771" style:family="text">
      <style:text-properties fo:font-size="10.50pt" fo:font-weight="normal" fo:font-family="Consolas" style:font-family-asian="Consolas" style:font-family-complex="Consolas" fo:background-color="transparent" fo:color="#0000ff"/>
    </style:style>
    <style:style style:name="T2772" style:family="text">
      <style:text-properties fo:font-size="10.50pt" fo:font-weight="normal" fo:font-family="Consolas" style:font-family-asian="Consolas" style:font-family-complex="Consolas" fo:background-color="transparent" style:use-window-font-color="true"/>
    </style:style>
    <style:style style:name="T2773" style:family="text">
      <style:text-properties fo:font-size="10.50pt" fo:font-weight="normal" fo:font-family="Consolas" style:font-family-asian="Consolas" style:font-family-complex="Consolas" fo:background-color="transparent" fo:color="#0000ff"/>
    </style:style>
    <style:style style:name="T2774" style:family="text">
      <style:text-properties fo:font-size="10.50pt" fo:font-weight="normal" fo:font-family="Consolas" style:font-family-asian="Consolas" style:font-family-complex="Consolas" fo:background-color="transparent" style:use-window-font-color="true"/>
    </style:style>
    <style:style style:name="T2775" style:family="text">
      <style:text-properties fo:font-size="10.50pt" fo:font-weight="normal" fo:font-family="Consolas" style:font-family-asian="Consolas" style:font-family-complex="Consolas" fo:background-color="transparent" fo:color="#0000ff"/>
    </style:style>
    <style:style style:name="T2776" style:family="text">
      <style:text-properties fo:font-size="10.50pt" fo:font-weight="normal" fo:font-family="Consolas" style:font-family-asian="Consolas" style:font-family-complex="Consolas" fo:background-color="transparent" style:use-window-font-color="true"/>
    </style:style>
    <style:style style:name="T2777" style:family="text">
      <style:text-properties fo:font-size="10.50pt" fo:font-weight="normal" fo:font-family="Consolas" style:font-family-asian="Consolas" style:font-family-complex="Consolas" fo:background-color="transparent" fo:color="#0000ff"/>
    </style:style>
    <style:style style:name="T2778" style:family="text">
      <style:text-properties fo:font-size="10.50pt" fo:font-weight="normal" fo:font-family="Consolas" style:font-family-asian="Consolas" style:font-family-complex="Consolas" fo:background-color="transparent" style:use-window-font-color="true"/>
    </style:style>
    <style:style style:name="T2779" style:family="text">
      <style:text-properties fo:font-size="10.50pt" fo:font-weight="normal" fo:font-family="Consolas" style:font-family-asian="Consolas" style:font-family-complex="Consolas" fo:background-color="transparent" fo:color="#2b91af"/>
    </style:style>
    <style:style style:name="T2780" style:family="text">
      <style:text-properties fo:font-size="10.50pt" fo:font-weight="normal" fo:font-family="Consolas" style:font-family-asian="Consolas" style:font-family-complex="Consolas" fo:background-color="transparent" style:use-window-font-color="true"/>
    </style:style>
    <style:style style:name="T2781" style:family="text">
      <style:text-properties fo:font-size="10.50pt" fo:font-weight="normal" fo:font-family="Consolas" style:font-family-asian="Consolas" style:font-family-complex="Consolas" fo:background-color="transparent" fo:color="#0000ff"/>
    </style:style>
    <style:style style:name="T2782" style:family="text">
      <style:text-properties fo:font-size="10.50pt" fo:font-weight="normal" fo:font-family="Consolas" style:font-family-asian="Consolas" style:font-family-complex="Consolas" fo:background-color="transparent" style:use-window-font-color="true"/>
    </style:style>
    <style:style style:name="T2783" style:family="text">
      <style:text-properties fo:font-size="10.50pt" fo:font-weight="normal" fo:font-family="Consolas" style:font-family-asian="Consolas" style:font-family-complex="Consolas" fo:background-color="transparent" fo:color="#0000ff"/>
    </style:style>
    <style:style style:name="T2784" style:family="text">
      <style:text-properties fo:font-size="10.50pt" fo:font-weight="normal" fo:font-family="Consolas" style:font-family-asian="Consolas" style:font-family-complex="Consolas" fo:background-color="transparent" style:use-window-font-color="true"/>
    </style:style>
    <style:style style:name="T2785" style:family="text">
      <style:text-properties fo:font-size="10.50pt" fo:font-weight="normal" fo:font-family="Consolas" style:font-family-asian="Consolas" style:font-family-complex="Consolas" fo:background-color="transparent" fo:color="#0000ff"/>
    </style:style>
    <style:style style:name="T2786" style:family="text">
      <style:text-properties fo:font-size="10.50pt" fo:font-weight="normal" fo:font-family="Consolas" style:font-family-asian="Consolas" style:font-family-complex="Consolas" fo:background-color="transparent" style:use-window-font-color="true"/>
    </style:style>
    <style:style style:name="T2787" style:family="text">
      <style:text-properties fo:font-size="10.50pt" fo:font-weight="normal" fo:font-family="Consolas" style:font-family-asian="Consolas" style:font-family-complex="Consolas" fo:background-color="transparent" fo:color="#0000ff"/>
    </style:style>
    <style:style style:name="T2788" style:family="text">
      <style:text-properties fo:font-size="10.50pt" fo:font-weight="normal" fo:font-family="Consolas" style:font-family-asian="Consolas" style:font-family-complex="Consolas" fo:background-color="transparent" style:use-window-font-color="true"/>
    </style:style>
    <style:style style:name="T2789" style:family="text">
      <style:text-properties fo:font-size="10.50pt" fo:font-weight="normal" fo:font-family="Consolas" style:font-family-asian="Consolas" style:font-family-complex="Consolas" fo:background-color="transparent" fo:color="#0000ff"/>
    </style:style>
    <style:style style:name="T2790" style:family="text">
      <style:text-properties fo:font-size="10.50pt" fo:font-weight="normal" fo:font-family="Consolas" style:font-family-asian="Consolas" style:font-family-complex="Consolas" fo:background-color="transparent" style:use-window-font-color="true"/>
    </style:style>
    <style:style style:name="T2791" style:family="text">
      <style:text-properties fo:font-size="10.50pt" fo:font-weight="normal" fo:font-family="Consolas" style:font-family-asian="Consolas" style:font-family-complex="Consolas" fo:background-color="transparent" fo:color="#0000ff"/>
    </style:style>
    <style:style style:name="T2792" style:family="text">
      <style:text-properties fo:font-size="10.50pt" fo:font-weight="normal" fo:font-family="Consolas" style:font-family-asian="Consolas" style:font-family-complex="Consolas" fo:background-color="transparent" style:use-window-font-color="true"/>
    </style:style>
    <style:style style:name="T2793" style:family="text">
      <style:text-properties fo:font-size="10.50pt" fo:font-weight="normal" fo:font-family="Consolas" style:font-family-asian="Consolas" style:font-family-complex="Consolas" fo:background-color="transparent" fo:color="#0000ff"/>
    </style:style>
    <style:style style:name="T2794" style:family="text">
      <style:text-properties fo:font-size="10.50pt" fo:font-weight="normal" fo:font-family="Consolas" style:font-family-asian="Consolas" style:font-family-complex="Consolas" fo:background-color="transparent" style:use-window-font-color="true"/>
    </style:style>
    <style:style style:name="T2795" style:family="text">
      <style:text-properties fo:font-size="10.50pt" fo:font-weight="normal" fo:font-family="Consolas" style:font-family-asian="Consolas" style:font-family-complex="Consolas" fo:background-color="transparent" fo:color="#0000ff"/>
    </style:style>
    <style:style style:name="T2796" style:family="text">
      <style:text-properties fo:font-size="10.50pt" fo:font-weight="normal" fo:font-family="Consolas" style:font-family-asian="Consolas" style:font-family-complex="Consolas" fo:background-color="transparent" style:use-window-font-color="true"/>
    </style:style>
    <style:style style:name="T2797" style:family="text">
      <style:text-properties fo:font-size="10.50pt" fo:font-weight="normal" fo:font-family="Consolas" style:font-family-asian="Consolas" style:font-family-complex="Consolas" fo:background-color="transparent" fo:color="#2b91af"/>
    </style:style>
    <style:style style:name="T2798" style:family="text">
      <style:text-properties fo:font-size="10.50pt" fo:font-weight="normal" fo:font-family="Consolas" style:font-family-asian="Consolas" style:font-family-complex="Consolas" fo:background-color="transparent" style:use-window-font-color="true"/>
    </style:style>
    <style:style style:name="T2799" style:family="text">
      <style:text-properties fo:font-size="10.50pt" fo:font-weight="normal" fo:font-family="Consolas" style:font-family-asian="Consolas" style:font-family-complex="Consolas" fo:background-color="transparent" fo:color="#0000ff"/>
    </style:style>
    <style:style style:name="T2800" style:family="text">
      <style:text-properties fo:font-size="10.50pt" fo:font-weight="normal" fo:font-family="Consolas" style:font-family-asian="Consolas" style:font-family-complex="Consolas" fo:background-color="transparent" style:use-window-font-color="true"/>
    </style:style>
    <style:style style:name="T2801" style:family="text">
      <style:text-properties fo:font-size="10.50pt" fo:font-weight="normal" fo:font-family="Consolas" style:font-family-asian="Consolas" style:font-family-complex="Consolas" fo:background-color="transparent" fo:color="#2b91af"/>
    </style:style>
    <style:style style:name="T2802" style:family="text">
      <style:text-properties fo:font-size="10.50pt" fo:font-weight="normal" fo:font-family="Consolas" style:font-family-asian="Consolas" style:font-family-complex="Consolas" fo:background-color="transparent" style:use-window-font-color="true"/>
    </style:style>
    <style:style style:name="T2803" style:family="text">
      <style:text-properties fo:font-size="10.50pt" fo:font-weight="normal" fo:font-family="Consolas" style:font-family-asian="Consolas" style:font-family-complex="Consolas" fo:background-color="transparent" fo:color="#0000ff"/>
    </style:style>
    <style:style style:name="T2804" style:family="text">
      <style:text-properties fo:font-size="10.50pt" fo:font-weight="normal" fo:font-family="Consolas" style:font-family-asian="Consolas" style:font-family-complex="Consolas" fo:background-color="transparent" style:use-window-font-color="true"/>
    </style:style>
    <style:style style:name="T2805" style:family="text">
      <style:text-properties fo:font-size="10.50pt" fo:font-weight="normal" fo:font-family="Consolas" style:font-family-asian="Consolas" style:font-family-complex="Consolas" fo:background-color="transparent" fo:color="#0000ff"/>
    </style:style>
    <style:style style:name="T2806" style:family="text">
      <style:text-properties fo:font-size="10.50pt" fo:font-weight="normal" fo:font-family="Consolas" style:font-family-asian="Consolas" style:font-family-complex="Consolas" fo:background-color="transparent" style:use-window-font-color="true"/>
    </style:style>
    <style:style style:name="T2807" style:family="text">
      <style:text-properties fo:font-size="10.50pt" fo:font-weight="normal" fo:font-family="Consolas" style:font-family-asian="Consolas" style:font-family-complex="Consolas" fo:background-color="transparent" fo:color="#2b91af"/>
    </style:style>
    <style:style style:name="T2808" style:family="text">
      <style:text-properties fo:font-size="10.50pt" fo:font-weight="normal" fo:font-family="Consolas" style:font-family-asian="Consolas" style:font-family-complex="Consolas" fo:background-color="transparent" style:use-window-font-color="true"/>
    </style:style>
    <style:style style:name="T2809" style:family="text">
      <style:text-properties fo:font-size="10.50pt" fo:font-weight="normal" fo:font-family="Consolas" style:font-family-asian="Consolas" style:font-family-complex="Consolas" fo:background-color="transparent" fo:color="#0000ff"/>
    </style:style>
    <style:style style:name="T2810" style:family="text">
      <style:text-properties fo:font-size="10.50pt" fo:font-weight="normal" fo:font-family="Consolas" style:font-family-asian="Consolas" style:font-family-complex="Consolas" fo:background-color="transparent" style:use-window-font-color="true"/>
    </style:style>
    <style:style style:name="T2811" style:family="text">
      <style:text-properties fo:font-size="10.50pt" fo:font-weight="normal" fo:font-family="Consolas" style:font-family-asian="Consolas" style:font-family-complex="Consolas" fo:background-color="transparent" fo:color="#2b91af"/>
    </style:style>
    <style:style style:name="T2812" style:family="text">
      <style:text-properties fo:font-size="10.50pt" fo:font-weight="normal" fo:font-family="Consolas" style:font-family-asian="Consolas" style:font-family-complex="Consolas" fo:background-color="transparent" style:use-window-font-color="true"/>
    </style:style>
    <style:style style:name="T2813" style:family="text">
      <style:text-properties fo:font-size="10.50pt" fo:font-weight="normal" fo:font-family="Consolas" style:font-family-asian="Consolas" style:font-family-complex="Consolas" fo:background-color="transparent" fo:color="#0000ff"/>
    </style:style>
    <style:style style:name="T2814" style:family="text">
      <style:text-properties fo:font-size="10.50pt" fo:font-weight="normal" fo:font-family="Consolas" style:font-family-asian="Consolas" style:font-family-complex="Consolas" fo:background-color="transparent" style:use-window-font-color="true"/>
    </style:style>
    <style:style style:name="T2815" style:family="text">
      <style:text-properties fo:font-size="10.50pt" fo:font-weight="normal" fo:font-family="Consolas" style:font-family-asian="Consolas" style:font-family-complex="Consolas" fo:background-color="transparent" fo:color="#2b91af"/>
    </style:style>
    <style:style style:name="T2816" style:family="text">
      <style:text-properties fo:font-size="10.50pt" fo:font-weight="normal" fo:font-family="Consolas" style:font-family-asian="Consolas" style:font-family-complex="Consolas" fo:background-color="transparent" style:use-window-font-color="true"/>
    </style:style>
    <style:style style:name="T2817" style:family="text">
      <style:text-properties fo:font-size="10.50pt" fo:font-weight="normal" fo:font-family="Consolas" style:font-family-asian="Consolas" style:font-family-complex="Consolas" fo:background-color="transparent" fo:color="#2b91af"/>
    </style:style>
    <style:style style:name="T2818" style:family="text">
      <style:text-properties fo:font-size="10.50pt" fo:font-weight="normal" fo:font-family="Consolas" style:font-family-asian="Consolas" style:font-family-complex="Consolas" fo:background-color="transparent" style:use-window-font-color="true"/>
    </style:style>
    <style:style style:name="T2819" style:family="text">
      <style:text-properties fo:font-size="10.50pt" fo:font-weight="normal" fo:font-family="Consolas" style:font-family-asian="Consolas" style:font-family-complex="Consolas" fo:background-color="transparent" fo:color="#0000ff"/>
    </style:style>
    <style:style style:name="T2820" style:family="text">
      <style:text-properties fo:font-size="10.50pt" fo:font-weight="normal" fo:font-family="Consolas" style:font-family-asian="Consolas" style:font-family-complex="Consolas" fo:background-color="transparent" style:use-window-font-color="true"/>
    </style:style>
    <style:style style:name="T2821" style:family="text">
      <style:text-properties fo:font-size="10.50pt" fo:font-weight="normal" fo:font-family="Consolas" style:font-family-asian="Consolas" style:font-family-complex="Consolas" fo:background-color="transparent" fo:color="#2b91af"/>
    </style:style>
    <style:style style:name="T2822" style:family="text">
      <style:text-properties fo:font-size="10.50pt" fo:font-weight="normal" fo:font-family="Consolas" style:font-family-asian="Consolas" style:font-family-complex="Consolas" fo:background-color="transparent" style:use-window-font-color="true"/>
    </style:style>
    <style:style style:name="T2823" style:family="text">
      <style:text-properties fo:font-size="10.50pt" fo:font-weight="normal" fo:font-family="Consolas" style:font-family-asian="Consolas" style:font-family-complex="Consolas" fo:background-color="transparent" fo:color="#2b91af"/>
    </style:style>
    <style:style style:name="T2824" style:family="text">
      <style:text-properties fo:font-size="10.50pt" fo:font-weight="normal" fo:font-family="Consolas" style:font-family-asian="Consolas" style:font-family-complex="Consolas" fo:background-color="transparent" style:use-window-font-color="true"/>
    </style:style>
    <style:style style:name="T2825" style:family="text">
      <style:text-properties fo:font-size="10.50pt" fo:font-weight="normal" fo:font-family="Consolas" style:font-family-asian="Consolas" style:font-family-complex="Consolas" fo:background-color="transparent" fo:color="#008000"/>
    </style:style>
    <style:style style:name="T2826" style:family="text">
      <style:text-properties fo:font-size="10.50pt" fo:font-weight="normal" fo:font-family="Consolas" style:font-family-asian="Consolas" style:font-family-complex="Consolas" fo:background-color="transparent" style:use-window-font-color="true"/>
    </style:style>
    <style:style style:name="T2827" style:family="text">
      <style:text-properties fo:font-size="10.50pt" fo:font-weight="normal" fo:font-family="Consolas" style:font-family-asian="Consolas" style:font-family-complex="Consolas" fo:background-color="transparent" fo:color="#0000ff"/>
    </style:style>
    <style:style style:name="T2828" style:family="text">
      <style:text-properties fo:font-size="10.50pt" fo:font-weight="normal" fo:font-family="Consolas" style:font-family-asian="Consolas" style:font-family-complex="Consolas" fo:background-color="transparent" style:use-window-font-color="true"/>
    </style:style>
    <style:style style:name="T2829" style:family="text">
      <style:text-properties fo:font-size="10.50pt" fo:font-weight="normal" fo:font-family="Consolas" style:font-family-asian="Consolas" style:font-family-complex="Consolas" fo:background-color="transparent" fo:color="#0000ff"/>
    </style:style>
    <style:style style:name="T2830" style:family="text">
      <style:text-properties fo:font-size="10.50pt" fo:font-weight="normal" fo:font-family="Consolas" style:font-family-asian="Consolas" style:font-family-complex="Consolas" fo:background-color="transparent" style:use-window-font-color="true"/>
    </style:style>
    <style:style style:name="T2831" style:family="text">
      <style:text-properties fo:font-size="10.50pt" fo:font-weight="normal" fo:font-family="Consolas" style:font-family-asian="Consolas" style:font-family-complex="Consolas" fo:background-color="transparent" fo:color="#2b91af"/>
    </style:style>
    <style:style style:name="T2832" style:family="text">
      <style:text-properties fo:font-size="10.50pt" fo:font-weight="normal" fo:font-family="Consolas" style:font-family-asian="Consolas" style:font-family-complex="Consolas" fo:background-color="transparent" style:use-window-font-color="true"/>
    </style:style>
    <style:style style:name="T2833" style:family="text">
      <style:text-properties fo:font-size="10.50pt" fo:font-weight="normal" fo:font-family="Consolas" style:font-family-asian="Consolas" style:font-family-complex="Consolas" fo:background-color="transparent" fo:color="#2b91af"/>
    </style:style>
    <style:style style:name="T2834" style:family="text">
      <style:text-properties fo:font-size="10.50pt" fo:font-weight="normal" fo:font-family="Consolas" style:font-family-asian="Consolas" style:font-family-complex="Consolas" fo:background-color="transparent" style:use-window-font-color="true"/>
    </style:style>
    <style:style style:name="T2835" style:family="text">
      <style:text-properties fo:font-size="10.50pt" fo:font-weight="normal" fo:font-family="Consolas" style:font-family-asian="Consolas" style:font-family-complex="Consolas" fo:background-color="transparent" fo:color="#0000ff"/>
    </style:style>
    <style:style style:name="T2836" style:family="text">
      <style:text-properties fo:font-size="10.50pt" fo:font-weight="normal" fo:font-family="Consolas" style:font-family-asian="Consolas" style:font-family-complex="Consolas" fo:background-color="transparent" style:use-window-font-color="true"/>
    </style:style>
    <style:style style:name="T2837" style:family="text">
      <style:text-properties fo:font-size="10.50pt" fo:font-weight="normal" fo:font-family="Consolas" style:font-family-asian="Consolas" style:font-family-complex="Consolas" fo:background-color="transparent" fo:color="#2b91af"/>
    </style:style>
    <style:style style:name="T2838" style:family="text">
      <style:text-properties fo:font-size="10.50pt" fo:font-weight="normal" fo:font-family="Consolas" style:font-family-asian="Consolas" style:font-family-complex="Consolas" fo:background-color="transparent" style:use-window-font-color="true"/>
    </style:style>
    <style:style style:name="T2839" style:family="text">
      <style:text-properties fo:font-size="10.50pt" fo:font-weight="normal" fo:font-family="Consolas" style:font-family-asian="Consolas" style:font-family-complex="Consolas" fo:background-color="transparent" fo:color="#2b91af"/>
    </style:style>
    <style:style style:name="T2840" style:family="text">
      <style:text-properties fo:font-size="10.50pt" fo:font-weight="normal" fo:font-family="Consolas" style:font-family-asian="Consolas" style:font-family-complex="Consolas" fo:background-color="transparent" style:use-window-font-color="true"/>
    </style:style>
    <style:style style:name="T2841" style:family="text">
      <style:text-properties fo:font-size="10.50pt" fo:font-weight="normal" fo:font-family="Consolas" style:font-family-asian="Consolas" style:font-family-complex="Consolas" fo:background-color="transparent" fo:color="#008000"/>
    </style:style>
    <style:style style:name="T2842" style:family="text">
      <style:text-properties fo:font-size="10.50pt" fo:font-weight="normal" fo:font-family="Consolas" style:font-family-asian="Consolas" style:font-family-complex="Consolas" fo:background-color="transparent" style:use-window-font-color="true"/>
    </style:style>
    <style:style style:name="T2843" style:family="text">
      <style:text-properties fo:font-size="10.50pt" fo:font-weight="normal" fo:font-family="Consolas" style:font-family-asian="Consolas" style:font-family-complex="Consolas" fo:background-color="transparent" fo:color="#0000ff"/>
    </style:style>
    <style:style style:name="T2844" style:family="text">
      <style:text-properties fo:font-size="10.50pt" fo:font-weight="normal" fo:font-family="Consolas" style:font-family-asian="Consolas" style:font-family-complex="Consolas" fo:background-color="transparent" style:use-window-font-color="true"/>
    </style:style>
    <style:style style:name="T2845" style:family="text">
      <style:text-properties fo:font-size="10.50pt" fo:font-weight="normal" fo:font-family="Consolas" style:font-family-asian="Consolas" style:font-family-complex="Consolas" fo:background-color="transparent" fo:color="#0000ff"/>
    </style:style>
    <style:style style:name="T2846" style:family="text">
      <style:text-properties fo:font-size="10.50pt" fo:font-weight="normal" fo:font-family="Consolas" style:font-family-asian="Consolas" style:font-family-complex="Consolas" fo:background-color="transparent" style:use-window-font-color="true"/>
    </style:style>
    <style:style style:name="T2847" style:family="text">
      <style:text-properties fo:font-size="10.50pt" fo:font-weight="normal" fo:font-family="Consolas" style:font-family-asian="Consolas" style:font-family-complex="Consolas" fo:background-color="transparent" fo:color="#0000ff"/>
    </style:style>
    <style:style style:name="T2848" style:family="text">
      <style:text-properties fo:font-size="10.50pt" fo:font-weight="normal" fo:font-family="Consolas" style:font-family-asian="Consolas" style:font-family-complex="Consolas" fo:background-color="transparent" style:use-window-font-color="true"/>
    </style:style>
    <style:style style:name="T2849" style:family="text">
      <style:text-properties fo:font-size="10.50pt" fo:font-weight="normal" fo:font-family="Consolas" style:font-family-asian="Consolas" style:font-family-complex="Consolas" fo:background-color="transparent" fo:color="#0000ff"/>
    </style:style>
    <style:style style:name="T2850" style:family="text">
      <style:text-properties fo:font-size="10.50pt" fo:font-weight="normal" fo:font-family="Consolas" style:font-family-asian="Consolas" style:font-family-complex="Consolas" fo:background-color="transparent" style:use-window-font-color="true"/>
    </style:style>
    <style:style style:name="T2851" style:family="text">
      <style:text-properties fo:font-size="10.50pt" fo:font-weight="normal" fo:font-family="Consolas" style:font-family-asian="Consolas" style:font-family-complex="Consolas" fo:background-color="transparent" fo:color="#0000ff"/>
    </style:style>
    <style:style style:name="T2852" style:family="text">
      <style:text-properties fo:font-size="10.50pt" fo:font-weight="normal" fo:font-family="Consolas" style:font-family-asian="Consolas" style:font-family-complex="Consolas" fo:background-color="transparent" style:use-window-font-color="true"/>
    </style:style>
    <style:style style:name="T2853" style:family="text">
      <style:text-properties fo:font-size="10.50pt" fo:font-weight="normal" fo:font-family="Consolas" style:font-family-asian="Consolas" style:font-family-complex="Consolas" fo:background-color="transparent" fo:color="#0000ff"/>
    </style:style>
    <style:style style:name="T2854" style:family="text">
      <style:text-properties fo:font-size="10.50pt" fo:font-weight="normal" fo:font-family="Consolas" style:font-family-asian="Consolas" style:font-family-complex="Consolas" fo:background-color="transparent" style:use-window-font-color="true"/>
    </style:style>
    <style:style style:name="T2855" style:family="text">
      <style:text-properties fo:font-size="10.50pt" fo:font-weight="normal" fo:font-family="Consolas" style:font-family-asian="Consolas" style:font-family-complex="Consolas" fo:background-color="transparent" fo:color="#0000ff"/>
    </style:style>
    <style:style style:name="T2856" style:family="text">
      <style:text-properties fo:font-size="10.50pt" fo:font-weight="normal" fo:font-family="Consolas" style:font-family-asian="Consolas" style:font-family-complex="Consolas" fo:background-color="transparent" style:use-window-font-color="true"/>
    </style:style>
    <style:style style:name="T2857" style:family="text">
      <style:text-properties fo:font-size="10.50pt" fo:font-weight="normal" fo:font-family="Consolas" style:font-family-asian="Consolas" style:font-family-complex="Consolas" fo:background-color="transparent" fo:color="#0000ff"/>
    </style:style>
    <style:style style:name="T2858" style:family="text">
      <style:text-properties fo:font-size="10.50pt" fo:font-weight="normal" fo:font-family="Consolas" style:font-family-asian="Consolas" style:font-family-complex="Consolas" fo:background-color="transparent" style:use-window-font-color="true"/>
    </style:style>
    <style:style style:name="T2859" style:family="text">
      <style:text-properties fo:font-size="10.50pt" fo:font-weight="normal" fo:font-family="Consolas" style:font-family-asian="Consolas" style:font-family-complex="Consolas" fo:background-color="transparent" fo:color="#0000ff"/>
    </style:style>
    <style:style style:name="T2860" style:family="text">
      <style:text-properties fo:font-size="10.50pt" fo:font-weight="normal" fo:font-family="Consolas" style:font-family-asian="Consolas" style:font-family-complex="Consolas" fo:background-color="transparent" style:use-window-font-color="true"/>
    </style:style>
    <style:style style:name="T2861" style:family="text">
      <style:text-properties fo:font-size="10.50pt" fo:font-weight="normal" fo:font-family="Consolas" style:font-family-asian="Consolas" style:font-family-complex="Consolas" fo:background-color="transparent" fo:color="#0000ff"/>
    </style:style>
    <style:style style:name="T2862" style:family="text">
      <style:text-properties fo:font-size="10.50pt" fo:font-weight="normal" fo:font-family="Consolas" style:font-family-asian="Consolas" style:font-family-complex="Consolas" fo:background-color="transparent" style:use-window-font-color="true"/>
    </style:style>
    <style:style style:name="T2863" style:family="text">
      <style:text-properties fo:font-size="10.50pt" fo:font-weight="normal" fo:font-family="Consolas" style:font-family-asian="Consolas" style:font-family-complex="Consolas" fo:background-color="transparent" fo:color="#008000"/>
    </style:style>
    <style:style style:name="T2864" style:family="text">
      <style:text-properties fo:font-size="10.50pt" fo:font-weight="normal" fo:font-family="Consolas" style:font-family-asian="Consolas" style:font-family-complex="Consolas" fo:background-color="transparent" style:use-window-font-color="true"/>
    </style:style>
    <style:style style:name="T2865" style:family="text">
      <style:text-properties fo:font-size="10.50pt" fo:font-weight="normal" fo:font-family="Consolas" style:font-family-asian="Consolas" style:font-family-complex="Consolas" fo:background-color="transparent" fo:color="#0000ff"/>
    </style:style>
    <style:style style:name="T2866" style:family="text">
      <style:text-properties fo:font-size="10.50pt" fo:font-weight="normal" fo:font-family="Consolas" style:font-family-asian="Consolas" style:font-family-complex="Consolas" fo:background-color="transparent" style:use-window-font-color="true"/>
    </style:style>
    <style:style style:name="T2867" style:family="text">
      <style:text-properties fo:font-size="10.50pt" fo:font-weight="normal" fo:font-family="Consolas" style:font-family-asian="Consolas" style:font-family-complex="Consolas" fo:background-color="transparent" fo:color="#0000ff"/>
    </style:style>
    <style:style style:name="T2868" style:family="text">
      <style:text-properties fo:font-size="10.50pt" fo:font-weight="normal" fo:font-family="Consolas" style:font-family-asian="Consolas" style:font-family-complex="Consolas" fo:background-color="transparent" style:use-window-font-color="true"/>
    </style:style>
    <style:style style:name="T2869" style:family="text">
      <style:text-properties fo:font-size="10.50pt" fo:font-weight="normal" fo:font-family="Consolas" style:font-family-asian="Consolas" style:font-family-complex="Consolas" fo:background-color="transparent" fo:color="#2b91af"/>
    </style:style>
    <style:style style:name="T2870" style:family="text">
      <style:text-properties fo:font-size="10.50pt" fo:font-weight="normal" fo:font-family="Consolas" style:font-family-asian="Consolas" style:font-family-complex="Consolas" fo:background-color="transparent" style:use-window-font-color="true"/>
    </style:style>
    <style:style style:name="T2871" style:family="text">
      <style:text-properties fo:font-size="10.50pt" fo:font-weight="normal" fo:font-family="Consolas" style:font-family-asian="Consolas" style:font-family-complex="Consolas" fo:background-color="transparent" fo:color="#008000"/>
    </style:style>
    <style:style style:name="T2872" style:family="text">
      <style:text-properties fo:font-size="10.50pt" fo:font-weight="normal" fo:font-family="Consolas" style:font-family-asian="Consolas" style:font-family-complex="Consolas" fo:background-color="transparent" style:use-window-font-color="true"/>
    </style:style>
    <style:style style:name="T2873" style:family="text">
      <style:text-properties fo:font-size="10.50pt" fo:font-weight="normal" fo:font-family="Consolas" style:font-family-asian="Consolas" style:font-family-complex="Consolas" fo:background-color="transparent" fo:color="#0000ff"/>
    </style:style>
    <style:style style:name="T2874" style:family="text">
      <style:text-properties fo:font-size="10.50pt" fo:font-weight="normal" fo:font-family="Consolas" style:font-family-asian="Consolas" style:font-family-complex="Consolas" fo:background-color="transparent" style:use-window-font-color="true"/>
    </style:style>
    <style:style style:name="T2875" style:family="text">
      <style:text-properties fo:font-size="10.50pt" fo:font-weight="normal" fo:font-family="Consolas" style:font-family-asian="Consolas" style:font-family-complex="Consolas" fo:background-color="transparent" fo:color="#0000ff"/>
    </style:style>
    <style:style style:name="T2876" style:family="text">
      <style:text-properties fo:font-size="10.50pt" fo:font-weight="normal" fo:font-family="Consolas" style:font-family-asian="Consolas" style:font-family-complex="Consolas" fo:background-color="transparent" style:use-window-font-color="true"/>
    </style:style>
    <style:style style:name="T2877" style:family="text">
      <style:text-properties fo:font-size="10.50pt" fo:font-weight="normal" fo:font-family="Consolas" style:font-family-asian="Consolas" style:font-family-complex="Consolas" fo:background-color="transparent" fo:color="#2b91af"/>
    </style:style>
    <style:style style:name="T2878" style:family="text">
      <style:text-properties fo:font-size="10.50pt" fo:font-weight="normal" fo:font-family="Consolas" style:font-family-asian="Consolas" style:font-family-complex="Consolas" fo:background-color="transparent" style:use-window-font-color="true"/>
    </style:style>
    <style:style style:name="T2879" style:family="text">
      <style:text-properties fo:font-size="10.50pt" fo:font-weight="normal" fo:font-family="Consolas" style:font-family-asian="Consolas" style:font-family-complex="Consolas" fo:background-color="transparent" fo:color="#0000ff"/>
    </style:style>
    <style:style style:name="T2880" style:family="text">
      <style:text-properties fo:font-size="10.50pt" fo:font-weight="normal" fo:font-family="Consolas" style:font-family-asian="Consolas" style:font-family-complex="Consolas" fo:background-color="transparent" style:use-window-font-color="true"/>
    </style:style>
    <style:style style:name="T2881" style:family="text">
      <style:text-properties fo:font-size="10.50pt" fo:font-weight="normal" fo:font-family="Consolas" style:font-family-asian="Consolas" style:font-family-complex="Consolas" fo:background-color="transparent" fo:color="#2b91af"/>
    </style:style>
    <style:style style:name="T2882" style:family="text">
      <style:text-properties fo:font-size="10.50pt" fo:font-weight="normal" fo:font-family="Consolas" style:font-family-asian="Consolas" style:font-family-complex="Consolas" fo:background-color="transparent" style:use-window-font-color="true"/>
    </style:style>
    <style:style style:name="T2883" style:family="text">
      <style:text-properties fo:font-size="10.50pt" fo:font-weight="normal" fo:font-family="Consolas" style:font-family-asian="Consolas" style:font-family-complex="Consolas" fo:background-color="transparent" fo:color="#2b91af"/>
    </style:style>
    <style:style style:name="T2884" style:family="text">
      <style:text-properties fo:font-size="10.50pt" fo:font-weight="normal" fo:font-family="Consolas" style:font-family-asian="Consolas" style:font-family-complex="Consolas" fo:background-color="transparent" style:use-window-font-color="true"/>
    </style:style>
    <style:style style:name="T2885" style:family="text">
      <style:text-properties fo:font-size="10.50pt" fo:font-weight="normal" fo:font-family="Consolas" style:font-family-asian="Consolas" style:font-family-complex="Consolas" fo:background-color="transparent" fo:color="#0000ff"/>
    </style:style>
    <style:style style:name="T2886" style:family="text">
      <style:text-properties fo:font-size="10.50pt" fo:font-weight="normal" fo:font-family="Consolas" style:font-family-asian="Consolas" style:font-family-complex="Consolas" fo:background-color="transparent" style:use-window-font-color="true"/>
    </style:style>
    <style:style style:name="T2887" style:family="text">
      <style:text-properties fo:font-size="10.50pt" fo:font-weight="normal" fo:font-family="Consolas" style:font-family-asian="Consolas" style:font-family-complex="Consolas" fo:background-color="transparent" fo:color="#0000ff"/>
    </style:style>
    <style:style style:name="T2888" style:family="text">
      <style:text-properties fo:font-size="10.50pt" fo:font-weight="normal" fo:font-family="Consolas" style:font-family-asian="Consolas" style:font-family-complex="Consolas" fo:background-color="transparent" style:use-window-font-color="true"/>
    </style:style>
    <style:style style:name="T2889" style:family="text">
      <style:text-properties fo:font-size="10.50pt" fo:font-weight="normal" fo:font-family="Consolas" style:font-family-asian="Consolas" style:font-family-complex="Consolas" fo:background-color="transparent" fo:color="#2b91af"/>
    </style:style>
    <style:style style:name="T2890" style:family="text">
      <style:text-properties fo:font-size="10.50pt" fo:font-weight="normal" fo:font-family="Consolas" style:font-family-asian="Consolas" style:font-family-complex="Consolas" fo:background-color="transparent" style:use-window-font-color="true"/>
    </style:style>
    <style:style style:name="T2891" style:family="text">
      <style:text-properties fo:font-size="10.50pt" fo:font-weight="normal" fo:font-family="Consolas" style:font-family-asian="Consolas" style:font-family-complex="Consolas" fo:background-color="transparent" fo:color="#008000"/>
    </style:style>
    <style:style style:name="T2892" style:family="text">
      <style:text-properties fo:font-size="10.50pt" fo:font-weight="normal" fo:font-family="Consolas" style:font-family-asian="Consolas" style:font-family-complex="Consolas" fo:background-color="transparent" style:use-window-font-color="true"/>
    </style:style>
    <style:style style:name="T2893" style:family="text">
      <style:text-properties fo:font-size="10.50pt" fo:font-weight="normal" fo:font-family="Consolas" style:font-family-asian="Consolas" style:font-family-complex="Consolas" fo:background-color="transparent" fo:color="#0000ff"/>
    </style:style>
    <style:style style:name="T2894" style:family="text">
      <style:text-properties fo:font-size="10.50pt" fo:font-weight="normal" fo:font-family="Consolas" style:font-family-asian="Consolas" style:font-family-complex="Consolas" fo:background-color="transparent" style:use-window-font-color="true"/>
    </style:style>
    <style:style style:name="T2895" style:family="text">
      <style:text-properties fo:font-size="10.50pt" fo:font-weight="normal" fo:font-family="Consolas" style:font-family-asian="Consolas" style:font-family-complex="Consolas" fo:background-color="transparent" fo:color="#2b91af"/>
    </style:style>
    <style:style style:name="T2896" style:family="text">
      <style:text-properties fo:font-size="10.50pt" fo:font-weight="normal" fo:font-family="Consolas" style:font-family-asian="Consolas" style:font-family-complex="Consolas" fo:background-color="transparent" style:use-window-font-color="true"/>
    </style:style>
    <style:style style:name="T2897" style:family="text">
      <style:text-properties fo:font-size="10.50pt" fo:font-weight="normal" fo:font-family="Consolas" style:font-family-asian="Consolas" style:font-family-complex="Consolas" fo:background-color="transparent" fo:color="#2b91af"/>
    </style:style>
    <style:style style:name="T2898" style:family="text">
      <style:text-properties fo:font-size="10.50pt" fo:font-weight="normal" fo:font-family="Consolas" style:font-family-asian="Consolas" style:font-family-complex="Consolas" fo:background-color="transparent" style:use-window-font-color="true"/>
    </style:style>
    <style:style style:name="T2899" style:family="text">
      <style:text-properties fo:font-size="10.50pt" fo:font-weight="normal" fo:font-family="Consolas" style:font-family-asian="Consolas" style:font-family-complex="Consolas" fo:background-color="transparent" fo:color="#2b91af"/>
    </style:style>
    <style:style style:name="T2900" style:family="text">
      <style:text-properties fo:font-size="10.50pt" fo:font-weight="normal" fo:font-family="Consolas" style:font-family-asian="Consolas" style:font-family-complex="Consolas" fo:background-color="transparent" style:use-window-font-color="true"/>
    </style:style>
    <style:style style:name="T2901" style:family="text">
      <style:text-properties fo:font-size="10.50pt" fo:font-weight="normal" fo:font-family="Consolas" style:font-family-asian="Consolas" style:font-family-complex="Consolas" fo:background-color="transparent" fo:color="#2b91af"/>
    </style:style>
    <style:style style:name="T2902" style:family="text">
      <style:text-properties fo:font-size="10.50pt" fo:font-weight="normal" fo:font-family="Consolas" style:font-family-asian="Consolas" style:font-family-complex="Consolas" fo:background-color="transparent" style:use-window-font-color="true"/>
    </style:style>
    <style:style style:name="T2903" style:family="text">
      <style:text-properties fo:font-size="10.50pt" fo:font-weight="normal" fo:font-family="Consolas" style:font-family-asian="Consolas" style:font-family-complex="Consolas" fo:background-color="transparent" fo:color="#2b91af"/>
    </style:style>
    <style:style style:name="T2904" style:family="text">
      <style:text-properties fo:font-size="10.50pt" fo:font-weight="normal" fo:font-family="Consolas" style:font-family-asian="Consolas" style:font-family-complex="Consolas" fo:background-color="transparent" style:use-window-font-color="true"/>
    </style:style>
    <style:style style:name="T2905" style:family="text">
      <style:text-properties fo:font-size="10.50pt" fo:font-weight="normal" fo:font-family="Consolas" style:font-family-asian="Consolas" style:font-family-complex="Consolas" fo:background-color="transparent" fo:color="#0000ff"/>
    </style:style>
    <style:style style:name="T2906" style:family="text">
      <style:text-properties fo:font-size="10.50pt" fo:font-weight="normal" fo:font-family="Consolas" style:font-family-asian="Consolas" style:font-family-complex="Consolas" fo:background-color="transparent" style:use-window-font-color="true"/>
    </style:style>
    <style:style style:name="T2907" style:family="text">
      <style:text-properties fo:font-size="10.50pt" fo:font-weight="normal" fo:font-family="Consolas" style:font-family-asian="Consolas" style:font-family-complex="Consolas" fo:background-color="transparent" fo:color="#2b91af"/>
    </style:style>
    <style:style style:name="T2908" style:family="text">
      <style:text-properties fo:font-size="10.50pt" fo:font-weight="normal" fo:font-family="Consolas" style:font-family-asian="Consolas" style:font-family-complex="Consolas" fo:background-color="transparent" style:use-window-font-color="true"/>
    </style:style>
    <style:style style:name="T2909" style:family="text">
      <style:text-properties fo:font-size="10.50pt" fo:font-weight="normal" fo:font-family="Consolas" style:font-family-asian="Consolas" style:font-family-complex="Consolas" fo:background-color="transparent" fo:color="#2b91af"/>
    </style:style>
    <style:style style:name="T2910" style:family="text">
      <style:text-properties fo:font-size="10.50pt" fo:font-weight="normal" fo:font-family="Consolas" style:font-family-asian="Consolas" style:font-family-complex="Consolas" fo:background-color="transparent" style:use-window-font-color="true"/>
    </style:style>
    <style:style style:name="T2911" style:family="text">
      <style:text-properties fo:font-size="10.50pt" fo:font-weight="normal" fo:font-family="Consolas" style:font-family-asian="Consolas" style:font-family-complex="Consolas" fo:background-color="transparent" fo:color="#0000ff"/>
    </style:style>
    <style:style style:name="T2912" style:family="text">
      <style:text-properties fo:font-size="10.50pt" fo:font-weight="normal" fo:font-family="Consolas" style:font-family-asian="Consolas" style:font-family-complex="Consolas" fo:background-color="transparent" style:use-window-font-color="true"/>
    </style:style>
    <style:style style:name="T2913" style:family="text">
      <style:text-properties fo:font-size="10.50pt" fo:font-weight="normal" fo:font-family="Consolas" style:font-family-asian="Consolas" style:font-family-complex="Consolas" fo:background-color="transparent" fo:color="#2b91af"/>
    </style:style>
    <style:style style:name="T2914" style:family="text">
      <style:text-properties fo:font-size="10.50pt" fo:font-weight="normal" fo:font-family="Consolas" style:font-family-asian="Consolas" style:font-family-complex="Consolas" fo:background-color="transparent" style:use-window-font-color="true"/>
    </style:style>
    <style:style style:name="T2915" style:family="text">
      <style:text-properties fo:font-size="10.50pt" fo:font-weight="normal" fo:font-family="Consolas" style:font-family-asian="Consolas" style:font-family-complex="Consolas" fo:background-color="transparent" fo:color="#0000ff"/>
    </style:style>
    <style:style style:name="T2916" style:family="text">
      <style:text-properties fo:font-size="10.50pt" fo:font-weight="normal" fo:font-family="Consolas" style:font-family-asian="Consolas" style:font-family-complex="Consolas" fo:background-color="transparent" style:use-window-font-color="true"/>
    </style:style>
    <style:style style:name="T2917" style:family="text">
      <style:text-properties fo:font-size="10.50pt" fo:font-weight="normal" fo:font-family="Consolas" style:font-family-asian="Consolas" style:font-family-complex="Consolas" fo:background-color="transparent" fo:color="#2b91af"/>
    </style:style>
    <style:style style:name="T2918" style:family="text">
      <style:text-properties fo:font-size="10.50pt" fo:font-weight="normal" fo:font-family="Consolas" style:font-family-asian="Consolas" style:font-family-complex="Consolas" fo:background-color="transparent" style:use-window-font-color="true"/>
    </style:style>
    <style:style style:name="T2919" style:family="text">
      <style:text-properties fo:font-size="10.50pt" fo:font-weight="normal" fo:font-family="Consolas" style:font-family-asian="Consolas" style:font-family-complex="Consolas" fo:background-color="transparent" fo:color="#2b91af"/>
    </style:style>
    <style:style style:name="T2920" style:family="text">
      <style:text-properties fo:font-size="10.50pt" fo:font-weight="normal" fo:font-family="Consolas" style:font-family-asian="Consolas" style:font-family-complex="Consolas" fo:background-color="transparent" style:use-window-font-color="true"/>
    </style:style>
    <style:style style:name="T2921" style:family="text">
      <style:text-properties fo:font-size="10.50pt" fo:font-weight="normal" fo:font-family="Consolas" style:font-family-asian="Consolas" style:font-family-complex="Consolas" fo:background-color="transparent" fo:color="#0000ff"/>
    </style:style>
    <style:style style:name="T2922" style:family="text">
      <style:text-properties fo:font-size="10.50pt" fo:font-weight="normal" fo:font-family="Consolas" style:font-family-asian="Consolas" style:font-family-complex="Consolas" fo:background-color="transparent" style:use-window-font-color="true"/>
    </style:style>
    <style:style style:name="T2923" style:family="text">
      <style:text-properties fo:font-size="10.50pt" fo:font-weight="normal" fo:font-family="Consolas" style:font-family-asian="Consolas" style:font-family-complex="Consolas" fo:background-color="transparent" fo:color="#2b91af"/>
    </style:style>
    <style:style style:name="T2924" style:family="text">
      <style:text-properties fo:font-size="10.50pt" fo:font-weight="normal" fo:font-family="Consolas" style:font-family-asian="Consolas" style:font-family-complex="Consolas" fo:background-color="transparent" style:use-window-font-color="true"/>
    </style:style>
    <style:style style:name="T2925" style:family="text">
      <style:text-properties fo:font-size="10.50pt" fo:font-weight="normal" fo:font-family="Consolas" style:font-family-asian="Consolas" style:font-family-complex="Consolas" fo:background-color="transparent" fo:color="#0000ff"/>
    </style:style>
    <style:style style:name="T2926" style:family="text">
      <style:text-properties fo:font-size="10.50pt" fo:font-weight="normal" fo:font-family="Consolas" style:font-family-asian="Consolas" style:font-family-complex="Consolas" fo:background-color="transparent" style:use-window-font-color="true"/>
    </style:style>
    <style:style style:name="T2927" style:family="text">
      <style:text-properties fo:font-size="10.50pt" fo:font-weight="normal" fo:font-family="Consolas" style:font-family-asian="Consolas" style:font-family-complex="Consolas" fo:background-color="transparent" fo:color="#0000ff"/>
    </style:style>
    <style:style style:name="T2928" style:family="text">
      <style:text-properties fo:font-size="10.50pt" fo:font-weight="normal" fo:font-family="Consolas" style:font-family-asian="Consolas" style:font-family-complex="Consolas" fo:background-color="transparent" style:use-window-font-color="true"/>
    </style:style>
    <style:style style:name="T2929" style:family="text">
      <style:text-properties fo:font-size="10.50pt" fo:font-weight="normal" fo:font-family="Consolas" style:font-family-asian="Consolas" style:font-family-complex="Consolas" fo:background-color="transparent" fo:color="#0000ff"/>
    </style:style>
    <style:style style:name="T2930" style:family="text">
      <style:text-properties fo:font-size="10.50pt" fo:font-weight="normal" fo:font-family="Consolas" style:font-family-asian="Consolas" style:font-family-complex="Consolas" fo:background-color="transparent" style:use-window-font-color="true"/>
    </style:style>
    <style:style style:name="T2931" style:family="text">
      <style:text-properties fo:font-size="10.50pt" fo:font-weight="normal" fo:font-family="Consolas" style:font-family-asian="Consolas" style:font-family-complex="Consolas" fo:background-color="transparent" fo:color="#008000"/>
    </style:style>
    <style:style style:name="T2932" style:family="text">
      <style:text-properties fo:font-size="10.50pt" fo:font-weight="normal" fo:font-family="Consolas" style:font-family-asian="Consolas" style:font-family-complex="Consolas" fo:background-color="transparent" style:use-window-font-color="true"/>
    </style:style>
    <style:style style:name="T2933" style:family="text">
      <style:text-properties fo:font-size="10.50pt" fo:font-weight="normal" fo:font-family="Consolas" style:font-family-asian="Consolas" style:font-family-complex="Consolas" fo:background-color="transparent" fo:color="#008000"/>
    </style:style>
    <style:style style:name="T2934" style:family="text">
      <style:text-properties fo:font-size="10.50pt" fo:font-weight="normal" fo:font-family="Consolas" style:font-family-asian="Consolas" style:font-family-complex="Consolas" fo:background-color="transparent" fo:color="#008000"/>
    </style:style>
    <style:style style:name="T2935" style:family="text">
      <style:text-properties fo:font-size="10.50pt" fo:font-weight="normal" fo:font-family="Consolas" style:font-family-asian="Consolas" style:font-family-complex="Consolas" fo:background-color="transparent" fo:color="#008000"/>
    </style:style>
    <style:style style:name="T2936" style:family="text">
      <style:text-properties fo:font-size="10.50pt" fo:font-weight="normal" fo:font-family="Consolas" style:font-family-asian="Consolas" style:font-family-complex="Consolas" fo:background-color="transparent" style:use-window-font-color="true"/>
    </style:style>
    <style:style style:name="T2937" style:family="text">
      <style:text-properties fo:font-size="10.50pt" fo:font-weight="normal" fo:font-family="Consolas" style:font-family-asian="Consolas" style:font-family-complex="Consolas" fo:background-color="transparent" fo:color="#008000"/>
    </style:style>
    <style:style style:name="T2938" style:family="text">
      <style:text-properties fo:font-size="10.50pt" fo:font-weight="normal" fo:font-family="Consolas" style:font-family-asian="Consolas" style:font-family-complex="Consolas" fo:background-color="transparent" style:use-window-font-color="true"/>
    </style:style>
    <style:style style:name="T2939" style:family="text">
      <style:text-properties fo:font-size="10.50pt" fo:font-weight="normal" fo:font-family="Consolas" style:font-family-asian="Consolas" style:font-family-complex="Consolas" fo:background-color="transparent" fo:color="#008000"/>
    </style:style>
    <style:style style:name="T2940" style:family="text">
      <style:text-properties fo:font-size="10.50pt" fo:font-weight="normal" fo:font-family="Consolas" style:font-family-asian="Consolas" style:font-family-complex="Consolas" fo:background-color="transparent" style:use-window-font-color="true"/>
    </style:style>
    <style:style style:name="T2941" style:family="text">
      <style:text-properties fo:font-size="10.50pt" fo:font-weight="normal" fo:font-family="Consolas" style:font-family-asian="Consolas" style:font-family-complex="Consolas" fo:background-color="transparent" fo:color="#0000ff"/>
    </style:style>
    <style:style style:name="T2942" style:family="text">
      <style:text-properties fo:font-size="10.50pt" fo:font-weight="normal" fo:font-family="Consolas" style:font-family-asian="Consolas" style:font-family-complex="Consolas" fo:background-color="transparent" style:use-window-font-color="true"/>
    </style:style>
    <style:style style:name="T2943" style:family="text">
      <style:text-properties fo:font-size="10.50pt" fo:font-weight="normal" fo:font-family="Consolas" style:font-family-asian="Consolas" style:font-family-complex="Consolas" fo:background-color="transparent" fo:color="#0000ff"/>
    </style:style>
    <style:style style:name="T2944" style:family="text">
      <style:text-properties fo:font-size="10.50pt" fo:font-weight="normal" fo:font-family="Consolas" style:font-family-asian="Consolas" style:font-family-complex="Consolas" fo:background-color="transparent" style:use-window-font-color="true"/>
    </style:style>
    <style:style style:name="T2945" style:family="text">
      <style:text-properties fo:font-size="10.50pt" fo:font-weight="normal" fo:font-family="Consolas" style:font-family-asian="Consolas" style:font-family-complex="Consolas" fo:background-color="transparent" fo:color="#0000ff"/>
    </style:style>
    <style:style style:name="T2946" style:family="text">
      <style:text-properties fo:font-size="10.50pt" fo:font-weight="normal" fo:font-family="Consolas" style:font-family-asian="Consolas" style:font-family-complex="Consolas" fo:background-color="transparent" style:use-window-font-color="true"/>
    </style:style>
    <style:style style:name="T2947" style:family="text">
      <style:text-properties fo:font-size="10.50pt" fo:font-weight="normal" fo:font-family="Consolas" style:font-family-asian="Consolas" style:font-family-complex="Consolas" fo:background-color="transparent" fo:color="#0000ff"/>
    </style:style>
    <style:style style:name="T2948" style:family="text">
      <style:text-properties fo:font-size="10.50pt" fo:font-weight="normal" fo:font-family="Consolas" style:font-family-asian="Consolas" style:font-family-complex="Consolas" fo:background-color="transparent" style:use-window-font-color="true"/>
    </style:style>
    <style:style style:name="T2949" style:family="text">
      <style:text-properties fo:font-size="10.50pt" fo:font-weight="normal" fo:font-family="Consolas" style:font-family-asian="Consolas" style:font-family-complex="Consolas" fo:background-color="transparent" fo:color="#0000ff"/>
    </style:style>
    <style:style style:name="T2950" style:family="text">
      <style:text-properties fo:font-size="10.50pt" fo:font-weight="normal" fo:font-family="Consolas" style:font-family-asian="Consolas" style:font-family-complex="Consolas" fo:background-color="transparent" style:use-window-font-color="true"/>
    </style:style>
    <style:style style:name="T2951" style:family="text">
      <style:text-properties fo:font-size="10.50pt" fo:font-weight="normal" fo:font-family="Consolas" style:font-family-asian="Consolas" style:font-family-complex="Consolas" fo:background-color="transparent" fo:color="#008000"/>
    </style:style>
    <style:style style:name="T2952" style:family="text">
      <style:text-properties fo:font-size="10.50pt" fo:font-weight="normal" fo:font-family="Consolas" style:font-family-asian="Consolas" style:font-family-complex="Consolas" fo:background-color="transparent" fo:color="#008000"/>
    </style:style>
    <style:style style:name="T2953" style:family="text">
      <style:text-properties fo:font-size="10.50pt" fo:font-weight="normal" fo:font-family="Consolas" style:font-family-asian="Consolas" style:font-family-complex="Consolas" fo:background-color="transparent" fo:color="#008000"/>
    </style:style>
    <style:style style:name="T2954" style:family="text">
      <style:text-properties fo:font-size="10.50pt" fo:font-weight="normal" fo:font-family="Consolas" style:font-family-asian="Consolas" style:font-family-complex="Consolas" fo:background-color="transparent" style:use-window-font-color="true"/>
    </style:style>
    <style:style style:name="T2955" style:family="text">
      <style:text-properties fo:font-size="10.50pt" fo:font-weight="normal" fo:font-family="Consolas" style:font-family-asian="Consolas" style:font-family-complex="Consolas" fo:background-color="transparent" fo:color="#0000ff"/>
    </style:style>
    <style:style style:name="T2956" style:family="text">
      <style:text-properties fo:font-size="10.50pt" fo:font-weight="normal" fo:font-family="Consolas" style:font-family-asian="Consolas" style:font-family-complex="Consolas" fo:background-color="transparent" style:use-window-font-color="true"/>
    </style:style>
    <style:style style:name="T2957" style:family="text">
      <style:text-properties fo:font-size="10.50pt" fo:font-weight="normal" fo:font-family="Consolas" style:font-family-asian="Consolas" style:font-family-complex="Consolas" fo:background-color="transparent" fo:color="#0000ff"/>
    </style:style>
    <style:style style:name="T2958" style:family="text">
      <style:text-properties fo:font-size="10.50pt" fo:font-weight="normal" fo:font-family="Consolas" style:font-family-asian="Consolas" style:font-family-complex="Consolas" fo:background-color="transparent" style:use-window-font-color="true"/>
    </style:style>
    <style:style style:name="T2959" style:family="text">
      <style:text-properties fo:font-size="10.50pt" fo:font-weight="normal" fo:font-family="Consolas" style:font-family-asian="Consolas" style:font-family-complex="Consolas" fo:background-color="transparent" fo:color="#0000ff"/>
    </style:style>
    <style:style style:name="T2960" style:family="text">
      <style:text-properties fo:font-size="10.50pt" fo:font-weight="normal" fo:font-family="Consolas" style:font-family-asian="Consolas" style:font-family-complex="Consolas" fo:background-color="transparent" style:use-window-font-color="true"/>
    </style:style>
    <style:style style:name="T2961" style:family="text">
      <style:text-properties fo:font-size="10.50pt" fo:font-weight="normal" fo:font-family="Consolas" style:font-family-asian="Consolas" style:font-family-complex="Consolas" fo:background-color="transparent" fo:color="#2b91af"/>
    </style:style>
    <style:style style:name="T2962" style:family="text">
      <style:text-properties fo:font-size="10.50pt" fo:font-weight="normal" fo:font-family="Consolas" style:font-family-asian="Consolas" style:font-family-complex="Consolas" fo:background-color="transparent" style:use-window-font-color="true"/>
    </style:style>
    <style:style style:name="T2963" style:family="text">
      <style:text-properties fo:font-size="10.50pt" fo:font-weight="normal" fo:font-family="Consolas" style:font-family-asian="Consolas" style:font-family-complex="Consolas" fo:background-color="transparent" fo:color="#0000ff"/>
    </style:style>
    <style:style style:name="T2964" style:family="text">
      <style:text-properties fo:font-size="10.50pt" fo:font-weight="normal" fo:font-family="Consolas" style:font-family-asian="Consolas" style:font-family-complex="Consolas" fo:background-color="transparent" style:use-window-font-color="true"/>
    </style:style>
    <style:style style:name="T2965" style:family="text">
      <style:text-properties fo:font-size="10.50pt" fo:font-weight="normal" fo:font-family="Consolas" style:font-family-asian="Consolas" style:font-family-complex="Consolas" fo:background-color="transparent" fo:color="#008000"/>
    </style:style>
    <style:style style:name="T2966" style:family="text">
      <style:text-properties fo:font-size="10.50pt" fo:font-weight="normal" fo:font-family="Consolas" style:font-family-asian="Consolas" style:font-family-complex="Consolas" fo:background-color="transparent" fo:color="#008000"/>
    </style:style>
    <style:style style:name="T2967" style:family="text">
      <style:text-properties fo:font-size="10.50pt" fo:font-weight="normal" fo:font-family="Consolas" style:font-family-asian="Consolas" style:font-family-complex="Consolas" fo:background-color="transparent" fo:color="#008000"/>
    </style:style>
    <style:style style:name="T2968" style:family="text">
      <style:text-properties fo:font-size="10.50pt" fo:font-weight="normal" fo:font-family="Consolas" style:font-family-asian="Consolas" style:font-family-complex="Consolas" fo:background-color="transparent" style:use-window-font-color="true"/>
    </style:style>
    <style:style style:name="T2969" style:family="text">
      <style:text-properties fo:font-size="10.50pt" fo:font-weight="normal" fo:font-family="Consolas" style:font-family-asian="Consolas" style:font-family-complex="Consolas" fo:background-color="transparent" fo:color="#0000ff"/>
    </style:style>
    <style:style style:name="T2970" style:family="text">
      <style:text-properties fo:font-size="10.50pt" fo:font-weight="normal" fo:font-family="Consolas" style:font-family-asian="Consolas" style:font-family-complex="Consolas" fo:background-color="transparent" style:use-window-font-color="true"/>
    </style:style>
    <style:style style:name="T2971" style:family="text">
      <style:text-properties fo:font-size="10.50pt" fo:font-weight="normal" fo:font-family="Consolas" style:font-family-asian="Consolas" style:font-family-complex="Consolas" fo:background-color="transparent" fo:color="#0000ff"/>
    </style:style>
    <style:style style:name="T2972" style:family="text">
      <style:text-properties fo:font-size="10.50pt" fo:font-weight="normal" fo:font-family="Consolas" style:font-family-asian="Consolas" style:font-family-complex="Consolas" fo:background-color="transparent" style:use-window-font-color="true"/>
    </style:style>
    <style:style style:name="T2973" style:family="text">
      <style:text-properties fo:font-size="10.50pt" fo:font-weight="normal" fo:font-family="Consolas" style:font-family-asian="Consolas" style:font-family-complex="Consolas" fo:background-color="transparent" fo:color="#0000ff"/>
    </style:style>
    <style:style style:name="T2974" style:family="text">
      <style:text-properties fo:font-size="10.50pt" fo:font-weight="normal" fo:font-family="Consolas" style:font-family-asian="Consolas" style:font-family-complex="Consolas" fo:background-color="transparent" style:use-window-font-color="true"/>
    </style:style>
    <style:style style:name="T2975" style:family="text">
      <style:text-properties fo:font-size="10.50pt" fo:font-weight="normal" fo:font-family="Consolas" style:font-family-asian="Consolas" style:font-family-complex="Consolas" fo:background-color="transparent" fo:color="#2b91af"/>
    </style:style>
    <style:style style:name="T2976" style:family="text">
      <style:text-properties fo:font-size="10.50pt" fo:font-weight="normal" fo:font-family="Consolas" style:font-family-asian="Consolas" style:font-family-complex="Consolas" fo:background-color="transparent" style:use-window-font-color="true"/>
    </style:style>
    <style:style style:name="T2977" style:family="text">
      <style:text-properties fo:font-size="10.50pt" fo:font-weight="normal" fo:font-family="Consolas" style:font-family-asian="Consolas" style:font-family-complex="Consolas" fo:background-color="transparent" fo:color="#0000ff"/>
    </style:style>
    <style:style style:name="T2978" style:family="text">
      <style:text-properties fo:font-size="10.50pt" fo:font-weight="normal" fo:font-family="Consolas" style:font-family-asian="Consolas" style:font-family-complex="Consolas" fo:background-color="transparent" style:use-window-font-color="true"/>
    </style:style>
    <style:style style:name="T2979" style:family="text">
      <style:text-properties fo:font-size="10.50pt" fo:font-weight="normal" fo:font-family="Consolas" style:font-family-asian="Consolas" style:font-family-complex="Consolas" fo:background-color="transparent" fo:color="#008000"/>
    </style:style>
    <style:style style:name="T2980" style:family="text">
      <style:text-properties fo:font-size="10.50pt" fo:font-weight="normal" fo:font-family="Consolas" style:font-family-asian="Consolas" style:font-family-complex="Consolas" fo:background-color="transparent" fo:color="#008000"/>
    </style:style>
    <style:style style:name="T2981" style:family="text">
      <style:text-properties fo:font-size="10.50pt" fo:font-weight="normal" fo:font-family="Consolas" style:font-family-asian="Consolas" style:font-family-complex="Consolas" fo:background-color="transparent" fo:color="#008000"/>
    </style:style>
    <style:style style:name="T2982" style:family="text">
      <style:text-properties fo:font-size="10.50pt" fo:font-weight="normal" fo:font-family="Consolas" style:font-family-asian="Consolas" style:font-family-complex="Consolas" fo:background-color="transparent" fo:color="#008000"/>
    </style:style>
    <style:style style:name="T2983" style:family="text">
      <style:text-properties fo:font-size="10.50pt" fo:font-weight="normal" fo:font-family="Consolas" style:font-family-asian="Consolas" style:font-family-complex="Consolas" fo:background-color="transparent" fo:color="#008000"/>
    </style:style>
    <style:style style:name="T2984" style:family="text">
      <style:text-properties fo:font-size="10.50pt" fo:font-weight="normal" fo:font-family="Consolas" style:font-family-asian="Consolas" style:font-family-complex="Consolas" fo:background-color="transparent" style:use-window-font-color="true"/>
    </style:style>
    <style:style style:name="T2985" style:family="text">
      <style:text-properties fo:font-size="10.50pt" fo:font-weight="normal" fo:font-family="Consolas" style:font-family-asian="Consolas" style:font-family-complex="Consolas" fo:background-color="transparent" fo:color="#0000ff"/>
    </style:style>
    <style:style style:name="T2986" style:family="text">
      <style:text-properties fo:font-size="10.50pt" fo:font-weight="normal" fo:font-family="Consolas" style:font-family-asian="Consolas" style:font-family-complex="Consolas" fo:background-color="transparent" style:use-window-font-color="true"/>
    </style:style>
    <style:style style:name="T2987" style:family="text">
      <style:text-properties fo:font-size="10.50pt" fo:font-weight="normal" fo:font-family="Consolas" style:font-family-asian="Consolas" style:font-family-complex="Consolas" fo:background-color="transparent" fo:color="#0000ff"/>
    </style:style>
    <style:style style:name="T2988" style:family="text">
      <style:text-properties fo:font-size="10.50pt" fo:font-weight="normal" fo:font-family="Consolas" style:font-family-asian="Consolas" style:font-family-complex="Consolas" fo:background-color="transparent" style:use-window-font-color="true"/>
    </style:style>
    <style:style style:name="T2989" style:family="text">
      <style:text-properties fo:font-size="10.50pt" fo:font-weight="normal" fo:font-family="Consolas" style:font-family-asian="Consolas" style:font-family-complex="Consolas" fo:background-color="transparent" fo:color="#2b91af"/>
    </style:style>
    <style:style style:name="T2990" style:family="text">
      <style:text-properties fo:font-size="10.50pt" fo:font-weight="normal" fo:font-family="Consolas" style:font-family-asian="Consolas" style:font-family-complex="Consolas" fo:background-color="transparent" style:use-window-font-color="true"/>
    </style:style>
    <style:style style:name="T2991" style:family="text">
      <style:text-properties fo:font-size="10.50pt" fo:font-weight="normal" fo:font-family="Consolas" style:font-family-asian="Consolas" style:font-family-complex="Consolas" fo:background-color="transparent" fo:color="#2b91af"/>
    </style:style>
    <style:style style:name="T2992" style:family="text">
      <style:text-properties fo:font-size="10.50pt" fo:font-weight="normal" fo:font-family="Consolas" style:font-family-asian="Consolas" style:font-family-complex="Consolas" fo:background-color="transparent" style:use-window-font-color="true"/>
    </style:style>
    <style:style style:name="T2993" style:family="text">
      <style:text-properties fo:font-size="10.50pt" fo:font-weight="normal" fo:font-family="Consolas" style:font-family-asian="Consolas" style:font-family-complex="Consolas" fo:background-color="transparent" fo:color="#0000ff"/>
    </style:style>
    <style:style style:name="T2994" style:family="text">
      <style:text-properties fo:font-size="10.50pt" fo:font-weight="normal" fo:font-family="Consolas" style:font-family-asian="Consolas" style:font-family-complex="Consolas" fo:background-color="transparent" style:use-window-font-color="true"/>
    </style:style>
    <style:style style:name="T2995" style:family="text">
      <style:text-properties fo:font-size="10.50pt" fo:font-weight="normal" fo:font-family="Consolas" style:font-family-asian="Consolas" style:font-family-complex="Consolas" fo:background-color="transparent" fo:color="#2b91af"/>
    </style:style>
    <style:style style:name="T2996" style:family="text">
      <style:text-properties fo:font-size="10.50pt" fo:font-weight="normal" fo:font-family="Consolas" style:font-family-asian="Consolas" style:font-family-complex="Consolas" fo:background-color="transparent" style:use-window-font-color="true"/>
    </style:style>
    <style:style style:name="T2997" style:family="text">
      <style:text-properties fo:font-size="10.50pt" fo:font-weight="normal" fo:font-family="Consolas" style:font-family-asian="Consolas" style:font-family-complex="Consolas" fo:background-color="transparent" fo:color="#2b91af"/>
    </style:style>
    <style:style style:name="T2998" style:family="text">
      <style:text-properties fo:font-size="10.50pt" fo:font-weight="normal" fo:font-family="Consolas" style:font-family-asian="Consolas" style:font-family-complex="Consolas" fo:background-color="transparent" style:use-window-font-color="true"/>
    </style:style>
    <style:style style:name="T2999" style:family="text">
      <style:text-properties fo:font-size="10.50pt" fo:font-weight="normal" fo:font-family="Consolas" style:font-family-asian="Consolas" style:font-family-complex="Consolas" fo:background-color="transparent" fo:color="#0000ff"/>
    </style:style>
    <style:style style:name="T3000" style:family="text">
      <style:text-properties fo:font-size="10.50pt" fo:font-weight="normal" fo:font-family="Consolas" style:font-family-asian="Consolas" style:font-family-complex="Consolas" fo:background-color="transparent" style:use-window-font-color="true"/>
    </style:style>
    <style:style style:name="T3001" style:family="text">
      <style:text-properties fo:font-size="10.50pt" fo:font-weight="normal" fo:font-family="Consolas" style:font-family-asian="Consolas" style:font-family-complex="Consolas" fo:background-color="transparent" fo:color="#2b91af"/>
    </style:style>
    <style:style style:name="T3002" style:family="text">
      <style:text-properties fo:font-size="10.50pt" fo:font-weight="normal" fo:font-family="Consolas" style:font-family-asian="Consolas" style:font-family-complex="Consolas" fo:background-color="transparent" style:use-window-font-color="true"/>
    </style:style>
    <style:style style:name="T3003" style:family="text">
      <style:text-properties fo:font-size="10.50pt" fo:font-weight="normal" fo:font-family="Consolas" style:font-family-asian="Consolas" style:font-family-complex="Consolas" fo:background-color="transparent" fo:color="#0000ff"/>
    </style:style>
    <style:style style:name="T3004" style:family="text">
      <style:text-properties fo:font-size="10.50pt" fo:font-weight="normal" fo:font-family="Consolas" style:font-family-asian="Consolas" style:font-family-complex="Consolas" fo:background-color="transparent" style:use-window-font-color="true"/>
    </style:style>
    <style:style style:name="T3005" style:family="text">
      <style:text-properties fo:font-size="10.50pt" fo:font-weight="normal" fo:font-family="Consolas" style:font-family-asian="Consolas" style:font-family-complex="Consolas" fo:background-color="transparent" fo:color="#0000ff"/>
    </style:style>
    <style:style style:name="T3006" style:family="text">
      <style:text-properties fo:font-size="10.50pt" fo:font-weight="normal" fo:font-family="Consolas" style:font-family-asian="Consolas" style:font-family-complex="Consolas" fo:background-color="transparent" style:use-window-font-color="true"/>
    </style:style>
    <style:style style:name="T3007" style:family="text">
      <style:text-properties fo:font-size="10.50pt" fo:font-weight="normal" fo:font-family="Consolas" style:font-family-asian="Consolas" style:font-family-complex="Consolas" fo:background-color="transparent" fo:color="#0000ff"/>
    </style:style>
    <style:style style:name="T3008" style:family="text">
      <style:text-properties fo:font-size="10.50pt" fo:font-weight="normal" fo:font-family="Consolas" style:font-family-asian="Consolas" style:font-family-complex="Consolas" fo:background-color="transparent" style:use-window-font-color="true"/>
    </style:style>
    <style:style style:name="T3009" style:family="text">
      <style:text-properties fo:font-size="10.50pt" fo:font-weight="normal" fo:font-family="Consolas" style:font-family-asian="Consolas" style:font-family-complex="Consolas" fo:background-color="transparent" fo:color="#008000"/>
    </style:style>
    <style:style style:name="T3010" style:family="text">
      <style:text-properties fo:font-size="10.50pt" fo:font-weight="normal" fo:font-family="Consolas" style:font-family-asian="Consolas" style:font-family-complex="Consolas" fo:background-color="transparent" style:use-window-font-color="true"/>
    </style:style>
    <style:style style:name="T3011" style:family="text">
      <style:text-properties fo:font-size="10.50pt" fo:font-weight="normal" fo:font-family="Consolas" style:font-family-asian="Consolas" style:font-family-complex="Consolas" fo:background-color="transparent" fo:color="#008000"/>
    </style:style>
    <style:style style:name="T3012" style:family="text">
      <style:text-properties fo:font-size="10.50pt" fo:font-weight="normal" fo:font-family="Consolas" style:font-family-asian="Consolas" style:font-family-complex="Consolas" fo:background-color="transparent" style:use-window-font-color="true"/>
    </style:style>
    <style:style style:name="T3013" style:family="text">
      <style:text-properties fo:font-size="10.50pt" fo:font-weight="normal" fo:font-family="Consolas" style:font-family-asian="Consolas" style:font-family-complex="Consolas" fo:background-color="transparent" fo:color="#0000ff"/>
    </style:style>
    <style:style style:name="T3014" style:family="text">
      <style:text-properties fo:font-size="10.50pt" fo:font-weight="normal" fo:font-family="Consolas" style:font-family-asian="Consolas" style:font-family-complex="Consolas" fo:background-color="transparent" style:use-window-font-color="true"/>
    </style:style>
    <style:style style:name="T3015" style:family="text">
      <style:text-properties fo:font-size="10.50pt" fo:font-weight="normal" fo:font-family="Consolas" style:font-family-asian="Consolas" style:font-family-complex="Consolas" fo:background-color="transparent" fo:color="#2b91af"/>
    </style:style>
    <style:style style:name="T3016" style:family="text">
      <style:text-properties fo:font-size="10.50pt" fo:font-weight="normal" fo:font-family="Consolas" style:font-family-asian="Consolas" style:font-family-complex="Consolas" fo:background-color="transparent" style:use-window-font-color="true"/>
    </style:style>
    <style:style style:name="T3017" style:family="text">
      <style:text-properties fo:font-size="10.50pt" fo:font-weight="normal" fo:font-family="Consolas" style:font-family-asian="Consolas" style:font-family-complex="Consolas" fo:background-color="transparent" fo:color="#2b91af"/>
    </style:style>
    <style:style style:name="T3018" style:family="text">
      <style:text-properties fo:font-size="10.50pt" fo:font-weight="normal" fo:font-family="Consolas" style:font-family-asian="Consolas" style:font-family-complex="Consolas" fo:background-color="transparent" style:use-window-font-color="true"/>
    </style:style>
    <style:style style:name="T3019" style:family="text">
      <style:text-properties fo:font-size="10.50pt" fo:font-weight="normal" fo:font-family="Consolas" style:font-family-asian="Consolas" style:font-family-complex="Consolas" fo:background-color="transparent" fo:color="#0000ff"/>
    </style:style>
    <style:style style:name="T3020" style:family="text">
      <style:text-properties fo:font-size="10.50pt" fo:font-weight="normal" fo:font-family="Consolas" style:font-family-asian="Consolas" style:font-family-complex="Consolas" fo:background-color="transparent" style:use-window-font-color="true"/>
    </style:style>
    <style:style style:name="T3021" style:family="text">
      <style:text-properties fo:font-size="10.50pt" fo:font-weight="normal" fo:font-family="Consolas" style:font-family-asian="Consolas" style:font-family-complex="Consolas" fo:background-color="transparent" fo:color="#2b91af"/>
    </style:style>
    <style:style style:name="T3022" style:family="text">
      <style:text-properties fo:font-size="10.50pt" fo:font-weight="normal" fo:font-family="Consolas" style:font-family-asian="Consolas" style:font-family-complex="Consolas" fo:background-color="transparent" style:use-window-font-color="true"/>
    </style:style>
    <style:style style:name="T3023" style:family="text">
      <style:text-properties fo:font-size="10.50pt" fo:font-weight="normal" fo:font-family="Consolas" style:font-family-asian="Consolas" style:font-family-complex="Consolas" fo:background-color="transparent" fo:color="#0000ff"/>
    </style:style>
    <style:style style:name="T3024" style:family="text">
      <style:text-properties fo:font-size="10.50pt" fo:font-weight="normal" fo:font-family="Consolas" style:font-family-asian="Consolas" style:font-family-complex="Consolas" fo:background-color="transparent" style:use-window-font-color="true"/>
    </style:style>
    <style:style style:name="T3025" style:family="text">
      <style:text-properties fo:font-size="10.50pt" fo:font-weight="normal" fo:font-family="Consolas" style:font-family-asian="Consolas" style:font-family-complex="Consolas" fo:background-color="transparent" fo:color="#2b91af"/>
    </style:style>
    <style:style style:name="T3026" style:family="text">
      <style:text-properties fo:font-size="10.50pt" fo:font-weight="normal" fo:font-family="Consolas" style:font-family-asian="Consolas" style:font-family-complex="Consolas" fo:background-color="transparent" style:use-window-font-color="true"/>
    </style:style>
    <style:style style:name="T3027" style:family="text">
      <style:text-properties fo:font-size="10.50pt" fo:font-weight="normal" fo:font-family="Consolas" style:font-family-asian="Consolas" style:font-family-complex="Consolas" fo:background-color="transparent" fo:color="#2b91af"/>
    </style:style>
    <style:style style:name="T3028" style:family="text">
      <style:text-properties fo:font-size="10.50pt" fo:font-weight="normal" fo:font-family="Consolas" style:font-family-asian="Consolas" style:font-family-complex="Consolas" fo:background-color="transparent" style:use-window-font-color="true"/>
    </style:style>
    <style:style style:name="T3029" style:family="text">
      <style:text-properties fo:font-size="10.50pt" fo:font-weight="normal" fo:font-family="Consolas" style:font-family-asian="Consolas" style:font-family-complex="Consolas" fo:background-color="transparent" fo:color="#0000ff"/>
    </style:style>
    <style:style style:name="T3030" style:family="text">
      <style:text-properties fo:font-size="10.50pt" fo:font-weight="normal" fo:font-family="Consolas" style:font-family-asian="Consolas" style:font-family-complex="Consolas" fo:background-color="transparent" style:use-window-font-color="true"/>
    </style:style>
    <style:style style:name="T3031" style:family="text">
      <style:text-properties fo:font-size="10.50pt" fo:font-weight="normal" fo:font-family="Consolas" style:font-family-asian="Consolas" style:font-family-complex="Consolas" fo:background-color="transparent" fo:color="#2b91af"/>
    </style:style>
    <style:style style:name="T3032" style:family="text">
      <style:text-properties fo:font-size="10.50pt" fo:font-weight="normal" fo:font-family="Consolas" style:font-family-asian="Consolas" style:font-family-complex="Consolas" fo:background-color="transparent" style:use-window-font-color="true"/>
    </style:style>
    <style:style style:name="T3033" style:family="text">
      <style:text-properties fo:font-size="10.50pt" fo:font-weight="normal" fo:font-family="Consolas" style:font-family-asian="Consolas" style:font-family-complex="Consolas" fo:background-color="transparent" fo:color="#0000ff"/>
    </style:style>
    <style:style style:name="T3034" style:family="text">
      <style:text-properties fo:font-size="10.50pt" fo:font-weight="normal" fo:font-family="Consolas" style:font-family-asian="Consolas" style:font-family-complex="Consolas" fo:background-color="transparent" style:use-window-font-color="true"/>
    </style:style>
    <style:style style:name="T3035" style:family="text">
      <style:text-properties fo:font-size="10.50pt" fo:font-weight="normal" fo:font-family="Consolas" style:font-family-asian="Consolas" style:font-family-complex="Consolas" fo:background-color="transparent" fo:color="#0000ff"/>
    </style:style>
    <style:style style:name="T3036" style:family="text">
      <style:text-properties fo:font-size="10.50pt" fo:font-weight="normal" fo:font-family="Consolas" style:font-family-asian="Consolas" style:font-family-complex="Consolas" fo:background-color="transparent" style:use-window-font-color="true"/>
    </style:style>
    <style:style style:name="T3037" style:family="text">
      <style:text-properties fo:font-size="10.50pt" fo:font-weight="normal" fo:font-family="Consolas" style:font-family-asian="Consolas" style:font-family-complex="Consolas" fo:background-color="transparent" fo:color="#0000ff"/>
    </style:style>
    <style:style style:name="T3038" style:family="text">
      <style:text-properties fo:font-size="10.50pt" fo:font-weight="normal" fo:font-family="Consolas" style:font-family-asian="Consolas" style:font-family-complex="Consolas" fo:background-color="transparent" style:use-window-font-color="true"/>
    </style:style>
    <style:style style:name="T3039" style:family="text">
      <style:text-properties fo:font-size="10.50pt" fo:font-weight="normal" fo:font-family="Consolas" style:font-family-asian="Consolas" style:font-family-complex="Consolas" fo:background-color="transparent" fo:color="#0000ff"/>
    </style:style>
    <style:style style:name="T3040" style:family="text">
      <style:text-properties fo:font-size="10.50pt" fo:font-weight="normal" fo:font-family="Consolas" style:font-family-asian="Consolas" style:font-family-complex="Consolas" fo:background-color="transparent" style:use-window-font-color="true"/>
    </style:style>
    <style:style style:name="T3041" style:family="text">
      <style:text-properties fo:font-size="10.50pt" fo:font-weight="normal" fo:font-family="Consolas" style:font-family-asian="Consolas" style:font-family-complex="Consolas" fo:background-color="transparent" fo:color="#0000ff"/>
    </style:style>
    <style:style style:name="T3042" style:family="text">
      <style:text-properties fo:font-size="10.50pt" fo:font-weight="normal" fo:font-family="Consolas" style:font-family-asian="Consolas" style:font-family-complex="Consolas" fo:background-color="transparent" style:use-window-font-color="true"/>
    </style:style>
    <style:style style:name="T3043" style:family="text">
      <style:text-properties fo:font-size="10.50pt" fo:font-weight="normal" fo:font-family="Consolas" style:font-family-asian="Consolas" style:font-family-complex="Consolas" fo:background-color="transparent" fo:color="#0000ff"/>
    </style:style>
    <style:style style:name="T3044" style:family="text">
      <style:text-properties fo:font-size="10.50pt" fo:font-weight="normal" fo:font-family="Consolas" style:font-family-asian="Consolas" style:font-family-complex="Consolas" fo:background-color="transparent" style:use-window-font-color="true"/>
    </style:style>
    <style:style style:name="T3045" style:family="text">
      <style:text-properties fo:font-size="10.50pt" fo:font-weight="normal" fo:font-family="Consolas" style:font-family-asian="Consolas" style:font-family-complex="Consolas" fo:background-color="transparent" fo:color="#008000"/>
    </style:style>
    <style:style style:name="T3046" style:family="text">
      <style:text-properties fo:font-size="10.50pt" fo:font-weight="normal" fo:font-family="Consolas" style:font-family-asian="Consolas" style:font-family-complex="Consolas" fo:background-color="transparent" style:use-window-font-color="true"/>
    </style:style>
    <style:style style:name="T3047" style:family="text">
      <style:text-properties fo:font-size="10.50pt" fo:font-weight="normal" fo:font-family="Consolas" style:font-family-asian="Consolas" style:font-family-complex="Consolas" fo:background-color="transparent" fo:color="#0000ff"/>
    </style:style>
    <style:style style:name="T3048" style:family="text">
      <style:text-properties fo:font-size="10.50pt" fo:font-weight="normal" fo:font-family="Consolas" style:font-family-asian="Consolas" style:font-family-complex="Consolas" fo:background-color="transparent" style:use-window-font-color="true"/>
    </style:style>
    <style:style style:name="T3049" style:family="text">
      <style:text-properties fo:font-size="10.50pt" fo:font-weight="normal" fo:font-family="Consolas" style:font-family-asian="Consolas" style:font-family-complex="Consolas" fo:background-color="transparent" fo:color="#2b91af"/>
    </style:style>
    <style:style style:name="T3050" style:family="text">
      <style:text-properties fo:font-size="10.50pt" fo:font-weight="normal" fo:font-family="Consolas" style:font-family-asian="Consolas" style:font-family-complex="Consolas" fo:background-color="transparent" style:use-window-font-color="true"/>
    </style:style>
    <style:style style:name="T3051" style:family="text">
      <style:text-properties fo:font-size="10.50pt" fo:font-weight="normal" fo:font-family="Consolas" style:font-family-asian="Consolas" style:font-family-complex="Consolas" fo:background-color="transparent" fo:color="#0000ff"/>
    </style:style>
    <style:style style:name="T3052" style:family="text">
      <style:text-properties fo:font-size="10.50pt" fo:font-weight="normal" fo:font-family="Consolas" style:font-family-asian="Consolas" style:font-family-complex="Consolas" fo:background-color="transparent" style:use-window-font-color="true"/>
    </style:style>
    <style:style style:name="T3053" style:family="text">
      <style:text-properties fo:font-size="10.50pt" fo:font-weight="normal" fo:font-family="Consolas" style:font-family-asian="Consolas" style:font-family-complex="Consolas" fo:background-color="transparent" fo:color="#2b91af"/>
    </style:style>
    <style:style style:name="T3054" style:family="text">
      <style:text-properties fo:font-size="10.50pt" fo:font-weight="normal" fo:font-family="Consolas" style:font-family-asian="Consolas" style:font-family-complex="Consolas" fo:background-color="transparent" style:use-window-font-color="true"/>
    </style:style>
    <style:style style:name="T3055" style:family="text">
      <style:text-properties fo:font-size="10.50pt" fo:font-weight="normal" fo:font-family="Consolas" style:font-family-asian="Consolas" style:font-family-complex="Consolas" fo:background-color="transparent" fo:color="#0000ff"/>
    </style:style>
    <style:style style:name="T3056" style:family="text">
      <style:text-properties fo:font-size="10.50pt" fo:font-weight="normal" fo:font-family="Consolas" style:font-family-asian="Consolas" style:font-family-complex="Consolas" fo:background-color="transparent" style:use-window-font-color="true"/>
    </style:style>
    <style:style style:name="T3057" style:family="text">
      <style:text-properties fo:font-size="10.50pt" fo:font-weight="normal" fo:font-family="Consolas" style:font-family-asian="Consolas" style:font-family-complex="Consolas" fo:background-color="transparent" fo:color="#0000ff"/>
    </style:style>
    <style:style style:name="T3058" style:family="text">
      <style:text-properties fo:font-size="10.50pt" fo:font-weight="normal" fo:font-family="Consolas" style:font-family-asian="Consolas" style:font-family-complex="Consolas" fo:background-color="transparent" style:use-window-font-color="true"/>
    </style:style>
    <style:style style:name="T3059" style:family="text">
      <style:text-properties fo:font-size="10.50pt" fo:font-weight="normal" fo:font-family="Consolas" style:font-family-asian="Consolas" style:font-family-complex="Consolas" fo:background-color="transparent" fo:color="#0000ff"/>
    </style:style>
    <style:style style:name="T3060" style:family="text">
      <style:text-properties fo:font-size="10.50pt" fo:font-weight="normal" fo:font-family="Consolas" style:font-family-asian="Consolas" style:font-family-complex="Consolas" fo:background-color="transparent" style:use-window-font-color="true"/>
    </style:style>
    <style:style style:name="T3061" style:family="text">
      <style:text-properties fo:font-size="10.50pt" fo:font-weight="normal" fo:font-family="Consolas" style:font-family-asian="Consolas" style:font-family-complex="Consolas" fo:background-color="transparent" fo:color="#0000ff"/>
    </style:style>
    <style:style style:name="T3062" style:family="text">
      <style:text-properties fo:font-size="10.50pt" fo:font-weight="normal" fo:font-family="Consolas" style:font-family-asian="Consolas" style:font-family-complex="Consolas" fo:background-color="transparent" style:use-window-font-color="true"/>
    </style:style>
    <style:style style:name="T3063" style:family="text">
      <style:text-properties fo:font-size="10.50pt" fo:font-weight="normal" fo:font-family="Consolas" style:font-family-asian="Consolas" style:font-family-complex="Consolas" fo:background-color="transparent" fo:color="#0000ff"/>
    </style:style>
    <style:style style:name="T3064" style:family="text">
      <style:text-properties fo:font-size="10.50pt" fo:font-weight="normal" fo:font-family="Consolas" style:font-family-asian="Consolas" style:font-family-complex="Consolas" fo:background-color="transparent" style:use-window-font-color="true"/>
    </style:style>
    <style:style style:name="T3065" style:family="text">
      <style:text-properties fo:font-size="10.50pt" fo:font-weight="normal" fo:font-family="Consolas" style:font-family-asian="Consolas" style:font-family-complex="Consolas" fo:background-color="transparent" fo:color="#0000ff"/>
    </style:style>
    <style:style style:name="T3066" style:family="text">
      <style:text-properties fo:font-size="10.50pt" fo:font-weight="normal" fo:font-family="Consolas" style:font-family-asian="Consolas" style:font-family-complex="Consolas" fo:background-color="transparent" style:use-window-font-color="true"/>
    </style:style>
    <style:style style:name="T3067" style:family="text">
      <style:text-properties fo:font-size="12.00pt" fo:font-weight="normal" fo:font-family="Verdana" style:font-family-asian="Verdana" style:font-family-complex="Verdana" fo:background-color="transparent" fo:color="#000000"/>
    </style:style>
    <style:style style:name="T3068" style:family="text">
      <style:text-properties fo:font-size="12.00pt" fo:font-weight="bold" style:text-underline-mode="continuous" style:text-underline-type="single" style:text-underline-style="solid" style:text-underline-width="normal" fo:font-family="Verdana" style:font-family-asian="Verdana" style:font-family-complex="Verdana" fo:background-color="transparent" fo:color="#000000"/>
    </style:style>
    <style:style style:name="T3069" style:family="text">
      <style:text-properties fo:font-size="12.00pt" fo:font-weight="bold" fo:font-family="Verdana" style:font-family-asian="Verdana" style:font-family-complex="Verdana" fo:background-color="transparent" fo:color="#000000"/>
    </style:style>
    <style:style style:name="T3070" style:family="text">
      <style:text-properties fo:font-size="10.50pt" fo:font-weight="normal" fo:font-family="Consolas" style:font-family-asian="Consolas" style:font-family-complex="Consolas" fo:background-color="transparent" fo:color="#0000ff"/>
    </style:style>
    <style:style style:name="T3071" style:family="text">
      <style:text-properties fo:font-size="10.50pt" fo:font-weight="normal" fo:font-family="Consolas" style:font-family-asian="Consolas" style:font-family-complex="Consolas" fo:background-color="transparent" style:use-window-font-color="true"/>
    </style:style>
    <style:style style:name="T3072" style:family="text">
      <style:text-properties fo:font-size="10.50pt" fo:font-weight="normal" fo:font-family="Consolas" style:font-family-asian="Consolas" style:font-family-complex="Consolas" fo:background-color="transparent" fo:color="#0000ff"/>
    </style:style>
    <style:style style:name="T3073" style:family="text">
      <style:text-properties fo:font-size="10.50pt" fo:font-weight="normal" fo:font-family="Consolas" style:font-family-asian="Consolas" style:font-family-complex="Consolas" fo:background-color="transparent" style:use-window-font-color="true"/>
    </style:style>
    <style:style style:name="T3074" style:family="text">
      <style:text-properties fo:font-size="10.50pt" fo:font-weight="normal" fo:font-family="Consolas" style:font-family-asian="Consolas" style:font-family-complex="Consolas" fo:background-color="transparent" fo:color="#0000ff"/>
    </style:style>
    <style:style style:name="T3075" style:family="text">
      <style:text-properties fo:font-size="10.50pt" fo:font-weight="normal" fo:font-family="Consolas" style:font-family-asian="Consolas" style:font-family-complex="Consolas" fo:background-color="transparent" style:use-window-font-color="true"/>
    </style:style>
    <style:style style:name="T3076" style:family="text">
      <style:text-properties fo:font-size="10.50pt" fo:font-weight="normal" fo:font-family="Consolas" style:font-family-asian="Consolas" style:font-family-complex="Consolas" fo:background-color="transparent" fo:color="#0000ff"/>
    </style:style>
    <style:style style:name="T3077" style:family="text">
      <style:text-properties fo:font-size="10.50pt" fo:font-weight="normal" fo:font-family="Consolas" style:font-family-asian="Consolas" style:font-family-complex="Consolas" fo:background-color="transparent" style:use-window-font-color="true"/>
    </style:style>
    <style:style style:name="T3078" style:family="text">
      <style:text-properties fo:font-size="10.50pt" fo:font-weight="normal" fo:font-family="Consolas" style:font-family-asian="Consolas" style:font-family-complex="Consolas" fo:background-color="transparent" fo:color="#0000ff"/>
    </style:style>
    <style:style style:name="T3079" style:family="text">
      <style:text-properties fo:font-size="10.50pt" fo:font-weight="normal" fo:font-family="Consolas" style:font-family-asian="Consolas" style:font-family-complex="Consolas" fo:background-color="transparent" style:use-window-font-color="true"/>
    </style:style>
    <style:style style:name="T3080" style:family="text">
      <style:text-properties fo:font-size="10.50pt" fo:font-weight="normal" fo:font-family="Consolas" style:font-family-asian="Consolas" style:font-family-complex="Consolas" fo:background-color="transparent" fo:color="#0000ff"/>
    </style:style>
    <style:style style:name="T3081" style:family="text">
      <style:text-properties fo:font-size="10.50pt" fo:font-weight="normal" fo:font-family="Consolas" style:font-family-asian="Consolas" style:font-family-complex="Consolas" fo:background-color="transparent" style:use-window-font-color="true"/>
    </style:style>
    <style:style style:name="T3082" style:family="text">
      <style:text-properties fo:font-size="10.50pt" fo:font-weight="normal" fo:font-family="Consolas" style:font-family-asian="Consolas" style:font-family-complex="Consolas" fo:background-color="transparent" fo:color="#0000ff"/>
    </style:style>
    <style:style style:name="T3083" style:family="text">
      <style:text-properties fo:font-size="10.50pt" fo:font-weight="normal" fo:font-family="Consolas" style:font-family-asian="Consolas" style:font-family-complex="Consolas" fo:background-color="transparent" style:use-window-font-color="true"/>
    </style:style>
    <style:style style:name="T3084" style:family="text">
      <style:text-properties fo:font-size="10.50pt" fo:font-weight="normal" fo:font-family="Consolas" style:font-family-asian="Consolas" style:font-family-complex="Consolas" fo:background-color="transparent" fo:color="#0000ff"/>
    </style:style>
    <style:style style:name="T3085" style:family="text">
      <style:text-properties fo:font-size="10.50pt" fo:font-weight="normal" fo:font-family="Consolas" style:font-family-asian="Consolas" style:font-family-complex="Consolas" fo:background-color="transparent" style:use-window-font-color="true"/>
    </style:style>
    <style:style style:name="T3086" style:family="text">
      <style:text-properties fo:font-size="10.50pt" fo:font-weight="normal" fo:font-family="Consolas" style:font-family-asian="Consolas" style:font-family-complex="Consolas" fo:background-color="transparent" fo:color="#0000ff"/>
    </style:style>
    <style:style style:name="T3087" style:family="text">
      <style:text-properties fo:font-size="10.50pt" fo:font-weight="normal" fo:font-family="Consolas" style:font-family-asian="Consolas" style:font-family-complex="Consolas" fo:background-color="transparent" style:use-window-font-color="true"/>
    </style:style>
    <style:style style:name="T3088" style:family="text">
      <style:text-properties fo:font-size="10.50pt" fo:font-weight="normal" fo:font-family="Consolas" style:font-family-asian="Consolas" style:font-family-complex="Consolas" fo:background-color="transparent" fo:color="#2b91af"/>
    </style:style>
    <style:style style:name="T3089" style:family="text">
      <style:text-properties fo:font-size="10.50pt" fo:font-weight="normal" fo:font-family="Consolas" style:font-family-asian="Consolas" style:font-family-complex="Consolas" fo:background-color="transparent" style:use-window-font-color="true"/>
    </style:style>
    <style:style style:name="T3090" style:family="text">
      <style:text-properties fo:font-size="10.50pt" fo:font-weight="normal" fo:font-family="Consolas" style:font-family-asian="Consolas" style:font-family-complex="Consolas" fo:background-color="transparent" fo:color="#2b91af"/>
    </style:style>
    <style:style style:name="T3091" style:family="text">
      <style:text-properties fo:font-size="10.50pt" fo:font-weight="normal" fo:font-family="Consolas" style:font-family-asian="Consolas" style:font-family-complex="Consolas" fo:background-color="transparent" style:use-window-font-color="true"/>
    </style:style>
    <style:style style:name="T3092" style:family="text">
      <style:text-properties fo:font-size="10.50pt" fo:font-weight="normal" fo:font-family="Consolas" style:font-family-asian="Consolas" style:font-family-complex="Consolas" fo:background-color="transparent" fo:color="#0000ff"/>
    </style:style>
    <style:style style:name="T3093" style:family="text">
      <style:text-properties fo:font-size="10.50pt" fo:font-weight="normal" fo:font-family="Consolas" style:font-family-asian="Consolas" style:font-family-complex="Consolas" fo:background-color="transparent" style:use-window-font-color="true"/>
    </style:style>
    <style:style style:name="T3094" style:family="text">
      <style:text-properties fo:font-size="10.50pt" fo:font-weight="normal" fo:font-family="Consolas" style:font-family-asian="Consolas" style:font-family-complex="Consolas" fo:background-color="transparent" fo:color="#2b91af"/>
    </style:style>
    <style:style style:name="T3095" style:family="text">
      <style:text-properties fo:font-size="10.50pt" fo:font-weight="normal" fo:font-family="Consolas" style:font-family-asian="Consolas" style:font-family-complex="Consolas" fo:background-color="transparent" style:use-window-font-color="true"/>
    </style:style>
    <style:style style:name="T3096" style:family="text">
      <style:text-properties fo:font-size="10.50pt" fo:font-weight="normal" fo:font-family="Consolas" style:font-family-asian="Consolas" style:font-family-complex="Consolas" fo:background-color="transparent" fo:color="#0000ff"/>
    </style:style>
    <style:style style:name="T3097" style:family="text">
      <style:text-properties fo:font-size="10.50pt" fo:font-weight="normal" fo:font-family="Consolas" style:font-family-asian="Consolas" style:font-family-complex="Consolas" fo:background-color="transparent" style:use-window-font-color="true"/>
    </style:style>
    <style:style style:name="T3098" style:family="text">
      <style:text-properties fo:font-size="10.50pt" fo:font-weight="normal" fo:font-family="Consolas" style:font-family-asian="Consolas" style:font-family-complex="Consolas" fo:background-color="transparent" fo:color="#2b91af"/>
    </style:style>
    <style:style style:name="T3099" style:family="text">
      <style:text-properties fo:font-size="10.50pt" fo:font-weight="normal" fo:font-family="Consolas" style:font-family-asian="Consolas" style:font-family-complex="Consolas" fo:background-color="transparent" style:use-window-font-color="true"/>
    </style:style>
    <style:style style:name="T3100" style:family="text">
      <style:text-properties fo:font-size="10.50pt" fo:font-weight="normal" fo:font-family="Consolas" style:font-family-asian="Consolas" style:font-family-complex="Consolas" fo:background-color="transparent" fo:color="#0000ff"/>
    </style:style>
    <style:style style:name="T3101" style:family="text">
      <style:text-properties fo:font-size="10.50pt" fo:font-weight="normal" fo:font-family="Consolas" style:font-family-asian="Consolas" style:font-family-complex="Consolas" fo:background-color="transparent" style:use-window-font-color="true"/>
    </style:style>
    <style:style style:name="T3102" style:family="text">
      <style:text-properties fo:font-size="10.50pt" fo:font-weight="normal" fo:font-family="Consolas" style:font-family-asian="Consolas" style:font-family-complex="Consolas" fo:background-color="transparent" fo:color="#0000ff"/>
    </style:style>
    <style:style style:name="T3103" style:family="text">
      <style:text-properties fo:font-size="10.50pt" fo:font-weight="normal" fo:font-family="Consolas" style:font-family-asian="Consolas" style:font-family-complex="Consolas" fo:background-color="transparent" style:use-window-font-color="true"/>
    </style:style>
    <style:style style:name="T3104" style:family="text">
      <style:text-properties fo:font-size="10.50pt" fo:font-weight="normal" fo:font-family="Consolas" style:font-family-asian="Consolas" style:font-family-complex="Consolas" fo:background-color="transparent" fo:color="#2b91af"/>
    </style:style>
    <style:style style:name="T3105" style:family="text">
      <style:text-properties fo:font-size="10.50pt" fo:font-weight="normal" fo:font-family="Consolas" style:font-family-asian="Consolas" style:font-family-complex="Consolas" fo:background-color="transparent" style:use-window-font-color="true"/>
    </style:style>
    <style:style style:name="T3106" style:family="text">
      <style:text-properties fo:font-size="10.50pt" fo:font-weight="normal" fo:font-family="Consolas" style:font-family-asian="Consolas" style:font-family-complex="Consolas" fo:background-color="transparent" fo:color="#0000ff"/>
    </style:style>
    <style:style style:name="T3107" style:family="text">
      <style:text-properties fo:font-size="10.50pt" fo:font-weight="normal" fo:font-family="Consolas" style:font-family-asian="Consolas" style:font-family-complex="Consolas" fo:background-color="transparent" style:use-window-font-color="true"/>
    </style:style>
    <style:style style:name="T3108" style:family="text">
      <style:text-properties fo:font-size="10.50pt" fo:font-weight="normal" fo:font-family="Consolas" style:font-family-asian="Consolas" style:font-family-complex="Consolas" fo:background-color="transparent" fo:color="#0000ff"/>
    </style:style>
    <style:style style:name="T3109" style:family="text">
      <style:text-properties fo:font-size="10.50pt" fo:font-weight="normal" fo:font-family="Consolas" style:font-family-asian="Consolas" style:font-family-complex="Consolas" fo:background-color="transparent" style:use-window-font-color="true"/>
    </style:style>
    <style:style style:name="T3110" style:family="text">
      <style:text-properties fo:font-size="10.50pt" fo:font-weight="normal" fo:font-family="Consolas" style:font-family-asian="Consolas" style:font-family-complex="Consolas" fo:background-color="transparent" fo:color="#0000ff"/>
    </style:style>
    <style:style style:name="T3111" style:family="text">
      <style:text-properties fo:font-size="10.50pt" fo:font-weight="normal" fo:font-family="Consolas" style:font-family-asian="Consolas" style:font-family-complex="Consolas" fo:background-color="transparent" style:use-window-font-color="true"/>
    </style:style>
    <style:style style:name="T3112" style:family="text">
      <style:text-properties fo:font-size="10.50pt" fo:font-weight="normal" fo:font-family="Consolas" style:font-family-asian="Consolas" style:font-family-complex="Consolas" fo:background-color="transparent" fo:color="#2b91af"/>
    </style:style>
    <style:style style:name="T3113" style:family="text">
      <style:text-properties fo:font-size="10.50pt" fo:font-weight="normal" fo:font-family="Consolas" style:font-family-asian="Consolas" style:font-family-complex="Consolas" fo:background-color="transparent" style:use-window-font-color="true"/>
    </style:style>
    <style:style style:name="T3114" style:family="text">
      <style:text-properties fo:font-size="10.50pt" fo:font-weight="normal" fo:font-family="Consolas" style:font-family-asian="Consolas" style:font-family-complex="Consolas" fo:background-color="transparent" fo:color="#0000ff"/>
    </style:style>
    <style:style style:name="T3115" style:family="text">
      <style:text-properties fo:font-size="10.50pt" fo:font-weight="normal" fo:font-family="Consolas" style:font-family-asian="Consolas" style:font-family-complex="Consolas" fo:background-color="transparent" style:use-window-font-color="true"/>
    </style:style>
    <style:style style:name="T3116" style:family="text">
      <style:text-properties fo:font-size="10.50pt" fo:font-weight="normal" fo:font-family="Consolas" style:font-family-asian="Consolas" style:font-family-complex="Consolas" fo:background-color="transparent" fo:color="#0000ff"/>
    </style:style>
    <style:style style:name="T3117" style:family="text">
      <style:text-properties fo:font-size="10.50pt" fo:font-weight="normal" fo:font-family="Consolas" style:font-family-asian="Consolas" style:font-family-complex="Consolas" fo:background-color="transparent" style:use-window-font-color="true"/>
    </style:style>
    <style:style style:name="T3118" style:family="text">
      <style:text-properties fo:font-size="10.50pt" fo:font-weight="normal" fo:font-family="Consolas" style:font-family-asian="Consolas" style:font-family-complex="Consolas" fo:background-color="transparent" fo:color="#2b91af"/>
    </style:style>
    <style:style style:name="T3119" style:family="text">
      <style:text-properties fo:font-size="10.50pt" fo:font-weight="normal" fo:font-family="Consolas" style:font-family-asian="Consolas" style:font-family-complex="Consolas" fo:background-color="transparent" style:use-window-font-color="true"/>
    </style:style>
    <style:style style:name="T3120" style:family="text">
      <style:text-properties fo:font-size="10.50pt" fo:font-weight="normal" fo:font-family="Consolas" style:font-family-asian="Consolas" style:font-family-complex="Consolas" fo:background-color="transparent" fo:color="#0000ff"/>
    </style:style>
    <style:style style:name="T3121" style:family="text">
      <style:text-properties fo:font-size="10.50pt" fo:font-weight="normal" fo:font-family="Consolas" style:font-family-asian="Consolas" style:font-family-complex="Consolas" fo:background-color="transparent" style:use-window-font-color="true"/>
    </style:style>
    <style:style style:name="T3122" style:family="text">
      <style:text-properties fo:font-size="10.50pt" fo:font-weight="normal" fo:font-family="Consolas" style:font-family-asian="Consolas" style:font-family-complex="Consolas" fo:background-color="transparent" fo:color="#0000ff"/>
    </style:style>
    <style:style style:name="T3123" style:family="text">
      <style:text-properties fo:font-size="10.50pt" fo:font-weight="normal" fo:font-family="Consolas" style:font-family-asian="Consolas" style:font-family-complex="Consolas" fo:background-color="transparent" style:use-window-font-color="true"/>
    </style:style>
    <style:style style:name="T3124" style:family="text">
      <style:text-properties fo:font-size="10.50pt" fo:font-weight="normal" fo:font-family="Consolas" style:font-family-asian="Consolas" style:font-family-complex="Consolas" fo:background-color="transparent" fo:color="#2b91af"/>
    </style:style>
    <style:style style:name="T3125" style:family="text">
      <style:text-properties fo:font-size="10.50pt" fo:font-weight="normal" fo:font-family="Consolas" style:font-family-asian="Consolas" style:font-family-complex="Consolas" fo:background-color="transparent" style:use-window-font-color="true"/>
    </style:style>
    <style:style style:name="T3126" style:family="text">
      <style:text-properties fo:font-size="10.50pt" fo:font-weight="normal" fo:font-family="Consolas" style:font-family-asian="Consolas" style:font-family-complex="Consolas" fo:background-color="transparent" fo:color="#008000"/>
    </style:style>
    <style:style style:name="T3127" style:family="text">
      <style:text-properties fo:font-size="10.50pt" fo:font-weight="normal" fo:font-family="Consolas" style:font-family-asian="Consolas" style:font-family-complex="Consolas" fo:background-color="transparent" style:use-window-font-color="true"/>
    </style:style>
    <style:style style:name="T3128" style:family="text">
      <style:text-properties fo:font-size="10.50pt" fo:font-weight="normal" fo:font-family="Consolas" style:font-family-asian="Consolas" style:font-family-complex="Consolas" fo:background-color="transparent" fo:color="#0000ff"/>
    </style:style>
    <style:style style:name="T3129" style:family="text">
      <style:text-properties fo:font-size="10.50pt" fo:font-weight="normal" fo:font-family="Consolas" style:font-family-asian="Consolas" style:font-family-complex="Consolas" fo:background-color="transparent" style:use-window-font-color="true"/>
    </style:style>
    <style:style style:name="T3130" style:family="text">
      <style:text-properties fo:font-size="10.50pt" fo:font-weight="normal" fo:font-family="Consolas" style:font-family-asian="Consolas" style:font-family-complex="Consolas" fo:background-color="transparent" fo:color="#0000ff"/>
    </style:style>
    <style:style style:name="T3131" style:family="text">
      <style:text-properties fo:font-size="10.50pt" fo:font-weight="normal" fo:font-family="Consolas" style:font-family-asian="Consolas" style:font-family-complex="Consolas" fo:background-color="transparent" style:use-window-font-color="true"/>
    </style:style>
    <style:style style:name="T3132" style:family="text">
      <style:text-properties fo:font-size="10.50pt" fo:font-weight="normal" fo:font-family="Consolas" style:font-family-asian="Consolas" style:font-family-complex="Consolas" fo:background-color="transparent" fo:color="#2b91af"/>
    </style:style>
    <style:style style:name="T3133" style:family="text">
      <style:text-properties fo:font-size="10.50pt" fo:font-weight="normal" fo:font-family="Consolas" style:font-family-asian="Consolas" style:font-family-complex="Consolas" fo:background-color="transparent" style:use-window-font-color="true"/>
    </style:style>
    <style:style style:name="T3134" style:family="text">
      <style:text-properties fo:font-size="12.00pt" fo:font-weight="bold" fo:font-family="Verdana" style:font-family-asian="Verdana" style:font-family-complex="Verdana" fo:background-color="transparent" fo:color="#000000"/>
    </style:style>
    <style:style style:name="T3135" style:family="text">
      <style:text-properties fo:font-size="10.50pt" fo:font-weight="normal" fo:font-family="Consolas" style:font-family-asian="Consolas" style:font-family-complex="Consolas" fo:background-color="transparent" fo:color="#0000ff"/>
    </style:style>
    <style:style style:name="T3136" style:family="text">
      <style:text-properties fo:font-size="10.50pt" fo:font-weight="normal" fo:font-family="Consolas" style:font-family-asian="Consolas" style:font-family-complex="Consolas" fo:background-color="transparent" style:use-window-font-color="true"/>
    </style:style>
    <style:style style:name="T3137" style:family="text">
      <style:text-properties fo:font-size="10.50pt" fo:font-weight="normal" fo:font-family="Consolas" style:font-family-asian="Consolas" style:font-family-complex="Consolas" fo:background-color="transparent" fo:color="#0000ff"/>
    </style:style>
    <style:style style:name="T3138" style:family="text">
      <style:text-properties fo:font-size="10.50pt" fo:font-weight="normal" fo:font-family="Consolas" style:font-family-asian="Consolas" style:font-family-complex="Consolas" fo:background-color="transparent" style:use-window-font-color="true"/>
    </style:style>
    <style:style style:name="T3139" style:family="text">
      <style:text-properties fo:font-size="10.50pt" fo:font-weight="normal" fo:font-family="Consolas" style:font-family-asian="Consolas" style:font-family-complex="Consolas" fo:background-color="transparent" fo:color="#0000ff"/>
    </style:style>
    <style:style style:name="T3140" style:family="text">
      <style:text-properties fo:font-size="10.50pt" fo:font-weight="normal" fo:font-family="Consolas" style:font-family-asian="Consolas" style:font-family-complex="Consolas" fo:background-color="transparent" style:use-window-font-color="true"/>
    </style:style>
    <style:style style:name="T3141" style:family="text">
      <style:text-properties fo:font-size="10.50pt" fo:font-weight="normal" fo:font-family="Consolas" style:font-family-asian="Consolas" style:font-family-complex="Consolas" fo:background-color="transparent" fo:color="#0000ff"/>
    </style:style>
    <style:style style:name="T3142" style:family="text">
      <style:text-properties fo:font-size="10.50pt" fo:font-weight="normal" fo:font-family="Consolas" style:font-family-asian="Consolas" style:font-family-complex="Consolas" fo:background-color="transparent" style:use-window-font-color="true"/>
    </style:style>
    <style:style style:name="T3143" style:family="text">
      <style:text-properties fo:font-size="10.50pt" fo:font-weight="normal" fo:font-family="Consolas" style:font-family-asian="Consolas" style:font-family-complex="Consolas" fo:background-color="transparent" fo:color="#0000ff"/>
    </style:style>
    <style:style style:name="T3144" style:family="text">
      <style:text-properties fo:font-size="10.50pt" fo:font-weight="normal" fo:font-family="Consolas" style:font-family-asian="Consolas" style:font-family-complex="Consolas" fo:background-color="transparent" style:use-window-font-color="true"/>
    </style:style>
    <style:style style:name="T3145" style:family="text">
      <style:text-properties fo:font-size="10.50pt" fo:font-weight="normal" fo:font-family="Consolas" style:font-family-asian="Consolas" style:font-family-complex="Consolas" fo:background-color="transparent" fo:color="#0000ff"/>
    </style:style>
    <style:style style:name="T3146" style:family="text">
      <style:text-properties fo:font-size="10.50pt" fo:font-weight="normal" fo:font-family="Consolas" style:font-family-asian="Consolas" style:font-family-complex="Consolas" fo:background-color="transparent" style:use-window-font-color="true"/>
    </style:style>
    <style:style style:name="T3147" style:family="text">
      <style:text-properties fo:font-size="10.50pt" fo:font-weight="normal" fo:font-family="Consolas" style:font-family-asian="Consolas" style:font-family-complex="Consolas" fo:background-color="transparent" fo:color="#0000ff"/>
    </style:style>
    <style:style style:name="T3148" style:family="text">
      <style:text-properties fo:font-size="10.50pt" fo:font-weight="normal" fo:font-family="Consolas" style:font-family-asian="Consolas" style:font-family-complex="Consolas" fo:background-color="transparent" style:use-window-font-color="true"/>
    </style:style>
    <style:style style:name="T3149" style:family="text">
      <style:text-properties fo:font-size="10.50pt" fo:font-weight="normal" fo:font-family="Consolas" style:font-family-asian="Consolas" style:font-family-complex="Consolas" fo:background-color="transparent" fo:color="#0000ff"/>
    </style:style>
    <style:style style:name="T3150" style:family="text">
      <style:text-properties fo:font-size="10.50pt" fo:font-weight="normal" fo:font-family="Consolas" style:font-family-asian="Consolas" style:font-family-complex="Consolas" fo:background-color="transparent" style:use-window-font-color="true"/>
    </style:style>
    <style:style style:name="T3151" style:family="text">
      <style:text-properties fo:font-size="10.50pt" fo:font-weight="normal" fo:font-family="Consolas" style:font-family-asian="Consolas" style:font-family-complex="Consolas" fo:background-color="transparent" fo:color="#0000ff"/>
    </style:style>
    <style:style style:name="T3152" style:family="text">
      <style:text-properties fo:font-size="10.50pt" fo:font-weight="normal" fo:font-family="Consolas" style:font-family-asian="Consolas" style:font-family-complex="Consolas" fo:background-color="transparent" style:use-window-font-color="true"/>
    </style:style>
    <style:style style:name="T3153" style:family="text">
      <style:text-properties fo:font-size="10.50pt" fo:font-weight="normal" fo:font-family="Consolas" style:font-family-asian="Consolas" style:font-family-complex="Consolas" fo:background-color="transparent" fo:color="#2b91af"/>
    </style:style>
    <style:style style:name="T3154" style:family="text">
      <style:text-properties fo:font-size="10.50pt" fo:font-weight="normal" fo:font-family="Consolas" style:font-family-asian="Consolas" style:font-family-complex="Consolas" fo:background-color="transparent" style:use-window-font-color="true"/>
    </style:style>
    <style:style style:name="T3155" style:family="text">
      <style:text-properties fo:font-size="10.50pt" fo:font-weight="normal" fo:font-family="Consolas" style:font-family-asian="Consolas" style:font-family-complex="Consolas" fo:background-color="transparent" fo:color="#0000ff"/>
    </style:style>
    <style:style style:name="T3156" style:family="text">
      <style:text-properties fo:font-size="10.50pt" fo:font-weight="normal" fo:font-family="Consolas" style:font-family-asian="Consolas" style:font-family-complex="Consolas" fo:background-color="transparent" style:use-window-font-color="true"/>
    </style:style>
    <style:style style:name="T3157" style:family="text">
      <style:text-properties fo:font-size="10.50pt" fo:font-weight="normal" fo:font-family="Consolas" style:font-family-asian="Consolas" style:font-family-complex="Consolas" fo:background-color="transparent" fo:color="#2b91af"/>
    </style:style>
    <style:style style:name="T3158" style:family="text">
      <style:text-properties fo:font-size="10.50pt" fo:font-weight="normal" fo:font-family="Consolas" style:font-family-asian="Consolas" style:font-family-complex="Consolas" fo:background-color="transparent" style:use-window-font-color="true"/>
    </style:style>
    <style:style style:name="T3159" style:family="text">
      <style:text-properties fo:font-size="10.50pt" fo:font-weight="normal" fo:font-family="Consolas" style:font-family-asian="Consolas" style:font-family-complex="Consolas" fo:background-color="transparent" fo:color="#0000ff"/>
    </style:style>
    <style:style style:name="T3160" style:family="text">
      <style:text-properties fo:font-size="10.50pt" fo:font-weight="normal" fo:font-family="Consolas" style:font-family-asian="Consolas" style:font-family-complex="Consolas" fo:background-color="transparent" style:use-window-font-color="true"/>
    </style:style>
    <style:style style:name="T3161" style:family="text">
      <style:text-properties fo:font-size="10.50pt" fo:font-weight="normal" fo:font-family="Consolas" style:font-family-asian="Consolas" style:font-family-complex="Consolas" fo:background-color="transparent" fo:color="#2b91af"/>
    </style:style>
    <style:style style:name="T3162" style:family="text">
      <style:text-properties fo:font-size="10.50pt" fo:font-weight="normal" fo:font-family="Consolas" style:font-family-asian="Consolas" style:font-family-complex="Consolas" fo:background-color="transparent" style:use-window-font-color="true"/>
    </style:style>
    <style:style style:name="T3163" style:family="text">
      <style:text-properties fo:font-size="10.50pt" fo:font-weight="normal" fo:font-family="Consolas" style:font-family-asian="Consolas" style:font-family-complex="Consolas" fo:background-color="transparent" fo:color="#0000ff"/>
    </style:style>
    <style:style style:name="T3164" style:family="text">
      <style:text-properties fo:font-size="10.50pt" fo:font-weight="normal" fo:font-family="Consolas" style:font-family-asian="Consolas" style:font-family-complex="Consolas" fo:background-color="transparent" style:use-window-font-color="true"/>
    </style:style>
    <style:style style:name="T3165" style:family="text">
      <style:text-properties fo:font-size="10.50pt" fo:font-weight="normal" fo:font-family="Consolas" style:font-family-asian="Consolas" style:font-family-complex="Consolas" fo:background-color="transparent" fo:color="#2b91af"/>
    </style:style>
    <style:style style:name="T3166" style:family="text">
      <style:text-properties fo:font-size="10.50pt" fo:font-weight="normal" fo:font-family="Consolas" style:font-family-asian="Consolas" style:font-family-complex="Consolas" fo:background-color="transparent" style:use-window-font-color="true"/>
    </style:style>
    <style:style style:name="T3167" style:family="text">
      <style:text-properties fo:font-size="10.50pt" fo:font-weight="normal" fo:font-family="Consolas" style:font-family-asian="Consolas" style:font-family-complex="Consolas" fo:background-color="transparent" fo:color="#0000ff"/>
    </style:style>
    <style:style style:name="T3168" style:family="text">
      <style:text-properties fo:font-size="10.50pt" fo:font-weight="normal" fo:font-family="Consolas" style:font-family-asian="Consolas" style:font-family-complex="Consolas" fo:background-color="transparent" style:use-window-font-color="true"/>
    </style:style>
    <style:style style:name="T3169" style:family="text">
      <style:text-properties fo:font-size="10.50pt" fo:font-weight="normal" fo:font-family="Consolas" style:font-family-asian="Consolas" style:font-family-complex="Consolas" fo:background-color="transparent" fo:color="#2b91af"/>
    </style:style>
    <style:style style:name="T3170" style:family="text">
      <style:text-properties fo:font-size="10.50pt" fo:font-weight="normal" fo:font-family="Consolas" style:font-family-asian="Consolas" style:font-family-complex="Consolas" fo:background-color="transparent" style:use-window-font-color="true"/>
    </style:style>
    <style:style style:name="T3171" style:family="text">
      <style:text-properties fo:font-size="10.50pt" fo:font-weight="normal" fo:font-family="Consolas" style:font-family-asian="Consolas" style:font-family-complex="Consolas" fo:background-color="transparent" fo:color="#2b91af"/>
    </style:style>
    <style:style style:name="T3172" style:family="text">
      <style:text-properties fo:font-size="10.50pt" fo:font-weight="normal" fo:font-family="Consolas" style:font-family-asian="Consolas" style:font-family-complex="Consolas" fo:background-color="transparent" style:use-window-font-color="true"/>
    </style:style>
    <style:style style:name="T3173" style:family="text">
      <style:text-properties fo:font-size="10.50pt" fo:font-weight="normal" fo:font-family="Consolas" style:font-family-asian="Consolas" style:font-family-complex="Consolas" fo:background-color="transparent" fo:color="#2b91af"/>
    </style:style>
    <style:style style:name="T3174" style:family="text">
      <style:text-properties fo:font-size="10.50pt" fo:font-weight="normal" fo:font-family="Consolas" style:font-family-asian="Consolas" style:font-family-complex="Consolas" fo:background-color="transparent" style:use-window-font-color="true"/>
    </style:style>
    <style:style style:name="T3175" style:family="text">
      <style:text-properties fo:font-size="10.50pt" fo:font-weight="normal" fo:font-family="Consolas" style:font-family-asian="Consolas" style:font-family-complex="Consolas" fo:background-color="transparent" fo:color="#0000ff"/>
    </style:style>
    <style:style style:name="T3176" style:family="text">
      <style:text-properties fo:font-size="10.50pt" fo:font-weight="normal" fo:font-family="Consolas" style:font-family-asian="Consolas" style:font-family-complex="Consolas" fo:background-color="transparent" style:use-window-font-color="true"/>
    </style:style>
    <style:style style:name="T3177" style:family="text">
      <style:text-properties fo:font-size="10.50pt" fo:font-weight="normal" fo:font-family="Consolas" style:font-family-asian="Consolas" style:font-family-complex="Consolas" fo:background-color="transparent" fo:color="#0000ff"/>
    </style:style>
    <style:style style:name="T3178" style:family="text">
      <style:text-properties fo:font-size="10.50pt" fo:font-weight="normal" fo:font-family="Consolas" style:font-family-asian="Consolas" style:font-family-complex="Consolas" fo:background-color="transparent" style:use-window-font-color="true"/>
    </style:style>
    <style:style style:name="T3179" style:family="text">
      <style:text-properties fo:font-size="10.50pt" fo:font-weight="normal" fo:font-family="Consolas" style:font-family-asian="Consolas" style:font-family-complex="Consolas" fo:background-color="transparent" fo:color="#0000ff"/>
    </style:style>
    <style:style style:name="T3180" style:family="text">
      <style:text-properties fo:font-size="10.50pt" fo:font-weight="normal" fo:font-family="Consolas" style:font-family-asian="Consolas" style:font-family-complex="Consolas" fo:background-color="transparent" style:use-window-font-color="true"/>
    </style:style>
    <style:style style:name="T3181" style:family="text">
      <style:text-properties fo:font-size="10.50pt" fo:font-weight="normal" fo:font-family="Consolas" style:font-family-asian="Consolas" style:font-family-complex="Consolas" fo:background-color="transparent" fo:color="#0000ff"/>
    </style:style>
    <style:style style:name="T3182" style:family="text">
      <style:text-properties fo:font-size="10.50pt" fo:font-weight="normal" fo:font-family="Consolas" style:font-family-asian="Consolas" style:font-family-complex="Consolas" fo:background-color="transparent" style:use-window-font-color="true"/>
    </style:style>
    <style:style style:name="T3183" style:family="text">
      <style:text-properties fo:font-size="10.50pt" fo:font-weight="normal" fo:font-family="Consolas" style:font-family-asian="Consolas" style:font-family-complex="Consolas" fo:background-color="transparent" fo:color="#0000ff"/>
    </style:style>
    <style:style style:name="T3184" style:family="text">
      <style:text-properties fo:font-size="10.50pt" fo:font-weight="normal" fo:font-family="Consolas" style:font-family-asian="Consolas" style:font-family-complex="Consolas" fo:background-color="transparent" style:use-window-font-color="true"/>
    </style:style>
    <style:style style:name="T3185" style:family="text">
      <style:text-properties fo:font-size="10.50pt" fo:font-weight="normal" fo:font-family="Consolas" style:font-family-asian="Consolas" style:font-family-complex="Consolas" fo:background-color="transparent" fo:color="#0000ff"/>
    </style:style>
    <style:style style:name="T3186" style:family="text">
      <style:text-properties fo:font-size="10.50pt" fo:font-weight="normal" fo:font-family="Consolas" style:font-family-asian="Consolas" style:font-family-complex="Consolas" fo:background-color="transparent" style:use-window-font-color="true"/>
    </style:style>
    <style:style style:name="T3187" style:family="text">
      <style:text-properties fo:font-size="10.50pt" fo:font-weight="normal" fo:font-family="Consolas" style:font-family-asian="Consolas" style:font-family-complex="Consolas" fo:background-color="transparent" fo:color="#0000ff"/>
    </style:style>
    <style:style style:name="T3188" style:family="text">
      <style:text-properties fo:font-size="10.50pt" fo:font-weight="normal" fo:font-family="Consolas" style:font-family-asian="Consolas" style:font-family-complex="Consolas" fo:background-color="transparent" style:use-window-font-color="true"/>
    </style:style>
    <style:style style:name="T3189" style:family="text">
      <style:text-properties fo:font-size="10.50pt" fo:font-weight="normal" fo:font-family="Consolas" style:font-family-asian="Consolas" style:font-family-complex="Consolas" fo:background-color="transparent" fo:color="#0000ff"/>
    </style:style>
    <style:style style:name="T3190" style:family="text">
      <style:text-properties fo:font-size="10.50pt" fo:font-weight="normal" fo:font-family="Consolas" style:font-family-asian="Consolas" style:font-family-complex="Consolas" fo:background-color="transparent" style:use-window-font-color="true"/>
    </style:style>
    <style:style style:name="T3191" style:family="text">
      <style:text-properties fo:font-size="10.50pt" fo:font-weight="normal" fo:font-family="Consolas" style:font-family-asian="Consolas" style:font-family-complex="Consolas" fo:background-color="transparent" fo:color="#0000ff"/>
    </style:style>
    <style:style style:name="T3192" style:family="text">
      <style:text-properties fo:font-size="10.50pt" fo:font-weight="normal" fo:font-family="Consolas" style:font-family-asian="Consolas" style:font-family-complex="Consolas" fo:background-color="transparent" style:use-window-font-color="true"/>
    </style:style>
    <style:style style:name="T3193" style:family="text">
      <style:text-properties fo:font-size="10.50pt" fo:font-weight="normal" fo:font-family="Consolas" style:font-family-asian="Consolas" style:font-family-complex="Consolas" fo:background-color="transparent" fo:color="#0000ff"/>
    </style:style>
    <style:style style:name="T3194" style:family="text">
      <style:text-properties fo:font-size="10.50pt" fo:font-weight="normal" fo:font-family="Consolas" style:font-family-asian="Consolas" style:font-family-complex="Consolas" fo:background-color="transparent" style:use-window-font-color="true"/>
    </style:style>
    <style:style style:name="T3195" style:family="text">
      <style:text-properties fo:font-size="10.50pt" fo:font-weight="normal" fo:font-family="Consolas" style:font-family-asian="Consolas" style:font-family-complex="Consolas" fo:background-color="transparent" fo:color="#0000ff"/>
    </style:style>
    <style:style style:name="T3196" style:family="text">
      <style:text-properties fo:font-size="10.50pt" fo:font-weight="normal" fo:font-family="Consolas" style:font-family-asian="Consolas" style:font-family-complex="Consolas" fo:background-color="transparent" style:use-window-font-color="true"/>
    </style:style>
    <style:style style:name="T3197" style:family="text">
      <style:text-properties fo:font-size="10.50pt" fo:font-weight="normal" fo:font-family="Consolas" style:font-family-asian="Consolas" style:font-family-complex="Consolas" fo:background-color="transparent" fo:color="#0000ff"/>
    </style:style>
    <style:style style:name="T3198" style:family="text">
      <style:text-properties fo:font-size="10.50pt" fo:font-weight="normal" fo:font-family="Consolas" style:font-family-asian="Consolas" style:font-family-complex="Consolas" fo:background-color="transparent" style:use-window-font-color="true"/>
    </style:style>
    <style:style style:name="T3199" style:family="text">
      <style:text-properties fo:font-size="10.50pt" fo:font-weight="normal" fo:font-family="Consolas" style:font-family-asian="Consolas" style:font-family-complex="Consolas" fo:background-color="transparent" fo:color="#0000ff"/>
    </style:style>
    <style:style style:name="T3200" style:family="text">
      <style:text-properties fo:font-size="10.50pt" fo:font-weight="normal" fo:font-family="Consolas" style:font-family-asian="Consolas" style:font-family-complex="Consolas" fo:background-color="transparent" style:use-window-font-color="true"/>
    </style:style>
    <style:style style:name="T3201" style:family="text">
      <style:text-properties fo:font-size="10.50pt" fo:font-weight="normal" fo:font-family="Consolas" style:font-family-asian="Consolas" style:font-family-complex="Consolas" fo:background-color="transparent" fo:color="#2b91af"/>
    </style:style>
    <style:style style:name="T3202" style:family="text">
      <style:text-properties fo:font-size="10.50pt" fo:font-weight="normal" fo:font-family="Consolas" style:font-family-asian="Consolas" style:font-family-complex="Consolas" fo:background-color="transparent" style:use-window-font-color="true"/>
    </style:style>
    <style:style style:name="T3203" style:family="text">
      <style:text-properties fo:font-size="10.50pt" fo:font-weight="normal" fo:font-family="Consolas" style:font-family-asian="Consolas" style:font-family-complex="Consolas" fo:background-color="transparent" fo:color="#0000ff"/>
    </style:style>
    <style:style style:name="T3204" style:family="text">
      <style:text-properties fo:font-size="10.50pt" fo:font-weight="normal" fo:font-family="Consolas" style:font-family-asian="Consolas" style:font-family-complex="Consolas" fo:background-color="transparent" style:use-window-font-color="true"/>
    </style:style>
    <style:style style:name="T3205" style:family="text">
      <style:text-properties fo:font-size="10.50pt" fo:font-weight="normal" fo:font-family="Consolas" style:font-family-asian="Consolas" style:font-family-complex="Consolas" fo:background-color="transparent" fo:color="#0000ff"/>
    </style:style>
    <style:style style:name="T3206" style:family="text">
      <style:text-properties fo:font-size="10.50pt" fo:font-weight="normal" fo:font-family="Consolas" style:font-family-asian="Consolas" style:font-family-complex="Consolas" fo:background-color="transparent" style:use-window-font-color="true"/>
    </style:style>
    <style:style style:name="T3207" style:family="text">
      <style:text-properties fo:font-size="10.50pt" fo:font-weight="normal" fo:font-family="Consolas" style:font-family-asian="Consolas" style:font-family-complex="Consolas" fo:background-color="transparent" fo:color="#0000ff"/>
    </style:style>
    <style:style style:name="T3208" style:family="text">
      <style:text-properties fo:font-size="10.50pt" fo:font-weight="normal" fo:font-family="Consolas" style:font-family-asian="Consolas" style:font-family-complex="Consolas" fo:background-color="transparent" style:use-window-font-color="true"/>
    </style:style>
    <style:style style:name="T3209" style:family="text">
      <style:text-properties fo:font-size="10.50pt" fo:font-weight="normal" fo:font-family="Consolas" style:font-family-asian="Consolas" style:font-family-complex="Consolas" fo:background-color="transparent" fo:color="#0000ff"/>
    </style:style>
    <style:style style:name="T3210" style:family="text">
      <style:text-properties fo:font-size="10.50pt" fo:font-weight="normal" fo:font-family="Consolas" style:font-family-asian="Consolas" style:font-family-complex="Consolas" fo:background-color="transparent" style:use-window-font-color="true"/>
    </style:style>
    <style:style style:name="T3211" style:family="text">
      <style:text-properties fo:font-size="10.50pt" fo:font-weight="normal" fo:font-family="Consolas" style:font-family-asian="Consolas" style:font-family-complex="Consolas" fo:background-color="transparent" fo:color="#0000ff"/>
    </style:style>
    <style:style style:name="T3212" style:family="text">
      <style:text-properties fo:font-size="10.50pt" fo:font-weight="normal" fo:font-family="Consolas" style:font-family-asian="Consolas" style:font-family-complex="Consolas" fo:background-color="transparent" style:use-window-font-color="true"/>
    </style:style>
    <style:style style:name="T3213" style:family="text">
      <style:text-properties fo:font-size="10.50pt" fo:font-weight="normal" fo:font-family="Consolas" style:font-family-asian="Consolas" style:font-family-complex="Consolas" fo:background-color="transparent" fo:color="#2b91af"/>
    </style:style>
    <style:style style:name="T3214" style:family="text">
      <style:text-properties fo:font-size="10.50pt" fo:font-weight="normal" fo:font-family="Consolas" style:font-family-asian="Consolas" style:font-family-complex="Consolas" fo:background-color="transparent" style:use-window-font-color="true"/>
    </style:style>
    <style:style style:name="T3215" style:family="text">
      <style:text-properties fo:font-size="10.50pt" fo:font-weight="normal" fo:font-family="Consolas" style:font-family-asian="Consolas" style:font-family-complex="Consolas" fo:background-color="transparent" fo:color="#0000ff"/>
    </style:style>
    <style:style style:name="T3216" style:family="text">
      <style:text-properties fo:font-size="10.50pt" fo:font-weight="normal" fo:font-family="Consolas" style:font-family-asian="Consolas" style:font-family-complex="Consolas" fo:background-color="transparent" style:use-window-font-color="true"/>
    </style:style>
    <style:style style:name="T3217" style:family="text">
      <style:text-properties fo:font-size="10.50pt" fo:font-weight="normal" fo:font-family="Consolas" style:font-family-asian="Consolas" style:font-family-complex="Consolas" fo:background-color="transparent" fo:color="#0000ff"/>
    </style:style>
    <style:style style:name="T3218" style:family="text">
      <style:text-properties fo:font-size="10.50pt" fo:font-weight="normal" fo:font-family="Consolas" style:font-family-asian="Consolas" style:font-family-complex="Consolas" fo:background-color="transparent" style:use-window-font-color="true"/>
    </style:style>
    <style:style style:name="T3219" style:family="text">
      <style:text-properties fo:font-size="10.50pt" fo:font-weight="normal" fo:font-family="Consolas" style:font-family-asian="Consolas" style:font-family-complex="Consolas" fo:background-color="transparent" fo:color="#0000ff"/>
    </style:style>
    <style:style style:name="T3220" style:family="text">
      <style:text-properties fo:font-size="10.50pt" fo:font-weight="normal" fo:font-family="Consolas" style:font-family-asian="Consolas" style:font-family-complex="Consolas" fo:background-color="transparent" style:use-window-font-color="true"/>
    </style:style>
    <style:style style:name="T3221" style:family="text">
      <style:text-properties fo:font-size="10.50pt" fo:font-weight="normal" fo:font-family="Consolas" style:font-family-asian="Consolas" style:font-family-complex="Consolas" fo:background-color="transparent" fo:color="#0000ff"/>
    </style:style>
    <style:style style:name="T3222" style:family="text">
      <style:text-properties fo:font-size="10.50pt" fo:font-weight="normal" fo:font-family="Consolas" style:font-family-asian="Consolas" style:font-family-complex="Consolas" fo:background-color="transparent" style:use-window-font-color="true"/>
    </style:style>
    <style:style style:name="T3223" style:family="text">
      <style:text-properties fo:font-size="10.50pt" fo:font-weight="normal" fo:font-family="Consolas" style:font-family-asian="Consolas" style:font-family-complex="Consolas" fo:background-color="transparent" fo:color="#0000ff"/>
    </style:style>
    <style:style style:name="T3224" style:family="text">
      <style:text-properties fo:font-size="10.50pt" fo:font-weight="normal" fo:font-family="Consolas" style:font-family-asian="Consolas" style:font-family-complex="Consolas" fo:background-color="transparent" style:use-window-font-color="true"/>
    </style:style>
    <style:style style:name="T3225" style:family="text">
      <style:text-properties fo:font-size="10.50pt" fo:font-weight="normal" fo:font-family="Consolas" style:font-family-asian="Consolas" style:font-family-complex="Consolas" fo:background-color="transparent" fo:color="#0000ff"/>
    </style:style>
    <style:style style:name="T3226" style:family="text">
      <style:text-properties fo:font-size="10.50pt" fo:font-weight="normal" fo:font-family="Consolas" style:font-family-asian="Consolas" style:font-family-complex="Consolas" fo:background-color="transparent" style:use-window-font-color="true"/>
    </style:style>
    <style:style style:name="T3227" style:family="text">
      <style:text-properties fo:font-size="10.50pt" fo:font-weight="normal" fo:font-family="Consolas" style:font-family-asian="Consolas" style:font-family-complex="Consolas" fo:background-color="transparent" fo:color="#0000ff"/>
    </style:style>
    <style:style style:name="T3228" style:family="text">
      <style:text-properties fo:font-size="10.50pt" fo:font-weight="normal" fo:font-family="Consolas" style:font-family-asian="Consolas" style:font-family-complex="Consolas" fo:background-color="transparent" style:use-window-font-color="true"/>
    </style:style>
    <style:style style:name="T3229" style:family="text">
      <style:text-properties fo:font-size="10.50pt" fo:font-weight="normal" fo:font-family="Consolas" style:font-family-asian="Consolas" style:font-family-complex="Consolas" fo:background-color="transparent" fo:color="#2b91af"/>
    </style:style>
    <style:style style:name="T3230" style:family="text">
      <style:text-properties fo:font-size="10.50pt" fo:font-weight="normal" fo:font-family="Consolas" style:font-family-asian="Consolas" style:font-family-complex="Consolas" fo:background-color="transparent" style:use-window-font-color="true"/>
    </style:style>
    <style:style style:name="T3231" style:family="text">
      <style:text-properties fo:font-size="10.50pt" fo:font-weight="normal" fo:font-family="Consolas" style:font-family-asian="Consolas" style:font-family-complex="Consolas" fo:background-color="transparent" fo:color="#2b91af"/>
    </style:style>
    <style:style style:name="T3232" style:family="text">
      <style:text-properties fo:font-size="10.50pt" fo:font-weight="normal" fo:font-family="Consolas" style:font-family-asian="Consolas" style:font-family-complex="Consolas" fo:background-color="transparent" style:use-window-font-color="true"/>
    </style:style>
    <style:style style:name="T3233" style:family="text">
      <style:text-properties fo:font-size="12.00pt" fo:font-weight="normal" fo:font-family="Verdana" style:font-family-asian="Verdana" style:font-family-complex="Verdana" fo:background-color="transparent" fo:color="#000000"/>
    </style:style>
    <style:style style:name="T3234" style:family="text">
      <style:text-properties fo:font-size="12.00pt" fo:font-weight="bold" fo:font-family="Verdana" style:font-family-asian="Verdana" style:font-family-complex="Verdana" fo:background-color="transparent" fo:color="#000000"/>
    </style:style>
    <style:style style:name="T3235" style:family="text">
      <style:text-properties fo:font-size="10.50pt" fo:font-weight="normal" fo:font-family="Consolas" style:font-family-asian="Consolas" style:font-family-complex="Consolas" fo:background-color="transparent" fo:color="#0000ff"/>
    </style:style>
    <style:style style:name="T3236" style:family="text">
      <style:text-properties fo:font-size="10.50pt" fo:font-weight="normal" fo:font-family="Consolas" style:font-family-asian="Consolas" style:font-family-complex="Consolas" fo:background-color="transparent" style:use-window-font-color="true"/>
    </style:style>
    <style:style style:name="T3237" style:family="text">
      <style:text-properties fo:font-size="10.50pt" fo:font-weight="normal" fo:font-family="Consolas" style:font-family-asian="Consolas" style:font-family-complex="Consolas" fo:background-color="transparent" fo:color="#0000ff"/>
    </style:style>
    <style:style style:name="T3238" style:family="text">
      <style:text-properties fo:font-size="10.50pt" fo:font-weight="normal" fo:font-family="Consolas" style:font-family-asian="Consolas" style:font-family-complex="Consolas" fo:background-color="transparent" style:use-window-font-color="true"/>
    </style:style>
    <style:style style:name="T3239" style:family="text">
      <style:text-properties fo:font-size="10.50pt" fo:font-weight="normal" fo:font-family="Consolas" style:font-family-asian="Consolas" style:font-family-complex="Consolas" fo:background-color="transparent" fo:color="#0000ff"/>
    </style:style>
    <style:style style:name="T3240" style:family="text">
      <style:text-properties fo:font-size="10.50pt" fo:font-weight="normal" fo:font-family="Consolas" style:font-family-asian="Consolas" style:font-family-complex="Consolas" fo:background-color="transparent" style:use-window-font-color="true"/>
    </style:style>
    <style:style style:name="T3241" style:family="text">
      <style:text-properties fo:font-size="10.50pt" fo:font-weight="normal" fo:font-family="Consolas" style:font-family-asian="Consolas" style:font-family-complex="Consolas" fo:background-color="transparent" fo:color="#0000ff"/>
    </style:style>
    <style:style style:name="T3242" style:family="text">
      <style:text-properties fo:font-size="10.50pt" fo:font-weight="normal" fo:font-family="Consolas" style:font-family-asian="Consolas" style:font-family-complex="Consolas" fo:background-color="transparent" style:use-window-font-color="true"/>
    </style:style>
    <style:style style:name="T3243" style:family="text">
      <style:text-properties fo:font-size="10.50pt" fo:font-weight="normal" fo:font-family="Consolas" style:font-family-asian="Consolas" style:font-family-complex="Consolas" fo:background-color="transparent" fo:color="#0000ff"/>
    </style:style>
    <style:style style:name="T3244" style:family="text">
      <style:text-properties fo:font-size="10.50pt" fo:font-weight="normal" fo:font-family="Consolas" style:font-family-asian="Consolas" style:font-family-complex="Consolas" fo:background-color="transparent" style:use-window-font-color="true"/>
    </style:style>
    <style:style style:name="T3245" style:family="text">
      <style:text-properties fo:font-size="10.50pt" fo:font-weight="normal" fo:font-family="Consolas" style:font-family-asian="Consolas" style:font-family-complex="Consolas" fo:background-color="transparent" fo:color="#0000ff"/>
    </style:style>
    <style:style style:name="T3246" style:family="text">
      <style:text-properties fo:font-size="10.50pt" fo:font-weight="normal" fo:font-family="Consolas" style:font-family-asian="Consolas" style:font-family-complex="Consolas" fo:background-color="transparent" style:use-window-font-color="true"/>
    </style:style>
    <style:style style:name="T3247" style:family="text">
      <style:text-properties fo:font-size="10.50pt" fo:font-weight="normal" fo:font-family="Consolas" style:font-family-asian="Consolas" style:font-family-complex="Consolas" fo:background-color="transparent" fo:color="#0000ff"/>
    </style:style>
    <style:style style:name="T3248" style:family="text">
      <style:text-properties fo:font-size="10.50pt" fo:font-weight="normal" fo:font-family="Consolas" style:font-family-asian="Consolas" style:font-family-complex="Consolas" fo:background-color="transparent" style:use-window-font-color="true"/>
    </style:style>
    <style:style style:name="T3249" style:family="text">
      <style:text-properties fo:font-size="10.50pt" fo:font-weight="normal" fo:font-family="Consolas" style:font-family-asian="Consolas" style:font-family-complex="Consolas" fo:background-color="transparent" fo:color="#0000ff"/>
    </style:style>
    <style:style style:name="T3250" style:family="text">
      <style:text-properties fo:font-size="10.50pt" fo:font-weight="normal" fo:font-family="Consolas" style:font-family-asian="Consolas" style:font-family-complex="Consolas" fo:background-color="transparent" style:use-window-font-color="true"/>
    </style:style>
    <style:style style:name="T3251" style:family="text">
      <style:text-properties fo:font-size="10.50pt" fo:font-weight="normal" fo:font-family="Consolas" style:font-family-asian="Consolas" style:font-family-complex="Consolas" fo:background-color="transparent" fo:color="#0000ff"/>
    </style:style>
    <style:style style:name="T3252" style:family="text">
      <style:text-properties fo:font-size="10.50pt" fo:font-weight="normal" fo:font-family="Consolas" style:font-family-asian="Consolas" style:font-family-complex="Consolas" fo:background-color="transparent" style:use-window-font-color="true"/>
    </style:style>
    <style:style style:name="T3253" style:family="text">
      <style:text-properties fo:font-size="10.50pt" fo:font-weight="normal" fo:font-family="Consolas" style:font-family-asian="Consolas" style:font-family-complex="Consolas" fo:background-color="transparent" fo:color="#0000ff"/>
    </style:style>
    <style:style style:name="T3254" style:family="text">
      <style:text-properties fo:font-size="10.50pt" fo:font-weight="normal" fo:font-family="Consolas" style:font-family-asian="Consolas" style:font-family-complex="Consolas" fo:background-color="transparent" style:use-window-font-color="true"/>
    </style:style>
    <style:style style:name="T3255" style:family="text">
      <style:text-properties fo:font-size="10.50pt" fo:font-weight="normal" fo:font-family="Consolas" style:font-family-asian="Consolas" style:font-family-complex="Consolas" fo:background-color="transparent" fo:color="#0000ff"/>
    </style:style>
    <style:style style:name="T3256" style:family="text">
      <style:text-properties fo:font-size="10.50pt" fo:font-weight="normal" fo:font-family="Consolas" style:font-family-asian="Consolas" style:font-family-complex="Consolas" fo:background-color="transparent" style:use-window-font-color="true"/>
    </style:style>
    <style:style style:name="T3257" style:family="text">
      <style:text-properties fo:font-size="10.50pt" fo:font-weight="normal" fo:font-family="Consolas" style:font-family-asian="Consolas" style:font-family-complex="Consolas" fo:background-color="transparent" fo:color="#0000ff"/>
    </style:style>
    <style:style style:name="T3258" style:family="text">
      <style:text-properties fo:font-size="10.50pt" fo:font-weight="normal" fo:font-family="Consolas" style:font-family-asian="Consolas" style:font-family-complex="Consolas" fo:background-color="transparent" style:use-window-font-color="true"/>
    </style:style>
    <style:style style:name="T3259" style:family="text">
      <style:text-properties fo:font-size="10.50pt" fo:font-weight="normal" fo:font-family="Consolas" style:font-family-asian="Consolas" style:font-family-complex="Consolas" fo:background-color="transparent" fo:color="#008000"/>
    </style:style>
    <style:style style:name="T3260" style:family="text">
      <style:text-properties fo:font-size="10.50pt" fo:font-weight="normal" fo:font-family="Consolas" style:font-family-asian="Consolas" style:font-family-complex="Consolas" fo:background-color="transparent" style:use-window-font-color="true"/>
    </style:style>
    <style:style style:name="T3261" style:family="text">
      <style:text-properties fo:font-size="10.50pt" fo:font-weight="normal" fo:font-family="Consolas" style:font-family-asian="Consolas" style:font-family-complex="Consolas" fo:background-color="transparent" fo:color="#0000ff"/>
    </style:style>
    <style:style style:name="T3262" style:family="text">
      <style:text-properties fo:font-size="10.50pt" fo:font-weight="normal" fo:font-family="Consolas" style:font-family-asian="Consolas" style:font-family-complex="Consolas" fo:background-color="transparent" style:use-window-font-color="true"/>
    </style:style>
    <style:style style:name="T3263" style:family="text">
      <style:text-properties fo:font-size="10.50pt" fo:font-weight="normal" fo:font-family="Consolas" style:font-family-asian="Consolas" style:font-family-complex="Consolas" fo:background-color="transparent" fo:color="#0000ff"/>
    </style:style>
    <style:style style:name="T3264" style:family="text">
      <style:text-properties fo:font-size="10.50pt" fo:font-weight="normal" fo:font-family="Consolas" style:font-family-asian="Consolas" style:font-family-complex="Consolas" fo:background-color="transparent" style:use-window-font-color="true"/>
    </style:style>
    <style:style style:name="T3265" style:family="text">
      <style:text-properties fo:font-size="10.50pt" fo:font-weight="normal" fo:font-family="Consolas" style:font-family-asian="Consolas" style:font-family-complex="Consolas" fo:background-color="transparent" fo:color="#2b91af"/>
    </style:style>
    <style:style style:name="T3266" style:family="text">
      <style:text-properties fo:font-size="10.50pt" fo:font-weight="normal" fo:font-family="Consolas" style:font-family-asian="Consolas" style:font-family-complex="Consolas" fo:background-color="transparent" style:use-window-font-color="true"/>
    </style:style>
    <style:style style:name="T3267" style:family="text">
      <style:text-properties fo:font-size="10.50pt" fo:font-weight="normal" fo:font-family="Consolas" style:font-family-asian="Consolas" style:font-family-complex="Consolas" fo:background-color="transparent" fo:color="#2b91af"/>
    </style:style>
    <style:style style:name="T3268" style:family="text">
      <style:text-properties fo:font-size="10.50pt" fo:font-weight="normal" fo:font-family="Consolas" style:font-family-asian="Consolas" style:font-family-complex="Consolas" fo:background-color="transparent" style:use-window-font-color="true"/>
    </style:style>
    <style:style style:name="T3269" style:family="text">
      <style:text-properties fo:font-size="10.50pt" fo:font-weight="normal" fo:font-family="Consolas" style:font-family-asian="Consolas" style:font-family-complex="Consolas" fo:background-color="transparent" fo:color="#2b91af"/>
    </style:style>
    <style:style style:name="T3270" style:family="text">
      <style:text-properties fo:font-size="10.50pt" fo:font-weight="normal" fo:font-family="Consolas" style:font-family-asian="Consolas" style:font-family-complex="Consolas" fo:background-color="transparent" style:use-window-font-color="true"/>
    </style:style>
    <style:style style:name="T3271" style:family="text">
      <style:text-properties fo:font-size="10.50pt" fo:font-weight="normal" fo:font-family="Consolas" style:font-family-asian="Consolas" style:font-family-complex="Consolas" fo:background-color="transparent" fo:color="#0000ff"/>
    </style:style>
    <style:style style:name="T3272" style:family="text">
      <style:text-properties fo:font-size="10.50pt" fo:font-weight="normal" fo:font-family="Consolas" style:font-family-asian="Consolas" style:font-family-complex="Consolas" fo:background-color="transparent" style:use-window-font-color="true"/>
    </style:style>
    <style:style style:name="T3273" style:family="text">
      <style:text-properties fo:font-size="10.50pt" fo:font-weight="normal" fo:font-family="Consolas" style:font-family-asian="Consolas" style:font-family-complex="Consolas" fo:background-color="transparent" fo:color="#0000ff"/>
    </style:style>
    <style:style style:name="T3274" style:family="text">
      <style:text-properties fo:font-size="10.50pt" fo:font-weight="normal" fo:font-family="Consolas" style:font-family-asian="Consolas" style:font-family-complex="Consolas" fo:background-color="transparent" style:use-window-font-color="true"/>
    </style:style>
    <style:style style:name="T3275" style:family="text">
      <style:text-properties fo:font-size="10.50pt" fo:font-weight="normal" fo:font-family="Consolas" style:font-family-asian="Consolas" style:font-family-complex="Consolas" fo:background-color="transparent" fo:color="#2b91af"/>
    </style:style>
    <style:style style:name="T3276" style:family="text">
      <style:text-properties fo:font-size="10.50pt" fo:font-weight="normal" fo:font-family="Consolas" style:font-family-asian="Consolas" style:font-family-complex="Consolas" fo:background-color="transparent" style:use-window-font-color="true"/>
    </style:style>
    <style:style style:name="T3277" style:family="text">
      <style:text-properties fo:font-size="10.50pt" fo:font-weight="normal" fo:font-family="Consolas" style:font-family-asian="Consolas" style:font-family-complex="Consolas" fo:background-color="transparent" fo:color="#0000ff"/>
    </style:style>
    <style:style style:name="T3278" style:family="text">
      <style:text-properties fo:font-size="10.50pt" fo:font-weight="normal" fo:font-family="Consolas" style:font-family-asian="Consolas" style:font-family-complex="Consolas" fo:background-color="transparent" style:use-window-font-color="true"/>
    </style:style>
    <style:style style:name="T3279" style:family="text">
      <style:text-properties fo:font-size="10.50pt" fo:font-weight="normal" fo:font-family="Consolas" style:font-family-asian="Consolas" style:font-family-complex="Consolas" fo:background-color="transparent" fo:color="#2b91af"/>
    </style:style>
    <style:style style:name="T3280" style:family="text">
      <style:text-properties fo:font-size="10.50pt" fo:font-weight="normal" fo:font-family="Consolas" style:font-family-asian="Consolas" style:font-family-complex="Consolas" fo:background-color="transparent" style:use-window-font-color="true"/>
    </style:style>
    <style:style style:name="T3281" style:family="text">
      <style:text-properties fo:font-size="10.50pt" fo:font-weight="normal" fo:font-family="Consolas" style:font-family-asian="Consolas" style:font-family-complex="Consolas" fo:background-color="transparent" fo:color="#2b91af"/>
    </style:style>
    <style:style style:name="T3282" style:family="text">
      <style:text-properties fo:font-size="10.50pt" fo:font-weight="normal" fo:font-family="Consolas" style:font-family-asian="Consolas" style:font-family-complex="Consolas" fo:background-color="transparent" style:use-window-font-color="true"/>
    </style:style>
    <style:style style:name="T3283" style:family="text">
      <style:text-properties fo:font-size="10.50pt" fo:font-weight="normal" fo:font-family="Consolas" style:font-family-asian="Consolas" style:font-family-complex="Consolas" fo:background-color="transparent" fo:color="#2b91af"/>
    </style:style>
    <style:style style:name="T3284" style:family="text">
      <style:text-properties fo:font-size="10.50pt" fo:font-weight="normal" fo:font-family="Consolas" style:font-family-asian="Consolas" style:font-family-complex="Consolas" fo:background-color="transparent" style:use-window-font-color="true"/>
    </style:style>
    <style:style style:name="T3285" style:family="text">
      <style:text-properties fo:font-size="10.50pt" fo:font-weight="normal" fo:font-family="Consolas" style:font-family-asian="Consolas" style:font-family-complex="Consolas" fo:background-color="transparent" fo:color="#2b91af"/>
    </style:style>
    <style:style style:name="T3286" style:family="text">
      <style:text-properties fo:font-size="10.50pt" fo:font-weight="normal" fo:font-family="Consolas" style:font-family-asian="Consolas" style:font-family-complex="Consolas" fo:background-color="transparent" style:use-window-font-color="true"/>
    </style:style>
    <style:style style:name="T3287" style:family="text">
      <style:text-properties fo:font-size="10.50pt" fo:font-weight="normal" fo:font-family="Consolas" style:font-family-asian="Consolas" style:font-family-complex="Consolas" fo:background-color="transparent" fo:color="#2b91af"/>
    </style:style>
    <style:style style:name="T3288" style:family="text">
      <style:text-properties fo:font-size="10.50pt" fo:font-weight="normal" fo:font-family="Consolas" style:font-family-asian="Consolas" style:font-family-complex="Consolas" fo:background-color="transparent" style:use-window-font-color="true"/>
    </style:style>
    <style:style style:name="T3289" style:family="text">
      <style:text-properties fo:font-size="10.50pt" fo:font-weight="normal" fo:font-family="Consolas" style:font-family-asian="Consolas" style:font-family-complex="Consolas" fo:background-color="transparent" fo:color="#2b91af"/>
    </style:style>
    <style:style style:name="T3290" style:family="text">
      <style:text-properties fo:font-size="10.50pt" fo:font-weight="normal" fo:font-family="Consolas" style:font-family-asian="Consolas" style:font-family-complex="Consolas" fo:background-color="transparent" style:use-window-font-color="true"/>
    </style:style>
    <style:style style:name="T3291" style:family="text">
      <style:text-properties fo:font-size="10.50pt" fo:font-weight="normal" fo:font-family="Consolas" style:font-family-asian="Consolas" style:font-family-complex="Consolas" fo:background-color="transparent" fo:color="#2b91af"/>
    </style:style>
    <style:style style:name="T3292" style:family="text">
      <style:text-properties fo:font-size="10.50pt" fo:font-weight="normal" fo:font-family="Consolas" style:font-family-asian="Consolas" style:font-family-complex="Consolas" fo:background-color="transparent" style:use-window-font-color="true"/>
    </style:style>
    <style:style style:name="T3293" style:family="text">
      <style:text-properties fo:font-size="10.50pt" fo:font-weight="normal" fo:font-family="Consolas" style:font-family-asian="Consolas" style:font-family-complex="Consolas" fo:background-color="transparent" fo:color="#2b91af"/>
    </style:style>
    <style:style style:name="T3294" style:family="text">
      <style:text-properties fo:font-size="10.50pt" fo:font-weight="normal" fo:font-family="Consolas" style:font-family-asian="Consolas" style:font-family-complex="Consolas" fo:background-color="transparent" style:use-window-font-color="true"/>
    </style:style>
    <style:style style:name="T3295" style:family="text">
      <style:text-properties fo:font-size="10.50pt" fo:font-weight="normal" fo:font-family="Consolas" style:font-family-asian="Consolas" style:font-family-complex="Consolas" fo:background-color="transparent" fo:color="#2b91af"/>
    </style:style>
    <style:style style:name="T3296" style:family="text">
      <style:text-properties fo:font-size="10.50pt" fo:font-weight="normal" fo:font-family="Consolas" style:font-family-asian="Consolas" style:font-family-complex="Consolas" fo:background-color="transparent" style:use-window-font-color="true"/>
    </style:style>
    <style:style style:name="T3297" style:family="text">
      <style:text-properties fo:font-size="10.50pt" fo:font-weight="normal" fo:font-family="Consolas" style:font-family-asian="Consolas" style:font-family-complex="Consolas" fo:background-color="transparent" fo:color="#2b91af"/>
    </style:style>
    <style:style style:name="T3298" style:family="text">
      <style:text-properties fo:font-size="10.50pt" fo:font-weight="normal" fo:font-family="Consolas" style:font-family-asian="Consolas" style:font-family-complex="Consolas" fo:background-color="transparent" style:use-window-font-color="true"/>
    </style:style>
    <style:style style:name="T3299" style:family="text">
      <style:text-properties fo:font-size="10.50pt" fo:font-weight="normal" fo:font-family="Consolas" style:font-family-asian="Consolas" style:font-family-complex="Consolas" fo:background-color="transparent" fo:color="#2b91af"/>
    </style:style>
    <style:style style:name="T3300" style:family="text">
      <style:text-properties fo:font-size="10.50pt" fo:font-weight="normal" fo:font-family="Consolas" style:font-family-asian="Consolas" style:font-family-complex="Consolas" fo:background-color="transparent" style:use-window-font-color="true"/>
    </style:style>
    <style:style style:name="T3301" style:family="text">
      <style:text-properties fo:font-size="10.50pt" fo:font-weight="normal" fo:font-family="Consolas" style:font-family-asian="Consolas" style:font-family-complex="Consolas" fo:background-color="transparent" fo:color="#2b91af"/>
    </style:style>
    <style:style style:name="T3302" style:family="text">
      <style:text-properties fo:font-size="10.50pt" fo:font-weight="normal" fo:font-family="Consolas" style:font-family-asian="Consolas" style:font-family-complex="Consolas" fo:background-color="transparent" style:use-window-font-color="true"/>
    </style:style>
    <style:style style:name="T3303" style:family="text">
      <style:text-properties fo:font-size="10.50pt" fo:font-weight="normal" fo:font-family="Consolas" style:font-family-asian="Consolas" style:font-family-complex="Consolas" fo:background-color="transparent" fo:color="#2b91af"/>
    </style:style>
    <style:style style:name="T3304" style:family="text">
      <style:text-properties fo:font-size="10.50pt" fo:font-weight="normal" fo:font-family="Consolas" style:font-family-asian="Consolas" style:font-family-complex="Consolas" fo:background-color="transparent" style:use-window-font-color="true"/>
    </style:style>
    <style:style style:name="T3305" style:family="text">
      <style:text-properties fo:font-size="10.50pt" fo:font-weight="normal" fo:font-family="Consolas" style:font-family-asian="Consolas" style:font-family-complex="Consolas" fo:background-color="transparent" fo:color="#2b91af"/>
    </style:style>
    <style:style style:name="T3306" style:family="text">
      <style:text-properties fo:font-size="10.50pt" fo:font-weight="normal" fo:font-family="Consolas" style:font-family-asian="Consolas" style:font-family-complex="Consolas" fo:background-color="transparent" style:use-window-font-color="true"/>
    </style:style>
    <style:style style:name="T3307" style:family="text">
      <style:text-properties fo:font-size="10.50pt" fo:font-weight="normal" fo:font-family="Consolas" style:font-family-asian="Consolas" style:font-family-complex="Consolas" fo:background-color="transparent" fo:color="#2b91af"/>
    </style:style>
    <style:style style:name="T3308" style:family="text">
      <style:text-properties fo:font-size="10.50pt" fo:font-weight="normal" fo:font-family="Consolas" style:font-family-asian="Consolas" style:font-family-complex="Consolas" fo:background-color="transparent" style:use-window-font-color="true"/>
    </style:style>
    <style:style style:name="T3309" style:family="text">
      <style:text-properties fo:font-size="10.50pt" fo:font-weight="normal" fo:font-family="Consolas" style:font-family-asian="Consolas" style:font-family-complex="Consolas" fo:background-color="transparent" fo:color="#2b91af"/>
    </style:style>
    <style:style style:name="T3310" style:family="text">
      <style:text-properties fo:font-size="10.50pt" fo:font-weight="normal" fo:font-family="Consolas" style:font-family-asian="Consolas" style:font-family-complex="Consolas" fo:background-color="transparent" style:use-window-font-color="true"/>
    </style:style>
    <style:style style:name="T3311" style:family="text">
      <style:text-properties fo:font-size="10.50pt" fo:font-weight="normal" fo:font-family="Consolas" style:font-family-asian="Consolas" style:font-family-complex="Consolas" fo:background-color="transparent" fo:color="#2b91af"/>
    </style:style>
    <style:style style:name="T3312" style:family="text">
      <style:text-properties fo:font-size="10.50pt" fo:font-weight="normal" fo:font-family="Consolas" style:font-family-asian="Consolas" style:font-family-complex="Consolas" fo:background-color="transparent" style:use-window-font-color="true"/>
    </style:style>
    <style:style style:name="T3313" style:family="text">
      <style:text-properties fo:font-size="10.50pt" fo:font-weight="normal" fo:font-family="Consolas" style:font-family-asian="Consolas" style:font-family-complex="Consolas" fo:background-color="transparent" fo:color="#2b91af"/>
    </style:style>
    <style:style style:name="T3314" style:family="text">
      <style:text-properties fo:font-size="10.50pt" fo:font-weight="normal" fo:font-family="Consolas" style:font-family-asian="Consolas" style:font-family-complex="Consolas" fo:background-color="transparent" style:use-window-font-color="true"/>
    </style:style>
    <style:style style:name="T3315" style:family="text">
      <style:text-properties fo:font-size="10.50pt" fo:font-weight="normal" fo:font-family="Consolas" style:font-family-asian="Consolas" style:font-family-complex="Consolas" fo:background-color="transparent" fo:color="#2b91af"/>
    </style:style>
    <style:style style:name="T3316" style:family="text">
      <style:text-properties fo:font-size="10.50pt" fo:font-weight="normal" fo:font-family="Consolas" style:font-family-asian="Consolas" style:font-family-complex="Consolas" fo:background-color="transparent" style:use-window-font-color="true"/>
    </style:style>
    <style:style style:name="T3317" style:family="text">
      <style:text-properties fo:font-size="10.50pt" fo:font-weight="normal" fo:font-family="Consolas" style:font-family-asian="Consolas" style:font-family-complex="Consolas" fo:background-color="transparent" fo:color="#0000ff"/>
    </style:style>
    <style:style style:name="T3318" style:family="text">
      <style:text-properties fo:font-size="10.50pt" fo:font-weight="normal" fo:font-family="Consolas" style:font-family-asian="Consolas" style:font-family-complex="Consolas" fo:background-color="transparent" style:use-window-font-color="true"/>
    </style:style>
    <style:style style:name="T3319" style:family="text">
      <style:text-properties fo:font-size="10.50pt" fo:font-weight="normal" fo:font-family="Consolas" style:font-family-asian="Consolas" style:font-family-complex="Consolas" fo:background-color="transparent" fo:color="#0000ff"/>
    </style:style>
    <style:style style:name="T3320" style:family="text">
      <style:text-properties fo:font-size="10.50pt" fo:font-weight="normal" fo:font-family="Consolas" style:font-family-asian="Consolas" style:font-family-complex="Consolas" fo:background-color="transparent" style:use-window-font-color="true"/>
    </style:style>
    <style:style style:name="T3321" style:family="text">
      <style:text-properties fo:font-size="10.50pt" fo:font-weight="normal" fo:font-family="Consolas" style:font-family-asian="Consolas" style:font-family-complex="Consolas" fo:background-color="transparent" fo:color="#2b91af"/>
    </style:style>
    <style:style style:name="T3322" style:family="text">
      <style:text-properties fo:font-size="10.50pt" fo:font-weight="normal" fo:font-family="Consolas" style:font-family-asian="Consolas" style:font-family-complex="Consolas" fo:background-color="transparent" style:use-window-font-color="true"/>
    </style:style>
    <style:style style:name="T3323" style:family="text">
      <style:text-properties fo:font-size="10.50pt" fo:font-weight="normal" fo:font-family="Consolas" style:font-family-asian="Consolas" style:font-family-complex="Consolas" fo:background-color="transparent" fo:color="#0000ff"/>
    </style:style>
    <style:style style:name="T3324" style:family="text">
      <style:text-properties fo:font-size="10.50pt" fo:font-weight="normal" fo:font-family="Consolas" style:font-family-asian="Consolas" style:font-family-complex="Consolas" fo:background-color="transparent" style:use-window-font-color="true"/>
    </style:style>
    <style:style style:name="T3325" style:family="text">
      <style:text-properties fo:font-size="10.50pt" fo:font-weight="normal" fo:font-family="Consolas" style:font-family-asian="Consolas" style:font-family-complex="Consolas" fo:background-color="transparent" fo:color="#a31515"/>
    </style:style>
    <style:style style:name="T3326" style:family="text">
      <style:text-properties fo:font-size="10.50pt" fo:font-weight="normal" fo:font-family="Consolas" style:font-family-asian="Consolas" style:font-family-complex="Consolas" fo:background-color="transparent" style:use-window-font-color="true"/>
    </style:style>
    <style:style style:name="T3327" style:family="text">
      <style:text-properties fo:font-size="10.50pt" fo:font-weight="normal" fo:font-family="Consolas" style:font-family-asian="Consolas" style:font-family-complex="Consolas" fo:background-color="transparent" fo:color="#0000ff"/>
    </style:style>
    <style:style style:name="T3328" style:family="text">
      <style:text-properties fo:font-size="10.50pt" fo:font-weight="normal" fo:font-family="Consolas" style:font-family-asian="Consolas" style:font-family-complex="Consolas" fo:background-color="transparent" style:use-window-font-color="true"/>
    </style:style>
    <style:style style:name="T3329" style:family="text">
      <style:text-properties fo:font-size="10.50pt" fo:font-weight="normal" fo:font-family="Consolas" style:font-family-asian="Consolas" style:font-family-complex="Consolas" fo:background-color="transparent" fo:color="#a31515"/>
    </style:style>
    <style:style style:name="T3330" style:family="text">
      <style:text-properties fo:font-size="10.50pt" fo:font-weight="normal" fo:font-family="Consolas" style:font-family-asian="Consolas" style:font-family-complex="Consolas" fo:background-color="transparent" style:use-window-font-color="true"/>
    </style:style>
    <style:style style:name="T3331" style:family="text">
      <style:text-properties fo:font-size="10.50pt" fo:font-weight="normal" fo:font-family="Consolas" style:font-family-asian="Consolas" style:font-family-complex="Consolas" fo:background-color="transparent" fo:color="#0000ff"/>
    </style:style>
    <style:style style:name="T3332" style:family="text">
      <style:text-properties fo:font-size="10.50pt" fo:font-weight="normal" fo:font-family="Consolas" style:font-family-asian="Consolas" style:font-family-complex="Consolas" fo:background-color="transparent" style:use-window-font-color="true"/>
    </style:style>
    <style:style style:name="T3333" style:family="text">
      <style:text-properties fo:font-size="10.50pt" fo:font-weight="normal" fo:font-family="Consolas" style:font-family-asian="Consolas" style:font-family-complex="Consolas" fo:background-color="transparent" fo:color="#0000ff"/>
    </style:style>
    <style:style style:name="T3334" style:family="text">
      <style:text-properties fo:font-size="10.50pt" fo:font-weight="normal" fo:font-family="Consolas" style:font-family-asian="Consolas" style:font-family-complex="Consolas" fo:background-color="transparent" style:use-window-font-color="true"/>
    </style:style>
    <style:style style:name="T3335" style:family="text">
      <style:text-properties fo:font-size="10.50pt" fo:font-weight="normal" fo:font-family="Consolas" style:font-family-asian="Consolas" style:font-family-complex="Consolas" fo:background-color="transparent" fo:color="#008000"/>
    </style:style>
    <style:style style:name="T3336" style:family="text">
      <style:text-properties fo:font-size="10.50pt" fo:font-weight="normal" fo:font-family="Consolas" style:font-family-asian="Consolas" style:font-family-complex="Consolas" fo:background-color="transparent" style:use-window-font-color="true"/>
    </style:style>
    <style:style style:name="T3337" style:family="text">
      <style:text-properties fo:font-size="10.50pt" fo:font-weight="normal" fo:font-family="Consolas" style:font-family-asian="Consolas" style:font-family-complex="Consolas" fo:background-color="transparent" fo:color="#0000ff"/>
    </style:style>
    <style:style style:name="T3338" style:family="text">
      <style:text-properties fo:font-size="10.50pt" fo:font-weight="normal" fo:font-family="Consolas" style:font-family-asian="Consolas" style:font-family-complex="Consolas" fo:background-color="transparent" style:use-window-font-color="true"/>
    </style:style>
    <style:style style:name="T3339" style:family="text">
      <style:text-properties fo:font-size="10.50pt" fo:font-weight="normal" fo:font-family="Consolas" style:font-family-asian="Consolas" style:font-family-complex="Consolas" fo:background-color="transparent" fo:color="#0000ff"/>
    </style:style>
    <style:style style:name="T3340" style:family="text">
      <style:text-properties fo:font-size="10.50pt" fo:font-weight="normal" fo:font-family="Consolas" style:font-family-asian="Consolas" style:font-family-complex="Consolas" fo:background-color="transparent" style:use-window-font-color="true"/>
    </style:style>
    <style:style style:name="T3341" style:family="text">
      <style:text-properties fo:font-size="10.50pt" fo:font-weight="normal" fo:font-family="Consolas" style:font-family-asian="Consolas" style:font-family-complex="Consolas" fo:background-color="transparent" fo:color="#0000ff"/>
    </style:style>
    <style:style style:name="T3342" style:family="text">
      <style:text-properties fo:font-size="10.50pt" fo:font-weight="normal" fo:font-family="Consolas" style:font-family-asian="Consolas" style:font-family-complex="Consolas" fo:background-color="transparent" style:use-window-font-color="true"/>
    </style:style>
    <style:style style:name="T3343" style:family="text">
      <style:text-properties fo:font-size="10.50pt" fo:font-weight="normal" fo:font-family="Consolas" style:font-family-asian="Consolas" style:font-family-complex="Consolas" fo:background-color="transparent" fo:color="#0000ff"/>
    </style:style>
    <style:style style:name="T3344" style:family="text">
      <style:text-properties fo:font-size="10.50pt" fo:font-weight="normal" fo:font-family="Consolas" style:font-family-asian="Consolas" style:font-family-complex="Consolas" fo:background-color="transparent" style:use-window-font-color="true"/>
    </style:style>
    <style:style style:name="T3345" style:family="text">
      <style:text-properties fo:font-size="10.50pt" fo:font-weight="normal" fo:font-family="Consolas" style:font-family-asian="Consolas" style:font-family-complex="Consolas" fo:background-color="transparent" fo:color="#2b91af"/>
    </style:style>
    <style:style style:name="T3346" style:family="text">
      <style:text-properties fo:font-size="10.50pt" fo:font-weight="normal" fo:font-family="Consolas" style:font-family-asian="Consolas" style:font-family-complex="Consolas" fo:background-color="transparent" style:use-window-font-color="true"/>
    </style:style>
    <style:style style:name="T3347" style:family="text">
      <style:text-properties fo:font-size="10.50pt" fo:font-weight="normal" fo:font-family="Consolas" style:font-family-asian="Consolas" style:font-family-complex="Consolas" fo:background-color="transparent" fo:color="#2b91af"/>
    </style:style>
    <style:style style:name="T3348" style:family="text">
      <style:text-properties fo:font-size="10.50pt" fo:font-weight="normal" fo:font-family="Consolas" style:font-family-asian="Consolas" style:font-family-complex="Consolas" fo:background-color="transparent" style:use-window-font-color="true"/>
    </style:style>
    <style:style style:name="T3349" style:family="text">
      <style:text-properties fo:font-size="10.50pt" fo:font-weight="normal" fo:font-family="Consolas" style:font-family-asian="Consolas" style:font-family-complex="Consolas" fo:background-color="transparent" fo:color="#0000ff"/>
    </style:style>
    <style:style style:name="T3350" style:family="text">
      <style:text-properties fo:font-size="10.50pt" fo:font-weight="normal" fo:font-family="Consolas" style:font-family-asian="Consolas" style:font-family-complex="Consolas" fo:background-color="transparent" style:use-window-font-color="true"/>
    </style:style>
    <style:style style:name="T3351" style:family="text">
      <style:text-properties fo:font-size="10.50pt" fo:font-weight="normal" fo:font-family="Consolas" style:font-family-asian="Consolas" style:font-family-complex="Consolas" fo:background-color="transparent" fo:color="#2b91af"/>
    </style:style>
    <style:style style:name="T3352" style:family="text">
      <style:text-properties fo:font-size="10.50pt" fo:font-weight="normal" fo:font-family="Consolas" style:font-family-asian="Consolas" style:font-family-complex="Consolas" fo:background-color="transparent" style:use-window-font-color="true"/>
    </style:style>
    <style:style style:name="T3353" style:family="text">
      <style:text-properties fo:font-size="10.50pt" fo:font-weight="normal" fo:font-family="Consolas" style:font-family-asian="Consolas" style:font-family-complex="Consolas" fo:background-color="transparent" fo:color="#2b91af"/>
    </style:style>
    <style:style style:name="T3354" style:family="text">
      <style:text-properties fo:font-size="10.50pt" fo:font-weight="normal" fo:font-family="Consolas" style:font-family-asian="Consolas" style:font-family-complex="Consolas" fo:background-color="transparent" style:use-window-font-color="true"/>
    </style:style>
    <style:style style:name="T3355" style:family="text">
      <style:text-properties fo:font-size="10.50pt" fo:font-weight="normal" fo:font-family="Consolas" style:font-family-asian="Consolas" style:font-family-complex="Consolas" fo:background-color="transparent" fo:color="#0000ff"/>
    </style:style>
    <style:style style:name="T3356" style:family="text">
      <style:text-properties fo:font-size="10.50pt" fo:font-weight="normal" fo:font-family="Consolas" style:font-family-asian="Consolas" style:font-family-complex="Consolas" fo:background-color="transparent" style:use-window-font-color="true"/>
    </style:style>
    <style:style style:name="T3357" style:family="text">
      <style:text-properties fo:font-size="10.50pt" fo:font-weight="normal" fo:font-family="Consolas" style:font-family-asian="Consolas" style:font-family-complex="Consolas" fo:background-color="transparent" fo:color="#2b91af"/>
    </style:style>
    <style:style style:name="T3358" style:family="text">
      <style:text-properties fo:font-size="10.50pt" fo:font-weight="normal" fo:font-family="Consolas" style:font-family-asian="Consolas" style:font-family-complex="Consolas" fo:background-color="transparent" style:use-window-font-color="true"/>
    </style:style>
    <style:style style:name="T3359" style:family="text">
      <style:text-properties fo:font-size="10.50pt" fo:font-weight="normal" fo:font-family="Consolas" style:font-family-asian="Consolas" style:font-family-complex="Consolas" fo:background-color="transparent" fo:color="#0000ff"/>
    </style:style>
    <style:style style:name="T3360" style:family="text">
      <style:text-properties fo:font-size="10.50pt" fo:font-weight="normal" fo:font-family="Consolas" style:font-family-asian="Consolas" style:font-family-complex="Consolas" fo:background-color="transparent" style:use-window-font-color="true"/>
    </style:style>
    <style:style style:name="T3361" style:family="text">
      <style:text-properties fo:font-size="10.50pt" fo:font-weight="normal" fo:font-family="Consolas" style:font-family-asian="Consolas" style:font-family-complex="Consolas" fo:background-color="transparent" fo:color="#2b91af"/>
    </style:style>
    <style:style style:name="T3362" style:family="text">
      <style:text-properties fo:font-size="10.50pt" fo:font-weight="normal" fo:font-family="Consolas" style:font-family-asian="Consolas" style:font-family-complex="Consolas" fo:background-color="transparent" style:use-window-font-color="true"/>
    </style:style>
    <style:style style:name="T3363" style:family="text">
      <style:text-properties fo:font-size="10.50pt" fo:font-weight="normal" fo:font-family="Consolas" style:font-family-asian="Consolas" style:font-family-complex="Consolas" fo:background-color="transparent" fo:color="#2b91af"/>
    </style:style>
    <style:style style:name="T3364" style:family="text">
      <style:text-properties fo:font-size="10.50pt" fo:font-weight="normal" fo:font-family="Consolas" style:font-family-asian="Consolas" style:font-family-complex="Consolas" fo:background-color="transparent" style:use-window-font-color="true"/>
    </style:style>
    <style:style style:name="T3365" style:family="text">
      <style:text-properties fo:font-size="10.50pt" fo:font-weight="normal" fo:font-family="Consolas" style:font-family-asian="Consolas" style:font-family-complex="Consolas" fo:background-color="transparent" fo:color="#2b91af"/>
    </style:style>
    <style:style style:name="T3366" style:family="text">
      <style:text-properties fo:font-size="10.50pt" fo:font-weight="normal" fo:font-family="Consolas" style:font-family-asian="Consolas" style:font-family-complex="Consolas" fo:background-color="transparent" style:use-window-font-color="true"/>
    </style:style>
    <style:style style:name="T3367" style:family="text">
      <style:text-properties fo:font-size="10.50pt" fo:font-weight="normal" fo:font-family="Consolas" style:font-family-asian="Consolas" style:font-family-complex="Consolas" fo:background-color="transparent" fo:color="#0000ff"/>
    </style:style>
    <style:style style:name="T3368" style:family="text">
      <style:text-properties fo:font-size="10.50pt" fo:font-weight="normal" fo:font-family="Consolas" style:font-family-asian="Consolas" style:font-family-complex="Consolas" fo:background-color="transparent" style:use-window-font-color="true"/>
    </style:style>
    <style:style style:name="T3369" style:family="text">
      <style:text-properties fo:font-size="10.50pt" fo:font-weight="normal" fo:font-family="Consolas" style:font-family-asian="Consolas" style:font-family-complex="Consolas" fo:background-color="transparent" fo:color="#2b91af"/>
    </style:style>
    <style:style style:name="T3370" style:family="text">
      <style:text-properties fo:font-size="10.50pt" fo:font-weight="normal" fo:font-family="Consolas" style:font-family-asian="Consolas" style:font-family-complex="Consolas" fo:background-color="transparent" style:use-window-font-color="true"/>
    </style:style>
    <style:style style:name="T3371" style:family="text">
      <style:text-properties fo:font-size="10.50pt" fo:font-weight="normal" fo:font-family="Consolas" style:font-family-asian="Consolas" style:font-family-complex="Consolas" fo:background-color="transparent" fo:color="#0000ff"/>
    </style:style>
    <style:style style:name="T3372" style:family="text">
      <style:text-properties fo:font-size="10.50pt" fo:font-weight="normal" fo:font-family="Consolas" style:font-family-asian="Consolas" style:font-family-complex="Consolas" fo:background-color="transparent" style:use-window-font-color="true"/>
    </style:style>
    <style:style style:name="T3373" style:family="text">
      <style:text-properties fo:font-size="10.50pt" fo:font-weight="normal" fo:font-family="Consolas" style:font-family-asian="Consolas" style:font-family-complex="Consolas" fo:background-color="transparent" fo:color="#2b91af"/>
    </style:style>
    <style:style style:name="T3374" style:family="text">
      <style:text-properties fo:font-size="10.50pt" fo:font-weight="normal" fo:font-family="Consolas" style:font-family-asian="Consolas" style:font-family-complex="Consolas" fo:background-color="transparent" style:use-window-font-color="true"/>
    </style:style>
    <style:style style:name="T3375" style:family="text">
      <style:text-properties fo:font-size="10.50pt" fo:font-weight="normal" fo:font-family="Consolas" style:font-family-asian="Consolas" style:font-family-complex="Consolas" fo:background-color="transparent" fo:color="#0000ff"/>
    </style:style>
    <style:style style:name="T3376" style:family="text">
      <style:text-properties fo:font-size="10.50pt" fo:font-weight="normal" fo:font-family="Consolas" style:font-family-asian="Consolas" style:font-family-complex="Consolas" fo:background-color="transparent" style:use-window-font-color="true"/>
    </style:style>
    <style:style style:name="T3377" style:family="text">
      <style:text-properties fo:font-size="10.50pt" fo:font-weight="normal" fo:font-family="Consolas" style:font-family-asian="Consolas" style:font-family-complex="Consolas" fo:background-color="transparent" fo:color="#2b91af"/>
    </style:style>
    <style:style style:name="T3378" style:family="text">
      <style:text-properties fo:font-size="10.50pt" fo:font-weight="normal" fo:font-family="Consolas" style:font-family-asian="Consolas" style:font-family-complex="Consolas" fo:background-color="transparent" style:use-window-font-color="true"/>
    </style:style>
    <style:style style:name="T3379" style:family="text">
      <style:text-properties fo:font-size="10.50pt" fo:font-weight="normal" fo:font-family="Consolas" style:font-family-asian="Consolas" style:font-family-complex="Consolas" fo:background-color="transparent" fo:color="#0000ff"/>
    </style:style>
    <style:style style:name="T3380" style:family="text">
      <style:text-properties fo:font-size="10.50pt" fo:font-weight="normal" fo:font-family="Consolas" style:font-family-asian="Consolas" style:font-family-complex="Consolas" fo:background-color="transparent" style:use-window-font-color="true"/>
    </style:style>
    <style:style style:name="T3381" style:family="text">
      <style:text-properties fo:font-size="10.50pt" fo:font-weight="normal" fo:font-family="Consolas" style:font-family-asian="Consolas" style:font-family-complex="Consolas" fo:background-color="transparent" fo:color="#0000ff"/>
    </style:style>
    <style:style style:name="T3382" style:family="text">
      <style:text-properties fo:font-size="10.50pt" fo:font-weight="normal" fo:font-family="Consolas" style:font-family-asian="Consolas" style:font-family-complex="Consolas" fo:background-color="transparent" style:use-window-font-color="true"/>
    </style:style>
    <style:style style:name="T3383" style:family="text">
      <style:text-properties fo:font-size="10.50pt" fo:font-weight="normal" fo:font-family="Consolas" style:font-family-asian="Consolas" style:font-family-complex="Consolas" fo:background-color="transparent" fo:color="#0000ff"/>
    </style:style>
    <style:style style:name="T3384" style:family="text">
      <style:text-properties fo:font-size="10.50pt" fo:font-weight="normal" fo:font-family="Consolas" style:font-family-asian="Consolas" style:font-family-complex="Consolas" fo:background-color="transparent" style:use-window-font-color="true"/>
    </style:style>
    <style:style style:name="T3385" style:family="text">
      <style:text-properties fo:font-size="10.50pt" fo:font-weight="normal" fo:font-family="Consolas" style:font-family-asian="Consolas" style:font-family-complex="Consolas" fo:background-color="transparent" fo:color="#0000ff"/>
    </style:style>
    <style:style style:name="T3386" style:family="text">
      <style:text-properties fo:font-size="10.50pt" fo:font-weight="normal" fo:font-family="Consolas" style:font-family-asian="Consolas" style:font-family-complex="Consolas" fo:background-color="transparent" style:use-window-font-color="true"/>
    </style:style>
    <style:style style:name="T3387" style:family="text">
      <style:text-properties fo:font-size="10.50pt" fo:font-weight="normal" fo:font-family="Consolas" style:font-family-asian="Consolas" style:font-family-complex="Consolas" fo:background-color="transparent" fo:color="#2b91af"/>
    </style:style>
    <style:style style:name="T3388" style:family="text">
      <style:text-properties fo:font-size="10.50pt" fo:font-weight="normal" fo:font-family="Consolas" style:font-family-asian="Consolas" style:font-family-complex="Consolas" fo:background-color="transparent" style:use-window-font-color="true"/>
    </style:style>
    <style:style style:name="T3389" style:family="text">
      <style:text-properties fo:font-size="10.50pt" fo:font-weight="normal" fo:font-family="Consolas" style:font-family-asian="Consolas" style:font-family-complex="Consolas" fo:background-color="transparent" fo:color="#0000ff"/>
    </style:style>
    <style:style style:name="T3390" style:family="text">
      <style:text-properties fo:font-size="10.50pt" fo:font-weight="normal" fo:font-family="Consolas" style:font-family-asian="Consolas" style:font-family-complex="Consolas" fo:background-color="transparent" style:use-window-font-color="true"/>
    </style:style>
    <style:style style:name="T3391" style:family="text">
      <style:text-properties fo:font-size="10.50pt" fo:font-weight="normal" fo:font-family="Consolas" style:font-family-asian="Consolas" style:font-family-complex="Consolas" fo:background-color="transparent" fo:color="#008000"/>
    </style:style>
    <style:style style:name="T3392" style:family="text">
      <style:text-properties fo:font-size="10.50pt" fo:font-weight="normal" fo:font-family="Consolas" style:font-family-asian="Consolas" style:font-family-complex="Consolas" fo:background-color="transparent" style:use-window-font-color="true"/>
    </style:style>
    <style:style style:name="T3393" style:family="text">
      <style:text-properties fo:font-size="10.50pt" fo:font-weight="normal" fo:font-family="Consolas" style:font-family-asian="Consolas" style:font-family-complex="Consolas" fo:background-color="transparent" fo:color="#0000ff"/>
    </style:style>
    <style:style style:name="T3394" style:family="text">
      <style:text-properties fo:font-size="10.50pt" fo:font-weight="normal" fo:font-family="Consolas" style:font-family-asian="Consolas" style:font-family-complex="Consolas" fo:background-color="transparent" style:use-window-font-color="true"/>
    </style:style>
    <style:style style:name="T3395" style:family="text">
      <style:text-properties fo:font-size="10.50pt" fo:font-weight="normal" fo:font-family="Consolas" style:font-family-asian="Consolas" style:font-family-complex="Consolas" fo:background-color="transparent" fo:color="#0000ff"/>
    </style:style>
    <style:style style:name="T3396" style:family="text">
      <style:text-properties fo:font-size="10.50pt" fo:font-weight="normal" fo:font-family="Consolas" style:font-family-asian="Consolas" style:font-family-complex="Consolas" fo:background-color="transparent" style:use-window-font-color="true"/>
    </style:style>
    <style:style style:name="T3397" style:family="text">
      <style:text-properties fo:font-size="10.50pt" fo:font-weight="normal" fo:font-family="Consolas" style:font-family-asian="Consolas" style:font-family-complex="Consolas" fo:background-color="transparent" fo:color="#0000ff"/>
    </style:style>
    <style:style style:name="T3398" style:family="text">
      <style:text-properties fo:font-size="10.50pt" fo:font-weight="normal" fo:font-family="Consolas" style:font-family-asian="Consolas" style:font-family-complex="Consolas" fo:background-color="transparent" style:use-window-font-color="true"/>
    </style:style>
    <style:style style:name="T3399" style:family="text">
      <style:text-properties fo:font-size="10.50pt" fo:font-weight="normal" fo:font-family="Consolas" style:font-family-asian="Consolas" style:font-family-complex="Consolas" fo:background-color="transparent" fo:color="#008000"/>
    </style:style>
    <style:style style:name="T3400" style:family="text">
      <style:text-properties fo:font-size="10.50pt" fo:font-weight="normal" fo:font-family="Consolas" style:font-family-asian="Consolas" style:font-family-complex="Consolas" fo:background-color="transparent" style:use-window-font-color="true"/>
    </style:style>
    <style:style style:name="T3401" style:family="text">
      <style:text-properties fo:font-size="10.50pt" fo:font-weight="normal" fo:font-family="Consolas" style:font-family-asian="Consolas" style:font-family-complex="Consolas" fo:background-color="transparent" fo:color="#0000ff"/>
    </style:style>
    <style:style style:name="T3402" style:family="text">
      <style:text-properties fo:font-size="10.50pt" fo:font-weight="normal" fo:font-family="Consolas" style:font-family-asian="Consolas" style:font-family-complex="Consolas" fo:background-color="transparent" style:use-window-font-color="true"/>
    </style:style>
    <style:style style:name="T3403" style:family="text">
      <style:text-properties fo:font-size="10.50pt" fo:font-weight="normal" fo:font-family="Consolas" style:font-family-asian="Consolas" style:font-family-complex="Consolas" fo:background-color="transparent" fo:color="#2b91af"/>
    </style:style>
    <style:style style:name="T3404" style:family="text">
      <style:text-properties fo:font-size="10.50pt" fo:font-weight="normal" fo:font-family="Consolas" style:font-family-asian="Consolas" style:font-family-complex="Consolas" fo:background-color="transparent" style:use-window-font-color="true"/>
    </style:style>
    <style:style style:name="T3405" style:family="text">
      <style:text-properties fo:font-size="10.50pt" fo:font-weight="normal" fo:font-family="Consolas" style:font-family-asian="Consolas" style:font-family-complex="Consolas" fo:background-color="transparent" fo:color="#2b91af"/>
    </style:style>
    <style:style style:name="T3406" style:family="text">
      <style:text-properties fo:font-size="10.50pt" fo:font-weight="normal" fo:font-family="Consolas" style:font-family-asian="Consolas" style:font-family-complex="Consolas" fo:background-color="transparent" style:use-window-font-color="true"/>
    </style:style>
    <style:style style:name="T3407" style:family="text">
      <style:text-properties fo:font-size="10.50pt" fo:font-weight="normal" fo:font-family="Consolas" style:font-family-asian="Consolas" style:font-family-complex="Consolas" fo:background-color="transparent" fo:color="#a31515"/>
    </style:style>
    <style:style style:name="T3408" style:family="text">
      <style:text-properties fo:font-size="10.50pt" fo:font-weight="normal" fo:font-family="Consolas" style:font-family-asian="Consolas" style:font-family-complex="Consolas" fo:background-color="transparent" style:use-window-font-color="true"/>
    </style:style>
    <style:style style:name="T3409" style:family="text">
      <style:text-properties fo:font-size="10.50pt" fo:font-weight="normal" fo:font-family="Consolas" style:font-family-asian="Consolas" style:font-family-complex="Consolas" fo:background-color="transparent" fo:color="#2b91af"/>
    </style:style>
    <style:style style:name="T3410" style:family="text">
      <style:text-properties fo:font-size="10.50pt" fo:font-weight="normal" fo:font-family="Consolas" style:font-family-asian="Consolas" style:font-family-complex="Consolas" fo:background-color="transparent" style:use-window-font-color="true"/>
    </style:style>
    <style:style style:name="T3411" style:family="text">
      <style:text-properties fo:font-size="10.50pt" fo:font-weight="normal" fo:font-family="Consolas" style:font-family-asian="Consolas" style:font-family-complex="Consolas" fo:background-color="transparent" fo:color="#a31515"/>
    </style:style>
    <style:style style:name="T3412" style:family="text">
      <style:text-properties fo:font-size="10.50pt" fo:font-weight="normal" fo:font-family="Consolas" style:font-family-asian="Consolas" style:font-family-complex="Consolas" fo:background-color="transparent" style:use-window-font-color="true"/>
    </style:style>
    <style:style style:name="T3413" style:family="text">
      <style:text-properties fo:font-size="10.50pt" fo:font-weight="normal" fo:font-family="Consolas" style:font-family-asian="Consolas" style:font-family-complex="Consolas" fo:background-color="transparent" fo:color="#2b91af"/>
    </style:style>
    <style:style style:name="T3414" style:family="text">
      <style:text-properties fo:font-size="10.50pt" fo:font-weight="normal" fo:font-family="Consolas" style:font-family-asian="Consolas" style:font-family-complex="Consolas" fo:background-color="transparent" style:use-window-font-color="true"/>
    </style:style>
    <style:style style:name="T3415" style:family="text">
      <style:text-properties fo:font-size="10.50pt" fo:font-weight="normal" fo:font-family="Consolas" style:font-family-asian="Consolas" style:font-family-complex="Consolas" fo:background-color="transparent" fo:color="#a31515"/>
    </style:style>
    <style:style style:name="T3416" style:family="text">
      <style:text-properties fo:font-size="10.50pt" fo:font-weight="normal" fo:font-family="Consolas" style:font-family-asian="Consolas" style:font-family-complex="Consolas" fo:background-color="transparent" style:use-window-font-color="true"/>
    </style:style>
    <style:style style:name="T3417" style:family="text">
      <style:text-properties fo:font-size="10.50pt" fo:font-weight="normal" fo:font-family="Consolas" style:font-family-asian="Consolas" style:font-family-complex="Consolas" fo:background-color="transparent" fo:color="#2b91af"/>
    </style:style>
    <style:style style:name="T3418" style:family="text">
      <style:text-properties fo:font-size="10.50pt" fo:font-weight="normal" fo:font-family="Consolas" style:font-family-asian="Consolas" style:font-family-complex="Consolas" fo:background-color="transparent" style:use-window-font-color="true"/>
    </style:style>
    <style:style style:name="T3419" style:family="text">
      <style:text-properties fo:font-size="10.50pt" fo:font-weight="normal" fo:font-family="Consolas" style:font-family-asian="Consolas" style:font-family-complex="Consolas" fo:background-color="transparent" fo:color="#a31515"/>
    </style:style>
    <style:style style:name="T3420" style:family="text">
      <style:text-properties fo:font-size="10.50pt" fo:font-weight="normal" fo:font-family="Consolas" style:font-family-asian="Consolas" style:font-family-complex="Consolas" fo:background-color="transparent" style:use-window-font-color="true"/>
    </style:style>
    <style:style style:name="T3421" style:family="text">
      <style:text-properties fo:font-size="10.50pt" fo:font-weight="normal" fo:font-family="Consolas" style:font-family-asian="Consolas" style:font-family-complex="Consolas" fo:background-color="transparent" fo:color="#2b91af"/>
    </style:style>
    <style:style style:name="T3422" style:family="text">
      <style:text-properties fo:font-size="10.50pt" fo:font-weight="normal" fo:font-family="Consolas" style:font-family-asian="Consolas" style:font-family-complex="Consolas" fo:background-color="transparent" style:use-window-font-color="true"/>
    </style:style>
    <style:style style:name="T3423" style:family="text">
      <style:text-properties fo:font-size="10.50pt" fo:font-weight="normal" fo:font-family="Consolas" style:font-family-asian="Consolas" style:font-family-complex="Consolas" fo:background-color="transparent" fo:color="#a31515"/>
    </style:style>
    <style:style style:name="T3424" style:family="text">
      <style:text-properties fo:font-size="10.50pt" fo:font-weight="normal" fo:font-family="Consolas" style:font-family-asian="Consolas" style:font-family-complex="Consolas" fo:background-color="transparent" style:use-window-font-color="true"/>
    </style:style>
    <style:style style:name="T3425" style:family="text">
      <style:text-properties fo:font-size="10.50pt" fo:font-weight="normal" fo:font-family="Consolas" style:font-family-asian="Consolas" style:font-family-complex="Consolas" fo:background-color="transparent" fo:color="#2b91af"/>
    </style:style>
    <style:style style:name="T3426" style:family="text">
      <style:text-properties fo:font-size="10.50pt" fo:font-weight="normal" fo:font-family="Consolas" style:font-family-asian="Consolas" style:font-family-complex="Consolas" fo:background-color="transparent" style:use-window-font-color="true"/>
    </style:style>
    <style:style style:name="T3427" style:family="text">
      <style:text-properties fo:font-size="10.50pt" fo:font-weight="normal" fo:font-family="Consolas" style:font-family-asian="Consolas" style:font-family-complex="Consolas" fo:background-color="transparent" fo:color="#a31515"/>
    </style:style>
    <style:style style:name="T3428" style:family="text">
      <style:text-properties fo:font-size="10.50pt" fo:font-weight="normal" fo:font-family="Consolas" style:font-family-asian="Consolas" style:font-family-complex="Consolas" fo:background-color="transparent" style:use-window-font-color="true"/>
    </style:style>
    <style:style style:name="T3429" style:family="text">
      <style:text-properties fo:font-size="10.50pt" fo:font-weight="normal" fo:font-family="Consolas" style:font-family-asian="Consolas" style:font-family-complex="Consolas" fo:background-color="transparent" fo:color="#2b91af"/>
    </style:style>
    <style:style style:name="T3430" style:family="text">
      <style:text-properties fo:font-size="10.50pt" fo:font-weight="normal" fo:font-family="Consolas" style:font-family-asian="Consolas" style:font-family-complex="Consolas" fo:background-color="transparent" style:use-window-font-color="true"/>
    </style:style>
    <style:style style:name="T3431" style:family="text">
      <style:text-properties fo:font-size="10.50pt" fo:font-weight="normal" fo:font-family="Consolas" style:font-family-asian="Consolas" style:font-family-complex="Consolas" fo:background-color="transparent" fo:color="#a31515"/>
    </style:style>
    <style:style style:name="T3432" style:family="text">
      <style:text-properties fo:font-size="10.50pt" fo:font-weight="normal" fo:font-family="Consolas" style:font-family-asian="Consolas" style:font-family-complex="Consolas" fo:background-color="transparent" style:use-window-font-color="true"/>
    </style:style>
    <style:style style:name="T3433" style:family="text">
      <style:text-properties fo:font-size="10.50pt" fo:font-weight="normal" fo:font-family="Consolas" style:font-family-asian="Consolas" style:font-family-complex="Consolas" fo:background-color="transparent" fo:color="#2b91af"/>
    </style:style>
    <style:style style:name="T3434" style:family="text">
      <style:text-properties fo:font-size="10.50pt" fo:font-weight="normal" fo:font-family="Consolas" style:font-family-asian="Consolas" style:font-family-complex="Consolas" fo:background-color="transparent" style:use-window-font-color="true"/>
    </style:style>
    <style:style style:name="T3435" style:family="text">
      <style:text-properties fo:font-size="10.50pt" fo:font-weight="normal" fo:font-family="Consolas" style:font-family-asian="Consolas" style:font-family-complex="Consolas" fo:background-color="transparent" fo:color="#a31515"/>
    </style:style>
    <style:style style:name="T3436" style:family="text">
      <style:text-properties fo:font-size="10.50pt" fo:font-weight="normal" fo:font-family="Consolas" style:font-family-asian="Consolas" style:font-family-complex="Consolas" fo:background-color="transparent" style:use-window-font-color="true"/>
    </style:style>
    <style:style style:name="T3437" style:family="text">
      <style:text-properties fo:font-size="10.50pt" fo:font-weight="normal" fo:font-family="Consolas" style:font-family-asian="Consolas" style:font-family-complex="Consolas" fo:background-color="transparent" fo:color="#0000ff"/>
    </style:style>
    <style:style style:name="T3438" style:family="text">
      <style:text-properties fo:font-size="10.50pt" fo:font-weight="normal" fo:font-family="Consolas" style:font-family-asian="Consolas" style:font-family-complex="Consolas" fo:background-color="transparent" style:use-window-font-color="true"/>
    </style:style>
    <style:style style:name="T3439" style:family="text">
      <style:text-properties fo:font-size="10.50pt" fo:font-weight="normal" fo:font-family="Consolas" style:font-family-asian="Consolas" style:font-family-complex="Consolas" fo:background-color="transparent" fo:color="#0000ff"/>
    </style:style>
    <style:style style:name="T3440" style:family="text">
      <style:text-properties fo:font-size="10.50pt" fo:font-weight="normal" fo:font-family="Consolas" style:font-family-asian="Consolas" style:font-family-complex="Consolas" fo:background-color="transparent" style:use-window-font-color="true"/>
    </style:style>
    <style:style style:name="T3441" style:family="text">
      <style:text-properties fo:font-size="10.50pt" fo:font-weight="normal" fo:font-family="Consolas" style:font-family-asian="Consolas" style:font-family-complex="Consolas" fo:background-color="transparent" fo:color="#2b91af"/>
    </style:style>
    <style:style style:name="T3442" style:family="text">
      <style:text-properties fo:font-size="10.50pt" fo:font-weight="normal" fo:font-family="Consolas" style:font-family-asian="Consolas" style:font-family-complex="Consolas" fo:background-color="transparent" style:use-window-font-color="true"/>
    </style:style>
    <style:style style:name="T3443" style:family="text">
      <style:text-properties fo:font-size="10.50pt" fo:font-weight="normal" fo:font-family="Consolas" style:font-family-asian="Consolas" style:font-family-complex="Consolas" fo:background-color="transparent" fo:color="#a31515"/>
    </style:style>
    <style:style style:name="T3444" style:family="text">
      <style:text-properties fo:font-size="10.50pt" fo:font-weight="normal" fo:font-family="Consolas" style:font-family-asian="Consolas" style:font-family-complex="Consolas" fo:background-color="transparent" style:use-window-font-color="true"/>
    </style:style>
    <style:style style:name="T3445" style:family="text">
      <style:text-properties fo:font-size="10.50pt" fo:font-weight="normal" fo:font-family="Consolas" style:font-family-asian="Consolas" style:font-family-complex="Consolas" fo:background-color="transparent" fo:color="#2b91af"/>
    </style:style>
    <style:style style:name="T3446" style:family="text">
      <style:text-properties fo:font-size="10.50pt" fo:font-weight="normal" fo:font-family="Consolas" style:font-family-asian="Consolas" style:font-family-complex="Consolas" fo:background-color="transparent" style:use-window-font-color="true"/>
    </style:style>
    <style:style style:name="T3447" style:family="text">
      <style:text-properties fo:font-size="10.50pt" fo:font-weight="normal" fo:font-family="Consolas" style:font-family-asian="Consolas" style:font-family-complex="Consolas" fo:background-color="transparent" fo:color="#a31515"/>
    </style:style>
    <style:style style:name="T3448" style:family="text">
      <style:text-properties fo:font-size="10.50pt" fo:font-weight="normal" fo:font-family="Consolas" style:font-family-asian="Consolas" style:font-family-complex="Consolas" fo:background-color="transparent" style:use-window-font-color="true"/>
    </style:style>
    <style:style style:name="T3449" style:family="text">
      <style:text-properties fo:font-size="10.50pt" fo:font-weight="normal" fo:font-family="Consolas" style:font-family-asian="Consolas" style:font-family-complex="Consolas" fo:background-color="transparent" fo:color="#2b91af"/>
    </style:style>
    <style:style style:name="T3450" style:family="text">
      <style:text-properties fo:font-size="10.50pt" fo:font-weight="normal" fo:font-family="Consolas" style:font-family-asian="Consolas" style:font-family-complex="Consolas" fo:background-color="transparent" style:use-window-font-color="true"/>
    </style:style>
    <style:style style:name="T3451" style:family="text">
      <style:text-properties fo:font-size="10.50pt" fo:font-weight="normal" fo:font-family="Consolas" style:font-family-asian="Consolas" style:font-family-complex="Consolas" fo:background-color="transparent" fo:color="#a31515"/>
    </style:style>
    <style:style style:name="T3452" style:family="text">
      <style:text-properties fo:font-size="10.50pt" fo:font-weight="normal" fo:font-family="Consolas" style:font-family-asian="Consolas" style:font-family-complex="Consolas" fo:background-color="transparent" style:use-window-font-color="true"/>
    </style:style>
    <style:style style:name="T3453" style:family="text">
      <style:text-properties fo:font-size="10.50pt" fo:font-weight="normal" fo:font-family="Consolas" style:font-family-asian="Consolas" style:font-family-complex="Consolas" fo:background-color="transparent" fo:color="#2b91af"/>
    </style:style>
    <style:style style:name="T3454" style:family="text">
      <style:text-properties fo:font-size="10.50pt" fo:font-weight="normal" fo:font-family="Consolas" style:font-family-asian="Consolas" style:font-family-complex="Consolas" fo:background-color="transparent" style:use-window-font-color="true"/>
    </style:style>
    <style:style style:name="T3455" style:family="text">
      <style:text-properties fo:font-size="10.50pt" fo:font-weight="normal" fo:font-family="Consolas" style:font-family-asian="Consolas" style:font-family-complex="Consolas" fo:background-color="transparent" fo:color="#a31515"/>
    </style:style>
    <style:style style:name="T3456" style:family="text">
      <style:text-properties fo:font-size="10.50pt" fo:font-weight="normal" fo:font-family="Consolas" style:font-family-asian="Consolas" style:font-family-complex="Consolas" fo:background-color="transparent" style:use-window-font-color="true"/>
    </style:style>
    <style:style style:name="T3457" style:family="text">
      <style:text-properties fo:font-size="10.50pt" fo:font-weight="normal" fo:font-family="Consolas" style:font-family-asian="Consolas" style:font-family-complex="Consolas" fo:background-color="transparent" fo:color="#008000"/>
    </style:style>
    <style:style style:name="T3458" style:family="text">
      <style:text-properties fo:font-size="10.50pt" fo:font-weight="normal" fo:font-family="Consolas" style:font-family-asian="Consolas" style:font-family-complex="Consolas" fo:background-color="transparent" style:use-window-font-color="true"/>
    </style:style>
    <style:style style:name="T3459" style:family="text">
      <style:text-properties fo:font-size="10.50pt" fo:font-weight="normal" fo:font-family="Consolas" style:font-family-asian="Consolas" style:font-family-complex="Consolas" fo:background-color="transparent" fo:color="#0000ff"/>
    </style:style>
    <style:style style:name="T3460" style:family="text">
      <style:text-properties fo:font-size="10.50pt" fo:font-weight="normal" fo:font-family="Consolas" style:font-family-asian="Consolas" style:font-family-complex="Consolas" fo:background-color="transparent" style:use-window-font-color="true"/>
    </style:style>
    <style:style style:name="T3461" style:family="text">
      <style:text-properties fo:font-size="10.50pt" fo:font-weight="normal" fo:font-family="Consolas" style:font-family-asian="Consolas" style:font-family-complex="Consolas" fo:background-color="transparent" fo:color="#0000ff"/>
    </style:style>
    <style:style style:name="T3462" style:family="text">
      <style:text-properties fo:font-size="10.50pt" fo:font-weight="normal" fo:font-family="Consolas" style:font-family-asian="Consolas" style:font-family-complex="Consolas" fo:background-color="transparent" style:use-window-font-color="true"/>
    </style:style>
    <style:style style:name="T3463" style:family="text">
      <style:text-properties fo:font-size="10.50pt" fo:font-weight="normal" fo:font-family="Consolas" style:font-family-asian="Consolas" style:font-family-complex="Consolas" fo:background-color="transparent" fo:color="#2b91af"/>
    </style:style>
    <style:style style:name="T3464" style:family="text">
      <style:text-properties fo:font-size="10.50pt" fo:font-weight="normal" fo:font-family="Consolas" style:font-family-asian="Consolas" style:font-family-complex="Consolas" fo:background-color="transparent" style:use-window-font-color="true"/>
    </style:style>
    <style:style style:name="T3465" style:family="text">
      <style:text-properties fo:font-size="10.50pt" fo:font-weight="normal" fo:font-family="Consolas" style:font-family-asian="Consolas" style:font-family-complex="Consolas" fo:background-color="transparent" fo:color="#a31515"/>
    </style:style>
    <style:style style:name="T3466" style:family="text">
      <style:text-properties fo:font-size="10.50pt" fo:font-weight="normal" fo:font-family="Consolas" style:font-family-asian="Consolas" style:font-family-complex="Consolas" fo:background-color="transparent" style:use-window-font-color="true"/>
    </style:style>
    <style:style style:name="T3467" style:family="text">
      <style:text-properties fo:font-size="10.50pt" fo:font-weight="normal" fo:font-family="Consolas" style:font-family-asian="Consolas" style:font-family-complex="Consolas" fo:background-color="transparent" fo:color="#2b91af"/>
    </style:style>
    <style:style style:name="T3468" style:family="text">
      <style:text-properties fo:font-size="10.50pt" fo:font-weight="normal" fo:font-family="Consolas" style:font-family-asian="Consolas" style:font-family-complex="Consolas" fo:background-color="transparent" style:use-window-font-color="true"/>
    </style:style>
    <style:style style:name="T3469" style:family="text">
      <style:text-properties fo:font-size="10.50pt" fo:font-weight="normal" fo:font-family="Consolas" style:font-family-asian="Consolas" style:font-family-complex="Consolas" fo:background-color="transparent" fo:color="#a31515"/>
    </style:style>
    <style:style style:name="T3470" style:family="text">
      <style:text-properties fo:font-size="10.50pt" fo:font-weight="normal" fo:font-family="Consolas" style:font-family-asian="Consolas" style:font-family-complex="Consolas" fo:background-color="transparent" style:use-window-font-color="true"/>
    </style:style>
    <style:style style:name="T3471" style:family="text">
      <style:text-properties fo:font-size="10.50pt" fo:font-weight="normal" fo:font-family="Consolas" style:font-family-asian="Consolas" style:font-family-complex="Consolas" fo:background-color="transparent" fo:color="#2b91af"/>
    </style:style>
    <style:style style:name="T3472" style:family="text">
      <style:text-properties fo:font-size="10.50pt" fo:font-weight="normal" fo:font-family="Consolas" style:font-family-asian="Consolas" style:font-family-complex="Consolas" fo:background-color="transparent" style:use-window-font-color="true"/>
    </style:style>
    <style:style style:name="T3473" style:family="text">
      <style:text-properties fo:font-size="10.50pt" fo:font-weight="normal" fo:font-family="Consolas" style:font-family-asian="Consolas" style:font-family-complex="Consolas" fo:background-color="transparent" fo:color="#a31515"/>
    </style:style>
    <style:style style:name="T3474" style:family="text">
      <style:text-properties fo:font-size="10.50pt" fo:font-weight="normal" fo:font-family="Consolas" style:font-family-asian="Consolas" style:font-family-complex="Consolas" fo:background-color="transparent" style:use-window-font-color="true"/>
    </style:style>
    <style:style style:name="T3475" style:family="text">
      <style:text-properties fo:font-size="10.50pt" fo:font-weight="normal" fo:font-family="Consolas" style:font-family-asian="Consolas" style:font-family-complex="Consolas" fo:background-color="transparent" fo:color="#2b91af"/>
    </style:style>
    <style:style style:name="T3476" style:family="text">
      <style:text-properties fo:font-size="10.50pt" fo:font-weight="normal" fo:font-family="Consolas" style:font-family-asian="Consolas" style:font-family-complex="Consolas" fo:background-color="transparent" style:use-window-font-color="true"/>
    </style:style>
    <style:style style:name="T3477" style:family="text">
      <style:text-properties fo:font-size="10.50pt" fo:font-weight="normal" fo:font-family="Consolas" style:font-family-asian="Consolas" style:font-family-complex="Consolas" fo:background-color="transparent" fo:color="#a31515"/>
    </style:style>
    <style:style style:name="T3478" style:family="text">
      <style:text-properties fo:font-size="10.50pt" fo:font-weight="normal" fo:font-family="Consolas" style:font-family-asian="Consolas" style:font-family-complex="Consolas" fo:background-color="transparent" style:use-window-font-color="true"/>
    </style:style>
    <style:style style:name="T3479" style:family="text">
      <style:text-properties fo:font-size="10.50pt" fo:font-weight="normal" fo:font-family="Consolas" style:font-family-asian="Consolas" style:font-family-complex="Consolas" fo:background-color="transparent" fo:color="#2b91af"/>
    </style:style>
    <style:style style:name="T3480" style:family="text">
      <style:text-properties fo:font-size="10.50pt" fo:font-weight="normal" fo:font-family="Consolas" style:font-family-asian="Consolas" style:font-family-complex="Consolas" fo:background-color="transparent" style:use-window-font-color="true"/>
    </style:style>
    <style:style style:name="T3481" style:family="text">
      <style:text-properties fo:font-size="10.50pt" fo:font-weight="normal" fo:font-family="Consolas" style:font-family-asian="Consolas" style:font-family-complex="Consolas" fo:background-color="transparent" fo:color="#a31515"/>
    </style:style>
    <style:style style:name="T3482" style:family="text">
      <style:text-properties fo:font-size="10.50pt" fo:font-weight="normal" fo:font-family="Consolas" style:font-family-asian="Consolas" style:font-family-complex="Consolas" fo:background-color="transparent" style:use-window-font-color="true"/>
    </style:style>
    <style:style style:name="T3483" style:family="text">
      <style:text-properties fo:font-size="10.50pt" fo:font-weight="normal" fo:font-family="Consolas" style:font-family-asian="Consolas" style:font-family-complex="Consolas" fo:background-color="transparent" fo:color="#008000"/>
    </style:style>
    <style:style style:name="T3484" style:family="text">
      <style:text-properties fo:font-size="10.50pt" fo:font-weight="normal" fo:font-family="Consolas" style:font-family-asian="Consolas" style:font-family-complex="Consolas" fo:background-color="transparent" style:use-window-font-color="true"/>
    </style:style>
    <style:style style:name="T3485" style:family="text">
      <style:text-properties fo:font-size="10.50pt" fo:font-weight="normal" fo:font-family="Consolas" style:font-family-asian="Consolas" style:font-family-complex="Consolas" fo:background-color="transparent" fo:color="#0000ff"/>
    </style:style>
    <style:style style:name="T3486" style:family="text">
      <style:text-properties fo:font-size="10.50pt" fo:font-weight="normal" fo:font-family="Consolas" style:font-family-asian="Consolas" style:font-family-complex="Consolas" fo:background-color="transparent" style:use-window-font-color="true"/>
    </style:style>
    <style:style style:name="T3487" style:family="text">
      <style:text-properties fo:font-size="10.50pt" fo:font-weight="normal" fo:font-family="Consolas" style:font-family-asian="Consolas" style:font-family-complex="Consolas" fo:background-color="transparent" fo:color="#0000ff"/>
    </style:style>
    <style:style style:name="T3488" style:family="text">
      <style:text-properties fo:font-size="10.50pt" fo:font-weight="normal" fo:font-family="Consolas" style:font-family-asian="Consolas" style:font-family-complex="Consolas" fo:background-color="transparent" style:use-window-font-color="true"/>
    </style:style>
    <style:style style:name="T3489" style:family="text">
      <style:text-properties fo:font-size="10.50pt" fo:font-weight="normal" fo:font-family="Consolas" style:font-family-asian="Consolas" style:font-family-complex="Consolas" fo:background-color="transparent" fo:color="#0000ff"/>
    </style:style>
    <style:style style:name="T3490" style:family="text">
      <style:text-properties fo:font-size="10.50pt" fo:font-weight="normal" fo:font-family="Consolas" style:font-family-asian="Consolas" style:font-family-complex="Consolas" fo:background-color="transparent" style:use-window-font-color="true"/>
    </style:style>
    <style:style style:name="T3491" style:family="text">
      <style:text-properties fo:font-size="10.50pt" fo:font-weight="normal" fo:font-family="Consolas" style:font-family-asian="Consolas" style:font-family-complex="Consolas" fo:background-color="transparent" fo:color="#008000"/>
    </style:style>
    <style:style style:name="T3492" style:family="text">
      <style:text-properties fo:font-size="10.50pt" fo:font-weight="normal" fo:font-family="Consolas" style:font-family-asian="Consolas" style:font-family-complex="Consolas" fo:background-color="transparent" style:use-window-font-color="true"/>
    </style:style>
    <style:style style:name="T3493" style:family="text">
      <style:text-properties fo:font-size="10.50pt" fo:font-weight="normal" fo:font-family="Consolas" style:font-family-asian="Consolas" style:font-family-complex="Consolas" fo:background-color="transparent" fo:color="#0000ff"/>
    </style:style>
    <style:style style:name="T3494" style:family="text">
      <style:text-properties fo:font-size="10.50pt" fo:font-weight="normal" fo:font-family="Consolas" style:font-family-asian="Consolas" style:font-family-complex="Consolas" fo:background-color="transparent" style:use-window-font-color="true"/>
    </style:style>
    <style:style style:name="T3495" style:family="text">
      <style:text-properties fo:font-size="10.50pt" fo:font-weight="normal" fo:font-family="Consolas" style:font-family-asian="Consolas" style:font-family-complex="Consolas" fo:background-color="transparent" fo:color="#0000ff"/>
    </style:style>
    <style:style style:name="T3496" style:family="text">
      <style:text-properties fo:font-size="10.50pt" fo:font-weight="normal" fo:font-family="Consolas" style:font-family-asian="Consolas" style:font-family-complex="Consolas" fo:background-color="transparent" style:use-window-font-color="true"/>
    </style:style>
    <style:style style:name="T3497" style:family="text">
      <style:text-properties fo:font-size="10.50pt" fo:font-weight="normal" fo:font-family="Consolas" style:font-family-asian="Consolas" style:font-family-complex="Consolas" fo:background-color="transparent" fo:color="#0000ff"/>
    </style:style>
    <style:style style:name="T3498" style:family="text">
      <style:text-properties fo:font-size="10.50pt" fo:font-weight="normal" fo:font-family="Consolas" style:font-family-asian="Consolas" style:font-family-complex="Consolas" fo:background-color="transparent" style:use-window-font-color="true"/>
    </style:style>
    <style:style style:name="T3499" style:family="text">
      <style:text-properties fo:font-size="10.50pt" fo:font-weight="normal" fo:font-family="Consolas" style:font-family-asian="Consolas" style:font-family-complex="Consolas" fo:background-color="transparent" fo:color="#2b91af"/>
    </style:style>
    <style:style style:name="T3500" style:family="text">
      <style:text-properties fo:font-size="10.50pt" fo:font-weight="normal" fo:font-family="Consolas" style:font-family-asian="Consolas" style:font-family-complex="Consolas" fo:background-color="transparent" style:use-window-font-color="true"/>
    </style:style>
    <style:style style:name="T3501" style:family="text">
      <style:text-properties fo:font-size="10.50pt" fo:font-weight="normal" fo:font-family="Consolas" style:font-family-asian="Consolas" style:font-family-complex="Consolas" fo:background-color="transparent" fo:color="#008000"/>
    </style:style>
    <style:style style:name="T3502" style:family="text">
      <style:text-properties fo:font-size="10.50pt" fo:font-weight="normal" fo:font-family="Consolas" style:font-family-asian="Consolas" style:font-family-complex="Consolas" fo:background-color="transparent" style:use-window-font-color="true"/>
    </style:style>
    <style:style style:name="T3503" style:family="text">
      <style:text-properties fo:font-size="10.50pt" fo:font-weight="normal" fo:font-family="Consolas" style:font-family-asian="Consolas" style:font-family-complex="Consolas" fo:background-color="transparent" fo:color="#0000ff"/>
    </style:style>
    <style:style style:name="T3504" style:family="text">
      <style:text-properties fo:font-size="10.50pt" fo:font-weight="normal" fo:font-family="Consolas" style:font-family-asian="Consolas" style:font-family-complex="Consolas" fo:background-color="transparent" style:use-window-font-color="true"/>
    </style:style>
    <style:style style:name="T3505" style:family="text">
      <style:text-properties fo:font-size="10.50pt" fo:font-weight="normal" fo:font-family="Consolas" style:font-family-asian="Consolas" style:font-family-complex="Consolas" fo:background-color="transparent" fo:color="#2b91af"/>
    </style:style>
    <style:style style:name="T3506" style:family="text">
      <style:text-properties fo:font-size="10.50pt" fo:font-weight="normal" fo:font-family="Consolas" style:font-family-asian="Consolas" style:font-family-complex="Consolas" fo:background-color="transparent" style:use-window-font-color="true"/>
    </style:style>
    <style:style style:name="T3507" style:family="text">
      <style:text-properties fo:font-size="10.50pt" fo:font-weight="normal" fo:font-family="Consolas" style:font-family-asian="Consolas" style:font-family-complex="Consolas" fo:background-color="transparent" fo:color="#2b91af"/>
    </style:style>
    <style:style style:name="T3508" style:family="text">
      <style:text-properties fo:font-size="10.50pt" fo:font-weight="normal" fo:font-family="Consolas" style:font-family-asian="Consolas" style:font-family-complex="Consolas" fo:background-color="transparent" style:use-window-font-color="true"/>
    </style:style>
    <style:style style:name="T3509" style:family="text">
      <style:text-properties fo:font-size="10.50pt" fo:font-weight="normal" fo:font-family="Consolas" style:font-family-asian="Consolas" style:font-family-complex="Consolas" fo:background-color="transparent" fo:color="#2b91af"/>
    </style:style>
    <style:style style:name="T3510" style:family="text">
      <style:text-properties fo:font-size="10.50pt" fo:font-weight="normal" fo:font-family="Consolas" style:font-family-asian="Consolas" style:font-family-complex="Consolas" fo:background-color="transparent" style:use-window-font-color="true"/>
    </style:style>
    <style:style style:name="T3511" style:family="text">
      <style:text-properties fo:font-size="10.50pt" fo:font-weight="normal" fo:font-family="Consolas" style:font-family-asian="Consolas" style:font-family-complex="Consolas" fo:background-color="transparent" fo:color="#0000ff"/>
    </style:style>
    <style:style style:name="T3512" style:family="text">
      <style:text-properties fo:font-size="10.50pt" fo:font-weight="normal" fo:font-family="Consolas" style:font-family-asian="Consolas" style:font-family-complex="Consolas" fo:background-color="transparent" style:use-window-font-color="true"/>
    </style:style>
    <style:style style:name="T3513" style:family="text">
      <style:text-properties fo:font-size="10.50pt" fo:font-weight="normal" fo:font-family="Consolas" style:font-family-asian="Consolas" style:font-family-complex="Consolas" fo:background-color="transparent" fo:color="#008000"/>
    </style:style>
    <style:style style:name="T3514" style:family="text">
      <style:text-properties fo:font-size="10.50pt" fo:font-weight="normal" fo:font-family="Consolas" style:font-family-asian="Consolas" style:font-family-complex="Consolas" fo:background-color="transparent" style:use-window-font-color="true"/>
    </style:style>
    <style:style style:name="T3515" style:family="text">
      <style:text-properties fo:font-size="10.50pt" fo:font-weight="normal" fo:font-family="Consolas" style:font-family-asian="Consolas" style:font-family-complex="Consolas" fo:background-color="transparent" fo:color="#2b91af"/>
    </style:style>
    <style:style style:name="T3516" style:family="text">
      <style:text-properties fo:font-size="10.50pt" fo:font-weight="normal" fo:font-family="Consolas" style:font-family-asian="Consolas" style:font-family-complex="Consolas" fo:background-color="transparent" style:use-window-font-color="true"/>
    </style:style>
    <style:style style:name="T3517" style:family="text">
      <style:text-properties fo:font-size="10.50pt" fo:font-weight="normal" fo:font-family="Consolas" style:font-family-asian="Consolas" style:font-family-complex="Consolas" fo:background-color="transparent" fo:color="#0000ff"/>
    </style:style>
    <style:style style:name="T3518" style:family="text">
      <style:text-properties fo:font-size="10.50pt" fo:font-weight="normal" fo:font-family="Consolas" style:font-family-asian="Consolas" style:font-family-complex="Consolas" fo:background-color="transparent" style:use-window-font-color="true"/>
    </style:style>
    <style:style style:name="T3519" style:family="text">
      <style:text-properties fo:font-size="10.50pt" fo:font-weight="normal" fo:font-family="Consolas" style:font-family-asian="Consolas" style:font-family-complex="Consolas" fo:background-color="transparent" fo:color="#0000ff"/>
    </style:style>
    <style:style style:name="T3520" style:family="text">
      <style:text-properties fo:font-size="10.50pt" fo:font-weight="normal" fo:font-family="Consolas" style:font-family-asian="Consolas" style:font-family-complex="Consolas" fo:background-color="transparent" style:use-window-font-color="true"/>
    </style:style>
    <style:style style:name="T3521" style:family="text">
      <style:text-properties fo:font-size="10.50pt" fo:font-weight="normal" fo:font-family="Consolas" style:font-family-asian="Consolas" style:font-family-complex="Consolas" fo:background-color="transparent" fo:color="#0000ff"/>
    </style:style>
    <style:style style:name="T3522" style:family="text">
      <style:text-properties fo:font-size="10.50pt" fo:font-weight="normal" fo:font-family="Consolas" style:font-family-asian="Consolas" style:font-family-complex="Consolas" fo:background-color="transparent" style:use-window-font-color="true"/>
    </style:style>
    <style:style style:name="T3523" style:family="text">
      <style:text-properties fo:font-size="10.50pt" fo:font-weight="normal" fo:font-family="Consolas" style:font-family-asian="Consolas" style:font-family-complex="Consolas" fo:background-color="transparent" fo:color="#0000ff"/>
    </style:style>
    <style:style style:name="T3524" style:family="text">
      <style:text-properties fo:font-size="10.50pt" fo:font-weight="normal" fo:font-family="Consolas" style:font-family-asian="Consolas" style:font-family-complex="Consolas" fo:background-color="transparent" style:use-window-font-color="true"/>
    </style:style>
    <style:style style:name="T3525" style:family="text">
      <style:text-properties fo:font-size="10.50pt" fo:font-weight="normal" fo:font-family="Consolas" style:font-family-asian="Consolas" style:font-family-complex="Consolas" fo:background-color="transparent" fo:color="#0000ff"/>
    </style:style>
    <style:style style:name="T3526" style:family="text">
      <style:text-properties fo:font-size="10.50pt" fo:font-weight="normal" fo:font-family="Consolas" style:font-family-asian="Consolas" style:font-family-complex="Consolas" fo:background-color="transparent" style:use-window-font-color="true"/>
    </style:style>
    <style:style style:name="T3527" style:family="text">
      <style:text-properties fo:font-size="10.50pt" fo:font-weight="normal" fo:font-family="Consolas" style:font-family-asian="Consolas" style:font-family-complex="Consolas" fo:background-color="transparent" fo:color="#0000ff"/>
    </style:style>
    <style:style style:name="T3528" style:family="text">
      <style:text-properties fo:font-size="10.50pt" fo:font-weight="normal" fo:font-family="Consolas" style:font-family-asian="Consolas" style:font-family-complex="Consolas" fo:background-color="transparent" style:use-window-font-color="true"/>
    </style:style>
    <style:style style:name="T3529" style:family="text">
      <style:text-properties fo:font-size="10.50pt" fo:font-weight="normal" fo:font-family="Consolas" style:font-family-asian="Consolas" style:font-family-complex="Consolas" fo:background-color="transparent" fo:color="#0000ff"/>
    </style:style>
    <style:style style:name="T3530" style:family="text">
      <style:text-properties fo:font-size="10.50pt" fo:font-weight="normal" fo:font-family="Consolas" style:font-family-asian="Consolas" style:font-family-complex="Consolas" fo:background-color="transparent" style:use-window-font-color="true"/>
    </style:style>
    <style:style style:name="T3531" style:family="text">
      <style:text-properties fo:font-size="10.50pt" fo:font-weight="normal" fo:font-family="Consolas" style:font-family-asian="Consolas" style:font-family-complex="Consolas" fo:background-color="transparent" fo:color="#0000ff"/>
    </style:style>
    <style:style style:name="T3532" style:family="text">
      <style:text-properties fo:font-size="10.50pt" fo:font-weight="normal" fo:font-family="Consolas" style:font-family-asian="Consolas" style:font-family-complex="Consolas" fo:background-color="transparent" style:use-window-font-color="true"/>
    </style:style>
    <style:style style:name="T3533" style:family="text">
      <style:text-properties fo:font-size="10.50pt" fo:font-weight="normal" fo:font-family="Consolas" style:font-family-asian="Consolas" style:font-family-complex="Consolas" fo:background-color="transparent" fo:color="#0000ff"/>
    </style:style>
    <style:style style:name="T3534" style:family="text">
      <style:text-properties fo:font-size="10.50pt" fo:font-weight="normal" fo:font-family="Consolas" style:font-family-asian="Consolas" style:font-family-complex="Consolas" fo:background-color="transparent" style:use-window-font-color="true"/>
    </style:style>
    <style:style style:name="T3535" style:family="text">
      <style:text-properties fo:font-size="10.50pt" fo:font-weight="normal" fo:font-family="Consolas" style:font-family-asian="Consolas" style:font-family-complex="Consolas" fo:background-color="transparent" fo:color="#008000"/>
    </style:style>
    <style:style style:name="T3536" style:family="text">
      <style:text-properties fo:font-size="10.50pt" fo:font-weight="normal" fo:font-family="Consolas" style:font-family-asian="Consolas" style:font-family-complex="Consolas" fo:background-color="transparent" style:use-window-font-color="true"/>
    </style:style>
    <style:style style:name="T3537" style:family="text">
      <style:text-properties fo:font-size="10.50pt" fo:font-weight="normal" fo:font-family="Consolas" style:font-family-asian="Consolas" style:font-family-complex="Consolas" fo:background-color="transparent" fo:color="#2b91af"/>
    </style:style>
    <style:style style:name="T3538" style:family="text">
      <style:text-properties fo:font-size="10.50pt" fo:font-weight="normal" fo:font-family="Consolas" style:font-family-asian="Consolas" style:font-family-complex="Consolas" fo:background-color="transparent" style:use-window-font-color="true"/>
    </style:style>
    <style:style style:name="T3539" style:family="text">
      <style:text-properties fo:font-size="10.50pt" fo:font-weight="normal" fo:font-family="Consolas" style:font-family-asian="Consolas" style:font-family-complex="Consolas" fo:background-color="transparent" fo:color="#2b91af"/>
    </style:style>
    <style:style style:name="T3540" style:family="text">
      <style:text-properties fo:font-size="10.50pt" fo:font-weight="normal" fo:font-family="Consolas" style:font-family-asian="Consolas" style:font-family-complex="Consolas" fo:background-color="transparent" style:use-window-font-color="true"/>
    </style:style>
    <style:style style:name="T3541" style:family="text">
      <style:text-properties fo:font-size="10.50pt" fo:font-weight="normal" fo:font-family="Consolas" style:font-family-asian="Consolas" style:font-family-complex="Consolas" fo:background-color="transparent" fo:color="#2b91af"/>
    </style:style>
    <style:style style:name="T3542" style:family="text">
      <style:text-properties fo:font-size="10.50pt" fo:font-weight="normal" fo:font-family="Consolas" style:font-family-asian="Consolas" style:font-family-complex="Consolas" fo:background-color="transparent" style:use-window-font-color="true"/>
    </style:style>
    <style:style style:name="T3543" style:family="text">
      <style:text-properties fo:font-size="10.50pt" fo:font-weight="normal" fo:font-family="Consolas" style:font-family-asian="Consolas" style:font-family-complex="Consolas" fo:background-color="transparent" fo:color="#0000ff"/>
    </style:style>
    <style:style style:name="T3544" style:family="text">
      <style:text-properties fo:font-size="10.50pt" fo:font-weight="normal" fo:font-family="Consolas" style:font-family-asian="Consolas" style:font-family-complex="Consolas" fo:background-color="transparent" style:use-window-font-color="true"/>
    </style:style>
    <style:style style:name="T3545" style:family="text">
      <style:text-properties fo:font-size="10.50pt" fo:font-weight="normal" fo:font-family="Consolas" style:font-family-asian="Consolas" style:font-family-complex="Consolas" fo:background-color="transparent" fo:color="#2b91af"/>
    </style:style>
    <style:style style:name="T3546" style:family="text">
      <style:text-properties fo:font-size="10.50pt" fo:font-weight="normal" fo:font-family="Consolas" style:font-family-asian="Consolas" style:font-family-complex="Consolas" fo:background-color="transparent" style:use-window-font-color="true"/>
    </style:style>
    <style:style style:name="T3547" style:family="text">
      <style:text-properties fo:font-size="10.50pt" fo:font-weight="normal" fo:font-family="Consolas" style:font-family-asian="Consolas" style:font-family-complex="Consolas" fo:background-color="transparent" fo:color="#2b91af"/>
    </style:style>
    <style:style style:name="T3548" style:family="text">
      <style:text-properties fo:font-size="10.50pt" fo:font-weight="normal" fo:font-family="Consolas" style:font-family-asian="Consolas" style:font-family-complex="Consolas" fo:background-color="transparent" style:use-window-font-color="true"/>
    </style:style>
    <style:style style:name="T3549" style:family="text">
      <style:text-properties fo:font-size="10.50pt" fo:font-weight="normal" fo:font-family="Consolas" style:font-family-asian="Consolas" style:font-family-complex="Consolas" fo:background-color="transparent" fo:color="#0000ff"/>
    </style:style>
    <style:style style:name="T3550" style:family="text">
      <style:text-properties fo:font-size="10.50pt" fo:font-weight="normal" fo:font-family="Consolas" style:font-family-asian="Consolas" style:font-family-complex="Consolas" fo:background-color="transparent" style:use-window-font-color="true"/>
    </style:style>
    <style:style style:name="T3551" style:family="text">
      <style:text-properties fo:font-size="10.50pt" fo:font-weight="normal" fo:font-family="Consolas" style:font-family-asian="Consolas" style:font-family-complex="Consolas" fo:background-color="transparent" fo:color="#008000"/>
    </style:style>
    <style:style style:name="T3552" style:family="text">
      <style:text-properties fo:font-size="10.50pt" fo:font-weight="normal" fo:font-family="Consolas" style:font-family-asian="Consolas" style:font-family-complex="Consolas" fo:background-color="transparent" style:use-window-font-color="true"/>
    </style:style>
    <style:style style:name="T3553" style:family="text">
      <style:text-properties fo:font-size="10.50pt" fo:font-weight="normal" fo:font-family="Consolas" style:font-family-asian="Consolas" style:font-family-complex="Consolas" fo:background-color="transparent" fo:color="#0000ff"/>
    </style:style>
    <style:style style:name="T3554" style:family="text">
      <style:text-properties fo:font-size="10.50pt" fo:font-weight="normal" fo:font-family="Consolas" style:font-family-asian="Consolas" style:font-family-complex="Consolas" fo:background-color="transparent" style:use-window-font-color="true"/>
    </style:style>
    <style:style style:name="T3555" style:family="text">
      <style:text-properties fo:font-size="10.50pt" fo:font-weight="normal" fo:font-family="Consolas" style:font-family-asian="Consolas" style:font-family-complex="Consolas" fo:background-color="transparent" fo:color="#008000"/>
    </style:style>
    <style:style style:name="T3556" style:family="text">
      <style:text-properties fo:font-size="10.50pt" fo:font-weight="normal" fo:font-family="Consolas" style:font-family-asian="Consolas" style:font-family-complex="Consolas" fo:background-color="transparent" style:use-window-font-color="true"/>
    </style:style>
    <style:style style:name="T3557" style:family="text">
      <style:text-properties fo:font-size="10.50pt" fo:font-weight="normal" fo:font-family="Consolas" style:font-family-asian="Consolas" style:font-family-complex="Consolas" fo:background-color="transparent" fo:color="#0000ff"/>
    </style:style>
    <style:style style:name="T3558" style:family="text">
      <style:text-properties fo:font-size="10.50pt" fo:font-weight="normal" fo:font-family="Consolas" style:font-family-asian="Consolas" style:font-family-complex="Consolas" fo:background-color="transparent" style:use-window-font-color="true"/>
    </style:style>
    <style:style style:name="T3559" style:family="text">
      <style:text-properties fo:font-size="10.50pt" fo:font-weight="normal" fo:font-family="Consolas" style:font-family-asian="Consolas" style:font-family-complex="Consolas" fo:background-color="transparent" fo:color="#0000ff"/>
    </style:style>
    <style:style style:name="T3560" style:family="text">
      <style:text-properties fo:font-size="10.50pt" fo:font-weight="normal" fo:font-family="Consolas" style:font-family-asian="Consolas" style:font-family-complex="Consolas" fo:background-color="transparent" style:use-window-font-color="true"/>
    </style:style>
    <style:style style:name="T3561" style:family="text">
      <style:text-properties fo:font-size="10.50pt" fo:font-weight="normal" fo:font-family="Consolas" style:font-family-asian="Consolas" style:font-family-complex="Consolas" fo:background-color="transparent" fo:color="#0000ff"/>
    </style:style>
    <style:style style:name="T3562" style:family="text">
      <style:text-properties fo:font-size="10.50pt" fo:font-weight="normal" fo:font-family="Consolas" style:font-family-asian="Consolas" style:font-family-complex="Consolas" fo:background-color="transparent" style:use-window-font-color="true"/>
    </style:style>
    <style:style style:name="T3563" style:family="text">
      <style:text-properties fo:font-size="10.50pt" fo:font-weight="normal" fo:font-family="Consolas" style:font-family-asian="Consolas" style:font-family-complex="Consolas" fo:background-color="transparent" fo:color="#2b91af"/>
    </style:style>
    <style:style style:name="T3564" style:family="text">
      <style:text-properties fo:font-size="10.50pt" fo:font-weight="normal" fo:font-family="Consolas" style:font-family-asian="Consolas" style:font-family-complex="Consolas" fo:background-color="transparent" style:use-window-font-color="true"/>
    </style:style>
    <style:style style:name="T3565" style:family="text">
      <style:text-properties fo:font-size="10.50pt" fo:font-weight="normal" fo:font-family="Consolas" style:font-family-asian="Consolas" style:font-family-complex="Consolas" fo:background-color="transparent" fo:color="#2b91af"/>
    </style:style>
    <style:style style:name="T3566" style:family="text">
      <style:text-properties fo:font-size="10.50pt" fo:font-weight="normal" fo:font-family="Consolas" style:font-family-asian="Consolas" style:font-family-complex="Consolas" fo:background-color="transparent" style:use-window-font-color="true"/>
    </style:style>
    <style:style style:name="T3567" style:family="text">
      <style:text-properties fo:font-size="10.50pt" fo:font-weight="normal" fo:font-family="Consolas" style:font-family-asian="Consolas" style:font-family-complex="Consolas" fo:background-color="transparent" fo:color="#2b91af"/>
    </style:style>
    <style:style style:name="T3568" style:family="text">
      <style:text-properties fo:font-size="10.50pt" fo:font-weight="normal" fo:font-family="Consolas" style:font-family-asian="Consolas" style:font-family-complex="Consolas" fo:background-color="transparent" style:use-window-font-color="true"/>
    </style:style>
    <style:style style:name="T3569" style:family="text">
      <style:text-properties fo:font-size="10.50pt" fo:font-weight="normal" fo:font-family="Consolas" style:font-family-asian="Consolas" style:font-family-complex="Consolas" fo:background-color="transparent" fo:color="#a31515"/>
    </style:style>
    <style:style style:name="T3570" style:family="text">
      <style:text-properties fo:font-size="10.50pt" fo:font-weight="normal" fo:font-family="Consolas" style:font-family-asian="Consolas" style:font-family-complex="Consolas" fo:background-color="transparent" style:use-window-font-color="true"/>
    </style:style>
    <style:style style:name="T3571" style:family="text">
      <style:text-properties fo:font-size="10.50pt" fo:font-weight="normal" fo:font-family="Consolas" style:font-family-asian="Consolas" style:font-family-complex="Consolas" fo:background-color="transparent" fo:color="#0000ff"/>
    </style:style>
    <style:style style:name="T3572" style:family="text">
      <style:text-properties fo:font-size="10.50pt" fo:font-weight="normal" fo:font-family="Consolas" style:font-family-asian="Consolas" style:font-family-complex="Consolas" fo:background-color="transparent" style:use-window-font-color="true"/>
    </style:style>
    <style:style style:name="T3573" style:family="text">
      <style:text-properties fo:font-size="10.50pt" fo:font-weight="normal" fo:font-family="Consolas" style:font-family-asian="Consolas" style:font-family-complex="Consolas" fo:background-color="transparent" fo:color="#2b91af"/>
    </style:style>
    <style:style style:name="T3574" style:family="text">
      <style:text-properties fo:font-size="10.50pt" fo:font-weight="normal" fo:font-family="Consolas" style:font-family-asian="Consolas" style:font-family-complex="Consolas" fo:background-color="transparent" style:use-window-font-color="true"/>
    </style:style>
    <style:style style:name="T3575" style:family="text">
      <style:text-properties fo:font-size="10.50pt" fo:font-weight="normal" fo:font-family="Consolas" style:font-family-asian="Consolas" style:font-family-complex="Consolas" fo:background-color="transparent" fo:color="#2b91af"/>
    </style:style>
    <style:style style:name="T3576" style:family="text">
      <style:text-properties fo:font-size="10.50pt" fo:font-weight="normal" fo:font-family="Consolas" style:font-family-asian="Consolas" style:font-family-complex="Consolas" fo:background-color="transparent" style:use-window-font-color="true"/>
    </style:style>
    <style:style style:name="T3577" style:family="text">
      <style:text-properties fo:font-size="10.50pt" fo:font-weight="normal" fo:font-family="Consolas" style:font-family-asian="Consolas" style:font-family-complex="Consolas" fo:background-color="transparent" fo:color="#a31515"/>
    </style:style>
    <style:style style:name="T3578" style:family="text">
      <style:text-properties fo:font-size="10.50pt" fo:font-weight="normal" fo:font-family="Consolas" style:font-family-asian="Consolas" style:font-family-complex="Consolas" fo:background-color="transparent" style:use-window-font-color="true"/>
    </style:style>
    <style:style style:name="T3579" style:family="text">
      <style:text-properties fo:font-size="10.50pt" fo:font-weight="normal" fo:font-family="Consolas" style:font-family-asian="Consolas" style:font-family-complex="Consolas" fo:background-color="transparent" fo:color="#0000ff"/>
    </style:style>
    <style:style style:name="T3580" style:family="text">
      <style:text-properties fo:font-size="10.50pt" fo:font-weight="normal" fo:font-family="Consolas" style:font-family-asian="Consolas" style:font-family-complex="Consolas" fo:background-color="transparent" style:use-window-font-color="true"/>
    </style:style>
    <style:style style:name="T3581" style:family="text">
      <style:text-properties fo:font-size="10.50pt" fo:font-weight="normal" fo:font-family="Consolas" style:font-family-asian="Consolas" style:font-family-complex="Consolas" fo:background-color="transparent" fo:color="#2b91af"/>
    </style:style>
    <style:style style:name="T3582" style:family="text">
      <style:text-properties fo:font-size="10.50pt" fo:font-weight="normal" fo:font-family="Consolas" style:font-family-asian="Consolas" style:font-family-complex="Consolas" fo:background-color="transparent" style:use-window-font-color="true"/>
    </style:style>
    <style:style style:name="T3583" style:family="text">
      <style:text-properties fo:font-size="10.50pt" fo:font-weight="normal" fo:font-family="Consolas" style:font-family-asian="Consolas" style:font-family-complex="Consolas" fo:background-color="transparent" fo:color="#2b91af"/>
    </style:style>
    <style:style style:name="T3584" style:family="text">
      <style:text-properties fo:font-size="10.50pt" fo:font-weight="normal" fo:font-family="Consolas" style:font-family-asian="Consolas" style:font-family-complex="Consolas" fo:background-color="transparent" style:use-window-font-color="true"/>
    </style:style>
    <style:style style:name="T3585" style:family="text">
      <style:text-properties fo:font-size="10.50pt" fo:font-weight="normal" fo:font-family="Consolas" style:font-family-asian="Consolas" style:font-family-complex="Consolas" fo:background-color="transparent" fo:color="#a31515"/>
    </style:style>
    <style:style style:name="T3586" style:family="text">
      <style:text-properties fo:font-size="10.50pt" fo:font-weight="normal" fo:font-family="Consolas" style:font-family-asian="Consolas" style:font-family-complex="Consolas" fo:background-color="transparent" style:use-window-font-color="true"/>
    </style:style>
    <style:style style:name="T3587" style:family="text">
      <style:text-properties fo:font-size="10.50pt" fo:font-weight="normal" fo:font-family="Consolas" style:font-family-asian="Consolas" style:font-family-complex="Consolas" fo:background-color="transparent" fo:color="#0000ff"/>
    </style:style>
    <style:style style:name="T3588" style:family="text">
      <style:text-properties fo:font-size="10.50pt" fo:font-weight="normal" fo:font-family="Consolas" style:font-family-asian="Consolas" style:font-family-complex="Consolas" fo:background-color="transparent" style:use-window-font-color="true"/>
    </style:style>
    <style:style style:name="T3589" style:family="text">
      <style:text-properties fo:font-size="10.50pt" fo:font-weight="normal" fo:font-family="Consolas" style:font-family-asian="Consolas" style:font-family-complex="Consolas" fo:background-color="transparent" fo:color="#2b91af"/>
    </style:style>
    <style:style style:name="T3590" style:family="text">
      <style:text-properties fo:font-size="10.50pt" fo:font-weight="normal" fo:font-family="Consolas" style:font-family-asian="Consolas" style:font-family-complex="Consolas" fo:background-color="transparent" style:use-window-font-color="true"/>
    </style:style>
    <style:style style:name="T3591" style:family="text">
      <style:text-properties fo:font-size="10.50pt" fo:font-weight="normal" fo:font-family="Consolas" style:font-family-asian="Consolas" style:font-family-complex="Consolas" fo:background-color="transparent" fo:color="#2b91af"/>
    </style:style>
    <style:style style:name="T3592" style:family="text">
      <style:text-properties fo:font-size="10.50pt" fo:font-weight="normal" fo:font-family="Consolas" style:font-family-asian="Consolas" style:font-family-complex="Consolas" fo:background-color="transparent" style:use-window-font-color="true"/>
    </style:style>
    <style:style style:name="T3593" style:family="text">
      <style:text-properties fo:font-size="10.50pt" fo:font-weight="normal" fo:font-family="Consolas" style:font-family-asian="Consolas" style:font-family-complex="Consolas" fo:background-color="transparent" fo:color="#a31515"/>
    </style:style>
    <style:style style:name="T3594" style:family="text">
      <style:text-properties fo:font-size="10.50pt" fo:font-weight="normal" fo:font-family="Consolas" style:font-family-asian="Consolas" style:font-family-complex="Consolas" fo:background-color="transparent" style:use-window-font-color="true"/>
    </style:style>
    <style:style style:name="T3595" style:family="text">
      <style:text-properties fo:font-size="10.50pt" fo:font-weight="normal" fo:font-family="Consolas" style:font-family-asian="Consolas" style:font-family-complex="Consolas" fo:background-color="transparent" fo:color="#0000ff"/>
    </style:style>
    <style:style style:name="T3596" style:family="text">
      <style:text-properties fo:font-size="10.50pt" fo:font-weight="normal" fo:font-family="Consolas" style:font-family-asian="Consolas" style:font-family-complex="Consolas" fo:background-color="transparent" style:use-window-font-color="true"/>
    </style:style>
    <style:style style:name="T3597" style:family="text">
      <style:text-properties fo:font-size="10.50pt" fo:font-weight="normal" fo:font-family="Consolas" style:font-family-asian="Consolas" style:font-family-complex="Consolas" fo:background-color="transparent" fo:color="#2b91af"/>
    </style:style>
    <style:style style:name="T3598" style:family="text">
      <style:text-properties fo:font-size="10.50pt" fo:font-weight="normal" fo:font-family="Consolas" style:font-family-asian="Consolas" style:font-family-complex="Consolas" fo:background-color="transparent" style:use-window-font-color="true"/>
    </style:style>
    <style:style style:name="T3599" style:family="text">
      <style:text-properties fo:font-size="10.50pt" fo:font-weight="normal" fo:font-family="Consolas" style:font-family-asian="Consolas" style:font-family-complex="Consolas" fo:background-color="transparent" fo:color="#2b91af"/>
    </style:style>
    <style:style style:name="T3600" style:family="text">
      <style:text-properties fo:font-size="10.50pt" fo:font-weight="normal" fo:font-family="Consolas" style:font-family-asian="Consolas" style:font-family-complex="Consolas" fo:background-color="transparent" style:use-window-font-color="true"/>
    </style:style>
    <style:style style:name="T3601" style:family="text">
      <style:text-properties fo:font-size="10.50pt" fo:font-weight="normal" fo:font-family="Consolas" style:font-family-asian="Consolas" style:font-family-complex="Consolas" fo:background-color="transparent" fo:color="#008000"/>
    </style:style>
    <style:style style:name="T3602" style:family="text">
      <style:text-properties fo:font-size="10.50pt" fo:font-weight="normal" fo:font-family="Consolas" style:font-family-asian="Consolas" style:font-family-complex="Consolas" fo:background-color="transparent" style:use-window-font-color="true"/>
    </style:style>
    <style:style style:name="T3603" style:family="text">
      <style:text-properties fo:font-size="10.50pt" fo:font-weight="normal" fo:font-family="Consolas" style:font-family-asian="Consolas" style:font-family-complex="Consolas" fo:background-color="transparent" fo:color="#0000ff"/>
    </style:style>
    <style:style style:name="T3604" style:family="text">
      <style:text-properties fo:font-size="10.50pt" fo:font-weight="normal" fo:font-family="Consolas" style:font-family-asian="Consolas" style:font-family-complex="Consolas" fo:background-color="transparent" style:use-window-font-color="true"/>
    </style:style>
    <style:style style:name="T3605" style:family="text">
      <style:text-properties fo:font-size="10.50pt" fo:font-weight="normal" fo:font-family="Consolas" style:font-family-asian="Consolas" style:font-family-complex="Consolas" fo:background-color="transparent" fo:color="#0000ff"/>
    </style:style>
    <style:style style:name="T3606" style:family="text">
      <style:text-properties fo:font-size="10.50pt" fo:font-weight="normal" fo:font-family="Consolas" style:font-family-asian="Consolas" style:font-family-complex="Consolas" fo:background-color="transparent" style:use-window-font-color="true"/>
    </style:style>
    <style:style style:name="T3607" style:family="text">
      <style:text-properties fo:font-size="10.50pt" fo:font-weight="normal" fo:font-family="Consolas" style:font-family-asian="Consolas" style:font-family-complex="Consolas" fo:background-color="transparent" fo:color="#0000ff"/>
    </style:style>
    <style:style style:name="T3608" style:family="text">
      <style:text-properties fo:font-size="10.50pt" fo:font-weight="normal" fo:font-family="Consolas" style:font-family-asian="Consolas" style:font-family-complex="Consolas" fo:background-color="transparent" style:use-window-font-color="true"/>
    </style:style>
    <style:style style:name="T3609" style:family="text">
      <style:text-properties fo:font-size="10.50pt" fo:font-weight="normal" fo:font-family="Consolas" style:font-family-asian="Consolas" style:font-family-complex="Consolas" fo:background-color="transparent" fo:color="#0000ff"/>
    </style:style>
    <style:style style:name="T3610" style:family="text">
      <style:text-properties fo:font-size="10.50pt" fo:font-weight="normal" fo:font-family="Consolas" style:font-family-asian="Consolas" style:font-family-complex="Consolas" fo:background-color="transparent" style:use-window-font-color="true"/>
    </style:style>
    <style:style style:name="T3611" style:family="text">
      <style:text-properties fo:font-size="10.50pt" fo:font-weight="normal" fo:font-family="Consolas" style:font-family-asian="Consolas" style:font-family-complex="Consolas" fo:background-color="transparent" fo:color="#008000"/>
    </style:style>
    <style:style style:name="T3612" style:family="text">
      <style:text-properties fo:font-size="10.50pt" fo:font-weight="normal" fo:font-family="Consolas" style:font-family-asian="Consolas" style:font-family-complex="Consolas" fo:background-color="transparent" style:use-window-font-color="true"/>
    </style:style>
    <style:style style:name="T3613" style:family="text">
      <style:text-properties fo:font-size="10.50pt" fo:font-weight="normal" fo:font-family="Consolas" style:font-family-asian="Consolas" style:font-family-complex="Consolas" fo:background-color="transparent" fo:color="#0000ff"/>
    </style:style>
    <style:style style:name="T3614" style:family="text">
      <style:text-properties fo:font-size="10.50pt" fo:font-weight="normal" fo:font-family="Consolas" style:font-family-asian="Consolas" style:font-family-complex="Consolas" fo:background-color="transparent" style:use-window-font-color="true"/>
    </style:style>
    <style:style style:name="T3615" style:family="text">
      <style:text-properties fo:font-size="10.50pt" fo:font-weight="normal" fo:font-family="Consolas" style:font-family-asian="Consolas" style:font-family-complex="Consolas" fo:background-color="transparent" fo:color="#0000ff"/>
    </style:style>
    <style:style style:name="T3616" style:family="text">
      <style:text-properties fo:font-size="10.50pt" fo:font-weight="normal" fo:font-family="Consolas" style:font-family-asian="Consolas" style:font-family-complex="Consolas" fo:background-color="transparent" style:use-window-font-color="true"/>
    </style:style>
    <style:style style:name="T3617" style:family="text">
      <style:text-properties fo:font-size="10.50pt" fo:font-weight="normal" fo:font-family="Consolas" style:font-family-asian="Consolas" style:font-family-complex="Consolas" fo:background-color="transparent" fo:color="#2b91af"/>
    </style:style>
    <style:style style:name="T3618" style:family="text">
      <style:text-properties fo:font-size="10.50pt" fo:font-weight="normal" fo:font-family="Consolas" style:font-family-asian="Consolas" style:font-family-complex="Consolas" fo:background-color="transparent" style:use-window-font-color="true"/>
    </style:style>
    <style:style style:name="T3619" style:family="text">
      <style:text-properties fo:font-size="10.50pt" fo:font-weight="normal" fo:font-family="Consolas" style:font-family-asian="Consolas" style:font-family-complex="Consolas" fo:background-color="transparent" fo:color="#2b91af"/>
    </style:style>
    <style:style style:name="T3620" style:family="text">
      <style:text-properties fo:font-size="10.50pt" fo:font-weight="normal" fo:font-family="Consolas" style:font-family-asian="Consolas" style:font-family-complex="Consolas" fo:background-color="transparent" style:use-window-font-color="true"/>
    </style:style>
    <style:style style:name="T3621" style:family="text">
      <style:text-properties fo:font-size="10.50pt" fo:font-weight="normal" fo:font-family="Consolas" style:font-family-asian="Consolas" style:font-family-complex="Consolas" fo:background-color="transparent" fo:color="#0000ff"/>
    </style:style>
    <style:style style:name="T3622" style:family="text">
      <style:text-properties fo:font-size="10.50pt" fo:font-weight="normal" fo:font-family="Consolas" style:font-family-asian="Consolas" style:font-family-complex="Consolas" fo:background-color="transparent" style:use-window-font-color="true"/>
    </style:style>
    <style:style style:name="T3623" style:family="text">
      <style:text-properties fo:font-size="10.50pt" fo:font-weight="normal" fo:font-family="Consolas" style:font-family-asian="Consolas" style:font-family-complex="Consolas" fo:background-color="transparent" fo:color="#0000ff"/>
    </style:style>
    <style:style style:name="T3624" style:family="text">
      <style:text-properties fo:font-size="10.50pt" fo:font-weight="normal" fo:font-family="Consolas" style:font-family-asian="Consolas" style:font-family-complex="Consolas" fo:background-color="transparent" style:use-window-font-color="true"/>
    </style:style>
    <style:style style:name="T3625" style:family="text">
      <style:text-properties fo:font-size="10.50pt" fo:font-weight="normal" fo:font-family="Consolas" style:font-family-asian="Consolas" style:font-family-complex="Consolas" fo:background-color="transparent" fo:color="#0000ff"/>
    </style:style>
    <style:style style:name="T3626" style:family="text">
      <style:text-properties fo:font-size="10.50pt" fo:font-weight="normal" fo:font-family="Consolas" style:font-family-asian="Consolas" style:font-family-complex="Consolas" fo:background-color="transparent" style:use-window-font-color="true"/>
    </style:style>
    <style:style style:name="T3627" style:family="text">
      <style:text-properties fo:font-size="10.50pt" fo:font-weight="normal" fo:font-family="Consolas" style:font-family-asian="Consolas" style:font-family-complex="Consolas" fo:background-color="transparent" fo:color="#2b91af"/>
    </style:style>
    <style:style style:name="T3628" style:family="text">
      <style:text-properties fo:font-size="10.50pt" fo:font-weight="normal" fo:font-family="Consolas" style:font-family-asian="Consolas" style:font-family-complex="Consolas" fo:background-color="transparent" style:use-window-font-color="true"/>
    </style:style>
    <style:style style:name="T3629" style:family="text">
      <style:text-properties fo:font-size="10.50pt" fo:font-weight="normal" fo:font-family="Consolas" style:font-family-asian="Consolas" style:font-family-complex="Consolas" fo:background-color="transparent" fo:color="#0000ff"/>
    </style:style>
    <style:style style:name="T3630" style:family="text">
      <style:text-properties fo:font-size="10.50pt" fo:font-weight="normal" fo:font-family="Consolas" style:font-family-asian="Consolas" style:font-family-complex="Consolas" fo:background-color="transparent" style:use-window-font-color="true"/>
    </style:style>
    <style:style style:name="T3631" style:family="text">
      <style:text-properties fo:font-size="10.50pt" fo:font-weight="normal" fo:font-family="Consolas" style:font-family-asian="Consolas" style:font-family-complex="Consolas" fo:background-color="transparent" fo:color="#0000ff"/>
    </style:style>
    <style:style style:name="T3632" style:family="text">
      <style:text-properties fo:font-size="10.50pt" fo:font-weight="normal" fo:font-family="Consolas" style:font-family-asian="Consolas" style:font-family-complex="Consolas" fo:background-color="transparent" style:use-window-font-color="true"/>
    </style:style>
    <style:style style:name="T3633" style:family="text">
      <style:text-properties fo:font-size="10.50pt" fo:font-weight="normal" fo:font-family="Consolas" style:font-family-asian="Consolas" style:font-family-complex="Consolas" fo:background-color="transparent" fo:color="#2b91af"/>
    </style:style>
    <style:style style:name="T3634" style:family="text">
      <style:text-properties fo:font-size="10.50pt" fo:font-weight="normal" fo:font-family="Consolas" style:font-family-asian="Consolas" style:font-family-complex="Consolas" fo:background-color="transparent" style:use-window-font-color="true"/>
    </style:style>
    <style:style style:name="T3635" style:family="text">
      <style:text-properties fo:font-size="10.50pt" fo:font-weight="normal" fo:font-family="Consolas" style:font-family-asian="Consolas" style:font-family-complex="Consolas" fo:background-color="transparent" fo:color="#0000ff"/>
    </style:style>
    <style:style style:name="T3636" style:family="text">
      <style:text-properties fo:font-size="10.50pt" fo:font-weight="normal" fo:font-family="Consolas" style:font-family-asian="Consolas" style:font-family-complex="Consolas" fo:background-color="transparent" style:use-window-font-color="true"/>
    </style:style>
    <style:style style:name="T3637" style:family="text">
      <style:text-properties fo:font-size="10.50pt" fo:font-weight="normal" fo:font-family="Consolas" style:font-family-asian="Consolas" style:font-family-complex="Consolas" fo:background-color="transparent" fo:color="#0000ff"/>
    </style:style>
    <style:style style:name="T3638" style:family="text">
      <style:text-properties fo:font-size="10.50pt" fo:font-weight="normal" fo:font-family="Consolas" style:font-family-asian="Consolas" style:font-family-complex="Consolas" fo:background-color="transparent" style:use-window-font-color="true"/>
    </style:style>
    <style:style style:name="T3639" style:family="text">
      <style:text-properties fo:font-size="10.50pt" fo:font-weight="normal" fo:font-family="Consolas" style:font-family-asian="Consolas" style:font-family-complex="Consolas" fo:background-color="transparent" fo:color="#2b91af"/>
    </style:style>
    <style:style style:name="T3640" style:family="text">
      <style:text-properties fo:font-size="10.50pt" fo:font-weight="normal" fo:font-family="Consolas" style:font-family-asian="Consolas" style:font-family-complex="Consolas" fo:background-color="transparent" style:use-window-font-color="true"/>
    </style:style>
    <style:style style:name="T3641" style:family="text">
      <style:text-properties fo:font-size="10.50pt" fo:font-weight="normal" fo:font-family="Consolas" style:font-family-asian="Consolas" style:font-family-complex="Consolas" fo:background-color="transparent" fo:color="#0000ff"/>
    </style:style>
    <style:style style:name="T3642" style:family="text">
      <style:text-properties fo:font-size="10.50pt" fo:font-weight="normal" fo:font-family="Consolas" style:font-family-asian="Consolas" style:font-family-complex="Consolas" fo:background-color="transparent" style:use-window-font-color="true"/>
    </style:style>
    <style:style style:name="T3643" style:family="text">
      <style:text-properties fo:font-size="10.50pt" fo:font-weight="normal" fo:font-family="Consolas" style:font-family-asian="Consolas" style:font-family-complex="Consolas" fo:background-color="transparent" fo:color="#0000ff"/>
    </style:style>
    <style:style style:name="T3644" style:family="text">
      <style:text-properties fo:font-size="10.50pt" fo:font-weight="normal" fo:font-family="Consolas" style:font-family-asian="Consolas" style:font-family-complex="Consolas" fo:background-color="transparent" style:use-window-font-color="true"/>
    </style:style>
    <style:style style:name="T3645" style:family="text">
      <style:text-properties fo:font-size="10.50pt" fo:font-weight="normal" fo:font-family="Consolas" style:font-family-asian="Consolas" style:font-family-complex="Consolas" fo:background-color="transparent" fo:color="#2b91af"/>
    </style:style>
    <style:style style:name="T3646" style:family="text">
      <style:text-properties fo:font-size="10.50pt" fo:font-weight="normal" fo:font-family="Consolas" style:font-family-asian="Consolas" style:font-family-complex="Consolas" fo:background-color="transparent" style:use-window-font-color="true"/>
    </style:style>
    <style:style style:name="T3647" style:family="text">
      <style:text-properties fo:font-size="10.50pt" fo:font-weight="normal" fo:font-family="Consolas" style:font-family-asian="Consolas" style:font-family-complex="Consolas" fo:background-color="transparent" fo:color="#0000ff"/>
    </style:style>
    <style:style style:name="T3648" style:family="text">
      <style:text-properties fo:font-size="10.50pt" fo:font-weight="normal" fo:font-family="Consolas" style:font-family-asian="Consolas" style:font-family-complex="Consolas" fo:background-color="transparent" style:use-window-font-color="true"/>
    </style:style>
    <style:style style:name="T3649" style:family="text">
      <style:text-properties fo:font-size="10.50pt" fo:font-weight="normal" fo:font-family="Consolas" style:font-family-asian="Consolas" style:font-family-complex="Consolas" fo:background-color="transparent" fo:color="#0000ff"/>
    </style:style>
    <style:style style:name="T3650" style:family="text">
      <style:text-properties fo:font-size="10.50pt" fo:font-weight="normal" fo:font-family="Consolas" style:font-family-asian="Consolas" style:font-family-complex="Consolas" fo:background-color="transparent" style:use-window-font-color="true"/>
    </style:style>
    <style:style style:name="T3651" style:family="text">
      <style:text-properties fo:font-size="10.50pt" fo:font-weight="normal" fo:font-family="Consolas" style:font-family-asian="Consolas" style:font-family-complex="Consolas" fo:background-color="transparent" fo:color="#2b91af"/>
    </style:style>
    <style:style style:name="T3652" style:family="text">
      <style:text-properties fo:font-size="10.50pt" fo:font-weight="normal" fo:font-family="Consolas" style:font-family-asian="Consolas" style:font-family-complex="Consolas" fo:background-color="transparent" style:use-window-font-color="true"/>
    </style:style>
    <style:style style:name="T3653" style:family="text">
      <style:text-properties fo:font-size="10.50pt" fo:font-weight="normal" fo:font-family="Consolas" style:font-family-asian="Consolas" style:font-family-complex="Consolas" fo:background-color="transparent" fo:color="#0000ff"/>
    </style:style>
    <style:style style:name="T3654" style:family="text">
      <style:text-properties fo:font-size="10.50pt" fo:font-weight="normal" fo:font-family="Consolas" style:font-family-asian="Consolas" style:font-family-complex="Consolas" fo:background-color="transparent" style:use-window-font-color="true"/>
    </style:style>
    <style:style style:name="T3655" style:family="text">
      <style:text-properties fo:font-size="10.50pt" fo:font-weight="normal" fo:font-family="Consolas" style:font-family-asian="Consolas" style:font-family-complex="Consolas" fo:background-color="transparent" fo:color="#0000ff"/>
    </style:style>
    <style:style style:name="T3656" style:family="text">
      <style:text-properties fo:font-size="10.50pt" fo:font-weight="normal" fo:font-family="Consolas" style:font-family-asian="Consolas" style:font-family-complex="Consolas" fo:background-color="transparent" style:use-window-font-color="true"/>
    </style:style>
    <style:style style:name="T3657" style:family="text">
      <style:text-properties fo:font-size="10.50pt" fo:font-weight="normal" fo:font-family="Consolas" style:font-family-asian="Consolas" style:font-family-complex="Consolas" fo:background-color="transparent" fo:color="#2b91af"/>
    </style:style>
    <style:style style:name="T3658" style:family="text">
      <style:text-properties fo:font-size="10.50pt" fo:font-weight="normal" fo:font-family="Consolas" style:font-family-asian="Consolas" style:font-family-complex="Consolas" fo:background-color="transparent" style:use-window-font-color="true"/>
    </style:style>
    <style:style style:name="T3659" style:family="text">
      <style:text-properties fo:font-size="10.50pt" fo:font-weight="normal" fo:font-family="Consolas" style:font-family-asian="Consolas" style:font-family-complex="Consolas" fo:background-color="transparent" fo:color="#0000ff"/>
    </style:style>
    <style:style style:name="T3660" style:family="text">
      <style:text-properties fo:font-size="10.50pt" fo:font-weight="normal" fo:font-family="Consolas" style:font-family-asian="Consolas" style:font-family-complex="Consolas" fo:background-color="transparent" style:use-window-font-color="true"/>
    </style:style>
    <style:style style:name="T3661" style:family="text">
      <style:text-properties fo:font-size="10.50pt" fo:font-weight="normal" fo:font-family="Consolas" style:font-family-asian="Consolas" style:font-family-complex="Consolas" fo:background-color="transparent" fo:color="#0000ff"/>
    </style:style>
    <style:style style:name="T3662" style:family="text">
      <style:text-properties fo:font-size="10.50pt" fo:font-weight="normal" fo:font-family="Consolas" style:font-family-asian="Consolas" style:font-family-complex="Consolas" fo:background-color="transparent" style:use-window-font-color="true"/>
    </style:style>
    <style:style style:name="T3663" style:family="text">
      <style:text-properties fo:font-size="10.50pt" fo:font-weight="normal" fo:font-family="Consolas" style:font-family-asian="Consolas" style:font-family-complex="Consolas" fo:background-color="transparent" fo:color="#2b91af"/>
    </style:style>
    <style:style style:name="T3664" style:family="text">
      <style:text-properties fo:font-size="10.50pt" fo:font-weight="normal" fo:font-family="Consolas" style:font-family-asian="Consolas" style:font-family-complex="Consolas" fo:background-color="transparent" style:use-window-font-color="true"/>
    </style:style>
    <style:style style:name="T3665" style:family="text">
      <style:text-properties fo:font-size="10.50pt" fo:font-weight="normal" fo:font-family="Consolas" style:font-family-asian="Consolas" style:font-family-complex="Consolas" fo:background-color="transparent" fo:color="#008000"/>
    </style:style>
    <style:style style:name="T3666" style:family="text">
      <style:text-properties fo:font-size="10.50pt" fo:font-weight="normal" fo:font-family="Consolas" style:font-family-asian="Consolas" style:font-family-complex="Consolas" fo:background-color="transparent" style:use-window-font-color="true"/>
    </style:style>
    <style:style style:name="T3667" style:family="text">
      <style:text-properties fo:font-size="10.50pt" fo:font-weight="normal" fo:font-family="Consolas" style:font-family-asian="Consolas" style:font-family-complex="Consolas" fo:background-color="transparent" fo:color="#0000ff"/>
    </style:style>
    <style:style style:name="T3668" style:family="text">
      <style:text-properties fo:font-size="10.50pt" fo:font-weight="normal" fo:font-family="Consolas" style:font-family-asian="Consolas" style:font-family-complex="Consolas" fo:background-color="transparent" style:use-window-font-color="true"/>
    </style:style>
    <style:style style:name="T3669" style:family="text">
      <style:text-properties fo:font-size="10.50pt" fo:font-weight="normal" fo:font-family="Consolas" style:font-family-asian="Consolas" style:font-family-complex="Consolas" fo:background-color="transparent" fo:color="#2b91af"/>
    </style:style>
    <style:style style:name="T3670" style:family="text">
      <style:text-properties fo:font-size="10.50pt" fo:font-weight="normal" fo:font-family="Consolas" style:font-family-asian="Consolas" style:font-family-complex="Consolas" fo:background-color="transparent" style:use-window-font-color="true"/>
    </style:style>
    <style:style style:name="T3671" style:family="text">
      <style:text-properties fo:font-size="10.50pt" fo:font-weight="normal" fo:font-family="Consolas" style:font-family-asian="Consolas" style:font-family-complex="Consolas" fo:background-color="transparent" fo:color="#008000"/>
    </style:style>
    <style:style style:name="T3672" style:family="text">
      <style:text-properties fo:font-size="10.50pt" fo:font-weight="normal" fo:font-family="Consolas" style:font-family-asian="Consolas" style:font-family-complex="Consolas" fo:background-color="transparent" style:use-window-font-color="true"/>
    </style:style>
    <style:style style:name="T3673" style:family="text">
      <style:text-properties fo:font-size="10.50pt" fo:font-weight="normal" fo:font-family="Consolas" style:font-family-asian="Consolas" style:font-family-complex="Consolas" fo:background-color="transparent" fo:color="#0000ff"/>
    </style:style>
    <style:style style:name="T3674" style:family="text">
      <style:text-properties fo:font-size="10.50pt" fo:font-weight="normal" fo:font-family="Consolas" style:font-family-asian="Consolas" style:font-family-complex="Consolas" fo:background-color="transparent" style:use-window-font-color="true"/>
    </style:style>
    <style:style style:name="T3675" style:family="text">
      <style:text-properties fo:font-size="10.50pt" fo:font-weight="normal" fo:font-family="Consolas" style:font-family-asian="Consolas" style:font-family-complex="Consolas" fo:background-color="transparent" fo:color="#2b91af"/>
    </style:style>
    <style:style style:name="T3676" style:family="text">
      <style:text-properties fo:font-size="10.50pt" fo:font-weight="normal" fo:font-family="Consolas" style:font-family-asian="Consolas" style:font-family-complex="Consolas" fo:background-color="transparent" style:use-window-font-color="true"/>
    </style:style>
    <style:style style:name="T3677" style:family="text">
      <style:text-properties fo:font-size="10.50pt" fo:font-weight="normal" fo:font-family="Consolas" style:font-family-asian="Consolas" style:font-family-complex="Consolas" fo:background-color="transparent" fo:color="#0000ff"/>
    </style:style>
    <style:style style:name="T3678" style:family="text">
      <style:text-properties fo:font-size="10.50pt" fo:font-weight="normal" fo:font-family="Consolas" style:font-family-asian="Consolas" style:font-family-complex="Consolas" fo:background-color="transparent" style:use-window-font-color="true"/>
    </style:style>
    <style:style style:name="T3679" style:family="text">
      <style:text-properties fo:font-size="10.50pt" fo:font-weight="normal" fo:font-family="Consolas" style:font-family-asian="Consolas" style:font-family-complex="Consolas" fo:background-color="transparent" fo:color="#0000ff"/>
    </style:style>
    <style:style style:name="T3680" style:family="text">
      <style:text-properties fo:font-size="10.50pt" fo:font-weight="normal" fo:font-family="Consolas" style:font-family-asian="Consolas" style:font-family-complex="Consolas" fo:background-color="transparent" style:use-window-font-color="true"/>
    </style:style>
    <style:style style:name="T3681" style:family="text">
      <style:text-properties fo:font-size="10.50pt" fo:font-weight="normal" fo:font-family="Consolas" style:font-family-asian="Consolas" style:font-family-complex="Consolas" fo:background-color="transparent" fo:color="#2b91af"/>
    </style:style>
    <style:style style:name="T3682" style:family="text">
      <style:text-properties fo:font-size="10.50pt" fo:font-weight="normal" fo:font-family="Consolas" style:font-family-asian="Consolas" style:font-family-complex="Consolas" fo:background-color="transparent" style:use-window-font-color="true"/>
    </style:style>
    <style:style style:name="T3683" style:family="text">
      <style:text-properties fo:font-size="10.50pt" fo:font-weight="normal" fo:font-family="Consolas" style:font-family-asian="Consolas" style:font-family-complex="Consolas" fo:background-color="transparent" fo:color="#008000"/>
    </style:style>
    <style:style style:name="T3684" style:family="text">
      <style:text-properties fo:font-size="10.50pt" fo:font-weight="normal" fo:font-family="Consolas" style:font-family-asian="Consolas" style:font-family-complex="Consolas" fo:background-color="transparent" style:use-window-font-color="true"/>
    </style:style>
    <style:style style:name="T3685" style:family="text">
      <style:text-properties fo:font-size="10.50pt" fo:font-weight="normal" fo:font-family="Consolas" style:font-family-asian="Consolas" style:font-family-complex="Consolas" fo:background-color="transparent" fo:color="#008000"/>
    </style:style>
    <style:style style:name="T3686" style:family="text">
      <style:text-properties fo:font-size="10.50pt" fo:font-weight="normal" fo:font-family="Consolas" style:font-family-asian="Consolas" style:font-family-complex="Consolas" fo:background-color="transparent" style:use-window-font-color="true"/>
    </style:style>
    <style:style style:name="T3687" style:family="text">
      <style:text-properties fo:font-size="10.50pt" fo:font-weight="normal" fo:font-family="Consolas" style:font-family-asian="Consolas" style:font-family-complex="Consolas" fo:background-color="transparent" fo:color="#0000ff"/>
    </style:style>
    <style:style style:name="T3688" style:family="text">
      <style:text-properties fo:font-size="10.50pt" fo:font-weight="normal" fo:font-family="Consolas" style:font-family-asian="Consolas" style:font-family-complex="Consolas" fo:background-color="transparent" style:use-window-font-color="true"/>
    </style:style>
    <style:style style:name="T3689" style:family="text">
      <style:text-properties fo:font-size="10.50pt" fo:font-weight="normal" fo:font-family="Consolas" style:font-family-asian="Consolas" style:font-family-complex="Consolas" fo:background-color="transparent" fo:color="#0000ff"/>
    </style:style>
    <style:style style:name="T3690" style:family="text">
      <style:text-properties fo:font-size="10.50pt" fo:font-weight="normal" fo:font-family="Consolas" style:font-family-asian="Consolas" style:font-family-complex="Consolas" fo:background-color="transparent" style:use-window-font-color="true"/>
    </style:style>
    <style:style style:name="T3691" style:family="text">
      <style:text-properties fo:font-size="10.50pt" fo:font-weight="normal" fo:font-family="Consolas" style:font-family-asian="Consolas" style:font-family-complex="Consolas" fo:background-color="transparent" fo:color="#0000ff"/>
    </style:style>
    <style:style style:name="T3692" style:family="text">
      <style:text-properties fo:font-size="10.50pt" fo:font-weight="normal" fo:font-family="Consolas" style:font-family-asian="Consolas" style:font-family-complex="Consolas" fo:background-color="transparent" style:use-window-font-color="true"/>
    </style:style>
    <style:style style:name="T3693" style:family="text">
      <style:text-properties fo:font-size="10.50pt" fo:font-weight="normal" fo:font-family="Consolas" style:font-family-asian="Consolas" style:font-family-complex="Consolas" fo:background-color="transparent" fo:color="#2b91af"/>
    </style:style>
    <style:style style:name="T3694" style:family="text">
      <style:text-properties fo:font-size="10.50pt" fo:font-weight="normal" fo:font-family="Consolas" style:font-family-asian="Consolas" style:font-family-complex="Consolas" fo:background-color="transparent" style:use-window-font-color="true"/>
    </style:style>
    <style:style style:name="T3695" style:family="text">
      <style:text-properties fo:font-size="10.50pt" fo:font-weight="normal" fo:font-family="Consolas" style:font-family-asian="Consolas" style:font-family-complex="Consolas" fo:background-color="transparent" fo:color="#2b91af"/>
    </style:style>
    <style:style style:name="T3696" style:family="text">
      <style:text-properties fo:font-size="10.50pt" fo:font-weight="normal" fo:font-family="Consolas" style:font-family-asian="Consolas" style:font-family-complex="Consolas" fo:background-color="transparent" style:use-window-font-color="true"/>
    </style:style>
    <style:style style:name="T3697" style:family="text">
      <style:text-properties fo:font-size="10.50pt" fo:font-weight="normal" fo:font-family="Consolas" style:font-family-asian="Consolas" style:font-family-complex="Consolas" fo:background-color="transparent" fo:color="#0000ff"/>
    </style:style>
    <style:style style:name="T3698" style:family="text">
      <style:text-properties fo:font-size="10.50pt" fo:font-weight="normal" fo:font-family="Consolas" style:font-family-asian="Consolas" style:font-family-complex="Consolas" fo:background-color="transparent" style:use-window-font-color="true"/>
    </style:style>
    <style:style style:name="T3699" style:family="text">
      <style:text-properties fo:font-size="10.50pt" fo:font-weight="normal" fo:font-family="Consolas" style:font-family-asian="Consolas" style:font-family-complex="Consolas" fo:background-color="transparent" fo:color="#2b91af"/>
    </style:style>
    <style:style style:name="T3700" style:family="text">
      <style:text-properties fo:font-size="10.50pt" fo:font-weight="normal" fo:font-family="Consolas" style:font-family-asian="Consolas" style:font-family-complex="Consolas" fo:background-color="transparent" style:use-window-font-color="true"/>
    </style:style>
    <style:style style:name="T3701" style:family="text">
      <style:text-properties fo:font-size="10.50pt" fo:font-weight="normal" fo:font-family="Consolas" style:font-family-asian="Consolas" style:font-family-complex="Consolas" fo:background-color="transparent" fo:color="#0000ff"/>
    </style:style>
    <style:style style:name="T3702" style:family="text">
      <style:text-properties fo:font-size="10.50pt" fo:font-weight="normal" fo:font-family="Consolas" style:font-family-asian="Consolas" style:font-family-complex="Consolas" fo:background-color="transparent" style:use-window-font-color="true"/>
    </style:style>
    <style:style style:name="T3703" style:family="text">
      <style:text-properties fo:font-size="10.50pt" fo:font-weight="normal" fo:font-family="Consolas" style:font-family-asian="Consolas" style:font-family-complex="Consolas" fo:background-color="transparent" fo:color="#0000ff"/>
    </style:style>
    <style:style style:name="T3704" style:family="text">
      <style:text-properties fo:font-size="10.50pt" fo:font-weight="normal" fo:font-family="Consolas" style:font-family-asian="Consolas" style:font-family-complex="Consolas" fo:background-color="transparent" style:use-window-font-color="true"/>
    </style:style>
    <style:style style:name="T3705" style:family="text">
      <style:text-properties fo:font-size="10.50pt" fo:font-weight="normal" fo:font-family="Consolas" style:font-family-asian="Consolas" style:font-family-complex="Consolas" fo:background-color="transparent" fo:color="#0000ff"/>
    </style:style>
    <style:style style:name="T3706" style:family="text">
      <style:text-properties fo:font-size="10.50pt" fo:font-weight="normal" fo:font-family="Consolas" style:font-family-asian="Consolas" style:font-family-complex="Consolas" fo:background-color="transparent" style:use-window-font-color="true"/>
    </style:style>
    <style:style style:name="T3707" style:family="text">
      <style:text-properties fo:font-size="10.50pt" fo:font-weight="normal" fo:font-family="Consolas" style:font-family-asian="Consolas" style:font-family-complex="Consolas" fo:background-color="transparent" fo:color="#2b91af"/>
    </style:style>
    <style:style style:name="T3708" style:family="text">
      <style:text-properties fo:font-size="10.50pt" fo:font-weight="normal" fo:font-family="Consolas" style:font-family-asian="Consolas" style:font-family-complex="Consolas" fo:background-color="transparent" style:use-window-font-color="true"/>
    </style:style>
    <style:style style:name="T3709" style:family="text">
      <style:text-properties fo:font-size="10.50pt" fo:font-weight="normal" fo:font-family="Consolas" style:font-family-asian="Consolas" style:font-family-complex="Consolas" fo:background-color="transparent" fo:color="#2b91af"/>
    </style:style>
    <style:style style:name="T3710" style:family="text">
      <style:text-properties fo:font-size="10.50pt" fo:font-weight="normal" fo:font-family="Consolas" style:font-family-asian="Consolas" style:font-family-complex="Consolas" fo:background-color="transparent" style:use-window-font-color="true"/>
    </style:style>
    <style:style style:name="T3711" style:family="text">
      <style:text-properties fo:font-size="10.50pt" fo:font-weight="normal" fo:font-family="Consolas" style:font-family-asian="Consolas" style:font-family-complex="Consolas" fo:background-color="transparent" fo:color="#0000ff"/>
    </style:style>
    <style:style style:name="T3712" style:family="text">
      <style:text-properties fo:font-size="10.50pt" fo:font-weight="normal" fo:font-family="Consolas" style:font-family-asian="Consolas" style:font-family-complex="Consolas" fo:background-color="transparent" style:use-window-font-color="true"/>
    </style:style>
    <style:style style:name="T3713" style:family="text">
      <style:text-properties fo:font-size="10.50pt" fo:font-weight="normal" fo:font-family="Consolas" style:font-family-asian="Consolas" style:font-family-complex="Consolas" fo:background-color="transparent" fo:color="#2b91af"/>
    </style:style>
    <style:style style:name="T3714" style:family="text">
      <style:text-properties fo:font-size="10.50pt" fo:font-weight="normal" fo:font-family="Consolas" style:font-family-asian="Consolas" style:font-family-complex="Consolas" fo:background-color="transparent" style:use-window-font-color="true"/>
    </style:style>
    <style:style style:name="T3715" style:family="text">
      <style:text-properties fo:font-size="10.50pt" fo:font-weight="normal" fo:font-family="Consolas" style:font-family-asian="Consolas" style:font-family-complex="Consolas" fo:background-color="transparent" fo:color="#0000ff"/>
    </style:style>
    <style:style style:name="T3716" style:family="text">
      <style:text-properties fo:font-size="10.50pt" fo:font-weight="normal" fo:font-family="Consolas" style:font-family-asian="Consolas" style:font-family-complex="Consolas" fo:background-color="transparent" style:use-window-font-color="true"/>
    </style:style>
    <style:style style:name="T3717" style:family="text">
      <style:text-properties fo:font-size="10.50pt" fo:font-weight="normal" fo:font-family="Consolas" style:font-family-asian="Consolas" style:font-family-complex="Consolas" fo:background-color="transparent" fo:color="#008000"/>
    </style:style>
    <style:style style:name="T3718" style:family="text">
      <style:text-properties fo:font-size="10.50pt" fo:font-weight="normal" fo:font-family="Consolas" style:font-family-asian="Consolas" style:font-family-complex="Consolas" fo:background-color="transparent" style:use-window-font-color="true"/>
    </style:style>
    <style:style style:name="T3719" style:family="text">
      <style:text-properties fo:font-size="10.50pt" fo:font-weight="normal" fo:font-family="Consolas" style:font-family-asian="Consolas" style:font-family-complex="Consolas" fo:background-color="transparent" fo:color="#0000ff"/>
    </style:style>
    <style:style style:name="T3720" style:family="text">
      <style:text-properties fo:font-size="10.50pt" fo:font-weight="normal" fo:font-family="Consolas" style:font-family-asian="Consolas" style:font-family-complex="Consolas" fo:background-color="transparent" style:use-window-font-color="true"/>
    </style:style>
    <style:style style:name="T3721" style:family="text">
      <style:text-properties fo:font-size="10.50pt" fo:font-weight="normal" fo:font-family="Consolas" style:font-family-asian="Consolas" style:font-family-complex="Consolas" fo:background-color="transparent" fo:color="#0000ff"/>
    </style:style>
    <style:style style:name="T3722" style:family="text">
      <style:text-properties fo:font-size="10.50pt" fo:font-weight="normal" fo:font-family="Consolas" style:font-family-asian="Consolas" style:font-family-complex="Consolas" fo:background-color="transparent" style:use-window-font-color="true"/>
    </style:style>
    <style:style style:name="T3723" style:family="text">
      <style:text-properties fo:font-size="10.50pt" fo:font-weight="normal" fo:font-family="Consolas" style:font-family-asian="Consolas" style:font-family-complex="Consolas" fo:background-color="transparent" fo:color="#2b91af"/>
    </style:style>
    <style:style style:name="T3724" style:family="text">
      <style:text-properties fo:font-size="10.50pt" fo:font-weight="normal" fo:font-family="Consolas" style:font-family-asian="Consolas" style:font-family-complex="Consolas" fo:background-color="transparent" style:use-window-font-color="true"/>
    </style:style>
    <style:style style:name="T3725" style:family="text">
      <style:text-properties fo:font-size="10.50pt" fo:font-weight="normal" fo:font-family="Consolas" style:font-family-asian="Consolas" style:font-family-complex="Consolas" fo:background-color="transparent" fo:color="#2b91af"/>
    </style:style>
    <style:style style:name="T3726" style:family="text">
      <style:text-properties fo:font-size="10.50pt" fo:font-weight="normal" fo:font-family="Consolas" style:font-family-asian="Consolas" style:font-family-complex="Consolas" fo:background-color="transparent" style:use-window-font-color="true"/>
    </style:style>
    <style:style style:name="T3727" style:family="text">
      <style:text-properties fo:font-size="10.50pt" fo:font-weight="normal" fo:font-family="Consolas" style:font-family-asian="Consolas" style:font-family-complex="Consolas" fo:background-color="transparent" fo:color="#2b91af"/>
    </style:style>
    <style:style style:name="T3728" style:family="text">
      <style:text-properties fo:font-size="10.50pt" fo:font-weight="normal" fo:font-family="Consolas" style:font-family-asian="Consolas" style:font-family-complex="Consolas" fo:background-color="transparent" style:use-window-font-color="true"/>
    </style:style>
    <style:style style:name="T3729" style:family="text">
      <style:text-properties fo:font-size="10.50pt" fo:font-weight="normal" fo:font-family="Consolas" style:font-family-asian="Consolas" style:font-family-complex="Consolas" fo:background-color="transparent" fo:color="#0000ff"/>
    </style:style>
    <style:style style:name="T3730" style:family="text">
      <style:text-properties fo:font-size="10.50pt" fo:font-weight="normal" fo:font-family="Consolas" style:font-family-asian="Consolas" style:font-family-complex="Consolas" fo:background-color="transparent" style:use-window-font-color="true"/>
    </style:style>
    <style:style style:name="T3731" style:family="text">
      <style:text-properties fo:font-size="10.50pt" fo:font-weight="normal" fo:font-family="Consolas" style:font-family-asian="Consolas" style:font-family-complex="Consolas" fo:background-color="transparent" fo:color="#2b91af"/>
    </style:style>
    <style:style style:name="T3732" style:family="text">
      <style:text-properties fo:font-size="10.50pt" fo:font-weight="normal" fo:font-family="Consolas" style:font-family-asian="Consolas" style:font-family-complex="Consolas" fo:background-color="transparent" style:use-window-font-color="true"/>
    </style:style>
    <style:style style:name="T3733" style:family="text">
      <style:text-properties fo:font-size="10.50pt" fo:font-weight="normal" fo:font-family="Consolas" style:font-family-asian="Consolas" style:font-family-complex="Consolas" fo:background-color="transparent" fo:color="#2b91af"/>
    </style:style>
    <style:style style:name="T3734" style:family="text">
      <style:text-properties fo:font-size="10.50pt" fo:font-weight="normal" fo:font-family="Consolas" style:font-family-asian="Consolas" style:font-family-complex="Consolas" fo:background-color="transparent" style:use-window-font-color="true"/>
    </style:style>
    <style:style style:name="T3735" style:family="text">
      <style:text-properties fo:font-size="10.50pt" fo:font-weight="normal" fo:font-family="Consolas" style:font-family-asian="Consolas" style:font-family-complex="Consolas" fo:background-color="transparent" fo:color="#0000ff"/>
    </style:style>
    <style:style style:name="T3736" style:family="text">
      <style:text-properties fo:font-size="10.50pt" fo:font-weight="normal" fo:font-family="Consolas" style:font-family-asian="Consolas" style:font-family-complex="Consolas" fo:background-color="transparent" style:use-window-font-color="true"/>
    </style:style>
    <style:style style:name="T3737" style:family="text">
      <style:text-properties fo:font-size="10.50pt" fo:font-weight="normal" fo:font-family="Consolas" style:font-family-asian="Consolas" style:font-family-complex="Consolas" fo:background-color="transparent" fo:color="#0000ff"/>
    </style:style>
    <style:style style:name="T3738" style:family="text">
      <style:text-properties fo:font-size="10.50pt" fo:font-weight="normal" fo:font-family="Consolas" style:font-family-asian="Consolas" style:font-family-complex="Consolas" fo:background-color="transparent" style:use-window-font-color="true"/>
    </style:style>
    <style:style style:name="T3739" style:family="text">
      <style:text-properties fo:font-size="10.50pt" fo:font-weight="normal" fo:font-family="Consolas" style:font-family-asian="Consolas" style:font-family-complex="Consolas" fo:background-color="transparent" fo:color="#2b91af"/>
    </style:style>
    <style:style style:name="T3740" style:family="text">
      <style:text-properties fo:font-size="10.50pt" fo:font-weight="normal" fo:font-family="Consolas" style:font-family-asian="Consolas" style:font-family-complex="Consolas" fo:background-color="transparent" style:use-window-font-color="true"/>
    </style:style>
    <style:style style:name="T3741" style:family="text">
      <style:text-properties fo:font-size="10.50pt" fo:font-weight="normal" fo:font-family="Consolas" style:font-family-asian="Consolas" style:font-family-complex="Consolas" fo:background-color="transparent" fo:color="#2b91af"/>
    </style:style>
    <style:style style:name="T3742" style:family="text">
      <style:text-properties fo:font-size="10.50pt" fo:font-weight="normal" fo:font-family="Consolas" style:font-family-asian="Consolas" style:font-family-complex="Consolas" fo:background-color="transparent" style:use-window-font-color="true"/>
    </style:style>
    <style:style style:name="T3743" style:family="text">
      <style:text-properties fo:font-size="10.50pt" fo:font-weight="normal" fo:font-family="Consolas" style:font-family-asian="Consolas" style:font-family-complex="Consolas" fo:background-color="transparent" fo:color="#0000ff"/>
    </style:style>
    <style:style style:name="T3744" style:family="text">
      <style:text-properties fo:font-size="10.50pt" fo:font-weight="normal" fo:font-family="Consolas" style:font-family-asian="Consolas" style:font-family-complex="Consolas" fo:background-color="transparent" style:use-window-font-color="true"/>
    </style:style>
    <style:style style:name="T3745" style:family="text">
      <style:text-properties fo:font-size="10.50pt" fo:font-weight="normal" fo:font-family="Consolas" style:font-family-asian="Consolas" style:font-family-complex="Consolas" fo:background-color="transparent" fo:color="#2b91af"/>
    </style:style>
    <style:style style:name="T3746" style:family="text">
      <style:text-properties fo:font-size="10.50pt" fo:font-weight="normal" fo:font-family="Consolas" style:font-family-asian="Consolas" style:font-family-complex="Consolas" fo:background-color="transparent" style:use-window-font-color="true"/>
    </style:style>
    <style:style style:name="T3747" style:family="text">
      <style:text-properties fo:font-size="10.50pt" fo:font-weight="normal" fo:font-family="Consolas" style:font-family-asian="Consolas" style:font-family-complex="Consolas" fo:background-color="transparent" fo:color="#0000ff"/>
    </style:style>
    <style:style style:name="T3748" style:family="text">
      <style:text-properties fo:font-size="10.50pt" fo:font-weight="normal" fo:font-family="Consolas" style:font-family-asian="Consolas" style:font-family-complex="Consolas" fo:background-color="transparent" style:use-window-font-color="true"/>
    </style:style>
    <style:style style:name="T3749" style:family="text">
      <style:text-properties fo:font-size="10.50pt" fo:font-weight="normal" fo:font-family="Consolas" style:font-family-asian="Consolas" style:font-family-complex="Consolas" fo:background-color="transparent" fo:color="#0000ff"/>
    </style:style>
    <style:style style:name="T3750" style:family="text">
      <style:text-properties fo:font-size="10.50pt" fo:font-weight="normal" fo:font-family="Consolas" style:font-family-asian="Consolas" style:font-family-complex="Consolas" fo:background-color="transparent" style:use-window-font-color="true"/>
    </style:style>
    <style:style style:name="T3751" style:family="text">
      <style:text-properties fo:font-size="10.50pt" fo:font-weight="normal" fo:font-family="Consolas" style:font-family-asian="Consolas" style:font-family-complex="Consolas" fo:background-color="transparent" fo:color="#2b91af"/>
    </style:style>
    <style:style style:name="T3752" style:family="text">
      <style:text-properties fo:font-size="10.50pt" fo:font-weight="normal" fo:font-family="Consolas" style:font-family-asian="Consolas" style:font-family-complex="Consolas" fo:background-color="transparent" style:use-window-font-color="true"/>
    </style:style>
    <style:style style:name="T3753" style:family="text">
      <style:text-properties fo:font-size="10.50pt" fo:font-weight="normal" fo:font-family="Consolas" style:font-family-asian="Consolas" style:font-family-complex="Consolas" fo:background-color="transparent" fo:color="#2b91af"/>
    </style:style>
    <style:style style:name="T3754" style:family="text">
      <style:text-properties fo:font-size="10.50pt" fo:font-weight="normal" fo:font-family="Consolas" style:font-family-asian="Consolas" style:font-family-complex="Consolas" fo:background-color="transparent" style:use-window-font-color="true"/>
    </style:style>
    <style:style style:name="T3755" style:family="text">
      <style:text-properties fo:font-size="10.50pt" fo:font-weight="normal" fo:font-family="Consolas" style:font-family-asian="Consolas" style:font-family-complex="Consolas" fo:background-color="transparent" fo:color="#0000ff"/>
    </style:style>
    <style:style style:name="T3756" style:family="text">
      <style:text-properties fo:font-size="10.50pt" fo:font-weight="normal" fo:font-family="Consolas" style:font-family-asian="Consolas" style:font-family-complex="Consolas" fo:background-color="transparent" style:use-window-font-color="true"/>
    </style:style>
    <style:style style:name="T3757" style:family="text">
      <style:text-properties fo:font-size="10.50pt" fo:font-weight="normal" fo:font-family="Consolas" style:font-family-asian="Consolas" style:font-family-complex="Consolas" fo:background-color="transparent" fo:color="#2b91af"/>
    </style:style>
    <style:style style:name="T3758" style:family="text">
      <style:text-properties fo:font-size="10.50pt" fo:font-weight="normal" fo:font-family="Consolas" style:font-family-asian="Consolas" style:font-family-complex="Consolas" fo:background-color="transparent" style:use-window-font-color="true"/>
    </style:style>
    <style:style style:name="T3759" style:family="text">
      <style:text-properties fo:font-size="10.50pt" fo:font-weight="normal" fo:font-family="Consolas" style:font-family-asian="Consolas" style:font-family-complex="Consolas" fo:background-color="transparent" fo:color="#0000ff"/>
    </style:style>
    <style:style style:name="T3760" style:family="text">
      <style:text-properties fo:font-size="10.50pt" fo:font-weight="normal" fo:font-family="Consolas" style:font-family-asian="Consolas" style:font-family-complex="Consolas" fo:background-color="transparent" style:use-window-font-color="true"/>
    </style:style>
    <style:style style:name="T3761" style:family="text">
      <style:text-properties fo:font-size="10.50pt" fo:font-weight="normal" fo:font-family="Consolas" style:font-family-asian="Consolas" style:font-family-complex="Consolas" fo:background-color="transparent" fo:color="#0000ff"/>
    </style:style>
    <style:style style:name="T3762" style:family="text">
      <style:text-properties fo:font-size="10.50pt" fo:font-weight="normal" fo:font-family="Consolas" style:font-family-asian="Consolas" style:font-family-complex="Consolas" fo:background-color="transparent" style:use-window-font-color="true"/>
    </style:style>
    <style:style style:name="T3763" style:family="text">
      <style:text-properties fo:font-size="10.50pt" fo:font-weight="normal" fo:font-family="Consolas" style:font-family-asian="Consolas" style:font-family-complex="Consolas" fo:background-color="transparent" fo:color="#2b91af"/>
    </style:style>
    <style:style style:name="T3764" style:family="text">
      <style:text-properties fo:font-size="10.50pt" fo:font-weight="normal" fo:font-family="Consolas" style:font-family-asian="Consolas" style:font-family-complex="Consolas" fo:background-color="transparent" style:use-window-font-color="true"/>
    </style:style>
    <style:style style:name="T3765" style:family="text">
      <style:text-properties fo:font-size="10.50pt" fo:font-weight="normal" fo:font-family="Consolas" style:font-family-asian="Consolas" style:font-family-complex="Consolas" fo:background-color="transparent" fo:color="#2b91af"/>
    </style:style>
    <style:style style:name="T3766" style:family="text">
      <style:text-properties fo:font-size="10.50pt" fo:font-weight="normal" fo:font-family="Consolas" style:font-family-asian="Consolas" style:font-family-complex="Consolas" fo:background-color="transparent" style:use-window-font-color="true"/>
    </style:style>
    <style:style style:name="T3767" style:family="text">
      <style:text-properties fo:font-size="10.50pt" fo:font-weight="normal" fo:font-family="Consolas" style:font-family-asian="Consolas" style:font-family-complex="Consolas" fo:background-color="transparent" fo:color="#0000ff"/>
    </style:style>
    <style:style style:name="T3768" style:family="text">
      <style:text-properties fo:font-size="10.50pt" fo:font-weight="normal" fo:font-family="Consolas" style:font-family-asian="Consolas" style:font-family-complex="Consolas" fo:background-color="transparent" style:use-window-font-color="true"/>
    </style:style>
    <style:style style:name="T3769" style:family="text">
      <style:text-properties fo:font-size="10.50pt" fo:font-weight="normal" fo:font-family="Consolas" style:font-family-asian="Consolas" style:font-family-complex="Consolas" fo:background-color="transparent" fo:color="#2b91af"/>
    </style:style>
    <style:style style:name="T3770" style:family="text">
      <style:text-properties fo:font-size="10.50pt" fo:font-weight="normal" fo:font-family="Consolas" style:font-family-asian="Consolas" style:font-family-complex="Consolas" fo:background-color="transparent" style:use-window-font-color="true"/>
    </style:style>
    <style:style style:name="T3771" style:family="text">
      <style:text-properties fo:font-size="10.50pt" fo:font-weight="normal" fo:font-family="Consolas" style:font-family-asian="Consolas" style:font-family-complex="Consolas" fo:background-color="transparent" fo:color="#0000ff"/>
    </style:style>
    <style:style style:name="T3772" style:family="text">
      <style:text-properties fo:font-size="10.50pt" fo:font-weight="normal" fo:font-family="Consolas" style:font-family-asian="Consolas" style:font-family-complex="Consolas" fo:background-color="transparent" style:use-window-font-color="true"/>
    </style:style>
    <style:style style:name="T3773" style:family="text">
      <style:text-properties fo:font-size="10.50pt" fo:font-weight="normal" fo:font-family="Consolas" style:font-family-asian="Consolas" style:font-family-complex="Consolas" fo:background-color="transparent" fo:color="#0000ff"/>
    </style:style>
    <style:style style:name="T3774" style:family="text">
      <style:text-properties fo:font-size="10.50pt" fo:font-weight="normal" fo:font-family="Consolas" style:font-family-asian="Consolas" style:font-family-complex="Consolas" fo:background-color="transparent" style:use-window-font-color="true"/>
    </style:style>
    <style:style style:name="T3775" style:family="text">
      <style:text-properties fo:font-size="10.50pt" fo:font-weight="normal" fo:font-family="Consolas" style:font-family-asian="Consolas" style:font-family-complex="Consolas" fo:background-color="transparent" fo:color="#2b91af"/>
    </style:style>
    <style:style style:name="T3776" style:family="text">
      <style:text-properties fo:font-size="10.50pt" fo:font-weight="normal" fo:font-family="Consolas" style:font-family-asian="Consolas" style:font-family-complex="Consolas" fo:background-color="transparent" style:use-window-font-color="true"/>
    </style:style>
    <style:style style:name="T3777" style:family="text">
      <style:text-properties fo:font-size="10.50pt" fo:font-weight="normal" fo:font-family="Consolas" style:font-family-asian="Consolas" style:font-family-complex="Consolas" fo:background-color="transparent" fo:color="#2b91af"/>
    </style:style>
    <style:style style:name="T3778" style:family="text">
      <style:text-properties fo:font-size="10.50pt" fo:font-weight="normal" fo:font-family="Consolas" style:font-family-asian="Consolas" style:font-family-complex="Consolas" fo:background-color="transparent" style:use-window-font-color="true"/>
    </style:style>
    <style:style style:name="T3779" style:family="text">
      <style:text-properties fo:font-size="10.50pt" fo:font-weight="normal" fo:font-family="Consolas" style:font-family-asian="Consolas" style:font-family-complex="Consolas" fo:background-color="transparent" fo:color="#0000ff"/>
    </style:style>
    <style:style style:name="T3780" style:family="text">
      <style:text-properties fo:font-size="10.50pt" fo:font-weight="normal" fo:font-family="Consolas" style:font-family-asian="Consolas" style:font-family-complex="Consolas" fo:background-color="transparent" style:use-window-font-color="true"/>
    </style:style>
    <style:style style:name="T3781" style:family="text">
      <style:text-properties fo:font-size="10.50pt" fo:font-weight="normal" fo:font-family="Consolas" style:font-family-asian="Consolas" style:font-family-complex="Consolas" fo:background-color="transparent" fo:color="#2b91af"/>
    </style:style>
    <style:style style:name="T3782" style:family="text">
      <style:text-properties fo:font-size="10.50pt" fo:font-weight="normal" fo:font-family="Consolas" style:font-family-asian="Consolas" style:font-family-complex="Consolas" fo:background-color="transparent" style:use-window-font-color="true"/>
    </style:style>
    <style:style style:name="T3783" style:family="text">
      <style:text-properties fo:font-size="10.50pt" fo:font-weight="normal" fo:font-family="Consolas" style:font-family-asian="Consolas" style:font-family-complex="Consolas" fo:background-color="transparent" fo:color="#0000ff"/>
    </style:style>
    <style:style style:name="T3784" style:family="text">
      <style:text-properties fo:font-size="10.50pt" fo:font-weight="normal" fo:font-family="Consolas" style:font-family-asian="Consolas" style:font-family-complex="Consolas" fo:background-color="transparent" style:use-window-font-color="true"/>
    </style:style>
    <style:style style:name="T3785" style:family="text">
      <style:text-properties fo:font-size="10.50pt" fo:font-weight="normal" fo:font-family="Consolas" style:font-family-asian="Consolas" style:font-family-complex="Consolas" fo:background-color="transparent" fo:color="#0000ff"/>
    </style:style>
    <style:style style:name="T3786" style:family="text">
      <style:text-properties fo:font-size="10.50pt" fo:font-weight="normal" fo:font-family="Consolas" style:font-family-asian="Consolas" style:font-family-complex="Consolas" fo:background-color="transparent" style:use-window-font-color="true"/>
    </style:style>
    <style:style style:name="T3787" style:family="text">
      <style:text-properties fo:font-size="10.50pt" fo:font-weight="normal" fo:font-family="Consolas" style:font-family-asian="Consolas" style:font-family-complex="Consolas" fo:background-color="transparent" fo:color="#2b91af"/>
    </style:style>
    <style:style style:name="T3788" style:family="text">
      <style:text-properties fo:font-size="10.50pt" fo:font-weight="normal" fo:font-family="Consolas" style:font-family-asian="Consolas" style:font-family-complex="Consolas" fo:background-color="transparent" style:use-window-font-color="true"/>
    </style:style>
    <style:style style:name="T3789" style:family="text">
      <style:text-properties fo:font-size="10.50pt" fo:font-weight="normal" fo:font-family="Consolas" style:font-family-asian="Consolas" style:font-family-complex="Consolas" fo:background-color="transparent" fo:color="#2b91af"/>
    </style:style>
    <style:style style:name="T3790" style:family="text">
      <style:text-properties fo:font-size="10.50pt" fo:font-weight="normal" fo:font-family="Consolas" style:font-family-asian="Consolas" style:font-family-complex="Consolas" fo:background-color="transparent" style:use-window-font-color="true"/>
    </style:style>
    <style:style style:name="T3791" style:family="text">
      <style:text-properties fo:font-size="10.50pt" fo:font-weight="normal" fo:font-family="Consolas" style:font-family-asian="Consolas" style:font-family-complex="Consolas" fo:background-color="transparent" fo:color="#0000ff"/>
    </style:style>
    <style:style style:name="T3792" style:family="text">
      <style:text-properties fo:font-size="10.50pt" fo:font-weight="normal" fo:font-family="Consolas" style:font-family-asian="Consolas" style:font-family-complex="Consolas" fo:background-color="transparent" style:use-window-font-color="true"/>
    </style:style>
    <style:style style:name="T3793" style:family="text">
      <style:text-properties fo:font-size="10.50pt" fo:font-weight="normal" fo:font-family="Consolas" style:font-family-asian="Consolas" style:font-family-complex="Consolas" fo:background-color="transparent" fo:color="#2b91af"/>
    </style:style>
    <style:style style:name="T3794" style:family="text">
      <style:text-properties fo:font-size="10.50pt" fo:font-weight="normal" fo:font-family="Consolas" style:font-family-asian="Consolas" style:font-family-complex="Consolas" fo:background-color="transparent" style:use-window-font-color="true"/>
    </style:style>
    <style:style style:name="T3795" style:family="text">
      <style:text-properties fo:font-size="10.50pt" fo:font-weight="normal" fo:font-family="Consolas" style:font-family-asian="Consolas" style:font-family-complex="Consolas" fo:background-color="transparent" fo:color="#0000ff"/>
    </style:style>
    <style:style style:name="T3796" style:family="text">
      <style:text-properties fo:font-size="10.50pt" fo:font-weight="normal" fo:font-family="Consolas" style:font-family-asian="Consolas" style:font-family-complex="Consolas" fo:background-color="transparent" style:use-window-font-color="true"/>
    </style:style>
    <style:style style:name="T3797" style:family="text">
      <style:text-properties fo:font-size="10.50pt" fo:font-weight="normal" fo:font-family="Consolas" style:font-family-asian="Consolas" style:font-family-complex="Consolas" fo:background-color="transparent" fo:color="#0000ff"/>
    </style:style>
    <style:style style:name="T3798" style:family="text">
      <style:text-properties fo:font-size="10.50pt" fo:font-weight="normal" fo:font-family="Consolas" style:font-family-asian="Consolas" style:font-family-complex="Consolas" fo:background-color="transparent" style:use-window-font-color="true"/>
    </style:style>
    <style:style style:name="T3799" style:family="text">
      <style:text-properties fo:font-size="10.50pt" fo:font-weight="normal" fo:font-family="Consolas" style:font-family-asian="Consolas" style:font-family-complex="Consolas" fo:background-color="transparent" fo:color="#2b91af"/>
    </style:style>
    <style:style style:name="T3800" style:family="text">
      <style:text-properties fo:font-size="10.50pt" fo:font-weight="normal" fo:font-family="Consolas" style:font-family-asian="Consolas" style:font-family-complex="Consolas" fo:background-color="transparent" style:use-window-font-color="true"/>
    </style:style>
    <style:style style:name="T3801" style:family="text">
      <style:text-properties fo:font-size="10.50pt" fo:font-weight="normal" fo:font-family="Consolas" style:font-family-asian="Consolas" style:font-family-complex="Consolas" fo:background-color="transparent" fo:color="#0000ff"/>
    </style:style>
    <style:style style:name="T3802" style:family="text">
      <style:text-properties fo:font-size="10.50pt" fo:font-weight="normal" fo:font-family="Consolas" style:font-family-asian="Consolas" style:font-family-complex="Consolas" fo:background-color="transparent" style:use-window-font-color="true"/>
    </style:style>
    <style:style style:name="T3803" style:family="text">
      <style:text-properties fo:font-size="10.50pt" fo:font-weight="normal" fo:font-family="Consolas" style:font-family-asian="Consolas" style:font-family-complex="Consolas" fo:background-color="transparent" fo:color="#2b91af"/>
    </style:style>
    <style:style style:name="T3804" style:family="text">
      <style:text-properties fo:font-size="10.50pt" fo:font-weight="normal" fo:font-family="Consolas" style:font-family-asian="Consolas" style:font-family-complex="Consolas" fo:background-color="transparent" style:use-window-font-color="true"/>
    </style:style>
    <style:style style:name="T3805" style:family="text">
      <style:text-properties fo:font-size="10.50pt" fo:font-weight="normal" fo:font-family="Consolas" style:font-family-asian="Consolas" style:font-family-complex="Consolas" fo:background-color="transparent" fo:color="#0000ff"/>
    </style:style>
    <style:style style:name="T3806" style:family="text">
      <style:text-properties fo:font-size="10.50pt" fo:font-weight="normal" fo:font-family="Consolas" style:font-family-asian="Consolas" style:font-family-complex="Consolas" fo:background-color="transparent" style:use-window-font-color="true"/>
    </style:style>
    <style:style style:name="T3807" style:family="text">
      <style:text-properties fo:font-size="10.50pt" fo:font-weight="normal" fo:font-family="Consolas" style:font-family-asian="Consolas" style:font-family-complex="Consolas" fo:background-color="transparent" fo:color="#0000ff"/>
    </style:style>
    <style:style style:name="T3808" style:family="text">
      <style:text-properties fo:font-size="10.50pt" fo:font-weight="normal" fo:font-family="Consolas" style:font-family-asian="Consolas" style:font-family-complex="Consolas" fo:background-color="transparent" style:use-window-font-color="true"/>
    </style:style>
    <style:style style:name="T3809" style:family="text">
      <style:text-properties fo:font-size="10.50pt" fo:font-weight="normal" fo:font-family="Consolas" style:font-family-asian="Consolas" style:font-family-complex="Consolas" fo:background-color="transparent" fo:color="#0000ff"/>
    </style:style>
    <style:style style:name="T3810" style:family="text">
      <style:text-properties fo:font-size="10.50pt" fo:font-weight="normal" fo:font-family="Consolas" style:font-family-asian="Consolas" style:font-family-complex="Consolas" fo:background-color="transparent" style:use-window-font-color="true"/>
    </style:style>
    <style:style style:name="T3811" style:family="text">
      <style:text-properties fo:font-size="10.50pt" fo:font-weight="normal" fo:font-family="Consolas" style:font-family-asian="Consolas" style:font-family-complex="Consolas" fo:background-color="transparent" fo:color="#0000ff"/>
    </style:style>
    <style:style style:name="T3812" style:family="text">
      <style:text-properties fo:font-size="10.50pt" fo:font-weight="normal" fo:font-family="Consolas" style:font-family-asian="Consolas" style:font-family-complex="Consolas" fo:background-color="transparent" style:use-window-font-color="true"/>
    </style:style>
    <style:style style:name="T3813" style:family="text">
      <style:text-properties fo:font-size="10.50pt" fo:font-weight="normal" fo:font-family="Consolas" style:font-family-asian="Consolas" style:font-family-complex="Consolas" fo:background-color="transparent" fo:color="#0000ff"/>
    </style:style>
    <style:style style:name="T3814" style:family="text">
      <style:text-properties fo:font-size="10.50pt" fo:font-weight="normal" fo:font-family="Consolas" style:font-family-asian="Consolas" style:font-family-complex="Consolas" fo:background-color="transparent" style:use-window-font-color="true"/>
    </style:style>
    <style:style style:name="T3815" style:family="text">
      <style:text-properties fo:font-size="10.50pt" fo:font-weight="normal" fo:font-family="Consolas" style:font-family-asian="Consolas" style:font-family-complex="Consolas" fo:background-color="transparent" fo:color="#0000ff"/>
    </style:style>
    <style:style style:name="T3816" style:family="text">
      <style:text-properties fo:font-size="10.50pt" fo:font-weight="normal" fo:font-family="Consolas" style:font-family-asian="Consolas" style:font-family-complex="Consolas" fo:background-color="transparent" style:use-window-font-color="true"/>
    </style:style>
    <style:style style:name="T3817" style:family="text">
      <style:text-properties fo:font-size="10.50pt" fo:font-weight="normal" fo:font-family="Consolas" style:font-family-asian="Consolas" style:font-family-complex="Consolas" fo:background-color="transparent" fo:color="#0000ff"/>
    </style:style>
    <style:style style:name="T3818" style:family="text">
      <style:text-properties fo:font-size="10.50pt" fo:font-weight="normal" fo:font-family="Consolas" style:font-family-asian="Consolas" style:font-family-complex="Consolas" fo:background-color="transparent" style:use-window-font-color="true"/>
    </style:style>
    <style:style style:name="T3819" style:family="text">
      <style:text-properties fo:font-size="10.50pt" fo:font-weight="normal" fo:font-family="Consolas" style:font-family-asian="Consolas" style:font-family-complex="Consolas" fo:background-color="transparent" fo:color="#0000ff"/>
    </style:style>
    <style:style style:name="T3820" style:family="text">
      <style:text-properties fo:font-size="10.50pt" fo:font-weight="normal" fo:font-family="Consolas" style:font-family-asian="Consolas" style:font-family-complex="Consolas" fo:background-color="transparent" style:use-window-font-color="true"/>
    </style:style>
    <style:style style:name="T3821" style:family="text">
      <style:text-properties fo:font-size="10.50pt" fo:font-weight="normal" fo:font-family="Consolas" style:font-family-asian="Consolas" style:font-family-complex="Consolas" fo:background-color="transparent" fo:color="#0000ff"/>
    </style:style>
    <style:style style:name="T3822" style:family="text">
      <style:text-properties fo:font-size="10.50pt" fo:font-weight="normal" fo:font-family="Consolas" style:font-family-asian="Consolas" style:font-family-complex="Consolas" fo:background-color="transparent" style:use-window-font-color="true"/>
    </style:style>
    <style:style style:name="T3823" style:family="text">
      <style:text-properties fo:font-size="10.50pt" fo:font-weight="normal" fo:font-family="Consolas" style:font-family-asian="Consolas" style:font-family-complex="Consolas" fo:background-color="transparent" fo:color="#2b91af"/>
    </style:style>
    <style:style style:name="T3824" style:family="text">
      <style:text-properties fo:font-size="10.50pt" fo:font-weight="normal" fo:font-family="Consolas" style:font-family-asian="Consolas" style:font-family-complex="Consolas" fo:background-color="transparent" style:use-window-font-color="true"/>
    </style:style>
    <style:style style:name="T3825" style:family="text">
      <style:text-properties fo:font-size="10.50pt" fo:font-weight="normal" fo:font-family="Consolas" style:font-family-asian="Consolas" style:font-family-complex="Consolas" fo:background-color="transparent" fo:color="#0000ff"/>
    </style:style>
    <style:style style:name="T3826" style:family="text">
      <style:text-properties fo:font-size="10.50pt" fo:font-weight="normal" fo:font-family="Consolas" style:font-family-asian="Consolas" style:font-family-complex="Consolas" fo:background-color="transparent" style:use-window-font-color="true"/>
    </style:style>
    <style:style style:name="T3827" style:family="text">
      <style:text-properties fo:font-size="10.50pt" fo:font-weight="normal" fo:font-family="Consolas" style:font-family-asian="Consolas" style:font-family-complex="Consolas" fo:background-color="transparent" fo:color="#2b91af"/>
    </style:style>
    <style:style style:name="T3828" style:family="text">
      <style:text-properties fo:font-size="10.50pt" fo:font-weight="normal" fo:font-family="Consolas" style:font-family-asian="Consolas" style:font-family-complex="Consolas" fo:background-color="transparent" style:use-window-font-color="true"/>
    </style:style>
    <style:style style:name="T3829" style:family="text">
      <style:text-properties fo:font-size="10.50pt" fo:font-weight="normal" fo:font-family="Consolas" style:font-family-asian="Consolas" style:font-family-complex="Consolas" fo:background-color="transparent" fo:color="#0000ff"/>
    </style:style>
    <style:style style:name="T3830" style:family="text">
      <style:text-properties fo:font-size="10.50pt" fo:font-weight="normal" fo:font-family="Consolas" style:font-family-asian="Consolas" style:font-family-complex="Consolas" fo:background-color="transparent" style:use-window-font-color="true"/>
    </style:style>
    <style:style style:name="T3831" style:family="text">
      <style:text-properties fo:font-size="10.50pt" fo:font-weight="normal" fo:font-family="Consolas" style:font-family-asian="Consolas" style:font-family-complex="Consolas" fo:background-color="transparent" fo:color="#0000ff"/>
    </style:style>
    <style:style style:name="T3832" style:family="text">
      <style:text-properties fo:font-size="10.50pt" fo:font-weight="normal" fo:font-family="Consolas" style:font-family-asian="Consolas" style:font-family-complex="Consolas" fo:background-color="transparent" style:use-window-font-color="true"/>
    </style:style>
    <style:style style:name="T3833" style:family="text">
      <style:text-properties fo:font-size="10.50pt" fo:font-weight="normal" fo:font-family="Consolas" style:font-family-asian="Consolas" style:font-family-complex="Consolas" fo:background-color="transparent" fo:color="#2b91af"/>
    </style:style>
    <style:style style:name="T3834" style:family="text">
      <style:text-properties fo:font-size="10.50pt" fo:font-weight="normal" fo:font-family="Consolas" style:font-family-asian="Consolas" style:font-family-complex="Consolas" fo:background-color="transparent" style:use-window-font-color="true"/>
    </style:style>
    <style:style style:name="T3835" style:family="text">
      <style:text-properties fo:font-size="10.50pt" fo:font-weight="normal" fo:font-family="Consolas" style:font-family-asian="Consolas" style:font-family-complex="Consolas" fo:background-color="transparent" fo:color="#2b91af"/>
    </style:style>
    <style:style style:name="T3836" style:family="text">
      <style:text-properties fo:font-size="10.50pt" fo:font-weight="normal" fo:font-family="Consolas" style:font-family-asian="Consolas" style:font-family-complex="Consolas" fo:background-color="transparent" style:use-window-font-color="true"/>
    </style:style>
    <style:style style:name="T3837" style:family="text">
      <style:text-properties fo:font-size="10.50pt" fo:font-weight="normal" fo:font-family="Consolas" style:font-family-asian="Consolas" style:font-family-complex="Consolas" fo:background-color="transparent" fo:color="#0000ff"/>
    </style:style>
    <style:style style:name="T3838" style:family="text">
      <style:text-properties fo:font-size="10.50pt" fo:font-weight="normal" fo:font-family="Consolas" style:font-family-asian="Consolas" style:font-family-complex="Consolas" fo:background-color="transparent" style:use-window-font-color="true"/>
    </style:style>
    <style:style style:name="T3839" style:family="text">
      <style:text-properties fo:font-size="10.50pt" fo:font-weight="normal" fo:font-family="Consolas" style:font-family-asian="Consolas" style:font-family-complex="Consolas" fo:background-color="transparent" fo:color="#2b91af"/>
    </style:style>
    <style:style style:name="T3840" style:family="text">
      <style:text-properties fo:font-size="10.50pt" fo:font-weight="normal" fo:font-family="Consolas" style:font-family-asian="Consolas" style:font-family-complex="Consolas" fo:background-color="transparent" style:use-window-font-color="true"/>
    </style:style>
    <style:style style:name="T3841" style:family="text">
      <style:text-properties fo:font-size="12.00pt" fo:font-weight="normal" fo:font-family="Verdana" style:font-family-asian="Verdana" style:font-family-complex="Verdana" fo:background-color="transparent" fo:color="#000000"/>
    </style:style>
    <style:style style:name="T3842" style:family="text">
      <style:text-properties fo:font-size="12.00pt" fo:font-weight="bold" fo:font-family="Verdana" style:font-family-asian="Verdana" style:font-family-complex="Verdana" fo:background-color="transparent" fo:color="#000000"/>
    </style:style>
    <style:style style:name="T3843" style:family="text">
      <style:text-properties fo:font-size="10.50pt" fo:font-weight="normal" fo:font-family="Consolas" style:font-family-asian="Consolas" style:font-family-complex="Consolas" fo:background-color="transparent" fo:color="#0000ff"/>
    </style:style>
    <style:style style:name="T3844" style:family="text">
      <style:text-properties fo:font-size="10.50pt" fo:font-weight="normal" fo:font-family="Consolas" style:font-family-asian="Consolas" style:font-family-complex="Consolas" fo:background-color="transparent" style:use-window-font-color="true"/>
    </style:style>
    <style:style style:name="T3845" style:family="text">
      <style:text-properties fo:font-size="10.50pt" fo:font-weight="normal" fo:font-family="Consolas" style:font-family-asian="Consolas" style:font-family-complex="Consolas" fo:background-color="transparent" fo:color="#0000ff"/>
    </style:style>
    <style:style style:name="T3846" style:family="text">
      <style:text-properties fo:font-size="10.50pt" fo:font-weight="normal" fo:font-family="Consolas" style:font-family-asian="Consolas" style:font-family-complex="Consolas" fo:background-color="transparent" style:use-window-font-color="true"/>
    </style:style>
    <style:style style:name="T3847" style:family="text">
      <style:text-properties fo:font-size="10.50pt" fo:font-weight="normal" fo:font-family="Consolas" style:font-family-asian="Consolas" style:font-family-complex="Consolas" fo:background-color="transparent" fo:color="#0000ff"/>
    </style:style>
    <style:style style:name="T3848" style:family="text">
      <style:text-properties fo:font-size="10.50pt" fo:font-weight="normal" fo:font-family="Consolas" style:font-family-asian="Consolas" style:font-family-complex="Consolas" fo:background-color="transparent" style:use-window-font-color="true"/>
    </style:style>
    <style:style style:name="T3849" style:family="text">
      <style:text-properties fo:font-size="10.50pt" fo:font-weight="normal" fo:font-family="Consolas" style:font-family-asian="Consolas" style:font-family-complex="Consolas" fo:background-color="transparent" fo:color="#0000ff"/>
    </style:style>
    <style:style style:name="T3850" style:family="text">
      <style:text-properties fo:font-size="10.50pt" fo:font-weight="normal" fo:font-family="Consolas" style:font-family-asian="Consolas" style:font-family-complex="Consolas" fo:background-color="transparent" style:use-window-font-color="true"/>
    </style:style>
    <style:style style:name="T3851" style:family="text">
      <style:text-properties fo:font-size="10.50pt" fo:font-weight="normal" fo:font-family="Consolas" style:font-family-asian="Consolas" style:font-family-complex="Consolas" fo:background-color="transparent" fo:color="#0000ff"/>
    </style:style>
    <style:style style:name="T3852" style:family="text">
      <style:text-properties fo:font-size="10.50pt" fo:font-weight="normal" fo:font-family="Consolas" style:font-family-asian="Consolas" style:font-family-complex="Consolas" fo:background-color="transparent" style:use-window-font-color="true"/>
    </style:style>
    <style:style style:name="T3853" style:family="text">
      <style:text-properties fo:font-size="10.50pt" fo:font-weight="normal" fo:font-family="Consolas" style:font-family-asian="Consolas" style:font-family-complex="Consolas" fo:background-color="transparent" fo:color="#0000ff"/>
    </style:style>
    <style:style style:name="T3854" style:family="text">
      <style:text-properties fo:font-size="10.50pt" fo:font-weight="normal" fo:font-family="Consolas" style:font-family-asian="Consolas" style:font-family-complex="Consolas" fo:background-color="transparent" style:use-window-font-color="true"/>
    </style:style>
    <style:style style:name="T3855" style:family="text">
      <style:text-properties fo:font-size="10.50pt" fo:font-weight="normal" fo:font-family="Consolas" style:font-family-asian="Consolas" style:font-family-complex="Consolas" fo:background-color="transparent" fo:color="#0000ff"/>
    </style:style>
    <style:style style:name="T3856" style:family="text">
      <style:text-properties fo:font-size="10.50pt" fo:font-weight="normal" fo:font-family="Consolas" style:font-family-asian="Consolas" style:font-family-complex="Consolas" fo:background-color="transparent" style:use-window-font-color="true"/>
    </style:style>
    <style:style style:name="T3857" style:family="text">
      <style:text-properties fo:font-size="10.50pt" fo:font-weight="normal" fo:font-family="Consolas" style:font-family-asian="Consolas" style:font-family-complex="Consolas" fo:background-color="transparent" fo:color="#0000ff"/>
    </style:style>
    <style:style style:name="T3858" style:family="text">
      <style:text-properties fo:font-size="10.50pt" fo:font-weight="normal" fo:font-family="Consolas" style:font-family-asian="Consolas" style:font-family-complex="Consolas" fo:background-color="transparent" style:use-window-font-color="true"/>
    </style:style>
    <style:style style:name="T3859" style:family="text">
      <style:text-properties fo:font-size="10.50pt" fo:font-weight="normal" fo:font-family="Consolas" style:font-family-asian="Consolas" style:font-family-complex="Consolas" fo:background-color="transparent" fo:color="#0000ff"/>
    </style:style>
    <style:style style:name="T3860" style:family="text">
      <style:text-properties fo:font-size="10.50pt" fo:font-weight="normal" fo:font-family="Consolas" style:font-family-asian="Consolas" style:font-family-complex="Consolas" fo:background-color="transparent" style:use-window-font-color="true"/>
    </style:style>
    <style:style style:name="T3861" style:family="text">
      <style:text-properties fo:font-size="10.50pt" fo:font-weight="normal" fo:font-family="Consolas" style:font-family-asian="Consolas" style:font-family-complex="Consolas" fo:background-color="transparent" fo:color="#2b91af"/>
    </style:style>
    <style:style style:name="T3862" style:family="text">
      <style:text-properties fo:font-size="10.50pt" fo:font-weight="normal" fo:font-family="Consolas" style:font-family-asian="Consolas" style:font-family-complex="Consolas" fo:background-color="transparent" style:use-window-font-color="true"/>
    </style:style>
    <style:style style:name="T3863" style:family="text">
      <style:text-properties fo:font-size="10.50pt" fo:font-weight="normal" fo:font-family="Consolas" style:font-family-asian="Consolas" style:font-family-complex="Consolas" fo:background-color="transparent" fo:color="#0000ff"/>
    </style:style>
    <style:style style:name="T3864" style:family="text">
      <style:text-properties fo:font-size="10.50pt" fo:font-weight="normal" fo:font-family="Consolas" style:font-family-asian="Consolas" style:font-family-complex="Consolas" fo:background-color="transparent" style:use-window-font-color="true"/>
    </style:style>
    <style:style style:name="T3865" style:family="text">
      <style:text-properties fo:font-size="10.50pt" fo:font-weight="normal" fo:font-family="Consolas" style:font-family-asian="Consolas" style:font-family-complex="Consolas" fo:background-color="transparent" fo:color="#0000ff"/>
    </style:style>
    <style:style style:name="T3866" style:family="text">
      <style:text-properties fo:font-size="10.50pt" fo:font-weight="normal" fo:font-family="Consolas" style:font-family-asian="Consolas" style:font-family-complex="Consolas" fo:background-color="transparent" style:use-window-font-color="true"/>
    </style:style>
    <style:style style:name="T3867" style:family="text">
      <style:text-properties fo:font-size="10.50pt" fo:font-weight="normal" fo:font-family="Consolas" style:font-family-asian="Consolas" style:font-family-complex="Consolas" fo:background-color="transparent" fo:color="#2b91af"/>
    </style:style>
    <style:style style:name="T3868" style:family="text">
      <style:text-properties fo:font-size="10.50pt" fo:font-weight="normal" fo:font-family="Consolas" style:font-family-asian="Consolas" style:font-family-complex="Consolas" fo:background-color="transparent" style:use-window-font-color="true"/>
    </style:style>
    <style:style style:name="T3869" style:family="text">
      <style:text-properties fo:font-size="10.50pt" fo:font-weight="normal" fo:font-family="Consolas" style:font-family-asian="Consolas" style:font-family-complex="Consolas" fo:background-color="transparent" fo:color="#0000ff"/>
    </style:style>
    <style:style style:name="T3870" style:family="text">
      <style:text-properties fo:font-size="10.50pt" fo:font-weight="normal" fo:font-family="Consolas" style:font-family-asian="Consolas" style:font-family-complex="Consolas" fo:background-color="transparent" style:use-window-font-color="true"/>
    </style:style>
    <style:style style:name="T3871" style:family="text">
      <style:text-properties fo:font-size="10.50pt" fo:font-weight="normal" fo:font-family="Consolas" style:font-family-asian="Consolas" style:font-family-complex="Consolas" fo:background-color="transparent" fo:color="#0000ff"/>
    </style:style>
    <style:style style:name="T3872" style:family="text">
      <style:text-properties fo:font-size="10.50pt" fo:font-weight="normal" fo:font-family="Consolas" style:font-family-asian="Consolas" style:font-family-complex="Consolas" fo:background-color="transparent" style:use-window-font-color="true"/>
    </style:style>
    <style:style style:name="T3873" style:family="text">
      <style:text-properties fo:font-size="10.50pt" fo:font-weight="normal" fo:font-family="Consolas" style:font-family-asian="Consolas" style:font-family-complex="Consolas" fo:background-color="transparent" fo:color="#0000ff"/>
    </style:style>
    <style:style style:name="T3874" style:family="text">
      <style:text-properties fo:font-size="10.50pt" fo:font-weight="normal" fo:font-family="Consolas" style:font-family-asian="Consolas" style:font-family-complex="Consolas" fo:background-color="transparent" style:use-window-font-color="true"/>
    </style:style>
    <style:style style:name="T3875" style:family="text">
      <style:text-properties fo:font-size="10.50pt" fo:font-weight="normal" fo:font-family="Consolas" style:font-family-asian="Consolas" style:font-family-complex="Consolas" fo:background-color="transparent" fo:color="#0000ff"/>
    </style:style>
    <style:style style:name="T3876" style:family="text">
      <style:text-properties fo:font-size="10.50pt" fo:font-weight="normal" fo:font-family="Consolas" style:font-family-asian="Consolas" style:font-family-complex="Consolas" fo:background-color="transparent" style:use-window-font-color="true"/>
    </style:style>
    <style:style style:name="T3877" style:family="text">
      <style:text-properties fo:font-size="10.50pt" fo:font-weight="normal" fo:font-family="Consolas" style:font-family-asian="Consolas" style:font-family-complex="Consolas" fo:background-color="transparent" fo:color="#0000ff"/>
    </style:style>
    <style:style style:name="T3878" style:family="text">
      <style:text-properties fo:font-size="10.50pt" fo:font-weight="normal" fo:font-family="Consolas" style:font-family-asian="Consolas" style:font-family-complex="Consolas" fo:background-color="transparent" style:use-window-font-color="true"/>
    </style:style>
    <style:style style:name="T3879" style:family="text">
      <style:text-properties fo:font-size="10.50pt" fo:font-weight="normal" fo:font-family="Consolas" style:font-family-asian="Consolas" style:font-family-complex="Consolas" fo:background-color="transparent" fo:color="#2b91af"/>
    </style:style>
    <style:style style:name="T3880" style:family="text">
      <style:text-properties fo:font-size="10.50pt" fo:font-weight="normal" fo:font-family="Consolas" style:font-family-asian="Consolas" style:font-family-complex="Consolas" fo:background-color="transparent" style:use-window-font-color="true"/>
    </style:style>
    <style:style style:name="T3881" style:family="text">
      <style:text-properties fo:font-size="10.50pt" fo:font-weight="normal" fo:font-family="Consolas" style:font-family-asian="Consolas" style:font-family-complex="Consolas" fo:background-color="transparent" fo:color="#0000ff"/>
    </style:style>
    <style:style style:name="T3882" style:family="text">
      <style:text-properties fo:font-size="10.50pt" fo:font-weight="normal" fo:font-family="Consolas" style:font-family-asian="Consolas" style:font-family-complex="Consolas" fo:background-color="transparent" style:use-window-font-color="true"/>
    </style:style>
    <style:style style:name="T3883" style:family="text">
      <style:text-properties fo:font-size="10.50pt" fo:font-weight="normal" fo:font-family="Consolas" style:font-family-asian="Consolas" style:font-family-complex="Consolas" fo:background-color="transparent" fo:color="#2b91af"/>
    </style:style>
    <style:style style:name="T3884" style:family="text">
      <style:text-properties fo:font-size="10.50pt" fo:font-weight="normal" fo:font-family="Consolas" style:font-family-asian="Consolas" style:font-family-complex="Consolas" fo:background-color="transparent" style:use-window-font-color="true"/>
    </style:style>
    <style:style style:name="T3885" style:family="text">
      <style:text-properties fo:font-size="10.50pt" fo:font-weight="normal" fo:font-family="Consolas" style:font-family-asian="Consolas" style:font-family-complex="Consolas" fo:background-color="transparent" fo:color="#0000ff"/>
    </style:style>
    <style:style style:name="T3886" style:family="text">
      <style:text-properties fo:font-size="10.50pt" fo:font-weight="normal" fo:font-family="Consolas" style:font-family-asian="Consolas" style:font-family-complex="Consolas" fo:background-color="transparent" style:use-window-font-color="true"/>
    </style:style>
    <style:style style:name="T3887" style:family="text">
      <style:text-properties fo:font-size="10.50pt" fo:font-weight="normal" fo:font-family="Consolas" style:font-family-asian="Consolas" style:font-family-complex="Consolas" fo:background-color="transparent" fo:color="#2b91af"/>
    </style:style>
    <style:style style:name="T3888" style:family="text">
      <style:text-properties fo:font-size="10.50pt" fo:font-weight="normal" fo:font-family="Consolas" style:font-family-asian="Consolas" style:font-family-complex="Consolas" fo:background-color="transparent" style:use-window-font-color="true"/>
    </style:style>
    <style:style style:name="T3889" style:family="text">
      <style:text-properties fo:font-size="10.50pt" fo:font-weight="normal" fo:font-family="Consolas" style:font-family-asian="Consolas" style:font-family-complex="Consolas" fo:background-color="transparent" fo:color="#0000ff"/>
    </style:style>
    <style:style style:name="T3890" style:family="text">
      <style:text-properties fo:font-size="10.50pt" fo:font-weight="normal" fo:font-family="Consolas" style:font-family-asian="Consolas" style:font-family-complex="Consolas" fo:background-color="transparent" style:use-window-font-color="true"/>
    </style:style>
    <style:style style:name="T3891" style:family="text">
      <style:text-properties fo:font-size="10.50pt" fo:font-weight="normal" fo:font-family="Consolas" style:font-family-asian="Consolas" style:font-family-complex="Consolas" fo:background-color="transparent" fo:color="#0000ff"/>
    </style:style>
    <style:style style:name="T3892" style:family="text">
      <style:text-properties fo:font-size="10.50pt" fo:font-weight="normal" fo:font-family="Consolas" style:font-family-asian="Consolas" style:font-family-complex="Consolas" fo:background-color="transparent" style:use-window-font-color="true"/>
    </style:style>
    <style:style style:name="T3893" style:family="text">
      <style:text-properties fo:font-size="10.50pt" fo:font-weight="normal" fo:font-family="Consolas" style:font-family-asian="Consolas" style:font-family-complex="Consolas" fo:background-color="transparent" fo:color="#0000ff"/>
    </style:style>
    <style:style style:name="T3894" style:family="text">
      <style:text-properties fo:font-size="10.50pt" fo:font-weight="normal" fo:font-family="Consolas" style:font-family-asian="Consolas" style:font-family-complex="Consolas" fo:background-color="transparent" style:use-window-font-color="true"/>
    </style:style>
    <style:style style:name="T3895" style:family="text">
      <style:text-properties fo:font-size="10.50pt" fo:font-weight="normal" fo:font-family="Consolas" style:font-family-asian="Consolas" style:font-family-complex="Consolas" fo:background-color="transparent" fo:color="#0000ff"/>
    </style:style>
    <style:style style:name="T3896" style:family="text">
      <style:text-properties fo:font-size="10.50pt" fo:font-weight="normal" fo:font-family="Consolas" style:font-family-asian="Consolas" style:font-family-complex="Consolas" fo:background-color="transparent" style:use-window-font-color="true"/>
    </style:style>
    <style:style style:name="T3897" style:family="text">
      <style:text-properties fo:font-size="10.50pt" fo:font-weight="normal" fo:font-family="Consolas" style:font-family-asian="Consolas" style:font-family-complex="Consolas" fo:background-color="transparent" fo:color="#0000ff"/>
    </style:style>
    <style:style style:name="T3898" style:family="text">
      <style:text-properties fo:font-size="10.50pt" fo:font-weight="normal" fo:font-family="Consolas" style:font-family-asian="Consolas" style:font-family-complex="Consolas" fo:background-color="transparent" style:use-window-font-color="true"/>
    </style:style>
    <style:style style:name="T3899" style:family="text">
      <style:text-properties fo:font-size="10.50pt" fo:font-weight="normal" fo:font-family="Consolas" style:font-family-asian="Consolas" style:font-family-complex="Consolas" fo:background-color="transparent" fo:color="#0000ff"/>
    </style:style>
    <style:style style:name="T3900" style:family="text">
      <style:text-properties fo:font-size="10.50pt" fo:font-weight="normal" fo:font-family="Consolas" style:font-family-asian="Consolas" style:font-family-complex="Consolas" fo:background-color="transparent" style:use-window-font-color="true"/>
    </style:style>
    <style:style style:name="T3901" style:family="text">
      <style:text-properties fo:font-size="10.50pt" fo:font-weight="normal" fo:font-family="Consolas" style:font-family-asian="Consolas" style:font-family-complex="Consolas" fo:background-color="transparent" fo:color="#0000ff"/>
    </style:style>
    <style:style style:name="T3902" style:family="text">
      <style:text-properties fo:font-size="10.50pt" fo:font-weight="normal" fo:font-family="Consolas" style:font-family-asian="Consolas" style:font-family-complex="Consolas" fo:background-color="transparent" style:use-window-font-color="true"/>
    </style:style>
    <style:style style:name="T3903" style:family="text">
      <style:text-properties fo:font-size="10.50pt" fo:font-weight="normal" fo:font-family="Consolas" style:font-family-asian="Consolas" style:font-family-complex="Consolas" fo:background-color="transparent" fo:color="#2b91af"/>
    </style:style>
    <style:style style:name="T3904" style:family="text">
      <style:text-properties fo:font-size="10.50pt" fo:font-weight="normal" fo:font-family="Consolas" style:font-family-asian="Consolas" style:font-family-complex="Consolas" fo:background-color="transparent" style:use-window-font-color="true"/>
    </style:style>
    <style:style style:name="T3905" style:family="text">
      <style:text-properties fo:font-size="10.50pt" fo:font-weight="normal" fo:font-family="Consolas" style:font-family-asian="Consolas" style:font-family-complex="Consolas" fo:background-color="transparent" fo:color="#0000ff"/>
    </style:style>
    <style:style style:name="T3906" style:family="text">
      <style:text-properties fo:font-size="10.50pt" fo:font-weight="normal" fo:font-family="Consolas" style:font-family-asian="Consolas" style:font-family-complex="Consolas" fo:background-color="transparent" style:use-window-font-color="true"/>
    </style:style>
    <style:style style:name="T3907" style:family="text">
      <style:text-properties fo:font-size="10.50pt" fo:font-weight="normal" fo:font-family="Consolas" style:font-family-asian="Consolas" style:font-family-complex="Consolas" fo:background-color="transparent" fo:color="#2b91af"/>
    </style:style>
    <style:style style:name="T3908" style:family="text">
      <style:text-properties fo:font-size="10.50pt" fo:font-weight="normal" fo:font-family="Consolas" style:font-family-asian="Consolas" style:font-family-complex="Consolas" fo:background-color="transparent" style:use-window-font-color="true"/>
    </style:style>
    <style:style style:name="T3909" style:family="text">
      <style:text-properties fo:font-size="10.50pt" fo:font-weight="normal" fo:font-family="Consolas" style:font-family-asian="Consolas" style:font-family-complex="Consolas" fo:background-color="transparent" fo:color="#2b91af"/>
    </style:style>
    <style:style style:name="T3910" style:family="text">
      <style:text-properties fo:font-size="10.50pt" fo:font-weight="normal" fo:font-family="Consolas" style:font-family-asian="Consolas" style:font-family-complex="Consolas" fo:background-color="transparent" style:use-window-font-color="true"/>
    </style:style>
    <style:style style:name="T3911" style:family="text">
      <style:text-properties fo:font-size="10.50pt" fo:font-weight="normal" fo:font-family="Consolas" style:font-family-asian="Consolas" style:font-family-complex="Consolas" fo:background-color="transparent" fo:color="#0000ff"/>
    </style:style>
    <style:style style:name="T3912" style:family="text">
      <style:text-properties fo:font-size="10.50pt" fo:font-weight="normal" fo:font-family="Consolas" style:font-family-asian="Consolas" style:font-family-complex="Consolas" fo:background-color="transparent" style:use-window-font-color="true"/>
    </style:style>
    <style:style style:name="T3913" style:family="text">
      <style:text-properties fo:font-size="10.50pt" fo:font-weight="normal" fo:font-family="Consolas" style:font-family-asian="Consolas" style:font-family-complex="Consolas" fo:background-color="transparent" fo:color="#2b91af"/>
    </style:style>
    <style:style style:name="T3914" style:family="text">
      <style:text-properties fo:font-size="10.50pt" fo:font-weight="normal" fo:font-family="Consolas" style:font-family-asian="Consolas" style:font-family-complex="Consolas" fo:background-color="transparent" style:use-window-font-color="true"/>
    </style:style>
    <style:style style:name="T3915" style:family="text">
      <style:text-properties fo:font-size="10.50pt" fo:font-weight="normal" fo:font-family="Consolas" style:font-family-asian="Consolas" style:font-family-complex="Consolas" fo:background-color="transparent" fo:color="#0000ff"/>
    </style:style>
    <style:style style:name="T3916" style:family="text">
      <style:text-properties fo:font-size="10.50pt" fo:font-weight="normal" fo:font-family="Consolas" style:font-family-asian="Consolas" style:font-family-complex="Consolas" fo:background-color="transparent" style:use-window-font-color="true"/>
    </style:style>
    <style:style style:name="T3917" style:family="text">
      <style:text-properties fo:font-size="10.50pt" fo:font-weight="normal" fo:font-family="Consolas" style:font-family-asian="Consolas" style:font-family-complex="Consolas" fo:background-color="transparent" fo:color="#2b91af"/>
    </style:style>
    <style:style style:name="T3918" style:family="text">
      <style:text-properties fo:font-size="10.50pt" fo:font-weight="normal" fo:font-family="Consolas" style:font-family-asian="Consolas" style:font-family-complex="Consolas" fo:background-color="transparent" style:use-window-font-color="true"/>
    </style:style>
    <style:style style:name="T3919" style:family="text">
      <style:text-properties fo:font-size="10.50pt" fo:font-weight="normal" fo:font-family="Consolas" style:font-family-asian="Consolas" style:font-family-complex="Consolas" fo:background-color="transparent" fo:color="#2b91af"/>
    </style:style>
    <style:style style:name="T3920" style:family="text">
      <style:text-properties fo:font-size="10.50pt" fo:font-weight="normal" fo:font-family="Consolas" style:font-family-asian="Consolas" style:font-family-complex="Consolas" fo:background-color="transparent" style:use-window-font-color="true"/>
    </style:style>
    <style:style style:name="T3921" style:family="text">
      <style:text-properties fo:font-size="10.50pt" fo:font-weight="normal" fo:font-family="Consolas" style:font-family-asian="Consolas" style:font-family-complex="Consolas" fo:background-color="transparent" fo:color="#008000"/>
    </style:style>
    <style:style style:name="T3922" style:family="text">
      <style:text-properties fo:font-size="10.50pt" fo:font-weight="normal" fo:font-family="Consolas" style:font-family-asian="Consolas" style:font-family-complex="Consolas" fo:background-color="transparent" style:use-window-font-color="true"/>
    </style:style>
    <style:style style:name="T3923" style:family="text">
      <style:text-properties fo:font-size="10.50pt" fo:font-weight="normal" fo:font-family="Consolas" style:font-family-asian="Consolas" style:font-family-complex="Consolas" fo:background-color="transparent" fo:color="#0000ff"/>
    </style:style>
    <style:style style:name="T3924" style:family="text">
      <style:text-properties fo:font-size="10.50pt" fo:font-weight="normal" fo:font-family="Consolas" style:font-family-asian="Consolas" style:font-family-complex="Consolas" fo:background-color="transparent" style:use-window-font-color="true"/>
    </style:style>
    <style:style style:name="T3925" style:family="text">
      <style:text-properties fo:font-size="10.50pt" fo:font-weight="normal" fo:font-family="Consolas" style:font-family-asian="Consolas" style:font-family-complex="Consolas" fo:background-color="transparent" fo:color="#0000ff"/>
    </style:style>
    <style:style style:name="T3926" style:family="text">
      <style:text-properties fo:font-size="10.50pt" fo:font-weight="normal" fo:font-family="Consolas" style:font-family-asian="Consolas" style:font-family-complex="Consolas" fo:background-color="transparent" style:use-window-font-color="true"/>
    </style:style>
    <style:style style:name="T3927" style:family="text">
      <style:text-properties fo:font-size="10.50pt" fo:font-weight="normal" fo:font-family="Consolas" style:font-family-asian="Consolas" style:font-family-complex="Consolas" fo:background-color="transparent" fo:color="#2b91af"/>
    </style:style>
    <style:style style:name="T3928" style:family="text">
      <style:text-properties fo:font-size="10.50pt" fo:font-weight="normal" fo:font-family="Consolas" style:font-family-asian="Consolas" style:font-family-complex="Consolas" fo:background-color="transparent" style:use-window-font-color="true"/>
    </style:style>
    <style:style style:name="T3929" style:family="text">
      <style:text-properties fo:font-size="10.50pt" fo:font-weight="normal" fo:font-family="Consolas" style:font-family-asian="Consolas" style:font-family-complex="Consolas" fo:background-color="transparent" fo:color="#2b91af"/>
    </style:style>
    <style:style style:name="T3930" style:family="text">
      <style:text-properties fo:font-size="10.50pt" fo:font-weight="normal" fo:font-family="Consolas" style:font-family-asian="Consolas" style:font-family-complex="Consolas" fo:background-color="transparent" style:use-window-font-color="true"/>
    </style:style>
    <style:style style:name="T3931" style:family="text">
      <style:text-properties fo:font-size="10.50pt" fo:font-weight="normal" fo:font-family="Consolas" style:font-family-asian="Consolas" style:font-family-complex="Consolas" fo:background-color="transparent" fo:color="#008000"/>
    </style:style>
    <style:style style:name="T3932" style:family="text">
      <style:text-properties fo:font-size="10.50pt" fo:font-weight="normal" fo:font-family="Consolas" style:font-family-asian="Consolas" style:font-family-complex="Consolas" fo:background-color="transparent" style:use-window-font-color="true"/>
    </style:style>
    <style:style style:name="T3933" style:family="text">
      <style:text-properties fo:font-size="10.50pt" fo:font-weight="normal" fo:font-family="Consolas" style:font-family-asian="Consolas" style:font-family-complex="Consolas" fo:background-color="transparent" fo:color="#0000ff"/>
    </style:style>
    <style:style style:name="T3934" style:family="text">
      <style:text-properties fo:font-size="10.50pt" fo:font-weight="normal" fo:font-family="Consolas" style:font-family-asian="Consolas" style:font-family-complex="Consolas" fo:background-color="transparent" style:use-window-font-color="true"/>
    </style:style>
    <style:style style:name="T3935" style:family="text">
      <style:text-properties fo:font-size="10.50pt" fo:font-weight="normal" fo:font-family="Consolas" style:font-family-asian="Consolas" style:font-family-complex="Consolas" fo:background-color="transparent" fo:color="#0000ff"/>
    </style:style>
    <style:style style:name="T3936" style:family="text">
      <style:text-properties fo:font-size="10.50pt" fo:font-weight="normal" fo:font-family="Consolas" style:font-family-asian="Consolas" style:font-family-complex="Consolas" fo:background-color="transparent" style:use-window-font-color="true"/>
    </style:style>
    <style:style style:name="T3937" style:family="text">
      <style:text-properties fo:font-size="10.50pt" fo:font-weight="normal" fo:font-family="Consolas" style:font-family-asian="Consolas" style:font-family-complex="Consolas" fo:background-color="transparent" fo:color="#2b91af"/>
    </style:style>
    <style:style style:name="T3938" style:family="text">
      <style:text-properties fo:font-size="10.50pt" fo:font-weight="normal" fo:font-family="Consolas" style:font-family-asian="Consolas" style:font-family-complex="Consolas" fo:background-color="transparent" style:use-window-font-color="true"/>
    </style:style>
    <style:style style:name="T3939" style:family="text">
      <style:text-properties fo:font-size="10.50pt" fo:font-weight="normal" fo:font-family="Consolas" style:font-family-asian="Consolas" style:font-family-complex="Consolas" fo:background-color="transparent" fo:color="#2b91af"/>
    </style:style>
    <style:style style:name="T3940" style:family="text">
      <style:text-properties fo:font-size="10.50pt" fo:font-weight="normal" fo:font-family="Consolas" style:font-family-asian="Consolas" style:font-family-complex="Consolas" fo:background-color="transparent" style:use-window-font-color="true"/>
    </style:style>
    <style:style style:name="T3941" style:family="text">
      <style:text-properties fo:font-size="10.50pt" fo:font-weight="normal" fo:font-family="Consolas" style:font-family-asian="Consolas" style:font-family-complex="Consolas" fo:background-color="transparent" fo:color="#0000ff"/>
    </style:style>
    <style:style style:name="T3942" style:family="text">
      <style:text-properties fo:font-size="10.50pt" fo:font-weight="normal" fo:font-family="Consolas" style:font-family-asian="Consolas" style:font-family-complex="Consolas" fo:background-color="transparent" style:use-window-font-color="true"/>
    </style:style>
    <style:style style:name="T3943" style:family="text">
      <style:text-properties fo:font-size="10.50pt" fo:font-weight="normal" fo:font-family="Consolas" style:font-family-asian="Consolas" style:font-family-complex="Consolas" fo:background-color="transparent" fo:color="#0000ff"/>
    </style:style>
    <style:style style:name="T3944" style:family="text">
      <style:text-properties fo:font-size="10.50pt" fo:font-weight="normal" fo:font-family="Consolas" style:font-family-asian="Consolas" style:font-family-complex="Consolas" fo:background-color="transparent" style:use-window-font-color="true"/>
    </style:style>
    <style:style style:name="T3945" style:family="text">
      <style:text-properties fo:font-size="10.50pt" fo:font-weight="normal" fo:font-family="Consolas" style:font-family-asian="Consolas" style:font-family-complex="Consolas" fo:background-color="transparent" fo:color="#a31515"/>
    </style:style>
    <style:style style:name="T3946" style:family="text">
      <style:text-properties fo:font-size="10.50pt" fo:font-weight="normal" fo:font-family="Consolas" style:font-family-asian="Consolas" style:font-family-complex="Consolas" fo:background-color="transparent" style:use-window-font-color="true"/>
    </style:style>
    <style:style style:name="T3947" style:family="text">
      <style:text-properties fo:font-size="10.50pt" fo:font-weight="normal" fo:font-family="Consolas" style:font-family-asian="Consolas" style:font-family-complex="Consolas" fo:background-color="transparent" fo:color="#2b91af"/>
    </style:style>
    <style:style style:name="T3948" style:family="text">
      <style:text-properties fo:font-size="10.50pt" fo:font-weight="normal" fo:font-family="Consolas" style:font-family-asian="Consolas" style:font-family-complex="Consolas" fo:background-color="transparent" style:use-window-font-color="true"/>
    </style:style>
    <style:style style:name="T3949" style:family="text">
      <style:text-properties fo:font-size="10.50pt" fo:font-weight="normal" fo:font-family="Consolas" style:font-family-asian="Consolas" style:font-family-complex="Consolas" fo:background-color="transparent" fo:color="#a31515"/>
    </style:style>
    <style:style style:name="T3950" style:family="text">
      <style:text-properties fo:font-size="10.50pt" fo:font-weight="normal" fo:font-family="Consolas" style:font-family-asian="Consolas" style:font-family-complex="Consolas" fo:background-color="transparent" style:use-window-font-color="true"/>
    </style:style>
    <style:style style:name="T3951" style:family="text">
      <style:text-properties fo:font-size="10.50pt" fo:font-weight="normal" fo:font-family="Consolas" style:font-family-asian="Consolas" style:font-family-complex="Consolas" fo:background-color="transparent" fo:color="#a31515"/>
    </style:style>
    <style:style style:name="T3952" style:family="text">
      <style:text-properties fo:font-size="10.50pt" fo:font-weight="normal" fo:font-family="Consolas" style:font-family-asian="Consolas" style:font-family-complex="Consolas" fo:background-color="transparent" style:use-window-font-color="true"/>
    </style:style>
    <style:style style:name="T3953" style:family="text">
      <style:text-properties fo:font-size="10.50pt" fo:font-weight="normal" fo:font-family="Consolas" style:font-family-asian="Consolas" style:font-family-complex="Consolas" fo:background-color="transparent" fo:color="#a31515"/>
    </style:style>
    <style:style style:name="T3954" style:family="text">
      <style:text-properties fo:font-size="10.50pt" fo:font-weight="normal" fo:font-family="Consolas" style:font-family-asian="Consolas" style:font-family-complex="Consolas" fo:background-color="transparent" style:use-window-font-color="true"/>
    </style:style>
    <style:style style:name="T3955" style:family="text">
      <style:text-properties fo:font-size="10.50pt" fo:font-weight="normal" fo:font-family="Consolas" style:font-family-asian="Consolas" style:font-family-complex="Consolas" fo:background-color="transparent" fo:color="#a31515"/>
    </style:style>
    <style:style style:name="T3956" style:family="text">
      <style:text-properties fo:font-size="10.50pt" fo:font-weight="normal" fo:font-family="Consolas" style:font-family-asian="Consolas" style:font-family-complex="Consolas" fo:background-color="transparent" style:use-window-font-color="true"/>
    </style:style>
    <style:style style:name="T3957" style:family="text">
      <style:text-properties fo:font-size="10.50pt" fo:font-weight="normal" fo:font-family="Consolas" style:font-family-asian="Consolas" style:font-family-complex="Consolas" fo:background-color="transparent" fo:color="#a31515"/>
    </style:style>
    <style:style style:name="T3958" style:family="text">
      <style:text-properties fo:font-size="10.50pt" fo:font-weight="normal" fo:font-family="Consolas" style:font-family-asian="Consolas" style:font-family-complex="Consolas" fo:background-color="transparent" style:use-window-font-color="true"/>
    </style:style>
    <style:style style:name="T3959" style:family="text">
      <style:text-properties fo:font-size="10.50pt" fo:font-weight="normal" fo:font-family="Consolas" style:font-family-asian="Consolas" style:font-family-complex="Consolas" fo:background-color="transparent" fo:color="#0000ff"/>
    </style:style>
    <style:style style:name="T3960" style:family="text">
      <style:text-properties fo:font-size="10.50pt" fo:font-weight="normal" fo:font-family="Consolas" style:font-family-asian="Consolas" style:font-family-complex="Consolas" fo:background-color="transparent" style:use-window-font-color="true"/>
    </style:style>
    <style:style style:name="T3961" style:family="text">
      <style:text-properties fo:font-size="10.50pt" fo:font-weight="normal" fo:font-family="Consolas" style:font-family-asian="Consolas" style:font-family-complex="Consolas" fo:background-color="transparent" fo:color="#0000ff"/>
    </style:style>
    <style:style style:name="T3962" style:family="text">
      <style:text-properties fo:font-size="10.50pt" fo:font-weight="normal" fo:font-family="Consolas" style:font-family-asian="Consolas" style:font-family-complex="Consolas" fo:background-color="transparent" style:use-window-font-color="true"/>
    </style:style>
    <style:style style:name="T3963" style:family="text">
      <style:text-properties fo:font-size="10.50pt" fo:font-weight="normal" fo:font-family="Consolas" style:font-family-asian="Consolas" style:font-family-complex="Consolas" fo:background-color="transparent" fo:color="#2b91af"/>
    </style:style>
    <style:style style:name="T3964" style:family="text">
      <style:text-properties fo:font-size="10.50pt" fo:font-weight="normal" fo:font-family="Consolas" style:font-family-asian="Consolas" style:font-family-complex="Consolas" fo:background-color="transparent" style:use-window-font-color="true"/>
    </style:style>
    <style:style style:name="T3965" style:family="text">
      <style:text-properties fo:font-size="10.50pt" fo:font-weight="normal" fo:font-family="Consolas" style:font-family-asian="Consolas" style:font-family-complex="Consolas" fo:background-color="transparent" fo:color="#2b91af"/>
    </style:style>
    <style:style style:name="T3966" style:family="text">
      <style:text-properties fo:font-size="10.50pt" fo:font-weight="normal" fo:font-family="Consolas" style:font-family-asian="Consolas" style:font-family-complex="Consolas" fo:background-color="transparent" style:use-window-font-color="true"/>
    </style:style>
    <style:style style:name="T3967" style:family="text">
      <style:text-properties fo:font-size="10.50pt" fo:font-weight="normal" fo:font-family="Consolas" style:font-family-asian="Consolas" style:font-family-complex="Consolas" fo:background-color="transparent" fo:color="#0000ff"/>
    </style:style>
    <style:style style:name="T3968" style:family="text">
      <style:text-properties fo:font-size="10.50pt" fo:font-weight="normal" fo:font-family="Consolas" style:font-family-asian="Consolas" style:font-family-complex="Consolas" fo:background-color="transparent" style:use-window-font-color="true"/>
    </style:style>
    <style:style style:name="T3969" style:family="text">
      <style:text-properties fo:font-size="10.50pt" fo:font-weight="normal" fo:font-family="Consolas" style:font-family-asian="Consolas" style:font-family-complex="Consolas" fo:background-color="transparent" fo:color="#0000ff"/>
    </style:style>
    <style:style style:name="T3970" style:family="text">
      <style:text-properties fo:font-size="10.50pt" fo:font-weight="normal" fo:font-family="Consolas" style:font-family-asian="Consolas" style:font-family-complex="Consolas" fo:background-color="transparent" style:use-window-font-color="true"/>
    </style:style>
    <style:style style:name="T3971" style:family="text">
      <style:text-properties fo:font-size="10.50pt" fo:font-weight="normal" fo:font-family="Consolas" style:font-family-asian="Consolas" style:font-family-complex="Consolas" fo:background-color="transparent" fo:color="#2b91af"/>
    </style:style>
    <style:style style:name="T3972" style:family="text">
      <style:text-properties fo:font-size="10.50pt" fo:font-weight="normal" fo:font-family="Consolas" style:font-family-asian="Consolas" style:font-family-complex="Consolas" fo:background-color="transparent" style:use-window-font-color="true"/>
    </style:style>
    <style:style style:name="T3973" style:family="text">
      <style:text-properties fo:font-size="10.50pt" fo:font-weight="normal" fo:font-family="Consolas" style:font-family-asian="Consolas" style:font-family-complex="Consolas" fo:background-color="transparent" fo:color="#0000ff"/>
    </style:style>
    <style:style style:name="T3974" style:family="text">
      <style:text-properties fo:font-size="10.50pt" fo:font-weight="normal" fo:font-family="Consolas" style:font-family-asian="Consolas" style:font-family-complex="Consolas" fo:background-color="transparent" style:use-window-font-color="true"/>
    </style:style>
    <style:style style:name="T3975" style:family="text">
      <style:text-properties fo:font-size="10.50pt" fo:font-weight="normal" fo:font-family="Consolas" style:font-family-asian="Consolas" style:font-family-complex="Consolas" fo:background-color="transparent" fo:color="#2b91af"/>
    </style:style>
    <style:style style:name="T3976" style:family="text">
      <style:text-properties fo:font-size="10.50pt" fo:font-weight="normal" fo:font-family="Consolas" style:font-family-asian="Consolas" style:font-family-complex="Consolas" fo:background-color="transparent" style:use-window-font-color="true"/>
    </style:style>
    <style:style style:name="T3977" style:family="text">
      <style:text-properties fo:font-size="10.50pt" fo:font-weight="normal" fo:font-family="Consolas" style:font-family-asian="Consolas" style:font-family-complex="Consolas" fo:background-color="transparent" fo:color="#2b91af"/>
    </style:style>
    <style:style style:name="T3978" style:family="text">
      <style:text-properties fo:font-size="10.50pt" fo:font-weight="normal" fo:font-family="Consolas" style:font-family-asian="Consolas" style:font-family-complex="Consolas" fo:background-color="transparent" style:use-window-font-color="true"/>
    </style:style>
    <style:style style:name="T3979" style:family="text">
      <style:text-properties fo:font-size="10.50pt" fo:font-weight="normal" fo:font-family="Consolas" style:font-family-asian="Consolas" style:font-family-complex="Consolas" fo:background-color="transparent" fo:color="#0000ff"/>
    </style:style>
    <style:style style:name="T3980" style:family="text">
      <style:text-properties fo:font-size="10.50pt" fo:font-weight="normal" fo:font-family="Consolas" style:font-family-asian="Consolas" style:font-family-complex="Consolas" fo:background-color="transparent" style:use-window-font-color="true"/>
    </style:style>
    <style:style style:name="T3981" style:family="text">
      <style:text-properties fo:font-size="10.50pt" fo:font-weight="normal" fo:font-family="Consolas" style:font-family-asian="Consolas" style:font-family-complex="Consolas" fo:background-color="transparent" fo:color="#0000ff"/>
    </style:style>
    <style:style style:name="T3982" style:family="text">
      <style:text-properties fo:font-size="10.50pt" fo:font-weight="normal" fo:font-family="Consolas" style:font-family-asian="Consolas" style:font-family-complex="Consolas" fo:background-color="transparent" style:use-window-font-color="true"/>
    </style:style>
    <style:style style:name="T3983" style:family="text">
      <style:text-properties fo:font-size="10.50pt" fo:font-weight="normal" fo:font-family="Consolas" style:font-family-asian="Consolas" style:font-family-complex="Consolas" fo:background-color="transparent" fo:color="#2b91af"/>
    </style:style>
    <style:style style:name="T3984" style:family="text">
      <style:text-properties fo:font-size="10.50pt" fo:font-weight="normal" fo:font-family="Consolas" style:font-family-asian="Consolas" style:font-family-complex="Consolas" fo:background-color="transparent" style:use-window-font-color="true"/>
    </style:style>
    <style:style style:name="T3985" style:family="text">
      <style:text-properties fo:font-size="10.50pt" fo:font-weight="normal" fo:font-family="Consolas" style:font-family-asian="Consolas" style:font-family-complex="Consolas" fo:background-color="transparent" fo:color="#2b91af"/>
    </style:style>
    <style:style style:name="T3986" style:family="text">
      <style:text-properties fo:font-size="10.50pt" fo:font-weight="normal" fo:font-family="Consolas" style:font-family-asian="Consolas" style:font-family-complex="Consolas" fo:background-color="transparent" style:use-window-font-color="true"/>
    </style:style>
    <style:style style:name="T3987" style:family="text">
      <style:text-properties fo:font-size="10.50pt" fo:font-weight="normal" fo:font-family="Consolas" style:font-family-asian="Consolas" style:font-family-complex="Consolas" fo:background-color="transparent" fo:color="#2b91af"/>
    </style:style>
    <style:style style:name="T3988" style:family="text">
      <style:text-properties fo:font-size="10.50pt" fo:font-weight="normal" fo:font-family="Consolas" style:font-family-asian="Consolas" style:font-family-complex="Consolas" fo:background-color="transparent" style:use-window-font-color="true"/>
    </style:style>
    <style:style style:name="T3989" style:family="text">
      <style:text-properties fo:font-size="10.50pt" fo:font-weight="normal" fo:font-family="Consolas" style:font-family-asian="Consolas" style:font-family-complex="Consolas" fo:background-color="transparent" fo:color="#0000ff"/>
    </style:style>
    <style:style style:name="T3990" style:family="text">
      <style:text-properties fo:font-size="10.50pt" fo:font-weight="normal" fo:font-family="Consolas" style:font-family-asian="Consolas" style:font-family-complex="Consolas" fo:background-color="transparent" style:use-window-font-color="true"/>
    </style:style>
    <style:style style:name="T3991" style:family="text">
      <style:text-properties fo:font-size="10.50pt" fo:font-weight="normal" fo:font-family="Consolas" style:font-family-asian="Consolas" style:font-family-complex="Consolas" fo:background-color="transparent" fo:color="#008000"/>
    </style:style>
    <style:style style:name="T3992" style:family="text">
      <style:text-properties fo:font-size="10.50pt" fo:font-weight="normal" fo:font-family="Consolas" style:font-family-asian="Consolas" style:font-family-complex="Consolas" fo:background-color="transparent" style:use-window-font-color="true"/>
    </style:style>
    <style:style style:name="T3993" style:family="text">
      <style:text-properties fo:font-size="10.50pt" fo:font-weight="normal" fo:font-family="Consolas" style:font-family-asian="Consolas" style:font-family-complex="Consolas" fo:background-color="transparent" fo:color="#0000ff"/>
    </style:style>
    <style:style style:name="T3994" style:family="text">
      <style:text-properties fo:font-size="10.50pt" fo:font-weight="normal" fo:font-family="Consolas" style:font-family-asian="Consolas" style:font-family-complex="Consolas" fo:background-color="transparent" style:use-window-font-color="true"/>
    </style:style>
    <style:style style:name="T3995" style:family="text">
      <style:text-properties fo:font-size="10.50pt" fo:font-weight="normal" fo:font-family="Consolas" style:font-family-asian="Consolas" style:font-family-complex="Consolas" fo:background-color="transparent" fo:color="#0000ff"/>
    </style:style>
    <style:style style:name="T3996" style:family="text">
      <style:text-properties fo:font-size="10.50pt" fo:font-weight="normal" fo:font-family="Consolas" style:font-family-asian="Consolas" style:font-family-complex="Consolas" fo:background-color="transparent" style:use-window-font-color="true"/>
    </style:style>
    <style:style style:name="T3997" style:family="text">
      <style:text-properties fo:font-size="10.50pt" fo:font-weight="normal" fo:font-family="Consolas" style:font-family-asian="Consolas" style:font-family-complex="Consolas" fo:background-color="transparent" fo:color="#2b91af"/>
    </style:style>
    <style:style style:name="T3998" style:family="text">
      <style:text-properties fo:font-size="10.50pt" fo:font-weight="normal" fo:font-family="Consolas" style:font-family-asian="Consolas" style:font-family-complex="Consolas" fo:background-color="transparent" style:use-window-font-color="true"/>
    </style:style>
    <style:style style:name="T3999" style:family="text">
      <style:text-properties fo:font-size="10.50pt" fo:font-weight="normal" fo:font-family="Consolas" style:font-family-asian="Consolas" style:font-family-complex="Consolas" fo:background-color="transparent" fo:color="#2b91af"/>
    </style:style>
    <style:style style:name="T4000" style:family="text">
      <style:text-properties fo:font-size="10.50pt" fo:font-weight="normal" fo:font-family="Consolas" style:font-family-asian="Consolas" style:font-family-complex="Consolas" fo:background-color="transparent" style:use-window-font-color="true"/>
    </style:style>
    <style:style style:name="T4001" style:family="text">
      <style:text-properties fo:font-size="10.50pt" fo:font-weight="normal" fo:font-family="Consolas" style:font-family-asian="Consolas" style:font-family-complex="Consolas" fo:background-color="transparent" fo:color="#0000ff"/>
    </style:style>
    <style:style style:name="T4002" style:family="text">
      <style:text-properties fo:font-size="10.50pt" fo:font-weight="normal" fo:font-family="Consolas" style:font-family-asian="Consolas" style:font-family-complex="Consolas" fo:background-color="transparent" style:use-window-font-color="true"/>
    </style:style>
    <style:style style:name="T4003" style:family="text">
      <style:text-properties fo:font-size="10.50pt" fo:font-weight="normal" fo:font-family="Consolas" style:font-family-asian="Consolas" style:font-family-complex="Consolas" fo:background-color="transparent" fo:color="#0000ff"/>
    </style:style>
    <style:style style:name="T4004" style:family="text">
      <style:text-properties fo:font-size="10.50pt" fo:font-weight="normal" fo:font-family="Consolas" style:font-family-asian="Consolas" style:font-family-complex="Consolas" fo:background-color="transparent" style:use-window-font-color="true"/>
    </style:style>
    <style:style style:name="T4005" style:family="text">
      <style:text-properties fo:font-size="10.50pt" fo:font-weight="normal" fo:font-family="Consolas" style:font-family-asian="Consolas" style:font-family-complex="Consolas" fo:background-color="transparent" fo:color="#2b91af"/>
    </style:style>
    <style:style style:name="T4006" style:family="text">
      <style:text-properties fo:font-size="10.50pt" fo:font-weight="normal" fo:font-family="Consolas" style:font-family-asian="Consolas" style:font-family-complex="Consolas" fo:background-color="transparent" style:use-window-font-color="true"/>
    </style:style>
    <style:style style:name="T4007" style:family="text">
      <style:text-properties fo:font-size="10.50pt" fo:font-weight="normal" fo:font-family="Consolas" style:font-family-asian="Consolas" style:font-family-complex="Consolas" fo:background-color="transparent" fo:color="#0000ff"/>
    </style:style>
    <style:style style:name="T4008" style:family="text">
      <style:text-properties fo:font-size="10.50pt" fo:font-weight="normal" fo:font-family="Consolas" style:font-family-asian="Consolas" style:font-family-complex="Consolas" fo:background-color="transparent" style:use-window-font-color="true"/>
    </style:style>
    <style:style style:name="T4009" style:family="text">
      <style:text-properties fo:font-size="10.50pt" fo:font-weight="normal" fo:font-family="Consolas" style:font-family-asian="Consolas" style:font-family-complex="Consolas" fo:background-color="transparent" fo:color="#2b91af"/>
    </style:style>
    <style:style style:name="T4010" style:family="text">
      <style:text-properties fo:font-size="10.50pt" fo:font-weight="normal" fo:font-family="Consolas" style:font-family-asian="Consolas" style:font-family-complex="Consolas" fo:background-color="transparent" style:use-window-font-color="true"/>
    </style:style>
    <style:style style:name="T4011" style:family="text">
      <style:text-properties fo:font-size="10.50pt" fo:font-weight="normal" fo:font-family="Consolas" style:font-family-asian="Consolas" style:font-family-complex="Consolas" fo:background-color="transparent" fo:color="#2b91af"/>
    </style:style>
    <style:style style:name="T4012" style:family="text">
      <style:text-properties fo:font-size="10.50pt" fo:font-weight="normal" fo:font-family="Consolas" style:font-family-asian="Consolas" style:font-family-complex="Consolas" fo:background-color="transparent" style:use-window-font-color="true"/>
    </style:style>
    <style:style style:name="T4013" style:family="text">
      <style:text-properties fo:font-size="10.50pt" fo:font-weight="normal" fo:font-family="Consolas" style:font-family-asian="Consolas" style:font-family-complex="Consolas" fo:background-color="transparent" fo:color="#0000ff"/>
    </style:style>
    <style:style style:name="T4014" style:family="text">
      <style:text-properties fo:font-size="10.50pt" fo:font-weight="normal" fo:font-family="Consolas" style:font-family-asian="Consolas" style:font-family-complex="Consolas" fo:background-color="transparent" style:use-window-font-color="true"/>
    </style:style>
    <style:style style:name="T4015" style:family="text">
      <style:text-properties fo:font-size="10.50pt" fo:font-weight="normal" fo:font-family="Consolas" style:font-family-asian="Consolas" style:font-family-complex="Consolas" fo:background-color="transparent" fo:color="#2b91af"/>
    </style:style>
    <style:style style:name="T4016" style:family="text">
      <style:text-properties fo:font-size="10.50pt" fo:font-weight="normal" fo:font-family="Consolas" style:font-family-asian="Consolas" style:font-family-complex="Consolas" fo:background-color="transparent" style:use-window-font-color="true"/>
    </style:style>
    <style:style style:name="T4017" style:family="text">
      <style:text-properties fo:font-size="10.50pt" fo:font-weight="normal" fo:font-family="Consolas" style:font-family-asian="Consolas" style:font-family-complex="Consolas" fo:background-color="transparent" fo:color="#008000"/>
    </style:style>
    <style:style style:name="T4018" style:family="text">
      <style:text-properties fo:font-size="10.50pt" fo:font-weight="normal" fo:font-family="Consolas" style:font-family-asian="Consolas" style:font-family-complex="Consolas" fo:background-color="transparent" style:use-window-font-color="true"/>
    </style:style>
    <style:style style:name="T4019" style:family="text">
      <style:text-properties fo:font-size="10.50pt" fo:font-weight="normal" fo:font-family="Consolas" style:font-family-asian="Consolas" style:font-family-complex="Consolas" fo:background-color="transparent" fo:color="#0000ff"/>
    </style:style>
    <style:style style:name="T4020" style:family="text">
      <style:text-properties fo:font-size="10.50pt" fo:font-weight="normal" fo:font-family="Consolas" style:font-family-asian="Consolas" style:font-family-complex="Consolas" fo:background-color="transparent" style:use-window-font-color="true"/>
    </style:style>
    <style:style style:name="T4021" style:family="text">
      <style:text-properties fo:font-size="10.50pt" fo:font-weight="normal" fo:font-family="Consolas" style:font-family-asian="Consolas" style:font-family-complex="Consolas" fo:background-color="transparent" fo:color="#2b91af"/>
    </style:style>
    <style:style style:name="T4022" style:family="text">
      <style:text-properties fo:font-size="10.50pt" fo:font-weight="normal" fo:font-family="Consolas" style:font-family-asian="Consolas" style:font-family-complex="Consolas" fo:background-color="transparent" style:use-window-font-color="true"/>
    </style:style>
    <style:style style:name="T4023" style:family="text">
      <style:text-properties fo:font-size="10.50pt" fo:font-weight="normal" fo:font-family="Consolas" style:font-family-asian="Consolas" style:font-family-complex="Consolas" fo:background-color="transparent" fo:color="#0000ff"/>
    </style:style>
    <style:style style:name="T4024" style:family="text">
      <style:text-properties fo:font-size="10.50pt" fo:font-weight="normal" fo:font-family="Consolas" style:font-family-asian="Consolas" style:font-family-complex="Consolas" fo:background-color="transparent" style:use-window-font-color="true"/>
    </style:style>
    <style:style style:name="T4025" style:family="text">
      <style:text-properties fo:font-size="10.50pt" fo:font-weight="normal" fo:font-family="Consolas" style:font-family-asian="Consolas" style:font-family-complex="Consolas" fo:background-color="transparent" fo:color="#0000ff"/>
    </style:style>
    <style:style style:name="T4026" style:family="text">
      <style:text-properties fo:font-size="10.50pt" fo:font-weight="normal" fo:font-family="Consolas" style:font-family-asian="Consolas" style:font-family-complex="Consolas" fo:background-color="transparent" style:use-window-font-color="true"/>
    </style:style>
    <style:style style:name="T4027" style:family="text">
      <style:text-properties fo:font-size="10.50pt" fo:font-weight="normal" fo:font-family="Consolas" style:font-family-asian="Consolas" style:font-family-complex="Consolas" fo:background-color="transparent" fo:color="#2b91af"/>
    </style:style>
    <style:style style:name="T4028" style:family="text">
      <style:text-properties fo:font-size="10.50pt" fo:font-weight="normal" fo:font-family="Consolas" style:font-family-asian="Consolas" style:font-family-complex="Consolas" fo:background-color="transparent" style:use-window-font-color="true"/>
    </style:style>
    <style:style style:name="T4029" style:family="text">
      <style:text-properties fo:font-size="10.50pt" fo:font-weight="normal" fo:font-family="Consolas" style:font-family-asian="Consolas" style:font-family-complex="Consolas" fo:background-color="transparent" fo:color="#2b91af"/>
    </style:style>
    <style:style style:name="T4030" style:family="text">
      <style:text-properties fo:font-size="10.50pt" fo:font-weight="normal" fo:font-family="Consolas" style:font-family-asian="Consolas" style:font-family-complex="Consolas" fo:background-color="transparent" style:use-window-font-color="true"/>
    </style:style>
    <style:style style:name="T4031" style:family="text">
      <style:text-properties fo:font-size="10.50pt" fo:font-weight="normal" fo:font-family="Consolas" style:font-family-asian="Consolas" style:font-family-complex="Consolas" fo:background-color="transparent" fo:color="#2b91af"/>
    </style:style>
    <style:style style:name="T4032" style:family="text">
      <style:text-properties fo:font-size="10.50pt" fo:font-weight="normal" fo:font-family="Consolas" style:font-family-asian="Consolas" style:font-family-complex="Consolas" fo:background-color="transparent" style:use-window-font-color="true"/>
    </style:style>
    <style:style style:name="T4033" style:family="text">
      <style:text-properties fo:font-size="10.50pt" fo:font-weight="normal" fo:font-family="Consolas" style:font-family-asian="Consolas" style:font-family-complex="Consolas" fo:background-color="transparent" fo:color="#2b91af"/>
    </style:style>
    <style:style style:name="T4034" style:family="text">
      <style:text-properties fo:font-size="10.50pt" fo:font-weight="normal" fo:font-family="Consolas" style:font-family-asian="Consolas" style:font-family-complex="Consolas" fo:background-color="transparent" style:use-window-font-color="true"/>
    </style:style>
    <style:style style:name="T4035" style:family="text">
      <style:text-properties fo:font-size="10.50pt" fo:font-weight="normal" fo:font-family="Consolas" style:font-family-asian="Consolas" style:font-family-complex="Consolas" fo:background-color="transparent" fo:color="#0000ff"/>
    </style:style>
    <style:style style:name="T4036" style:family="text">
      <style:text-properties fo:font-size="10.50pt" fo:font-weight="normal" fo:font-family="Consolas" style:font-family-asian="Consolas" style:font-family-complex="Consolas" fo:background-color="transparent" style:use-window-font-color="true"/>
    </style:style>
    <style:style style:name="T4037" style:family="text">
      <style:text-properties fo:font-size="10.50pt" fo:font-weight="normal" fo:font-family="Consolas" style:font-family-asian="Consolas" style:font-family-complex="Consolas" fo:background-color="transparent" fo:color="#0000ff"/>
    </style:style>
    <style:style style:name="T4038" style:family="text">
      <style:text-properties fo:font-size="10.50pt" fo:font-weight="normal" fo:font-family="Consolas" style:font-family-asian="Consolas" style:font-family-complex="Consolas" fo:background-color="transparent" style:use-window-font-color="true"/>
    </style:style>
    <style:style style:name="T4039" style:family="text">
      <style:text-properties fo:font-size="10.50pt" fo:font-weight="normal" fo:font-family="Consolas" style:font-family-asian="Consolas" style:font-family-complex="Consolas" fo:background-color="transparent" fo:color="#0000ff"/>
    </style:style>
    <style:style style:name="T4040" style:family="text">
      <style:text-properties fo:font-size="10.50pt" fo:font-weight="normal" fo:font-family="Consolas" style:font-family-asian="Consolas" style:font-family-complex="Consolas" fo:background-color="transparent" style:use-window-font-color="true"/>
    </style:style>
    <style:style style:name="T4041" style:family="text">
      <style:text-properties fo:font-size="10.50pt" fo:font-weight="normal" fo:font-family="Consolas" style:font-family-asian="Consolas" style:font-family-complex="Consolas" fo:background-color="transparent" fo:color="#0000ff"/>
    </style:style>
    <style:style style:name="T4042" style:family="text">
      <style:text-properties fo:font-size="10.50pt" fo:font-weight="normal" fo:font-family="Consolas" style:font-family-asian="Consolas" style:font-family-complex="Consolas" fo:background-color="transparent" style:use-window-font-color="true"/>
    </style:style>
    <style:style style:name="T4043" style:family="text">
      <style:text-properties fo:font-size="10.50pt" fo:font-weight="normal" fo:font-family="Consolas" style:font-family-asian="Consolas" style:font-family-complex="Consolas" fo:background-color="transparent" fo:color="#008000"/>
    </style:style>
    <style:style style:name="T4044" style:family="text">
      <style:text-properties fo:font-size="10.50pt" fo:font-weight="normal" fo:font-family="Consolas" style:font-family-asian="Consolas" style:font-family-complex="Consolas" fo:background-color="transparent" style:use-window-font-color="true"/>
    </style:style>
    <style:style style:name="T4045" style:family="text">
      <style:text-properties fo:font-size="10.50pt" fo:font-weight="normal" fo:font-family="Consolas" style:font-family-asian="Consolas" style:font-family-complex="Consolas" fo:background-color="transparent" fo:color="#008000"/>
    </style:style>
    <style:style style:name="T4046" style:family="text">
      <style:text-properties fo:font-size="10.50pt" fo:font-weight="normal" fo:font-family="Consolas" style:font-family-asian="Consolas" style:font-family-complex="Consolas" fo:background-color="transparent" style:use-window-font-color="true"/>
    </style:style>
    <style:style style:name="T4047" style:family="text">
      <style:text-properties fo:font-size="10.50pt" fo:font-weight="normal" fo:font-family="Consolas" style:font-family-asian="Consolas" style:font-family-complex="Consolas" fo:background-color="transparent" fo:color="#0000ff"/>
    </style:style>
    <style:style style:name="T4048" style:family="text">
      <style:text-properties fo:font-size="10.50pt" fo:font-weight="normal" fo:font-family="Consolas" style:font-family-asian="Consolas" style:font-family-complex="Consolas" fo:background-color="transparent" style:use-window-font-color="true"/>
    </style:style>
    <style:style style:name="T4049" style:family="text">
      <style:text-properties fo:font-size="10.50pt" fo:font-weight="normal" fo:font-family="Consolas" style:font-family-asian="Consolas" style:font-family-complex="Consolas" fo:background-color="transparent" fo:color="#008000"/>
    </style:style>
    <style:style style:name="T4050" style:family="text">
      <style:text-properties fo:font-size="10.50pt" fo:font-weight="normal" fo:font-family="Consolas" style:font-family-asian="Consolas" style:font-family-complex="Consolas" fo:background-color="transparent" style:use-window-font-color="true"/>
    </style:style>
    <style:style style:name="T4051" style:family="text">
      <style:text-properties fo:font-size="10.50pt" fo:font-weight="normal" fo:font-family="Consolas" style:font-family-asian="Consolas" style:font-family-complex="Consolas" fo:background-color="transparent" fo:color="#0000ff"/>
    </style:style>
    <style:style style:name="T4052" style:family="text">
      <style:text-properties fo:font-size="10.50pt" fo:font-weight="normal" fo:font-family="Consolas" style:font-family-asian="Consolas" style:font-family-complex="Consolas" fo:background-color="transparent" style:use-window-font-color="true"/>
    </style:style>
    <style:style style:name="T4053" style:family="text">
      <style:text-properties fo:font-size="10.50pt" fo:font-weight="normal" fo:font-family="Consolas" style:font-family-asian="Consolas" style:font-family-complex="Consolas" fo:background-color="transparent" fo:color="#0000ff"/>
    </style:style>
    <style:style style:name="T4054" style:family="text">
      <style:text-properties fo:font-size="10.50pt" fo:font-weight="normal" fo:font-family="Consolas" style:font-family-asian="Consolas" style:font-family-complex="Consolas" fo:background-color="transparent" style:use-window-font-color="true"/>
    </style:style>
    <style:style style:name="T4055" style:family="text">
      <style:text-properties fo:font-size="10.50pt" fo:font-weight="normal" fo:font-family="Consolas" style:font-family-asian="Consolas" style:font-family-complex="Consolas" fo:background-color="transparent" fo:color="#2b91af"/>
    </style:style>
    <style:style style:name="T4056" style:family="text">
      <style:text-properties fo:font-size="10.50pt" fo:font-weight="normal" fo:font-family="Consolas" style:font-family-asian="Consolas" style:font-family-complex="Consolas" fo:background-color="transparent" style:use-window-font-color="true"/>
    </style:style>
    <style:style style:name="T4057" style:family="text">
      <style:text-properties fo:font-size="10.50pt" fo:font-weight="normal" fo:font-family="Consolas" style:font-family-asian="Consolas" style:font-family-complex="Consolas" fo:background-color="transparent" fo:color="#2b91af"/>
    </style:style>
    <style:style style:name="T4058" style:family="text">
      <style:text-properties fo:font-size="10.50pt" fo:font-weight="normal" fo:font-family="Consolas" style:font-family-asian="Consolas" style:font-family-complex="Consolas" fo:background-color="transparent" style:use-window-font-color="true"/>
    </style:style>
    <style:style style:name="T4059" style:family="text">
      <style:text-properties fo:font-size="10.50pt" fo:font-weight="normal" fo:font-family="Consolas" style:font-family-asian="Consolas" style:font-family-complex="Consolas" fo:background-color="transparent" fo:color="#0000ff"/>
    </style:style>
    <style:style style:name="T4060" style:family="text">
      <style:text-properties fo:font-size="10.50pt" fo:font-weight="normal" fo:font-family="Consolas" style:font-family-asian="Consolas" style:font-family-complex="Consolas" fo:background-color="transparent" style:use-window-font-color="true"/>
    </style:style>
    <style:style style:name="T4061" style:family="text">
      <style:text-properties fo:font-size="10.50pt" fo:font-weight="normal" fo:font-family="Consolas" style:font-family-asian="Consolas" style:font-family-complex="Consolas" fo:background-color="transparent" fo:color="#0000ff"/>
    </style:style>
    <style:style style:name="T4062" style:family="text">
      <style:text-properties fo:font-size="10.50pt" fo:font-weight="normal" fo:font-family="Consolas" style:font-family-asian="Consolas" style:font-family-complex="Consolas" fo:background-color="transparent" style:use-window-font-color="true"/>
    </style:style>
    <style:style style:name="T4063" style:family="text">
      <style:text-properties fo:font-size="10.50pt" fo:font-weight="normal" fo:font-family="Consolas" style:font-family-asian="Consolas" style:font-family-complex="Consolas" fo:background-color="transparent" fo:color="#008000"/>
    </style:style>
    <style:style style:name="T4064" style:family="text">
      <style:text-properties fo:font-size="10.50pt" fo:font-weight="normal" fo:font-family="Consolas" style:font-family-asian="Consolas" style:font-family-complex="Consolas" fo:background-color="transparent" style:use-window-font-color="true"/>
    </style:style>
    <style:style style:name="T4065" style:family="text">
      <style:text-properties fo:font-size="10.50pt" fo:font-weight="normal" fo:font-family="Consolas" style:font-family-asian="Consolas" style:font-family-complex="Consolas" fo:background-color="transparent" fo:color="#0000ff"/>
    </style:style>
    <style:style style:name="T4066" style:family="text">
      <style:text-properties fo:font-size="10.50pt" fo:font-weight="normal" fo:font-family="Consolas" style:font-family-asian="Consolas" style:font-family-complex="Consolas" fo:background-color="transparent" style:use-window-font-color="true"/>
    </style:style>
    <style:style style:name="T4067" style:family="text">
      <style:text-properties fo:font-size="10.50pt" fo:font-weight="normal" fo:font-family="Consolas" style:font-family-asian="Consolas" style:font-family-complex="Consolas" fo:background-color="transparent" fo:color="#2b91af"/>
    </style:style>
    <style:style style:name="T4068" style:family="text">
      <style:text-properties fo:font-size="10.50pt" fo:font-weight="normal" fo:font-family="Consolas" style:font-family-asian="Consolas" style:font-family-complex="Consolas" fo:background-color="transparent" style:use-window-font-color="true"/>
    </style:style>
    <style:style style:name="T4069" style:family="text">
      <style:text-properties fo:font-size="10.50pt" fo:font-weight="normal" fo:font-family="Consolas" style:font-family-asian="Consolas" style:font-family-complex="Consolas" fo:background-color="transparent" fo:color="#2b91af"/>
    </style:style>
    <style:style style:name="T4070" style:family="text">
      <style:text-properties fo:font-size="10.50pt" fo:font-weight="normal" fo:font-family="Consolas" style:font-family-asian="Consolas" style:font-family-complex="Consolas" fo:background-color="transparent" style:use-window-font-color="true"/>
    </style:style>
    <style:style style:name="T4071" style:family="text">
      <style:text-properties fo:font-size="10.50pt" fo:font-weight="normal" fo:font-family="Consolas" style:font-family-asian="Consolas" style:font-family-complex="Consolas" fo:background-color="transparent" fo:color="#0000ff"/>
    </style:style>
    <style:style style:name="T4072" style:family="text">
      <style:text-properties fo:font-size="10.50pt" fo:font-weight="normal" fo:font-family="Consolas" style:font-family-asian="Consolas" style:font-family-complex="Consolas" fo:background-color="transparent" style:use-window-font-color="true"/>
    </style:style>
    <style:style style:name="T4073" style:family="text">
      <style:text-properties fo:font-size="10.50pt" fo:font-weight="normal" fo:font-family="Consolas" style:font-family-asian="Consolas" style:font-family-complex="Consolas" fo:background-color="transparent" fo:color="#0000ff"/>
    </style:style>
    <style:style style:name="T4074" style:family="text">
      <style:text-properties fo:font-size="10.50pt" fo:font-weight="normal" fo:font-family="Consolas" style:font-family-asian="Consolas" style:font-family-complex="Consolas" fo:background-color="transparent" style:use-window-font-color="true"/>
    </style:style>
    <style:style style:name="T4075" style:family="text">
      <style:text-properties fo:font-size="10.50pt" fo:font-weight="normal" fo:font-family="Consolas" style:font-family-asian="Consolas" style:font-family-complex="Consolas" fo:background-color="transparent" fo:color="#0000ff"/>
    </style:style>
    <style:style style:name="T4076" style:family="text">
      <style:text-properties fo:font-size="10.50pt" fo:font-weight="normal" fo:font-family="Consolas" style:font-family-asian="Consolas" style:font-family-complex="Consolas" fo:background-color="transparent" style:use-window-font-color="true"/>
    </style:style>
    <style:style style:name="T4077" style:family="text">
      <style:text-properties fo:font-size="10.50pt" fo:font-weight="normal" fo:font-family="Consolas" style:font-family-asian="Consolas" style:font-family-complex="Consolas" fo:background-color="transparent" fo:color="#0000ff"/>
    </style:style>
    <style:style style:name="T4078" style:family="text">
      <style:text-properties fo:font-size="10.50pt" fo:font-weight="normal" fo:font-family="Consolas" style:font-family-asian="Consolas" style:font-family-complex="Consolas" fo:background-color="transparent" style:use-window-font-color="true"/>
    </style:style>
    <style:style style:name="T4079" style:family="text">
      <style:text-properties fo:font-size="10.50pt" fo:font-weight="normal" fo:font-family="Consolas" style:font-family-asian="Consolas" style:font-family-complex="Consolas" fo:background-color="transparent" fo:color="#0000ff"/>
    </style:style>
    <style:style style:name="T4080" style:family="text">
      <style:text-properties fo:font-size="10.50pt" fo:font-weight="normal" fo:font-family="Consolas" style:font-family-asian="Consolas" style:font-family-complex="Consolas" fo:background-color="transparent" style:use-window-font-color="true"/>
    </style:style>
    <style:style style:name="T4081" style:family="text">
      <style:text-properties fo:font-size="10.50pt" fo:font-weight="normal" fo:font-family="Consolas" style:font-family-asian="Consolas" style:font-family-complex="Consolas" fo:background-color="transparent" fo:color="#0000ff"/>
    </style:style>
    <style:style style:name="T4082" style:family="text">
      <style:text-properties fo:font-size="10.50pt" fo:font-weight="normal" fo:font-family="Consolas" style:font-family-asian="Consolas" style:font-family-complex="Consolas" fo:background-color="transparent" style:use-window-font-color="true"/>
    </style:style>
    <style:style style:name="T4083" style:family="text">
      <style:text-properties fo:font-size="10.50pt" fo:font-weight="normal" fo:font-family="Consolas" style:font-family-asian="Consolas" style:font-family-complex="Consolas" fo:background-color="transparent" fo:color="#0000ff"/>
    </style:style>
    <style:style style:name="T4084" style:family="text">
      <style:text-properties fo:font-size="10.50pt" fo:font-weight="normal" fo:font-family="Consolas" style:font-family-asian="Consolas" style:font-family-complex="Consolas" fo:background-color="transparent" style:use-window-font-color="true"/>
    </style:style>
    <style:style style:name="T4085" style:family="text">
      <style:text-properties fo:font-size="10.50pt" fo:font-weight="normal" fo:font-family="Consolas" style:font-family-asian="Consolas" style:font-family-complex="Consolas" fo:background-color="transparent" fo:color="#0000ff"/>
    </style:style>
    <style:style style:name="T4086" style:family="text">
      <style:text-properties fo:font-size="10.50pt" fo:font-weight="normal" fo:font-family="Consolas" style:font-family-asian="Consolas" style:font-family-complex="Consolas" fo:background-color="transparent" style:use-window-font-color="true"/>
    </style:style>
    <style:style style:name="T4087" style:family="text">
      <style:text-properties fo:font-size="10.50pt" fo:font-weight="normal" fo:font-family="Consolas" style:font-family-asian="Consolas" style:font-family-complex="Consolas" fo:background-color="transparent" fo:color="#0000ff"/>
    </style:style>
    <style:style style:name="T4088" style:family="text">
      <style:text-properties fo:font-size="10.50pt" fo:font-weight="normal" fo:font-family="Consolas" style:font-family-asian="Consolas" style:font-family-complex="Consolas" fo:background-color="transparent" style:use-window-font-color="true"/>
    </style:style>
    <style:style style:name="T4089" style:family="text">
      <style:text-properties fo:font-size="10.50pt" fo:font-weight="normal" fo:font-family="Consolas" style:font-family-asian="Consolas" style:font-family-complex="Consolas" fo:background-color="transparent" fo:color="#2b91af"/>
    </style:style>
    <style:style style:name="T4090" style:family="text">
      <style:text-properties fo:font-size="10.50pt" fo:font-weight="normal" fo:font-family="Consolas" style:font-family-asian="Consolas" style:font-family-complex="Consolas" fo:background-color="transparent" style:use-window-font-color="true"/>
    </style:style>
    <style:style style:name="T4091" style:family="text">
      <style:text-properties fo:font-size="10.50pt" fo:font-weight="normal" fo:font-family="Consolas" style:font-family-asian="Consolas" style:font-family-complex="Consolas" fo:background-color="transparent" fo:color="#0000ff"/>
    </style:style>
    <style:style style:name="T4092" style:family="text">
      <style:text-properties fo:font-size="10.50pt" fo:font-weight="normal" fo:font-family="Consolas" style:font-family-asian="Consolas" style:font-family-complex="Consolas" fo:background-color="transparent" style:use-window-font-color="true"/>
    </style:style>
    <style:style style:name="T4093" style:family="text">
      <style:text-properties fo:font-size="12.00pt" fo:font-weight="normal" fo:font-family="Verdana" style:font-family-asian="Verdana" style:font-family-complex="Verdana" fo:background-color="transparent" fo:color="#000000"/>
    </style:style>
    <style:style style:name="T4094" style:family="text">
      <style:text-properties fo:font-size="12.00pt" fo:font-weight="bold" fo:font-family="Verdana" style:font-family-asian="Verdana" style:font-family-complex="Verdana" fo:background-color="transparent" fo:color="#000000"/>
    </style:style>
    <style:style style:name="T4095" style:family="text">
      <style:text-properties fo:font-size="10.50pt" fo:font-weight="normal" fo:font-family="Consolas" style:font-family-asian="Consolas" style:font-family-complex="Consolas" fo:background-color="transparent" fo:color="#0000ff"/>
    </style:style>
    <style:style style:name="T4096" style:family="text">
      <style:text-properties fo:font-size="10.50pt" fo:font-weight="normal" fo:font-family="Consolas" style:font-family-asian="Consolas" style:font-family-complex="Consolas" fo:background-color="transparent" style:use-window-font-color="true"/>
    </style:style>
    <style:style style:name="T4097" style:family="text">
      <style:text-properties fo:font-size="10.50pt" fo:font-weight="normal" fo:font-family="Consolas" style:font-family-asian="Consolas" style:font-family-complex="Consolas" fo:background-color="transparent" fo:color="#0000ff"/>
    </style:style>
    <style:style style:name="T4098" style:family="text">
      <style:text-properties fo:font-size="10.50pt" fo:font-weight="normal" fo:font-family="Consolas" style:font-family-asian="Consolas" style:font-family-complex="Consolas" fo:background-color="transparent" style:use-window-font-color="true"/>
    </style:style>
    <style:style style:name="T4099" style:family="text">
      <style:text-properties fo:font-size="10.50pt" fo:font-weight="normal" fo:font-family="Consolas" style:font-family-asian="Consolas" style:font-family-complex="Consolas" fo:background-color="transparent" fo:color="#0000ff"/>
    </style:style>
    <style:style style:name="T4100" style:family="text">
      <style:text-properties fo:font-size="10.50pt" fo:font-weight="normal" fo:font-family="Consolas" style:font-family-asian="Consolas" style:font-family-complex="Consolas" fo:background-color="transparent" style:use-window-font-color="true"/>
    </style:style>
    <style:style style:name="T4101" style:family="text">
      <style:text-properties fo:font-size="10.50pt" fo:font-weight="normal" fo:font-family="Consolas" style:font-family-asian="Consolas" style:font-family-complex="Consolas" fo:background-color="transparent" fo:color="#0000ff"/>
    </style:style>
    <style:style style:name="T4102" style:family="text">
      <style:text-properties fo:font-size="10.50pt" fo:font-weight="normal" fo:font-family="Consolas" style:font-family-asian="Consolas" style:font-family-complex="Consolas" fo:background-color="transparent" style:use-window-font-color="true"/>
    </style:style>
    <style:style style:name="T4103" style:family="text">
      <style:text-properties fo:font-size="10.50pt" fo:font-weight="normal" fo:font-family="Consolas" style:font-family-asian="Consolas" style:font-family-complex="Consolas" fo:background-color="transparent" fo:color="#0000ff"/>
    </style:style>
    <style:style style:name="T4104" style:family="text">
      <style:text-properties fo:font-size="10.50pt" fo:font-weight="normal" fo:font-family="Consolas" style:font-family-asian="Consolas" style:font-family-complex="Consolas" fo:background-color="transparent" style:use-window-font-color="true"/>
    </style:style>
    <style:style style:name="T4105" style:family="text">
      <style:text-properties fo:font-size="10.50pt" fo:font-weight="normal" fo:font-family="Consolas" style:font-family-asian="Consolas" style:font-family-complex="Consolas" fo:background-color="transparent" fo:color="#0000ff"/>
    </style:style>
    <style:style style:name="T4106" style:family="text">
      <style:text-properties fo:font-size="10.50pt" fo:font-weight="normal" fo:font-family="Consolas" style:font-family-asian="Consolas" style:font-family-complex="Consolas" fo:background-color="transparent" style:use-window-font-color="true"/>
    </style:style>
    <style:style style:name="T4107" style:family="text">
      <style:text-properties fo:font-size="10.50pt" fo:font-weight="normal" fo:font-family="Consolas" style:font-family-asian="Consolas" style:font-family-complex="Consolas" fo:background-color="transparent" fo:color="#0000ff"/>
    </style:style>
    <style:style style:name="T4108" style:family="text">
      <style:text-properties fo:font-size="10.50pt" fo:font-weight="normal" fo:font-family="Consolas" style:font-family-asian="Consolas" style:font-family-complex="Consolas" fo:background-color="transparent" style:use-window-font-color="true"/>
    </style:style>
    <style:style style:name="T4109" style:family="text">
      <style:text-properties fo:font-size="10.50pt" fo:font-weight="normal" fo:font-family="Consolas" style:font-family-asian="Consolas" style:font-family-complex="Consolas" fo:background-color="transparent" fo:color="#0000ff"/>
    </style:style>
    <style:style style:name="T4110" style:family="text">
      <style:text-properties fo:font-size="10.50pt" fo:font-weight="normal" fo:font-family="Consolas" style:font-family-asian="Consolas" style:font-family-complex="Consolas" fo:background-color="transparent" style:use-window-font-color="true"/>
    </style:style>
    <style:style style:name="T4111" style:family="text">
      <style:text-properties fo:font-size="10.50pt" fo:font-weight="normal" fo:font-family="Consolas" style:font-family-asian="Consolas" style:font-family-complex="Consolas" fo:background-color="transparent" fo:color="#0000ff"/>
    </style:style>
    <style:style style:name="T4112" style:family="text">
      <style:text-properties fo:font-size="10.50pt" fo:font-weight="normal" fo:font-family="Consolas" style:font-family-asian="Consolas" style:font-family-complex="Consolas" fo:background-color="transparent" style:use-window-font-color="true"/>
    </style:style>
    <style:style style:name="T4113" style:family="text">
      <style:text-properties fo:font-size="10.50pt" fo:font-weight="normal" fo:font-family="Consolas" style:font-family-asian="Consolas" style:font-family-complex="Consolas" fo:background-color="transparent" fo:color="#0000ff"/>
    </style:style>
    <style:style style:name="T4114" style:family="text">
      <style:text-properties fo:font-size="10.50pt" fo:font-weight="normal" fo:font-family="Consolas" style:font-family-asian="Consolas" style:font-family-complex="Consolas" fo:background-color="transparent" style:use-window-font-color="true"/>
    </style:style>
    <style:style style:name="T4115" style:family="text">
      <style:text-properties fo:font-size="10.50pt" fo:font-weight="normal" fo:font-family="Consolas" style:font-family-asian="Consolas" style:font-family-complex="Consolas" fo:background-color="transparent" fo:color="#0000ff"/>
    </style:style>
    <style:style style:name="T4116" style:family="text">
      <style:text-properties fo:font-size="10.50pt" fo:font-weight="normal" fo:font-family="Consolas" style:font-family-asian="Consolas" style:font-family-complex="Consolas" fo:background-color="transparent" style:use-window-font-color="true"/>
    </style:style>
    <style:style style:name="T4117" style:family="text">
      <style:text-properties fo:font-size="10.50pt" fo:font-weight="normal" fo:font-family="Consolas" style:font-family-asian="Consolas" style:font-family-complex="Consolas" fo:background-color="transparent" fo:color="#0000ff"/>
    </style:style>
    <style:style style:name="T4118" style:family="text">
      <style:text-properties fo:font-size="10.50pt" fo:font-weight="normal" fo:font-family="Consolas" style:font-family-asian="Consolas" style:font-family-complex="Consolas" fo:background-color="transparent" style:use-window-font-color="true"/>
    </style:style>
    <style:style style:name="T4119" style:family="text">
      <style:text-properties fo:font-size="10.50pt" fo:font-weight="normal" fo:font-family="Consolas" style:font-family-asian="Consolas" style:font-family-complex="Consolas" fo:background-color="transparent" fo:color="#0000ff"/>
    </style:style>
    <style:style style:name="T4120" style:family="text">
      <style:text-properties fo:font-size="10.50pt" fo:font-weight="normal" fo:font-family="Consolas" style:font-family-asian="Consolas" style:font-family-complex="Consolas" fo:background-color="transparent" style:use-window-font-color="true"/>
    </style:style>
    <style:style style:name="T4121" style:family="text">
      <style:text-properties fo:font-size="10.50pt" fo:font-weight="normal" fo:font-family="Consolas" style:font-family-asian="Consolas" style:font-family-complex="Consolas" fo:background-color="transparent" fo:color="#0000ff"/>
    </style:style>
    <style:style style:name="T4122" style:family="text">
      <style:text-properties fo:font-size="10.50pt" fo:font-weight="normal" fo:font-family="Consolas" style:font-family-asian="Consolas" style:font-family-complex="Consolas" fo:background-color="transparent" style:use-window-font-color="true"/>
    </style:style>
    <style:style style:name="T4123" style:family="text">
      <style:text-properties fo:font-size="10.50pt" fo:font-weight="normal" fo:font-family="Consolas" style:font-family-asian="Consolas" style:font-family-complex="Consolas" fo:background-color="transparent" fo:color="#0000ff"/>
    </style:style>
    <style:style style:name="T4124" style:family="text">
      <style:text-properties fo:font-size="10.50pt" fo:font-weight="normal" fo:font-family="Consolas" style:font-family-asian="Consolas" style:font-family-complex="Consolas" fo:background-color="transparent" style:use-window-font-color="true"/>
    </style:style>
    <style:style style:name="T4125" style:family="text">
      <style:text-properties fo:font-size="10.50pt" fo:font-weight="normal" fo:font-family="Consolas" style:font-family-asian="Consolas" style:font-family-complex="Consolas" fo:background-color="transparent" fo:color="#2b91af"/>
    </style:style>
    <style:style style:name="T4126" style:family="text">
      <style:text-properties fo:font-size="10.50pt" fo:font-weight="normal" fo:font-family="Consolas" style:font-family-asian="Consolas" style:font-family-complex="Consolas" fo:background-color="transparent" style:use-window-font-color="true"/>
    </style:style>
    <style:style style:name="T4127" style:family="text">
      <style:text-properties fo:font-size="10.50pt" fo:font-weight="normal" fo:font-family="Consolas" style:font-family-asian="Consolas" style:font-family-complex="Consolas" fo:background-color="transparent" fo:color="#0000ff"/>
    </style:style>
    <style:style style:name="T4128" style:family="text">
      <style:text-properties fo:font-size="10.50pt" fo:font-weight="normal" fo:font-family="Consolas" style:font-family-asian="Consolas" style:font-family-complex="Consolas" fo:background-color="transparent" style:use-window-font-color="true"/>
    </style:style>
    <style:style style:name="T4129" style:family="text">
      <style:text-properties fo:font-size="10.50pt" fo:font-weight="normal" fo:font-family="Consolas" style:font-family-asian="Consolas" style:font-family-complex="Consolas" fo:background-color="transparent" fo:color="#2b91af"/>
    </style:style>
    <style:style style:name="T4130" style:family="text">
      <style:text-properties fo:font-size="10.50pt" fo:font-weight="normal" fo:font-family="Consolas" style:font-family-asian="Consolas" style:font-family-complex="Consolas" fo:background-color="transparent" style:use-window-font-color="true"/>
    </style:style>
    <style:style style:name="T4131" style:family="text">
      <style:text-properties fo:font-size="10.50pt" fo:font-weight="normal" fo:font-family="Consolas" style:font-family-asian="Consolas" style:font-family-complex="Consolas" fo:background-color="transparent" fo:color="#0000ff"/>
    </style:style>
    <style:style style:name="T4132" style:family="text">
      <style:text-properties fo:font-size="10.50pt" fo:font-weight="normal" fo:font-family="Consolas" style:font-family-asian="Consolas" style:font-family-complex="Consolas" fo:background-color="transparent" style:use-window-font-color="true"/>
    </style:style>
    <style:style style:name="T4133" style:family="text">
      <style:text-properties fo:font-size="10.50pt" fo:font-weight="normal" fo:font-family="Consolas" style:font-family-asian="Consolas" style:font-family-complex="Consolas" fo:background-color="transparent" fo:color="#2b91af"/>
    </style:style>
    <style:style style:name="T4134" style:family="text">
      <style:text-properties fo:font-size="10.50pt" fo:font-weight="normal" fo:font-family="Consolas" style:font-family-asian="Consolas" style:font-family-complex="Consolas" fo:background-color="transparent" style:use-window-font-color="true"/>
    </style:style>
    <style:style style:name="T4135" style:family="text">
      <style:text-properties fo:font-size="10.50pt" fo:font-weight="normal" fo:font-family="Consolas" style:font-family-asian="Consolas" style:font-family-complex="Consolas" fo:background-color="transparent" fo:color="#0000ff"/>
    </style:style>
    <style:style style:name="T4136" style:family="text">
      <style:text-properties fo:font-size="10.50pt" fo:font-weight="normal" fo:font-family="Consolas" style:font-family-asian="Consolas" style:font-family-complex="Consolas" fo:background-color="transparent" style:use-window-font-color="true"/>
    </style:style>
    <style:style style:name="T4137" style:family="text">
      <style:text-properties fo:font-size="10.50pt" fo:font-weight="normal" fo:font-family="Consolas" style:font-family-asian="Consolas" style:font-family-complex="Consolas" fo:background-color="transparent" fo:color="#2b91af"/>
    </style:style>
    <style:style style:name="T4138" style:family="text">
      <style:text-properties fo:font-size="10.50pt" fo:font-weight="normal" fo:font-family="Consolas" style:font-family-asian="Consolas" style:font-family-complex="Consolas" fo:background-color="transparent" style:use-window-font-color="true"/>
    </style:style>
    <style:style style:name="T4139" style:family="text">
      <style:text-properties fo:font-size="10.50pt" fo:font-weight="normal" fo:font-family="Consolas" style:font-family-asian="Consolas" style:font-family-complex="Consolas" fo:background-color="transparent" fo:color="#0000ff"/>
    </style:style>
    <style:style style:name="T4140" style:family="text">
      <style:text-properties fo:font-size="10.50pt" fo:font-weight="normal" fo:font-family="Consolas" style:font-family-asian="Consolas" style:font-family-complex="Consolas" fo:background-color="transparent" style:use-window-font-color="true"/>
    </style:style>
    <style:style style:name="T4141" style:family="text">
      <style:text-properties fo:font-size="10.50pt" fo:font-weight="normal" fo:font-family="Consolas" style:font-family-asian="Consolas" style:font-family-complex="Consolas" fo:background-color="transparent" fo:color="#2b91af"/>
    </style:style>
    <style:style style:name="T4142" style:family="text">
      <style:text-properties fo:font-size="10.50pt" fo:font-weight="normal" fo:font-family="Consolas" style:font-family-asian="Consolas" style:font-family-complex="Consolas" fo:background-color="transparent" style:use-window-font-color="true"/>
    </style:style>
    <style:style style:name="T4143" style:family="text">
      <style:text-properties fo:font-size="10.50pt" fo:font-weight="normal" fo:font-family="Consolas" style:font-family-asian="Consolas" style:font-family-complex="Consolas" fo:background-color="transparent" fo:color="#2b91af"/>
    </style:style>
    <style:style style:name="T4144" style:family="text">
      <style:text-properties fo:font-size="10.50pt" fo:font-weight="normal" fo:font-family="Consolas" style:font-family-asian="Consolas" style:font-family-complex="Consolas" fo:background-color="transparent" style:use-window-font-color="true"/>
    </style:style>
    <style:style style:name="T4145" style:family="text">
      <style:text-properties fo:font-size="10.50pt" fo:font-weight="normal" fo:font-family="Consolas" style:font-family-asian="Consolas" style:font-family-complex="Consolas" fo:background-color="transparent" fo:color="#2b91af"/>
    </style:style>
    <style:style style:name="T4146" style:family="text">
      <style:text-properties fo:font-size="10.50pt" fo:font-weight="normal" fo:font-family="Consolas" style:font-family-asian="Consolas" style:font-family-complex="Consolas" fo:background-color="transparent" style:use-window-font-color="true"/>
    </style:style>
    <style:style style:name="T4147" style:family="text">
      <style:text-properties fo:font-size="10.50pt" fo:font-weight="normal" fo:font-family="Consolas" style:font-family-asian="Consolas" style:font-family-complex="Consolas" fo:background-color="transparent" fo:color="#0000ff"/>
    </style:style>
    <style:style style:name="T4148" style:family="text">
      <style:text-properties fo:font-size="10.50pt" fo:font-weight="normal" fo:font-family="Consolas" style:font-family-asian="Consolas" style:font-family-complex="Consolas" fo:background-color="transparent" style:use-window-font-color="true"/>
    </style:style>
    <style:style style:name="T4149" style:family="text">
      <style:text-properties fo:font-size="10.50pt" fo:font-weight="normal" fo:font-family="Consolas" style:font-family-asian="Consolas" style:font-family-complex="Consolas" fo:background-color="transparent" fo:color="#0000ff"/>
    </style:style>
    <style:style style:name="T4150" style:family="text">
      <style:text-properties fo:font-size="10.50pt" fo:font-weight="normal" fo:font-family="Consolas" style:font-family-asian="Consolas" style:font-family-complex="Consolas" fo:background-color="transparent" style:use-window-font-color="true"/>
    </style:style>
    <style:style style:name="T4151" style:family="text">
      <style:text-properties fo:font-size="10.50pt" fo:font-weight="normal" fo:font-family="Consolas" style:font-family-asian="Consolas" style:font-family-complex="Consolas" fo:background-color="transparent" fo:color="#0000ff"/>
    </style:style>
    <style:style style:name="T4152" style:family="text">
      <style:text-properties fo:font-size="10.50pt" fo:font-weight="normal" fo:font-family="Consolas" style:font-family-asian="Consolas" style:font-family-complex="Consolas" fo:background-color="transparent" style:use-window-font-color="true"/>
    </style:style>
    <style:style style:name="T4153" style:family="text">
      <style:text-properties fo:font-size="10.50pt" fo:font-weight="normal" fo:font-family="Consolas" style:font-family-asian="Consolas" style:font-family-complex="Consolas" fo:background-color="transparent" fo:color="#0000ff"/>
    </style:style>
    <style:style style:name="T4154" style:family="text">
      <style:text-properties fo:font-size="10.50pt" fo:font-weight="normal" fo:font-family="Consolas" style:font-family-asian="Consolas" style:font-family-complex="Consolas" fo:background-color="transparent" style:use-window-font-color="true"/>
    </style:style>
    <style:style style:name="T4155" style:family="text">
      <style:text-properties fo:font-size="10.50pt" fo:font-weight="normal" fo:font-family="Consolas" style:font-family-asian="Consolas" style:font-family-complex="Consolas" fo:background-color="transparent" fo:color="#0000ff"/>
    </style:style>
    <style:style style:name="T4156" style:family="text">
      <style:text-properties fo:font-size="10.50pt" fo:font-weight="normal" fo:font-family="Consolas" style:font-family-asian="Consolas" style:font-family-complex="Consolas" fo:background-color="transparent" style:use-window-font-color="true"/>
    </style:style>
    <style:style style:name="T4157" style:family="text">
      <style:text-properties fo:font-size="10.50pt" fo:font-weight="normal" fo:font-family="Consolas" style:font-family-asian="Consolas" style:font-family-complex="Consolas" fo:background-color="transparent" fo:color="#2b91af"/>
    </style:style>
    <style:style style:name="T4158" style:family="text">
      <style:text-properties fo:font-size="10.50pt" fo:font-weight="normal" fo:font-family="Consolas" style:font-family-asian="Consolas" style:font-family-complex="Consolas" fo:background-color="transparent" style:use-window-font-color="true"/>
    </style:style>
    <style:style style:name="T4159" style:family="text">
      <style:text-properties fo:font-size="10.50pt" fo:font-weight="normal" fo:font-family="Consolas" style:font-family-asian="Consolas" style:font-family-complex="Consolas" fo:background-color="transparent" fo:color="#0000ff"/>
    </style:style>
    <style:style style:name="T4160" style:family="text">
      <style:text-properties fo:font-size="10.50pt" fo:font-weight="normal" fo:font-family="Consolas" style:font-family-asian="Consolas" style:font-family-complex="Consolas" fo:background-color="transparent" style:use-window-font-color="true"/>
    </style:style>
    <style:style style:name="T4161" style:family="text">
      <style:text-properties fo:font-size="10.50pt" fo:font-weight="normal" fo:font-family="Consolas" style:font-family-asian="Consolas" style:font-family-complex="Consolas" fo:background-color="transparent" fo:color="#0000ff"/>
    </style:style>
    <style:style style:name="T4162" style:family="text">
      <style:text-properties fo:font-size="10.50pt" fo:font-weight="normal" fo:font-family="Consolas" style:font-family-asian="Consolas" style:font-family-complex="Consolas" fo:background-color="transparent" style:use-window-font-color="true"/>
    </style:style>
    <style:style style:name="T4163" style:family="text">
      <style:text-properties fo:font-size="10.50pt" fo:font-weight="normal" fo:font-family="Consolas" style:font-family-asian="Consolas" style:font-family-complex="Consolas" fo:background-color="transparent" fo:color="#2b91af"/>
    </style:style>
    <style:style style:name="T4164" style:family="text">
      <style:text-properties fo:font-size="10.50pt" fo:font-weight="normal" fo:font-family="Consolas" style:font-family-asian="Consolas" style:font-family-complex="Consolas" fo:background-color="transparent" style:use-window-font-color="true"/>
    </style:style>
    <style:style style:name="T4165" style:family="text">
      <style:text-properties fo:font-size="10.50pt" fo:font-weight="normal" fo:font-family="Consolas" style:font-family-asian="Consolas" style:font-family-complex="Consolas" fo:background-color="transparent" fo:color="#0000ff"/>
    </style:style>
    <style:style style:name="T4166" style:family="text">
      <style:text-properties fo:font-size="10.50pt" fo:font-weight="normal" fo:font-family="Consolas" style:font-family-asian="Consolas" style:font-family-complex="Consolas" fo:background-color="transparent" style:use-window-font-color="true"/>
    </style:style>
    <style:style style:name="T4167" style:family="text">
      <style:text-properties fo:font-size="10.50pt" fo:font-weight="normal" fo:font-family="Consolas" style:font-family-asian="Consolas" style:font-family-complex="Consolas" fo:background-color="transparent" fo:color="#0000ff"/>
    </style:style>
    <style:style style:name="T4168" style:family="text">
      <style:text-properties fo:font-size="10.50pt" fo:font-weight="normal" fo:font-family="Consolas" style:font-family-asian="Consolas" style:font-family-complex="Consolas" fo:background-color="transparent" style:use-window-font-color="true"/>
    </style:style>
    <style:style style:name="T4169" style:family="text">
      <style:text-properties fo:font-size="10.50pt" fo:font-weight="normal" fo:font-family="Consolas" style:font-family-asian="Consolas" style:font-family-complex="Consolas" fo:background-color="transparent" fo:color="#2b91af"/>
    </style:style>
    <style:style style:name="T4170" style:family="text">
      <style:text-properties fo:font-size="10.50pt" fo:font-weight="normal" fo:font-family="Consolas" style:font-family-asian="Consolas" style:font-family-complex="Consolas" fo:background-color="transparent" style:use-window-font-color="true"/>
    </style:style>
    <style:style style:name="T4171" style:family="text">
      <style:text-properties fo:font-size="10.50pt" fo:font-weight="normal" fo:font-family="Consolas" style:font-family-asian="Consolas" style:font-family-complex="Consolas" fo:background-color="transparent" fo:color="#2b91af"/>
    </style:style>
    <style:style style:name="T4172" style:family="text">
      <style:text-properties fo:font-size="10.50pt" fo:font-weight="normal" fo:font-family="Consolas" style:font-family-asian="Consolas" style:font-family-complex="Consolas" fo:background-color="transparent" style:use-window-font-color="true"/>
    </style:style>
    <style:style style:name="T4173" style:family="text">
      <style:text-properties fo:font-size="12.00pt" fo:font-weight="normal" fo:font-family="Verdana" style:font-family-asian="Verdana" style:font-family-complex="Verdana" fo:background-color="transparent" fo:color="#000000"/>
    </style:style>
    <style:style style:name="T4174" style:family="text">
      <style:text-properties fo:font-size="12.00pt" fo:font-weight="bold" fo:font-family="Verdana" style:font-family-asian="Verdana" style:font-family-complex="Verdana" fo:background-color="transparent" fo:color="#000000"/>
    </style:style>
    <style:style style:name="T4175" style:family="text">
      <style:text-properties fo:font-size="10.50pt" fo:font-weight="normal" fo:font-family="Consolas" style:font-family-asian="Consolas" style:font-family-complex="Consolas" fo:background-color="transparent" fo:color="#0000ff"/>
    </style:style>
    <style:style style:name="T4176" style:family="text">
      <style:text-properties fo:font-size="10.50pt" fo:font-weight="normal" fo:font-family="Consolas" style:font-family-asian="Consolas" style:font-family-complex="Consolas" fo:background-color="transparent" style:use-window-font-color="true"/>
    </style:style>
    <style:style style:name="T4177" style:family="text">
      <style:text-properties fo:font-size="10.50pt" fo:font-weight="normal" fo:font-family="Consolas" style:font-family-asian="Consolas" style:font-family-complex="Consolas" fo:background-color="transparent" fo:color="#0000ff"/>
    </style:style>
    <style:style style:name="T4178" style:family="text">
      <style:text-properties fo:font-size="10.50pt" fo:font-weight="normal" fo:font-family="Consolas" style:font-family-asian="Consolas" style:font-family-complex="Consolas" fo:background-color="transparent" style:use-window-font-color="true"/>
    </style:style>
    <style:style style:name="T4179" style:family="text">
      <style:text-properties fo:font-size="10.50pt" fo:font-weight="normal" fo:font-family="Consolas" style:font-family-asian="Consolas" style:font-family-complex="Consolas" fo:background-color="transparent" fo:color="#0000ff"/>
    </style:style>
    <style:style style:name="T4180" style:family="text">
      <style:text-properties fo:font-size="10.50pt" fo:font-weight="normal" fo:font-family="Consolas" style:font-family-asian="Consolas" style:font-family-complex="Consolas" fo:background-color="transparent" style:use-window-font-color="true"/>
    </style:style>
    <style:style style:name="T4181" style:family="text">
      <style:text-properties fo:font-size="10.50pt" fo:font-weight="normal" fo:font-family="Consolas" style:font-family-asian="Consolas" style:font-family-complex="Consolas" fo:background-color="transparent" fo:color="#0000ff"/>
    </style:style>
    <style:style style:name="T4182" style:family="text">
      <style:text-properties fo:font-size="10.50pt" fo:font-weight="normal" fo:font-family="Consolas" style:font-family-asian="Consolas" style:font-family-complex="Consolas" fo:background-color="transparent" style:use-window-font-color="true"/>
    </style:style>
    <style:style style:name="T4183" style:family="text">
      <style:text-properties fo:font-size="10.50pt" fo:font-weight="normal" fo:font-family="Consolas" style:font-family-asian="Consolas" style:font-family-complex="Consolas" fo:background-color="transparent" fo:color="#0000ff"/>
    </style:style>
    <style:style style:name="T4184" style:family="text">
      <style:text-properties fo:font-size="10.50pt" fo:font-weight="normal" fo:font-family="Consolas" style:font-family-asian="Consolas" style:font-family-complex="Consolas" fo:background-color="transparent" style:use-window-font-color="true"/>
    </style:style>
    <style:style style:name="T4185" style:family="text">
      <style:text-properties fo:font-size="10.50pt" fo:font-weight="normal" fo:font-family="Consolas" style:font-family-asian="Consolas" style:font-family-complex="Consolas" fo:background-color="transparent" fo:color="#0000ff"/>
    </style:style>
    <style:style style:name="T4186" style:family="text">
      <style:text-properties fo:font-size="10.50pt" fo:font-weight="normal" fo:font-family="Consolas" style:font-family-asian="Consolas" style:font-family-complex="Consolas" fo:background-color="transparent" style:use-window-font-color="true"/>
    </style:style>
    <style:style style:name="T4187" style:family="text">
      <style:text-properties fo:font-size="10.50pt" fo:font-weight="normal" fo:font-family="Consolas" style:font-family-asian="Consolas" style:font-family-complex="Consolas" fo:background-color="transparent" fo:color="#0000ff"/>
    </style:style>
    <style:style style:name="T4188" style:family="text">
      <style:text-properties fo:font-size="10.50pt" fo:font-weight="normal" fo:font-family="Consolas" style:font-family-asian="Consolas" style:font-family-complex="Consolas" fo:background-color="transparent" style:use-window-font-color="true"/>
    </style:style>
    <style:style style:name="T4189" style:family="text">
      <style:text-properties fo:font-size="10.50pt" fo:font-weight="normal" fo:font-family="Consolas" style:font-family-asian="Consolas" style:font-family-complex="Consolas" fo:background-color="transparent" fo:color="#0000ff"/>
    </style:style>
    <style:style style:name="T4190" style:family="text">
      <style:text-properties fo:font-size="10.50pt" fo:font-weight="normal" fo:font-family="Consolas" style:font-family-asian="Consolas" style:font-family-complex="Consolas" fo:background-color="transparent" style:use-window-font-color="true"/>
    </style:style>
    <style:style style:name="T4191" style:family="text">
      <style:text-properties fo:font-size="10.50pt" fo:font-weight="normal" fo:font-family="Consolas" style:font-family-asian="Consolas" style:font-family-complex="Consolas" fo:background-color="transparent" fo:color="#0000ff"/>
    </style:style>
    <style:style style:name="T4192" style:family="text">
      <style:text-properties fo:font-size="10.50pt" fo:font-weight="normal" fo:font-family="Consolas" style:font-family-asian="Consolas" style:font-family-complex="Consolas" fo:background-color="transparent" style:use-window-font-color="true"/>
    </style:style>
    <style:style style:name="T4193" style:family="text">
      <style:text-properties fo:font-size="10.50pt" fo:font-weight="normal" fo:font-family="Consolas" style:font-family-asian="Consolas" style:font-family-complex="Consolas" fo:background-color="transparent" fo:color="#0000ff"/>
    </style:style>
    <style:style style:name="T4194" style:family="text">
      <style:text-properties fo:font-size="10.50pt" fo:font-weight="normal" fo:font-family="Consolas" style:font-family-asian="Consolas" style:font-family-complex="Consolas" fo:background-color="transparent" style:use-window-font-color="true"/>
    </style:style>
    <style:style style:name="T4195" style:family="text">
      <style:text-properties fo:font-size="10.50pt" fo:font-weight="normal" fo:font-family="Consolas" style:font-family-asian="Consolas" style:font-family-complex="Consolas" fo:background-color="transparent" fo:color="#0000ff"/>
    </style:style>
    <style:style style:name="T4196" style:family="text">
      <style:text-properties fo:font-size="10.50pt" fo:font-weight="normal" fo:font-family="Consolas" style:font-family-asian="Consolas" style:font-family-complex="Consolas" fo:background-color="transparent" style:use-window-font-color="true"/>
    </style:style>
    <style:style style:name="T4197" style:family="text">
      <style:text-properties fo:font-size="10.50pt" fo:font-weight="normal" fo:font-family="Consolas" style:font-family-asian="Consolas" style:font-family-complex="Consolas" fo:background-color="transparent" fo:color="#0000ff"/>
    </style:style>
    <style:style style:name="T4198" style:family="text">
      <style:text-properties fo:font-size="10.50pt" fo:font-weight="normal" fo:font-family="Consolas" style:font-family-asian="Consolas" style:font-family-complex="Consolas" fo:background-color="transparent" style:use-window-font-color="true"/>
    </style:style>
    <style:style style:name="T4199" style:family="text">
      <style:text-properties fo:font-size="10.50pt" fo:font-weight="normal" fo:font-family="Consolas" style:font-family-asian="Consolas" style:font-family-complex="Consolas" fo:background-color="transparent" fo:color="#0000ff"/>
    </style:style>
    <style:style style:name="T4200" style:family="text">
      <style:text-properties fo:font-size="10.50pt" fo:font-weight="normal" fo:font-family="Consolas" style:font-family-asian="Consolas" style:font-family-complex="Consolas" fo:background-color="transparent" style:use-window-font-color="true"/>
    </style:style>
    <style:style style:name="T4201" style:family="text">
      <style:text-properties fo:font-size="10.50pt" fo:font-weight="normal" fo:font-family="Consolas" style:font-family-asian="Consolas" style:font-family-complex="Consolas" fo:background-color="transparent" fo:color="#0000ff"/>
    </style:style>
    <style:style style:name="T4202" style:family="text">
      <style:text-properties fo:font-size="10.50pt" fo:font-weight="normal" fo:font-family="Consolas" style:font-family-asian="Consolas" style:font-family-complex="Consolas" fo:background-color="transparent" style:use-window-font-color="true"/>
    </style:style>
    <style:style style:name="T4203" style:family="text">
      <style:text-properties fo:font-size="10.50pt" fo:font-weight="normal" fo:font-family="Consolas" style:font-family-asian="Consolas" style:font-family-complex="Consolas" fo:background-color="transparent" fo:color="#0000ff"/>
    </style:style>
    <style:style style:name="T4204" style:family="text">
      <style:text-properties fo:font-size="10.50pt" fo:font-weight="normal" fo:font-family="Consolas" style:font-family-asian="Consolas" style:font-family-complex="Consolas" fo:background-color="transparent" style:use-window-font-color="true"/>
    </style:style>
    <style:style style:name="T4205" style:family="text">
      <style:text-properties fo:font-size="10.50pt" fo:font-weight="normal" fo:font-family="Consolas" style:font-family-asian="Consolas" style:font-family-complex="Consolas" fo:background-color="transparent" fo:color="#2b91af"/>
    </style:style>
    <style:style style:name="T4206" style:family="text">
      <style:text-properties fo:font-size="10.50pt" fo:font-weight="normal" fo:font-family="Consolas" style:font-family-asian="Consolas" style:font-family-complex="Consolas" fo:background-color="transparent" style:use-window-font-color="true"/>
    </style:style>
    <style:style style:name="T4207" style:family="text">
      <style:text-properties fo:font-size="10.50pt" fo:font-weight="normal" fo:font-family="Consolas" style:font-family-asian="Consolas" style:font-family-complex="Consolas" fo:background-color="transparent" fo:color="#0000ff"/>
    </style:style>
    <style:style style:name="T4208" style:family="text">
      <style:text-properties fo:font-size="10.50pt" fo:font-weight="normal" fo:font-family="Consolas" style:font-family-asian="Consolas" style:font-family-complex="Consolas" fo:background-color="transparent" style:use-window-font-color="true"/>
    </style:style>
    <style:style style:name="T4209" style:family="text">
      <style:text-properties fo:font-size="10.50pt" fo:font-weight="normal" fo:font-family="Consolas" style:font-family-asian="Consolas" style:font-family-complex="Consolas" fo:background-color="transparent" fo:color="#2b91af"/>
    </style:style>
    <style:style style:name="T4210" style:family="text">
      <style:text-properties fo:font-size="10.50pt" fo:font-weight="normal" fo:font-family="Consolas" style:font-family-asian="Consolas" style:font-family-complex="Consolas" fo:background-color="transparent" style:use-window-font-color="true"/>
    </style:style>
    <style:style style:name="T4211" style:family="text">
      <style:text-properties fo:font-size="10.50pt" fo:font-weight="normal" fo:font-family="Consolas" style:font-family-asian="Consolas" style:font-family-complex="Consolas" fo:background-color="transparent" fo:color="#0000ff"/>
    </style:style>
    <style:style style:name="T4212" style:family="text">
      <style:text-properties fo:font-size="10.50pt" fo:font-weight="normal" fo:font-family="Consolas" style:font-family-asian="Consolas" style:font-family-complex="Consolas" fo:background-color="transparent" style:use-window-font-color="true"/>
    </style:style>
    <style:style style:name="T4213" style:family="text">
      <style:text-properties fo:font-size="10.50pt" fo:font-weight="normal" fo:font-family="Consolas" style:font-family-asian="Consolas" style:font-family-complex="Consolas" fo:background-color="transparent" fo:color="#2b91af"/>
    </style:style>
    <style:style style:name="T4214" style:family="text">
      <style:text-properties fo:font-size="10.50pt" fo:font-weight="normal" fo:font-family="Consolas" style:font-family-asian="Consolas" style:font-family-complex="Consolas" fo:background-color="transparent" style:use-window-font-color="true"/>
    </style:style>
    <style:style style:name="T4215" style:family="text">
      <style:text-properties fo:font-size="10.50pt" fo:font-weight="normal" fo:font-family="Consolas" style:font-family-asian="Consolas" style:font-family-complex="Consolas" fo:background-color="transparent" fo:color="#0000ff"/>
    </style:style>
    <style:style style:name="T4216" style:family="text">
      <style:text-properties fo:font-size="10.50pt" fo:font-weight="normal" fo:font-family="Consolas" style:font-family-asian="Consolas" style:font-family-complex="Consolas" fo:background-color="transparent" style:use-window-font-color="true"/>
    </style:style>
    <style:style style:name="T4217" style:family="text">
      <style:text-properties fo:font-size="10.50pt" fo:font-weight="normal" fo:font-family="Consolas" style:font-family-asian="Consolas" style:font-family-complex="Consolas" fo:background-color="transparent" fo:color="#2b91af"/>
    </style:style>
    <style:style style:name="T4218" style:family="text">
      <style:text-properties fo:font-size="10.50pt" fo:font-weight="normal" fo:font-family="Consolas" style:font-family-asian="Consolas" style:font-family-complex="Consolas" fo:background-color="transparent" style:use-window-font-color="true"/>
    </style:style>
    <style:style style:name="T4219" style:family="text">
      <style:text-properties fo:font-size="10.50pt" fo:font-weight="normal" fo:font-family="Consolas" style:font-family-asian="Consolas" style:font-family-complex="Consolas" fo:background-color="transparent" fo:color="#0000ff"/>
    </style:style>
    <style:style style:name="T4220" style:family="text">
      <style:text-properties fo:font-size="10.50pt" fo:font-weight="normal" fo:font-family="Consolas" style:font-family-asian="Consolas" style:font-family-complex="Consolas" fo:background-color="transparent" style:use-window-font-color="true"/>
    </style:style>
    <style:style style:name="T4221" style:family="text">
      <style:text-properties fo:font-size="10.50pt" fo:font-weight="normal" fo:font-family="Consolas" style:font-family-asian="Consolas" style:font-family-complex="Consolas" fo:background-color="transparent" fo:color="#2b91af"/>
    </style:style>
    <style:style style:name="T4222" style:family="text">
      <style:text-properties fo:font-size="10.50pt" fo:font-weight="normal" fo:font-family="Consolas" style:font-family-asian="Consolas" style:font-family-complex="Consolas" fo:background-color="transparent" style:use-window-font-color="true"/>
    </style:style>
    <style:style style:name="T4223" style:family="text">
      <style:text-properties fo:font-size="10.50pt" fo:font-weight="normal" fo:font-family="Consolas" style:font-family-asian="Consolas" style:font-family-complex="Consolas" fo:background-color="transparent" fo:color="#008000"/>
    </style:style>
    <style:style style:name="T4224" style:family="text">
      <style:text-properties fo:font-size="10.50pt" fo:font-weight="normal" fo:font-family="Consolas" style:font-family-asian="Consolas" style:font-family-complex="Consolas" fo:background-color="transparent" style:use-window-font-color="true"/>
    </style:style>
    <style:style style:name="T4225" style:family="text">
      <style:text-properties fo:font-size="10.50pt" fo:font-weight="normal" fo:font-family="Consolas" style:font-family-asian="Consolas" style:font-family-complex="Consolas" fo:background-color="transparent" fo:color="#0000ff"/>
    </style:style>
    <style:style style:name="T4226" style:family="text">
      <style:text-properties fo:font-size="10.50pt" fo:font-weight="normal" fo:font-family="Consolas" style:font-family-asian="Consolas" style:font-family-complex="Consolas" fo:background-color="transparent" style:use-window-font-color="true"/>
    </style:style>
    <style:style style:name="T4227" style:family="text">
      <style:text-properties fo:font-size="10.50pt" fo:font-weight="normal" fo:font-family="Consolas" style:font-family-asian="Consolas" style:font-family-complex="Consolas" fo:background-color="transparent" fo:color="#2b91af"/>
    </style:style>
    <style:style style:name="T4228" style:family="text">
      <style:text-properties fo:font-size="10.50pt" fo:font-weight="normal" fo:font-family="Consolas" style:font-family-asian="Consolas" style:font-family-complex="Consolas" fo:background-color="transparent" style:use-window-font-color="true"/>
    </style:style>
    <style:style style:name="T4229" style:family="text">
      <style:text-properties fo:font-size="10.50pt" fo:font-weight="normal" fo:font-family="Consolas" style:font-family-asian="Consolas" style:font-family-complex="Consolas" fo:background-color="transparent" fo:color="#2b91af"/>
    </style:style>
    <style:style style:name="T4230" style:family="text">
      <style:text-properties fo:font-size="10.50pt" fo:font-weight="normal" fo:font-family="Consolas" style:font-family-asian="Consolas" style:font-family-complex="Consolas" fo:background-color="transparent" style:use-window-font-color="true"/>
    </style:style>
    <style:style style:name="T4231" style:family="text">
      <style:text-properties fo:font-size="10.50pt" fo:font-weight="normal" fo:font-family="Consolas" style:font-family-asian="Consolas" style:font-family-complex="Consolas" fo:background-color="transparent" fo:color="#2b91af"/>
    </style:style>
    <style:style style:name="T4232" style:family="text">
      <style:text-properties fo:font-size="10.50pt" fo:font-weight="normal" fo:font-family="Consolas" style:font-family-asian="Consolas" style:font-family-complex="Consolas" fo:background-color="transparent" style:use-window-font-color="true"/>
    </style:style>
    <style:style style:name="T4233" style:family="text">
      <style:text-properties fo:font-size="10.50pt" fo:font-weight="normal" fo:font-family="Consolas" style:font-family-asian="Consolas" style:font-family-complex="Consolas" fo:background-color="transparent" fo:color="#2b91af"/>
    </style:style>
    <style:style style:name="T4234" style:family="text">
      <style:text-properties fo:font-size="10.50pt" fo:font-weight="normal" fo:font-family="Consolas" style:font-family-asian="Consolas" style:font-family-complex="Consolas" fo:background-color="transparent" style:use-window-font-color="true"/>
    </style:style>
    <style:style style:name="T4235" style:family="text">
      <style:text-properties fo:font-size="10.50pt" fo:font-weight="normal" fo:font-family="Consolas" style:font-family-asian="Consolas" style:font-family-complex="Consolas" fo:background-color="transparent" fo:color="#0000ff"/>
    </style:style>
    <style:style style:name="T4236" style:family="text">
      <style:text-properties fo:font-size="10.50pt" fo:font-weight="normal" fo:font-family="Consolas" style:font-family-asian="Consolas" style:font-family-complex="Consolas" fo:background-color="transparent" style:use-window-font-color="true"/>
    </style:style>
    <style:style style:name="T4237" style:family="text">
      <style:text-properties fo:font-size="10.50pt" fo:font-weight="normal" fo:font-family="Consolas" style:font-family-asian="Consolas" style:font-family-complex="Consolas" fo:background-color="transparent" fo:color="#0000ff"/>
    </style:style>
    <style:style style:name="T4238" style:family="text">
      <style:text-properties fo:font-size="10.50pt" fo:font-weight="normal" fo:font-family="Consolas" style:font-family-asian="Consolas" style:font-family-complex="Consolas" fo:background-color="transparent" style:use-window-font-color="true"/>
    </style:style>
    <style:style style:name="T4239" style:family="text">
      <style:text-properties fo:font-size="10.50pt" fo:font-weight="normal" fo:font-family="Consolas" style:font-family-asian="Consolas" style:font-family-complex="Consolas" fo:background-color="transparent" fo:color="#0000ff"/>
    </style:style>
    <style:style style:name="T4240" style:family="text">
      <style:text-properties fo:font-size="10.50pt" fo:font-weight="normal" fo:font-family="Consolas" style:font-family-asian="Consolas" style:font-family-complex="Consolas" fo:background-color="transparent" style:use-window-font-color="true"/>
    </style:style>
    <style:style style:name="T4241" style:family="text">
      <style:text-properties fo:font-size="10.50pt" fo:font-weight="normal" fo:font-family="Consolas" style:font-family-asian="Consolas" style:font-family-complex="Consolas" fo:background-color="transparent" fo:color="#0000ff"/>
    </style:style>
    <style:style style:name="T4242" style:family="text">
      <style:text-properties fo:font-size="10.50pt" fo:font-weight="normal" fo:font-family="Consolas" style:font-family-asian="Consolas" style:font-family-complex="Consolas" fo:background-color="transparent" style:use-window-font-color="true"/>
    </style:style>
    <style:style style:name="T4243" style:family="text">
      <style:text-properties fo:font-size="10.50pt" fo:font-weight="normal" fo:font-family="Consolas" style:font-family-asian="Consolas" style:font-family-complex="Consolas" fo:background-color="transparent" fo:color="#0000ff"/>
    </style:style>
    <style:style style:name="T4244" style:family="text">
      <style:text-properties fo:font-size="10.50pt" fo:font-weight="normal" fo:font-family="Consolas" style:font-family-asian="Consolas" style:font-family-complex="Consolas" fo:background-color="transparent" style:use-window-font-color="true"/>
    </style:style>
    <style:style style:name="T4245" style:family="text">
      <style:text-properties fo:font-size="10.50pt" fo:font-weight="normal" fo:font-family="Consolas" style:font-family-asian="Consolas" style:font-family-complex="Consolas" fo:background-color="transparent" fo:color="#0000ff"/>
    </style:style>
    <style:style style:name="T4246" style:family="text">
      <style:text-properties fo:font-size="10.50pt" fo:font-weight="normal" fo:font-family="Consolas" style:font-family-asian="Consolas" style:font-family-complex="Consolas" fo:background-color="transparent" style:use-window-font-color="true"/>
    </style:style>
    <style:style style:name="T4247" style:family="text">
      <style:text-properties fo:font-size="10.50pt" fo:font-weight="normal" fo:font-family="Consolas" style:font-family-asian="Consolas" style:font-family-complex="Consolas" fo:background-color="transparent" fo:color="#2b91af"/>
    </style:style>
    <style:style style:name="T4248" style:family="text">
      <style:text-properties fo:font-size="10.50pt" fo:font-weight="normal" fo:font-family="Consolas" style:font-family-asian="Consolas" style:font-family-complex="Consolas" fo:background-color="transparent" style:use-window-font-color="true"/>
    </style:style>
    <style:style style:name="T4249" style:family="text">
      <style:text-properties fo:font-size="10.50pt" fo:font-weight="normal" fo:font-family="Consolas" style:font-family-asian="Consolas" style:font-family-complex="Consolas" fo:background-color="transparent" fo:color="#0000ff"/>
    </style:style>
    <style:style style:name="T4250" style:family="text">
      <style:text-properties fo:font-size="10.50pt" fo:font-weight="normal" fo:font-family="Consolas" style:font-family-asian="Consolas" style:font-family-complex="Consolas" fo:background-color="transparent" style:use-window-font-color="true"/>
    </style:style>
    <style:style style:name="T4251" style:family="text">
      <style:text-properties fo:font-size="10.50pt" fo:font-weight="normal" fo:font-family="Consolas" style:font-family-asian="Consolas" style:font-family-complex="Consolas" fo:background-color="transparent" fo:color="#0000ff"/>
    </style:style>
    <style:style style:name="T4252" style:family="text">
      <style:text-properties fo:font-size="10.50pt" fo:font-weight="normal" fo:font-family="Consolas" style:font-family-asian="Consolas" style:font-family-complex="Consolas" fo:background-color="transparent" style:use-window-font-color="true"/>
    </style:style>
    <style:style style:name="T4253" style:family="text">
      <style:text-properties fo:font-size="10.50pt" fo:font-weight="normal" fo:font-family="Consolas" style:font-family-asian="Consolas" style:font-family-complex="Consolas" fo:background-color="transparent" fo:color="#2b91af"/>
    </style:style>
    <style:style style:name="T4254" style:family="text">
      <style:text-properties fo:font-size="10.50pt" fo:font-weight="normal" fo:font-family="Consolas" style:font-family-asian="Consolas" style:font-family-complex="Consolas" fo:background-color="transparent" style:use-window-font-color="true"/>
    </style:style>
    <style:style style:name="T4255" style:family="text">
      <style:text-properties fo:font-size="10.50pt" fo:font-weight="normal" fo:font-family="Consolas" style:font-family-asian="Consolas" style:font-family-complex="Consolas" fo:background-color="transparent" fo:color="#2b91af"/>
    </style:style>
    <style:style style:name="T4256" style:family="text">
      <style:text-properties fo:font-size="10.50pt" fo:font-weight="normal" fo:font-family="Consolas" style:font-family-asian="Consolas" style:font-family-complex="Consolas" fo:background-color="transparent" style:use-window-font-color="true"/>
    </style:style>
    <style:style style:name="T4257" style:family="text">
      <style:text-properties fo:font-size="10.50pt" fo:font-weight="normal" fo:font-family="Consolas" style:font-family-asian="Consolas" style:font-family-complex="Consolas" fo:background-color="transparent" fo:color="#0000ff"/>
    </style:style>
    <style:style style:name="T4258" style:family="text">
      <style:text-properties fo:font-size="10.50pt" fo:font-weight="normal" fo:font-family="Consolas" style:font-family-asian="Consolas" style:font-family-complex="Consolas" fo:background-color="transparent" style:use-window-font-color="true"/>
    </style:style>
    <style:style style:name="T4259" style:family="text">
      <style:text-properties fo:font-size="10.50pt" fo:font-weight="normal" fo:font-family="Consolas" style:font-family-asian="Consolas" style:font-family-complex="Consolas" fo:background-color="transparent" fo:color="#2b91af"/>
    </style:style>
    <style:style style:name="T4260" style:family="text">
      <style:text-properties fo:font-size="10.50pt" fo:font-weight="normal" fo:font-family="Consolas" style:font-family-asian="Consolas" style:font-family-complex="Consolas" fo:background-color="transparent" style:use-window-font-color="true"/>
    </style:style>
    <style:style style:name="T4261" style:family="text">
      <style:text-properties fo:font-size="10.50pt" fo:font-weight="normal" fo:font-family="Consolas" style:font-family-asian="Consolas" style:font-family-complex="Consolas" fo:background-color="transparent" fo:color="#0000ff"/>
    </style:style>
    <style:style style:name="T4262" style:family="text">
      <style:text-properties fo:font-size="10.50pt" fo:font-weight="normal" fo:font-family="Consolas" style:font-family-asian="Consolas" style:font-family-complex="Consolas" fo:background-color="transparent" style:use-window-font-color="true"/>
    </style:style>
    <style:style style:name="T4263" style:family="text">
      <style:text-properties fo:font-size="10.50pt" fo:font-weight="normal" fo:font-family="Consolas" style:font-family-asian="Consolas" style:font-family-complex="Consolas" fo:background-color="transparent" fo:color="#0000ff"/>
    </style:style>
    <style:style style:name="T4264" style:family="text">
      <style:text-properties fo:font-size="10.50pt" fo:font-weight="normal" fo:font-family="Consolas" style:font-family-asian="Consolas" style:font-family-complex="Consolas" fo:background-color="transparent" style:use-window-font-color="true"/>
    </style:style>
    <style:style style:name="T4265" style:family="text">
      <style:text-properties fo:font-size="10.50pt" fo:font-weight="normal" fo:font-family="Consolas" style:font-family-asian="Consolas" style:font-family-complex="Consolas" fo:background-color="transparent" fo:color="#0000ff"/>
    </style:style>
    <style:style style:name="T4266" style:family="text">
      <style:text-properties fo:font-size="10.50pt" fo:font-weight="normal" fo:font-family="Consolas" style:font-family-asian="Consolas" style:font-family-complex="Consolas" fo:background-color="transparent" style:use-window-font-color="true"/>
    </style:style>
    <style:style style:name="T4267" style:family="text">
      <style:text-properties fo:font-size="10.50pt" fo:font-weight="normal" fo:font-family="Consolas" style:font-family-asian="Consolas" style:font-family-complex="Consolas" fo:background-color="transparent" fo:color="#2b91af"/>
    </style:style>
    <style:style style:name="T4268" style:family="text">
      <style:text-properties fo:font-size="10.50pt" fo:font-weight="normal" fo:font-family="Consolas" style:font-family-asian="Consolas" style:font-family-complex="Consolas" fo:background-color="transparent" style:use-window-font-color="true"/>
    </style:style>
    <style:style style:name="T4269" style:family="text">
      <style:text-properties fo:font-size="10.50pt" fo:font-weight="normal" fo:font-family="Consolas" style:font-family-asian="Consolas" style:font-family-complex="Consolas" fo:background-color="transparent" fo:color="#0000ff"/>
    </style:style>
    <style:style style:name="T4270" style:family="text">
      <style:text-properties fo:font-size="10.50pt" fo:font-weight="normal" fo:font-family="Consolas" style:font-family-asian="Consolas" style:font-family-complex="Consolas" fo:background-color="transparent" style:use-window-font-color="true"/>
    </style:style>
    <style:style style:name="T4271" style:family="text">
      <style:text-properties fo:font-size="10.50pt" fo:font-weight="normal" fo:font-family="Consolas" style:font-family-asian="Consolas" style:font-family-complex="Consolas" fo:background-color="transparent" fo:color="#2b91af"/>
    </style:style>
    <style:style style:name="T4272" style:family="text">
      <style:text-properties fo:font-size="10.50pt" fo:font-weight="normal" fo:font-family="Consolas" style:font-family-asian="Consolas" style:font-family-complex="Consolas" fo:background-color="transparent" style:use-window-font-color="true"/>
    </style:style>
    <style:style style:name="T4273" style:family="text">
      <style:text-properties fo:font-size="10.50pt" fo:font-weight="normal" fo:font-family="Consolas" style:font-family-asian="Consolas" style:font-family-complex="Consolas" fo:background-color="transparent" fo:color="#0000ff"/>
    </style:style>
    <style:style style:name="T4274" style:family="text">
      <style:text-properties fo:font-size="10.50pt" fo:font-weight="normal" fo:font-family="Consolas" style:font-family-asian="Consolas" style:font-family-complex="Consolas" fo:background-color="transparent" style:use-window-font-color="true"/>
    </style:style>
    <style:style style:name="T4275" style:family="text">
      <style:text-properties fo:font-size="10.50pt" fo:font-weight="normal" fo:font-family="Consolas" style:font-family-asian="Consolas" style:font-family-complex="Consolas" fo:background-color="transparent" fo:color="#2b91af"/>
    </style:style>
    <style:style style:name="T4276" style:family="text">
      <style:text-properties fo:font-size="10.50pt" fo:font-weight="normal" fo:font-family="Consolas" style:font-family-asian="Consolas" style:font-family-complex="Consolas" fo:background-color="transparent" style:use-window-font-color="true"/>
    </style:style>
    <style:style style:name="T4277" style:family="text">
      <style:text-properties fo:font-size="12.00pt" fo:font-weight="normal" fo:font-family="Verdana" style:font-family-asian="Verdana" style:font-family-complex="Verdana" fo:background-color="transparent" fo:color="#000000"/>
    </style:style>
    <style:style style:name="T4278" style:family="text">
      <style:text-properties fo:font-size="12.00pt" fo:font-weight="bold" fo:font-family="Verdana" style:font-family-asian="Verdana" style:font-family-complex="Verdana" fo:background-color="transparent" fo:color="#000000"/>
    </style:style>
    <style:style style:name="T4279" style:family="text">
      <style:text-properties fo:font-size="10.50pt" fo:font-weight="normal" fo:font-family="Consolas" style:font-family-asian="Consolas" style:font-family-complex="Consolas" fo:background-color="transparent" fo:color="#0000ff"/>
    </style:style>
    <style:style style:name="T4280" style:family="text">
      <style:text-properties fo:font-size="10.50pt" fo:font-weight="normal" fo:font-family="Consolas" style:font-family-asian="Consolas" style:font-family-complex="Consolas" fo:background-color="transparent" style:use-window-font-color="true"/>
    </style:style>
    <style:style style:name="T4281" style:family="text">
      <style:text-properties fo:font-size="10.50pt" fo:font-weight="normal" fo:font-family="Consolas" style:font-family-asian="Consolas" style:font-family-complex="Consolas" fo:background-color="transparent" fo:color="#0000ff"/>
    </style:style>
    <style:style style:name="T4282" style:family="text">
      <style:text-properties fo:font-size="10.50pt" fo:font-weight="normal" fo:font-family="Consolas" style:font-family-asian="Consolas" style:font-family-complex="Consolas" fo:background-color="transparent" style:use-window-font-color="true"/>
    </style:style>
    <style:style style:name="T4283" style:family="text">
      <style:text-properties fo:font-size="10.50pt" fo:font-weight="normal" fo:font-family="Consolas" style:font-family-asian="Consolas" style:font-family-complex="Consolas" fo:background-color="transparent" fo:color="#0000ff"/>
    </style:style>
    <style:style style:name="T4284" style:family="text">
      <style:text-properties fo:font-size="10.50pt" fo:font-weight="normal" fo:font-family="Consolas" style:font-family-asian="Consolas" style:font-family-complex="Consolas" fo:background-color="transparent" style:use-window-font-color="true"/>
    </style:style>
    <style:style style:name="T4285" style:family="text">
      <style:text-properties fo:font-size="10.50pt" fo:font-weight="normal" fo:font-family="Consolas" style:font-family-asian="Consolas" style:font-family-complex="Consolas" fo:background-color="transparent" fo:color="#0000ff"/>
    </style:style>
    <style:style style:name="T4286" style:family="text">
      <style:text-properties fo:font-size="10.50pt" fo:font-weight="normal" fo:font-family="Consolas" style:font-family-asian="Consolas" style:font-family-complex="Consolas" fo:background-color="transparent" style:use-window-font-color="true"/>
    </style:style>
    <style:style style:name="T4287" style:family="text">
      <style:text-properties fo:font-size="10.50pt" fo:font-weight="normal" fo:font-family="Consolas" style:font-family-asian="Consolas" style:font-family-complex="Consolas" fo:background-color="transparent" fo:color="#2b91af"/>
    </style:style>
    <style:style style:name="T4288" style:family="text">
      <style:text-properties fo:font-size="10.50pt" fo:font-weight="normal" fo:font-family="Consolas" style:font-family-asian="Consolas" style:font-family-complex="Consolas" fo:background-color="transparent" style:use-window-font-color="true"/>
    </style:style>
    <style:style style:name="T4289" style:family="text">
      <style:text-properties fo:font-size="10.50pt" fo:font-weight="normal" fo:font-family="Consolas" style:font-family-asian="Consolas" style:font-family-complex="Consolas" fo:background-color="transparent" fo:color="#808080"/>
    </style:style>
    <style:style style:name="T4290" style:family="text">
      <style:text-properties fo:font-size="10.50pt" fo:font-weight="normal" fo:font-family="Consolas" style:font-family-asian="Consolas" style:font-family-complex="Consolas" fo:background-color="transparent" fo:color="#008000"/>
    </style:style>
    <style:style style:name="T4291" style:family="text">
      <style:text-properties fo:font-size="10.50pt" fo:font-weight="normal" fo:font-family="Consolas" style:font-family-asian="Consolas" style:font-family-complex="Consolas" fo:background-color="transparent" fo:color="#808080"/>
    </style:style>
    <style:style style:name="T4292" style:family="text">
      <style:text-properties fo:font-size="10.50pt" fo:font-weight="normal" fo:font-family="Consolas" style:font-family-asian="Consolas" style:font-family-complex="Consolas" fo:background-color="transparent" style:use-window-font-color="true"/>
    </style:style>
    <style:style style:name="T4293" style:family="text">
      <style:text-properties fo:font-size="10.50pt" fo:font-weight="normal" fo:font-family="Consolas" style:font-family-asian="Consolas" style:font-family-complex="Consolas" fo:background-color="transparent" fo:color="#808080"/>
    </style:style>
    <style:style style:name="T4294" style:family="text">
      <style:text-properties fo:font-size="10.50pt" fo:font-weight="normal" fo:font-family="Consolas" style:font-family-asian="Consolas" style:font-family-complex="Consolas" fo:background-color="transparent" fo:color="#008000"/>
    </style:style>
    <style:style style:name="T4295" style:family="text">
      <style:text-properties fo:font-size="10.50pt" fo:font-weight="normal" fo:font-family="Consolas" style:font-family-asian="Consolas" style:font-family-complex="Consolas" fo:background-color="transparent" style:use-window-font-color="true"/>
    </style:style>
    <style:style style:name="T4296" style:family="text">
      <style:text-properties fo:font-size="10.50pt" fo:font-weight="normal" fo:font-family="Consolas" style:font-family-asian="Consolas" style:font-family-complex="Consolas" fo:background-color="transparent" fo:color="#808080"/>
    </style:style>
    <style:style style:name="T4297" style:family="text">
      <style:text-properties fo:font-size="10.50pt" fo:font-weight="normal" fo:font-family="Consolas" style:font-family-asian="Consolas" style:font-family-complex="Consolas" fo:background-color="transparent" fo:color="#008000"/>
    </style:style>
    <style:style style:name="T4298" style:family="text">
      <style:text-properties fo:font-size="10.50pt" fo:font-weight="normal" fo:font-family="Consolas" style:font-family-asian="Consolas" style:font-family-complex="Consolas" fo:background-color="transparent" fo:color="#808080"/>
    </style:style>
    <style:style style:name="T4299" style:family="text">
      <style:text-properties fo:font-size="10.50pt" fo:font-weight="normal" fo:font-family="Consolas" style:font-family-asian="Consolas" style:font-family-complex="Consolas" fo:background-color="transparent" style:use-window-font-color="true"/>
    </style:style>
    <style:style style:name="T4300" style:family="text">
      <style:text-properties fo:font-size="10.50pt" fo:font-weight="normal" fo:font-family="Consolas" style:font-family-asian="Consolas" style:font-family-complex="Consolas" fo:background-color="transparent" fo:color="#0000ff"/>
    </style:style>
    <style:style style:name="T4301" style:family="text">
      <style:text-properties fo:font-size="10.50pt" fo:font-weight="normal" fo:font-family="Consolas" style:font-family-asian="Consolas" style:font-family-complex="Consolas" fo:background-color="transparent" style:use-window-font-color="true"/>
    </style:style>
    <style:style style:name="T4302" style:family="text">
      <style:text-properties fo:font-size="10.50pt" fo:font-weight="normal" fo:font-family="Consolas" style:font-family-asian="Consolas" style:font-family-complex="Consolas" fo:background-color="transparent" fo:color="#0000ff"/>
    </style:style>
    <style:style style:name="T4303" style:family="text">
      <style:text-properties fo:font-size="10.50pt" fo:font-weight="normal" fo:font-family="Consolas" style:font-family-asian="Consolas" style:font-family-complex="Consolas" fo:background-color="transparent" style:use-window-font-color="true"/>
    </style:style>
    <style:style style:name="T4304" style:family="text">
      <style:text-properties fo:font-size="10.50pt" fo:font-weight="normal" fo:font-family="Consolas" style:font-family-asian="Consolas" style:font-family-complex="Consolas" fo:background-color="transparent" fo:color="#0000ff"/>
    </style:style>
    <style:style style:name="T4305" style:family="text">
      <style:text-properties fo:font-size="10.50pt" fo:font-weight="normal" fo:font-family="Consolas" style:font-family-asian="Consolas" style:font-family-complex="Consolas" fo:background-color="transparent" style:use-window-font-color="true"/>
    </style:style>
    <style:style style:name="T4306" style:family="text">
      <style:text-properties fo:font-size="10.50pt" fo:font-weight="normal" fo:font-family="Consolas" style:font-family-asian="Consolas" style:font-family-complex="Consolas" fo:background-color="transparent" fo:color="#0000ff"/>
    </style:style>
    <style:style style:name="T4307" style:family="text">
      <style:text-properties fo:font-size="10.50pt" fo:font-weight="normal" fo:font-family="Consolas" style:font-family-asian="Consolas" style:font-family-complex="Consolas" fo:background-color="transparent" style:use-window-font-color="true"/>
    </style:style>
    <style:style style:name="T4308" style:family="text">
      <style:text-properties fo:font-size="10.50pt" fo:font-weight="normal" fo:font-family="Consolas" style:font-family-asian="Consolas" style:font-family-complex="Consolas" fo:background-color="transparent" fo:color="#2b91af"/>
    </style:style>
    <style:style style:name="T4309" style:family="text">
      <style:text-properties fo:font-size="10.50pt" fo:font-weight="normal" fo:font-family="Consolas" style:font-family-asian="Consolas" style:font-family-complex="Consolas" fo:background-color="transparent" style:use-window-font-color="true"/>
    </style:style>
    <style:style style:name="T4310" style:family="text">
      <style:text-properties fo:font-size="10.50pt" fo:font-weight="normal" fo:font-family="Consolas" style:font-family-asian="Consolas" style:font-family-complex="Consolas" fo:background-color="transparent" fo:color="#0000ff"/>
    </style:style>
    <style:style style:name="T4311" style:family="text">
      <style:text-properties fo:font-size="10.50pt" fo:font-weight="normal" fo:font-family="Consolas" style:font-family-asian="Consolas" style:font-family-complex="Consolas" fo:background-color="transparent" style:use-window-font-color="true"/>
    </style:style>
    <style:style style:name="T4312" style:family="text">
      <style:text-properties fo:font-size="10.50pt" fo:font-weight="normal" fo:font-family="Consolas" style:font-family-asian="Consolas" style:font-family-complex="Consolas" fo:background-color="transparent" fo:color="#2b91af"/>
    </style:style>
    <style:style style:name="T4313" style:family="text">
      <style:text-properties fo:font-size="10.50pt" fo:font-weight="normal" fo:font-family="Consolas" style:font-family-asian="Consolas" style:font-family-complex="Consolas" fo:background-color="transparent" style:use-window-font-color="true"/>
    </style:style>
    <style:style style:name="T4314" style:family="text">
      <style:text-properties fo:font-size="12.00pt" fo:font-weight="normal" fo:font-family="Verdana" style:font-family-asian="Verdana" style:font-family-complex="Verdana" fo:background-color="transparent" fo:color="#000000"/>
    </style:style>
    <style:style style:name="T4315" style:family="text">
      <style:text-properties fo:font-size="12.00pt" fo:font-weight="bold" fo:font-family="Verdana" style:font-family-asian="Verdana" style:font-family-complex="Verdana" fo:background-color="transparent" fo:color="#000000"/>
    </style:style>
    <style:style style:name="T4316" style:family="text">
      <style:text-properties fo:font-size="10.50pt" fo:font-weight="normal" fo:font-family="Consolas" style:font-family-asian="Consolas" style:font-family-complex="Consolas" fo:background-color="transparent" fo:color="#0000ff"/>
    </style:style>
    <style:style style:name="T4317" style:family="text">
      <style:text-properties fo:font-size="10.50pt" fo:font-weight="normal" fo:font-family="Consolas" style:font-family-asian="Consolas" style:font-family-complex="Consolas" fo:background-color="transparent" style:use-window-font-color="true"/>
    </style:style>
    <style:style style:name="T4318" style:family="text">
      <style:text-properties fo:font-size="10.50pt" fo:font-weight="normal" fo:font-family="Consolas" style:font-family-asian="Consolas" style:font-family-complex="Consolas" fo:background-color="transparent" fo:color="#0000ff"/>
    </style:style>
    <style:style style:name="T4319" style:family="text">
      <style:text-properties fo:font-size="10.50pt" fo:font-weight="normal" fo:font-family="Consolas" style:font-family-asian="Consolas" style:font-family-complex="Consolas" fo:background-color="transparent" style:use-window-font-color="true"/>
    </style:style>
    <style:style style:name="T4320" style:family="text">
      <style:text-properties fo:font-size="10.50pt" fo:font-weight="normal" fo:font-family="Consolas" style:font-family-asian="Consolas" style:font-family-complex="Consolas" fo:background-color="transparent" fo:color="#0000ff"/>
    </style:style>
    <style:style style:name="T4321" style:family="text">
      <style:text-properties fo:font-size="10.50pt" fo:font-weight="normal" fo:font-family="Consolas" style:font-family-asian="Consolas" style:font-family-complex="Consolas" fo:background-color="transparent" style:use-window-font-color="true"/>
    </style:style>
    <style:style style:name="T4322" style:family="text">
      <style:text-properties fo:font-size="10.50pt" fo:font-weight="normal" fo:font-family="Consolas" style:font-family-asian="Consolas" style:font-family-complex="Consolas" fo:background-color="transparent" fo:color="#0000ff"/>
    </style:style>
    <style:style style:name="T4323" style:family="text">
      <style:text-properties fo:font-size="10.50pt" fo:font-weight="normal" fo:font-family="Consolas" style:font-family-asian="Consolas" style:font-family-complex="Consolas" fo:background-color="transparent" style:use-window-font-color="true"/>
    </style:style>
    <style:style style:name="T4324" style:family="text">
      <style:text-properties fo:font-size="10.50pt" fo:font-weight="normal" fo:font-family="Consolas" style:font-family-asian="Consolas" style:font-family-complex="Consolas" fo:background-color="transparent" fo:color="#0000ff"/>
    </style:style>
    <style:style style:name="T4325" style:family="text">
      <style:text-properties fo:font-size="10.50pt" fo:font-weight="normal" fo:font-family="Consolas" style:font-family-asian="Consolas" style:font-family-complex="Consolas" fo:background-color="transparent" style:use-window-font-color="true"/>
    </style:style>
    <style:style style:name="T4326" style:family="text">
      <style:text-properties fo:font-size="10.50pt" fo:font-weight="normal" fo:font-family="Consolas" style:font-family-asian="Consolas" style:font-family-complex="Consolas" fo:background-color="transparent" fo:color="#0000ff"/>
    </style:style>
    <style:style style:name="T4327" style:family="text">
      <style:text-properties fo:font-size="10.50pt" fo:font-weight="normal" fo:font-family="Consolas" style:font-family-asian="Consolas" style:font-family-complex="Consolas" fo:background-color="transparent" style:use-window-font-color="true"/>
    </style:style>
    <style:style style:name="T4328" style:family="text">
      <style:text-properties fo:font-size="10.50pt" fo:font-weight="normal" fo:font-family="Consolas" style:font-family-asian="Consolas" style:font-family-complex="Consolas" fo:background-color="transparent" fo:color="#0000ff"/>
    </style:style>
    <style:style style:name="T4329" style:family="text">
      <style:text-properties fo:font-size="10.50pt" fo:font-weight="normal" fo:font-family="Consolas" style:font-family-asian="Consolas" style:font-family-complex="Consolas" fo:background-color="transparent" style:use-window-font-color="true"/>
    </style:style>
    <style:style style:name="T4330" style:family="text">
      <style:text-properties fo:font-size="10.50pt" fo:font-weight="normal" fo:font-family="Consolas" style:font-family-asian="Consolas" style:font-family-complex="Consolas" fo:background-color="transparent" fo:color="#0000ff"/>
    </style:style>
    <style:style style:name="T4331" style:family="text">
      <style:text-properties fo:font-size="10.50pt" fo:font-weight="normal" fo:font-family="Consolas" style:font-family-asian="Consolas" style:font-family-complex="Consolas" fo:background-color="transparent" style:use-window-font-color="true"/>
    </style:style>
    <style:style style:name="T4332" style:family="text">
      <style:text-properties fo:font-size="10.50pt" fo:font-weight="normal" fo:font-family="Consolas" style:font-family-asian="Consolas" style:font-family-complex="Consolas" fo:background-color="transparent" fo:color="#0000ff"/>
    </style:style>
    <style:style style:name="T4333" style:family="text">
      <style:text-properties fo:font-size="10.50pt" fo:font-weight="normal" fo:font-family="Consolas" style:font-family-asian="Consolas" style:font-family-complex="Consolas" fo:background-color="transparent" style:use-window-font-color="true"/>
    </style:style>
    <style:style style:name="T4334" style:family="text">
      <style:text-properties fo:font-size="10.50pt" fo:font-weight="normal" fo:font-family="Consolas" style:font-family-asian="Consolas" style:font-family-complex="Consolas" fo:background-color="transparent" fo:color="#0000ff"/>
    </style:style>
    <style:style style:name="T4335" style:family="text">
      <style:text-properties fo:font-size="10.50pt" fo:font-weight="normal" fo:font-family="Consolas" style:font-family-asian="Consolas" style:font-family-complex="Consolas" fo:background-color="transparent" style:use-window-font-color="true"/>
    </style:style>
    <style:style style:name="T4336" style:family="text">
      <style:text-properties fo:font-size="10.50pt" fo:font-weight="normal" fo:font-family="Consolas" style:font-family-asian="Consolas" style:font-family-complex="Consolas" fo:background-color="transparent" fo:color="#2b91af"/>
    </style:style>
    <style:style style:name="T4337" style:family="text">
      <style:text-properties fo:font-size="10.50pt" fo:font-weight="normal" fo:font-family="Consolas" style:font-family-asian="Consolas" style:font-family-complex="Consolas" fo:background-color="transparent" style:use-window-font-color="true"/>
    </style:style>
    <style:style style:name="T4338" style:family="text">
      <style:text-properties fo:font-size="10.50pt" fo:font-weight="normal" fo:font-family="Consolas" style:font-family-asian="Consolas" style:font-family-complex="Consolas" fo:background-color="transparent" fo:color="#0000ff"/>
    </style:style>
    <style:style style:name="T4339" style:family="text">
      <style:text-properties fo:font-size="10.50pt" fo:font-weight="normal" fo:font-family="Consolas" style:font-family-asian="Consolas" style:font-family-complex="Consolas" fo:background-color="transparent" style:use-window-font-color="true"/>
    </style:style>
    <style:style style:name="T4340" style:family="text">
      <style:text-properties fo:font-size="10.50pt" fo:font-weight="normal" fo:font-family="Consolas" style:font-family-asian="Consolas" style:font-family-complex="Consolas" fo:background-color="transparent" fo:color="#0000ff"/>
    </style:style>
    <style:style style:name="T4341" style:family="text">
      <style:text-properties fo:font-size="10.50pt" fo:font-weight="normal" fo:font-family="Consolas" style:font-family-asian="Consolas" style:font-family-complex="Consolas" fo:background-color="transparent" style:use-window-font-color="true"/>
    </style:style>
    <style:style style:name="T4342" style:family="text">
      <style:text-properties fo:font-size="10.50pt" fo:font-weight="normal" fo:font-family="Consolas" style:font-family-asian="Consolas" style:font-family-complex="Consolas" fo:background-color="transparent" fo:color="#2b91af"/>
    </style:style>
    <style:style style:name="T4343" style:family="text">
      <style:text-properties fo:font-size="10.50pt" fo:font-weight="normal" fo:font-family="Consolas" style:font-family-asian="Consolas" style:font-family-complex="Consolas" fo:background-color="transparent" style:use-window-font-color="true"/>
    </style:style>
    <style:style style:name="T4344" style:family="text">
      <style:text-properties fo:font-size="10.50pt" fo:font-weight="normal" fo:font-family="Consolas" style:font-family-asian="Consolas" style:font-family-complex="Consolas" fo:background-color="transparent" fo:color="#0000ff"/>
    </style:style>
    <style:style style:name="T4345" style:family="text">
      <style:text-properties fo:font-size="10.50pt" fo:font-weight="normal" fo:font-family="Consolas" style:font-family-asian="Consolas" style:font-family-complex="Consolas" fo:background-color="transparent" style:use-window-font-color="true"/>
    </style:style>
    <style:style style:name="T4346" style:family="text">
      <style:text-properties fo:font-size="10.50pt" fo:font-weight="normal" fo:font-family="Consolas" style:font-family-asian="Consolas" style:font-family-complex="Consolas" fo:background-color="transparent" fo:color="#2b91af"/>
    </style:style>
    <style:style style:name="T4347" style:family="text">
      <style:text-properties fo:font-size="10.50pt" fo:font-weight="normal" fo:font-family="Consolas" style:font-family-asian="Consolas" style:font-family-complex="Consolas" fo:background-color="transparent" style:use-window-font-color="true"/>
    </style:style>
    <style:style style:name="T4348" style:family="text">
      <style:text-properties fo:font-size="10.50pt" fo:font-weight="normal" fo:font-family="Consolas" style:font-family-asian="Consolas" style:font-family-complex="Consolas" fo:background-color="transparent" fo:color="#0000ff"/>
    </style:style>
    <style:style style:name="T4349" style:family="text">
      <style:text-properties fo:font-size="10.50pt" fo:font-weight="normal" fo:font-family="Consolas" style:font-family-asian="Consolas" style:font-family-complex="Consolas" fo:background-color="transparent" style:use-window-font-color="true"/>
    </style:style>
    <style:style style:name="T4350" style:family="text">
      <style:text-properties fo:font-size="10.50pt" fo:font-weight="normal" fo:font-family="Consolas" style:font-family-asian="Consolas" style:font-family-complex="Consolas" fo:background-color="transparent" fo:color="#0000ff"/>
    </style:style>
    <style:style style:name="T4351" style:family="text">
      <style:text-properties fo:font-size="10.50pt" fo:font-weight="normal" fo:font-family="Consolas" style:font-family-asian="Consolas" style:font-family-complex="Consolas" fo:background-color="transparent" style:use-window-font-color="true"/>
    </style:style>
    <style:style style:name="T4352" style:family="text">
      <style:text-properties fo:font-size="10.50pt" fo:font-weight="normal" fo:font-family="Consolas" style:font-family-asian="Consolas" style:font-family-complex="Consolas" fo:background-color="transparent" fo:color="#0000ff"/>
    </style:style>
    <style:style style:name="T4353" style:family="text">
      <style:text-properties fo:font-size="10.50pt" fo:font-weight="normal" fo:font-family="Consolas" style:font-family-asian="Consolas" style:font-family-complex="Consolas" fo:background-color="transparent" style:use-window-font-color="true"/>
    </style:style>
    <style:style style:name="T4354" style:family="text">
      <style:text-properties fo:font-size="10.50pt" fo:font-weight="normal" fo:font-family="Consolas" style:font-family-asian="Consolas" style:font-family-complex="Consolas" fo:background-color="transparent" fo:color="#0000ff"/>
    </style:style>
    <style:style style:name="T4355" style:family="text">
      <style:text-properties fo:font-size="10.50pt" fo:font-weight="normal" fo:font-family="Consolas" style:font-family-asian="Consolas" style:font-family-complex="Consolas" fo:background-color="transparent" style:use-window-font-color="true"/>
    </style:style>
    <style:style style:name="T4356" style:family="text">
      <style:text-properties fo:font-size="10.50pt" fo:font-weight="normal" fo:font-family="Consolas" style:font-family-asian="Consolas" style:font-family-complex="Consolas" fo:background-color="transparent" fo:color="#0000ff"/>
    </style:style>
    <style:style style:name="T4357" style:family="text">
      <style:text-properties fo:font-size="10.50pt" fo:font-weight="normal" fo:font-family="Consolas" style:font-family-asian="Consolas" style:font-family-complex="Consolas" fo:background-color="transparent" style:use-window-font-color="true"/>
    </style:style>
    <style:style style:name="T4358" style:family="text">
      <style:text-properties fo:font-size="10.50pt" fo:font-weight="normal" fo:font-family="Consolas" style:font-family-asian="Consolas" style:font-family-complex="Consolas" fo:background-color="transparent" fo:color="#0000ff"/>
    </style:style>
    <style:style style:name="T4359" style:family="text">
      <style:text-properties fo:font-size="10.50pt" fo:font-weight="normal" fo:font-family="Consolas" style:font-family-asian="Consolas" style:font-family-complex="Consolas" fo:background-color="transparent" style:use-window-font-color="true"/>
    </style:style>
    <style:style style:name="T4360" style:family="text">
      <style:text-properties fo:font-size="10.50pt" fo:font-weight="normal" fo:font-family="Consolas" style:font-family-asian="Consolas" style:font-family-complex="Consolas" fo:background-color="transparent" fo:color="#0000ff"/>
    </style:style>
    <style:style style:name="T4361" style:family="text">
      <style:text-properties fo:font-size="10.50pt" fo:font-weight="normal" fo:font-family="Consolas" style:font-family-asian="Consolas" style:font-family-complex="Consolas" fo:background-color="transparent" style:use-window-font-color="true"/>
    </style:style>
    <style:style style:name="T4362" style:family="text">
      <style:text-properties fo:font-size="10.50pt" fo:font-weight="normal" fo:font-family="Consolas" style:font-family-asian="Consolas" style:font-family-complex="Consolas" fo:background-color="transparent" fo:color="#0000ff"/>
    </style:style>
    <style:style style:name="T4363" style:family="text">
      <style:text-properties fo:font-size="10.50pt" fo:font-weight="normal" fo:font-family="Consolas" style:font-family-asian="Consolas" style:font-family-complex="Consolas" fo:background-color="transparent" style:use-window-font-color="true"/>
    </style:style>
    <style:style style:name="T4364" style:family="text">
      <style:text-properties fo:font-size="10.50pt" fo:font-weight="normal" fo:font-family="Consolas" style:font-family-asian="Consolas" style:font-family-complex="Consolas" fo:background-color="transparent" fo:color="#0000ff"/>
    </style:style>
    <style:style style:name="T4365" style:family="text">
      <style:text-properties fo:font-size="10.50pt" fo:font-weight="normal" fo:font-family="Consolas" style:font-family-asian="Consolas" style:font-family-complex="Consolas" fo:background-color="transparent" style:use-window-font-color="true"/>
    </style:style>
    <style:style style:name="T4366" style:family="text">
      <style:text-properties fo:font-size="10.50pt" fo:font-weight="normal" fo:font-family="Consolas" style:font-family-asian="Consolas" style:font-family-complex="Consolas" fo:background-color="transparent" fo:color="#0000ff"/>
    </style:style>
    <style:style style:name="T4367" style:family="text">
      <style:text-properties fo:font-size="10.50pt" fo:font-weight="normal" fo:font-family="Consolas" style:font-family-asian="Consolas" style:font-family-complex="Consolas" fo:background-color="transparent" style:use-window-font-color="true"/>
    </style:style>
    <style:style style:name="T4368" style:family="text">
      <style:text-properties fo:font-size="10.50pt" fo:font-weight="normal" fo:font-family="Consolas" style:font-family-asian="Consolas" style:font-family-complex="Consolas" fo:background-color="transparent" fo:color="#0000ff"/>
    </style:style>
    <style:style style:name="T4369" style:family="text">
      <style:text-properties fo:font-size="10.50pt" fo:font-weight="normal" fo:font-family="Consolas" style:font-family-asian="Consolas" style:font-family-complex="Consolas" fo:background-color="transparent" style:use-window-font-color="true"/>
    </style:style>
    <style:style style:name="T4370" style:family="text">
      <style:text-properties fo:font-size="10.50pt" fo:font-weight="normal" fo:font-family="Consolas" style:font-family-asian="Consolas" style:font-family-complex="Consolas" fo:background-color="transparent" fo:color="#0000ff"/>
    </style:style>
    <style:style style:name="T4371" style:family="text">
      <style:text-properties fo:font-size="10.50pt" fo:font-weight="normal" fo:font-family="Consolas" style:font-family-asian="Consolas" style:font-family-complex="Consolas" fo:background-color="transparent" style:use-window-font-color="true"/>
    </style:style>
    <style:style style:name="T4372" style:family="text">
      <style:text-properties fo:font-size="10.50pt" fo:font-weight="normal" fo:font-family="Consolas" style:font-family-asian="Consolas" style:font-family-complex="Consolas" fo:background-color="transparent" fo:color="#0000ff"/>
    </style:style>
    <style:style style:name="T4373" style:family="text">
      <style:text-properties fo:font-size="10.50pt" fo:font-weight="normal" fo:font-family="Consolas" style:font-family-asian="Consolas" style:font-family-complex="Consolas" fo:background-color="transparent" style:use-window-font-color="true"/>
    </style:style>
    <style:style style:name="T4374" style:family="text">
      <style:text-properties fo:font-size="10.50pt" fo:font-weight="normal" fo:font-family="Consolas" style:font-family-asian="Consolas" style:font-family-complex="Consolas" fo:background-color="transparent" fo:color="#0000ff"/>
    </style:style>
    <style:style style:name="T4375" style:family="text">
      <style:text-properties fo:font-size="10.50pt" fo:font-weight="normal" fo:font-family="Consolas" style:font-family-asian="Consolas" style:font-family-complex="Consolas" fo:background-color="transparent" style:use-window-font-color="true"/>
    </style:style>
    <style:style style:name="T4376" style:family="text">
      <style:text-properties fo:font-size="10.50pt" fo:font-weight="normal" fo:font-family="Consolas" style:font-family-asian="Consolas" style:font-family-complex="Consolas" fo:background-color="transparent" fo:color="#0000ff"/>
    </style:style>
    <style:style style:name="T4377" style:family="text">
      <style:text-properties fo:font-size="10.50pt" fo:font-weight="normal" fo:font-family="Consolas" style:font-family-asian="Consolas" style:font-family-complex="Consolas" fo:background-color="transparent" style:use-window-font-color="true"/>
    </style:style>
    <style:style style:name="T4378" style:family="text">
      <style:text-properties fo:font-size="10.50pt" fo:font-weight="normal" fo:font-family="Consolas" style:font-family-asian="Consolas" style:font-family-complex="Consolas" fo:background-color="transparent" fo:color="#0000ff"/>
    </style:style>
    <style:style style:name="T4379" style:family="text">
      <style:text-properties fo:font-size="10.50pt" fo:font-weight="normal" fo:font-family="Consolas" style:font-family-asian="Consolas" style:font-family-complex="Consolas" fo:background-color="transparent" style:use-window-font-color="true"/>
    </style:style>
    <style:style style:name="T4380" style:family="text">
      <style:text-properties fo:font-size="10.50pt" fo:font-weight="normal" fo:font-family="Consolas" style:font-family-asian="Consolas" style:font-family-complex="Consolas" fo:background-color="transparent" fo:color="#0000ff"/>
    </style:style>
    <style:style style:name="T4381" style:family="text">
      <style:text-properties fo:font-size="10.50pt" fo:font-weight="normal" fo:font-family="Consolas" style:font-family-asian="Consolas" style:font-family-complex="Consolas" fo:background-color="transparent" style:use-window-font-color="true"/>
    </style:style>
    <style:style style:name="T4382" style:family="text">
      <style:text-properties fo:font-size="10.50pt" fo:font-weight="normal" fo:font-family="Consolas" style:font-family-asian="Consolas" style:font-family-complex="Consolas" fo:background-color="transparent" fo:color="#0000ff"/>
    </style:style>
    <style:style style:name="T4383" style:family="text">
      <style:text-properties fo:font-size="10.50pt" fo:font-weight="normal" fo:font-family="Consolas" style:font-family-asian="Consolas" style:font-family-complex="Consolas" fo:background-color="transparent" style:use-window-font-color="true"/>
    </style:style>
    <style:style style:name="T4384" style:family="text">
      <style:text-properties fo:font-size="10.50pt" fo:font-weight="normal" fo:font-family="Consolas" style:font-family-asian="Consolas" style:font-family-complex="Consolas" fo:background-color="transparent" fo:color="#0000ff"/>
    </style:style>
    <style:style style:name="T4385" style:family="text">
      <style:text-properties fo:font-size="10.50pt" fo:font-weight="normal" fo:font-family="Consolas" style:font-family-asian="Consolas" style:font-family-complex="Consolas" fo:background-color="transparent" style:use-window-font-color="true"/>
    </style:style>
    <style:style style:name="T4386" style:family="text">
      <style:text-properties fo:font-size="10.50pt" fo:font-weight="normal" fo:font-family="Consolas" style:font-family-asian="Consolas" style:font-family-complex="Consolas" fo:background-color="transparent" fo:color="#0000ff"/>
    </style:style>
    <style:style style:name="T4387" style:family="text">
      <style:text-properties fo:font-size="10.50pt" fo:font-weight="normal" fo:font-family="Consolas" style:font-family-asian="Consolas" style:font-family-complex="Consolas" fo:background-color="transparent" style:use-window-font-color="true"/>
    </style:style>
    <style:style style:name="T4388" style:family="text">
      <style:text-properties fo:font-size="10.50pt" fo:font-weight="normal" fo:font-family="Consolas" style:font-family-asian="Consolas" style:font-family-complex="Consolas" fo:background-color="transparent" fo:color="#0000ff"/>
    </style:style>
    <style:style style:name="T4389" style:family="text">
      <style:text-properties fo:font-size="10.50pt" fo:font-weight="normal" fo:font-family="Consolas" style:font-family-asian="Consolas" style:font-family-complex="Consolas" fo:background-color="transparent" style:use-window-font-color="true"/>
    </style:style>
    <style:style style:name="T4390" style:family="text">
      <style:text-properties fo:font-size="10.50pt" fo:font-weight="normal" fo:font-family="Consolas" style:font-family-asian="Consolas" style:font-family-complex="Consolas" fo:background-color="transparent" fo:color="#0000ff"/>
    </style:style>
    <style:style style:name="T4391" style:family="text">
      <style:text-properties fo:font-size="10.50pt" fo:font-weight="normal" fo:font-family="Consolas" style:font-family-asian="Consolas" style:font-family-complex="Consolas" fo:background-color="transparent" style:use-window-font-color="true"/>
    </style:style>
    <style:style style:name="T4392" style:family="text">
      <style:text-properties fo:font-size="10.50pt" fo:font-weight="normal" fo:font-family="Consolas" style:font-family-asian="Consolas" style:font-family-complex="Consolas" fo:background-color="transparent" fo:color="#0000ff"/>
    </style:style>
    <style:style style:name="T4393" style:family="text">
      <style:text-properties fo:font-size="10.50pt" fo:font-weight="normal" fo:font-family="Consolas" style:font-family-asian="Consolas" style:font-family-complex="Consolas" fo:background-color="transparent" style:use-window-font-color="true"/>
    </style:style>
    <style:style style:name="T4394" style:family="text">
      <style:text-properties fo:font-size="10.50pt" fo:font-weight="normal" fo:font-family="Consolas" style:font-family-asian="Consolas" style:font-family-complex="Consolas" fo:background-color="transparent" fo:color="#0000ff"/>
    </style:style>
    <style:style style:name="T4395" style:family="text">
      <style:text-properties fo:font-size="10.50pt" fo:font-weight="normal" fo:font-family="Consolas" style:font-family-asian="Consolas" style:font-family-complex="Consolas" fo:background-color="transparent" style:use-window-font-color="true"/>
    </style:style>
    <style:style style:name="T4396" style:family="text">
      <style:text-properties fo:font-size="10.50pt" fo:font-weight="normal" fo:font-family="Consolas" style:font-family-asian="Consolas" style:font-family-complex="Consolas" fo:background-color="transparent" fo:color="#0000ff"/>
    </style:style>
    <style:style style:name="T4397" style:family="text">
      <style:text-properties fo:font-size="10.50pt" fo:font-weight="normal" fo:font-family="Consolas" style:font-family-asian="Consolas" style:font-family-complex="Consolas" fo:background-color="transparent" style:use-window-font-color="true"/>
    </style:style>
    <style:style style:name="T4398" style:family="text">
      <style:text-properties fo:font-size="10.50pt" fo:font-weight="normal" fo:font-family="Consolas" style:font-family-asian="Consolas" style:font-family-complex="Consolas" fo:background-color="transparent" fo:color="#0000ff"/>
    </style:style>
    <style:style style:name="T4399" style:family="text">
      <style:text-properties fo:font-size="10.50pt" fo:font-weight="normal" fo:font-family="Consolas" style:font-family-asian="Consolas" style:font-family-complex="Consolas" fo:background-color="transparent" style:use-window-font-color="true"/>
    </style:style>
    <style:style style:name="T4400" style:family="text">
      <style:text-properties fo:font-size="10.50pt" fo:font-weight="normal" fo:font-family="Consolas" style:font-family-asian="Consolas" style:font-family-complex="Consolas" fo:background-color="transparent" fo:color="#0000ff"/>
    </style:style>
    <style:style style:name="T4401" style:family="text">
      <style:text-properties fo:font-size="10.50pt" fo:font-weight="normal" fo:font-family="Consolas" style:font-family-asian="Consolas" style:font-family-complex="Consolas" fo:background-color="transparent" style:use-window-font-color="true"/>
    </style:style>
    <style:style style:name="T4402" style:family="text">
      <style:text-properties fo:font-size="10.50pt" fo:font-weight="normal" fo:font-family="Consolas" style:font-family-asian="Consolas" style:font-family-complex="Consolas" fo:background-color="transparent" fo:color="#0000ff"/>
    </style:style>
    <style:style style:name="T4403" style:family="text">
      <style:text-properties fo:font-size="10.50pt" fo:font-weight="normal" fo:font-family="Consolas" style:font-family-asian="Consolas" style:font-family-complex="Consolas" fo:background-color="transparent" style:use-window-font-color="true"/>
    </style:style>
    <style:style style:name="T4404" style:family="text">
      <style:text-properties fo:font-size="10.50pt" fo:font-weight="normal" fo:font-family="Consolas" style:font-family-asian="Consolas" style:font-family-complex="Consolas" fo:background-color="transparent" fo:color="#0000ff"/>
    </style:style>
    <style:style style:name="T4405" style:family="text">
      <style:text-properties fo:font-size="10.50pt" fo:font-weight="normal" fo:font-family="Consolas" style:font-family-asian="Consolas" style:font-family-complex="Consolas" fo:background-color="transparent" style:use-window-font-color="true"/>
    </style:style>
    <style:style style:name="T4406" style:family="text">
      <style:text-properties fo:font-size="10.50pt" fo:font-weight="normal" fo:font-family="Consolas" style:font-family-asian="Consolas" style:font-family-complex="Consolas" fo:background-color="transparent" fo:color="#0000ff"/>
    </style:style>
    <style:style style:name="T4407" style:family="text">
      <style:text-properties fo:font-size="10.50pt" fo:font-weight="normal" fo:font-family="Consolas" style:font-family-asian="Consolas" style:font-family-complex="Consolas" fo:background-color="transparent" style:use-window-font-color="true"/>
    </style:style>
    <style:style style:name="T4408" style:family="text">
      <style:text-properties fo:font-size="10.50pt" fo:font-weight="normal" fo:font-family="Consolas" style:font-family-asian="Consolas" style:font-family-complex="Consolas" fo:background-color="transparent" fo:color="#0000ff"/>
    </style:style>
    <style:style style:name="T4409" style:family="text">
      <style:text-properties fo:font-size="10.50pt" fo:font-weight="normal" fo:font-family="Consolas" style:font-family-asian="Consolas" style:font-family-complex="Consolas" fo:background-color="transparent" style:use-window-font-color="true"/>
    </style:style>
    <style:style style:name="T4410" style:family="text">
      <style:text-properties fo:font-size="10.50pt" fo:font-weight="normal" fo:font-family="Consolas" style:font-family-asian="Consolas" style:font-family-complex="Consolas" fo:background-color="transparent" fo:color="#2b91af"/>
    </style:style>
    <style:style style:name="T4411" style:family="text">
      <style:text-properties fo:font-size="10.50pt" fo:font-weight="normal" fo:font-family="Consolas" style:font-family-asian="Consolas" style:font-family-complex="Consolas" fo:background-color="transparent" style:use-window-font-color="true"/>
    </style:style>
    <style:style style:name="T4412" style:family="text">
      <style:text-properties fo:font-size="10.50pt" fo:font-weight="normal" fo:font-family="Consolas" style:font-family-asian="Consolas" style:font-family-complex="Consolas" fo:background-color="transparent" fo:color="#0000ff"/>
    </style:style>
    <style:style style:name="T4413" style:family="text">
      <style:text-properties fo:font-size="10.50pt" fo:font-weight="normal" fo:font-family="Consolas" style:font-family-asian="Consolas" style:font-family-complex="Consolas" fo:background-color="transparent" style:use-window-font-color="true"/>
    </style:style>
    <style:style style:name="T4414" style:family="text">
      <style:text-properties fo:font-size="10.50pt" fo:font-weight="normal" fo:font-family="Consolas" style:font-family-asian="Consolas" style:font-family-complex="Consolas" fo:background-color="transparent" fo:color="#0000ff"/>
    </style:style>
    <style:style style:name="T4415" style:family="text">
      <style:text-properties fo:font-size="10.50pt" fo:font-weight="normal" fo:font-family="Consolas" style:font-family-asian="Consolas" style:font-family-complex="Consolas" fo:background-color="transparent" style:use-window-font-color="true"/>
    </style:style>
    <style:style style:name="T4416" style:family="text">
      <style:text-properties fo:font-size="10.50pt" fo:font-weight="normal" fo:font-family="Consolas" style:font-family-asian="Consolas" style:font-family-complex="Consolas" fo:background-color="transparent" fo:color="#0000ff"/>
    </style:style>
    <style:style style:name="T4417" style:family="text">
      <style:text-properties fo:font-size="10.50pt" fo:font-weight="normal" fo:font-family="Consolas" style:font-family-asian="Consolas" style:font-family-complex="Consolas" fo:background-color="transparent" style:use-window-font-color="true"/>
    </style:style>
    <style:style style:name="T4418" style:family="text">
      <style:text-properties fo:font-size="10.50pt" fo:font-weight="normal" fo:font-family="Consolas" style:font-family-asian="Consolas" style:font-family-complex="Consolas" fo:background-color="transparent" fo:color="#0000ff"/>
    </style:style>
    <style:style style:name="T4419" style:family="text">
      <style:text-properties fo:font-size="10.50pt" fo:font-weight="normal" fo:font-family="Consolas" style:font-family-asian="Consolas" style:font-family-complex="Consolas" fo:background-color="transparent" style:use-window-font-color="true"/>
    </style:style>
    <style:style style:name="T4420" style:family="text">
      <style:text-properties fo:font-size="10.50pt" fo:font-weight="normal" fo:font-family="Consolas" style:font-family-asian="Consolas" style:font-family-complex="Consolas" fo:background-color="transparent" fo:color="#0000ff"/>
    </style:style>
    <style:style style:name="T4421" style:family="text">
      <style:text-properties fo:font-size="10.50pt" fo:font-weight="normal" fo:font-family="Consolas" style:font-family-asian="Consolas" style:font-family-complex="Consolas" fo:background-color="transparent" style:use-window-font-color="true"/>
    </style:style>
    <style:style style:name="T4422" style:family="text">
      <style:text-properties fo:font-size="10.50pt" fo:font-weight="normal" fo:font-family="Consolas" style:font-family-asian="Consolas" style:font-family-complex="Consolas" fo:background-color="transparent" fo:color="#0000ff"/>
    </style:style>
    <style:style style:name="T4423" style:family="text">
      <style:text-properties fo:font-size="10.50pt" fo:font-weight="normal" fo:font-family="Consolas" style:font-family-asian="Consolas" style:font-family-complex="Consolas" fo:background-color="transparent" style:use-window-font-color="true"/>
    </style:style>
    <style:style style:name="T4424" style:family="text">
      <style:text-properties fo:font-size="10.50pt" fo:font-weight="normal" fo:font-family="Consolas" style:font-family-asian="Consolas" style:font-family-complex="Consolas" fo:background-color="transparent" fo:color="#0000ff"/>
    </style:style>
    <style:style style:name="T4425" style:family="text">
      <style:text-properties fo:font-size="10.50pt" fo:font-weight="normal" fo:font-family="Consolas" style:font-family-asian="Consolas" style:font-family-complex="Consolas" fo:background-color="transparent" style:use-window-font-color="true"/>
    </style:style>
    <style:style style:name="T4426" style:family="text">
      <style:text-properties fo:font-size="10.50pt" fo:font-weight="normal" fo:font-family="Consolas" style:font-family-asian="Consolas" style:font-family-complex="Consolas" fo:background-color="transparent" fo:color="#0000ff"/>
    </style:style>
    <style:style style:name="T4427" style:family="text">
      <style:text-properties fo:font-size="10.50pt" fo:font-weight="normal" fo:font-family="Consolas" style:font-family-asian="Consolas" style:font-family-complex="Consolas" fo:background-color="transparent" style:use-window-font-color="true"/>
    </style:style>
    <style:style style:name="T4428" style:family="text">
      <style:text-properties fo:font-size="10.50pt" fo:font-weight="normal" fo:font-family="Consolas" style:font-family-asian="Consolas" style:font-family-complex="Consolas" fo:background-color="transparent" fo:color="#0000ff"/>
    </style:style>
    <style:style style:name="T4429" style:family="text">
      <style:text-properties fo:font-size="10.50pt" fo:font-weight="normal" fo:font-family="Consolas" style:font-family-asian="Consolas" style:font-family-complex="Consolas" fo:background-color="transparent" style:use-window-font-color="true"/>
    </style:style>
    <style:style style:name="T4430" style:family="text">
      <style:text-properties fo:font-size="10.50pt" fo:font-weight="normal" fo:font-family="Consolas" style:font-family-asian="Consolas" style:font-family-complex="Consolas" fo:background-color="transparent" fo:color="#0000ff"/>
    </style:style>
    <style:style style:name="T4431" style:family="text">
      <style:text-properties fo:font-size="10.50pt" fo:font-weight="normal" fo:font-family="Consolas" style:font-family-asian="Consolas" style:font-family-complex="Consolas" fo:background-color="transparent" style:use-window-font-color="true"/>
    </style:style>
    <style:style style:name="T4432" style:family="text">
      <style:text-properties fo:font-size="10.50pt" fo:font-weight="normal" fo:font-family="Consolas" style:font-family-asian="Consolas" style:font-family-complex="Consolas" fo:background-color="transparent" fo:color="#2b91af"/>
    </style:style>
    <style:style style:name="T4433" style:family="text">
      <style:text-properties fo:font-size="10.50pt" fo:font-weight="normal" fo:font-family="Consolas" style:font-family-asian="Consolas" style:font-family-complex="Consolas" fo:background-color="transparent" style:use-window-font-color="true"/>
    </style:style>
    <style:style style:name="T4434" style:family="text">
      <style:text-properties fo:font-size="10.50pt" fo:font-weight="normal" fo:font-family="Consolas" style:font-family-asian="Consolas" style:font-family-complex="Consolas" fo:background-color="transparent" fo:color="#2b91af"/>
    </style:style>
    <style:style style:name="T4435" style:family="text">
      <style:text-properties fo:font-size="10.50pt" fo:font-weight="normal" fo:font-family="Consolas" style:font-family-asian="Consolas" style:font-family-complex="Consolas" fo:background-color="transparent" style:use-window-font-color="true"/>
    </style:style>
    <style:style style:name="T4436" style:family="text">
      <style:text-properties fo:font-size="10.50pt" fo:font-weight="normal" fo:font-family="Consolas" style:font-family-asian="Consolas" style:font-family-complex="Consolas" fo:background-color="transparent" fo:color="#2b91af"/>
    </style:style>
    <style:style style:name="T4437" style:family="text">
      <style:text-properties fo:font-size="10.50pt" fo:font-weight="normal" fo:font-family="Consolas" style:font-family-asian="Consolas" style:font-family-complex="Consolas" fo:background-color="transparent" style:use-window-font-color="true"/>
    </style:style>
    <style:style style:name="T4438" style:family="text">
      <style:text-properties fo:font-size="10.50pt" fo:font-weight="normal" fo:font-family="Consolas" style:font-family-asian="Consolas" style:font-family-complex="Consolas" fo:background-color="transparent" fo:color="#0000ff"/>
    </style:style>
    <style:style style:name="T4439" style:family="text">
      <style:text-properties fo:font-size="10.50pt" fo:font-weight="normal" fo:font-family="Consolas" style:font-family-asian="Consolas" style:font-family-complex="Consolas" fo:background-color="transparent" style:use-window-font-color="true"/>
    </style:style>
    <style:style style:name="T4440" style:family="text">
      <style:text-properties fo:font-size="10.50pt" fo:font-weight="normal" fo:font-family="Consolas" style:font-family-asian="Consolas" style:font-family-complex="Consolas" fo:background-color="transparent" fo:color="#0000ff"/>
    </style:style>
    <style:style style:name="T4441" style:family="text">
      <style:text-properties fo:font-size="10.50pt" fo:font-weight="normal" fo:font-family="Consolas" style:font-family-asian="Consolas" style:font-family-complex="Consolas" fo:background-color="transparent" style:use-window-font-color="true"/>
    </style:style>
    <style:style style:name="T4442" style:family="text">
      <style:text-properties fo:font-size="10.50pt" fo:font-weight="normal" fo:font-family="Consolas" style:font-family-asian="Consolas" style:font-family-complex="Consolas" fo:background-color="transparent" fo:color="#0000ff"/>
    </style:style>
    <style:style style:name="T4443" style:family="text">
      <style:text-properties fo:font-size="10.50pt" fo:font-weight="normal" fo:font-family="Consolas" style:font-family-asian="Consolas" style:font-family-complex="Consolas" fo:background-color="transparent" style:use-window-font-color="true"/>
    </style:style>
    <style:style style:name="T4444" style:family="text">
      <style:text-properties fo:font-size="10.50pt" fo:font-weight="normal" fo:font-family="Consolas" style:font-family-asian="Consolas" style:font-family-complex="Consolas" fo:background-color="transparent" fo:color="#0000ff"/>
    </style:style>
    <style:style style:name="T4445" style:family="text">
      <style:text-properties fo:font-size="10.50pt" fo:font-weight="normal" fo:font-family="Consolas" style:font-family-asian="Consolas" style:font-family-complex="Consolas" fo:background-color="transparent" style:use-window-font-color="true"/>
    </style:style>
    <style:style style:name="T4446" style:family="text">
      <style:text-properties fo:font-size="10.50pt" fo:font-weight="normal" fo:font-family="Consolas" style:font-family-asian="Consolas" style:font-family-complex="Consolas" fo:background-color="transparent" fo:color="#0000ff"/>
    </style:style>
    <style:style style:name="T4447" style:family="text">
      <style:text-properties fo:font-size="10.50pt" fo:font-weight="normal" fo:font-family="Consolas" style:font-family-asian="Consolas" style:font-family-complex="Consolas" fo:background-color="transparent" style:use-window-font-color="true"/>
    </style:style>
    <style:style style:name="T4448" style:family="text">
      <style:text-properties fo:font-size="10.50pt" fo:font-weight="normal" fo:font-family="Consolas" style:font-family-asian="Consolas" style:font-family-complex="Consolas" fo:background-color="transparent" fo:color="#0000ff"/>
    </style:style>
    <style:style style:name="T4449" style:family="text">
      <style:text-properties fo:font-size="10.50pt" fo:font-weight="normal" fo:font-family="Consolas" style:font-family-asian="Consolas" style:font-family-complex="Consolas" fo:background-color="transparent" style:use-window-font-color="true"/>
    </style:style>
    <style:style style:name="T4450" style:family="text">
      <style:text-properties fo:font-size="10.50pt" fo:font-weight="normal" fo:font-family="Consolas" style:font-family-asian="Consolas" style:font-family-complex="Consolas" fo:background-color="transparent" fo:color="#0000ff"/>
    </style:style>
    <style:style style:name="T4451" style:family="text">
      <style:text-properties fo:font-size="10.50pt" fo:font-weight="normal" fo:font-family="Consolas" style:font-family-asian="Consolas" style:font-family-complex="Consolas" fo:background-color="transparent" style:use-window-font-color="true"/>
    </style:style>
    <style:style style:name="T4452" style:family="text">
      <style:text-properties fo:font-size="10.50pt" fo:font-weight="normal" fo:font-family="Consolas" style:font-family-asian="Consolas" style:font-family-complex="Consolas" fo:background-color="transparent" fo:color="#2b91af"/>
    </style:style>
    <style:style style:name="T4453" style:family="text">
      <style:text-properties fo:font-size="10.50pt" fo:font-weight="normal" fo:font-family="Consolas" style:font-family-asian="Consolas" style:font-family-complex="Consolas" fo:background-color="transparent" style:use-window-font-color="true"/>
    </style:style>
    <style:style style:name="T4454" style:family="text">
      <style:text-properties fo:font-size="10.50pt" fo:font-weight="normal" fo:font-family="Consolas" style:font-family-asian="Consolas" style:font-family-complex="Consolas" fo:background-color="transparent" fo:color="#0000ff"/>
    </style:style>
    <style:style style:name="T4455" style:family="text">
      <style:text-properties fo:font-size="10.50pt" fo:font-weight="normal" fo:font-family="Consolas" style:font-family-asian="Consolas" style:font-family-complex="Consolas" fo:background-color="transparent" style:use-window-font-color="true"/>
    </style:style>
    <style:style style:name="T4456" style:family="text">
      <style:text-properties fo:font-size="10.50pt" fo:font-weight="normal" fo:font-family="Consolas" style:font-family-asian="Consolas" style:font-family-complex="Consolas" fo:background-color="transparent" fo:color="#2b91af"/>
    </style:style>
    <style:style style:name="T4457" style:family="text">
      <style:text-properties fo:font-size="10.50pt" fo:font-weight="normal" fo:font-family="Consolas" style:font-family-asian="Consolas" style:font-family-complex="Consolas" fo:background-color="transparent" style:use-window-font-color="true"/>
    </style:style>
    <style:style style:name="T4458" style:family="text">
      <style:text-properties fo:font-size="10.50pt" fo:font-weight="normal" fo:font-family="Consolas" style:font-family-asian="Consolas" style:font-family-complex="Consolas" fo:background-color="transparent" fo:color="#0000ff"/>
    </style:style>
    <style:style style:name="T4459" style:family="text">
      <style:text-properties fo:font-size="10.50pt" fo:font-weight="normal" fo:font-family="Consolas" style:font-family-asian="Consolas" style:font-family-complex="Consolas" fo:background-color="transparent" style:use-window-font-color="true"/>
    </style:style>
    <style:style style:name="T4460" style:family="text">
      <style:text-properties fo:font-size="10.50pt" fo:font-weight="normal" fo:font-family="Consolas" style:font-family-asian="Consolas" style:font-family-complex="Consolas" fo:background-color="transparent" fo:color="#0000ff"/>
    </style:style>
    <style:style style:name="T4461" style:family="text">
      <style:text-properties fo:font-size="10.50pt" fo:font-weight="normal" fo:font-family="Consolas" style:font-family-asian="Consolas" style:font-family-complex="Consolas" fo:background-color="transparent" style:use-window-font-color="true"/>
    </style:style>
    <style:style style:name="T4462" style:family="text">
      <style:text-properties fo:font-size="10.50pt" fo:font-weight="normal" fo:font-family="Consolas" style:font-family-asian="Consolas" style:font-family-complex="Consolas" fo:background-color="transparent" fo:color="#2b91af"/>
    </style:style>
    <style:style style:name="T4463" style:family="text">
      <style:text-properties fo:font-size="10.50pt" fo:font-weight="normal" fo:font-family="Consolas" style:font-family-asian="Consolas" style:font-family-complex="Consolas" fo:background-color="transparent" style:use-window-font-color="true"/>
    </style:style>
    <style:style style:name="T4464" style:family="text">
      <style:text-properties fo:font-size="10.50pt" fo:font-weight="normal" fo:font-family="Consolas" style:font-family-asian="Consolas" style:font-family-complex="Consolas" fo:background-color="transparent" fo:color="#2b91af"/>
    </style:style>
    <style:style style:name="T4465" style:family="text">
      <style:text-properties fo:font-size="10.50pt" fo:font-weight="normal" fo:font-family="Consolas" style:font-family-asian="Consolas" style:font-family-complex="Consolas" fo:background-color="transparent" style:use-window-font-color="true"/>
    </style:style>
    <style:style style:name="T4466" style:family="text">
      <style:text-properties fo:font-size="10.50pt" fo:font-weight="normal" fo:font-family="Consolas" style:font-family-asian="Consolas" style:font-family-complex="Consolas" fo:background-color="transparent" fo:color="#0000ff"/>
    </style:style>
    <style:style style:name="T4467" style:family="text">
      <style:text-properties fo:font-size="10.50pt" fo:font-weight="normal" fo:font-family="Consolas" style:font-family-asian="Consolas" style:font-family-complex="Consolas" fo:background-color="transparent" style:use-window-font-color="true"/>
    </style:style>
    <style:style style:name="T4468" style:family="text">
      <style:text-properties fo:font-size="10.50pt" fo:font-weight="normal" fo:font-family="Consolas" style:font-family-asian="Consolas" style:font-family-complex="Consolas" fo:background-color="transparent" fo:color="#008000"/>
    </style:style>
    <style:style style:name="T4469" style:family="text">
      <style:text-properties fo:font-size="10.50pt" fo:font-weight="normal" fo:font-family="Consolas" style:font-family-asian="Consolas" style:font-family-complex="Consolas" fo:background-color="transparent" style:use-window-font-color="true"/>
    </style:style>
    <style:style style:name="T4470" style:family="text">
      <style:text-properties fo:font-size="10.50pt" fo:font-weight="normal" fo:font-family="Consolas" style:font-family-asian="Consolas" style:font-family-complex="Consolas" fo:background-color="transparent" fo:color="#0000ff"/>
    </style:style>
    <style:style style:name="T4471" style:family="text">
      <style:text-properties fo:font-size="10.50pt" fo:font-weight="normal" fo:font-family="Consolas" style:font-family-asian="Consolas" style:font-family-complex="Consolas" fo:background-color="transparent" style:use-window-font-color="true"/>
    </style:style>
    <style:style style:name="T4472" style:family="text">
      <style:text-properties fo:font-size="10.50pt" fo:font-weight="normal" fo:font-family="Consolas" style:font-family-asian="Consolas" style:font-family-complex="Consolas" fo:background-color="transparent" fo:color="#008000"/>
    </style:style>
    <style:style style:name="T4473" style:family="text">
      <style:text-properties fo:font-size="10.50pt" fo:font-weight="normal" fo:font-family="Consolas" style:font-family-asian="Consolas" style:font-family-complex="Consolas" fo:background-color="transparent" style:use-window-font-color="true"/>
    </style:style>
    <style:style style:name="T4474" style:family="text">
      <style:text-properties fo:font-size="10.50pt" fo:font-weight="normal" fo:font-family="Consolas" style:font-family-asian="Consolas" style:font-family-complex="Consolas" fo:background-color="transparent" fo:color="#0000ff"/>
    </style:style>
    <style:style style:name="T4475" style:family="text">
      <style:text-properties fo:font-size="10.50pt" fo:font-weight="normal" fo:font-family="Consolas" style:font-family-asian="Consolas" style:font-family-complex="Consolas" fo:background-color="transparent" style:use-window-font-color="true"/>
    </style:style>
    <style:style style:name="T4476" style:family="text">
      <style:text-properties fo:font-size="10.50pt" fo:font-weight="normal" fo:font-family="Consolas" style:font-family-asian="Consolas" style:font-family-complex="Consolas" fo:background-color="transparent" fo:color="#0000ff"/>
    </style:style>
    <style:style style:name="T4477" style:family="text">
      <style:text-properties fo:font-size="10.50pt" fo:font-weight="normal" fo:font-family="Consolas" style:font-family-asian="Consolas" style:font-family-complex="Consolas" fo:background-color="transparent" style:use-window-font-color="true"/>
    </style:style>
    <style:style style:name="T4478" style:family="text">
      <style:text-properties fo:font-size="10.50pt" fo:font-weight="normal" fo:font-family="Consolas" style:font-family-asian="Consolas" style:font-family-complex="Consolas" fo:background-color="transparent" fo:color="#2b91af"/>
    </style:style>
    <style:style style:name="T4479" style:family="text">
      <style:text-properties fo:font-size="10.50pt" fo:font-weight="normal" fo:font-family="Consolas" style:font-family-asian="Consolas" style:font-family-complex="Consolas" fo:background-color="transparent" style:use-window-font-color="true"/>
    </style:style>
    <style:style style:name="T4480" style:family="text">
      <style:text-properties fo:font-size="10.50pt" fo:font-weight="normal" fo:font-family="Consolas" style:font-family-asian="Consolas" style:font-family-complex="Consolas" fo:background-color="transparent" fo:color="#a31515"/>
    </style:style>
    <style:style style:name="T4481" style:family="text">
      <style:text-properties fo:font-size="10.50pt" fo:font-weight="normal" fo:font-family="Consolas" style:font-family-asian="Consolas" style:font-family-complex="Consolas" fo:background-color="transparent" style:use-window-font-color="true"/>
    </style:style>
    <style:style style:name="T4482" style:family="text">
      <style:text-properties fo:font-size="10.50pt" fo:font-weight="normal" fo:font-family="Consolas" style:font-family-asian="Consolas" style:font-family-complex="Consolas" fo:background-color="transparent" fo:color="#0000ff"/>
    </style:style>
    <style:style style:name="T4483" style:family="text">
      <style:text-properties fo:font-size="10.50pt" fo:font-weight="normal" fo:font-family="Consolas" style:font-family-asian="Consolas" style:font-family-complex="Consolas" fo:background-color="transparent" style:use-window-font-color="true"/>
    </style:style>
    <style:style style:name="T4484" style:family="text">
      <style:text-properties fo:font-size="10.50pt" fo:font-weight="normal" fo:font-family="Consolas" style:font-family-asian="Consolas" style:font-family-complex="Consolas" fo:background-color="transparent" fo:color="#2b91af"/>
    </style:style>
    <style:style style:name="T4485" style:family="text">
      <style:text-properties fo:font-size="10.50pt" fo:font-weight="normal" fo:font-family="Consolas" style:font-family-asian="Consolas" style:font-family-complex="Consolas" fo:background-color="transparent" style:use-window-font-color="true"/>
    </style:style>
    <style:style style:name="T4486" style:family="text">
      <style:text-properties fo:font-size="10.50pt" fo:font-weight="normal" fo:font-family="Consolas" style:font-family-asian="Consolas" style:font-family-complex="Consolas" fo:background-color="transparent" fo:color="#2b91af"/>
    </style:style>
    <style:style style:name="T4487" style:family="text">
      <style:text-properties fo:font-size="10.50pt" fo:font-weight="normal" fo:font-family="Consolas" style:font-family-asian="Consolas" style:font-family-complex="Consolas" fo:background-color="transparent" style:use-window-font-color="true"/>
    </style:style>
    <style:style style:name="T4488" style:family="text">
      <style:text-properties fo:font-size="10.50pt" fo:font-weight="normal" fo:font-family="Consolas" style:font-family-asian="Consolas" style:font-family-complex="Consolas" fo:background-color="transparent" fo:color="#0000ff"/>
    </style:style>
    <style:style style:name="T4489" style:family="text">
      <style:text-properties fo:font-size="10.50pt" fo:font-weight="normal" fo:font-family="Consolas" style:font-family-asian="Consolas" style:font-family-complex="Consolas" fo:background-color="transparent" style:use-window-font-color="true"/>
    </style:style>
    <style:style style:name="T4490" style:family="text">
      <style:text-properties fo:font-size="10.50pt" fo:font-weight="normal" fo:font-family="Consolas" style:font-family-asian="Consolas" style:font-family-complex="Consolas" fo:background-color="transparent" fo:color="#0000ff"/>
    </style:style>
    <style:style style:name="T4491" style:family="text">
      <style:text-properties fo:font-size="10.50pt" fo:font-weight="normal" fo:font-family="Consolas" style:font-family-asian="Consolas" style:font-family-complex="Consolas" fo:background-color="transparent" style:use-window-font-color="true"/>
    </style:style>
    <style:style style:name="T4492" style:family="text">
      <style:text-properties fo:font-size="10.50pt" fo:font-weight="normal" fo:font-family="Consolas" style:font-family-asian="Consolas" style:font-family-complex="Consolas" fo:background-color="transparent" fo:color="#2b91af"/>
    </style:style>
    <style:style style:name="T4493" style:family="text">
      <style:text-properties fo:font-size="10.50pt" fo:font-weight="normal" fo:font-family="Consolas" style:font-family-asian="Consolas" style:font-family-complex="Consolas" fo:background-color="transparent" style:use-window-font-color="true"/>
    </style:style>
    <style:style style:name="T4494" style:family="text">
      <style:text-properties fo:font-size="10.50pt" fo:font-weight="normal" fo:font-family="Consolas" style:font-family-asian="Consolas" style:font-family-complex="Consolas" fo:background-color="transparent" fo:color="#a31515"/>
    </style:style>
    <style:style style:name="T4495" style:family="text">
      <style:text-properties fo:font-size="10.50pt" fo:font-weight="normal" fo:font-family="Consolas" style:font-family-asian="Consolas" style:font-family-complex="Consolas" fo:background-color="transparent" style:use-window-font-color="true"/>
    </style:style>
    <style:style style:name="T4496" style:family="text">
      <style:text-properties fo:font-size="10.50pt" fo:font-weight="normal" fo:font-family="Consolas" style:font-family-asian="Consolas" style:font-family-complex="Consolas" fo:background-color="transparent" fo:color="#0000ff"/>
    </style:style>
    <style:style style:name="T4497" style:family="text">
      <style:text-properties fo:font-size="10.50pt" fo:font-weight="normal" fo:font-family="Consolas" style:font-family-asian="Consolas" style:font-family-complex="Consolas" fo:background-color="transparent" style:use-window-font-color="true"/>
    </style:style>
    <style:style style:name="T4498" style:family="text">
      <style:text-properties fo:font-size="10.50pt" fo:font-weight="normal" fo:font-family="Consolas" style:font-family-asian="Consolas" style:font-family-complex="Consolas" fo:background-color="transparent" fo:color="#2b91af"/>
    </style:style>
    <style:style style:name="T4499" style:family="text">
      <style:text-properties fo:font-size="10.50pt" fo:font-weight="normal" fo:font-family="Consolas" style:font-family-asian="Consolas" style:font-family-complex="Consolas" fo:background-color="transparent" style:use-window-font-color="true"/>
    </style:style>
    <style:style style:name="T4500" style:family="text">
      <style:text-properties fo:font-size="10.50pt" fo:font-weight="normal" fo:font-family="Consolas" style:font-family-asian="Consolas" style:font-family-complex="Consolas" fo:background-color="transparent" fo:color="#2b91af"/>
    </style:style>
    <style:style style:name="T4501" style:family="text">
      <style:text-properties fo:font-size="10.50pt" fo:font-weight="normal" fo:font-family="Consolas" style:font-family-asian="Consolas" style:font-family-complex="Consolas" fo:background-color="transparent" style:use-window-font-color="true"/>
    </style:style>
    <style:style style:name="T4502" style:family="text">
      <style:text-properties fo:font-size="10.50pt" fo:font-weight="normal" fo:font-family="Consolas" style:font-family-asian="Consolas" style:font-family-complex="Consolas" fo:background-color="transparent" fo:color="#0000ff"/>
    </style:style>
    <style:style style:name="T4503" style:family="text">
      <style:text-properties fo:font-size="10.50pt" fo:font-weight="normal" fo:font-family="Consolas" style:font-family-asian="Consolas" style:font-family-complex="Consolas" fo:background-color="transparent" style:use-window-font-color="true"/>
    </style:style>
    <style:style style:name="T4504" style:family="text">
      <style:text-properties fo:font-size="10.50pt" fo:font-weight="normal" fo:font-family="Consolas" style:font-family-asian="Consolas" style:font-family-complex="Consolas" fo:background-color="transparent" fo:color="#2b91af"/>
    </style:style>
    <style:style style:name="T4505" style:family="text">
      <style:text-properties fo:font-size="10.50pt" fo:font-weight="normal" fo:font-family="Consolas" style:font-family-asian="Consolas" style:font-family-complex="Consolas" fo:background-color="transparent" style:use-window-font-color="true"/>
    </style:style>
    <style:style style:name="T4506" style:family="text">
      <style:text-properties fo:font-size="10.50pt" fo:font-weight="normal" fo:font-family="Consolas" style:font-family-asian="Consolas" style:font-family-complex="Consolas" fo:background-color="transparent" fo:color="#0000ff"/>
    </style:style>
    <style:style style:name="T4507" style:family="text">
      <style:text-properties fo:font-size="10.50pt" fo:font-weight="normal" fo:font-family="Consolas" style:font-family-asian="Consolas" style:font-family-complex="Consolas" fo:background-color="transparent" style:use-window-font-color="true"/>
    </style:style>
    <style:style style:name="T4508" style:family="text">
      <style:text-properties fo:font-size="10.50pt" fo:font-weight="normal" fo:font-family="Consolas" style:font-family-asian="Consolas" style:font-family-complex="Consolas" fo:background-color="transparent" fo:color="#0000ff"/>
    </style:style>
    <style:style style:name="T4509" style:family="text">
      <style:text-properties fo:font-size="10.50pt" fo:font-weight="normal" fo:font-family="Consolas" style:font-family-asian="Consolas" style:font-family-complex="Consolas" fo:background-color="transparent" style:use-window-font-color="true"/>
    </style:style>
    <style:style style:name="T4510" style:family="text">
      <style:text-properties fo:font-size="10.50pt" fo:font-weight="normal" fo:font-family="Consolas" style:font-family-asian="Consolas" style:font-family-complex="Consolas" fo:background-color="transparent" fo:color="#2b91af"/>
    </style:style>
    <style:style style:name="T4511" style:family="text">
      <style:text-properties fo:font-size="10.50pt" fo:font-weight="normal" fo:font-family="Consolas" style:font-family-asian="Consolas" style:font-family-complex="Consolas" fo:background-color="transparent" style:use-window-font-color="true"/>
    </style:style>
    <style:style style:name="T4512" style:family="text">
      <style:text-properties fo:font-size="10.50pt" fo:font-weight="normal" fo:font-family="Consolas" style:font-family-asian="Consolas" style:font-family-complex="Consolas" fo:background-color="transparent" fo:color="#0000ff"/>
    </style:style>
    <style:style style:name="T4513" style:family="text">
      <style:text-properties fo:font-size="10.50pt" fo:font-weight="normal" fo:font-family="Consolas" style:font-family-asian="Consolas" style:font-family-complex="Consolas" fo:background-color="transparent" style:use-window-font-color="true"/>
    </style:style>
    <style:style style:name="T4514" style:family="text">
      <style:text-properties fo:font-size="10.50pt" fo:font-weight="normal" fo:font-family="Consolas" style:font-family-asian="Consolas" style:font-family-complex="Consolas" fo:background-color="transparent" fo:color="#2b91af"/>
    </style:style>
    <style:style style:name="T4515" style:family="text">
      <style:text-properties fo:font-size="10.50pt" fo:font-weight="normal" fo:font-family="Consolas" style:font-family-asian="Consolas" style:font-family-complex="Consolas" fo:background-color="transparent" style:use-window-font-color="true"/>
    </style:style>
    <style:style style:name="T4516" style:family="text">
      <style:text-properties fo:font-size="10.50pt" fo:font-weight="normal" fo:font-family="Consolas" style:font-family-asian="Consolas" style:font-family-complex="Consolas" fo:background-color="transparent" fo:color="#2b91af"/>
    </style:style>
    <style:style style:name="T4517" style:family="text">
      <style:text-properties fo:font-size="10.50pt" fo:font-weight="normal" fo:font-family="Consolas" style:font-family-asian="Consolas" style:font-family-complex="Consolas" fo:background-color="transparent" style:use-window-font-color="true"/>
    </style:style>
    <style:style style:name="T4518" style:family="text">
      <style:text-properties fo:font-size="10.50pt" fo:font-weight="normal" fo:font-family="Consolas" style:font-family-asian="Consolas" style:font-family-complex="Consolas" fo:background-color="transparent" fo:color="#008000"/>
    </style:style>
    <style:style style:name="T4519" style:family="text">
      <style:text-properties fo:font-size="10.50pt" fo:font-weight="normal" fo:font-family="Consolas" style:font-family-asian="Consolas" style:font-family-complex="Consolas" fo:background-color="transparent" style:use-window-font-color="true"/>
    </style:style>
    <style:style style:name="T4520" style:family="text">
      <style:text-properties fo:font-size="10.50pt" fo:font-weight="normal" fo:font-family="Consolas" style:font-family-asian="Consolas" style:font-family-complex="Consolas" fo:background-color="transparent" fo:color="#2b91af"/>
    </style:style>
    <style:style style:name="T4521" style:family="text">
      <style:text-properties fo:font-size="10.50pt" fo:font-weight="normal" fo:font-family="Consolas" style:font-family-asian="Consolas" style:font-family-complex="Consolas" fo:background-color="transparent" style:use-window-font-color="true"/>
    </style:style>
    <style:style style:name="T4522" style:family="text">
      <style:text-properties fo:font-size="10.50pt" fo:font-weight="normal" fo:font-family="Consolas" style:font-family-asian="Consolas" style:font-family-complex="Consolas" fo:background-color="transparent" fo:color="#008000"/>
    </style:style>
    <style:style style:name="T4523" style:family="text">
      <style:text-properties fo:font-size="10.50pt" fo:font-weight="normal" fo:font-family="Consolas" style:font-family-asian="Consolas" style:font-family-complex="Consolas" fo:background-color="transparent" style:use-window-font-color="true"/>
    </style:style>
    <style:style style:name="T4524" style:family="text">
      <style:text-properties fo:font-size="10.50pt" fo:font-weight="normal" fo:font-family="Consolas" style:font-family-asian="Consolas" style:font-family-complex="Consolas" fo:background-color="transparent" fo:color="#0000ff"/>
    </style:style>
    <style:style style:name="T4525" style:family="text">
      <style:text-properties fo:font-size="10.50pt" fo:font-weight="normal" fo:font-family="Consolas" style:font-family-asian="Consolas" style:font-family-complex="Consolas" fo:background-color="transparent" style:use-window-font-color="true"/>
    </style:style>
    <style:style style:name="T4526" style:family="text">
      <style:text-properties fo:font-size="12.00pt" fo:font-weight="normal" fo:font-family="Verdana" style:font-family-asian="Verdana" style:font-family-complex="Verdana" fo:background-color="transparent" fo:color="#000000"/>
    </style:style>
    <style:style style:name="T4527" style:family="text">
      <style:text-properties fo:font-size="11.00pt" fo:font-weight="normal" fo:font-family="Calibri" style:font-family-asian="Calibri" style:font-family-complex="Calibri" fo:background-color="transparent" style:use-window-font-color="true"/>
    </style:style>
    <style:style style:name="T4528" style:family="text">
      <style:text-properties fo:font-size="14.00pt" fo:font-weight="bold" fo:font-family="Cambria" style:font-family-asian="Cambria" style:font-family-complex="Cambria" fo:background-color="transparent" fo:color="#000000"/>
    </style:style>
    <style:style style:name="T4529" style:family="text">
      <style:text-properties fo:font-size="12.00pt" fo:font-weight="normal" fo:font-family="Verdana" style:font-family-asian="Verdana" style:font-family-complex="Verdana" fo:background-color="transparent" fo:color="#000000"/>
    </style:style>
    <style:style style:name="T4530" style:family="text">
      <style:text-properties fo:font-size="11.00pt" fo:font-weight="normal" fo:font-family="Calibri" style:font-family-asian="Calibri" style:font-family-complex="Calibri" fo:background-color="transparent" style:use-window-font-color="true"/>
    </style:style>
    <style:style style:name="T4531"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style:style>
    <style:style style:name="T4532" style:family="text">
      <style:text-properties fo:font-size="10.00pt" fo:font-weight="bold" fo:font-family="Verdana" style:font-family-asian="Verdana" style:font-family-complex="Verdana" fo:background-color="transparent" fo:color="#000000"/>
    </style:style>
    <style:style style:name="T4533" style:family="text">
      <style:text-properties fo:font-size="10.00pt" fo:font-weight="normal" fo:font-family="Verdana" style:font-family-asian="Verdana" style:font-family-complex="Verdana" fo:background-color="transparent" fo:color="#000000"/>
    </style:style>
    <style:style style:name="T4534" style:family="text">
      <style:text-properties fo:font-size="10.00pt" fo:font-weight="bold" fo:font-family="Verdana" style:font-family-asian="Verdana" style:font-family-complex="Verdana" fo:background-color="transparent" fo:color="#000000"/>
    </style:style>
    <style:style style:name="T4535" style:family="text">
      <style:text-properties fo:font-size="10.00pt" fo:font-weight="normal" fo:font-family="Verdana" style:font-family-asian="Verdana" style:font-family-complex="Verdana" fo:background-color="transparent" fo:color="#000000"/>
    </style:style>
    <style:style style:name="T4536" style:family="text">
      <style:text-properties fo:font-size="11.00pt" fo:font-weight="normal" fo:font-family="Calibri" style:font-family-asian="Calibri" style:font-family-complex="Calibri" fo:background-color="transparent" style:use-window-font-color="true"/>
    </style:style>
    <style:style style:name="T4537"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style:style>
    <style:style style:name="T4538" style:family="text">
      <style:text-properties fo:font-size="10.00pt" fo:font-weight="bold" fo:font-family="Verdana" style:font-family-asian="Verdana" style:font-family-complex="Verdana" fo:background-color="transparent" fo:color="#000000"/>
    </style:style>
    <style:style style:name="T4539" style:family="text">
      <style:text-properties fo:font-size="10.00pt" fo:font-weight="normal" fo:font-family="Verdana" style:font-family-asian="Verdana" style:font-family-complex="Verdana" fo:background-color="transparent" fo:color="#000000"/>
    </style:style>
    <style:style style:name="T4540" style:family="text">
      <style:text-properties fo:font-size="10.00pt" fo:font-weight="bold" fo:font-family="Verdana" style:font-family-asian="Verdana" style:font-family-complex="Verdana" fo:background-color="transparent" fo:color="#000000"/>
    </style:style>
    <style:style style:name="T4541" style:family="text">
      <style:text-properties fo:font-size="10.00pt" fo:font-weight="normal" fo:font-family="Verdana" style:font-family-asian="Verdana" style:font-family-complex="Verdana" fo:background-color="transparent" fo:color="#000000"/>
    </style:style>
    <style:style style:name="T4542" style:family="text">
      <style:text-properties fo:font-size="10.00pt" fo:font-weight="bold" fo:font-family="Verdana" style:font-family-asian="Verdana" style:font-family-complex="Verdana" fo:background-color="transparent" fo:color="#000000"/>
    </style:style>
    <style:style style:name="T4543" style:family="text">
      <style:text-properties fo:font-size="10.00pt" fo:font-weight="normal" fo:font-family="Verdana" style:font-family-asian="Verdana" style:font-family-complex="Verdana" fo:background-color="transparent" fo:color="#000000"/>
    </style:style>
    <style:style style:name="T4544" style:family="text">
      <style:text-properties fo:font-size="11.00pt" fo:font-weight="normal" fo:font-family="Calibri" style:font-family-asian="Calibri" style:font-family-complex="Calibri" fo:background-color="transparent" style:use-window-font-color="true"/>
    </style:style>
    <style:style style:name="T4545"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fo:font-style="italic"/>
    </style:style>
    <style:style style:name="T4546" style:family="text">
      <style:text-properties fo:font-size="10.00pt" fo:font-weight="bold" fo:font-family="Verdana" style:font-family-asian="Verdana" style:font-family-complex="Verdana" fo:background-color="transparent" fo:color="#000000"/>
    </style:style>
    <style:style style:name="T4547" style:family="text">
      <style:text-properties fo:font-size="10.00pt" fo:font-weight="normal" fo:font-family="Verdana" style:font-family-asian="Verdana" style:font-family-complex="Verdana" fo:background-color="transparent" fo:color="#000000"/>
    </style:style>
    <style:style style:name="P1" style:family="paragraph">
      <style:paragraph-properties fo:line-height="100.00%" fo:text-align="center" fo:margin-top="12.00pt"/>
    </style:style>
    <style:style style:name="P2" style:family="paragraph">
      <style:paragraph-properties fo:line-height="100.00%" fo:text-align="center" fo:margin-top="12.00pt" fo:margin-bottom="6.00pt"/>
    </style:style>
    <style:style style:name="P3" style:family="paragraph">
      <style:paragraph-properties fo:line-height="100.00%" fo:text-align="center" fo:margin-bottom="6.00pt"/>
    </style:style>
    <style:style style:name="P4" style:family="paragraph">
      <style:paragraph-properties fo:line-height="100.00%" fo:text-align="left" fo:margin-bottom="6.00pt"/>
    </style:style>
    <style:style style:name="P5" style:family="paragraph">
      <style:paragraph-properties fo:line-height="100.00%" fo:text-align="justify" fo:margin-left="5.50pt" fo:text-indent="-2.75pt">
        <style:tab-stops>
          <style:tab-stop style:position="157.30pt"/>
          <style:tab-stop style:position="65787.50pt" style:leader-style="dotted"/>
          <style:tab-stop style:position="421116.15pt" style:type="right"/>
        </style:tab-stops>
      </style:paragraph-properties>
    </style:style>
    <style:style style:name="P6" style:family="paragraph">
      <style:paragraph-properties fo:line-height="100.00%" fo:text-align="left"/>
    </style:style>
    <style:style style:name="P7" style:family="paragraph">
      <style:paragraph-properties fo:line-height="100.00%" fo:text-align="justify" fo:margin-left="5.50pt" fo:text-indent="-2.75pt">
        <style:tab-stops>
          <style:tab-stop style:position="157.30pt"/>
          <style:tab-stop style:position="65787.50pt" style:leader-style="dotted"/>
          <style:tab-stop style:position="421116.15pt" style:type="right"/>
        </style:tab-stops>
      </style:paragraph-properties>
    </style:style>
    <style:style style:name="P8" style:family="paragraph">
      <style:paragraph-properties fo:line-height="100.00%" fo:text-align="justify" fo:margin-left="5.50pt" fo:text-indent="-2.75pt">
        <style:tab-stops>
          <style:tab-stop style:position="157.30pt"/>
          <style:tab-stop style:position="65787.50pt" style:leader-style="dotted"/>
          <style:tab-stop style:position="421116.15pt" style:type="right"/>
        </style:tab-stops>
      </style:paragraph-properties>
    </style:style>
    <style:style style:name="P9" style:family="paragraph">
      <style:paragraph-properties fo:line-height="100.00%" fo:text-align="left"/>
    </style:style>
    <style:style style:name="P10" style:family="paragraph">
      <style:paragraph-properties fo:line-height="100.00%" fo:text-align="justify" fo:margin-left="5.50pt" fo:text-indent="-2.75pt">
        <style:tab-stops>
          <style:tab-stop style:position="157.30pt"/>
          <style:tab-stop style:position="65787.50pt" style:leader-style="dotted"/>
          <style:tab-stop style:position="421116.15pt" style:type="right"/>
        </style:tab-stops>
      </style:paragraph-properties>
    </style:style>
    <style:style style:name="P11" style:family="paragraph">
      <style:paragraph-properties fo:line-height="100.00%" fo:text-align="left"/>
    </style:style>
    <style:style style:name="P12" style:family="paragraph">
      <style:paragraph-properties fo:line-height="100.00%" fo:text-align="justify" fo:margin-left="5.50pt" fo:text-indent="-2.75pt">
        <style:tab-stops>
          <style:tab-stop style:position="157.30pt"/>
          <style:tab-stop style:position="65787.50pt" style:leader-style="dotted"/>
          <style:tab-stop style:position="421116.15pt" style:type="right"/>
        </style:tab-stops>
      </style:paragraph-properties>
    </style:style>
    <style:style style:name="P13" style:family="paragraph">
      <style:paragraph-properties fo:line-height="100.00%" fo:text-align="left"/>
    </style:style>
    <style:style style:name="P14" style:family="paragraph">
      <style:paragraph-properties fo:line-height="100.00%" fo:text-align="justify" fo:margin-left="5.50pt" fo:text-indent="-2.75pt">
        <style:tab-stops>
          <style:tab-stop style:position="157.30pt"/>
          <style:tab-stop style:position="65787.50pt" style:leader-style="dotted"/>
          <style:tab-stop style:position="421116.15pt" style:type="right"/>
        </style:tab-stops>
      </style:paragraph-properties>
    </style:style>
    <style:style style:name="P15" style:family="paragraph">
      <style:paragraph-properties fo:line-height="100.00%" fo:text-align="left" fo:margin-bottom="6.00pt"/>
    </style:style>
    <style:style style:name="P16" style:family="paragraph">
      <style:paragraph-properties fo:line-height="100.00%" fo:text-align="left"/>
    </style:style>
    <style:style style:name="P17" style:family="paragraph">
      <style:paragraph-properties fo:line-height="100.00%" fo:text-align="left" fo:margin-top="12.00pt" fo:margin-bottom="6.00pt"/>
    </style:style>
    <style:style style:name="P18" style:family="paragraph">
      <style:paragraph-properties fo:line-height="100.00%" fo:text-align="left"/>
    </style:style>
    <style:style style:name="P19" style:family="paragraph">
      <style:paragraph-properties fo:line-height="100.00%" fo:text-align="left" fo:margin-left="18.00pt" fo:text-indent="0.00pt"/>
    </style:style>
    <style:style style:name="P20" style:family="paragraph">
      <style:paragraph-properties fo:line-height="100.00%" fo:text-align="left" fo:margin-left="36.00pt" fo:text-indent="0.00pt"/>
    </style:style>
    <style:style style:name="P21" style:family="paragraph">
      <style:paragraph-properties fo:line-height="100.00%" fo:text-align="left" fo:margin-left="18.00pt" fo:text-indent="0.00pt"/>
    </style:style>
    <style:style style:name="P22" style:family="paragraph">
      <style:paragraph-properties fo:line-height="100.00%" fo:text-align="left" fo:margin-left="36.00pt" fo:text-indent="0.00pt"/>
    </style:style>
    <style:style style:name="P23" style:family="paragraph">
      <style:paragraph-properties fo:line-height="100.00%" fo:text-align="left" fo:margin-left="18.00pt" fo:text-indent="0.00pt"/>
    </style:style>
    <style:style style:name="P24" style:family="paragraph">
      <style:paragraph-properties fo:line-height="100.00%" fo:text-align="left" fo:margin-left="36.00pt" fo:text-indent="0.00pt"/>
    </style:style>
    <style:style style:name="P25" style:family="paragraph">
      <style:paragraph-properties fo:line-height="100.00%" fo:text-align="left" fo:margin-left="18.00pt" fo:text-indent="0.00pt"/>
    </style:style>
    <style:style style:name="P26" style:family="paragraph">
      <style:paragraph-properties fo:line-height="100.00%" fo:text-align="left" fo:margin-left="36.00pt" fo:text-indent="0.00pt"/>
    </style:style>
    <style:style style:name="P27" style:family="paragraph">
      <style:paragraph-properties fo:line-height="100.00%" fo:text-align="left" fo:margin-left="18.00pt" fo:text-indent="0.00pt"/>
    </style:style>
    <style:style style:name="P28" style:family="paragraph">
      <style:paragraph-properties fo:line-height="100.00%" fo:text-align="left" fo:margin-left="36.00pt" fo:text-indent="0.00pt"/>
    </style:style>
    <style:style style:name="P29" style:family="paragraph">
      <style:paragraph-properties fo:line-height="100.00%" fo:text-align="left" fo:margin-left="18.00pt" fo:text-indent="0.00pt"/>
    </style:style>
    <style:style style:name="P30" style:family="paragraph">
      <style:paragraph-properties fo:line-height="100.00%" fo:text-align="left" fo:margin-left="36.00pt" fo:text-indent="0.00pt"/>
    </style:style>
    <style:style style:name="P31" style:family="paragraph">
      <style:paragraph-properties fo:line-height="100.00%" fo:text-align="left"/>
    </style:style>
    <style:style style:name="P32" style:family="paragraph">
      <style:paragraph-properties fo:line-height="100.00%" fo:text-align="left" fo:margin-top="12.00pt" fo:margin-bottom="6.00pt"/>
    </style:style>
    <style:style style:name="P33" style:family="paragraph">
      <style:paragraph-properties fo:line-height="100.00%" fo:text-align="left" fo:margin-bottom="6.00pt"/>
    </style:style>
    <style:style style:name="P34" style:family="paragraph">
      <style:paragraph-properties fo:line-height="100.00%" fo:text-align="left" fo:margin-top="12.00pt" fo:margin-bottom="6.00pt"/>
    </style:style>
    <style:style style:name="P35" style:family="paragraph">
      <style:paragraph-properties fo:line-height="100.00%" fo:text-align="left" fo:margin-bottom="6.00pt"/>
    </style:style>
    <style:style style:name="P36" style:family="paragraph">
      <style:paragraph-properties fo:line-height="100.00%" fo:text-align="left" fo:margin-top="12.00pt" fo:margin-bottom="6.00pt"/>
    </style:style>
    <style:style style:name="P37" style:family="paragraph">
      <style:paragraph-properties fo:line-height="100.00%" fo:text-align="left" fo:margin-bottom="6.00pt"/>
    </style:style>
    <style:style style:name="P38" style:family="paragraph">
      <style:paragraph-properties fo:line-height="100.00%" fo:text-align="left" fo:margin-top="12.00pt" fo:margin-bottom="6.00pt"/>
    </style:style>
    <style:style style:name="P39" style:family="paragraph">
      <style:paragraph-properties fo:line-height="100.00%" fo:text-align="left" fo:margin-bottom="6.00pt"/>
    </style:style>
    <style:style style:name="P40" style:family="paragraph">
      <style:paragraph-properties fo:line-height="115.00%" fo:text-align="left"/>
    </style:style>
    <style:style style:name="P41" style:family="paragraph">
      <style:paragraph-properties fo:line-height="100.00%" fo:text-align="left" fo:margin-bottom="6.00pt"/>
    </style:style>
    <style:style style:name="P42" style:family="paragraph">
      <style:paragraph-properties fo:line-height="100.00%" fo:text-align="left" fo:margin-top="12.00pt" fo:margin-bottom="6.00pt"/>
    </style:style>
    <style:style style:name="P43" style:family="paragraph">
      <style:paragraph-properties fo:line-height="100.00%" fo:text-align="left"/>
    </style:style>
    <style:style style:name="P44" style:family="paragraph">
      <style:paragraph-properties fo:line-height="115.00%" fo:text-align="left"/>
    </style:style>
    <style:style style:name="P45" style:family="paragraph">
      <style:paragraph-properties fo:line-height="100.00%" fo:text-align="left" fo:margin-bottom="6.00pt"/>
    </style:style>
    <style:style style:name="P46" style:family="paragraph">
      <style:paragraph-properties fo:line-height="100.00%" fo:text-align="left" fo:margin-top="12.00pt" fo:margin-bottom="6.00pt"/>
    </style:style>
    <style:style style:name="P47" style:family="paragraph">
      <style:paragraph-properties fo:line-height="100.00%" fo:text-align="left" fo:margin-bottom="6.00pt"/>
    </style:style>
    <style:style style:name="P48" style:family="paragraph">
      <style:paragraph-properties fo:line-height="115.00%" fo:text-align="left"/>
    </style:style>
    <style:style style:name="P49" style:family="paragraph">
      <style:paragraph-properties fo:line-height="100.00%" fo:text-align="left" fo:margin-bottom="6.00pt"/>
    </style:style>
    <style:style style:name="P50" style:family="paragraph">
      <style:paragraph-properties fo:line-height="100.00%" fo:text-align="left" fo:margin-top="12.00pt" fo:margin-bottom="6.00pt"/>
    </style:style>
    <style:style style:name="P51" style:family="paragraph">
      <style:paragraph-properties fo:line-height="100.00%" fo:text-align="left" fo:margin-bottom="6.00pt"/>
    </style:style>
    <style:style style:name="P52" style:family="paragraph">
      <style:paragraph-properties fo:line-height="115.00%" fo:text-align="left"/>
    </style:style>
    <style:style style:name="P53" style:family="paragraph">
      <style:paragraph-properties fo:line-height="115.00%" fo:text-align="left" fo:margin-left="0.00pt" fo:text-indent="36.00pt"/>
    </style:style>
    <style:style style:name="P54" style:family="paragraph">
      <style:paragraph-properties fo:line-height="115.00%" fo:text-align="left"/>
    </style:style>
    <style:style style:name="P55" style:family="paragraph">
      <style:paragraph-properties fo:line-height="100.00%" fo:text-align="left" fo:margin-bottom="6.00pt"/>
    </style:style>
    <style:style style:name="P56" style:family="paragraph">
      <style:paragraph-properties fo:line-height="100.00%" fo:text-align="left"/>
    </style:style>
    <style:style style:name="P57" style:family="paragraph">
      <style:paragraph-properties fo:line-height="100.00%" fo:text-align="left" fo:margin-top="12.00pt" fo:margin-bottom="6.00pt"/>
    </style:style>
    <style:style style:name="P58" style:family="paragraph">
      <style:paragraph-properties fo:line-height="100.00%" fo:text-align="left" fo:margin-bottom="6.00pt"/>
    </style:style>
    <style:style style:name="P59" style:family="paragraph">
      <style:paragraph-properties fo:line-height="100.00%" fo:text-align="left"/>
    </style:style>
    <style:style style:name="P60" style:family="paragraph">
      <style:paragraph-properties fo:line-height="100.00%" fo:text-align="left" fo:margin-top="12.00pt" fo:margin-bottom="6.00pt"/>
    </style:style>
    <style:style style:name="P61" style:family="paragraph">
      <style:paragraph-properties fo:line-height="100.00%" fo:text-align="left" fo:margin-bottom="6.00pt"/>
    </style:style>
    <style:style style:name="P62" style:family="paragraph">
      <style:paragraph-properties fo:line-height="115.00%" fo:text-align="left"/>
    </style:style>
    <style:style style:name="P63" style:family="paragraph">
      <style:paragraph-properties fo:line-height="100.00%" fo:text-align="left" fo:margin-bottom="6.00pt"/>
    </style:style>
    <style:style style:name="P64" style:family="paragraph">
      <style:paragraph-properties fo:line-height="100.00%" fo:text-align="left" fo:margin-top="12.00pt" fo:margin-bottom="6.00pt"/>
    </style:style>
    <text:list-style style:name="L65">
      <text:list-level-style-bullet text:level="1" text:bullet-char="•">
        <style:list-level-properties text:space-before="18.00pt" text:min-label-width="18.00pt"/>
        <style:text-properties fo:font-family="Symbol"/>
      </text:list-level-style-bullet>
    </text:list-style>
    <style:style style:name="P65" style:family="paragraph">
      <style:paragraph-properties fo:line-height="100.00%" fo:text-align="left"/>
    </style:style>
    <style:style style:name="P66" style:family="paragraph">
      <style:paragraph-properties fo:line-height="100.00%" fo:text-align="left" fo:margin-bottom="6.00pt"/>
    </style:style>
    <style:style style:name="P67" style:family="paragraph">
      <style:paragraph-properties fo:line-height="100.00%" fo:text-align="left" fo:margin-top="12.00pt" fo:margin-bottom="6.00pt"/>
    </style:style>
    <style:style style:name="P68" style:family="paragraph">
      <style:paragraph-properties fo:line-height="100.00%" fo:text-align="left" fo:margin-bottom="6.00pt"/>
    </style:style>
    <style:style style:name="P69" style:family="paragraph">
      <style:paragraph-properties fo:line-height="100.00%" fo:text-align="left" fo:margin-top="12.00pt" fo:margin-bottom="6.00pt"/>
    </style:style>
    <text:list-style style:name="L70">
      <text:list-level-style-bullet text:level="1" text:bullet-char="•">
        <style:list-level-properties text:space-before="18.00pt" text:min-label-width="18.00pt"/>
        <style:text-properties fo:font-family="Symbol"/>
      </text:list-level-style-bullet>
    </text:list-style>
    <style:style style:name="P70" style:family="paragraph">
      <style:paragraph-properties fo:line-height="100.00%" fo:text-align="left" fo:margin-bottom="6.00pt"/>
    </style:style>
    <style:style style:name="P71" style:family="paragraph">
      <style:paragraph-properties fo:line-height="100.00%" fo:text-align="left" fo:margin-bottom="6.00pt"/>
    </style:style>
    <style:style style:name="P72" style:family="paragraph">
      <style:paragraph-properties fo:line-height="100.00%" fo:text-align="left" fo:margin-top="12.00pt" fo:margin-bottom="6.00pt"/>
    </style:style>
    <style:style style:name="P73" style:family="paragraph">
      <style:paragraph-properties fo:line-height="100.00%" fo:text-align="left" fo:margin-bottom="6.00pt"/>
    </style:style>
    <style:style style:name="P74" style:family="paragraph">
      <style:paragraph-properties fo:line-height="100.00%" fo:text-align="left" fo:margin-top="12.00pt" fo:margin-bottom="6.00pt"/>
    </style:style>
    <style:style style:name="P75" style:family="paragraph">
      <style:paragraph-properties fo:line-height="100.00%" fo:text-align="left" fo:margin-bottom="6.00pt"/>
    </style:style>
    <style:style style:name="P76" style:family="paragraph">
      <style:paragraph-properties fo:line-height="100.00%" fo:text-align="left" fo:margin-top="12.00pt" fo:margin-bottom="6.00pt"/>
    </style:style>
    <style:style style:name="P77" style:family="paragraph">
      <style:paragraph-properties fo:line-height="100.00%" fo:text-align="left" fo:margin-bottom="6.00pt"/>
    </style:style>
    <style:style style:name="P78" style:family="paragraph">
      <style:paragraph-properties fo:line-height="100.00%" fo:text-align="left" fo:margin-top="12.00pt" fo:margin-bottom="6.00pt"/>
    </style:style>
    <style:style style:name="P79" style:family="paragraph">
      <style:paragraph-properties fo:line-height="100.00%" fo:text-align="left" fo:margin-bottom="6.00pt"/>
    </style:style>
    <text:list-style style:name="L80">
      <text:list-level-style-bullet text:level="1" text:bullet-char="•">
        <style:list-level-properties text:space-before="0.00pt" text:min-label-width="18.00pt"/>
        <style:text-properties fo:font-family="Symbol"/>
      </text:list-level-style-bullet>
    </text:list-style>
    <style:style style:name="P80" style:family="paragraph">
      <style:paragraph-properties fo:line-height="100.00%" fo:text-align="left" fo:margin-left="-18.00pt" fo:text-indent="18.00pt" fo:margin-bottom="6.00pt"/>
    </style:style>
    <style:style style:name="P81" style:family="paragraph">
      <style:paragraph-properties fo:line-height="100.00%" fo:text-align="left" fo:margin-top="12.00pt" fo:margin-bottom="6.00pt"/>
    </style:style>
    <style:style style:name="P82" style:family="paragraph">
      <style:paragraph-properties fo:line-height="100.00%" fo:text-align="left" fo:margin-bottom="6.00pt"/>
    </style:style>
    <style:style style:name="P83" style:family="paragraph">
      <style:paragraph-properties fo:line-height="100.00%" fo:text-align="left" fo:margin-top="12.00pt" fo:margin-bottom="6.00pt"/>
    </style:style>
    <style:style style:name="P84" style:family="paragraph">
      <style:paragraph-properties fo:line-height="100.00%" fo:text-align="left" fo:margin-bottom="6.00pt"/>
    </style:style>
    <style:style style:name="P85" style:family="paragraph">
      <style:paragraph-properties fo:line-height="100.00%" fo:text-align="left" fo:margin-top="12.00pt" fo:margin-bottom="6.00pt"/>
    </style:style>
    <style:style style:name="P86" style:family="paragraph">
      <style:paragraph-properties fo:line-height="100.00%" fo:text-align="left" fo:margin-bottom="6.00pt"/>
    </style:style>
    <text:list-style style:name="L87">
      <text:list-level-style-bullet text:level="1" text:bullet-char="•">
        <style:list-level-properties text:space-before="18.00pt" text:min-label-width="18.00pt"/>
        <style:text-properties fo:font-family="Symbol"/>
      </text:list-level-style-bullet>
    </text:list-style>
    <style:style style:name="P87" style:family="paragraph">
      <style:paragraph-properties fo:line-height="100.00%" fo:text-align="left" fo:margin-left="-18.00pt" fo:text-indent="18.00pt"/>
    </style:style>
    <style:style style:name="P88" style:family="paragraph">
      <style:paragraph-properties fo:line-height="100.00%" fo:text-align="left" fo:margin-bottom="6.00pt"/>
    </style:style>
    <text:list-style style:name="L89">
      <text:list-level-style-bullet text:level="1" text:bullet-char="•">
        <style:list-level-properties text:space-before="18.00pt" text:min-label-width="18.00pt"/>
        <style:text-properties fo:font-family="Symbol"/>
      </text:list-level-style-bullet>
    </text:list-style>
    <style:style style:name="P89" style:family="paragraph">
      <style:paragraph-properties fo:line-height="100.00%" fo:text-align="left" fo:margin-left="-18.00pt" fo:text-indent="18.00pt"/>
    </style:style>
    <style:style style:name="P90" style:family="paragraph">
      <style:paragraph-properties fo:line-height="100.00%" fo:text-align="left" fo:margin-bottom="6.00pt"/>
    </style:style>
    <style:style style:name="P91" style:family="paragraph">
      <style:paragraph-properties fo:line-height="100.00%" fo:text-align="left" fo:margin-bottom="6.00pt"/>
    </style:style>
    <text:list-style style:name="L92">
      <text:list-level-style-bullet text:level="1" text:bullet-char="•">
        <style:list-level-properties text:space-before="18.00pt" text:min-label-width="18.00pt"/>
        <style:text-properties fo:font-family="Symbol"/>
      </text:list-level-style-bullet>
    </text:list-style>
    <style:style style:name="P92" style:family="paragraph">
      <style:paragraph-properties fo:line-height="100.00%" fo:text-align="left" fo:margin-left="-18.00pt" fo:text-indent="18.00pt"/>
    </style:style>
    <style:style style:name="P93" style:family="paragraph">
      <style:paragraph-properties fo:line-height="100.00%" fo:text-align="left" fo:margin-bottom="6.00pt"/>
    </style:style>
    <text:list-style style:name="L94">
      <text:list-level-style-bullet text:level="1" text:bullet-char="•">
        <style:list-level-properties text:space-before="18.00pt" text:min-label-width="18.00pt"/>
        <style:text-properties fo:font-family="Symbol"/>
      </text:list-level-style-bullet>
    </text:list-style>
    <style:style style:name="P94" style:family="paragraph">
      <style:paragraph-properties fo:line-height="100.00%" fo:text-align="left" fo:margin-left="-18.00pt" fo:text-indent="18.00pt"/>
    </style:style>
    <style:style style:name="P95" style:family="paragraph">
      <style:paragraph-properties fo:line-height="100.00%" fo:text-align="left" fo:margin-bottom="6.00pt"/>
    </style:style>
    <text:list-style style:name="L96">
      <text:list-level-style-bullet text:level="1" text:bullet-char="•">
        <style:list-level-properties text:space-before="18.00pt" text:min-label-width="18.00pt"/>
        <style:text-properties fo:font-family="Symbol"/>
      </text:list-level-style-bullet>
    </text:list-style>
    <style:style style:name="P96" style:family="paragraph">
      <style:paragraph-properties fo:line-height="100.00%" fo:text-align="left" fo:margin-left="-18.00pt" fo:text-indent="18.00pt"/>
    </style:style>
    <style:style style:name="P97" style:family="paragraph">
      <style:paragraph-properties fo:line-height="100.00%" fo:text-align="left" fo:margin-bottom="6.00pt"/>
    </style:style>
    <style:style style:name="P98" style:family="paragraph">
      <style:paragraph-properties fo:line-height="100.00%" fo:text-align="left" fo:margin-top="12.00pt" fo:margin-bottom="6.00pt"/>
    </style:style>
    <style:style style:name="P99" style:family="paragraph">
      <style:paragraph-properties fo:line-height="100.00%" fo:text-align="left" fo:margin-bottom="6.00pt"/>
    </style:style>
    <text:list-style style:name="L100">
      <text:list-level-style-bullet text:level="1" text:bullet-char="•">
        <style:list-level-properties text:space-before="18.00pt" text:min-label-width="18.00pt"/>
        <style:text-properties fo:font-family="Symbol"/>
      </text:list-level-style-bullet>
    </text:list-style>
    <style:style style:name="P100" style:family="paragraph">
      <style:paragraph-properties fo:line-height="100.00%" fo:text-align="left" fo:margin-left="-18.00pt" fo:text-indent="18.00pt"/>
    </style:style>
    <style:style style:name="TableColumn0100" style:family="table-column">
      <style:table-column-properties style:column-width="2.261111in"/>
    </style:style>
    <style:style style:name="TableColumn0101" style:family="table-column">
      <style:table-column-properties style:column-width="1.895139in"/>
    </style:style>
    <style:style style:name="TableColumn0102" style:family="table-column">
      <style:table-column-properties style:column-width="2.458333in"/>
    </style:style>
    <style:style style:name="Table01" style:family="table">
      <style:table-properties style:width="6.614583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style:style style:name="TableCell010001"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style:style style:name="TableCell010002"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style:style style:name="TableRow0101" style:family="table-row">
      <style:table-row-properties/>
    </style:style>
    <style:style style:name="TableCell010100"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style:style style:name="TableCell010101"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style:style style:name="TableCell010102"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style:style style:name="TableRow0102" style:family="table-row">
      <style:table-row-properties/>
    </style:style>
    <style:style style:name="TableCell010200"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style:style style:name="TableCell010201"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style:style style:name="TableCell010202"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style:style style:name="TableRow0103" style:family="table-row">
      <style:table-row-properties/>
    </style:style>
    <style:style style:name="TableCell010300"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style:style style:name="TableCell010301"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style:style style:name="TableCell010302"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office:automatic-styles>
  <office:body>
    <office:text>
      <text:p text:style-name="P1"><text:span text:style-name="T1">FIUBA - 7507</text:span></text:p>
      <text:p text:style-name="P1"><text:span text:style-name="T1">Algoritmos y programación 3</text:span></text:p>
      <text:p text:style-name="P2"><text:span text:style-name="T2">Trabajo práctico 2: Batalla Navalgo</text:span></text:p>
      <text:p text:style-name="P3"><text:span text:style-name="T3">1er cuatrimestre, 2013</text:span></text:p>
      <text:p text:style-name="P3"><text:span text:style-name="T3">(trabajo grupal)</text:span></text:p>
      <text:p text:style-name="P4"><text:span text:style-name="T3">Alumno:</text:span></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6"><text:span text:style-name="T5">Nombre</text:span><text:span text:style-name="T6"/></text:p>
          </table:table-cell>
          <table:table-cell table:style-name="TableCell010001">
            <text:p text:style-name="P6"><text:span text:style-name="T7">Padrón</text:span><text:span text:style-name="T8"/></text:p>
          </table:table-cell>
          <table:table-cell table:style-name="TableCell010002">
            <text:p text:style-name="P6"><text:span text:style-name="T9">Mail</text:span><text:span text:style-name="T10"/></text:p>
          </table:table-cell>
        </table:table-row>
        <table:table-row table:style-name="TableRow0101">
          <table:table-cell table:style-name="TableCell010100">
            <text:p text:style-name="P9"><text:span text:style-name="T11">Addin, Kevin</text:span><text:span text:style-name="T12"/></text:p>
          </table:table-cell>
          <table:table-cell table:style-name="TableCell010101">
            <text:p text:style-name="P9"><text:span text:style-name="T13">94280</text:span><text:span text:style-name="T14"/></text:p>
          </table:table-cell>
          <table:table-cell table:style-name="TableCell010102">
            <text:p text:style-name="P9"><text:span text:style-name="T15">addinkevin@gmail.com<text:s/></text:span><text:span text:style-name="T16"/></text:p>
          </table:table-cell>
        </table:table-row>
        <table:table-row table:style-name="TableRow0102">
          <table:table-cell table:style-name="TableCell010200">
            <text:p text:style-name="P11"><text:span text:style-name="T17">Fernandez, Santiago</text:span><text:span text:style-name="T18"/></text:p>
          </table:table-cell>
          <table:table-cell table:style-name="TableCell010201">
            <text:p text:style-name="P11"><text:span text:style-name="T19">94489</text:span><text:span text:style-name="T20"/></text:p>
          </table:table-cell>
          <table:table-cell table:style-name="TableCell010202">
            <text:p text:style-name="P11"><text:span text:style-name="T21">fernandezsantid@gmail.com</text:span><text:span text:style-name="T22"/></text:p>
          </table:table-cell>
        </table:table-row>
        <table:table-row table:style-name="TableRow0103">
          <table:table-cell table:style-name="TableCell010300">
            <text:p text:style-name="P13"><text:span text:style-name="T23">Prystupiuk, Maximiliano</text:span><text:span text:style-name="T24"/></text:p>
          </table:table-cell>
          <table:table-cell table:style-name="TableCell010301">
            <text:p text:style-name="P13"><text:span text:style-name="T25">94853</text:span><text:span text:style-name="T26"/></text:p>
          </table:table-cell>
          <table:table-cell table:style-name="TableCell010302">
            <text:p text:style-name="P13"><text:span text:style-name="T27">mprystupiuk@gmail.com</text:span><text:span text:style-name="T28"/></text:p>
          </table:table-cell>
        </table:table-row>
      </table:table>
      <text:p text:style-name="P15"><text:span text:style-name="T28"/></text:p>
      <text:p text:style-name="P15"><text:span text:style-name="T28"/></text:p>
      <text:p text:style-name="P15"><text:span text:style-name="T29">Fecha de entrega:</text:span></text:p>
      <text:p text:style-name="P15"><text:span text:style-name="T30"/></text:p>
      <text:p text:style-name="P15"><text:span text:style-name="T31">Tutor: Marcet, Diego</text:span></text:p>
      <text:p text:style-name="P15"><text:span text:style-name="T32"/></text:p>
      <text:p text:style-name="P15"><text:span text:style-name="T33">Nota Final:</text:span></text:p>
      <text:p text:style-name="P15"><text:span text:style-name="T34"/></text:p>
      <text:p text:style-name="P15"><text:span text:style-name="T34"/></text:p>
      <text:p text:style-name="P16"><text:span text:style-name="T34"/></text:p>
      <text:p text:style-name="P17"><text:span text:style-name="T35">Tabla de contenidos</text:span></text:p>
      <text:p text:style-name="P18"><text:span text:style-name="T36"/></text:p>
      <text:p text:style-name="P19"><text:a xlink:href="#id.gjdgxs"><text:span text:style-name="T38">Introducción</text:span></text:a><text:span text:style-name="T39"/></text:p>
      <text:p text:style-name="P20"><text:a xlink:href="#id.30j0zll"><text:span text:style-name="T41">-</text:span><text:span text:style-name="T42">HYPERLINK "#id.30j0zll"</text:span><text:span text:style-name="T43">Objetivo</text:span><text:span text:style-name="T44">HYPERLINK "#id.30j0zll"</text:span><text:span text:style-name="T45"><text:s/></text:span><text:span text:style-name="T46">HYPERLINK "#id.30j0zll"</text:span><text:span text:style-name="T47">del</text:span><text:span text:style-name="T48">HYPERLINK "#id.30j0zll"</text:span><text:span text:style-name="T49"><text:s/></text:span><text:span text:style-name="T50">HYPERLINK "#id.30j0zll"</text:span><text:span text:style-name="T51">trabajo</text:span></text:a><text:span text:style-name="T52"/></text:p>
      <text:p text:style-name="P20"><text:a xlink:href="#id.1fob9te"><text:span text:style-name="T54">Consigna</text:span><text:span text:style-name="T55">HYPERLINK "#id.1fob9te"</text:span><text:span text:style-name="T56"><text:s/></text:span><text:span text:style-name="T57">HYPERLINK "#id.1fob9te"</text:span><text:span text:style-name="T58">general</text:span></text:a><text:span text:style-name="T59"/></text:p>
      <text:p text:style-name="P21"><text:a xlink:href="#id.3znysh7"><text:span text:style-name="T61">Descripción</text:span><text:span text:style-name="T62">HYPERLINK "#id.3znysh7"</text:span><text:span text:style-name="T63"><text:s/></text:span><text:span text:style-name="T64">HYPERLINK "#id.3znysh7"</text:span><text:span text:style-name="T65">de</text:span><text:span text:style-name="T66">HYPERLINK "#id.3znysh7"</text:span><text:span text:style-name="T67"><text:s/></text:span><text:span text:style-name="T68">HYPERLINK "#id.3znysh7"</text:span><text:span text:style-name="T69">la</text:span><text:span text:style-name="T70">HYPERLINK "#id.3znysh7"</text:span><text:span text:style-name="T71"><text:s/></text:span><text:span text:style-name="T72">HYPERLINK "#id.3znysh7"</text:span><text:span text:style-name="T73">aplicación</text:span><text:span text:style-name="T74">HYPERLINK "#id.3znysh7"</text:span><text:span text:style-name="T75"><text:s/></text:span><text:span text:style-name="T76">HYPERLINK "#id.3znysh7"</text:span><text:span text:style-name="T77">a</text:span><text:span text:style-name="T78">HYPERLINK "#id.3znysh7"</text:span><text:span text:style-name="T79"><text:s/></text:span><text:span text:style-name="T80">HYPERLINK "#id.3znysh7"</text:span><text:span text:style-name="T81">desarrollar</text:span></text:a><text:span text:style-name="T82"/></text:p>
      <text:p text:style-name="P22"><text:a xlink:href="#id.2et92p0"><text:span text:style-name="T84">-</text:span><text:span text:style-name="T85">HYPERLINK "#id.2et92p0"</text:span><text:span text:style-name="T86">Contexto</text:span></text:a><text:span text:style-name="T87"/></text:p>
      <text:p text:style-name="P22"><text:a xlink:href="#id.tyjcwt"><text:span text:style-name="T89">Objetivo</text:span><text:span text:style-name="T90">HYPERLINK "#id.tyjcwt"</text:span><text:span text:style-name="T91"><text:s/></text:span><text:span text:style-name="T92">HYPERLINK "#id.tyjcwt"</text:span><text:span text:style-name="T93">del</text:span><text:span text:style-name="T94">HYPERLINK "#id.tyjcwt"</text:span><text:span text:style-name="T95"><text:s/></text:span><text:span text:style-name="T96">HYPERLINK "#id.tyjcwt"</text:span><text:span text:style-name="T97">juego</text:span></text:a><text:span text:style-name="T98"/></text:p>
      <text:p text:style-name="P22"><text:a xlink:href="#id.3dy6vkm"><text:span text:style-name="T100">Puntos</text:span></text:a><text:span text:style-name="T101"/></text:p>
      <text:p text:style-name="P22"><text:a xlink:href="#id.1t3h5sf"><text:span text:style-name="T103">Dinamica</text:span><text:span text:style-name="T104">HYPERLINK "#id.1t3h5sf"</text:span><text:span text:style-name="T105"><text:s/></text:span><text:span text:style-name="T106">HYPERLINK "#id.1t3h5sf"</text:span><text:span text:style-name="T107">del</text:span><text:span text:style-name="T108">HYPERLINK "#id.1t3h5sf"</text:span><text:span text:style-name="T109"><text:s/></text:span><text:span text:style-name="T110">HYPERLINK "#id.1t3h5sf"</text:span><text:span text:style-name="T111">juego</text:span></text:a><text:span text:style-name="T112"/></text:p>
      <text:p text:style-name="P22"><text:a xlink:href="#id.4d34og8"><text:span text:style-name="T114">Disparos</text:span></text:a><text:span text:style-name="T115"/></text:p>
      <text:p text:style-name="P22"><text:a xlink:href="#id.2s8eyo1"><text:span text:style-name="T117">Tablero</text:span></text:a><text:span text:style-name="T118"/></text:p>
      <text:p text:style-name="P22"><text:a xlink:href="#id.3rdcrjn"><text:span text:style-name="T120">Naves</text:span></text:a><text:span text:style-name="T121"/></text:p>
      <text:p text:style-name="P23"><text:a xlink:href="#id.26in1rg"><text:span text:style-name="T123">Entregables</text:span></text:a><text:span text:style-name="T124"/></text:p>
      <text:p text:style-name="P24"><text:a xlink:href="#id.lnxbz9"><text:span text:style-name="T126">Forma</text:span><text:span text:style-name="T127">HYPERLINK "#id.lnxbz9"</text:span><text:span text:style-name="T128"><text:s/></text:span><text:span text:style-name="T129">HYPERLINK "#id.lnxbz9"</text:span><text:span text:style-name="T130">de</text:span><text:span text:style-name="T131">HYPERLINK "#id.lnxbz9"</text:span><text:span text:style-name="T132"><text:s/></text:span><text:span text:style-name="T133">HYPERLINK "#id.lnxbz9"</text:span><text:span text:style-name="T134">entrega</text:span></text:a><text:span text:style-name="T135"/></text:p>
      <text:p text:style-name="P25"><text:a xlink:href="#id.35nkun2"><text:span text:style-name="T137">Informe</text:span></text:a><text:span text:style-name="T138"/></text:p>
      <text:p text:style-name="P26"><text:span text:style-name="T139">-</text:span><text:a xlink:href="#id.1ksv4uv"><text:span text:style-name="T141">Supuestos</text:span></text:a><text:span text:style-name="T142"/></text:p>
      <text:p text:style-name="P27"><text:a xlink:href="#id.44sinio"><text:span text:style-name="T144">Modelo</text:span><text:span text:style-name="T145">HYPERLINK "#id.44sinio"</text:span><text:span text:style-name="T146"><text:s/></text:span><text:span text:style-name="T147">HYPERLINK "#id.44sinio"</text:span><text:span text:style-name="T148">de</text:span><text:span text:style-name="T149">HYPERLINK "#id.44sinio"</text:span><text:span text:style-name="T150"><text:s/></text:span><text:span text:style-name="T151">HYPERLINK "#id.44sinio"</text:span><text:span text:style-name="T152">dominio</text:span></text:a><text:span text:style-name="T153"/></text:p>
      <text:p text:style-name="P28"><text:a xlink:href="#id.2jxsxqh"><text:span text:style-name="T155">Diagramas</text:span><text:span text:style-name="T156">HYPERLINK "#id.2jxsxqh"</text:span><text:span text:style-name="T157"><text:s/></text:span><text:span text:style-name="T158">HYPERLINK "#id.2jxsxqh"</text:span><text:span text:style-name="T159">de</text:span><text:span text:style-name="T160">HYPERLINK "#id.2jxsxqh"</text:span><text:span text:style-name="T161"><text:s/></text:span><text:span text:style-name="T162">HYPERLINK "#id.2jxsxqh"</text:span><text:span text:style-name="T163">clases</text:span></text:a><text:span text:style-name="T164"/></text:p>
      <text:p text:style-name="P28"><text:a xlink:href="#id.z337ya"><text:span text:style-name="T166">Detalles</text:span><text:span text:style-name="T167">HYPERLINK "#id.z337ya"</text:span><text:span text:style-name="T168"><text:s/></text:span><text:span text:style-name="T169">HYPERLINK "#id.z337ya"</text:span><text:span text:style-name="T170">de</text:span><text:span text:style-name="T171">HYPERLINK "#id.z337ya"</text:span><text:span text:style-name="T172"><text:s/></text:span><text:span text:style-name="T173">HYPERLINK "#id.z337ya"</text:span><text:span text:style-name="T174">implementación</text:span></text:a><text:span text:style-name="T175"/></text:p>
      <text:p text:style-name="P28"><text:a xlink:href="#id.3j2qqm3"><text:span text:style-name="T177">Excepciones</text:span></text:a><text:span text:style-name="T178"/></text:p>
      <text:p text:style-name="P28"><text:a xlink:href="#id.1y810tw"><text:span text:style-name="T180">Diagramas</text:span><text:span text:style-name="T181">HYPERLINK "#id.1y810tw"</text:span><text:span text:style-name="T182"><text:s/></text:span><text:span text:style-name="T183">HYPERLINK "#id.1y810tw"</text:span><text:span text:style-name="T184">de</text:span><text:span text:style-name="T185">HYPERLINK "#id.1y810tw"</text:span><text:span text:style-name="T186"><text:s/></text:span><text:span text:style-name="T187">HYPERLINK "#id.1y810tw"</text:span><text:span text:style-name="T188">secuencia</text:span></text:a><text:span text:style-name="T189"/></text:p>
      <text:p text:style-name="P29"><text:a xlink:href="#id.2xcytpi"><text:span text:style-name="T191">Checklist</text:span><text:span text:style-name="T192">HYPERLINK "#id.2xcytpi"</text:span><text:span text:style-name="T193"><text:s/></text:span><text:span text:style-name="T194">HYPERLINK "#id.2xcytpi"</text:span><text:span text:style-name="T195">de</text:span><text:span text:style-name="T196">HYPERLINK "#id.2xcytpi"</text:span><text:span text:style-name="T197"><text:s/></text:span><text:span text:style-name="T198">HYPERLINK "#id.2xcytpi"</text:span><text:span text:style-name="T199">corrección</text:span></text:a><text:span text:style-name="T200"/></text:p>
      <text:p text:style-name="P30"><text:a xlink:href="#id.1ci93xb"><text:span text:style-name="T202">Código</text:span></text:a><text:span text:style-name="T203"/></text:p>
      <text:p text:style-name="P31"><text:span text:style-name="T203"/></text:p>
      <text:p text:style-name="P31"><text:span text:style-name="T203"/></text:p>
      <text:p text:style-name="P32"><text:span text:style-name="T204">Introducción</text:span></text:p>
      <text:p text:style-name="P32"><text:span text:style-name="T205">Objetivo del trabajo</text:span></text:p>
      <text:p text:style-name="P33"><text:span text:style-name="T206">Aplicar los conceptos enseñados en la materia a la resolución de un problema, trabajando en forma grupal y utilizando una lenguaje de tipado estático (java o csharp)</text:span></text:p>
      <text:p text:style-name="P34"><text:span text:style-name="T207">Consigna general</text:span></text:p>
      <text:p text:style-name="P35"><text:span text:style-name="T208">Desarrollar la aplicación completa, incluyendo el modelo de clases es interface gráfica. La aplicación deberá ser acompañada por prueba unitarias e integrales y documentación de diseño. En la siguiente sección se describe la aplicación a desarrollar.</text:span></text:p>
      <text:p text:style-name="P35"><text:span text:style-name="T209"/></text:p>
      <text:p text:style-name="P36"><text:span text:style-name="T210">Descripción de la aplicación a desarrollar</text:span></text:p>
      <text:p text:style-name="P36"><text:span text:style-name="T211">Contexto</text:span></text:p>
      <text:p text:style-name="P37"><text:span text:style-name="T212">La empresa Algo Ritmos SA dedicada al desarrollo de video juegos a decidido contratar a un grupo de programadores para implementar el juego Batalla Navalgo: un juego levemente inspirado en el clasico juego de Batalla Naval</text:span></text:p>
      <text:p text:style-name="P37"><text:span text:style-name="T213"/></text:p>
      <text:p text:style-name="P38"><text:span text:style-name="T214">Objetivo del juego</text:span></text:p>
      <text:p text:style-name="P39"><text:span text:style-name="T215"/></text:p>
      <text:p text:style-name="P40"><text:span text:style-name="T216">La Batalla Navalgo es un juego por turnos en el cual juega el jugador contra la computadora.</text:span></text:p>
      <text:p text:style-name="P40"><text:span text:style-name="T217"/></text:p>
      <text:p text:style-name="P41"><text:span text:style-name="T218">La computadora coloca sus naves en el tablero, y el jugador debe destruirlas. El jugador no tiene tablero, el juego consiste solamente en destruir las naves de la computadora.</text:span></text:p>
      <text:p text:style-name="P41"><text:span text:style-name="T219"/></text:p>
      <text:p text:style-name="P42"><text:span text:style-name="T220">Puntos</text:span></text:p>
      <text:p text:style-name="P43"><text:span text:style-name="T221"/></text:p>
      <text:p text:style-name="P44"><text:span text:style-name="T222">El jugador empieza el juego con una cantidad de puntos (10.000 puntos), y el objetivo es terminar el juego (destruyendo todas las naves) con la mayor cantidad de puntos.</text:span></text:p>
      <text:p text:style-name="P44"><text:span text:style-name="T223"/></text:p>
      <text:p text:style-name="P44"><text:span text:style-name="T224">Los puntos se descuentan de 2 formas:</text:span></text:p>
      <text:p text:style-name="P44"><text:span text:style-name="T224">- Con el simple paso del tiempo (10 puntos por turno)</text:span></text:p>
      <text:p text:style-name="P45"><text:span text:style-name="T224">- Con los disparos que hace el jugador (distinta cantidad de puntos de acuerdo al tipo de disparo)</text:span></text:p>
      <text:p text:style-name="P46"><text:span text:style-name="T225">Dinamica del juego</text:span></text:p>
      <text:p text:style-name="P47"><text:span text:style-name="T226"/></text:p>
      <text:p text:style-name="P48"><text:span text:style-name="T227">En cada momento el jugador puede ver el tablero de la computadora, junto con la ubicación y estado de las naves (al principio todas las naves estarán completas pero a lo largo del juego tendrán partes destruidas).</text:span></text:p>
      <text:p text:style-name="P48"><text:span text:style-name="T228"/></text:p>
      <text:p text:style-name="P48"><text:span text:style-name="T229">A diferencia de la batalla naval convencional, las naves en la batalla Navalgo tienen movimiento. Al colocar las naves en el tablero, la computadora asignará una dirección a cada una (8 direcciones posibles: lineales + diagonales).</text:span></text:p>
      <text:p text:style-name="P48"><text:span text:style-name="T230"/></text:p>
      <text:p text:style-name="P48"><text:span text:style-name="T231">Al pasar cada turno, las naves se mueven 1 posición en la dirección correspondiente.</text:span></text:p>
      <text:p text:style-name="P48"><text:span text:style-name="T231">Al “chocar” contra el borde del tablero, la dirección se invierte para continuar el movimiento en sentido opuesto.</text:span></text:p>
      <text:p text:style-name="P48"><text:span text:style-name="T232"/></text:p>
      <text:p text:style-name="P48"><text:span text:style-name="T233">Las naves no chocan entre sí, sino que se pueden superponer en el tablero. En ese caso, si el jugador efectúa un disparo sobre una posición, destruirá todas las partes de las naves que se encuentran superpuestas.</text:span></text:p>
      <text:p text:style-name="P48"><text:span text:style-name="T234"/></text:p>
      <text:p text:style-name="P49"><text:span text:style-name="T235">En cada turno del juego, el jugador podrá efectuar un disparo.</text:span></text:p>
      <text:p text:style-name="P49"><text:span text:style-name="T236"/></text:p>
      <text:p text:style-name="P50"><text:span text:style-name="T237">Disparos</text:span></text:p>
      <text:p text:style-name="P51"><text:span text:style-name="T238"/></text:p>
      <text:p text:style-name="P52"><text:span text:style-name="T239">Existen distintos tipos de disparo, con distinto costo y diferente comportamiento:</text:span></text:p>
      <text:p text:style-name="P52"><text:span text:style-name="T240"/></text:p>
      <text:p text:style-name="P52"><text:span text:style-name="T241">- Disparo convencional</text:span></text:p>
      <text:p text:style-name="P52"><text:span text:style-name="T241"><text:tab/>- Impacta en una posición, en el mismo momento que se hace el disparo</text:span></text:p>
      <text:p text:style-name="P52"><text:span text:style-name="T241"><text:tab/>- Costo: 200 puntos</text:span></text:p>
      <text:p text:style-name="P52"><text:span text:style-name="T242"/></text:p>
      <text:p text:style-name="P52"><text:span text:style-name="T243">- Mina submarina puntual con retardo</text:span></text:p>
      <text:p text:style-name="P52"><text:span text:style-name="T243"><text:tab/>- Se coloca la mina en una posición, pero el impacto se realiza 3 turnos después de haber sido colocada</text:span></text:p>
      <text:p text:style-name="P52"><text:span text:style-name="T243"><text:tab/>- Costo: 50 puntos</text:span></text:p>
      <text:p text:style-name="P52"><text:span text:style-name="T244"/></text:p>
      <text:p text:style-name="P52"><text:span text:style-name="T245">- Mina submarina doble con retardo</text:span></text:p>
      <text:p text:style-name="P52"><text:span text:style-name="T245"><text:tab/>- Idem anterior, pero al impactar destruye la posición actual + las posiciones adyacentes en un radio de 1 casilla</text:span></text:p>
      <text:p text:style-name="P52"><text:span text:style-name="T245"><text:tab/>- Costo: 100 puntos</text:span></text:p>
      <text:p text:style-name="P52"><text:span text:style-name="T246"/></text:p>
      <text:p text:style-name="P52"><text:span text:style-name="T247">- Mina submarina triple con retardo</text:span></text:p>
      <text:p text:style-name="P52"><text:span text:style-name="T247"><text:tab/>- Idem anterior, pero al impactar destruye la posición actual + las posiciones adyacentes en un radio de 2 casillas</text:span></text:p>
      <text:p text:style-name="P52"><text:span text:style-name="T247"><text:tab/>- Costo: 125 puntos</text:span></text:p>
      <text:p text:style-name="P52"><text:span text:style-name="T248"/></text:p>
      <text:p text:style-name="P52"><text:span text:style-name="T249">- Mina submarina por contacto</text:span></text:p>
      <text:p text:style-name="P53"><text:span text:style-name="T249">- Se coloca la mina en una posición, pero el impacto se realiza cuando alguna nave pasa por sobre esa posición</text:span></text:p>
      <text:p text:style-name="P54"><text:span text:style-name="T249"><text:tab/>- Costo: 150 puntos</text:span></text:p>
      <text:p text:style-name="P55"><text:span text:style-name="T250"/></text:p>
      <text:p text:style-name="P56"><text:span text:style-name="T250"/></text:p>
      <text:p text:style-name="P57"><text:span text:style-name="T251">Tablero</text:span></text:p>
      <text:p text:style-name="P58"><text:span text:style-name="T252"/></text:p>
      <text:p text:style-name="P59"><text:span text:style-name="T253">El tablero es un cuadrado de 10 x 10 casilleros.</text:span></text:p>
      <text:p text:style-name="P60"><text:span text:style-name="T254"/></text:p>
      <text:p text:style-name="P60"><text:span text:style-name="T255">Naves</text:span></text:p>
      <text:p text:style-name="P61"><text:span text:style-name="T256"/></text:p>
      <text:p text:style-name="P62"><text:span text:style-name="T257">Las naves se diferencian por la cantidad de casilleros consecutivos que ocupan y su resistencia a los disparos.</text:span></text:p>
      <text:p text:style-name="P62"><text:span text:style-name="T258"/></text:p>
      <text:p text:style-name="P62"><text:span text:style-name="T259">La computadora puede colocar las naves en posición vertical u horizontal, y con alguna de las 8 de direcciones de movimiento posibles (lineales + diagonales).</text:span></text:p>
      <text:p text:style-name="P62"><text:span text:style-name="T259">La nave se considera destruida cuando se destruyen cada una de las partes (cada parte ocupa un casillero) de ellas.</text:span></text:p>
      <text:p text:style-name="P62"><text:span text:style-name="T260"/></text:p>
      <text:p text:style-name="P62"><text:span text:style-name="T261">La computadora colocará las siguientes naves en el tablero:</text:span></text:p>
      <text:p text:style-name="P62"><text:span text:style-name="T261">- 2 lanchas (naves de 2 casillas)</text:span></text:p>
      <text:p text:style-name="P62"><text:span text:style-name="T261">- 2 destructores (naves de 3 casillas, a las cuales solamente las dañan los disparos directos, las minas submarinas no les producen ningun daño)</text:span></text:p>
      <text:p text:style-name="P62"><text:span text:style-name="T261">- 1 buque (nave de 4 casillas, en la cual un impacto en cualquier parte de la nave la destruye por completo)</text:span></text:p>
      <text:p text:style-name="P62"><text:span text:style-name="T261">- 1 portaaviones (nave de 5 casillas)</text:span></text:p>
      <text:p text:style-name="P63"><text:span text:style-name="T261">- 1 rompehielos (nave de 3 casillas, pero en la cual cada parte requiere 2 impactos para ser destruida)</text:span></text:p>
      <text:p text:style-name="P63"><text:span text:style-name="T262"/></text:p>
      <text:p text:style-name="P64"><text:span text:style-name="T263">Entregables</text:span></text:p>
      <text:list text:style-name="L65">
        <text:list-item>
          <text:p text:style-name="P65"><text:span text:style-name="T264">Código fuente de la aplicación completa, incluyendo también: código de la pruebas, archivos de recursos</text:span></text:p>
        </text:list-item>
        <text:list-item>
          <text:p text:style-name="P65"><text:span text:style-name="T264">Script para compilación y ejecución (ant o nant)</text:span></text:p>
        </text:list-item>
        <text:list-item>
          <text:p text:style-name="P65"><text:span text:style-name="T264">Informe, acorde a lo especificado en este documento</text:span></text:p>
        </text:list-item>
      </text:list>
      <text:p text:style-name="P66"><text:span text:style-name="T265"/></text:p>
      <text:p text:style-name="P67"><text:span text:style-name="T266">Forma de entrega</text:span></text:p>
      <text:p text:style-name="P68"><text:span text:style-name="T267">A coordinar con el docente tutor.</text:span></text:p>
      <text:p text:style-name="P68"><text:span text:style-name="T268"/></text:p>
      <text:p text:style-name="P69"><text:span text:style-name="T269">Informe</text:span></text:p>
      <text:p text:style-name="P69"><text:span text:style-name="T270">Supuestos</text:span></text:p>
      <text:p text:style-name="P69"><text:span text:style-name="T271">Los colores de las minas son los siguientes:</text:span></text:p>
      <text:p text:style-name="P69"><text:span text:style-name="T272">Mina puntual: Gris.</text:span></text:p>
      <text:p text:style-name="P69"><text:span text:style-name="T272">Mina doble: Verde.</text:span></text:p>
      <text:p text:style-name="P69"><text:span text:style-name="T272">Mina triple: Rojo.</text:span></text:p>
      <text:p text:style-name="P69"><text:span text:style-name="T272">Mina por contacto: Negro.</text:span></text:p>
      <text:p text:style-name="P69"><text:span text:style-name="T273">Los colores de las naves son los siguientes:</text:span></text:p>
      <text:p text:style-name="P69"><text:span text:style-name="T274">Lancha: Gris.</text:span></text:p>
      <text:p text:style-name="P69"><text:span text:style-name="T274">PortaAviones: Gris.</text:span></text:p>
      <text:p text:style-name="P69"><text:span text:style-name="T274">Buque: Verde.</text:span></text:p>
      <text:p text:style-name="P69"><text:span text:style-name="T274">Rompehielo: Marrón.</text:span></text:p>
      <text:p text:style-name="P69"><text:span text:style-name="T274">Destructor: Rojo.</text:span></text:p>
      <text:p text:style-name="P69"><text:span text:style-name="T275"/></text:p>
      <text:list text:style-name="L70">
        <text:list-item>
          <text:p text:style-name="P70"><text:span text:style-name="T276">La forma única forma de avanzar de turno es insertando un disparo en el tablero.</text:span></text:p>
        </text:list-item>
        <text:list-item>
          <text:p text:style-name="P70"><text:span text:style-name="T276">Al comienzo del juego no habrá ningún disparo seleccionado.</text:span></text:p>
        </text:list-item>
        <text:list-item>
          <text:p text:style-name="P70"><text:span text:style-name="T276">Si una nave no está destruída, sus partes que sí lo estén se indicarán con una cruz gris en el tablero, y se moverán junto a dicha nave.</text:span></text:p>
        </text:list-item>
        <text:list-item>
          <text:p text:style-name="P70"><text:span text:style-name="T276">Una nave completamente destruída dejará de dibujarse en el tablero.</text:span></text:p>
        </text:list-item>
        <text:list-item>
          <text:p text:style-name="P70"><text:span text:style-name="T276">Si se destruyen todas las naves, saldrá una pantalla ganadora indicando fin de juego.</text:span></text:p>
        </text:list-item>
        <text:list-item>
          <text:p text:style-name="P70"><text:span text:style-name="T276">Al quedarse sin puntos para realizar un disparo y avanzar de turno, saldrá una pantalla indicando el fin de juego.</text:span></text:p>
        </text:list-item>
        <text:list-item>
          <text:p text:style-name="P70"><text:span text:style-name="T276">Existen solo 8 posibles direcciones para las naves.</text:span></text:p>
        </text:list-item>
        <text:list-item>
          <text:p text:style-name="P70"><text:span text:style-name="T276">Existen unicamente 2 orientaciones: horizontal y vertical.</text:span></text:p>
        </text:list-item>
        <text:list-item>
          <text:p text:style-name="P70"><text:span text:style-name="T276">La orientacion es cómo está ubicada la nave en el tablero, en cambio la direccion será la manera en que la nave se mueve. Entonces, la nave podrá contar con una dirección diagonal pero no tendrá una orientación diagonal. </text:span></text:p>
        </text:list-item>
        <text:list-item>
          <text:p text:style-name="P70"><text:span text:style-name="T276">Las naves no chocan entre sí, se superponen.</text:span></text:p>
        </text:list-item>
        <text:list-item>
          <text:p text:style-name="P70"><text:span text:style-name="T276">Si se impacta en un casillero donde hay más de una nave, todas reciben el impacto.</text:span></text:p>
        </text:list-item>
      </text:list>
      <text:p text:style-name="P71"><text:span text:style-name="T277"/></text:p>
      <text:p text:style-name="P72"><text:span text:style-name="T278">Modelo de dominio</text:span></text:p>
      <text:p text:style-name="P73"><text:span text:style-name="T279">El TP se encaró haciendo un diagrama de clases UML con las relaciones básicas entre todos los objetos. </text:span></text:p>
      <text:p text:style-name="P73"><text:span text:style-name="T279">Luego, haciendo TDD escribimos pruebas para que pase nuestro programa. En cada iteración al refactorizar analizamos la posibilidad de implementar algún patrón de diseño para mejorar el modelo, también intentamos separar cuanto pudimos los objetos del dominio del problema para que cada uno tuviera las mínimas responsabilidades posibles.</text:span></text:p>
      <text:p text:style-name="P74"><text:span text:style-name="T280">Diagramas de clases</text:span></text:p>
      <text:p text:style-name="P75"><draw:frame text:anchor-type="as-char" svg:width="107.29mm" svg:height="211.93mm" style:rel-width="scale" style:rel-height="scale"><draw:object-ole xlink:href="OleObj1"/><draw:image xlink:href="ObjectReplacements/OleObj1"/></draw:frame><text:span text:style-name="T281"/></text:p>
      <text:p text:style-name="P75"><text:span text:style-name="T281"/></text:p>
      <text:p text:style-name="P75"><draw:frame text:anchor-type="as-char" svg:width="152.40mm" svg:height="246.86mm" style:rel-width="scale" style:rel-height="scale"><draw:object-ole xlink:href="OleObj2"/><draw:image xlink:href="ObjectReplacements/OleObj2"/></draw:frame><text:span text:style-name="T281"/></text:p>
      <text:p text:style-name="P75"><text:span text:style-name="T281"/></text:p>
      <text:p text:style-name="P75"><draw:frame text:anchor-type="as-char" svg:width="121.58mm" svg:height="245.53mm" style:rel-width="scale" style:rel-height="scale"><draw:object-ole xlink:href="OleObj3"/><draw:image xlink:href="ObjectReplacements/OleObj3"/></draw:frame><text:span text:style-name="T281"/></text:p>
      <text:p text:style-name="P75"><text:span text:style-name="T281"/></text:p>
      <text:p text:style-name="P75"><text:span text:style-name="T281"/></text:p>
      <text:p text:style-name="P75"><draw:frame text:anchor-type="as-char" svg:width="123.30mm" svg:height="242.09mm" style:rel-width="scale" style:rel-height="scale"><draw:object-ole xlink:href="OleObj4"/><draw:image xlink:href="ObjectReplacements/OleObj4"/></draw:frame><text:span text:style-name="T281"/></text:p>
      <text:p text:style-name="P75"><text:span text:style-name="T281"/></text:p>
      <text:p text:style-name="P75"><draw:frame text:anchor-type="as-char" svg:width="164.57mm" svg:height="75.54mm" style:rel-width="scale" style:rel-height="scale"><draw:object-ole xlink:href="OleObj5"/><draw:image xlink:href="ObjectReplacements/OleObj5"/></draw:frame><text:span text:style-name="T281"/></text:p>
      <text:p text:style-name="P75"><draw:frame text:anchor-type="as-char" svg:width="167.75mm" svg:height="72.76mm" style:rel-width="scale" style:rel-height="scale"><draw:object-ole xlink:href="OleObj6"/><draw:image xlink:href="ObjectReplacements/OleObj6"/></draw:frame><text:span text:style-name="T281"/></text:p>
      <text:p text:style-name="P76"><text:span text:style-name="T282">Detalles de implementación</text:span></text:p>
      <text:p text:style-name="P76"><text:span text:style-name="T283">Lo más destacable de la implementación es el uso de patrones de diseño para mejorar el modelo. Los que usamos fueron: Factory, Observador, MVC.</text:span></text:p>
      <text:p text:style-name="P76"><text:span text:style-name="T283">Para la parte de Vista y Controlador, usamos las librerias XNA.</text:span></text:p>
      <text:p text:style-name="P76"><text:span text:style-name="T283">El tablero contiene una referencia a una Lista de Armamentos y a otra de Naves, y mediante la comunicación de los distintos objetos se realizan las operaciones sobre él.</text:span></text:p>
      <text:p text:style-name="P77"><text:span text:style-name="T283">Cabe destacar que las naves implementan la interfaz IAtacable de forma que el recibir un ataque sea de forma polimorfica.</text:span></text:p>
      <text:p text:style-name="P78"><text:span text:style-name="T284">Excepciones</text:span></text:p>
      <text:p text:style-name="P79"><text:span text:style-name="T285">Para la realización de este trábajo práctico creamos las siguientes excepciones:</text:span></text:p>
      <text:list text:style-name="L80">
        <text:list-item>
          <text:p text:style-name="P80"><text:span text:style-name="T285">ArmamentoFueraDelTableroException: En la clase Tablero cuando se quiere impactar un armamento en él existe la posibilidad de que éste se quiera ubicar fuera del rango posible del tablero, debido a eso se creo esta excepción para capturar estos posibles casos del juego.</text:span></text:p>
        </text:list-item>
        <text:list-item>
          <text:p text:style-name="P80"><text:span text:style-name="T285">ImposibleCrearNaveException: Cuando se llama al constructor de la clase Nave éste utiliza un método que busca las posiciones donde se va a crear dicha nave, a partir de ésto puede ocurrir que la posicion devuelta no se encuentre en el rango del tablero, entonces en esos casos se llamará a ésta excepción que no permitirá crear la nave.</text:span></text:p>
        </text:list-item>
        <text:list-item>
          <text:p text:style-name="P80"><text:span text:style-name="T285">JugadorPuntajeInsuficienteException: Existen 2 maneras posibles de descontarle puntos a un Jugador, ya sea por el paso de turno y además por el disparar armamentos al Tablero. A raíz de esto, puede ocurrir que en un momento el jugador se quede sin puntos para realizar alguna de estas acciones, entonces para estos casos se creó esta excepción.</text:span></text:p>
        </text:list-item>
        <text:list-item>
          <text:p text:style-name="P80"><text:span text:style-name="T285">JuegoJugadorSinPuntajeParaDisparoException: Como se explico en la excepción anterior puede ocurrir que el Jugador se quede sin puntos para realizar algun disparo, para estos casos, siempre que se quiera disparar algun armamento el Juego llama a un método para verificar la posibilidad de poder disparar. Si el método detecta que el Jugador no tiene mas puntos, se llamará a esta excepción para capturar este problema.</text:span></text:p>
        </text:list-item>
        <text:list-item>
          <text:p text:style-name="P80"><text:span text:style-name="T285">JuegoTerminadoException: El método de validación nombrado anteriormente además de verificar si el jugador tiene puntos para disparar verifica el estado del Juego, o sea si el Juego está o no terminado. El Juego puede estar terminado solo si pasan dos cosas, la primera es como ya se dijo que el Jugador no tenga mas puntos y haya perdido o que éste haya destruido todas las naves del Tablero y de esa manera haya ganado. Para cualquiera de estos casos se creo esta excepcion para avisar que el Juego ya terminó.</text:span></text:p>
        </text:list-item>
      </text:list>
      <text:p text:style-name="P81"><text:span text:style-name="T286">Diagramas de secuencia</text:span></text:p>
      <text:p text:style-name="P82"><draw:frame text:anchor-type="as-char" svg:width="117.34mm" svg:height="186.13mm" style:rel-width="scale" style:rel-height="scale"><draw:object-ole xlink:href="OleObj7"/><draw:image xlink:href="ObjectReplacements/OleObj7"/></draw:frame><text:span text:style-name="T287"/></text:p>
      <text:p text:style-name="P83"><text:span text:style-name="T287"/></text:p>
      <text:p text:style-name="P83"><draw:frame text:anchor-type="as-char" svg:width="123.03mm" svg:height="255.06mm" style:rel-width="scale" style:rel-height="scale"><draw:object-ole xlink:href="OleObj8"/><draw:image xlink:href="ObjectReplacements/OleObj8"/></draw:frame><text:span text:style-name="T287"/></text:p>
      <text:p text:style-name="P83"><text:span text:style-name="T287"/></text:p>
      <text:p text:style-name="P83"><text:span text:style-name="T288">Código fuente</text:span></text:p>
      <text:p text:style-name="P83"><text:span text:style-name="T288"/></text:p>
      <text:p text:style-name="P84"><text:span text:style-name="T289">Código de clases del modelo:</text:span></text:p>
      <text:p text:style-name="P84"><text:span text:style-name="T290"/></text:p>
      <text:p text:style-name="P84"><text:span text:style-name="T290">Armamento.cs</text:span></text:p>
      <text:p text:style-name="P84"><text:span text:style-name="T291">using</text:span><text:span text:style-name="T292"><text:s/>System;</text:span></text:p>
      <text:p text:style-name="P84"><text:span text:style-name="T293">using</text:span><text:span text:style-name="T294"><text:s/>System.Collections.Generic;</text:span></text:p>
      <text:p text:style-name="P84"><text:span text:style-name="T295">using</text:span><text:span text:style-name="T296"><text:s/>System.Linq;</text:span></text:p>
      <text:p text:style-name="P84"><text:span text:style-name="T297">using</text:span><text:span text:style-name="T298"><text:s/>System.Text;</text:span></text:p>
      <text:p text:style-name="P84"><text:span text:style-name="T298"/></text:p>
      <text:p text:style-name="P84"><text:span text:style-name="T299">namespace</text:span><text:span text:style-name="T300"><text:s/>BatallaNavalgo</text:span></text:p>
      <text:p text:style-name="P84"><text:span text:style-name="T300">{</text:span></text:p>
      <text:p text:style-name="P84"><text:span text:style-name="T300"><text:s text:c="4"/></text:span><text:span text:style-name="T301">public</text:span><text:span text:style-name="T302"><text:s/></text:span><text:span text:style-name="T303">abstract</text:span><text:span text:style-name="T304"><text:s/></text:span><text:span text:style-name="T305">class</text:span><text:span text:style-name="T306"><text:s/></text:span><text:span text:style-name="T307">Armamento</text:span><text:span text:style-name="T308"/></text:p>
      <text:p text:style-name="P84"><text:span text:style-name="T308"><text:s text:c="4"/>{</text:span></text:p>
      <text:p text:style-name="P84"><text:span text:style-name="T308"><text:s text:c="8"/></text:span><text:span text:style-name="T309">private</text:span><text:span text:style-name="T310"><text:s/></text:span><text:span text:style-name="T311">int</text:span><text:span text:style-name="T312"><text:s/>costo;</text:span></text:p>
      <text:p text:style-name="P84"><text:span text:style-name="T312"><text:s text:c="8"/></text:span><text:span text:style-name="T313">private</text:span><text:span text:style-name="T314"><text:s/></text:span><text:span text:style-name="T315">Posicion</text:span><text:span text:style-name="T316"><text:s/>posicion;</text:span></text:p>
      <text:p text:style-name="P84"><text:span text:style-name="T316"><text:s text:c="8"/></text:span><text:span text:style-name="T317">private</text:span><text:span text:style-name="T318"><text:s/></text:span><text:span text:style-name="T319">Tablero</text:span><text:span text:style-name="T320"><text:s/>tablero;</text:span></text:p>
      <text:p text:style-name="P84"><text:span text:style-name="T320"><text:s text:c="8"/></text:span><text:span text:style-name="T321">protected</text:span><text:span text:style-name="T322"><text:s/></text:span><text:span text:style-name="T323">Boolean</text:span><text:span text:style-name="T324"><text:s/>estaExplotado;</text:span></text:p>
      <text:p text:style-name="P84"><text:span text:style-name="T324"/></text:p>
      <text:p text:style-name="P84"><text:span text:style-name="T324"><text:s text:c="8"/></text:span><text:span text:style-name="T325">public</text:span><text:span text:style-name="T326"><text:s/></text:span><text:span text:style-name="T327">abstract</text:span><text:span text:style-name="T328"><text:s/></text:span><text:span text:style-name="T329">void</text:span><text:span text:style-name="T330"><text:s/>Actualizar();<text:s text:c="7"/></text:span></text:p>
      <text:p text:style-name="P84"><text:span text:style-name="T330"/></text:p>
      <text:p text:style-name="P84"><text:span text:style-name="T330"><text:s text:c="8"/></text:span><text:span text:style-name="T331">/* Estado del Armamento*/</text:span><text:span text:style-name="T332"/></text:p>
      <text:p text:style-name="P84"><text:span text:style-name="T332"><text:s text:c="8"/></text:span><text:span text:style-name="T333">public</text:span><text:span text:style-name="T334"><text:s/></text:span><text:span text:style-name="T335">Boolean</text:span><text:span text:style-name="T336"><text:s/>Explotado<text:s text:c="9"/></text:span></text:p>
      <text:p text:style-name="P84"><text:span text:style-name="T336"><text:s text:c="8"/>{</text:span></text:p>
      <text:p text:style-name="P84"><text:span text:style-name="T336"><text:s text:c="12"/></text:span><text:span text:style-name="T337">get</text:span><text:span text:style-name="T338"><text:s/>{<text:s/></text:span><text:span text:style-name="T339">return</text:span><text:span text:style-name="T340"><text:s/>estaExplotado; }<text:s text:c="12"/></text:span></text:p>
      <text:p text:style-name="P84"><text:span text:style-name="T340"><text:s text:c="8"/>}</text:span></text:p>
      <text:p text:style-name="P84"><text:span text:style-name="T340"/></text:p>
      <text:p text:style-name="P84"><text:span text:style-name="T340"><text:s text:c="8"/></text:span><text:span text:style-name="T341">/* Tablero donde se encuentra el Armamento*/</text:span><text:span text:style-name="T342"/></text:p>
      <text:p text:style-name="P84"><text:span text:style-name="T342"><text:s text:c="8"/></text:span><text:span text:style-name="T343">public</text:span><text:span text:style-name="T344"><text:s/></text:span><text:span text:style-name="T345">Tablero</text:span><text:span text:style-name="T346"><text:s/>TableroEnElQueEsta </text:span></text:p>
      <text:p text:style-name="P84"><text:span text:style-name="T346"><text:s text:c="8"/>{</text:span></text:p>
      <text:p text:style-name="P84"><text:span text:style-name="T346"><text:s text:c="12"/></text:span><text:span text:style-name="T347">get</text:span><text:span text:style-name="T348"><text:s/>{<text:s/></text:span><text:span text:style-name="T349">return</text:span><text:span text:style-name="T350"><text:s/>tablero; }</text:span></text:p>
      <text:p text:style-name="P84"><text:span text:style-name="T350"><text:s text:c="12"/></text:span><text:span text:style-name="T351">set</text:span><text:span text:style-name="T352"><text:s/>{ tablero =<text:s/></text:span><text:span text:style-name="T353">value</text:span><text:span text:style-name="T354">; }</text:span></text:p>
      <text:p text:style-name="P84"><text:span text:style-name="T354"><text:s text:c="8"/>}<text:s text:c="7"/></text:span></text:p>
      <text:p text:style-name="P84"><text:span text:style-name="T354"/></text:p>
      <text:p text:style-name="P84"><text:span text:style-name="T354"><text:s text:c="8"/></text:span><text:span text:style-name="T355">/* Posicion del Armamento */</text:span><text:span text:style-name="T356"/></text:p>
      <text:p text:style-name="P84"><text:span text:style-name="T356"><text:s text:c="8"/></text:span><text:span text:style-name="T357">public</text:span><text:span text:style-name="T358"><text:s/></text:span><text:span text:style-name="T359">Posicion</text:span><text:span text:style-name="T360"><text:s/>Posicion</text:span></text:p>
      <text:p text:style-name="P84"><text:span text:style-name="T360"><text:s text:c="8"/>{</text:span></text:p>
      <text:p text:style-name="P84"><text:span text:style-name="T360"><text:s text:c="12"/></text:span><text:span text:style-name="T361">get</text:span><text:span text:style-name="T362"><text:s/>{<text:s/></text:span><text:span text:style-name="T363">return</text:span><text:span text:style-name="T364"><text:s/></text:span><text:span text:style-name="T365">this</text:span><text:span text:style-name="T366">.posicion; }</text:span></text:p>
      <text:p text:style-name="P84"><text:span text:style-name="T366"><text:s text:c="12"/></text:span><text:span text:style-name="T367">set</text:span><text:span text:style-name="T368"><text:s/>{<text:s/></text:span><text:span text:style-name="T369">this</text:span><text:span text:style-name="T370">.posicion =<text:s/></text:span><text:span text:style-name="T371">value</text:span><text:span text:style-name="T372">; }</text:span></text:p>
      <text:p text:style-name="P84"><text:span text:style-name="T372"><text:s text:c="8"/>}</text:span></text:p>
      <text:p text:style-name="P84"><text:span text:style-name="T372"/></text:p>
      <text:p text:style-name="P84"><text:span text:style-name="T372"><text:s text:c="8"/></text:span><text:span text:style-name="T373">/* Costo del disparo */</text:span><text:span text:style-name="T374"/></text:p>
      <text:p text:style-name="P84"><text:span text:style-name="T374"><text:s text:c="8"/></text:span><text:span text:style-name="T375">public</text:span><text:span text:style-name="T376"><text:s/></text:span><text:span text:style-name="T377">int</text:span><text:span text:style-name="T378"><text:s/>Costo</text:span></text:p>
      <text:p text:style-name="P84"><text:span text:style-name="T378"><text:s text:c="8"/>{</text:span></text:p>
      <text:p text:style-name="P84"><text:span text:style-name="T378"><text:s text:c="12"/></text:span><text:span text:style-name="T379">get</text:span><text:span text:style-name="T380"><text:s/>{<text:s/></text:span><text:span text:style-name="T381">return</text:span><text:span text:style-name="T382"><text:s/></text:span><text:span text:style-name="T383">this</text:span><text:span text:style-name="T384">.costo; }</text:span></text:p>
      <text:p text:style-name="P84"><text:span text:style-name="T384"><text:s text:c="12"/></text:span><text:span text:style-name="T385">set</text:span><text:span text:style-name="T386"><text:s/>{<text:s/></text:span><text:span text:style-name="T387">this</text:span><text:span text:style-name="T388">.costo =<text:s/></text:span><text:span text:style-name="T389">value</text:span><text:span text:style-name="T390">; }</text:span></text:p>
      <text:p text:style-name="P84"><text:span text:style-name="T390"><text:s text:c="8"/>}</text:span></text:p>
      <text:p text:style-name="P84"><text:span text:style-name="T390"><text:s text:c="4"/>}</text:span></text:p>
      <text:p text:style-name="P84"><text:span text:style-name="T390">}</text:span></text:p>
      <text:p text:style-name="P84"><text:span text:style-name="T391"/></text:p>
      <text:p text:style-name="P84"><text:span text:style-name="T392">ArmamentoFactory.cs</text:span></text:p>
      <text:p text:style-name="P84"><text:span text:style-name="T393">using</text:span><text:span text:style-name="T394"><text:s/>System;</text:span></text:p>
      <text:p text:style-name="P84"><text:span text:style-name="T395">using</text:span><text:span text:style-name="T396"><text:s/>System.Collections.Generic;</text:span></text:p>
      <text:p text:style-name="P84"><text:span text:style-name="T397">using</text:span><text:span text:style-name="T398"><text:s/>System.Linq;</text:span></text:p>
      <text:p text:style-name="P84"><text:span text:style-name="T399">using</text:span><text:span text:style-name="T400"><text:s/>System.Text;</text:span></text:p>
      <text:p text:style-name="P84"><text:span text:style-name="T400"/></text:p>
      <text:p text:style-name="P84"><text:span text:style-name="T401">namespace</text:span><text:span text:style-name="T402"><text:s/>BatallaNavalgo</text:span></text:p>
      <text:p text:style-name="P84"><text:span text:style-name="T402">{</text:span></text:p>
      <text:p text:style-name="P84"><text:span text:style-name="T402"><text:s text:c="4"/></text:span><text:span text:style-name="T403">public</text:span><text:span text:style-name="T404"><text:s/></text:span><text:span text:style-name="T405">class</text:span><text:span text:style-name="T406"><text:s/></text:span><text:span text:style-name="T407">ArmamentoFactory</text:span><text:span text:style-name="T408"/></text:p>
      <text:p text:style-name="P84"><text:span text:style-name="T408"><text:s text:c="4"/>{</text:span></text:p>
      <text:p text:style-name="P84"><text:span text:style-name="T408"><text:s text:c="8"/></text:span><text:span text:style-name="T409">public</text:span><text:span text:style-name="T410"><text:s/></text:span><text:span text:style-name="T411">static</text:span><text:span text:style-name="T412"><text:s/></text:span><text:span text:style-name="T413">int</text:span><text:span text:style-name="T414"><text:s/>COSTO_DISPARO_COMUN = 200;</text:span></text:p>
      <text:p text:style-name="P84"><text:span text:style-name="T414"><text:s text:c="8"/></text:span><text:span text:style-name="T415">public</text:span><text:span text:style-name="T416"><text:s/></text:span><text:span text:style-name="T417">static</text:span><text:span text:style-name="T418"><text:s/></text:span><text:span text:style-name="T419">int</text:span><text:span text:style-name="T420"><text:s/>COSTO_MINA_PUNTUAL = 50;</text:span></text:p>
      <text:p text:style-name="P84"><text:span text:style-name="T420"><text:s text:c="8"/></text:span><text:span text:style-name="T421">public</text:span><text:span text:style-name="T422"><text:s/></text:span><text:span text:style-name="T423">static</text:span><text:span text:style-name="T424"><text:s/></text:span><text:span text:style-name="T425">int</text:span><text:span text:style-name="T426"><text:s/>COSTO_MINA_DOBLE = 100;</text:span></text:p>
      <text:p text:style-name="P84"><text:span text:style-name="T426"><text:s text:c="8"/></text:span><text:span text:style-name="T427">public</text:span><text:span text:style-name="T428"><text:s/></text:span><text:span text:style-name="T429">static</text:span><text:span text:style-name="T430"><text:s/></text:span><text:span text:style-name="T431">int</text:span><text:span text:style-name="T432"><text:s/>COSTO_MINA_TRIPLE = 125;</text:span></text:p>
      <text:p text:style-name="P84"><text:span text:style-name="T432"><text:s text:c="8"/></text:span><text:span text:style-name="T433">public</text:span><text:span text:style-name="T434"><text:s/></text:span><text:span text:style-name="T435">static</text:span><text:span text:style-name="T436"><text:s/></text:span><text:span text:style-name="T437">int</text:span><text:span text:style-name="T438"><text:s/>COSTO_MINA_POR_CONTACTO = 150;</text:span></text:p>
      <text:p text:style-name="P84"><text:span text:style-name="T438"/></text:p>
      <text:p text:style-name="P84"><text:span text:style-name="T438"><text:tab/><text:tab/></text:span><text:span text:style-name="T439">/*Crea y devuelve DisparoComun valido*/</text:span><text:span text:style-name="T440"/></text:p>
      <text:p text:style-name="P84"><text:span text:style-name="T440"><text:s text:c="8"/></text:span><text:span text:style-name="T441">public</text:span><text:span text:style-name="T442"><text:s/></text:span><text:span text:style-name="T443">static</text:span><text:span text:style-name="T444"><text:s/></text:span><text:span text:style-name="T445">DisparoComun</text:span><text:span text:style-name="T446"><text:s/>CrearDisparoComun(</text:span><text:span text:style-name="T447">Tablero</text:span><text:span text:style-name="T448"><text:s/>tablero,<text:s/></text:span><text:span text:style-name="T449">Posicion</text:span><text:span text:style-name="T450"><text:s/>posicion)</text:span></text:p>
      <text:p text:style-name="P84"><text:span text:style-name="T450"><text:s text:c="8"/>{</text:span></text:p>
      <text:p text:style-name="P84"><text:span text:style-name="T450"><text:s text:c="12"/></text:span><text:span text:style-name="T451">DisparoComun</text:span><text:span text:style-name="T452"><text:s/>disparo =<text:s/></text:span><text:span text:style-name="T453">new</text:span><text:span text:style-name="T454"><text:s/></text:span><text:span text:style-name="T455">DisparoComun</text:span><text:span text:style-name="T456">(tablero, posicion, COSTO_DISPARO_COMUN);</text:span></text:p>
      <text:p text:style-name="P84"><text:span text:style-name="T456"><text:s text:c="12"/></text:span><text:span text:style-name="T457">return</text:span><text:span text:style-name="T458"><text:s/>disparo;</text:span></text:p>
      <text:p text:style-name="P84"><text:span text:style-name="T458"><text:s text:c="8"/>}</text:span></text:p>
      <text:p text:style-name="P84"><text:span text:style-name="T458"/></text:p>
      <text:p text:style-name="P84"><text:span text:style-name="T458"><text:tab/><text:tab/></text:span><text:span text:style-name="T459">/*Crea y devuelve MinaConRetardo valida*/</text:span><text:span text:style-name="T460"/></text:p>
      <text:p text:style-name="P84"><text:span text:style-name="T460"><text:s text:c="8"/></text:span><text:span text:style-name="T461">public</text:span><text:span text:style-name="T462"><text:s/></text:span><text:span text:style-name="T463">static</text:span><text:span text:style-name="T464"><text:s/></text:span><text:span text:style-name="T465">MinaConRetardo</text:span><text:span text:style-name="T466"><text:s/>CrearMinaPuntual(</text:span><text:span text:style-name="T467">Tablero</text:span><text:span text:style-name="T468"><text:s/>tablero,<text:s/></text:span><text:span text:style-name="T469">Posicion</text:span><text:span text:style-name="T470"><text:s/>posicion)</text:span></text:p>
      <text:p text:style-name="P84"><text:span text:style-name="T470"><text:s text:c="8"/>{</text:span></text:p>
      <text:p text:style-name="P84"><text:span text:style-name="T470"><text:s text:c="12"/></text:span><text:span text:style-name="T471">int</text:span><text:span text:style-name="T472"><text:s/>radio = 0;</text:span></text:p>
      <text:p text:style-name="P84"><text:span text:style-name="T472"><text:s text:c="12"/></text:span><text:span text:style-name="T473">int</text:span><text:span text:style-name="T474"><text:s/>retardo = 3;</text:span></text:p>
      <text:p text:style-name="P84"><text:span text:style-name="T474"><text:s text:c="12"/></text:span><text:span text:style-name="T475">MinaConRetardo</text:span><text:span text:style-name="T476"><text:s/>mina =<text:s/></text:span><text:span text:style-name="T477">new</text:span><text:span text:style-name="T478"><text:s/></text:span><text:span text:style-name="T479">MinaConRetardo</text:span><text:span text:style-name="T480">(tablero, posicion,COSTO_MINA_PUNTUAL, radio,retardo);</text:span></text:p>
      <text:p text:style-name="P84"><text:span text:style-name="T480"><text:s text:c="12"/></text:span><text:span text:style-name="T481">return</text:span><text:span text:style-name="T482"><text:s/>mina;</text:span></text:p>
      <text:p text:style-name="P84"><text:span text:style-name="T482"><text:s text:c="8"/>}</text:span></text:p>
      <text:p text:style-name="P84"><text:span text:style-name="T482"/></text:p>
      <text:p text:style-name="P84"><text:span text:style-name="T482"><text:tab/><text:tab/></text:span><text:span text:style-name="T483">/*Crea y devuelve MinaConRetardo valida*/</text:span><text:span text:style-name="T484"/></text:p>
      <text:p text:style-name="P84"><text:span text:style-name="T484"><text:s text:c="8"/></text:span><text:span text:style-name="T485">public</text:span><text:span text:style-name="T486"><text:s/></text:span><text:span text:style-name="T487">static</text:span><text:span text:style-name="T488"><text:s/></text:span><text:span text:style-name="T489">MinaConRetardo</text:span><text:span text:style-name="T490"><text:s/>CrearMinaDoble(</text:span><text:span text:style-name="T491">Tablero</text:span><text:span text:style-name="T492"><text:s/>tablero,<text:s/></text:span><text:span text:style-name="T493">Posicion</text:span><text:span text:style-name="T494"><text:s/>posicion)</text:span></text:p>
      <text:p text:style-name="P84"><text:span text:style-name="T494"><text:s text:c="8"/>{</text:span></text:p>
      <text:p text:style-name="P84"><text:span text:style-name="T494"><text:s text:c="12"/></text:span><text:span text:style-name="T495">int</text:span><text:span text:style-name="T496"><text:s/>radio = 1;</text:span></text:p>
      <text:p text:style-name="P84"><text:span text:style-name="T496"><text:s text:c="12"/></text:span><text:span text:style-name="T497">int</text:span><text:span text:style-name="T498"><text:s/>retardo = 3;</text:span></text:p>
      <text:p text:style-name="P84"><text:span text:style-name="T498"><text:s text:c="12"/></text:span><text:span text:style-name="T499">MinaConRetardo</text:span><text:span text:style-name="T500"><text:s/>mina =<text:s/></text:span><text:span text:style-name="T501">new</text:span><text:span text:style-name="T502"><text:s/></text:span><text:span text:style-name="T503">MinaConRetardo</text:span><text:span text:style-name="T504">(tablero, posicion, COSTO_MINA_DOBLE, radio, retardo);</text:span></text:p>
      <text:p text:style-name="P84"><text:span text:style-name="T504"><text:s text:c="12"/></text:span><text:span text:style-name="T505">return</text:span><text:span text:style-name="T506"><text:s/>mina;</text:span></text:p>
      <text:p text:style-name="P84"><text:span text:style-name="T506"><text:s text:c="8"/>}</text:span></text:p>
      <text:p text:style-name="P84"><text:span text:style-name="T506"/></text:p>
      <text:p text:style-name="P84"><text:span text:style-name="T506"><text:tab/><text:tab/></text:span><text:span text:style-name="T507">/*Crea y devuelve MinaConRetardo valida*/</text:span><text:span text:style-name="T508"/></text:p>
      <text:p text:style-name="P84"><text:span text:style-name="T508"><text:s text:c="8"/></text:span><text:span text:style-name="T509">public</text:span><text:span text:style-name="T510"><text:s/></text:span><text:span text:style-name="T511">static</text:span><text:span text:style-name="T512"><text:s/></text:span><text:span text:style-name="T513">MinaConRetardo</text:span><text:span text:style-name="T514"><text:s/>CrearMinaTriple(</text:span><text:span text:style-name="T515">Tablero</text:span><text:span text:style-name="T516"><text:s/>tablero,<text:s/></text:span><text:span text:style-name="T517">Posicion</text:span><text:span text:style-name="T518"><text:s/>posicion)</text:span></text:p>
      <text:p text:style-name="P84"><text:span text:style-name="T518"><text:s text:c="8"/>{</text:span></text:p>
      <text:p text:style-name="P84"><text:span text:style-name="T518"><text:s text:c="12"/></text:span><text:span text:style-name="T519">int</text:span><text:span text:style-name="T520"><text:s/>radio = 2;</text:span></text:p>
      <text:p text:style-name="P84"><text:span text:style-name="T520"><text:s text:c="12"/></text:span><text:span text:style-name="T521">int</text:span><text:span text:style-name="T522"><text:s/>retardo = 3;</text:span></text:p>
      <text:p text:style-name="P84"><text:span text:style-name="T522"><text:s text:c="12"/></text:span><text:span text:style-name="T523">MinaConRetardo</text:span><text:span text:style-name="T524"><text:s/>mina =<text:s/></text:span><text:span text:style-name="T525">new</text:span><text:span text:style-name="T526"><text:s/></text:span><text:span text:style-name="T527">MinaConRetardo</text:span><text:span text:style-name="T528">(tablero, posicion,COSTO_MINA_TRIPLE,radio,retardo);</text:span></text:p>
      <text:p text:style-name="P84"><text:span text:style-name="T528"><text:s text:c="12"/></text:span><text:span text:style-name="T529">return</text:span><text:span text:style-name="T530"><text:s/>mina;</text:span></text:p>
      <text:p text:style-name="P84"><text:span text:style-name="T530"><text:s text:c="8"/>}</text:span></text:p>
      <text:p text:style-name="P84"><text:span text:style-name="T530"/></text:p>
      <text:p text:style-name="P84"><text:span text:style-name="T530"><text:tab/><text:tab/></text:span><text:span text:style-name="T531">/*Crea y devuelve MinaPorContacto valida*/</text:span><text:span text:style-name="T532"/></text:p>
      <text:p text:style-name="P84"><text:span text:style-name="T532"><text:s text:c="8"/></text:span><text:span text:style-name="T533">public</text:span><text:span text:style-name="T534"><text:s/></text:span><text:span text:style-name="T535">static</text:span><text:span text:style-name="T536"><text:s/></text:span><text:span text:style-name="T537">MinaPorContacto</text:span><text:span text:style-name="T538"><text:s/>CrearMinaPorContacto(</text:span><text:span text:style-name="T539">Tablero</text:span><text:span text:style-name="T540"><text:s/>tablero,<text:s/></text:span><text:span text:style-name="T541">Posicion</text:span><text:span text:style-name="T542"><text:s/>posicion)</text:span></text:p>
      <text:p text:style-name="P84"><text:span text:style-name="T542"><text:s text:c="8"/>{</text:span></text:p>
      <text:p text:style-name="P84"><text:span text:style-name="T542"><text:s text:c="12"/></text:span><text:span text:style-name="T543">MinaPorContacto</text:span><text:span text:style-name="T544"><text:s/>mina =<text:s/></text:span><text:span text:style-name="T545">new</text:span><text:span text:style-name="T546"><text:s/></text:span><text:span text:style-name="T547">MinaPorContacto</text:span><text:span text:style-name="T548">(tablero, posicion, COSTO_MINA_POR_CONTACTO);</text:span></text:p>
      <text:p text:style-name="P84"><text:span text:style-name="T548"><text:s text:c="12"/></text:span><text:span text:style-name="T549">return</text:span><text:span text:style-name="T550"><text:s/>mina;</text:span></text:p>
      <text:p text:style-name="P84"><text:span text:style-name="T550"><text:s text:c="8"/>}</text:span></text:p>
      <text:p text:style-name="P84"><text:span text:style-name="T550"><text:s text:c="4"/>}</text:span></text:p>
      <text:p text:style-name="P84"><text:span text:style-name="T550">}</text:span></text:p>
      <text:p text:style-name="P84"><text:span text:style-name="T551"/></text:p>
      <text:p text:style-name="P84"><text:span text:style-name="T552">Buque.cs</text:span></text:p>
      <text:p text:style-name="P84"><text:span text:style-name="T553">using</text:span><text:span text:style-name="T554"><text:s/>System;</text:span></text:p>
      <text:p text:style-name="P84"><text:span text:style-name="T555">using</text:span><text:span text:style-name="T556"><text:s/>System.Collections.Generic;</text:span></text:p>
      <text:p text:style-name="P84"><text:span text:style-name="T557">using</text:span><text:span text:style-name="T558"><text:s/>System.Linq;</text:span></text:p>
      <text:p text:style-name="P84"><text:span text:style-name="T559">using</text:span><text:span text:style-name="T560"><text:s/>System.Text;</text:span></text:p>
      <text:p text:style-name="P84"><text:span text:style-name="T560"/></text:p>
      <text:p text:style-name="P84"><text:span text:style-name="T561">namespace</text:span><text:span text:style-name="T562"><text:s/>BatallaNavalgo</text:span></text:p>
      <text:p text:style-name="P84"><text:span text:style-name="T562">{</text:span></text:p>
      <text:p text:style-name="P84"><text:span text:style-name="T562"><text:s text:c="4"/></text:span><text:span text:style-name="T563">public</text:span><text:span text:style-name="T564"><text:s/></text:span><text:span text:style-name="T565">class</text:span><text:span text:style-name="T566"><text:s/></text:span><text:span text:style-name="T567">Buque</text:span><text:span text:style-name="T568">:<text:s/></text:span><text:span text:style-name="T569">Nave</text:span><text:span text:style-name="T570"/></text:p>
      <text:p text:style-name="P84"><text:span text:style-name="T570"><text:s text:c="4"/>{</text:span></text:p>
      <text:p text:style-name="P84"><text:span text:style-name="T570"><text:s text:c="8"/></text:span><text:span text:style-name="T571">private</text:span><text:span text:style-name="T572"><text:s/></text:span><text:span text:style-name="T573">static</text:span><text:span text:style-name="T574"><text:s/></text:span><text:span text:style-name="T575">int</text:span><text:span text:style-name="T576"><text:s/>NUMERO_DE_PARTES_DEL_BUQUE = 4;</text:span></text:p>
      <text:p text:style-name="P84"><text:span text:style-name="T576"><text:s text:c="8"/></text:span><text:span text:style-name="T577">private</text:span><text:span text:style-name="T578"><text:s/></text:span><text:span text:style-name="T579">static</text:span><text:span text:style-name="T580"><text:s/></text:span><text:span text:style-name="T581">int</text:span><text:span text:style-name="T582"><text:s/>RESISTENCIA_DE_PARTES_DEL_BUQUE = 1;</text:span></text:p>
      <text:p text:style-name="P84"><text:span text:style-name="T582"><text:s text:c="8"/></text:span><text:span text:style-name="T583">private</text:span><text:span text:style-name="T584"><text:s/></text:span><text:span text:style-name="T585">Boolean</text:span><text:span text:style-name="T586"><text:s/>estaDestruida;</text:span></text:p>
      <text:p text:style-name="P84"><text:span text:style-name="T586"/></text:p>
      <text:p text:style-name="P84"><text:span text:style-name="T586"><text:s text:c="8"/></text:span><text:span text:style-name="T587">/*Constructor de la clase Buque*/</text:span><text:span text:style-name="T588"/></text:p>
      <text:p text:style-name="P84"><text:span text:style-name="T588"><text:s text:c="8"/></text:span><text:span text:style-name="T589">public</text:span><text:span text:style-name="T590"><text:s/>Buque(</text:span><text:span text:style-name="T591">Posicion</text:span><text:span text:style-name="T592"><text:s/>posicionInicial,<text:s/></text:span><text:span text:style-name="T593">Orientacion</text:span><text:span text:style-name="T594"><text:s/>orientacion,<text:s/></text:span><text:span text:style-name="T595">Direccion</text:span><text:span text:style-name="T596"><text:s/>direccion)</text:span></text:p>
      <text:p text:style-name="P84"><text:span text:style-name="T596"><text:s text:c="12"/>:</text:span><text:span text:style-name="T597">base</text:span><text:span text:style-name="T598">(NUMERO_DE_PARTES_DEL_BUQUE , RESISTENCIA_DE_PARTES_DEL_BUQUE,</text:span></text:p>
      <text:p text:style-name="P84"><text:span text:style-name="T598"><text:s text:c="18"/>posicionInicial,orientacion,direccion)</text:span></text:p>
      <text:p text:style-name="P84"><text:span text:style-name="T598"><text:s text:c="8"/>{</text:span></text:p>
      <text:p text:style-name="P84"><text:span text:style-name="T598"><text:s text:c="12"/>estaDestruida =<text:s/></text:span><text:span text:style-name="T599">false</text:span><text:span text:style-name="T600">;</text:span></text:p>
      <text:p text:style-name="P84"><text:span text:style-name="T600"><text:s text:c="8"/>}</text:span></text:p>
      <text:p text:style-name="P84"><text:span text:style-name="T600"><text:s text:c="8"/></text:span></text:p>
      <text:p text:style-name="P84"><text:span text:style-name="T600"><text:s text:c="8"/></text:span><text:span text:style-name="T601">/*Comportamiento del Buque cuando recibe un disparo*/</text:span><text:span text:style-name="T602"/></text:p>
      <text:p text:style-name="P84"><text:span text:style-name="T602"><text:s text:c="8"/></text:span><text:span text:style-name="T603">public</text:span><text:span text:style-name="T604"><text:s/></text:span><text:span text:style-name="T605">override</text:span><text:span text:style-name="T606"><text:s/></text:span><text:span text:style-name="T607">void</text:span><text:span text:style-name="T608"><text:s/>RecibirAtaque(</text:span><text:span text:style-name="T609">DisparoComun</text:span><text:span text:style-name="T610"><text:s/>disparo,<text:s/></text:span><text:span text:style-name="T611">Posicion</text:span><text:span text:style-name="T612"><text:s/>posicion)</text:span></text:p>
      <text:p text:style-name="P84"><text:span text:style-name="T612"><text:s text:c="8"/>{</text:span></text:p>
      <text:p text:style-name="P84"><text:span text:style-name="T612"><text:s text:c="12"/>estaDestruida =<text:s/></text:span><text:span text:style-name="T613">true</text:span><text:span text:style-name="T614">;</text:span></text:p>
      <text:p text:style-name="P84"><text:span text:style-name="T614"><text:s text:c="8"/>}</text:span></text:p>
      <text:p text:style-name="P84"><text:span text:style-name="T614"/></text:p>
      <text:p text:style-name="P84"><text:span text:style-name="T614"><text:s text:c="8"/></text:span><text:span text:style-name="T615">/*Comportamiento del Buque cuando recibe una mina*/</text:span><text:span text:style-name="T616"/></text:p>
      <text:p text:style-name="P84"><text:span text:style-name="T616"><text:s text:c="8"/></text:span><text:span text:style-name="T617">public</text:span><text:span text:style-name="T618"><text:s/></text:span><text:span text:style-name="T619">override</text:span><text:span text:style-name="T620"><text:s/></text:span><text:span text:style-name="T621">void</text:span><text:span text:style-name="T622"><text:s/>RecibirAtaque(</text:span><text:span text:style-name="T623">Mina</text:span><text:span text:style-name="T624"><text:s/>mina,<text:s/></text:span><text:span text:style-name="T625">Posicion</text:span><text:span text:style-name="T626"><text:s/>posicion)</text:span></text:p>
      <text:p text:style-name="P84"><text:span text:style-name="T626"><text:s text:c="8"/>{</text:span></text:p>
      <text:p text:style-name="P84"><text:span text:style-name="T626"><text:s text:c="12"/>estaDestruida =<text:s/></text:span><text:span text:style-name="T627">true</text:span><text:span text:style-name="T628">;</text:span></text:p>
      <text:p text:style-name="P84"><text:span text:style-name="T628"><text:s text:c="8"/>}</text:span></text:p>
      <text:p text:style-name="P84"><text:span text:style-name="T628"><text:s text:c="8"/></text:span></text:p>
      <text:p text:style-name="P84"><text:span text:style-name="T628"><text:s text:c="8"/></text:span><text:span text:style-name="T629">/*Estado del Buque*/</text:span><text:span text:style-name="T630"/></text:p>
      <text:p text:style-name="P84"><text:span text:style-name="T630"><text:s text:c="8"/></text:span><text:span text:style-name="T631">public</text:span><text:span text:style-name="T632"><text:s/></text:span><text:span text:style-name="T633">override</text:span><text:span text:style-name="T634"><text:s/></text:span><text:span text:style-name="T635">Boolean</text:span><text:span text:style-name="T636"><text:s/>EstaDestruida()</text:span></text:p>
      <text:p text:style-name="P84"><text:span text:style-name="T636"><text:s text:c="8"/>{</text:span></text:p>
      <text:p text:style-name="P84"><text:span text:style-name="T636"><text:s text:c="12"/></text:span><text:span text:style-name="T637">return</text:span><text:span text:style-name="T638"><text:s/>estaDestruida;</text:span></text:p>
      <text:p text:style-name="P84"><text:span text:style-name="T638"><text:s text:c="8"/>}</text:span></text:p>
      <text:p text:style-name="P84"><text:span text:style-name="T638"><text:s text:c="8"/></text:span></text:p>
      <text:p text:style-name="P84"><text:span text:style-name="T638"><text:s text:c="8"/></text:span><text:span text:style-name="T639">/*Verificacion para que se cree el Buque*/</text:span><text:span text:style-name="T640"/></text:p>
      <text:p text:style-name="P84"><text:span text:style-name="T640"><text:s text:c="8"/></text:span><text:span text:style-name="T641">public</text:span><text:span text:style-name="T642"><text:s/></text:span><text:span text:style-name="T643">static</text:span><text:span text:style-name="T644"><text:s/></text:span><text:span text:style-name="T645">bool</text:span><text:span text:style-name="T646"><text:s/>SePuedeCrear(</text:span><text:span text:style-name="T647">Posicion</text:span><text:span text:style-name="T648"><text:s/>posicionInicial,<text:s/></text:span><text:span text:style-name="T649">Orientacion</text:span><text:span text:style-name="T650"><text:s/>orientacion)</text:span></text:p>
      <text:p text:style-name="P84"><text:span text:style-name="T650"><text:s text:c="8"/>{</text:span></text:p>
      <text:p text:style-name="P84"><text:span text:style-name="T650"><text:s text:c="12"/></text:span><text:span text:style-name="T651">return</text:span><text:span text:style-name="T652"><text:s/></text:span><text:span text:style-name="T653">Nave</text:span><text:span text:style-name="T654">.SePuedeCrear(NUMERO_DE_PARTES_DEL_BUQUE, posicionInicial,orientacion);</text:span></text:p>
      <text:p text:style-name="P84"><text:span text:style-name="T654"><text:s text:c="8"/>}</text:span></text:p>
      <text:p text:style-name="P84"><text:span text:style-name="T654"/></text:p>
      <text:p text:style-name="P84"><text:span text:style-name="T654"><text:s text:c="4"/>}</text:span></text:p>
      <text:p text:style-name="P84"><text:span text:style-name="T654">}</text:span></text:p>
      <text:p text:style-name="P84"><text:span text:style-name="T655"/></text:p>
      <text:p text:style-name="P84"><text:span text:style-name="T656">Destructor.cs</text:span></text:p>
      <text:p text:style-name="P84"><text:span text:style-name="T657">using</text:span><text:span text:style-name="T658"><text:s/>System;</text:span></text:p>
      <text:p text:style-name="P84"><text:span text:style-name="T659">using</text:span><text:span text:style-name="T660"><text:s/>System.Collections.Generic;</text:span></text:p>
      <text:p text:style-name="P84"><text:span text:style-name="T661">using</text:span><text:span text:style-name="T662"><text:s/>System.Linq;</text:span></text:p>
      <text:p text:style-name="P84"><text:span text:style-name="T663">using</text:span><text:span text:style-name="T664"><text:s/>System.Text;</text:span></text:p>
      <text:p text:style-name="P84"><text:span text:style-name="T664"/></text:p>
      <text:p text:style-name="P84"><text:span text:style-name="T665">namespace</text:span><text:span text:style-name="T666"><text:s/>BatallaNavalgo</text:span></text:p>
      <text:p text:style-name="P84"><text:span text:style-name="T666">{</text:span></text:p>
      <text:p text:style-name="P84"><text:span text:style-name="T666"><text:s text:c="4"/></text:span><text:span text:style-name="T667">public</text:span><text:span text:style-name="T668"><text:s/></text:span><text:span text:style-name="T669">class</text:span><text:span text:style-name="T670"><text:s/></text:span><text:span text:style-name="T671">Destructor</text:span><text:span text:style-name="T672">:<text:s/></text:span><text:span text:style-name="T673">Nave</text:span><text:span text:style-name="T674"/></text:p>
      <text:p text:style-name="P84"><text:span text:style-name="T674"><text:s text:c="4"/>{</text:span></text:p>
      <text:p text:style-name="P84"><text:span text:style-name="T674"><text:s text:c="8"/></text:span><text:span text:style-name="T675">private</text:span><text:span text:style-name="T676"><text:s/></text:span><text:span text:style-name="T677">static</text:span><text:span text:style-name="T678"><text:s/></text:span><text:span text:style-name="T679">int</text:span><text:span text:style-name="T680"><text:s/>NUMERO_DE_PARTES_DEL_DESTRUCTOR = 3;</text:span></text:p>
      <text:p text:style-name="P84"><text:span text:style-name="T680"><text:s text:c="8"/></text:span><text:span text:style-name="T681">private</text:span><text:span text:style-name="T682"><text:s/></text:span><text:span text:style-name="T683">static</text:span><text:span text:style-name="T684"><text:s/></text:span><text:span text:style-name="T685">int</text:span><text:span text:style-name="T686"><text:s/>RESISTENCIA_DE_PARTES_DEL_DESTRUCTOR = 1;</text:span></text:p>
      <text:p text:style-name="P84"><text:span text:style-name="T686"/></text:p>
      <text:p text:style-name="P84"><text:span text:style-name="T686"><text:s text:c="8"/></text:span><text:span text:style-name="T687">/*Constructor de la clase Destructor*/</text:span><text:span text:style-name="T688"/></text:p>
      <text:p text:style-name="P84"><text:span text:style-name="T688"><text:s text:c="8"/></text:span><text:span text:style-name="T689">public</text:span><text:span text:style-name="T690"><text:s/>Destructor(</text:span><text:span text:style-name="T691">Posicion</text:span><text:span text:style-name="T692"><text:s/>posicionInicial,<text:s/></text:span><text:span text:style-name="T693">Orientacion</text:span><text:span text:style-name="T694"><text:s/>orientacion,<text:s/></text:span><text:span text:style-name="T695">Direccion</text:span><text:span text:style-name="T696"><text:s/>direccion)</text:span></text:p>
      <text:p text:style-name="P84"><text:span text:style-name="T696"><text:s text:c="12"/>:<text:s/></text:span><text:span text:style-name="T697">base</text:span><text:span text:style-name="T698">(NUMERO_DE_PARTES_DEL_DESTRUCTOR, RESISTENCIA_DE_PARTES_DEL_DESTRUCTOR,</text:span></text:p>
      <text:p text:style-name="P84"><text:span text:style-name="T698"><text:s text:c="20"/>posicionInicial, orientacion, direccion)</text:span></text:p>
      <text:p text:style-name="P84"><text:span text:style-name="T698"><text:s text:c="8"/>{</text:span></text:p>
      <text:p text:style-name="P84"><text:span text:style-name="T698"><text:s text:c="8"/>}</text:span></text:p>
      <text:p text:style-name="P84"><text:span text:style-name="T698"/></text:p>
      <text:p text:style-name="P84"><text:span text:style-name="T698"><text:s text:c="8"/></text:span><text:span text:style-name="T699">/*Comportamiento del Destructor cuando recibe un disparo*/</text:span><text:span text:style-name="T700"/></text:p>
      <text:p text:style-name="P84"><text:span text:style-name="T700"><text:s text:c="8"/></text:span><text:span text:style-name="T701">public</text:span><text:span text:style-name="T702"><text:s/></text:span><text:span text:style-name="T703">override</text:span><text:span text:style-name="T704"><text:s/></text:span><text:span text:style-name="T705">void</text:span><text:span text:style-name="T706"><text:s text:c="2"/>RecibirAtaque(</text:span><text:span text:style-name="T707">DisparoComun</text:span><text:span text:style-name="T708"><text:s/>disparo,<text:s/></text:span><text:span text:style-name="T709">Posicion</text:span><text:span text:style-name="T710"><text:s/>posicion)</text:span></text:p>
      <text:p text:style-name="P84"><text:span text:style-name="T710"><text:s text:c="8"/>{</text:span></text:p>
      <text:p text:style-name="P84"><text:span text:style-name="T710"><text:s/><text:tab/><text:s text:c="8"/></text:span><text:span text:style-name="T711">base</text:span><text:span text:style-name="T712">.RecibirAtaque(disparo, posicion);</text:span></text:p>
      <text:p text:style-name="P84"><text:span text:style-name="T712"><text:s text:c="8"/>}</text:span></text:p>
      <text:p text:style-name="P84"><text:span text:style-name="T712"/></text:p>
      <text:p text:style-name="P84"><text:span text:style-name="T712"><text:s text:c="8"/></text:span><text:span text:style-name="T713">/*Comportamiento del Destructor cuando recibe una mina*/</text:span><text:span text:style-name="T714"/></text:p>
      <text:p text:style-name="P84"><text:span text:style-name="T714"><text:s text:c="8"/></text:span><text:span text:style-name="T715">public</text:span><text:span text:style-name="T716"><text:s/></text:span><text:span text:style-name="T717">override</text:span><text:span text:style-name="T718"><text:s/></text:span><text:span text:style-name="T719">void</text:span><text:span text:style-name="T720"><text:s/>RecibirAtaque(</text:span><text:span text:style-name="T721">Mina</text:span><text:span text:style-name="T722"><text:s/>mina,<text:s/></text:span><text:span text:style-name="T723">Posicion</text:span><text:span text:style-name="T724"><text:s/>posicion)</text:span></text:p>
      <text:p text:style-name="P84"><text:span text:style-name="T724"><text:s text:c="8"/>{</text:span></text:p>
      <text:p text:style-name="P84"><text:span text:style-name="T724"><text:s text:c="12"/></text:span><text:span text:style-name="T725">//No hace nada. No le afecta las minas.</text:span><text:span text:style-name="T726"/></text:p>
      <text:p text:style-name="P84"><text:span text:style-name="T726"><text:s text:c="8"/>}</text:span></text:p>
      <text:p text:style-name="P84"><text:span text:style-name="T726"/></text:p>
      <text:p text:style-name="P84"><text:span text:style-name="T726"><text:s text:c="8"/></text:span><text:span text:style-name="T727">/*Verificacion para que se cree el Destructor*/</text:span><text:span text:style-name="T728"/></text:p>
      <text:p text:style-name="P84"><text:span text:style-name="T728"><text:s text:c="8"/></text:span><text:span text:style-name="T729">public</text:span><text:span text:style-name="T730"><text:s/></text:span><text:span text:style-name="T731">static</text:span><text:span text:style-name="T732"><text:s/></text:span><text:span text:style-name="T733">bool</text:span><text:span text:style-name="T734"><text:s/>SePuedeCrear(</text:span><text:span text:style-name="T735">Posicion</text:span><text:span text:style-name="T736"><text:s/>posicionInicial,<text:s/></text:span><text:span text:style-name="T737">Orientacion</text:span><text:span text:style-name="T738"><text:s/>orientacion)</text:span></text:p>
      <text:p text:style-name="P84"><text:span text:style-name="T738"><text:s text:c="8"/>{</text:span></text:p>
      <text:p text:style-name="P84"><text:span text:style-name="T738"><text:s text:c="12"/></text:span><text:span text:style-name="T739">return</text:span><text:span text:style-name="T740"><text:s/></text:span><text:span text:style-name="T741">Nave</text:span><text:span text:style-name="T742">.SePuedeCrear(NUMERO_DE_PARTES_DEL_DESTRUCTOR, posicionInicial, orientacion);</text:span></text:p>
      <text:p text:style-name="P84"><text:span text:style-name="T742"><text:s text:c="8"/>}</text:span></text:p>
      <text:p text:style-name="P84"><text:span text:style-name="T742"><text:s text:c="4"/>}</text:span></text:p>
      <text:p text:style-name="P84"><text:span text:style-name="T742">}</text:span></text:p>
      <text:p text:style-name="P84"><text:span text:style-name="T743"/></text:p>
      <text:p text:style-name="P84"><text:span text:style-name="T744">Direccion.cs</text:span></text:p>
      <text:p text:style-name="P84"><text:span text:style-name="T745">using</text:span><text:span text:style-name="T746"><text:s/>System;</text:span></text:p>
      <text:p text:style-name="P84"><text:span text:style-name="T747">using</text:span><text:span text:style-name="T748"><text:s/>System.Collections.Generic;</text:span></text:p>
      <text:p text:style-name="P84"><text:span text:style-name="T749">using</text:span><text:span text:style-name="T750"><text:s/>System.Linq;</text:span></text:p>
      <text:p text:style-name="P84"><text:span text:style-name="T751">using</text:span><text:span text:style-name="T752"><text:s/>System.Text;</text:span></text:p>
      <text:p text:style-name="P84"><text:span text:style-name="T752"/></text:p>
      <text:p text:style-name="P84"><text:span text:style-name="T753">namespace</text:span><text:span text:style-name="T754"><text:s/>BatallaNavalgo</text:span></text:p>
      <text:p text:style-name="P84"><text:span text:style-name="T754">{</text:span></text:p>
      <text:p text:style-name="P84"><text:span text:style-name="T754"><text:s text:c="4"/></text:span><text:span text:style-name="T755">public</text:span><text:span text:style-name="T756"><text:s/></text:span><text:span text:style-name="T757">class</text:span><text:span text:style-name="T758"><text:s/></text:span><text:span text:style-name="T759">Direccion</text:span><text:span text:style-name="T760"/></text:p>
      <text:p text:style-name="P84"><text:span text:style-name="T760"><text:s text:c="4"/>{</text:span></text:p>
      <text:p text:style-name="P84"><text:span text:style-name="T760"><text:s text:c="8"/></text:span><text:span text:style-name="T761">public</text:span><text:span text:style-name="T762"><text:s/></text:span><text:span text:style-name="T763">static</text:span><text:span text:style-name="T764"><text:s/></text:span><text:span text:style-name="T765">Direccion</text:span><text:span text:style-name="T766"><text:s/>Norte =<text:s/></text:span><text:span text:style-name="T767">new</text:span><text:span text:style-name="T768"><text:s/></text:span><text:span text:style-name="T769">Direccion</text:span><text:span text:style-name="T770">(-1, 0);</text:span></text:p>
      <text:p text:style-name="P84"><text:span text:style-name="T770"><text:s text:c="8"/></text:span><text:span text:style-name="T771">public</text:span><text:span text:style-name="T772"><text:s/></text:span><text:span text:style-name="T773">static</text:span><text:span text:style-name="T774"><text:s/></text:span><text:span text:style-name="T775">Direccion</text:span><text:span text:style-name="T776"><text:s/>Sur =<text:s/></text:span><text:span text:style-name="T777">new</text:span><text:span text:style-name="T778"><text:s/></text:span><text:span text:style-name="T779">Direccion</text:span><text:span text:style-name="T780">(1, 0);</text:span></text:p>
      <text:p text:style-name="P84"><text:span text:style-name="T780"><text:s text:c="8"/></text:span><text:span text:style-name="T781">public</text:span><text:span text:style-name="T782"><text:s/></text:span><text:span text:style-name="T783">static</text:span><text:span text:style-name="T784"><text:s/></text:span><text:span text:style-name="T785">Direccion</text:span><text:span text:style-name="T786"><text:s/>Este =<text:s/></text:span><text:span text:style-name="T787">new</text:span><text:span text:style-name="T788"><text:s/></text:span><text:span text:style-name="T789">Direccion</text:span><text:span text:style-name="T790">(0, 1);</text:span></text:p>
      <text:p text:style-name="P84"><text:span text:style-name="T790"><text:s text:c="8"/></text:span><text:span text:style-name="T791">public</text:span><text:span text:style-name="T792"><text:s/></text:span><text:span text:style-name="T793">static</text:span><text:span text:style-name="T794"><text:s/></text:span><text:span text:style-name="T795">Direccion</text:span><text:span text:style-name="T796"><text:s/>Oeste =<text:s/></text:span><text:span text:style-name="T797">new</text:span><text:span text:style-name="T798"><text:s/></text:span><text:span text:style-name="T799">Direccion</text:span><text:span text:style-name="T800">(0, -1);</text:span></text:p>
      <text:p text:style-name="P84"><text:span text:style-name="T800"><text:s text:c="8"/></text:span><text:span text:style-name="T801">public</text:span><text:span text:style-name="T802"><text:s/></text:span><text:span text:style-name="T803">static</text:span><text:span text:style-name="T804"><text:s/></text:span><text:span text:style-name="T805">Direccion</text:span><text:span text:style-name="T806"><text:s/>Noroeste =<text:s/></text:span><text:span text:style-name="T807">new</text:span><text:span text:style-name="T808"><text:s/></text:span><text:span text:style-name="T809">Direccion</text:span><text:span text:style-name="T810">(-1, -1);</text:span></text:p>
      <text:p text:style-name="P84"><text:span text:style-name="T810"><text:s text:c="8"/></text:span><text:span text:style-name="T811">public</text:span><text:span text:style-name="T812"><text:s/></text:span><text:span text:style-name="T813">static</text:span><text:span text:style-name="T814"><text:s/></text:span><text:span text:style-name="T815">Direccion</text:span><text:span text:style-name="T816"><text:s/>Noreste =<text:s/></text:span><text:span text:style-name="T817">new</text:span><text:span text:style-name="T818"><text:s/></text:span><text:span text:style-name="T819">Direccion</text:span><text:span text:style-name="T820">(-1, 1);</text:span></text:p>
      <text:p text:style-name="P84"><text:span text:style-name="T820"><text:s text:c="8"/></text:span><text:span text:style-name="T821">public</text:span><text:span text:style-name="T822"><text:s/></text:span><text:span text:style-name="T823">static</text:span><text:span text:style-name="T824"><text:s/></text:span><text:span text:style-name="T825">Direccion</text:span><text:span text:style-name="T826"><text:s/>Suroeste =<text:s/></text:span><text:span text:style-name="T827">new</text:span><text:span text:style-name="T828"><text:s/></text:span><text:span text:style-name="T829">Direccion</text:span><text:span text:style-name="T830">(1, -1);</text:span></text:p>
      <text:p text:style-name="P84"><text:span text:style-name="T830"><text:s text:c="8"/></text:span><text:span text:style-name="T831">public</text:span><text:span text:style-name="T832"><text:s/></text:span><text:span text:style-name="T833">static</text:span><text:span text:style-name="T834"><text:s/></text:span><text:span text:style-name="T835">Direccion</text:span><text:span text:style-name="T836"><text:s/>Sureste =<text:s/></text:span><text:span text:style-name="T837">new</text:span><text:span text:style-name="T838"><text:s/></text:span><text:span text:style-name="T839">Direccion</text:span><text:span text:style-name="T840">(1, 1);</text:span></text:p>
      <text:p text:style-name="P84"><text:span text:style-name="T840"/></text:p>
      <text:p text:style-name="P84"><text:span text:style-name="T840"><text:s text:c="8"/></text:span><text:span text:style-name="T841">/*Unicas 8 direcciones posibles*/</text:span><text:span text:style-name="T842"/></text:p>
      <text:p text:style-name="P84"><text:span text:style-name="T842"><text:s text:c="8"/></text:span><text:span text:style-name="T843">public</text:span><text:span text:style-name="T844"><text:s/></text:span><text:span text:style-name="T845">static</text:span><text:span text:style-name="T846"><text:s/></text:span><text:span text:style-name="T847">Direccion</text:span><text:span text:style-name="T848">[] DireccionesDisponibles =</text:span></text:p>
      <text:p text:style-name="P84"><text:span text:style-name="T848"><text:s text:c="8"/>{</text:span></text:p>
      <text:p text:style-name="P84"><text:span text:style-name="T848"><text:s text:c="12"/>Norte, Sur, Este, Oeste, Noroeste, Noreste, Suroeste, Sureste</text:span></text:p>
      <text:p text:style-name="P84"><text:span text:style-name="T848"><text:s text:c="8"/>};</text:span></text:p>
      <text:p text:style-name="P84"><text:span text:style-name="T848"/></text:p>
      <text:p text:style-name="P84"><text:span text:style-name="T848"><text:s text:c="8"/></text:span><text:span text:style-name="T849">private</text:span><text:span text:style-name="T850"><text:s/></text:span><text:span text:style-name="T851">int</text:span><text:span text:style-name="T852"><text:s/>movimientoEnFilas;</text:span></text:p>
      <text:p text:style-name="P84"><text:span text:style-name="T852"><text:s text:c="8"/></text:span><text:span text:style-name="T853">private</text:span><text:span text:style-name="T854"><text:s/></text:span><text:span text:style-name="T855">int</text:span><text:span text:style-name="T856"><text:s/>movimientoEnColumnas;</text:span></text:p>
      <text:p text:style-name="P84"><text:span text:style-name="T856"/></text:p>
      <text:p text:style-name="P84"><text:span text:style-name="T856"><text:s text:c="8"/></text:span><text:span text:style-name="T857">/*Constructor de Direccion*/</text:span><text:span text:style-name="T858"/></text:p>
      <text:p text:style-name="P84"><text:span text:style-name="T858"><text:s text:c="8"/></text:span><text:span text:style-name="T859">private</text:span><text:span text:style-name="T860"><text:s/>Direccion(</text:span><text:span text:style-name="T861">int</text:span><text:span text:style-name="T862"><text:s/>movimientoEnFilas,<text:s/></text:span><text:span text:style-name="T863">int</text:span><text:span text:style-name="T864"><text:s/>movimientoEnColumnas)</text:span></text:p>
      <text:p text:style-name="P84"><text:span text:style-name="T864"><text:s text:c="8"/>{</text:span></text:p>
      <text:p text:style-name="P84"><text:span text:style-name="T864"><text:s text:c="12"/></text:span><text:span text:style-name="T865">this</text:span><text:span text:style-name="T866">.movimientoEnColumnas = movimientoEnColumnas;</text:span></text:p>
      <text:p text:style-name="P84"><text:span text:style-name="T866"><text:s text:c="12"/></text:span><text:span text:style-name="T867">this</text:span><text:span text:style-name="T868">.movimientoEnFilas = movimientoEnFilas;</text:span></text:p>
      <text:p text:style-name="P84"><text:span text:style-name="T868"><text:s text:c="8"/>}</text:span></text:p>
      <text:p text:style-name="P84"><text:span text:style-name="T868"/></text:p>
      <text:p text:style-name="P84"><text:span text:style-name="T868"><text:s text:c="8"/></text:span><text:span text:style-name="T869">/* Obtiene una nueva posicion, en base al movimiento de filas y columnas de la direccion */</text:span><text:span text:style-name="T870"/></text:p>
      <text:p text:style-name="P84"><text:span text:style-name="T870"><text:s text:c="8"/></text:span><text:span text:style-name="T871">public</text:span><text:span text:style-name="T872"><text:s/></text:span><text:span text:style-name="T873">Posicion</text:span><text:span text:style-name="T874"><text:s/>GetNuevaPosicion(</text:span><text:span text:style-name="T875">Posicion</text:span><text:span text:style-name="T876"><text:s/>pos)</text:span></text:p>
      <text:p text:style-name="P84"><text:span text:style-name="T876"><text:s text:c="8"/>{</text:span></text:p>
      <text:p text:style-name="P84"><text:span text:style-name="T876"><text:s text:c="12"/></text:span><text:span text:style-name="T877">int</text:span><text:span text:style-name="T878"><text:s/>filaNueva = pos.Fila + movimientoEnFilas;</text:span></text:p>
      <text:p text:style-name="P84"><text:span text:style-name="T878"><text:s text:c="12"/></text:span><text:span text:style-name="T879">int</text:span><text:span text:style-name="T880"><text:s/>columnaNueva = pos.Columna + movimientoEnColumnas;</text:span></text:p>
      <text:p text:style-name="P84"><text:span text:style-name="T880"/></text:p>
      <text:p text:style-name="P84"><text:span text:style-name="T880"><text:s text:c="12"/></text:span><text:span text:style-name="T881">return</text:span><text:span text:style-name="T882"><text:s/></text:span><text:span text:style-name="T883">new</text:span><text:span text:style-name="T884"><text:s/></text:span><text:span text:style-name="T885">Posicion</text:span><text:span text:style-name="T886">(filaNueva, columnaNueva);</text:span></text:p>
      <text:p text:style-name="P84"><text:span text:style-name="T886"><text:s text:c="8"/>}</text:span></text:p>
      <text:p text:style-name="P84"><text:span text:style-name="T886"/></text:p>
      <text:p text:style-name="P84"><text:span text:style-name="T886"><text:s text:c="8"/></text:span><text:span text:style-name="T887">private</text:span><text:span text:style-name="T888"><text:s/></text:span><text:span text:style-name="T889">Boolean</text:span><text:span text:style-name="T890"><text:s/>EsDireccionOpuesta(</text:span><text:span text:style-name="T891">Direccion</text:span><text:span text:style-name="T892"><text:s/>otraDireccion)</text:span></text:p>
      <text:p text:style-name="P84"><text:span text:style-name="T892"><text:s text:c="8"/>{</text:span></text:p>
      <text:p text:style-name="P84"><text:span text:style-name="T892"><text:s text:c="12"/></text:span><text:span text:style-name="T893">return</text:span><text:span text:style-name="T894"><text:s/>(</text:span><text:span text:style-name="T895">this</text:span><text:span text:style-name="T896">.movimientoEnFilas == otraDireccion.movimientoEnFilas * -1) &amp;&amp;</text:span></text:p>
      <text:p text:style-name="P84"><text:span text:style-name="T896"><text:s text:c="20"/>(</text:span><text:span text:style-name="T897">this</text:span><text:span text:style-name="T898">.movimientoEnColumnas == otraDireccion.movimientoEnColumnas * -1);</text:span></text:p>
      <text:p text:style-name="P84"><text:span text:style-name="T898"><text:s text:c="8"/>}</text:span></text:p>
      <text:p text:style-name="P84"><text:span text:style-name="T898"/></text:p>
      <text:p text:style-name="P84"><text:span text:style-name="T898"><text:s text:c="8"/></text:span><text:span text:style-name="T899">/* Invierte el sentido de la direccion */</text:span><text:span text:style-name="T900"/></text:p>
      <text:p text:style-name="P84"><text:span text:style-name="T900"><text:s text:c="8"/></text:span><text:span text:style-name="T901">public</text:span><text:span text:style-name="T902"><text:s/></text:span><text:span text:style-name="T903">Direccion</text:span><text:span text:style-name="T904"><text:s/>Invertir()</text:span></text:p>
      <text:p text:style-name="P84"><text:span text:style-name="T904"><text:s text:c="8"/>{</text:span></text:p>
      <text:p text:style-name="P84"><text:span text:style-name="T904"><text:s text:c="12"/></text:span><text:span text:style-name="T905">Direccion</text:span><text:span text:style-name="T906"><text:s/>direccionOpuesta =<text:s/></text:span><text:span text:style-name="T907">this</text:span><text:span text:style-name="T908">;</text:span></text:p>
      <text:p text:style-name="P84"><text:span text:style-name="T908"><text:s text:c="12"/></text:span><text:span text:style-name="T909">foreach</text:span><text:span text:style-name="T910"><text:s/>(</text:span><text:span text:style-name="T911">Direccion</text:span><text:span text:style-name="T912"><text:s/>direccion<text:s/></text:span><text:span text:style-name="T913">in</text:span><text:span text:style-name="T914"><text:s/>DireccionesDisponibles)</text:span></text:p>
      <text:p text:style-name="P84"><text:span text:style-name="T914"><text:s text:c="12"/>{</text:span></text:p>
      <text:p text:style-name="P84"><text:span text:style-name="T914"><text:s text:c="16"/></text:span><text:span text:style-name="T915">if</text:span><text:span text:style-name="T916"><text:s/>(direccion.EsDireccionOpuesta(</text:span><text:span text:style-name="T917">this</text:span><text:span text:style-name="T918">))</text:span></text:p>
      <text:p text:style-name="P84"><text:span text:style-name="T918"><text:s text:c="20"/>direccionOpuesta = direccion;</text:span></text:p>
      <text:p text:style-name="P84"><text:span text:style-name="T918"><text:s text:c="12"/>}</text:span></text:p>
      <text:p text:style-name="P84"><text:span text:style-name="T918"/></text:p>
      <text:p text:style-name="P84"><text:span text:style-name="T918"><text:s text:c="12"/></text:span><text:span text:style-name="T919">return</text:span><text:span text:style-name="T920"><text:s/>direccionOpuesta;</text:span></text:p>
      <text:p text:style-name="P84"><text:span text:style-name="T920"><text:s text:c="8"/>}</text:span></text:p>
      <text:p text:style-name="P84"><text:span text:style-name="T920"><text:s text:c="4"/>}</text:span></text:p>
      <text:p text:style-name="P84"><text:span text:style-name="T920">}</text:span></text:p>
      <text:p text:style-name="P84"><text:span text:style-name="T921"/></text:p>
      <text:p text:style-name="P84"><text:span text:style-name="T921">DisparoComun.cs</text:span></text:p>
      <text:p text:style-name="P84"><text:span text:style-name="T922">using</text:span><text:span text:style-name="T923"><text:s/>System;</text:span></text:p>
      <text:p text:style-name="P84"><text:span text:style-name="T924">using</text:span><text:span text:style-name="T925"><text:s/>System.Collections.Generic;</text:span></text:p>
      <text:p text:style-name="P84"><text:span text:style-name="T926">using</text:span><text:span text:style-name="T927"><text:s/>System.Linq;</text:span></text:p>
      <text:p text:style-name="P84"><text:span text:style-name="T928">using</text:span><text:span text:style-name="T929"><text:s/>System.Text;</text:span></text:p>
      <text:p text:style-name="P84"><text:span text:style-name="T929"/></text:p>
      <text:p text:style-name="P84"><text:span text:style-name="T930">namespace</text:span><text:span text:style-name="T931"><text:s/>BatallaNavalgo</text:span></text:p>
      <text:p text:style-name="P84"><text:span text:style-name="T931">{</text:span></text:p>
      <text:p text:style-name="P84"><text:span text:style-name="T931"><text:s text:c="4"/></text:span><text:span text:style-name="T932">public</text:span><text:span text:style-name="T933"><text:s/></text:span><text:span text:style-name="T934">class</text:span><text:span text:style-name="T935"><text:s/></text:span><text:span text:style-name="T936">DisparoComun</text:span><text:span text:style-name="T937">:<text:s/></text:span><text:span text:style-name="T938">Armamento</text:span><text:span text:style-name="T939"/></text:p>
      <text:p text:style-name="P84"><text:span text:style-name="T939"><text:s text:c="4"/>{</text:span></text:p>
      <text:p text:style-name="P84"><text:span text:style-name="T939"><text:s text:c="8"/></text:span><text:span text:style-name="T940">/*Constructor de DisparoComun*/</text:span><text:span text:style-name="T941"/></text:p>
      <text:p text:style-name="P84"><text:span text:style-name="T941"><text:s text:c="8"/></text:span><text:span text:style-name="T942">public</text:span><text:span text:style-name="T943"><text:s/>DisparoComun(</text:span><text:span text:style-name="T944">Tablero</text:span><text:span text:style-name="T945"><text:s/>tablero,<text:s/></text:span><text:span text:style-name="T946">Posicion</text:span><text:span text:style-name="T947"><text:s/>posicion,<text:s/></text:span><text:span text:style-name="T948">int</text:span><text:span text:style-name="T949"><text:s/>costo)</text:span></text:p>
      <text:p text:style-name="P84"><text:span text:style-name="T949"><text:s text:c="8"/>{</text:span></text:p>
      <text:p text:style-name="P84"><text:span text:style-name="T949"><text:s text:c="12"/></text:span><text:span text:style-name="T950">base</text:span><text:span text:style-name="T951">.TableroEnElQueEsta = tablero;</text:span></text:p>
      <text:p text:style-name="P84"><text:span text:style-name="T951"><text:s text:c="12"/></text:span><text:span text:style-name="T952">base</text:span><text:span text:style-name="T953">.Posicion = posicion;</text:span></text:p>
      <text:p text:style-name="P84"><text:span text:style-name="T953"><text:s text:c="12"/></text:span><text:span text:style-name="T954">base</text:span><text:span text:style-name="T955">.Costo = costo;</text:span></text:p>
      <text:p text:style-name="P84"><text:span text:style-name="T955"><text:s text:c="12"/>estaExplotado =<text:s/></text:span><text:span text:style-name="T956">false</text:span><text:span text:style-name="T957">;</text:span></text:p>
      <text:p text:style-name="P84"><text:span text:style-name="T957"><text:s text:c="8"/>}</text:span></text:p>
      <text:p text:style-name="P84"><text:span text:style-name="T957"/></text:p>
      <text:p text:style-name="P84"><text:span text:style-name="T957"><text:s text:c="8"/></text:span><text:span text:style-name="T958">/* Dispara a cada una de las naves en la lista */</text:span><text:span text:style-name="T959"/></text:p>
      <text:p text:style-name="P84"><text:span text:style-name="T959"><text:s text:c="8"/></text:span><text:span text:style-name="T960">private</text:span><text:span text:style-name="T961"><text:s/></text:span><text:span text:style-name="T962">void</text:span><text:span text:style-name="T963"><text:s/>DispararA(</text:span><text:span text:style-name="T964">List</text:span><text:span text:style-name="T965">&lt;</text:span><text:span text:style-name="T966">Nave</text:span><text:span text:style-name="T967">&gt; naves)</text:span></text:p>
      <text:p text:style-name="P84"><text:span text:style-name="T967"><text:s text:c="8"/>{</text:span></text:p>
      <text:p text:style-name="P84"><text:span text:style-name="T967"><text:s text:c="12"/></text:span><text:span text:style-name="T968">foreach</text:span><text:span text:style-name="T969"><text:s/>(</text:span><text:span text:style-name="T970">Nave</text:span><text:span text:style-name="T971"><text:s/>nave<text:s/></text:span><text:span text:style-name="T972">in</text:span><text:span text:style-name="T973"><text:s/>naves)</text:span></text:p>
      <text:p text:style-name="P84"><text:span text:style-name="T973"><text:s text:c="12"/>{</text:span></text:p>
      <text:p text:style-name="P84"><text:span text:style-name="T973"><text:s text:c="16"/>nave.RecibirAtaque(</text:span><text:span text:style-name="T974">this</text:span><text:span text:style-name="T975">,</text:span><text:span text:style-name="T976">this</text:span><text:span text:style-name="T977">.Posicion);</text:span></text:p>
      <text:p text:style-name="P84"><text:span text:style-name="T977"><text:s text:c="12"/>}</text:span></text:p>
      <text:p text:style-name="P84"><text:span text:style-name="T977"><text:s text:c="8"/>}</text:span></text:p>
      <text:p text:style-name="P84"><text:span text:style-name="T977"/></text:p>
      <text:p text:style-name="P84"><text:span text:style-name="T977"><text:s text:c="8"/></text:span><text:span text:style-name="T978">/* Realiza la actualicion del disparo.*/</text:span><text:span text:style-name="T979"/></text:p>
      <text:p text:style-name="P84"><text:span text:style-name="T979"><text:s text:c="8"/></text:span><text:span text:style-name="T980">public</text:span><text:span text:style-name="T981"><text:s/></text:span><text:span text:style-name="T982">override</text:span><text:span text:style-name="T983"><text:s/></text:span><text:span text:style-name="T984">void</text:span><text:span text:style-name="T985"><text:s/>Actualizar() </text:span></text:p>
      <text:p text:style-name="P84"><text:span text:style-name="T985"><text:s text:c="8"/>{</text:span></text:p>
      <text:p text:style-name="P84"><text:span text:style-name="T985"><text:s text:c="12"/></text:span><text:span text:style-name="T986">if</text:span><text:span text:style-name="T987"><text:s/>(</text:span><text:span text:style-name="T988">this</text:span><text:span text:style-name="T989">.Explotado)<text:s/></text:span><text:span text:style-name="T990">return</text:span><text:span text:style-name="T991">;</text:span></text:p>
      <text:p text:style-name="P84"><text:span text:style-name="T991"/></text:p>
      <text:p text:style-name="P84"><text:span text:style-name="T991"><text:s text:c="12"/></text:span><text:span text:style-name="T992">List</text:span><text:span text:style-name="T993">&lt;</text:span><text:span text:style-name="T994">Nave</text:span><text:span text:style-name="T995">&gt; naves =<text:s/></text:span><text:span text:style-name="T996">this</text:span><text:span text:style-name="T997">.TableroEnElQueEsta.GetNavesEn(</text:span><text:span text:style-name="T998">this</text:span><text:span text:style-name="T999">.Posicion);</text:span></text:p>
      <text:p text:style-name="P84"><text:span text:style-name="T999"/></text:p>
      <text:p text:style-name="P84"><text:span text:style-name="T999"><text:s text:c="12"/>DispararA(naves);</text:span></text:p>
      <text:p text:style-name="P84"><text:span text:style-name="T999"><text:s text:c="12"/></text:span></text:p>
      <text:p text:style-name="P84"><text:span text:style-name="T999"><text:s text:c="12"/>estaExplotado =<text:s/></text:span><text:span text:style-name="T1000">true</text:span><text:span text:style-name="T1001">;</text:span></text:p>
      <text:p text:style-name="P84"><text:span text:style-name="T1001"><text:s text:c="8"/>}</text:span></text:p>
      <text:p text:style-name="P84"><text:span text:style-name="T1001"><text:s text:c="4"/>}</text:span></text:p>
      <text:p text:style-name="P84"><text:span text:style-name="T1001">}</text:span></text:p>
      <text:p text:style-name="P84"><text:span text:style-name="T1002"/></text:p>
      <text:p text:style-name="P84"><text:span text:style-name="T1003">IAtacable.cs</text:span></text:p>
      <text:p text:style-name="P84"><text:span text:style-name="T1004">using</text:span><text:span text:style-name="T1005"><text:s/>System;</text:span></text:p>
      <text:p text:style-name="P84"><text:span text:style-name="T1006">using</text:span><text:span text:style-name="T1007"><text:s/>System.Collections.Generic;</text:span></text:p>
      <text:p text:style-name="P84"><text:span text:style-name="T1008">using</text:span><text:span text:style-name="T1009"><text:s/>System.Linq;</text:span></text:p>
      <text:p text:style-name="P84"><text:span text:style-name="T1010">using</text:span><text:span text:style-name="T1011"><text:s/>System.Text;</text:span></text:p>
      <text:p text:style-name="P84"><text:span text:style-name="T1011"/></text:p>
      <text:p text:style-name="P84"><text:span text:style-name="T1012">namespace</text:span><text:span text:style-name="T1013"><text:s/>BatallaNavalgo</text:span></text:p>
      <text:p text:style-name="P84"><text:span text:style-name="T1013">{</text:span></text:p>
      <text:p text:style-name="P84"><text:span text:style-name="T1013"><text:s text:c="4"/></text:span><text:span text:style-name="T1014">public</text:span><text:span text:style-name="T1015"><text:s/></text:span><text:span text:style-name="T1016">interface</text:span><text:span text:style-name="T1017"><text:s/></text:span><text:span text:style-name="T1018">IAtacable</text:span><text:span text:style-name="T1019"/></text:p>
      <text:p text:style-name="P84"><text:span text:style-name="T1019"><text:s text:c="4"/>{</text:span></text:p>
      <text:p text:style-name="P84"><text:span text:style-name="T1019"><text:s text:c="8"/></text:span><text:span text:style-name="T1020">void</text:span><text:span text:style-name="T1021"><text:s/>RecibirAtaque(</text:span><text:span text:style-name="T1022">DisparoComun</text:span><text:span text:style-name="T1023"><text:s/>disparo,<text:s/></text:span><text:span text:style-name="T1024">Posicion</text:span><text:span text:style-name="T1025"><text:s/>posicion);</text:span></text:p>
      <text:p text:style-name="P84"><text:span text:style-name="T1025"><text:s text:c="8"/></text:span><text:span text:style-name="T1026">void</text:span><text:span text:style-name="T1027"><text:s/>RecibirAtaque(</text:span><text:span text:style-name="T1028">Mina</text:span><text:span text:style-name="T1029"><text:s/>mina,<text:s/></text:span><text:span text:style-name="T1030">Posicion</text:span><text:span text:style-name="T1031"><text:s/>posicion);</text:span></text:p>
      <text:p text:style-name="P84"><text:span text:style-name="T1031"><text:s text:c="4"/>}</text:span></text:p>
      <text:p text:style-name="P84"><text:span text:style-name="T1031">}</text:span></text:p>
      <text:p text:style-name="P84"><text:span text:style-name="T1032"/></text:p>
      <text:p text:style-name="P84"><text:span text:style-name="T1033">IObservable.cs</text:span></text:p>
      <text:p text:style-name="P84"><text:span text:style-name="T1034">using</text:span><text:span text:style-name="T1035"><text:s/>System;</text:span></text:p>
      <text:p text:style-name="P84"><text:span text:style-name="T1036">using</text:span><text:span text:style-name="T1037"><text:s/>System.Collections.Generic;</text:span></text:p>
      <text:p text:style-name="P84"><text:span text:style-name="T1038">using</text:span><text:span text:style-name="T1039"><text:s/>System.Linq;</text:span></text:p>
      <text:p text:style-name="P84"><text:span text:style-name="T1040">using</text:span><text:span text:style-name="T1041"><text:s/>System.Text;</text:span></text:p>
      <text:p text:style-name="P84"><text:span text:style-name="T1041"/></text:p>
      <text:p text:style-name="P84"><text:span text:style-name="T1042">namespace</text:span><text:span text:style-name="T1043"><text:s/>BatallaNavalgo</text:span></text:p>
      <text:p text:style-name="P84"><text:span text:style-name="T1043">{</text:span></text:p>
      <text:p text:style-name="P84"><text:span text:style-name="T1043"><text:s text:c="4"/></text:span><text:span text:style-name="T1044">public</text:span><text:span text:style-name="T1045"><text:s/></text:span><text:span text:style-name="T1046">interface</text:span><text:span text:style-name="T1047"><text:s/></text:span><text:span text:style-name="T1048">IObservable</text:span><text:span text:style-name="T1049"/></text:p>
      <text:p text:style-name="P84"><text:span text:style-name="T1049"><text:s text:c="4"/>{</text:span></text:p>
      <text:p text:style-name="P84"><text:span text:style-name="T1049"><text:s text:c="8"/></text:span><text:span text:style-name="T1050">void</text:span><text:span text:style-name="T1051"><text:s/>AddObservador(</text:span><text:span text:style-name="T1052">IObservador</text:span><text:span text:style-name="T1053"><text:s/>observador);</text:span></text:p>
      <text:p text:style-name="P84"><text:span text:style-name="T1053"><text:s text:c="8"/></text:span><text:span text:style-name="T1054">void</text:span><text:span text:style-name="T1055"><text:s/>NotificarObservadoresDeCreacionDeLancha(</text:span><text:span text:style-name="T1056">Nave</text:span><text:span text:style-name="T1057"><text:s/>nave);</text:span></text:p>
      <text:p text:style-name="P84"><text:span text:style-name="T1057"><text:s text:c="8"/></text:span><text:span text:style-name="T1058">void</text:span><text:span text:style-name="T1059"><text:s/>NotificarObservadoresDeCreacionDeDestructor(</text:span><text:span text:style-name="T1060">Destructor</text:span><text:span text:style-name="T1061"><text:s/>nave);</text:span></text:p>
      <text:p text:style-name="P84"><text:span text:style-name="T1061"><text:s text:c="8"/></text:span><text:span text:style-name="T1062">void</text:span><text:span text:style-name="T1063"><text:s/>NotificarObservadoresDeCreacionDePortaAviones(</text:span><text:span text:style-name="T1064">Nave</text:span><text:span text:style-name="T1065"><text:s/>nave);</text:span></text:p>
      <text:p text:style-name="P84"><text:span text:style-name="T1065"><text:s text:c="8"/></text:span><text:span text:style-name="T1066">void</text:span><text:span text:style-name="T1067"><text:s/>NotificarObservadoresDeCreacionDeRompeHielo(</text:span><text:span text:style-name="T1068">Nave</text:span><text:span text:style-name="T1069"><text:s/>nave);</text:span></text:p>
      <text:p text:style-name="P84"><text:span text:style-name="T1069"><text:s text:c="8"/></text:span><text:span text:style-name="T1070">void</text:span><text:span text:style-name="T1071"><text:s/>NotificarObservadoresDeCreacionDeBuque(</text:span><text:span text:style-name="T1072">Buque</text:span><text:span text:style-name="T1073"><text:s/>nave);</text:span></text:p>
      <text:p text:style-name="P84"><text:span text:style-name="T1073"><text:s text:c="8"/></text:span><text:span text:style-name="T1074">void</text:span><text:span text:style-name="T1075"><text:s/>NotificarObservadoresDeCreacionDeMinaPorContacto(</text:span><text:span text:style-name="T1076">MinaPorContacto</text:span><text:span text:style-name="T1077"><text:s/>mina);</text:span></text:p>
      <text:p text:style-name="P84"><text:span text:style-name="T1077"><text:s text:c="8"/></text:span><text:span text:style-name="T1078">void</text:span><text:span text:style-name="T1079"><text:s/>NotificarObservadoresDeCreacionDeMinaConRetardo(</text:span><text:span text:style-name="T1080">MinaConRetardo</text:span><text:span text:style-name="T1081"><text:s/>mina);</text:span></text:p>
      <text:p text:style-name="P84"><text:span text:style-name="T1081"><text:s text:c="4"/>}</text:span></text:p>
      <text:p text:style-name="P84"><text:span text:style-name="T1081">}</text:span></text:p>
      <text:p text:style-name="P84"><text:span text:style-name="T1082"/></text:p>
      <text:p text:style-name="P84"><text:span text:style-name="T1083">IObservador.cs</text:span></text:p>
      <text:p text:style-name="P84"><text:span text:style-name="T1084">using</text:span><text:span text:style-name="T1085"><text:s/>System;</text:span></text:p>
      <text:p text:style-name="P84"><text:span text:style-name="T1086">using</text:span><text:span text:style-name="T1087"><text:s/>System.Collections.Generic;</text:span></text:p>
      <text:p text:style-name="P84"><text:span text:style-name="T1088">using</text:span><text:span text:style-name="T1089"><text:s/>System.Linq;</text:span></text:p>
      <text:p text:style-name="P84"><text:span text:style-name="T1090">using</text:span><text:span text:style-name="T1091"><text:s/>System.Text;</text:span></text:p>
      <text:p text:style-name="P84"><text:span text:style-name="T1091"/></text:p>
      <text:p text:style-name="P84"><text:span text:style-name="T1092">namespace</text:span><text:span text:style-name="T1093"><text:s/>BatallaNavalgo</text:span></text:p>
      <text:p text:style-name="P84"><text:span text:style-name="T1093">{</text:span></text:p>
      <text:p text:style-name="P84"><text:span text:style-name="T1093"><text:s text:c="4"/></text:span><text:span text:style-name="T1094">public</text:span><text:span text:style-name="T1095"><text:s/></text:span><text:span text:style-name="T1096">interface</text:span><text:span text:style-name="T1097"><text:s/></text:span><text:span text:style-name="T1098">IObservador</text:span><text:span text:style-name="T1099"/></text:p>
      <text:p text:style-name="P84"><text:span text:style-name="T1099"><text:s text:c="4"/>{</text:span></text:p>
      <text:p text:style-name="P84"><text:span text:style-name="T1099"><text:s text:c="8"/></text:span><text:span text:style-name="T1100">void</text:span><text:span text:style-name="T1101"><text:s/>NotificarCreacionDeLancha(</text:span><text:span text:style-name="T1102">Nave</text:span><text:span text:style-name="T1103"><text:s/>nave);</text:span></text:p>
      <text:p text:style-name="P84"><text:span text:style-name="T1103"><text:s text:c="8"/></text:span><text:span text:style-name="T1104">void</text:span><text:span text:style-name="T1105"><text:s/>NotificarCreacionDeDestructor(</text:span><text:span text:style-name="T1106">Destructor</text:span><text:span text:style-name="T1107"><text:s/>nave);</text:span></text:p>
      <text:p text:style-name="P84"><text:span text:style-name="T1107"><text:s text:c="8"/></text:span><text:span text:style-name="T1108">void</text:span><text:span text:style-name="T1109"><text:s/>NotificarCreacionDePortaAviones(</text:span><text:span text:style-name="T1110">Nave</text:span><text:span text:style-name="T1111"><text:s/>nave);</text:span></text:p>
      <text:p text:style-name="P84"><text:span text:style-name="T1111"><text:s text:c="8"/></text:span><text:span text:style-name="T1112">void</text:span><text:span text:style-name="T1113"><text:s/>NotificarCreacionDeRompeHielo(</text:span><text:span text:style-name="T1114">Nave</text:span><text:span text:style-name="T1115"><text:s/>nave);</text:span></text:p>
      <text:p text:style-name="P84"><text:span text:style-name="T1115"><text:s text:c="8"/></text:span><text:span text:style-name="T1116">void</text:span><text:span text:style-name="T1117"><text:s/>NotificarCreacionDeBuque(</text:span><text:span text:style-name="T1118">Buque</text:span><text:span text:style-name="T1119"><text:s/>nave);</text:span></text:p>
      <text:p text:style-name="P84"><text:span text:style-name="T1119"><text:s text:c="8"/></text:span><text:span text:style-name="T1120">void</text:span><text:span text:style-name="T1121"><text:s/>NotificarCreacionDeMinaPorContacto(</text:span><text:span text:style-name="T1122">MinaPorContacto</text:span><text:span text:style-name="T1123"><text:s/>mina);</text:span></text:p>
      <text:p text:style-name="P84"><text:span text:style-name="T1123"><text:s text:c="8"/></text:span><text:span text:style-name="T1124">void</text:span><text:span text:style-name="T1125"><text:s/>NotificarCreacionDeMinaConRetardo(</text:span><text:span text:style-name="T1126">MinaConRetardo</text:span><text:span text:style-name="T1127"><text:s/>mina);</text:span></text:p>
      <text:p text:style-name="P84"><text:span text:style-name="T1127"><text:s text:c="4"/>}</text:span></text:p>
      <text:p text:style-name="P84"><text:span text:style-name="T1127">}</text:span></text:p>
      <text:p text:style-name="P84"><text:span text:style-name="T1128"/></text:p>
      <text:p text:style-name="P84"><text:span text:style-name="T1129">Juego.cs</text:span></text:p>
      <text:p text:style-name="P84"><text:span text:style-name="T1130">using</text:span><text:span text:style-name="T1131"><text:s/>System;</text:span></text:p>
      <text:p text:style-name="P84"><text:span text:style-name="T1132">using</text:span><text:span text:style-name="T1133"><text:s/>System.Collections.Generic;</text:span></text:p>
      <text:p text:style-name="P84"><text:span text:style-name="T1134">using</text:span><text:span text:style-name="T1135"><text:s/>System.Linq;</text:span></text:p>
      <text:p text:style-name="P84"><text:span text:style-name="T1136">using</text:span><text:span text:style-name="T1137"><text:s/>System.Text;</text:span></text:p>
      <text:p text:style-name="P84"><text:span text:style-name="T1138">using</text:span><text:span text:style-name="T1139"><text:s/>BatallaNavalgoExcepciones;</text:span></text:p>
      <text:p text:style-name="P84"><text:span text:style-name="T1139"/></text:p>
      <text:p text:style-name="P84"><text:span text:style-name="T1140">namespace</text:span><text:span text:style-name="T1141"><text:s/>BatallaNavalgo</text:span></text:p>
      <text:p text:style-name="P84"><text:span text:style-name="T1141">{</text:span></text:p>
      <text:p text:style-name="P84"><text:span text:style-name="T1141"><text:s text:c="4"/></text:span><text:span text:style-name="T1142">public</text:span><text:span text:style-name="T1143"><text:s/></text:span><text:span text:style-name="T1144">class</text:span><text:span text:style-name="T1145"><text:s/></text:span><text:span text:style-name="T1146">Juego</text:span><text:span text:style-name="T1147"><text:s/>:<text:s/></text:span><text:span text:style-name="T1148">IObservable</text:span><text:span text:style-name="T1149"/></text:p>
      <text:p text:style-name="P84"><text:span text:style-name="T1149"><text:s text:c="4"/>{</text:span></text:p>
      <text:p text:style-name="P84"><text:span text:style-name="T1149"><text:s text:c="8"/></text:span><text:span text:style-name="T1150">private</text:span><text:span text:style-name="T1151"><text:s/></text:span><text:span text:style-name="T1152">Jugador</text:span><text:span text:style-name="T1153"><text:s/>jugador;</text:span></text:p>
      <text:p text:style-name="P84"><text:span text:style-name="T1153"><text:s text:c="8"/></text:span><text:span text:style-name="T1154">private</text:span><text:span text:style-name="T1155"><text:s/></text:span><text:span text:style-name="T1156">Tablero</text:span><text:span text:style-name="T1157"><text:s/>tablero;</text:span></text:p>
      <text:p text:style-name="P84"><text:span text:style-name="T1157"><text:s text:c="8"/></text:span><text:span text:style-name="T1158">private</text:span><text:span text:style-name="T1159"><text:s/></text:span><text:span text:style-name="T1160">List</text:span><text:span text:style-name="T1161">&lt;</text:span><text:span text:style-name="T1162">IObservador</text:span><text:span text:style-name="T1163">&gt; observadores;</text:span></text:p>
      <text:p text:style-name="P84"><text:span text:style-name="T1163"/></text:p>
      <text:p text:style-name="P84"><text:span text:style-name="T1163"><text:s text:c="8"/></text:span><text:span text:style-name="T1164">/* Constructor</text:span><text:span text:style-name="T1165"/></text:p>
      <text:p text:style-name="P84"><text:span text:style-name="T1166"><text:s text:c="9"/>* jugador: sera el jugador que este jugando BatallaNavalgo.</text:span><text:span text:style-name="T1167"/></text:p>
      <text:p text:style-name="P84"><text:span text:style-name="T1168"><text:s text:c="9"/>* tablero: sera el tablero asociado al juego.</text:span><text:span text:style-name="T1169"/></text:p>
      <text:p text:style-name="P84"><text:span text:style-name="T1170"><text:s text:c="9"/>*/</text:span><text:span text:style-name="T1171"/></text:p>
      <text:p text:style-name="P84"><text:span text:style-name="T1171"><text:s text:c="8"/></text:span><text:span text:style-name="T1172">public</text:span><text:span text:style-name="T1173"><text:s/>Juego()</text:span></text:p>
      <text:p text:style-name="P84"><text:span text:style-name="T1173"><text:s text:c="8"/>{</text:span></text:p>
      <text:p text:style-name="P84"><text:span text:style-name="T1173"><text:s text:c="12"/></text:span><text:span text:style-name="T1174">this</text:span><text:span text:style-name="T1175">.observadores =<text:s/></text:span><text:span text:style-name="T1176">new</text:span><text:span text:style-name="T1177"><text:s/></text:span><text:span text:style-name="T1178">List</text:span><text:span text:style-name="T1179">&lt;</text:span><text:span text:style-name="T1180">IObservador</text:span><text:span text:style-name="T1181">&gt;();</text:span></text:p>
      <text:p text:style-name="P84"><text:span text:style-name="T1181"><text:s text:c="8"/>}</text:span></text:p>
      <text:p text:style-name="P84"><text:span text:style-name="T1181"/></text:p>
      <text:p text:style-name="P84"><text:span text:style-name="T1181"><text:s text:c="8"/></text:span><text:span text:style-name="T1182">/*Inicializa el Juego en un estado valido*/</text:span><text:span text:style-name="T1183"/></text:p>
      <text:p text:style-name="P84"><text:span text:style-name="T1183"><text:s text:c="8"/></text:span><text:span text:style-name="T1184">public</text:span><text:span text:style-name="T1185"><text:s/></text:span><text:span text:style-name="T1186">void</text:span><text:span text:style-name="T1187"><text:s/>Inicializar()</text:span></text:p>
      <text:p text:style-name="P84"><text:span text:style-name="T1187"><text:s text:c="8"/>{</text:span></text:p>
      <text:p text:style-name="P84"><text:span text:style-name="T1187"><text:s text:c="12"/></text:span><text:span text:style-name="T1188">this</text:span><text:span text:style-name="T1189">.tablero =<text:s/></text:span><text:span text:style-name="T1190">new</text:span><text:span text:style-name="T1191"><text:s/></text:span><text:span text:style-name="T1192">Tablero</text:span><text:span text:style-name="T1193">();</text:span></text:p>
      <text:p text:style-name="P84"><text:span text:style-name="T1193"><text:s text:c="12"/>AgregarNavesAlTablero(tablero);</text:span></text:p>
      <text:p text:style-name="P84"><text:span text:style-name="T1193"><text:s text:c="12"/></text:span><text:span text:style-name="T1194">this</text:span><text:span text:style-name="T1195">.jugador =<text:s/></text:span><text:span text:style-name="T1196">new</text:span><text:span text:style-name="T1197"><text:s/></text:span><text:span text:style-name="T1198">Jugador</text:span><text:span text:style-name="T1199">();</text:span></text:p>
      <text:p text:style-name="P84"><text:span text:style-name="T1199"><text:s text:c="8"/>}</text:span></text:p>
      <text:p text:style-name="P84"><text:span text:style-name="T1199"/></text:p>
      <text:p text:style-name="P84"><text:span text:style-name="T1199"><text:s text:c="8"/></text:span><text:span text:style-name="T1200">/*Agrega observadores del juego*/</text:span><text:span text:style-name="T1201"/></text:p>
      <text:p text:style-name="P84"><text:span text:style-name="T1201"><text:s text:c="8"/></text:span><text:span text:style-name="T1202">public</text:span><text:span text:style-name="T1203"><text:s/></text:span><text:span text:style-name="T1204">void</text:span><text:span text:style-name="T1205"><text:s/>AddObservador(</text:span><text:span text:style-name="T1206">IObservador</text:span><text:span text:style-name="T1207"><text:s/>observador)</text:span></text:p>
      <text:p text:style-name="P84"><text:span text:style-name="T1207"><text:s text:c="8"/>{</text:span></text:p>
      <text:p text:style-name="P84"><text:span text:style-name="T1207"><text:s text:c="12"/>observadores.Add(observador);</text:span></text:p>
      <text:p text:style-name="P84"><text:span text:style-name="T1207"><text:s text:c="8"/>}</text:span></text:p>
      <text:p text:style-name="P84"><text:span text:style-name="T1207"/></text:p>
      <text:p text:style-name="P84"><text:span text:style-name="T1207"><text:s text:c="8"/></text:span><text:span text:style-name="T1208">/*Notifica creacion de lancha a los observadores*/</text:span><text:span text:style-name="T1209"/></text:p>
      <text:p text:style-name="P84"><text:span text:style-name="T1209"><text:s text:c="8"/></text:span><text:span text:style-name="T1210">public</text:span><text:span text:style-name="T1211"><text:s/></text:span><text:span text:style-name="T1212">void</text:span><text:span text:style-name="T1213"><text:s/>NotificarObservadoresDeCreacionDeLancha(</text:span><text:span text:style-name="T1214">Nave</text:span><text:span text:style-name="T1215"><text:s/>nave)</text:span></text:p>
      <text:p text:style-name="P84"><text:span text:style-name="T1215"><text:s text:c="8"/>{</text:span></text:p>
      <text:p text:style-name="P84"><text:span text:style-name="T1215"><text:s text:c="12"/></text:span><text:span text:style-name="T1216">foreach</text:span><text:span text:style-name="T1217"><text:s/>(</text:span><text:span text:style-name="T1218">IObservador</text:span><text:span text:style-name="T1219"><text:s/>observador<text:s/></text:span><text:span text:style-name="T1220">in</text:span><text:span text:style-name="T1221"><text:s/>observadores)</text:span></text:p>
      <text:p text:style-name="P84"><text:span text:style-name="T1221"><text:s text:c="12"/>{</text:span></text:p>
      <text:p text:style-name="P84"><text:span text:style-name="T1221"><text:s text:c="16"/>observador.NotificarCreacionDeLancha(nave);</text:span></text:p>
      <text:p text:style-name="P84"><text:span text:style-name="T1221"><text:s text:c="12"/>}</text:span></text:p>
      <text:p text:style-name="P84"><text:span text:style-name="T1221"><text:s text:c="8"/>}</text:span></text:p>
      <text:p text:style-name="P84"><text:span text:style-name="T1221"/></text:p>
      <text:p text:style-name="P84"><text:span text:style-name="T1221"><text:s text:c="8"/></text:span><text:span text:style-name="T1222">/*Notifica creacion de destructor a los observadores*/</text:span><text:span text:style-name="T1223"/></text:p>
      <text:p text:style-name="P84"><text:span text:style-name="T1223"><text:s text:c="8"/></text:span><text:span text:style-name="T1224">public</text:span><text:span text:style-name="T1225"><text:s/></text:span><text:span text:style-name="T1226">void</text:span><text:span text:style-name="T1227"><text:s/>NotificarObservadoresDeCreacionDeDestructor(</text:span><text:span text:style-name="T1228">Destructor</text:span><text:span text:style-name="T1229"><text:s/>nave)</text:span></text:p>
      <text:p text:style-name="P84"><text:span text:style-name="T1229"><text:s text:c="8"/>{</text:span></text:p>
      <text:p text:style-name="P84"><text:span text:style-name="T1229"><text:s text:c="12"/></text:span><text:span text:style-name="T1230">foreach</text:span><text:span text:style-name="T1231"><text:s/>(</text:span><text:span text:style-name="T1232">IObservador</text:span><text:span text:style-name="T1233"><text:s/>observador<text:s/></text:span><text:span text:style-name="T1234">in</text:span><text:span text:style-name="T1235"><text:s/>observadores)</text:span></text:p>
      <text:p text:style-name="P84"><text:span text:style-name="T1235"><text:s text:c="12"/>{</text:span></text:p>
      <text:p text:style-name="P84"><text:span text:style-name="T1235"><text:s text:c="16"/>observador.NotificarCreacionDeDestructor(nave);</text:span></text:p>
      <text:p text:style-name="P84"><text:span text:style-name="T1235"><text:s text:c="12"/>}</text:span></text:p>
      <text:p text:style-name="P84"><text:span text:style-name="T1235"><text:s text:c="8"/>}</text:span></text:p>
      <text:p text:style-name="P84"><text:span text:style-name="T1235"/></text:p>
      <text:p text:style-name="P84"><text:span text:style-name="T1235"><text:s text:c="8"/></text:span><text:span text:style-name="T1236">/*Notifica creacion de portaaviones a los observadores*/</text:span><text:span text:style-name="T1237"/></text:p>
      <text:p text:style-name="P84"><text:span text:style-name="T1237"><text:s text:c="8"/></text:span><text:span text:style-name="T1238">public</text:span><text:span text:style-name="T1239"><text:s/></text:span><text:span text:style-name="T1240">void</text:span><text:span text:style-name="T1241"><text:s/>NotificarObservadoresDeCreacionDePortaAviones(</text:span><text:span text:style-name="T1242">Nave</text:span><text:span text:style-name="T1243"><text:s/>nave)</text:span></text:p>
      <text:p text:style-name="P84"><text:span text:style-name="T1243"><text:s text:c="8"/>{</text:span></text:p>
      <text:p text:style-name="P84"><text:span text:style-name="T1243"><text:s text:c="12"/></text:span><text:span text:style-name="T1244">foreach</text:span><text:span text:style-name="T1245"><text:s/>(</text:span><text:span text:style-name="T1246">IObservador</text:span><text:span text:style-name="T1247"><text:s/>observador<text:s/></text:span><text:span text:style-name="T1248">in</text:span><text:span text:style-name="T1249"><text:s/>observadores)</text:span></text:p>
      <text:p text:style-name="P84"><text:span text:style-name="T1249"><text:s text:c="12"/>{</text:span></text:p>
      <text:p text:style-name="P84"><text:span text:style-name="T1249"><text:s text:c="16"/>observador.NotificarCreacionDePortaAviones(nave);</text:span></text:p>
      <text:p text:style-name="P84"><text:span text:style-name="T1249"><text:s text:c="12"/>}</text:span></text:p>
      <text:p text:style-name="P84"><text:span text:style-name="T1249"><text:s text:c="8"/>}</text:span></text:p>
      <text:p text:style-name="P84"><text:span text:style-name="T1249"/></text:p>
      <text:p text:style-name="P84"><text:span text:style-name="T1249"><text:s text:c="8"/></text:span><text:span text:style-name="T1250">/*Notifica creacion de rompehielo a los observadores*/</text:span><text:span text:style-name="T1251"/></text:p>
      <text:p text:style-name="P84"><text:span text:style-name="T1251"><text:s text:c="8"/></text:span><text:span text:style-name="T1252">public</text:span><text:span text:style-name="T1253"><text:s/></text:span><text:span text:style-name="T1254">void</text:span><text:span text:style-name="T1255"><text:s/>NotificarObservadoresDeCreacionDeRompeHielo(</text:span><text:span text:style-name="T1256">Nave</text:span><text:span text:style-name="T1257"><text:s/>nave)</text:span></text:p>
      <text:p text:style-name="P84"><text:span text:style-name="T1257"><text:s text:c="8"/>{</text:span></text:p>
      <text:p text:style-name="P84"><text:span text:style-name="T1257"><text:s text:c="12"/></text:span><text:span text:style-name="T1258">foreach</text:span><text:span text:style-name="T1259"><text:s/>(</text:span><text:span text:style-name="T1260">IObservador</text:span><text:span text:style-name="T1261"><text:s/>observador<text:s/></text:span><text:span text:style-name="T1262">in</text:span><text:span text:style-name="T1263"><text:s/>observadores)</text:span></text:p>
      <text:p text:style-name="P84"><text:span text:style-name="T1263"><text:s text:c="12"/>{</text:span></text:p>
      <text:p text:style-name="P84"><text:span text:style-name="T1263"><text:s text:c="16"/>observador.NotificarCreacionDeRompeHielo(nave);</text:span></text:p>
      <text:p text:style-name="P84"><text:span text:style-name="T1263"><text:s text:c="12"/>}</text:span></text:p>
      <text:p text:style-name="P84"><text:span text:style-name="T1263"><text:s text:c="8"/>}</text:span></text:p>
      <text:p text:style-name="P84"><text:span text:style-name="T1263"/></text:p>
      <text:p text:style-name="P84"><text:span text:style-name="T1263"><text:s text:c="8"/></text:span><text:span text:style-name="T1264">/*Notifica creacion de buque a los observadores*/</text:span><text:span text:style-name="T1265"/></text:p>
      <text:p text:style-name="P84"><text:span text:style-name="T1265"><text:s text:c="8"/></text:span><text:span text:style-name="T1266">public</text:span><text:span text:style-name="T1267"><text:s/></text:span><text:span text:style-name="T1268">void</text:span><text:span text:style-name="T1269"><text:s/>NotificarObservadoresDeCreacionDeBuque(</text:span><text:span text:style-name="T1270">Buque</text:span><text:span text:style-name="T1271"><text:s/>nave)</text:span></text:p>
      <text:p text:style-name="P84"><text:span text:style-name="T1271"><text:s text:c="8"/>{</text:span></text:p>
      <text:p text:style-name="P84"><text:span text:style-name="T1271"><text:s text:c="12"/></text:span><text:span text:style-name="T1272">foreach</text:span><text:span text:style-name="T1273"><text:s/>(</text:span><text:span text:style-name="T1274">IObservador</text:span><text:span text:style-name="T1275"><text:s/>observador<text:s/></text:span><text:span text:style-name="T1276">in</text:span><text:span text:style-name="T1277"><text:s/>observadores)</text:span></text:p>
      <text:p text:style-name="P84"><text:span text:style-name="T1277"><text:s text:c="12"/>{</text:span></text:p>
      <text:p text:style-name="P84"><text:span text:style-name="T1277"><text:s text:c="16"/>observador.NotificarCreacionDeBuque(nave);</text:span></text:p>
      <text:p text:style-name="P84"><text:span text:style-name="T1277"><text:s text:c="12"/>}</text:span></text:p>
      <text:p text:style-name="P84"><text:span text:style-name="T1277"><text:s text:c="8"/>}</text:span></text:p>
      <text:p text:style-name="P84"><text:span text:style-name="T1277"><text:s text:c="8"/></text:span><text:span text:style-name="T1278">/* Notifica creacion de mina por contacto */</text:span><text:span text:style-name="T1279"/></text:p>
      <text:p text:style-name="P84"><text:span text:style-name="T1279"><text:s text:c="8"/></text:span><text:span text:style-name="T1280">public</text:span><text:span text:style-name="T1281"><text:s/></text:span><text:span text:style-name="T1282">void</text:span><text:span text:style-name="T1283"><text:s/>NotificarObservadoresDeCreacionDeMinaPorContacto(</text:span><text:span text:style-name="T1284">MinaPorContacto</text:span><text:span text:style-name="T1285"><text:s/>mina)</text:span></text:p>
      <text:p text:style-name="P84"><text:span text:style-name="T1285"><text:s text:c="8"/>{</text:span></text:p>
      <text:p text:style-name="P84"><text:span text:style-name="T1285"><text:s text:c="12"/></text:span><text:span text:style-name="T1286">foreach</text:span><text:span text:style-name="T1287"><text:s/>(</text:span><text:span text:style-name="T1288">IObservador</text:span><text:span text:style-name="T1289"><text:s/>observador<text:s/></text:span><text:span text:style-name="T1290">in</text:span><text:span text:style-name="T1291"><text:s/>observadores)</text:span></text:p>
      <text:p text:style-name="P84"><text:span text:style-name="T1291"><text:s text:c="12"/>{</text:span></text:p>
      <text:p text:style-name="P84"><text:span text:style-name="T1291"><text:s text:c="16"/>observador.NotificarCreacionDeMinaPorContacto(mina);</text:span></text:p>
      <text:p text:style-name="P84"><text:span text:style-name="T1291"><text:s text:c="12"/>}</text:span></text:p>
      <text:p text:style-name="P84"><text:span text:style-name="T1291"><text:s text:c="8"/>}</text:span></text:p>
      <text:p text:style-name="P84"><text:span text:style-name="T1291"><text:s text:c="8"/></text:span><text:span text:style-name="T1292">public</text:span><text:span text:style-name="T1293"><text:s/></text:span><text:span text:style-name="T1294">void</text:span><text:span text:style-name="T1295"><text:s/>NotificarObservadoresDeCreacionDeMinaConRetardo(</text:span><text:span text:style-name="T1296">MinaConRetardo</text:span><text:span text:style-name="T1297"><text:s/>mina)</text:span></text:p>
      <text:p text:style-name="P84"><text:span text:style-name="T1297"><text:s text:c="8"/>{</text:span></text:p>
      <text:p text:style-name="P84"><text:span text:style-name="T1297"><text:s text:c="12"/></text:span><text:span text:style-name="T1298">foreach</text:span><text:span text:style-name="T1299"><text:s/>(</text:span><text:span text:style-name="T1300">IObservador</text:span><text:span text:style-name="T1301"><text:s/>observador<text:s/></text:span><text:span text:style-name="T1302">in</text:span><text:span text:style-name="T1303"><text:s/>observadores)</text:span></text:p>
      <text:p text:style-name="P84"><text:span text:style-name="T1303"><text:s text:c="12"/>{</text:span></text:p>
      <text:p text:style-name="P84"><text:span text:style-name="T1303"><text:s text:c="16"/>observador.NotificarCreacionDeMinaConRetardo(mina);</text:span></text:p>
      <text:p text:style-name="P84"><text:span text:style-name="T1303"><text:s text:c="12"/>}</text:span></text:p>
      <text:p text:style-name="P84"><text:span text:style-name="T1303"><text:s text:c="8"/>}</text:span></text:p>
      <text:p text:style-name="P84"><text:span text:style-name="T1303"><text:s text:c="8"/></text:span><text:span text:style-name="T1304">/*Avanza al proximo turno*/</text:span><text:span text:style-name="T1305"/></text:p>
      <text:p text:style-name="P84"><text:span text:style-name="T1305"><text:s text:c="8"/></text:span><text:span text:style-name="T1306">private</text:span><text:span text:style-name="T1307"><text:s/></text:span><text:span text:style-name="T1308">void</text:span><text:span text:style-name="T1309"><text:s/>AvanzarTurno()</text:span></text:p>
      <text:p text:style-name="P84"><text:span text:style-name="T1309"><text:s text:c="8"/>{</text:span></text:p>
      <text:p text:style-name="P84"><text:span text:style-name="T1309"><text:s text:c="12"/>jugador.DescontarPuntosPorPasoDeTurno();</text:span></text:p>
      <text:p text:style-name="P84"><text:span text:style-name="T1309"><text:s text:c="12"/>tablero.Actualizar();</text:span></text:p>
      <text:p text:style-name="P84"><text:span text:style-name="T1309"><text:s text:c="8"/>}</text:span></text:p>
      <text:p text:style-name="P84"><text:span text:style-name="T1309"><text:s text:c="8"/></text:span><text:span text:style-name="T1310">//---------------------------------------------------------------------</text:span><text:span text:style-name="T1311"/></text:p>
      <text:p text:style-name="P84"><text:span text:style-name="T1311"/></text:p>
      <text:p text:style-name="P84"><text:span text:style-name="T1311"><text:s text:c="8"/></text:span><text:span text:style-name="T1312">/*Agregado de Naves al Tablero con: Posicion, Direccion y Orientacion aleatoria*/</text:span><text:span text:style-name="T1313"/></text:p>
      <text:p text:style-name="P84"><text:span text:style-name="T1313"><text:s text:c="8"/></text:span><text:span text:style-name="T1314">private</text:span><text:span text:style-name="T1315"><text:s/></text:span><text:span text:style-name="T1316">void</text:span><text:span text:style-name="T1317"><text:s/>AgregarNavesAlTablero(</text:span><text:span text:style-name="T1318">Tablero</text:span><text:span text:style-name="T1319"><text:s/>tablero)</text:span></text:p>
      <text:p text:style-name="P84"><text:span text:style-name="T1319"><text:s text:c="8"/>{</text:span></text:p>
      <text:p text:style-name="P84"><text:span text:style-name="T1319"><text:s text:c="12"/></text:span><text:span text:style-name="T1320">Nave</text:span><text:span text:style-name="T1321"><text:s/>lancha =<text:s/></text:span><text:span text:style-name="T1322">NaveFactory</text:span><text:span text:style-name="T1323">.CrearLancha();</text:span></text:p>
      <text:p text:style-name="P84"><text:span text:style-name="T1323"><text:s text:c="12"/>NotificarObservadoresDeCreacionDeLancha(lancha);</text:span></text:p>
      <text:p text:style-name="P84"><text:span text:style-name="T1323"><text:s text:c="12"/>tablero.AgregarNave(lancha);</text:span></text:p>
      <text:p text:style-name="P84"><text:span text:style-name="T1323"/></text:p>
      <text:p text:style-name="P84"><text:span text:style-name="T1323"><text:s text:c="12"/></text:span><text:span text:style-name="T1324">Nave</text:span><text:span text:style-name="T1325"><text:s/>lancha2 =<text:s/></text:span><text:span text:style-name="T1326">NaveFactory</text:span><text:span text:style-name="T1327">.CrearLancha();</text:span></text:p>
      <text:p text:style-name="P84"><text:span text:style-name="T1327"><text:s text:c="12"/>NotificarObservadoresDeCreacionDeLancha(lancha2);</text:span></text:p>
      <text:p text:style-name="P84"><text:span text:style-name="T1327"><text:s text:c="12"/>tablero.AgregarNave(lancha2);</text:span></text:p>
      <text:p text:style-name="P84"><text:span text:style-name="T1327"/></text:p>
      <text:p text:style-name="P84"><text:span text:style-name="T1327"><text:s text:c="12"/></text:span><text:span text:style-name="T1328">Destructor</text:span><text:span text:style-name="T1329"><text:s/>destructor =<text:s/></text:span><text:span text:style-name="T1330">NaveFactory</text:span><text:span text:style-name="T1331">.CrearDestructor();</text:span></text:p>
      <text:p text:style-name="P84"><text:span text:style-name="T1331"><text:s text:c="12"/>NotificarObservadoresDeCreacionDeDestructor(destructor);</text:span></text:p>
      <text:p text:style-name="P84"><text:span text:style-name="T1331"><text:s text:c="12"/>tablero.AgregarNave(destructor);</text:span></text:p>
      <text:p text:style-name="P84"><text:span text:style-name="T1331"><text:s text:c="12"/></text:span></text:p>
      <text:p text:style-name="P84"><text:span text:style-name="T1331"><text:s text:c="12"/></text:span><text:span text:style-name="T1332">Destructor</text:span><text:span text:style-name="T1333"><text:s/>destructor2 =<text:s/></text:span><text:span text:style-name="T1334">NaveFactory</text:span><text:span text:style-name="T1335">.CrearDestructor();</text:span></text:p>
      <text:p text:style-name="P84"><text:span text:style-name="T1335"><text:s text:c="12"/>NotificarObservadoresDeCreacionDeDestructor(destructor2);</text:span></text:p>
      <text:p text:style-name="P84"><text:span text:style-name="T1335"><text:s text:c="12"/>tablero.AgregarNave(destructor2);</text:span></text:p>
      <text:p text:style-name="P84"><text:span text:style-name="T1335"/></text:p>
      <text:p text:style-name="P84"><text:span text:style-name="T1335"><text:s text:c="12"/></text:span><text:span text:style-name="T1336">Nave</text:span><text:span text:style-name="T1337"><text:s/>rompeHielos =<text:s/></text:span><text:span text:style-name="T1338">NaveFactory</text:span><text:span text:style-name="T1339">.CrearRompeHielos();</text:span></text:p>
      <text:p text:style-name="P84"><text:span text:style-name="T1339"><text:s text:c="12"/>NotificarObservadoresDeCreacionDeRompeHielo(rompeHielos);</text:span></text:p>
      <text:p text:style-name="P84"><text:span text:style-name="T1339"><text:s text:c="12"/>tablero.AgregarNave(rompeHielos);</text:span></text:p>
      <text:p text:style-name="P84"><text:span text:style-name="T1339"/></text:p>
      <text:p text:style-name="P84"><text:span text:style-name="T1339"><text:s text:c="12"/></text:span><text:span text:style-name="T1340">Buque</text:span><text:span text:style-name="T1341"><text:s/>buque =<text:s/></text:span><text:span text:style-name="T1342">NaveFactory</text:span><text:span text:style-name="T1343">.CrearBuque();</text:span></text:p>
      <text:p text:style-name="P84"><text:span text:style-name="T1343"><text:s text:c="12"/>NotificarObservadoresDeCreacionDeBuque(buque);</text:span></text:p>
      <text:p text:style-name="P84"><text:span text:style-name="T1343"><text:s text:c="12"/>tablero.AgregarNave(buque);</text:span></text:p>
      <text:p text:style-name="P84"><text:span text:style-name="T1343"/></text:p>
      <text:p text:style-name="P84"><text:span text:style-name="T1343"><text:s text:c="12"/></text:span><text:span text:style-name="T1344">Nave</text:span><text:span text:style-name="T1345"><text:s/>portaAviones =<text:s/></text:span><text:span text:style-name="T1346">NaveFactory</text:span><text:span text:style-name="T1347">.CrearPortaAviones();</text:span></text:p>
      <text:p text:style-name="P84"><text:span text:style-name="T1347"><text:s text:c="12"/>NotificarObservadoresDeCreacionDePortaAviones(portaAviones);</text:span></text:p>
      <text:p text:style-name="P84"><text:span text:style-name="T1347"><text:s text:c="12"/>tablero.AgregarNave(portaAviones);</text:span></text:p>
      <text:p text:style-name="P84"><text:span text:style-name="T1347"><text:s text:c="8"/>}</text:span></text:p>
      <text:p text:style-name="P84"><text:span text:style-name="T1347"><text:s text:c="8"/></text:span><text:span text:style-name="T1348">//---------------------------------------------------------------------</text:span><text:span text:style-name="T1349"/></text:p>
      <text:p text:style-name="P84"><text:span text:style-name="T1349"><text:s text:c="8"/></text:span><text:span text:style-name="T1350">/*Devuelve los puntos actuales del jugador*/</text:span><text:span text:style-name="T1351"/></text:p>
      <text:p text:style-name="P84"><text:span text:style-name="T1351"><text:s text:c="8"/></text:span><text:span text:style-name="T1352">public</text:span><text:span text:style-name="T1353"><text:s/></text:span><text:span text:style-name="T1354">int</text:span><text:span text:style-name="T1355"><text:s/>ObtenerPuntosDelJugador()</text:span></text:p>
      <text:p text:style-name="P84"><text:span text:style-name="T1355"><text:s text:c="8"/>{</text:span></text:p>
      <text:p text:style-name="P84"><text:span text:style-name="T1355"><text:s text:c="12"/></text:span><text:span text:style-name="T1356">return</text:span><text:span text:style-name="T1357"><text:s/>jugador.Puntos;</text:span></text:p>
      <text:p text:style-name="P84"><text:span text:style-name="T1357"><text:s text:c="8"/>}</text:span></text:p>
      <text:p text:style-name="P84"><text:span text:style-name="T1357"/></text:p>
      <text:p text:style-name="P84"><text:span text:style-name="T1357"><text:s text:c="8"/></text:span><text:span text:style-name="T1358">/*Se efectua un DisparoComun en el tablero*/</text:span><text:span text:style-name="T1359"/></text:p>
      <text:p text:style-name="P84"><text:span text:style-name="T1359"><text:s text:c="8"/></text:span><text:span text:style-name="T1360">public</text:span><text:span text:style-name="T1361"><text:s/></text:span><text:span text:style-name="T1362">void</text:span><text:span text:style-name="T1363"><text:s/>EfectuarDisparoComun(</text:span><text:span text:style-name="T1364">Posicion</text:span><text:span text:style-name="T1365"><text:s/>posicion)</text:span></text:p>
      <text:p text:style-name="P84"><text:span text:style-name="T1365"><text:s text:c="8"/>{</text:span></text:p>
      <text:p text:style-name="P84"><text:span text:style-name="T1365"><text:s text:c="12"/></text:span><text:span text:style-name="T1366">DisparoComun</text:span><text:span text:style-name="T1367"><text:s/>disparo =<text:s/></text:span><text:span text:style-name="T1368">ArmamentoFactory</text:span><text:span text:style-name="T1369">.CrearDisparoComun(</text:span><text:span text:style-name="T1370">this</text:span><text:span text:style-name="T1371">.tablero, posicion);</text:span></text:p>
      <text:p text:style-name="P84"><text:span text:style-name="T1371"><text:s text:c="12"/>VerificarPosibilidadDeDisparo(disparo);</text:span></text:p>
      <text:p text:style-name="P84"><text:span text:style-name="T1371"><text:s text:c="12"/>tablero.Impactar(disparo);</text:span></text:p>
      <text:p text:style-name="P84"><text:span text:style-name="T1371"><text:s text:c="12"/>jugador.DescontarPuntosPorDisparar(disparo);</text:span></text:p>
      <text:p text:style-name="P84"><text:span text:style-name="T1371"><text:s text:c="12"/>AvanzarTurno();</text:span></text:p>
      <text:p text:style-name="P84"><text:span text:style-name="T1371"><text:s text:c="8"/>}</text:span></text:p>
      <text:p text:style-name="P84"><text:span text:style-name="T1371"/></text:p>
      <text:p text:style-name="P84"><text:span text:style-name="T1371"><text:s text:c="8"/></text:span><text:span text:style-name="T1372">/*Se coloca una mina puntual en el tablero*/</text:span><text:span text:style-name="T1373"/></text:p>
      <text:p text:style-name="P84"><text:span text:style-name="T1373"><text:s text:c="8"/></text:span><text:span text:style-name="T1374">public</text:span><text:span text:style-name="T1375"><text:s/></text:span><text:span text:style-name="T1376">void</text:span><text:span text:style-name="T1377"><text:s/>ColocarMinaPuntual(</text:span><text:span text:style-name="T1378">Posicion</text:span><text:span text:style-name="T1379"><text:s/>posicion)</text:span></text:p>
      <text:p text:style-name="P84"><text:span text:style-name="T1379"><text:s text:c="8"/>{</text:span></text:p>
      <text:p text:style-name="P84"><text:span text:style-name="T1379"><text:s text:c="12"/></text:span><text:span text:style-name="T1380">MinaConRetardo</text:span><text:span text:style-name="T1381"><text:s/>minaPuntual =<text:s/></text:span><text:span text:style-name="T1382">ArmamentoFactory</text:span><text:span text:style-name="T1383">.CrearMinaPuntual(</text:span><text:span text:style-name="T1384">this</text:span><text:span text:style-name="T1385">.tablero, posicion);</text:span></text:p>
      <text:p text:style-name="P84"><text:span text:style-name="T1385"><text:s text:c="12"/>VerificarPosibilidadDeDisparo(minaPuntual);</text:span></text:p>
      <text:p text:style-name="P84"><text:span text:style-name="T1385"><text:s text:c="12"/>NotificarObservadoresDeCreacionDeMinaConRetardo(minaPuntual);</text:span></text:p>
      <text:p text:style-name="P84"><text:span text:style-name="T1385"><text:s text:c="12"/>tablero.Impactar(minaPuntual);</text:span></text:p>
      <text:p text:style-name="P84"><text:span text:style-name="T1385"><text:s text:c="12"/>jugador.DescontarPuntosPorDisparar(minaPuntual);</text:span></text:p>
      <text:p text:style-name="P84"><text:span text:style-name="T1385"><text:s text:c="12"/>AvanzarTurno();</text:span></text:p>
      <text:p text:style-name="P84"><text:span text:style-name="T1385"><text:s text:c="8"/>}</text:span></text:p>
      <text:p text:style-name="P84"><text:span text:style-name="T1385"/></text:p>
      <text:p text:style-name="P84"><text:span text:style-name="T1385"><text:s text:c="8"/></text:span><text:span text:style-name="T1386">/*Se coloca una mina doble en el tablero*/</text:span><text:span text:style-name="T1387"/></text:p>
      <text:p text:style-name="P84"><text:span text:style-name="T1387"><text:s text:c="8"/></text:span><text:span text:style-name="T1388">public</text:span><text:span text:style-name="T1389"><text:s/></text:span><text:span text:style-name="T1390">void</text:span><text:span text:style-name="T1391"><text:s/>ColocarMinaDoble(</text:span><text:span text:style-name="T1392">Posicion</text:span><text:span text:style-name="T1393"><text:s/>posicion)</text:span></text:p>
      <text:p text:style-name="P84"><text:span text:style-name="T1393"><text:s text:c="8"/>{</text:span></text:p>
      <text:p text:style-name="P84"><text:span text:style-name="T1393"><text:s text:c="12"/></text:span><text:span text:style-name="T1394">MinaConRetardo</text:span><text:span text:style-name="T1395"><text:s/>minaDoble =<text:s/></text:span><text:span text:style-name="T1396">ArmamentoFactory</text:span><text:span text:style-name="T1397">.CrearMinaDoble(</text:span><text:span text:style-name="T1398">this</text:span><text:span text:style-name="T1399">.tablero, posicion);</text:span></text:p>
      <text:p text:style-name="P84"><text:span text:style-name="T1399"><text:s text:c="12"/>VerificarPosibilidadDeDisparo(minaDoble);</text:span></text:p>
      <text:p text:style-name="P84"><text:span text:style-name="T1399"><text:s text:c="12"/>NotificarObservadoresDeCreacionDeMinaConRetardo(minaDoble);</text:span></text:p>
      <text:p text:style-name="P84"><text:span text:style-name="T1399"><text:s text:c="12"/>tablero.Impactar(minaDoble);</text:span></text:p>
      <text:p text:style-name="P84"><text:span text:style-name="T1399"><text:s text:c="12"/>jugador.DescontarPuntosPorDisparar(minaDoble);</text:span></text:p>
      <text:p text:style-name="P84"><text:span text:style-name="T1399"><text:s text:c="12"/>AvanzarTurno();</text:span></text:p>
      <text:p text:style-name="P84"><text:span text:style-name="T1399"><text:s text:c="8"/>}</text:span></text:p>
      <text:p text:style-name="P84"><text:span text:style-name="T1399"/></text:p>
      <text:p text:style-name="P84"><text:span text:style-name="T1399"><text:s text:c="8"/></text:span><text:span text:style-name="T1400">/*Se coloca una mina triple en el tablero*/</text:span><text:span text:style-name="T1401"/></text:p>
      <text:p text:style-name="P84"><text:span text:style-name="T1401"><text:s text:c="8"/></text:span><text:span text:style-name="T1402">public</text:span><text:span text:style-name="T1403"><text:s/></text:span><text:span text:style-name="T1404">void</text:span><text:span text:style-name="T1405"><text:s/>ColocarMinaTriple(</text:span><text:span text:style-name="T1406">Posicion</text:span><text:span text:style-name="T1407"><text:s/>posicion)</text:span></text:p>
      <text:p text:style-name="P84"><text:span text:style-name="T1407"><text:s text:c="8"/>{</text:span></text:p>
      <text:p text:style-name="P84"><text:span text:style-name="T1407"><text:s text:c="12"/></text:span><text:span text:style-name="T1408">MinaConRetardo</text:span><text:span text:style-name="T1409"><text:s/>minaTriple =<text:s/></text:span><text:span text:style-name="T1410">ArmamentoFactory</text:span><text:span text:style-name="T1411">.CrearMinaTriple(</text:span><text:span text:style-name="T1412">this</text:span><text:span text:style-name="T1413">.tablero, posicion);</text:span></text:p>
      <text:p text:style-name="P84"><text:span text:style-name="T1413"><text:s text:c="12"/>VerificarPosibilidadDeDisparo(minaTriple);</text:span></text:p>
      <text:p text:style-name="P84"><text:span text:style-name="T1413"><text:s text:c="12"/>NotificarObservadoresDeCreacionDeMinaConRetardo(minaTriple);</text:span></text:p>
      <text:p text:style-name="P84"><text:span text:style-name="T1413"><text:s text:c="12"/>tablero.Impactar(minaTriple);</text:span></text:p>
      <text:p text:style-name="P84"><text:span text:style-name="T1413"><text:s text:c="12"/>jugador.DescontarPuntosPorDisparar(minaTriple);</text:span></text:p>
      <text:p text:style-name="P84"><text:span text:style-name="T1413"><text:s text:c="12"/>AvanzarTurno();</text:span></text:p>
      <text:p text:style-name="P84"><text:span text:style-name="T1413"><text:s text:c="8"/>}</text:span></text:p>
      <text:p text:style-name="P84"><text:span text:style-name="T1413"/></text:p>
      <text:p text:style-name="P84"><text:span text:style-name="T1413"><text:s text:c="8"/></text:span><text:span text:style-name="T1414">/*Se coloca una mina por contacto en el tablero*/</text:span><text:span text:style-name="T1415"/></text:p>
      <text:p text:style-name="P84"><text:span text:style-name="T1415"><text:s text:c="8"/></text:span><text:span text:style-name="T1416">public</text:span><text:span text:style-name="T1417"><text:s/></text:span><text:span text:style-name="T1418">void</text:span><text:span text:style-name="T1419"><text:s/>ColocarMinaPorContacto(</text:span><text:span text:style-name="T1420">Posicion</text:span><text:span text:style-name="T1421"><text:s/>posicion)</text:span></text:p>
      <text:p text:style-name="P84"><text:span text:style-name="T1421"><text:s text:c="8"/>{</text:span></text:p>
      <text:p text:style-name="P84"><text:span text:style-name="T1421"><text:s text:c="12"/></text:span><text:span text:style-name="T1422">MinaPorContacto</text:span><text:span text:style-name="T1423"><text:s/>minaContacto =<text:s/></text:span><text:span text:style-name="T1424">ArmamentoFactory</text:span><text:span text:style-name="T1425">.CrearMinaPorContacto(</text:span><text:span text:style-name="T1426">this</text:span><text:span text:style-name="T1427">.tablero, posicion);</text:span></text:p>
      <text:p text:style-name="P84"><text:span text:style-name="T1427"><text:s text:c="12"/>VerificarPosibilidadDeDisparo(minaContacto);</text:span></text:p>
      <text:p text:style-name="P84"><text:span text:style-name="T1427"><text:s text:c="12"/>NotificarObservadoresDeCreacionDeMinaPorContacto(minaContacto);</text:span></text:p>
      <text:p text:style-name="P84"><text:span text:style-name="T1427"><text:s text:c="12"/>tablero.Impactar(minaContacto);</text:span></text:p>
      <text:p text:style-name="P84"><text:span text:style-name="T1427"><text:s text:c="12"/>jugador.DescontarPuntosPorDisparar(minaContacto);</text:span></text:p>
      <text:p text:style-name="P84"><text:span text:style-name="T1427"><text:s text:c="12"/>AvanzarTurno();</text:span></text:p>
      <text:p text:style-name="P84"><text:span text:style-name="T1427"><text:s text:c="8"/>}</text:span></text:p>
      <text:p text:style-name="P84"><text:span text:style-name="T1427"/></text:p>
      <text:p text:style-name="P84"><text:span text:style-name="T1427"><text:s text:c="8"/></text:span><text:span text:style-name="T1428">/*Prueba que se pueda efectuar algun disparo posible*/</text:span><text:span text:style-name="T1429"/></text:p>
      <text:p text:style-name="P84"><text:span text:style-name="T1429"><text:s text:c="8"/></text:span><text:span text:style-name="T1430">private</text:span><text:span text:style-name="T1431"><text:s/></text:span><text:span text:style-name="T1432">void</text:span><text:span text:style-name="T1433"><text:s/>VerificarPosibilidadDeDisparo(</text:span><text:span text:style-name="T1434">Armamento</text:span><text:span text:style-name="T1435"><text:s/>armamento)</text:span></text:p>
      <text:p text:style-name="P84"><text:span text:style-name="T1435"><text:s text:c="8"/>{</text:span></text:p>
      <text:p text:style-name="P84"><text:span text:style-name="T1435"><text:s text:c="12"/></text:span><text:span text:style-name="T1436">if</text:span><text:span text:style-name="T1437"><text:s/>(EstaTerminado())</text:span></text:p>
      <text:p text:style-name="P84"><text:span text:style-name="T1437"><text:s text:c="16"/></text:span><text:span text:style-name="T1438">throw</text:span><text:span text:style-name="T1439"><text:s/></text:span><text:span text:style-name="T1440">new</text:span><text:span text:style-name="T1441"><text:s/></text:span><text:span text:style-name="T1442">JuegoTerminadoException</text:span><text:span text:style-name="T1443">();</text:span></text:p>
      <text:p text:style-name="P84"><text:span text:style-name="T1443"/></text:p>
      <text:p text:style-name="P84"><text:span text:style-name="T1443"><text:s text:c="12"/></text:span><text:span text:style-name="T1444">if</text:span><text:span text:style-name="T1445"><text:s/>(!jugador.TienePuntosParaJugar(armamento.Costo))</text:span></text:p>
      <text:p text:style-name="P84"><text:span text:style-name="T1445"><text:s text:c="16"/></text:span><text:span text:style-name="T1446">throw</text:span><text:span text:style-name="T1447"><text:s/></text:span><text:span text:style-name="T1448">new</text:span><text:span text:style-name="T1449"><text:s/></text:span><text:span text:style-name="T1450">JuegoJugadorSinPuntajeParaDisparoException</text:span><text:span text:style-name="T1451">();</text:span></text:p>
      <text:p text:style-name="P84"><text:span text:style-name="T1451"><text:s text:c="8"/>}</text:span></text:p>
      <text:p text:style-name="P84"><text:span text:style-name="T1451"/></text:p>
      <text:p text:style-name="P84"><text:span text:style-name="T1451"><text:s text:c="8"/></text:span><text:span text:style-name="T1452">private</text:span><text:span text:style-name="T1453"><text:s/></text:span><text:span text:style-name="T1454">int</text:span><text:span text:style-name="T1455"><text:s/>CostoMinimoDeDisparo()</text:span></text:p>
      <text:p text:style-name="P84"><text:span text:style-name="T1455"><text:s text:c="8"/>{</text:span></text:p>
      <text:p text:style-name="P84"><text:span text:style-name="T1455"><text:s text:c="12"/></text:span><text:span text:style-name="T1456">int</text:span><text:span text:style-name="T1457">[] costos =<text:s/></text:span><text:span text:style-name="T1458">new</text:span><text:span text:style-name="T1459"><text:s/></text:span><text:span text:style-name="T1460">int</text:span><text:span text:style-name="T1461">[] {<text:s/></text:span><text:span text:style-name="T1462">ArmamentoFactory</text:span><text:span text:style-name="T1463">.COSTO_DISPARO_COMUN,<text:s/></text:span><text:span text:style-name="T1464">ArmamentoFactory</text:span><text:span text:style-name="T1465">.COSTO_MINA_PUNTUAL,</text:span></text:p>
      <text:p text:style-name="P84"><text:span text:style-name="T1465"><text:s text:c="39"/></text:span><text:span text:style-name="T1466">ArmamentoFactory</text:span><text:span text:style-name="T1467">.COSTO_MINA_DOBLE,<text:s/></text:span><text:span text:style-name="T1468">ArmamentoFactory</text:span><text:span text:style-name="T1469">.COSTO_MINA_TRIPLE,</text:span></text:p>
      <text:p text:style-name="P84"><text:span text:style-name="T1469"><text:s text:c="39"/></text:span><text:span text:style-name="T1470">ArmamentoFactory</text:span><text:span text:style-name="T1471">.COSTO_MINA_POR_CONTACTO};</text:span></text:p>
      <text:p text:style-name="P84"><text:span text:style-name="T1471"><text:s text:c="12"/></text:span><text:span text:style-name="T1472">return</text:span><text:span text:style-name="T1473"><text:s/>costos.Min();</text:span></text:p>
      <text:p text:style-name="P84"><text:span text:style-name="T1473"><text:s text:c="8"/>}</text:span></text:p>
      <text:p text:style-name="P84"><text:span text:style-name="T1473"/></text:p>
      <text:p text:style-name="P84"><text:span text:style-name="T1473"><text:s text:c="8"/></text:span><text:span text:style-name="T1474">/*El juego esta terminado cuando no se puede efectuar ningun disparo mas.*/</text:span><text:span text:style-name="T1475"/></text:p>
      <text:p text:style-name="P84"><text:span text:style-name="T1475"><text:s text:c="8"/></text:span><text:span text:style-name="T1476">public</text:span><text:span text:style-name="T1477"><text:s/></text:span><text:span text:style-name="T1478">bool</text:span><text:span text:style-name="T1479"><text:s/>EstaTerminado()</text:span></text:p>
      <text:p text:style-name="P84"><text:span text:style-name="T1479"><text:s text:c="8"/>{</text:span></text:p>
      <text:p text:style-name="P84"><text:span text:style-name="T1479"><text:s text:c="12"/></text:span><text:span text:style-name="T1480">bool</text:span><text:span text:style-name="T1481"><text:s/>jugadorTienePuntosParaJugar = jugador.TienePuntosParaJugar(CostoMinimoDeDisparo());</text:span></text:p>
      <text:p text:style-name="P84"><text:span text:style-name="T1481"><text:s text:c="12"/></text:span><text:span text:style-name="T1482">return</text:span><text:span text:style-name="T1483"><text:s/>!(jugadorTienePuntosParaJugar);</text:span></text:p>
      <text:p text:style-name="P84"><text:span text:style-name="T1483"><text:s text:c="8"/>}</text:span></text:p>
      <text:p text:style-name="P84"><text:span text:style-name="T1483"/></text:p>
      <text:p text:style-name="P84"><text:span text:style-name="T1483"><text:s text:c="8"/></text:span><text:span text:style-name="T1484">/*El juego est</text:span><text:span text:style-name="T1485">á</text:span><text:span text:style-name="T1486"><text:s/>ganado cuando se destruyeron todas las naves.*/</text:span><text:span text:style-name="T1487"/></text:p>
      <text:p text:style-name="P84"><text:span text:style-name="T1487"><text:s text:c="8"/></text:span><text:span text:style-name="T1488">public</text:span><text:span text:style-name="T1489"><text:s/></text:span><text:span text:style-name="T1490">Boolean</text:span><text:span text:style-name="T1491"><text:s/>Ganado()</text:span></text:p>
      <text:p text:style-name="P84"><text:span text:style-name="T1491"><text:s text:c="8"/>{</text:span></text:p>
      <text:p text:style-name="P84"><text:span text:style-name="T1491"><text:s text:c="12"/></text:span><text:span text:style-name="T1492">if</text:span><text:span text:style-name="T1493"><text:s/>(tablero.TieneNavesConVida())</text:span></text:p>
      <text:p text:style-name="P84"><text:span text:style-name="T1493"><text:s text:c="16"/></text:span><text:span text:style-name="T1494">return</text:span><text:span text:style-name="T1495"><text:s/></text:span><text:span text:style-name="T1496">false</text:span><text:span text:style-name="T1497">;</text:span></text:p>
      <text:p text:style-name="P84"><text:span text:style-name="T1497"><text:s text:c="12"/></text:span><text:span text:style-name="T1498">else</text:span><text:span text:style-name="T1499"/></text:p>
      <text:p text:style-name="P84"><text:span text:style-name="T1499"><text:s text:c="16"/></text:span><text:span text:style-name="T1500">return</text:span><text:span text:style-name="T1501"><text:s/></text:span><text:span text:style-name="T1502">true</text:span><text:span text:style-name="T1503">;</text:span></text:p>
      <text:p text:style-name="P84"><text:span text:style-name="T1503"><text:s text:c="8"/>}</text:span></text:p>
      <text:p text:style-name="P84"><text:span text:style-name="T1503"><text:s text:c="4"/>}</text:span></text:p>
      <text:p text:style-name="P84"><text:span text:style-name="T1503">}</text:span></text:p>
      <text:p text:style-name="P84"><text:span text:style-name="T1504"/></text:p>
      <text:p text:style-name="P84"><text:span text:style-name="T1505">Jugador.cs</text:span></text:p>
      <text:p text:style-name="P84"><text:span text:style-name="T1506">using</text:span><text:span text:style-name="T1507"><text:s/>System;</text:span></text:p>
      <text:p text:style-name="P84"><text:span text:style-name="T1508">using</text:span><text:span text:style-name="T1509"><text:s/>System.Collections.Generic;</text:span></text:p>
      <text:p text:style-name="P84"><text:span text:style-name="T1510">using</text:span><text:span text:style-name="T1511"><text:s/>System.Linq;</text:span></text:p>
      <text:p text:style-name="P84"><text:span text:style-name="T1512">using</text:span><text:span text:style-name="T1513"><text:s/>System.Text;</text:span></text:p>
      <text:p text:style-name="P84"><text:span text:style-name="T1513"/></text:p>
      <text:p text:style-name="P84"><text:span text:style-name="T1514">namespace</text:span><text:span text:style-name="T1515"><text:s/>BatallaNavalgo</text:span></text:p>
      <text:p text:style-name="P84"><text:span text:style-name="T1515">{</text:span></text:p>
      <text:p text:style-name="P84"><text:span text:style-name="T1515"><text:s text:c="4"/></text:span><text:span text:style-name="T1516">public</text:span><text:span text:style-name="T1517"><text:s/></text:span><text:span text:style-name="T1518">class</text:span><text:span text:style-name="T1519"><text:s/></text:span><text:span text:style-name="T1520">Jugador</text:span><text:span text:style-name="T1521"/></text:p>
      <text:p text:style-name="P84"><text:span text:style-name="T1521"><text:s text:c="4"/>{</text:span></text:p>
      <text:p text:style-name="P84"><text:span text:style-name="T1521"><text:s text:c="8"/></text:span><text:span text:style-name="T1522">public</text:span><text:span text:style-name="T1523"><text:s/></text:span><text:span text:style-name="T1524">static</text:span><text:span text:style-name="T1525"><text:s/></text:span><text:span text:style-name="T1526">int</text:span><text:span text:style-name="T1527"><text:s/>PUNTAJE_INICIAL_JUGADOR = 10000;</text:span></text:p>
      <text:p text:style-name="P84"><text:span text:style-name="T1527"><text:s text:c="8"/></text:span><text:span text:style-name="T1528">public</text:span><text:span text:style-name="T1529"><text:s/></text:span><text:span text:style-name="T1530">static</text:span><text:span text:style-name="T1531"><text:s/></text:span><text:span text:style-name="T1532">int</text:span><text:span text:style-name="T1533"><text:s/>PUNTAJE_DESCONTADO_POR_TURNO = 10;<text:s text:c="8"/></text:span></text:p>
      <text:p text:style-name="P84"><text:span text:style-name="T1533"/></text:p>
      <text:p text:style-name="P84"><text:span text:style-name="T1533"><text:s text:c="8"/></text:span><text:span text:style-name="T1534">private</text:span><text:span text:style-name="T1535"><text:s/></text:span><text:span text:style-name="T1536">int</text:span><text:span text:style-name="T1537"><text:s/>puntos;</text:span></text:p>
      <text:p text:style-name="P84"><text:span text:style-name="T1537"/></text:p>
      <text:p text:style-name="P84"><text:span text:style-name="T1537"><text:s text:c="8"/></text:span><text:span text:style-name="T1538">/* Constructor</text:span><text:span text:style-name="T1539"/></text:p>
      <text:p text:style-name="P84"><text:span text:style-name="T1540"><text:s text:c="9"/>* puntos: seran los puntos con los que cuente el Jugador inicialmente.</text:span><text:span text:style-name="T1541"/></text:p>
      <text:p text:style-name="P84"><text:span text:style-name="T1542"><text:s text:c="9"/>*/</text:span><text:span text:style-name="T1543"/></text:p>
      <text:p text:style-name="P84"><text:span text:style-name="T1543"><text:s text:c="8"/></text:span><text:span text:style-name="T1544">public</text:span><text:span text:style-name="T1545"><text:s/>Jugador()</text:span></text:p>
      <text:p text:style-name="P84"><text:span text:style-name="T1545"><text:s text:c="8"/>{</text:span></text:p>
      <text:p text:style-name="P84"><text:span text:style-name="T1545"><text:s text:c="12"/></text:span><text:span text:style-name="T1546">this</text:span><text:span text:style-name="T1547">.puntos = PUNTAJE_INICIAL_JUGADOR;</text:span></text:p>
      <text:p text:style-name="P84"><text:span text:style-name="T1547"><text:s text:c="8"/>}</text:span></text:p>
      <text:p text:style-name="P84"><text:span text:style-name="T1547"><text:tab/><text:tab/></text:span></text:p>
      <text:p text:style-name="P84"><text:span text:style-name="T1547"><text:s text:c="8"/></text:span><text:span text:style-name="T1548">//Metodos de la clase Jugador</text:span><text:span text:style-name="T1549"/></text:p>
      <text:p text:style-name="P84"><text:span text:style-name="T1549"/></text:p>
      <text:p text:style-name="P84"><text:span text:style-name="T1549"><text:s text:c="8"/></text:span><text:span text:style-name="T1550">public</text:span><text:span text:style-name="T1551"><text:s/></text:span><text:span text:style-name="T1552">int</text:span><text:span text:style-name="T1553"><text:s/>Puntos</text:span></text:p>
      <text:p text:style-name="P84"><text:span text:style-name="T1553"><text:s text:c="8"/>{</text:span></text:p>
      <text:p text:style-name="P84"><text:span text:style-name="T1553"><text:s text:c="12"/></text:span><text:span text:style-name="T1554">get</text:span><text:span text:style-name="T1555"><text:s/>{</text:span><text:span text:style-name="T1556">return</text:span><text:span text:style-name="T1557"><text:s/></text:span><text:span text:style-name="T1558">this</text:span><text:span text:style-name="T1559">.puntos;}<text:s text:c="12"/></text:span></text:p>
      <text:p text:style-name="P84"><text:span text:style-name="T1559"><text:s text:c="8"/>}</text:span></text:p>
      <text:p text:style-name="P84"><text:span text:style-name="T1559"/></text:p>
      <text:p text:style-name="P84"><text:span text:style-name="T1559"><text:s text:c="8"/></text:span><text:span text:style-name="T1560">/*Se descuentan los puntos por haber avanzado de turno*/</text:span><text:span text:style-name="T1561"/></text:p>
      <text:p text:style-name="P84"><text:span text:style-name="T1561"><text:s text:c="8"/></text:span><text:span text:style-name="T1562">public</text:span><text:span text:style-name="T1563"><text:s/></text:span><text:span text:style-name="T1564">void</text:span><text:span text:style-name="T1565"><text:s/>DescontarPuntosPorPasoDeTurno()</text:span></text:p>
      <text:p text:style-name="P84"><text:span text:style-name="T1565"><text:s text:c="8"/>{</text:span></text:p>
      <text:p text:style-name="P84"><text:span text:style-name="T1565"><text:s text:c="12"/></text:span><text:span text:style-name="T1566">if</text:span><text:span text:style-name="T1567"><text:s/>(puntos &lt; PUNTAJE_DESCONTADO_POR_TURNO)</text:span></text:p>
      <text:p text:style-name="P84"><text:span text:style-name="T1567"><text:s text:c="16"/></text:span><text:span text:style-name="T1568">throw</text:span><text:span text:style-name="T1569"><text:s/></text:span><text:span text:style-name="T1570">new</text:span><text:span text:style-name="T1571"><text:s/>BatallaNavalgoExcepciones.</text:span><text:span text:style-name="T1572">JugadorPuntajeInsuficienteException</text:span><text:span text:style-name="T1573">();</text:span></text:p>
      <text:p text:style-name="P84"><text:span text:style-name="T1573"/></text:p>
      <text:p text:style-name="P84"><text:span text:style-name="T1573"><text:s text:c="12"/>puntos -= PUNTAJE_DESCONTADO_POR_TURNO;</text:span></text:p>
      <text:p text:style-name="P84"><text:span text:style-name="T1573"><text:s text:c="8"/>}</text:span></text:p>
      <text:p text:style-name="P84"><text:span text:style-name="T1573"/></text:p>
      <text:p text:style-name="P84"><text:span text:style-name="T1573"><text:s text:c="8"/></text:span><text:span text:style-name="T1574">/*Se descuentan los puntos por haber lanzado algun armamento*/</text:span><text:span text:style-name="T1575"/></text:p>
      <text:p text:style-name="P84"><text:span text:style-name="T1575"><text:s text:c="8"/></text:span><text:span text:style-name="T1576">public</text:span><text:span text:style-name="T1577"><text:s/></text:span><text:span text:style-name="T1578">void</text:span><text:span text:style-name="T1579"><text:s/>DescontarPuntosPorDisparar(</text:span><text:span text:style-name="T1580">Armamento</text:span><text:span text:style-name="T1581"><text:s/>armamento)</text:span></text:p>
      <text:p text:style-name="P84"><text:span text:style-name="T1581"><text:s text:c="8"/>{</text:span></text:p>
      <text:p text:style-name="P84"><text:span text:style-name="T1581"><text:s text:c="12"/></text:span><text:span text:style-name="T1582">if</text:span><text:span text:style-name="T1583"><text:s/>(</text:span><text:span text:style-name="T1584">this</text:span><text:span text:style-name="T1585">.puntos &lt; armamento.Costo)</text:span></text:p>
      <text:p text:style-name="P84"><text:span text:style-name="T1585"><text:s text:c="16"/></text:span><text:span text:style-name="T1586">throw</text:span><text:span text:style-name="T1587"><text:s/></text:span><text:span text:style-name="T1588">new</text:span><text:span text:style-name="T1589"><text:s/>BatallaNavalgoExcepciones.</text:span><text:span text:style-name="T1590">JugadorPuntajeInsuficienteException</text:span><text:span text:style-name="T1591">();</text:span></text:p>
      <text:p text:style-name="P84"><text:span text:style-name="T1591"/></text:p>
      <text:p text:style-name="P84"><text:span text:style-name="T1591"><text:s text:c="12"/>puntos -= (armamento.Costo);</text:span></text:p>
      <text:p text:style-name="P84"><text:span text:style-name="T1591"><text:s text:c="8"/>}</text:span></text:p>
      <text:p text:style-name="P84"><text:span text:style-name="T1591"/></text:p>
      <text:p text:style-name="P84"><text:span text:style-name="T1591"><text:s text:c="8"/></text:span><text:span text:style-name="T1592">/* Verifica si tiene puntaje necesario para disparar un armamento con costo "costoDeDisparo"</text:span><text:span text:style-name="T1593"/></text:p>
      <text:p text:style-name="P84"><text:span text:style-name="T1594"><text:s text:c="9"/>* y si tiene el puntaje necesario para el paso de turno */</text:span><text:span text:style-name="T1595"/></text:p>
      <text:p text:style-name="P84"><text:span text:style-name="T1595"><text:s text:c="8"/></text:span><text:span text:style-name="T1596">public</text:span><text:span text:style-name="T1597"><text:s/></text:span><text:span text:style-name="T1598">bool</text:span><text:span text:style-name="T1599"><text:s/>TienePuntosParaJugar(</text:span><text:span text:style-name="T1600">int</text:span><text:span text:style-name="T1601"><text:s/>costoDeDisparo)</text:span></text:p>
      <text:p text:style-name="P84"><text:span text:style-name="T1601"><text:s text:c="8"/>{</text:span></text:p>
      <text:p text:style-name="P84"><text:span text:style-name="T1601"><text:s text:c="12"/></text:span><text:span text:style-name="T1602">return</text:span><text:span text:style-name="T1603"><text:s/>(</text:span><text:span text:style-name="T1604">this</text:span><text:span text:style-name="T1605">.puntos &gt;= costoDeDisparo +<text:s/></text:span><text:span text:style-name="T1606">Jugador</text:span><text:span text:style-name="T1607">.PUNTAJE_DESCONTADO_POR_TURNO);</text:span></text:p>
      <text:p text:style-name="P84"><text:span text:style-name="T1607"><text:s text:c="8"/>}</text:span></text:p>
      <text:p text:style-name="P84"><text:span text:style-name="T1607"><text:s text:c="4"/>}</text:span></text:p>
      <text:p text:style-name="P84"><text:span text:style-name="T1607">}</text:span></text:p>
      <text:p text:style-name="P84"><text:span text:style-name="T1608"/></text:p>
      <text:p text:style-name="P84"><text:span text:style-name="T1609">Mina.cs</text:span></text:p>
      <text:p text:style-name="P84"><text:span text:style-name="T1610">using</text:span><text:span text:style-name="T1611"><text:s/>System;</text:span></text:p>
      <text:p text:style-name="P84"><text:span text:style-name="T1612">using</text:span><text:span text:style-name="T1613"><text:s/>System.Collections.Generic;</text:span></text:p>
      <text:p text:style-name="P84"><text:span text:style-name="T1614">using</text:span><text:span text:style-name="T1615"><text:s/>System.Linq;</text:span></text:p>
      <text:p text:style-name="P84"><text:span text:style-name="T1616">using</text:span><text:span text:style-name="T1617"><text:s/>System.Text;</text:span></text:p>
      <text:p text:style-name="P84"><text:span text:style-name="T1617"/></text:p>
      <text:p text:style-name="P84"><text:span text:style-name="T1618">namespace</text:span><text:span text:style-name="T1619"><text:s/>BatallaNavalgo</text:span></text:p>
      <text:p text:style-name="P84"><text:span text:style-name="T1619">{</text:span></text:p>
      <text:p text:style-name="P84"><text:span text:style-name="T1619"><text:s text:c="4"/></text:span><text:span text:style-name="T1620">public</text:span><text:span text:style-name="T1621"><text:s/></text:span><text:span text:style-name="T1622">abstract</text:span><text:span text:style-name="T1623"><text:s/></text:span><text:span text:style-name="T1624">class</text:span><text:span text:style-name="T1625"><text:s/></text:span><text:span text:style-name="T1626">Mina</text:span><text:span text:style-name="T1627">:<text:s/></text:span><text:span text:style-name="T1628">Armamento</text:span><text:span text:style-name="T1629"/></text:p>
      <text:p text:style-name="P84"><text:span text:style-name="T1629"><text:s text:c="4"/>{</text:span></text:p>
      <text:p text:style-name="P84"><text:span text:style-name="T1629"><text:s text:c="8"/></text:span><text:span text:style-name="T1630">private</text:span><text:span text:style-name="T1631"><text:s/></text:span><text:span text:style-name="T1632">int</text:span><text:span text:style-name="T1633"><text:s/>radio;</text:span></text:p>
      <text:p text:style-name="P84"><text:span text:style-name="T1633"/></text:p>
      <text:p text:style-name="P84"><text:span text:style-name="T1633"><text:s text:c="8"/></text:span><text:span text:style-name="T1634">public</text:span><text:span text:style-name="T1635"><text:s/></text:span><text:span text:style-name="T1636">int</text:span><text:span text:style-name="T1637"><text:s/>Radio </text:span></text:p>
      <text:p text:style-name="P84"><text:span text:style-name="T1637"><text:s text:c="8"/>{</text:span></text:p>
      <text:p text:style-name="P84"><text:span text:style-name="T1637"><text:s text:c="12"/></text:span><text:span text:style-name="T1638">get</text:span><text:span text:style-name="T1639"><text:s/>{<text:s/></text:span><text:span text:style-name="T1640">return</text:span><text:span text:style-name="T1641"><text:s/>radio; }</text:span></text:p>
      <text:p text:style-name="P84"><text:span text:style-name="T1641"><text:s text:c="12"/></text:span><text:span text:style-name="T1642">set</text:span><text:span text:style-name="T1643"><text:s/>{ radio =<text:s/></text:span><text:span text:style-name="T1644">value</text:span><text:span text:style-name="T1645">; }</text:span></text:p>
      <text:p text:style-name="P84"><text:span text:style-name="T1645"><text:s text:c="8"/>}</text:span></text:p>
      <text:p text:style-name="P84"><text:span text:style-name="T1645"><text:s text:c="8"/></text:span></text:p>
      <text:p text:style-name="P84"><text:span text:style-name="T1645"><text:s text:c="4"/>}</text:span></text:p>
      <text:p text:style-name="P84"><text:span text:style-name="T1645">}</text:span></text:p>
      <text:p text:style-name="P84"><text:span text:style-name="T1646"/></text:p>
      <text:p text:style-name="P84"><text:span text:style-name="T1647">MinaConRetardo.cs</text:span></text:p>
      <text:p text:style-name="P84"><text:span text:style-name="T1648">using</text:span><text:span text:style-name="T1649"><text:s/>System;</text:span></text:p>
      <text:p text:style-name="P84"><text:span text:style-name="T1650">using</text:span><text:span text:style-name="T1651"><text:s/>System.Collections.Generic;</text:span></text:p>
      <text:p text:style-name="P84"><text:span text:style-name="T1652">using</text:span><text:span text:style-name="T1653"><text:s/>System.Linq;</text:span></text:p>
      <text:p text:style-name="P84"><text:span text:style-name="T1654">using</text:span><text:span text:style-name="T1655"><text:s/>System.Text;</text:span></text:p>
      <text:p text:style-name="P84"><text:span text:style-name="T1655"/></text:p>
      <text:p text:style-name="P84"><text:span text:style-name="T1656">namespace</text:span><text:span text:style-name="T1657"><text:s/>BatallaNavalgo</text:span></text:p>
      <text:p text:style-name="P84"><text:span text:style-name="T1657">{</text:span></text:p>
      <text:p text:style-name="P84"><text:span text:style-name="T1657"><text:s text:c="4"/></text:span><text:span text:style-name="T1658">public</text:span><text:span text:style-name="T1659"><text:s/></text:span><text:span text:style-name="T1660">class</text:span><text:span text:style-name="T1661"><text:s/></text:span><text:span text:style-name="T1662">MinaConRetardo</text:span><text:span text:style-name="T1663">:<text:s/></text:span><text:span text:style-name="T1664">Mina</text:span><text:span text:style-name="T1665"/></text:p>
      <text:p text:style-name="P84"><text:span text:style-name="T1665"><text:s text:c="4"/>{</text:span></text:p>
      <text:p text:style-name="P84"><text:span text:style-name="T1665"><text:s text:c="8"/></text:span><text:span text:style-name="T1666">private</text:span><text:span text:style-name="T1667"><text:s/></text:span><text:span text:style-name="T1668">int</text:span><text:span text:style-name="T1669"><text:s/>retardo;<text:s text:c="16"/></text:span></text:p>
      <text:p text:style-name="P84"><text:span text:style-name="T1669"/></text:p>
      <text:p text:style-name="P84"><text:span text:style-name="T1669"><text:s text:c="8"/></text:span><text:span text:style-name="T1670">/* Constructor.</text:span><text:span text:style-name="T1671"/></text:p>
      <text:p text:style-name="P84"><text:span text:style-name="T1672"><text:s text:c="9"/>* Radio: Cantidad de casillas adyacentes a la posicion de la mina, en la cual tiene rango de acci</text:span><text:span text:style-name="T1673">ó</text:span><text:span text:style-name="T1674">n.</text:span><text:span text:style-name="T1675"/></text:p>
      <text:p text:style-name="P84"><text:span text:style-name="T1676"><text:s text:c="9"/>* Retardo: Cantidad de Actualizaciones que puede recibir la mina, para luego explotar.</text:span><text:span text:style-name="T1677"/></text:p>
      <text:p text:style-name="P84"><text:span text:style-name="T1678"><text:s text:c="9"/>*/</text:span><text:span text:style-name="T1679"/></text:p>
      <text:p text:style-name="P84"><text:span text:style-name="T1679"><text:s text:c="8"/></text:span><text:span text:style-name="T1680">public</text:span><text:span text:style-name="T1681"><text:s/>MinaConRetardo(</text:span><text:span text:style-name="T1682">Tablero</text:span><text:span text:style-name="T1683"><text:s/>tablero,<text:s/></text:span><text:span text:style-name="T1684">Posicion</text:span><text:span text:style-name="T1685"><text:s/>posicion,<text:s/></text:span><text:span text:style-name="T1686">int</text:span><text:span text:style-name="T1687"><text:s/>costo,<text:s/></text:span><text:span text:style-name="T1688">int</text:span><text:span text:style-name="T1689"><text:s/>radio,<text:s/></text:span><text:span text:style-name="T1690">int</text:span><text:span text:style-name="T1691"><text:s/>retardo) </text:span></text:p>
      <text:p text:style-name="P84"><text:span text:style-name="T1691"><text:s text:c="8"/>{</text:span></text:p>
      <text:p text:style-name="P84"><text:span text:style-name="T1691"><text:s text:c="12"/></text:span><text:span text:style-name="T1692">base</text:span><text:span text:style-name="T1693">.TableroEnElQueEsta = tablero;</text:span></text:p>
      <text:p text:style-name="P84"><text:span text:style-name="T1693"><text:s text:c="12"/></text:span><text:span text:style-name="T1694">base</text:span><text:span text:style-name="T1695">.Posicion = posicion;</text:span></text:p>
      <text:p text:style-name="P84"><text:span text:style-name="T1695"><text:s text:c="12"/></text:span><text:span text:style-name="T1696">base</text:span><text:span text:style-name="T1697">.Costo = costo;</text:span></text:p>
      <text:p text:style-name="P84"><text:span text:style-name="T1697"><text:s text:c="12"/></text:span><text:span text:style-name="T1698">this</text:span><text:span text:style-name="T1699">.estaExplotado =<text:s/></text:span><text:span text:style-name="T1700">false</text:span><text:span text:style-name="T1701">;</text:span></text:p>
      <text:p text:style-name="P84"><text:span text:style-name="T1701"><text:s text:c="12"/></text:span><text:span text:style-name="T1702">this</text:span><text:span text:style-name="T1703">.retardo = retardo;</text:span></text:p>
      <text:p text:style-name="P84"><text:span text:style-name="T1703"><text:s text:c="12"/></text:span><text:span text:style-name="T1704">this</text:span><text:span text:style-name="T1705">.Radio = radio;</text:span></text:p>
      <text:p text:style-name="P84"><text:span text:style-name="T1705"><text:s text:c="8"/>}</text:span></text:p>
      <text:p text:style-name="P84"><text:span text:style-name="T1705"/></text:p>
      <text:p text:style-name="P84"><text:span text:style-name="T1705"><text:s text:c="8"/></text:span><text:span text:style-name="T1706">/* Actualizacion del retardo de la mina */</text:span><text:span text:style-name="T1707"/></text:p>
      <text:p text:style-name="P84"><text:span text:style-name="T1707"><text:s text:c="8"/></text:span><text:span text:style-name="T1708">public</text:span><text:span text:style-name="T1709"><text:s/></text:span><text:span text:style-name="T1710">override</text:span><text:span text:style-name="T1711"><text:s/></text:span><text:span text:style-name="T1712">void</text:span><text:span text:style-name="T1713"><text:s/>Actualizar()</text:span></text:p>
      <text:p text:style-name="P84"><text:span text:style-name="T1713"><text:s text:c="8"/>{</text:span></text:p>
      <text:p text:style-name="P84"><text:span text:style-name="T1713"><text:s text:c="12"/></text:span><text:span text:style-name="T1714">if</text:span><text:span text:style-name="T1715"><text:s/>(</text:span><text:span text:style-name="T1716">this</text:span><text:span text:style-name="T1717">.estaExplotado)<text:s/></text:span><text:span text:style-name="T1718">return</text:span><text:span text:style-name="T1719">;</text:span></text:p>
      <text:p text:style-name="P84"><text:span text:style-name="T1719"/></text:p>
      <text:p text:style-name="P84"><text:span text:style-name="T1719"><text:s text:c="12"/>retardo -= 1;<text:s text:c="3"/></text:span><text:span text:style-name="T1720">// Actualizacion del retardo</text:span><text:span text:style-name="T1721"/></text:p>
      <text:p text:style-name="P84"><text:span text:style-name="T1721"/></text:p>
      <text:p text:style-name="P84"><text:span text:style-name="T1721"><text:s text:c="12"/></text:span><text:span text:style-name="T1722">if</text:span><text:span text:style-name="T1723"><text:s/>(retardo == 0)</text:span></text:p>
      <text:p text:style-name="P84"><text:span text:style-name="T1723"><text:s text:c="12"/>{</text:span></text:p>
      <text:p text:style-name="P84"><text:span text:style-name="T1723"><text:s text:c="16"/>Explotar();</text:span></text:p>
      <text:p text:style-name="P84"><text:span text:style-name="T1723"><text:s text:c="16"/>estaExplotado =<text:s/></text:span><text:span text:style-name="T1724">true</text:span><text:span text:style-name="T1725">;</text:span></text:p>
      <text:p text:style-name="P84"><text:span text:style-name="T1725"><text:s text:c="12"/>}</text:span></text:p>
      <text:p text:style-name="P84"><text:span text:style-name="T1725"><text:s text:c="8"/>}</text:span></text:p>
      <text:p text:style-name="P84"><text:span text:style-name="T1725"/></text:p>
      <text:p text:style-name="P84"><text:span text:style-name="T1725"><text:s text:c="8"/></text:span><text:span text:style-name="T1726">/*Logica de a quien afecta cuando explota una MinaConRetardo*/</text:span><text:span text:style-name="T1727"/></text:p>
      <text:p text:style-name="P84"><text:span text:style-name="T1727"><text:s text:c="8"/></text:span><text:span text:style-name="T1728">private</text:span><text:span text:style-name="T1729"><text:s/></text:span><text:span text:style-name="T1730">void</text:span><text:span text:style-name="T1731"><text:s/>Explotar() </text:span></text:p>
      <text:p text:style-name="P84"><text:span text:style-name="T1731"><text:s text:c="8"/>{</text:span></text:p>
      <text:p text:style-name="P84"><text:span text:style-name="T1731"><text:s text:c="12"/></text:span><text:span text:style-name="T1732">List</text:span><text:span text:style-name="T1733">&lt;</text:span><text:span text:style-name="T1734">Posicion</text:span><text:span text:style-name="T1735">&gt; posicionesAImpactar =<text:s/></text:span><text:span text:style-name="T1736">this</text:span><text:span text:style-name="T1737">.Posicion.GetPosicionesEnUnRadioDe(</text:span><text:span text:style-name="T1738">this</text:span><text:span text:style-name="T1739">.Radio);</text:span></text:p>
      <text:p text:style-name="P84"><text:span text:style-name="T1739"><text:s text:c="12"/>posicionesAImpactar.Add(</text:span><text:span text:style-name="T1740">this</text:span><text:span text:style-name="T1741">.Posicion);</text:span></text:p>
      <text:p text:style-name="P84"><text:span text:style-name="T1741"/></text:p>
      <text:p text:style-name="P84"><text:span text:style-name="T1741"><text:s text:c="12"/></text:span><text:span text:style-name="T1742">foreach</text:span><text:span text:style-name="T1743"><text:s/>(</text:span><text:span text:style-name="T1744">Posicion</text:span><text:span text:style-name="T1745"><text:s/>posicion<text:s/></text:span><text:span text:style-name="T1746">in</text:span><text:span text:style-name="T1747"><text:s/>posicionesAImpactar)</text:span></text:p>
      <text:p text:style-name="P84"><text:span text:style-name="T1747"><text:s text:c="12"/>{</text:span></text:p>
      <text:p text:style-name="P84"><text:span text:style-name="T1747"><text:s text:c="16"/></text:span><text:span text:style-name="T1748">List</text:span><text:span text:style-name="T1749">&lt;</text:span><text:span text:style-name="T1750">Nave</text:span><text:span text:style-name="T1751">&gt; naves =<text:s/></text:span><text:span text:style-name="T1752">this</text:span><text:span text:style-name="T1753">.TableroEnElQueEsta.GetNavesEn(posicion);</text:span></text:p>
      <text:p text:style-name="P84"><text:span text:style-name="T1753"><text:s text:c="16"/>DispararA(naves, posicion);</text:span></text:p>
      <text:p text:style-name="P84"><text:span text:style-name="T1753"><text:s text:c="12"/>}</text:span></text:p>
      <text:p text:style-name="P84"><text:span text:style-name="T1753"><text:s text:c="8"/>}</text:span></text:p>
      <text:p text:style-name="P84"><text:span text:style-name="T1753"/></text:p>
      <text:p text:style-name="P84"><text:span text:style-name="T1753"><text:s text:c="8"/></text:span><text:span text:style-name="T1754">/* Ataca a las naves */</text:span><text:span text:style-name="T1755"/></text:p>
      <text:p text:style-name="P84"><text:span text:style-name="T1755"><text:s text:c="8"/></text:span><text:span text:style-name="T1756">private</text:span><text:span text:style-name="T1757"><text:s/></text:span><text:span text:style-name="T1758">void</text:span><text:span text:style-name="T1759"><text:s/>DispararA(</text:span><text:span text:style-name="T1760">List</text:span><text:span text:style-name="T1761">&lt;</text:span><text:span text:style-name="T1762">Nave</text:span><text:span text:style-name="T1763">&gt; naves,<text:s/></text:span><text:span text:style-name="T1764">Posicion</text:span><text:span text:style-name="T1765"><text:s/>posicion)</text:span></text:p>
      <text:p text:style-name="P84"><text:span text:style-name="T1765"><text:s text:c="8"/>{</text:span></text:p>
      <text:p text:style-name="P84"><text:span text:style-name="T1765"><text:s text:c="12"/></text:span><text:span text:style-name="T1766">foreach</text:span><text:span text:style-name="T1767"><text:s/>(</text:span><text:span text:style-name="T1768">Nave</text:span><text:span text:style-name="T1769"><text:s/>nave<text:s/></text:span><text:span text:style-name="T1770">in</text:span><text:span text:style-name="T1771"><text:s/>naves)</text:span></text:p>
      <text:p text:style-name="P84"><text:span text:style-name="T1771"><text:s text:c="12"/>{</text:span></text:p>
      <text:p text:style-name="P84"><text:span text:style-name="T1771"><text:s text:c="16"/>nave.RecibirAtaque(</text:span><text:span text:style-name="T1772">this</text:span><text:span text:style-name="T1773">, posicion);</text:span></text:p>
      <text:p text:style-name="P84"><text:span text:style-name="T1773"><text:s text:c="12"/>}</text:span></text:p>
      <text:p text:style-name="P84"><text:span text:style-name="T1773"><text:s text:c="8"/>}<text:s text:c="8"/></text:span></text:p>
      <text:p text:style-name="P84"><text:span text:style-name="T1773"><text:s text:c="4"/>}</text:span></text:p>
      <text:p text:style-name="P84"><text:span text:style-name="T1773">}</text:span></text:p>
      <text:p text:style-name="P84"><text:span text:style-name="T1774"/></text:p>
      <text:p text:style-name="P84"><text:span text:style-name="T1775">MinaPorContacto.cs</text:span></text:p>
      <text:p text:style-name="P84"><text:span text:style-name="T1776">using</text:span><text:span text:style-name="T1777"><text:s/>System;</text:span></text:p>
      <text:p text:style-name="P84"><text:span text:style-name="T1778">using</text:span><text:span text:style-name="T1779"><text:s/>System.Collections.Generic;</text:span></text:p>
      <text:p text:style-name="P84"><text:span text:style-name="T1780">using</text:span><text:span text:style-name="T1781"><text:s/>System.Linq;</text:span></text:p>
      <text:p text:style-name="P84"><text:span text:style-name="T1782">using</text:span><text:span text:style-name="T1783"><text:s/>System.Text;</text:span></text:p>
      <text:p text:style-name="P84"><text:span text:style-name="T1783"/></text:p>
      <text:p text:style-name="P84"><text:span text:style-name="T1784">namespace</text:span><text:span text:style-name="T1785"><text:s/>BatallaNavalgo</text:span></text:p>
      <text:p text:style-name="P84"><text:span text:style-name="T1785">{</text:span></text:p>
      <text:p text:style-name="P84"><text:span text:style-name="T1785"><text:s text:c="4"/></text:span><text:span text:style-name="T1786">public</text:span><text:span text:style-name="T1787"><text:s/></text:span><text:span text:style-name="T1788">class</text:span><text:span text:style-name="T1789"><text:s/></text:span><text:span text:style-name="T1790">MinaPorContacto</text:span><text:span text:style-name="T1791">:<text:s/></text:span><text:span text:style-name="T1792">Mina</text:span><text:span text:style-name="T1793"/></text:p>
      <text:p text:style-name="P84"><text:span text:style-name="T1793"><text:s text:c="4"/>{</text:span></text:p>
      <text:p text:style-name="P84"><text:span text:style-name="T1793"><text:s text:c="8"/></text:span><text:span text:style-name="T1794">/*Contructor de la MinaPorContacto*/</text:span><text:span text:style-name="T1795"/></text:p>
      <text:p text:style-name="P84"><text:span text:style-name="T1795"><text:s text:c="8"/></text:span><text:span text:style-name="T1796">public</text:span><text:span text:style-name="T1797"><text:s/>MinaPorContacto(</text:span><text:span text:style-name="T1798">Tablero</text:span><text:span text:style-name="T1799"><text:s/>tablero,<text:s/></text:span><text:span text:style-name="T1800">Posicion</text:span><text:span text:style-name="T1801"><text:s/>posicion,<text:s/></text:span><text:span text:style-name="T1802">int</text:span><text:span text:style-name="T1803"><text:s/>costo) </text:span></text:p>
      <text:p text:style-name="P84"><text:span text:style-name="T1803"><text:s text:c="8"/>{</text:span></text:p>
      <text:p text:style-name="P84"><text:span text:style-name="T1803"><text:s text:c="12"/></text:span><text:span text:style-name="T1804">base</text:span><text:span text:style-name="T1805">.TableroEnElQueEsta = tablero;</text:span></text:p>
      <text:p text:style-name="P84"><text:span text:style-name="T1805"><text:s text:c="12"/></text:span><text:span text:style-name="T1806">base</text:span><text:span text:style-name="T1807">.Posicion = posicion;</text:span></text:p>
      <text:p text:style-name="P84"><text:span text:style-name="T1807"><text:s text:c="12"/></text:span><text:span text:style-name="T1808">base</text:span><text:span text:style-name="T1809">.Costo = costo;</text:span></text:p>
      <text:p text:style-name="P84"><text:span text:style-name="T1809"><text:s text:c="12"/></text:span><text:span text:style-name="T1810">this</text:span><text:span text:style-name="T1811">.Radio = 0;<text:s text:c="12"/></text:span></text:p>
      <text:p text:style-name="P84"><text:span text:style-name="T1811"><text:s text:c="12"/>estaExplotado =<text:s/></text:span><text:span text:style-name="T1812">false</text:span><text:span text:style-name="T1813">;<text:s text:c="8"/></text:span></text:p>
      <text:p text:style-name="P84"><text:span text:style-name="T1813"><text:s text:c="8"/>}</text:span></text:p>
      <text:p text:style-name="P84"><text:span text:style-name="T1813"><text:s text:c="8"/></text:span></text:p>
      <text:p text:style-name="P84"><text:span text:style-name="T1813"><text:s text:c="8"/></text:span><text:span text:style-name="T1814">/* Actualiza la mina por contacto. Explota si hay alguna nave en su posici</text:span><text:span text:style-name="T1815">ó</text:span><text:span text:style-name="T1816">n */</text:span><text:span text:style-name="T1817"/></text:p>
      <text:p text:style-name="P84"><text:span text:style-name="T1817"><text:s text:c="8"/></text:span><text:span text:style-name="T1818">public</text:span><text:span text:style-name="T1819"><text:s/></text:span><text:span text:style-name="T1820">override</text:span><text:span text:style-name="T1821"><text:s/></text:span><text:span text:style-name="T1822">void</text:span><text:span text:style-name="T1823"><text:s/>Actualizar() </text:span></text:p>
      <text:p text:style-name="P84"><text:span text:style-name="T1823"><text:s text:c="8"/>{</text:span></text:p>
      <text:p text:style-name="P84"><text:span text:style-name="T1823"><text:s text:c="12"/></text:span><text:span text:style-name="T1824">if</text:span><text:span text:style-name="T1825"><text:s/>(</text:span><text:span text:style-name="T1826">this</text:span><text:span text:style-name="T1827">.Explotado)<text:s/></text:span><text:span text:style-name="T1828">return</text:span><text:span text:style-name="T1829">;</text:span></text:p>
      <text:p text:style-name="P84"><text:span text:style-name="T1829"/></text:p>
      <text:p text:style-name="P84"><text:span text:style-name="T1829"><text:s text:c="12"/></text:span><text:span text:style-name="T1830">if</text:span><text:span text:style-name="T1831"><text:s/>(</text:span><text:span text:style-name="T1832">this</text:span><text:span text:style-name="T1833">.TableroEnElQueEsta.HayNave(</text:span><text:span text:style-name="T1834">this</text:span><text:span text:style-name="T1835">.Posicion)) </text:span></text:p>
      <text:p text:style-name="P84"><text:span text:style-name="T1835"><text:s text:c="12"/>{</text:span></text:p>
      <text:p text:style-name="P84"><text:span text:style-name="T1835"><text:s text:c="16"/>estaExplotado =<text:s/></text:span><text:span text:style-name="T1836">true</text:span><text:span text:style-name="T1837">;</text:span></text:p>
      <text:p text:style-name="P84"><text:span text:style-name="T1837"><text:s text:c="16"/></text:span><text:span text:style-name="T1838">List</text:span><text:span text:style-name="T1839">&lt;</text:span><text:span text:style-name="T1840">Nave</text:span><text:span text:style-name="T1841">&gt; naves =<text:s/></text:span><text:span text:style-name="T1842">this</text:span><text:span text:style-name="T1843">.TableroEnElQueEsta.GetNavesEn(</text:span><text:span text:style-name="T1844">this</text:span><text:span text:style-name="T1845">.Posicion);</text:span></text:p>
      <text:p text:style-name="P84"><text:span text:style-name="T1845"/></text:p>
      <text:p text:style-name="P84"><text:span text:style-name="T1845"><text:s text:c="16"/>DispararA(naves);</text:span></text:p>
      <text:p text:style-name="P84"><text:span text:style-name="T1845"><text:s text:c="12"/>}</text:span></text:p>
      <text:p text:style-name="P84"><text:span text:style-name="T1845"><text:s text:c="8"/>}</text:span></text:p>
      <text:p text:style-name="P84"><text:span text:style-name="T1845"/></text:p>
      <text:p text:style-name="P84"><text:span text:style-name="T1845"><text:s text:c="8"/></text:span><text:span text:style-name="T1846">//-----------------------------------------------------------</text:span><text:span text:style-name="T1847"/></text:p>
      <text:p text:style-name="P84"><text:span text:style-name="T1847"><text:s text:c="8"/></text:span></text:p>
      <text:p text:style-name="P84"><text:span text:style-name="T1847"><text:s text:c="8"/></text:span><text:span text:style-name="T1848">/* Dispara a cada una de las naves en la lista */</text:span><text:span text:style-name="T1849"/></text:p>
      <text:p text:style-name="P84"><text:span text:style-name="T1849"><text:s text:c="8"/></text:span><text:span text:style-name="T1850">private</text:span><text:span text:style-name="T1851"><text:s/></text:span><text:span text:style-name="T1852">void</text:span><text:span text:style-name="T1853"><text:s/>DispararA(</text:span><text:span text:style-name="T1854">List</text:span><text:span text:style-name="T1855">&lt;</text:span><text:span text:style-name="T1856">Nave</text:span><text:span text:style-name="T1857">&gt; naves)</text:span></text:p>
      <text:p text:style-name="P84"><text:span text:style-name="T1857"><text:s text:c="8"/>{</text:span></text:p>
      <text:p text:style-name="P84"><text:span text:style-name="T1857"><text:s text:c="12"/></text:span><text:span text:style-name="T1858">foreach</text:span><text:span text:style-name="T1859"><text:s/>(</text:span><text:span text:style-name="T1860">Nave</text:span><text:span text:style-name="T1861"><text:s/>nave<text:s/></text:span><text:span text:style-name="T1862">in</text:span><text:span text:style-name="T1863"><text:s/>naves)</text:span></text:p>
      <text:p text:style-name="P84"><text:span text:style-name="T1863"><text:s text:c="12"/>{</text:span></text:p>
      <text:p text:style-name="P84"><text:span text:style-name="T1863"><text:s text:c="16"/>nave.RecibirAtaque(</text:span><text:span text:style-name="T1864">this</text:span><text:span text:style-name="T1865">,<text:s/></text:span><text:span text:style-name="T1866">this</text:span><text:span text:style-name="T1867">.Posicion);</text:span></text:p>
      <text:p text:style-name="P84"><text:span text:style-name="T1867"><text:s text:c="12"/>}</text:span></text:p>
      <text:p text:style-name="P84"><text:span text:style-name="T1867"><text:s text:c="8"/>}</text:span></text:p>
      <text:p text:style-name="P84"><text:span text:style-name="T1867"><text:s text:c="8"/></text:span><text:span text:style-name="T1868">/* ---------------------------------------------*/</text:span><text:span text:style-name="T1869"/></text:p>
      <text:p text:style-name="P84"><text:span text:style-name="T1869"><text:s text:c="4"/>}</text:span></text:p>
      <text:p text:style-name="P84"><text:span text:style-name="T1869">}</text:span></text:p>
      <text:p text:style-name="P84"><text:span text:style-name="T1870"/></text:p>
      <text:p text:style-name="P84"><text:span text:style-name="T1871">Nave.cs</text:span></text:p>
      <text:p text:style-name="P84"><text:span text:style-name="T1872">using</text:span><text:span text:style-name="T1873"><text:s/>System;</text:span></text:p>
      <text:p text:style-name="P84"><text:span text:style-name="T1874">using</text:span><text:span text:style-name="T1875"><text:s/>System.Collections.Generic;</text:span></text:p>
      <text:p text:style-name="P84"><text:span text:style-name="T1876">using</text:span><text:span text:style-name="T1877"><text:s/>System.Linq;</text:span></text:p>
      <text:p text:style-name="P84"><text:span text:style-name="T1878">using</text:span><text:span text:style-name="T1879"><text:s/>System.Text;</text:span></text:p>
      <text:p text:style-name="P84"><text:span text:style-name="T1880">using</text:span><text:span text:style-name="T1881"><text:s/>BatallaNavalgoExcepciones;</text:span></text:p>
      <text:p text:style-name="P84"><text:span text:style-name="T1881"/></text:p>
      <text:p text:style-name="P84"><text:span text:style-name="T1882">namespace</text:span><text:span text:style-name="T1883"><text:s/>BatallaNavalgo</text:span></text:p>
      <text:p text:style-name="P84"><text:span text:style-name="T1883">{</text:span></text:p>
      <text:p text:style-name="P84"><text:span text:style-name="T1883"><text:s text:c="4"/></text:span><text:span text:style-name="T1884">public</text:span><text:span text:style-name="T1885"><text:s/></text:span><text:span text:style-name="T1886">enum</text:span><text:span text:style-name="T1887"><text:s/></text:span><text:span text:style-name="T1888">Orientacion</text:span><text:span text:style-name="T1889"/></text:p>
      <text:p text:style-name="P84"><text:span text:style-name="T1889"><text:s text:c="4"/>{</text:span></text:p>
      <text:p text:style-name="P84"><text:span text:style-name="T1889"><text:s text:c="8"/>Vertical = 0,</text:span></text:p>
      <text:p text:style-name="P84"><text:span text:style-name="T1889"><text:s text:c="8"/>Horizontal = 1</text:span></text:p>
      <text:p text:style-name="P84"><text:span text:style-name="T1889"><text:s text:c="4"/>}</text:span></text:p>
      <text:p text:style-name="P84"><text:span text:style-name="T1889"/></text:p>
      <text:p text:style-name="P84"><text:span text:style-name="T1889"><text:s text:c="4"/></text:span><text:span text:style-name="T1890">public</text:span><text:span text:style-name="T1891"><text:s/></text:span><text:span text:style-name="T1892">class</text:span><text:span text:style-name="T1893"><text:s/></text:span><text:span text:style-name="T1894">Nave</text:span><text:span text:style-name="T1895">:<text:s/></text:span><text:span text:style-name="T1896">IAtacable</text:span><text:span text:style-name="T1897"/></text:p>
      <text:p text:style-name="P84"><text:span text:style-name="T1897"><text:s text:c="4"/>{</text:span></text:p>
      <text:p text:style-name="P84"><text:span text:style-name="T1897"><text:s text:c="8"/></text:span><text:span text:style-name="T1898">private</text:span><text:span text:style-name="T1899"><text:s/></text:span><text:span text:style-name="T1900">Direccion</text:span><text:span text:style-name="T1901"><text:s/>direccion;</text:span></text:p>
      <text:p text:style-name="P84"><text:span text:style-name="T1901"><text:s text:c="8"/></text:span><text:span text:style-name="T1902">private</text:span><text:span text:style-name="T1903"><text:s/></text:span><text:span text:style-name="T1904">List</text:span><text:span text:style-name="T1905">&lt;</text:span><text:span text:style-name="T1906">ParteNave</text:span><text:span text:style-name="T1907">&gt; partes;</text:span></text:p>
      <text:p text:style-name="P84"><text:span text:style-name="T1907"/></text:p>
      <text:p text:style-name="P84"><text:span text:style-name="T1907"><text:s text:c="8"/></text:span><text:span text:style-name="T1908">/* Constructor</text:span><text:span text:style-name="T1909"/></text:p>
      <text:p text:style-name="P84"><text:span text:style-name="T1910"><text:s text:c="9"/>* resistenciaDePartes: numero de golpes necesarios para destruir la parte</text:span><text:span text:style-name="T1911"/></text:p>
      <text:p text:style-name="P84"><text:span text:style-name="T1912"><text:s text:c="9"/>* posicionInicial: Posicion donde arranca la nave.</text:span><text:span text:style-name="T1913"/></text:p>
      <text:p text:style-name="P84"><text:span text:style-name="T1914"><text:s text:c="9"/>* orientacion = HORIZONTAL : Crea la nave desde la posicion inicial hacia la derecha ( suma de columna)</text:span><text:span text:style-name="T1915"/></text:p>
      <text:p text:style-name="P84"><text:span text:style-name="T1916"><text:s text:c="9"/>* orientacion = VERTICAL : Crea la nave desde la posicion inicial hacia abajo ( suma de filas )</text:span><text:span text:style-name="T1917"/></text:p>
      <text:p text:style-name="P84"><text:span text:style-name="T1918"><text:s text:c="9"/>*/</text:span><text:span text:style-name="T1919"/></text:p>
      <text:p text:style-name="P84"><text:span text:style-name="T1919"><text:s text:c="8"/></text:span><text:span text:style-name="T1920">public</text:span><text:span text:style-name="T1921"><text:s/>Nave(</text:span><text:span text:style-name="T1922">int</text:span><text:span text:style-name="T1923"><text:s/>numeroDePartes,<text:s/></text:span><text:span text:style-name="T1924">int</text:span><text:span text:style-name="T1925"><text:s/>resistenciaDePartes,<text:s/></text:span><text:span text:style-name="T1926">Posicion</text:span><text:span text:style-name="T1927"><text:s/>posicionInicial,<text:s/></text:span><text:span text:style-name="T1928">Orientacion</text:span><text:span text:style-name="T1929"><text:s/>orientacion,<text:s/></text:span><text:span text:style-name="T1930">Direccion</text:span><text:span text:style-name="T1931"><text:s/>direccion)</text:span></text:p>
      <text:p text:style-name="P84"><text:span text:style-name="T1931"><text:s text:c="8"/>{</text:span></text:p>
      <text:p text:style-name="P84"><text:span text:style-name="T1931"><text:s text:c="12"/></text:span><text:span text:style-name="T1932">this</text:span><text:span text:style-name="T1933">.CrearPartes(numeroDePartes, resistenciaDePartes, posicionInicial, orientacion);</text:span></text:p>
      <text:p text:style-name="P84"><text:span text:style-name="T1933"><text:s text:c="12"/></text:span><text:span text:style-name="T1934">this</text:span><text:span text:style-name="T1935">.direccion = direccion;</text:span></text:p>
      <text:p text:style-name="P84"><text:span text:style-name="T1935"><text:s text:c="8"/>}</text:span></text:p>
      <text:p text:style-name="P84"><text:span text:style-name="T1935"/></text:p>
      <text:p text:style-name="P84"><text:span text:style-name="T1935"><text:s text:c="8"/></text:span><text:span text:style-name="T1936">public</text:span><text:span text:style-name="T1937"><text:s/></text:span><text:span text:style-name="T1938">Direccion</text:span><text:span text:style-name="T1939"><text:s/>Direccion </text:span></text:p>
      <text:p text:style-name="P84"><text:span text:style-name="T1939"><text:s text:c="8"/>{</text:span></text:p>
      <text:p text:style-name="P84"><text:span text:style-name="T1939"><text:s text:c="12"/></text:span><text:span text:style-name="T1940">get</text:span><text:span text:style-name="T1941"><text:s/>{<text:s/></text:span><text:span text:style-name="T1942">return</text:span><text:span text:style-name="T1943"><text:s/>direccion; }</text:span></text:p>
      <text:p text:style-name="P84"><text:span text:style-name="T1943"><text:s text:c="8"/>}</text:span></text:p>
      <text:p text:style-name="P84"><text:span text:style-name="T1943"/></text:p>
      <text:p text:style-name="P84"><text:span text:style-name="T1943"><text:s text:c="9"/></text:span></text:p>
      <text:p text:style-name="P84"><text:span text:style-name="T1943"><text:s text:c="8"/></text:span><text:span text:style-name="T1944">/*Obtiene las posiciones para poder crear la nave*/</text:span><text:span text:style-name="T1945"/></text:p>
      <text:p text:style-name="P84"><text:span text:style-name="T1945"><text:s text:c="8"/></text:span><text:span text:style-name="T1946">private</text:span><text:span text:style-name="T1947"><text:s/></text:span><text:span text:style-name="T1948">List</text:span><text:span text:style-name="T1949">&lt;</text:span><text:span text:style-name="T1950">Posicion</text:span><text:span text:style-name="T1951">&gt; GetPosicionesParaCrearNave(</text:span><text:span text:style-name="T1952">int</text:span><text:span text:style-name="T1953"><text:s/>numeroDePartes,<text:s/></text:span><text:span text:style-name="T1954">Posicion</text:span><text:span text:style-name="T1955"><text:s/>posicionInicial,<text:s/></text:span><text:span text:style-name="T1956">Orientacion</text:span><text:span text:style-name="T1957"><text:s/>orientacion)</text:span></text:p>
      <text:p text:style-name="P84"><text:span text:style-name="T1957"><text:s text:c="8"/>{</text:span></text:p>
      <text:p text:style-name="P84"><text:span text:style-name="T1957"><text:s text:c="12"/></text:span><text:span text:style-name="T1958">List</text:span><text:span text:style-name="T1959">&lt;</text:span><text:span text:style-name="T1960">Posicion</text:span><text:span text:style-name="T1961">&gt; posiciones =<text:s/></text:span><text:span text:style-name="T1962">new</text:span><text:span text:style-name="T1963"><text:s/></text:span><text:span text:style-name="T1964">List</text:span><text:span text:style-name="T1965">&lt;</text:span><text:span text:style-name="T1966">Posicion</text:span><text:span text:style-name="T1967">&gt;();</text:span></text:p>
      <text:p text:style-name="P84"><text:span text:style-name="T1967"><text:s text:c="12"/>posiciones.Add(posicionInicial);</text:span></text:p>
      <text:p text:style-name="P84"><text:span text:style-name="T1967"><text:s text:c="12"/></text:span><text:span text:style-name="T1968">Posicion</text:span><text:span text:style-name="T1969"><text:s/>posicion = posicionInicial;</text:span></text:p>
      <text:p text:style-name="P84"><text:span text:style-name="T1969"><text:s text:c="12"/></text:span><text:span text:style-name="T1970">for</text:span><text:span text:style-name="T1971"><text:s/>(</text:span><text:span text:style-name="T1972">int</text:span><text:span text:style-name="T1973"><text:s/>i = 0; i &lt; numeroDePartes - 1; i++)</text:span></text:p>
      <text:p text:style-name="P84"><text:span text:style-name="T1973"><text:s text:c="12"/>{</text:span></text:p>
      <text:p text:style-name="P84"><text:span text:style-name="T1973"><text:s text:c="16"/></text:span><text:span text:style-name="T1974">if</text:span><text:span text:style-name="T1975"><text:s/>(orientacion ==<text:s/></text:span><text:span text:style-name="T1976">Orientacion</text:span><text:span text:style-name="T1977">.Vertical)</text:span></text:p>
      <text:p text:style-name="P84"><text:span text:style-name="T1977"><text:s text:c="16"/>{</text:span></text:p>
      <text:p text:style-name="P84"><text:span text:style-name="T1977"><text:s text:c="20"/>posicion =<text:s/></text:span><text:span text:style-name="T1978">new</text:span><text:span text:style-name="T1979"><text:s/></text:span><text:span text:style-name="T1980">Posicion</text:span><text:span text:style-name="T1981">(posicion.Fila + 1, posicion.Columna);</text:span></text:p>
      <text:p text:style-name="P84"><text:span text:style-name="T1981"><text:s text:c="16"/>}</text:span></text:p>
      <text:p text:style-name="P84"><text:span text:style-name="T1981"><text:s text:c="16"/></text:span><text:span text:style-name="T1982">else</text:span><text:span text:style-name="T1983"/></text:p>
      <text:p text:style-name="P84"><text:span text:style-name="T1983"><text:s text:c="16"/>{</text:span></text:p>
      <text:p text:style-name="P84"><text:span text:style-name="T1983"><text:s text:c="20"/>posicion =<text:s/></text:span><text:span text:style-name="T1984">new</text:span><text:span text:style-name="T1985"><text:s/></text:span><text:span text:style-name="T1986">Posicion</text:span><text:span text:style-name="T1987">(posicion.Fila, posicion.Columna + 1);</text:span></text:p>
      <text:p text:style-name="P84"><text:span text:style-name="T1987"><text:s text:c="16"/>}</text:span></text:p>
      <text:p text:style-name="P84"><text:span text:style-name="T1987"><text:s text:c="16"/>posiciones.Add(posicion);</text:span></text:p>
      <text:p text:style-name="P84"><text:span text:style-name="T1987"><text:s text:c="12"/>}</text:span></text:p>
      <text:p text:style-name="P84"><text:span text:style-name="T1987"><text:s text:c="12"/></text:span><text:span text:style-name="T1988">return</text:span><text:span text:style-name="T1989"><text:s/>posiciones;</text:span></text:p>
      <text:p text:style-name="P84"><text:span text:style-name="T1989"><text:s text:c="8"/>}</text:span></text:p>
      <text:p text:style-name="P84"><text:span text:style-name="T1989"/></text:p>
      <text:p text:style-name="P84"><text:span text:style-name="T1989"><text:s text:c="8"/></text:span><text:span text:style-name="T1990">/* Permite crear todas las partes de las naves.</text:span><text:span text:style-name="T1991"/></text:p>
      <text:p text:style-name="P84"><text:span text:style-name="T1992"><text:s text:c="9"/>* orientacion = HORIZONTAL : Crea la nave desde la posicion inicial hacia la derecha ( suma de columna)</text:span><text:span text:style-name="T1993"/></text:p>
      <text:p text:style-name="P84"><text:span text:style-name="T1994"><text:s text:c="9"/>* orientacion = VERTICAL : Crea la nave desde la posicion inicial hacia abajo ( suma de filas )</text:span><text:span text:style-name="T1995"/></text:p>
      <text:p text:style-name="P84"><text:span text:style-name="T1996"><text:s text:c="9"/>*/</text:span><text:span text:style-name="T1997"/></text:p>
      <text:p text:style-name="P84"><text:span text:style-name="T1997"><text:s text:c="8"/></text:span><text:span text:style-name="T1998">private</text:span><text:span text:style-name="T1999"><text:s/></text:span><text:span text:style-name="T2000">void</text:span><text:span text:style-name="T2001"><text:s/>CrearPartes(</text:span><text:span text:style-name="T2002">int</text:span><text:span text:style-name="T2003"><text:s/>numeroDePartes,<text:s/></text:span><text:span text:style-name="T2004">int</text:span><text:span text:style-name="T2005"><text:s/>resistencia,<text:s/></text:span><text:span text:style-name="T2006">Posicion</text:span><text:span text:style-name="T2007"><text:s/>posicionInicial,<text:s/></text:span><text:span text:style-name="T2008">Orientacion</text:span><text:span text:style-name="T2009"><text:s/>orientacion)</text:span></text:p>
      <text:p text:style-name="P84"><text:span text:style-name="T2009"><text:s text:c="8"/>{</text:span></text:p>
      <text:p text:style-name="P84"><text:span text:style-name="T2009"><text:s text:c="12"/></text:span><text:span text:style-name="T2010">this</text:span><text:span text:style-name="T2011">.partes =<text:s/></text:span><text:span text:style-name="T2012">new</text:span><text:span text:style-name="T2013"><text:s/></text:span><text:span text:style-name="T2014">List</text:span><text:span text:style-name="T2015">&lt;</text:span><text:span text:style-name="T2016">ParteNave</text:span><text:span text:style-name="T2017">&gt;();</text:span></text:p>
      <text:p text:style-name="P84"><text:span text:style-name="T2017"><text:s text:c="12"/></text:span><text:span text:style-name="T2018">List</text:span><text:span text:style-name="T2019">&lt;</text:span><text:span text:style-name="T2020">Posicion</text:span><text:span text:style-name="T2021">&gt; posiciones = GetPosicionesParaCrearNave(numeroDePartes, posicionInicial, orientacion);</text:span></text:p>
      <text:p text:style-name="P84"><text:span text:style-name="T2021"><text:s text:c="12"/></text:span><text:span text:style-name="T2022">foreach</text:span><text:span text:style-name="T2023"><text:s/>(</text:span><text:span text:style-name="T2024">Posicion</text:span><text:span text:style-name="T2025"><text:s/>posicion<text:s/></text:span><text:span text:style-name="T2026">in</text:span><text:span text:style-name="T2027"><text:s/>posiciones)</text:span></text:p>
      <text:p text:style-name="P84"><text:span text:style-name="T2027"><text:s text:c="12"/>{</text:span></text:p>
      <text:p text:style-name="P84"><text:span text:style-name="T2027"><text:s text:c="16"/></text:span><text:span text:style-name="T2028">if</text:span><text:span text:style-name="T2029"><text:s/>(!posicion.EstaDentroDe(</text:span><text:span text:style-name="T2030">Tablero</text:span><text:span text:style-name="T2031">.ESQUINA_IZQUIERDA_ARRIBA,<text:s/></text:span><text:span text:style-name="T2032">Tablero</text:span><text:span text:style-name="T2033">.ESQUINA_DERECHA_ABAJO))</text:span></text:p>
      <text:p text:style-name="P84"><text:span text:style-name="T2033"><text:s text:c="16"/>{</text:span></text:p>
      <text:p text:style-name="P84"><text:span text:style-name="T2033"><text:s text:c="20"/></text:span><text:span text:style-name="T2034">throw</text:span><text:span text:style-name="T2035"><text:s/></text:span><text:span text:style-name="T2036">new</text:span><text:span text:style-name="T2037"><text:s/></text:span><text:span text:style-name="T2038">ImposibleCrearNaveException</text:span><text:span text:style-name="T2039">();</text:span></text:p>
      <text:p text:style-name="P84"><text:span text:style-name="T2039"><text:s text:c="16"/>}</text:span></text:p>
      <text:p text:style-name="P84"><text:span text:style-name="T2039"/></text:p>
      <text:p text:style-name="P84"><text:span text:style-name="T2039"><text:s text:c="16"/></text:span><text:span text:style-name="T2040">this</text:span><text:span text:style-name="T2041">.partes.Add(</text:span><text:span text:style-name="T2042">new</text:span><text:span text:style-name="T2043"><text:s/></text:span><text:span text:style-name="T2044">ParteNave</text:span><text:span text:style-name="T2045">(resistencia, posicion));</text:span></text:p>
      <text:p text:style-name="P84"><text:span text:style-name="T2045"><text:s text:c="12"/>}</text:span></text:p>
      <text:p text:style-name="P84"><text:span text:style-name="T2045"><text:s text:c="8"/>}</text:span></text:p>
      <text:p text:style-name="P84"><text:span text:style-name="T2045"/></text:p>
      <text:p text:style-name="P84"><text:span text:style-name="T2045"><text:s text:c="8"/></text:span><text:span text:style-name="T2046">/* Obtiene las posiciones donde se encuentra la nave */</text:span><text:span text:style-name="T2047"/></text:p>
      <text:p text:style-name="P84"><text:span text:style-name="T2047"><text:s text:c="8"/></text:span><text:span text:style-name="T2048">public</text:span><text:span text:style-name="T2049"><text:s/></text:span><text:span text:style-name="T2050">List</text:span><text:span text:style-name="T2051">&lt;</text:span><text:span text:style-name="T2052">Posicion</text:span><text:span text:style-name="T2053">&gt; GetPosiciones()</text:span></text:p>
      <text:p text:style-name="P84"><text:span text:style-name="T2053"><text:s text:c="8"/>{</text:span></text:p>
      <text:p text:style-name="P84"><text:span text:style-name="T2053"><text:s text:c="12"/></text:span><text:span text:style-name="T2054">List</text:span><text:span text:style-name="T2055">&lt;</text:span><text:span text:style-name="T2056">Posicion</text:span><text:span text:style-name="T2057">&gt; lista =<text:s/></text:span><text:span text:style-name="T2058">new</text:span><text:span text:style-name="T2059"><text:s/></text:span><text:span text:style-name="T2060">List</text:span><text:span text:style-name="T2061">&lt;</text:span><text:span text:style-name="T2062">Posicion</text:span><text:span text:style-name="T2063">&gt;();</text:span></text:p>
      <text:p text:style-name="P84"><text:span text:style-name="T2063"><text:s text:c="12"/></text:span><text:span text:style-name="T2064">foreach</text:span><text:span text:style-name="T2065"><text:s/>(<text:s/></text:span><text:span text:style-name="T2066">ParteNave</text:span><text:span text:style-name="T2067"><text:s/>parte<text:s/></text:span><text:span text:style-name="T2068">in</text:span><text:span text:style-name="T2069"><text:s/>partes)</text:span></text:p>
      <text:p text:style-name="P84"><text:span text:style-name="T2069"><text:s text:c="12"/>{</text:span></text:p>
      <text:p text:style-name="P84"><text:span text:style-name="T2069"><text:s text:c="16"/>lista.Add(parte.Posicion);</text:span></text:p>
      <text:p text:style-name="P84"><text:span text:style-name="T2069"><text:s text:c="12"/>}</text:span></text:p>
      <text:p text:style-name="P84"><text:span text:style-name="T2069"><text:s text:c="12"/></text:span><text:span text:style-name="T2070">return</text:span><text:span text:style-name="T2071"><text:s/>lista;</text:span></text:p>
      <text:p text:style-name="P84"><text:span text:style-name="T2071"><text:s text:c="8"/>}</text:span></text:p>
      <text:p text:style-name="P84"><text:span text:style-name="T2071"/></text:p>
      <text:p text:style-name="P84"><text:span text:style-name="T2071"/></text:p>
      <text:p text:style-name="P84"><text:span text:style-name="T2071"><text:s text:c="8"/></text:span><text:span text:style-name="T2072">/* Permite verificar si la nave esta destruida en su totalidad */</text:span><text:span text:style-name="T2073"/></text:p>
      <text:p text:style-name="P84"><text:span text:style-name="T2073"><text:s text:c="8"/></text:span><text:span text:style-name="T2074">public</text:span><text:span text:style-name="T2075"><text:s/></text:span><text:span text:style-name="T2076">virtual</text:span><text:span text:style-name="T2077"><text:s/></text:span><text:span text:style-name="T2078">Boolean</text:span><text:span text:style-name="T2079"><text:s/>EstaDestruida() </text:span></text:p>
      <text:p text:style-name="P84"><text:span text:style-name="T2079"><text:s text:c="8"/>{</text:span></text:p>
      <text:p text:style-name="P84"><text:span text:style-name="T2079"><text:s text:c="12"/></text:span><text:span text:style-name="T2080">foreach</text:span><text:span text:style-name="T2081"><text:s/>(</text:span><text:span text:style-name="T2082">ParteNave</text:span><text:span text:style-name="T2083"><text:s/>parte<text:s/></text:span><text:span text:style-name="T2084">in</text:span><text:span text:style-name="T2085"><text:s/>partes)</text:span></text:p>
      <text:p text:style-name="P84"><text:span text:style-name="T2085"><text:s text:c="12"/>{</text:span></text:p>
      <text:p text:style-name="P84"><text:span text:style-name="T2085"><text:s text:c="16"/></text:span><text:span text:style-name="T2086">if</text:span><text:span text:style-name="T2087"><text:s/>(!parte.EstaDestruida())</text:span></text:p>
      <text:p text:style-name="P84"><text:span text:style-name="T2087"><text:s text:c="16"/>{</text:span></text:p>
      <text:p text:style-name="P84"><text:span text:style-name="T2087"><text:s text:c="20"/></text:span><text:span text:style-name="T2088">return</text:span><text:span text:style-name="T2089"><text:s/></text:span><text:span text:style-name="T2090">false</text:span><text:span text:style-name="T2091">;</text:span></text:p>
      <text:p text:style-name="P84"><text:span text:style-name="T2091"><text:s text:c="16"/>}</text:span></text:p>
      <text:p text:style-name="P84"><text:span text:style-name="T2091"><text:s text:c="12"/>}</text:span></text:p>
      <text:p text:style-name="P84"><text:span text:style-name="T2091"><text:s text:c="12"/></text:span><text:span text:style-name="T2092">return</text:span><text:span text:style-name="T2093"><text:s/></text:span><text:span text:style-name="T2094">true</text:span><text:span text:style-name="T2095">;</text:span></text:p>
      <text:p text:style-name="P84"><text:span text:style-name="T2095"><text:s text:c="8"/>}</text:span></text:p>
      <text:p text:style-name="P84"><text:span text:style-name="T2095"><text:s text:c="8"/></text:span></text:p>
      <text:p text:style-name="P84"><text:span text:style-name="T2095"><text:s text:c="8"/></text:span><text:span text:style-name="T2096">/* Permite atacar a la nave, en la posicion especificada*/</text:span><text:span text:style-name="T2097"/></text:p>
      <text:p text:style-name="P84"><text:span text:style-name="T2097"><text:s text:c="8"/></text:span><text:span text:style-name="T2098">private</text:span><text:span text:style-name="T2099"><text:s/></text:span><text:span text:style-name="T2100">void</text:span><text:span text:style-name="T2101"><text:s/>RecibirAtaqueGeneral(</text:span><text:span text:style-name="T2102">Armamento</text:span><text:span text:style-name="T2103"><text:s/>armamento,<text:s/></text:span><text:span text:style-name="T2104">Posicion</text:span><text:span text:style-name="T2105"><text:s/>posicion)</text:span></text:p>
      <text:p text:style-name="P84"><text:span text:style-name="T2105"><text:s text:c="8"/>{</text:span></text:p>
      <text:p text:style-name="P84"><text:span text:style-name="T2105"><text:s text:c="12"/></text:span><text:span text:style-name="T2106">foreach</text:span><text:span text:style-name="T2107"><text:s/>(</text:span><text:span text:style-name="T2108">ParteNave</text:span><text:span text:style-name="T2109"><text:s/>parte<text:s/></text:span><text:span text:style-name="T2110">in</text:span><text:span text:style-name="T2111"><text:s/>partes)</text:span></text:p>
      <text:p text:style-name="P84"><text:span text:style-name="T2111"><text:s text:c="12"/>{</text:span></text:p>
      <text:p text:style-name="P84"><text:span text:style-name="T2111"><text:s text:c="16"/></text:span><text:span text:style-name="T2112">if</text:span><text:span text:style-name="T2113"><text:s/>(parte.Posicion.EsIgualA(posicion))</text:span></text:p>
      <text:p text:style-name="P84"><text:span text:style-name="T2113"><text:s text:c="16"/>{</text:span></text:p>
      <text:p text:style-name="P84"><text:span text:style-name="T2113"><text:s text:c="20"/>parte.RecibirAtaque();</text:span></text:p>
      <text:p text:style-name="P84"><text:span text:style-name="T2113"><text:s text:c="20"/></text:span><text:span text:style-name="T2114">return</text:span><text:span text:style-name="T2115">;</text:span></text:p>
      <text:p text:style-name="P84"><text:span text:style-name="T2115"><text:s text:c="16"/>}</text:span></text:p>
      <text:p text:style-name="P84"><text:span text:style-name="T2115"><text:s text:c="12"/>}</text:span></text:p>
      <text:p text:style-name="P84"><text:span text:style-name="T2115"><text:s text:c="8"/>}</text:span></text:p>
      <text:p text:style-name="P84"><text:span text:style-name="T2115"/></text:p>
      <text:p text:style-name="P84"><text:span text:style-name="T2115"><text:s text:c="8"/></text:span><text:span text:style-name="T2116">/* Ataca a la nave, dado un disparo */</text:span><text:span text:style-name="T2117"/></text:p>
      <text:p text:style-name="P84"><text:span text:style-name="T2117"><text:s text:c="8"/></text:span><text:span text:style-name="T2118">public</text:span><text:span text:style-name="T2119"><text:s/></text:span><text:span text:style-name="T2120">virtual</text:span><text:span text:style-name="T2121"><text:s/></text:span><text:span text:style-name="T2122">void</text:span><text:span text:style-name="T2123"><text:s/>RecibirAtaque(</text:span><text:span text:style-name="T2124">DisparoComun</text:span><text:span text:style-name="T2125"><text:s/>disparo,<text:s/></text:span><text:span text:style-name="T2126">Posicion</text:span><text:span text:style-name="T2127"><text:s/>posicion)</text:span></text:p>
      <text:p text:style-name="P84"><text:span text:style-name="T2127"><text:s text:c="8"/>{</text:span></text:p>
      <text:p text:style-name="P84"><text:span text:style-name="T2127"><text:s text:c="12"/>RecibirAtaqueGeneral(disparo, posicion);</text:span></text:p>
      <text:p text:style-name="P84"><text:span text:style-name="T2127"><text:s text:c="8"/>}</text:span></text:p>
      <text:p text:style-name="P84"><text:span text:style-name="T2127"/></text:p>
      <text:p text:style-name="P84"><text:span text:style-name="T2127"><text:s text:c="8"/></text:span><text:span text:style-name="T2128">/* Ataca a la nave, dada una mina */</text:span><text:span text:style-name="T2129"/></text:p>
      <text:p text:style-name="P84"><text:span text:style-name="T2129"><text:s text:c="8"/></text:span><text:span text:style-name="T2130">public</text:span><text:span text:style-name="T2131"><text:s/></text:span><text:span text:style-name="T2132">virtual</text:span><text:span text:style-name="T2133"><text:s/></text:span><text:span text:style-name="T2134">void</text:span><text:span text:style-name="T2135"><text:s/>RecibirAtaque(</text:span><text:span text:style-name="T2136">Mina</text:span><text:span text:style-name="T2137"><text:s/>mina,<text:s/></text:span><text:span text:style-name="T2138">Posicion</text:span><text:span text:style-name="T2139"><text:s/>posicion)</text:span></text:p>
      <text:p text:style-name="P84"><text:span text:style-name="T2139"><text:s text:c="8"/>{</text:span></text:p>
      <text:p text:style-name="P84"><text:span text:style-name="T2139"><text:s text:c="12"/>RecibirAtaqueGeneral(mina, posicion);</text:span></text:p>
      <text:p text:style-name="P84"><text:span text:style-name="T2139"><text:s text:c="8"/>}</text:span></text:p>
      <text:p text:style-name="P84"><text:span text:style-name="T2139"/></text:p>
      <text:p text:style-name="P84"><text:span text:style-name="T2139"><text:s text:c="8"/></text:span><text:span text:style-name="T2140">/* Verifica que la nueva posicion de las partes este dentro del rango del Tablero */</text:span><text:span text:style-name="T2141"/></text:p>
      <text:p text:style-name="P84"><text:span text:style-name="T2141"><text:s text:c="8"/></text:span><text:span text:style-name="T2142">private</text:span><text:span text:style-name="T2143"><text:s/></text:span><text:span text:style-name="T2144">Boolean</text:span><text:span text:style-name="T2145"><text:s/>SePuedenMoverLasPartes()</text:span></text:p>
      <text:p text:style-name="P84"><text:span text:style-name="T2145"><text:s text:c="8"/>{</text:span></text:p>
      <text:p text:style-name="P84"><text:span text:style-name="T2145"><text:s text:c="12"/></text:span><text:span text:style-name="T2146">foreach</text:span><text:span text:style-name="T2147"><text:s/>(</text:span><text:span text:style-name="T2148">ParteNave</text:span><text:span text:style-name="T2149"><text:s/>parte<text:s/></text:span><text:span text:style-name="T2150">in</text:span><text:span text:style-name="T2151"><text:s/>partes)</text:span></text:p>
      <text:p text:style-name="P84"><text:span text:style-name="T2151"><text:s text:c="12"/>{</text:span></text:p>
      <text:p text:style-name="P84"><text:span text:style-name="T2151"><text:s text:c="16"/></text:span><text:span text:style-name="T2152">if</text:span><text:span text:style-name="T2153"><text:s/>(!direccion.GetNuevaPosicion(parte.Posicion).EstaDentroDe(</text:span><text:span text:style-name="T2154">Tablero</text:span><text:span text:style-name="T2155">.ESQUINA_IZQUIERDA_ARRIBA,</text:span></text:p>
      <text:p text:style-name="P84"><text:span text:style-name="T2155"><text:s text:c="77"/></text:span><text:span text:style-name="T2156">Tablero</text:span><text:span text:style-name="T2157">.ESQUINA_DERECHA_ABAJO))</text:span></text:p>
      <text:p text:style-name="P84"><text:span text:style-name="T2157"><text:s text:c="20"/></text:span><text:span text:style-name="T2158">return</text:span><text:span text:style-name="T2159"><text:s/></text:span><text:span text:style-name="T2160">false</text:span><text:span text:style-name="T2161">;</text:span></text:p>
      <text:p text:style-name="P84"><text:span text:style-name="T2161"><text:s text:c="12"/>}</text:span></text:p>
      <text:p text:style-name="P84"><text:span text:style-name="T2161"><text:s text:c="12"/></text:span><text:span text:style-name="T2162">return</text:span><text:span text:style-name="T2163"><text:s/></text:span><text:span text:style-name="T2164">true</text:span><text:span text:style-name="T2165">;</text:span></text:p>
      <text:p text:style-name="P84"><text:span text:style-name="T2165"><text:s text:c="8"/>}</text:span></text:p>
      <text:p text:style-name="P84"><text:span text:style-name="T2165"/></text:p>
      <text:p text:style-name="P84"><text:span text:style-name="T2165"><text:s text:c="8"/></text:span><text:span text:style-name="T2166">/* Mueve todas las posiciones de la nave, segun la direccion especificada */</text:span><text:span text:style-name="T2167"/></text:p>
      <text:p text:style-name="P84"><text:span text:style-name="T2167"><text:s text:c="8"/></text:span><text:span text:style-name="T2168">public</text:span><text:span text:style-name="T2169"><text:s/></text:span><text:span text:style-name="T2170">void</text:span><text:span text:style-name="T2171"><text:s/>Mover ( )</text:span></text:p>
      <text:p text:style-name="P84"><text:span text:style-name="T2171"><text:s text:c="8"/>{</text:span></text:p>
      <text:p text:style-name="P84"><text:span text:style-name="T2171"><text:s text:c="12"/></text:span><text:span text:style-name="T2172">if</text:span><text:span text:style-name="T2173"><text:s/>(!SePuedenMoverLasPartes())</text:span></text:p>
      <text:p text:style-name="P84"><text:span text:style-name="T2173"><text:s text:c="12"/>{</text:span></text:p>
      <text:p text:style-name="P84"><text:span text:style-name="T2173"><text:s text:c="16"/>direccion = direccion.Invertir();</text:span></text:p>
      <text:p text:style-name="P84"><text:span text:style-name="T2173"><text:s text:c="16"/></text:span><text:span text:style-name="T2174">if</text:span><text:span text:style-name="T2175"><text:s/>(!SePuedenMoverLasPartes())</text:span></text:p>
      <text:p text:style-name="P84"><text:span text:style-name="T2175"><text:s text:c="16"/>{<text:s text:c="3"/></text:span><text:span text:style-name="T2176">// Situaci</text:span><text:span text:style-name="T2177">ó</text:span><text:span text:style-name="T2178">n en la cual la nave est</text:span><text:span text:style-name="T2179">á</text:span><text:span text:style-name="T2180"><text:s/>estancada.</text:span><text:span text:style-name="T2181"/></text:p>
      <text:p text:style-name="P84"><text:span text:style-name="T2181"><text:s text:c="20"/></text:span><text:span text:style-name="T2182">return</text:span><text:span text:style-name="T2183">;</text:span></text:p>
      <text:p text:style-name="P84"><text:span text:style-name="T2183"><text:s text:c="16"/>}</text:span></text:p>
      <text:p text:style-name="P84"><text:span text:style-name="T2183"><text:s text:c="12"/>}</text:span></text:p>
      <text:p text:style-name="P84"><text:span text:style-name="T2183"/></text:p>
      <text:p text:style-name="P84"><text:span text:style-name="T2183"><text:s text:c="12"/></text:span><text:span text:style-name="T2184">foreach</text:span><text:span text:style-name="T2185">(</text:span><text:span text:style-name="T2186">ParteNave</text:span><text:span text:style-name="T2187"><text:s/>parte<text:s/></text:span><text:span text:style-name="T2188">in</text:span><text:span text:style-name="T2189"><text:s/>partes)</text:span></text:p>
      <text:p text:style-name="P84"><text:span text:style-name="T2189"><text:s text:c="12"/>{</text:span></text:p>
      <text:p text:style-name="P84"><text:span text:style-name="T2189"><text:s text:c="16"/>parte.Posicion = direccion.GetNuevaPosicion(parte.Posicion);</text:span></text:p>
      <text:p text:style-name="P84"><text:span text:style-name="T2189"><text:s text:c="12"/>}</text:span></text:p>
      <text:p text:style-name="P84"><text:span text:style-name="T2189"><text:s text:c="8"/>}</text:span></text:p>
      <text:p text:style-name="P84"><text:span text:style-name="T2189"/></text:p>
      <text:p text:style-name="P84"><text:span text:style-name="T2189"><text:s text:c="8"/></text:span><text:span text:style-name="T2190">/* Permite saber si la parte ubicada en posicion est</text:span><text:span text:style-name="T2191">á</text:span><text:span text:style-name="T2192"><text:s/>destruida o no */</text:span><text:span text:style-name="T2193"/></text:p>
      <text:p text:style-name="P84"><text:span text:style-name="T2193"><text:s text:c="8"/></text:span><text:span text:style-name="T2194">public</text:span><text:span text:style-name="T2195"><text:s/></text:span><text:span text:style-name="T2196">bool</text:span><text:span text:style-name="T2197"><text:s/>EstaDestruidaEnLaPosicion(</text:span><text:span text:style-name="T2198">Posicion</text:span><text:span text:style-name="T2199"><text:s/>posicion)</text:span></text:p>
      <text:p text:style-name="P84"><text:span text:style-name="T2199"><text:s text:c="8"/>{</text:span></text:p>
      <text:p text:style-name="P84"><text:span text:style-name="T2199"><text:s text:c="12"/></text:span><text:span text:style-name="T2200">foreach</text:span><text:span text:style-name="T2201"><text:s/>(</text:span><text:span text:style-name="T2202">ParteNave</text:span><text:span text:style-name="T2203"><text:s/>parte<text:s/></text:span><text:span text:style-name="T2204">in</text:span><text:span text:style-name="T2205"><text:s/>partes)</text:span></text:p>
      <text:p text:style-name="P84"><text:span text:style-name="T2205"><text:s text:c="12"/>{</text:span></text:p>
      <text:p text:style-name="P84"><text:span text:style-name="T2205"><text:s text:c="16"/></text:span><text:span text:style-name="T2206">if</text:span><text:span text:style-name="T2207"><text:s/>(parte.Posicion.EsIgualA(posicion))</text:span></text:p>
      <text:p text:style-name="P84"><text:span text:style-name="T2207"><text:s text:c="20"/></text:span><text:span text:style-name="T2208">return</text:span><text:span text:style-name="T2209"><text:s/>parte.EstaDestruida();</text:span></text:p>
      <text:p text:style-name="P84"><text:span text:style-name="T2209"><text:s text:c="12"/>}</text:span></text:p>
      <text:p text:style-name="P84"><text:span text:style-name="T2209"><text:s text:c="12"/></text:span><text:span text:style-name="T2210">return</text:span><text:span text:style-name="T2211"><text:s/></text:span><text:span text:style-name="T2212">false</text:span><text:span text:style-name="T2213">;</text:span></text:p>
      <text:p text:style-name="P84"><text:span text:style-name="T2213"><text:s text:c="8"/>}</text:span></text:p>
      <text:p text:style-name="P84"><text:span text:style-name="T2213"/></text:p>
      <text:p text:style-name="P84"><text:span text:style-name="T2213"><text:s text:c="8"/></text:span><text:span text:style-name="T2214">/*Verificaciones para comprobar de que se puede crear la nave*/</text:span><text:span text:style-name="T2215"/></text:p>
      <text:p text:style-name="P84"><text:span text:style-name="T2215"><text:s text:c="8"/></text:span><text:span text:style-name="T2216">public</text:span><text:span text:style-name="T2217"><text:s/></text:span><text:span text:style-name="T2218">static</text:span><text:span text:style-name="T2219"><text:s/></text:span><text:span text:style-name="T2220">bool</text:span><text:span text:style-name="T2221"><text:s/>SePuedeCrear(</text:span><text:span text:style-name="T2222">int</text:span><text:span text:style-name="T2223"><text:s/>numeroDePartes,<text:s/></text:span><text:span text:style-name="T2224">Posicion</text:span><text:span text:style-name="T2225"><text:s/>posicionInicial,<text:s/></text:span><text:span text:style-name="T2226">Orientacion</text:span><text:span text:style-name="T2227"><text:s/>orientacion)</text:span></text:p>
      <text:p text:style-name="P84"><text:span text:style-name="T2227"><text:s text:c="8"/>{</text:span></text:p>
      <text:p text:style-name="P84"><text:span text:style-name="T2227"><text:s text:c="12"/></text:span><text:span text:style-name="T2228">Posicion</text:span><text:span text:style-name="T2229"><text:s/>posicionExtrema;</text:span></text:p>
      <text:p text:style-name="P84"><text:span text:style-name="T2229"><text:s text:c="12"/></text:span><text:span text:style-name="T2230">if</text:span><text:span text:style-name="T2231"><text:s/>(orientacion ==<text:s/></text:span><text:span text:style-name="T2232">Orientacion</text:span><text:span text:style-name="T2233">.Vertical)</text:span></text:p>
      <text:p text:style-name="P84"><text:span text:style-name="T2233"><text:s text:c="16"/>posicionExtrema =<text:s/></text:span><text:span text:style-name="T2234">new</text:span><text:span text:style-name="T2235"><text:s/></text:span><text:span text:style-name="T2236">Posicion</text:span><text:span text:style-name="T2237">(posicionInicial.Fila + numeroDePartes - 1, posicionInicial.Columna);</text:span></text:p>
      <text:p text:style-name="P84"><text:span text:style-name="T2237"><text:s text:c="12"/></text:span><text:span text:style-name="T2238">else</text:span><text:span text:style-name="T2239"><text:s/></text:span></text:p>
      <text:p text:style-name="P84"><text:span text:style-name="T2239"><text:s text:c="16"/>posicionExtrema =<text:s/></text:span><text:span text:style-name="T2240">new</text:span><text:span text:style-name="T2241"><text:s/></text:span><text:span text:style-name="T2242">Posicion</text:span><text:span text:style-name="T2243">(posicionInicial.Fila, posicionInicial.Columna + numeroDePartes - 1);</text:span></text:p>
      <text:p text:style-name="P84"><text:span text:style-name="T2243"/></text:p>
      <text:p text:style-name="P84"><text:span text:style-name="T2243"><text:s text:c="12"/></text:span><text:span text:style-name="T2244">bool</text:span><text:span text:style-name="T2245"><text:s/>posicionInicialValida = posicionInicial.EstaDentroDe(</text:span><text:span text:style-name="T2246">Tablero</text:span><text:span text:style-name="T2247">.ESQUINA_IZQUIERDA_ARRIBA,<text:s/></text:span><text:span text:style-name="T2248">Tablero</text:span><text:span text:style-name="T2249">.ESQUINA_DERECHA_ABAJO);</text:span></text:p>
      <text:p text:style-name="P84"><text:span text:style-name="T2249"><text:s text:c="12"/></text:span><text:span text:style-name="T2250">bool</text:span><text:span text:style-name="T2251"><text:s/>posicionExtremaValida = posicionExtrema.EstaDentroDe(</text:span><text:span text:style-name="T2252">Tablero</text:span><text:span text:style-name="T2253">.ESQUINA_IZQUIERDA_ARRIBA,<text:s/></text:span><text:span text:style-name="T2254">Tablero</text:span><text:span text:style-name="T2255">.ESQUINA_DERECHA_ABAJO);</text:span></text:p>
      <text:p text:style-name="P84"><text:span text:style-name="T2255"/></text:p>
      <text:p text:style-name="P84"><text:span text:style-name="T2255"><text:s text:c="12"/></text:span><text:span text:style-name="T2256">return</text:span><text:span text:style-name="T2257"><text:s/>posicionInicialValida &amp;&amp; posicionExtremaValida;</text:span></text:p>
      <text:p text:style-name="P84"><text:span text:style-name="T2257"><text:s text:c="8"/>}</text:span></text:p>
      <text:p text:style-name="P84"><text:span text:style-name="T2257"><text:s text:c="4"/>}</text:span></text:p>
      <text:p text:style-name="P84"><text:span text:style-name="T2257">}</text:span></text:p>
      <text:p text:style-name="P84"><text:span text:style-name="T2258"/></text:p>
      <text:p text:style-name="P84"><text:span text:style-name="T2259">NaveFactory.cs</text:span><text:span text:style-name="T2260"/></text:p>
      <text:p text:style-name="P84"><text:span text:style-name="T2261">using</text:span><text:span text:style-name="T2262"><text:s/>System;</text:span></text:p>
      <text:p text:style-name="P84"><text:span text:style-name="T2263">using</text:span><text:span text:style-name="T2264"><text:s/>System.Collections.Generic;</text:span></text:p>
      <text:p text:style-name="P84"><text:span text:style-name="T2265">using</text:span><text:span text:style-name="T2266"><text:s/>System.Linq;</text:span></text:p>
      <text:p text:style-name="P84"><text:span text:style-name="T2267">using</text:span><text:span text:style-name="T2268"><text:s/>System.Text;</text:span></text:p>
      <text:p text:style-name="P84"><text:span text:style-name="T2268"/></text:p>
      <text:p text:style-name="P84"><text:span text:style-name="T2269">namespace</text:span><text:span text:style-name="T2270"><text:s/>BatallaNavalgo</text:span></text:p>
      <text:p text:style-name="P84"><text:span text:style-name="T2270">{</text:span></text:p>
      <text:p text:style-name="P84"><text:span text:style-name="T2270"><text:s text:c="4"/></text:span><text:span text:style-name="T2271">public</text:span><text:span text:style-name="T2272"><text:s/></text:span><text:span text:style-name="T2273">class</text:span><text:span text:style-name="T2274"><text:s/></text:span><text:span text:style-name="T2275">NaveFactory</text:span><text:span text:style-name="T2276"/></text:p>
      <text:p text:style-name="P84"><text:span text:style-name="T2276"><text:s text:c="4"/>{</text:span></text:p>
      <text:p text:style-name="P84"><text:span text:style-name="T2276"><text:s text:c="8"/></text:span><text:span text:style-name="T2277">public</text:span><text:span text:style-name="T2278"><text:s/></text:span><text:span text:style-name="T2279">static</text:span><text:span text:style-name="T2280"><text:s/></text:span><text:span text:style-name="T2281">Random</text:span><text:span text:style-name="T2282"><text:s/>numeroAleatorio =<text:s/></text:span><text:span text:style-name="T2283">new</text:span><text:span text:style-name="T2284"><text:s/></text:span><text:span text:style-name="T2285">Random</text:span><text:span text:style-name="T2286">();</text:span></text:p>
      <text:p text:style-name="P84"><text:span text:style-name="T2286"/></text:p>
      <text:p text:style-name="P84"><text:span text:style-name="T2286"><text:s text:c="8"/></text:span><text:span text:style-name="T2287">/*Se obtiene una direccion aleatoria dentro de las posibles direcciones que existen*/</text:span><text:span text:style-name="T2288"/></text:p>
      <text:p text:style-name="P84"><text:span text:style-name="T2288"><text:s text:c="8"/></text:span><text:span text:style-name="T2289">private</text:span><text:span text:style-name="T2290"><text:s/></text:span><text:span text:style-name="T2291">static</text:span><text:span text:style-name="T2292"><text:s/></text:span><text:span text:style-name="T2293">Direccion</text:span><text:span text:style-name="T2294"><text:s/>ObtenerDireccionAleatoria()</text:span></text:p>
      <text:p text:style-name="P84"><text:span text:style-name="T2294"><text:s text:c="8"/>{</text:span></text:p>
      <text:p text:style-name="P84"><text:span text:style-name="T2294"><text:s text:c="12"/></text:span><text:span text:style-name="T2295">int</text:span><text:span text:style-name="T2296"><text:s/>numeroDeDireccionAleatoria = (numeroAleatorio).Next(0,<text:s/></text:span><text:span text:style-name="T2297">Direccion</text:span><text:span text:style-name="T2298">.DireccionesDisponibles.Length);</text:span></text:p>
      <text:p text:style-name="P84"><text:span text:style-name="T2298"/></text:p>
      <text:p text:style-name="P84"><text:span text:style-name="T2298"><text:s text:c="12"/></text:span><text:span text:style-name="T2299">return</text:span><text:span text:style-name="T2300"><text:s/></text:span><text:span text:style-name="T2301">Direccion</text:span><text:span text:style-name="T2302">.DireccionesDisponibles[numeroDeDireccionAleatoria];</text:span></text:p>
      <text:p text:style-name="P84"><text:span text:style-name="T2302"><text:s text:c="8"/>}</text:span></text:p>
      <text:p text:style-name="P84"><text:span text:style-name="T2302"/></text:p>
      <text:p text:style-name="P84"><text:span text:style-name="T2302"><text:s text:c="8"/></text:span><text:span text:style-name="T2303">/*Se obtiene una orientacion aleatoria dentro de las posibles orientaciones que existen*/</text:span><text:span text:style-name="T2304"/></text:p>
      <text:p text:style-name="P84"><text:span text:style-name="T2304"><text:s text:c="8"/></text:span><text:span text:style-name="T2305">public</text:span><text:span text:style-name="T2306"><text:s/></text:span><text:span text:style-name="T2307">static</text:span><text:span text:style-name="T2308"><text:s/></text:span><text:span text:style-name="T2309">Orientacion</text:span><text:span text:style-name="T2310"><text:s/>ObtenerOrientacionAleatoria()</text:span></text:p>
      <text:p text:style-name="P84"><text:span text:style-name="T2310"><text:s text:c="8"/>{</text:span></text:p>
      <text:p text:style-name="P84"><text:span text:style-name="T2310"><text:s text:c="12"/></text:span><text:span text:style-name="T2311">if</text:span><text:span text:style-name="T2312"><text:s/>((numeroAleatorio).Next(0, 2) == 0)</text:span></text:p>
      <text:p text:style-name="P84"><text:span text:style-name="T2312"><text:s text:c="16"/></text:span><text:span text:style-name="T2313">return</text:span><text:span text:style-name="T2314"><text:s/></text:span><text:span text:style-name="T2315">Orientacion</text:span><text:span text:style-name="T2316">.Vertical;</text:span></text:p>
      <text:p text:style-name="P84"><text:span text:style-name="T2316"><text:s text:c="12"/></text:span><text:span text:style-name="T2317">return</text:span><text:span text:style-name="T2318"><text:s/></text:span><text:span text:style-name="T2319">Orientacion</text:span><text:span text:style-name="T2320">.Horizontal;</text:span></text:p>
      <text:p text:style-name="P84"><text:span text:style-name="T2320"><text:s text:c="8"/>}</text:span></text:p>
      <text:p text:style-name="P84"><text:span text:style-name="T2320"/></text:p>
      <text:p text:style-name="P84"><text:span text:style-name="T2320"><text:s text:c="8"/></text:span><text:span text:style-name="T2321">/*Se obtiene una posicion aleatoria dentro de las posibles posiciones que existen*/</text:span><text:span text:style-name="T2322"/></text:p>
      <text:p text:style-name="P84"><text:span text:style-name="T2322"><text:s text:c="8"/></text:span><text:span text:style-name="T2323">public</text:span><text:span text:style-name="T2324"><text:s/></text:span><text:span text:style-name="T2325">static</text:span><text:span text:style-name="T2326"><text:s/></text:span><text:span text:style-name="T2327">Posicion</text:span><text:span text:style-name="T2328"><text:s/>ObtenerPosicionAleatoria()</text:span></text:p>
      <text:p text:style-name="P84"><text:span text:style-name="T2328"><text:s text:c="8"/>{</text:span></text:p>
      <text:p text:style-name="P84"><text:span text:style-name="T2328"><text:s text:c="12"/></text:span><text:span text:style-name="T2329">return</text:span><text:span text:style-name="T2330"><text:s/></text:span><text:span text:style-name="T2331">Posicion</text:span><text:span text:style-name="T2332">.HacerAleatoria(1,<text:s/></text:span><text:span text:style-name="T2333">Tablero</text:span><text:span text:style-name="T2334">.Filas, 1,<text:s/></text:span><text:span text:style-name="T2335">Tablero</text:span><text:span text:style-name="T2336">.Columnas);</text:span></text:p>
      <text:p text:style-name="P84"><text:span text:style-name="T2336"><text:s text:c="8"/>}</text:span></text:p>
      <text:p text:style-name="P84"><text:span text:style-name="T2336"/></text:p>
      <text:p text:style-name="P84"><text:span text:style-name="T2336"><text:s text:c="8"/></text:span><text:span text:style-name="T2337">/*Crea una lancha con posicion, direccion y orientacion aleatoria*/</text:span><text:span text:style-name="T2338"/></text:p>
      <text:p text:style-name="P84"><text:span text:style-name="T2338"><text:s text:c="8"/></text:span><text:span text:style-name="T2339">public</text:span><text:span text:style-name="T2340"><text:s/></text:span><text:span text:style-name="T2341">static</text:span><text:span text:style-name="T2342"><text:s/></text:span><text:span text:style-name="T2343">Nave</text:span><text:span text:style-name="T2344"><text:s/>CrearLancha()</text:span></text:p>
      <text:p text:style-name="P84"><text:span text:style-name="T2344"><text:s text:c="8"/>{</text:span></text:p>
      <text:p text:style-name="P84"><text:span text:style-name="T2344"><text:s text:c="12"/></text:span><text:span text:style-name="T2345">int</text:span><text:span text:style-name="T2346"><text:s/>numeroDePartesLancha = 2;</text:span></text:p>
      <text:p text:style-name="P84"><text:span text:style-name="T2346"><text:s text:c="12"/></text:span><text:span text:style-name="T2347">int</text:span><text:span text:style-name="T2348"><text:s/>resistenciaDeLancha = 1;</text:span></text:p>
      <text:p text:style-name="P84"><text:span text:style-name="T2348"><text:s text:c="12"/></text:span><text:span text:style-name="T2349">Posicion</text:span><text:span text:style-name="T2350"><text:s/>posicionAleatoria;</text:span></text:p>
      <text:p text:style-name="P84"><text:span text:style-name="T2350"><text:s text:c="12"/></text:span><text:span text:style-name="T2351">Orientacion</text:span><text:span text:style-name="T2352"><text:s/>orientacionNave;</text:span></text:p>
      <text:p text:style-name="P84"><text:span text:style-name="T2352"><text:s text:c="12"/></text:span><text:span text:style-name="T2353">do</text:span><text:span text:style-name="T2354"/></text:p>
      <text:p text:style-name="P84"><text:span text:style-name="T2354"><text:s text:c="12"/>{</text:span></text:p>
      <text:p text:style-name="P84"><text:span text:style-name="T2354"><text:s text:c="16"/>posicionAleatoria = ObtenerPosicionAleatoria();</text:span></text:p>
      <text:p text:style-name="P84"><text:span text:style-name="T2354"><text:s text:c="16"/>orientacionNave = ObtenerOrientacionAleatoria();<text:s text:c="15"/></text:span></text:p>
      <text:p text:style-name="P84"><text:span text:style-name="T2354"><text:s text:c="12"/>}<text:s/></text:span><text:span text:style-name="T2355">while</text:span><text:span text:style-name="T2356"><text:s/>(!</text:span><text:span text:style-name="T2357">Nave</text:span><text:span text:style-name="T2358">.SePuedeCrear(numeroDePartesLancha, posicionAleatoria, orientacionNave));</text:span></text:p>
      <text:p text:style-name="P84"><text:span text:style-name="T2358"/></text:p>
      <text:p text:style-name="P84"><text:span text:style-name="T2358"><text:s text:c="12"/></text:span><text:span text:style-name="T2359">Direccion</text:span><text:span text:style-name="T2360"><text:s/>direccionDeNave = ObtenerDireccionAleatoria();<text:s text:c="12"/></text:span></text:p>
      <text:p text:style-name="P84"><text:span text:style-name="T2360"><text:s text:c="12"/></text:span><text:span text:style-name="T2361">Nave</text:span><text:span text:style-name="T2362"><text:s/>lancha =<text:s/></text:span><text:span text:style-name="T2363">new</text:span><text:span text:style-name="T2364"><text:s/></text:span><text:span text:style-name="T2365">Nave</text:span><text:span text:style-name="T2366">(numeroDePartesLancha, resistenciaDeLancha, posicionAleatoria, orientacionNave, direccionDeNave);</text:span></text:p>
      <text:p text:style-name="P84"><text:span text:style-name="T2366"><text:s text:c="12"/></text:span></text:p>
      <text:p text:style-name="P84"><text:span text:style-name="T2366"><text:s text:c="12"/></text:span><text:span text:style-name="T2367">return</text:span><text:span text:style-name="T2368"><text:s/>lancha;</text:span></text:p>
      <text:p text:style-name="P84"><text:span text:style-name="T2368"><text:s text:c="8"/>}</text:span></text:p>
      <text:p text:style-name="P84"><text:span text:style-name="T2368"/></text:p>
      <text:p text:style-name="P84"><text:span text:style-name="T2368"><text:s text:c="8"/></text:span><text:span text:style-name="T2369">/*Crea un destructor con posicion, direccion y orientacion aleatoria*/</text:span><text:span text:style-name="T2370"/></text:p>
      <text:p text:style-name="P84"><text:span text:style-name="T2370"><text:s text:c="8"/></text:span><text:span text:style-name="T2371">public</text:span><text:span text:style-name="T2372"><text:s/></text:span><text:span text:style-name="T2373">static</text:span><text:span text:style-name="T2374"><text:s/></text:span><text:span text:style-name="T2375">Destructor</text:span><text:span text:style-name="T2376"><text:s/>CrearDestructor()</text:span></text:p>
      <text:p text:style-name="P84"><text:span text:style-name="T2376"><text:s text:c="8"/>{</text:span></text:p>
      <text:p text:style-name="P84"><text:span text:style-name="T2376"><text:s text:c="12"/></text:span><text:span text:style-name="T2377">Posicion</text:span><text:span text:style-name="T2378"><text:s/>posicionAleatoria;</text:span></text:p>
      <text:p text:style-name="P84"><text:span text:style-name="T2378"><text:s text:c="12"/></text:span><text:span text:style-name="T2379">Orientacion</text:span><text:span text:style-name="T2380"><text:s/>orientacionNave;</text:span></text:p>
      <text:p text:style-name="P84"><text:span text:style-name="T2380"><text:s text:c="12"/></text:span><text:span text:style-name="T2381">do</text:span><text:span text:style-name="T2382"/></text:p>
      <text:p text:style-name="P84"><text:span text:style-name="T2382"><text:s text:c="12"/>{</text:span></text:p>
      <text:p text:style-name="P84"><text:span text:style-name="T2382"><text:s text:c="16"/>posicionAleatoria = ObtenerPosicionAleatoria();</text:span></text:p>
      <text:p text:style-name="P84"><text:span text:style-name="T2382"><text:s text:c="16"/>orientacionNave = ObtenerOrientacionAleatoria();</text:span></text:p>
      <text:p text:style-name="P84"><text:span text:style-name="T2382"><text:s text:c="12"/>}<text:s/></text:span><text:span text:style-name="T2383">while</text:span><text:span text:style-name="T2384"><text:s/>(!</text:span><text:span text:style-name="T2385">Destructor</text:span><text:span text:style-name="T2386">.SePuedeCrear(posicionAleatoria, orientacionNave));</text:span></text:p>
      <text:p text:style-name="P84"><text:span text:style-name="T2386"/></text:p>
      <text:p text:style-name="P84"><text:span text:style-name="T2386"><text:s text:c="12"/></text:span><text:span text:style-name="T2387">Direccion</text:span><text:span text:style-name="T2388"><text:s/>direccionDeNave = ObtenerDireccionAleatoria();<text:s text:c="12"/></text:span></text:p>
      <text:p text:style-name="P84"><text:span text:style-name="T2388"><text:s text:c="12"/></text:span><text:span text:style-name="T2389">Destructor</text:span><text:span text:style-name="T2390"><text:s/>destructor =<text:s/></text:span><text:span text:style-name="T2391">new</text:span><text:span text:style-name="T2392"><text:s/></text:span><text:span text:style-name="T2393">Destructor</text:span><text:span text:style-name="T2394">(posicionAleatoria, orientacionNave,direccionDeNave);</text:span></text:p>
      <text:p text:style-name="P84"><text:span text:style-name="T2394"><text:s text:c="12"/></text:span></text:p>
      <text:p text:style-name="P84"><text:span text:style-name="T2394"><text:s text:c="12"/></text:span><text:span text:style-name="T2395">return</text:span><text:span text:style-name="T2396"><text:s/>destructor;</text:span></text:p>
      <text:p text:style-name="P84"><text:span text:style-name="T2396"><text:s text:c="8"/>}</text:span></text:p>
      <text:p text:style-name="P84"><text:span text:style-name="T2396"/></text:p>
      <text:p text:style-name="P84"><text:span text:style-name="T2396"><text:s text:c="8"/></text:span><text:span text:style-name="T2397">/*Crea un PortaAviones con posicion, direccion y orientacion aleatoria*/</text:span><text:span text:style-name="T2398"/></text:p>
      <text:p text:style-name="P84"><text:span text:style-name="T2398"><text:s text:c="8"/></text:span><text:span text:style-name="T2399">public</text:span><text:span text:style-name="T2400"><text:s/></text:span><text:span text:style-name="T2401">static</text:span><text:span text:style-name="T2402"><text:s/></text:span><text:span text:style-name="T2403">Nave</text:span><text:span text:style-name="T2404"><text:s/>CrearPortaAviones()</text:span></text:p>
      <text:p text:style-name="P84"><text:span text:style-name="T2404"><text:s text:c="8"/>{</text:span></text:p>
      <text:p text:style-name="P84"><text:span text:style-name="T2404"><text:s text:c="12"/></text:span><text:span text:style-name="T2405">int</text:span><text:span text:style-name="T2406"><text:s/>numeroDePartesPortaAviones = 5;</text:span></text:p>
      <text:p text:style-name="P84"><text:span text:style-name="T2406"><text:s text:c="12"/></text:span><text:span text:style-name="T2407">int</text:span><text:span text:style-name="T2408"><text:s/>resistenciaDePartesPortaAviones = 1;</text:span></text:p>
      <text:p text:style-name="P84"><text:span text:style-name="T2408"/></text:p>
      <text:p text:style-name="P84"><text:span text:style-name="T2408"><text:s text:c="12"/></text:span><text:span text:style-name="T2409">Orientacion</text:span><text:span text:style-name="T2410"><text:s/>orientacionNave;</text:span></text:p>
      <text:p text:style-name="P84"><text:span text:style-name="T2410"><text:s text:c="12"/></text:span><text:span text:style-name="T2411">Posicion</text:span><text:span text:style-name="T2412"><text:s/>posicionAleatoria;</text:span></text:p>
      <text:p text:style-name="P84"><text:span text:style-name="T2412"><text:s text:c="12"/></text:span><text:span text:style-name="T2413">do</text:span><text:span text:style-name="T2414"/></text:p>
      <text:p text:style-name="P84"><text:span text:style-name="T2414"><text:s text:c="12"/>{</text:span></text:p>
      <text:p text:style-name="P84"><text:span text:style-name="T2414"><text:s text:c="16"/>orientacionNave = ObtenerOrientacionAleatoria();</text:span></text:p>
      <text:p text:style-name="P84"><text:span text:style-name="T2414"><text:s text:c="16"/>posicionAleatoria = ObtenerPosicionAleatoria();</text:span></text:p>
      <text:p text:style-name="P84"><text:span text:style-name="T2414"><text:s text:c="12"/>}<text:s/></text:span><text:span text:style-name="T2415">while</text:span><text:span text:style-name="T2416"><text:s/>(!</text:span><text:span text:style-name="T2417">Nave</text:span><text:span text:style-name="T2418">.SePuedeCrear(numeroDePartesPortaAviones, posicionAleatoria, orientacionNave));</text:span></text:p>
      <text:p text:style-name="P84"><text:span text:style-name="T2418"/></text:p>
      <text:p text:style-name="P84"><text:span text:style-name="T2418"><text:s text:c="12"/></text:span><text:span text:style-name="T2419">Direccion</text:span><text:span text:style-name="T2420"><text:s/>direccionDeNave = ObtenerDireccionAleatoria();<text:s text:c="12"/></text:span></text:p>
      <text:p text:style-name="P84"><text:span text:style-name="T2420"><text:s text:c="12"/></text:span><text:span text:style-name="T2421">Nave</text:span><text:span text:style-name="T2422"><text:s/>portaAviones =<text:s/></text:span><text:span text:style-name="T2423">new</text:span><text:span text:style-name="T2424"><text:s/></text:span><text:span text:style-name="T2425">Nave</text:span><text:span text:style-name="T2426">(numeroDePartesPortaAviones, resistenciaDePartesPortaAviones, posicionAleatoria, orientacionNave, direccionDeNave);</text:span></text:p>
      <text:p text:style-name="P84"><text:span text:style-name="T2426"><text:s text:c="11"/></text:span></text:p>
      <text:p text:style-name="P84"><text:span text:style-name="T2426"><text:s text:c="12"/></text:span><text:span text:style-name="T2427">return</text:span><text:span text:style-name="T2428"><text:s/>portaAviones;</text:span></text:p>
      <text:p text:style-name="P84"><text:span text:style-name="T2428"><text:s text:c="8"/>}</text:span></text:p>
      <text:p text:style-name="P84"><text:span text:style-name="T2428"><text:s text:c="8"/></text:span></text:p>
      <text:p text:style-name="P84"><text:span text:style-name="T2428"><text:s text:c="8"/></text:span><text:span text:style-name="T2429">/*Crea un RompeHielos con posicion, direccion y orientacion aleatoria*/</text:span><text:span text:style-name="T2430"/></text:p>
      <text:p text:style-name="P84"><text:span text:style-name="T2430"><text:s text:c="8"/></text:span><text:span text:style-name="T2431">public</text:span><text:span text:style-name="T2432"><text:s/></text:span><text:span text:style-name="T2433">static</text:span><text:span text:style-name="T2434"><text:s/></text:span><text:span text:style-name="T2435">Nave</text:span><text:span text:style-name="T2436"><text:s/>CrearRompeHielos()</text:span></text:p>
      <text:p text:style-name="P84"><text:span text:style-name="T2436"><text:s text:c="8"/>{</text:span></text:p>
      <text:p text:style-name="P84"><text:span text:style-name="T2436"><text:s text:c="12"/></text:span><text:span text:style-name="T2437">int</text:span><text:span text:style-name="T2438"><text:s/>numeroDePartesRompeHielo = 3;</text:span></text:p>
      <text:p text:style-name="P84"><text:span text:style-name="T2438"><text:s text:c="12"/></text:span><text:span text:style-name="T2439">int</text:span><text:span text:style-name="T2440"><text:s/>resistenciaDePartesRompeHielo = 2;</text:span></text:p>
      <text:p text:style-name="P84"><text:span text:style-name="T2440"><text:s text:c="12"/></text:span><text:span text:style-name="T2441">Orientacion</text:span><text:span text:style-name="T2442"><text:s/>orientacionNave;</text:span></text:p>
      <text:p text:style-name="P84"><text:span text:style-name="T2442"><text:s text:c="12"/></text:span><text:span text:style-name="T2443">Posicion</text:span><text:span text:style-name="T2444"><text:s/>posicionAleatoria;</text:span></text:p>
      <text:p text:style-name="P84"><text:span text:style-name="T2444"><text:s text:c="12"/></text:span><text:span text:style-name="T2445">do</text:span><text:span text:style-name="T2446"/></text:p>
      <text:p text:style-name="P84"><text:span text:style-name="T2446"><text:s text:c="12"/>{</text:span></text:p>
      <text:p text:style-name="P84"><text:span text:style-name="T2446"><text:s text:c="16"/>orientacionNave = ObtenerOrientacionAleatoria();</text:span></text:p>
      <text:p text:style-name="P84"><text:span text:style-name="T2446"><text:s text:c="16"/>posicionAleatoria = ObtenerPosicionAleatoria();</text:span></text:p>
      <text:p text:style-name="P84"><text:span text:style-name="T2446"><text:s text:c="12"/>}<text:s/></text:span><text:span text:style-name="T2447">while</text:span><text:span text:style-name="T2448"><text:s/>(!</text:span><text:span text:style-name="T2449">Nave</text:span><text:span text:style-name="T2450">.SePuedeCrear(numeroDePartesRompeHielo, posicionAleatoria, orientacionNave));</text:span></text:p>
      <text:p text:style-name="P84"><text:span text:style-name="T2450"/></text:p>
      <text:p text:style-name="P84"><text:span text:style-name="T2450"><text:s text:c="12"/></text:span><text:span text:style-name="T2451">Direccion</text:span><text:span text:style-name="T2452"><text:s/>direccionDeNave = ObtenerDireccionAleatoria();<text:s text:c="12"/></text:span></text:p>
      <text:p text:style-name="P84"><text:span text:style-name="T2452"><text:s text:c="12"/></text:span><text:span text:style-name="T2453">Nave</text:span><text:span text:style-name="T2454"><text:s/>rompeHielos =<text:s/></text:span><text:span text:style-name="T2455">new</text:span><text:span text:style-name="T2456"><text:s/></text:span><text:span text:style-name="T2457">Nave</text:span><text:span text:style-name="T2458">(numeroDePartesRompeHielo, resistenciaDePartesRompeHielo, posicionAleatoria, orientacionNave,direccionDeNave);</text:span></text:p>
      <text:p text:style-name="P84"><text:span text:style-name="T2458"><text:s text:c="12"/></text:span></text:p>
      <text:p text:style-name="P84"><text:span text:style-name="T2458"><text:s text:c="12"/></text:span><text:span text:style-name="T2459">return</text:span><text:span text:style-name="T2460"><text:s/>rompeHielos;</text:span></text:p>
      <text:p text:style-name="P84"><text:span text:style-name="T2460"><text:s text:c="8"/>}</text:span></text:p>
      <text:p text:style-name="P84"><text:span text:style-name="T2460"/></text:p>
      <text:p text:style-name="P84"><text:span text:style-name="T2460"><text:s text:c="8"/></text:span><text:span text:style-name="T2461">/*Crea un Buque con posicion, direccion y orientacion aleatoria*/</text:span><text:span text:style-name="T2462"/></text:p>
      <text:p text:style-name="P84"><text:span text:style-name="T2462"><text:s text:c="8"/></text:span><text:span text:style-name="T2463">public</text:span><text:span text:style-name="T2464"><text:s/></text:span><text:span text:style-name="T2465">static</text:span><text:span text:style-name="T2466"><text:s/></text:span><text:span text:style-name="T2467">Buque</text:span><text:span text:style-name="T2468"><text:s/>CrearBuque()</text:span></text:p>
      <text:p text:style-name="P84"><text:span text:style-name="T2468"><text:s text:c="8"/>{</text:span></text:p>
      <text:p text:style-name="P84"><text:span text:style-name="T2468"><text:s text:c="12"/></text:span><text:span text:style-name="T2469">Posicion</text:span><text:span text:style-name="T2470"><text:s/>posicionAleatoria;</text:span></text:p>
      <text:p text:style-name="P84"><text:span text:style-name="T2470"><text:s text:c="12"/></text:span><text:span text:style-name="T2471">Orientacion</text:span><text:span text:style-name="T2472"><text:s/>orientacionNave;</text:span></text:p>
      <text:p text:style-name="P84"><text:span text:style-name="T2472"><text:s text:c="12"/></text:span><text:span text:style-name="T2473">do</text:span><text:span text:style-name="T2474"/></text:p>
      <text:p text:style-name="P84"><text:span text:style-name="T2474"><text:s text:c="12"/>{</text:span></text:p>
      <text:p text:style-name="P84"><text:span text:style-name="T2474"><text:s text:c="16"/>posicionAleatoria = ObtenerPosicionAleatoria();</text:span></text:p>
      <text:p text:style-name="P84"><text:span text:style-name="T2474"><text:s text:c="16"/>orientacionNave = ObtenerOrientacionAleatoria();</text:span></text:p>
      <text:p text:style-name="P84"><text:span text:style-name="T2474"><text:s text:c="12"/>}<text:s/></text:span><text:span text:style-name="T2475">while</text:span><text:span text:style-name="T2476"><text:s/>(!</text:span><text:span text:style-name="T2477">Buque</text:span><text:span text:style-name="T2478">.SePuedeCrear(posicionAleatoria, orientacionNave));</text:span></text:p>
      <text:p text:style-name="P84"><text:span text:style-name="T2478"/></text:p>
      <text:p text:style-name="P84"><text:span text:style-name="T2478"><text:s text:c="12"/></text:span><text:span text:style-name="T2479">Direccion</text:span><text:span text:style-name="T2480"><text:s/>direccionDeNave = ObtenerDireccionAleatoria();<text:s text:c="12"/></text:span></text:p>
      <text:p text:style-name="P84"><text:span text:style-name="T2480"><text:s text:c="12"/></text:span><text:span text:style-name="T2481">Buque</text:span><text:span text:style-name="T2482"><text:s/>buque =<text:s/></text:span><text:span text:style-name="T2483">new</text:span><text:span text:style-name="T2484"><text:s/></text:span><text:span text:style-name="T2485">Buque</text:span><text:span text:style-name="T2486">(posicionAleatoria, orientacionNave,direccionDeNave);</text:span></text:p>
      <text:p text:style-name="P84"><text:span text:style-name="T2486"><text:s text:c="12"/></text:span></text:p>
      <text:p text:style-name="P84"><text:span text:style-name="T2486"><text:s text:c="12"/></text:span><text:span text:style-name="T2487">return</text:span><text:span text:style-name="T2488"><text:s/>buque;</text:span></text:p>
      <text:p text:style-name="P84"><text:span text:style-name="T2488"><text:s text:c="8"/>}</text:span></text:p>
      <text:p text:style-name="P84"><text:span text:style-name="T2488"><text:s text:c="4"/>}</text:span></text:p>
      <text:p text:style-name="P84"><text:span text:style-name="T2488">}</text:span></text:p>
      <text:p text:style-name="P84"><text:span text:style-name="T2489"/></text:p>
      <text:p text:style-name="P84"><text:span text:style-name="T2490">ParteNave.cs</text:span></text:p>
      <text:p text:style-name="P84"><text:span text:style-name="T2491">using</text:span><text:span text:style-name="T2492"><text:s/>System;</text:span></text:p>
      <text:p text:style-name="P84"><text:span text:style-name="T2493">using</text:span><text:span text:style-name="T2494"><text:s/>System.Collections.Generic;</text:span></text:p>
      <text:p text:style-name="P84"><text:span text:style-name="T2495">using</text:span><text:span text:style-name="T2496"><text:s/>System.Linq;</text:span></text:p>
      <text:p text:style-name="P84"><text:span text:style-name="T2497">using</text:span><text:span text:style-name="T2498"><text:s/>System.Text;</text:span></text:p>
      <text:p text:style-name="P84"><text:span text:style-name="T2498"/></text:p>
      <text:p text:style-name="P84"><text:span text:style-name="T2499">namespace</text:span><text:span text:style-name="T2500"><text:s/>BatallaNavalgo</text:span></text:p>
      <text:p text:style-name="P84"><text:span text:style-name="T2500">{</text:span></text:p>
      <text:p text:style-name="P84"><text:span text:style-name="T2500"><text:s text:c="4"/></text:span><text:span text:style-name="T2501">public</text:span><text:span text:style-name="T2502"><text:s/></text:span><text:span text:style-name="T2503">class</text:span><text:span text:style-name="T2504"><text:s/></text:span><text:span text:style-name="T2505">ParteNave</text:span><text:span text:style-name="T2506"/></text:p>
      <text:p text:style-name="P84"><text:span text:style-name="T2506"><text:s text:c="4"/>{</text:span></text:p>
      <text:p text:style-name="P84"><text:span text:style-name="T2506"><text:s text:c="8"/></text:span><text:span text:style-name="T2507">private</text:span><text:span text:style-name="T2508"><text:s/></text:span><text:span text:style-name="T2509">int</text:span><text:span text:style-name="T2510"><text:s/>resistencia;</text:span></text:p>
      <text:p text:style-name="P84"><text:span text:style-name="T2510"><text:s text:c="8"/></text:span><text:span text:style-name="T2511">private</text:span><text:span text:style-name="T2512"><text:s/></text:span><text:span text:style-name="T2513">Posicion</text:span><text:span text:style-name="T2514"><text:s/>posicionActual;</text:span></text:p>
      <text:p text:style-name="P84"><text:span text:style-name="T2514"/></text:p>
      <text:p text:style-name="P84"><text:span text:style-name="T2514"><text:s text:c="8"/></text:span><text:span text:style-name="T2515">/*Obtiene la resistencia de la ParteNave*/</text:span><text:span text:style-name="T2516"/></text:p>
      <text:p text:style-name="P84"><text:span text:style-name="T2516"><text:s text:c="8"/></text:span><text:span text:style-name="T2517">public</text:span><text:span text:style-name="T2518"><text:s/></text:span><text:span text:style-name="T2519">int</text:span><text:span text:style-name="T2520"><text:s/>GetResistencia() </text:span></text:p>
      <text:p text:style-name="P84"><text:span text:style-name="T2520"><text:s text:c="8"/>{</text:span></text:p>
      <text:p text:style-name="P84"><text:span text:style-name="T2520"><text:s text:c="12"/></text:span><text:span text:style-name="T2521">return</text:span><text:span text:style-name="T2522"><text:s/>resistencia;</text:span></text:p>
      <text:p text:style-name="P84"><text:span text:style-name="T2522"><text:s text:c="8"/>}</text:span></text:p>
      <text:p text:style-name="P84"><text:span text:style-name="T2522"/></text:p>
      <text:p text:style-name="P84"><text:span text:style-name="T2522"><text:s text:c="8"/></text:span><text:span text:style-name="T2523">/*Constructor de ParteNave*/</text:span><text:span text:style-name="T2524"/></text:p>
      <text:p text:style-name="P84"><text:span text:style-name="T2524"><text:s text:c="8"/></text:span><text:span text:style-name="T2525">public</text:span><text:span text:style-name="T2526"><text:s/>ParteNave(</text:span><text:span text:style-name="T2527">int</text:span><text:span text:style-name="T2528"><text:s/>resistenciaInicial,<text:s/></text:span><text:span text:style-name="T2529">Posicion</text:span><text:span text:style-name="T2530"><text:s/>posicionInicial) </text:span></text:p>
      <text:p text:style-name="P84"><text:span text:style-name="T2530"><text:s text:c="8"/>{</text:span></text:p>
      <text:p text:style-name="P84"><text:span text:style-name="T2530"><text:s text:c="12"/></text:span><text:span text:style-name="T2531">this</text:span><text:span text:style-name="T2532">.resistencia = resistenciaInicial;</text:span></text:p>
      <text:p text:style-name="P84"><text:span text:style-name="T2532"><text:s text:c="12"/></text:span><text:span text:style-name="T2533">this</text:span><text:span text:style-name="T2534">.posicionActual = posicionInicial;</text:span></text:p>
      <text:p text:style-name="P84"><text:span text:style-name="T2534"><text:s text:c="8"/>}</text:span></text:p>
      <text:p text:style-name="P84"><text:span text:style-name="T2534"><text:s text:c="8"/></text:span><text:span text:style-name="T2535">//-----------------------------------------------------------</text:span><text:span text:style-name="T2536"/></text:p>
      <text:p text:style-name="P84"><text:span text:style-name="T2536"><text:s text:c="8"/></text:span><text:span text:style-name="T2537">/*La parte recibe un ataque*/</text:span><text:span text:style-name="T2538"/></text:p>
      <text:p text:style-name="P84"><text:span text:style-name="T2538"><text:s text:c="8"/></text:span><text:span text:style-name="T2539">public</text:span><text:span text:style-name="T2540"><text:s/></text:span><text:span text:style-name="T2541">void</text:span><text:span text:style-name="T2542"><text:s/>RecibirAtaque()</text:span></text:p>
      <text:p text:style-name="P84"><text:span text:style-name="T2542"><text:s text:c="8"/>{</text:span></text:p>
      <text:p text:style-name="P84"><text:span text:style-name="T2542"><text:s text:c="12"/>resistencia -= 1;</text:span></text:p>
      <text:p text:style-name="P84"><text:span text:style-name="T2542"><text:s text:c="8"/>}</text:span></text:p>
      <text:p text:style-name="P84"><text:span text:style-name="T2542"/></text:p>
      <text:p text:style-name="P84"><text:span text:style-name="T2542"><text:s text:c="8"/></text:span><text:span text:style-name="T2543">/*Devuelve la posicion de la ParteNave*/</text:span><text:span text:style-name="T2544"/></text:p>
      <text:p text:style-name="P84"><text:span text:style-name="T2544"><text:s text:c="8"/></text:span><text:span text:style-name="T2545">public</text:span><text:span text:style-name="T2546"><text:s/></text:span><text:span text:style-name="T2547">Posicion</text:span><text:span text:style-name="T2548"><text:s/>Posicion</text:span></text:p>
      <text:p text:style-name="P84"><text:span text:style-name="T2548"><text:s text:c="8"/>{</text:span></text:p>
      <text:p text:style-name="P84"><text:span text:style-name="T2548"><text:s text:c="12"/></text:span><text:span text:style-name="T2549">get</text:span><text:span text:style-name="T2550"><text:s/>{<text:s/></text:span><text:span text:style-name="T2551">return</text:span><text:span text:style-name="T2552"><text:s/>posicionActual; }</text:span></text:p>
      <text:p text:style-name="P84"><text:span text:style-name="T2552"><text:s text:c="12"/></text:span><text:span text:style-name="T2553">set</text:span><text:span text:style-name="T2554"><text:s/>{ posicionActual =<text:s/></text:span><text:span text:style-name="T2555">value</text:span><text:span text:style-name="T2556">; }</text:span></text:p>
      <text:p text:style-name="P84"><text:span text:style-name="T2556"><text:s text:c="8"/>}</text:span></text:p>
      <text:p text:style-name="P84"><text:span text:style-name="T2556"><text:s text:c="8"/></text:span></text:p>
      <text:p text:style-name="P84"><text:span text:style-name="T2556"><text:s text:c="8"/></text:span><text:span text:style-name="T2557">/*Estado de la ParteNave*/</text:span><text:span text:style-name="T2558"/></text:p>
      <text:p text:style-name="P84"><text:span text:style-name="T2558"><text:s text:c="8"/></text:span><text:span text:style-name="T2559">public</text:span><text:span text:style-name="T2560"><text:s/></text:span><text:span text:style-name="T2561">Boolean</text:span><text:span text:style-name="T2562"><text:s/>EstaDestruida()</text:span></text:p>
      <text:p text:style-name="P84"><text:span text:style-name="T2562"><text:s text:c="8"/>{</text:span></text:p>
      <text:p text:style-name="P84"><text:span text:style-name="T2562"><text:s text:c="12"/></text:span><text:span text:style-name="T2563">return</text:span><text:span text:style-name="T2564"><text:s/>(resistencia &lt;= 0);</text:span></text:p>
      <text:p text:style-name="P84"><text:span text:style-name="T2564"><text:s text:c="8"/>}</text:span></text:p>
      <text:p text:style-name="P84"><text:span text:style-name="T2564"><text:s text:c="8"/></text:span><text:span text:style-name="T2565">//-----------------------------------------------------------</text:span><text:span text:style-name="T2566"/></text:p>
      <text:p text:style-name="P84"><text:span text:style-name="T2566"/></text:p>
      <text:p text:style-name="P84"><text:span text:style-name="T2566"><text:s text:c="4"/>}</text:span></text:p>
      <text:p text:style-name="P84"><text:span text:style-name="T2566">}</text:span></text:p>
      <text:p text:style-name="P84"><text:span text:style-name="T2567"/></text:p>
      <text:p text:style-name="P84"><text:span text:style-name="T2568">Posicion.cs</text:span></text:p>
      <text:p text:style-name="P84"><text:span text:style-name="T2569">using</text:span><text:span text:style-name="T2570"><text:s/>System;</text:span></text:p>
      <text:p text:style-name="P84"><text:span text:style-name="T2571">using</text:span><text:span text:style-name="T2572"><text:s/>System.Collections.Generic;</text:span></text:p>
      <text:p text:style-name="P84"><text:span text:style-name="T2573">using</text:span><text:span text:style-name="T2574"><text:s/>System.Linq;</text:span></text:p>
      <text:p text:style-name="P84"><text:span text:style-name="T2575">using</text:span><text:span text:style-name="T2576"><text:s/>System.Text;</text:span></text:p>
      <text:p text:style-name="P84"><text:span text:style-name="T2576"/></text:p>
      <text:p text:style-name="P84"><text:span text:style-name="T2577">namespace</text:span><text:span text:style-name="T2578"><text:s/>BatallaNavalgo</text:span></text:p>
      <text:p text:style-name="P84"><text:span text:style-name="T2578">{</text:span></text:p>
      <text:p text:style-name="P84"><text:span text:style-name="T2578"><text:s text:c="4"/></text:span><text:span text:style-name="T2579">public</text:span><text:span text:style-name="T2580"><text:s/></text:span><text:span text:style-name="T2581">class</text:span><text:span text:style-name="T2582"><text:s/></text:span><text:span text:style-name="T2583">Posicion</text:span><text:span text:style-name="T2584"><text:s/>:<text:s/></text:span><text:span text:style-name="T2585">IEquatable</text:span><text:span text:style-name="T2586">&lt;</text:span><text:span text:style-name="T2587">Posicion</text:span><text:span text:style-name="T2588">&gt;</text:span></text:p>
      <text:p text:style-name="P84"><text:span text:style-name="T2588"><text:s text:c="4"/>{</text:span></text:p>
      <text:p text:style-name="P84"><text:span text:style-name="T2588"><text:s text:c="8"/></text:span><text:span text:style-name="T2589">private</text:span><text:span text:style-name="T2590"><text:s/></text:span><text:span text:style-name="T2591">int</text:span><text:span text:style-name="T2592"><text:s/>fila, columna;</text:span></text:p>
      <text:p text:style-name="P84"><text:span text:style-name="T2592"><text:s text:c="8"/></text:span><text:span text:style-name="T2593">private</text:span><text:span text:style-name="T2594"><text:s/></text:span><text:span text:style-name="T2595">static</text:span><text:span text:style-name="T2596"><text:s/></text:span><text:span text:style-name="T2597">Random</text:span><text:span text:style-name="T2598"><text:s/>numeroAleatorio =<text:s/></text:span><text:span text:style-name="T2599">new</text:span><text:span text:style-name="T2600"><text:s/></text:span><text:span text:style-name="T2601">Random</text:span><text:span text:style-name="T2602">();</text:span></text:p>
      <text:p text:style-name="P84"><text:span text:style-name="T2602"/></text:p>
      <text:p text:style-name="P84"><text:span text:style-name="T2602"><text:s text:c="8"/></text:span><text:span text:style-name="T2603">/*Contructor de Posicion*/</text:span><text:span text:style-name="T2604"/></text:p>
      <text:p text:style-name="P84"><text:span text:style-name="T2604"><text:s text:c="8"/></text:span><text:span text:style-name="T2605">public</text:span><text:span text:style-name="T2606"><text:s/>Posicion(</text:span><text:span text:style-name="T2607">int</text:span><text:span text:style-name="T2608"><text:s/>fila,<text:s/></text:span><text:span text:style-name="T2609">int</text:span><text:span text:style-name="T2610"><text:s/>columna)</text:span></text:p>
      <text:p text:style-name="P84"><text:span text:style-name="T2610"><text:s text:c="8"/>{</text:span></text:p>
      <text:p text:style-name="P84"><text:span text:style-name="T2610"><text:s text:c="12"/></text:span><text:span text:style-name="T2611">this</text:span><text:span text:style-name="T2612">.fila = fila;</text:span></text:p>
      <text:p text:style-name="P84"><text:span text:style-name="T2612"><text:s text:c="12"/></text:span><text:span text:style-name="T2613">this</text:span><text:span text:style-name="T2614">.columna = columna;</text:span></text:p>
      <text:p text:style-name="P84"><text:span text:style-name="T2614"><text:s text:c="8"/>}</text:span></text:p>
      <text:p text:style-name="P84"><text:span text:style-name="T2614"/></text:p>
      <text:p text:style-name="P84"><text:span text:style-name="T2614"><text:s text:c="8"/></text:span><text:span text:style-name="T2615">/*Funcion para hacer aleatoria una posicion*/</text:span><text:span text:style-name="T2616"/></text:p>
      <text:p text:style-name="P84"><text:span text:style-name="T2616"><text:s text:c="8"/></text:span><text:span text:style-name="T2617">public</text:span><text:span text:style-name="T2618"><text:s/></text:span><text:span text:style-name="T2619">static</text:span><text:span text:style-name="T2620"><text:s/></text:span><text:span text:style-name="T2621">Posicion</text:span><text:span text:style-name="T2622"><text:s/>HacerAleatoria(</text:span><text:span text:style-name="T2623">int</text:span><text:span text:style-name="T2624"><text:s/>filaMin,<text:s/></text:span><text:span text:style-name="T2625">int</text:span><text:span text:style-name="T2626"><text:s/>filaMax,<text:s/></text:span><text:span text:style-name="T2627">int</text:span><text:span text:style-name="T2628"><text:s/>columnaMin,<text:s/></text:span><text:span text:style-name="T2629">int</text:span><text:span text:style-name="T2630"><text:s/>columnaMax) </text:span></text:p>
      <text:p text:style-name="P84"><text:span text:style-name="T2630"><text:s text:c="8"/>{</text:span></text:p>
      <text:p text:style-name="P84"><text:span text:style-name="T2630"><text:s text:c="12"/></text:span><text:span text:style-name="T2631">int</text:span><text:span text:style-name="T2632"><text:s/>fila = numeroAleatorio.Next(filaMin, filaMax + 1);</text:span></text:p>
      <text:p text:style-name="P84"><text:span text:style-name="T2632"><text:s text:c="12"/></text:span><text:span text:style-name="T2633">int</text:span><text:span text:style-name="T2634"><text:s/>columna = numeroAleatorio.Next(columnaMin, columnaMax + 1);</text:span></text:p>
      <text:p text:style-name="P84"><text:span text:style-name="T2634"><text:s text:c="12"/></text:span><text:span text:style-name="T2635">Posicion</text:span><text:span text:style-name="T2636"><text:s/>posicion =<text:s/></text:span><text:span text:style-name="T2637">new</text:span><text:span text:style-name="T2638"><text:s/></text:span><text:span text:style-name="T2639">Posicion</text:span><text:span text:style-name="T2640">(fila, columna);</text:span></text:p>
      <text:p text:style-name="P84"><text:span text:style-name="T2640"><text:s text:c="12"/></text:span><text:span text:style-name="T2641">return</text:span><text:span text:style-name="T2642"><text:s/>posicion;</text:span></text:p>
      <text:p text:style-name="P84"><text:span text:style-name="T2642"><text:s text:c="8"/>}</text:span></text:p>
      <text:p text:style-name="P84"><text:span text:style-name="T2642"><text:s text:c="8"/></text:span><text:span text:style-name="T2643">//-----------------------------------------------------------</text:span><text:span text:style-name="T2644"/></text:p>
      <text:p text:style-name="P84"><text:span text:style-name="T2644"><text:s text:c="8"/></text:span><text:span text:style-name="T2645">public</text:span><text:span text:style-name="T2646"><text:s/></text:span><text:span text:style-name="T2647">int</text:span><text:span text:style-name="T2648"><text:s/>Fila </text:span></text:p>
      <text:p text:style-name="P84"><text:span text:style-name="T2648"><text:s text:c="8"/>{</text:span></text:p>
      <text:p text:style-name="P84"><text:span text:style-name="T2648"><text:s text:c="12"/></text:span><text:span text:style-name="T2649">get</text:span><text:span text:style-name="T2650"><text:s/>{<text:s/></text:span><text:span text:style-name="T2651">return</text:span><text:span text:style-name="T2652"><text:s/>fila; }</text:span></text:p>
      <text:p text:style-name="P84"><text:span text:style-name="T2652"><text:s text:c="8"/>}</text:span></text:p>
      <text:p text:style-name="P84"><text:span text:style-name="T2652"><text:s text:c="8"/></text:span><text:span text:style-name="T2653">//-----------------------------------------------------------</text:span><text:span text:style-name="T2654"/></text:p>
      <text:p text:style-name="P84"><text:span text:style-name="T2654"><text:s text:c="8"/></text:span><text:span text:style-name="T2655">public</text:span><text:span text:style-name="T2656"><text:s/></text:span><text:span text:style-name="T2657">int</text:span><text:span text:style-name="T2658"><text:s/>Columna</text:span></text:p>
      <text:p text:style-name="P84"><text:span text:style-name="T2658"><text:s text:c="8"/>{</text:span></text:p>
      <text:p text:style-name="P84"><text:span text:style-name="T2658"><text:s text:c="12"/></text:span><text:span text:style-name="T2659">get</text:span><text:span text:style-name="T2660"><text:s/>{<text:s/></text:span><text:span text:style-name="T2661">return</text:span><text:span text:style-name="T2662"><text:s/>columna; }</text:span></text:p>
      <text:p text:style-name="P84"><text:span text:style-name="T2662"><text:s text:c="8"/>}<text:s text:c="15"/></text:span></text:p>
      <text:p text:style-name="P84"><text:span text:style-name="T2662"><text:s text:c="8"/></text:span><text:span text:style-name="T2663">//-----------------------------------------------------------</text:span><text:span text:style-name="T2664"/></text:p>
      <text:p text:style-name="P84"><text:span text:style-name="T2664"/></text:p>
      <text:p text:style-name="P84"><text:span text:style-name="T2664"><text:s text:c="8"/></text:span><text:span text:style-name="T2665">/*Si una posicion se encuentra dentro de posicion1 y posicion2*/</text:span><text:span text:style-name="T2666"/></text:p>
      <text:p text:style-name="P84"><text:span text:style-name="T2666"><text:s text:c="8"/></text:span><text:span text:style-name="T2667">public</text:span><text:span text:style-name="T2668"><text:s/></text:span><text:span text:style-name="T2669">Boolean</text:span><text:span text:style-name="T2670"><text:s/>EstaDentroDe(</text:span><text:span text:style-name="T2671">Posicion</text:span><text:span text:style-name="T2672"><text:s/>posicion1,<text:s/></text:span><text:span text:style-name="T2673">Posicion</text:span><text:span text:style-name="T2674"><text:s/>posicion2)</text:span></text:p>
      <text:p text:style-name="P84"><text:span text:style-name="T2674"><text:s text:c="8"/>{</text:span></text:p>
      <text:p text:style-name="P84"><text:span text:style-name="T2674"><text:s text:c="12"/></text:span><text:span text:style-name="T2675">Boolean</text:span><text:span text:style-name="T2676"><text:s/>dentroDeFilas = (</text:span><text:span text:style-name="T2677">this</text:span><text:span text:style-name="T2678">.fila &gt;= posicion1.Fila &amp;&amp;<text:s/></text:span><text:span text:style-name="T2679">this</text:span><text:span text:style-name="T2680">.fila &lt;= posicion2.Fila);</text:span></text:p>
      <text:p text:style-name="P84"><text:span text:style-name="T2680"><text:s text:c="12"/></text:span><text:span text:style-name="T2681">Boolean</text:span><text:span text:style-name="T2682"><text:s/>dentroDeColumnas = (</text:span><text:span text:style-name="T2683">this</text:span><text:span text:style-name="T2684">.columna &gt;= posicion1.Columna &amp;&amp;<text:s/></text:span><text:span text:style-name="T2685">this</text:span><text:span text:style-name="T2686">.columna &lt;= posicion2.Columna);</text:span></text:p>
      <text:p text:style-name="P84"><text:span text:style-name="T2686"><text:s text:c="12"/></text:span><text:span text:style-name="T2687">return</text:span><text:span text:style-name="T2688"><text:s/>(dentroDeFilas &amp;&amp; dentroDeColumnas);</text:span></text:p>
      <text:p text:style-name="P84"><text:span text:style-name="T2688"><text:s text:c="8"/>}</text:span></text:p>
      <text:p text:style-name="P84"><text:span text:style-name="T2688"/></text:p>
      <text:p text:style-name="P84"><text:span text:style-name="T2688"><text:s text:c="8"/></text:span><text:span text:style-name="T2689">/*Si una posicion es igual a otra posicion*/</text:span><text:span text:style-name="T2690"/></text:p>
      <text:p text:style-name="P84"><text:span text:style-name="T2690"><text:s text:c="8"/></text:span><text:span text:style-name="T2691">public</text:span><text:span text:style-name="T2692"><text:s/></text:span><text:span text:style-name="T2693">Boolean</text:span><text:span text:style-name="T2694"><text:s/>EsIgualA(</text:span><text:span text:style-name="T2695">Posicion</text:span><text:span text:style-name="T2696"><text:s/>otraPosicion)</text:span></text:p>
      <text:p text:style-name="P84"><text:span text:style-name="T2696"><text:s text:c="8"/>{</text:span></text:p>
      <text:p text:style-name="P84"><text:span text:style-name="T2696"><text:s text:c="12"/></text:span><text:span text:style-name="T2697">return</text:span><text:span text:style-name="T2698"><text:s/>(</text:span><text:span text:style-name="T2699">this</text:span><text:span text:style-name="T2700">.fila == otraPosicion.fila &amp;&amp;<text:s/></text:span><text:span text:style-name="T2701">this</text:span><text:span text:style-name="T2702">.columna == otraPosicion.columna);</text:span></text:p>
      <text:p text:style-name="P84"><text:span text:style-name="T2702"><text:s text:c="8"/>}</text:span></text:p>
      <text:p text:style-name="P84"><text:span text:style-name="T2702"><text:s text:c="8"/></text:span><text:span text:style-name="T2703">public</text:span><text:span text:style-name="T2704"><text:s/></text:span><text:span text:style-name="T2705">Boolean</text:span><text:span text:style-name="T2706"><text:s/>Equals(</text:span><text:span text:style-name="T2707">Posicion</text:span><text:span text:style-name="T2708"><text:s/>otraPosicion)</text:span></text:p>
      <text:p text:style-name="P84"><text:span text:style-name="T2708"><text:s text:c="8"/>{</text:span></text:p>
      <text:p text:style-name="P84"><text:span text:style-name="T2708"><text:s text:c="12"/></text:span><text:span text:style-name="T2709">return</text:span><text:span text:style-name="T2710"><text:s/></text:span><text:span text:style-name="T2711">this</text:span><text:span text:style-name="T2712">.EsIgualA(otraPosicion);</text:span></text:p>
      <text:p text:style-name="P84"><text:span text:style-name="T2712"><text:s text:c="8"/>}</text:span></text:p>
      <text:p text:style-name="P84"><text:span text:style-name="T2712"/></text:p>
      <text:p text:style-name="P84"><text:span text:style-name="T2712"><text:s text:c="8"/></text:span><text:span text:style-name="T2713">/*Devuelve posiciones que se encutren dentro de un radio r*/</text:span><text:span text:style-name="T2714"/></text:p>
      <text:p text:style-name="P84"><text:span text:style-name="T2714"><text:s text:c="8"/></text:span><text:span text:style-name="T2715">public</text:span><text:span text:style-name="T2716"><text:s/></text:span><text:span text:style-name="T2717">List</text:span><text:span text:style-name="T2718">&lt;</text:span><text:span text:style-name="T2719">Posicion</text:span><text:span text:style-name="T2720">&gt; GetPosicionesEnUnRadioDe(</text:span><text:span text:style-name="T2721">int</text:span><text:span text:style-name="T2722"><text:s/>r)</text:span></text:p>
      <text:p text:style-name="P84"><text:span text:style-name="T2722"><text:s text:c="8"/>{</text:span></text:p>
      <text:p text:style-name="P84"><text:span text:style-name="T2722"><text:s text:c="12"/></text:span><text:span text:style-name="T2723">List</text:span><text:span text:style-name="T2724">&lt;</text:span><text:span text:style-name="T2725">Posicion</text:span><text:span text:style-name="T2726">&gt; posiciones =<text:s/></text:span><text:span text:style-name="T2727">new</text:span><text:span text:style-name="T2728"><text:s/></text:span><text:span text:style-name="T2729">List</text:span><text:span text:style-name="T2730">&lt;</text:span><text:span text:style-name="T2731">Posicion</text:span><text:span text:style-name="T2732">&gt;();</text:span></text:p>
      <text:p text:style-name="P84"><text:span text:style-name="T2732"/></text:p>
      <text:p text:style-name="P84"><text:span text:style-name="T2732"><text:s text:c="12"/></text:span><text:span text:style-name="T2733">for</text:span><text:span text:style-name="T2734"><text:s/>(</text:span><text:span text:style-name="T2735">int</text:span><text:span text:style-name="T2736"><text:s/>i =<text:s/></text:span><text:span text:style-name="T2737">this</text:span><text:span text:style-name="T2738">.fila - r; i &lt;=<text:s/></text:span><text:span text:style-name="T2739">this</text:span><text:span text:style-name="T2740">.fila + r; i++)</text:span></text:p>
      <text:p text:style-name="P84"><text:span text:style-name="T2740"><text:s text:c="12"/>{</text:span></text:p>
      <text:p text:style-name="P84"><text:span text:style-name="T2740"><text:s text:c="16"/></text:span><text:span text:style-name="T2741">for</text:span><text:span text:style-name="T2742"><text:s/>(</text:span><text:span text:style-name="T2743">int</text:span><text:span text:style-name="T2744"><text:s/>j =<text:s/></text:span><text:span text:style-name="T2745">this</text:span><text:span text:style-name="T2746">.columna - r; j &lt;=<text:s/></text:span><text:span text:style-name="T2747">this</text:span><text:span text:style-name="T2748">.columna + r; j++)</text:span></text:p>
      <text:p text:style-name="P84"><text:span text:style-name="T2748"><text:s text:c="16"/>{</text:span></text:p>
      <text:p text:style-name="P84"><text:span text:style-name="T2748"><text:s text:c="20"/></text:span><text:span text:style-name="T2749">if</text:span><text:span text:style-name="T2750"><text:s/>(!(i ==<text:s/></text:span><text:span text:style-name="T2751">this</text:span><text:span text:style-name="T2752">.fila &amp;&amp; j ==<text:s/></text:span><text:span text:style-name="T2753">this</text:span><text:span text:style-name="T2754">.columna))</text:span></text:p>
      <text:p text:style-name="P84"><text:span text:style-name="T2754"><text:s text:c="20"/>{</text:span></text:p>
      <text:p text:style-name="P84"><text:span text:style-name="T2754"><text:s text:c="24"/>posiciones.Add(</text:span><text:span text:style-name="T2755">new</text:span><text:span text:style-name="T2756"><text:s/></text:span><text:span text:style-name="T2757">Posicion</text:span><text:span text:style-name="T2758">(i, j));</text:span></text:p>
      <text:p text:style-name="P84"><text:span text:style-name="T2758"><text:s text:c="20"/>}</text:span></text:p>
      <text:p text:style-name="P84"><text:span text:style-name="T2758"><text:s text:c="16"/>}</text:span></text:p>
      <text:p text:style-name="P84"><text:span text:style-name="T2758"><text:s text:c="12"/>}</text:span></text:p>
      <text:p text:style-name="P84"><text:span text:style-name="T2758"/></text:p>
      <text:p text:style-name="P84"><text:span text:style-name="T2758"><text:s text:c="12"/></text:span><text:span text:style-name="T2759">return</text:span><text:span text:style-name="T2760"><text:s/>posiciones;</text:span></text:p>
      <text:p text:style-name="P84"><text:span text:style-name="T2760"><text:s text:c="8"/>}</text:span></text:p>
      <text:p text:style-name="P84"><text:span text:style-name="T2760"><text:s text:c="4"/>}</text:span></text:p>
      <text:p text:style-name="P84"><text:span text:style-name="T2760">}</text:span></text:p>
      <text:p text:style-name="P84"><text:span text:style-name="T2761"/></text:p>
      <text:p text:style-name="P84"><text:span text:style-name="T2762">Tablero.cs</text:span></text:p>
      <text:p text:style-name="P84"><text:span text:style-name="T2763">using</text:span><text:span text:style-name="T2764"><text:s/>System;</text:span></text:p>
      <text:p text:style-name="P84"><text:span text:style-name="T2765">using</text:span><text:span text:style-name="T2766"><text:s/>System.Collections.Generic;</text:span></text:p>
      <text:p text:style-name="P84"><text:span text:style-name="T2767">using</text:span><text:span text:style-name="T2768"><text:s/>System.Linq;</text:span></text:p>
      <text:p text:style-name="P84"><text:span text:style-name="T2769">using</text:span><text:span text:style-name="T2770"><text:s/>System.Text;</text:span></text:p>
      <text:p text:style-name="P84"><text:span text:style-name="T2771">using</text:span><text:span text:style-name="T2772"><text:s/>BatallaNavalgoExcepciones;</text:span></text:p>
      <text:p text:style-name="P84"><text:span text:style-name="T2772"/></text:p>
      <text:p text:style-name="P84"><text:span text:style-name="T2773">namespace</text:span><text:span text:style-name="T2774"><text:s/>BatallaNavalgo</text:span></text:p>
      <text:p text:style-name="P84"><text:span text:style-name="T2774">{</text:span></text:p>
      <text:p text:style-name="P84"><text:span text:style-name="T2774"><text:s text:c="4"/></text:span><text:span text:style-name="T2775">public</text:span><text:span text:style-name="T2776"><text:s/></text:span><text:span text:style-name="T2777">class</text:span><text:span text:style-name="T2778"><text:s/></text:span><text:span text:style-name="T2779">Tablero</text:span><text:span text:style-name="T2780"/></text:p>
      <text:p text:style-name="P84"><text:span text:style-name="T2780"><text:s text:c="4"/>{</text:span></text:p>
      <text:p text:style-name="P84"><text:span text:style-name="T2780"><text:s text:c="8"/></text:span><text:span text:style-name="T2781">private</text:span><text:span text:style-name="T2782"><text:s/></text:span><text:span text:style-name="T2783">static</text:span><text:span text:style-name="T2784"><text:s/></text:span><text:span text:style-name="T2785">int</text:span><text:span text:style-name="T2786"><text:s/>CANTIDAD_DE_FILAS = 10;</text:span></text:p>
      <text:p text:style-name="P84"><text:span text:style-name="T2786"><text:s text:c="8"/></text:span><text:span text:style-name="T2787">private</text:span><text:span text:style-name="T2788"><text:s/></text:span><text:span text:style-name="T2789">static</text:span><text:span text:style-name="T2790"><text:s/></text:span><text:span text:style-name="T2791">int</text:span><text:span text:style-name="T2792"><text:s/>CANTIDAD_DE_COLUMNAS = 10;</text:span></text:p>
      <text:p text:style-name="P84"><text:span text:style-name="T2792"><text:s text:c="8"/></text:span><text:span text:style-name="T2793">public</text:span><text:span text:style-name="T2794"><text:s/></text:span><text:span text:style-name="T2795">static</text:span><text:span text:style-name="T2796"><text:s/></text:span><text:span text:style-name="T2797">Posicion</text:span><text:span text:style-name="T2798"><text:s/>ESQUINA_IZQUIERDA_ARRIBA =<text:s/></text:span><text:span text:style-name="T2799">new</text:span><text:span text:style-name="T2800"><text:s/></text:span><text:span text:style-name="T2801">Posicion</text:span><text:span text:style-name="T2802">(1, 1);</text:span></text:p>
      <text:p text:style-name="P84"><text:span text:style-name="T2802"><text:s text:c="8"/></text:span><text:span text:style-name="T2803">public</text:span><text:span text:style-name="T2804"><text:s/></text:span><text:span text:style-name="T2805">static</text:span><text:span text:style-name="T2806"><text:s/></text:span><text:span text:style-name="T2807">Posicion</text:span><text:span text:style-name="T2808"><text:s/>ESQUINA_DERECHA_ABAJO =<text:s/></text:span><text:span text:style-name="T2809">new</text:span><text:span text:style-name="T2810"><text:s/></text:span><text:span text:style-name="T2811">Posicion</text:span><text:span text:style-name="T2812">(10, 10);</text:span></text:p>
      <text:p text:style-name="P84"><text:span text:style-name="T2812"><text:s text:c="8"/></text:span><text:span text:style-name="T2813">private</text:span><text:span text:style-name="T2814"><text:s/></text:span><text:span text:style-name="T2815">List</text:span><text:span text:style-name="T2816">&lt;</text:span><text:span text:style-name="T2817">Armamento</text:span><text:span text:style-name="T2818">&gt; armamentos;</text:span></text:p>
      <text:p text:style-name="P84"><text:span text:style-name="T2818"><text:s text:c="8"/></text:span><text:span text:style-name="T2819">private</text:span><text:span text:style-name="T2820"><text:s/></text:span><text:span text:style-name="T2821">List</text:span><text:span text:style-name="T2822">&lt;</text:span><text:span text:style-name="T2823">Nave</text:span><text:span text:style-name="T2824">&gt; naves;</text:span></text:p>
      <text:p text:style-name="P84"><text:span text:style-name="T2824"><text:s text:c="8"/></text:span></text:p>
      <text:p text:style-name="P84"><text:span text:style-name="T2824"><text:s text:c="8"/></text:span><text:span text:style-name="T2825">/*Constructor del Tablero*/</text:span><text:span text:style-name="T2826"/></text:p>
      <text:p text:style-name="P84"><text:span text:style-name="T2826"><text:s text:c="8"/></text:span><text:span text:style-name="T2827">public</text:span><text:span text:style-name="T2828"><text:s/>Tablero()</text:span></text:p>
      <text:p text:style-name="P84"><text:span text:style-name="T2828"><text:s text:c="8"/>{<text:s text:c="12"/></text:span></text:p>
      <text:p text:style-name="P84"><text:span text:style-name="T2828"><text:s text:c="12"/>armamentos =<text:s/></text:span><text:span text:style-name="T2829">new</text:span><text:span text:style-name="T2830"><text:s/></text:span><text:span text:style-name="T2831">List</text:span><text:span text:style-name="T2832">&lt;</text:span><text:span text:style-name="T2833">Armamento</text:span><text:span text:style-name="T2834">&gt;();</text:span></text:p>
      <text:p text:style-name="P84"><text:span text:style-name="T2834"><text:s text:c="12"/>naves =<text:s/></text:span><text:span text:style-name="T2835">new</text:span><text:span text:style-name="T2836"><text:s/></text:span><text:span text:style-name="T2837">List</text:span><text:span text:style-name="T2838">&lt;</text:span><text:span text:style-name="T2839">Nave</text:span><text:span text:style-name="T2840">&gt;();</text:span></text:p>
      <text:p text:style-name="P84"><text:span text:style-name="T2840"><text:s text:c="8"/>}</text:span></text:p>
      <text:p text:style-name="P84"><text:span text:style-name="T2840"/></text:p>
      <text:p text:style-name="P84"><text:span text:style-name="T2840"><text:s text:c="8"/></text:span><text:span text:style-name="T2841">//---------------------------------------------------------------------</text:span><text:span text:style-name="T2842"/></text:p>
      <text:p text:style-name="P84"><text:span text:style-name="T2842"><text:s text:c="8"/></text:span><text:span text:style-name="T2843">public</text:span><text:span text:style-name="T2844"><text:s/></text:span><text:span text:style-name="T2845">static</text:span><text:span text:style-name="T2846"><text:s/></text:span><text:span text:style-name="T2847">int</text:span><text:span text:style-name="T2848"><text:s/>Filas </text:span></text:p>
      <text:p text:style-name="P84"><text:span text:style-name="T2848"><text:s text:c="8"/>{</text:span></text:p>
      <text:p text:style-name="P84"><text:span text:style-name="T2848"><text:s text:c="12"/></text:span><text:span text:style-name="T2849">get</text:span><text:span text:style-name="T2850"><text:s/>{<text:s/></text:span><text:span text:style-name="T2851">return</text:span><text:span text:style-name="T2852"><text:s/>CANTIDAD_DE_FILAS; }</text:span></text:p>
      <text:p text:style-name="P84"><text:span text:style-name="T2852"><text:s text:c="8"/>}</text:span></text:p>
      <text:p text:style-name="P84"><text:span text:style-name="T2852"/></text:p>
      <text:p text:style-name="P84"><text:span text:style-name="T2852"><text:s text:c="8"/></text:span><text:span text:style-name="T2853">public</text:span><text:span text:style-name="T2854"><text:s/></text:span><text:span text:style-name="T2855">static</text:span><text:span text:style-name="T2856"><text:s/></text:span><text:span text:style-name="T2857">int</text:span><text:span text:style-name="T2858"><text:s/>Columnas</text:span></text:p>
      <text:p text:style-name="P84"><text:span text:style-name="T2858"><text:s text:c="8"/>{</text:span></text:p>
      <text:p text:style-name="P84"><text:span text:style-name="T2858"><text:s text:c="12"/></text:span><text:span text:style-name="T2859">get</text:span><text:span text:style-name="T2860"><text:s/>{<text:s/></text:span><text:span text:style-name="T2861">return</text:span><text:span text:style-name="T2862"><text:s/>CANTIDAD_DE_COLUMNAS; }</text:span></text:p>
      <text:p text:style-name="P84"><text:span text:style-name="T2862"><text:s text:c="8"/>}</text:span></text:p>
      <text:p text:style-name="P84"><text:span text:style-name="T2862"/></text:p>
      <text:p text:style-name="P84"><text:span text:style-name="T2862"><text:s text:c="8"/></text:span><text:span text:style-name="T2863">/*Agrega una nave al tablero*/</text:span><text:span text:style-name="T2864"/></text:p>
      <text:p text:style-name="P84"><text:span text:style-name="T2864"><text:s text:c="8"/></text:span><text:span text:style-name="T2865">public</text:span><text:span text:style-name="T2866"><text:s/></text:span><text:span text:style-name="T2867">void</text:span><text:span text:style-name="T2868"><text:s/>AgregarNave(</text:span><text:span text:style-name="T2869">Nave</text:span><text:span text:style-name="T2870"><text:s/>nave) </text:span></text:p>
      <text:p text:style-name="P84"><text:span text:style-name="T2870"><text:s text:c="8"/>{</text:span></text:p>
      <text:p text:style-name="P84"><text:span text:style-name="T2870"><text:s text:c="12"/>naves.Add(nave);</text:span></text:p>
      <text:p text:style-name="P84"><text:span text:style-name="T2870"><text:s text:c="8"/>}</text:span></text:p>
      <text:p text:style-name="P84"><text:span text:style-name="T2870"/></text:p>
      <text:p text:style-name="P84"><text:span text:style-name="T2870"><text:s text:c="8"/></text:span><text:span text:style-name="T2871">/*Agrega un armamento al tablero*/</text:span><text:span text:style-name="T2872"/></text:p>
      <text:p text:style-name="P84"><text:span text:style-name="T2872"><text:s text:c="8"/></text:span><text:span text:style-name="T2873">public</text:span><text:span text:style-name="T2874"><text:s/></text:span><text:span text:style-name="T2875">void</text:span><text:span text:style-name="T2876"><text:s/>Impactar(</text:span><text:span text:style-name="T2877">Armamento</text:span><text:span text:style-name="T2878"><text:s/>arma) </text:span></text:p>
      <text:p text:style-name="P84"><text:span text:style-name="T2878"><text:s text:c="8"/>{</text:span></text:p>
      <text:p text:style-name="P84"><text:span text:style-name="T2878"><text:s text:c="12"/></text:span><text:span text:style-name="T2879">if</text:span><text:span text:style-name="T2880"><text:s/>(!arma.Posicion.EstaDentroDe(</text:span><text:span text:style-name="T2881">Tablero</text:span><text:span text:style-name="T2882">.ESQUINA_IZQUIERDA_ARRIBA,<text:s/></text:span><text:span text:style-name="T2883">Tablero</text:span><text:span text:style-name="T2884">.ESQUINA_DERECHA_ABAJO))</text:span></text:p>
      <text:p text:style-name="P84"><text:span text:style-name="T2884"><text:s text:c="16"/></text:span><text:span text:style-name="T2885">throw</text:span><text:span text:style-name="T2886"><text:s/></text:span><text:span text:style-name="T2887">new</text:span><text:span text:style-name="T2888"><text:s/></text:span><text:span text:style-name="T2889">ArmamentoFueraDelTableroException</text:span><text:span text:style-name="T2890">();</text:span></text:p>
      <text:p text:style-name="P84"><text:span text:style-name="T2890"/></text:p>
      <text:p text:style-name="P84"><text:span text:style-name="T2890"><text:s text:c="12"/>armamentos.Add(arma);</text:span></text:p>
      <text:p text:style-name="P84"><text:span text:style-name="T2890"><text:s text:c="8"/>}</text:span></text:p>
      <text:p text:style-name="P84"><text:span text:style-name="T2890"/></text:p>
      <text:p text:style-name="P84"><text:span text:style-name="T2890"><text:s text:c="8"/></text:span><text:span text:style-name="T2891">/*Obtiene las naves del tablero que estan en una posicion*/</text:span><text:span text:style-name="T2892"/></text:p>
      <text:p text:style-name="P84"><text:span text:style-name="T2892"><text:s text:c="8"/></text:span><text:span text:style-name="T2893">public</text:span><text:span text:style-name="T2894"><text:s/></text:span><text:span text:style-name="T2895">List</text:span><text:span text:style-name="T2896">&lt;</text:span><text:span text:style-name="T2897">Nave</text:span><text:span text:style-name="T2898">&gt; GetNavesEn(</text:span><text:span text:style-name="T2899">Posicion</text:span><text:span text:style-name="T2900"><text:s/>posicion)</text:span></text:p>
      <text:p text:style-name="P84"><text:span text:style-name="T2900"><text:s text:c="8"/>{</text:span></text:p>
      <text:p text:style-name="P84"><text:span text:style-name="T2900"><text:s text:c="12"/></text:span><text:span text:style-name="T2901">List</text:span><text:span text:style-name="T2902">&lt;</text:span><text:span text:style-name="T2903">Nave</text:span><text:span text:style-name="T2904">&gt; listaNavesEnPosicion =<text:s/></text:span><text:span text:style-name="T2905">new</text:span><text:span text:style-name="T2906"><text:s/></text:span><text:span text:style-name="T2907">List</text:span><text:span text:style-name="T2908">&lt;</text:span><text:span text:style-name="T2909">Nave</text:span><text:span text:style-name="T2910">&gt;();</text:span></text:p>
      <text:p text:style-name="P84"><text:span text:style-name="T2910"><text:s text:c="12"/></text:span><text:span text:style-name="T2911">foreach</text:span><text:span text:style-name="T2912"><text:s/>(</text:span><text:span text:style-name="T2913">Nave</text:span><text:span text:style-name="T2914"><text:s/>nave<text:s/></text:span><text:span text:style-name="T2915">in</text:span><text:span text:style-name="T2916"><text:s/>naves)</text:span></text:p>
      <text:p text:style-name="P84"><text:span text:style-name="T2916"><text:s text:c="12"/>{</text:span></text:p>
      <text:p text:style-name="P84"><text:span text:style-name="T2916"><text:s text:c="16"/></text:span><text:span text:style-name="T2917">List</text:span><text:span text:style-name="T2918">&lt;</text:span><text:span text:style-name="T2919">Posicion</text:span><text:span text:style-name="T2920">&gt; listaPosicionesDePartes = (nave.GetPosiciones());</text:span></text:p>
      <text:p text:style-name="P84"><text:span text:style-name="T2920"><text:s text:c="16"/></text:span><text:span text:style-name="T2921">foreach</text:span><text:span text:style-name="T2922"><text:s/>(</text:span><text:span text:style-name="T2923">Posicion</text:span><text:span text:style-name="T2924"><text:s/>posicionParteNave<text:s/></text:span><text:span text:style-name="T2925">in</text:span><text:span text:style-name="T2926"><text:s/>listaPosicionesDePartes)</text:span></text:p>
      <text:p text:style-name="P84"><text:span text:style-name="T2926"><text:s text:c="16"/>{</text:span></text:p>
      <text:p text:style-name="P84"><text:span text:style-name="T2926"><text:s text:c="20"/></text:span><text:span text:style-name="T2927">if</text:span><text:span text:style-name="T2928"><text:s/>(posicion.EsIgualA(posicionParteNave))</text:span></text:p>
      <text:p text:style-name="P84"><text:span text:style-name="T2928"><text:s text:c="20"/>{</text:span></text:p>
      <text:p text:style-name="P84"><text:span text:style-name="T2928"><text:s text:c="24"/>listaNavesEnPosicion.Add(nave);</text:span></text:p>
      <text:p text:style-name="P84"><text:span text:style-name="T2928"><text:s text:c="20"/>}</text:span></text:p>
      <text:p text:style-name="P84"><text:span text:style-name="T2928"><text:s text:c="16"/>}</text:span></text:p>
      <text:p text:style-name="P84"><text:span text:style-name="T2928"><text:s text:c="12"/>}</text:span></text:p>
      <text:p text:style-name="P84"><text:span text:style-name="T2928"><text:s text:c="12"/></text:span><text:span text:style-name="T2929">return</text:span><text:span text:style-name="T2930"><text:s/>listaNavesEnPosicion;</text:span></text:p>
      <text:p text:style-name="P84"><text:span text:style-name="T2930"><text:s text:c="8"/>}</text:span></text:p>
      <text:p text:style-name="P84"><text:span text:style-name="T2930"/></text:p>
      <text:p text:style-name="P84"><text:span text:style-name="T2930"><text:s text:c="8"/></text:span><text:span text:style-name="T2931">//---------------------------------------------------------------------</text:span><text:span text:style-name="T2932"/></text:p>
      <text:p text:style-name="P84"><text:span text:style-name="T2932"/></text:p>
      <text:p text:style-name="P84"><text:span text:style-name="T2932"><text:s text:c="8"/></text:span><text:span text:style-name="T2933">/* Actualizaci</text:span><text:span text:style-name="T2934">ó</text:span><text:span text:style-name="T2935">n del tablero.</text:span><text:span text:style-name="T2936"/></text:p>
      <text:p text:style-name="P84"><text:span text:style-name="T2937"><text:s text:c="9"/>* Primero actualiza los armamentos, de forma de hacer que exploten si tienen que explotar,</text:span><text:span text:style-name="T2938"/></text:p>
      <text:p text:style-name="P84"><text:span text:style-name="T2939"><text:s text:c="9"/>* Y luego mueve las naves */</text:span><text:span text:style-name="T2940"/></text:p>
      <text:p text:style-name="P84"><text:span text:style-name="T2940"><text:s text:c="8"/></text:span><text:span text:style-name="T2941">public</text:span><text:span text:style-name="T2942"><text:s/></text:span><text:span text:style-name="T2943">void</text:span><text:span text:style-name="T2944"><text:s/>Actualizar() </text:span></text:p>
      <text:p text:style-name="P84"><text:span text:style-name="T2944"><text:s text:c="8"/>{</text:span></text:p>
      <text:p text:style-name="P84"><text:span text:style-name="T2944"><text:s text:c="12"/></text:span><text:span text:style-name="T2945">this</text:span><text:span text:style-name="T2946">.ActualizarArmamentos();</text:span></text:p>
      <text:p text:style-name="P84"><text:span text:style-name="T2946"><text:s text:c="12"/></text:span><text:span text:style-name="T2947">this</text:span><text:span text:style-name="T2948">.BorrarArmamentosExplotados();</text:span></text:p>
      <text:p text:style-name="P84"><text:span text:style-name="T2948"><text:s text:c="12"/></text:span><text:span text:style-name="T2949">this</text:span><text:span text:style-name="T2950">.ActualizarPosicionDeNaves();</text:span></text:p>
      <text:p text:style-name="P84"><text:span text:style-name="T2950"><text:s text:c="8"/>}</text:span></text:p>
      <text:p text:style-name="P84"><text:span text:style-name="T2950"/></text:p>
      <text:p text:style-name="P84"><text:span text:style-name="T2950"><text:s text:c="8"/></text:span><text:span text:style-name="T2951">/* M</text:span><text:span text:style-name="T2952">é</text:span><text:span text:style-name="T2953">todo auxiliar para mover las naves */</text:span><text:span text:style-name="T2954"/></text:p>
      <text:p text:style-name="P84"><text:span text:style-name="T2954"><text:s text:c="8"/></text:span><text:span text:style-name="T2955">private</text:span><text:span text:style-name="T2956"><text:s/></text:span><text:span text:style-name="T2957">void</text:span><text:span text:style-name="T2958"><text:s/>ActualizarPosicionDeNaves()</text:span></text:p>
      <text:p text:style-name="P84"><text:span text:style-name="T2958"><text:s text:c="8"/>{</text:span></text:p>
      <text:p text:style-name="P84"><text:span text:style-name="T2958"><text:s text:c="12"/></text:span><text:span text:style-name="T2959">foreach</text:span><text:span text:style-name="T2960"><text:s/>(</text:span><text:span text:style-name="T2961">Nave</text:span><text:span text:style-name="T2962"><text:s/>nave<text:s/></text:span><text:span text:style-name="T2963">in</text:span><text:span text:style-name="T2964"><text:s/>naves)</text:span></text:p>
      <text:p text:style-name="P84"><text:span text:style-name="T2964"><text:s text:c="12"/>{</text:span></text:p>
      <text:p text:style-name="P84"><text:span text:style-name="T2964"><text:s text:c="16"/>nave.Mover();</text:span></text:p>
      <text:p text:style-name="P84"><text:span text:style-name="T2964"><text:s text:c="12"/>}</text:span></text:p>
      <text:p text:style-name="P84"><text:span text:style-name="T2964"><text:s text:c="8"/>}</text:span></text:p>
      <text:p text:style-name="P84"><text:span text:style-name="T2964"/></text:p>
      <text:p text:style-name="P84"><text:span text:style-name="T2964"><text:s text:c="8"/></text:span><text:span text:style-name="T2965">/* M</text:span><text:span text:style-name="T2966">é</text:span><text:span text:style-name="T2967">todo auxiliar para actualizar los armamentos */</text:span><text:span text:style-name="T2968"/></text:p>
      <text:p text:style-name="P84"><text:span text:style-name="T2968"><text:s text:c="8"/></text:span><text:span text:style-name="T2969">private</text:span><text:span text:style-name="T2970"><text:s/></text:span><text:span text:style-name="T2971">void</text:span><text:span text:style-name="T2972"><text:s/>ActualizarArmamentos()</text:span></text:p>
      <text:p text:style-name="P84"><text:span text:style-name="T2972"><text:s text:c="8"/>{</text:span></text:p>
      <text:p text:style-name="P84"><text:span text:style-name="T2972"><text:s text:c="12"/></text:span><text:span text:style-name="T2973">foreach</text:span><text:span text:style-name="T2974"><text:s/>(</text:span><text:span text:style-name="T2975">Armamento</text:span><text:span text:style-name="T2976"><text:s/>armamento<text:s/></text:span><text:span text:style-name="T2977">in</text:span><text:span text:style-name="T2978"><text:s/>armamentos)</text:span></text:p>
      <text:p text:style-name="P84"><text:span text:style-name="T2978"><text:s text:c="12"/>{</text:span></text:p>
      <text:p text:style-name="P84"><text:span text:style-name="T2978"><text:s text:c="16"/>armamento.Actualizar();</text:span></text:p>
      <text:p text:style-name="P84"><text:span text:style-name="T2978"><text:s text:c="12"/>}</text:span></text:p>
      <text:p text:style-name="P84"><text:span text:style-name="T2978"><text:s text:c="8"/>}</text:span></text:p>
      <text:p text:style-name="P84"><text:span text:style-name="T2978"/></text:p>
      <text:p text:style-name="P84"><text:span text:style-name="T2978"><text:s text:c="8"/></text:span><text:span text:style-name="T2979">/* M</text:span><text:span text:style-name="T2980">é</text:span><text:span text:style-name="T2981">todo auxiliar para borrar los armamentos que ya est</text:span><text:span text:style-name="T2982">á</text:span><text:span text:style-name="T2983">n explotados y no sirven */</text:span><text:span text:style-name="T2984"/></text:p>
      <text:p text:style-name="P84"><text:span text:style-name="T2984"><text:s text:c="8"/></text:span><text:span text:style-name="T2985">private</text:span><text:span text:style-name="T2986"><text:s/></text:span><text:span text:style-name="T2987">void</text:span><text:span text:style-name="T2988"><text:s/>BorrarArmamentosExplotados()</text:span></text:p>
      <text:p text:style-name="P84"><text:span text:style-name="T2988"><text:s text:c="8"/>{</text:span></text:p>
      <text:p text:style-name="P84"><text:span text:style-name="T2988"><text:s text:c="12"/></text:span><text:span text:style-name="T2989">List</text:span><text:span text:style-name="T2990">&lt;</text:span><text:span text:style-name="T2991">Armamento</text:span><text:span text:style-name="T2992">&gt; armamentosActualizados =<text:s/></text:span><text:span text:style-name="T2993">new</text:span><text:span text:style-name="T2994"><text:s/></text:span><text:span text:style-name="T2995">List</text:span><text:span text:style-name="T2996">&lt;</text:span><text:span text:style-name="T2997">Armamento</text:span><text:span text:style-name="T2998">&gt;();</text:span></text:p>
      <text:p text:style-name="P84"><text:span text:style-name="T2998"><text:s text:c="12"/></text:span><text:span text:style-name="T2999">foreach</text:span><text:span text:style-name="T3000"><text:s/>(</text:span><text:span text:style-name="T3001">Armamento</text:span><text:span text:style-name="T3002"><text:s/>armamento<text:s/></text:span><text:span text:style-name="T3003">in</text:span><text:span text:style-name="T3004"><text:s/>armamentos)</text:span></text:p>
      <text:p text:style-name="P84"><text:span text:style-name="T3004"><text:s text:c="12"/>{</text:span></text:p>
      <text:p text:style-name="P84"><text:span text:style-name="T3004"><text:s text:c="16"/></text:span><text:span text:style-name="T3005">if</text:span><text:span text:style-name="T3006"><text:s/>(!armamento.Explotado)</text:span></text:p>
      <text:p text:style-name="P84"><text:span text:style-name="T3006"><text:s text:c="16"/>{</text:span></text:p>
      <text:p text:style-name="P84"><text:span text:style-name="T3006"><text:s text:c="20"/>armamentosActualizados.Add(armamento);</text:span></text:p>
      <text:p text:style-name="P84"><text:span text:style-name="T3006"><text:s text:c="16"/>}</text:span></text:p>
      <text:p text:style-name="P84"><text:span text:style-name="T3006"><text:s text:c="12"/>}</text:span></text:p>
      <text:p text:style-name="P84"><text:span text:style-name="T3006"><text:s text:c="12"/></text:span><text:span text:style-name="T3007">this</text:span><text:span text:style-name="T3008">.armamentos = armamentosActualizados;</text:span></text:p>
      <text:p text:style-name="P84"><text:span text:style-name="T3008"><text:s text:c="8"/>}</text:span></text:p>
      <text:p text:style-name="P84"><text:span text:style-name="T3008"/></text:p>
      <text:p text:style-name="P84"><text:span text:style-name="T3008"><text:s text:c="8"/></text:span><text:span text:style-name="T3009">//---------------------------------------------------------------------</text:span><text:span text:style-name="T3010"/></text:p>
      <text:p text:style-name="P84"><text:span text:style-name="T3010"><text:s text:c="8"/></text:span><text:span text:style-name="T3011">/*Si el tablero sigue teniendo alguna nave*/</text:span><text:span text:style-name="T3012"/></text:p>
      <text:p text:style-name="P84"><text:span text:style-name="T3012"><text:s text:c="8"/></text:span><text:span text:style-name="T3013">public</text:span><text:span text:style-name="T3014"><text:s/></text:span><text:span text:style-name="T3015">Boolean</text:span><text:span text:style-name="T3016"><text:s/>HayNave(</text:span><text:span text:style-name="T3017">Posicion</text:span><text:span text:style-name="T3018"><text:s/>posicion) </text:span></text:p>
      <text:p text:style-name="P84"><text:span text:style-name="T3018"><text:s text:c="8"/>{</text:span></text:p>
      <text:p text:style-name="P84"><text:span text:style-name="T3018"><text:s text:c="12"/></text:span><text:span text:style-name="T3019">foreach</text:span><text:span text:style-name="T3020"><text:s/>(</text:span><text:span text:style-name="T3021">Nave</text:span><text:span text:style-name="T3022"><text:s/>nave<text:s/></text:span><text:span text:style-name="T3023">in</text:span><text:span text:style-name="T3024"><text:s/>naves)</text:span></text:p>
      <text:p text:style-name="P84"><text:span text:style-name="T3024"><text:s text:c="12"/>{</text:span></text:p>
      <text:p text:style-name="P84"><text:span text:style-name="T3024"><text:s text:c="16"/></text:span><text:span text:style-name="T3025">List</text:span><text:span text:style-name="T3026">&lt;</text:span><text:span text:style-name="T3027">Posicion</text:span><text:span text:style-name="T3028">&gt; listaPosiciones = (nave.GetPosiciones());</text:span></text:p>
      <text:p text:style-name="P84"><text:span text:style-name="T3028"><text:s text:c="16"/></text:span><text:span text:style-name="T3029">foreach</text:span><text:span text:style-name="T3030"><text:s/>(</text:span><text:span text:style-name="T3031">Posicion</text:span><text:span text:style-name="T3032"><text:s/>posicionParteNave<text:s/></text:span><text:span text:style-name="T3033">in</text:span><text:span text:style-name="T3034"><text:s/>listaPosiciones)</text:span></text:p>
      <text:p text:style-name="P84"><text:span text:style-name="T3034"><text:s text:c="16"/>{</text:span></text:p>
      <text:p text:style-name="P84"><text:span text:style-name="T3034"><text:s text:c="20"/></text:span><text:span text:style-name="T3035">if</text:span><text:span text:style-name="T3036"><text:s/>(posicion.EsIgualA(posicionParteNave))</text:span></text:p>
      <text:p text:style-name="P84"><text:span text:style-name="T3036"><text:s text:c="20"/>{</text:span></text:p>
      <text:p text:style-name="P84"><text:span text:style-name="T3036"><text:s text:c="24"/></text:span><text:span text:style-name="T3037">return</text:span><text:span text:style-name="T3038"><text:s/></text:span><text:span text:style-name="T3039">true</text:span><text:span text:style-name="T3040">;</text:span></text:p>
      <text:p text:style-name="P84"><text:span text:style-name="T3040"><text:s text:c="20"/>}</text:span></text:p>
      <text:p text:style-name="P84"><text:span text:style-name="T3040"><text:s text:c="16"/>}</text:span></text:p>
      <text:p text:style-name="P84"><text:span text:style-name="T3040"><text:s text:c="12"/>}</text:span></text:p>
      <text:p text:style-name="P84"><text:span text:style-name="T3040"><text:s text:c="12"/></text:span><text:span text:style-name="T3041">return</text:span><text:span text:style-name="T3042"><text:s/></text:span><text:span text:style-name="T3043">false</text:span><text:span text:style-name="T3044">;</text:span></text:p>
      <text:p text:style-name="P84"><text:span text:style-name="T3044"><text:s text:c="8"/>}</text:span></text:p>
      <text:p text:style-name="P84"><text:span text:style-name="T3044"/></text:p>
      <text:p text:style-name="P84"><text:span text:style-name="T3044"><text:s text:c="8"/></text:span><text:span text:style-name="T3045">/*Estado de las naves del tablero*/</text:span><text:span text:style-name="T3046"/></text:p>
      <text:p text:style-name="P84"><text:span text:style-name="T3046"><text:s text:c="8"/></text:span><text:span text:style-name="T3047">public</text:span><text:span text:style-name="T3048"><text:s/></text:span><text:span text:style-name="T3049">Boolean</text:span><text:span text:style-name="T3050"><text:s/>TieneNavesConVida()</text:span></text:p>
      <text:p text:style-name="P84"><text:span text:style-name="T3050"><text:s text:c="8"/>{</text:span></text:p>
      <text:p text:style-name="P84"><text:span text:style-name="T3050"><text:s text:c="12"/></text:span><text:span text:style-name="T3051">foreach</text:span><text:span text:style-name="T3052"><text:s/>(</text:span><text:span text:style-name="T3053">Nave</text:span><text:span text:style-name="T3054"><text:s/>nave<text:s/></text:span><text:span text:style-name="T3055">in</text:span><text:span text:style-name="T3056"><text:s/>naves)</text:span></text:p>
      <text:p text:style-name="P84"><text:span text:style-name="T3056"><text:s text:c="12"/>{</text:span></text:p>
      <text:p text:style-name="P84"><text:span text:style-name="T3056"><text:s text:c="16"/></text:span><text:span text:style-name="T3057">if</text:span><text:span text:style-name="T3058"><text:s/>(!nave.EstaDestruida())</text:span></text:p>
      <text:p text:style-name="P84"><text:span text:style-name="T3058"><text:s text:c="16"/>{</text:span></text:p>
      <text:p text:style-name="P84"><text:span text:style-name="T3058"><text:s text:c="20"/></text:span><text:span text:style-name="T3059">return</text:span><text:span text:style-name="T3060"><text:s/></text:span><text:span text:style-name="T3061">true</text:span><text:span text:style-name="T3062">;</text:span></text:p>
      <text:p text:style-name="P84"><text:span text:style-name="T3062"><text:s text:c="16"/>}</text:span></text:p>
      <text:p text:style-name="P84"><text:span text:style-name="T3062"><text:s text:c="12"/>}</text:span></text:p>
      <text:p text:style-name="P84"><text:span text:style-name="T3062"><text:s text:c="12"/></text:span><text:span text:style-name="T3063">return</text:span><text:span text:style-name="T3064"><text:s/></text:span><text:span text:style-name="T3065">false</text:span><text:span text:style-name="T3066">;</text:span></text:p>
      <text:p text:style-name="P84"><text:span text:style-name="T3066"><text:s text:c="8"/>}</text:span></text:p>
      <text:p text:style-name="P84"><text:span text:style-name="T3066"><text:s text:c="4"/>}</text:span></text:p>
      <text:p text:style-name="P84"><text:span text:style-name="T3066">}</text:span></text:p>
      <text:p text:style-name="P84"><text:span text:style-name="T3067"/></text:p>
      <text:p text:style-name="P84"><text:span text:style-name="T3068">Código de Vista y Controlador.</text:span></text:p>
      <text:p text:style-name="P84"><text:span text:style-name="T3069"/></text:p>
      <text:p text:style-name="P84"><text:span text:style-name="T3069">ControladorMouse.cs</text:span></text:p>
      <text:p text:style-name="P84"><text:span text:style-name="T3070">using</text:span><text:span text:style-name="T3071"><text:s/>System;</text:span></text:p>
      <text:p text:style-name="P84"><text:span text:style-name="T3072">using</text:span><text:span text:style-name="T3073"><text:s/>System.Collections.Generic;</text:span></text:p>
      <text:p text:style-name="P84"><text:span text:style-name="T3074">using</text:span><text:span text:style-name="T3075"><text:s/>System.Linq;</text:span></text:p>
      <text:p text:style-name="P84"><text:span text:style-name="T3076">using</text:span><text:span text:style-name="T3077"><text:s/>System.Text;</text:span></text:p>
      <text:p text:style-name="P84"><text:span text:style-name="T3078">using</text:span><text:span text:style-name="T3079"><text:s/>Microsoft.Xna.Framework;</text:span></text:p>
      <text:p text:style-name="P84"><text:span text:style-name="T3080">using</text:span><text:span text:style-name="T3081"><text:s/>Microsoft.Xna.Framework.Graphics;</text:span></text:p>
      <text:p text:style-name="P84"><text:span text:style-name="T3082">using</text:span><text:span text:style-name="T3083"><text:s/>BatallaNavalgo;</text:span></text:p>
      <text:p text:style-name="P84"><text:span text:style-name="T3083"/></text:p>
      <text:p text:style-name="P84"><text:span text:style-name="T3084">namespace</text:span><text:span text:style-name="T3085"><text:s/>BatallaNavalgoXNA</text:span></text:p>
      <text:p text:style-name="P84"><text:span text:style-name="T3085">{</text:span></text:p>
      <text:p text:style-name="P84"><text:span text:style-name="T3085"><text:s text:c="4"/></text:span><text:span text:style-name="T3086">class</text:span><text:span text:style-name="T3087"><text:s/></text:span><text:span text:style-name="T3088">ControladorMouse</text:span><text:span text:style-name="T3089"/></text:p>
      <text:p text:style-name="P84"><text:span text:style-name="T3089"><text:s text:c="4"/>{</text:span></text:p>
      <text:p text:style-name="P84"><text:span text:style-name="T3089"><text:s text:c="8"/></text:span><text:span text:style-name="T3090">VistaTablero</text:span><text:span text:style-name="T3091"><text:s/>vistaTableroActual;</text:span></text:p>
      <text:p text:style-name="P84"><text:span text:style-name="T3091"/></text:p>
      <text:p text:style-name="P84"><text:span text:style-name="T3091"><text:s text:c="8"/></text:span><text:span text:style-name="T3092">public</text:span><text:span text:style-name="T3093"><text:s/>ControladorMouse(</text:span><text:span text:style-name="T3094">VistaTablero</text:span><text:span text:style-name="T3095"><text:s/>vistaTablero)</text:span></text:p>
      <text:p text:style-name="P84"><text:span text:style-name="T3095"><text:s text:c="8"/>{</text:span></text:p>
      <text:p text:style-name="P84"><text:span text:style-name="T3095"><text:s text:c="12"/>vistaTableroActual = vistaTablero;</text:span></text:p>
      <text:p text:style-name="P84"><text:span text:style-name="T3095"><text:s text:c="8"/>}</text:span></text:p>
      <text:p text:style-name="P84"><text:span text:style-name="T3095"/></text:p>
      <text:p text:style-name="P84"><text:span text:style-name="T3095"><text:s text:c="8"/></text:span><text:span text:style-name="T3096">public</text:span><text:span text:style-name="T3097"><text:s/></text:span><text:span text:style-name="T3098">Posicion</text:span><text:span text:style-name="T3099"><text:s/>ObtenerPosicionDeImpacto(</text:span><text:span text:style-name="T3100">int</text:span><text:span text:style-name="T3101"><text:s/>x,<text:s/></text:span><text:span text:style-name="T3102">int</text:span><text:span text:style-name="T3103"><text:s/>y)</text:span></text:p>
      <text:p text:style-name="P84"><text:span text:style-name="T3103"><text:s text:c="8"/>{</text:span></text:p>
      <text:p text:style-name="P84"><text:span text:style-name="T3103"><text:s text:c="12"/></text:span><text:span text:style-name="T3104">Posicion</text:span><text:span text:style-name="T3105"><text:s/>posicionDeImpacto;</text:span></text:p>
      <text:p text:style-name="P84"><text:span text:style-name="T3105"><text:s text:c="12"/></text:span><text:span text:style-name="T3106">if</text:span><text:span text:style-name="T3107"><text:s/>(vistaTableroActual.EstaDentroDelTablero(x,y))</text:span></text:p>
      <text:p text:style-name="P84"><text:span text:style-name="T3107"><text:s text:c="12"/>{</text:span></text:p>
      <text:p text:style-name="P84"><text:span text:style-name="T3107"><text:s text:c="16"/></text:span><text:span text:style-name="T3108">int</text:span><text:span text:style-name="T3109"><text:s/>posicionDeImpactoEnX = (</text:span><text:span text:style-name="T3110">int</text:span><text:span text:style-name="T3111">)(x - vistaTableroActual.PosicionInicialTableroEnX) /<text:s/></text:span><text:span text:style-name="T3112">VistaTablero</text:span><text:span text:style-name="T3113">.TAMANIO_BLOQUE_DEL_TABLERO;</text:span></text:p>
      <text:p text:style-name="P84"><text:span text:style-name="T3113"><text:s text:c="16"/></text:span><text:span text:style-name="T3114">int</text:span><text:span text:style-name="T3115"><text:s/>posicionDeImpactoEnY = (</text:span><text:span text:style-name="T3116">int</text:span><text:span text:style-name="T3117">)(y - vistaTableroActual.PosicionInicialTableroEnY) /<text:s/></text:span><text:span text:style-name="T3118">VistaTablero</text:span><text:span text:style-name="T3119">.TAMANIO_BLOQUE_DEL_TABLERO;</text:span></text:p>
      <text:p text:style-name="P84"><text:span text:style-name="T3119"><text:s text:c="16"/></text:span><text:span text:style-name="T3120">return</text:span><text:span text:style-name="T3121"><text:s/>(posicionDeImpacto =<text:s/></text:span><text:span text:style-name="T3122">new</text:span><text:span text:style-name="T3123"><text:s/></text:span><text:span text:style-name="T3124">Posicion</text:span><text:span text:style-name="T3125">(posicionDeImpactoEnY + 1, posicionDeImpactoEnX + 1));</text:span></text:p>
      <text:p text:style-name="P84"><text:span text:style-name="T3125"><text:s text:c="12"/>}</text:span></text:p>
      <text:p text:style-name="P84"><text:span text:style-name="T3125"><text:s text:c="12"/></text:span><text:span text:style-name="T3126">/* Se devuelve una posicion fuera del tablero, ya que no se impacta */</text:span><text:span text:style-name="T3127"/></text:p>
      <text:p text:style-name="P84"><text:span text:style-name="T3127"><text:s text:c="12"/></text:span><text:span text:style-name="T3128">return</text:span><text:span text:style-name="T3129"><text:s/>(posicionDeImpacto =<text:s/></text:span><text:span text:style-name="T3130">new</text:span><text:span text:style-name="T3131"><text:s/></text:span><text:span text:style-name="T3132">Posicion</text:span><text:span text:style-name="T3133">(0,0));</text:span></text:p>
      <text:p text:style-name="P84"><text:span text:style-name="T3133"><text:s text:c="8"/>}</text:span></text:p>
      <text:p text:style-name="P84"><text:span text:style-name="T3133"><text:s text:c="4"/>}</text:span></text:p>
      <text:p text:style-name="P84"><text:span text:style-name="T3133">}</text:span></text:p>
      <text:p text:style-name="P84"><text:span text:style-name="T3133"/></text:p>
      <text:p text:style-name="P84"><text:span text:style-name="T3134">CuadroDeSeleccion.cs</text:span></text:p>
      <text:p text:style-name="P84"><text:span text:style-name="T3135">using</text:span><text:span text:style-name="T3136"><text:s/>System;</text:span></text:p>
      <text:p text:style-name="P84"><text:span text:style-name="T3137">using</text:span><text:span text:style-name="T3138"><text:s/>System.Collections.Generic;</text:span></text:p>
      <text:p text:style-name="P84"><text:span text:style-name="T3139">using</text:span><text:span text:style-name="T3140"><text:s/>System.Linq;</text:span></text:p>
      <text:p text:style-name="P84"><text:span text:style-name="T3141">using</text:span><text:span text:style-name="T3142"><text:s/>System.Text;</text:span></text:p>
      <text:p text:style-name="P84"><text:span text:style-name="T3143">using</text:span><text:span text:style-name="T3144"><text:s/>Microsoft.Xna.Framework;</text:span></text:p>
      <text:p text:style-name="P84"><text:span text:style-name="T3145">using</text:span><text:span text:style-name="T3146"><text:s/>Microsoft.Xna.Framework.Graphics;</text:span></text:p>
      <text:p text:style-name="P84"><text:span text:style-name="T3147">using</text:span><text:span text:style-name="T3148"><text:s/>BatallaNavalgo;</text:span></text:p>
      <text:p text:style-name="P84"><text:span text:style-name="T3148"/></text:p>
      <text:p text:style-name="P84"><text:span text:style-name="T3149">namespace</text:span><text:span text:style-name="T3150"><text:s/>BatallaNavalgoXNA</text:span></text:p>
      <text:p text:style-name="P84"><text:span text:style-name="T3150">{</text:span></text:p>
      <text:p text:style-name="P84"><text:span text:style-name="T3150"><text:s text:c="4"/></text:span><text:span text:style-name="T3151">class</text:span><text:span text:style-name="T3152"><text:s/></text:span><text:span text:style-name="T3153">CuadroDeSeleccion</text:span><text:span text:style-name="T3154"/></text:p>
      <text:p text:style-name="P84"><text:span text:style-name="T3154"><text:s text:c="4"/>{</text:span></text:p>
      <text:p text:style-name="P84"><text:span text:style-name="T3154"><text:s text:c="8"/></text:span><text:span text:style-name="T3155">private</text:span><text:span text:style-name="T3156"><text:s/></text:span><text:span text:style-name="T3157">Texture2D</text:span><text:span text:style-name="T3158"><text:s/>imagenSeleccionado, imagenNoSeleccionado;</text:span></text:p>
      <text:p text:style-name="P84"><text:span text:style-name="T3158"><text:s text:c="8"/></text:span><text:span text:style-name="T3159">private</text:span><text:span text:style-name="T3160"><text:s/></text:span><text:span text:style-name="T3161">Vector2</text:span><text:span text:style-name="T3162"><text:s/>posicion;</text:span></text:p>
      <text:p text:style-name="P84"><text:span text:style-name="T3162"><text:s text:c="8"/></text:span><text:span text:style-name="T3163">private</text:span><text:span text:style-name="T3164"><text:s/></text:span><text:span text:style-name="T3165">Boolean</text:span><text:span text:style-name="T3166"><text:s/>seleccionado;</text:span></text:p>
      <text:p text:style-name="P84"><text:span text:style-name="T3166"/></text:p>
      <text:p text:style-name="P84"><text:span text:style-name="T3166"><text:s text:c="8"/></text:span><text:span text:style-name="T3167">public</text:span><text:span text:style-name="T3168"><text:s/>CuadroDeSeleccion(</text:span><text:span text:style-name="T3169">Vector2</text:span><text:span text:style-name="T3170"><text:s/>posicion,<text:s/></text:span><text:span text:style-name="T3171">Texture2D</text:span><text:span text:style-name="T3172"><text:s/>imagenSeleccionado,<text:s/></text:span><text:span text:style-name="T3173">Texture2D</text:span><text:span text:style-name="T3174"><text:s/>imagenNoSeleccionado) </text:span></text:p>
      <text:p text:style-name="P84"><text:span text:style-name="T3174"><text:s text:c="8"/>{</text:span></text:p>
      <text:p text:style-name="P84"><text:span text:style-name="T3174"><text:s text:c="12"/></text:span><text:span text:style-name="T3175">this</text:span><text:span text:style-name="T3176">.posicion = posicion;</text:span></text:p>
      <text:p text:style-name="P84"><text:span text:style-name="T3176"><text:s text:c="12"/></text:span><text:span text:style-name="T3177">this</text:span><text:span text:style-name="T3178">.imagenNoSeleccionado = imagenNoSeleccionado;</text:span></text:p>
      <text:p text:style-name="P84"><text:span text:style-name="T3178"><text:s text:c="12"/></text:span><text:span text:style-name="T3179">this</text:span><text:span text:style-name="T3180">.imagenSeleccionado = imagenSeleccionado;</text:span></text:p>
      <text:p text:style-name="P84"><text:span text:style-name="T3180"><text:s text:c="12"/>seleccionado =<text:s/></text:span><text:span text:style-name="T3181">false</text:span><text:span text:style-name="T3182">;<text:s text:c="12"/></text:span></text:p>
      <text:p text:style-name="P84"><text:span text:style-name="T3182"><text:s text:c="8"/>}</text:span></text:p>
      <text:p text:style-name="P84"><text:span text:style-name="T3182"/></text:p>
      <text:p text:style-name="P84"><text:span text:style-name="T3182"><text:s text:c="8"/></text:span></text:p>
      <text:p text:style-name="P84"><text:span text:style-name="T3182"><text:s text:c="8"/></text:span><text:span text:style-name="T3183">public</text:span><text:span text:style-name="T3184"><text:s/></text:span><text:span text:style-name="T3185">float</text:span><text:span text:style-name="T3186"><text:s/>X </text:span></text:p>
      <text:p text:style-name="P84"><text:span text:style-name="T3186"><text:s text:c="8"/>{</text:span></text:p>
      <text:p text:style-name="P84"><text:span text:style-name="T3186"><text:s text:c="12"/></text:span><text:span text:style-name="T3187">get</text:span><text:span text:style-name="T3188"><text:s/>{<text:s/></text:span><text:span text:style-name="T3189">return</text:span><text:span text:style-name="T3190"><text:s/>posicion.X; }</text:span></text:p>
      <text:p text:style-name="P84"><text:span text:style-name="T3190"><text:s text:c="8"/>}</text:span></text:p>
      <text:p text:style-name="P84"><text:span text:style-name="T3190"><text:s text:c="16"/></text:span></text:p>
      <text:p text:style-name="P84"><text:span text:style-name="T3190"><text:s text:c="8"/></text:span><text:span text:style-name="T3191">public</text:span><text:span text:style-name="T3192"><text:s/></text:span><text:span text:style-name="T3193">float</text:span><text:span text:style-name="T3194"><text:s/>Y</text:span></text:p>
      <text:p text:style-name="P84"><text:span text:style-name="T3194"><text:s text:c="8"/>{</text:span></text:p>
      <text:p text:style-name="P84"><text:span text:style-name="T3194"><text:s text:c="12"/></text:span><text:span text:style-name="T3195">get</text:span><text:span text:style-name="T3196"><text:s/>{<text:s/></text:span><text:span text:style-name="T3197">return</text:span><text:span text:style-name="T3198"><text:s/>posicion.Y; }</text:span></text:p>
      <text:p text:style-name="P84"><text:span text:style-name="T3198"><text:s text:c="8"/>}</text:span></text:p>
      <text:p text:style-name="P84"><text:span text:style-name="T3198"/></text:p>
      <text:p text:style-name="P84"><text:span text:style-name="T3198"><text:s text:c="8"/></text:span><text:span text:style-name="T3199">public</text:span><text:span text:style-name="T3200"><text:s/></text:span><text:span text:style-name="T3201">Boolean</text:span><text:span text:style-name="T3202"><text:s/>Seleccionado </text:span></text:p>
      <text:p text:style-name="P84"><text:span text:style-name="T3202"><text:s text:c="8"/>{</text:span></text:p>
      <text:p text:style-name="P84"><text:span text:style-name="T3202"><text:s text:c="12"/></text:span><text:span text:style-name="T3203">get</text:span><text:span text:style-name="T3204"><text:s/>{<text:s/></text:span><text:span text:style-name="T3205">return</text:span><text:span text:style-name="T3206"><text:s/>seleccionado;}</text:span></text:p>
      <text:p text:style-name="P84"><text:span text:style-name="T3206"><text:s text:c="12"/></text:span><text:span text:style-name="T3207">set</text:span><text:span text:style-name="T3208"><text:s/>{ seleccionado =<text:s/></text:span><text:span text:style-name="T3209">value</text:span><text:span text:style-name="T3210">; }</text:span></text:p>
      <text:p text:style-name="P84"><text:span text:style-name="T3210"><text:s text:c="8"/>}</text:span></text:p>
      <text:p text:style-name="P84"><text:span text:style-name="T3210"/></text:p>
      <text:p text:style-name="P84"><text:span text:style-name="T3210"><text:s text:c="8"/></text:span><text:span text:style-name="T3211">public</text:span><text:span text:style-name="T3212"><text:s/></text:span><text:span text:style-name="T3213">Texture2D</text:span><text:span text:style-name="T3214"><text:s/>Imagen </text:span></text:p>
      <text:p text:style-name="P84"><text:span text:style-name="T3214"><text:s text:c="8"/>{</text:span></text:p>
      <text:p text:style-name="P84"><text:span text:style-name="T3214"><text:s text:c="12"/></text:span><text:span text:style-name="T3215">get</text:span><text:span text:style-name="T3216"><text:s/></text:span></text:p>
      <text:p text:style-name="P84"><text:span text:style-name="T3216"><text:s text:c="12"/>{</text:span></text:p>
      <text:p text:style-name="P84"><text:span text:style-name="T3216"><text:s text:c="16"/></text:span><text:span text:style-name="T3217">if</text:span><text:span text:style-name="T3218"><text:s/>(seleccionado)</text:span></text:p>
      <text:p text:style-name="P84"><text:span text:style-name="T3218"><text:s text:c="20"/></text:span><text:span text:style-name="T3219">return</text:span><text:span text:style-name="T3220"><text:s/>imagenSeleccionado;</text:span></text:p>
      <text:p text:style-name="P84"><text:span text:style-name="T3220"><text:s text:c="16"/></text:span><text:span text:style-name="T3221">else</text:span><text:span text:style-name="T3222"/></text:p>
      <text:p text:style-name="P84"><text:span text:style-name="T3222"><text:s text:c="20"/></text:span><text:span text:style-name="T3223">return</text:span><text:span text:style-name="T3224"><text:s/>imagenNoSeleccionado;<text:s text:c="16"/></text:span></text:p>
      <text:p text:style-name="P84"><text:span text:style-name="T3224"><text:s text:c="12"/>}</text:span></text:p>
      <text:p text:style-name="P84"><text:span text:style-name="T3224"><text:s text:c="8"/>}</text:span></text:p>
      <text:p text:style-name="P84"><text:span text:style-name="T3224"/></text:p>
      <text:p text:style-name="P84"><text:span text:style-name="T3224"><text:s text:c="4"/></text:span><text:span text:style-name="T3225">public</text:span><text:span text:style-name="T3226"><text:s/></text:span><text:span text:style-name="T3227">void</text:span><text:span text:style-name="T3228"><text:s/>Dibujar(</text:span><text:span text:style-name="T3229">SpriteBatch</text:span><text:span text:style-name="T3230"><text:s/>spriteBatch)</text:span></text:p>
      <text:p text:style-name="P84"><text:span text:style-name="T3230"><text:s text:c="4"/>{</text:span></text:p>
      <text:p text:style-name="P84"><text:span text:style-name="T3230"><text:s text:c="8"/>spriteBatch.Draw(Imagen, posicion,<text:s/></text:span><text:span text:style-name="T3231">Color</text:span><text:span text:style-name="T3232">.White);</text:span></text:p>
      <text:p text:style-name="P84"><text:span text:style-name="T3232"><text:s text:c="4"/>}</text:span></text:p>
      <text:p text:style-name="P84"><text:span text:style-name="T3232"/></text:p>
      <text:p text:style-name="P84"><text:span text:style-name="T3232"><text:s text:c="4"/>}</text:span></text:p>
      <text:p text:style-name="P84"><text:span text:style-name="T3232">}</text:span></text:p>
      <text:p text:style-name="P84"><text:span text:style-name="T3233"/></text:p>
      <text:p text:style-name="P84"><text:span text:style-name="T3234">JuegoBatallaNavalgo.cs</text:span></text:p>
      <text:p text:style-name="P84"><text:span text:style-name="T3235">using</text:span><text:span text:style-name="T3236"><text:s/>System;</text:span></text:p>
      <text:p text:style-name="P84"><text:span text:style-name="T3237">using</text:span><text:span text:style-name="T3238"><text:s/>System.Collections.Generic;</text:span></text:p>
      <text:p text:style-name="P84"><text:span text:style-name="T3239">using</text:span><text:span text:style-name="T3240"><text:s/>System.Linq;</text:span></text:p>
      <text:p text:style-name="P84"><text:span text:style-name="T3241">using</text:span><text:span text:style-name="T3242"><text:s/>Microsoft.Xna.Framework;</text:span></text:p>
      <text:p text:style-name="P84"><text:span text:style-name="T3243">using</text:span><text:span text:style-name="T3244"><text:s/>Microsoft.Xna.Framework.Audio;</text:span></text:p>
      <text:p text:style-name="P84"><text:span text:style-name="T3245">using</text:span><text:span text:style-name="T3246"><text:s/>Microsoft.Xna.Framework.Content;</text:span></text:p>
      <text:p text:style-name="P84"><text:span text:style-name="T3247">using</text:span><text:span text:style-name="T3248"><text:s/>Microsoft.Xna.Framework.GamerServices;</text:span></text:p>
      <text:p text:style-name="P84"><text:span text:style-name="T3249">using</text:span><text:span text:style-name="T3250"><text:s/>Microsoft.Xna.Framework.Graphics;</text:span></text:p>
      <text:p text:style-name="P84"><text:span text:style-name="T3251">using</text:span><text:span text:style-name="T3252"><text:s/>Microsoft.Xna.Framework.Input;</text:span></text:p>
      <text:p text:style-name="P84"><text:span text:style-name="T3253">using</text:span><text:span text:style-name="T3254"><text:s/>Microsoft.Xna.Framework.Media;</text:span></text:p>
      <text:p text:style-name="P84"><text:span text:style-name="T3255">using</text:span><text:span text:style-name="T3256"><text:s/>BatallaNavalgo;</text:span></text:p>
      <text:p text:style-name="P84"><text:span text:style-name="T3256"/></text:p>
      <text:p text:style-name="P84"><text:span text:style-name="T3257">namespace</text:span><text:span text:style-name="T3258"><text:s/>BatallaNavalgoXNA</text:span></text:p>
      <text:p text:style-name="P84"><text:span text:style-name="T3258">{</text:span></text:p>
      <text:p text:style-name="P84"><text:span text:style-name="T3258"><text:s text:c="4"/></text:span><text:span text:style-name="T3259">/*Clase pricipal del juego.*/</text:span><text:span text:style-name="T3260"/></text:p>
      <text:p text:style-name="P84"><text:span text:style-name="T3260"><text:s text:c="4"/></text:span><text:span text:style-name="T3261">public</text:span><text:span text:style-name="T3262"><text:s/></text:span><text:span text:style-name="T3263">class</text:span><text:span text:style-name="T3264"><text:s/></text:span><text:span text:style-name="T3265">JuegoBatallaNavalgo</text:span><text:span text:style-name="T3266"><text:s/>: Microsoft.Xna.Framework.</text:span><text:span text:style-name="T3267">Game</text:span><text:span text:style-name="T3268">,<text:s/></text:span><text:span text:style-name="T3269">IObservador</text:span><text:span text:style-name="T3270"/></text:p>
      <text:p text:style-name="P84"><text:span text:style-name="T3270"><text:s text:c="4"/>{</text:span></text:p>
      <text:p text:style-name="P84"><text:span text:style-name="T3270"><text:s text:c="8"/></text:span><text:span text:style-name="T3271">public</text:span><text:span text:style-name="T3272"><text:s/></text:span><text:span text:style-name="T3273">enum</text:span><text:span text:style-name="T3274"><text:s/></text:span><text:span text:style-name="T3275">ResultadoMenuDisparos</text:span><text:span text:style-name="T3276"><text:s/>{ NINGUNO, DISPARO_COMUN, MINA_PUNTUAL, MINA_DOBLE, MINA_TRIPLE, MINA_POR_CONTACTO, NO_HACER_NADA };</text:span></text:p>
      <text:p text:style-name="P84"><text:span text:style-name="T3276"><text:s text:c="8"/></text:span><text:span text:style-name="T3277">private</text:span><text:span text:style-name="T3278"><text:s/></text:span><text:span text:style-name="T3279">Boolean</text:span><text:span text:style-name="T3280"><text:s/>gameOver, ganado;</text:span></text:p>
      <text:p text:style-name="P84"><text:span text:style-name="T3280"><text:s text:c="8"/></text:span><text:span text:style-name="T3281">GraphicsDeviceManager</text:span><text:span text:style-name="T3282"><text:s/>graphics;</text:span></text:p>
      <text:p text:style-name="P84"><text:span text:style-name="T3282"><text:s text:c="8"/></text:span><text:span text:style-name="T3283">SpriteBatch</text:span><text:span text:style-name="T3284"><text:s/>spriteBatch;</text:span></text:p>
      <text:p text:style-name="P84"><text:span text:style-name="T3284"><text:s text:c="8"/></text:span><text:span text:style-name="T3285">Vector2</text:span><text:span text:style-name="T3286"><text:s/>posicionFondoDePantalla;</text:span></text:p>
      <text:p text:style-name="P84"><text:span text:style-name="T3286"><text:s text:c="8"/></text:span><text:span text:style-name="T3287">Texture2D</text:span><text:span text:style-name="T3288"><text:s/>ImagenBotonAvanzarTurno, pantallaGameOver, pantallaGanadora;</text:span></text:p>
      <text:p text:style-name="P84"><text:span text:style-name="T3288"><text:s text:c="8"/></text:span><text:span text:style-name="T3289">Texture2D</text:span><text:span text:style-name="T3290"><text:s/>fondoDePantalla, bloqueTablero, botonDeRadioVacio, botonDeRadioSeleccionado;</text:span></text:p>
      <text:p text:style-name="P84"><text:span text:style-name="T3290"><text:s text:c="8"/></text:span><text:span text:style-name="T3291">Texture2D</text:span><text:span text:style-name="T3292"><text:s/>imagenParteNaveGris, imagenParteNaveRoja, imagenParteNaveVerde, imagenParteNaveMarron, imagenParteNaveRota;</text:span></text:p>
      <text:p text:style-name="P84"><text:span text:style-name="T3292"><text:s text:c="8"/></text:span><text:span text:style-name="T3293">Texture2D</text:span><text:span text:style-name="T3294"><text:s/>imagenMinaPuntual, imagenMinaDoble, imagenMinaTriple, imagenMinaContacto;<text:s text:c="8"/></text:span></text:p>
      <text:p text:style-name="P84"><text:span text:style-name="T3294"><text:s text:c="8"/></text:span><text:span text:style-name="T3295">SpriteFont</text:span><text:span text:style-name="T3296"><text:s/>fuenteBatallaNavalgo;</text:span></text:p>
      <text:p text:style-name="P84"><text:span text:style-name="T3296"><text:s text:c="8"/></text:span><text:span text:style-name="T3297">VistaTablero</text:span><text:span text:style-name="T3298"><text:s/>vistaTablero;</text:span></text:p>
      <text:p text:style-name="P84"><text:span text:style-name="T3298"><text:s text:c="8"/></text:span><text:span text:style-name="T3299">MenuArmamentos</text:span><text:span text:style-name="T3300"><text:s/>menuArmamentos;</text:span></text:p>
      <text:p text:style-name="P84"><text:span text:style-name="T3300"><text:s text:c="8"/></text:span><text:span text:style-name="T3301">ControladorMouse</text:span><text:span text:style-name="T3302"><text:s/>controladorMouse;</text:span></text:p>
      <text:p text:style-name="P84"><text:span text:style-name="T3302"><text:s text:c="8"/></text:span><text:span text:style-name="T3303">Juego</text:span><text:span text:style-name="T3304"><text:s/>juegoBatallaNavalgo;</text:span></text:p>
      <text:p text:style-name="P84"><text:span text:style-name="T3304"><text:s text:c="8"/></text:span><text:span text:style-name="T3305">Posicion</text:span><text:span text:style-name="T3306"><text:s/>posicionDeImpactoEnElTablero;</text:span></text:p>
      <text:p text:style-name="P84"><text:span text:style-name="T3306"><text:s text:c="8"/></text:span><text:span text:style-name="T3307">MouseState</text:span><text:span text:style-name="T3308"><text:s/>estadoActualDelMouse, estadoAnteriorDelMouse;</text:span></text:p>
      <text:p text:style-name="P84"><text:span text:style-name="T3308"><text:s text:c="8"/></text:span><text:span text:style-name="T3309">List</text:span><text:span text:style-name="T3310">&lt;</text:span><text:span text:style-name="T3311">NaveVista</text:span><text:span text:style-name="T3312">&gt; coleccionNaveVista;</text:span></text:p>
      <text:p text:style-name="P84"><text:span text:style-name="T3312"><text:s text:c="8"/></text:span><text:span text:style-name="T3313">List</text:span><text:span text:style-name="T3314">&lt;</text:span><text:span text:style-name="T3315">MinaVista</text:span><text:span text:style-name="T3316">&gt; coleccionMinaVista;</text:span></text:p>
      <text:p text:style-name="P84"><text:span text:style-name="T3316"><text:s text:c="8"/></text:span><text:span text:style-name="T3317">public</text:span><text:span text:style-name="T3318"><text:s/>JuegoBatallaNavalgo()</text:span></text:p>
      <text:p text:style-name="P84"><text:span text:style-name="T3318"><text:s text:c="8"/>{</text:span></text:p>
      <text:p text:style-name="P84"><text:span text:style-name="T3318"><text:s text:c="12"/>graphics =<text:s/></text:span><text:span text:style-name="T3319">new</text:span><text:span text:style-name="T3320"><text:s/></text:span><text:span text:style-name="T3321">GraphicsDeviceManager</text:span><text:span text:style-name="T3322">(</text:span><text:span text:style-name="T3323">this</text:span><text:span text:style-name="T3324">);</text:span></text:p>
      <text:p text:style-name="P84"><text:span text:style-name="T3324"><text:s text:c="12"/>Content.RootDirectory =<text:s/></text:span><text:span text:style-name="T3325">"Content"</text:span><text:span text:style-name="T3326">;</text:span></text:p>
      <text:p text:style-name="P84"><text:span text:style-name="T3326"><text:s text:c="12"/></text:span><text:span text:style-name="T3327">this</text:span><text:span text:style-name="T3328">.Window.Title =<text:s/></text:span><text:span text:style-name="T3329">"Batalla Navalgo"</text:span><text:span text:style-name="T3330">;</text:span></text:p>
      <text:p text:style-name="P84"><text:span text:style-name="T3330"><text:s text:c="12"/></text:span><text:span text:style-name="T3331">this</text:span><text:span text:style-name="T3332">.IsMouseVisible =<text:s/></text:span><text:span text:style-name="T3333">true</text:span><text:span text:style-name="T3334">;<text:s text:c="12"/></text:span></text:p>
      <text:p text:style-name="P84"><text:span text:style-name="T3334"><text:s text:c="8"/>}</text:span></text:p>
      <text:p text:style-name="P84"><text:span text:style-name="T3334"/></text:p>
      <text:p text:style-name="P84"><text:span text:style-name="T3334"><text:s text:c="8"/></text:span><text:span text:style-name="T3335">/*Inicializa lo necesario para poder correr el juego.*/</text:span><text:span text:style-name="T3336"/></text:p>
      <text:p text:style-name="P84"><text:span text:style-name="T3336"><text:s text:c="8"/></text:span><text:span text:style-name="T3337">protected</text:span><text:span text:style-name="T3338"><text:s/></text:span><text:span text:style-name="T3339">override</text:span><text:span text:style-name="T3340"><text:s/></text:span><text:span text:style-name="T3341">void</text:span><text:span text:style-name="T3342"><text:s/>Initialize()</text:span></text:p>
      <text:p text:style-name="P84"><text:span text:style-name="T3342"><text:s text:c="8"/>{</text:span></text:p>
      <text:p text:style-name="P84"><text:span text:style-name="T3342"><text:s text:c="12"/>coleccionNaveVista =<text:s/></text:span><text:span text:style-name="T3343">new</text:span><text:span text:style-name="T3344"><text:s/></text:span><text:span text:style-name="T3345">List</text:span><text:span text:style-name="T3346">&lt;</text:span><text:span text:style-name="T3347">NaveVista</text:span><text:span text:style-name="T3348">&gt;();</text:span></text:p>
      <text:p text:style-name="P84"><text:span text:style-name="T3348"><text:s text:c="12"/>coleccionMinaVista =<text:s/></text:span><text:span text:style-name="T3349">new</text:span><text:span text:style-name="T3350"><text:s/></text:span><text:span text:style-name="T3351">List</text:span><text:span text:style-name="T3352">&lt;</text:span><text:span text:style-name="T3353">MinaVista</text:span><text:span text:style-name="T3354">&gt;();</text:span></text:p>
      <text:p text:style-name="P84"><text:span text:style-name="T3354"><text:s text:c="12"/>posicionFondoDePantalla =<text:s/></text:span><text:span text:style-name="T3355">new</text:span><text:span text:style-name="T3356"><text:s/></text:span><text:span text:style-name="T3357">Vector2</text:span><text:span text:style-name="T3358">(0, -700);</text:span></text:p>
      <text:p text:style-name="P84"><text:span text:style-name="T3358"><text:s text:c="12"/>vistaTablero =<text:s/></text:span><text:span text:style-name="T3359">new</text:span><text:span text:style-name="T3360"><text:s/></text:span><text:span text:style-name="T3361">VistaTablero</text:span><text:span text:style-name="T3362">(</text:span><text:span text:style-name="T3363">Tablero</text:span><text:span text:style-name="T3364">.Filas,<text:s/></text:span><text:span text:style-name="T3365">Tablero</text:span><text:span text:style-name="T3366">.Columnas);</text:span></text:p>
      <text:p text:style-name="P84"><text:span text:style-name="T3366"><text:s text:c="12"/>menuArmamentos =<text:s/></text:span><text:span text:style-name="T3367">new</text:span><text:span text:style-name="T3368"><text:s/></text:span><text:span text:style-name="T3369">MenuArmamentos</text:span><text:span text:style-name="T3370">();</text:span></text:p>
      <text:p text:style-name="P84"><text:span text:style-name="T3370"><text:s text:c="12"/>controladorMouse =<text:s/></text:span><text:span text:style-name="T3371">new</text:span><text:span text:style-name="T3372"><text:s/></text:span><text:span text:style-name="T3373">ControladorMouse</text:span><text:span text:style-name="T3374">(vistaTablero);</text:span></text:p>
      <text:p text:style-name="P84"><text:span text:style-name="T3374"><text:s text:c="12"/>posicionDeImpactoEnElTablero =<text:s/></text:span><text:span text:style-name="T3375">new</text:span><text:span text:style-name="T3376"><text:s/></text:span><text:span text:style-name="T3377">Posicion</text:span><text:span text:style-name="T3378">(0, 0);</text:span></text:p>
      <text:p text:style-name="P84"><text:span text:style-name="T3378"><text:s text:c="12"/>gameOver =<text:s/></text:span><text:span text:style-name="T3379">false</text:span><text:span text:style-name="T3380">;</text:span></text:p>
      <text:p text:style-name="P84"><text:span text:style-name="T3380"><text:s text:c="12"/>ganado =<text:s/></text:span><text:span text:style-name="T3381">false</text:span><text:span text:style-name="T3382">;</text:span></text:p>
      <text:p text:style-name="P84"><text:span text:style-name="T3382"/></text:p>
      <text:p text:style-name="P84"><text:span text:style-name="T3382"><text:s text:c="12"/></text:span></text:p>
      <text:p text:style-name="P84"><text:span text:style-name="T3382"><text:s text:c="12"/></text:span><text:span text:style-name="T3383">base</text:span><text:span text:style-name="T3384">.Initialize();</text:span></text:p>
      <text:p text:style-name="P84"><text:span text:style-name="T3384"/></text:p>
      <text:p text:style-name="P84"><text:span text:style-name="T3384"><text:s text:c="12"/>juegoBatallaNavalgo =<text:s/></text:span><text:span text:style-name="T3385">new</text:span><text:span text:style-name="T3386"><text:s/></text:span><text:span text:style-name="T3387">Juego</text:span><text:span text:style-name="T3388">();</text:span></text:p>
      <text:p text:style-name="P84"><text:span text:style-name="T3388"><text:s text:c="12"/>juegoBatallaNavalgo.AddObservador(</text:span><text:span text:style-name="T3389">this</text:span><text:span text:style-name="T3390">);</text:span></text:p>
      <text:p text:style-name="P84"><text:span text:style-name="T3390"><text:s text:c="12"/>juegoBatallaNavalgo.Inicializar();</text:span></text:p>
      <text:p text:style-name="P84"><text:span text:style-name="T3390"><text:s text:c="8"/>}</text:span></text:p>
      <text:p text:style-name="P84"><text:span text:style-name="T3390"/></text:p>
      <text:p text:style-name="P84"><text:span text:style-name="T3390"><text:s text:c="8"/></text:span><text:span text:style-name="T3391">/*Carga contenido desde archivos, se llama una unica vez.*/</text:span><text:span text:style-name="T3392"/></text:p>
      <text:p text:style-name="P84"><text:span text:style-name="T3392"><text:s text:c="8"/></text:span><text:span text:style-name="T3393">protected</text:span><text:span text:style-name="T3394"><text:s/></text:span><text:span text:style-name="T3395">override</text:span><text:span text:style-name="T3396"><text:s/></text:span><text:span text:style-name="T3397">void</text:span><text:span text:style-name="T3398"><text:s/>LoadContent()</text:span></text:p>
      <text:p text:style-name="P84"><text:span text:style-name="T3398"><text:s text:c="8"/>{</text:span></text:p>
      <text:p text:style-name="P84"><text:span text:style-name="T3398"><text:s text:c="12"/></text:span><text:span text:style-name="T3399">// Create a new SpriteBatch, which can be used to draw textures.</text:span><text:span text:style-name="T3400"/></text:p>
      <text:p text:style-name="P84"><text:span text:style-name="T3400"><text:s text:c="12"/>spriteBatch =<text:s/></text:span><text:span text:style-name="T3401">new</text:span><text:span text:style-name="T3402"><text:s/></text:span><text:span text:style-name="T3403">SpriteBatch</text:span><text:span text:style-name="T3404">(GraphicsDevice);</text:span></text:p>
      <text:p text:style-name="P84"><text:span text:style-name="T3404"><text:s text:c="12"/>pantallaGameOver = Content.Load&lt;</text:span><text:span text:style-name="T3405">Texture2D</text:span><text:span text:style-name="T3406">&gt;(</text:span><text:span text:style-name="T3407">"Imagenes\\GameOver"</text:span><text:span text:style-name="T3408">);</text:span></text:p>
      <text:p text:style-name="P84"><text:span text:style-name="T3408"><text:s text:c="12"/>pantallaGanadora = Content.Load&lt;</text:span><text:span text:style-name="T3409">Texture2D</text:span><text:span text:style-name="T3410">&gt;(</text:span><text:span text:style-name="T3411">"Imagenes\\Ganaste"</text:span><text:span text:style-name="T3412">); </text:span></text:p>
      <text:p text:style-name="P84"><text:span text:style-name="T3412"><text:s text:c="12"/>fondoDePantalla = Content.Load&lt;</text:span><text:span text:style-name="T3413">Texture2D</text:span><text:span text:style-name="T3414">&gt;(</text:span><text:span text:style-name="T3415">"Imagenes\\fondoAgua"</text:span><text:span text:style-name="T3416">);</text:span></text:p>
      <text:p text:style-name="P84"><text:span text:style-name="T3416"><text:s text:c="12"/>fuenteBatallaNavalgo = Content.Load&lt;</text:span><text:span text:style-name="T3417">SpriteFont</text:span><text:span text:style-name="T3418">&gt;(</text:span><text:span text:style-name="T3419">"Fuente\\fuente"</text:span><text:span text:style-name="T3420">);</text:span></text:p>
      <text:p text:style-name="P84"><text:span text:style-name="T3420"><text:s text:c="12"/>bloqueTablero = Content.Load&lt;</text:span><text:span text:style-name="T3421">Texture2D</text:span><text:span text:style-name="T3422">&gt;(</text:span><text:span text:style-name="T3423">"Imagenes\\bloqueTablero"</text:span><text:span text:style-name="T3424">);</text:span></text:p>
      <text:p text:style-name="P84"><text:span text:style-name="T3424"><text:s text:c="12"/>botonDeRadioVacio = Content.Load&lt;</text:span><text:span text:style-name="T3425">Texture2D</text:span><text:span text:style-name="T3426">&gt;(</text:span><text:span text:style-name="T3427">"Imagenes\\seleccionVacio"</text:span><text:span text:style-name="T3428">);</text:span></text:p>
      <text:p text:style-name="P84"><text:span text:style-name="T3428"><text:s text:c="12"/>botonDeRadioSeleccionado = Content.Load&lt;</text:span><text:span text:style-name="T3429">Texture2D</text:span><text:span text:style-name="T3430">&gt;(</text:span><text:span text:style-name="T3431">"Imagenes\\seleccionElegido"</text:span><text:span text:style-name="T3432">);</text:span></text:p>
      <text:p text:style-name="P84"><text:span text:style-name="T3432"><text:s text:c="12"/>ImagenBotonAvanzarTurno = Content.Load&lt;</text:span><text:span text:style-name="T3433">Texture2D</text:span><text:span text:style-name="T3434">&gt;(</text:span><text:span text:style-name="T3435">"Imagenes\\AvanzarTurno"</text:span><text:span text:style-name="T3436">);</text:span></text:p>
      <text:p text:style-name="P84"><text:span text:style-name="T3436"><text:s text:c="36"/></text:span></text:p>
      <text:p text:style-name="P84"><text:span text:style-name="T3436"><text:s text:c="12"/>CargarPartesDeNaves();</text:span></text:p>
      <text:p text:style-name="P84"><text:span text:style-name="T3436"><text:s text:c="12"/>CargarImagenesDeMinas();</text:span></text:p>
      <text:p text:style-name="P84"><text:span text:style-name="T3436"><text:s text:c="12"/>menuArmamentos.CrearBotonesDeMenu(botonDeRadioVacio, botonDeRadioSeleccionado);</text:span></text:p>
      <text:p text:style-name="P84"><text:span text:style-name="T3436"><text:s text:c="8"/>}</text:span></text:p>
      <text:p text:style-name="P84"><text:span text:style-name="T3436"/></text:p>
      <text:p text:style-name="P84"><text:span text:style-name="T3436"><text:s text:c="8"/></text:span><text:span text:style-name="T3437">private</text:span><text:span text:style-name="T3438"><text:s/></text:span><text:span text:style-name="T3439">void</text:span><text:span text:style-name="T3440"><text:s/>CargarImagenesDeMinas() </text:span></text:p>
      <text:p text:style-name="P84"><text:span text:style-name="T3440"><text:s text:c="8"/>{</text:span></text:p>
      <text:p text:style-name="P84"><text:span text:style-name="T3440"><text:s text:c="12"/>imagenMinaContacto = Content.Load&lt;</text:span><text:span text:style-name="T3441">Texture2D</text:span><text:span text:style-name="T3442">&gt;(</text:span><text:span text:style-name="T3443">"Imagenes\\minaContacto"</text:span><text:span text:style-name="T3444">);</text:span></text:p>
      <text:p text:style-name="P84"><text:span text:style-name="T3444"><text:s text:c="12"/>imagenMinaPuntual = Content.Load&lt;</text:span><text:span text:style-name="T3445">Texture2D</text:span><text:span text:style-name="T3446">&gt;(</text:span><text:span text:style-name="T3447">"Imagenes\\minaPuntual"</text:span><text:span text:style-name="T3448">);</text:span></text:p>
      <text:p text:style-name="P84"><text:span text:style-name="T3448"><text:s text:c="12"/>imagenMinaDoble = Content.Load&lt;</text:span><text:span text:style-name="T3449">Texture2D</text:span><text:span text:style-name="T3450">&gt;(</text:span><text:span text:style-name="T3451">"Imagenes\\minaDoble"</text:span><text:span text:style-name="T3452">);</text:span></text:p>
      <text:p text:style-name="P84"><text:span text:style-name="T3452"><text:s text:c="12"/>imagenMinaTriple = Content.Load&lt;</text:span><text:span text:style-name="T3453">Texture2D</text:span><text:span text:style-name="T3454">&gt;(</text:span><text:span text:style-name="T3455">"Imagenes\\minaTriple"</text:span><text:span text:style-name="T3456">);</text:span></text:p>
      <text:p text:style-name="P84"><text:span text:style-name="T3456"><text:s text:c="8"/>}</text:span></text:p>
      <text:p text:style-name="P84"><text:span text:style-name="T3456"/></text:p>
      <text:p text:style-name="P84"><text:span text:style-name="T3456"><text:s text:c="8"/></text:span><text:span text:style-name="T3457">/*Carga partes de naves de distintos colores, dejndo al Dibujador en un estado valido.*/</text:span><text:span text:style-name="T3458"/></text:p>
      <text:p text:style-name="P84"><text:span text:style-name="T3458"><text:s text:c="8"/></text:span><text:span text:style-name="T3459">private</text:span><text:span text:style-name="T3460"><text:s/></text:span><text:span text:style-name="T3461">void</text:span><text:span text:style-name="T3462"><text:s/>CargarPartesDeNaves()</text:span></text:p>
      <text:p text:style-name="P84"><text:span text:style-name="T3462"><text:s text:c="8"/>{</text:span></text:p>
      <text:p text:style-name="P84"><text:span text:style-name="T3462"><text:s text:c="12"/>imagenParteNaveGris = Content.Load&lt;</text:span><text:span text:style-name="T3463">Texture2D</text:span><text:span text:style-name="T3464">&gt;(</text:span><text:span text:style-name="T3465">"Imagenes\\parteNaveGris"</text:span><text:span text:style-name="T3466">);</text:span></text:p>
      <text:p text:style-name="P84"><text:span text:style-name="T3466"><text:s text:c="12"/>imagenParteNaveRoja = Content.Load&lt;</text:span><text:span text:style-name="T3467">Texture2D</text:span><text:span text:style-name="T3468">&gt;(</text:span><text:span text:style-name="T3469">"Imagenes\\parteNaveRoja"</text:span><text:span text:style-name="T3470">);</text:span></text:p>
      <text:p text:style-name="P84"><text:span text:style-name="T3470"><text:s text:c="12"/>imagenParteNaveVerde = Content.Load&lt;</text:span><text:span text:style-name="T3471">Texture2D</text:span><text:span text:style-name="T3472">&gt;(</text:span><text:span text:style-name="T3473">"Imagenes\\parteNaveVerde"</text:span><text:span text:style-name="T3474">);</text:span></text:p>
      <text:p text:style-name="P84"><text:span text:style-name="T3474"><text:s text:c="12"/>imagenParteNaveMarron = Content.Load&lt;</text:span><text:span text:style-name="T3475">Texture2D</text:span><text:span text:style-name="T3476">&gt;(</text:span><text:span text:style-name="T3477">"Imagenes\\parteNaveMarron"</text:span><text:span text:style-name="T3478">);</text:span></text:p>
      <text:p text:style-name="P84"><text:span text:style-name="T3478"><text:s text:c="12"/>imagenParteNaveRota = Content.Load&lt;</text:span><text:span text:style-name="T3479">Texture2D</text:span><text:span text:style-name="T3480">&gt;(</text:span><text:span text:style-name="T3481">"Imagenes\\parteNaveRota"</text:span><text:span text:style-name="T3482">);</text:span></text:p>
      <text:p text:style-name="P84"><text:span text:style-name="T3482"><text:s text:c="8"/>}<text:s text:c="15"/></text:span></text:p>
      <text:p text:style-name="P84"><text:span text:style-name="T3482"/></text:p>
      <text:p text:style-name="P84"><text:span text:style-name="T3482"><text:s text:c="8"/></text:span><text:span text:style-name="T3483">/*Elimina contenido cargado*/</text:span><text:span text:style-name="T3484"/></text:p>
      <text:p text:style-name="P84"><text:span text:style-name="T3484"><text:s text:c="8"/></text:span><text:span text:style-name="T3485">protected</text:span><text:span text:style-name="T3486"><text:s/></text:span><text:span text:style-name="T3487">override</text:span><text:span text:style-name="T3488"><text:s/></text:span><text:span text:style-name="T3489">void</text:span><text:span text:style-name="T3490"><text:s/>UnloadContent()</text:span></text:p>
      <text:p text:style-name="P84"><text:span text:style-name="T3490"><text:s text:c="8"/>{<text:s text:c="2"/></text:span></text:p>
      <text:p text:style-name="P84"><text:span text:style-name="T3490"><text:s text:c="12"/>Content.Unload();</text:span></text:p>
      <text:p text:style-name="P84"><text:span text:style-name="T3490"><text:s text:c="8"/>}</text:span></text:p>
      <text:p text:style-name="P84"><text:span text:style-name="T3490"/></text:p>
      <text:p text:style-name="P84"><text:span text:style-name="T3490"><text:s text:c="8"/></text:span><text:span text:style-name="T3491">/*Actualiza Comportamiento.*/</text:span><text:span text:style-name="T3492"/></text:p>
      <text:p text:style-name="P84"><text:span text:style-name="T3492"><text:s text:c="8"/></text:span><text:span text:style-name="T3493">protected</text:span><text:span text:style-name="T3494"><text:s/></text:span><text:span text:style-name="T3495">override</text:span><text:span text:style-name="T3496"><text:s/></text:span><text:span text:style-name="T3497">void</text:span><text:span text:style-name="T3498"><text:s/>Update(</text:span><text:span text:style-name="T3499">GameTime</text:span><text:span text:style-name="T3500"><text:s/>gameTime)</text:span></text:p>
      <text:p text:style-name="P84"><text:span text:style-name="T3500"><text:s text:c="8"/>{</text:span></text:p>
      <text:p text:style-name="P84"><text:span text:style-name="T3500"><text:s text:c="12"/></text:span><text:span text:style-name="T3501">/*Permite salir del juego.*/</text:span><text:span text:style-name="T3502"/></text:p>
      <text:p text:style-name="P84"><text:span text:style-name="T3502"><text:s text:c="12"/></text:span><text:span text:style-name="T3503">if</text:span><text:span text:style-name="T3504"><text:s/>(</text:span><text:span text:style-name="T3505">GamePad</text:span><text:span text:style-name="T3506">.GetState(</text:span><text:span text:style-name="T3507">PlayerIndex</text:span><text:span text:style-name="T3508">.One).Buttons.Back ==<text:s/></text:span><text:span text:style-name="T3509">ButtonState</text:span><text:span text:style-name="T3510">.Pressed)</text:span></text:p>
      <text:p text:style-name="P84"><text:span text:style-name="T3510"><text:s text:c="16"/></text:span><text:span text:style-name="T3511">this</text:span><text:span text:style-name="T3512">.Exit();<text:s text:c="12"/></text:span></text:p>
      <text:p text:style-name="P84"><text:span text:style-name="T3512"><text:s text:c="12"/></text:span></text:p>
      <text:p text:style-name="P84"><text:span text:style-name="T3512"><text:s text:c="12"/></text:span><text:span text:style-name="T3513">/*Obtiene estado del mouse.*/</text:span><text:span text:style-name="T3514"/></text:p>
      <text:p text:style-name="P84"><text:span text:style-name="T3514"><text:s text:c="12"/>estadoActualDelMouse =<text:s/></text:span><text:span text:style-name="T3515">Mouse</text:span><text:span text:style-name="T3516">.GetState();</text:span></text:p>
      <text:p text:style-name="P84"><text:span text:style-name="T3516"><text:s text:c="12"/></text:span><text:span text:style-name="T3517">int</text:span><text:span text:style-name="T3518"><text:s/>filaDeImpacto = estadoActualDelMouse.Y;</text:span></text:p>
      <text:p text:style-name="P84"><text:span text:style-name="T3518"><text:s text:c="12"/></text:span><text:span text:style-name="T3519">int</text:span><text:span text:style-name="T3520"><text:s/>columnaDeImpacto = estadoActualDelMouse.X;</text:span></text:p>
      <text:p text:style-name="P84"><text:span text:style-name="T3520"><text:s text:c="12"/></text:span><text:span text:style-name="T3521">if</text:span><text:span text:style-name="T3522"><text:s/>(juegoBatallaNavalgo.Ganado())</text:span></text:p>
      <text:p text:style-name="P84"><text:span text:style-name="T3522"><text:s text:c="12"/>{</text:span></text:p>
      <text:p text:style-name="P84"><text:span text:style-name="T3522"><text:s text:c="16"/>ganado =<text:s/></text:span><text:span text:style-name="T3523">true</text:span><text:span text:style-name="T3524">;</text:span></text:p>
      <text:p text:style-name="P84"><text:span text:style-name="T3524"><text:s text:c="16"/>gameOver =<text:s/></text:span><text:span text:style-name="T3525">true</text:span><text:span text:style-name="T3526">;</text:span></text:p>
      <text:p text:style-name="P84"><text:span text:style-name="T3526"><text:s text:c="12"/>}</text:span></text:p>
      <text:p text:style-name="P84"><text:span text:style-name="T3526"><text:s text:c="12"/></text:span><text:span text:style-name="T3527">else</text:span><text:span text:style-name="T3528"><text:s/></text:span><text:span text:style-name="T3529">if</text:span><text:span text:style-name="T3530"><text:s/>(juegoBatallaNavalgo.EstaTerminado())</text:span></text:p>
      <text:p text:style-name="P84"><text:span text:style-name="T3530"><text:s text:c="12"/>{</text:span></text:p>
      <text:p text:style-name="P84"><text:span text:style-name="T3530"><text:s text:c="16"/>ganado =<text:s/></text:span><text:span text:style-name="T3531">false</text:span><text:span text:style-name="T3532">;</text:span></text:p>
      <text:p text:style-name="P84"><text:span text:style-name="T3532"><text:s text:c="16"/>gameOver =<text:s/></text:span><text:span text:style-name="T3533">true</text:span><text:span text:style-name="T3534">;</text:span></text:p>
      <text:p text:style-name="P84"><text:span text:style-name="T3534"><text:s text:c="12"/>}</text:span></text:p>
      <text:p text:style-name="P84"><text:span text:style-name="T3534"><text:s text:c="12"/></text:span></text:p>
      <text:p text:style-name="P84"><text:span text:style-name="T3534"><text:s text:c="12"/></text:span><text:span text:style-name="T3535">/*Si se clickea.*/</text:span><text:span text:style-name="T3536"/></text:p>
      <text:p text:style-name="P84"><text:span text:style-name="T3536"><text:s text:c="12"/></text:span><text:span text:style-name="T3537">Boolean</text:span><text:span text:style-name="T3538"><text:s/>seClickea = (estadoActualDelMouse.LeftButton ==<text:s/></text:span><text:span text:style-name="T3539">ButtonState</text:span><text:span text:style-name="T3540">.Pressed) &amp;&amp; (estadoAnteriorDelMouse.LeftButton ==<text:s/></text:span><text:span text:style-name="T3541">ButtonState</text:span><text:span text:style-name="T3542">.Released);</text:span></text:p>
      <text:p text:style-name="P84"><text:span text:style-name="T3542"><text:s text:c="12"/></text:span><text:span text:style-name="T3543">if</text:span><text:span text:style-name="T3544"><text:s/>(seClickea &amp;&amp; !gameOver &amp;&amp; !ganado)</text:span></text:p>
      <text:p text:style-name="P84"><text:span text:style-name="T3544"><text:s text:c="12"/>{</text:span></text:p>
      <text:p text:style-name="P84"><text:span text:style-name="T3544"><text:s text:c="16"/></text:span><text:span text:style-name="T3545">ResultadoMenuDisparos</text:span><text:span text:style-name="T3546"><text:s/>seleccionActual =(</text:span><text:span text:style-name="T3547">ResultadoMenuDisparos</text:span><text:span text:style-name="T3548">) menuArmamentos.ActualizarSeleccion(filaDeImpacto, columnaDeImpacto);</text:span></text:p>
      <text:p text:style-name="P84"><text:span text:style-name="T3548"><text:s text:c="32"/></text:span></text:p>
      <text:p text:style-name="P84"><text:span text:style-name="T3548"><text:s text:c="16"/></text:span></text:p>
      <text:p text:style-name="P84"><text:span text:style-name="T3548"><text:s text:c="16"/></text:span><text:span text:style-name="T3549">if</text:span><text:span text:style-name="T3550"><text:s/>(vistaTablero.EstaDentroDelTablero(columnaDeImpacto,filaDeImpacto))</text:span></text:p>
      <text:p text:style-name="P84"><text:span text:style-name="T3550"><text:s text:c="16"/>{<text:s text:c="3"/></text:span></text:p>
      <text:p text:style-name="P84"><text:span text:style-name="T3550"><text:s text:c="20"/></text:span><text:span text:style-name="T3551">//Actualizar.<text:s text:c="24"/></text:span><text:span text:style-name="T3552"/></text:p>
      <text:p text:style-name="P84"><text:span text:style-name="T3552"><text:s text:c="20"/>posicionDeImpactoEnElTablero = controladorMouse.ObtenerPosicionDeImpacto(columnaDeImpacto, filaDeImpacto);<text:s text:c="12"/></text:span></text:p>
      <text:p text:style-name="P84"><text:span text:style-name="T3552"><text:s text:c="20"/>IngresarArmamentoDesdeMenu(posicionDeImpactoEnElTablero, seleccionActual);<text:s text:c="15"/></text:span></text:p>
      <text:p text:style-name="P84"><text:span text:style-name="T3552"><text:s text:c="16"/>}</text:span></text:p>
      <text:p text:style-name="P84"><text:span text:style-name="T3552"><text:s text:c="12"/></text:span></text:p>
      <text:p text:style-name="P84"><text:span text:style-name="T3552"><text:s text:c="12"/>}</text:span></text:p>
      <text:p text:style-name="P84"><text:span text:style-name="T3552"><text:s text:c="12"/>estadoAnteriorDelMouse = estadoActualDelMouse;</text:span></text:p>
      <text:p text:style-name="P84"><text:span text:style-name="T3552"><text:s text:c="12"/></text:span><text:span text:style-name="T3553">base</text:span><text:span text:style-name="T3554">.Update(gameTime);</text:span></text:p>
      <text:p text:style-name="P84"><text:span text:style-name="T3554"><text:s text:c="8"/>}</text:span></text:p>
      <text:p text:style-name="P84"><text:span text:style-name="T3554"/></text:p>
      <text:p text:style-name="P84"><text:span text:style-name="T3554"><text:s text:c="7"/></text:span><text:span text:style-name="T3555">/*Se dibuja la Vista en pantalla.*/</text:span><text:span text:style-name="T3556"/></text:p>
      <text:p text:style-name="P84"><text:span text:style-name="T3556"><text:s text:c="8"/></text:span><text:span text:style-name="T3557">protected</text:span><text:span text:style-name="T3558"><text:s/></text:span><text:span text:style-name="T3559">override</text:span><text:span text:style-name="T3560"><text:s/></text:span><text:span text:style-name="T3561">void</text:span><text:span text:style-name="T3562"><text:s/>Draw(</text:span><text:span text:style-name="T3563">GameTime</text:span><text:span text:style-name="T3564"><text:s/>gameTime)</text:span></text:p>
      <text:p text:style-name="P84"><text:span text:style-name="T3564"><text:s text:c="8"/>{<text:s text:c="12"/></text:span></text:p>
      <text:p text:style-name="P84"><text:span text:style-name="T3564"><text:s text:c="12"/>GraphicsDevice.Clear(</text:span><text:span text:style-name="T3565">Color</text:span><text:span text:style-name="T3566">.CornflowerBlue);<text:s text:c="12"/></text:span></text:p>
      <text:p text:style-name="P84"><text:span text:style-name="T3566"><text:s text:c="12"/>spriteBatch.Begin();<text:s text:c="12"/></text:span></text:p>
      <text:p text:style-name="P84"><text:span text:style-name="T3566"/></text:p>
      <text:p text:style-name="P84"><text:span text:style-name="T3566"><text:s text:c="12"/>spriteBatch.Draw(fondoDePantalla, posicionFondoDePantalla,<text:s/></text:span><text:span text:style-name="T3567">Color</text:span><text:span text:style-name="T3568">.White);</text:span></text:p>
      <text:p text:style-name="P84"><text:span text:style-name="T3568"><text:s text:c="12"/>spriteBatch.DrawString(fuenteBatallaNavalgo,<text:s/></text:span><text:span text:style-name="T3569">"Batalla Navalgo"</text:span><text:span text:style-name="T3570">,<text:s/></text:span><text:span text:style-name="T3571">new</text:span><text:span text:style-name="T3572"><text:s/></text:span><text:span text:style-name="T3573">Vector2</text:span><text:span text:style-name="T3574">(300, 0),<text:s/></text:span><text:span text:style-name="T3575">Color</text:span><text:span text:style-name="T3576">.White);</text:span></text:p>
      <text:p text:style-name="P84"><text:span text:style-name="T3576"><text:s text:c="12"/>spriteBatch.DrawString(fuenteBatallaNavalgo,<text:s/></text:span><text:span text:style-name="T3577">"Puntos: "</text:span><text:span text:style-name="T3578"><text:s/>+ juegoBatallaNavalgo.ObtenerPuntosDelJugador(),</text:span></text:p>
      <text:p text:style-name="P84"><text:span text:style-name="T3578"><text:s text:c="36"/></text:span><text:span text:style-name="T3579">new</text:span><text:span text:style-name="T3580"><text:s/></text:span><text:span text:style-name="T3581">Vector2</text:span><text:span text:style-name="T3582">(0, 25),<text:s/></text:span><text:span text:style-name="T3583">Color</text:span><text:span text:style-name="T3584">.White);</text:span></text:p>
      <text:p text:style-name="P84"><text:span text:style-name="T3584"><text:s text:c="12"/>vistaTablero.Draw(spriteBatch, bloqueTablero, fuenteBatallaNavalgo);</text:span></text:p>
      <text:p text:style-name="P84"><text:span text:style-name="T3584"><text:s text:c="12"/>menuArmamentos.Draw(spriteBatch, fuenteBatallaNavalgo);<text:s text:c="24"/></text:span></text:p>
      <text:p text:style-name="P84"><text:span text:style-name="T3584"><text:s text:c="12"/>spriteBatch.DrawString(fuenteBatallaNavalgo,<text:s/></text:span><text:span text:style-name="T3585">"Impacto en fila: "</text:span><text:span text:style-name="T3586"><text:s/>+ posicionDeImpactoEnElTablero.Fila,</text:span></text:p>
      <text:p text:style-name="P84"><text:span text:style-name="T3586"><text:s text:c="36"/></text:span><text:span text:style-name="T3587">new</text:span><text:span text:style-name="T3588"><text:s/></text:span><text:span text:style-name="T3589">Vector2</text:span><text:span text:style-name="T3590">(0, 50),<text:s/></text:span><text:span text:style-name="T3591">Color</text:span><text:span text:style-name="T3592">.White);</text:span></text:p>
      <text:p text:style-name="P84"><text:span text:style-name="T3592"><text:s text:c="12"/>spriteBatch.DrawString(fuenteBatallaNavalgo,<text:s/></text:span><text:span text:style-name="T3593">"Impacto en columna: "</text:span><text:span text:style-name="T3594"><text:s/>+ posicionDeImpactoEnElTablero.Columna,</text:span></text:p>
      <text:p text:style-name="P84"><text:span text:style-name="T3594"><text:s text:c="36"/></text:span><text:span text:style-name="T3595">new</text:span><text:span text:style-name="T3596"><text:s/></text:span><text:span text:style-name="T3597">Vector2</text:span><text:span text:style-name="T3598">(0, 75),<text:s/></text:span><text:span text:style-name="T3599">Color</text:span><text:span text:style-name="T3600">.White);</text:span></text:p>
      <text:p text:style-name="P84"><text:span text:style-name="T3600"><text:s text:c="12"/>DibujarNaves(coleccionNaveVista);</text:span></text:p>
      <text:p text:style-name="P84"><text:span text:style-name="T3600"><text:s text:c="12"/>DibujarMinas(coleccionMinaVista);</text:span></text:p>
      <text:p text:style-name="P84"><text:span text:style-name="T3600"><text:s text:c="12"/></text:span><text:span text:style-name="T3601">//Si termina el juego, dibuja una pantalla indicando el motivo.</text:span><text:span text:style-name="T3602"/></text:p>
      <text:p text:style-name="P84"><text:span text:style-name="T3602"><text:s text:c="12"/></text:span><text:span text:style-name="T3603">if</text:span><text:span text:style-name="T3604"><text:s/>(gameOver) </text:span></text:p>
      <text:p text:style-name="P84"><text:span text:style-name="T3604"><text:s text:c="12"/>{</text:span></text:p>
      <text:p text:style-name="P84"><text:span text:style-name="T3604"><text:s text:c="16"/></text:span><text:span text:style-name="T3605">if</text:span><text:span text:style-name="T3606"><text:s/>(ganado)</text:span></text:p>
      <text:p text:style-name="P84"><text:span text:style-name="T3606"><text:s text:c="20"/>DibujarPantallaFindeJuego(spriteBatch, pantallaGanadora);</text:span></text:p>
      <text:p text:style-name="P84"><text:span text:style-name="T3606"><text:s text:c="16"/></text:span><text:span text:style-name="T3607">else</text:span><text:span text:style-name="T3608"/></text:p>
      <text:p text:style-name="P84"><text:span text:style-name="T3608"><text:s text:c="20"/>DibujarPantallaFindeJuego(spriteBatch, pantallaGameOver);</text:span></text:p>
      <text:p text:style-name="P84"><text:span text:style-name="T3608"><text:s text:c="12"/>}<text:s text:c="12"/></text:span></text:p>
      <text:p text:style-name="P84"><text:span text:style-name="T3608"><text:s text:c="12"/>spriteBatch.End();</text:span></text:p>
      <text:p text:style-name="P84"><text:span text:style-name="T3608"><text:s text:c="12"/></text:span><text:span text:style-name="T3609">base</text:span><text:span text:style-name="T3610">.Draw(gameTime);</text:span></text:p>
      <text:p text:style-name="P84"><text:span text:style-name="T3610"><text:s text:c="8"/>}</text:span></text:p>
      <text:p text:style-name="P84"><text:span text:style-name="T3610"><text:s text:c="8"/></text:span></text:p>
      <text:p text:style-name="P84"><text:span text:style-name="T3610"><text:s text:c="8"/></text:span><text:span text:style-name="T3611">/*Intenta ingresar el armamento seleccionado en el menu visual.*/</text:span><text:span text:style-name="T3612"/></text:p>
      <text:p text:style-name="P84"><text:span text:style-name="T3612"><text:s text:c="8"/></text:span><text:span text:style-name="T3613">public</text:span><text:span text:style-name="T3614"><text:s/></text:span><text:span text:style-name="T3615">void</text:span><text:span text:style-name="T3616"><text:s/>IngresarArmamentoDesdeMenu(</text:span><text:span text:style-name="T3617">Posicion</text:span><text:span text:style-name="T3618"><text:s/>posicion,<text:s/></text:span><text:span text:style-name="T3619">ResultadoMenuDisparos</text:span><text:span text:style-name="T3620"><text:s/>seleccion) </text:span></text:p>
      <text:p text:style-name="P84"><text:span text:style-name="T3620"><text:s text:c="8"/>{</text:span></text:p>
      <text:p text:style-name="P84"><text:span text:style-name="T3620"><text:s text:c="12"/></text:span><text:span text:style-name="T3621">try</text:span><text:span text:style-name="T3622"><text:s/></text:span></text:p>
      <text:p text:style-name="P84"><text:span text:style-name="T3622"><text:s text:c="12"/>{</text:span></text:p>
      <text:p text:style-name="P84"><text:span text:style-name="T3622"><text:s text:c="16"/></text:span><text:span text:style-name="T3623">switch</text:span><text:span text:style-name="T3624"><text:s/>(seleccion)</text:span></text:p>
      <text:p text:style-name="P84"><text:span text:style-name="T3624"><text:s text:c="16"/>{</text:span></text:p>
      <text:p text:style-name="P84"><text:span text:style-name="T3624"><text:s text:c="20"/></text:span><text:span text:style-name="T3625">case</text:span><text:span text:style-name="T3626"><text:s/></text:span><text:span text:style-name="T3627">ResultadoMenuDisparos</text:span><text:span text:style-name="T3628">.NINGUNO:</text:span></text:p>
      <text:p text:style-name="P84"><text:span text:style-name="T3628"><text:s text:c="24"/></text:span><text:span text:style-name="T3629">break</text:span><text:span text:style-name="T3630">;</text:span></text:p>
      <text:p text:style-name="P84"><text:span text:style-name="T3630"><text:s text:c="20"/></text:span><text:span text:style-name="T3631">case</text:span><text:span text:style-name="T3632"><text:s/></text:span><text:span text:style-name="T3633">ResultadoMenuDisparos</text:span><text:span text:style-name="T3634">.DISPARO_COMUN:</text:span></text:p>
      <text:p text:style-name="P84"><text:span text:style-name="T3634"><text:s text:c="24"/>juegoBatallaNavalgo.EfectuarDisparoComun(posicion);</text:span></text:p>
      <text:p text:style-name="P84"><text:span text:style-name="T3634"><text:s text:c="24"/></text:span><text:span text:style-name="T3635">break</text:span><text:span text:style-name="T3636">;</text:span></text:p>
      <text:p text:style-name="P84"><text:span text:style-name="T3636"><text:s text:c="20"/></text:span><text:span text:style-name="T3637">case</text:span><text:span text:style-name="T3638"><text:s/></text:span><text:span text:style-name="T3639">ResultadoMenuDisparos</text:span><text:span text:style-name="T3640">.MINA_PUNTUAL:</text:span></text:p>
      <text:p text:style-name="P84"><text:span text:style-name="T3640"><text:s text:c="24"/>juegoBatallaNavalgo.ColocarMinaPuntual(posicion);</text:span></text:p>
      <text:p text:style-name="P84"><text:span text:style-name="T3640"><text:s text:c="24"/></text:span><text:span text:style-name="T3641">break</text:span><text:span text:style-name="T3642">;</text:span></text:p>
      <text:p text:style-name="P84"><text:span text:style-name="T3642"><text:s text:c="20"/></text:span><text:span text:style-name="T3643">case</text:span><text:span text:style-name="T3644"><text:s/></text:span><text:span text:style-name="T3645">ResultadoMenuDisparos</text:span><text:span text:style-name="T3646">.MINA_DOBLE:</text:span></text:p>
      <text:p text:style-name="P84"><text:span text:style-name="T3646"><text:s text:c="24"/>juegoBatallaNavalgo.ColocarMinaDoble(posicion);</text:span></text:p>
      <text:p text:style-name="P84"><text:span text:style-name="T3646"><text:s text:c="24"/></text:span><text:span text:style-name="T3647">break</text:span><text:span text:style-name="T3648">;</text:span></text:p>
      <text:p text:style-name="P84"><text:span text:style-name="T3648"><text:s text:c="20"/></text:span><text:span text:style-name="T3649">case</text:span><text:span text:style-name="T3650"><text:s/></text:span><text:span text:style-name="T3651">ResultadoMenuDisparos</text:span><text:span text:style-name="T3652">.MINA_TRIPLE:</text:span></text:p>
      <text:p text:style-name="P84"><text:span text:style-name="T3652"><text:s text:c="24"/>juegoBatallaNavalgo.ColocarMinaTriple(posicion);</text:span></text:p>
      <text:p text:style-name="P84"><text:span text:style-name="T3652"><text:s text:c="24"/></text:span><text:span text:style-name="T3653">break</text:span><text:span text:style-name="T3654">;</text:span></text:p>
      <text:p text:style-name="P84"><text:span text:style-name="T3654"><text:s text:c="20"/></text:span><text:span text:style-name="T3655">case</text:span><text:span text:style-name="T3656"><text:s/></text:span><text:span text:style-name="T3657">ResultadoMenuDisparos</text:span><text:span text:style-name="T3658">.MINA_POR_CONTACTO:</text:span></text:p>
      <text:p text:style-name="P84"><text:span text:style-name="T3658"><text:s text:c="24"/>juegoBatallaNavalgo.ColocarMinaPorContacto(posicion);</text:span></text:p>
      <text:p text:style-name="P84"><text:span text:style-name="T3658"><text:s text:c="24"/></text:span><text:span text:style-name="T3659">break</text:span><text:span text:style-name="T3660">;</text:span></text:p>
      <text:p text:style-name="P84"><text:span text:style-name="T3660"><text:s text:c="16"/>}</text:span></text:p>
      <text:p text:style-name="P84"><text:span text:style-name="T3660"><text:s text:c="12"/>}</text:span></text:p>
      <text:p text:style-name="P84"><text:span text:style-name="T3660"><text:s text:c="12"/></text:span><text:span text:style-name="T3661">catch</text:span><text:span text:style-name="T3662"><text:s/>(BatallaNavalgoExcepciones.</text:span><text:span text:style-name="T3663">JuegoJugadorSinPuntajeParaDisparoException</text:span><text:span text:style-name="T3664"><text:s/>e)</text:span></text:p>
      <text:p text:style-name="P84"><text:span text:style-name="T3664"><text:s text:c="12"/>{</text:span></text:p>
      <text:p text:style-name="P84"><text:span text:style-name="T3664"><text:s text:c="16"/></text:span><text:span text:style-name="T3665">/* No hacemos nada porque el jugador tiene al menos alguna posibilidad de disparar */</text:span><text:span text:style-name="T3666"/></text:p>
      <text:p text:style-name="P84"><text:span text:style-name="T3666"><text:s text:c="12"/>}</text:span></text:p>
      <text:p text:style-name="P84"><text:span text:style-name="T3666"><text:s text:c="12"/></text:span><text:span text:style-name="T3667">catch</text:span><text:span text:style-name="T3668"><text:s/>(BatallaNavalgoExcepciones.</text:span><text:span text:style-name="T3669">ArmamentoFueraDelTableroException</text:span><text:span text:style-name="T3670"><text:s/>e)</text:span></text:p>
      <text:p text:style-name="P84"><text:span text:style-name="T3670"><text:s text:c="12"/>{</text:span></text:p>
      <text:p text:style-name="P84"><text:span text:style-name="T3670"><text:s text:c="16"/></text:span><text:span text:style-name="T3671">//Tratamiento de mina fuera de tablero. No se hace nada.</text:span><text:span text:style-name="T3672"/></text:p>
      <text:p text:style-name="P84"><text:span text:style-name="T3672"><text:s text:c="12"/>}</text:span></text:p>
      <text:p text:style-name="P84"><text:span text:style-name="T3672"><text:s text:c="12"/></text:span><text:span text:style-name="T3673">catch</text:span><text:span text:style-name="T3674"><text:s/>(BatallaNavalgoExcepciones.</text:span><text:span text:style-name="T3675">JuegoTerminadoException</text:span><text:span text:style-name="T3676">)</text:span></text:p>
      <text:p text:style-name="P84"><text:span text:style-name="T3676"><text:s text:c="12"/>{</text:span></text:p>
      <text:p text:style-name="P84"><text:span text:style-name="T3676"><text:s text:c="16"/>gameOver =<text:s/></text:span><text:span text:style-name="T3677">true</text:span><text:span text:style-name="T3678">;</text:span></text:p>
      <text:p text:style-name="P84"><text:span text:style-name="T3678"><text:s text:c="12"/>}</text:span></text:p>
      <text:p text:style-name="P84"><text:span text:style-name="T3678"><text:s text:c="12"/></text:span><text:span text:style-name="T3679">catch</text:span><text:span text:style-name="T3680"><text:s/>(</text:span><text:span text:style-name="T3681">Exception</text:span><text:span text:style-name="T3682"><text:s/>e)</text:span></text:p>
      <text:p text:style-name="P84"><text:span text:style-name="T3682"><text:s text:c="12"/>{</text:span></text:p>
      <text:p text:style-name="P84"><text:span text:style-name="T3682"><text:s text:c="16"/></text:span><text:span text:style-name="T3683">/*ver tratamiento error general, posible grabado de error en</text:span><text:span text:style-name="T3684"/></text:p>
      <text:p text:style-name="P84"><text:span text:style-name="T3685"><text:s text:c="18"/>archivo, etc.*/</text:span><text:span text:style-name="T3686"/></text:p>
      <text:p text:style-name="P84"><text:span text:style-name="T3686"><text:s text:c="16"/>gameOver =<text:s/></text:span><text:span text:style-name="T3687">true</text:span><text:span text:style-name="T3688">;</text:span></text:p>
      <text:p text:style-name="P84"><text:span text:style-name="T3688"><text:s text:c="12"/>}</text:span></text:p>
      <text:p text:style-name="P84"><text:span text:style-name="T3688"><text:s text:c="8"/>}</text:span></text:p>
      <text:p text:style-name="P84"><text:span text:style-name="T3688"/></text:p>
      <text:p text:style-name="P84"><text:span text:style-name="T3688"><text:s text:c="8"/></text:span><text:span text:style-name="T3689">private</text:span><text:span text:style-name="T3690"><text:s/></text:span><text:span text:style-name="T3691">void</text:span><text:span text:style-name="T3692"><text:s/>DibujarMinas(</text:span><text:span text:style-name="T3693">List</text:span><text:span text:style-name="T3694">&lt;</text:span><text:span text:style-name="T3695">MinaVista</text:span><text:span text:style-name="T3696">&gt; coleccionMinaVista)</text:span></text:p>
      <text:p text:style-name="P84"><text:span text:style-name="T3696"><text:s text:c="8"/>{</text:span></text:p>
      <text:p text:style-name="P84"><text:span text:style-name="T3696"><text:s text:c="12"/></text:span><text:span text:style-name="T3697">foreach</text:span><text:span text:style-name="T3698"><text:s/>(</text:span><text:span text:style-name="T3699">MinaVista</text:span><text:span text:style-name="T3700"><text:s/>minaVista<text:s/></text:span><text:span text:style-name="T3701">in</text:span><text:span text:style-name="T3702"><text:s/>coleccionMinaVista)</text:span></text:p>
      <text:p text:style-name="P84"><text:span text:style-name="T3702"><text:s text:c="12"/>{</text:span></text:p>
      <text:p text:style-name="P84"><text:span text:style-name="T3702"><text:s text:c="16"/>minaVista.Dibujar(spriteBatch);</text:span></text:p>
      <text:p text:style-name="P84"><text:span text:style-name="T3702"><text:s text:c="12"/>}</text:span></text:p>
      <text:p text:style-name="P84"><text:span text:style-name="T3702"><text:s text:c="8"/>}</text:span></text:p>
      <text:p text:style-name="P84"><text:span text:style-name="T3702"/></text:p>
      <text:p text:style-name="P84"><text:span text:style-name="T3702"><text:s text:c="8"/></text:span><text:span text:style-name="T3703">private</text:span><text:span text:style-name="T3704"><text:s/></text:span><text:span text:style-name="T3705">void</text:span><text:span text:style-name="T3706"><text:s/>DibujarNaves(</text:span><text:span text:style-name="T3707">List</text:span><text:span text:style-name="T3708">&lt;</text:span><text:span text:style-name="T3709">NaveVista</text:span><text:span text:style-name="T3710">&gt; coleccionNavesVista)</text:span></text:p>
      <text:p text:style-name="P84"><text:span text:style-name="T3710"><text:s text:c="8"/>{</text:span></text:p>
      <text:p text:style-name="P84"><text:span text:style-name="T3710"><text:s text:c="12"/></text:span><text:span text:style-name="T3711">foreach</text:span><text:span text:style-name="T3712"><text:s/>(</text:span><text:span text:style-name="T3713">NaveVista</text:span><text:span text:style-name="T3714"><text:s/>naveVista<text:s/></text:span><text:span text:style-name="T3715">in</text:span><text:span text:style-name="T3716"><text:s/>coleccionNavesVista)</text:span></text:p>
      <text:p text:style-name="P84"><text:span text:style-name="T3716"><text:s text:c="12"/>{</text:span></text:p>
      <text:p text:style-name="P84"><text:span text:style-name="T3716"><text:s text:c="16"/>naveVista.Dibujar(spriteBatch);</text:span></text:p>
      <text:p text:style-name="P84"><text:span text:style-name="T3716"><text:s text:c="12"/>}</text:span></text:p>
      <text:p text:style-name="P84"><text:span text:style-name="T3716"><text:s text:c="8"/>}</text:span></text:p>
      <text:p text:style-name="P84"><text:span text:style-name="T3716"/></text:p>
      <text:p text:style-name="P84"><text:span text:style-name="T3716"><text:s text:c="8"/></text:span><text:span text:style-name="T3717">/*Pantalla de fin de juego.*/</text:span><text:span text:style-name="T3718"/></text:p>
      <text:p text:style-name="P84"><text:span text:style-name="T3718"><text:s text:c="8"/></text:span><text:span text:style-name="T3719">private</text:span><text:span text:style-name="T3720"><text:s/></text:span><text:span text:style-name="T3721">void</text:span><text:span text:style-name="T3722"><text:s/>DibujarPantallaFindeJuego(</text:span><text:span text:style-name="T3723">SpriteBatch</text:span><text:span text:style-name="T3724"><text:s/>spriteBatch,<text:s/></text:span><text:span text:style-name="T3725">Texture2D</text:span><text:span text:style-name="T3726"><text:s/>pantalla)</text:span></text:p>
      <text:p text:style-name="P84"><text:span text:style-name="T3726"><text:s text:c="8"/>{</text:span></text:p>
      <text:p text:style-name="P84"><text:span text:style-name="T3726"><text:s text:c="12"/></text:span><text:span text:style-name="T3727">Vector2</text:span><text:span text:style-name="T3728"><text:s/>posicionGameOver =<text:s/></text:span><text:span text:style-name="T3729">new</text:span><text:span text:style-name="T3730"><text:s/></text:span><text:span text:style-name="T3731">Vector2</text:span><text:span text:style-name="T3732">(200, 200);</text:span></text:p>
      <text:p text:style-name="P84"><text:span text:style-name="T3732"><text:s text:c="12"/>spriteBatch.Draw(pantalla, posicionGameOver,<text:s/></text:span><text:span text:style-name="T3733">Color</text:span><text:span text:style-name="T3734">.White);</text:span></text:p>
      <text:p text:style-name="P84"><text:span text:style-name="T3734"><text:s text:c="8"/>}</text:span></text:p>
      <text:p text:style-name="P84"><text:span text:style-name="T3734"/></text:p>
      <text:p text:style-name="P84"><text:span text:style-name="T3734"><text:s text:c="8"/></text:span><text:span text:style-name="T3735">public</text:span><text:span text:style-name="T3736"><text:s/></text:span><text:span text:style-name="T3737">void</text:span><text:span text:style-name="T3738"><text:s/>NotificarCreacionDeLancha(</text:span><text:span text:style-name="T3739">Nave</text:span><text:span text:style-name="T3740"><text:s/>nave)</text:span></text:p>
      <text:p text:style-name="P84"><text:span text:style-name="T3740"><text:s text:c="8"/>{</text:span></text:p>
      <text:p text:style-name="P84"><text:span text:style-name="T3740"><text:s text:c="12"/></text:span><text:span text:style-name="T3741">NaveVista</text:span><text:span text:style-name="T3742"><text:s/>navevista =<text:s/></text:span><text:span text:style-name="T3743">new</text:span><text:span text:style-name="T3744"><text:s/></text:span><text:span text:style-name="T3745">NaveVista</text:span><text:span text:style-name="T3746">(nave, imagenParteNaveGris, imagenParteNaveRota, vistaTablero);</text:span></text:p>
      <text:p text:style-name="P84"><text:span text:style-name="T3746"><text:s text:c="12"/>coleccionNaveVista.Add(navevista);</text:span></text:p>
      <text:p text:style-name="P84"><text:span text:style-name="T3746"><text:s text:c="8"/>}</text:span></text:p>
      <text:p text:style-name="P84"><text:span text:style-name="T3746"><text:s text:c="8"/></text:span><text:span text:style-name="T3747">public</text:span><text:span text:style-name="T3748"><text:s/></text:span><text:span text:style-name="T3749">void</text:span><text:span text:style-name="T3750"><text:s/>NotificarCreacionDeDestructor(</text:span><text:span text:style-name="T3751">Destructor</text:span><text:span text:style-name="T3752"><text:s/>nave)</text:span></text:p>
      <text:p text:style-name="P84"><text:span text:style-name="T3752"><text:s text:c="8"/>{</text:span></text:p>
      <text:p text:style-name="P84"><text:span text:style-name="T3752"><text:s text:c="12"/></text:span><text:span text:style-name="T3753">NaveVista</text:span><text:span text:style-name="T3754"><text:s/>navevista =<text:s/></text:span><text:span text:style-name="T3755">new</text:span><text:span text:style-name="T3756"><text:s/></text:span><text:span text:style-name="T3757">NaveVista</text:span><text:span text:style-name="T3758">(nave, imagenParteNaveRoja, imagenParteNaveRota, vistaTablero);</text:span></text:p>
      <text:p text:style-name="P84"><text:span text:style-name="T3758"><text:s text:c="12"/>coleccionNaveVista.Add(navevista);</text:span></text:p>
      <text:p text:style-name="P84"><text:span text:style-name="T3758"><text:s text:c="8"/>}</text:span></text:p>
      <text:p text:style-name="P84"><text:span text:style-name="T3758"><text:s text:c="8"/></text:span><text:span text:style-name="T3759">public</text:span><text:span text:style-name="T3760"><text:s/></text:span><text:span text:style-name="T3761">void</text:span><text:span text:style-name="T3762"><text:s/>NotificarCreacionDePortaAviones(</text:span><text:span text:style-name="T3763">Nave</text:span><text:span text:style-name="T3764"><text:s/>nave)</text:span></text:p>
      <text:p text:style-name="P84"><text:span text:style-name="T3764"><text:s text:c="8"/>{</text:span></text:p>
      <text:p text:style-name="P84"><text:span text:style-name="T3764"><text:s text:c="12"/></text:span><text:span text:style-name="T3765">NaveVista</text:span><text:span text:style-name="T3766"><text:s/>navevista =<text:s/></text:span><text:span text:style-name="T3767">new</text:span><text:span text:style-name="T3768"><text:s/></text:span><text:span text:style-name="T3769">NaveVista</text:span><text:span text:style-name="T3770">(nave, imagenParteNaveGris, imagenParteNaveRota, vistaTablero);</text:span></text:p>
      <text:p text:style-name="P84"><text:span text:style-name="T3770"><text:s text:c="12"/>coleccionNaveVista.Add(navevista);</text:span></text:p>
      <text:p text:style-name="P84"><text:span text:style-name="T3770"><text:s text:c="8"/>}</text:span></text:p>
      <text:p text:style-name="P84"><text:span text:style-name="T3770"><text:s text:c="8"/></text:span><text:span text:style-name="T3771">public</text:span><text:span text:style-name="T3772"><text:s/></text:span><text:span text:style-name="T3773">void</text:span><text:span text:style-name="T3774"><text:s/>NotificarCreacionDeRompeHielo(</text:span><text:span text:style-name="T3775">Nave</text:span><text:span text:style-name="T3776"><text:s/>nave)</text:span></text:p>
      <text:p text:style-name="P84"><text:span text:style-name="T3776"><text:s text:c="8"/>{</text:span></text:p>
      <text:p text:style-name="P84"><text:span text:style-name="T3776"><text:s text:c="12"/></text:span><text:span text:style-name="T3777">NaveVista</text:span><text:span text:style-name="T3778"><text:s/>navevista =<text:s/></text:span><text:span text:style-name="T3779">new</text:span><text:span text:style-name="T3780"><text:s/></text:span><text:span text:style-name="T3781">NaveVista</text:span><text:span text:style-name="T3782">(nave, imagenParteNaveMarron, imagenParteNaveRota, vistaTablero);</text:span></text:p>
      <text:p text:style-name="P84"><text:span text:style-name="T3782"><text:s text:c="12"/>coleccionNaveVista.Add(navevista);</text:span></text:p>
      <text:p text:style-name="P84"><text:span text:style-name="T3782"><text:s text:c="8"/>}</text:span></text:p>
      <text:p text:style-name="P84"><text:span text:style-name="T3782"><text:s text:c="8"/></text:span><text:span text:style-name="T3783">public</text:span><text:span text:style-name="T3784"><text:s/></text:span><text:span text:style-name="T3785">void</text:span><text:span text:style-name="T3786"><text:s/>NotificarCreacionDeBuque(</text:span><text:span text:style-name="T3787">Buque</text:span><text:span text:style-name="T3788"><text:s/>nave)</text:span></text:p>
      <text:p text:style-name="P84"><text:span text:style-name="T3788"><text:s text:c="8"/>{</text:span></text:p>
      <text:p text:style-name="P84"><text:span text:style-name="T3788"><text:s text:c="12"/></text:span><text:span text:style-name="T3789">NaveVista</text:span><text:span text:style-name="T3790"><text:s/>navevista =<text:s/></text:span><text:span text:style-name="T3791">new</text:span><text:span text:style-name="T3792"><text:s/></text:span><text:span text:style-name="T3793">NaveVista</text:span><text:span text:style-name="T3794">(nave, imagenParteNaveVerde, imagenParteNaveRota, vistaTablero);</text:span></text:p>
      <text:p text:style-name="P84"><text:span text:style-name="T3794"><text:s text:c="12"/>coleccionNaveVista.Add(navevista);</text:span></text:p>
      <text:p text:style-name="P84"><text:span text:style-name="T3794"><text:s text:c="8"/>}</text:span></text:p>
      <text:p text:style-name="P84"><text:span text:style-name="T3794"><text:s text:c="8"/></text:span><text:span text:style-name="T3795">public</text:span><text:span text:style-name="T3796"><text:s/></text:span><text:span text:style-name="T3797">void</text:span><text:span text:style-name="T3798"><text:s/>NotificarCreacionDeMinaConRetardo(</text:span><text:span text:style-name="T3799">MinaConRetardo</text:span><text:span text:style-name="T3800"><text:s/>mina)</text:span></text:p>
      <text:p text:style-name="P84"><text:span text:style-name="T3800"><text:s text:c="8"/>{</text:span></text:p>
      <text:p text:style-name="P84"><text:span text:style-name="T3800"><text:s text:c="12"/></text:span><text:span text:style-name="T3801">int</text:span><text:span text:style-name="T3802"><text:s/>radio = mina.Radio;</text:span></text:p>
      <text:p text:style-name="P84"><text:span text:style-name="T3802"><text:s text:c="12"/></text:span><text:span text:style-name="T3803">Texture2D</text:span><text:span text:style-name="T3804"><text:s/>imagenMina;</text:span></text:p>
      <text:p text:style-name="P84"><text:span text:style-name="T3804"><text:s text:c="12"/></text:span><text:span text:style-name="T3805">switch</text:span><text:span text:style-name="T3806"><text:s/>(radio)</text:span></text:p>
      <text:p text:style-name="P84"><text:span text:style-name="T3806"><text:s text:c="12"/>{</text:span></text:p>
      <text:p text:style-name="P84"><text:span text:style-name="T3806"><text:s text:c="16"/></text:span><text:span text:style-name="T3807">case</text:span><text:span text:style-name="T3808"><text:s/>0:</text:span></text:p>
      <text:p text:style-name="P84"><text:span text:style-name="T3808"><text:s text:c="20"/>imagenMina = imagenMinaPuntual;</text:span></text:p>
      <text:p text:style-name="P84"><text:span text:style-name="T3808"><text:s text:c="20"/></text:span><text:span text:style-name="T3809">break</text:span><text:span text:style-name="T3810">;</text:span></text:p>
      <text:p text:style-name="P84"><text:span text:style-name="T3810"><text:s text:c="16"/></text:span><text:span text:style-name="T3811">case</text:span><text:span text:style-name="T3812"><text:s/>1:</text:span></text:p>
      <text:p text:style-name="P84"><text:span text:style-name="T3812"><text:s text:c="20"/>imagenMina = imagenMinaDoble;</text:span></text:p>
      <text:p text:style-name="P84"><text:span text:style-name="T3812"><text:s text:c="20"/></text:span><text:span text:style-name="T3813">break</text:span><text:span text:style-name="T3814">;</text:span></text:p>
      <text:p text:style-name="P84"><text:span text:style-name="T3814"><text:s text:c="16"/></text:span><text:span text:style-name="T3815">case</text:span><text:span text:style-name="T3816"><text:s/>2:</text:span></text:p>
      <text:p text:style-name="P84"><text:span text:style-name="T3816"><text:s text:c="20"/>imagenMina = imagenMinaTriple;</text:span></text:p>
      <text:p text:style-name="P84"><text:span text:style-name="T3816"><text:s text:c="20"/></text:span><text:span text:style-name="T3817">break</text:span><text:span text:style-name="T3818">;</text:span></text:p>
      <text:p text:style-name="P84"><text:span text:style-name="T3818"><text:s text:c="16"/></text:span><text:span text:style-name="T3819">default</text:span><text:span text:style-name="T3820">:</text:span></text:p>
      <text:p text:style-name="P84"><text:span text:style-name="T3820"><text:s text:c="20"/>imagenMina = imagenMinaPuntual;</text:span></text:p>
      <text:p text:style-name="P84"><text:span text:style-name="T3820"><text:s text:c="20"/></text:span><text:span text:style-name="T3821">break</text:span><text:span text:style-name="T3822">;</text:span></text:p>
      <text:p text:style-name="P84"><text:span text:style-name="T3822"><text:s text:c="12"/>}</text:span></text:p>
      <text:p text:style-name="P84"><text:span text:style-name="T3822"/></text:p>
      <text:p text:style-name="P84"><text:span text:style-name="T3822"><text:s text:c="12"/></text:span><text:span text:style-name="T3823">MinaVista</text:span><text:span text:style-name="T3824"><text:s/>minaVista =<text:s/></text:span><text:span text:style-name="T3825">new</text:span><text:span text:style-name="T3826"><text:s/></text:span><text:span text:style-name="T3827">MinaVista</text:span><text:span text:style-name="T3828">(mina, imagenMina, vistaTablero);</text:span></text:p>
      <text:p text:style-name="P84"><text:span text:style-name="T3828"><text:s text:c="12"/>coleccionMinaVista.Add(minaVista);</text:span></text:p>
      <text:p text:style-name="P84"><text:span text:style-name="T3828"><text:s text:c="8"/>}</text:span></text:p>
      <text:p text:style-name="P84"><text:span text:style-name="T3828"/></text:p>
      <text:p text:style-name="P84"><text:span text:style-name="T3828"><text:s text:c="8"/></text:span><text:span text:style-name="T3829">public</text:span><text:span text:style-name="T3830"><text:s/></text:span><text:span text:style-name="T3831">void</text:span><text:span text:style-name="T3832"><text:s/>NotificarCreacionDeMinaPorContacto(</text:span><text:span text:style-name="T3833">MinaPorContacto</text:span><text:span text:style-name="T3834"><text:s/>mina)</text:span></text:p>
      <text:p text:style-name="P84"><text:span text:style-name="T3834"><text:s text:c="8"/>{</text:span></text:p>
      <text:p text:style-name="P84"><text:span text:style-name="T3834"><text:s text:c="12"/></text:span><text:span text:style-name="T3835">MinaVista</text:span><text:span text:style-name="T3836"><text:s/>minaVista =<text:s/></text:span><text:span text:style-name="T3837">new</text:span><text:span text:style-name="T3838"><text:s/></text:span><text:span text:style-name="T3839">MinaVista</text:span><text:span text:style-name="T3840">(mina, imagenMinaContacto, vistaTablero);</text:span></text:p>
      <text:p text:style-name="P84"><text:span text:style-name="T3840"><text:s text:c="12"/>coleccionMinaVista.Add(minaVista);</text:span></text:p>
      <text:p text:style-name="P84"><text:span text:style-name="T3840"><text:s text:c="8"/>}</text:span></text:p>
      <text:p text:style-name="P84"><text:span text:style-name="T3840"/></text:p>
      <text:p text:style-name="P84"><text:span text:style-name="T3840"><text:s text:c="4"/>}</text:span></text:p>
      <text:p text:style-name="P84"><text:span text:style-name="T3840">}</text:span></text:p>
      <text:p text:style-name="P84"><text:span text:style-name="T3841"/></text:p>
      <text:p text:style-name="P84"><text:span text:style-name="T3842">MenuArmamentos.cs</text:span></text:p>
      <text:p text:style-name="P84"><text:span text:style-name="T3843">using</text:span><text:span text:style-name="T3844"><text:s/>System;</text:span></text:p>
      <text:p text:style-name="P84"><text:span text:style-name="T3845">using</text:span><text:span text:style-name="T3846"><text:s/>System.Collections.Generic;</text:span></text:p>
      <text:p text:style-name="P84"><text:span text:style-name="T3847">using</text:span><text:span text:style-name="T3848"><text:s/>System.Linq;</text:span></text:p>
      <text:p text:style-name="P84"><text:span text:style-name="T3849">using</text:span><text:span text:style-name="T3850"><text:s/>System.Text;</text:span></text:p>
      <text:p text:style-name="P84"><text:span text:style-name="T3851">using</text:span><text:span text:style-name="T3852"><text:s/>Microsoft.Xna.Framework;</text:span></text:p>
      <text:p text:style-name="P84"><text:span text:style-name="T3853">using</text:span><text:span text:style-name="T3854"><text:s/>Microsoft.Xna.Framework.Graphics;</text:span></text:p>
      <text:p text:style-name="P84"><text:span text:style-name="T3855">using</text:span><text:span text:style-name="T3856"><text:s/>BatallaNavalgo;</text:span></text:p>
      <text:p text:style-name="P84"><text:span text:style-name="T3856"/></text:p>
      <text:p text:style-name="P84"><text:span text:style-name="T3857">namespace</text:span><text:span text:style-name="T3858"><text:s/>BatallaNavalgoXNA</text:span></text:p>
      <text:p text:style-name="P84"><text:span text:style-name="T3858">{</text:span></text:p>
      <text:p text:style-name="P84"><text:span text:style-name="T3858"><text:s text:c="4"/></text:span><text:span text:style-name="T3859">class</text:span><text:span text:style-name="T3860"><text:s/></text:span><text:span text:style-name="T3861">MenuArmamentos</text:span><text:span text:style-name="T3862"/></text:p>
      <text:p text:style-name="P84"><text:span text:style-name="T3862"><text:s text:c="4"/>{</text:span></text:p>
      <text:p text:style-name="P84"><text:span text:style-name="T3862"><text:s text:c="8"/></text:span><text:span text:style-name="T3863">public</text:span><text:span text:style-name="T3864"><text:s/></text:span><text:span text:style-name="T3865">enum</text:span><text:span text:style-name="T3866"><text:s/></text:span><text:span text:style-name="T3867">ResultadoMenuDisparos</text:span><text:span text:style-name="T3868"><text:s/>{ NINGUNO, DISPARO_COMUN, MINA_PUNTUAL, MINA_DOBLE, MINA_TRIPLE, MINA_POR_CONTACTO};</text:span></text:p>
      <text:p text:style-name="P84"><text:span text:style-name="T3868"><text:s text:c="8"/></text:span><text:span text:style-name="T3869">private</text:span><text:span text:style-name="T3870"><text:s/></text:span><text:span text:style-name="T3871">static</text:span><text:span text:style-name="T3872"><text:s/></text:span><text:span text:style-name="T3873">int</text:span><text:span text:style-name="T3874"><text:s/>CANTIDAD_DE_ARMAMENTOS = 5;</text:span></text:p>
      <text:p text:style-name="P84"><text:span text:style-name="T3874"><text:s text:c="8"/></text:span><text:span text:style-name="T3875">private</text:span><text:span text:style-name="T3876"><text:s/></text:span><text:span text:style-name="T3877">static</text:span><text:span text:style-name="T3878"><text:s/></text:span><text:span text:style-name="T3879">Vector2</text:span><text:span text:style-name="T3880"><text:s/>POSICION_INICIAL_EN_PANTALLA =<text:s/></text:span><text:span text:style-name="T3881">new</text:span><text:span text:style-name="T3882"><text:s/></text:span><text:span text:style-name="T3883">Vector2</text:span><text:span text:style-name="T3884">(0, 120);<text:s text:c="4"/></text:span></text:p>
      <text:p text:style-name="P84"><text:span text:style-name="T3884"><text:s text:c="8"/></text:span><text:span text:style-name="T3885">private</text:span><text:span text:style-name="T3886"><text:s/></text:span><text:span text:style-name="T3887">SpriteFont</text:span><text:span text:style-name="T3888"><text:s/>fuente;</text:span></text:p>
      <text:p text:style-name="P84"><text:span text:style-name="T3888"><text:s text:c="8"/></text:span><text:span text:style-name="T3889">private</text:span><text:span text:style-name="T3890"><text:s/></text:span><text:span text:style-name="T3891">const</text:span><text:span text:style-name="T3892"><text:s/></text:span><text:span text:style-name="T3893">int</text:span><text:span text:style-name="T3894"><text:s/>SALTO_DE_LINEA = 40;</text:span></text:p>
      <text:p text:style-name="P84"><text:span text:style-name="T3894"><text:s text:c="8"/></text:span><text:span text:style-name="T3895">private</text:span><text:span text:style-name="T3896"><text:s/></text:span><text:span text:style-name="T3897">const</text:span><text:span text:style-name="T3898"><text:s/></text:span><text:span text:style-name="T3899">int</text:span><text:span text:style-name="T3900"><text:s/>LADO_DE_BOTON = 24;</text:span></text:p>
      <text:p text:style-name="P84"><text:span text:style-name="T3900"><text:s text:c="8"/></text:span><text:span text:style-name="T3901">private</text:span><text:span text:style-name="T3902"><text:s/></text:span><text:span text:style-name="T3903">ResultadoMenuDisparos</text:span><text:span text:style-name="T3904"><text:s/>disparoSeleccionado;</text:span></text:p>
      <text:p text:style-name="P84"><text:span text:style-name="T3904"><text:s text:c="8"/></text:span><text:span text:style-name="T3905">private</text:span><text:span text:style-name="T3906"><text:s/></text:span><text:span text:style-name="T3907">Queue</text:span><text:span text:style-name="T3908">&lt;</text:span><text:span text:style-name="T3909">CuadroDeSeleccion</text:span><text:span text:style-name="T3910">&gt; botones;</text:span></text:p>
      <text:p text:style-name="P84"><text:span text:style-name="T3910"/></text:p>
      <text:p text:style-name="P84"><text:span text:style-name="T3910"/></text:p>
      <text:p text:style-name="P84"><text:span text:style-name="T3910"><text:s text:c="8"/></text:span><text:span text:style-name="T3911">public</text:span><text:span text:style-name="T3912"><text:s/>MenuArmamentos()</text:span></text:p>
      <text:p text:style-name="P84"><text:span text:style-name="T3912"><text:s text:c="8"/>{<text:s text:c="3"/></text:span></text:p>
      <text:p text:style-name="P84"><text:span text:style-name="T3912"><text:s text:c="12"/>disparoSeleccionado =<text:s/></text:span><text:span text:style-name="T3913">ResultadoMenuDisparos</text:span><text:span text:style-name="T3914">.NINGUNO;</text:span></text:p>
      <text:p text:style-name="P84"><text:span text:style-name="T3914"><text:s text:c="12"/>botones =<text:s/></text:span><text:span text:style-name="T3915">new</text:span><text:span text:style-name="T3916"><text:s/></text:span><text:span text:style-name="T3917">Queue</text:span><text:span text:style-name="T3918">&lt;</text:span><text:span text:style-name="T3919">CuadroDeSeleccion</text:span><text:span text:style-name="T3920">&gt;();<text:s text:c="11"/></text:span></text:p>
      <text:p text:style-name="P84"><text:span text:style-name="T3920"><text:s text:c="8"/>}</text:span></text:p>
      <text:p text:style-name="P84"><text:span text:style-name="T3920"/></text:p>
      <text:p text:style-name="P84"><text:span text:style-name="T3920"><text:s text:c="8"/></text:span><text:span text:style-name="T3921">/*Se cargan las imagenes para los botones para dibujarlos despues.*/</text:span><text:span text:style-name="T3922"/></text:p>
      <text:p text:style-name="P84"><text:span text:style-name="T3922"><text:s text:c="8"/></text:span><text:span text:style-name="T3923">public</text:span><text:span text:style-name="T3924"><text:s/></text:span><text:span text:style-name="T3925">void</text:span><text:span text:style-name="T3926"><text:s/>CargarImagenes(</text:span><text:span text:style-name="T3927">Texture2D</text:span><text:span text:style-name="T3928"><text:s/>botonVacio,<text:s/></text:span><text:span text:style-name="T3929">Texture2D</text:span><text:span text:style-name="T3930"><text:s/>botonSeleccionado) </text:span></text:p>
      <text:p text:style-name="P84"><text:span text:style-name="T3930"><text:s text:c="8"/>{</text:span></text:p>
      <text:p text:style-name="P84"><text:span text:style-name="T3930"><text:s text:c="12"/>CrearBotonesDeMenu(botonVacio, botonSeleccionado);</text:span></text:p>
      <text:p text:style-name="P84"><text:span text:style-name="T3930"><text:s text:c="8"/>}<text:s text:c="8"/></text:span></text:p>
      <text:p text:style-name="P84"><text:span text:style-name="T3930"/></text:p>
      <text:p text:style-name="P84"><text:span text:style-name="T3930"><text:s text:c="8"/></text:span><text:span text:style-name="T3931">/*Dibuja el menu con los botones correspondientes*/</text:span><text:span text:style-name="T3932"/></text:p>
      <text:p text:style-name="P84"><text:span text:style-name="T3932"><text:s text:c="8"/></text:span><text:span text:style-name="T3933">public</text:span><text:span text:style-name="T3934"><text:s/></text:span><text:span text:style-name="T3935">void</text:span><text:span text:style-name="T3936"><text:s/>Draw(</text:span><text:span text:style-name="T3937">SpriteBatch</text:span><text:span text:style-name="T3938"><text:s/>spriteBatch,<text:s/></text:span><text:span text:style-name="T3939">SpriteFont</text:span><text:span text:style-name="T3940"><text:s/>fuente) </text:span></text:p>
      <text:p text:style-name="P84"><text:span text:style-name="T3940"><text:s text:c="8"/>{</text:span></text:p>
      <text:p text:style-name="P84"><text:span text:style-name="T3940"><text:s text:c="12"/></text:span><text:span text:style-name="T3941">int</text:span><text:span text:style-name="T3942"><text:s/>cantidadDeLineas = 0;</text:span></text:p>
      <text:p text:style-name="P84"><text:span text:style-name="T3942"><text:s text:c="12"/></text:span><text:span text:style-name="T3943">this</text:span><text:span text:style-name="T3944">.fuente = fuente;</text:span></text:p>
      <text:p text:style-name="P84"><text:span text:style-name="T3944"><text:s text:c="12"/>spriteBatch.DrawString(fuente,<text:s/></text:span><text:span text:style-name="T3945">"Seleccion de disparo."</text:span><text:span text:style-name="T3946">, POSICION_INICIAL_EN_PANTALLA,<text:s/></text:span><text:span text:style-name="T3947">Color</text:span><text:span text:style-name="T3948">.Wheat);</text:span></text:p>
      <text:p text:style-name="P84"><text:span text:style-name="T3948"><text:s text:c="12"/>cantidadDeLineas++;<text:s text:c="11"/></text:span></text:p>
      <text:p text:style-name="P84"><text:span text:style-name="T3948"/></text:p>
      <text:p text:style-name="P84"><text:span text:style-name="T3948"><text:s text:c="12"/>DibujarLinea(</text:span><text:span text:style-name="T3949">"Convencional: 200 ptos."</text:span><text:span text:style-name="T3950"><text:s/>,spriteBatch, cantidadDeLineas++);</text:span></text:p>
      <text:p text:style-name="P84"><text:span text:style-name="T3950"><text:s text:c="12"/>DibujarLinea(</text:span><text:span text:style-name="T3951">"Mina puntual: 50 ptos."</text:span><text:span text:style-name="T3952">, spriteBatch, cantidadDeLineas++);</text:span></text:p>
      <text:p text:style-name="P84"><text:span text:style-name="T3952"><text:s text:c="12"/>DibujarLinea(</text:span><text:span text:style-name="T3953">"Mina doble: 100 ptos."</text:span><text:span text:style-name="T3954">, spriteBatch, cantidadDeLineas++);</text:span></text:p>
      <text:p text:style-name="P84"><text:span text:style-name="T3954"><text:s text:c="12"/>DibujarLinea(</text:span><text:span text:style-name="T3955">"Mina triple: 125 ptos."</text:span><text:span text:style-name="T3956">, spriteBatch, cantidadDeLineas++);</text:span></text:p>
      <text:p text:style-name="P84"><text:span text:style-name="T3956"><text:s text:c="12"/>DibujarLinea(</text:span><text:span text:style-name="T3957">"Mina contacto: 150 ptos."</text:span><text:span text:style-name="T3958">, spriteBatch, cantidadDeLineas++);</text:span></text:p>
      <text:p text:style-name="P84"><text:span text:style-name="T3958"><text:s text:c="12"/></text:span></text:p>
      <text:p text:style-name="P84"><text:span text:style-name="T3958"><text:s text:c="12"/>DibujarBloquesDeSeleccion(spriteBatch);</text:span></text:p>
      <text:p text:style-name="P84"><text:span text:style-name="T3958"><text:s text:c="8"/>}</text:span></text:p>
      <text:p text:style-name="P84"><text:span text:style-name="T3958"/></text:p>
      <text:p text:style-name="P84"><text:span text:style-name="T3958"><text:s text:c="8"/></text:span><text:span text:style-name="T3959">private</text:span><text:span text:style-name="T3960"><text:s/></text:span><text:span text:style-name="T3961">void</text:span><text:span text:style-name="T3962"><text:s/>DibujarLinea(</text:span><text:span text:style-name="T3963">String</text:span><text:span text:style-name="T3964"><text:s/>texto,<text:s/></text:span><text:span text:style-name="T3965">SpriteBatch</text:span><text:span text:style-name="T3966"><text:s/>spriteBatch,<text:s/></text:span><text:span text:style-name="T3967">int</text:span><text:span text:style-name="T3968"><text:s/>linea)</text:span></text:p>
      <text:p text:style-name="P84"><text:span text:style-name="T3968"><text:s text:c="8"/>{</text:span></text:p>
      <text:p text:style-name="P84"><text:span text:style-name="T3968"><text:s text:c="12"/></text:span><text:span text:style-name="T3969">int</text:span><text:span text:style-name="T3970"><text:s/>sangria = LADO_DE_BOTON + 10;</text:span></text:p>
      <text:p text:style-name="P84"><text:span text:style-name="T3970"><text:s text:c="12"/></text:span><text:span text:style-name="T3971">Vector2</text:span><text:span text:style-name="T3972"><text:s/>vectorAuxiliar =<text:s/></text:span><text:span text:style-name="T3973">new</text:span><text:span text:style-name="T3974"><text:s/></text:span><text:span text:style-name="T3975">Vector2</text:span><text:span text:style-name="T3976">(POSICION_INICIAL_EN_PANTALLA.X + sangria, POSICION_INICIAL_EN_PANTALLA.Y + (SALTO_DE_LINEA * linea));</text:span></text:p>
      <text:p text:style-name="P84"><text:span text:style-name="T3976"><text:s text:c="12"/>spriteBatch.DrawString(fuente, texto, vectorAuxiliar,<text:s/></text:span><text:span text:style-name="T3977">Color</text:span><text:span text:style-name="T3978">.White);<text:s text:c="11"/></text:span></text:p>
      <text:p text:style-name="P84"><text:span text:style-name="T3978"><text:s text:c="8"/>}</text:span></text:p>
      <text:p text:style-name="P84"><text:span text:style-name="T3978"><text:s text:c="12"/></text:span></text:p>
      <text:p text:style-name="P84"><text:span text:style-name="T3978"/></text:p>
      <text:p text:style-name="P84"><text:span text:style-name="T3978"><text:s text:c="8"/></text:span><text:span text:style-name="T3979">private</text:span><text:span text:style-name="T3980"><text:s/></text:span><text:span text:style-name="T3981">void</text:span><text:span text:style-name="T3982"><text:s/>DibujarBloquesDeSeleccion(</text:span><text:span text:style-name="T3983">SpriteBatch</text:span><text:span text:style-name="T3984"><text:s/>spriteBatch)</text:span></text:p>
      <text:p text:style-name="P84"><text:span text:style-name="T3984"><text:s text:c="8"/>{</text:span></text:p>
      <text:p text:style-name="P84"><text:span text:style-name="T3984"><text:s text:c="12"/></text:span><text:span text:style-name="T3985">IEnumerator</text:span><text:span text:style-name="T3986">&lt;</text:span><text:span text:style-name="T3987">CuadroDeSeleccion</text:span><text:span text:style-name="T3988">&gt; c = botones.GetEnumerator();</text:span></text:p>
      <text:p text:style-name="P84"><text:span text:style-name="T3988"><text:s text:c="12"/></text:span><text:span text:style-name="T3989">while</text:span><text:span text:style-name="T3990"><text:s/>(c.MoveNext()) </text:span></text:p>
      <text:p text:style-name="P84"><text:span text:style-name="T3990"><text:s text:c="12"/>{<text:s text:c="16"/></text:span></text:p>
      <text:p text:style-name="P84"><text:span text:style-name="T3990"><text:s text:c="16"/>c.Current.Dibujar(spriteBatch);<text:s text:c="16"/></text:span></text:p>
      <text:p text:style-name="P84"><text:span text:style-name="T3990"><text:s text:c="12"/>}</text:span></text:p>
      <text:p text:style-name="P84"><text:span text:style-name="T3990"><text:s text:c="8"/>}</text:span></text:p>
      <text:p text:style-name="P84"><text:span text:style-name="T3990"/></text:p>
      <text:p text:style-name="P84"><text:span text:style-name="T3990"><text:s text:c="8"/></text:span><text:span text:style-name="T3991">/*Llena la cola de botones correspondientes a las distintas opciones */</text:span><text:span text:style-name="T3992"/></text:p>
      <text:p text:style-name="P84"><text:span text:style-name="T3992"><text:s text:c="8"/></text:span><text:span text:style-name="T3993">public</text:span><text:span text:style-name="T3994"><text:s/></text:span><text:span text:style-name="T3995">void</text:span><text:span text:style-name="T3996"><text:s/>CrearBotonesDeMenu(</text:span><text:span text:style-name="T3997">Texture2D</text:span><text:span text:style-name="T3998"><text:s/>vacio,<text:s/></text:span><text:span text:style-name="T3999">Texture2D</text:span><text:span text:style-name="T4000"><text:s/>seleccionado)</text:span></text:p>
      <text:p text:style-name="P84"><text:span text:style-name="T4000"><text:s text:c="8"/>{</text:span></text:p>
      <text:p text:style-name="P84"><text:span text:style-name="T4000"><text:s text:c="12"/></text:span><text:span text:style-name="T4001">for</text:span><text:span text:style-name="T4002"><text:s/>(</text:span><text:span text:style-name="T4003">int</text:span><text:span text:style-name="T4004"><text:s/>tiposDeArmamento = 1; tiposDeArmamento &lt;= CANTIDAD_DE_ARMAMENTOS; tiposDeArmamento++)</text:span></text:p>
      <text:p text:style-name="P84"><text:span text:style-name="T4004"><text:s text:c="12"/>{</text:span></text:p>
      <text:p text:style-name="P84"><text:span text:style-name="T4004"><text:s text:c="16"/></text:span><text:span text:style-name="T4005">Vector2</text:span><text:span text:style-name="T4006"><text:s/>posicionCorrespondienteDeBoton =<text:s/></text:span><text:span text:style-name="T4007">new</text:span><text:span text:style-name="T4008"><text:s/></text:span><text:span text:style-name="T4009">Vector2</text:span><text:span text:style-name="T4010">(POSICION_INICIAL_EN_PANTALLA.X, POSICION_INICIAL_EN_PANTALLA.Y + (SALTO_DE_LINEA * tiposDeArmamento));</text:span></text:p>
      <text:p text:style-name="P84"><text:span text:style-name="T4010"><text:s text:c="16"/></text:span><text:span text:style-name="T4011">CuadroDeSeleccion</text:span><text:span text:style-name="T4012"><text:s/>cuadroAuxiliar =<text:s/></text:span><text:span text:style-name="T4013">new</text:span><text:span text:style-name="T4014"><text:s/></text:span><text:span text:style-name="T4015">CuadroDeSeleccion</text:span><text:span text:style-name="T4016">(posicionCorrespondienteDeBoton, seleccionado, vacio);</text:span></text:p>
      <text:p text:style-name="P84"><text:span text:style-name="T4016"><text:s text:c="16"/>botones.Enqueue(cuadroAuxiliar);</text:span></text:p>
      <text:p text:style-name="P84"><text:span text:style-name="T4016"/></text:p>
      <text:p text:style-name="P84"><text:span text:style-name="T4016"><text:s text:c="12"/>}</text:span></text:p>
      <text:p text:style-name="P84"><text:span text:style-name="T4016"><text:s text:c="8"/>}</text:span></text:p>
      <text:p text:style-name="P84"><text:span text:style-name="T4016"/></text:p>
      <text:p text:style-name="P84"><text:span text:style-name="T4016"><text:s text:c="8"/></text:span><text:span text:style-name="T4017">/*Actualiza permitiendo una sola seleccion (como un boton de radio)*/</text:span><text:span text:style-name="T4018"/></text:p>
      <text:p text:style-name="P84"><text:span text:style-name="T4018"><text:s text:c="8"/></text:span><text:span text:style-name="T4019">public</text:span><text:span text:style-name="T4020"><text:s/></text:span><text:span text:style-name="T4021">ResultadoMenuDisparos</text:span><text:span text:style-name="T4022"><text:s/>ActualizarSeleccion(</text:span><text:span text:style-name="T4023">int</text:span><text:span text:style-name="T4024"><text:s/>fila,<text:s/></text:span><text:span text:style-name="T4025">int</text:span><text:span text:style-name="T4026"><text:s/>columna)</text:span></text:p>
      <text:p text:style-name="P84"><text:span text:style-name="T4026"><text:s text:c="8"/>{</text:span></text:p>
      <text:p text:style-name="P84"><text:span text:style-name="T4026"><text:s text:c="12"/></text:span><text:span text:style-name="T4027">IEnumerator</text:span><text:span text:style-name="T4028">&lt;</text:span><text:span text:style-name="T4029">CuadroDeSeleccion</text:span><text:span text:style-name="T4030">&gt; c = botones.GetEnumerator();</text:span></text:p>
      <text:p text:style-name="P84"><text:span text:style-name="T4030"><text:s text:c="12"/></text:span><text:span text:style-name="T4031">ResultadoMenuDisparos</text:span><text:span text:style-name="T4032"><text:s/>disparoAnterior = disparoSeleccionado;</text:span></text:p>
      <text:p text:style-name="P84"><text:span text:style-name="T4032"><text:s text:c="12"/>disparoSeleccionado =<text:s/></text:span><text:span text:style-name="T4033">ResultadoMenuDisparos</text:span><text:span text:style-name="T4034">.NINGUNO;</text:span></text:p>
      <text:p text:style-name="P84"><text:span text:style-name="T4034"><text:s text:c="12"/></text:span><text:span text:style-name="T4035">while</text:span><text:span text:style-name="T4036"><text:s/>(c.MoveNext())</text:span></text:p>
      <text:p text:style-name="P84"><text:span text:style-name="T4036"><text:s text:c="12"/>{</text:span></text:p>
      <text:p text:style-name="P84"><text:span text:style-name="T4036"><text:s text:c="16"/>disparoSeleccionado++;</text:span></text:p>
      <text:p text:style-name="P84"><text:span text:style-name="T4036"><text:s text:c="16"/></text:span><text:span text:style-name="T4037">if</text:span><text:span text:style-name="T4038"><text:s/>(EstaDentroDeBoton(c.Current, fila, columna))</text:span></text:p>
      <text:p text:style-name="P84"><text:span text:style-name="T4038"><text:s text:c="16"/>{<text:s text:c="58"/></text:span></text:p>
      <text:p text:style-name="P84"><text:span text:style-name="T4038"><text:s text:c="20"/>QuitarSelecciones();</text:span></text:p>
      <text:p text:style-name="P84"><text:span text:style-name="T4038"><text:s text:c="20"/>c.Current.Seleccionado=</text:span><text:span text:style-name="T4039">true</text:span><text:span text:style-name="T4040">;<text:s text:c="20"/></text:span></text:p>
      <text:p text:style-name="P84"><text:span text:style-name="T4040"><text:s text:c="20"/></text:span><text:span text:style-name="T4041">return</text:span><text:span text:style-name="T4042"><text:s/>disparoSeleccionado;</text:span></text:p>
      <text:p text:style-name="P84"><text:span text:style-name="T4042"><text:s text:c="16"/>}<text:s text:c="15"/></text:span></text:p>
      <text:p text:style-name="P84"><text:span text:style-name="T4042"><text:s text:c="12"/>}</text:span></text:p>
      <text:p text:style-name="P84"><text:span text:style-name="T4042"><text:s text:c="12"/></text:span><text:span text:style-name="T4043">//Si no corresponde a ninguno, es porque no se selecciono ningun boton, entonces vuelvo</text:span><text:span text:style-name="T4044"/></text:p>
      <text:p text:style-name="P84"><text:span text:style-name="T4044"><text:s text:c="12"/></text:span><text:span text:style-name="T4045">//a la anterior, que era valida, pues no cambio.<text:s text:c="9"/></text:span><text:span text:style-name="T4046"/></text:p>
      <text:p text:style-name="P84"><text:span text:style-name="T4046"><text:s text:c="12"/>disparoSeleccionado = disparoAnterior;</text:span></text:p>
      <text:p text:style-name="P84"><text:span text:style-name="T4046"><text:s text:c="12"/></text:span><text:span text:style-name="T4047">return</text:span><text:span text:style-name="T4048"><text:s/>disparoAnterior;<text:s text:c="12"/></text:span></text:p>
      <text:p text:style-name="P84"><text:span text:style-name="T4048"><text:s text:c="8"/>}</text:span></text:p>
      <text:p text:style-name="P84"><text:span text:style-name="T4048"/></text:p>
      <text:p text:style-name="P84"><text:span text:style-name="T4048"><text:s text:c="8"/></text:span><text:span text:style-name="T4049">/*Des-Selecciona todos los botones*/</text:span><text:span text:style-name="T4050"/></text:p>
      <text:p text:style-name="P84"><text:span text:style-name="T4050"><text:s text:c="8"/></text:span><text:span text:style-name="T4051">private</text:span><text:span text:style-name="T4052"><text:s/></text:span><text:span text:style-name="T4053">void</text:span><text:span text:style-name="T4054"><text:s/>QuitarSelecciones() </text:span></text:p>
      <text:p text:style-name="P84"><text:span text:style-name="T4054"><text:s text:c="8"/>{</text:span></text:p>
      <text:p text:style-name="P84"><text:span text:style-name="T4054"><text:s text:c="12"/></text:span><text:span text:style-name="T4055">IEnumerator</text:span><text:span text:style-name="T4056">&lt;</text:span><text:span text:style-name="T4057">CuadroDeSeleccion</text:span><text:span text:style-name="T4058">&gt; c = botones.GetEnumerator();</text:span></text:p>
      <text:p text:style-name="P84"><text:span text:style-name="T4058"><text:s text:c="12"/></text:span><text:span text:style-name="T4059">while</text:span><text:span text:style-name="T4060"><text:s/>(c.MoveNext())</text:span></text:p>
      <text:p text:style-name="P84"><text:span text:style-name="T4060"><text:s text:c="12"/>{</text:span></text:p>
      <text:p text:style-name="P84"><text:span text:style-name="T4060"><text:s text:c="16"/>c.Current.Seleccionado =<text:s/></text:span><text:span text:style-name="T4061">false</text:span><text:span text:style-name="T4062">;</text:span></text:p>
      <text:p text:style-name="P84"><text:span text:style-name="T4062"><text:s text:c="12"/>}</text:span></text:p>
      <text:p text:style-name="P84"><text:span text:style-name="T4062"><text:s text:c="8"/>}</text:span></text:p>
      <text:p text:style-name="P84"><text:span text:style-name="T4062"/></text:p>
      <text:p text:style-name="P84"><text:span text:style-name="T4062"><text:s text:c="8"/></text:span><text:span text:style-name="T4063">/*Se fija si los parametros de x e y corresponden a un cuadrado.*/</text:span><text:span text:style-name="T4064"/></text:p>
      <text:p text:style-name="P84"><text:span text:style-name="T4064"><text:s text:c="8"/></text:span><text:span text:style-name="T4065">private</text:span><text:span text:style-name="T4066"><text:s/></text:span><text:span text:style-name="T4067">Boolean</text:span><text:span text:style-name="T4068"><text:s/>EstaDentroDeBoton(</text:span><text:span text:style-name="T4069">CuadroDeSeleccion</text:span><text:span text:style-name="T4070"><text:s/>cuadro,</text:span><text:span text:style-name="T4071">int</text:span><text:span text:style-name="T4072"><text:s/>y,<text:s/></text:span><text:span text:style-name="T4073">int</text:span><text:span text:style-name="T4074"><text:s/>x)</text:span></text:p>
      <text:p text:style-name="P84"><text:span text:style-name="T4074"><text:s text:c="8"/>{<text:s text:c="12"/></text:span></text:p>
      <text:p text:style-name="P84"><text:span text:style-name="T4074"><text:s text:c="12"/></text:span><text:span text:style-name="T4075">if</text:span><text:span text:style-name="T4076"><text:s/>((y &gt;= cuadro.Y) &amp;&amp; (y &lt;= (cuadro.Y + LADO_DE_BOTON))) </text:span></text:p>
      <text:p text:style-name="P84"><text:span text:style-name="T4076"><text:s text:c="12"/>{</text:span></text:p>
      <text:p text:style-name="P84"><text:span text:style-name="T4076"><text:s text:c="16"/></text:span><text:span text:style-name="T4077">if</text:span><text:span text:style-name="T4078"><text:s/>((x &gt;= cuadro.X) &amp;&amp; (x &lt;= (cuadro.X + LADO_DE_BOTON))) </text:span></text:p>
      <text:p text:style-name="P84"><text:span text:style-name="T4078"><text:s text:c="16"/>{<text:s text:c="20"/></text:span></text:p>
      <text:p text:style-name="P84"><text:span text:style-name="T4078"><text:s text:c="20"/></text:span><text:span text:style-name="T4079">return</text:span><text:span text:style-name="T4080"><text:s/></text:span><text:span text:style-name="T4081">true</text:span><text:span text:style-name="T4082">;</text:span></text:p>
      <text:p text:style-name="P84"><text:span text:style-name="T4082"><text:s text:c="16"/>} </text:span></text:p>
      <text:p text:style-name="P84"><text:span text:style-name="T4082"><text:s text:c="12"/>}</text:span></text:p>
      <text:p text:style-name="P84"><text:span text:style-name="T4082"><text:s text:c="12"/></text:span><text:span text:style-name="T4083">return</text:span><text:span text:style-name="T4084"><text:s/></text:span><text:span text:style-name="T4085">false</text:span><text:span text:style-name="T4086">;</text:span></text:p>
      <text:p text:style-name="P84"><text:span text:style-name="T4086"><text:s text:c="8"/>}</text:span></text:p>
      <text:p text:style-name="P84"><text:span text:style-name="T4086"/></text:p>
      <text:p text:style-name="P84"><text:span text:style-name="T4086"/></text:p>
      <text:p text:style-name="P84"><text:span text:style-name="T4086"><text:s text:c="9"/></text:span><text:span text:style-name="T4087">public</text:span><text:span text:style-name="T4088"><text:s/></text:span><text:span text:style-name="T4089">ResultadoMenuDisparos</text:span><text:span text:style-name="T4090"><text:s/>DevolverSeleccion()<text:s text:c="9"/></text:span></text:p>
      <text:p text:style-name="P84"><text:span text:style-name="T4090"><text:s text:c="8"/>{</text:span></text:p>
      <text:p text:style-name="P84"><text:span text:style-name="T4090"><text:s text:c="12"/></text:span><text:span text:style-name="T4091">return</text:span><text:span text:style-name="T4092"><text:s/>disparoSeleccionado;</text:span></text:p>
      <text:p text:style-name="P84"><text:span text:style-name="T4092"><text:s text:c="8"/>}</text:span></text:p>
      <text:p text:style-name="P84"><text:span text:style-name="T4092"><text:s text:c="16"/></text:span></text:p>
      <text:p text:style-name="P84"><text:span text:style-name="T4092"><text:s text:c="4"/>}</text:span></text:p>
      <text:p text:style-name="P84"><text:span text:style-name="T4092">}</text:span></text:p>
      <text:p text:style-name="P84"><text:span text:style-name="T4093"/></text:p>
      <text:p text:style-name="P84"><text:span text:style-name="T4094">MinaVista.cs</text:span></text:p>
      <text:p text:style-name="P84"><text:span text:style-name="T4095">using</text:span><text:span text:style-name="T4096"><text:s/>System;</text:span></text:p>
      <text:p text:style-name="P84"><text:span text:style-name="T4097">using</text:span><text:span text:style-name="T4098"><text:s/>System.Collections.Generic;</text:span></text:p>
      <text:p text:style-name="P84"><text:span text:style-name="T4099">using</text:span><text:span text:style-name="T4100"><text:s/>System.Linq;</text:span></text:p>
      <text:p text:style-name="P84"><text:span text:style-name="T4101">using</text:span><text:span text:style-name="T4102"><text:s/>System.Text;</text:span></text:p>
      <text:p text:style-name="P84"><text:span text:style-name="T4103">using</text:span><text:span text:style-name="T4104"><text:s/>Microsoft.Xna.Framework;</text:span></text:p>
      <text:p text:style-name="P84"><text:span text:style-name="T4105">using</text:span><text:span text:style-name="T4106"><text:s/>Microsoft.Xna.Framework.Audio;</text:span></text:p>
      <text:p text:style-name="P84"><text:span text:style-name="T4107">using</text:span><text:span text:style-name="T4108"><text:s/>Microsoft.Xna.Framework.Content;</text:span></text:p>
      <text:p text:style-name="P84"><text:span text:style-name="T4109">using</text:span><text:span text:style-name="T4110"><text:s/>Microsoft.Xna.Framework.GamerServices;</text:span></text:p>
      <text:p text:style-name="P84"><text:span text:style-name="T4111">using</text:span><text:span text:style-name="T4112"><text:s/>Microsoft.Xna.Framework.Graphics;</text:span></text:p>
      <text:p text:style-name="P84"><text:span text:style-name="T4113">using</text:span><text:span text:style-name="T4114"><text:s/>Microsoft.Xna.Framework.Input;</text:span></text:p>
      <text:p text:style-name="P84"><text:span text:style-name="T4115">using</text:span><text:span text:style-name="T4116"><text:s/>Microsoft.Xna.Framework.Media;</text:span></text:p>
      <text:p text:style-name="P84"><text:span text:style-name="T4117">using</text:span><text:span text:style-name="T4118"><text:s/>BatallaNavalgo;</text:span></text:p>
      <text:p text:style-name="P84"><text:span text:style-name="T4118"/></text:p>
      <text:p text:style-name="P84"><text:span text:style-name="T4119">namespace</text:span><text:span text:style-name="T4120"><text:s/>BatallaNavalgoXNA</text:span></text:p>
      <text:p text:style-name="P84"><text:span text:style-name="T4120">{</text:span></text:p>
      <text:p text:style-name="P84"><text:span text:style-name="T4120"><text:s text:c="4"/></text:span><text:span text:style-name="T4121">public</text:span><text:span text:style-name="T4122"><text:s/></text:span><text:span text:style-name="T4123">class</text:span><text:span text:style-name="T4124"><text:s/></text:span><text:span text:style-name="T4125">MinaVista</text:span><text:span text:style-name="T4126"/></text:p>
      <text:p text:style-name="P84"><text:span text:style-name="T4126"><text:s text:c="4"/>{</text:span></text:p>
      <text:p text:style-name="P84"><text:span text:style-name="T4126"><text:s text:c="8"/></text:span><text:span text:style-name="T4127">private</text:span><text:span text:style-name="T4128"><text:s/></text:span><text:span text:style-name="T4129">Mina</text:span><text:span text:style-name="T4130"><text:s/>mina;</text:span></text:p>
      <text:p text:style-name="P84"><text:span text:style-name="T4130"><text:s text:c="8"/></text:span><text:span text:style-name="T4131">private</text:span><text:span text:style-name="T4132"><text:s/></text:span><text:span text:style-name="T4133">Texture2D</text:span><text:span text:style-name="T4134"><text:s/>imagenMina;</text:span></text:p>
      <text:p text:style-name="P84"><text:span text:style-name="T4134"><text:s text:c="8"/></text:span><text:span text:style-name="T4135">private</text:span><text:span text:style-name="T4136"><text:s/></text:span><text:span text:style-name="T4137">VistaTablero</text:span><text:span text:style-name="T4138"><text:s/>vistaTablero;</text:span></text:p>
      <text:p text:style-name="P84"><text:span text:style-name="T4138"/></text:p>
      <text:p text:style-name="P84"><text:span text:style-name="T4138"><text:s text:c="8"/></text:span><text:span text:style-name="T4139">public</text:span><text:span text:style-name="T4140"><text:s/>MinaVista(</text:span><text:span text:style-name="T4141">Mina</text:span><text:span text:style-name="T4142"><text:s/>mina,<text:s/></text:span><text:span text:style-name="T4143">Texture2D</text:span><text:span text:style-name="T4144"><text:s/>imagenMina,<text:s/></text:span><text:span text:style-name="T4145">VistaTablero</text:span><text:span text:style-name="T4146"><text:s/>vistaTablero)</text:span></text:p>
      <text:p text:style-name="P84"><text:span text:style-name="T4146"><text:s text:c="8"/>{</text:span></text:p>
      <text:p text:style-name="P84"><text:span text:style-name="T4146"><text:s text:c="12"/></text:span><text:span text:style-name="T4147">this</text:span><text:span text:style-name="T4148">.mina = mina;</text:span></text:p>
      <text:p text:style-name="P84"><text:span text:style-name="T4148"><text:s text:c="12"/></text:span><text:span text:style-name="T4149">this</text:span><text:span text:style-name="T4150">.imagenMina = imagenMina;</text:span></text:p>
      <text:p text:style-name="P84"><text:span text:style-name="T4150"><text:s text:c="12"/></text:span><text:span text:style-name="T4151">this</text:span><text:span text:style-name="T4152">.vistaTablero = vistaTablero;</text:span></text:p>
      <text:p text:style-name="P84"><text:span text:style-name="T4152"><text:s text:c="8"/>}</text:span></text:p>
      <text:p text:style-name="P84"><text:span text:style-name="T4152"><text:s text:c="8"/></text:span><text:span text:style-name="T4153">public</text:span><text:span text:style-name="T4154"><text:s/></text:span><text:span text:style-name="T4155">void</text:span><text:span text:style-name="T4156"><text:s/>Dibujar(</text:span><text:span text:style-name="T4157">SpriteBatch</text:span><text:span text:style-name="T4158"><text:s/>spriteBatch)</text:span></text:p>
      <text:p text:style-name="P84"><text:span text:style-name="T4158"><text:s text:c="8"/>{</text:span></text:p>
      <text:p text:style-name="P84"><text:span text:style-name="T4158"><text:s text:c="12"/></text:span><text:span text:style-name="T4159">if</text:span><text:span text:style-name="T4160"><text:s/>(mina.Explotado)</text:span></text:p>
      <text:p text:style-name="P84"><text:span text:style-name="T4160"><text:s text:c="18"/></text:span><text:span text:style-name="T4161">return</text:span><text:span text:style-name="T4162">;</text:span></text:p>
      <text:p text:style-name="P84"><text:span text:style-name="T4162"><text:s text:c="12"/></text:span><text:span text:style-name="T4163">Posicion</text:span><text:span text:style-name="T4164"><text:s/>posicion = mina.Posicion;</text:span></text:p>
      <text:p text:style-name="P84"><text:span text:style-name="T4164"><text:s text:c="12"/></text:span><text:span text:style-name="T4165">int</text:span><text:span text:style-name="T4166"><text:s/>fila = posicion.Fila;</text:span></text:p>
      <text:p text:style-name="P84"><text:span text:style-name="T4166"><text:s text:c="12"/></text:span><text:span text:style-name="T4167">int</text:span><text:span text:style-name="T4168"><text:s/>columna = posicion.Columna;</text:span></text:p>
      <text:p text:style-name="P84"><text:span text:style-name="T4168"><text:s text:c="12"/></text:span><text:span text:style-name="T4169">Vector2</text:span><text:span text:style-name="T4170"><text:s/>posicionDeImagen = vistaTablero.GetPosicionDe(fila, columna);</text:span></text:p>
      <text:p text:style-name="P84"><text:span text:style-name="T4170"><text:s text:c="12"/>spriteBatch.Draw(imagenMina, posicionDeImagen,<text:s/></text:span><text:span text:style-name="T4171">Color</text:span><text:span text:style-name="T4172">.White);</text:span></text:p>
      <text:p text:style-name="P84"><text:span text:style-name="T4172"><text:s text:c="8"/>}</text:span></text:p>
      <text:p text:style-name="P84"><text:span text:style-name="T4172"><text:s text:c="4"/>}</text:span></text:p>
      <text:p text:style-name="P84"><text:span text:style-name="T4172">}</text:span></text:p>
      <text:p text:style-name="P84"><text:span text:style-name="T4173"/></text:p>
      <text:p text:style-name="P84"><text:span text:style-name="T4174">NaveVista.cs</text:span></text:p>
      <text:p text:style-name="P84"><text:span text:style-name="T4175">using</text:span><text:span text:style-name="T4176"><text:s/>System;</text:span></text:p>
      <text:p text:style-name="P84"><text:span text:style-name="T4177">using</text:span><text:span text:style-name="T4178"><text:s/>System.Collections.Generic;</text:span></text:p>
      <text:p text:style-name="P84"><text:span text:style-name="T4179">using</text:span><text:span text:style-name="T4180"><text:s/>System.Linq;</text:span></text:p>
      <text:p text:style-name="P84"><text:span text:style-name="T4181">using</text:span><text:span text:style-name="T4182"><text:s/>System.Text;</text:span></text:p>
      <text:p text:style-name="P84"><text:span text:style-name="T4183">using</text:span><text:span text:style-name="T4184"><text:s/>BatallaNavalgo;</text:span></text:p>
      <text:p text:style-name="P84"><text:span text:style-name="T4185">using</text:span><text:span text:style-name="T4186"><text:s/>Microsoft.Xna.Framework;</text:span></text:p>
      <text:p text:style-name="P84"><text:span text:style-name="T4187">using</text:span><text:span text:style-name="T4188"><text:s/>Microsoft.Xna.Framework.Audio;</text:span></text:p>
      <text:p text:style-name="P84"><text:span text:style-name="T4189">using</text:span><text:span text:style-name="T4190"><text:s/>Microsoft.Xna.Framework.Content;</text:span></text:p>
      <text:p text:style-name="P84"><text:span text:style-name="T4191">using</text:span><text:span text:style-name="T4192"><text:s/>Microsoft.Xna.Framework.GamerServices;</text:span></text:p>
      <text:p text:style-name="P84"><text:span text:style-name="T4193">using</text:span><text:span text:style-name="T4194"><text:s/>Microsoft.Xna.Framework.Graphics;</text:span></text:p>
      <text:p text:style-name="P84"><text:span text:style-name="T4195">using</text:span><text:span text:style-name="T4196"><text:s/>Microsoft.Xna.Framework.Input;</text:span></text:p>
      <text:p text:style-name="P84"><text:span text:style-name="T4197">using</text:span><text:span text:style-name="T4198"><text:s/>Microsoft.Xna.Framework.Media;</text:span></text:p>
      <text:p text:style-name="P84"><text:span text:style-name="T4198"/></text:p>
      <text:p text:style-name="P84"><text:span text:style-name="T4199">namespace</text:span><text:span text:style-name="T4200"><text:s/>BatallaNavalgoXNA</text:span></text:p>
      <text:p text:style-name="P84"><text:span text:style-name="T4200">{</text:span></text:p>
      <text:p text:style-name="P84"><text:span text:style-name="T4200"><text:s text:c="4"/></text:span><text:span text:style-name="T4201">public</text:span><text:span text:style-name="T4202"><text:s/></text:span><text:span text:style-name="T4203">class</text:span><text:span text:style-name="T4204"><text:s/></text:span><text:span text:style-name="T4205">NaveVista</text:span><text:span text:style-name="T4206"/></text:p>
      <text:p text:style-name="P84"><text:span text:style-name="T4206"><text:s text:c="4"/>{</text:span></text:p>
      <text:p text:style-name="P84"><text:span text:style-name="T4206"><text:s text:c="8"/></text:span><text:span text:style-name="T4207">private</text:span><text:span text:style-name="T4208"><text:s/></text:span><text:span text:style-name="T4209">Nave</text:span><text:span text:style-name="T4210"><text:s/>nave;</text:span></text:p>
      <text:p text:style-name="P84"><text:span text:style-name="T4210"><text:s text:c="8"/></text:span><text:span text:style-name="T4211">private</text:span><text:span text:style-name="T4212"><text:s/></text:span><text:span text:style-name="T4213">Texture2D</text:span><text:span text:style-name="T4214"><text:s/>imagenParte;</text:span></text:p>
      <text:p text:style-name="P84"><text:span text:style-name="T4214"><text:s text:c="8"/></text:span><text:span text:style-name="T4215">private</text:span><text:span text:style-name="T4216"><text:s/></text:span><text:span text:style-name="T4217">Texture2D</text:span><text:span text:style-name="T4218"><text:s/>imagenParteRota;</text:span></text:p>
      <text:p text:style-name="P84"><text:span text:style-name="T4218"><text:s text:c="8"/></text:span><text:span text:style-name="T4219">private</text:span><text:span text:style-name="T4220"><text:s/></text:span><text:span text:style-name="T4221">VistaTablero</text:span><text:span text:style-name="T4222"><text:s/>vistaTablero;</text:span></text:p>
      <text:p text:style-name="P84"><text:span text:style-name="T4222"/></text:p>
      <text:p text:style-name="P84"><text:span text:style-name="T4222"><text:s text:c="8"/></text:span><text:span text:style-name="T4223">/*Se le pasa vistaTablero para saber donde tiene que dibujar*/</text:span><text:span text:style-name="T4224"/></text:p>
      <text:p text:style-name="P84"><text:span text:style-name="T4224"><text:s text:c="8"/></text:span><text:span text:style-name="T4225">public</text:span><text:span text:style-name="T4226"><text:s/>NaveVista(</text:span><text:span text:style-name="T4227">Nave</text:span><text:span text:style-name="T4228"><text:s/>nave,<text:s/></text:span><text:span text:style-name="T4229">Texture2D</text:span><text:span text:style-name="T4230"><text:s/>imagenParte,</text:span><text:span text:style-name="T4231">Texture2D</text:span><text:span text:style-name="T4232"><text:s/>imagenParteRota,<text:s/></text:span><text:span text:style-name="T4233">VistaTablero</text:span><text:span text:style-name="T4234"><text:s/>vistaTablero)</text:span></text:p>
      <text:p text:style-name="P84"><text:span text:style-name="T4234"><text:s text:c="8"/>{</text:span></text:p>
      <text:p text:style-name="P84"><text:span text:style-name="T4234"><text:s text:c="12"/></text:span><text:span text:style-name="T4235">this</text:span><text:span text:style-name="T4236">.nave = nave;</text:span></text:p>
      <text:p text:style-name="P84"><text:span text:style-name="T4236"><text:s text:c="12"/></text:span><text:span text:style-name="T4237">this</text:span><text:span text:style-name="T4238">.imagenParte = imagenParte;</text:span></text:p>
      <text:p text:style-name="P84"><text:span text:style-name="T4238"><text:s text:c="12"/></text:span><text:span text:style-name="T4239">this</text:span><text:span text:style-name="T4240">.imagenParteRota = imagenParteRota;</text:span></text:p>
      <text:p text:style-name="P84"><text:span text:style-name="T4240"><text:s text:c="12"/></text:span><text:span text:style-name="T4241">this</text:span><text:span text:style-name="T4242">.vistaTablero = vistaTablero;</text:span></text:p>
      <text:p text:style-name="P84"><text:span text:style-name="T4242"><text:s text:c="8"/>}</text:span></text:p>
      <text:p text:style-name="P84"><text:span text:style-name="T4242"/></text:p>
      <text:p text:style-name="P84"><text:span text:style-name="T4242"><text:s text:c="8"/></text:span><text:span text:style-name="T4243">public</text:span><text:span text:style-name="T4244"><text:s/></text:span><text:span text:style-name="T4245">void</text:span><text:span text:style-name="T4246"><text:s/>Dibujar(</text:span><text:span text:style-name="T4247">SpriteBatch</text:span><text:span text:style-name="T4248"><text:s/>spriteBatch)</text:span></text:p>
      <text:p text:style-name="P84"><text:span text:style-name="T4248"><text:s text:c="8"/>{</text:span></text:p>
      <text:p text:style-name="P84"><text:span text:style-name="T4248"><text:s text:c="12"/></text:span><text:span text:style-name="T4249">if</text:span><text:span text:style-name="T4250"><text:s/>(nave.EstaDestruida())</text:span></text:p>
      <text:p text:style-name="P84"><text:span text:style-name="T4250"><text:s text:c="16"/></text:span><text:span text:style-name="T4251">return</text:span><text:span text:style-name="T4252">;</text:span></text:p>
      <text:p text:style-name="P84"><text:span text:style-name="T4252"><text:s text:c="12"/></text:span><text:span text:style-name="T4253">List</text:span><text:span text:style-name="T4254">&lt;</text:span><text:span text:style-name="T4255">Posicion</text:span><text:span text:style-name="T4256">&gt; posiciones = nave.GetPosiciones();</text:span></text:p>
      <text:p text:style-name="P84"><text:span text:style-name="T4256"><text:s text:c="12"/></text:span><text:span text:style-name="T4257">foreach</text:span><text:span text:style-name="T4258"><text:s/>(</text:span><text:span text:style-name="T4259">Posicion</text:span><text:span text:style-name="T4260"><text:s/>posicion<text:s/></text:span><text:span text:style-name="T4261">in</text:span><text:span text:style-name="T4262"><text:s/>posiciones)</text:span></text:p>
      <text:p text:style-name="P84"><text:span text:style-name="T4262"><text:s text:c="12"/>{</text:span></text:p>
      <text:p text:style-name="P84"><text:span text:style-name="T4262"><text:s text:c="16"/></text:span><text:span text:style-name="T4263">int</text:span><text:span text:style-name="T4264"><text:s/>fila = posicion.Fila;</text:span></text:p>
      <text:p text:style-name="P84"><text:span text:style-name="T4264"><text:s text:c="16"/></text:span><text:span text:style-name="T4265">int</text:span><text:span text:style-name="T4266"><text:s/>columna = posicion.Columna;</text:span></text:p>
      <text:p text:style-name="P84"><text:span text:style-name="T4266"><text:s text:c="16"/></text:span><text:span text:style-name="T4267">Vector2</text:span><text:span text:style-name="T4268"><text:s/>posicionDeImagen = vistaTablero.GetPosicionDe(fila, columna);</text:span></text:p>
      <text:p text:style-name="P84"><text:span text:style-name="T4268"/></text:p>
      <text:p text:style-name="P84"><text:span text:style-name="T4268"><text:s text:c="16"/></text:span><text:span text:style-name="T4269">if</text:span><text:span text:style-name="T4270"><text:s/>(nave.EstaDestruidaEnLaPosicion(posicion))</text:span></text:p>
      <text:p text:style-name="P84"><text:span text:style-name="T4270"><text:s text:c="16"/>{</text:span></text:p>
      <text:p text:style-name="P84"><text:span text:style-name="T4270"><text:s text:c="20"/>spriteBatch.Draw(imagenParteRota, posicionDeImagen,<text:s/></text:span><text:span text:style-name="T4271">Color</text:span><text:span text:style-name="T4272">.White);</text:span></text:p>
      <text:p text:style-name="P84"><text:span text:style-name="T4272"><text:s text:c="16"/>}</text:span></text:p>
      <text:p text:style-name="P84"><text:span text:style-name="T4272"><text:s text:c="16"/></text:span><text:span text:style-name="T4273">else</text:span><text:span text:style-name="T4274"/></text:p>
      <text:p text:style-name="P84"><text:span text:style-name="T4274"><text:s text:c="16"/>{</text:span></text:p>
      <text:p text:style-name="P84"><text:span text:style-name="T4274"><text:s text:c="20"/>spriteBatch.Draw(imagenParte, posicionDeImagen,<text:s/></text:span><text:span text:style-name="T4275">Color</text:span><text:span text:style-name="T4276">.White);</text:span></text:p>
      <text:p text:style-name="P84"><text:span text:style-name="T4276"><text:s text:c="16"/>}</text:span></text:p>
      <text:p text:style-name="P84"><text:span text:style-name="T4276"/></text:p>
      <text:p text:style-name="P84"><text:span text:style-name="T4276"><text:s text:c="12"/>}</text:span></text:p>
      <text:p text:style-name="P84"><text:span text:style-name="T4276"><text:s text:c="8"/>}</text:span></text:p>
      <text:p text:style-name="P84"><text:span text:style-name="T4276"><text:s text:c="4"/>}</text:span></text:p>
      <text:p text:style-name="P84"><text:span text:style-name="T4276">}</text:span></text:p>
      <text:p text:style-name="P84"><text:span text:style-name="T4277"/></text:p>
      <text:p text:style-name="P84"><text:span text:style-name="T4278">Programa.cs</text:span></text:p>
      <text:p text:style-name="P84"><text:span text:style-name="T4279">using</text:span><text:span text:style-name="T4280"><text:s/>System;</text:span></text:p>
      <text:p text:style-name="P84"><text:span text:style-name="T4280"/></text:p>
      <text:p text:style-name="P84"><text:span text:style-name="T4281">namespace</text:span><text:span text:style-name="T4282"><text:s/>BatallaNavalgoXNA</text:span></text:p>
      <text:p text:style-name="P84"><text:span text:style-name="T4282">{</text:span></text:p>
      <text:p text:style-name="P84"><text:span text:style-name="T4282"><text:s text:c="4"/></text:span><text:span text:style-name="T4283">public</text:span><text:span text:style-name="T4284"><text:s/></text:span><text:span text:style-name="T4285">class</text:span><text:span text:style-name="T4286"><text:s/></text:span><text:span text:style-name="T4287">Programa</text:span><text:span text:style-name="T4288"/></text:p>
      <text:p text:style-name="P84"><text:span text:style-name="T4288"><text:s text:c="4"/>{</text:span></text:p>
      <text:p text:style-name="P84"><text:span text:style-name="T4288"><text:s text:c="8"/></text:span><text:span text:style-name="T4289">///</text:span><text:span text:style-name="T4290"><text:s/></text:span><text:span text:style-name="T4291">&lt;summary&gt;</text:span><text:span text:style-name="T4292"/></text:p>
      <text:p text:style-name="P84"><text:span text:style-name="T4292"><text:s text:c="8"/></text:span><text:span text:style-name="T4293">///</text:span><text:span text:style-name="T4294"><text:s/>The main entry point for the application.</text:span><text:span text:style-name="T4295"/></text:p>
      <text:p text:style-name="P84"><text:span text:style-name="T4295"><text:s text:c="8"/></text:span><text:span text:style-name="T4296">///</text:span><text:span text:style-name="T4297"><text:s/></text:span><text:span text:style-name="T4298">&lt;/summary&gt;</text:span><text:span text:style-name="T4299"/></text:p>
      <text:p text:style-name="P84"><text:span text:style-name="T4299"><text:s text:c="8"/></text:span><text:span text:style-name="T4300">public</text:span><text:span text:style-name="T4301"><text:s/></text:span><text:span text:style-name="T4302">static</text:span><text:span text:style-name="T4303"><text:s/></text:span><text:span text:style-name="T4304">void</text:span><text:span text:style-name="T4305"><text:s/>Main(</text:span><text:span text:style-name="T4306">string</text:span><text:span text:style-name="T4307">[] args)</text:span></text:p>
      <text:p text:style-name="P84"><text:span text:style-name="T4307"><text:s text:c="8"/>{</text:span></text:p>
      <text:p text:style-name="P84"><text:span text:style-name="T4307"><text:s text:c="8"/><text:tab/></text:span><text:span text:style-name="T4308">JuegoBatallaNavalgo</text:span><text:span text:style-name="T4309"><text:s/>game =<text:s/></text:span><text:span text:style-name="T4310">new</text:span><text:span text:style-name="T4311"><text:s/></text:span><text:span text:style-name="T4312">JuegoBatallaNavalgo</text:span><text:span text:style-name="T4313">();</text:span></text:p>
      <text:p text:style-name="P84"><text:span text:style-name="T4313"><text:s text:c="16"/>game.Run();</text:span></text:p>
      <text:p text:style-name="P84"><text:span text:style-name="T4313"><text:s text:c="8"/>}</text:span></text:p>
      <text:p text:style-name="P84"><text:span text:style-name="T4313"><text:s text:c="4"/>}</text:span></text:p>
      <text:p text:style-name="P84"><text:span text:style-name="T4313">}</text:span></text:p>
      <text:p text:style-name="P84"><text:span text:style-name="T4314"/></text:p>
      <text:p text:style-name="P84"><text:span text:style-name="T4315">VistaTablero.cs</text:span></text:p>
      <text:p text:style-name="P84"><text:span text:style-name="T4316">using</text:span><text:span text:style-name="T4317"><text:s/>System;</text:span></text:p>
      <text:p text:style-name="P84"><text:span text:style-name="T4318">using</text:span><text:span text:style-name="T4319"><text:s/>System.Collections.Generic;</text:span></text:p>
      <text:p text:style-name="P84"><text:span text:style-name="T4320">using</text:span><text:span text:style-name="T4321"><text:s/>System.Linq;</text:span></text:p>
      <text:p text:style-name="P84"><text:span text:style-name="T4322">using</text:span><text:span text:style-name="T4323"><text:s/>System.Text;</text:span></text:p>
      <text:p text:style-name="P84"><text:span text:style-name="T4324">using</text:span><text:span text:style-name="T4325"><text:s/>Microsoft.Xna.Framework;</text:span></text:p>
      <text:p text:style-name="P84"><text:span text:style-name="T4326">using</text:span><text:span text:style-name="T4327"><text:s/>Microsoft.Xna.Framework.Graphics;</text:span></text:p>
      <text:p text:style-name="P84"><text:span text:style-name="T4328">using</text:span><text:span text:style-name="T4329"><text:s/>BatallaNavalgo;</text:span></text:p>
      <text:p text:style-name="P84"><text:span text:style-name="T4329"/></text:p>
      <text:p text:style-name="P84"><text:span text:style-name="T4330">namespace</text:span><text:span text:style-name="T4331"><text:s/>BatallaNavalgoXNA</text:span></text:p>
      <text:p text:style-name="P84"><text:span text:style-name="T4331">{</text:span></text:p>
      <text:p text:style-name="P84"><text:span text:style-name="T4331"><text:s text:c="4"/></text:span><text:span text:style-name="T4332">public</text:span><text:span text:style-name="T4333"><text:s/></text:span><text:span text:style-name="T4334">class</text:span><text:span text:style-name="T4335"><text:s/></text:span><text:span text:style-name="T4336">VistaTablero</text:span><text:span text:style-name="T4337"/></text:p>
      <text:p text:style-name="P84"><text:span text:style-name="T4337"><text:s text:c="4"/>{</text:span></text:p>
      <text:p text:style-name="P84"><text:span text:style-name="T4337"><text:s text:c="8"/></text:span><text:span text:style-name="T4338">private</text:span><text:span text:style-name="T4339"><text:s/></text:span><text:span text:style-name="T4340">static</text:span><text:span text:style-name="T4341"><text:s/></text:span><text:span text:style-name="T4342">Vector2</text:span><text:span text:style-name="T4343"><text:s/>POSICION_TABLERO_EN_PANTALLA =<text:s/></text:span><text:span text:style-name="T4344">new</text:span><text:span text:style-name="T4345"><text:s/></text:span><text:span text:style-name="T4346">Vector2</text:span><text:span text:style-name="T4347">(400, 80);</text:span></text:p>
      <text:p text:style-name="P84"><text:span text:style-name="T4347"><text:s text:c="8"/></text:span><text:span text:style-name="T4348">public</text:span><text:span text:style-name="T4349"><text:s/></text:span><text:span text:style-name="T4350">static</text:span><text:span text:style-name="T4351"><text:s/></text:span><text:span text:style-name="T4352">int</text:span><text:span text:style-name="T4353"><text:s/>TAMANIO_BLOQUE_DEL_TABLERO = 40;</text:span></text:p>
      <text:p text:style-name="P84"><text:span text:style-name="T4353"/></text:p>
      <text:p text:style-name="P84"><text:span text:style-name="T4353"><text:s text:c="8"/></text:span><text:span text:style-name="T4354">private</text:span><text:span text:style-name="T4355"><text:s/></text:span><text:span text:style-name="T4356">int</text:span><text:span text:style-name="T4357"><text:s/>altoTablero;</text:span></text:p>
      <text:p text:style-name="P84"><text:span text:style-name="T4357"><text:s text:c="8"/></text:span><text:span text:style-name="T4358">private</text:span><text:span text:style-name="T4359"><text:s/></text:span><text:span text:style-name="T4360">int</text:span><text:span text:style-name="T4361"><text:s/>anchoTablero;</text:span></text:p>
      <text:p text:style-name="P84"><text:span text:style-name="T4361"><text:s text:c="8"/></text:span><text:span text:style-name="T4362">private</text:span><text:span text:style-name="T4363"><text:s/></text:span><text:span text:style-name="T4364">int</text:span><text:span text:style-name="T4365"><text:s/>posicionInicialTableroEnX;</text:span></text:p>
      <text:p text:style-name="P84"><text:span text:style-name="T4365"><text:s text:c="8"/></text:span><text:span text:style-name="T4366">private</text:span><text:span text:style-name="T4367"><text:s/></text:span><text:span text:style-name="T4368">int</text:span><text:span text:style-name="T4369"><text:s/>posicionInicialTableroEnY;</text:span></text:p>
      <text:p text:style-name="P84"><text:span text:style-name="T4369"><text:s text:c="8"/></text:span><text:span text:style-name="T4370">private</text:span><text:span text:style-name="T4371"><text:s/></text:span><text:span text:style-name="T4372">int</text:span><text:span text:style-name="T4373"><text:s/>posicionFinalTableroEnX;</text:span></text:p>
      <text:p text:style-name="P84"><text:span text:style-name="T4373"><text:s text:c="8"/></text:span><text:span text:style-name="T4374">private</text:span><text:span text:style-name="T4375"><text:s/></text:span><text:span text:style-name="T4376">int</text:span><text:span text:style-name="T4377"><text:s/>posicionFinalTableroEnY;</text:span></text:p>
      <text:p text:style-name="P84"><text:span text:style-name="T4377"/></text:p>
      <text:p text:style-name="P84"><text:span text:style-name="T4377"><text:s text:c="8"/></text:span><text:span text:style-name="T4378">public</text:span><text:span text:style-name="T4379"><text:s/>VistaTablero(</text:span><text:span text:style-name="T4380">int</text:span><text:span text:style-name="T4381"><text:s/>altoTablero,<text:s/></text:span><text:span text:style-name="T4382">int</text:span><text:span text:style-name="T4383"><text:s/>anchoTablero)</text:span></text:p>
      <text:p text:style-name="P84"><text:span text:style-name="T4383"><text:s text:c="8"/>{</text:span></text:p>
      <text:p text:style-name="P84"><text:span text:style-name="T4383"><text:s text:c="12"/></text:span><text:span text:style-name="T4384">this</text:span><text:span text:style-name="T4385">.altoTablero = altoTablero;</text:span></text:p>
      <text:p text:style-name="P84"><text:span text:style-name="T4385"><text:s text:c="12"/></text:span><text:span text:style-name="T4386">this</text:span><text:span text:style-name="T4387">.anchoTablero = anchoTablero;</text:span></text:p>
      <text:p text:style-name="P84"><text:span text:style-name="T4387"><text:s text:c="12"/>posicionInicialTableroEnX = (</text:span><text:span text:style-name="T4388">int</text:span><text:span text:style-name="T4389">)POSICION_TABLERO_EN_PANTALLA.X;</text:span></text:p>
      <text:p text:style-name="P84"><text:span text:style-name="T4389"><text:s text:c="12"/>posicionInicialTableroEnY = (</text:span><text:span text:style-name="T4390">int</text:span><text:span text:style-name="T4391">)POSICION_TABLERO_EN_PANTALLA.Y;</text:span></text:p>
      <text:p text:style-name="P84"><text:span text:style-name="T4391"><text:s text:c="12"/>posicionFinalTableroEnX = posicionInicialTableroEnX + (TAMANIO_BLOQUE_DEL_TABLERO * anchoTablero);</text:span></text:p>
      <text:p text:style-name="P84"><text:span text:style-name="T4391"><text:s text:c="12"/>posicionFinalTableroEnY = posicionInicialTableroEnY + (TAMANIO_BLOQUE_DEL_TABLERO * altoTablero);</text:span></text:p>
      <text:p text:style-name="P84"><text:span text:style-name="T4391"><text:s text:c="8"/>}</text:span></text:p>
      <text:p text:style-name="P84"><text:span text:style-name="T4391"/></text:p>
      <text:p text:style-name="P84"><text:span text:style-name="T4391"><text:s text:c="8"/></text:span><text:span text:style-name="T4392">public</text:span><text:span text:style-name="T4393"><text:s/></text:span><text:span text:style-name="T4394">int</text:span><text:span text:style-name="T4395"><text:s/>PosicionInicialTableroEnX</text:span></text:p>
      <text:p text:style-name="P84"><text:span text:style-name="T4395"><text:s text:c="8"/>{</text:span></text:p>
      <text:p text:style-name="P84"><text:span text:style-name="T4395"><text:s text:c="12"/></text:span><text:span text:style-name="T4396">get</text:span><text:span text:style-name="T4397"><text:s/>{<text:s/></text:span><text:span text:style-name="T4398">return</text:span><text:span text:style-name="T4399"><text:s/>posicionInicialTableroEnX; }</text:span></text:p>
      <text:p text:style-name="P84"><text:span text:style-name="T4399"><text:s text:c="8"/>}</text:span></text:p>
      <text:p text:style-name="P84"><text:span text:style-name="T4399"/></text:p>
      <text:p text:style-name="P84"><text:span text:style-name="T4399"><text:s text:c="8"/></text:span><text:span text:style-name="T4400">public</text:span><text:span text:style-name="T4401"><text:s/></text:span><text:span text:style-name="T4402">int</text:span><text:span text:style-name="T4403"><text:s/>PosicionInicialTableroEnY</text:span></text:p>
      <text:p text:style-name="P84"><text:span text:style-name="T4403"><text:s text:c="8"/>{</text:span></text:p>
      <text:p text:style-name="P84"><text:span text:style-name="T4403"><text:s text:c="12"/></text:span><text:span text:style-name="T4404">get</text:span><text:span text:style-name="T4405"><text:s/>{<text:s/></text:span><text:span text:style-name="T4406">return</text:span><text:span text:style-name="T4407"><text:s/>posicionInicialTableroEnY; }</text:span></text:p>
      <text:p text:style-name="P84"><text:span text:style-name="T4407"><text:s text:c="8"/>}</text:span></text:p>
      <text:p text:style-name="P84"><text:span text:style-name="T4407"><text:s text:c="8"/></text:span></text:p>
      <text:p text:style-name="P84"><text:span text:style-name="T4407"><text:s text:c="8"/></text:span><text:span text:style-name="T4408">public</text:span><text:span text:style-name="T4409"><text:s/></text:span><text:span text:style-name="T4410">Boolean</text:span><text:span text:style-name="T4411"><text:s/>EstaDentroDelTablero(</text:span><text:span text:style-name="T4412">int</text:span><text:span text:style-name="T4413"><text:s/>x,<text:s/></text:span><text:span text:style-name="T4414">int</text:span><text:span text:style-name="T4415"><text:s/>y)</text:span></text:p>
      <text:p text:style-name="P84"><text:span text:style-name="T4415"><text:s text:c="8"/>{</text:span></text:p>
      <text:p text:style-name="P84"><text:span text:style-name="T4415"><text:s text:c="12"/></text:span><text:span text:style-name="T4416">if</text:span><text:span text:style-name="T4417"><text:s/>((y &gt; posicionInicialTableroEnY) &amp;&amp; (y &lt; posicionFinalTableroEnY))</text:span></text:p>
      <text:p text:style-name="P84"><text:span text:style-name="T4417"><text:s text:c="12"/>{</text:span></text:p>
      <text:p text:style-name="P84"><text:span text:style-name="T4417"><text:s text:c="16"/></text:span><text:span text:style-name="T4418">if</text:span><text:span text:style-name="T4419"><text:s/>((x &gt; posicionInicialTableroEnX) &amp;&amp; (x &lt; posicionFinalTableroEnX))</text:span></text:p>
      <text:p text:style-name="P84"><text:span text:style-name="T4419"><text:s text:c="16"/>{</text:span></text:p>
      <text:p text:style-name="P84"><text:span text:style-name="T4419"><text:s text:c="20"/></text:span><text:span text:style-name="T4420">return</text:span><text:span text:style-name="T4421"><text:s/></text:span><text:span text:style-name="T4422">true</text:span><text:span text:style-name="T4423">;</text:span></text:p>
      <text:p text:style-name="P84"><text:span text:style-name="T4423"><text:s text:c="16"/>}</text:span></text:p>
      <text:p text:style-name="P84"><text:span text:style-name="T4423"><text:s text:c="12"/>}</text:span></text:p>
      <text:p text:style-name="P84"><text:span text:style-name="T4423"><text:s text:c="12"/></text:span><text:span text:style-name="T4424">return</text:span><text:span text:style-name="T4425"><text:s/></text:span><text:span text:style-name="T4426">false</text:span><text:span text:style-name="T4427">;</text:span></text:p>
      <text:p text:style-name="P84"><text:span text:style-name="T4427"><text:s text:c="8"/>}</text:span></text:p>
      <text:p text:style-name="P84"><text:span text:style-name="T4427"/></text:p>
      <text:p text:style-name="P84"><text:span text:style-name="T4427"><text:s text:c="8"/></text:span><text:span text:style-name="T4428">public</text:span><text:span text:style-name="T4429"><text:s/></text:span><text:span text:style-name="T4430">void</text:span><text:span text:style-name="T4431"><text:s/>Draw(</text:span><text:span text:style-name="T4432">SpriteBatch</text:span><text:span text:style-name="T4433"><text:s/>spriteBatch,<text:s/></text:span><text:span text:style-name="T4434">Texture2D</text:span><text:span text:style-name="T4435"><text:s/>bloqueTablero,<text:s/></text:span><text:span text:style-name="T4436">SpriteFont</text:span><text:span text:style-name="T4437"><text:s/>fuenteBatallaNavalgo)</text:span></text:p>
      <text:p text:style-name="P84"><text:span text:style-name="T4437"><text:s text:c="8"/>{</text:span></text:p>
      <text:p text:style-name="P84"><text:span text:style-name="T4437"><text:s text:c="12"/></text:span><text:span text:style-name="T4438">for</text:span><text:span text:style-name="T4439"><text:s/>(</text:span><text:span text:style-name="T4440">int</text:span><text:span text:style-name="T4441"><text:s/>i = 0; i &lt; altoTablero; i++)</text:span></text:p>
      <text:p text:style-name="P84"><text:span text:style-name="T4441"><text:s text:c="12"/>{</text:span></text:p>
      <text:p text:style-name="P84"><text:span text:style-name="T4441"><text:s text:c="16"/></text:span><text:span text:style-name="T4442">for</text:span><text:span text:style-name="T4443"><text:s/>(</text:span><text:span text:style-name="T4444">int</text:span><text:span text:style-name="T4445"><text:s/>j = 0; j &lt; anchoTablero; j++)</text:span></text:p>
      <text:p text:style-name="P84"><text:span text:style-name="T4445"><text:s text:c="16"/>{</text:span></text:p>
      <text:p text:style-name="P84"><text:span text:style-name="T4445"><text:s text:c="20"/></text:span><text:span text:style-name="T4446">int</text:span><text:span text:style-name="T4447"><text:s/>ancho = posicionInicialTableroEnX + (i * TAMANIO_BLOQUE_DEL_TABLERO);</text:span></text:p>
      <text:p text:style-name="P84"><text:span text:style-name="T4447"><text:s text:c="20"/></text:span><text:span text:style-name="T4448">int</text:span><text:span text:style-name="T4449"><text:s/>alto = posicionInicialTableroEnY + (j * TAMANIO_BLOQUE_DEL_TABLERO);</text:span></text:p>
      <text:p text:style-name="P84"><text:span text:style-name="T4449"><text:s text:c="20"/>spriteBatch.Draw(bloqueTablero,<text:s/></text:span><text:span text:style-name="T4450">new</text:span><text:span text:style-name="T4451"><text:s/></text:span><text:span text:style-name="T4452">Rectangle</text:span><text:span text:style-name="T4453">(ancho, alto, TAMANIO_BLOQUE_DEL_TABLERO, TAMANIO_BLOQUE_DEL_TABLERO),<text:s/></text:span><text:span text:style-name="T4454">null</text:span><text:span text:style-name="T4455">,<text:s/></text:span><text:span text:style-name="T4456">Color</text:span><text:span text:style-name="T4457">.White);</text:span></text:p>
      <text:p text:style-name="P84"><text:span text:style-name="T4457"><text:s text:c="16"/>}</text:span></text:p>
      <text:p text:style-name="P84"><text:span text:style-name="T4457"><text:s text:c="12"/>}</text:span></text:p>
      <text:p text:style-name="P84"><text:span text:style-name="T4457"><text:s text:c="12"/>DibujarPosicionesDelTablero(spriteBatch, fuenteBatallaNavalgo);</text:span></text:p>
      <text:p text:style-name="P84"><text:span text:style-name="T4457"><text:s text:c="8"/>}</text:span></text:p>
      <text:p text:style-name="P84"><text:span text:style-name="T4457"/></text:p>
      <text:p text:style-name="P84"><text:span text:style-name="T4457"><text:s text:c="8"/></text:span><text:span text:style-name="T4458">public</text:span><text:span text:style-name="T4459"><text:s/></text:span><text:span text:style-name="T4460">void</text:span><text:span text:style-name="T4461"><text:s/>DibujarPosicionesDelTablero(</text:span><text:span text:style-name="T4462">SpriteBatch</text:span><text:span text:style-name="T4463"><text:s/>spriteBatch,<text:s/></text:span><text:span text:style-name="T4464">SpriteFont</text:span><text:span text:style-name="T4465"><text:s/>fuenteBatallaNavalgo)</text:span></text:p>
      <text:p text:style-name="P84"><text:span text:style-name="T4465"><text:s text:c="8"/>{</text:span></text:p>
      <text:p text:style-name="P84"><text:span text:style-name="T4465"><text:s text:c="12"/></text:span><text:span text:style-name="T4466">int</text:span><text:span text:style-name="T4467"><text:s/>posicionInicialEnX = posicionInicialTableroEnX + 10;<text:s/></text:span><text:span text:style-name="T4468">//Se suma el 10 en ambas posiciones</text:span><text:span text:style-name="T4469"/></text:p>
      <text:p text:style-name="P84"><text:span text:style-name="T4469"><text:s text:c="12"/></text:span><text:span text:style-name="T4470">int</text:span><text:span text:style-name="T4471"><text:s/>posicionInicialEnY = posicionInicialTableroEnY + 10;<text:s/></text:span><text:span text:style-name="T4472">//solo por un tema de vista.</text:span><text:span text:style-name="T4473"/></text:p>
      <text:p text:style-name="P84"><text:span text:style-name="T4473"><text:s text:c="12"/></text:span><text:span text:style-name="T4474">for</text:span><text:span text:style-name="T4475"><text:s/>(</text:span><text:span text:style-name="T4476">int</text:span><text:span text:style-name="T4477"><text:s/>i = 0; i &lt;<text:s/></text:span><text:span text:style-name="T4478">Tablero</text:span><text:span text:style-name="T4479">.Filas; i++)</text:span></text:p>
      <text:p text:style-name="P84"><text:span text:style-name="T4479"><text:s text:c="12"/>{</text:span></text:p>
      <text:p text:style-name="P84"><text:span text:style-name="T4479"><text:s text:c="16"/>spriteBatch.DrawString(fuenteBatallaNavalgo,<text:s/></text:span><text:span text:style-name="T4480">""</text:span><text:span text:style-name="T4481"><text:s/>+ (i + 1),<text:s/></text:span><text:span text:style-name="T4482">new</text:span><text:span text:style-name="T4483"><text:s/></text:span><text:span text:style-name="T4484">Vector2</text:span><text:span text:style-name="T4485">(375, posicionInicialEnY),<text:s/></text:span><text:span text:style-name="T4486">Color</text:span><text:span text:style-name="T4487">.White);</text:span></text:p>
      <text:p text:style-name="P84"><text:span text:style-name="T4487"><text:s text:c="16"/>posicionInicialEnY += 40;<text:s text:c="14"/></text:span></text:p>
      <text:p text:style-name="P84"><text:span text:style-name="T4487"><text:s text:c="12"/>}</text:span></text:p>
      <text:p text:style-name="P84"><text:span text:style-name="T4487"><text:s text:c="12"/></text:span><text:span text:style-name="T4488">for</text:span><text:span text:style-name="T4489"><text:s/>(</text:span><text:span text:style-name="T4490">int</text:span><text:span text:style-name="T4491"><text:s/>j = 0; j&lt;<text:s/></text:span><text:span text:style-name="T4492">Tablero</text:span><text:span text:style-name="T4493">.Columnas; j++)</text:span></text:p>
      <text:p text:style-name="P84"><text:span text:style-name="T4493"><text:s text:c="12"/>{</text:span></text:p>
      <text:p text:style-name="P84"><text:span text:style-name="T4493"><text:s text:c="16"/>spriteBatch.DrawString(fuenteBatallaNavalgo,<text:s/></text:span><text:span text:style-name="T4494">""</text:span><text:span text:style-name="T4495"><text:s/>+ (j + 1),<text:s/></text:span><text:span text:style-name="T4496">new</text:span><text:span text:style-name="T4497"><text:s/></text:span><text:span text:style-name="T4498">Vector2</text:span><text:span text:style-name="T4499">(posicionInicialEnX, 55),<text:s/></text:span><text:span text:style-name="T4500">Color</text:span><text:span text:style-name="T4501">.White);</text:span></text:p>
      <text:p text:style-name="P84"><text:span text:style-name="T4501"><text:s text:c="16"/>posicionInicialEnX += 40;</text:span></text:p>
      <text:p text:style-name="P84"><text:span text:style-name="T4501"><text:s text:c="12"/>}</text:span></text:p>
      <text:p text:style-name="P84"><text:span text:style-name="T4501"><text:s text:c="8"/>}</text:span></text:p>
      <text:p text:style-name="P84"><text:span text:style-name="T4501"/></text:p>
      <text:p text:style-name="P84"><text:span text:style-name="T4501"><text:s text:c="8"/></text:span><text:span text:style-name="T4502">public</text:span><text:span text:style-name="T4503"><text:s/></text:span><text:span text:style-name="T4504">Vector2</text:span><text:span text:style-name="T4505"><text:s/>GetPosicionDe(</text:span><text:span text:style-name="T4506">int</text:span><text:span text:style-name="T4507"><text:s/>fila,<text:s/></text:span><text:span text:style-name="T4508">int</text:span><text:span text:style-name="T4509"><text:s/>columna)</text:span></text:p>
      <text:p text:style-name="P84"><text:span text:style-name="T4509"><text:s text:c="8"/>{</text:span></text:p>
      <text:p text:style-name="P84"><text:span text:style-name="T4509"><text:s text:c="12"/></text:span><text:span text:style-name="T4510">Vector2</text:span><text:span text:style-name="T4511"><text:s/>posicionEnPantalla =<text:s/></text:span><text:span text:style-name="T4512">new</text:span><text:span text:style-name="T4513"><text:s/></text:span><text:span text:style-name="T4514">Vector2</text:span><text:span text:style-name="T4515">(0,0);</text:span></text:p>
      <text:p text:style-name="P84"><text:span text:style-name="T4515"><text:s text:c="12"/>posicionEnPantalla.X = (posicionInicialTableroEnX + 10) +</text:span></text:p>
      <text:p text:style-name="P84"><text:span text:style-name="T4515"><text:s text:c="36"/>((columna - 1) *<text:s/></text:span><text:span text:style-name="T4516">VistaTablero</text:span><text:span text:style-name="T4517">.TAMANIO_BLOQUE_DEL_TABLERO);<text:s/></text:span><text:span text:style-name="T4518">//Se suma el 10 en ambas posiciones</text:span><text:span text:style-name="T4519"/></text:p>
      <text:p text:style-name="P84"><text:span text:style-name="T4519"><text:s text:c="12"/>posicionEnPantalla.Y = (posicionInicialTableroEnY + 10) + </text:span></text:p>
      <text:p text:style-name="P84"><text:span text:style-name="T4519"><text:s text:c="36"/>((fila - 1) *<text:s/></text:span><text:span text:style-name="T4520">VistaTablero</text:span><text:span text:style-name="T4521">.TAMANIO_BLOQUE_DEL_TABLERO);<text:s/></text:span><text:span text:style-name="T4522">//solo por un tema de vista.</text:span><text:span text:style-name="T4523"/></text:p>
      <text:p text:style-name="P84"><text:span text:style-name="T4523"/></text:p>
      <text:p text:style-name="P84"><text:span text:style-name="T4523"><text:s text:c="12"/></text:span><text:span text:style-name="T4524">return</text:span><text:span text:style-name="T4525"><text:s/>posicionEnPantalla;<text:s text:c="12"/></text:span></text:p>
      <text:p text:style-name="P84"><text:span text:style-name="T4525"><text:s text:c="8"/>}<text:s text:c="7"/></text:span></text:p>
      <text:p text:style-name="P84"><text:span text:style-name="T4525"><text:s text:c="4"/>}</text:span></text:p>
      <text:p text:style-name="P84"><text:span text:style-name="T4525">}</text:span></text:p>
      <text:p text:style-name="P84"><text:span text:style-name="T4526"/></text:p>
      <text:p text:style-name="P85"><text:span text:style-name="T4527"/></text:p>
      <text:p text:style-name="P85"><text:span text:style-name="T4528">Checklist de corrección</text:span></text:p>
      <text:p text:style-name="P86"><text:span text:style-name="T4529">Esta sección es para uso exclusivo de la cátedra, por favor no modificar.</text:span></text:p>
      <text:p text:style-name="P86"><text:span text:style-name="T4530"/></text:p>
      <text:p text:style-name="P86"><text:span text:style-name="T4531">Carpeta</text:span></text:p>
      <text:p text:style-name="P86"><text:span text:style-name="T4532">Generalidades</text:span></text:p>
      <text:list text:style-name="L87">
        <text:list-item>
          <text:p text:style-name="P87"><text:span text:style-name="T4533">¿Son correctos los supuestos y extensiones?</text:span></text:p>
        </text:list-item>
        <text:list-item>
          <text:p text:style-name="P87"><text:span text:style-name="T4533">¿Es prolija la presentación? (hojas del mismo tamaño, numeradas y con tipografía uniforme)</text:span></text:p>
        </text:list-item>
      </text:list>
      <text:p text:style-name="P88"><text:span text:style-name="T4534">Modelo</text:span></text:p>
      <text:list text:style-name="L89">
        <text:list-item>
          <text:p text:style-name="P89"><text:span text:style-name="T4535">¿Está completo?¿Contempla la totalidad del problema?</text:span></text:p>
        </text:list-item>
        <text:list-item>
          <text:p text:style-name="P89"><text:span text:style-name="T4535">¿Respeta encapsulamiento?</text:span></text:p>
        </text:list-item>
        <text:list-item>
          <text:p text:style-name="P89"><text:span text:style-name="T4535">¿Hace un buen uso de excepciones?</text:span></text:p>
        </text:list-item>
        <text:list-item>
          <text:p text:style-name="P89"><text:span text:style-name="T4535">¿Utiliza polimorfismo en las situaciones esperadas?</text:span></text:p>
        </text:list-item>
      </text:list>
      <text:p text:style-name="P90"><text:span text:style-name="T4536"/></text:p>
      <text:p text:style-name="P90"><text:span text:style-name="T4537">Diagramas</text:span></text:p>
      <text:p text:style-name="P91"><text:span text:style-name="T4538">Diagrama de clases</text:span></text:p>
      <text:list text:style-name="L92">
        <text:list-item>
          <text:p text:style-name="P92"><text:span text:style-name="T4539">¿Está completo?</text:span></text:p>
        </text:list-item>
        <text:list-item>
          <text:p text:style-name="P92"><text:span text:style-name="T4539">¿Está bien utilizada la notación?</text:span></text:p>
        </text:list-item>
      </text:list>
      <text:p text:style-name="P93"><text:span text:style-name="T4540">Diagramas de secuencia</text:span></text:p>
      <text:list text:style-name="L94">
        <text:list-item>
          <text:p text:style-name="P94"><text:span text:style-name="T4541">¿Está completo?</text:span></text:p>
        </text:list-item>
        <text:list-item>
          <text:p text:style-name="P94"><text:span text:style-name="T4541">¿Es consistente con el diagrama de clases?</text:span></text:p>
        </text:list-item>
        <text:list-item>
          <text:p text:style-name="P94"><text:span text:style-name="T4541">¿Está bien utilizada la notación?</text:span></text:p>
        </text:list-item>
      </text:list>
      <text:p text:style-name="P95"><text:span text:style-name="T4542">Diagrama de estados</text:span></text:p>
      <text:list text:style-name="L96">
        <text:list-item>
          <text:p text:style-name="P96"><text:span text:style-name="T4543">¿Está completo?</text:span></text:p>
        </text:list-item>
        <text:list-item>
          <text:p text:style-name="P96"><text:span text:style-name="T4543">¿Está bien utilizada la notación?</text:span></text:p>
        </text:list-item>
      </text:list>
      <text:p text:style-name="P97"><text:span text:style-name="T4544"/></text:p>
      <text:p text:style-name="P98"><text:span text:style-name="T4545">Código</text:span></text:p>
      <text:p text:style-name="P99"><text:span text:style-name="T4546">Generalidades</text:span></text:p>
      <text:list text:style-name="L100">
        <text:list-item>
          <text:p text:style-name="P100"><text:span text:style-name="T4547">¿Respeta estándares de codificación?</text:span></text:p>
        </text:list-item>
        <text:list-item>
          <text:p text:style-name="P100"><text:span text:style-name="T4547">¿Está correctamente documentado?</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